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null-year="1970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kip URI</text:p>
          </table:table-cell>
          <table:table-cell/>
          <table:table-cell office:value-type="string" calcext:value-type="string">
            <text:p>% Improvement</text:p>
          </table:table-cell>
          <table:table-cell office:value-type="string" calcext:value-type="string">
            <text:p>Win/Lose</text:p>
          </table:table-cell>
          <table:table-cell office:value-type="string" calcext:value-type="string">
            <text:p>Skip String</text:p>
          </table:table-cell>
          <table:table-cell/>
          <table:table-cell office:value-type="string" calcext:value-type="string">
            <text:p>% Improvement</text:p>
          </table:table-cell>
          <table:table-cell office:value-type="string" calcext:value-type="string">
            <text:p>Win/Lose</text:p>
          </table:table-cell>
          <table:table-cell office:value-type="string" calcext:value-type="string">
            <text:p>Skip Integer</text:p>
          </table:table-cell>
          <table:table-cell/>
          <table:table-cell office:value-type="string" calcext:value-type="string">
            <text:p>% Improvement</text:p>
          </table:table-cell>
          <table:table-cell office:value-type="string" calcext:value-type="string">
            <text:p>Win/Lose</text:p>
          </table:table-cell>
          <table:table-cell office:value-type="string" calcext:value-type="string">
            <text:p>Skip DateTime</text:p>
          </table:table-cell>
          <table:table-cell/>
          <table:table-cell office:value-type="string" calcext:value-type="string">
            <text:p>% Improvement</text:p>
          </table:table-cell>
          <table:table-cell office:value-type="string" calcext:value-type="string">
            <text:p>Win/Lose</text:p>
          </table:table-cell>
        </table:table-row>
        <table:table-row table:style-name="ro1">
          <table:table-cell office:value-type="float" office:value="1711368" calcext:value-type="float">
            <text:p>1711368</text:p>
          </table:table-cell>
          <table:table-cell office:value-type="float" office:value="1699052" calcext:value-type="float">
            <text:p>1699052</text:p>
          </table:table-cell>
          <table:table-cell table:formula="of:=([.A2]-[.B2])*100/[.A2]" office:value-type="float" office:value="0.719658191575395" calcext:value-type="float">
            <text:p>0.7196581916</text:p>
          </table:table-cell>
          <table:table-cell table:formula="of:=IF([.A2]&gt;[.B2]; 1; 0)" office:value-type="float" office:value="1" calcext:value-type="float">
            <text:p>1</text:p>
          </table:table-cell>
          <table:table-cell office:value-type="float" office:value="303416" calcext:value-type="float">
            <text:p>303416</text:p>
          </table:table-cell>
          <table:table-cell office:value-type="float" office:value="295019" calcext:value-type="float">
            <text:p>295019</text:p>
          </table:table-cell>
          <table:table-cell table:formula="of:=([.E2]-[.F2])*100/[.E2]" office:value-type="float" office:value="2.76748754185672" calcext:value-type="float">
            <text:p>2.7674875419</text:p>
          </table:table-cell>
          <table:table-cell table:formula="of:=IF([.E2]&gt;[.F2]; 1; 0)" office:value-type="float" office:value="1" calcext:value-type="float">
            <text:p>1</text:p>
          </table:table-cell>
          <table:table-cell office:value-type="float" office:value="31057" calcext:value-type="float">
            <text:p>31057</text:p>
          </table:table-cell>
          <table:table-cell office:value-type="float" office:value="34315" calcext:value-type="float">
            <text:p>34315</text:p>
          </table:table-cell>
          <table:table-cell table:formula="of:=([.I2]-[.J2])*100/[.I2]" office:value-type="float" office:value="-10.4903886402421" calcext:value-type="float">
            <text:p>-10.4903886402</text:p>
          </table:table-cell>
          <table:table-cell table:formula="of:=IF([.I2]&gt;[.J2]; 1; 0)" office:value-type="float" office:value="0" calcext:value-type="float">
            <text:p>0</text:p>
          </table:table-cell>
          <table:table-cell office:value-type="float" office:value="107672" calcext:value-type="float">
            <text:p>107672</text:p>
          </table:table-cell>
          <table:table-cell office:value-type="float" office:value="100918" calcext:value-type="float">
            <text:p>100918</text:p>
          </table:table-cell>
          <table:table-cell table:formula="of:=([.M2]-[.N2])*100/[.M2]" office:value-type="float" office:value="6.27275429080912" calcext:value-type="float">
            <text:p>6.2727542908</text:p>
          </table:table-cell>
          <table:table-cell table:formula="of:=IF([.M2]&gt;[.N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970" calcext:value-type="float">
            <text:p>1970</text:p>
          </table:table-cell>
          <table:table-cell table:formula="of:=([.A3]-[.B3])*100/[.A3]" office:value-type="float" office:value="3.90243902439024" calcext:value-type="float">
            <text:p>3.9024390244</text:p>
          </table:table-cell>
          <table:table-cell table:formula="of:=IF([.A3]&gt;[.B3]; 1; 0)" office:value-type="float" office:value="1" calcext:value-type="float">
            <text:p>1</text:p>
          </table:table-cell>
          <table:table-cell office:value-type="float" office:value="582" calcext:value-type="float">
            <text:p>582</text:p>
          </table:table-cell>
          <table:table-cell office:value-type="float" office:value="493" calcext:value-type="float">
            <text:p>493</text:p>
          </table:table-cell>
          <table:table-cell table:formula="of:=([.E3]-[.F3])*100/[.E3]" office:value-type="float" office:value="15.2920962199313" calcext:value-type="float">
            <text:p>15.2920962199</text:p>
          </table:table-cell>
          <table:table-cell table:formula="of:=IF([.E3]&gt;[.F3]; 1; 0)" office:value-type="float" office:value="1" calcext:value-type="float">
            <text:p>1</text:p>
          </table:table-cell>
          <table:table-cell office:value-type="float" office:value="1184" calcext:value-type="float">
            <text:p>1184</text:p>
          </table:table-cell>
          <table:table-cell office:value-type="float" office:value="191" calcext:value-type="float">
            <text:p>191</text:p>
          </table:table-cell>
          <table:table-cell table:formula="of:=([.I3]-[.J3])*100/[.I3]" office:value-type="float" office:value="83.8682432432432" calcext:value-type="float">
            <text:p>83.8682432432</text:p>
          </table:table-cell>
          <table:table-cell table:formula="of:=IF([.I3]&gt;[.J3]; 1; 0)" office:value-type="float" office:value="1" calcext:value-type="float">
            <text:p>1</text:p>
          </table:table-cell>
          <table:table-cell office:value-type="float" office:value="1030" calcext:value-type="float">
            <text:p>1030</text:p>
          </table:table-cell>
          <table:table-cell office:value-type="float" office:value="325" calcext:value-type="float">
            <text:p>325</text:p>
          </table:table-cell>
          <table:table-cell table:formula="of:=([.M3]-[.N3])*100/[.M3]" office:value-type="float" office:value="68.4466019417476" calcext:value-type="float">
            <text:p>68.4466019417</text:p>
          </table:table-cell>
          <table:table-cell table:formula="of:=IF([.M3]&gt;[.N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4221" calcext:value-type="float">
            <text:p>1784221</text:p>
          </table:table-cell>
          <table:table-cell office:value-type="float" office:value="1689781" calcext:value-type="float">
            <text:p>1689781</text:p>
          </table:table-cell>
          <table:table-cell table:formula="of:=([.A4]-[.B4])*100/[.A4]" office:value-type="float" office:value="5.29306627374075" calcext:value-type="float">
            <text:p>5.2930662737</text:p>
          </table:table-cell>
          <table:table-cell table:formula="of:=IF([.A4]&gt;[.B4]; 1; 0)" office:value-type="float" office:value="1" calcext:value-type="float">
            <text:p>1</text:p>
          </table:table-cell>
          <table:table-cell office:value-type="float" office:value="307238" calcext:value-type="float">
            <text:p>307238</text:p>
          </table:table-cell>
          <table:table-cell office:value-type="float" office:value="298072" calcext:value-type="float">
            <text:p>298072</text:p>
          </table:table-cell>
          <table:table-cell table:formula="of:=([.E4]-[.F4])*100/[.E4]" office:value-type="float" office:value="2.98335492354461" calcext:value-type="float">
            <text:p>2.9833549235</text:p>
          </table:table-cell>
          <table:table-cell table:formula="of:=IF([.E4]&gt;[.F4]; 1; 0)" office:value-type="float" office:value="1" calcext:value-type="float">
            <text:p>1</text:p>
          </table:table-cell>
          <table:table-cell office:value-type="float" office:value="29674" calcext:value-type="float">
            <text:p>29674</text:p>
          </table:table-cell>
          <table:table-cell office:value-type="float" office:value="26160" calcext:value-type="float">
            <text:p>26160</text:p>
          </table:table-cell>
          <table:table-cell table:formula="of:=([.I4]-[.J4])*100/[.I4]" office:value-type="float" office:value="11.8420165801712" calcext:value-type="float">
            <text:p>11.8420165802</text:p>
          </table:table-cell>
          <table:table-cell table:formula="of:=IF([.I4]&gt;[.J4]; 1; 0)" office:value-type="float" office:value="1" calcext:value-type="float">
            <text:p>1</text:p>
          </table:table-cell>
          <table:table-cell office:value-type="float" office:value="105518" calcext:value-type="float">
            <text:p>105518</text:p>
          </table:table-cell>
          <table:table-cell office:value-type="float" office:value="97648" calcext:value-type="float">
            <text:p>97648</text:p>
          </table:table-cell>
          <table:table-cell table:formula="of:=([.M4]-[.N4])*100/[.M4]" office:value-type="float" office:value="7.45844310923255" calcext:value-type="float">
            <text:p>7.4584431092</text:p>
          </table:table-cell>
          <table:table-cell table:formula="of:=IF([.M4]&gt;[.N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47" calcext:value-type="float">
            <text:p>21247</text:p>
          </table:table-cell>
          <table:table-cell office:value-type="float" office:value="17795" calcext:value-type="float">
            <text:p>17795</text:p>
          </table:table-cell>
          <table:table-cell table:formula="of:=([.A5]-[.B5])*100/[.A5]" office:value-type="float" office:value="16.2469995764108" calcext:value-type="float">
            <text:p>16.2469995764</text:p>
          </table:table-cell>
          <table:table-cell table:formula="of:=IF([.A5]&gt;[.B5]; 1; 0)" office:value-type="float" office:value="1" calcext:value-type="float">
            <text:p>1</text:p>
          </table:table-cell>
          <table:table-cell office:value-type="float" office:value="3376" calcext:value-type="float">
            <text:p>3376</text:p>
          </table:table-cell>
          <table:table-cell office:value-type="float" office:value="2864" calcext:value-type="float">
            <text:p>2864</text:p>
          </table:table-cell>
          <table:table-cell table:formula="of:=([.E5]-[.F5])*100/[.E5]" office:value-type="float" office:value="15.1658767772512" calcext:value-type="float">
            <text:p>15.1658767773</text:p>
          </table:table-cell>
          <table:table-cell table:formula="of:=IF([.E5]&gt;[.F5]; 1; 0)"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261" calcext:value-type="float">
            <text:p>261</text:p>
          </table:table-cell>
          <table:table-cell table:formula="of:=([.I5]-[.J5])*100/[.I5]" office:value-type="float" office:value="5.09090909090909" calcext:value-type="float">
            <text:p>5.0909090909</text:p>
          </table:table-cell>
          <table:table-cell table:formula="of:=IF([.I5]&gt;[.J5]; 1; 0)" office:value-type="float" office:value="1" calcext:value-type="float">
            <text:p>1</text:p>
          </table:table-cell>
          <table:table-cell office:value-type="float" office:value="1149" calcext:value-type="float">
            <text:p>1149</text:p>
          </table:table-cell>
          <table:table-cell office:value-type="float" office:value="1109" calcext:value-type="float">
            <text:p>1109</text:p>
          </table:table-cell>
          <table:table-cell table:formula="of:=([.M5]-[.N5])*100/[.M5]" office:value-type="float" office:value="3.48128807658834" calcext:value-type="float">
            <text:p>3.4812880766</text:p>
          </table:table-cell>
          <table:table-cell table:formula="of:=IF([.M5]&gt;[.N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6270" calcext:value-type="float">
            <text:p>1726270</text:p>
          </table:table-cell>
          <table:table-cell office:value-type="float" office:value="1682839" calcext:value-type="float">
            <text:p>1682839</text:p>
          </table:table-cell>
          <table:table-cell table:formula="of:=([.A6]-[.B6])*100/[.A6]" office:value-type="float" office:value="2.51588685431595" calcext:value-type="float">
            <text:p>2.5158868543</text:p>
          </table:table-cell>
          <table:table-cell table:formula="of:=IF([.A6]&gt;[.B6]; 1; 0)" office:value-type="float" office:value="1" calcext:value-type="float">
            <text:p>1</text:p>
          </table:table-cell>
          <table:table-cell office:value-type="float" office:value="306140" calcext:value-type="float">
            <text:p>306140</text:p>
          </table:table-cell>
          <table:table-cell office:value-type="float" office:value="295055" calcext:value-type="float">
            <text:p>295055</text:p>
          </table:table-cell>
          <table:table-cell table:formula="of:=([.E6]-[.F6])*100/[.E6]" office:value-type="float" office:value="3.62089240216894" calcext:value-type="float">
            <text:p>3.6208924022</text:p>
          </table:table-cell>
          <table:table-cell table:formula="of:=IF([.E6]&gt;[.F6]; 1; 0)" office:value-type="float" office:value="1" calcext:value-type="float">
            <text:p>1</text:p>
          </table:table-cell>
          <table:table-cell office:value-type="float" office:value="29436" calcext:value-type="float">
            <text:p>29436</text:p>
          </table:table-cell>
          <table:table-cell office:value-type="float" office:value="26525" calcext:value-type="float">
            <text:p>26525</text:p>
          </table:table-cell>
          <table:table-cell table:formula="of:=([.I6]-[.J6])*100/[.I6]" office:value-type="float" office:value="9.88925125696426" calcext:value-type="float">
            <text:p>9.889251257</text:p>
          </table:table-cell>
          <table:table-cell table:formula="of:=IF([.I6]&gt;[.J6]; 1; 0)" office:value-type="float" office:value="1" calcext:value-type="float">
            <text:p>1</text:p>
          </table:table-cell>
          <table:table-cell office:value-type="float" office:value="104644" calcext:value-type="float">
            <text:p>104644</text:p>
          </table:table-cell>
          <table:table-cell office:value-type="float" office:value="97655" calcext:value-type="float">
            <text:p>97655</text:p>
          </table:table-cell>
          <table:table-cell table:formula="of:=([.M6]-[.N6])*100/[.M6]" office:value-type="float" office:value="6.67883490692252" calcext:value-type="float">
            <text:p>6.6788349069</text:p>
          </table:table-cell>
          <table:table-cell table:formula="of:=IF([.M6]&gt;[.N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26" calcext:value-type="float">
            <text:p>42226</text:p>
          </table:table-cell>
          <table:table-cell office:value-type="float" office:value="35435" calcext:value-type="float">
            <text:p>35435</text:p>
          </table:table-cell>
          <table:table-cell table:formula="of:=([.A7]-[.B7])*100/[.A7]" office:value-type="float" office:value="16.0825084071425" calcext:value-type="float">
            <text:p>16.0825084071</text:p>
          </table:table-cell>
          <table:table-cell table:formula="of:=IF([.A7]&gt;[.B7]; 1; 0)" office:value-type="float" office:value="1" calcext:value-type="float">
            <text:p>1</text:p>
          </table:table-cell>
          <table:table-cell office:value-type="float" office:value="5430" calcext:value-type="float">
            <text:p>5430</text:p>
          </table:table-cell>
          <table:table-cell office:value-type="float" office:value="5488" calcext:value-type="float">
            <text:p>5488</text:p>
          </table:table-cell>
          <table:table-cell table:formula="of:=([.E7]-[.F7])*100/[.E7]" office:value-type="float" office:value="-1.06813996316759" calcext:value-type="float">
            <text:p>-1.0681399632</text:p>
          </table:table-cell>
          <table:table-cell table:formula="of:=IF([.E7]&gt;[.F7]; 1; 0)"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358" calcext:value-type="float">
            <text:p>358</text:p>
          </table:table-cell>
          <table:table-cell table:formula="of:=([.I7]-[.J7])*100/[.I7]" office:value-type="float" office:value="3.50404312668464" calcext:value-type="float">
            <text:p>3.5040431267</text:p>
          </table:table-cell>
          <table:table-cell table:formula="of:=IF([.I7]&gt;[.J7]; 1; 0)" office:value-type="float" office:value="1" calcext:value-type="float">
            <text:p>1</text:p>
          </table:table-cell>
          <table:table-cell office:value-type="float" office:value="1893" calcext:value-type="float">
            <text:p>1893</text:p>
          </table:table-cell>
          <table:table-cell office:value-type="float" office:value="1864" calcext:value-type="float">
            <text:p>1864</text:p>
          </table:table-cell>
          <table:table-cell table:formula="of:=([.M7]-[.N7])*100/[.M7]" office:value-type="float" office:value="1.53195985208663" calcext:value-type="float">
            <text:p>1.5319598521</text:p>
          </table:table-cell>
          <table:table-cell table:formula="of:=IF([.M7]&gt;[.N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3261" calcext:value-type="float">
            <text:p>1693261</text:p>
          </table:table-cell>
          <table:table-cell office:value-type="float" office:value="1692439" calcext:value-type="float">
            <text:p>1692439</text:p>
          </table:table-cell>
          <table:table-cell table:formula="of:=([.A8]-[.B8])*100/[.A8]" office:value-type="float" office:value="0.0485453807770922" calcext:value-type="float">
            <text:p>0.0485453808</text:p>
          </table:table-cell>
          <table:table-cell table:formula="of:=IF([.A8]&gt;[.B8]; 1; 0)" office:value-type="float" office:value="1" calcext:value-type="float">
            <text:p>1</text:p>
          </table:table-cell>
          <table:table-cell office:value-type="float" office:value="306519" calcext:value-type="float">
            <text:p>306519</text:p>
          </table:table-cell>
          <table:table-cell office:value-type="float" office:value="293077" calcext:value-type="float">
            <text:p>293077</text:p>
          </table:table-cell>
          <table:table-cell table:formula="of:=([.E8]-[.F8])*100/[.E8]" office:value-type="float" office:value="4.38537252176863" calcext:value-type="float">
            <text:p>4.3853725218</text:p>
          </table:table-cell>
          <table:table-cell table:formula="of:=IF([.E8]&gt;[.F8]; 1; 0)" office:value-type="float" office:value="1" calcext:value-type="float">
            <text:p>1</text:p>
          </table:table-cell>
          <table:table-cell office:value-type="float" office:value="29786" calcext:value-type="float">
            <text:p>29786</text:p>
          </table:table-cell>
          <table:table-cell office:value-type="float" office:value="25614" calcext:value-type="float">
            <text:p>25614</text:p>
          </table:table-cell>
          <table:table-cell table:formula="of:=([.I8]-[.J8])*100/[.I8]" office:value-type="float" office:value="14.0065802726113" calcext:value-type="float">
            <text:p>14.0065802726</text:p>
          </table:table-cell>
          <table:table-cell table:formula="of:=IF([.I8]&gt;[.J8]; 1; 0)" office:value-type="float" office:value="1" calcext:value-type="float">
            <text:p>1</text:p>
          </table:table-cell>
          <table:table-cell office:value-type="float" office:value="105825" calcext:value-type="float">
            <text:p>105825</text:p>
          </table:table-cell>
          <table:table-cell office:value-type="float" office:value="97185" calcext:value-type="float">
            <text:p>97185</text:p>
          </table:table-cell>
          <table:table-cell table:formula="of:=([.M8]-[.N8])*100/[.M8]" office:value-type="float" office:value="8.16442239546421" calcext:value-type="float">
            <text:p>8.1644223955</text:p>
          </table:table-cell>
          <table:table-cell table:formula="of:=IF([.M8]&gt;[.N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160" calcext:value-type="float">
            <text:p>50160</text:p>
          </table:table-cell>
          <table:table-cell office:value-type="float" office:value="49440" calcext:value-type="float">
            <text:p>49440</text:p>
          </table:table-cell>
          <table:table-cell table:formula="of:=([.A9]-[.B9])*100/[.A9]" office:value-type="float" office:value="1.43540669856459" calcext:value-type="float">
            <text:p>1.4354066986</text:p>
          </table:table-cell>
          <table:table-cell table:formula="of:=IF([.A9]&gt;[.B9]; 1; 0)" office:value-type="float" office:value="1" calcext:value-type="float">
            <text:p>1</text:p>
          </table:table-cell>
          <table:table-cell office:value-type="float" office:value="7747" calcext:value-type="float">
            <text:p>7747</text:p>
          </table:table-cell>
          <table:table-cell office:value-type="float" office:value="7611" calcext:value-type="float">
            <text:p>7611</text:p>
          </table:table-cell>
          <table:table-cell table:formula="of:=([.E9]-[.F9])*100/[.E9]" office:value-type="float" office:value="1.75551826513489" calcext:value-type="float">
            <text:p>1.7555182651</text:p>
          </table:table-cell>
          <table:table-cell table:formula="of:=IF([.E9]&gt;[.F9]; 1; 0)"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422" calcext:value-type="float">
            <text:p>422</text:p>
          </table:table-cell>
          <table:table-cell table:formula="of:=([.I9]-[.J9])*100/[.I9]" office:value-type="float" office:value="11.7154811715481" calcext:value-type="float">
            <text:p>11.7154811715</text:p>
          </table:table-cell>
          <table:table-cell table:formula="of:=IF([.I9]&gt;[.J9]; 1; 0)" office:value-type="float" office:value="1" calcext:value-type="float">
            <text:p>1</text:p>
          </table:table-cell>
          <table:table-cell office:value-type="float" office:value="2484" calcext:value-type="float">
            <text:p>2484</text:p>
          </table:table-cell>
          <table:table-cell office:value-type="float" office:value="3173" calcext:value-type="float">
            <text:p>3173</text:p>
          </table:table-cell>
          <table:table-cell table:formula="of:=([.M9]-[.N9])*100/[.M9]" office:value-type="float" office:value="-27.7375201288245" calcext:value-type="float">
            <text:p>-27.7375201288</text:p>
          </table:table-cell>
          <table:table-cell table:formula="of:=IF([.M9]&gt;[.N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0077" calcext:value-type="float">
            <text:p>1790077</text:p>
          </table:table-cell>
          <table:table-cell office:value-type="float" office:value="1715874" calcext:value-type="float">
            <text:p>1715874</text:p>
          </table:table-cell>
          <table:table-cell table:formula="of:=([.A10]-[.B10])*100/[.A10]" office:value-type="float" office:value="4.14524067959088" calcext:value-type="float">
            <text:p>4.1452406796</text:p>
          </table:table-cell>
          <table:table-cell table:formula="of:=IF([.A10]&gt;[.B10]; 1; 0)" office:value-type="float" office:value="1" calcext:value-type="float">
            <text:p>1</text:p>
          </table:table-cell>
          <table:table-cell office:value-type="float" office:value="304583" calcext:value-type="float">
            <text:p>304583</text:p>
          </table:table-cell>
          <table:table-cell office:value-type="float" office:value="295133" calcext:value-type="float">
            <text:p>295133</text:p>
          </table:table-cell>
          <table:table-cell table:formula="of:=([.E10]-[.F10])*100/[.E10]" office:value-type="float" office:value="3.10260257466766" calcext:value-type="float">
            <text:p>3.1026025747</text:p>
          </table:table-cell>
          <table:table-cell table:formula="of:=IF([.E10]&gt;[.F10]; 1; 0)" office:value-type="float" office:value="1" calcext:value-type="float">
            <text:p>1</text:p>
          </table:table-cell>
          <table:table-cell office:value-type="float" office:value="29839" calcext:value-type="float">
            <text:p>29839</text:p>
          </table:table-cell>
          <table:table-cell office:value-type="float" office:value="25261" calcext:value-type="float">
            <text:p>25261</text:p>
          </table:table-cell>
          <table:table-cell table:formula="of:=([.I10]-[.J10])*100/[.I10]" office:value-type="float" office:value="15.342337209692" calcext:value-type="float">
            <text:p>15.3423372097</text:p>
          </table:table-cell>
          <table:table-cell table:formula="of:=IF([.I10]&gt;[.J10]; 1; 0)" office:value-type="float" office:value="1" calcext:value-type="float">
            <text:p>1</text:p>
          </table:table-cell>
          <table:table-cell office:value-type="float" office:value="105384" calcext:value-type="float">
            <text:p>105384</text:p>
          </table:table-cell>
          <table:table-cell office:value-type="float" office:value="96995" calcext:value-type="float">
            <text:p>96995</text:p>
          </table:table-cell>
          <table:table-cell table:formula="of:=([.M10]-[.N10])*100/[.M10]" office:value-type="float" office:value="7.96041144765809" calcext:value-type="float">
            <text:p>7.9604114477</text:p>
          </table:table-cell>
          <table:table-cell table:formula="of:=IF([.M10]&gt;[.N1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131" calcext:value-type="float">
            <text:p>66131</text:p>
          </table:table-cell>
          <table:table-cell office:value-type="float" office:value="67665" calcext:value-type="float">
            <text:p>67665</text:p>
          </table:table-cell>
          <table:table-cell table:formula="of:=([.A11]-[.B11])*100/[.A11]" office:value-type="float" office:value="-2.3196382936898" calcext:value-type="float">
            <text:p>-2.3196382937</text:p>
          </table:table-cell>
          <table:table-cell table:formula="of:=IF([.A11]&gt;[.B11]; 1; 0)" office:value-type="float" office:value="0" calcext:value-type="float">
            <text:p>0</text:p>
          </table:table-cell>
          <table:table-cell office:value-type="float" office:value="10285" calcext:value-type="float">
            <text:p>10285</text:p>
          </table:table-cell>
          <table:table-cell office:value-type="float" office:value="10249" calcext:value-type="float">
            <text:p>10249</text:p>
          </table:table-cell>
          <table:table-cell table:formula="of:=([.E11]-[.F11])*100/[.E11]" office:value-type="float" office:value="0.350024307243559" calcext:value-type="float">
            <text:p>0.3500243072</text:p>
          </table:table-cell>
          <table:table-cell table:formula="of:=IF([.E11]&gt;[.F11]; 1; 0)"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  <table:table-cell office:value-type="float" office:value="549" calcext:value-type="float">
            <text:p>549</text:p>
          </table:table-cell>
          <table:table-cell table:formula="of:=([.I11]-[.J11])*100/[.I11]" office:value-type="float" office:value="5.3448275862069" calcext:value-type="float">
            <text:p>5.3448275862</text:p>
          </table:table-cell>
          <table:table-cell table:formula="of:=IF([.I11]&gt;[.J11]; 1; 0)" office:value-type="float" office:value="1" calcext:value-type="float">
            <text:p>1</text:p>
          </table:table-cell>
          <table:table-cell office:value-type="float" office:value="3223" calcext:value-type="float">
            <text:p>3223</text:p>
          </table:table-cell>
          <table:table-cell office:value-type="float" office:value="3182" calcext:value-type="float">
            <text:p>3182</text:p>
          </table:table-cell>
          <table:table-cell table:formula="of:=([.M11]-[.N11])*100/[.M11]" office:value-type="float" office:value="1.27210673285759" calcext:value-type="float">
            <text:p>1.2721067329</text:p>
          </table:table-cell>
          <table:table-cell table:formula="of:=IF([.M11]&gt;[.N1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8662" calcext:value-type="float">
            <text:p>1848662</text:p>
          </table:table-cell>
          <table:table-cell office:value-type="float" office:value="1774545" calcext:value-type="float">
            <text:p>1774545</text:p>
          </table:table-cell>
          <table:table-cell table:formula="of:=([.A12]-[.B12])*100/[.A12]" office:value-type="float" office:value="4.00922396847017" calcext:value-type="float">
            <text:p>4.0092239685</text:p>
          </table:table-cell>
          <table:table-cell table:formula="of:=IF([.A12]&gt;[.B12]; 1; 0)" office:value-type="float" office:value="1" calcext:value-type="float">
            <text:p>1</text:p>
          </table:table-cell>
          <table:table-cell office:value-type="float" office:value="309472" calcext:value-type="float">
            <text:p>309472</text:p>
          </table:table-cell>
          <table:table-cell office:value-type="float" office:value="294383" calcext:value-type="float">
            <text:p>294383</text:p>
          </table:table-cell>
          <table:table-cell table:formula="of:=([.E12]-[.F12])*100/[.E12]" office:value-type="float" office:value="4.87572381346293" calcext:value-type="float">
            <text:p>4.8757238135</text:p>
          </table:table-cell>
          <table:table-cell table:formula="of:=IF([.E12]&gt;[.F12]; 1; 0)" office:value-type="float" office:value="1" calcext:value-type="float">
            <text:p>1</text:p>
          </table:table-cell>
          <table:table-cell office:value-type="float" office:value="28589" calcext:value-type="float">
            <text:p>28589</text:p>
          </table:table-cell>
          <table:table-cell office:value-type="float" office:value="25274" calcext:value-type="float">
            <text:p>25274</text:p>
          </table:table-cell>
          <table:table-cell table:formula="of:=([.I12]-[.J12])*100/[.I12]" office:value-type="float" office:value="11.5953688481584" calcext:value-type="float">
            <text:p>11.5953688482</text:p>
          </table:table-cell>
          <table:table-cell table:formula="of:=IF([.I12]&gt;[.J12]; 1; 0)" office:value-type="float" office:value="1" calcext:value-type="float">
            <text:p>1</text:p>
          </table:table-cell>
          <table:table-cell office:value-type="float" office:value="104249" calcext:value-type="float">
            <text:p>104249</text:p>
          </table:table-cell>
          <table:table-cell office:value-type="float" office:value="96183" calcext:value-type="float">
            <text:p>96183</text:p>
          </table:table-cell>
          <table:table-cell table:formula="of:=([.M12]-[.N12])*100/[.M12]" office:value-type="float" office:value="7.73724448196146" calcext:value-type="float">
            <text:p>7.737244482</text:p>
          </table:table-cell>
          <table:table-cell table:formula="of:=IF([.M12]&gt;[.N1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434" calcext:value-type="float">
            <text:p>87434</text:p>
          </table:table-cell>
          <table:table-cell office:value-type="float" office:value="84443" calcext:value-type="float">
            <text:p>84443</text:p>
          </table:table-cell>
          <table:table-cell table:formula="of:=([.A13]-[.B13])*100/[.A13]" office:value-type="float" office:value="3.4208660246586" calcext:value-type="float">
            <text:p>3.4208660247</text:p>
          </table:table-cell>
          <table:table-cell table:formula="of:=IF([.A13]&gt;[.B13]; 1; 0)" office:value-type="float" office:value="1" calcext:value-type="float">
            <text:p>1</text:p>
          </table:table-cell>
          <table:table-cell office:value-type="float" office:value="12770" calcext:value-type="float">
            <text:p>12770</text:p>
          </table:table-cell>
          <table:table-cell office:value-type="float" office:value="12002" calcext:value-type="float">
            <text:p>12002</text:p>
          </table:table-cell>
          <table:table-cell table:formula="of:=([.E13]-[.F13])*100/[.E13]" office:value-type="float" office:value="6.01409553641347" calcext:value-type="float">
            <text:p>6.0140955364</text:p>
          </table:table-cell>
          <table:table-cell table:formula="of:=IF([.E13]&gt;[.F13]; 1; 0)" office:value-type="float" office:value="1" calcext:value-type="float">
            <text:p>1</text:p>
          </table:table-cell>
          <table:table-cell office:value-type="float" office:value="623" calcext:value-type="float">
            <text:p>623</text:p>
          </table:table-cell>
          <table:table-cell office:value-type="float" office:value="660" calcext:value-type="float">
            <text:p>660</text:p>
          </table:table-cell>
          <table:table-cell table:formula="of:=([.I13]-[.J13])*100/[.I13]" office:value-type="float" office:value="-5.93900481540931" calcext:value-type="float">
            <text:p>-5.9390048154</text:p>
          </table:table-cell>
          <table:table-cell table:formula="of:=IF([.I13]&gt;[.J13]; 1; 0)" office:value-type="float" office:value="0" calcext:value-type="float">
            <text:p>0</text:p>
          </table:table-cell>
          <table:table-cell office:value-type="float" office:value="4191" calcext:value-type="float">
            <text:p>4191</text:p>
          </table:table-cell>
          <table:table-cell office:value-type="float" office:value="4110" calcext:value-type="float">
            <text:p>4110</text:p>
          </table:table-cell>
          <table:table-cell table:formula="of:=([.M13]-[.N13])*100/[.M13]" office:value-type="float" office:value="1.932712956335" calcext:value-type="float">
            <text:p>1.9327129563</text:p>
          </table:table-cell>
          <table:table-cell table:formula="of:=IF([.M13]&gt;[.N1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9490" calcext:value-type="float">
            <text:p>2069490</text:p>
          </table:table-cell>
          <table:table-cell office:value-type="float" office:value="1910729" calcext:value-type="float">
            <text:p>1910729</text:p>
          </table:table-cell>
          <table:table-cell table:formula="of:=([.A14]-[.B14])*100/[.A14]" office:value-type="float" office:value="7.67150360716892" calcext:value-type="float">
            <text:p>7.6715036072</text:p>
          </table:table-cell>
          <table:table-cell table:formula="of:=IF([.A14]&gt;[.B14]; 1; 0)" office:value-type="float" office:value="1" calcext:value-type="float">
            <text:p>1</text:p>
          </table:table-cell>
          <table:table-cell office:value-type="float" office:value="306945" calcext:value-type="float">
            <text:p>306945</text:p>
          </table:table-cell>
          <table:table-cell office:value-type="float" office:value="294485" calcext:value-type="float">
            <text:p>294485</text:p>
          </table:table-cell>
          <table:table-cell table:formula="of:=([.E14]-[.F14])*100/[.E14]" office:value-type="float" office:value="4.05935916858069" calcext:value-type="float">
            <text:p>4.0593591686</text:p>
          </table:table-cell>
          <table:table-cell table:formula="of:=IF([.E14]&gt;[.F14]; 1; 0)" office:value-type="float" office:value="1" calcext:value-type="float">
            <text:p>1</text:p>
          </table:table-cell>
          <table:table-cell office:value-type="float" office:value="29639" calcext:value-type="float">
            <text:p>29639</text:p>
          </table:table-cell>
          <table:table-cell office:value-type="float" office:value="24827" calcext:value-type="float">
            <text:p>24827</text:p>
          </table:table-cell>
          <table:table-cell table:formula="of:=([.I14]-[.J14])*100/[.I14]" office:value-type="float" office:value="16.2353655656399" calcext:value-type="float">
            <text:p>16.2353655656</text:p>
          </table:table-cell>
          <table:table-cell table:formula="of:=IF([.I14]&gt;[.J14]; 1; 0)" office:value-type="float" office:value="1" calcext:value-type="float">
            <text:p>1</text:p>
          </table:table-cell>
          <table:table-cell office:value-type="float" office:value="105614" calcext:value-type="float">
            <text:p>105614</text:p>
          </table:table-cell>
          <table:table-cell office:value-type="float" office:value="98426" calcext:value-type="float">
            <text:p>98426</text:p>
          </table:table-cell>
          <table:table-cell table:formula="of:=([.M14]-[.N14])*100/[.M14]" office:value-type="float" office:value="6.80591588236408" calcext:value-type="float">
            <text:p>6.8059158824</text:p>
          </table:table-cell>
          <table:table-cell table:formula="of:=IF([.M14]&gt;[.N1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050" calcext:value-type="float">
            <text:p>152050</text:p>
          </table:table-cell>
          <table:table-cell office:value-type="float" office:value="106694" calcext:value-type="float">
            <text:p>106694</text:p>
          </table:table-cell>
          <table:table-cell table:formula="of:=([.A15]-[.B15])*100/[.A15]" office:value-type="float" office:value="29.8296612956264" calcext:value-type="float">
            <text:p>29.8296612956</text:p>
          </table:table-cell>
          <table:table-cell table:formula="of:=IF([.A15]&gt;[.B15]; 1; 0)" office:value-type="float" office:value="1" calcext:value-type="float">
            <text:p>1</text:p>
          </table:table-cell>
          <table:table-cell office:value-type="float" office:value="14652" calcext:value-type="float">
            <text:p>14652</text:p>
          </table:table-cell>
          <table:table-cell office:value-type="float" office:value="14799" calcext:value-type="float">
            <text:p>14799</text:p>
          </table:table-cell>
          <table:table-cell table:formula="of:=([.E15]-[.F15])*100/[.E15]" office:value-type="float" office:value="-1.003276003276" calcext:value-type="float">
            <text:p>-1.0032760033</text:p>
          </table:table-cell>
          <table:table-cell table:formula="of:=IF([.E15]&gt;[.F15]; 1; 0)"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648" calcext:value-type="float">
            <text:p>648</text:p>
          </table:table-cell>
          <table:table-cell table:formula="of:=([.I15]-[.J15])*100/[.I15]" office:value-type="float" office:value="6.08695652173913" calcext:value-type="float">
            <text:p>6.0869565217</text:p>
          </table:table-cell>
          <table:table-cell table:formula="of:=IF([.I15]&gt;[.J15]; 1; 0)" office:value-type="float" office:value="1" calcext:value-type="float">
            <text:p>1</text:p>
          </table:table-cell>
          <table:table-cell office:value-type="float" office:value="4955" calcext:value-type="float">
            <text:p>4955</text:p>
          </table:table-cell>
          <table:table-cell office:value-type="float" office:value="4501" calcext:value-type="float">
            <text:p>4501</text:p>
          </table:table-cell>
          <table:table-cell table:formula="of:=([.M15]-[.N15])*100/[.M15]" office:value-type="float" office:value="9.16246215943492" calcext:value-type="float">
            <text:p>9.1624621594</text:p>
          </table:table-cell>
          <table:table-cell table:formula="of:=IF([.M15]&gt;[.N1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9514" calcext:value-type="float">
            <text:p>1859514</text:p>
          </table:table-cell>
          <table:table-cell office:value-type="float" office:value="1750521" calcext:value-type="float">
            <text:p>1750521</text:p>
          </table:table-cell>
          <table:table-cell table:formula="of:=([.A16]-[.B16])*100/[.A16]" office:value-type="float" office:value="5.86137022899532" calcext:value-type="float">
            <text:p>5.861370229</text:p>
          </table:table-cell>
          <table:table-cell table:formula="of:=IF([.A16]&gt;[.B16]; 1; 0)" office:value-type="float" office:value="1" calcext:value-type="float">
            <text:p>1</text:p>
          </table:table-cell>
          <table:table-cell office:value-type="float" office:value="307637" calcext:value-type="float">
            <text:p>307637</text:p>
          </table:table-cell>
          <table:table-cell office:value-type="float" office:value="291673" calcext:value-type="float">
            <text:p>291673</text:p>
          </table:table-cell>
          <table:table-cell table:formula="of:=([.E16]-[.F16])*100/[.E16]" office:value-type="float" office:value="5.18923276458944" calcext:value-type="float">
            <text:p>5.1892327646</text:p>
          </table:table-cell>
          <table:table-cell table:formula="of:=IF([.E16]&gt;[.F16]; 1; 0)" office:value-type="float" office:value="1" calcext:value-type="float">
            <text:p>1</text:p>
          </table:table-cell>
          <table:table-cell office:value-type="float" office:value="28940" calcext:value-type="float">
            <text:p>28940</text:p>
          </table:table-cell>
          <table:table-cell office:value-type="float" office:value="24726" calcext:value-type="float">
            <text:p>24726</text:p>
          </table:table-cell>
          <table:table-cell table:formula="of:=([.I16]-[.J16])*100/[.I16]" office:value-type="float" office:value="14.5611610228058" calcext:value-type="float">
            <text:p>14.5611610228</text:p>
          </table:table-cell>
          <table:table-cell table:formula="of:=IF([.I16]&gt;[.J16]; 1; 0)" office:value-type="float" office:value="1" calcext:value-type="float">
            <text:p>1</text:p>
          </table:table-cell>
          <table:table-cell office:value-type="float" office:value="105057" calcext:value-type="float">
            <text:p>105057</text:p>
          </table:table-cell>
          <table:table-cell office:value-type="float" office:value="96875" calcext:value-type="float">
            <text:p>96875</text:p>
          </table:table-cell>
          <table:table-cell table:formula="of:=([.M16]-[.N16])*100/[.M16]" office:value-type="float" office:value="7.78815309784212" calcext:value-type="float">
            <text:p>7.7881530978</text:p>
          </table:table-cell>
          <table:table-cell table:formula="of:=IF([.M16]&gt;[.N1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977" calcext:value-type="float">
            <text:p>117977</text:p>
          </table:table-cell>
          <table:table-cell office:value-type="float" office:value="116610" calcext:value-type="float">
            <text:p>116610</text:p>
          </table:table-cell>
          <table:table-cell table:formula="of:=([.A17]-[.B17])*100/[.A17]" office:value-type="float" office:value="1.15870042465904" calcext:value-type="float">
            <text:p>1.1587004247</text:p>
          </table:table-cell>
          <table:table-cell table:formula="of:=IF([.A17]&gt;[.B17]; 1; 0)" office:value-type="float" office:value="1" calcext:value-type="float">
            <text:p>1</text:p>
          </table:table-cell>
          <table:table-cell office:value-type="float" office:value="17251" calcext:value-type="float">
            <text:p>17251</text:p>
          </table:table-cell>
          <table:table-cell office:value-type="float" office:value="16593" calcext:value-type="float">
            <text:p>16593</text:p>
          </table:table-cell>
          <table:table-cell table:formula="of:=([.E17]-[.F17])*100/[.E17]" office:value-type="float" office:value="3.81427163642687" calcext:value-type="float">
            <text:p>3.8142716364</text:p>
          </table:table-cell>
          <table:table-cell table:formula="of:=IF([.E17]&gt;[.F17]; 1; 0)" office:value-type="float" office:value="1" calcext:value-type="float">
            <text:p>1</text:p>
          </table:table-cell>
          <table:table-cell office:value-type="float" office:value="853" calcext:value-type="float">
            <text:p>853</text:p>
          </table:table-cell>
          <table:table-cell office:value-type="float" office:value="808" calcext:value-type="float">
            <text:p>808</text:p>
          </table:table-cell>
          <table:table-cell table:formula="of:=([.I17]-[.J17])*100/[.I17]" office:value-type="float" office:value="5.27549824150059" calcext:value-type="float">
            <text:p>5.2754982415</text:p>
          </table:table-cell>
          <table:table-cell table:formula="of:=IF([.I17]&gt;[.J17]; 1; 0)" office:value-type="float" office:value="1" calcext:value-type="float">
            <text:p>1</text:p>
          </table:table-cell>
          <table:table-cell office:value-type="float" office:value="5726" calcext:value-type="float">
            <text:p>5726</text:p>
          </table:table-cell>
          <table:table-cell office:value-type="float" office:value="5667" calcext:value-type="float">
            <text:p>5667</text:p>
          </table:table-cell>
          <table:table-cell table:formula="of:=([.M17]-[.N17])*100/[.M17]" office:value-type="float" office:value="1.03038770520433" calcext:value-type="float">
            <text:p>1.0303877052</text:p>
          </table:table-cell>
          <table:table-cell table:formula="of:=IF([.M17]&gt;[.N1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2326" calcext:value-type="float">
            <text:p>1842326</text:p>
          </table:table-cell>
          <table:table-cell office:value-type="float" office:value="1919301" calcext:value-type="float">
            <text:p>1919301</text:p>
          </table:table-cell>
          <table:table-cell table:formula="of:=([.A18]-[.B18])*100/[.A18]" office:value-type="float" office:value="-4.17814219633225" calcext:value-type="float">
            <text:p>-4.1781421963</text:p>
          </table:table-cell>
          <table:table-cell table:formula="of:=IF([.A18]&gt;[.B18]; 1; 0)" office:value-type="float" office:value="0" calcext:value-type="float">
            <text:p>0</text:p>
          </table:table-cell>
          <table:table-cell office:value-type="float" office:value="308002" calcext:value-type="float">
            <text:p>308002</text:p>
          </table:table-cell>
          <table:table-cell office:value-type="float" office:value="295571" calcext:value-type="float">
            <text:p>295571</text:p>
          </table:table-cell>
          <table:table-cell table:formula="of:=([.E18]-[.F18])*100/[.E18]" office:value-type="float" office:value="4.03601275316394" calcext:value-type="float">
            <text:p>4.0360127532</text:p>
          </table:table-cell>
          <table:table-cell table:formula="of:=IF([.E18]&gt;[.F18]; 1; 0)" office:value-type="float" office:value="1" calcext:value-type="float">
            <text:p>1</text:p>
          </table:table-cell>
          <table:table-cell office:value-type="float" office:value="29068" calcext:value-type="float">
            <text:p>29068</text:p>
          </table:table-cell>
          <table:table-cell office:value-type="float" office:value="24323" calcext:value-type="float">
            <text:p>24323</text:p>
          </table:table-cell>
          <table:table-cell table:formula="of:=([.I18]-[.J18])*100/[.I18]" office:value-type="float" office:value="16.3237924865832" calcext:value-type="float">
            <text:p>16.3237924866</text:p>
          </table:table-cell>
          <table:table-cell table:formula="of:=IF([.I18]&gt;[.J18]; 1; 0)" office:value-type="float" office:value="1" calcext:value-type="float">
            <text:p>1</text:p>
          </table:table-cell>
          <table:table-cell office:value-type="float" office:value="105400" calcext:value-type="float">
            <text:p>105400</text:p>
          </table:table-cell>
          <table:table-cell office:value-type="float" office:value="95447" calcext:value-type="float">
            <text:p>95447</text:p>
          </table:table-cell>
          <table:table-cell table:formula="of:=([.M18]-[.N18])*100/[.M18]" office:value-type="float" office:value="9.44307400379507" calcext:value-type="float">
            <text:p>9.4430740038</text:p>
          </table:table-cell>
          <table:table-cell table:formula="of:=IF([.M18]&gt;[.N1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674" calcext:value-type="float">
            <text:p>178674</text:p>
          </table:table-cell>
          <table:table-cell office:value-type="float" office:value="134248" calcext:value-type="float">
            <text:p>134248</text:p>
          </table:table-cell>
          <table:table-cell table:formula="of:=([.A19]-[.B19])*100/[.A19]" office:value-type="float" office:value="24.8642779587405" calcext:value-type="float">
            <text:p>24.8642779587</text:p>
          </table:table-cell>
          <table:table-cell table:formula="of:=IF([.A19]&gt;[.B19]; 1; 0)" office:value-type="float" office:value="1" calcext:value-type="float">
            <text:p>1</text:p>
          </table:table-cell>
          <table:table-cell office:value-type="float" office:value="19409" calcext:value-type="float">
            <text:p>19409</text:p>
          </table:table-cell>
          <table:table-cell office:value-type="float" office:value="19196" calcext:value-type="float">
            <text:p>19196</text:p>
          </table:table-cell>
          <table:table-cell table:formula="of:=([.E19]-[.F19])*100/[.E19]" office:value-type="float" office:value="1.09742902777062" calcext:value-type="float">
            <text:p>1.0974290278</text:p>
          </table:table-cell>
          <table:table-cell table:formula="of:=IF([.E19]&gt;[.F19]; 1; 0)" office:value-type="float" office:value="1" calcext:value-type="float">
            <text:p>1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table:formula="of:=([.I19]-[.J19])*100/[.I19]" office:value-type="float" office:value="6.45526613816535" calcext:value-type="float">
            <text:p>6.4552661382</text:p>
          </table:table-cell>
          <table:table-cell table:formula="of:=IF([.I19]&gt;[.J19]; 1; 0)" office:value-type="float" office:value="1" calcext:value-type="float">
            <text:p>1</text:p>
          </table:table-cell>
          <table:table-cell office:value-type="float" office:value="6573" calcext:value-type="float">
            <text:p>6573</text:p>
          </table:table-cell>
          <table:table-cell office:value-type="float" office:value="6078" calcext:value-type="float">
            <text:p>6078</text:p>
          </table:table-cell>
          <table:table-cell table:formula="of:=([.M19]-[.N19])*100/[.M19]" office:value-type="float" office:value="7.53080785029667" calcext:value-type="float">
            <text:p>7.5308078503</text:p>
          </table:table-cell>
          <table:table-cell table:formula="of:=IF([.M19]&gt;[.N1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4393" calcext:value-type="float">
            <text:p>1874393</text:p>
          </table:table-cell>
          <table:table-cell office:value-type="float" office:value="1882784" calcext:value-type="float">
            <text:p>1882784</text:p>
          </table:table-cell>
          <table:table-cell table:formula="of:=([.A20]-[.B20])*100/[.A20]" office:value-type="float" office:value="-0.447664924058082" calcext:value-type="float">
            <text:p>-0.4476649241</text:p>
          </table:table-cell>
          <table:table-cell table:formula="of:=IF([.A20]&gt;[.B20]; 1; 0)" office:value-type="float" office:value="0" calcext:value-type="float">
            <text:p>0</text:p>
          </table:table-cell>
          <table:table-cell office:value-type="float" office:value="307094" calcext:value-type="float">
            <text:p>307094</text:p>
          </table:table-cell>
          <table:table-cell office:value-type="float" office:value="293981" calcext:value-type="float">
            <text:p>293981</text:p>
          </table:table-cell>
          <table:table-cell table:formula="of:=([.E20]-[.F20])*100/[.E20]" office:value-type="float" office:value="4.2700280695813" calcext:value-type="float">
            <text:p>4.2700280696</text:p>
          </table:table-cell>
          <table:table-cell table:formula="of:=IF([.E20]&gt;[.F20]; 1; 0)" office:value-type="float" office:value="1" calcext:value-type="float">
            <text:p>1</text:p>
          </table:table-cell>
          <table:table-cell office:value-type="float" office:value="29522" calcext:value-type="float">
            <text:p>29522</text:p>
          </table:table-cell>
          <table:table-cell office:value-type="float" office:value="24347" calcext:value-type="float">
            <text:p>24347</text:p>
          </table:table-cell>
          <table:table-cell table:formula="of:=([.I20]-[.J20])*100/[.I20]" office:value-type="float" office:value="17.5293001829144" calcext:value-type="float">
            <text:p>17.5293001829</text:p>
          </table:table-cell>
          <table:table-cell table:formula="of:=IF([.I20]&gt;[.J20]; 1; 0)" office:value-type="float" office:value="1" calcext:value-type="float">
            <text:p>1</text:p>
          </table:table-cell>
          <table:table-cell office:value-type="float" office:value="104339" calcext:value-type="float">
            <text:p>104339</text:p>
          </table:table-cell>
          <table:table-cell office:value-type="float" office:value="95729" calcext:value-type="float">
            <text:p>95729</text:p>
          </table:table-cell>
          <table:table-cell table:formula="of:=([.M20]-[.N20])*100/[.M20]" office:value-type="float" office:value="8.25194797726641" calcext:value-type="float">
            <text:p>8.2519479773</text:p>
          </table:table-cell>
          <table:table-cell table:formula="of:=IF([.M20]&gt;[.N2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877" calcext:value-type="float">
            <text:p>157877</text:p>
          </table:table-cell>
          <table:table-cell office:value-type="float" office:value="160363" calcext:value-type="float">
            <text:p>160363</text:p>
          </table:table-cell>
          <table:table-cell table:formula="of:=([.A21]-[.B21])*100/[.A21]" office:value-type="float" office:value="-1.57464355162563" calcext:value-type="float">
            <text:p>-1.5746435516</text:p>
          </table:table-cell>
          <table:table-cell table:formula="of:=IF([.A21]&gt;[.B21]; 1; 0)" office:value-type="float" office:value="0" calcext:value-type="float">
            <text:p>0</text:p>
          </table:table-cell>
          <table:table-cell office:value-type="float" office:value="21375" calcext:value-type="float">
            <text:p>21375</text:p>
          </table:table-cell>
          <table:table-cell office:value-type="float" office:value="21488" calcext:value-type="float">
            <text:p>21488</text:p>
          </table:table-cell>
          <table:table-cell table:formula="of:=([.E21]-[.F21])*100/[.E21]" office:value-type="float" office:value="-0.528654970760234" calcext:value-type="float">
            <text:p>-0.5286549708</text:p>
          </table:table-cell>
          <table:table-cell table:formula="of:=IF([.E21]&gt;[.F21]; 1; 0)"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977" calcext:value-type="float">
            <text:p>977</text:p>
          </table:table-cell>
          <table:table-cell table:formula="of:=([.I21]-[.J21])*100/[.I21]" office:value-type="float" office:value="6.05769230769231" calcext:value-type="float">
            <text:p>6.0576923077</text:p>
          </table:table-cell>
          <table:table-cell table:formula="of:=IF([.I21]&gt;[.J21]; 1; 0)" office:value-type="float" office:value="1" calcext:value-type="float">
            <text:p>1</text:p>
          </table:table-cell>
          <table:table-cell office:value-type="float" office:value="7241" calcext:value-type="float">
            <text:p>7241</text:p>
          </table:table-cell>
          <table:table-cell office:value-type="float" office:value="7071" calcext:value-type="float">
            <text:p>7071</text:p>
          </table:table-cell>
          <table:table-cell table:formula="of:=([.M21]-[.N21])*100/[.M21]" office:value-type="float" office:value="2.34774202458224" calcext:value-type="float">
            <text:p>2.3477420246</text:p>
          </table:table-cell>
          <table:table-cell table:formula="of:=IF([.M21]&gt;[.N2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6964" calcext:value-type="float">
            <text:p>1896964</text:p>
          </table:table-cell>
          <table:table-cell office:value-type="float" office:value="1860632" calcext:value-type="float">
            <text:p>1860632</text:p>
          </table:table-cell>
          <table:table-cell table:formula="of:=([.A22]-[.B22])*100/[.A22]" office:value-type="float" office:value="1.91527092765071" calcext:value-type="float">
            <text:p>1.9152709277</text:p>
          </table:table-cell>
          <table:table-cell table:formula="of:=IF([.A22]&gt;[.B22]; 1; 0)" office:value-type="float" office:value="1" calcext:value-type="float">
            <text:p>1</text:p>
          </table:table-cell>
          <table:table-cell office:value-type="float" office:value="302855" calcext:value-type="float">
            <text:p>302855</text:p>
          </table:table-cell>
          <table:table-cell office:value-type="float" office:value="287262" calcext:value-type="float">
            <text:p>287262</text:p>
          </table:table-cell>
          <table:table-cell table:formula="of:=([.E22]-[.F22])*100/[.E22]" office:value-type="float" office:value="5.14866850472999" calcext:value-type="float">
            <text:p>5.1486685047</text:p>
          </table:table-cell>
          <table:table-cell table:formula="of:=IF([.E22]&gt;[.F22]; 1; 0)" office:value-type="float" office:value="1" calcext:value-type="float">
            <text:p>1</text:p>
          </table:table-cell>
          <table:table-cell office:value-type="float" office:value="28753" calcext:value-type="float">
            <text:p>28753</text:p>
          </table:table-cell>
          <table:table-cell office:value-type="float" office:value="24366" calcext:value-type="float">
            <text:p>24366</text:p>
          </table:table-cell>
          <table:table-cell table:formula="of:=([.I22]-[.J22])*100/[.I22]" office:value-type="float" office:value="15.257538343825" calcext:value-type="float">
            <text:p>15.2575383438</text:p>
          </table:table-cell>
          <table:table-cell table:formula="of:=IF([.I22]&gt;[.J22]; 1; 0)" office:value-type="float" office:value="1" calcext:value-type="float">
            <text:p>1</text:p>
          </table:table-cell>
          <table:table-cell office:value-type="float" office:value="104475" calcext:value-type="float">
            <text:p>104475</text:p>
          </table:table-cell>
          <table:table-cell office:value-type="float" office:value="94652" calcext:value-type="float">
            <text:p>94652</text:p>
          </table:table-cell>
          <table:table-cell table:formula="of:=([.M22]-[.N22])*100/[.M22]" office:value-type="float" office:value="9.40224934194784" calcext:value-type="float">
            <text:p>9.4022493419</text:p>
          </table:table-cell>
          <table:table-cell table:formula="of:=IF([.M22]&gt;[.N2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728" calcext:value-type="float">
            <text:p>164728</text:p>
          </table:table-cell>
          <table:table-cell office:value-type="float" office:value="163773" calcext:value-type="float">
            <text:p>163773</text:p>
          </table:table-cell>
          <table:table-cell table:formula="of:=([.A23]-[.B23])*100/[.A23]" office:value-type="float" office:value="0.57974357729105" calcext:value-type="float">
            <text:p>0.5797435773</text:p>
          </table:table-cell>
          <table:table-cell table:formula="of:=IF([.A23]&gt;[.B23]; 1; 0)" office:value-type="float" office:value="1" calcext:value-type="float">
            <text:p>1</text:p>
          </table:table-cell>
          <table:table-cell office:value-type="float" office:value="24108" calcext:value-type="float">
            <text:p>24108</text:p>
          </table:table-cell>
          <table:table-cell office:value-type="float" office:value="24290" calcext:value-type="float">
            <text:p>24290</text:p>
          </table:table-cell>
          <table:table-cell table:formula="of:=([.E23]-[.F23])*100/[.E23]" office:value-type="float" office:value="-0.754936120789779" calcext:value-type="float">
            <text:p>-0.7549361208</text:p>
          </table:table-cell>
          <table:table-cell table:formula="of:=IF([.E23]&gt;[.F23]; 1; 0)"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float" office:value="1077" calcext:value-type="float">
            <text:p>1077</text:p>
          </table:table-cell>
          <table:table-cell table:formula="of:=([.I23]-[.J23])*100/[.I23]" office:value-type="float" office:value="4.77453580901857" calcext:value-type="float">
            <text:p>4.774535809</text:p>
          </table:table-cell>
          <table:table-cell table:formula="of:=IF([.I23]&gt;[.J23]; 1; 0)" office:value-type="float" office:value="1" calcext:value-type="float">
            <text:p>1</text:p>
          </table:table-cell>
          <table:table-cell office:value-type="float" office:value="8116" calcext:value-type="float">
            <text:p>8116</text:p>
          </table:table-cell>
          <table:table-cell office:value-type="float" office:value="7795" calcext:value-type="float">
            <text:p>7795</text:p>
          </table:table-cell>
          <table:table-cell table:formula="of:=([.M23]-[.N23])*100/[.M23]" office:value-type="float" office:value="3.95515032035485" calcext:value-type="float">
            <text:p>3.9551503204</text:p>
          </table:table-cell>
          <table:table-cell table:formula="of:=IF([.M23]&gt;[.N2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0371" calcext:value-type="float">
            <text:p>1710371</text:p>
          </table:table-cell>
          <table:table-cell office:value-type="float" office:value="1710094" calcext:value-type="float">
            <text:p>1710094</text:p>
          </table:table-cell>
          <table:table-cell table:formula="of:=([.A24]-[.B24])*100/[.A24]" office:value-type="float" office:value="0.0161953166886015" calcext:value-type="float">
            <text:p>0.0161953167</text:p>
          </table:table-cell>
          <table:table-cell table:formula="of:=IF([.A24]&gt;[.B24]; 1; 0)" office:value-type="float" office:value="1" calcext:value-type="float">
            <text:p>1</text:p>
          </table:table-cell>
          <table:table-cell office:value-type="float" office:value="306660" calcext:value-type="float">
            <text:p>306660</text:p>
          </table:table-cell>
          <table:table-cell office:value-type="float" office:value="289874" calcext:value-type="float">
            <text:p>289874</text:p>
          </table:table-cell>
          <table:table-cell table:formula="of:=([.E24]-[.F24])*100/[.E24]" office:value-type="float" office:value="5.47381464814453" calcext:value-type="float">
            <text:p>5.4738146481</text:p>
          </table:table-cell>
          <table:table-cell table:formula="of:=IF([.E24]&gt;[.F24]; 1; 0)" office:value-type="float" office:value="1" calcext:value-type="float">
            <text:p>1</text:p>
          </table:table-cell>
          <table:table-cell office:value-type="float" office:value="29382" calcext:value-type="float">
            <text:p>29382</text:p>
          </table:table-cell>
          <table:table-cell office:value-type="float" office:value="24104" calcext:value-type="float">
            <text:p>24104</text:p>
          </table:table-cell>
          <table:table-cell table:formula="of:=([.I24]-[.J24])*100/[.I24]" office:value-type="float" office:value="17.9633789394868" calcext:value-type="float">
            <text:p>17.9633789395</text:p>
          </table:table-cell>
          <table:table-cell table:formula="of:=IF([.I24]&gt;[.J24]; 1; 0)" office:value-type="float" office:value="1" calcext:value-type="float">
            <text:p>1</text:p>
          </table:table-cell>
          <table:table-cell office:value-type="float" office:value="104559" calcext:value-type="float">
            <text:p>104559</text:p>
          </table:table-cell>
          <table:table-cell office:value-type="float" office:value="95824" calcext:value-type="float">
            <text:p>95824</text:p>
          </table:table-cell>
          <table:table-cell table:formula="of:=([.M24]-[.N24])*100/[.M24]" office:value-type="float" office:value="8.35413498598877" calcext:value-type="float">
            <text:p>8.354134986</text:p>
          </table:table-cell>
          <table:table-cell table:formula="of:=IF([.M24]&gt;[.N2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213" calcext:value-type="float">
            <text:p>184213</text:p>
          </table:table-cell>
          <table:table-cell office:value-type="float" office:value="182144" calcext:value-type="float">
            <text:p>182144</text:p>
          </table:table-cell>
          <table:table-cell table:formula="of:=([.A25]-[.B25])*100/[.A25]" office:value-type="float" office:value="1.12315634618621" calcext:value-type="float">
            <text:p>1.1231563462</text:p>
          </table:table-cell>
          <table:table-cell table:formula="of:=IF([.A25]&gt;[.B25]; 1; 0)" office:value-type="float" office:value="1" calcext:value-type="float">
            <text:p>1</text:p>
          </table:table-cell>
          <table:table-cell office:value-type="float" office:value="26802" calcext:value-type="float">
            <text:p>26802</text:p>
          </table:table-cell>
          <table:table-cell office:value-type="float" office:value="26187" calcext:value-type="float">
            <text:p>26187</text:p>
          </table:table-cell>
          <table:table-cell table:formula="of:=([.E25]-[.F25])*100/[.E25]" office:value-type="float" office:value="2.29460488023282" calcext:value-type="float">
            <text:p>2.2946048802</text:p>
          </table:table-cell>
          <table:table-cell table:formula="of:=IF([.E25]&gt;[.F25]; 1; 0)" office:value-type="float" office:value="1" calcext:value-type="float">
            <text:p>1</text:p>
          </table:table-cell>
          <table:table-cell office:value-type="float" office:value="1143" calcext:value-type="float">
            <text:p>1143</text:p>
          </table:table-cell>
          <table:table-cell office:value-type="float" office:value="1076" calcext:value-type="float">
            <text:p>1076</text:p>
          </table:table-cell>
          <table:table-cell table:formula="of:=([.I25]-[.J25])*100/[.I25]" office:value-type="float" office:value="5.86176727909011" calcext:value-type="float">
            <text:p>5.8617672791</text:p>
          </table:table-cell>
          <table:table-cell table:formula="of:=IF([.I25]&gt;[.J25]; 1; 0)" office:value-type="float" office:value="1" calcext:value-type="float">
            <text:p>1</text:p>
          </table:table-cell>
          <table:table-cell office:value-type="float" office:value="8855" calcext:value-type="float">
            <text:p>8855</text:p>
          </table:table-cell>
          <table:table-cell office:value-type="float" office:value="8440" calcext:value-type="float">
            <text:p>8440</text:p>
          </table:table-cell>
          <table:table-cell table:formula="of:=([.M25]-[.N25])*100/[.M25]" office:value-type="float" office:value="4.68661773009599" calcext:value-type="float">
            <text:p>4.6866177301</text:p>
          </table:table-cell>
          <table:table-cell table:formula="of:=IF([.M25]&gt;[.N2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2177" calcext:value-type="float">
            <text:p>1982177</text:p>
          </table:table-cell>
          <table:table-cell office:value-type="float" office:value="1949103" calcext:value-type="float">
            <text:p>1949103</text:p>
          </table:table-cell>
          <table:table-cell table:formula="of:=([.A26]-[.B26])*100/[.A26]" office:value-type="float" office:value="1.6685694567135" calcext:value-type="float">
            <text:p>1.6685694567</text:p>
          </table:table-cell>
          <table:table-cell table:formula="of:=IF([.A26]&gt;[.B26]; 1; 0)" office:value-type="float" office:value="1" calcext:value-type="float">
            <text:p>1</text:p>
          </table:table-cell>
          <table:table-cell office:value-type="float" office:value="309349" calcext:value-type="float">
            <text:p>309349</text:p>
          </table:table-cell>
          <table:table-cell office:value-type="float" office:value="287606" calcext:value-type="float">
            <text:p>287606</text:p>
          </table:table-cell>
          <table:table-cell table:formula="of:=([.E26]-[.F26])*100/[.E26]" office:value-type="float" office:value="7.02863109303731" calcext:value-type="float">
            <text:p>7.028631093</text:p>
          </table:table-cell>
          <table:table-cell table:formula="of:=IF([.E26]&gt;[.F26]; 1; 0)" office:value-type="float" office:value="1" calcext:value-type="float">
            <text:p>1</text:p>
          </table:table-cell>
          <table:table-cell office:value-type="float" office:value="29521" calcext:value-type="float">
            <text:p>29521</text:p>
          </table:table-cell>
          <table:table-cell office:value-type="float" office:value="23846" calcext:value-type="float">
            <text:p>23846</text:p>
          </table:table-cell>
          <table:table-cell table:formula="of:=([.I26]-[.J26])*100/[.I26]" office:value-type="float" office:value="19.2236035364656" calcext:value-type="float">
            <text:p>19.2236035365</text:p>
          </table:table-cell>
          <table:table-cell table:formula="of:=IF([.I26]&gt;[.J26]; 1; 0)" office:value-type="float" office:value="1" calcext:value-type="float">
            <text:p>1</text:p>
          </table:table-cell>
          <table:table-cell office:value-type="float" office:value="105634" calcext:value-type="float">
            <text:p>105634</text:p>
          </table:table-cell>
          <table:table-cell office:value-type="float" office:value="95975" calcext:value-type="float">
            <text:p>95975</text:p>
          </table:table-cell>
          <table:table-cell table:formula="of:=([.M26]-[.N26])*100/[.M26]" office:value-type="float" office:value="9.14383626483897" calcext:value-type="float">
            <text:p>9.1438362648</text:p>
          </table:table-cell>
          <table:table-cell table:formula="of:=IF([.M26]&gt;[.N2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150" calcext:value-type="float">
            <text:p>219150</text:p>
          </table:table-cell>
          <table:table-cell office:value-type="float" office:value="197252" calcext:value-type="float">
            <text:p>197252</text:p>
          </table:table-cell>
          <table:table-cell table:formula="of:=([.A27]-[.B27])*100/[.A27]" office:value-type="float" office:value="9.99224275610313" calcext:value-type="float">
            <text:p>9.9922427561</text:p>
          </table:table-cell>
          <table:table-cell table:formula="of:=IF([.A27]&gt;[.B27]; 1; 0)" office:value-type="float" office:value="1" calcext:value-type="float">
            <text:p>1</text:p>
          </table:table-cell>
          <table:table-cell office:value-type="float" office:value="28684" calcext:value-type="float">
            <text:p>28684</text:p>
          </table:table-cell>
          <table:table-cell office:value-type="float" office:value="28759" calcext:value-type="float">
            <text:p>28759</text:p>
          </table:table-cell>
          <table:table-cell table:formula="of:=([.E27]-[.F27])*100/[.E27]" office:value-type="float" office:value="-0.261469808952726" calcext:value-type="float">
            <text:p>-0.261469809</text:p>
          </table:table-cell>
          <table:table-cell table:formula="of:=IF([.E27]&gt;[.F27]; 1; 0)" office:value-type="float" office:value="0" calcext:value-type="float">
            <text:p>0</text:p>
          </table:table-cell>
          <table:table-cell office:value-type="float" office:value="1317" calcext:value-type="float">
            <text:p>1317</text:p>
          </table:table-cell>
          <table:table-cell office:value-type="float" office:value="1236" calcext:value-type="float">
            <text:p>1236</text:p>
          </table:table-cell>
          <table:table-cell table:formula="of:=([.I27]-[.J27])*100/[.I27]" office:value-type="float" office:value="6.1503416856492" calcext:value-type="float">
            <text:p>6.1503416856</text:p>
          </table:table-cell>
          <table:table-cell table:formula="of:=IF([.I27]&gt;[.J27]; 1; 0)" office:value-type="float" office:value="1" calcext:value-type="float">
            <text:p>1</text:p>
          </table:table-cell>
          <table:table-cell office:value-type="float" office:value="9295" calcext:value-type="float">
            <text:p>9295</text:p>
          </table:table-cell>
          <table:table-cell office:value-type="float" office:value="9730" calcext:value-type="float">
            <text:p>9730</text:p>
          </table:table-cell>
          <table:table-cell table:formula="of:=([.M27]-[.N27])*100/[.M27]" office:value-type="float" office:value="-4.67993544916622" calcext:value-type="float">
            <text:p>-4.6799354492</text:p>
          </table:table-cell>
          <table:table-cell table:formula="of:=IF([.M27]&gt;[.N2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0436" calcext:value-type="float">
            <text:p>1850436</text:p>
          </table:table-cell>
          <table:table-cell office:value-type="float" office:value="1750300" calcext:value-type="float">
            <text:p>1750300</text:p>
          </table:table-cell>
          <table:table-cell table:formula="of:=([.A28]-[.B28])*100/[.A28]" office:value-type="float" office:value="5.41148140222088" calcext:value-type="float">
            <text:p>5.4114814022</text:p>
          </table:table-cell>
          <table:table-cell table:formula="of:=IF([.A28]&gt;[.B28]; 1; 0)" office:value-type="float" office:value="1" calcext:value-type="float">
            <text:p>1</text:p>
          </table:table-cell>
          <table:table-cell office:value-type="float" office:value="307020" calcext:value-type="float">
            <text:p>307020</text:p>
          </table:table-cell>
          <table:table-cell office:value-type="float" office:value="288988" calcext:value-type="float">
            <text:p>288988</text:p>
          </table:table-cell>
          <table:table-cell table:formula="of:=([.E28]-[.F28])*100/[.E28]" office:value-type="float" office:value="5.87323301413589" calcext:value-type="float">
            <text:p>5.8732330141</text:p>
          </table:table-cell>
          <table:table-cell table:formula="of:=IF([.E28]&gt;[.F28]; 1; 0)" office:value-type="float" office:value="1" calcext:value-type="float">
            <text:p>1</text:p>
          </table:table-cell>
          <table:table-cell office:value-type="float" office:value="29227" calcext:value-type="float">
            <text:p>29227</text:p>
          </table:table-cell>
          <table:table-cell office:value-type="float" office:value="24046" calcext:value-type="float">
            <text:p>24046</text:p>
          </table:table-cell>
          <table:table-cell table:formula="of:=([.I28]-[.J28])*100/[.I28]" office:value-type="float" office:value="17.7267595031991" calcext:value-type="float">
            <text:p>17.7267595032</text:p>
          </table:table-cell>
          <table:table-cell table:formula="of:=IF([.I28]&gt;[.J28]; 1; 0)" office:value-type="float" office:value="1" calcext:value-type="float">
            <text:p>1</text:p>
          </table:table-cell>
          <table:table-cell office:value-type="float" office:value="104282" calcext:value-type="float">
            <text:p>104282</text:p>
          </table:table-cell>
          <table:table-cell office:value-type="float" office:value="95494" calcext:value-type="float">
            <text:p>95494</text:p>
          </table:table-cell>
          <table:table-cell table:formula="of:=([.M28]-[.N28])*100/[.M28]" office:value-type="float" office:value="8.42714946011776" calcext:value-type="float">
            <text:p>8.4271494601</text:p>
          </table:table-cell>
          <table:table-cell table:formula="of:=IF([.M28]&gt;[.N2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827" calcext:value-type="float">
            <text:p>228827</text:p>
          </table:table-cell>
          <table:table-cell office:value-type="float" office:value="216569" calcext:value-type="float">
            <text:p>216569</text:p>
          </table:table-cell>
          <table:table-cell table:formula="of:=([.A29]-[.B29])*100/[.A29]" office:value-type="float" office:value="5.3568853325875" calcext:value-type="float">
            <text:p>5.3568853326</text:p>
          </table:table-cell>
          <table:table-cell table:formula="of:=IF([.A29]&gt;[.B29]; 1; 0)" office:value-type="float" office:value="1" calcext:value-type="float">
            <text:p>1</text:p>
          </table:table-cell>
          <table:table-cell office:value-type="float" office:value="31721" calcext:value-type="float">
            <text:p>31721</text:p>
          </table:table-cell>
          <table:table-cell office:value-type="float" office:value="31119" calcext:value-type="float">
            <text:p>31119</text:p>
          </table:table-cell>
          <table:table-cell table:formula="of:=([.E29]-[.F29])*100/[.E29]" office:value-type="float" office:value="1.89779641247123" calcext:value-type="float">
            <text:p>1.8977964125</text:p>
          </table:table-cell>
          <table:table-cell table:formula="of:=IF([.E29]&gt;[.F29]; 1; 0)" office:value-type="float" office:value="1" calcext:value-type="float">
            <text:p>1</text:p>
          </table:table-cell>
          <table:table-cell office:value-type="float" office:value="1407" calcext:value-type="float">
            <text:p>1407</text:p>
          </table:table-cell>
          <table:table-cell office:value-type="float" office:value="1316" calcext:value-type="float">
            <text:p>1316</text:p>
          </table:table-cell>
          <table:table-cell table:formula="of:=([.I29]-[.J29])*100/[.I29]" office:value-type="float" office:value="6.46766169154229" calcext:value-type="float">
            <text:p>6.4676616915</text:p>
          </table:table-cell>
          <table:table-cell table:formula="of:=IF([.I29]&gt;[.J29]; 1; 0)" office:value-type="float" office:value="1" calcext:value-type="float">
            <text:p>1</text:p>
          </table:table-cell>
          <table:table-cell office:value-type="float" office:value="9986" calcext:value-type="float">
            <text:p>9986</text:p>
          </table:table-cell>
          <table:table-cell office:value-type="float" office:value="10598" calcext:value-type="float">
            <text:p>10598</text:p>
          </table:table-cell>
          <table:table-cell table:formula="of:=([.M29]-[.N29])*100/[.M29]" office:value-type="float" office:value="-6.12858001201682" calcext:value-type="float">
            <text:p>-6.128580012</text:p>
          </table:table-cell>
          <table:table-cell table:formula="of:=IF([.M29]&gt;[.N2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5267" calcext:value-type="float">
            <text:p>1865267</text:p>
          </table:table-cell>
          <table:table-cell office:value-type="float" office:value="1731465" calcext:value-type="float">
            <text:p>1731465</text:p>
          </table:table-cell>
          <table:table-cell table:formula="of:=([.A30]-[.B30])*100/[.A30]" office:value-type="float" office:value="7.17334301201919" calcext:value-type="float">
            <text:p>7.173343012</text:p>
          </table:table-cell>
          <table:table-cell table:formula="of:=IF([.A30]&gt;[.B30]; 1; 0)" office:value-type="float" office:value="1" calcext:value-type="float">
            <text:p>1</text:p>
          </table:table-cell>
          <table:table-cell office:value-type="float" office:value="303477" calcext:value-type="float">
            <text:p>303477</text:p>
          </table:table-cell>
          <table:table-cell office:value-type="float" office:value="287500" calcext:value-type="float">
            <text:p>287500</text:p>
          </table:table-cell>
          <table:table-cell table:formula="of:=([.E30]-[.F30])*100/[.E30]" office:value-type="float" office:value="5.26464938034843" calcext:value-type="float">
            <text:p>5.2646493803</text:p>
          </table:table-cell>
          <table:table-cell table:formula="of:=IF([.E30]&gt;[.F30]; 1; 0)" office:value-type="float" office:value="1" calcext:value-type="float">
            <text:p>1</text:p>
          </table:table-cell>
          <table:table-cell office:value-type="float" office:value="29349" calcext:value-type="float">
            <text:p>29349</text:p>
          </table:table-cell>
          <table:table-cell office:value-type="float" office:value="23583" calcext:value-type="float">
            <text:p>23583</text:p>
          </table:table-cell>
          <table:table-cell table:formula="of:=([.I30]-[.J30])*100/[.I30]" office:value-type="float" office:value="19.6463252581008" calcext:value-type="float">
            <text:p>19.6463252581</text:p>
          </table:table-cell>
          <table:table-cell table:formula="of:=IF([.I30]&gt;[.J30]; 1; 0)" office:value-type="float" office:value="1" calcext:value-type="float">
            <text:p>1</text:p>
          </table:table-cell>
          <table:table-cell office:value-type="float" office:value="105669" calcext:value-type="float">
            <text:p>105669</text:p>
          </table:table-cell>
          <table:table-cell office:value-type="float" office:value="95155" calcext:value-type="float">
            <text:p>95155</text:p>
          </table:table-cell>
          <table:table-cell table:formula="of:=([.M30]-[.N30])*100/[.M30]" office:value-type="float" office:value="9.94993801398707" calcext:value-type="float">
            <text:p>9.949938014</text:p>
          </table:table-cell>
          <table:table-cell table:formula="of:=IF([.M30]&gt;[.N3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691" calcext:value-type="float">
            <text:p>234691</text:p>
          </table:table-cell>
          <table:table-cell office:value-type="float" office:value="234388" calcext:value-type="float">
            <text:p>234388</text:p>
          </table:table-cell>
          <table:table-cell table:formula="of:=([.A31]-[.B31])*100/[.A31]" office:value-type="float" office:value="0.129105930777064" calcext:value-type="float">
            <text:p>0.1291059308</text:p>
          </table:table-cell>
          <table:table-cell table:formula="of:=IF([.A31]&gt;[.B31]; 1; 0)" office:value-type="float" office:value="1" calcext:value-type="float">
            <text:p>1</text:p>
          </table:table-cell>
          <table:table-cell office:value-type="float" office:value="34794" calcext:value-type="float">
            <text:p>34794</text:p>
          </table:table-cell>
          <table:table-cell office:value-type="float" office:value="34086" calcext:value-type="float">
            <text:p>34086</text:p>
          </table:table-cell>
          <table:table-cell table:formula="of:=([.E31]-[.F31])*100/[.E31]" office:value-type="float" office:value="2.03483359199862" calcext:value-type="float">
            <text:p>2.034833592</text:p>
          </table:table-cell>
          <table:table-cell table:formula="of:=IF([.E31]&gt;[.F31]; 1; 0)" office:value-type="float" office:value="1" calcext:value-type="float">
            <text:p>1</text:p>
          </table:table-cell>
          <table:table-cell office:value-type="float" office:value="1399" calcext:value-type="float">
            <text:p>1399</text:p>
          </table:table-cell>
          <table:table-cell office:value-type="float" office:value="1454" calcext:value-type="float">
            <text:p>1454</text:p>
          </table:table-cell>
          <table:table-cell table:formula="of:=([.I31]-[.J31])*100/[.I31]" office:value-type="float" office:value="-3.9313795568263" calcext:value-type="float">
            <text:p>-3.9313795568</text:p>
          </table:table-cell>
          <table:table-cell table:formula="of:=IF([.I31]&gt;[.J31]; 1; 0)" office:value-type="float" office:value="0" calcext:value-type="float">
            <text:p>0</text:p>
          </table:table-cell>
          <table:table-cell office:value-type="float" office:value="11242" calcext:value-type="float">
            <text:p>11242</text:p>
          </table:table-cell>
          <table:table-cell office:value-type="float" office:value="10738" calcext:value-type="float">
            <text:p>10738</text:p>
          </table:table-cell>
          <table:table-cell table:formula="of:=([.M31]-[.N31])*100/[.M31]" office:value-type="float" office:value="4.48318804483188" calcext:value-type="float">
            <text:p>4.4831880448</text:p>
          </table:table-cell>
          <table:table-cell table:formula="of:=IF([.M31]&gt;[.N3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0160" calcext:value-type="float">
            <text:p>1870160</text:p>
          </table:table-cell>
          <table:table-cell office:value-type="float" office:value="1992039" calcext:value-type="float">
            <text:p>1992039</text:p>
          </table:table-cell>
          <table:table-cell table:formula="of:=([.A32]-[.B32])*100/[.A32]" office:value-type="float" office:value="-6.51703597553151" calcext:value-type="float">
            <text:p>-6.5170359755</text:p>
          </table:table-cell>
          <table:table-cell table:formula="of:=IF([.A32]&gt;[.B32]; 1; 0)" office:value-type="float" office:value="0" calcext:value-type="float">
            <text:p>0</text:p>
          </table:table-cell>
          <table:table-cell office:value-type="float" office:value="308781" calcext:value-type="float">
            <text:p>308781</text:p>
          </table:table-cell>
          <table:table-cell office:value-type="float" office:value="286504" calcext:value-type="float">
            <text:p>286504</text:p>
          </table:table-cell>
          <table:table-cell table:formula="of:=([.E32]-[.F32])*100/[.E32]" office:value-type="float" office:value="7.21449830138512" calcext:value-type="float">
            <text:p>7.2144983014</text:p>
          </table:table-cell>
          <table:table-cell table:formula="of:=IF([.E32]&gt;[.F32]; 1; 0)" office:value-type="float" office:value="1" calcext:value-type="float">
            <text:p>1</text:p>
          </table:table-cell>
          <table:table-cell office:value-type="float" office:value="29526" calcext:value-type="float">
            <text:p>29526</text:p>
          </table:table-cell>
          <table:table-cell office:value-type="float" office:value="23468" calcext:value-type="float">
            <text:p>23468</text:p>
          </table:table-cell>
          <table:table-cell table:formula="of:=([.I32]-[.J32])*100/[.I32]" office:value-type="float" office:value="20.5175099911942" calcext:value-type="float">
            <text:p>20.5175099912</text:p>
          </table:table-cell>
          <table:table-cell table:formula="of:=IF([.I32]&gt;[.J32]; 1; 0)" office:value-type="float" office:value="1" calcext:value-type="float">
            <text:p>1</text:p>
          </table:table-cell>
          <table:table-cell office:value-type="float" office:value="105101" calcext:value-type="float">
            <text:p>105101</text:p>
          </table:table-cell>
          <table:table-cell office:value-type="float" office:value="94349" calcext:value-type="float">
            <text:p>94349</text:p>
          </table:table-cell>
          <table:table-cell table:formula="of:=([.M32]-[.N32])*100/[.M32]" office:value-type="float" office:value="10.2301595608034" calcext:value-type="float">
            <text:p>10.2301595608</text:p>
          </table:table-cell>
          <table:table-cell table:formula="of:=IF([.M32]&gt;[.N3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855" calcext:value-type="float">
            <text:p>261855</text:p>
          </table:table-cell>
          <table:table-cell office:value-type="float" office:value="275016" calcext:value-type="float">
            <text:p>275016</text:p>
          </table:table-cell>
          <table:table-cell table:formula="of:=([.A33]-[.B33])*100/[.A33]" office:value-type="float" office:value="-5.02606404307728" calcext:value-type="float">
            <text:p>-5.0260640431</text:p>
          </table:table-cell>
          <table:table-cell table:formula="of:=IF([.A33]&gt;[.B33]; 1; 0)" office:value-type="float" office:value="0" calcext:value-type="float">
            <text:p>0</text:p>
          </table:table-cell>
          <table:table-cell office:value-type="float" office:value="37125" calcext:value-type="float">
            <text:p>37125</text:p>
          </table:table-cell>
          <table:table-cell office:value-type="float" office:value="36997" calcext:value-type="float">
            <text:p>36997</text:p>
          </table:table-cell>
          <table:table-cell table:formula="of:=([.E33]-[.F33])*100/[.E33]" office:value-type="float" office:value="0.344781144781145" calcext:value-type="float">
            <text:p>0.3447811448</text:p>
          </table:table-cell>
          <table:table-cell table:formula="of:=IF([.E33]&gt;[.F33]; 1; 0)" office:value-type="float" office:value="1" calcext:value-type="float">
            <text:p>1</text:p>
          </table:table-cell>
          <table:table-cell office:value-type="float" office:value="1593" calcext:value-type="float">
            <text:p>1593</text:p>
          </table:table-cell>
          <table:table-cell office:value-type="float" office:value="1504" calcext:value-type="float">
            <text:p>1504</text:p>
          </table:table-cell>
          <table:table-cell table:formula="of:=([.I33]-[.J33])*100/[.I33]" office:value-type="float" office:value="5.58694287507847" calcext:value-type="float">
            <text:p>5.5869428751</text:p>
          </table:table-cell>
          <table:table-cell table:formula="of:=IF([.I33]&gt;[.J33]; 1; 0)" office:value-type="float" office:value="1" calcext:value-type="float">
            <text:p>1</text:p>
          </table:table-cell>
          <table:table-cell office:value-type="float" office:value="12379" calcext:value-type="float">
            <text:p>12379</text:p>
          </table:table-cell>
          <table:table-cell office:value-type="float" office:value="11869" calcext:value-type="float">
            <text:p>11869</text:p>
          </table:table-cell>
          <table:table-cell table:formula="of:=([.M33]-[.N33])*100/[.M33]" office:value-type="float" office:value="4.11988044268519" calcext:value-type="float">
            <text:p>4.1198804427</text:p>
          </table:table-cell>
          <table:table-cell table:formula="of:=IF([.M33]&gt;[.N3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6153" calcext:value-type="float">
            <text:p>1766153</text:p>
          </table:table-cell>
          <table:table-cell office:value-type="float" office:value="1748938" calcext:value-type="float">
            <text:p>1748938</text:p>
          </table:table-cell>
          <table:table-cell table:formula="of:=([.A34]-[.B34])*100/[.A34]" office:value-type="float" office:value="0.97471736593602" calcext:value-type="float">
            <text:p>0.9747173659</text:p>
          </table:table-cell>
          <table:table-cell table:formula="of:=IF([.A34]&gt;[.B34]; 1; 0)" office:value-type="float" office:value="1" calcext:value-type="float">
            <text:p>1</text:p>
          </table:table-cell>
          <table:table-cell office:value-type="float" office:value="307969" calcext:value-type="float">
            <text:p>307969</text:p>
          </table:table-cell>
          <table:table-cell office:value-type="float" office:value="285785" calcext:value-type="float">
            <text:p>285785</text:p>
          </table:table-cell>
          <table:table-cell table:formula="of:=([.E34]-[.F34])*100/[.E34]" office:value-type="float" office:value="7.20332241232072" calcext:value-type="float">
            <text:p>7.2033224123</text:p>
          </table:table-cell>
          <table:table-cell table:formula="of:=IF([.E34]&gt;[.F34]; 1; 0)" office:value-type="float" office:value="1" calcext:value-type="float">
            <text:p>1</text:p>
          </table:table-cell>
          <table:table-cell office:value-type="float" office:value="29061" calcext:value-type="float">
            <text:p>29061</text:p>
          </table:table-cell>
          <table:table-cell office:value-type="float" office:value="24117" calcext:value-type="float">
            <text:p>24117</text:p>
          </table:table-cell>
          <table:table-cell table:formula="of:=([.I34]-[.J34])*100/[.I34]" office:value-type="float" office:value="17.0124909672757" calcext:value-type="float">
            <text:p>17.0124909673</text:p>
          </table:table-cell>
          <table:table-cell table:formula="of:=IF([.I34]&gt;[.J34]; 1; 0)" office:value-type="float" office:value="1" calcext:value-type="float">
            <text:p>1</text:p>
          </table:table-cell>
          <table:table-cell office:value-type="float" office:value="105174" calcext:value-type="float">
            <text:p>105174</text:p>
          </table:table-cell>
          <table:table-cell office:value-type="float" office:value="94091" calcext:value-type="float">
            <text:p>94091</text:p>
          </table:table-cell>
          <table:table-cell table:formula="of:=([.M34]-[.N34])*100/[.M34]" office:value-type="float" office:value="10.537775495845" calcext:value-type="float">
            <text:p>10.5377754958</text:p>
          </table:table-cell>
          <table:table-cell table:formula="of:=IF([.M34]&gt;[.N3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070" calcext:value-type="float">
            <text:p>322070</text:p>
          </table:table-cell>
          <table:table-cell office:value-type="float" office:value="278135" calcext:value-type="float">
            <text:p>278135</text:p>
          </table:table-cell>
          <table:table-cell table:formula="of:=([.A35]-[.B35])*100/[.A35]" office:value-type="float" office:value="13.6414444064955" calcext:value-type="float">
            <text:p>13.6414444065</text:p>
          </table:table-cell>
          <table:table-cell table:formula="of:=IF([.A35]&gt;[.B35]; 1; 0)" office:value-type="float" office:value="1" calcext:value-type="float">
            <text:p>1</text:p>
          </table:table-cell>
          <table:table-cell office:value-type="float" office:value="39108" calcext:value-type="float">
            <text:p>39108</text:p>
          </table:table-cell>
          <table:table-cell office:value-type="float" office:value="39218" calcext:value-type="float">
            <text:p>39218</text:p>
          </table:table-cell>
          <table:table-cell table:formula="of:=([.E35]-[.F35])*100/[.E35]" office:value-type="float" office:value="-0.281272373938836" calcext:value-type="float">
            <text:p>-0.2812723739</text:p>
          </table:table-cell>
          <table:table-cell table:formula="of:=IF([.E35]&gt;[.F35]; 1; 0)" office:value-type="float" office:value="0" calcext:value-type="float">
            <text:p>0</text:p>
          </table:table-cell>
          <table:table-cell office:value-type="float" office:value="1685" calcext:value-type="float">
            <text:p>1685</text:p>
          </table:table-cell>
          <table:table-cell office:value-type="float" office:value="1587" calcext:value-type="float">
            <text:p>1587</text:p>
          </table:table-cell>
          <table:table-cell table:formula="of:=([.I35]-[.J35])*100/[.I35]" office:value-type="float" office:value="5.8160237388724" calcext:value-type="float">
            <text:p>5.8160237389</text:p>
          </table:table-cell>
          <table:table-cell table:formula="of:=IF([.I35]&gt;[.J35]; 1; 0)" office:value-type="float" office:value="1" calcext:value-type="float">
            <text:p>1</text:p>
          </table:table-cell>
          <table:table-cell office:value-type="float" office:value="12275" calcext:value-type="float">
            <text:p>12275</text:p>
          </table:table-cell>
          <table:table-cell office:value-type="float" office:value="12686" calcext:value-type="float">
            <text:p>12686</text:p>
          </table:table-cell>
          <table:table-cell table:formula="of:=([.M35]-[.N35])*100/[.M35]" office:value-type="float" office:value="-3.34826883910387" calcext:value-type="float">
            <text:p>-3.3482688391</text:p>
          </table:table-cell>
          <table:table-cell table:formula="of:=IF([.M35]&gt;[.N3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5699" calcext:value-type="float">
            <text:p>1705699</text:p>
          </table:table-cell>
          <table:table-cell office:value-type="float" office:value="1817053" calcext:value-type="float">
            <text:p>1817053</text:p>
          </table:table-cell>
          <table:table-cell table:formula="of:=([.A36]-[.B36])*100/[.A36]" office:value-type="float" office:value="-6.52834996092511" calcext:value-type="float">
            <text:p>-6.5283499609</text:p>
          </table:table-cell>
          <table:table-cell table:formula="of:=IF([.A36]&gt;[.B36]; 1; 0)" office:value-type="float" office:value="0" calcext:value-type="float">
            <text:p>0</text:p>
          </table:table-cell>
          <table:table-cell office:value-type="float" office:value="308976" calcext:value-type="float">
            <text:p>308976</text:p>
          </table:table-cell>
          <table:table-cell office:value-type="float" office:value="287434" calcext:value-type="float">
            <text:p>287434</text:p>
          </table:table-cell>
          <table:table-cell table:formula="of:=([.E36]-[.F36])*100/[.E36]" office:value-type="float" office:value="6.97206255502046" calcext:value-type="float">
            <text:p>6.972062555</text:p>
          </table:table-cell>
          <table:table-cell table:formula="of:=IF([.E36]&gt;[.F36]; 1; 0)" office:value-type="float" office:value="1" calcext:value-type="float">
            <text:p>1</text:p>
          </table:table-cell>
          <table:table-cell office:value-type="float" office:value="29276" calcext:value-type="float">
            <text:p>29276</text:p>
          </table:table-cell>
          <table:table-cell office:value-type="float" office:value="22771" calcext:value-type="float">
            <text:p>22771</text:p>
          </table:table-cell>
          <table:table-cell table:formula="of:=([.I36]-[.J36])*100/[.I36]" office:value-type="float" office:value="22.2195655144145" calcext:value-type="float">
            <text:p>22.2195655144</text:p>
          </table:table-cell>
          <table:table-cell table:formula="of:=IF([.I36]&gt;[.J36]; 1; 0)" office:value-type="float" office:value="1" calcext:value-type="float">
            <text:p>1</text:p>
          </table:table-cell>
          <table:table-cell office:value-type="float" office:value="104816" calcext:value-type="float">
            <text:p>104816</text:p>
          </table:table-cell>
          <table:table-cell office:value-type="float" office:value="93773" calcext:value-type="float">
            <text:p>93773</text:p>
          </table:table-cell>
          <table:table-cell table:formula="of:=([.M36]-[.N36])*100/[.M36]" office:value-type="float" office:value="10.5356052511067" calcext:value-type="float">
            <text:p>10.5356052511</text:p>
          </table:table-cell>
          <table:table-cell table:formula="of:=IF([.M36]&gt;[.N3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507" calcext:value-type="float">
            <text:p>281507</text:p>
          </table:table-cell>
          <table:table-cell office:value-type="float" office:value="349473" calcext:value-type="float">
            <text:p>349473</text:p>
          </table:table-cell>
          <table:table-cell table:formula="of:=([.A37]-[.B37])*100/[.A37]" office:value-type="float" office:value="-24.1436269790804" calcext:value-type="float">
            <text:p>-24.1436269791</text:p>
          </table:table-cell>
          <table:table-cell table:formula="of:=IF([.A37]&gt;[.B37]; 1; 0)" office:value-type="float" office:value="0" calcext:value-type="float">
            <text:p>0</text:p>
          </table:table-cell>
          <table:table-cell office:value-type="float" office:value="42063" calcext:value-type="float">
            <text:p>42063</text:p>
          </table:table-cell>
          <table:table-cell office:value-type="float" office:value="41223" calcext:value-type="float">
            <text:p>41223</text:p>
          </table:table-cell>
          <table:table-cell table:formula="of:=([.E37]-[.F37])*100/[.E37]" office:value-type="float" office:value="1.99700449326011" calcext:value-type="float">
            <text:p>1.9970044933</text:p>
          </table:table-cell>
          <table:table-cell table:formula="of:=IF([.E37]&gt;[.F37]; 1; 0)" office:value-type="float" office:value="1" calcext:value-type="float">
            <text:p>1</text:p>
          </table:table-cell>
          <table:table-cell office:value-type="float" office:value="1717" calcext:value-type="float">
            <text:p>1717</text:p>
          </table:table-cell>
          <table:table-cell office:value-type="float" office:value="1664" calcext:value-type="float">
            <text:p>1664</text:p>
          </table:table-cell>
          <table:table-cell table:formula="of:=([.I37]-[.J37])*100/[.I37]" office:value-type="float" office:value="3.08677926616191" calcext:value-type="float">
            <text:p>3.0867792662</text:p>
          </table:table-cell>
          <table:table-cell table:formula="of:=IF([.I37]&gt;[.J37]; 1; 0)" office:value-type="float" office:value="1" calcext:value-type="float">
            <text:p>1</text:p>
          </table:table-cell>
          <table:table-cell office:value-type="float" office:value="13688" calcext:value-type="float">
            <text:p>13688</text:p>
          </table:table-cell>
          <table:table-cell office:value-type="float" office:value="13072" calcext:value-type="float">
            <text:p>13072</text:p>
          </table:table-cell>
          <table:table-cell table:formula="of:=([.M37]-[.N37])*100/[.M37]" office:value-type="float" office:value="4.50029222676797" calcext:value-type="float">
            <text:p>4.5002922268</text:p>
          </table:table-cell>
          <table:table-cell table:formula="of:=IF([.M37]&gt;[.N3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4435" calcext:value-type="float">
            <text:p>1804435</text:p>
          </table:table-cell>
          <table:table-cell office:value-type="float" office:value="1743516" calcext:value-type="float">
            <text:p>1743516</text:p>
          </table:table-cell>
          <table:table-cell table:formula="of:=([.A38]-[.B38])*100/[.A38]" office:value-type="float" office:value="3.37607062598542" calcext:value-type="float">
            <text:p>3.376070626</text:p>
          </table:table-cell>
          <table:table-cell table:formula="of:=IF([.A38]&gt;[.B38]; 1; 0)" office:value-type="float" office:value="1" calcext:value-type="float">
            <text:p>1</text:p>
          </table:table-cell>
          <table:table-cell office:value-type="float" office:value="325921" calcext:value-type="float">
            <text:p>325921</text:p>
          </table:table-cell>
          <table:table-cell office:value-type="float" office:value="286592" calcext:value-type="float">
            <text:p>286592</text:p>
          </table:table-cell>
          <table:table-cell table:formula="of:=([.E38]-[.F38])*100/[.E38]" office:value-type="float" office:value="12.067034649501" calcext:value-type="float">
            <text:p>12.0670346495</text:p>
          </table:table-cell>
          <table:table-cell table:formula="of:=IF([.E38]&gt;[.F38]; 1; 0)" office:value-type="float" office:value="1" calcext:value-type="float">
            <text:p>1</text:p>
          </table:table-cell>
          <table:table-cell office:value-type="float" office:value="29573" calcext:value-type="float">
            <text:p>29573</text:p>
          </table:table-cell>
          <table:table-cell office:value-type="float" office:value="22990" calcext:value-type="float">
            <text:p>22990</text:p>
          </table:table-cell>
          <table:table-cell table:formula="of:=([.I38]-[.J38])*100/[.I38]" office:value-type="float" office:value="22.2601697494336" calcext:value-type="float">
            <text:p>22.2601697494</text:p>
          </table:table-cell>
          <table:table-cell table:formula="of:=IF([.I38]&gt;[.J38]; 1; 0)" office:value-type="float" office:value="1" calcext:value-type="float">
            <text:p>1</text:p>
          </table:table-cell>
          <table:table-cell office:value-type="float" office:value="105433" calcext:value-type="float">
            <text:p>105433</text:p>
          </table:table-cell>
          <table:table-cell office:value-type="float" office:value="93718" calcext:value-type="float">
            <text:p>93718</text:p>
          </table:table-cell>
          <table:table-cell table:formula="of:=([.M38]-[.N38])*100/[.M38]" office:value-type="float" office:value="11.1113218821432" calcext:value-type="float">
            <text:p>11.1113218821</text:p>
          </table:table-cell>
          <table:table-cell table:formula="of:=IF([.M38]&gt;[.N3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294" calcext:value-type="float">
            <text:p>301294</text:p>
          </table:table-cell>
          <table:table-cell office:value-type="float" office:value="306542" calcext:value-type="float">
            <text:p>306542</text:p>
          </table:table-cell>
          <table:table-cell table:formula="of:=([.A39]-[.B39])*100/[.A39]" office:value-type="float" office:value="-1.74182028185095" calcext:value-type="float">
            <text:p>-1.7418202819</text:p>
          </table:table-cell>
          <table:table-cell table:formula="of:=IF([.A39]&gt;[.B39]; 1; 0)" office:value-type="float" office:value="0" calcext:value-type="float">
            <text:p>0</text:p>
          </table:table-cell>
          <table:table-cell office:value-type="float" office:value="49092" calcext:value-type="float">
            <text:p>49092</text:p>
          </table:table-cell>
          <table:table-cell office:value-type="float" office:value="44635" calcext:value-type="float">
            <text:p>44635</text:p>
          </table:table-cell>
          <table:table-cell table:formula="of:=([.E39]-[.F39])*100/[.E39]" office:value-type="float" office:value="9.07887232135582" calcext:value-type="float">
            <text:p>9.0788723214</text:p>
          </table:table-cell>
          <table:table-cell table:formula="of:=IF([.E39]&gt;[.F39]; 1; 0)" office:value-type="float" office:value="1" calcext:value-type="float">
            <text:p>1</text:p>
          </table:table-cell>
          <table:table-cell office:value-type="float" office:value="1869" calcext:value-type="float">
            <text:p>1869</text:p>
          </table:table-cell>
          <table:table-cell office:value-type="float" office:value="1773" calcext:value-type="float">
            <text:p>1773</text:p>
          </table:table-cell>
          <table:table-cell table:formula="of:=([.I39]-[.J39])*100/[.I39]" office:value-type="float" office:value="5.13643659711075" calcext:value-type="float">
            <text:p>5.1364365971</text:p>
          </table:table-cell>
          <table:table-cell table:formula="of:=IF([.I39]&gt;[.J39]; 1; 0)" office:value-type="float" office:value="1" calcext:value-type="float">
            <text:p>1</text:p>
          </table:table-cell>
          <table:table-cell office:value-type="float" office:value="13962" calcext:value-type="float">
            <text:p>13962</text:p>
          </table:table-cell>
          <table:table-cell office:value-type="float" office:value="13782" calcext:value-type="float">
            <text:p>13782</text:p>
          </table:table-cell>
          <table:table-cell table:formula="of:=([.M39]-[.N39])*100/[.M39]" office:value-type="float" office:value="1.28921357971637" calcext:value-type="float">
            <text:p>1.2892135797</text:p>
          </table:table-cell>
          <table:table-cell table:formula="of:=IF([.M39]&gt;[.N3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5769" calcext:value-type="float">
            <text:p>1715769</text:p>
          </table:table-cell>
          <table:table-cell office:value-type="float" office:value="1707391" calcext:value-type="float">
            <text:p>1707391</text:p>
          </table:table-cell>
          <table:table-cell table:formula="of:=([.A40]-[.B40])*100/[.A40]" office:value-type="float" office:value="0.488294170135957" calcext:value-type="float">
            <text:p>0.4882941701</text:p>
          </table:table-cell>
          <table:table-cell table:formula="of:=IF([.A40]&gt;[.B40]; 1; 0)" office:value-type="float" office:value="1" calcext:value-type="float">
            <text:p>1</text:p>
          </table:table-cell>
          <table:table-cell office:value-type="float" office:value="310066" calcext:value-type="float">
            <text:p>310066</text:p>
          </table:table-cell>
          <table:table-cell office:value-type="float" office:value="286117" calcext:value-type="float">
            <text:p>286117</text:p>
          </table:table-cell>
          <table:table-cell table:formula="of:=([.E40]-[.F40])*100/[.E40]" office:value-type="float" office:value="7.72383944063522" calcext:value-type="float">
            <text:p>7.7238394406</text:p>
          </table:table-cell>
          <table:table-cell table:formula="of:=IF([.E40]&gt;[.F40]; 1; 0)" office:value-type="float" office:value="1" calcext:value-type="float">
            <text:p>1</text:p>
          </table:table-cell>
          <table:table-cell office:value-type="float" office:value="29377" calcext:value-type="float">
            <text:p>29377</text:p>
          </table:table-cell>
          <table:table-cell office:value-type="float" office:value="22557" calcext:value-type="float">
            <text:p>22557</text:p>
          </table:table-cell>
          <table:table-cell table:formula="of:=([.I40]-[.J40])*100/[.I40]" office:value-type="float" office:value="23.2154406508493" calcext:value-type="float">
            <text:p>23.2154406508</text:p>
          </table:table-cell>
          <table:table-cell table:formula="of:=IF([.I40]&gt;[.J40]; 1; 0)" office:value-type="float" office:value="1" calcext:value-type="float">
            <text:p>1</text:p>
          </table:table-cell>
          <table:table-cell office:value-type="float" office:value="106648" calcext:value-type="float">
            <text:p>106648</text:p>
          </table:table-cell>
          <table:table-cell office:value-type="float" office:value="92684" calcext:value-type="float">
            <text:p>92684</text:p>
          </table:table-cell>
          <table:table-cell table:formula="of:=([.M40]-[.N40])*100/[.M40]" office:value-type="float" office:value="13.0935413697397" calcext:value-type="float">
            <text:p>13.0935413697</text:p>
          </table:table-cell>
          <table:table-cell table:formula="of:=IF([.M40]&gt;[.N4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901" calcext:value-type="float">
            <text:p>320901</text:p>
          </table:table-cell>
          <table:table-cell office:value-type="float" office:value="337844" calcext:value-type="float">
            <text:p>337844</text:p>
          </table:table-cell>
          <table:table-cell table:formula="of:=([.A41]-[.B41])*100/[.A41]" office:value-type="float" office:value="-5.27982150258179" calcext:value-type="float">
            <text:p>-5.2798215026</text:p>
          </table:table-cell>
          <table:table-cell table:formula="of:=IF([.A41]&gt;[.B41]; 1; 0)" office:value-type="float" office:value="0" calcext:value-type="float">
            <text:p>0</text:p>
          </table:table-cell>
          <table:table-cell office:value-type="float" office:value="47801" calcext:value-type="float">
            <text:p>47801</text:p>
          </table:table-cell>
          <table:table-cell office:value-type="float" office:value="46942" calcext:value-type="float">
            <text:p>46942</text:p>
          </table:table-cell>
          <table:table-cell table:formula="of:=([.E41]-[.F41])*100/[.E41]" office:value-type="float" office:value="1.79703353486329" calcext:value-type="float">
            <text:p>1.7970335349</text:p>
          </table:table-cell>
          <table:table-cell table:formula="of:=IF([.E41]&gt;[.F41]; 1; 0)" office:value-type="float" office:value="1" calcext:value-type="float">
            <text:p>1</text:p>
          </table:table-cell>
          <table:table-cell office:value-type="float" office:value="2293" calcext:value-type="float">
            <text:p>2293</text:p>
          </table:table-cell>
          <table:table-cell office:value-type="float" office:value="1868" calcext:value-type="float">
            <text:p>1868</text:p>
          </table:table-cell>
          <table:table-cell table:formula="of:=([.I41]-[.J41])*100/[.I41]" office:value-type="float" office:value="18.5346707370257" calcext:value-type="float">
            <text:p>18.534670737</text:p>
          </table:table-cell>
          <table:table-cell table:formula="of:=IF([.I41]&gt;[.J41]; 1; 0)" office:value-type="float" office:value="1" calcext:value-type="float">
            <text:p>1</text:p>
          </table:table-cell>
          <table:table-cell office:value-type="float" office:value="15215" calcext:value-type="float">
            <text:p>15215</text:p>
          </table:table-cell>
          <table:table-cell office:value-type="float" office:value="14828" calcext:value-type="float">
            <text:p>14828</text:p>
          </table:table-cell>
          <table:table-cell table:formula="of:=([.M41]-[.N41])*100/[.M41]" office:value-type="float" office:value="2.54354255668748" calcext:value-type="float">
            <text:p>2.5435425567</text:p>
          </table:table-cell>
          <table:table-cell table:formula="of:=IF([.M41]&gt;[.N4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8579" calcext:value-type="float">
            <text:p>1778579</text:p>
          </table:table-cell>
          <table:table-cell office:value-type="float" office:value="1691580" calcext:value-type="float">
            <text:p>1691580</text:p>
          </table:table-cell>
          <table:table-cell table:formula="of:=([.A42]-[.B42])*100/[.A42]" office:value-type="float" office:value="4.89148921695353" calcext:value-type="float">
            <text:p>4.891489217</text:p>
          </table:table-cell>
          <table:table-cell table:formula="of:=IF([.A42]&gt;[.B42]; 1; 0)" office:value-type="float" office:value="1" calcext:value-type="float">
            <text:p>1</text:p>
          </table:table-cell>
          <table:table-cell office:value-type="float" office:value="310415" calcext:value-type="float">
            <text:p>310415</text:p>
          </table:table-cell>
          <table:table-cell office:value-type="float" office:value="288467" calcext:value-type="float">
            <text:p>288467</text:p>
          </table:table-cell>
          <table:table-cell table:formula="of:=([.E42]-[.F42])*100/[.E42]" office:value-type="float" office:value="7.07053460689722" calcext:value-type="float">
            <text:p>7.0705346069</text:p>
          </table:table-cell>
          <table:table-cell table:formula="of:=IF([.E42]&gt;[.F42]; 1; 0)" office:value-type="float" office:value="1" calcext:value-type="float">
            <text:p>1</text:p>
          </table:table-cell>
          <table:table-cell office:value-type="float" office:value="29445" calcext:value-type="float">
            <text:p>29445</text:p>
          </table:table-cell>
          <table:table-cell office:value-type="float" office:value="22245" calcext:value-type="float">
            <text:p>22245</text:p>
          </table:table-cell>
          <table:table-cell table:formula="of:=([.I42]-[.J42])*100/[.I42]" office:value-type="float" office:value="24.4523688232297" calcext:value-type="float">
            <text:p>24.4523688232</text:p>
          </table:table-cell>
          <table:table-cell table:formula="of:=IF([.I42]&gt;[.J42]; 1; 0)" office:value-type="float" office:value="1" calcext:value-type="float">
            <text:p>1</text:p>
          </table:table-cell>
          <table:table-cell office:value-type="float" office:value="106111" calcext:value-type="float">
            <text:p>106111</text:p>
          </table:table-cell>
          <table:table-cell office:value-type="float" office:value="93121" calcext:value-type="float">
            <text:p>93121</text:p>
          </table:table-cell>
          <table:table-cell table:formula="of:=([.M42]-[.N42])*100/[.M42]" office:value-type="float" office:value="12.2418976354949" calcext:value-type="float">
            <text:p>12.2418976355</text:p>
          </table:table-cell>
          <table:table-cell table:formula="of:=IF([.M42]&gt;[.N4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987" calcext:value-type="float">
            <text:p>328987</text:p>
          </table:table-cell>
          <table:table-cell office:value-type="float" office:value="331418" calcext:value-type="float">
            <text:p>331418</text:p>
          </table:table-cell>
          <table:table-cell table:formula="of:=([.A43]-[.B43])*100/[.A43]" office:value-type="float" office:value="-0.738934973114439" calcext:value-type="float">
            <text:p>-0.7389349731</text:p>
          </table:table-cell>
          <table:table-cell table:formula="of:=IF([.A43]&gt;[.B43]; 1; 0)" office:value-type="float" office:value="0" calcext:value-type="float">
            <text:p>0</text:p>
          </table:table-cell>
          <table:table-cell office:value-type="float" office:value="49710" calcext:value-type="float">
            <text:p>49710</text:p>
          </table:table-cell>
          <table:table-cell office:value-type="float" office:value="49584" calcext:value-type="float">
            <text:p>49584</text:p>
          </table:table-cell>
          <table:table-cell table:formula="of:=([.E43]-[.F43])*100/[.E43]" office:value-type="float" office:value="0.253470126735063" calcext:value-type="float">
            <text:p>0.2534701267</text:p>
          </table:table-cell>
          <table:table-cell table:formula="of:=IF([.E43]&gt;[.F43]; 1; 0)" office:value-type="float" office:value="1" calcext:value-type="float">
            <text:p>1</text:p>
          </table:table-cell>
          <table:table-cell office:value-type="float" office:value="1975" calcext:value-type="float">
            <text:p>1975</text:p>
          </table:table-cell>
          <table:table-cell office:value-type="float" office:value="1810" calcext:value-type="float">
            <text:p>1810</text:p>
          </table:table-cell>
          <table:table-cell table:formula="of:=([.I43]-[.J43])*100/[.I43]" office:value-type="float" office:value="8.35443037974684" calcext:value-type="float">
            <text:p>8.3544303797</text:p>
          </table:table-cell>
          <table:table-cell table:formula="of:=IF([.I43]&gt;[.J43]; 1; 0)" office:value-type="float" office:value="1" calcext:value-type="float">
            <text:p>1</text:p>
          </table:table-cell>
          <table:table-cell office:value-type="float" office:value="15527" calcext:value-type="float">
            <text:p>15527</text:p>
          </table:table-cell>
          <table:table-cell office:value-type="float" office:value="15453" calcext:value-type="float">
            <text:p>15453</text:p>
          </table:table-cell>
          <table:table-cell table:formula="of:=([.M43]-[.N43])*100/[.M43]" office:value-type="float" office:value="0.476589167257036" calcext:value-type="float">
            <text:p>0.4765891673</text:p>
          </table:table-cell>
          <table:table-cell table:formula="of:=IF([.M43]&gt;[.N4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2058" calcext:value-type="float">
            <text:p>1702058</text:p>
          </table:table-cell>
          <table:table-cell office:value-type="float" office:value="1775200" calcext:value-type="float">
            <text:p>1775200</text:p>
          </table:table-cell>
          <table:table-cell table:formula="of:=([.A44]-[.B44])*100/[.A44]" office:value-type="float" office:value="-4.29726836570787" calcext:value-type="float">
            <text:p>-4.2972683657</text:p>
          </table:table-cell>
          <table:table-cell table:formula="of:=IF([.A44]&gt;[.B44]; 1; 0)" office:value-type="float" office:value="0" calcext:value-type="float">
            <text:p>0</text:p>
          </table:table-cell>
          <table:table-cell office:value-type="float" office:value="309642" calcext:value-type="float">
            <text:p>309642</text:p>
          </table:table-cell>
          <table:table-cell office:value-type="float" office:value="288937" calcext:value-type="float">
            <text:p>288937</text:p>
          </table:table-cell>
          <table:table-cell table:formula="of:=([.E44]-[.F44])*100/[.E44]" office:value-type="float" office:value="6.68675438086564" calcext:value-type="float">
            <text:p>6.6867543809</text:p>
          </table:table-cell>
          <table:table-cell table:formula="of:=IF([.E44]&gt;[.F44]; 1; 0)" office:value-type="float" office:value="1" calcext:value-type="float">
            <text:p>1</text:p>
          </table:table-cell>
          <table:table-cell office:value-type="float" office:value="29523" calcext:value-type="float">
            <text:p>29523</text:p>
          </table:table-cell>
          <table:table-cell office:value-type="float" office:value="22223" calcext:value-type="float">
            <text:p>22223</text:p>
          </table:table-cell>
          <table:table-cell table:formula="of:=([.I44]-[.J44])*100/[.I44]" office:value-type="float" office:value="24.7264844358636" calcext:value-type="float">
            <text:p>24.7264844359</text:p>
          </table:table-cell>
          <table:table-cell table:formula="of:=IF([.I44]&gt;[.J44]; 1; 0)" office:value-type="float" office:value="1" calcext:value-type="float">
            <text:p>1</text:p>
          </table:table-cell>
          <table:table-cell office:value-type="float" office:value="105472" calcext:value-type="float">
            <text:p>105472</text:p>
          </table:table-cell>
          <table:table-cell office:value-type="float" office:value="93745" calcext:value-type="float">
            <text:p>93745</text:p>
          </table:table-cell>
          <table:table-cell table:formula="of:=([.M44]-[.N44])*100/[.M44]" office:value-type="float" office:value="11.1185907160194" calcext:value-type="float">
            <text:p>11.118590716</text:p>
          </table:table-cell>
          <table:table-cell table:formula="of:=IF([.M44]&gt;[.N4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224" calcext:value-type="float">
            <text:p>350224</text:p>
          </table:table-cell>
          <table:table-cell office:value-type="float" office:value="349063" calcext:value-type="float">
            <text:p>349063</text:p>
          </table:table-cell>
          <table:table-cell table:formula="of:=([.A45]-[.B45])*100/[.A45]" office:value-type="float" office:value="0.331502124354699" calcext:value-type="float">
            <text:p>0.3315021244</text:p>
          </table:table-cell>
          <table:table-cell table:formula="of:=IF([.A45]&gt;[.B45]; 1; 0)" office:value-type="float" office:value="1" calcext:value-type="float">
            <text:p>1</text:p>
          </table:table-cell>
          <table:table-cell office:value-type="float" office:value="52755" calcext:value-type="float">
            <text:p>52755</text:p>
          </table:table-cell>
          <table:table-cell office:value-type="float" office:value="50742" calcext:value-type="float">
            <text:p>50742</text:p>
          </table:table-cell>
          <table:table-cell table:formula="of:=([.E45]-[.F45])*100/[.E45]" office:value-type="float" office:value="3.81575206141598" calcext:value-type="float">
            <text:p>3.8157520614</text:p>
          </table:table-cell>
          <table:table-cell table:formula="of:=IF([.E45]&gt;[.F45]; 1; 0)" office:value-type="float" office:value="1" calcext:value-type="float">
            <text:p>1</text:p>
          </table:table-cell>
          <table:table-cell office:value-type="float" office:value="2138" calcext:value-type="float">
            <text:p>2138</text:p>
          </table:table-cell>
          <table:table-cell office:value-type="float" office:value="2097" calcext:value-type="float">
            <text:p>2097</text:p>
          </table:table-cell>
          <table:table-cell table:formula="of:=([.I45]-[.J45])*100/[.I45]" office:value-type="float" office:value="1.9176800748363" calcext:value-type="float">
            <text:p>1.9176800748</text:p>
          </table:table-cell>
          <table:table-cell table:formula="of:=IF([.I45]&gt;[.J45]; 1; 0)" office:value-type="float" office:value="1" calcext:value-type="float">
            <text:p>1</text:p>
          </table:table-cell>
          <table:table-cell office:value-type="float" office:value="16625" calcext:value-type="float">
            <text:p>16625</text:p>
          </table:table-cell>
          <table:table-cell office:value-type="float" office:value="15973" calcext:value-type="float">
            <text:p>15973</text:p>
          </table:table-cell>
          <table:table-cell table:formula="of:=([.M45]-[.N45])*100/[.M45]" office:value-type="float" office:value="3.9218045112782" calcext:value-type="float">
            <text:p>3.9218045113</text:p>
          </table:table-cell>
          <table:table-cell table:formula="of:=IF([.M45]&gt;[.N4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2048" calcext:value-type="float">
            <text:p>1702048</text:p>
          </table:table-cell>
          <table:table-cell office:value-type="float" office:value="1690902" calcext:value-type="float">
            <text:p>1690902</text:p>
          </table:table-cell>
          <table:table-cell table:formula="of:=([.A46]-[.B46])*100/[.A46]" office:value-type="float" office:value="0.654858147361297" calcext:value-type="float">
            <text:p>0.6548581474</text:p>
          </table:table-cell>
          <table:table-cell table:formula="of:=IF([.A46]&gt;[.B46]; 1; 0)" office:value-type="float" office:value="1" calcext:value-type="float">
            <text:p>1</text:p>
          </table:table-cell>
          <table:table-cell office:value-type="float" office:value="313473" calcext:value-type="float">
            <text:p>313473</text:p>
          </table:table-cell>
          <table:table-cell office:value-type="float" office:value="288422" calcext:value-type="float">
            <text:p>288422</text:p>
          </table:table-cell>
          <table:table-cell table:formula="of:=([.E46]-[.F46])*100/[.E46]" office:value-type="float" office:value="7.99143785908196" calcext:value-type="float">
            <text:p>7.9914378591</text:p>
          </table:table-cell>
          <table:table-cell table:formula="of:=IF([.E46]&gt;[.F46]; 1; 0)" office:value-type="float" office:value="1" calcext:value-type="float">
            <text:p>1</text:p>
          </table:table-cell>
          <table:table-cell office:value-type="float" office:value="29583" calcext:value-type="float">
            <text:p>29583</text:p>
          </table:table-cell>
          <table:table-cell office:value-type="float" office:value="22071" calcext:value-type="float">
            <text:p>22071</text:p>
          </table:table-cell>
          <table:table-cell table:formula="of:=([.I46]-[.J46])*100/[.I46]" office:value-type="float" office:value="25.3929621742217" calcext:value-type="float">
            <text:p>25.3929621742</text:p>
          </table:table-cell>
          <table:table-cell table:formula="of:=IF([.I46]&gt;[.J46]; 1; 0)" office:value-type="float" office:value="1" calcext:value-type="float">
            <text:p>1</text:p>
          </table:table-cell>
          <table:table-cell office:value-type="float" office:value="106145" calcext:value-type="float">
            <text:p>106145</text:p>
          </table:table-cell>
          <table:table-cell office:value-type="float" office:value="93584" calcext:value-type="float">
            <text:p>93584</text:p>
          </table:table-cell>
          <table:table-cell table:formula="of:=([.M46]-[.N46])*100/[.M46]" office:value-type="float" office:value="11.8338122379764" calcext:value-type="float">
            <text:p>11.833812238</text:p>
          </table:table-cell>
          <table:table-cell table:formula="of:=IF([.M46]&gt;[.N4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371" calcext:value-type="float">
            <text:p>363371</text:p>
          </table:table-cell>
          <table:table-cell office:value-type="float" office:value="363523" calcext:value-type="float">
            <text:p>363523</text:p>
          </table:table-cell>
          <table:table-cell table:formula="of:=([.A47]-[.B47])*100/[.A47]" office:value-type="float" office:value="-0.0418305258262217" calcext:value-type="float">
            <text:p>-0.0418305258</text:p>
          </table:table-cell>
          <table:table-cell table:formula="of:=IF([.A47]&gt;[.B47]; 1; 0)" office:value-type="float" office:value="0" calcext:value-type="float">
            <text:p>0</text:p>
          </table:table-cell>
          <table:table-cell office:value-type="float" office:value="55065" calcext:value-type="float">
            <text:p>55065</text:p>
          </table:table-cell>
          <table:table-cell office:value-type="float" office:value="54255" calcext:value-type="float">
            <text:p>54255</text:p>
          </table:table-cell>
          <table:table-cell table:formula="of:=([.E47]-[.F47])*100/[.E47]" office:value-type="float" office:value="1.4709888313811" calcext:value-type="float">
            <text:p>1.4709888314</text:p>
          </table:table-cell>
          <table:table-cell table:formula="of:=IF([.E47]&gt;[.F47]; 1; 0)" office:value-type="float" office:value="1" calcext:value-type="float">
            <text:p>1</text:p>
          </table:table-cell>
          <table:table-cell office:value-type="float" office:value="2245" calcext:value-type="float">
            <text:p>2245</text:p>
          </table:table-cell>
          <table:table-cell office:value-type="float" office:value="2192" calcext:value-type="float">
            <text:p>2192</text:p>
          </table:table-cell>
          <table:table-cell table:formula="of:=([.I47]-[.J47])*100/[.I47]" office:value-type="float" office:value="2.36080178173719" calcext:value-type="float">
            <text:p>2.3608017817</text:p>
          </table:table-cell>
          <table:table-cell table:formula="of:=IF([.I47]&gt;[.J47]; 1; 0)" office:value-type="float" office:value="1" calcext:value-type="float">
            <text:p>1</text:p>
          </table:table-cell>
          <table:table-cell office:value-type="float" office:value="16968" calcext:value-type="float">
            <text:p>16968</text:p>
          </table:table-cell>
          <table:table-cell office:value-type="float" office:value="16959" calcext:value-type="float">
            <text:p>16959</text:p>
          </table:table-cell>
          <table:table-cell table:formula="of:=([.M47]-[.N47])*100/[.M47]" office:value-type="float" office:value="0.053041018387553" calcext:value-type="float">
            <text:p>0.0530410184</text:p>
          </table:table-cell>
          <table:table-cell table:formula="of:=IF([.M47]&gt;[.N4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4698" calcext:value-type="float">
            <text:p>1764698</text:p>
          </table:table-cell>
          <table:table-cell office:value-type="float" office:value="1894646" calcext:value-type="float">
            <text:p>1894646</text:p>
          </table:table-cell>
          <table:table-cell table:formula="of:=([.A48]-[.B48])*100/[.A48]" office:value-type="float" office:value="-7.36375289142958" calcext:value-type="float">
            <text:p>-7.3637528914</text:p>
          </table:table-cell>
          <table:table-cell table:formula="of:=IF([.A48]&gt;[.B48]; 1; 0)" office:value-type="float" office:value="0" calcext:value-type="float">
            <text:p>0</text:p>
          </table:table-cell>
          <table:table-cell office:value-type="float" office:value="311336" calcext:value-type="float">
            <text:p>311336</text:p>
          </table:table-cell>
          <table:table-cell office:value-type="float" office:value="287365" calcext:value-type="float">
            <text:p>287365</text:p>
          </table:table-cell>
          <table:table-cell table:formula="of:=([.E48]-[.F48])*100/[.E48]" office:value-type="float" office:value="7.69939872035357" calcext:value-type="float">
            <text:p>7.6993987204</text:p>
          </table:table-cell>
          <table:table-cell table:formula="of:=IF([.E48]&gt;[.F48]; 1; 0)" office:value-type="float" office:value="1" calcext:value-type="float">
            <text:p>1</text:p>
          </table:table-cell>
          <table:table-cell office:value-type="float" office:value="29298" calcext:value-type="float">
            <text:p>29298</text:p>
          </table:table-cell>
          <table:table-cell office:value-type="float" office:value="22157" calcext:value-type="float">
            <text:p>22157</text:p>
          </table:table-cell>
          <table:table-cell table:formula="of:=([.I48]-[.J48])*100/[.I48]" office:value-type="float" office:value="24.3736773841218" calcext:value-type="float">
            <text:p>24.3736773841</text:p>
          </table:table-cell>
          <table:table-cell table:formula="of:=IF([.I48]&gt;[.J48]; 1; 0)" office:value-type="float" office:value="1" calcext:value-type="float">
            <text:p>1</text:p>
          </table:table-cell>
          <table:table-cell office:value-type="float" office:value="103855" calcext:value-type="float">
            <text:p>103855</text:p>
          </table:table-cell>
          <table:table-cell office:value-type="float" office:value="92113" calcext:value-type="float">
            <text:p>92113</text:p>
          </table:table-cell>
          <table:table-cell table:formula="of:=([.M48]-[.N48])*100/[.M48]" office:value-type="float" office:value="11.3061479948004" calcext:value-type="float">
            <text:p>11.3061479948</text:p>
          </table:table-cell>
          <table:table-cell table:formula="of:=IF([.M48]&gt;[.N4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467" calcext:value-type="float">
            <text:p>385467</text:p>
          </table:table-cell>
          <table:table-cell office:value-type="float" office:value="380403" calcext:value-type="float">
            <text:p>380403</text:p>
          </table:table-cell>
          <table:table-cell table:formula="of:=([.A49]-[.B49])*100/[.A49]" office:value-type="float" office:value="1.31373113651752" calcext:value-type="float">
            <text:p>1.3137311365</text:p>
          </table:table-cell>
          <table:table-cell table:formula="of:=IF([.A49]&gt;[.B49]; 1; 0)" office:value-type="float" office:value="1" calcext:value-type="float">
            <text:p>1</text:p>
          </table:table-cell>
          <table:table-cell office:value-type="float" office:value="59339" calcext:value-type="float">
            <text:p>59339</text:p>
          </table:table-cell>
          <table:table-cell office:value-type="float" office:value="56463" calcext:value-type="float">
            <text:p>56463</text:p>
          </table:table-cell>
          <table:table-cell table:formula="of:=([.E49]-[.F49])*100/[.E49]" office:value-type="float" office:value="4.84672812147154" calcext:value-type="float">
            <text:p>4.8467281215</text:p>
          </table:table-cell>
          <table:table-cell table:formula="of:=IF([.E49]&gt;[.F49]; 1; 0)" office:value-type="float" office:value="1" calcext:value-type="float">
            <text:p>1</text:p>
          </table:table-cell>
          <table:table-cell office:value-type="float" office:value="2215" calcext:value-type="float">
            <text:p>2215</text:p>
          </table:table-cell>
          <table:table-cell office:value-type="float" office:value="2072" calcext:value-type="float">
            <text:p>2072</text:p>
          </table:table-cell>
          <table:table-cell table:formula="of:=([.I49]-[.J49])*100/[.I49]" office:value-type="float" office:value="6.45598194130926" calcext:value-type="float">
            <text:p>6.4559819413</text:p>
          </table:table-cell>
          <table:table-cell table:formula="of:=IF([.I49]&gt;[.J49]; 1; 0)" office:value-type="float" office:value="1" calcext:value-type="float">
            <text:p>1</text:p>
          </table:table-cell>
          <table:table-cell office:value-type="float" office:value="18042" calcext:value-type="float">
            <text:p>18042</text:p>
          </table:table-cell>
          <table:table-cell office:value-type="float" office:value="17592" calcext:value-type="float">
            <text:p>17592</text:p>
          </table:table-cell>
          <table:table-cell table:formula="of:=([.M49]-[.N49])*100/[.M49]" office:value-type="float" office:value="2.49418024609245" calcext:value-type="float">
            <text:p>2.4941802461</text:p>
          </table:table-cell>
          <table:table-cell table:formula="of:=IF([.M49]&gt;[.N4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1900" calcext:value-type="float">
            <text:p>1711900</text:p>
          </table:table-cell>
          <table:table-cell office:value-type="float" office:value="1727876" calcext:value-type="float">
            <text:p>1727876</text:p>
          </table:table-cell>
          <table:table-cell table:formula="of:=([.A50]-[.B50])*100/[.A50]" office:value-type="float" office:value="-0.933232081313161" calcext:value-type="float">
            <text:p>-0.9332320813</text:p>
          </table:table-cell>
          <table:table-cell table:formula="of:=IF([.A50]&gt;[.B50]; 1; 0)" office:value-type="float" office:value="0" calcext:value-type="float">
            <text:p>0</text:p>
          </table:table-cell>
          <table:table-cell office:value-type="float" office:value="317437" calcext:value-type="float">
            <text:p>317437</text:p>
          </table:table-cell>
          <table:table-cell office:value-type="float" office:value="295932" calcext:value-type="float">
            <text:p>295932</text:p>
          </table:table-cell>
          <table:table-cell table:formula="of:=([.E50]-[.F50])*100/[.E50]" office:value-type="float" office:value="6.77457259235691" calcext:value-type="float">
            <text:p>6.7745725924</text:p>
          </table:table-cell>
          <table:table-cell table:formula="of:=IF([.E50]&gt;[.F50]; 1; 0)" office:value-type="float" office:value="1" calcext:value-type="float">
            <text:p>1</text:p>
          </table:table-cell>
          <table:table-cell office:value-type="float" office:value="29087" calcext:value-type="float">
            <text:p>29087</text:p>
          </table:table-cell>
          <table:table-cell office:value-type="float" office:value="21774" calcext:value-type="float">
            <text:p>21774</text:p>
          </table:table-cell>
          <table:table-cell table:formula="of:=([.I50]-[.J50])*100/[.I50]" office:value-type="float" office:value="25.1418159315158" calcext:value-type="float">
            <text:p>25.1418159315</text:p>
          </table:table-cell>
          <table:table-cell table:formula="of:=IF([.I50]&gt;[.J50]; 1; 0)" office:value-type="float" office:value="1" calcext:value-type="float">
            <text:p>1</text:p>
          </table:table-cell>
          <table:table-cell office:value-type="float" office:value="105471" calcext:value-type="float">
            <text:p>105471</text:p>
          </table:table-cell>
          <table:table-cell office:value-type="float" office:value="92366" calcext:value-type="float">
            <text:p>92366</text:p>
          </table:table-cell>
          <table:table-cell table:formula="of:=([.M50]-[.N50])*100/[.M50]" office:value-type="float" office:value="12.4252164101981" calcext:value-type="float">
            <text:p>12.4252164102</text:p>
          </table:table-cell>
          <table:table-cell table:formula="of:=IF([.M50]&gt;[.N5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890" calcext:value-type="float">
            <text:p>411890</text:p>
          </table:table-cell>
          <table:table-cell office:value-type="float" office:value="398151" calcext:value-type="float">
            <text:p>398151</text:p>
          </table:table-cell>
          <table:table-cell table:formula="of:=([.A51]-[.B51])*100/[.A51]" office:value-type="float" office:value="3.33559931049552" calcext:value-type="float">
            <text:p>3.3355993105</text:p>
          </table:table-cell>
          <table:table-cell table:formula="of:=IF([.A51]&gt;[.B51]; 1; 0)" office:value-type="float" office:value="1" calcext:value-type="float">
            <text:p>1</text:p>
          </table:table-cell>
          <table:table-cell office:value-type="float" office:value="59316" calcext:value-type="float">
            <text:p>59316</text:p>
          </table:table-cell>
          <table:table-cell office:value-type="float" office:value="59082" calcext:value-type="float">
            <text:p>59082</text:p>
          </table:table-cell>
          <table:table-cell table:formula="of:=([.E51]-[.F51])*100/[.E51]" office:value-type="float" office:value="0.394497268865062" calcext:value-type="float">
            <text:p>0.3944972689</text:p>
          </table:table-cell>
          <table:table-cell table:formula="of:=IF([.E51]&gt;[.F51]; 1; 0)" office:value-type="float" office:value="1" calcext:value-type="float">
            <text:p>1</text:p>
          </table:table-cell>
          <table:table-cell office:value-type="float" office:value="2423" calcext:value-type="float">
            <text:p>2423</text:p>
          </table:table-cell>
          <table:table-cell office:value-type="float" office:value="2374" calcext:value-type="float">
            <text:p>2374</text:p>
          </table:table-cell>
          <table:table-cell table:formula="of:=([.I51]-[.J51])*100/[.I51]" office:value-type="float" office:value="2.02228642179117" calcext:value-type="float">
            <text:p>2.0222864218</text:p>
          </table:table-cell>
          <table:table-cell table:formula="of:=IF([.I51]&gt;[.J51]; 1; 0)" office:value-type="float" office:value="1" calcext:value-type="float">
            <text:p>1</text:p>
          </table:table-cell>
          <table:table-cell office:value-type="float" office:value="18977" calcext:value-type="float">
            <text:p>18977</text:p>
          </table:table-cell>
          <table:table-cell office:value-type="float" office:value="18723" calcext:value-type="float">
            <text:p>18723</text:p>
          </table:table-cell>
          <table:table-cell table:formula="of:=([.M51]-[.N51])*100/[.M51]" office:value-type="float" office:value="1.33846234915951" calcext:value-type="float">
            <text:p>1.3384623492</text:p>
          </table:table-cell>
          <table:table-cell table:formula="of:=IF([.M51]&gt;[.N5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5797" calcext:value-type="float">
            <text:p>1705797</text:p>
          </table:table-cell>
          <table:table-cell office:value-type="float" office:value="1763992" calcext:value-type="float">
            <text:p>1763992</text:p>
          </table:table-cell>
          <table:table-cell table:formula="of:=([.A52]-[.B52])*100/[.A52]" office:value-type="float" office:value="-3.41160173221081" calcext:value-type="float">
            <text:p>-3.4116017322</text:p>
          </table:table-cell>
          <table:table-cell table:formula="of:=IF([.A52]&gt;[.B52]; 1; 0)" office:value-type="float" office:value="0" calcext:value-type="float">
            <text:p>0</text:p>
          </table:table-cell>
          <table:table-cell office:value-type="float" office:value="309119" calcext:value-type="float">
            <text:p>309119</text:p>
          </table:table-cell>
          <table:table-cell office:value-type="float" office:value="284947" calcext:value-type="float">
            <text:p>284947</text:p>
          </table:table-cell>
          <table:table-cell table:formula="of:=([.E52]-[.F52])*100/[.E52]" office:value-type="float" office:value="7.81964227368748" calcext:value-type="float">
            <text:p>7.8196422737</text:p>
          </table:table-cell>
          <table:table-cell table:formula="of:=IF([.E52]&gt;[.F52]; 1; 0)" office:value-type="float" office:value="1" calcext:value-type="float">
            <text:p>1</text:p>
          </table:table-cell>
          <table:table-cell office:value-type="float" office:value="29023" calcext:value-type="float">
            <text:p>29023</text:p>
          </table:table-cell>
          <table:table-cell office:value-type="float" office:value="21577" calcext:value-type="float">
            <text:p>21577</text:p>
          </table:table-cell>
          <table:table-cell table:formula="of:=([.I52]-[.J52])*100/[.I52]" office:value-type="float" office:value="25.6555145918754" calcext:value-type="float">
            <text:p>25.6555145919</text:p>
          </table:table-cell>
          <table:table-cell table:formula="of:=IF([.I52]&gt;[.J52]; 1; 0)" office:value-type="float" office:value="1" calcext:value-type="float">
            <text:p>1</text:p>
          </table:table-cell>
          <table:table-cell office:value-type="float" office:value="105509" calcext:value-type="float">
            <text:p>105509</text:p>
          </table:table-cell>
          <table:table-cell office:value-type="float" office:value="94053" calcext:value-type="float">
            <text:p>94053</text:p>
          </table:table-cell>
          <table:table-cell table:formula="of:=([.M52]-[.N52])*100/[.M52]" office:value-type="float" office:value="10.8578415111507" calcext:value-type="float">
            <text:p>10.8578415112</text:p>
          </table:table-cell>
          <table:table-cell table:formula="of:=IF([.M52]&gt;[.N5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8869" calcext:value-type="float">
            <text:p>418869</text:p>
          </table:table-cell>
          <table:table-cell office:value-type="float" office:value="418084" calcext:value-type="float">
            <text:p>418084</text:p>
          </table:table-cell>
          <table:table-cell table:formula="of:=([.A53]-[.B53])*100/[.A53]" office:value-type="float" office:value="0.187409428723539" calcext:value-type="float">
            <text:p>0.1874094287</text:p>
          </table:table-cell>
          <table:table-cell table:formula="of:=IF([.A53]&gt;[.B53]; 1; 0)" office:value-type="float" office:value="1" calcext:value-type="float">
            <text:p>1</text:p>
          </table:table-cell>
          <table:table-cell office:value-type="float" office:value="61628" calcext:value-type="float">
            <text:p>61628</text:p>
          </table:table-cell>
          <table:table-cell office:value-type="float" office:value="60820" calcext:value-type="float">
            <text:p>60820</text:p>
          </table:table-cell>
          <table:table-cell table:formula="of:=([.E53]-[.F53])*100/[.E53]" office:value-type="float" office:value="1.3110923606153" calcext:value-type="float">
            <text:p>1.3110923606</text:p>
          </table:table-cell>
          <table:table-cell table:formula="of:=IF([.E53]&gt;[.F53]; 1; 0)" office:value-type="float" office:value="1" calcext:value-type="float">
            <text:p>1</text:p>
          </table:table-cell>
          <table:table-cell office:value-type="float" office:value="2347" calcext:value-type="float">
            <text:p>2347</text:p>
          </table:table-cell>
          <table:table-cell office:value-type="float" office:value="2474" calcext:value-type="float">
            <text:p>2474</text:p>
          </table:table-cell>
          <table:table-cell table:formula="of:=([.I53]-[.J53])*100/[.I53]" office:value-type="float" office:value="-5.41116318704729" calcext:value-type="float">
            <text:p>-5.411163187</text:p>
          </table:table-cell>
          <table:table-cell table:formula="of:=IF([.I53]&gt;[.J53]; 1; 0)" office:value-type="float" office:value="0" calcext:value-type="float">
            <text:p>0</text:p>
          </table:table-cell>
          <table:table-cell office:value-type="float" office:value="20171" calcext:value-type="float">
            <text:p>20171</text:p>
          </table:table-cell>
          <table:table-cell office:value-type="float" office:value="19327" calcext:value-type="float">
            <text:p>19327</text:p>
          </table:table-cell>
          <table:table-cell table:formula="of:=([.M53]-[.N53])*100/[.M53]" office:value-type="float" office:value="4.18422487729909" calcext:value-type="float">
            <text:p>4.1842248773</text:p>
          </table:table-cell>
          <table:table-cell table:formula="of:=IF([.M53]&gt;[.N5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3675" calcext:value-type="float">
            <text:p>1713675</text:p>
          </table:table-cell>
          <table:table-cell office:value-type="float" office:value="1731329" calcext:value-type="float">
            <text:p>1731329</text:p>
          </table:table-cell>
          <table:table-cell table:formula="of:=([.A54]-[.B54])*100/[.A54]" office:value-type="float" office:value="-1.03018366959896" calcext:value-type="float">
            <text:p>-1.0301836696</text:p>
          </table:table-cell>
          <table:table-cell table:formula="of:=IF([.A54]&gt;[.B54]; 1; 0)" office:value-type="float" office:value="0" calcext:value-type="float">
            <text:p>0</text:p>
          </table:table-cell>
          <table:table-cell office:value-type="float" office:value="305670" calcext:value-type="float">
            <text:p>305670</text:p>
          </table:table-cell>
          <table:table-cell office:value-type="float" office:value="283789" calcext:value-type="float">
            <text:p>283789</text:p>
          </table:table-cell>
          <table:table-cell table:formula="of:=([.E54]-[.F54])*100/[.E54]" office:value-type="float" office:value="7.15837340923218" calcext:value-type="float">
            <text:p>7.1583734092</text:p>
          </table:table-cell>
          <table:table-cell table:formula="of:=IF([.E54]&gt;[.F54]; 1; 0)" office:value-type="float" office:value="1" calcext:value-type="float">
            <text:p>1</text:p>
          </table:table-cell>
          <table:table-cell office:value-type="float" office:value="29700" calcext:value-type="float">
            <text:p>29700</text:p>
          </table:table-cell>
          <table:table-cell office:value-type="float" office:value="21863" calcext:value-type="float">
            <text:p>21863</text:p>
          </table:table-cell>
          <table:table-cell table:formula="of:=([.I54]-[.J54])*100/[.I54]" office:value-type="float" office:value="26.3872053872054" calcext:value-type="float">
            <text:p>26.3872053872</text:p>
          </table:table-cell>
          <table:table-cell table:formula="of:=IF([.I54]&gt;[.J54]; 1; 0)" office:value-type="float" office:value="1" calcext:value-type="float">
            <text:p>1</text:p>
          </table:table-cell>
          <table:table-cell office:value-type="float" office:value="105547" calcext:value-type="float">
            <text:p>105547</text:p>
          </table:table-cell>
          <table:table-cell office:value-type="float" office:value="93272" calcext:value-type="float">
            <text:p>93272</text:p>
          </table:table-cell>
          <table:table-cell table:formula="of:=([.M54]-[.N54])*100/[.M54]" office:value-type="float" office:value="11.6298900016107" calcext:value-type="float">
            <text:p>11.6298900016</text:p>
          </table:table-cell>
          <table:table-cell table:formula="of:=IF([.M54]&gt;[.N5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5947" calcext:value-type="float">
            <text:p>435947</text:p>
          </table:table-cell>
          <table:table-cell office:value-type="float" office:value="444368" calcext:value-type="float">
            <text:p>444368</text:p>
          </table:table-cell>
          <table:table-cell table:formula="of:=([.A55]-[.B55])*100/[.A55]" office:value-type="float" office:value="-1.931656829844" calcext:value-type="float">
            <text:p>-1.9316568298</text:p>
          </table:table-cell>
          <table:table-cell table:formula="of:=IF([.A55]&gt;[.B55]; 1; 0)" office:value-type="float" office:value="0" calcext:value-type="float">
            <text:p>0</text:p>
          </table:table-cell>
          <table:table-cell office:value-type="float" office:value="64057" calcext:value-type="float">
            <text:p>64057</text:p>
          </table:table-cell>
          <table:table-cell office:value-type="float" office:value="63295" calcext:value-type="float">
            <text:p>63295</text:p>
          </table:table-cell>
          <table:table-cell table:formula="of:=([.E55]-[.F55])*100/[.E55]" office:value-type="float" office:value="1.1895655431881" calcext:value-type="float">
            <text:p>1.1895655432</text:p>
          </table:table-cell>
          <table:table-cell table:formula="of:=IF([.E55]&gt;[.F55]; 1; 0)" office:value-type="float" office:value="1" calcext:value-type="float">
            <text:p>1</text:p>
          </table:table-cell>
          <table:table-cell office:value-type="float" office:value="2556" calcext:value-type="float">
            <text:p>2556</text:p>
          </table:table-cell>
          <table:table-cell office:value-type="float" office:value="2285" calcext:value-type="float">
            <text:p>2285</text:p>
          </table:table-cell>
          <table:table-cell table:formula="of:=([.I55]-[.J55])*100/[.I55]" office:value-type="float" office:value="10.6025039123631" calcext:value-type="float">
            <text:p>10.6025039124</text:p>
          </table:table-cell>
          <table:table-cell table:formula="of:=IF([.I55]&gt;[.J55]; 1; 0)" office:value-type="float" office:value="1" calcext:value-type="float">
            <text:p>1</text:p>
          </table:table-cell>
          <table:table-cell office:value-type="float" office:value="20053" calcext:value-type="float">
            <text:p>20053</text:p>
          </table:table-cell>
          <table:table-cell office:value-type="float" office:value="19397" calcext:value-type="float">
            <text:p>19397</text:p>
          </table:table-cell>
          <table:table-cell table:formula="of:=([.M55]-[.N55])*100/[.M55]" office:value-type="float" office:value="3.27133097292176" calcext:value-type="float">
            <text:p>3.2713309729</text:p>
          </table:table-cell>
          <table:table-cell table:formula="of:=IF([.M55]&gt;[.N5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7807" calcext:value-type="float">
            <text:p>1767807</text:p>
          </table:table-cell>
          <table:table-cell office:value-type="float" office:value="1704201" calcext:value-type="float">
            <text:p>1704201</text:p>
          </table:table-cell>
          <table:table-cell table:formula="of:=([.A56]-[.B56])*100/[.A56]" office:value-type="float" office:value="3.59801720436677" calcext:value-type="float">
            <text:p>3.5980172044</text:p>
          </table:table-cell>
          <table:table-cell table:formula="of:=IF([.A56]&gt;[.B56]; 1; 0)" office:value-type="float" office:value="1" calcext:value-type="float">
            <text:p>1</text:p>
          </table:table-cell>
          <table:table-cell office:value-type="float" office:value="330483" calcext:value-type="float">
            <text:p>330483</text:p>
          </table:table-cell>
          <table:table-cell office:value-type="float" office:value="299645" calcext:value-type="float">
            <text:p>299645</text:p>
          </table:table-cell>
          <table:table-cell table:formula="of:=([.E56]-[.F56])*100/[.E56]" office:value-type="float" office:value="9.33119101436382" calcext:value-type="float">
            <text:p>9.3311910144</text:p>
          </table:table-cell>
          <table:table-cell table:formula="of:=IF([.E56]&gt;[.F56]; 1; 0)" office:value-type="float" office:value="1" calcext:value-type="float">
            <text:p>1</text:p>
          </table:table-cell>
          <table:table-cell office:value-type="float" office:value="28906" calcext:value-type="float">
            <text:p>28906</text:p>
          </table:table-cell>
          <table:table-cell office:value-type="float" office:value="21253" calcext:value-type="float">
            <text:p>21253</text:p>
          </table:table-cell>
          <table:table-cell table:formula="of:=([.I56]-[.J56])*100/[.I56]" office:value-type="float" office:value="26.4754722203003" calcext:value-type="float">
            <text:p>26.4754722203</text:p>
          </table:table-cell>
          <table:table-cell table:formula="of:=IF([.I56]&gt;[.J56]; 1; 0)" office:value-type="float" office:value="1" calcext:value-type="float">
            <text:p>1</text:p>
          </table:table-cell>
          <table:table-cell office:value-type="float" office:value="105523" calcext:value-type="float">
            <text:p>105523</text:p>
          </table:table-cell>
          <table:table-cell office:value-type="float" office:value="92812" calcext:value-type="float">
            <text:p>92812</text:p>
          </table:table-cell>
          <table:table-cell table:formula="of:=([.M56]-[.N56])*100/[.M56]" office:value-type="float" office:value="12.0457151521469" calcext:value-type="float">
            <text:p>12.0457151521</text:p>
          </table:table-cell>
          <table:table-cell table:formula="of:=IF([.M56]&gt;[.N5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7971" calcext:value-type="float">
            <text:p>447971</text:p>
          </table:table-cell>
          <table:table-cell office:value-type="float" office:value="451787" calcext:value-type="float">
            <text:p>451787</text:p>
          </table:table-cell>
          <table:table-cell table:formula="of:=([.A57]-[.B57])*100/[.A57]" office:value-type="float" office:value="-0.851840855769681" calcext:value-type="float">
            <text:p>-0.8518408558</text:p>
          </table:table-cell>
          <table:table-cell table:formula="of:=IF([.A57]&gt;[.B57]; 1; 0)" office:value-type="float" office:value="0" calcext:value-type="float">
            <text:p>0</text:p>
          </table:table-cell>
          <table:table-cell office:value-type="float" office:value="68207" calcext:value-type="float">
            <text:p>68207</text:p>
          </table:table-cell>
          <table:table-cell office:value-type="float" office:value="69302" calcext:value-type="float">
            <text:p>69302</text:p>
          </table:table-cell>
          <table:table-cell table:formula="of:=([.E57]-[.F57])*100/[.E57]" office:value-type="float" office:value="-1.60540706965561" calcext:value-type="float">
            <text:p>-1.6054070697</text:p>
          </table:table-cell>
          <table:table-cell table:formula="of:=IF([.E57]&gt;[.F57]; 1; 0)"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float" office:value="2528" calcext:value-type="float">
            <text:p>2528</text:p>
          </table:table-cell>
          <table:table-cell table:formula="of:=([.I57]-[.J57])*100/[.I57]" office:value-type="float" office:value="6.37037037037037" calcext:value-type="float">
            <text:p>6.3703703704</text:p>
          </table:table-cell>
          <table:table-cell table:formula="of:=IF([.I57]&gt;[.J57]; 1; 0)" office:value-type="float" office:value="1" calcext:value-type="float">
            <text:p>1</text:p>
          </table:table-cell>
          <table:table-cell office:value-type="float" office:value="20988" calcext:value-type="float">
            <text:p>20988</text:p>
          </table:table-cell>
          <table:table-cell office:value-type="float" office:value="20991" calcext:value-type="float">
            <text:p>20991</text:p>
          </table:table-cell>
          <table:table-cell table:formula="of:=([.M57]-[.N57])*100/[.M57]" office:value-type="float" office:value="-0.0142938822184105" calcext:value-type="float">
            <text:p>-0.0142938822</text:p>
          </table:table-cell>
          <table:table-cell table:formula="of:=IF([.M57]&gt;[.N5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6057" calcext:value-type="float">
            <text:p>1716057</text:p>
          </table:table-cell>
          <table:table-cell office:value-type="float" office:value="1694653" calcext:value-type="float">
            <text:p>1694653</text:p>
          </table:table-cell>
          <table:table-cell table:formula="of:=([.A58]-[.B58])*100/[.A58]" office:value-type="float" office:value="1.24727791675918" calcext:value-type="float">
            <text:p>1.2472779168</text:p>
          </table:table-cell>
          <table:table-cell table:formula="of:=IF([.A58]&gt;[.B58]; 1; 0)" office:value-type="float" office:value="1" calcext:value-type="float">
            <text:p>1</text:p>
          </table:table-cell>
          <table:table-cell office:value-type="float" office:value="350727" calcext:value-type="float">
            <text:p>350727</text:p>
          </table:table-cell>
          <table:table-cell office:value-type="float" office:value="286740" calcext:value-type="float">
            <text:p>286740</text:p>
          </table:table-cell>
          <table:table-cell table:formula="of:=([.E58]-[.F58])*100/[.E58]" office:value-type="float" office:value="18.2441043888837" calcext:value-type="float">
            <text:p>18.2441043889</text:p>
          </table:table-cell>
          <table:table-cell table:formula="of:=IF([.E58]&gt;[.F58]; 1; 0)" office:value-type="float" office:value="1" calcext:value-type="float">
            <text:p>1</text:p>
          </table:table-cell>
          <table:table-cell office:value-type="float" office:value="29446" calcext:value-type="float">
            <text:p>29446</text:p>
          </table:table-cell>
          <table:table-cell office:value-type="float" office:value="21373" calcext:value-type="float">
            <text:p>21373</text:p>
          </table:table-cell>
          <table:table-cell table:formula="of:=([.I58]-[.J58])*100/[.I58]" office:value-type="float" office:value="27.4162874414182" calcext:value-type="float">
            <text:p>27.4162874414</text:p>
          </table:table-cell>
          <table:table-cell table:formula="of:=IF([.I58]&gt;[.J58]; 1; 0)" office:value-type="float" office:value="1" calcext:value-type="float">
            <text:p>1</text:p>
          </table:table-cell>
          <table:table-cell office:value-type="float" office:value="107859" calcext:value-type="float">
            <text:p>107859</text:p>
          </table:table-cell>
          <table:table-cell office:value-type="float" office:value="92419" calcext:value-type="float">
            <text:p>92419</text:p>
          </table:table-cell>
          <table:table-cell table:formula="of:=([.M58]-[.N58])*100/[.M58]" office:value-type="float" office:value="14.3149853048888" calcext:value-type="float">
            <text:p>14.3149853049</text:p>
          </table:table-cell>
          <table:table-cell table:formula="of:=IF([.M58]&gt;[.N5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4657" calcext:value-type="float">
            <text:p>464657</text:p>
          </table:table-cell>
          <table:table-cell office:value-type="float" office:value="486191" calcext:value-type="float">
            <text:p>486191</text:p>
          </table:table-cell>
          <table:table-cell table:formula="of:=([.A59]-[.B59])*100/[.A59]" office:value-type="float" office:value="-4.63438622467756" calcext:value-type="float">
            <text:p>-4.6343862247</text:p>
          </table:table-cell>
          <table:table-cell table:formula="of:=IF([.A59]&gt;[.B59]; 1; 0)" office:value-type="float" office:value="0" calcext:value-type="float">
            <text:p>0</text:p>
          </table:table-cell>
          <table:table-cell office:value-type="float" office:value="69341" calcext:value-type="float">
            <text:p>69341</text:p>
          </table:table-cell>
          <table:table-cell office:value-type="float" office:value="69481" calcext:value-type="float">
            <text:p>69481</text:p>
          </table:table-cell>
          <table:table-cell table:formula="of:=([.E59]-[.F59])*100/[.E59]" office:value-type="float" office:value="-0.201900751359225" calcext:value-type="float">
            <text:p>-0.2019007514</text:p>
          </table:table-cell>
          <table:table-cell table:formula="of:=IF([.E59]&gt;[.F59]; 1; 0)"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2537" calcext:value-type="float">
            <text:p>2537</text:p>
          </table:table-cell>
          <table:table-cell table:formula="of:=([.I59]-[.J59])*100/[.I59]" office:value-type="float" office:value="4.3002640513014" calcext:value-type="float">
            <text:p>4.3002640513</text:p>
          </table:table-cell>
          <table:table-cell table:formula="of:=IF([.I59]&gt;[.J59]; 1; 0)" office:value-type="float" office:value="1" calcext:value-type="float">
            <text:p>1</text:p>
          </table:table-cell>
          <table:table-cell office:value-type="float" office:value="22018" calcext:value-type="float">
            <text:p>22018</text:p>
          </table:table-cell>
          <table:table-cell office:value-type="float" office:value="21447" calcext:value-type="float">
            <text:p>21447</text:p>
          </table:table-cell>
          <table:table-cell table:formula="of:=([.M59]-[.N59])*100/[.M59]" office:value-type="float" office:value="2.59333272776819" calcext:value-type="float">
            <text:p>2.5933327278</text:p>
          </table:table-cell>
          <table:table-cell table:formula="of:=IF([.M59]&gt;[.N5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5598" calcext:value-type="float">
            <text:p>1705598</text:p>
          </table:table-cell>
          <table:table-cell office:value-type="float" office:value="1743358" calcext:value-type="float">
            <text:p>1743358</text:p>
          </table:table-cell>
          <table:table-cell table:formula="of:=([.A60]-[.B60])*100/[.A60]" office:value-type="float" office:value="-2.2138862733188" calcext:value-type="float">
            <text:p>-2.2138862733</text:p>
          </table:table-cell>
          <table:table-cell table:formula="of:=IF([.A60]&gt;[.B60]; 1; 0)" office:value-type="float" office:value="0" calcext:value-type="float">
            <text:p>0</text:p>
          </table:table-cell>
          <table:table-cell office:value-type="float" office:value="309901" calcext:value-type="float">
            <text:p>309901</text:p>
          </table:table-cell>
          <table:table-cell office:value-type="float" office:value="289096" calcext:value-type="float">
            <text:p>289096</text:p>
          </table:table-cell>
          <table:table-cell table:formula="of:=([.E60]-[.F60])*100/[.E60]" office:value-type="float" office:value="6.71343429030561" calcext:value-type="float">
            <text:p>6.7134342903</text:p>
          </table:table-cell>
          <table:table-cell table:formula="of:=IF([.E60]&gt;[.F60]; 1; 0)" office:value-type="float" office:value="1" calcext:value-type="float">
            <text:p>1</text:p>
          </table:table-cell>
          <table:table-cell office:value-type="float" office:value="29309" calcext:value-type="float">
            <text:p>29309</text:p>
          </table:table-cell>
          <table:table-cell office:value-type="float" office:value="21109" calcext:value-type="float">
            <text:p>21109</text:p>
          </table:table-cell>
          <table:table-cell table:formula="of:=([.I60]-[.J60])*100/[.I60]" office:value-type="float" office:value="27.9777542734314" calcext:value-type="float">
            <text:p>27.9777542734</text:p>
          </table:table-cell>
          <table:table-cell table:formula="of:=IF([.I60]&gt;[.J60]; 1; 0)" office:value-type="float" office:value="1" calcext:value-type="float">
            <text:p>1</text:p>
          </table:table-cell>
          <table:table-cell office:value-type="float" office:value="105142" calcext:value-type="float">
            <text:p>105142</text:p>
          </table:table-cell>
          <table:table-cell office:value-type="float" office:value="91698" calcext:value-type="float">
            <text:p>91698</text:p>
          </table:table-cell>
          <table:table-cell table:formula="of:=([.M60]-[.N60])*100/[.M60]" office:value-type="float" office:value="12.7865172813909" calcext:value-type="float">
            <text:p>12.7865172814</text:p>
          </table:table-cell>
          <table:table-cell table:formula="of:=IF([.M60]&gt;[.N6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7122" calcext:value-type="float">
            <text:p>487122</text:p>
          </table:table-cell>
          <table:table-cell office:value-type="float" office:value="508531" calcext:value-type="float">
            <text:p>508531</text:p>
          </table:table-cell>
          <table:table-cell table:formula="of:=([.A61]-[.B61])*100/[.A61]" office:value-type="float" office:value="-4.39499755708016" calcext:value-type="float">
            <text:p>-4.3949975571</text:p>
          </table:table-cell>
          <table:table-cell table:formula="of:=IF([.A61]&gt;[.B61]; 1; 0)" office:value-type="float" office:value="0" calcext:value-type="float">
            <text:p>0</text:p>
          </table:table-cell>
          <table:table-cell office:value-type="float" office:value="72568" calcext:value-type="float">
            <text:p>72568</text:p>
          </table:table-cell>
          <table:table-cell office:value-type="float" office:value="74071" calcext:value-type="float">
            <text:p>74071</text:p>
          </table:table-cell>
          <table:table-cell table:formula="of:=([.E61]-[.F61])*100/[.E61]" office:value-type="float" office:value="-2.07116084224452" calcext:value-type="float">
            <text:p>-2.0711608422</text:p>
          </table:table-cell>
          <table:table-cell table:formula="of:=IF([.E61]&gt;[.F61]; 1; 0)" office:value-type="float" office:value="0" calcext:value-type="float">
            <text:p>0</text:p>
          </table:table-cell>
          <table:table-cell office:value-type="float" office:value="2901" calcext:value-type="float">
            <text:p>2901</text:p>
          </table:table-cell>
          <table:table-cell office:value-type="float" office:value="2589" calcext:value-type="float">
            <text:p>2589</text:p>
          </table:table-cell>
          <table:table-cell table:formula="of:=([.I61]-[.J61])*100/[.I61]" office:value-type="float" office:value="10.7549120992761" calcext:value-type="float">
            <text:p>10.7549120993</text:p>
          </table:table-cell>
          <table:table-cell table:formula="of:=IF([.I61]&gt;[.J61]; 1; 0)" office:value-type="float" office:value="1" calcext:value-type="float">
            <text:p>1</text:p>
          </table:table-cell>
          <table:table-cell office:value-type="float" office:value="23350" calcext:value-type="float">
            <text:p>23350</text:p>
          </table:table-cell>
          <table:table-cell office:value-type="float" office:value="22426" calcext:value-type="float">
            <text:p>22426</text:p>
          </table:table-cell>
          <table:table-cell table:formula="of:=([.M61]-[.N61])*100/[.M61]" office:value-type="float" office:value="3.95717344753747" calcext:value-type="float">
            <text:p>3.9571734475</text:p>
          </table:table-cell>
          <table:table-cell table:formula="of:=IF([.M61]&gt;[.N6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9050" calcext:value-type="float">
            <text:p>1719050</text:p>
          </table:table-cell>
          <table:table-cell office:value-type="float" office:value="1701718" calcext:value-type="float">
            <text:p>1701718</text:p>
          </table:table-cell>
          <table:table-cell table:formula="of:=([.A62]-[.B62])*100/[.A62]" office:value-type="float" office:value="1.00823129053838" calcext:value-type="float">
            <text:p>1.0082312905</text:p>
          </table:table-cell>
          <table:table-cell table:formula="of:=IF([.A62]&gt;[.B62]; 1; 0)" office:value-type="float" office:value="1" calcext:value-type="float">
            <text:p>1</text:p>
          </table:table-cell>
          <table:table-cell office:value-type="float" office:value="346726" calcext:value-type="float">
            <text:p>346726</text:p>
          </table:table-cell>
          <table:table-cell office:value-type="float" office:value="290022" calcext:value-type="float">
            <text:p>290022</text:p>
          </table:table-cell>
          <table:table-cell table:formula="of:=([.E62]-[.F62])*100/[.E62]" office:value-type="float" office:value="16.354124005699" calcext:value-type="float">
            <text:p>16.3541240057</text:p>
          </table:table-cell>
          <table:table-cell table:formula="of:=IF([.E62]&gt;[.F62]; 1; 0)" office:value-type="float" office:value="1" calcext:value-type="float">
            <text:p>1</text:p>
          </table:table-cell>
          <table:table-cell office:value-type="float" office:value="29198" calcext:value-type="float">
            <text:p>29198</text:p>
          </table:table-cell>
          <table:table-cell office:value-type="float" office:value="20683" calcext:value-type="float">
            <text:p>20683</text:p>
          </table:table-cell>
          <table:table-cell table:formula="of:=([.I62]-[.J62])*100/[.I62]" office:value-type="float" office:value="29.1629563668744" calcext:value-type="float">
            <text:p>29.1629563669</text:p>
          </table:table-cell>
          <table:table-cell table:formula="of:=IF([.I62]&gt;[.J62]; 1; 0)" office:value-type="float" office:value="1" calcext:value-type="float">
            <text:p>1</text:p>
          </table:table-cell>
          <table:table-cell office:value-type="float" office:value="105777" calcext:value-type="float">
            <text:p>105777</text:p>
          </table:table-cell>
          <table:table-cell office:value-type="float" office:value="90606" calcext:value-type="float">
            <text:p>90606</text:p>
          </table:table-cell>
          <table:table-cell table:formula="of:=([.M62]-[.N62])*100/[.M62]" office:value-type="float" office:value="14.3424373918716" calcext:value-type="float">
            <text:p>14.3424373919</text:p>
          </table:table-cell>
          <table:table-cell table:formula="of:=IF([.M62]&gt;[.N6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2979" calcext:value-type="float">
            <text:p>492979</text:p>
          </table:table-cell>
          <table:table-cell office:value-type="float" office:value="507777" calcext:value-type="float">
            <text:p>507777</text:p>
          </table:table-cell>
          <table:table-cell table:formula="of:=([.A63]-[.B63])*100/[.A63]" office:value-type="float" office:value="-3.00175058166778" calcext:value-type="float">
            <text:p>-3.0017505817</text:p>
          </table:table-cell>
          <table:table-cell table:formula="of:=IF([.A63]&gt;[.B63]; 1; 0)" office:value-type="float" office:value="0" calcext:value-type="float">
            <text:p>0</text:p>
          </table:table-cell>
          <table:table-cell office:value-type="float" office:value="75017" calcext:value-type="float">
            <text:p>75017</text:p>
          </table:table-cell>
          <table:table-cell office:value-type="float" office:value="82868" calcext:value-type="float">
            <text:p>82868</text:p>
          </table:table-cell>
          <table:table-cell table:formula="of:=([.E63]-[.F63])*100/[.E63]" office:value-type="float" office:value="-10.465627791034" calcext:value-type="float">
            <text:p>-10.465627791</text:p>
          </table:table-cell>
          <table:table-cell table:formula="of:=IF([.E63]&gt;[.F63]; 1; 0)" office:value-type="float" office:value="0" calcext:value-type="float">
            <text:p>0</text:p>
          </table:table-cell>
          <table:table-cell office:value-type="float" office:value="2977" calcext:value-type="float">
            <text:p>2977</text:p>
          </table:table-cell>
          <table:table-cell office:value-type="float" office:value="2927" calcext:value-type="float">
            <text:p>2927</text:p>
          </table:table-cell>
          <table:table-cell table:formula="of:=([.I63]-[.J63])*100/[.I63]" office:value-type="float" office:value="1.67954316425932" calcext:value-type="float">
            <text:p>1.6795431643</text:p>
          </table:table-cell>
          <table:table-cell table:formula="of:=IF([.I63]&gt;[.J63]; 1; 0)" office:value-type="float" office:value="1" calcext:value-type="float">
            <text:p>1</text:p>
          </table:table-cell>
          <table:table-cell office:value-type="float" office:value="23668" calcext:value-type="float">
            <text:p>23668</text:p>
          </table:table-cell>
          <table:table-cell office:value-type="float" office:value="23240" calcext:value-type="float">
            <text:p>23240</text:p>
          </table:table-cell>
          <table:table-cell table:formula="of:=([.M63]-[.N63])*100/[.M63]" office:value-type="float" office:value="1.80834882541829" calcext:value-type="float">
            <text:p>1.8083488254</text:p>
          </table:table-cell>
          <table:table-cell table:formula="of:=IF([.M63]&gt;[.N6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7662" calcext:value-type="float">
            <text:p>1727662</text:p>
          </table:table-cell>
          <table:table-cell office:value-type="float" office:value="1707409" calcext:value-type="float">
            <text:p>1707409</text:p>
          </table:table-cell>
          <table:table-cell table:formula="of:=([.A64]-[.B64])*100/[.A64]" office:value-type="float" office:value="1.17227791084136" calcext:value-type="float">
            <text:p>1.1722779108</text:p>
          </table:table-cell>
          <table:table-cell table:formula="of:=IF([.A64]&gt;[.B64]; 1; 0)" office:value-type="float" office:value="1" calcext:value-type="float">
            <text:p>1</text:p>
          </table:table-cell>
          <table:table-cell office:value-type="float" office:value="314035" calcext:value-type="float">
            <text:p>314035</text:p>
          </table:table-cell>
          <table:table-cell office:value-type="float" office:value="285367" calcext:value-type="float">
            <text:p>285367</text:p>
          </table:table-cell>
          <table:table-cell table:formula="of:=([.E64]-[.F64])*100/[.E64]" office:value-type="float" office:value="9.12891875109462" calcext:value-type="float">
            <text:p>9.1289187511</text:p>
          </table:table-cell>
          <table:table-cell table:formula="of:=IF([.E64]&gt;[.F64]; 1; 0)" office:value-type="float" office:value="1" calcext:value-type="float">
            <text:p>1</text:p>
          </table:table-cell>
          <table:table-cell office:value-type="float" office:value="29916" calcext:value-type="float">
            <text:p>29916</text:p>
          </table:table-cell>
          <table:table-cell office:value-type="float" office:value="21204" calcext:value-type="float">
            <text:p>21204</text:p>
          </table:table-cell>
          <table:table-cell table:formula="of:=([.I64]-[.J64])*100/[.I64]" office:value-type="float" office:value="29.1215403128761" calcext:value-type="float">
            <text:p>29.1215403129</text:p>
          </table:table-cell>
          <table:table-cell table:formula="of:=IF([.I64]&gt;[.J64]; 1; 0)" office:value-type="float" office:value="1" calcext:value-type="float">
            <text:p>1</text:p>
          </table:table-cell>
          <table:table-cell office:value-type="float" office:value="105339" calcext:value-type="float">
            <text:p>105339</text:p>
          </table:table-cell>
          <table:table-cell office:value-type="float" office:value="91595" calcext:value-type="float">
            <text:p>91595</text:p>
          </table:table-cell>
          <table:table-cell table:formula="of:=([.M64]-[.N64])*100/[.M64]" office:value-type="float" office:value="13.0473993487692" calcext:value-type="float">
            <text:p>13.0473993488</text:p>
          </table:table-cell>
          <table:table-cell table:formula="of:=IF([.M64]&gt;[.N6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2600" calcext:value-type="float">
            <text:p>652600</text:p>
          </table:table-cell>
          <table:table-cell office:value-type="float" office:value="598919" calcext:value-type="float">
            <text:p>598919</text:p>
          </table:table-cell>
          <table:table-cell table:formula="of:=([.A65]-[.B65])*100/[.A65]" office:value-type="float" office:value="8.22571253447748" calcext:value-type="float">
            <text:p>8.2257125345</text:p>
          </table:table-cell>
          <table:table-cell table:formula="of:=IF([.A65]&gt;[.B65]; 1; 0)" office:value-type="float" office:value="1" calcext:value-type="float">
            <text:p>1</text:p>
          </table:table-cell>
          <table:table-cell office:value-type="float" office:value="77389" calcext:value-type="float">
            <text:p>77389</text:p>
          </table:table-cell>
          <table:table-cell office:value-type="float" office:value="77705" calcext:value-type="float">
            <text:p>77705</text:p>
          </table:table-cell>
          <table:table-cell table:formula="of:=([.E65]-[.F65])*100/[.E65]" office:value-type="float" office:value="-0.408326764785693" calcext:value-type="float">
            <text:p>-0.4083267648</text:p>
          </table:table-cell>
          <table:table-cell table:formula="of:=IF([.E65]&gt;[.F65]; 1; 0)" office:value-type="float" office:value="0" calcext:value-type="float">
            <text:p>0</text:p>
          </table:table-cell>
          <table:table-cell office:value-type="float" office:value="2948" calcext:value-type="float">
            <text:p>2948</text:p>
          </table:table-cell>
          <table:table-cell office:value-type="float" office:value="2702" calcext:value-type="float">
            <text:p>2702</text:p>
          </table:table-cell>
          <table:table-cell table:formula="of:=([.I65]-[.J65])*100/[.I65]" office:value-type="float" office:value="8.34464043419267" calcext:value-type="float">
            <text:p>8.3446404342</text:p>
          </table:table-cell>
          <table:table-cell table:formula="of:=IF([.I65]&gt;[.J65]; 1; 0)" office:value-type="float" office:value="1" calcext:value-type="float">
            <text:p>1</text:p>
          </table:table-cell>
          <table:table-cell office:value-type="float" office:value="24115" calcext:value-type="float">
            <text:p>24115</text:p>
          </table:table-cell>
          <table:table-cell office:value-type="float" office:value="23998" calcext:value-type="float">
            <text:p>23998</text:p>
          </table:table-cell>
          <table:table-cell table:formula="of:=([.M65]-[.N65])*100/[.M65]" office:value-type="float" office:value="0.485175202156334" calcext:value-type="float">
            <text:p>0.4851752022</text:p>
          </table:table-cell>
          <table:table-cell table:formula="of:=IF([.M65]&gt;[.N6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8882" calcext:value-type="float">
            <text:p>1718882</text:p>
          </table:table-cell>
          <table:table-cell office:value-type="float" office:value="1689768" calcext:value-type="float">
            <text:p>1689768</text:p>
          </table:table-cell>
          <table:table-cell table:formula="of:=([.A66]-[.B66])*100/[.A66]" office:value-type="float" office:value="1.69377537259684" calcext:value-type="float">
            <text:p>1.6937753726</text:p>
          </table:table-cell>
          <table:table-cell table:formula="of:=IF([.A66]&gt;[.B66]; 1; 0)" office:value-type="float" office:value="1" calcext:value-type="float">
            <text:p>1</text:p>
          </table:table-cell>
          <table:table-cell office:value-type="float" office:value="314157" calcext:value-type="float">
            <text:p>314157</text:p>
          </table:table-cell>
          <table:table-cell office:value-type="float" office:value="285968" calcext:value-type="float">
            <text:p>285968</text:p>
          </table:table-cell>
          <table:table-cell table:formula="of:=([.E66]-[.F66])*100/[.E66]" office:value-type="float" office:value="8.97290208398985" calcext:value-type="float">
            <text:p>8.972902084</text:p>
          </table:table-cell>
          <table:table-cell table:formula="of:=IF([.E66]&gt;[.F66]; 1; 0)" office:value-type="float" office:value="1" calcext:value-type="float">
            <text:p>1</text:p>
          </table:table-cell>
          <table:table-cell office:value-type="float" office:value="29471" calcext:value-type="float">
            <text:p>29471</text:p>
          </table:table-cell>
          <table:table-cell office:value-type="float" office:value="20284" calcext:value-type="float">
            <text:p>20284</text:p>
          </table:table-cell>
          <table:table-cell table:formula="of:=([.I66]-[.J66])*100/[.I66]" office:value-type="float" office:value="31.1730175426691" calcext:value-type="float">
            <text:p>31.1730175427</text:p>
          </table:table-cell>
          <table:table-cell table:formula="of:=IF([.I66]&gt;[.J66]; 1; 0)" office:value-type="float" office:value="1" calcext:value-type="float">
            <text:p>1</text:p>
          </table:table-cell>
          <table:table-cell office:value-type="float" office:value="105696" calcext:value-type="float">
            <text:p>105696</text:p>
          </table:table-cell>
          <table:table-cell office:value-type="float" office:value="91037" calcext:value-type="float">
            <text:p>91037</text:p>
          </table:table-cell>
          <table:table-cell table:formula="of:=([.M66]-[.N66])*100/[.M66]" office:value-type="float" office:value="13.8690205873448" calcext:value-type="float">
            <text:p>13.8690205873</text:p>
          </table:table-cell>
          <table:table-cell table:formula="of:=IF([.M66]&gt;[.N6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0366" calcext:value-type="float">
            <text:p>540366</text:p>
          </table:table-cell>
          <table:table-cell office:value-type="float" office:value="556538" calcext:value-type="float">
            <text:p>556538</text:p>
          </table:table-cell>
          <table:table-cell table:formula="of:=([.A67]-[.B67])*100/[.A67]" office:value-type="float" office:value="-2.99278637071911" calcext:value-type="float">
            <text:p>-2.9927863707</text:p>
          </table:table-cell>
          <table:table-cell table:formula="of:=IF([.A67]&gt;[.B67]; 1; 0)" office:value-type="float" office:value="0" calcext:value-type="float">
            <text:p>0</text:p>
          </table:table-cell>
          <table:table-cell office:value-type="float" office:value="80598" calcext:value-type="float">
            <text:p>80598</text:p>
          </table:table-cell>
          <table:table-cell office:value-type="float" office:value="78563" calcext:value-type="float">
            <text:p>78563</text:p>
          </table:table-cell>
          <table:table-cell table:formula="of:=([.E67]-[.F67])*100/[.E67]" office:value-type="float" office:value="2.52487654780516" calcext:value-type="float">
            <text:p>2.5248765478</text:p>
          </table:table-cell>
          <table:table-cell table:formula="of:=IF([.E67]&gt;[.F67]; 1; 0)" office:value-type="float" office:value="1" calcext:value-type="float">
            <text:p>1</text:p>
          </table:table-cell>
          <table:table-cell office:value-type="float" office:value="3182" calcext:value-type="float">
            <text:p>3182</text:p>
          </table:table-cell>
          <table:table-cell office:value-type="float" office:value="2967" calcext:value-type="float">
            <text:p>2967</text:p>
          </table:table-cell>
          <table:table-cell table:formula="of:=([.I67]-[.J67])*100/[.I67]" office:value-type="float" office:value="6.75675675675676" calcext:value-type="float">
            <text:p>6.7567567568</text:p>
          </table:table-cell>
          <table:table-cell table:formula="of:=IF([.I67]&gt;[.J67]; 1; 0)" office:value-type="float" office:value="1" calcext:value-type="float">
            <text:p>1</text:p>
          </table:table-cell>
          <table:table-cell office:value-type="float" office:value="25260" calcext:value-type="float">
            <text:p>25260</text:p>
          </table:table-cell>
          <table:table-cell office:value-type="float" office:value="24146" calcext:value-type="float">
            <text:p>24146</text:p>
          </table:table-cell>
          <table:table-cell table:formula="of:=([.M67]-[.N67])*100/[.M67]" office:value-type="float" office:value="4.41013460015835" calcext:value-type="float">
            <text:p>4.4101346002</text:p>
          </table:table-cell>
          <table:table-cell table:formula="of:=IF([.M67]&gt;[.N6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0692" calcext:value-type="float">
            <text:p>1720692</text:p>
          </table:table-cell>
          <table:table-cell office:value-type="float" office:value="1702119" calcext:value-type="float">
            <text:p>1702119</text:p>
          </table:table-cell>
          <table:table-cell table:formula="of:=([.A68]-[.B68])*100/[.A68]" office:value-type="float" office:value="1.07939131465713" calcext:value-type="float">
            <text:p>1.0793913147</text:p>
          </table:table-cell>
          <table:table-cell table:formula="of:=IF([.A68]&gt;[.B68]; 1; 0)" office:value-type="float" office:value="1" calcext:value-type="float">
            <text:p>1</text:p>
          </table:table-cell>
          <table:table-cell office:value-type="float" office:value="307803" calcext:value-type="float">
            <text:p>307803</text:p>
          </table:table-cell>
          <table:table-cell office:value-type="float" office:value="284825" calcext:value-type="float">
            <text:p>284825</text:p>
          </table:table-cell>
          <table:table-cell table:formula="of:=([.E68]-[.F68])*100/[.E68]" office:value-type="float" office:value="7.46516440710454" calcext:value-type="float">
            <text:p>7.4651644071</text:p>
          </table:table-cell>
          <table:table-cell table:formula="of:=IF([.E68]&gt;[.F68]; 1; 0)" office:value-type="float" office:value="1" calcext:value-type="float">
            <text:p>1</text:p>
          </table:table-cell>
          <table:table-cell office:value-type="float" office:value="30024" calcext:value-type="float">
            <text:p>30024</text:p>
          </table:table-cell>
          <table:table-cell office:value-type="float" office:value="20482" calcext:value-type="float">
            <text:p>20482</text:p>
          </table:table-cell>
          <table:table-cell table:formula="of:=([.I68]-[.J68])*100/[.I68]" office:value-type="float" office:value="31.781241673328" calcext:value-type="float">
            <text:p>31.7812416733</text:p>
          </table:table-cell>
          <table:table-cell table:formula="of:=IF([.I68]&gt;[.J68]; 1; 0)" office:value-type="float" office:value="1" calcext:value-type="float">
            <text:p>1</text:p>
          </table:table-cell>
          <table:table-cell office:value-type="float" office:value="104340" calcext:value-type="float">
            <text:p>104340</text:p>
          </table:table-cell>
          <table:table-cell office:value-type="float" office:value="91515" calcext:value-type="float">
            <text:p>91515</text:p>
          </table:table-cell>
          <table:table-cell table:formula="of:=([.M68]-[.N68])*100/[.M68]" office:value-type="float" office:value="12.291546866015" calcext:value-type="float">
            <text:p>12.291546866</text:p>
          </table:table-cell>
          <table:table-cell table:formula="of:=IF([.M68]&gt;[.N6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8442" calcext:value-type="float">
            <text:p>548442</text:p>
          </table:table-cell>
          <table:table-cell office:value-type="float" office:value="553789" calcext:value-type="float">
            <text:p>553789</text:p>
          </table:table-cell>
          <table:table-cell table:formula="of:=([.A69]-[.B69])*100/[.A69]" office:value-type="float" office:value="-0.974943567414604" calcext:value-type="float">
            <text:p>-0.9749435674</text:p>
          </table:table-cell>
          <table:table-cell table:formula="of:=IF([.A69]&gt;[.B69]; 1; 0)" office:value-type="float" office:value="0" calcext:value-type="float">
            <text:p>0</text:p>
          </table:table-cell>
          <table:table-cell office:value-type="float" office:value="81737" calcext:value-type="float">
            <text:p>81737</text:p>
          </table:table-cell>
          <table:table-cell office:value-type="float" office:value="81616" calcext:value-type="float">
            <text:p>81616</text:p>
          </table:table-cell>
          <table:table-cell table:formula="of:=([.E69]-[.F69])*100/[.E69]" office:value-type="float" office:value="0.148035773272814" calcext:value-type="float">
            <text:p>0.1480357733</text:p>
          </table:table-cell>
          <table:table-cell table:formula="of:=IF([.E69]&gt;[.F69]; 1; 0)" office:value-type="float" office:value="1" calcext:value-type="float">
            <text:p>1</text:p>
          </table:table-cell>
          <table:table-cell office:value-type="float" office:value="3259" calcext:value-type="float">
            <text:p>3259</text:p>
          </table:table-cell>
          <table:table-cell office:value-type="float" office:value="3074" calcext:value-type="float">
            <text:p>3074</text:p>
          </table:table-cell>
          <table:table-cell table:formula="of:=([.I69]-[.J69])*100/[.I69]" office:value-type="float" office:value="5.67658791040196" calcext:value-type="float">
            <text:p>5.6765879104</text:p>
          </table:table-cell>
          <table:table-cell table:formula="of:=IF([.I69]&gt;[.J69]; 1; 0)" office:value-type="float" office:value="1" calcext:value-type="float">
            <text:p>1</text:p>
          </table:table-cell>
          <table:table-cell office:value-type="float" office:value="25345" calcext:value-type="float">
            <text:p>25345</text:p>
          </table:table-cell>
          <table:table-cell office:value-type="float" office:value="25079" calcext:value-type="float">
            <text:p>25079</text:p>
          </table:table-cell>
          <table:table-cell table:formula="of:=([.M69]-[.N69])*100/[.M69]" office:value-type="float" office:value="1.04951666995463" calcext:value-type="float">
            <text:p>1.04951667</text:p>
          </table:table-cell>
          <table:table-cell table:formula="of:=IF([.M69]&gt;[.N6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7321" calcext:value-type="float">
            <text:p>1717321</text:p>
          </table:table-cell>
          <table:table-cell office:value-type="float" office:value="1679255" calcext:value-type="float">
            <text:p>1679255</text:p>
          </table:table-cell>
          <table:table-cell table:formula="of:=([.A70]-[.B70])*100/[.A70]" office:value-type="float" office:value="2.21659200580439" calcext:value-type="float">
            <text:p>2.2165920058</text:p>
          </table:table-cell>
          <table:table-cell table:formula="of:=IF([.A70]&gt;[.B70]; 1; 0)" office:value-type="float" office:value="1" calcext:value-type="float">
            <text:p>1</text:p>
          </table:table-cell>
          <table:table-cell office:value-type="float" office:value="308514" calcext:value-type="float">
            <text:p>308514</text:p>
          </table:table-cell>
          <table:table-cell office:value-type="float" office:value="288121" calcext:value-type="float">
            <text:p>288121</text:p>
          </table:table-cell>
          <table:table-cell table:formula="of:=([.E70]-[.F70])*100/[.E70]" office:value-type="float" office:value="6.61007280058604" calcext:value-type="float">
            <text:p>6.6100728006</text:p>
          </table:table-cell>
          <table:table-cell table:formula="of:=IF([.E70]&gt;[.F70]; 1; 0)" office:value-type="float" office:value="1" calcext:value-type="float">
            <text:p>1</text:p>
          </table:table-cell>
          <table:table-cell office:value-type="float" office:value="28972" calcext:value-type="float">
            <text:p>28972</text:p>
          </table:table-cell>
          <table:table-cell office:value-type="float" office:value="19962" calcext:value-type="float">
            <text:p>19962</text:p>
          </table:table-cell>
          <table:table-cell table:formula="of:=([.I70]-[.J70])*100/[.I70]" office:value-type="float" office:value="31.0989921303327" calcext:value-type="float">
            <text:p>31.0989921303</text:p>
          </table:table-cell>
          <table:table-cell table:formula="of:=IF([.I70]&gt;[.J70]; 1; 0)" office:value-type="float" office:value="1" calcext:value-type="float">
            <text:p>1</text:p>
          </table:table-cell>
          <table:table-cell office:value-type="float" office:value="105278" calcext:value-type="float">
            <text:p>105278</text:p>
          </table:table-cell>
          <table:table-cell office:value-type="float" office:value="90239" calcext:value-type="float">
            <text:p>90239</text:p>
          </table:table-cell>
          <table:table-cell table:formula="of:=([.M70]-[.N70])*100/[.M70]" office:value-type="float" office:value="14.2850358099508" calcext:value-type="float">
            <text:p>14.28503581</text:p>
          </table:table-cell>
          <table:table-cell table:formula="of:=IF([.M70]&gt;[.N7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7223" calcext:value-type="float">
            <text:p>657223</text:p>
          </table:table-cell>
          <table:table-cell office:value-type="float" office:value="613573" calcext:value-type="float">
            <text:p>613573</text:p>
          </table:table-cell>
          <table:table-cell table:formula="of:=([.A71]-[.B71])*100/[.A71]" office:value-type="float" office:value="6.64158132019117" calcext:value-type="float">
            <text:p>6.6415813202</text:p>
          </table:table-cell>
          <table:table-cell table:formula="of:=IF([.A71]&gt;[.B71]; 1; 0)" office:value-type="float" office:value="1" calcext:value-type="float">
            <text:p>1</text:p>
          </table:table-cell>
          <table:table-cell office:value-type="float" office:value="84234" calcext:value-type="float">
            <text:p>84234</text:p>
          </table:table-cell>
          <table:table-cell office:value-type="float" office:value="84307" calcext:value-type="float">
            <text:p>84307</text:p>
          </table:table-cell>
          <table:table-cell table:formula="of:=([.E71]-[.F71])*100/[.E71]" office:value-type="float" office:value="-0.0866633425932521" calcext:value-type="float">
            <text:p>-0.0866633426</text:p>
          </table:table-cell>
          <table:table-cell table:formula="of:=IF([.E71]&gt;[.F71]; 1; 0)" office:value-type="float" office:value="0" calcext:value-type="float">
            <text:p>0</text:p>
          </table:table-cell>
          <table:table-cell office:value-type="float" office:value="3191" calcext:value-type="float">
            <text:p>3191</text:p>
          </table:table-cell>
          <table:table-cell office:value-type="float" office:value="3058" calcext:value-type="float">
            <text:p>3058</text:p>
          </table:table-cell>
          <table:table-cell table:formula="of:=([.I71]-[.J71])*100/[.I71]" office:value-type="float" office:value="4.16797242243811" calcext:value-type="float">
            <text:p>4.1679724224</text:p>
          </table:table-cell>
          <table:table-cell table:formula="of:=IF([.I71]&gt;[.J71]; 1; 0)" office:value-type="float" office:value="1" calcext:value-type="float">
            <text:p>1</text:p>
          </table:table-cell>
          <table:table-cell office:value-type="float" office:value="26408" calcext:value-type="float">
            <text:p>26408</text:p>
          </table:table-cell>
          <table:table-cell office:value-type="float" office:value="26172" calcext:value-type="float">
            <text:p>26172</text:p>
          </table:table-cell>
          <table:table-cell table:formula="of:=([.M71]-[.N71])*100/[.M71]" office:value-type="float" office:value="0.893668585277189" calcext:value-type="float">
            <text:p>0.8936685853</text:p>
          </table:table-cell>
          <table:table-cell table:formula="of:=IF([.M71]&gt;[.N7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6251" calcext:value-type="float">
            <text:p>1786251</text:p>
          </table:table-cell>
          <table:table-cell office:value-type="float" office:value="1683217" calcext:value-type="float">
            <text:p>1683217</text:p>
          </table:table-cell>
          <table:table-cell table:formula="of:=([.A72]-[.B72])*100/[.A72]" office:value-type="float" office:value="5.768170318729" calcext:value-type="float">
            <text:p>5.7681703187</text:p>
          </table:table-cell>
          <table:table-cell table:formula="of:=IF([.A72]&gt;[.B72]; 1; 0)" office:value-type="float" office:value="1" calcext:value-type="float">
            <text:p>1</text:p>
          </table:table-cell>
          <table:table-cell office:value-type="float" office:value="312650" calcext:value-type="float">
            <text:p>312650</text:p>
          </table:table-cell>
          <table:table-cell office:value-type="float" office:value="286607" calcext:value-type="float">
            <text:p>286607</text:p>
          </table:table-cell>
          <table:table-cell table:formula="of:=([.E72]-[.F72])*100/[.E72]" office:value-type="float" office:value="8.3297617143771" calcext:value-type="float">
            <text:p>8.3297617144</text:p>
          </table:table-cell>
          <table:table-cell table:formula="of:=IF([.E72]&gt;[.F72]; 1; 0)" office:value-type="float" office:value="1" calcext:value-type="float">
            <text:p>1</text:p>
          </table:table-cell>
          <table:table-cell office:value-type="float" office:value="28987" calcext:value-type="float">
            <text:p>28987</text:p>
          </table:table-cell>
          <table:table-cell office:value-type="float" office:value="19899" calcext:value-type="float">
            <text:p>19899</text:p>
          </table:table-cell>
          <table:table-cell table:formula="of:=([.I72]-[.J72])*100/[.I72]" office:value-type="float" office:value="31.3519853727533" calcext:value-type="float">
            <text:p>31.3519853728</text:p>
          </table:table-cell>
          <table:table-cell table:formula="of:=IF([.I72]&gt;[.J72]; 1; 0)" office:value-type="float" office:value="1" calcext:value-type="float">
            <text:p>1</text:p>
          </table:table-cell>
          <table:table-cell office:value-type="float" office:value="104505" calcext:value-type="float">
            <text:p>104505</text:p>
          </table:table-cell>
          <table:table-cell office:value-type="float" office:value="90601" calcext:value-type="float">
            <text:p>90601</text:p>
          </table:table-cell>
          <table:table-cell table:formula="of:=([.M72]-[.N72])*100/[.M72]" office:value-type="float" office:value="13.3046265728913" calcext:value-type="float">
            <text:p>13.3046265729</text:p>
          </table:table-cell>
          <table:table-cell table:formula="of:=IF([.M72]&gt;[.N7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9239" calcext:value-type="float">
            <text:p>579239</text:p>
          </table:table-cell>
          <table:table-cell office:value-type="float" office:value="591412" calcext:value-type="float">
            <text:p>591412</text:p>
          </table:table-cell>
          <table:table-cell table:formula="of:=([.A73]-[.B73])*100/[.A73]" office:value-type="float" office:value="-2.10155048261598" calcext:value-type="float">
            <text:p>-2.1015504826</text:p>
          </table:table-cell>
          <table:table-cell table:formula="of:=IF([.A73]&gt;[.B73]; 1; 0)" office:value-type="float" office:value="0" calcext:value-type="float">
            <text:p>0</text:p>
          </table:table-cell>
          <table:table-cell office:value-type="float" office:value="87435" calcext:value-type="float">
            <text:p>87435</text:p>
          </table:table-cell>
          <table:table-cell office:value-type="float" office:value="86718" calcext:value-type="float">
            <text:p>86718</text:p>
          </table:table-cell>
          <table:table-cell table:formula="of:=([.E73]-[.F73])*100/[.E73]" office:value-type="float" office:value="0.820037742322868" calcext:value-type="float">
            <text:p>0.8200377423</text:p>
          </table:table-cell>
          <table:table-cell table:formula="of:=IF([.E73]&gt;[.F73]; 1; 0)" office:value-type="float" office:value="1" calcext:value-type="float">
            <text:p>1</text:p>
          </table:table-cell>
          <table:table-cell office:value-type="float" office:value="3439" calcext:value-type="float">
            <text:p>3439</text:p>
          </table:table-cell>
          <table:table-cell office:value-type="float" office:value="3290" calcext:value-type="float">
            <text:p>3290</text:p>
          </table:table-cell>
          <table:table-cell table:formula="of:=([.I73]-[.J73])*100/[.I73]" office:value-type="float" office:value="4.3326548415237" calcext:value-type="float">
            <text:p>4.3326548415</text:p>
          </table:table-cell>
          <table:table-cell table:formula="of:=IF([.I73]&gt;[.J73]; 1; 0)" office:value-type="float" office:value="1" calcext:value-type="float">
            <text:p>1</text:p>
          </table:table-cell>
          <table:table-cell office:value-type="float" office:value="27251" calcext:value-type="float">
            <text:p>27251</text:p>
          </table:table-cell>
          <table:table-cell office:value-type="float" office:value="27018" calcext:value-type="float">
            <text:p>27018</text:p>
          </table:table-cell>
          <table:table-cell table:formula="of:=([.M73]-[.N73])*100/[.M73]" office:value-type="float" office:value="0.855014494880922" calcext:value-type="float">
            <text:p>0.8550144949</text:p>
          </table:table-cell>
          <table:table-cell table:formula="of:=IF([.M73]&gt;[.N7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0295" calcext:value-type="float">
            <text:p>1720295</text:p>
          </table:table-cell>
          <table:table-cell office:value-type="float" office:value="1686843" calcext:value-type="float">
            <text:p>1686843</text:p>
          </table:table-cell>
          <table:table-cell table:formula="of:=([.A74]-[.B74])*100/[.A74]" office:value-type="float" office:value="1.94455020795852" calcext:value-type="float">
            <text:p>1.944550208</text:p>
          </table:table-cell>
          <table:table-cell table:formula="of:=IF([.A74]&gt;[.B74]; 1; 0)" office:value-type="float" office:value="1" calcext:value-type="float">
            <text:p>1</text:p>
          </table:table-cell>
          <table:table-cell office:value-type="float" office:value="310000" calcext:value-type="float">
            <text:p>310000</text:p>
          </table:table-cell>
          <table:table-cell office:value-type="float" office:value="303411" calcext:value-type="float">
            <text:p>303411</text:p>
          </table:table-cell>
          <table:table-cell table:formula="of:=([.E74]-[.F74])*100/[.E74]" office:value-type="float" office:value="2.12548387096774" calcext:value-type="float">
            <text:p>2.125483871</text:p>
          </table:table-cell>
          <table:table-cell table:formula="of:=IF([.E74]&gt;[.F74]; 1; 0)" office:value-type="float" office:value="1" calcext:value-type="float">
            <text:p>1</text:p>
          </table:table-cell>
          <table:table-cell office:value-type="float" office:value="30044" calcext:value-type="float">
            <text:p>30044</text:p>
          </table:table-cell>
          <table:table-cell office:value-type="float" office:value="19637" calcext:value-type="float">
            <text:p>19637</text:p>
          </table:table-cell>
          <table:table-cell table:formula="of:=([.I74]-[.J74])*100/[.I74]" office:value-type="float" office:value="34.6391958460924" calcext:value-type="float">
            <text:p>34.6391958461</text:p>
          </table:table-cell>
          <table:table-cell table:formula="of:=IF([.I74]&gt;[.J74]; 1; 0)" office:value-type="float" office:value="1" calcext:value-type="float">
            <text:p>1</text:p>
          </table:table-cell>
          <table:table-cell office:value-type="float" office:value="105102" calcext:value-type="float">
            <text:p>105102</text:p>
          </table:table-cell>
          <table:table-cell office:value-type="float" office:value="90029" calcext:value-type="float">
            <text:p>90029</text:p>
          </table:table-cell>
          <table:table-cell table:formula="of:=([.M74]-[.N74])*100/[.M74]" office:value-type="float" office:value="14.3413065403132" calcext:value-type="float">
            <text:p>14.3413065403</text:p>
          </table:table-cell>
          <table:table-cell table:formula="of:=IF([.M74]&gt;[.N7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9562" calcext:value-type="float">
            <text:p>599562</text:p>
          </table:table-cell>
          <table:table-cell office:value-type="float" office:value="595303" calcext:value-type="float">
            <text:p>595303</text:p>
          </table:table-cell>
          <table:table-cell table:formula="of:=([.A75]-[.B75])*100/[.A75]" office:value-type="float" office:value="0.710351890213189" calcext:value-type="float">
            <text:p>0.7103518902</text:p>
          </table:table-cell>
          <table:table-cell table:formula="of:=IF([.A75]&gt;[.B75]; 1; 0)" office:value-type="float" office:value="1" calcext:value-type="float">
            <text:p>1</text:p>
          </table:table-cell>
          <table:table-cell office:value-type="float" office:value="90033" calcext:value-type="float">
            <text:p>90033</text:p>
          </table:table-cell>
          <table:table-cell office:value-type="float" office:value="93528" calcext:value-type="float">
            <text:p>93528</text:p>
          </table:table-cell>
          <table:table-cell table:formula="of:=([.E75]-[.F75])*100/[.E75]" office:value-type="float" office:value="-3.88190996634567" calcext:value-type="float">
            <text:p>-3.8819099663</text:p>
          </table:table-cell>
          <table:table-cell table:formula="of:=IF([.E75]&gt;[.F75]; 1; 0)" office:value-type="float" office:value="0" calcext:value-type="float">
            <text:p>0</text:p>
          </table:table-cell>
          <table:table-cell office:value-type="float" office:value="3895" calcext:value-type="float">
            <text:p>3895</text:p>
          </table:table-cell>
          <table:table-cell office:value-type="float" office:value="3327" calcext:value-type="float">
            <text:p>3327</text:p>
          </table:table-cell>
          <table:table-cell table:formula="of:=([.I75]-[.J75])*100/[.I75]" office:value-type="float" office:value="14.5827984595635" calcext:value-type="float">
            <text:p>14.5827984596</text:p>
          </table:table-cell>
          <table:table-cell table:formula="of:=IF([.I75]&gt;[.J75]; 1; 0)" office:value-type="float" office:value="1" calcext:value-type="float">
            <text:p>1</text:p>
          </table:table-cell>
          <table:table-cell office:value-type="float" office:value="27771" calcext:value-type="float">
            <text:p>27771</text:p>
          </table:table-cell>
          <table:table-cell office:value-type="float" office:value="28118" calcext:value-type="float">
            <text:p>28118</text:p>
          </table:table-cell>
          <table:table-cell table:formula="of:=([.M75]-[.N75])*100/[.M75]" office:value-type="float" office:value="-1.24950487919052" calcext:value-type="float">
            <text:p>-1.2495048792</text:p>
          </table:table-cell>
          <table:table-cell table:formula="of:=IF([.M75]&gt;[.N7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1137" calcext:value-type="float">
            <text:p>1781137</text:p>
          </table:table-cell>
          <table:table-cell office:value-type="float" office:value="1796964" calcext:value-type="float">
            <text:p>1796964</text:p>
          </table:table-cell>
          <table:table-cell table:formula="of:=([.A76]-[.B76])*100/[.A76]" office:value-type="float" office:value="-0.888589704217025" calcext:value-type="float">
            <text:p>-0.8885897042</text:p>
          </table:table-cell>
          <table:table-cell table:formula="of:=IF([.A76]&gt;[.B76]; 1; 0)" office:value-type="float" office:value="0" calcext:value-type="float">
            <text:p>0</text:p>
          </table:table-cell>
          <table:table-cell office:value-type="float" office:value="309510" calcext:value-type="float">
            <text:p>309510</text:p>
          </table:table-cell>
          <table:table-cell office:value-type="float" office:value="281463" calcext:value-type="float">
            <text:p>281463</text:p>
          </table:table-cell>
          <table:table-cell table:formula="of:=([.E76]-[.F76])*100/[.E76]" office:value-type="float" office:value="9.06174275467675" calcext:value-type="float">
            <text:p>9.0617427547</text:p>
          </table:table-cell>
          <table:table-cell table:formula="of:=IF([.E76]&gt;[.F76]; 1; 0)" office:value-type="float" office:value="1" calcext:value-type="float">
            <text:p>1</text:p>
          </table:table-cell>
          <table:table-cell office:value-type="float" office:value="29189" calcext:value-type="float">
            <text:p>29189</text:p>
          </table:table-cell>
          <table:table-cell office:value-type="float" office:value="19760" calcext:value-type="float">
            <text:p>19760</text:p>
          </table:table-cell>
          <table:table-cell table:formula="of:=([.I76]-[.J76])*100/[.I76]" office:value-type="float" office:value="32.303264928569" calcext:value-type="float">
            <text:p>32.3032649286</text:p>
          </table:table-cell>
          <table:table-cell table:formula="of:=IF([.I76]&gt;[.J76]; 1; 0)" office:value-type="float" office:value="1" calcext:value-type="float">
            <text:p>1</text:p>
          </table:table-cell>
          <table:table-cell office:value-type="float" office:value="106734" calcext:value-type="float">
            <text:p>106734</text:p>
          </table:table-cell>
          <table:table-cell office:value-type="float" office:value="89790" calcext:value-type="float">
            <text:p>89790</text:p>
          </table:table-cell>
          <table:table-cell table:formula="of:=([.M76]-[.N76])*100/[.M76]" office:value-type="float" office:value="15.874978919557" calcext:value-type="float">
            <text:p>15.8749789196</text:p>
          </table:table-cell>
          <table:table-cell table:formula="of:=IF([.M76]&gt;[.N7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8544" calcext:value-type="float">
            <text:p>608544</text:p>
          </table:table-cell>
          <table:table-cell office:value-type="float" office:value="693638" calcext:value-type="float">
            <text:p>693638</text:p>
          </table:table-cell>
          <table:table-cell table:formula="of:=([.A77]-[.B77])*100/[.A77]" office:value-type="float" office:value="-13.9832123889152" calcext:value-type="float">
            <text:p>-13.9832123889</text:p>
          </table:table-cell>
          <table:table-cell table:formula="of:=IF([.A77]&gt;[.B77]; 1; 0)" office:value-type="float" office:value="0" calcext:value-type="float">
            <text:p>0</text:p>
          </table:table-cell>
          <table:table-cell office:value-type="float" office:value="93785" calcext:value-type="float">
            <text:p>93785</text:p>
          </table:table-cell>
          <table:table-cell office:value-type="float" office:value="93076" calcext:value-type="float">
            <text:p>93076</text:p>
          </table:table-cell>
          <table:table-cell table:formula="of:=([.E77]-[.F77])*100/[.E77]" office:value-type="float" office:value="0.755984432478541" calcext:value-type="float">
            <text:p>0.7559844325</text:p>
          </table:table-cell>
          <table:table-cell table:formula="of:=IF([.E77]&gt;[.F77]; 1; 0)" office:value-type="float" office:value="1" calcext:value-type="float">
            <text:p>1</text:p>
          </table:table-cell>
          <table:table-cell office:value-type="float" office:value="3419" calcext:value-type="float">
            <text:p>3419</text:p>
          </table:table-cell>
          <table:table-cell office:value-type="float" office:value="3315" calcext:value-type="float">
            <text:p>3315</text:p>
          </table:table-cell>
          <table:table-cell table:formula="of:=([.I77]-[.J77])*100/[.I77]" office:value-type="float" office:value="3.04182509505703" calcext:value-type="float">
            <text:p>3.0418250951</text:p>
          </table:table-cell>
          <table:table-cell table:formula="of:=IF([.I77]&gt;[.J77]; 1; 0)" office:value-type="float" office:value="1" calcext:value-type="float">
            <text:p>1</text:p>
          </table:table-cell>
          <table:table-cell office:value-type="float" office:value="29118" calcext:value-type="float">
            <text:p>29118</text:p>
          </table:table-cell>
          <table:table-cell office:value-type="float" office:value="27891" calcext:value-type="float">
            <text:p>27891</text:p>
          </table:table-cell>
          <table:table-cell table:formula="of:=([.M77]-[.N77])*100/[.M77]" office:value-type="float" office:value="4.21388831650526" calcext:value-type="float">
            <text:p>4.2138883165</text:p>
          </table:table-cell>
          <table:table-cell table:formula="of:=IF([.M77]&gt;[.N7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5254" calcext:value-type="float">
            <text:p>1695254</text:p>
          </table:table-cell>
          <table:table-cell office:value-type="float" office:value="1792201" calcext:value-type="float">
            <text:p>1792201</text:p>
          </table:table-cell>
          <table:table-cell table:formula="of:=([.A78]-[.B78])*100/[.A78]" office:value-type="float" office:value="-5.71873005461129" calcext:value-type="float">
            <text:p>-5.7187300546</text:p>
          </table:table-cell>
          <table:table-cell table:formula="of:=IF([.A78]&gt;[.B78]; 1; 0)" office:value-type="float" office:value="0" calcext:value-type="float">
            <text:p>0</text:p>
          </table:table-cell>
          <table:table-cell office:value-type="float" office:value="312889" calcext:value-type="float">
            <text:p>312889</text:p>
          </table:table-cell>
          <table:table-cell office:value-type="float" office:value="289788" calcext:value-type="float">
            <text:p>289788</text:p>
          </table:table-cell>
          <table:table-cell table:formula="of:=([.E78]-[.F78])*100/[.E78]" office:value-type="float" office:value="7.38312948042277" calcext:value-type="float">
            <text:p>7.3831294804</text:p>
          </table:table-cell>
          <table:table-cell table:formula="of:=IF([.E78]&gt;[.F78]; 1; 0)" office:value-type="float" office:value="1" calcext:value-type="float">
            <text:p>1</text:p>
          </table:table-cell>
          <table:table-cell office:value-type="float" office:value="29935" calcext:value-type="float">
            <text:p>29935</text:p>
          </table:table-cell>
          <table:table-cell office:value-type="float" office:value="19593" calcext:value-type="float">
            <text:p>19593</text:p>
          </table:table-cell>
          <table:table-cell table:formula="of:=([.I78]-[.J78])*100/[.I78]" office:value-type="float" office:value="34.5481877401036" calcext:value-type="float">
            <text:p>34.5481877401</text:p>
          </table:table-cell>
          <table:table-cell table:formula="of:=IF([.I78]&gt;[.J78]; 1; 0)" office:value-type="float" office:value="1" calcext:value-type="float">
            <text:p>1</text:p>
          </table:table-cell>
          <table:table-cell office:value-type="float" office:value="105246" calcext:value-type="float">
            <text:p>105246</text:p>
          </table:table-cell>
          <table:table-cell office:value-type="float" office:value="90428" calcext:value-type="float">
            <text:p>90428</text:p>
          </table:table-cell>
          <table:table-cell table:formula="of:=([.M78]-[.N78])*100/[.M78]" office:value-type="float" office:value="14.0793949413754" calcext:value-type="float">
            <text:p>14.0793949414</text:p>
          </table:table-cell>
          <table:table-cell table:formula="of:=IF([.M78]&gt;[.N7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6323" calcext:value-type="float">
            <text:p>646323</text:p>
          </table:table-cell>
          <table:table-cell office:value-type="float" office:value="679277" calcext:value-type="float">
            <text:p>679277</text:p>
          </table:table-cell>
          <table:table-cell table:formula="of:=([.A79]-[.B79])*100/[.A79]" office:value-type="float" office:value="-5.09868904557009" calcext:value-type="float">
            <text:p>-5.0986890456</text:p>
          </table:table-cell>
          <table:table-cell table:formula="of:=IF([.A79]&gt;[.B79]; 1; 0)" office:value-type="float" office:value="0" calcext:value-type="float">
            <text:p>0</text:p>
          </table:table-cell>
          <table:table-cell office:value-type="float" office:value="94664" calcext:value-type="float">
            <text:p>94664</text:p>
          </table:table-cell>
          <table:table-cell office:value-type="float" office:value="95417" calcext:value-type="float">
            <text:p>95417</text:p>
          </table:table-cell>
          <table:table-cell table:formula="of:=([.E79]-[.F79])*100/[.E79]" office:value-type="float" office:value="-0.795444942111045" calcext:value-type="float">
            <text:p>-0.7954449421</text:p>
          </table:table-cell>
          <table:table-cell table:formula="of:=IF([.E79]&gt;[.F79]; 1; 0)" office:value-type="float" office:value="0" calcext:value-type="float">
            <text:p>0</text:p>
          </table:table-cell>
          <table:table-cell office:value-type="float" office:value="3714" calcext:value-type="float">
            <text:p>3714</text:p>
          </table:table-cell>
          <table:table-cell office:value-type="float" office:value="3332" calcext:value-type="float">
            <text:p>3332</text:p>
          </table:table-cell>
          <table:table-cell table:formula="of:=([.I79]-[.J79])*100/[.I79]" office:value-type="float" office:value="10.2854065697361" calcext:value-type="float">
            <text:p>10.2854065697</text:p>
          </table:table-cell>
          <table:table-cell table:formula="of:=IF([.I79]&gt;[.J79]; 1; 0)" office:value-type="float" office:value="1" calcext:value-type="float">
            <text:p>1</text:p>
          </table:table-cell>
          <table:table-cell office:value-type="float" office:value="29970" calcext:value-type="float">
            <text:p>29970</text:p>
          </table:table-cell>
          <table:table-cell office:value-type="float" office:value="28940" calcext:value-type="float">
            <text:p>28940</text:p>
          </table:table-cell>
          <table:table-cell table:formula="of:=([.M79]-[.N79])*100/[.M79]" office:value-type="float" office:value="3.43677010343677" calcext:value-type="float">
            <text:p>3.4367701034</text:p>
          </table:table-cell>
          <table:table-cell table:formula="of:=IF([.M79]&gt;[.N7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6823" calcext:value-type="float">
            <text:p>1726823</text:p>
          </table:table-cell>
          <table:table-cell office:value-type="float" office:value="1743792" calcext:value-type="float">
            <text:p>1743792</text:p>
          </table:table-cell>
          <table:table-cell table:formula="of:=([.A80]-[.B80])*100/[.A80]" office:value-type="float" office:value="-0.982671646138602" calcext:value-type="float">
            <text:p>-0.9826716461</text:p>
          </table:table-cell>
          <table:table-cell table:formula="of:=IF([.A80]&gt;[.B80]; 1; 0)" office:value-type="float" office:value="0" calcext:value-type="float">
            <text:p>0</text:p>
          </table:table-cell>
          <table:table-cell office:value-type="float" office:value="313252" calcext:value-type="float">
            <text:p>313252</text:p>
          </table:table-cell>
          <table:table-cell office:value-type="float" office:value="282055" calcext:value-type="float">
            <text:p>282055</text:p>
          </table:table-cell>
          <table:table-cell table:formula="of:=([.E80]-[.F80])*100/[.E80]" office:value-type="float" office:value="9.95907448316371" calcext:value-type="float">
            <text:p>9.9590744832</text:p>
          </table:table-cell>
          <table:table-cell table:formula="of:=IF([.E80]&gt;[.F80]; 1; 0)" office:value-type="float" office:value="1" calcext:value-type="float">
            <text:p>1</text:p>
          </table:table-cell>
          <table:table-cell office:value-type="float" office:value="28952" calcext:value-type="float">
            <text:p>28952</text:p>
          </table:table-cell>
          <table:table-cell office:value-type="float" office:value="23610" calcext:value-type="float">
            <text:p>23610</text:p>
          </table:table-cell>
          <table:table-cell table:formula="of:=([.I80]-[.J80])*100/[.I80]" office:value-type="float" office:value="18.4512296214424" calcext:value-type="float">
            <text:p>18.4512296214</text:p>
          </table:table-cell>
          <table:table-cell table:formula="of:=IF([.I80]&gt;[.J80]; 1; 0)" office:value-type="float" office:value="1" calcext:value-type="float">
            <text:p>1</text:p>
          </table:table-cell>
          <table:table-cell office:value-type="float" office:value="105350" calcext:value-type="float">
            <text:p>105350</text:p>
          </table:table-cell>
          <table:table-cell office:value-type="float" office:value="89710" calcext:value-type="float">
            <text:p>89710</text:p>
          </table:table-cell>
          <table:table-cell table:formula="of:=([.M80]-[.N80])*100/[.M80]" office:value-type="float" office:value="14.8457522543901" calcext:value-type="float">
            <text:p>14.8457522544</text:p>
          </table:table-cell>
          <table:table-cell table:formula="of:=IF([.M80]&gt;[.N8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4633" calcext:value-type="float">
            <text:p>684633</text:p>
          </table:table-cell>
          <table:table-cell office:value-type="float" office:value="652500" calcext:value-type="float">
            <text:p>652500</text:p>
          </table:table-cell>
          <table:table-cell table:formula="of:=([.A81]-[.B81])*100/[.A81]" office:value-type="float" office:value="4.69346350526486" calcext:value-type="float">
            <text:p>4.6934635053</text:p>
          </table:table-cell>
          <table:table-cell table:formula="of:=IF([.A81]&gt;[.B81]; 1; 0)" office:value-type="float" office:value="1" calcext:value-type="float">
            <text:p>1</text:p>
          </table:table-cell>
          <table:table-cell office:value-type="float" office:value="97492" calcext:value-type="float">
            <text:p>97492</text:p>
          </table:table-cell>
          <table:table-cell office:value-type="float" office:value="95820" calcext:value-type="float">
            <text:p>95820</text:p>
          </table:table-cell>
          <table:table-cell table:formula="of:=([.E81]-[.F81])*100/[.E81]" office:value-type="float" office:value="1.71501251384729" calcext:value-type="float">
            <text:p>1.7150125138</text:p>
          </table:table-cell>
          <table:table-cell table:formula="of:=IF([.E81]&gt;[.F81]; 1; 0)" office:value-type="float" office:value="1" calcext:value-type="float">
            <text:p>1</text:p>
          </table:table-cell>
          <table:table-cell office:value-type="float" office:value="3772" calcext:value-type="float">
            <text:p>3772</text:p>
          </table:table-cell>
          <table:table-cell office:value-type="float" office:value="3553" calcext:value-type="float">
            <text:p>3553</text:p>
          </table:table-cell>
          <table:table-cell table:formula="of:=([.I81]-[.J81])*100/[.I81]" office:value-type="float" office:value="5.80593849416755" calcext:value-type="float">
            <text:p>5.8059384942</text:p>
          </table:table-cell>
          <table:table-cell table:formula="of:=IF([.I81]&gt;[.J81]; 1; 0)" office:value-type="float" office:value="1" calcext:value-type="float">
            <text:p>1</text:p>
          </table:table-cell>
          <table:table-cell office:value-type="float" office:value="30148" calcext:value-type="float">
            <text:p>30148</text:p>
          </table:table-cell>
          <table:table-cell office:value-type="float" office:value="29994" calcext:value-type="float">
            <text:p>29994</text:p>
          </table:table-cell>
          <table:table-cell table:formula="of:=([.M81]-[.N81])*100/[.M81]" office:value-type="float" office:value="0.51081332094998" calcext:value-type="float">
            <text:p>0.5108133209</text:p>
          </table:table-cell>
          <table:table-cell table:formula="of:=IF([.M81]&gt;[.N8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9886" calcext:value-type="float">
            <text:p>1729886</text:p>
          </table:table-cell>
          <table:table-cell office:value-type="float" office:value="1782789" calcext:value-type="float">
            <text:p>1782789</text:p>
          </table:table-cell>
          <table:table-cell table:formula="of:=([.A82]-[.B82])*100/[.A82]" office:value-type="float" office:value="-3.05817840019516" calcext:value-type="float">
            <text:p>-3.0581784002</text:p>
          </table:table-cell>
          <table:table-cell table:formula="of:=IF([.A82]&gt;[.B82]; 1; 0)" office:value-type="float" office:value="0" calcext:value-type="float">
            <text:p>0</text:p>
          </table:table-cell>
          <table:table-cell office:value-type="float" office:value="307538" calcext:value-type="float">
            <text:p>307538</text:p>
          </table:table-cell>
          <table:table-cell office:value-type="float" office:value="278410" calcext:value-type="float">
            <text:p>278410</text:p>
          </table:table-cell>
          <table:table-cell table:formula="of:=([.E82]-[.F82])*100/[.E82]" office:value-type="float" office:value="9.47134988196581" calcext:value-type="float">
            <text:p>9.471349882</text:p>
          </table:table-cell>
          <table:table-cell table:formula="of:=IF([.E82]&gt;[.F82]; 1; 0)" office:value-type="float" office:value="1" calcext:value-type="float">
            <text:p>1</text:p>
          </table:table-cell>
          <table:table-cell office:value-type="float" office:value="29692" calcext:value-type="float">
            <text:p>29692</text:p>
          </table:table-cell>
          <table:table-cell office:value-type="float" office:value="19393" calcext:value-type="float">
            <text:p>19393</text:p>
          </table:table-cell>
          <table:table-cell table:formula="of:=([.I82]-[.J82])*100/[.I82]" office:value-type="float" office:value="34.6861107368988" calcext:value-type="float">
            <text:p>34.6861107369</text:p>
          </table:table-cell>
          <table:table-cell table:formula="of:=IF([.I82]&gt;[.J82]; 1; 0)" office:value-type="float" office:value="1" calcext:value-type="float">
            <text:p>1</text:p>
          </table:table-cell>
          <table:table-cell office:value-type="float" office:value="104001" calcext:value-type="float">
            <text:p>104001</text:p>
          </table:table-cell>
          <table:table-cell office:value-type="float" office:value="88952" calcext:value-type="float">
            <text:p>88952</text:p>
          </table:table-cell>
          <table:table-cell table:formula="of:=([.M82]-[.N82])*100/[.M82]" office:value-type="float" office:value="14.4700531725657" calcext:value-type="float">
            <text:p>14.4700531726</text:p>
          </table:table-cell>
          <table:table-cell table:formula="of:=IF([.M82]&gt;[.N8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7586" calcext:value-type="float">
            <text:p>677586</text:p>
          </table:table-cell>
          <table:table-cell office:value-type="float" office:value="680067" calcext:value-type="float">
            <text:p>680067</text:p>
          </table:table-cell>
          <table:table-cell table:formula="of:=([.A83]-[.B83])*100/[.A83]" office:value-type="float" office:value="-0.366152783558102" calcext:value-type="float">
            <text:p>-0.3661527836</text:p>
          </table:table-cell>
          <table:table-cell table:formula="of:=IF([.A83]&gt;[.B83]; 1; 0)" office:value-type="float" office:value="0" calcext:value-type="float">
            <text:p>0</text:p>
          </table:table-cell>
          <table:table-cell office:value-type="float" office:value="99936" calcext:value-type="float">
            <text:p>99936</text:p>
          </table:table-cell>
          <table:table-cell office:value-type="float" office:value="99274" calcext:value-type="float">
            <text:p>99274</text:p>
          </table:table-cell>
          <table:table-cell table:formula="of:=([.E83]-[.F83])*100/[.E83]" office:value-type="float" office:value="0.66242395132885" calcext:value-type="float">
            <text:p>0.6624239513</text:p>
          </table:table-cell>
          <table:table-cell table:formula="of:=IF([.E83]&gt;[.F83]; 1; 0)" office:value-type="float" office:value="1" calcext:value-type="float">
            <text:p>1</text:p>
          </table:table-cell>
          <table:table-cell office:value-type="float" office:value="3901" calcext:value-type="float">
            <text:p>3901</text:p>
          </table:table-cell>
          <table:table-cell office:value-type="float" office:value="3954" calcext:value-type="float">
            <text:p>3954</text:p>
          </table:table-cell>
          <table:table-cell table:formula="of:=([.I83]-[.J83])*100/[.I83]" office:value-type="float" office:value="-1.35862599333504" calcext:value-type="float">
            <text:p>-1.3586259933</text:p>
          </table:table-cell>
          <table:table-cell table:formula="of:=IF([.I83]&gt;[.J83]; 1; 0)" office:value-type="float" office:value="0" calcext:value-type="float">
            <text:p>0</text:p>
          </table:table-cell>
          <table:table-cell office:value-type="float" office:value="30866" calcext:value-type="float">
            <text:p>30866</text:p>
          </table:table-cell>
          <table:table-cell office:value-type="float" office:value="30702" calcext:value-type="float">
            <text:p>30702</text:p>
          </table:table-cell>
          <table:table-cell table:formula="of:=([.M83]-[.N83])*100/[.M83]" office:value-type="float" office:value="0.531328970388129" calcext:value-type="float">
            <text:p>0.5313289704</text:p>
          </table:table-cell>
          <table:table-cell table:formula="of:=IF([.M83]&gt;[.N8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8648" calcext:value-type="float">
            <text:p>1738648</text:p>
          </table:table-cell>
          <table:table-cell office:value-type="float" office:value="1688624" calcext:value-type="float">
            <text:p>1688624</text:p>
          </table:table-cell>
          <table:table-cell table:formula="of:=([.A84]-[.B84])*100/[.A84]" office:value-type="float" office:value="2.87717812921304" calcext:value-type="float">
            <text:p>2.8771781292</text:p>
          </table:table-cell>
          <table:table-cell table:formula="of:=IF([.A84]&gt;[.B84]; 1; 0)" office:value-type="float" office:value="1" calcext:value-type="float">
            <text:p>1</text:p>
          </table:table-cell>
          <table:table-cell office:value-type="float" office:value="309295" calcext:value-type="float">
            <text:p>309295</text:p>
          </table:table-cell>
          <table:table-cell office:value-type="float" office:value="277349" calcext:value-type="float">
            <text:p>277349</text:p>
          </table:table-cell>
          <table:table-cell table:formula="of:=([.E84]-[.F84])*100/[.E84]" office:value-type="float" office:value="10.3286506409738" calcext:value-type="float">
            <text:p>10.328650641</text:p>
          </table:table-cell>
          <table:table-cell table:formula="of:=IF([.E84]&gt;[.F84]; 1; 0)" office:value-type="float" office:value="1" calcext:value-type="float">
            <text:p>1</text:p>
          </table:table-cell>
          <table:table-cell office:value-type="float" office:value="29972" calcext:value-type="float">
            <text:p>29972</text:p>
          </table:table-cell>
          <table:table-cell office:value-type="float" office:value="19031" calcext:value-type="float">
            <text:p>19031</text:p>
          </table:table-cell>
          <table:table-cell table:formula="of:=([.I84]-[.J84])*100/[.I84]" office:value-type="float" office:value="36.504070465768" calcext:value-type="float">
            <text:p>36.5040704658</text:p>
          </table:table-cell>
          <table:table-cell table:formula="of:=IF([.I84]&gt;[.J84]; 1; 0)" office:value-type="float" office:value="1" calcext:value-type="float">
            <text:p>1</text:p>
          </table:table-cell>
          <table:table-cell office:value-type="float" office:value="105915" calcext:value-type="float">
            <text:p>105915</text:p>
          </table:table-cell>
          <table:table-cell office:value-type="float" office:value="89852" calcext:value-type="float">
            <text:p>89852</text:p>
          </table:table-cell>
          <table:table-cell table:formula="of:=([.M84]-[.N84])*100/[.M84]" office:value-type="float" office:value="15.1659349478355" calcext:value-type="float">
            <text:p>15.1659349478</text:p>
          </table:table-cell>
          <table:table-cell table:formula="of:=IF([.M84]&gt;[.N8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4229" calcext:value-type="float">
            <text:p>734229</text:p>
          </table:table-cell>
          <table:table-cell office:value-type="float" office:value="723525" calcext:value-type="float">
            <text:p>723525</text:p>
          </table:table-cell>
          <table:table-cell table:formula="of:=([.A85]-[.B85])*100/[.A85]" office:value-type="float" office:value="1.45785579158546" calcext:value-type="float">
            <text:p>1.4578557916</text:p>
          </table:table-cell>
          <table:table-cell table:formula="of:=IF([.A85]&gt;[.B85]; 1; 0)" office:value-type="float" office:value="1" calcext:value-type="float">
            <text:p>1</text:p>
          </table:table-cell>
          <table:table-cell office:value-type="float" office:value="103466" calcext:value-type="float">
            <text:p>103466</text:p>
          </table:table-cell>
          <table:table-cell office:value-type="float" office:value="102143" calcext:value-type="float">
            <text:p>102143</text:p>
          </table:table-cell>
          <table:table-cell table:formula="of:=([.E85]-[.F85])*100/[.E85]" office:value-type="float" office:value="1.27868091933582" calcext:value-type="float">
            <text:p>1.2786809193</text:p>
          </table:table-cell>
          <table:table-cell table:formula="of:=IF([.E85]&gt;[.F85]; 1; 0)" office:value-type="float" office:value="1" calcext:value-type="float">
            <text:p>1</text:p>
          </table:table-cell>
          <table:table-cell office:value-type="float" office:value="3992" calcext:value-type="float">
            <text:p>3992</text:p>
          </table:table-cell>
          <table:table-cell office:value-type="float" office:value="3583" calcext:value-type="float">
            <text:p>3583</text:p>
          </table:table-cell>
          <table:table-cell table:formula="of:=([.I85]-[.J85])*100/[.I85]" office:value-type="float" office:value="10.2454909819639" calcext:value-type="float">
            <text:p>10.245490982</text:p>
          </table:table-cell>
          <table:table-cell table:formula="of:=IF([.I85]&gt;[.J85]; 1; 0)" office:value-type="float" office:value="1" calcext:value-type="float">
            <text:p>1</text:p>
          </table:table-cell>
          <table:table-cell office:value-type="float" office:value="32059" calcext:value-type="float">
            <text:p>32059</text:p>
          </table:table-cell>
          <table:table-cell office:value-type="float" office:value="32021" calcext:value-type="float">
            <text:p>32021</text:p>
          </table:table-cell>
          <table:table-cell table:formula="of:=([.M85]-[.N85])*100/[.M85]" office:value-type="float" office:value="0.118531457625004" calcext:value-type="float">
            <text:p>0.1185314576</text:p>
          </table:table-cell>
          <table:table-cell table:formula="of:=IF([.M85]&gt;[.N8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7889" calcext:value-type="float">
            <text:p>1727889</text:p>
          </table:table-cell>
          <table:table-cell office:value-type="float" office:value="1754457" calcext:value-type="float">
            <text:p>1754457</text:p>
          </table:table-cell>
          <table:table-cell table:formula="of:=([.A86]-[.B86])*100/[.A86]" office:value-type="float" office:value="-1.53759876936539" calcext:value-type="float">
            <text:p>-1.5375987694</text:p>
          </table:table-cell>
          <table:table-cell table:formula="of:=IF([.A86]&gt;[.B86]; 1; 0)" office:value-type="float" office:value="0" calcext:value-type="float">
            <text:p>0</text:p>
          </table:table-cell>
          <table:table-cell office:value-type="float" office:value="309744" calcext:value-type="float">
            <text:p>309744</text:p>
          </table:table-cell>
          <table:table-cell office:value-type="float" office:value="278939" calcext:value-type="float">
            <text:p>278939</text:p>
          </table:table-cell>
          <table:table-cell table:formula="of:=([.E86]-[.F86])*100/[.E86]" office:value-type="float" office:value="9.94530967508652" calcext:value-type="float">
            <text:p>9.9453096751</text:p>
          </table:table-cell>
          <table:table-cell table:formula="of:=IF([.E86]&gt;[.F86]; 1; 0)" office:value-type="float" office:value="1" calcext:value-type="float">
            <text:p>1</text:p>
          </table:table-cell>
          <table:table-cell office:value-type="float" office:value="29465" calcext:value-type="float">
            <text:p>29465</text:p>
          </table:table-cell>
          <table:table-cell office:value-type="float" office:value="18868" calcext:value-type="float">
            <text:p>18868</text:p>
          </table:table-cell>
          <table:table-cell table:formula="of:=([.I86]-[.J86])*100/[.I86]" office:value-type="float" office:value="35.9647038859664" calcext:value-type="float">
            <text:p>35.964703886</text:p>
          </table:table-cell>
          <table:table-cell table:formula="of:=IF([.I86]&gt;[.J86]; 1; 0)" office:value-type="float" office:value="1" calcext:value-type="float">
            <text:p>1</text:p>
          </table:table-cell>
          <table:table-cell office:value-type="float" office:value="105499" calcext:value-type="float">
            <text:p>105499</text:p>
          </table:table-cell>
          <table:table-cell office:value-type="float" office:value="89611" calcext:value-type="float">
            <text:p>89611</text:p>
          </table:table-cell>
          <table:table-cell table:formula="of:=([.M86]-[.N86])*100/[.M86]" office:value-type="float" office:value="15.0598583872833" calcext:value-type="float">
            <text:p>15.0598583873</text:p>
          </table:table-cell>
          <table:table-cell table:formula="of:=IF([.M86]&gt;[.N8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5299" calcext:value-type="float">
            <text:p>695299</text:p>
          </table:table-cell>
          <table:table-cell office:value-type="float" office:value="699958" calcext:value-type="float">
            <text:p>699958</text:p>
          </table:table-cell>
          <table:table-cell table:formula="of:=([.A87]-[.B87])*100/[.A87]" office:value-type="float" office:value="-0.670071436892617" calcext:value-type="float">
            <text:p>-0.6700714369</text:p>
          </table:table-cell>
          <table:table-cell table:formula="of:=IF([.A87]&gt;[.B87]; 1; 0)" office:value-type="float" office:value="0" calcext:value-type="float">
            <text:p>0</text:p>
          </table:table-cell>
          <table:table-cell office:value-type="float" office:value="104688" calcext:value-type="float">
            <text:p>104688</text:p>
          </table:table-cell>
          <table:table-cell office:value-type="float" office:value="104451" calcext:value-type="float">
            <text:p>104451</text:p>
          </table:table-cell>
          <table:table-cell table:formula="of:=([.E87]-[.F87])*100/[.E87]" office:value-type="float" office:value="0.226386978450252" calcext:value-type="float">
            <text:p>0.2263869785</text:p>
          </table:table-cell>
          <table:table-cell table:formula="of:=IF([.E87]&gt;[.F87]; 1; 0)" office:value-type="float" office:value="1" calcext:value-type="float">
            <text:p>1</text:p>
          </table:table-cell>
          <table:table-cell office:value-type="float" office:value="4085" calcext:value-type="float">
            <text:p>4085</text:p>
          </table:table-cell>
          <table:table-cell office:value-type="float" office:value="3782" calcext:value-type="float">
            <text:p>3782</text:p>
          </table:table-cell>
          <table:table-cell table:formula="of:=([.I87]-[.J87])*100/[.I87]" office:value-type="float" office:value="7.41738066095471" calcext:value-type="float">
            <text:p>7.417380661</text:p>
          </table:table-cell>
          <table:table-cell table:formula="of:=IF([.I87]&gt;[.J87]; 1; 0)" office:value-type="float" office:value="1" calcext:value-type="float">
            <text:p>1</text:p>
          </table:table-cell>
          <table:table-cell office:value-type="float" office:value="33016" calcext:value-type="float">
            <text:p>33016</text:p>
          </table:table-cell>
          <table:table-cell office:value-type="float" office:value="32574" calcext:value-type="float">
            <text:p>32574</text:p>
          </table:table-cell>
          <table:table-cell table:formula="of:=([.M87]-[.N87])*100/[.M87]" office:value-type="float" office:value="1.33874485098134" calcext:value-type="float">
            <text:p>1.338744851</text:p>
          </table:table-cell>
          <table:table-cell table:formula="of:=IF([.M87]&gt;[.N8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7960" calcext:value-type="float">
            <text:p>1767960</text:p>
          </table:table-cell>
          <table:table-cell office:value-type="float" office:value="1853436" calcext:value-type="float">
            <text:p>1853436</text:p>
          </table:table-cell>
          <table:table-cell table:formula="of:=([.A88]-[.B88])*100/[.A88]" office:value-type="float" office:value="-4.83472476752868" calcext:value-type="float">
            <text:p>-4.8347247675</text:p>
          </table:table-cell>
          <table:table-cell table:formula="of:=IF([.A88]&gt;[.B88]; 1; 0)" office:value-type="float" office:value="0" calcext:value-type="float">
            <text:p>0</text:p>
          </table:table-cell>
          <table:table-cell office:value-type="float" office:value="310229" calcext:value-type="float">
            <text:p>310229</text:p>
          </table:table-cell>
          <table:table-cell office:value-type="float" office:value="279318" calcext:value-type="float">
            <text:p>279318</text:p>
          </table:table-cell>
          <table:table-cell table:formula="of:=([.E88]-[.F88])*100/[.E88]" office:value-type="float" office:value="9.96392987115969" calcext:value-type="float">
            <text:p>9.9639298712</text:p>
          </table:table-cell>
          <table:table-cell table:formula="of:=IF([.E88]&gt;[.F88]; 1; 0)" office:value-type="float" office:value="1" calcext:value-type="float">
            <text:p>1</text:p>
          </table:table-cell>
          <table:table-cell office:value-type="float" office:value="29343" calcext:value-type="float">
            <text:p>29343</text:p>
          </table:table-cell>
          <table:table-cell office:value-type="float" office:value="18893" calcext:value-type="float">
            <text:p>18893</text:p>
          </table:table-cell>
          <table:table-cell table:formula="of:=([.I88]-[.J88])*100/[.I88]" office:value-type="float" office:value="35.6132638107896" calcext:value-type="float">
            <text:p>35.6132638108</text:p>
          </table:table-cell>
          <table:table-cell table:formula="of:=IF([.I88]&gt;[.J88]; 1; 0)" office:value-type="float" office:value="1" calcext:value-type="float">
            <text:p>1</text:p>
          </table:table-cell>
          <table:table-cell office:value-type="float" office:value="105966" calcext:value-type="float">
            <text:p>105966</text:p>
          </table:table-cell>
          <table:table-cell office:value-type="float" office:value="88346" calcext:value-type="float">
            <text:p>88346</text:p>
          </table:table-cell>
          <table:table-cell table:formula="of:=([.M88]-[.N88])*100/[.M88]" office:value-type="float" office:value="16.6279750108525" calcext:value-type="float">
            <text:p>16.6279750109</text:p>
          </table:table-cell>
          <table:table-cell table:formula="of:=IF([.M88]&gt;[.N8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3280" calcext:value-type="float">
            <text:p>713280</text:p>
          </table:table-cell>
          <table:table-cell office:value-type="float" office:value="724028" calcext:value-type="float">
            <text:p>724028</text:p>
          </table:table-cell>
          <table:table-cell table:formula="of:=([.A89]-[.B89])*100/[.A89]" office:value-type="float" office:value="-1.50684163301929" calcext:value-type="float">
            <text:p>-1.506841633</text:p>
          </table:table-cell>
          <table:table-cell table:formula="of:=IF([.A89]&gt;[.B89]; 1; 0)" office:value-type="float" office:value="0" calcext:value-type="float">
            <text:p>0</text:p>
          </table:table-cell>
          <table:table-cell office:value-type="float" office:value="108386" calcext:value-type="float">
            <text:p>108386</text:p>
          </table:table-cell>
          <table:table-cell office:value-type="float" office:value="105967" calcext:value-type="float">
            <text:p>105967</text:p>
          </table:table-cell>
          <table:table-cell table:formula="of:=([.E89]-[.F89])*100/[.E89]" office:value-type="float" office:value="2.23183806026609" calcext:value-type="float">
            <text:p>2.2318380603</text:p>
          </table:table-cell>
          <table:table-cell table:formula="of:=IF([.E89]&gt;[.F89]; 1; 0)" office:value-type="float" office:value="1" calcext:value-type="float">
            <text:p>1</text:p>
          </table:table-cell>
          <table:table-cell office:value-type="float" office:value="4181" calcext:value-type="float">
            <text:p>4181</text:p>
          </table:table-cell>
          <table:table-cell office:value-type="float" office:value="6019" calcext:value-type="float">
            <text:p>6019</text:p>
          </table:table-cell>
          <table:table-cell table:formula="of:=([.I89]-[.J89])*100/[.I89]" office:value-type="float" office:value="-43.9607749342263" calcext:value-type="float">
            <text:p>-43.9607749342</text:p>
          </table:table-cell>
          <table:table-cell table:formula="of:=IF([.I89]&gt;[.J89]; 1; 0)" office:value-type="float" office:value="0" calcext:value-type="float">
            <text:p>0</text:p>
          </table:table-cell>
          <table:table-cell office:value-type="float" office:value="33939" calcext:value-type="float">
            <text:p>33939</text:p>
          </table:table-cell>
          <table:table-cell office:value-type="float" office:value="32480" calcext:value-type="float">
            <text:p>32480</text:p>
          </table:table-cell>
          <table:table-cell table:formula="of:=([.M89]-[.N89])*100/[.M89]" office:value-type="float" office:value="4.29888918353517" calcext:value-type="float">
            <text:p>4.2988891835</text:p>
          </table:table-cell>
          <table:table-cell table:formula="of:=IF([.M89]&gt;[.N8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2743" calcext:value-type="float">
            <text:p>1702743</text:p>
          </table:table-cell>
          <table:table-cell office:value-type="float" office:value="1679926" calcext:value-type="float">
            <text:p>1679926</text:p>
          </table:table-cell>
          <table:table-cell table:formula="of:=([.A90]-[.B90])*100/[.A90]" office:value-type="float" office:value="1.34001431807384" calcext:value-type="float">
            <text:p>1.3400143181</text:p>
          </table:table-cell>
          <table:table-cell table:formula="of:=IF([.A90]&gt;[.B90]; 1; 0)" office:value-type="float" office:value="1" calcext:value-type="float">
            <text:p>1</text:p>
          </table:table-cell>
          <table:table-cell office:value-type="float" office:value="309854" calcext:value-type="float">
            <text:p>309854</text:p>
          </table:table-cell>
          <table:table-cell office:value-type="float" office:value="283073" calcext:value-type="float">
            <text:p>283073</text:p>
          </table:table-cell>
          <table:table-cell table:formula="of:=([.E90]-[.F90])*100/[.E90]" office:value-type="float" office:value="8.64310288071156" calcext:value-type="float">
            <text:p>8.6431028807</text:p>
          </table:table-cell>
          <table:table-cell table:formula="of:=IF([.E90]&gt;[.F90]; 1; 0)" office:value-type="float" office:value="1" calcext:value-type="float">
            <text:p>1</text:p>
          </table:table-cell>
          <table:table-cell office:value-type="float" office:value="29007" calcext:value-type="float">
            <text:p>29007</text:p>
          </table:table-cell>
          <table:table-cell office:value-type="float" office:value="18680" calcext:value-type="float">
            <text:p>18680</text:p>
          </table:table-cell>
          <table:table-cell table:formula="of:=([.I90]-[.J90])*100/[.I90]" office:value-type="float" office:value="35.60175130141" calcext:value-type="float">
            <text:p>35.6017513014</text:p>
          </table:table-cell>
          <table:table-cell table:formula="of:=IF([.I90]&gt;[.J90]; 1; 0)" office:value-type="float" office:value="1" calcext:value-type="float">
            <text:p>1</text:p>
          </table:table-cell>
          <table:table-cell office:value-type="float" office:value="105335" calcext:value-type="float">
            <text:p>105335</text:p>
          </table:table-cell>
          <table:table-cell office:value-type="float" office:value="88226" calcext:value-type="float">
            <text:p>88226</text:p>
          </table:table-cell>
          <table:table-cell table:formula="of:=([.M90]-[.N90])*100/[.M90]" office:value-type="float" office:value="16.2424645179665" calcext:value-type="float">
            <text:p>16.242464518</text:p>
          </table:table-cell>
          <table:table-cell table:formula="of:=IF([.M90]&gt;[.N9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5830" calcext:value-type="float">
            <text:p>735830</text:p>
          </table:table-cell>
          <table:table-cell office:value-type="float" office:value="747198" calcext:value-type="float">
            <text:p>747198</text:p>
          </table:table-cell>
          <table:table-cell table:formula="of:=([.A91]-[.B91])*100/[.A91]" office:value-type="float" office:value="-1.54492206080209" calcext:value-type="float">
            <text:p>-1.5449220608</text:p>
          </table:table-cell>
          <table:table-cell table:formula="of:=IF([.A91]&gt;[.B91]; 1; 0)" office:value-type="float" office:value="0" calcext:value-type="float">
            <text:p>0</text:p>
          </table:table-cell>
          <table:table-cell office:value-type="float" office:value="110230" calcext:value-type="float">
            <text:p>110230</text:p>
          </table:table-cell>
          <table:table-cell office:value-type="float" office:value="108845" calcext:value-type="float">
            <text:p>108845</text:p>
          </table:table-cell>
          <table:table-cell table:formula="of:=([.E91]-[.F91])*100/[.E91]" office:value-type="float" office:value="1.25646375759775" calcext:value-type="float">
            <text:p>1.2564637576</text:p>
          </table:table-cell>
          <table:table-cell table:formula="of:=IF([.E91]&gt;[.F91]; 1; 0)" office:value-type="float" office:value="1" calcext:value-type="float">
            <text:p>1</text:p>
          </table:table-cell>
          <table:table-cell office:value-type="float" office:value="4078" calcext:value-type="float">
            <text:p>4078</text:p>
          </table:table-cell>
          <table:table-cell office:value-type="float" office:value="3907" calcext:value-type="float">
            <text:p>3907</text:p>
          </table:table-cell>
          <table:table-cell table:formula="of:=([.I91]-[.J91])*100/[.I91]" office:value-type="float" office:value="4.19323197645905" calcext:value-type="float">
            <text:p>4.1932319765</text:p>
          </table:table-cell>
          <table:table-cell table:formula="of:=IF([.I91]&gt;[.J91]; 1; 0)" office:value-type="float" office:value="1" calcext:value-type="float">
            <text:p>1</text:p>
          </table:table-cell>
          <table:table-cell office:value-type="float" office:value="34436" calcext:value-type="float">
            <text:p>34436</text:p>
          </table:table-cell>
          <table:table-cell office:value-type="float" office:value="33028" calcext:value-type="float">
            <text:p>33028</text:p>
          </table:table-cell>
          <table:table-cell table:formula="of:=([.M91]-[.N91])*100/[.M91]" office:value-type="float" office:value="4.08874433732141" calcext:value-type="float">
            <text:p>4.0887443373</text:p>
          </table:table-cell>
          <table:table-cell table:formula="of:=IF([.M91]&gt;[.N9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6611" calcext:value-type="float">
            <text:p>1896611</text:p>
          </table:table-cell>
          <table:table-cell office:value-type="float" office:value="1709242" calcext:value-type="float">
            <text:p>1709242</text:p>
          </table:table-cell>
          <table:table-cell table:formula="of:=([.A92]-[.B92])*100/[.A92]" office:value-type="float" office:value="9.87914759536879" calcext:value-type="float">
            <text:p>9.8791475954</text:p>
          </table:table-cell>
          <table:table-cell table:formula="of:=IF([.A92]&gt;[.B92]; 1; 0)" office:value-type="float" office:value="1" calcext:value-type="float">
            <text:p>1</text:p>
          </table:table-cell>
          <table:table-cell office:value-type="float" office:value="315942" calcext:value-type="float">
            <text:p>315942</text:p>
          </table:table-cell>
          <table:table-cell office:value-type="float" office:value="279962" calcext:value-type="float">
            <text:p>279962</text:p>
          </table:table-cell>
          <table:table-cell table:formula="of:=([.E92]-[.F92])*100/[.E92]" office:value-type="float" office:value="11.3881661824006" calcext:value-type="float">
            <text:p>11.3881661824</text:p>
          </table:table-cell>
          <table:table-cell table:formula="of:=IF([.E92]&gt;[.F92]; 1; 0)" office:value-type="float" office:value="1" calcext:value-type="float">
            <text:p>1</text:p>
          </table:table-cell>
          <table:table-cell office:value-type="float" office:value="29496" calcext:value-type="float">
            <text:p>29496</text:p>
          </table:table-cell>
          <table:table-cell office:value-type="float" office:value="18318" calcext:value-type="float">
            <text:p>18318</text:p>
          </table:table-cell>
          <table:table-cell table:formula="of:=([.I92]-[.J92])*100/[.I92]" office:value-type="float" office:value="37.8966639544345" calcext:value-type="float">
            <text:p>37.8966639544</text:p>
          </table:table-cell>
          <table:table-cell table:formula="of:=IF([.I92]&gt;[.J92]; 1; 0)" office:value-type="float" office:value="1" calcext:value-type="float">
            <text:p>1</text:p>
          </table:table-cell>
          <table:table-cell office:value-type="float" office:value="104893" calcext:value-type="float">
            <text:p>104893</text:p>
          </table:table-cell>
          <table:table-cell office:value-type="float" office:value="88637" calcext:value-type="float">
            <text:p>88637</text:p>
          </table:table-cell>
          <table:table-cell table:formula="of:=([.M92]-[.N92])*100/[.M92]" office:value-type="float" office:value="15.4976976537996" calcext:value-type="float">
            <text:p>15.4976976538</text:p>
          </table:table-cell>
          <table:table-cell table:formula="of:=IF([.M92]&gt;[.N9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2634" calcext:value-type="float">
            <text:p>762634</text:p>
          </table:table-cell>
          <table:table-cell office:value-type="float" office:value="742838" calcext:value-type="float">
            <text:p>742838</text:p>
          </table:table-cell>
          <table:table-cell table:formula="of:=([.A93]-[.B93])*100/[.A93]" office:value-type="float" office:value="2.59574055182434" calcext:value-type="float">
            <text:p>2.5957405518</text:p>
          </table:table-cell>
          <table:table-cell table:formula="of:=IF([.A93]&gt;[.B93]; 1; 0)" office:value-type="float" office:value="1" calcext:value-type="float">
            <text:p>1</text:p>
          </table:table-cell>
          <table:table-cell office:value-type="float" office:value="111815" calcext:value-type="float">
            <text:p>111815</text:p>
          </table:table-cell>
          <table:table-cell office:value-type="float" office:value="112462" calcext:value-type="float">
            <text:p>112462</text:p>
          </table:table-cell>
          <table:table-cell table:formula="of:=([.E93]-[.F93])*100/[.E93]" office:value-type="float" office:value="-0.578634351383982" calcext:value-type="float">
            <text:p>-0.5786343514</text:p>
          </table:table-cell>
          <table:table-cell table:formula="of:=IF([.E93]&gt;[.F93]; 1; 0)" office:value-type="float" office:value="0" calcext:value-type="float">
            <text:p>0</text:p>
          </table:table-cell>
          <table:table-cell office:value-type="float" office:value="4359" calcext:value-type="float">
            <text:p>4359</text:p>
          </table:table-cell>
          <table:table-cell office:value-type="float" office:value="3940" calcext:value-type="float">
            <text:p>3940</text:p>
          </table:table-cell>
          <table:table-cell table:formula="of:=([.I93]-[.J93])*100/[.I93]" office:value-type="float" office:value="9.61229639825648" calcext:value-type="float">
            <text:p>9.6122963983</text:p>
          </table:table-cell>
          <table:table-cell table:formula="of:=IF([.I93]&gt;[.J93]; 1; 0)" office:value-type="float" office:value="1" calcext:value-type="float">
            <text:p>1</text:p>
          </table:table-cell>
          <table:table-cell office:value-type="float" office:value="34883" calcext:value-type="float">
            <text:p>34883</text:p>
          </table:table-cell>
          <table:table-cell office:value-type="float" office:value="34349" calcext:value-type="float">
            <text:p>34349</text:p>
          </table:table-cell>
          <table:table-cell table:formula="of:=([.M93]-[.N93])*100/[.M93]" office:value-type="float" office:value="1.53083163718717" calcext:value-type="float">
            <text:p>1.5308316372</text:p>
          </table:table-cell>
          <table:table-cell table:formula="of:=IF([.M93]&gt;[.N9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2695" calcext:value-type="float">
            <text:p>1792695</text:p>
          </table:table-cell>
          <table:table-cell office:value-type="float" office:value="1666385" calcext:value-type="float">
            <text:p>1666385</text:p>
          </table:table-cell>
          <table:table-cell table:formula="of:=([.A94]-[.B94])*100/[.A94]" office:value-type="float" office:value="7.04581649416103" calcext:value-type="float">
            <text:p>7.0458164942</text:p>
          </table:table-cell>
          <table:table-cell table:formula="of:=IF([.A94]&gt;[.B94]; 1; 0)" office:value-type="float" office:value="1" calcext:value-type="float">
            <text:p>1</text:p>
          </table:table-cell>
          <table:table-cell office:value-type="float" office:value="309815" calcext:value-type="float">
            <text:p>309815</text:p>
          </table:table-cell>
          <table:table-cell office:value-type="float" office:value="275226" calcext:value-type="float">
            <text:p>275226</text:p>
          </table:table-cell>
          <table:table-cell table:formula="of:=([.E94]-[.F94])*100/[.E94]" office:value-type="float" office:value="11.164404564014" calcext:value-type="float">
            <text:p>11.164404564</text:p>
          </table:table-cell>
          <table:table-cell table:formula="of:=IF([.E94]&gt;[.F94]; 1; 0)" office:value-type="float" office:value="1" calcext:value-type="float">
            <text:p>1</text:p>
          </table:table-cell>
          <table:table-cell office:value-type="float" office:value="29699" calcext:value-type="float">
            <text:p>29699</text:p>
          </table:table-cell>
          <table:table-cell office:value-type="float" office:value="17778" calcext:value-type="float">
            <text:p>17778</text:p>
          </table:table-cell>
          <table:table-cell table:formula="of:=([.I94]-[.J94])*100/[.I94]" office:value-type="float" office:value="40.1393986329506" calcext:value-type="float">
            <text:p>40.139398633</text:p>
          </table:table-cell>
          <table:table-cell table:formula="of:=IF([.I94]&gt;[.J94]; 1; 0)" office:value-type="float" office:value="1" calcext:value-type="float">
            <text:p>1</text:p>
          </table:table-cell>
          <table:table-cell office:value-type="float" office:value="105654" calcext:value-type="float">
            <text:p>105654</text:p>
          </table:table-cell>
          <table:table-cell office:value-type="float" office:value="88164" calcext:value-type="float">
            <text:p>88164</text:p>
          </table:table-cell>
          <table:table-cell table:formula="of:=([.M94]-[.N94])*100/[.M94]" office:value-type="float" office:value="16.5540348685331" calcext:value-type="float">
            <text:p>16.5540348685</text:p>
          </table:table-cell>
          <table:table-cell table:formula="of:=IF([.M94]&gt;[.N9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5892" calcext:value-type="float">
            <text:p>755892</text:p>
          </table:table-cell>
          <table:table-cell office:value-type="float" office:value="753450" calcext:value-type="float">
            <text:p>753450</text:p>
          </table:table-cell>
          <table:table-cell table:formula="of:=([.A95]-[.B95])*100/[.A95]" office:value-type="float" office:value="0.323062024733692" calcext:value-type="float">
            <text:p>0.3230620247</text:p>
          </table:table-cell>
          <table:table-cell table:formula="of:=IF([.A95]&gt;[.B95]; 1; 0)" office:value-type="float" office:value="1" calcext:value-type="float">
            <text:p>1</text:p>
          </table:table-cell>
          <table:table-cell office:value-type="float" office:value="113650" calcext:value-type="float">
            <text:p>113650</text:p>
          </table:table-cell>
          <table:table-cell office:value-type="float" office:value="113407" calcext:value-type="float">
            <text:p>113407</text:p>
          </table:table-cell>
          <table:table-cell table:formula="of:=([.E95]-[.F95])*100/[.E95]" office:value-type="float" office:value="0.213814342278927" calcext:value-type="float">
            <text:p>0.2138143423</text:p>
          </table:table-cell>
          <table:table-cell table:formula="of:=IF([.E95]&gt;[.F95]; 1; 0)" office:value-type="float" office:value="1" calcext:value-type="float">
            <text:p>1</text:p>
          </table:table-cell>
          <table:table-cell office:value-type="float" office:value="4646" calcext:value-type="float">
            <text:p>4646</text:p>
          </table:table-cell>
          <table:table-cell office:value-type="float" office:value="4346" calcext:value-type="float">
            <text:p>4346</text:p>
          </table:table-cell>
          <table:table-cell table:formula="of:=([.I95]-[.J95])*100/[.I95]" office:value-type="float" office:value="6.45716745587602" calcext:value-type="float">
            <text:p>6.4571674559</text:p>
          </table:table-cell>
          <table:table-cell table:formula="of:=IF([.I95]&gt;[.J95]; 1; 0)" office:value-type="float" office:value="1" calcext:value-type="float">
            <text:p>1</text:p>
          </table:table-cell>
          <table:table-cell office:value-type="float" office:value="35916" calcext:value-type="float">
            <text:p>35916</text:p>
          </table:table-cell>
          <table:table-cell office:value-type="float" office:value="35778" calcext:value-type="float">
            <text:p>35778</text:p>
          </table:table-cell>
          <table:table-cell table:formula="of:=([.M95]-[.N95])*100/[.M95]" office:value-type="float" office:value="0.384229869695957" calcext:value-type="float">
            <text:p>0.3842298697</text:p>
          </table:table-cell>
          <table:table-cell table:formula="of:=IF([.M95]&gt;[.N9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7349" calcext:value-type="float">
            <text:p>1767349</text:p>
          </table:table-cell>
          <table:table-cell office:value-type="float" office:value="1757208" calcext:value-type="float">
            <text:p>1757208</text:p>
          </table:table-cell>
          <table:table-cell table:formula="of:=([.A96]-[.B96])*100/[.A96]" office:value-type="float" office:value="0.573797252268794" calcext:value-type="float">
            <text:p>0.5737972523</text:p>
          </table:table-cell>
          <table:table-cell table:formula="of:=IF([.A96]&gt;[.B96]; 1; 0)" office:value-type="float" office:value="1" calcext:value-type="float">
            <text:p>1</text:p>
          </table:table-cell>
          <table:table-cell office:value-type="float" office:value="308501" calcext:value-type="float">
            <text:p>308501</text:p>
          </table:table-cell>
          <table:table-cell office:value-type="float" office:value="273126" calcext:value-type="float">
            <text:p>273126</text:p>
          </table:table-cell>
          <table:table-cell table:formula="of:=([.E96]-[.F96])*100/[.E96]" office:value-type="float" office:value="11.466737547042" calcext:value-type="float">
            <text:p>11.466737547</text:p>
          </table:table-cell>
          <table:table-cell table:formula="of:=IF([.E96]&gt;[.F96]; 1; 0)" office:value-type="float" office:value="1" calcext:value-type="float">
            <text:p>1</text:p>
          </table:table-cell>
          <table:table-cell office:value-type="float" office:value="29186" calcext:value-type="float">
            <text:p>29186</text:p>
          </table:table-cell>
          <table:table-cell office:value-type="float" office:value="18205" calcext:value-type="float">
            <text:p>18205</text:p>
          </table:table-cell>
          <table:table-cell table:formula="of:=([.I96]-[.J96])*100/[.I96]" office:value-type="float" office:value="37.6242033851847" calcext:value-type="float">
            <text:p>37.6242033852</text:p>
          </table:table-cell>
          <table:table-cell table:formula="of:=IF([.I96]&gt;[.J96]; 1; 0)" office:value-type="float" office:value="1" calcext:value-type="float">
            <text:p>1</text:p>
          </table:table-cell>
          <table:table-cell office:value-type="float" office:value="105252" calcext:value-type="float">
            <text:p>105252</text:p>
          </table:table-cell>
          <table:table-cell office:value-type="float" office:value="86662" calcext:value-type="float">
            <text:p>86662</text:p>
          </table:table-cell>
          <table:table-cell table:formula="of:=([.M96]-[.N96])*100/[.M96]" office:value-type="float" office:value="17.6623722114544" calcext:value-type="float">
            <text:p>17.6623722115</text:p>
          </table:table-cell>
          <table:table-cell table:formula="of:=IF([.M96]&gt;[.N9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0217" calcext:value-type="float">
            <text:p>770217</text:p>
          </table:table-cell>
          <table:table-cell office:value-type="float" office:value="774060" calcext:value-type="float">
            <text:p>774060</text:p>
          </table:table-cell>
          <table:table-cell table:formula="of:=([.A97]-[.B97])*100/[.A97]" office:value-type="float" office:value="-0.498950295825722" calcext:value-type="float">
            <text:p>-0.4989502958</text:p>
          </table:table-cell>
          <table:table-cell table:formula="of:=IF([.A97]&gt;[.B97]; 1; 0)" office:value-type="float" office:value="0" calcext:value-type="float">
            <text:p>0</text:p>
          </table:table-cell>
          <table:table-cell office:value-type="float" office:value="116214" calcext:value-type="float">
            <text:p>116214</text:p>
          </table:table-cell>
          <table:table-cell office:value-type="float" office:value="116582" calcext:value-type="float">
            <text:p>116582</text:p>
          </table:table-cell>
          <table:table-cell table:formula="of:=([.E97]-[.F97])*100/[.E97]" office:value-type="float" office:value="-0.316657201369887" calcext:value-type="float">
            <text:p>-0.3166572014</text:p>
          </table:table-cell>
          <table:table-cell table:formula="of:=IF([.E97]&gt;[.F97]; 1; 0)" office:value-type="float" office:value="0" calcext:value-type="float">
            <text:p>0</text:p>
          </table:table-cell>
          <table:table-cell office:value-type="float" office:value="4298" calcext:value-type="float">
            <text:p>4298</text:p>
          </table:table-cell>
          <table:table-cell office:value-type="float" office:value="3985" calcext:value-type="float">
            <text:p>3985</text:p>
          </table:table-cell>
          <table:table-cell table:formula="of:=([.I97]-[.J97])*100/[.I97]" office:value-type="float" office:value="7.28245695672406" calcext:value-type="float">
            <text:p>7.2824569567</text:p>
          </table:table-cell>
          <table:table-cell table:formula="of:=IF([.I97]&gt;[.J97]; 1; 0)" office:value-type="float" office:value="1" calcext:value-type="float">
            <text:p>1</text:p>
          </table:table-cell>
          <table:table-cell office:value-type="float" office:value="36331" calcext:value-type="float">
            <text:p>36331</text:p>
          </table:table-cell>
          <table:table-cell office:value-type="float" office:value="34899" calcext:value-type="float">
            <text:p>34899</text:p>
          </table:table-cell>
          <table:table-cell table:formula="of:=([.M97]-[.N97])*100/[.M97]" office:value-type="float" office:value="3.94153752993311" calcext:value-type="float">
            <text:p>3.9415375299</text:p>
          </table:table-cell>
          <table:table-cell table:formula="of:=IF([.M97]&gt;[.N9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7970" calcext:value-type="float">
            <text:p>1707970</text:p>
          </table:table-cell>
          <table:table-cell office:value-type="float" office:value="1692333" calcext:value-type="float">
            <text:p>1692333</text:p>
          </table:table-cell>
          <table:table-cell table:formula="of:=([.A98]-[.B98])*100/[.A98]" office:value-type="float" office:value="0.915531303243031" calcext:value-type="float">
            <text:p>0.9155313032</text:p>
          </table:table-cell>
          <table:table-cell table:formula="of:=IF([.A98]&gt;[.B98]; 1; 0)" office:value-type="float" office:value="1" calcext:value-type="float">
            <text:p>1</text:p>
          </table:table-cell>
          <table:table-cell office:value-type="float" office:value="312264" calcext:value-type="float">
            <text:p>312264</text:p>
          </table:table-cell>
          <table:table-cell office:value-type="float" office:value="274100" calcext:value-type="float">
            <text:p>274100</text:p>
          </table:table-cell>
          <table:table-cell table:formula="of:=([.E98]-[.F98])*100/[.E98]" office:value-type="float" office:value="12.2217098352676" calcext:value-type="float">
            <text:p>12.2217098353</text:p>
          </table:table-cell>
          <table:table-cell table:formula="of:=IF([.E98]&gt;[.F98]; 1; 0)" office:value-type="float" office:value="1" calcext:value-type="float">
            <text:p>1</text:p>
          </table:table-cell>
          <table:table-cell office:value-type="float" office:value="29752" calcext:value-type="float">
            <text:p>29752</text:p>
          </table:table-cell>
          <table:table-cell office:value-type="float" office:value="17400" calcext:value-type="float">
            <text:p>17400</text:p>
          </table:table-cell>
          <table:table-cell table:formula="of:=([.I98]-[.J98])*100/[.I98]" office:value-type="float" office:value="41.5165367034149" calcext:value-type="float">
            <text:p>41.5165367034</text:p>
          </table:table-cell>
          <table:table-cell table:formula="of:=IF([.I98]&gt;[.J98]; 1; 0)" office:value-type="float" office:value="1" calcext:value-type="float">
            <text:p>1</text:p>
          </table:table-cell>
          <table:table-cell office:value-type="float" office:value="126070" calcext:value-type="float">
            <text:p>126070</text:p>
          </table:table-cell>
          <table:table-cell office:value-type="float" office:value="86546" calcext:value-type="float">
            <text:p>86546</text:p>
          </table:table-cell>
          <table:table-cell table:formula="of:=([.M98]-[.N98])*100/[.M98]" office:value-type="float" office:value="31.350836836678" calcext:value-type="float">
            <text:p>31.3508368367</text:p>
          </table:table-cell>
          <table:table-cell table:formula="of:=IF([.M98]&gt;[.N9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2473" calcext:value-type="float">
            <text:p>792473</text:p>
          </table:table-cell>
          <table:table-cell office:value-type="float" office:value="794095" calcext:value-type="float">
            <text:p>794095</text:p>
          </table:table-cell>
          <table:table-cell table:formula="of:=([.A99]-[.B99])*100/[.A99]" office:value-type="float" office:value="-0.204675742895972" calcext:value-type="float">
            <text:p>-0.2046757429</text:p>
          </table:table-cell>
          <table:table-cell table:formula="of:=IF([.A99]&gt;[.B99]; 1; 0)" office:value-type="float" office:value="0" calcext:value-type="float">
            <text:p>0</text:p>
          </table:table-cell>
          <table:table-cell office:value-type="float" office:value="118653" calcext:value-type="float">
            <text:p>118653</text:p>
          </table:table-cell>
          <table:table-cell office:value-type="float" office:value="119509" calcext:value-type="float">
            <text:p>119509</text:p>
          </table:table-cell>
          <table:table-cell table:formula="of:=([.E99]-[.F99])*100/[.E99]" office:value-type="float" office:value="-0.721431400807396" calcext:value-type="float">
            <text:p>-0.7214314008</text:p>
          </table:table-cell>
          <table:table-cell table:formula="of:=IF([.E99]&gt;[.F99]; 1; 0)" office:value-type="float" office:value="0" calcext:value-type="float">
            <text:p>0</text:p>
          </table:table-cell>
          <table:table-cell office:value-type="float" office:value="4639" calcext:value-type="float">
            <text:p>4639</text:p>
          </table:table-cell>
          <table:table-cell office:value-type="float" office:value="4123" calcext:value-type="float">
            <text:p>4123</text:p>
          </table:table-cell>
          <table:table-cell table:formula="of:=([.I99]-[.J99])*100/[.I99]" office:value-type="float" office:value="11.1230868721707" calcext:value-type="float">
            <text:p>11.1230868722</text:p>
          </table:table-cell>
          <table:table-cell table:formula="of:=IF([.I99]&gt;[.J99]; 1; 0)" office:value-type="float" office:value="1" calcext:value-type="float">
            <text:p>1</text:p>
          </table:table-cell>
          <table:table-cell office:value-type="float" office:value="37442" calcext:value-type="float">
            <text:p>37442</text:p>
          </table:table-cell>
          <table:table-cell office:value-type="float" office:value="36420" calcext:value-type="float">
            <text:p>36420</text:p>
          </table:table-cell>
          <table:table-cell table:formula="of:=([.M99]-[.N99])*100/[.M99]" office:value-type="float" office:value="2.72955504513648" calcext:value-type="float">
            <text:p>2.7295550451</text:p>
          </table:table-cell>
          <table:table-cell table:formula="of:=IF([.M99]&gt;[.N9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7625" calcext:value-type="float">
            <text:p>1787625</text:p>
          </table:table-cell>
          <table:table-cell office:value-type="float" office:value="1675216" calcext:value-type="float">
            <text:p>1675216</text:p>
          </table:table-cell>
          <table:table-cell table:formula="of:=([.A100]-[.B100])*100/[.A100]" office:value-type="float" office:value="6.2881756520523" calcext:value-type="float">
            <text:p>6.2881756521</text:p>
          </table:table-cell>
          <table:table-cell table:formula="of:=IF([.A100]&gt;[.B100]; 1; 0)" office:value-type="float" office:value="1" calcext:value-type="float">
            <text:p>1</text:p>
          </table:table-cell>
          <table:table-cell office:value-type="float" office:value="308246" calcext:value-type="float">
            <text:p>308246</text:p>
          </table:table-cell>
          <table:table-cell office:value-type="float" office:value="274359" calcext:value-type="float">
            <text:p>274359</text:p>
          </table:table-cell>
          <table:table-cell table:formula="of:=([.E100]-[.F100])*100/[.E100]" office:value-type="float" office:value="10.9934922107667" calcext:value-type="float">
            <text:p>10.9934922108</text:p>
          </table:table-cell>
          <table:table-cell table:formula="of:=IF([.E100]&gt;[.F100]; 1; 0)" office:value-type="float" office:value="1" calcext:value-type="float">
            <text:p>1</text:p>
          </table:table-cell>
          <table:table-cell office:value-type="float" office:value="29504" calcext:value-type="float">
            <text:p>29504</text:p>
          </table:table-cell>
          <table:table-cell office:value-type="float" office:value="17593" calcext:value-type="float">
            <text:p>17593</text:p>
          </table:table-cell>
          <table:table-cell table:formula="of:=([.I100]-[.J100])*100/[.I100]" office:value-type="float" office:value="40.3707971800434" calcext:value-type="float">
            <text:p>40.37079718</text:p>
          </table:table-cell>
          <table:table-cell table:formula="of:=IF([.I100]&gt;[.J100]; 1; 0)" office:value-type="float" office:value="1" calcext:value-type="float">
            <text:p>1</text:p>
          </table:table-cell>
          <table:table-cell office:value-type="float" office:value="104775" calcext:value-type="float">
            <text:p>104775</text:p>
          </table:table-cell>
          <table:table-cell office:value-type="float" office:value="89839" calcext:value-type="float">
            <text:p>89839</text:p>
          </table:table-cell>
          <table:table-cell table:formula="of:=([.M100]-[.N100])*100/[.M100]" office:value-type="float" office:value="14.2553089954665" calcext:value-type="float">
            <text:p>14.2553089955</text:p>
          </table:table-cell>
          <table:table-cell table:formula="of:=IF([.M100]&gt;[.N10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8079" calcext:value-type="float">
            <text:p>818079</text:p>
          </table:table-cell>
          <table:table-cell office:value-type="float" office:value="808203" calcext:value-type="float">
            <text:p>808203</text:p>
          </table:table-cell>
          <table:table-cell table:formula="of:=([.A101]-[.B101])*100/[.A101]" office:value-type="float" office:value="1.20721837377564" calcext:value-type="float">
            <text:p>1.2072183738</text:p>
          </table:table-cell>
          <table:table-cell table:formula="of:=IF([.A101]&gt;[.B101]; 1; 0)" office:value-type="float" office:value="1" calcext:value-type="float">
            <text:p>1</text:p>
          </table:table-cell>
          <table:table-cell office:value-type="float" office:value="122403" calcext:value-type="float">
            <text:p>122403</text:p>
          </table:table-cell>
          <table:table-cell office:value-type="float" office:value="120731" calcext:value-type="float">
            <text:p>120731</text:p>
          </table:table-cell>
          <table:table-cell table:formula="of:=([.E101]-[.F101])*100/[.E101]" office:value-type="float" office:value="1.36597959200346" calcext:value-type="float">
            <text:p>1.365979592</text:p>
          </table:table-cell>
          <table:table-cell table:formula="of:=IF([.E101]&gt;[.F101]; 1; 0)" office:value-type="float" office:value="1" calcext:value-type="float">
            <text:p>1</text:p>
          </table:table-cell>
          <table:table-cell office:value-type="float" office:value="4529" calcext:value-type="float">
            <text:p>4529</text:p>
          </table:table-cell>
          <table:table-cell office:value-type="float" office:value="4423" calcext:value-type="float">
            <text:p>4423</text:p>
          </table:table-cell>
          <table:table-cell table:formula="of:=([.I101]-[.J101])*100/[.I101]" office:value-type="float" office:value="2.34047251048797" calcext:value-type="float">
            <text:p>2.3404725105</text:p>
          </table:table-cell>
          <table:table-cell table:formula="of:=IF([.I101]&gt;[.J101]; 1; 0)" office:value-type="float" office:value="1" calcext:value-type="float">
            <text:p>1</text:p>
          </table:table-cell>
          <table:table-cell office:value-type="float" office:value="38033" calcext:value-type="float">
            <text:p>38033</text:p>
          </table:table-cell>
          <table:table-cell office:value-type="float" office:value="37241" calcext:value-type="float">
            <text:p>37241</text:p>
          </table:table-cell>
          <table:table-cell table:formula="of:=([.M101]-[.N101])*100/[.M101]" office:value-type="float" office:value="2.08240212447085" calcext:value-type="float">
            <text:p>2.0824021245</text:p>
          </table:table-cell>
          <table:table-cell table:formula="of:=IF([.M101]&gt;[.N10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7446" calcext:value-type="float">
            <text:p>1697446</text:p>
          </table:table-cell>
          <table:table-cell office:value-type="float" office:value="1683420" calcext:value-type="float">
            <text:p>1683420</text:p>
          </table:table-cell>
          <table:table-cell table:formula="of:=([.A102]-[.B102])*100/[.A102]" office:value-type="float" office:value="0.826300218092358" calcext:value-type="float">
            <text:p>0.8263002181</text:p>
          </table:table-cell>
          <table:table-cell table:formula="of:=IF([.A102]&gt;[.B102]; 1; 0)" office:value-type="float" office:value="1" calcext:value-type="float">
            <text:p>1</text:p>
          </table:table-cell>
          <table:table-cell office:value-type="float" office:value="306995" calcext:value-type="float">
            <text:p>306995</text:p>
          </table:table-cell>
          <table:table-cell office:value-type="float" office:value="271459" calcext:value-type="float">
            <text:p>271459</text:p>
          </table:table-cell>
          <table:table-cell table:formula="of:=([.E102]-[.F102])*100/[.E102]" office:value-type="float" office:value="11.5754328246388" calcext:value-type="float">
            <text:p>11.5754328246</text:p>
          </table:table-cell>
          <table:table-cell table:formula="of:=IF([.E102]&gt;[.F102]; 1; 0)" office:value-type="float" office:value="1" calcext:value-type="float">
            <text:p>1</text:p>
          </table:table-cell>
          <table:table-cell office:value-type="float" office:value="29851" calcext:value-type="float">
            <text:p>29851</text:p>
          </table:table-cell>
          <table:table-cell office:value-type="float" office:value="17711" calcext:value-type="float">
            <text:p>17711</text:p>
          </table:table-cell>
          <table:table-cell table:formula="of:=([.I102]-[.J102])*100/[.I102]" office:value-type="float" office:value="40.6686543164383" calcext:value-type="float">
            <text:p>40.6686543164</text:p>
          </table:table-cell>
          <table:table-cell table:formula="of:=IF([.I102]&gt;[.J102]; 1; 0)" office:value-type="float" office:value="1" calcext:value-type="float">
            <text:p>1</text:p>
          </table:table-cell>
          <table:table-cell office:value-type="float" office:value="105664" calcext:value-type="float">
            <text:p>105664</text:p>
          </table:table-cell>
          <table:table-cell office:value-type="float" office:value="87448" calcext:value-type="float">
            <text:p>87448</text:p>
          </table:table-cell>
          <table:table-cell table:formula="of:=([.M102]-[.N102])*100/[.M102]" office:value-type="float" office:value="17.2395517867959" calcext:value-type="float">
            <text:p>17.2395517868</text:p>
          </table:table-cell>
          <table:table-cell table:formula="of:=IF([.M102]&gt;[.N10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3358" calcext:value-type="float">
            <text:p>823358</text:p>
          </table:table-cell>
          <table:table-cell office:value-type="float" office:value="834934" calcext:value-type="float">
            <text:p>834934</text:p>
          </table:table-cell>
          <table:table-cell table:formula="of:=([.A103]-[.B103])*100/[.A103]" office:value-type="float" office:value="-1.40594978126161" calcext:value-type="float">
            <text:p>-1.4059497813</text:p>
          </table:table-cell>
          <table:table-cell table:formula="of:=IF([.A103]&gt;[.B103]; 1; 0)" office:value-type="float" office:value="0" calcext:value-type="float">
            <text:p>0</text:p>
          </table:table-cell>
          <table:table-cell office:value-type="float" office:value="125201" calcext:value-type="float">
            <text:p>125201</text:p>
          </table:table-cell>
          <table:table-cell office:value-type="float" office:value="123420" calcext:value-type="float">
            <text:p>123420</text:p>
          </table:table-cell>
          <table:table-cell table:formula="of:=([.E103]-[.F103])*100/[.E103]" office:value-type="float" office:value="1.42251259973962" calcext:value-type="float">
            <text:p>1.4225125997</text:p>
          </table:table-cell>
          <table:table-cell table:formula="of:=IF([.E103]&gt;[.F103]; 1; 0)" office:value-type="float" office:value="1" calcext:value-type="float">
            <text:p>1</text:p>
          </table:table-cell>
          <table:table-cell office:value-type="float" office:value="4830" calcext:value-type="float">
            <text:p>4830</text:p>
          </table:table-cell>
          <table:table-cell office:value-type="float" office:value="4503" calcext:value-type="float">
            <text:p>4503</text:p>
          </table:table-cell>
          <table:table-cell table:formula="of:=([.I103]-[.J103])*100/[.I103]" office:value-type="float" office:value="6.77018633540373" calcext:value-type="float">
            <text:p>6.7701863354</text:p>
          </table:table-cell>
          <table:table-cell table:formula="of:=IF([.I103]&gt;[.J103]; 1; 0)" office:value-type="float" office:value="1" calcext:value-type="float">
            <text:p>1</text:p>
          </table:table-cell>
          <table:table-cell office:value-type="float" office:value="39091" calcext:value-type="float">
            <text:p>39091</text:p>
          </table:table-cell>
          <table:table-cell office:value-type="float" office:value="38323" calcext:value-type="float">
            <text:p>38323</text:p>
          </table:table-cell>
          <table:table-cell table:formula="of:=([.M103]-[.N103])*100/[.M103]" office:value-type="float" office:value="1.96464659384513" calcext:value-type="float">
            <text:p>1.9646465938</text:p>
          </table:table-cell>
          <table:table-cell table:formula="of:=IF([.M103]&gt;[.N10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8246" calcext:value-type="float">
            <text:p>1728246</text:p>
          </table:table-cell>
          <table:table-cell office:value-type="float" office:value="1713735" calcext:value-type="float">
            <text:p>1713735</text:p>
          </table:table-cell>
          <table:table-cell table:formula="of:=([.A104]-[.B104])*100/[.A104]" office:value-type="float" office:value="0.839637412729438" calcext:value-type="float">
            <text:p>0.8396374127</text:p>
          </table:table-cell>
          <table:table-cell table:formula="of:=IF([.A104]&gt;[.B104]; 1; 0)" office:value-type="float" office:value="1" calcext:value-type="float">
            <text:p>1</text:p>
          </table:table-cell>
          <table:table-cell office:value-type="float" office:value="311754" calcext:value-type="float">
            <text:p>311754</text:p>
          </table:table-cell>
          <table:table-cell office:value-type="float" office:value="275044" calcext:value-type="float">
            <text:p>275044</text:p>
          </table:table-cell>
          <table:table-cell table:formula="of:=([.E104]-[.F104])*100/[.E104]" office:value-type="float" office:value="11.7753100200799" calcext:value-type="float">
            <text:p>11.7753100201</text:p>
          </table:table-cell>
          <table:table-cell table:formula="of:=IF([.E104]&gt;[.F104]; 1; 0)" office:value-type="float" office:value="1" calcext:value-type="float">
            <text:p>1</text:p>
          </table:table-cell>
          <table:table-cell office:value-type="float" office:value="29810" calcext:value-type="float">
            <text:p>29810</text:p>
          </table:table-cell>
          <table:table-cell office:value-type="float" office:value="17501" calcext:value-type="float">
            <text:p>17501</text:p>
          </table:table-cell>
          <table:table-cell table:formula="of:=([.I104]-[.J104])*100/[.I104]" office:value-type="float" office:value="41.2915129151292" calcext:value-type="float">
            <text:p>41.2915129151</text:p>
          </table:table-cell>
          <table:table-cell table:formula="of:=IF([.I104]&gt;[.J104]; 1; 0)" office:value-type="float" office:value="1" calcext:value-type="float">
            <text:p>1</text:p>
          </table:table-cell>
          <table:table-cell office:value-type="float" office:value="105130" calcext:value-type="float">
            <text:p>105130</text:p>
          </table:table-cell>
          <table:table-cell office:value-type="float" office:value="87419" calcext:value-type="float">
            <text:p>87419</text:p>
          </table:table-cell>
          <table:table-cell table:formula="of:=([.M104]-[.N104])*100/[.M104]" office:value-type="float" office:value="16.8467611528584" calcext:value-type="float">
            <text:p>16.8467611529</text:p>
          </table:table-cell>
          <table:table-cell table:formula="of:=IF([.M104]&gt;[.N10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6574" calcext:value-type="float">
            <text:p>846574</text:p>
          </table:table-cell>
          <table:table-cell office:value-type="float" office:value="841738" calcext:value-type="float">
            <text:p>841738</text:p>
          </table:table-cell>
          <table:table-cell table:formula="of:=([.A105]-[.B105])*100/[.A105]" office:value-type="float" office:value="0.571243624302187" calcext:value-type="float">
            <text:p>0.5712436243</text:p>
          </table:table-cell>
          <table:table-cell table:formula="of:=IF([.A105]&gt;[.B105]; 1; 0)" office:value-type="float" office:value="1" calcext:value-type="float">
            <text:p>1</text:p>
          </table:table-cell>
          <table:table-cell office:value-type="float" office:value="126901" calcext:value-type="float">
            <text:p>126901</text:p>
          </table:table-cell>
          <table:table-cell office:value-type="float" office:value="125286" calcext:value-type="float">
            <text:p>125286</text:p>
          </table:table-cell>
          <table:table-cell table:formula="of:=([.E105]-[.F105])*100/[.E105]" office:value-type="float" office:value="1.27264560562959" calcext:value-type="float">
            <text:p>1.2726456056</text:p>
          </table:table-cell>
          <table:table-cell table:formula="of:=IF([.E105]&gt;[.F105]; 1; 0)" office:value-type="float" office:value="1" calcext:value-type="float">
            <text:p>1</text:p>
          </table:table-cell>
          <table:table-cell office:value-type="float" office:value="4961" calcext:value-type="float">
            <text:p>4961</text:p>
          </table:table-cell>
          <table:table-cell office:value-type="float" office:value="4313" calcext:value-type="float">
            <text:p>4313</text:p>
          </table:table-cell>
          <table:table-cell table:formula="of:=([.I105]-[.J105])*100/[.I105]" office:value-type="float" office:value="13.0618826849426" calcext:value-type="float">
            <text:p>13.0618826849</text:p>
          </table:table-cell>
          <table:table-cell table:formula="of:=IF([.I105]&gt;[.J105]; 1; 0)" office:value-type="float" office:value="1" calcext:value-type="float">
            <text:p>1</text:p>
          </table:table-cell>
          <table:table-cell office:value-type="float" office:value="39616" calcext:value-type="float">
            <text:p>39616</text:p>
          </table:table-cell>
          <table:table-cell office:value-type="float" office:value="38698" calcext:value-type="float">
            <text:p>38698</text:p>
          </table:table-cell>
          <table:table-cell table:formula="of:=([.M105]-[.N105])*100/[.M105]" office:value-type="float" office:value="2.31724555735057" calcext:value-type="float">
            <text:p>2.3172455574</text:p>
          </table:table-cell>
          <table:table-cell table:formula="of:=IF([.M105]&gt;[.N10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0465" calcext:value-type="float">
            <text:p>1720465</text:p>
          </table:table-cell>
          <table:table-cell office:value-type="float" office:value="1676958" calcext:value-type="float">
            <text:p>1676958</text:p>
          </table:table-cell>
          <table:table-cell table:formula="of:=([.A106]-[.B106])*100/[.A106]" office:value-type="float" office:value="2.52879308791519" calcext:value-type="float">
            <text:p>2.5287930879</text:p>
          </table:table-cell>
          <table:table-cell table:formula="of:=IF([.A106]&gt;[.B106]; 1; 0)" office:value-type="float" office:value="1" calcext:value-type="float">
            <text:p>1</text:p>
          </table:table-cell>
          <table:table-cell office:value-type="float" office:value="312592" calcext:value-type="float">
            <text:p>312592</text:p>
          </table:table-cell>
          <table:table-cell office:value-type="float" office:value="271931" calcext:value-type="float">
            <text:p>271931</text:p>
          </table:table-cell>
          <table:table-cell table:formula="of:=([.E106]-[.F106])*100/[.E106]" office:value-type="float" office:value="13.0076905359062" calcext:value-type="float">
            <text:p>13.0076905359</text:p>
          </table:table-cell>
          <table:table-cell table:formula="of:=IF([.E106]&gt;[.F106]; 1; 0)" office:value-type="float" office:value="1" calcext:value-type="float">
            <text:p>1</text:p>
          </table:table-cell>
          <table:table-cell office:value-type="float" office:value="29175" calcext:value-type="float">
            <text:p>29175</text:p>
          </table:table-cell>
          <table:table-cell office:value-type="float" office:value="17301" calcext:value-type="float">
            <text:p>17301</text:p>
          </table:table-cell>
          <table:table-cell table:formula="of:=([.I106]-[.J106])*100/[.I106]" office:value-type="float" office:value="40.6992287917738" calcext:value-type="float">
            <text:p>40.6992287918</text:p>
          </table:table-cell>
          <table:table-cell table:formula="of:=IF([.I106]&gt;[.J106]; 1; 0)" office:value-type="float" office:value="1" calcext:value-type="float">
            <text:p>1</text:p>
          </table:table-cell>
          <table:table-cell office:value-type="float" office:value="105776" calcext:value-type="float">
            <text:p>105776</text:p>
          </table:table-cell>
          <table:table-cell office:value-type="float" office:value="86982" calcext:value-type="float">
            <text:p>86982</text:p>
          </table:table-cell>
          <table:table-cell table:formula="of:=([.M106]-[.N106])*100/[.M106]" office:value-type="float" office:value="17.7677355921948" calcext:value-type="float">
            <text:p>17.7677355922</text:p>
          </table:table-cell>
          <table:table-cell table:formula="of:=IF([.M106]&gt;[.N10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4200" calcext:value-type="float">
            <text:p>874200</text:p>
          </table:table-cell>
          <table:table-cell office:value-type="float" office:value="869595" calcext:value-type="float">
            <text:p>869595</text:p>
          </table:table-cell>
          <table:table-cell table:formula="of:=([.A107]-[.B107])*100/[.A107]" office:value-type="float" office:value="0.526767330130405" calcext:value-type="float">
            <text:p>0.5267673301</text:p>
          </table:table-cell>
          <table:table-cell table:formula="of:=IF([.A107]&gt;[.B107]; 1; 0)" office:value-type="float" office:value="1" calcext:value-type="float">
            <text:p>1</text:p>
          </table:table-cell>
          <table:table-cell office:value-type="float" office:value="127849" calcext:value-type="float">
            <text:p>127849</text:p>
          </table:table-cell>
          <table:table-cell office:value-type="float" office:value="128424" calcext:value-type="float">
            <text:p>128424</text:p>
          </table:table-cell>
          <table:table-cell table:formula="of:=([.E107]-[.F107])*100/[.E107]" office:value-type="float" office:value="-0.449749313643439" calcext:value-type="float">
            <text:p>-0.4497493136</text:p>
          </table:table-cell>
          <table:table-cell table:formula="of:=IF([.E107]&gt;[.F107]; 1; 0)" office:value-type="float" office:value="0" calcext:value-type="float">
            <text:p>0</text:p>
          </table:table-cell>
          <table:table-cell office:value-type="float" office:value="4980" calcext:value-type="float">
            <text:p>4980</text:p>
          </table:table-cell>
          <table:table-cell office:value-type="float" office:value="4692" calcext:value-type="float">
            <text:p>4692</text:p>
          </table:table-cell>
          <table:table-cell table:formula="of:=([.I107]-[.J107])*100/[.I107]" office:value-type="float" office:value="5.78313253012048" calcext:value-type="float">
            <text:p>5.7831325301</text:p>
          </table:table-cell>
          <table:table-cell table:formula="of:=IF([.I107]&gt;[.J107]; 1; 0)" office:value-type="float" office:value="1" calcext:value-type="float">
            <text:p>1</text:p>
          </table:table-cell>
          <table:table-cell office:value-type="float" office:value="41036" calcext:value-type="float">
            <text:p>41036</text:p>
          </table:table-cell>
          <table:table-cell office:value-type="float" office:value="39945" calcext:value-type="float">
            <text:p>39945</text:p>
          </table:table-cell>
          <table:table-cell table:formula="of:=([.M107]-[.N107])*100/[.M107]" office:value-type="float" office:value="2.65864119309874" calcext:value-type="float">
            <text:p>2.6586411931</text:p>
          </table:table-cell>
          <table:table-cell table:formula="of:=IF([.M107]&gt;[.N10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0583" calcext:value-type="float">
            <text:p>1710583</text:p>
          </table:table-cell>
          <table:table-cell office:value-type="float" office:value="1718850" calcext:value-type="float">
            <text:p>1718850</text:p>
          </table:table-cell>
          <table:table-cell table:formula="of:=([.A108]-[.B108])*100/[.A108]" office:value-type="float" office:value="-0.483285523122818" calcext:value-type="float">
            <text:p>-0.4832855231</text:p>
          </table:table-cell>
          <table:table-cell table:formula="of:=IF([.A108]&gt;[.B108]; 1; 0)" office:value-type="float" office:value="0" calcext:value-type="float">
            <text:p>0</text:p>
          </table:table-cell>
          <table:table-cell office:value-type="float" office:value="308229" calcext:value-type="float">
            <text:p>308229</text:p>
          </table:table-cell>
          <table:table-cell office:value-type="float" office:value="271720" calcext:value-type="float">
            <text:p>271720</text:p>
          </table:table-cell>
          <table:table-cell table:formula="of:=([.E108]-[.F108])*100/[.E108]" office:value-type="float" office:value="11.8447647690516" calcext:value-type="float">
            <text:p>11.8447647691</text:p>
          </table:table-cell>
          <table:table-cell table:formula="of:=IF([.E108]&gt;[.F108]; 1; 0)" office:value-type="float" office:value="1" calcext:value-type="float">
            <text:p>1</text:p>
          </table:table-cell>
          <table:table-cell office:value-type="float" office:value="29230" calcext:value-type="float">
            <text:p>29230</text:p>
          </table:table-cell>
          <table:table-cell office:value-type="float" office:value="16849" calcext:value-type="float">
            <text:p>16849</text:p>
          </table:table-cell>
          <table:table-cell table:formula="of:=([.I108]-[.J108])*100/[.I108]" office:value-type="float" office:value="42.3571672938762" calcext:value-type="float">
            <text:p>42.3571672939</text:p>
          </table:table-cell>
          <table:table-cell table:formula="of:=IF([.I108]&gt;[.J108]; 1; 0)" office:value-type="float" office:value="1" calcext:value-type="float">
            <text:p>1</text:p>
          </table:table-cell>
          <table:table-cell office:value-type="float" office:value="106355" calcext:value-type="float">
            <text:p>106355</text:p>
          </table:table-cell>
          <table:table-cell office:value-type="float" office:value="86772" calcext:value-type="float">
            <text:p>86772</text:p>
          </table:table-cell>
          <table:table-cell table:formula="of:=([.M108]-[.N108])*100/[.M108]" office:value-type="float" office:value="18.4128625828593" calcext:value-type="float">
            <text:p>18.4128625829</text:p>
          </table:table-cell>
          <table:table-cell table:formula="of:=IF([.M108]&gt;[.N10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3835" calcext:value-type="float">
            <text:p>883835</text:p>
          </table:table-cell>
          <table:table-cell office:value-type="float" office:value="878582" calcext:value-type="float">
            <text:p>878582</text:p>
          </table:table-cell>
          <table:table-cell table:formula="of:=([.A109]-[.B109])*100/[.A109]" office:value-type="float" office:value="0.594341704051096" calcext:value-type="float">
            <text:p>0.5943417041</text:p>
          </table:table-cell>
          <table:table-cell table:formula="of:=IF([.A109]&gt;[.B109]; 1; 0)" office:value-type="float" office:value="1" calcext:value-type="float">
            <text:p>1</text:p>
          </table:table-cell>
          <table:table-cell office:value-type="float" office:value="130870" calcext:value-type="float">
            <text:p>130870</text:p>
          </table:table-cell>
          <table:table-cell office:value-type="float" office:value="132068" calcext:value-type="float">
            <text:p>132068</text:p>
          </table:table-cell>
          <table:table-cell table:formula="of:=([.E109]-[.F109])*100/[.E109]" office:value-type="float" office:value="-0.915412241155345" calcext:value-type="float">
            <text:p>-0.9154122412</text:p>
          </table:table-cell>
          <table:table-cell table:formula="of:=IF([.E109]&gt;[.F109]; 1; 0)" office:value-type="float" office:value="0" calcext:value-type="float">
            <text:p>0</text:p>
          </table:table-cell>
          <table:table-cell office:value-type="float" office:value="5215" calcext:value-type="float">
            <text:p>5215</text:p>
          </table:table-cell>
          <table:table-cell office:value-type="float" office:value="4986" calcext:value-type="float">
            <text:p>4986</text:p>
          </table:table-cell>
          <table:table-cell table:formula="of:=([.I109]-[.J109])*100/[.I109]" office:value-type="float" office:value="4.39117929050815" calcext:value-type="float">
            <text:p>4.3911792905</text:p>
          </table:table-cell>
          <table:table-cell table:formula="of:=IF([.I109]&gt;[.J109]; 1; 0)" office:value-type="float" office:value="1" calcext:value-type="float">
            <text:p>1</text:p>
          </table:table-cell>
          <table:table-cell office:value-type="float" office:value="41403" calcext:value-type="float">
            <text:p>41403</text:p>
          </table:table-cell>
          <table:table-cell office:value-type="float" office:value="40732" calcext:value-type="float">
            <text:p>40732</text:p>
          </table:table-cell>
          <table:table-cell table:formula="of:=([.M109]-[.N109])*100/[.M109]" office:value-type="float" office:value="1.62065550805497" calcext:value-type="float">
            <text:p>1.6206555081</text:p>
          </table:table-cell>
          <table:table-cell table:formula="of:=IF([.M109]&gt;[.N10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9326" calcext:value-type="float">
            <text:p>1729326</text:p>
          </table:table-cell>
          <table:table-cell office:value-type="float" office:value="1689998" calcext:value-type="float">
            <text:p>1689998</text:p>
          </table:table-cell>
          <table:table-cell table:formula="of:=([.A110]-[.B110])*100/[.A110]" office:value-type="float" office:value="2.27418080801422" calcext:value-type="float">
            <text:p>2.274180808</text:p>
          </table:table-cell>
          <table:table-cell table:formula="of:=IF([.A110]&gt;[.B110]; 1; 0)" office:value-type="float" office:value="1" calcext:value-type="float">
            <text:p>1</text:p>
          </table:table-cell>
          <table:table-cell office:value-type="float" office:value="306854" calcext:value-type="float">
            <text:p>306854</text:p>
          </table:table-cell>
          <table:table-cell office:value-type="float" office:value="270807" calcext:value-type="float">
            <text:p>270807</text:p>
          </table:table-cell>
          <table:table-cell table:formula="of:=([.E110]-[.F110])*100/[.E110]" office:value-type="float" office:value="11.7472804656286" calcext:value-type="float">
            <text:p>11.7472804656</text:p>
          </table:table-cell>
          <table:table-cell table:formula="of:=IF([.E110]&gt;[.F110]; 1; 0)" office:value-type="float" office:value="1" calcext:value-type="float">
            <text:p>1</text:p>
          </table:table-cell>
          <table:table-cell office:value-type="float" office:value="29159" calcext:value-type="float">
            <text:p>29159</text:p>
          </table:table-cell>
          <table:table-cell office:value-type="float" office:value="16643" calcext:value-type="float">
            <text:p>16643</text:p>
          </table:table-cell>
          <table:table-cell table:formula="of:=([.I110]-[.J110])*100/[.I110]" office:value-type="float" office:value="42.9232826914503" calcext:value-type="float">
            <text:p>42.9232826915</text:p>
          </table:table-cell>
          <table:table-cell table:formula="of:=IF([.I110]&gt;[.J110]; 1; 0)" office:value-type="float" office:value="1" calcext:value-type="float">
            <text:p>1</text:p>
          </table:table-cell>
          <table:table-cell office:value-type="float" office:value="104231" calcext:value-type="float">
            <text:p>104231</text:p>
          </table:table-cell>
          <table:table-cell office:value-type="float" office:value="86477" calcext:value-type="float">
            <text:p>86477</text:p>
          </table:table-cell>
          <table:table-cell table:formula="of:=([.M110]-[.N110])*100/[.M110]" office:value-type="float" office:value="17.0333202214312" calcext:value-type="float">
            <text:p>17.0333202214</text:p>
          </table:table-cell>
          <table:table-cell table:formula="of:=IF([.M110]&gt;[.N11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1425" calcext:value-type="float">
            <text:p>911425</text:p>
          </table:table-cell>
          <table:table-cell office:value-type="float" office:value="899668" calcext:value-type="float">
            <text:p>899668</text:p>
          </table:table-cell>
          <table:table-cell table:formula="of:=([.A111]-[.B111])*100/[.A111]" office:value-type="float" office:value="1.28995803275091" calcext:value-type="float">
            <text:p>1.2899580328</text:p>
          </table:table-cell>
          <table:table-cell table:formula="of:=IF([.A111]&gt;[.B111]; 1; 0)" office:value-type="float" office:value="1" calcext:value-type="float">
            <text:p>1</text:p>
          </table:table-cell>
          <table:table-cell office:value-type="float" office:value="134633" calcext:value-type="float">
            <text:p>134633</text:p>
          </table:table-cell>
          <table:table-cell office:value-type="float" office:value="134661" calcext:value-type="float">
            <text:p>134661</text:p>
          </table:table-cell>
          <table:table-cell table:formula="of:=([.E111]-[.F111])*100/[.E111]" office:value-type="float" office:value="-0.0207972785275527" calcext:value-type="float">
            <text:p>-0.0207972785</text:p>
          </table:table-cell>
          <table:table-cell table:formula="of:=IF([.E111]&gt;[.F111]; 1; 0)" office:value-type="float" office:value="0" calcext:value-type="float">
            <text:p>0</text:p>
          </table:table-cell>
          <table:table-cell office:value-type="float" office:value="5212" calcext:value-type="float">
            <text:p>5212</text:p>
          </table:table-cell>
          <table:table-cell office:value-type="float" office:value="4618" calcext:value-type="float">
            <text:p>4618</text:p>
          </table:table-cell>
          <table:table-cell table:formula="of:=([.I111]-[.J111])*100/[.I111]" office:value-type="float" office:value="11.3967766692249" calcext:value-type="float">
            <text:p>11.3967766692</text:p>
          </table:table-cell>
          <table:table-cell table:formula="of:=IF([.I111]&gt;[.J111]; 1; 0)" office:value-type="float" office:value="1" calcext:value-type="float">
            <text:p>1</text:p>
          </table:table-cell>
          <table:table-cell office:value-type="float" office:value="42308" calcext:value-type="float">
            <text:p>42308</text:p>
          </table:table-cell>
          <table:table-cell office:value-type="float" office:value="41318" calcext:value-type="float">
            <text:p>41318</text:p>
          </table:table-cell>
          <table:table-cell table:formula="of:=([.M111]-[.N111])*100/[.M111]" office:value-type="float" office:value="2.33998298194195" calcext:value-type="float">
            <text:p>2.3399829819</text:p>
          </table:table-cell>
          <table:table-cell table:formula="of:=IF([.M111]&gt;[.N11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9568" calcext:value-type="float">
            <text:p>2069568</text:p>
          </table:table-cell>
          <table:table-cell office:value-type="float" office:value="1745546" calcext:value-type="float">
            <text:p>1745546</text:p>
          </table:table-cell>
          <table:table-cell table:formula="of:=([.A112]-[.B112])*100/[.A112]" office:value-type="float" office:value="15.6565041593221" calcext:value-type="float">
            <text:p>15.6565041593</text:p>
          </table:table-cell>
          <table:table-cell table:formula="of:=IF([.A112]&gt;[.B112]; 1; 0)" office:value-type="float" office:value="1" calcext:value-type="float">
            <text:p>1</text:p>
          </table:table-cell>
          <table:table-cell office:value-type="float" office:value="308513" calcext:value-type="float">
            <text:p>308513</text:p>
          </table:table-cell>
          <table:table-cell office:value-type="float" office:value="268818" calcext:value-type="float">
            <text:p>268818</text:p>
          </table:table-cell>
          <table:table-cell table:formula="of:=([.E112]-[.F112])*100/[.E112]" office:value-type="float" office:value="12.8665566767041" calcext:value-type="float">
            <text:p>12.8665566767</text:p>
          </table:table-cell>
          <table:table-cell table:formula="of:=IF([.E112]&gt;[.F112]; 1; 0)" office:value-type="float" office:value="1" calcext:value-type="float">
            <text:p>1</text:p>
          </table:table-cell>
          <table:table-cell office:value-type="float" office:value="29424" calcext:value-type="float">
            <text:p>29424</text:p>
          </table:table-cell>
          <table:table-cell office:value-type="float" office:value="16717" calcext:value-type="float">
            <text:p>16717</text:p>
          </table:table-cell>
          <table:table-cell table:formula="of:=([.I112]-[.J112])*100/[.I112]" office:value-type="float" office:value="43.1858346927678" calcext:value-type="float">
            <text:p>43.1858346928</text:p>
          </table:table-cell>
          <table:table-cell table:formula="of:=IF([.I112]&gt;[.J112]; 1; 0)" office:value-type="float" office:value="1" calcext:value-type="float">
            <text:p>1</text:p>
          </table:table-cell>
          <table:table-cell office:value-type="float" office:value="106654" calcext:value-type="float">
            <text:p>106654</text:p>
          </table:table-cell>
          <table:table-cell office:value-type="float" office:value="86672" calcext:value-type="float">
            <text:p>86672</text:p>
          </table:table-cell>
          <table:table-cell table:formula="of:=([.M112]-[.N112])*100/[.M112]" office:value-type="float" office:value="18.7353498227915" calcext:value-type="float">
            <text:p>18.7353498228</text:p>
          </table:table-cell>
          <table:table-cell table:formula="of:=IF([.M112]&gt;[.N11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9494" calcext:value-type="float">
            <text:p>909494</text:p>
          </table:table-cell>
          <table:table-cell office:value-type="float" office:value="906544" calcext:value-type="float">
            <text:p>906544</text:p>
          </table:table-cell>
          <table:table-cell table:formula="of:=([.A113]-[.B113])*100/[.A113]" office:value-type="float" office:value="0.32435618046958" calcext:value-type="float">
            <text:p>0.3243561805</text:p>
          </table:table-cell>
          <table:table-cell table:formula="of:=IF([.A113]&gt;[.B113]; 1; 0)" office:value-type="float" office:value="1" calcext:value-type="float">
            <text:p>1</text:p>
          </table:table-cell>
          <table:table-cell office:value-type="float" office:value="136650" calcext:value-type="float">
            <text:p>136650</text:p>
          </table:table-cell>
          <table:table-cell office:value-type="float" office:value="136228" calcext:value-type="float">
            <text:p>136228</text:p>
          </table:table-cell>
          <table:table-cell table:formula="of:=([.E113]-[.F113])*100/[.E113]" office:value-type="float" office:value="0.308818148554702" calcext:value-type="float">
            <text:p>0.3088181486</text:p>
          </table:table-cell>
          <table:table-cell table:formula="of:=IF([.E113]&gt;[.F113]; 1; 0)" office:value-type="float" office:value="1" calcext:value-type="float">
            <text:p>1</text:p>
          </table:table-cell>
          <table:table-cell office:value-type="float" office:value="5291" calcext:value-type="float">
            <text:p>5291</text:p>
          </table:table-cell>
          <table:table-cell office:value-type="float" office:value="4917" calcext:value-type="float">
            <text:p>4917</text:p>
          </table:table-cell>
          <table:table-cell table:formula="of:=([.I113]-[.J113])*100/[.I113]" office:value-type="float" office:value="7.06860706860707" calcext:value-type="float">
            <text:p>7.0686070686</text:p>
          </table:table-cell>
          <table:table-cell table:formula="of:=IF([.I113]&gt;[.J113]; 1; 0)" office:value-type="float" office:value="1" calcext:value-type="float">
            <text:p>1</text:p>
          </table:table-cell>
          <table:table-cell office:value-type="float" office:value="43132" calcext:value-type="float">
            <text:p>43132</text:p>
          </table:table-cell>
          <table:table-cell office:value-type="float" office:value="42288" calcext:value-type="float">
            <text:p>42288</text:p>
          </table:table-cell>
          <table:table-cell table:formula="of:=([.M113]-[.N113])*100/[.M113]" office:value-type="float" office:value="1.9567838263934" calcext:value-type="float">
            <text:p>1.9567838264</text:p>
          </table:table-cell>
          <table:table-cell table:formula="of:=IF([.M113]&gt;[.N11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8592" calcext:value-type="float">
            <text:p>1698592</text:p>
          </table:table-cell>
          <table:table-cell office:value-type="float" office:value="1837031" calcext:value-type="float">
            <text:p>1837031</text:p>
          </table:table-cell>
          <table:table-cell table:formula="of:=([.A114]-[.B114])*100/[.A114]" office:value-type="float" office:value="-8.15022088883028" calcext:value-type="float">
            <text:p>-8.1502208888</text:p>
          </table:table-cell>
          <table:table-cell table:formula="of:=IF([.A114]&gt;[.B114]; 1; 0)" office:value-type="float" office:value="0" calcext:value-type="float">
            <text:p>0</text:p>
          </table:table-cell>
          <table:table-cell office:value-type="float" office:value="309871" calcext:value-type="float">
            <text:p>309871</text:p>
          </table:table-cell>
          <table:table-cell office:value-type="float" office:value="271281" calcext:value-type="float">
            <text:p>271281</text:p>
          </table:table-cell>
          <table:table-cell table:formula="of:=([.E114]-[.F114])*100/[.E114]" office:value-type="float" office:value="12.453569388552" calcext:value-type="float">
            <text:p>12.4535693886</text:p>
          </table:table-cell>
          <table:table-cell table:formula="of:=IF([.E114]&gt;[.F114]; 1; 0)" office:value-type="float" office:value="1" calcext:value-type="float">
            <text:p>1</text:p>
          </table:table-cell>
          <table:table-cell office:value-type="float" office:value="29188" calcext:value-type="float">
            <text:p>29188</text:p>
          </table:table-cell>
          <table:table-cell office:value-type="float" office:value="16160" calcext:value-type="float">
            <text:p>16160</text:p>
          </table:table-cell>
          <table:table-cell table:formula="of:=([.I114]-[.J114])*100/[.I114]" office:value-type="float" office:value="44.6347814170207" calcext:value-type="float">
            <text:p>44.634781417</text:p>
          </table:table-cell>
          <table:table-cell table:formula="of:=IF([.I114]&gt;[.J114]; 1; 0)" office:value-type="float" office:value="1" calcext:value-type="float">
            <text:p>1</text:p>
          </table:table-cell>
          <table:table-cell office:value-type="float" office:value="105486" calcext:value-type="float">
            <text:p>105486</text:p>
          </table:table-cell>
          <table:table-cell office:value-type="float" office:value="86242" calcext:value-type="float">
            <text:p>86242</text:p>
          </table:table-cell>
          <table:table-cell table:formula="of:=([.M114]-[.N114])*100/[.M114]" office:value-type="float" office:value="18.2431791896555" calcext:value-type="float">
            <text:p>18.2431791897</text:p>
          </table:table-cell>
          <table:table-cell table:formula="of:=IF([.M114]&gt;[.N11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7462" calcext:value-type="float">
            <text:p>927462</text:p>
          </table:table-cell>
          <table:table-cell office:value-type="float" office:value="935329" calcext:value-type="float">
            <text:p>935329</text:p>
          </table:table-cell>
          <table:table-cell table:formula="of:=([.A115]-[.B115])*100/[.A115]" office:value-type="float" office:value="-0.848228822312936" calcext:value-type="float">
            <text:p>-0.8482288223</text:p>
          </table:table-cell>
          <table:table-cell table:formula="of:=IF([.A115]&gt;[.B115]; 1; 0)" office:value-type="float" office:value="0" calcext:value-type="float">
            <text:p>0</text:p>
          </table:table-cell>
          <table:table-cell office:value-type="float" office:value="139746" calcext:value-type="float">
            <text:p>139746</text:p>
          </table:table-cell>
          <table:table-cell office:value-type="float" office:value="138338" calcext:value-type="float">
            <text:p>138338</text:p>
          </table:table-cell>
          <table:table-cell table:formula="of:=([.E115]-[.F115])*100/[.E115]" office:value-type="float" office:value="1.0075422552345" calcext:value-type="float">
            <text:p>1.0075422552</text:p>
          </table:table-cell>
          <table:table-cell table:formula="of:=IF([.E115]&gt;[.F115]; 1; 0)" office:value-type="float" office:value="1" calcext:value-type="float">
            <text:p>1</text:p>
          </table:table-cell>
          <table:table-cell office:value-type="float" office:value="5101" calcext:value-type="float">
            <text:p>5101</text:p>
          </table:table-cell>
          <table:table-cell office:value-type="float" office:value="4813" calcext:value-type="float">
            <text:p>4813</text:p>
          </table:table-cell>
          <table:table-cell table:formula="of:=([.I115]-[.J115])*100/[.I115]" office:value-type="float" office:value="5.64595177416193" calcext:value-type="float">
            <text:p>5.6459517742</text:p>
          </table:table-cell>
          <table:table-cell table:formula="of:=IF([.I115]&gt;[.J115]; 1; 0)" office:value-type="float" office:value="1" calcext:value-type="float">
            <text:p>1</text:p>
          </table:table-cell>
          <table:table-cell office:value-type="float" office:value="44215" calcext:value-type="float">
            <text:p>44215</text:p>
          </table:table-cell>
          <table:table-cell office:value-type="float" office:value="43113" calcext:value-type="float">
            <text:p>43113</text:p>
          </table:table-cell>
          <table:table-cell table:formula="of:=([.M115]-[.N115])*100/[.M115]" office:value-type="float" office:value="2.49236684383128" calcext:value-type="float">
            <text:p>2.4923668438</text:p>
          </table:table-cell>
          <table:table-cell table:formula="of:=IF([.M115]&gt;[.N11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3835" calcext:value-type="float">
            <text:p>1713835</text:p>
          </table:table-cell>
          <table:table-cell office:value-type="float" office:value="1671763" calcext:value-type="float">
            <text:p>1671763</text:p>
          </table:table-cell>
          <table:table-cell table:formula="of:=([.A116]-[.B116])*100/[.A116]" office:value-type="float" office:value="2.45484541977495" calcext:value-type="float">
            <text:p>2.4548454198</text:p>
          </table:table-cell>
          <table:table-cell table:formula="of:=IF([.A116]&gt;[.B116]; 1; 0)" office:value-type="float" office:value="1" calcext:value-type="float">
            <text:p>1</text:p>
          </table:table-cell>
          <table:table-cell office:value-type="float" office:value="323684" calcext:value-type="float">
            <text:p>323684</text:p>
          </table:table-cell>
          <table:table-cell office:value-type="float" office:value="270235" calcext:value-type="float">
            <text:p>270235</text:p>
          </table:table-cell>
          <table:table-cell table:formula="of:=([.E116]-[.F116])*100/[.E116]" office:value-type="float" office:value="16.5127099269658" calcext:value-type="float">
            <text:p>16.512709927</text:p>
          </table:table-cell>
          <table:table-cell table:formula="of:=IF([.E116]&gt;[.F116]; 1; 0)" office:value-type="float" office:value="1" calcext:value-type="float">
            <text:p>1</text:p>
          </table:table-cell>
          <table:table-cell office:value-type="float" office:value="29157" calcext:value-type="float">
            <text:p>29157</text:p>
          </table:table-cell>
          <table:table-cell office:value-type="float" office:value="16834" calcext:value-type="float">
            <text:p>16834</text:p>
          </table:table-cell>
          <table:table-cell table:formula="of:=([.I116]-[.J116])*100/[.I116]" office:value-type="float" office:value="42.2642933086394" calcext:value-type="float">
            <text:p>42.2642933086</text:p>
          </table:table-cell>
          <table:table-cell table:formula="of:=IF([.I116]&gt;[.J116]; 1; 0)" office:value-type="float" office:value="1" calcext:value-type="float">
            <text:p>1</text:p>
          </table:table-cell>
          <table:table-cell office:value-type="float" office:value="107793" calcext:value-type="float">
            <text:p>107793</text:p>
          </table:table-cell>
          <table:table-cell office:value-type="float" office:value="88140" calcext:value-type="float">
            <text:p>88140</text:p>
          </table:table-cell>
          <table:table-cell table:formula="of:=([.M116]-[.N116])*100/[.M116]" office:value-type="float" office:value="18.2321672093735" calcext:value-type="float">
            <text:p>18.2321672094</text:p>
          </table:table-cell>
          <table:table-cell table:formula="of:=IF([.M116]&gt;[.N11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3896" calcext:value-type="float">
            <text:p>943896</text:p>
          </table:table-cell>
          <table:table-cell office:value-type="float" office:value="1004962" calcext:value-type="float">
            <text:p>1004962</text:p>
          </table:table-cell>
          <table:table-cell table:formula="of:=([.A117]-[.B117])*100/[.A117]" office:value-type="float" office:value="-6.4695686812954" calcext:value-type="float">
            <text:p>-6.4695686813</text:p>
          </table:table-cell>
          <table:table-cell table:formula="of:=IF([.A117]&gt;[.B117]; 1; 0)" office:value-type="float" office:value="0" calcext:value-type="float">
            <text:p>0</text:p>
          </table:table-cell>
          <table:table-cell office:value-type="float" office:value="140895" calcext:value-type="float">
            <text:p>140895</text:p>
          </table:table-cell>
          <table:table-cell office:value-type="float" office:value="140369" calcext:value-type="float">
            <text:p>140369</text:p>
          </table:table-cell>
          <table:table-cell table:formula="of:=([.E117]-[.F117])*100/[.E117]" office:value-type="float" office:value="0.37332765534618" calcext:value-type="float">
            <text:p>0.3733276553</text:p>
          </table:table-cell>
          <table:table-cell table:formula="of:=IF([.E117]&gt;[.F117]; 1; 0)" office:value-type="float" office:value="1" calcext:value-type="float">
            <text:p>1</text:p>
          </table:table-cell>
          <table:table-cell office:value-type="float" office:value="5474" calcext:value-type="float">
            <text:p>5474</text:p>
          </table:table-cell>
          <table:table-cell office:value-type="float" office:value="4903" calcext:value-type="float">
            <text:p>4903</text:p>
          </table:table-cell>
          <table:table-cell table:formula="of:=([.I117]-[.J117])*100/[.I117]" office:value-type="float" office:value="10.4311289733285" calcext:value-type="float">
            <text:p>10.4311289733</text:p>
          </table:table-cell>
          <table:table-cell table:formula="of:=IF([.I117]&gt;[.J117]; 1; 0)" office:value-type="float" office:value="1" calcext:value-type="float">
            <text:p>1</text:p>
          </table:table-cell>
          <table:table-cell office:value-type="float" office:value="46453" calcext:value-type="float">
            <text:p>46453</text:p>
          </table:table-cell>
          <table:table-cell office:value-type="float" office:value="45057" calcext:value-type="float">
            <text:p>45057</text:p>
          </table:table-cell>
          <table:table-cell table:formula="of:=([.M117]-[.N117])*100/[.M117]" office:value-type="float" office:value="3.00518803952382" calcext:value-type="float">
            <text:p>3.0051880395</text:p>
          </table:table-cell>
          <table:table-cell table:formula="of:=IF([.M117]&gt;[.N11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6575" calcext:value-type="float">
            <text:p>1746575</text:p>
          </table:table-cell>
          <table:table-cell office:value-type="float" office:value="1728339" calcext:value-type="float">
            <text:p>1728339</text:p>
          </table:table-cell>
          <table:table-cell table:formula="of:=([.A118]-[.B118])*100/[.A118]" office:value-type="float" office:value="1.04410059688247" calcext:value-type="float">
            <text:p>1.0441005969</text:p>
          </table:table-cell>
          <table:table-cell table:formula="of:=IF([.A118]&gt;[.B118]; 1; 0)" office:value-type="float" office:value="1" calcext:value-type="float">
            <text:p>1</text:p>
          </table:table-cell>
          <table:table-cell office:value-type="float" office:value="313427" calcext:value-type="float">
            <text:p>313427</text:p>
          </table:table-cell>
          <table:table-cell office:value-type="float" office:value="270103" calcext:value-type="float">
            <text:p>270103</text:p>
          </table:table-cell>
          <table:table-cell table:formula="of:=([.E118]-[.F118])*100/[.E118]" office:value-type="float" office:value="13.8226764126894" calcext:value-type="float">
            <text:p>13.8226764127</text:p>
          </table:table-cell>
          <table:table-cell table:formula="of:=IF([.E118]&gt;[.F118]; 1; 0)" office:value-type="float" office:value="1" calcext:value-type="float">
            <text:p>1</text:p>
          </table:table-cell>
          <table:table-cell office:value-type="float" office:value="35270" calcext:value-type="float">
            <text:p>35270</text:p>
          </table:table-cell>
          <table:table-cell office:value-type="float" office:value="16002" calcext:value-type="float">
            <text:p>16002</text:p>
          </table:table-cell>
          <table:table-cell table:formula="of:=([.I118]-[.J118])*100/[.I118]" office:value-type="float" office:value="54.6299971647292" calcext:value-type="float">
            <text:p>54.6299971647</text:p>
          </table:table-cell>
          <table:table-cell table:formula="of:=IF([.I118]&gt;[.J118]; 1; 0)" office:value-type="float" office:value="1" calcext:value-type="float">
            <text:p>1</text:p>
          </table:table-cell>
          <table:table-cell office:value-type="float" office:value="105559" calcext:value-type="float">
            <text:p>105559</text:p>
          </table:table-cell>
          <table:table-cell office:value-type="float" office:value="87626" calcext:value-type="float">
            <text:p>87626</text:p>
          </table:table-cell>
          <table:table-cell table:formula="of:=([.M118]-[.N118])*100/[.M118]" office:value-type="float" office:value="16.9886035297796" calcext:value-type="float">
            <text:p>16.9886035298</text:p>
          </table:table-cell>
          <table:table-cell table:formula="of:=IF([.M118]&gt;[.N11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1140" calcext:value-type="float">
            <text:p>961140</text:p>
          </table:table-cell>
          <table:table-cell office:value-type="float" office:value="965063" calcext:value-type="float">
            <text:p>965063</text:p>
          </table:table-cell>
          <table:table-cell table:formula="of:=([.A119]-[.B119])*100/[.A119]" office:value-type="float" office:value="-0.408161141977235" calcext:value-type="float">
            <text:p>-0.408161142</text:p>
          </table:table-cell>
          <table:table-cell table:formula="of:=IF([.A119]&gt;[.B119]; 1; 0)" office:value-type="float" office:value="0" calcext:value-type="float">
            <text:p>0</text:p>
          </table:table-cell>
          <table:table-cell office:value-type="float" office:value="143270" calcext:value-type="float">
            <text:p>143270</text:p>
          </table:table-cell>
          <table:table-cell office:value-type="float" office:value="144811" calcext:value-type="float">
            <text:p>144811</text:p>
          </table:table-cell>
          <table:table-cell table:formula="of:=([.E119]-[.F119])*100/[.E119]" office:value-type="float" office:value="-1.07559154044811" calcext:value-type="float">
            <text:p>-1.0755915404</text:p>
          </table:table-cell>
          <table:table-cell table:formula="of:=IF([.E119]&gt;[.F119]; 1; 0)" office:value-type="float" office:value="0" calcext:value-type="float">
            <text:p>0</text:p>
          </table:table-cell>
          <table:table-cell office:value-type="float" office:value="5565" calcext:value-type="float">
            <text:p>5565</text:p>
          </table:table-cell>
          <table:table-cell office:value-type="float" office:value="5069" calcext:value-type="float">
            <text:p>5069</text:p>
          </table:table-cell>
          <table:table-cell table:formula="of:=([.I119]-[.J119])*100/[.I119]" office:value-type="float" office:value="8.91284815813118" calcext:value-type="float">
            <text:p>8.9128481581</text:p>
          </table:table-cell>
          <table:table-cell table:formula="of:=IF([.I119]&gt;[.J119]; 1; 0)" office:value-type="float" office:value="1" calcext:value-type="float">
            <text:p>1</text:p>
          </table:table-cell>
          <table:table-cell office:value-type="float" office:value="45337" calcext:value-type="float">
            <text:p>45337</text:p>
          </table:table-cell>
          <table:table-cell office:value-type="float" office:value="44724" calcext:value-type="float">
            <text:p>44724</text:p>
          </table:table-cell>
          <table:table-cell table:formula="of:=([.M119]-[.N119])*100/[.M119]" office:value-type="float" office:value="1.35209652160487" calcext:value-type="float">
            <text:p>1.3520965216</text:p>
          </table:table-cell>
          <table:table-cell table:formula="of:=IF([.M119]&gt;[.N11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8607" calcext:value-type="float">
            <text:p>1698607</text:p>
          </table:table-cell>
          <table:table-cell office:value-type="float" office:value="1684818" calcext:value-type="float">
            <text:p>1684818</text:p>
          </table:table-cell>
          <table:table-cell table:formula="of:=([.A120]-[.B120])*100/[.A120]" office:value-type="float" office:value="0.811782831461309" calcext:value-type="float">
            <text:p>0.8117828315</text:p>
          </table:table-cell>
          <table:table-cell table:formula="of:=IF([.A120]&gt;[.B120]; 1; 0)" office:value-type="float" office:value="1" calcext:value-type="float">
            <text:p>1</text:p>
          </table:table-cell>
          <table:table-cell office:value-type="float" office:value="308820" calcext:value-type="float">
            <text:p>308820</text:p>
          </table:table-cell>
          <table:table-cell office:value-type="float" office:value="269070" calcext:value-type="float">
            <text:p>269070</text:p>
          </table:table-cell>
          <table:table-cell table:formula="of:=([.E120]-[.F120])*100/[.E120]" office:value-type="float" office:value="12.8715756751506" calcext:value-type="float">
            <text:p>12.8715756752</text:p>
          </table:table-cell>
          <table:table-cell table:formula="of:=IF([.E120]&gt;[.F120]; 1; 0)" office:value-type="float" office:value="1" calcext:value-type="float">
            <text:p>1</text:p>
          </table:table-cell>
          <table:table-cell office:value-type="float" office:value="29630" calcext:value-type="float">
            <text:p>29630</text:p>
          </table:table-cell>
          <table:table-cell office:value-type="float" office:value="16141" calcext:value-type="float">
            <text:p>16141</text:p>
          </table:table-cell>
          <table:table-cell table:formula="of:=([.I120]-[.J120])*100/[.I120]" office:value-type="float" office:value="45.5248059399258" calcext:value-type="float">
            <text:p>45.5248059399</text:p>
          </table:table-cell>
          <table:table-cell table:formula="of:=IF([.I120]&gt;[.J120]; 1; 0)" office:value-type="float" office:value="1" calcext:value-type="float">
            <text:p>1</text:p>
          </table:table-cell>
          <table:table-cell office:value-type="float" office:value="105723" calcext:value-type="float">
            <text:p>105723</text:p>
          </table:table-cell>
          <table:table-cell office:value-type="float" office:value="86592" calcext:value-type="float">
            <text:p>86592</text:p>
          </table:table-cell>
          <table:table-cell table:formula="of:=([.M120]-[.N120])*100/[.M120]" office:value-type="float" office:value="18.0954002440339" calcext:value-type="float">
            <text:p>18.095400244</text:p>
          </table:table-cell>
          <table:table-cell table:formula="of:=IF([.M120]&gt;[.N12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2154" calcext:value-type="float">
            <text:p>992154</text:p>
          </table:table-cell>
          <table:table-cell office:value-type="float" office:value="977560" calcext:value-type="float">
            <text:p>977560</text:p>
          </table:table-cell>
          <table:table-cell table:formula="of:=([.A121]-[.B121])*100/[.A121]" office:value-type="float" office:value="1.4709410031104" calcext:value-type="float">
            <text:p>1.4709410031</text:p>
          </table:table-cell>
          <table:table-cell table:formula="of:=IF([.A121]&gt;[.B121]; 1; 0)" office:value-type="float" office:value="1" calcext:value-type="float">
            <text:p>1</text:p>
          </table:table-cell>
          <table:table-cell office:value-type="float" office:value="149249" calcext:value-type="float">
            <text:p>149249</text:p>
          </table:table-cell>
          <table:table-cell office:value-type="float" office:value="145745" calcext:value-type="float">
            <text:p>145745</text:p>
          </table:table-cell>
          <table:table-cell table:formula="of:=([.E121]-[.F121])*100/[.E121]" office:value-type="float" office:value="2.34775442381523" calcext:value-type="float">
            <text:p>2.3477544238</text:p>
          </table:table-cell>
          <table:table-cell table:formula="of:=IF([.E121]&gt;[.F121]; 1; 0)" office:value-type="float" office:value="1" calcext:value-type="float">
            <text:p>1</text:p>
          </table:table-cell>
          <table:table-cell office:value-type="float" office:value="5659" calcext:value-type="float">
            <text:p>5659</text:p>
          </table:table-cell>
          <table:table-cell office:value-type="float" office:value="5274" calcext:value-type="float">
            <text:p>5274</text:p>
          </table:table-cell>
          <table:table-cell table:formula="of:=([.I121]-[.J121])*100/[.I121]" office:value-type="float" office:value="6.80332214172115" calcext:value-type="float">
            <text:p>6.8033221417</text:p>
          </table:table-cell>
          <table:table-cell table:formula="of:=IF([.I121]&gt;[.J121]; 1; 0)" office:value-type="float" office:value="1" calcext:value-type="float">
            <text:p>1</text:p>
          </table:table-cell>
          <table:table-cell office:value-type="float" office:value="46845" calcext:value-type="float">
            <text:p>46845</text:p>
          </table:table-cell>
          <table:table-cell office:value-type="float" office:value="45310" calcext:value-type="float">
            <text:p>45310</text:p>
          </table:table-cell>
          <table:table-cell table:formula="of:=([.M121]-[.N121])*100/[.M121]" office:value-type="float" office:value="3.27676379549578" calcext:value-type="float">
            <text:p>3.2767637955</text:p>
          </table:table-cell>
          <table:table-cell table:formula="of:=IF([.M121]&gt;[.N12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9395" calcext:value-type="float">
            <text:p>1709395</text:p>
          </table:table-cell>
          <table:table-cell office:value-type="float" office:value="1691478" calcext:value-type="float">
            <text:p>1691478</text:p>
          </table:table-cell>
          <table:table-cell table:formula="of:=([.A122]-[.B122])*100/[.A122]" office:value-type="float" office:value="1.04814861398331" calcext:value-type="float">
            <text:p>1.048148614</text:p>
          </table:table-cell>
          <table:table-cell table:formula="of:=IF([.A122]&gt;[.B122]; 1; 0)" office:value-type="float" office:value="1" calcext:value-type="float">
            <text:p>1</text:p>
          </table:table-cell>
          <table:table-cell office:value-type="float" office:value="308154" calcext:value-type="float">
            <text:p>308154</text:p>
          </table:table-cell>
          <table:table-cell office:value-type="float" office:value="266583" calcext:value-type="float">
            <text:p>266583</text:p>
          </table:table-cell>
          <table:table-cell table:formula="of:=([.E122]-[.F122])*100/[.E122]" office:value-type="float" office:value="13.4903327557001" calcext:value-type="float">
            <text:p>13.4903327557</text:p>
          </table:table-cell>
          <table:table-cell table:formula="of:=IF([.E122]&gt;[.F122]; 1; 0)" office:value-type="float" office:value="1" calcext:value-type="float">
            <text:p>1</text:p>
          </table:table-cell>
          <table:table-cell office:value-type="float" office:value="29602" calcext:value-type="float">
            <text:p>29602</text:p>
          </table:table-cell>
          <table:table-cell office:value-type="float" office:value="15989" calcext:value-type="float">
            <text:p>15989</text:p>
          </table:table-cell>
          <table:table-cell table:formula="of:=([.I122]-[.J122])*100/[.I122]" office:value-type="float" office:value="45.98675765151" calcext:value-type="float">
            <text:p>45.9867576515</text:p>
          </table:table-cell>
          <table:table-cell table:formula="of:=IF([.I122]&gt;[.J122]; 1; 0)" office:value-type="float" office:value="1" calcext:value-type="float">
            <text:p>1</text:p>
          </table:table-cell>
          <table:table-cell office:value-type="float" office:value="106419" calcext:value-type="float">
            <text:p>106419</text:p>
          </table:table-cell>
          <table:table-cell office:value-type="float" office:value="85588" calcext:value-type="float">
            <text:p>85588</text:p>
          </table:table-cell>
          <table:table-cell table:formula="of:=([.M122]-[.N122])*100/[.M122]" office:value-type="float" office:value="19.574512070213" calcext:value-type="float">
            <text:p>19.5745120702</text:p>
          </table:table-cell>
          <table:table-cell table:formula="of:=IF([.M122]&gt;[.N12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074" calcext:value-type="float">
            <text:p>1062074</text:p>
          </table:table-cell>
          <table:table-cell office:value-type="float" office:value="988887" calcext:value-type="float">
            <text:p>988887</text:p>
          </table:table-cell>
          <table:table-cell table:formula="of:=([.A123]-[.B123])*100/[.A123]" office:value-type="float" office:value="6.89095110133569" calcext:value-type="float">
            <text:p>6.8909511013</text:p>
          </table:table-cell>
          <table:table-cell table:formula="of:=IF([.A123]&gt;[.B123]; 1; 0)" office:value-type="float" office:value="1" calcext:value-type="float">
            <text:p>1</text:p>
          </table:table-cell>
          <table:table-cell office:value-type="float" office:value="147991" calcext:value-type="float">
            <text:p>147991</text:p>
          </table:table-cell>
          <table:table-cell office:value-type="float" office:value="150208" calcext:value-type="float">
            <text:p>150208</text:p>
          </table:table-cell>
          <table:table-cell table:formula="of:=([.E123]-[.F123])*100/[.E123]" office:value-type="float" office:value="-1.49806407146381" calcext:value-type="float">
            <text:p>-1.4980640715</text:p>
          </table:table-cell>
          <table:table-cell table:formula="of:=IF([.E123]&gt;[.F123]; 1; 0)" office:value-type="float" office:value="0" calcext:value-type="float">
            <text:p>0</text:p>
          </table:table-cell>
          <table:table-cell office:value-type="float" office:value="5657" calcext:value-type="float">
            <text:p>5657</text:p>
          </table:table-cell>
          <table:table-cell office:value-type="float" office:value="5179" calcext:value-type="float">
            <text:p>5179</text:p>
          </table:table-cell>
          <table:table-cell table:formula="of:=([.I123]-[.J123])*100/[.I123]" office:value-type="float" office:value="8.44970832596783" calcext:value-type="float">
            <text:p>8.449708326</text:p>
          </table:table-cell>
          <table:table-cell table:formula="of:=IF([.I123]&gt;[.J123]; 1; 0)" office:value-type="float" office:value="1" calcext:value-type="float">
            <text:p>1</text:p>
          </table:table-cell>
          <table:table-cell office:value-type="float" office:value="47642" calcext:value-type="float">
            <text:p>47642</text:p>
          </table:table-cell>
          <table:table-cell office:value-type="float" office:value="47564" calcext:value-type="float">
            <text:p>47564</text:p>
          </table:table-cell>
          <table:table-cell table:formula="of:=([.M123]-[.N123])*100/[.M123]" office:value-type="float" office:value="0.163721086436338" calcext:value-type="float">
            <text:p>0.1637210864</text:p>
          </table:table-cell>
          <table:table-cell table:formula="of:=IF([.M123]&gt;[.N12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7248" calcext:value-type="float">
            <text:p>1697248</text:p>
          </table:table-cell>
          <table:table-cell office:value-type="float" office:value="1677287" calcext:value-type="float">
            <text:p>1677287</text:p>
          </table:table-cell>
          <table:table-cell table:formula="of:=([.A124]-[.B124])*100/[.A124]" office:value-type="float" office:value="1.17608033711043" calcext:value-type="float">
            <text:p>1.1760803371</text:p>
          </table:table-cell>
          <table:table-cell table:formula="of:=IF([.A124]&gt;[.B124]; 1; 0)" office:value-type="float" office:value="1" calcext:value-type="float">
            <text:p>1</text:p>
          </table:table-cell>
          <table:table-cell office:value-type="float" office:value="310464" calcext:value-type="float">
            <text:p>310464</text:p>
          </table:table-cell>
          <table:table-cell office:value-type="float" office:value="268987" calcext:value-type="float">
            <text:p>268987</text:p>
          </table:table-cell>
          <table:table-cell table:formula="of:=([.E124]-[.F124])*100/[.E124]" office:value-type="float" office:value="13.3596809936096" calcext:value-type="float">
            <text:p>13.3596809936</text:p>
          </table:table-cell>
          <table:table-cell table:formula="of:=IF([.E124]&gt;[.F124]; 1; 0)" office:value-type="float" office:value="1" calcext:value-type="float">
            <text:p>1</text:p>
          </table:table-cell>
          <table:table-cell office:value-type="float" office:value="29384" calcext:value-type="float">
            <text:p>29384</text:p>
          </table:table-cell>
          <table:table-cell office:value-type="float" office:value="16091" calcext:value-type="float">
            <text:p>16091</text:p>
          </table:table-cell>
          <table:table-cell table:formula="of:=([.I124]-[.J124])*100/[.I124]" office:value-type="float" office:value="45.2389055268173" calcext:value-type="float">
            <text:p>45.2389055268</text:p>
          </table:table-cell>
          <table:table-cell table:formula="of:=IF([.I124]&gt;[.J124]; 1; 0)" office:value-type="float" office:value="1" calcext:value-type="float">
            <text:p>1</text:p>
          </table:table-cell>
          <table:table-cell office:value-type="float" office:value="106907" calcext:value-type="float">
            <text:p>106907</text:p>
          </table:table-cell>
          <table:table-cell office:value-type="float" office:value="85745" calcext:value-type="float">
            <text:p>85745</text:p>
          </table:table-cell>
          <table:table-cell table:formula="of:=([.M124]-[.N124])*100/[.M124]" office:value-type="float" office:value="19.7947748978084" calcext:value-type="float">
            <text:p>19.7947748978</text:p>
          </table:table-cell>
          <table:table-cell table:formula="of:=IF([.M124]&gt;[.N12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8748" calcext:value-type="float">
            <text:p>1018748</text:p>
          </table:table-cell>
          <table:table-cell office:value-type="float" office:value="1012986" calcext:value-type="float">
            <text:p>1012986</text:p>
          </table:table-cell>
          <table:table-cell table:formula="of:=([.A125]-[.B125])*100/[.A125]" office:value-type="float" office:value="0.565596202397453" calcext:value-type="float">
            <text:p>0.5655962024</text:p>
          </table:table-cell>
          <table:table-cell table:formula="of:=IF([.A125]&gt;[.B125]; 1; 0)" office:value-type="float" office:value="1" calcext:value-type="float">
            <text:p>1</text:p>
          </table:table-cell>
          <table:table-cell office:value-type="float" office:value="150996" calcext:value-type="float">
            <text:p>150996</text:p>
          </table:table-cell>
          <table:table-cell office:value-type="float" office:value="149016" calcext:value-type="float">
            <text:p>149016</text:p>
          </table:table-cell>
          <table:table-cell table:formula="of:=([.E125]-[.F125])*100/[.E125]" office:value-type="float" office:value="1.31129301438449" calcext:value-type="float">
            <text:p>1.3112930144</text:p>
          </table:table-cell>
          <table:table-cell table:formula="of:=IF([.E125]&gt;[.F125]; 1; 0)" office:value-type="float" office:value="1" calcext:value-type="float">
            <text:p>1</text:p>
          </table:table-cell>
          <table:table-cell office:value-type="float" office:value="5843" calcext:value-type="float">
            <text:p>5843</text:p>
          </table:table-cell>
          <table:table-cell office:value-type="float" office:value="5416" calcext:value-type="float">
            <text:p>5416</text:p>
          </table:table-cell>
          <table:table-cell table:formula="of:=([.I125]-[.J125])*100/[.I125]" office:value-type="float" office:value="7.3078897826459" calcext:value-type="float">
            <text:p>7.3078897826</text:p>
          </table:table-cell>
          <table:table-cell table:formula="of:=IF([.I125]&gt;[.J125]; 1; 0)" office:value-type="float" office:value="1" calcext:value-type="float">
            <text:p>1</text:p>
          </table:table-cell>
          <table:table-cell office:value-type="float" office:value="47939" calcext:value-type="float">
            <text:p>47939</text:p>
          </table:table-cell>
          <table:table-cell office:value-type="float" office:value="47991" calcext:value-type="float">
            <text:p>47991</text:p>
          </table:table-cell>
          <table:table-cell table:formula="of:=([.M125]-[.N125])*100/[.M125]" office:value-type="float" office:value="-0.108471182127287" calcext:value-type="float">
            <text:p>-0.1084711821</text:p>
          </table:table-cell>
          <table:table-cell table:formula="of:=IF([.M125]&gt;[.N12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8243" calcext:value-type="float">
            <text:p>1798243</text:p>
          </table:table-cell>
          <table:table-cell office:value-type="float" office:value="1680425" calcext:value-type="float">
            <text:p>1680425</text:p>
          </table:table-cell>
          <table:table-cell table:formula="of:=([.A126]-[.B126])*100/[.A126]" office:value-type="float" office:value="6.55183976804025" calcext:value-type="float">
            <text:p>6.551839768</text:p>
          </table:table-cell>
          <table:table-cell table:formula="of:=IF([.A126]&gt;[.B126]; 1; 0)" office:value-type="float" office:value="1" calcext:value-type="float">
            <text:p>1</text:p>
          </table:table-cell>
          <table:table-cell office:value-type="float" office:value="309967" calcext:value-type="float">
            <text:p>309967</text:p>
          </table:table-cell>
          <table:table-cell office:value-type="float" office:value="266635" calcext:value-type="float">
            <text:p>266635</text:p>
          </table:table-cell>
          <table:table-cell table:formula="of:=([.E126]-[.F126])*100/[.E126]" office:value-type="float" office:value="13.9795526620576" calcext:value-type="float">
            <text:p>13.9795526621</text:p>
          </table:table-cell>
          <table:table-cell table:formula="of:=IF([.E126]&gt;[.F126]; 1; 0)" office:value-type="float" office:value="1" calcext:value-type="float">
            <text:p>1</text:p>
          </table:table-cell>
          <table:table-cell office:value-type="float" office:value="29124" calcext:value-type="float">
            <text:p>29124</text:p>
          </table:table-cell>
          <table:table-cell office:value-type="float" office:value="15677" calcext:value-type="float">
            <text:p>15677</text:p>
          </table:table-cell>
          <table:table-cell table:formula="of:=([.I126]-[.J126])*100/[.I126]" office:value-type="float" office:value="46.1715423705535" calcext:value-type="float">
            <text:p>46.1715423706</text:p>
          </table:table-cell>
          <table:table-cell table:formula="of:=IF([.I126]&gt;[.J126]; 1; 0)" office:value-type="float" office:value="1" calcext:value-type="float">
            <text:p>1</text:p>
          </table:table-cell>
          <table:table-cell office:value-type="float" office:value="108497" calcext:value-type="float">
            <text:p>108497</text:p>
          </table:table-cell>
          <table:table-cell office:value-type="float" office:value="86222" calcext:value-type="float">
            <text:p>86222</text:p>
          </table:table-cell>
          <table:table-cell table:formula="of:=([.M126]-[.N126])*100/[.M126]" office:value-type="float" office:value="20.5305215812419" calcext:value-type="float">
            <text:p>20.5305215812</text:p>
          </table:table-cell>
          <table:table-cell table:formula="of:=IF([.M126]&gt;[.N12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6819" calcext:value-type="float">
            <text:p>1026819</text:p>
          </table:table-cell>
          <table:table-cell office:value-type="float" office:value="1025073" calcext:value-type="float">
            <text:p>1025073</text:p>
          </table:table-cell>
          <table:table-cell table:formula="of:=([.A127]-[.B127])*100/[.A127]" office:value-type="float" office:value="0.170039705147645" calcext:value-type="float">
            <text:p>0.1700397051</text:p>
          </table:table-cell>
          <table:table-cell table:formula="of:=IF([.A127]&gt;[.B127]; 1; 0)" office:value-type="float" office:value="1" calcext:value-type="float">
            <text:p>1</text:p>
          </table:table-cell>
          <table:table-cell office:value-type="float" office:value="155095" calcext:value-type="float">
            <text:p>155095</text:p>
          </table:table-cell>
          <table:table-cell office:value-type="float" office:value="152739" calcext:value-type="float">
            <text:p>152739</text:p>
          </table:table-cell>
          <table:table-cell table:formula="of:=([.E127]-[.F127])*100/[.E127]" office:value-type="float" office:value="1.51906895773558" calcext:value-type="float">
            <text:p>1.5190689577</text:p>
          </table:table-cell>
          <table:table-cell table:formula="of:=IF([.E127]&gt;[.F127]; 1; 0)" office:value-type="float" office:value="1" calcext:value-type="float">
            <text:p>1</text:p>
          </table:table-cell>
          <table:table-cell office:value-type="float" office:value="5797" calcext:value-type="float">
            <text:p>5797</text:p>
          </table:table-cell>
          <table:table-cell office:value-type="float" office:value="5696" calcext:value-type="float">
            <text:p>5696</text:p>
          </table:table-cell>
          <table:table-cell table:formula="of:=([.I127]-[.J127])*100/[.I127]" office:value-type="float" office:value="1.74228048990857" calcext:value-type="float">
            <text:p>1.7422804899</text:p>
          </table:table-cell>
          <table:table-cell table:formula="of:=IF([.I127]&gt;[.J127]; 1; 0)" office:value-type="float" office:value="1" calcext:value-type="float">
            <text:p>1</text:p>
          </table:table-cell>
          <table:table-cell office:value-type="float" office:value="57974" calcext:value-type="float">
            <text:p>57974</text:p>
          </table:table-cell>
          <table:table-cell office:value-type="float" office:value="56446" calcext:value-type="float">
            <text:p>56446</text:p>
          </table:table-cell>
          <table:table-cell table:formula="of:=([.M127]-[.N127])*100/[.M127]" office:value-type="float" office:value="2.63566426329044" calcext:value-type="float">
            <text:p>2.6356642633</text:p>
          </table:table-cell>
          <table:table-cell table:formula="of:=IF([.M127]&gt;[.N12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9388" calcext:value-type="float">
            <text:p>1729388</text:p>
          </table:table-cell>
          <table:table-cell office:value-type="float" office:value="1662396" calcext:value-type="float">
            <text:p>1662396</text:p>
          </table:table-cell>
          <table:table-cell table:formula="of:=([.A128]-[.B128])*100/[.A128]" office:value-type="float" office:value="3.87374030581917" calcext:value-type="float">
            <text:p>3.8737403058</text:p>
          </table:table-cell>
          <table:table-cell table:formula="of:=IF([.A128]&gt;[.B128]; 1; 0)" office:value-type="float" office:value="1" calcext:value-type="float">
            <text:p>1</text:p>
          </table:table-cell>
          <table:table-cell office:value-type="float" office:value="308914" calcext:value-type="float">
            <text:p>308914</text:p>
          </table:table-cell>
          <table:table-cell office:value-type="float" office:value="268646" calcext:value-type="float">
            <text:p>268646</text:p>
          </table:table-cell>
          <table:table-cell table:formula="of:=([.E128]-[.F128])*100/[.E128]" office:value-type="float" office:value="13.0353431699437" calcext:value-type="float">
            <text:p>13.0353431699</text:p>
          </table:table-cell>
          <table:table-cell table:formula="of:=IF([.E128]&gt;[.F128]; 1; 0)" office:value-type="float" office:value="1" calcext:value-type="float">
            <text:p>1</text:p>
          </table:table-cell>
          <table:table-cell office:value-type="float" office:value="29639" calcext:value-type="float">
            <text:p>29639</text:p>
          </table:table-cell>
          <table:table-cell office:value-type="float" office:value="15734" calcext:value-type="float">
            <text:p>15734</text:p>
          </table:table-cell>
          <table:table-cell table:formula="of:=([.I128]-[.J128])*100/[.I128]" office:value-type="float" office:value="46.9145382772698" calcext:value-type="float">
            <text:p>46.9145382773</text:p>
          </table:table-cell>
          <table:table-cell table:formula="of:=IF([.I128]&gt;[.J128]; 1; 0)" office:value-type="float" office:value="1" calcext:value-type="float">
            <text:p>1</text:p>
          </table:table-cell>
          <table:table-cell office:value-type="float" office:value="107249" calcext:value-type="float">
            <text:p>107249</text:p>
          </table:table-cell>
          <table:table-cell office:value-type="float" office:value="86638" calcext:value-type="float">
            <text:p>86638</text:p>
          </table:table-cell>
          <table:table-cell table:formula="of:=([.M128]-[.N128])*100/[.M128]" office:value-type="float" office:value="19.217894805546" calcext:value-type="float">
            <text:p>19.2178948055</text:p>
          </table:table-cell>
          <table:table-cell table:formula="of:=IF([.M128]&gt;[.N12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4926" calcext:value-type="float">
            <text:p>1034926</text:p>
          </table:table-cell>
          <table:table-cell office:value-type="float" office:value="1035402" calcext:value-type="float">
            <text:p>1035402</text:p>
          </table:table-cell>
          <table:table-cell table:formula="of:=([.A129]-[.B129])*100/[.A129]" office:value-type="float" office:value="-0.0459936265974572" calcext:value-type="float">
            <text:p>-0.0459936266</text:p>
          </table:table-cell>
          <table:table-cell table:formula="of:=IF([.A129]&gt;[.B129]; 1; 0)" office:value-type="float" office:value="0" calcext:value-type="float">
            <text:p>0</text:p>
          </table:table-cell>
          <table:table-cell office:value-type="float" office:value="159518" calcext:value-type="float">
            <text:p>159518</text:p>
          </table:table-cell>
          <table:table-cell office:value-type="float" office:value="158679" calcext:value-type="float">
            <text:p>158679</text:p>
          </table:table-cell>
          <table:table-cell table:formula="of:=([.E129]-[.F129])*100/[.E129]" office:value-type="float" office:value="0.525959452851716" calcext:value-type="float">
            <text:p>0.5259594529</text:p>
          </table:table-cell>
          <table:table-cell table:formula="of:=IF([.E129]&gt;[.F129]; 1; 0)" office:value-type="float" office:value="1" calcext:value-type="float">
            <text:p>1</text:p>
          </table:table-cell>
          <table:table-cell office:value-type="float" office:value="5863" calcext:value-type="float">
            <text:p>5863</text:p>
          </table:table-cell>
          <table:table-cell office:value-type="float" office:value="5244" calcext:value-type="float">
            <text:p>5244</text:p>
          </table:table-cell>
          <table:table-cell table:formula="of:=([.I129]-[.J129])*100/[.I129]" office:value-type="float" office:value="10.5577349479789" calcext:value-type="float">
            <text:p>10.557734948</text:p>
          </table:table-cell>
          <table:table-cell table:formula="of:=IF([.I129]&gt;[.J129]; 1; 0)" office:value-type="float" office:value="1" calcext:value-type="float">
            <text:p>1</text:p>
          </table:table-cell>
          <table:table-cell office:value-type="float" office:value="51066" calcext:value-type="float">
            <text:p>51066</text:p>
          </table:table-cell>
          <table:table-cell office:value-type="float" office:value="49877" calcext:value-type="float">
            <text:p>49877</text:p>
          </table:table-cell>
          <table:table-cell table:formula="of:=([.M129]-[.N129])*100/[.M129]" office:value-type="float" office:value="2.32835937805977" calcext:value-type="float">
            <text:p>2.3283593781</text:p>
          </table:table-cell>
          <table:table-cell table:formula="of:=IF([.M129]&gt;[.N12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0518" calcext:value-type="float">
            <text:p>1690518</text:p>
          </table:table-cell>
          <table:table-cell office:value-type="float" office:value="1659663" calcext:value-type="float">
            <text:p>1659663</text:p>
          </table:table-cell>
          <table:table-cell table:formula="of:=([.A130]-[.B130])*100/[.A130]" office:value-type="float" office:value="1.82518021103591" calcext:value-type="float">
            <text:p>1.825180211</text:p>
          </table:table-cell>
          <table:table-cell table:formula="of:=IF([.A130]&gt;[.B130]; 1; 0)" office:value-type="float" office:value="1" calcext:value-type="float">
            <text:p>1</text:p>
          </table:table-cell>
          <table:table-cell office:value-type="float" office:value="319199" calcext:value-type="float">
            <text:p>319199</text:p>
          </table:table-cell>
          <table:table-cell office:value-type="float" office:value="269564" calcext:value-type="float">
            <text:p>269564</text:p>
          </table:table-cell>
          <table:table-cell table:formula="of:=([.E130]-[.F130])*100/[.E130]" office:value-type="float" office:value="15.5498607451778" calcext:value-type="float">
            <text:p>15.5498607452</text:p>
          </table:table-cell>
          <table:table-cell table:formula="of:=IF([.E130]&gt;[.F130]; 1; 0)" office:value-type="float" office:value="1" calcext:value-type="float">
            <text:p>1</text:p>
          </table:table-cell>
          <table:table-cell office:value-type="float" office:value="29785" calcext:value-type="float">
            <text:p>29785</text:p>
          </table:table-cell>
          <table:table-cell office:value-type="float" office:value="14938" calcext:value-type="float">
            <text:p>14938</text:p>
          </table:table-cell>
          <table:table-cell table:formula="of:=([.I130]-[.J130])*100/[.I130]" office:value-type="float" office:value="49.8472385428907" calcext:value-type="float">
            <text:p>49.8472385429</text:p>
          </table:table-cell>
          <table:table-cell table:formula="of:=IF([.I130]&gt;[.J130]; 1; 0)" office:value-type="float" office:value="1" calcext:value-type="float">
            <text:p>1</text:p>
          </table:table-cell>
          <table:table-cell office:value-type="float" office:value="111994" calcext:value-type="float">
            <text:p>111994</text:p>
          </table:table-cell>
          <table:table-cell office:value-type="float" office:value="86027" calcext:value-type="float">
            <text:p>86027</text:p>
          </table:table-cell>
          <table:table-cell table:formula="of:=([.M130]-[.N130])*100/[.M130]" office:value-type="float" office:value="23.1860635391182" calcext:value-type="float">
            <text:p>23.1860635391</text:p>
          </table:table-cell>
          <table:table-cell table:formula="of:=IF([.M130]&gt;[.N13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1628" calcext:value-type="float">
            <text:p>1061628</text:p>
          </table:table-cell>
          <table:table-cell office:value-type="float" office:value="1067675" calcext:value-type="float">
            <text:p>1067675</text:p>
          </table:table-cell>
          <table:table-cell table:formula="of:=([.A131]-[.B131])*100/[.A131]" office:value-type="float" office:value="-0.569596883277382" calcext:value-type="float">
            <text:p>-0.5695968833</text:p>
          </table:table-cell>
          <table:table-cell table:formula="of:=IF([.A131]&gt;[.B131]; 1; 0)" office:value-type="float" office:value="0" calcext:value-type="float">
            <text:p>0</text:p>
          </table:table-cell>
          <table:table-cell office:value-type="float" office:value="158441" calcext:value-type="float">
            <text:p>158441</text:p>
          </table:table-cell>
          <table:table-cell office:value-type="float" office:value="158717" calcext:value-type="float">
            <text:p>158717</text:p>
          </table:table-cell>
          <table:table-cell table:formula="of:=([.E131]-[.F131])*100/[.E131]" office:value-type="float" office:value="-0.17419733528569" calcext:value-type="float">
            <text:p>-0.1741973353</text:p>
          </table:table-cell>
          <table:table-cell table:formula="of:=IF([.E131]&gt;[.F131]; 1; 0)" office:value-type="float" office:value="0" calcext:value-type="float">
            <text:p>0</text:p>
          </table:table-cell>
          <table:table-cell office:value-type="float" office:value="6119" calcext:value-type="float">
            <text:p>6119</text:p>
          </table:table-cell>
          <table:table-cell office:value-type="float" office:value="5836" calcext:value-type="float">
            <text:p>5836</text:p>
          </table:table-cell>
          <table:table-cell table:formula="of:=([.I131]-[.J131])*100/[.I131]" office:value-type="float" office:value="4.62493871547639" calcext:value-type="float">
            <text:p>4.6249387155</text:p>
          </table:table-cell>
          <table:table-cell table:formula="of:=IF([.I131]&gt;[.J131]; 1; 0)" office:value-type="float" office:value="1" calcext:value-type="float">
            <text:p>1</text:p>
          </table:table-cell>
          <table:table-cell office:value-type="float" office:value="52152" calcext:value-type="float">
            <text:p>52152</text:p>
          </table:table-cell>
          <table:table-cell office:value-type="float" office:value="49530" calcext:value-type="float">
            <text:p>49530</text:p>
          </table:table-cell>
          <table:table-cell table:formula="of:=([.M131]-[.N131])*100/[.M131]" office:value-type="float" office:value="5.02761159687069" calcext:value-type="float">
            <text:p>5.0276115969</text:p>
          </table:table-cell>
          <table:table-cell table:formula="of:=IF([.M131]&gt;[.N13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6818" calcext:value-type="float">
            <text:p>1716818</text:p>
          </table:table-cell>
          <table:table-cell office:value-type="float" office:value="1658039" calcext:value-type="float">
            <text:p>1658039</text:p>
          </table:table-cell>
          <table:table-cell table:formula="of:=([.A132]-[.B132])*100/[.A132]" office:value-type="float" office:value="3.42371759848743" calcext:value-type="float">
            <text:p>3.4237175985</text:p>
          </table:table-cell>
          <table:table-cell table:formula="of:=IF([.A132]&gt;[.B132]; 1; 0)" office:value-type="float" office:value="1" calcext:value-type="float">
            <text:p>1</text:p>
          </table:table-cell>
          <table:table-cell office:value-type="float" office:value="309029" calcext:value-type="float">
            <text:p>309029</text:p>
          </table:table-cell>
          <table:table-cell office:value-type="float" office:value="264014" calcext:value-type="float">
            <text:p>264014</text:p>
          </table:table-cell>
          <table:table-cell table:formula="of:=([.E132]-[.F132])*100/[.E132]" office:value-type="float" office:value="14.5665940736954" calcext:value-type="float">
            <text:p>14.5665940737</text:p>
          </table:table-cell>
          <table:table-cell table:formula="of:=IF([.E132]&gt;[.F132]; 1; 0)" office:value-type="float" office:value="1" calcext:value-type="float">
            <text:p>1</text:p>
          </table:table-cell>
          <table:table-cell office:value-type="float" office:value="29410" calcext:value-type="float">
            <text:p>29410</text:p>
          </table:table-cell>
          <table:table-cell office:value-type="float" office:value="14486" calcext:value-type="float">
            <text:p>14486</text:p>
          </table:table-cell>
          <table:table-cell table:formula="of:=([.I132]-[.J132])*100/[.I132]" office:value-type="float" office:value="50.7446446786807" calcext:value-type="float">
            <text:p>50.7446446787</text:p>
          </table:table-cell>
          <table:table-cell table:formula="of:=IF([.I132]&gt;[.J132]; 1; 0)" office:value-type="float" office:value="1" calcext:value-type="float">
            <text:p>1</text:p>
          </table:table-cell>
          <table:table-cell office:value-type="float" office:value="104879" calcext:value-type="float">
            <text:p>104879</text:p>
          </table:table-cell>
          <table:table-cell office:value-type="float" office:value="84524" calcext:value-type="float">
            <text:p>84524</text:p>
          </table:table-cell>
          <table:table-cell table:formula="of:=([.M132]-[.N132])*100/[.M132]" office:value-type="float" office:value="19.4080797871833" calcext:value-type="float">
            <text:p>19.4080797872</text:p>
          </table:table-cell>
          <table:table-cell table:formula="of:=IF([.M132]&gt;[.N13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6129" calcext:value-type="float">
            <text:p>1066129</text:p>
          </table:table-cell>
          <table:table-cell office:value-type="float" office:value="1070002" calcext:value-type="float">
            <text:p>1070002</text:p>
          </table:table-cell>
          <table:table-cell table:formula="of:=([.A133]-[.B133])*100/[.A133]" office:value-type="float" office:value="-0.363276864244383" calcext:value-type="float">
            <text:p>-0.3632768642</text:p>
          </table:table-cell>
          <table:table-cell table:formula="of:=IF([.A133]&gt;[.B133]; 1; 0)" office:value-type="float" office:value="0" calcext:value-type="float">
            <text:p>0</text:p>
          </table:table-cell>
          <table:table-cell office:value-type="float" office:value="161420" calcext:value-type="float">
            <text:p>161420</text:p>
          </table:table-cell>
          <table:table-cell office:value-type="float" office:value="160272" calcext:value-type="float">
            <text:p>160272</text:p>
          </table:table-cell>
          <table:table-cell table:formula="of:=([.E133]-[.F133])*100/[.E133]" office:value-type="float" office:value="0.711188204683434" calcext:value-type="float">
            <text:p>0.7111882047</text:p>
          </table:table-cell>
          <table:table-cell table:formula="of:=IF([.E133]&gt;[.F133]; 1; 0)" office:value-type="float" office:value="1" calcext:value-type="float">
            <text:p>1</text:p>
          </table:table-cell>
          <table:table-cell office:value-type="float" office:value="6507" calcext:value-type="float">
            <text:p>6507</text:p>
          </table:table-cell>
          <table:table-cell office:value-type="float" office:value="5788" calcext:value-type="float">
            <text:p>5788</text:p>
          </table:table-cell>
          <table:table-cell table:formula="of:=([.I133]-[.J133])*100/[.I133]" office:value-type="float" office:value="11.0496388504687" calcext:value-type="float">
            <text:p>11.0496388505</text:p>
          </table:table-cell>
          <table:table-cell table:formula="of:=IF([.I133]&gt;[.J133]; 1; 0)" office:value-type="float" office:value="1" calcext:value-type="float">
            <text:p>1</text:p>
          </table:table-cell>
          <table:table-cell office:value-type="float" office:value="51053" calcext:value-type="float">
            <text:p>51053</text:p>
          </table:table-cell>
          <table:table-cell office:value-type="float" office:value="49421" calcext:value-type="float">
            <text:p>49421</text:p>
          </table:table-cell>
          <table:table-cell table:formula="of:=([.M133]-[.N133])*100/[.M133]" office:value-type="float" office:value="3.1966779621178" calcext:value-type="float">
            <text:p>3.1966779621</text:p>
          </table:table-cell>
          <table:table-cell table:formula="of:=IF([.M133]&gt;[.N13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3380" calcext:value-type="float">
            <text:p>1723380</text:p>
          </table:table-cell>
          <table:table-cell office:value-type="float" office:value="1678090" calcext:value-type="float">
            <text:p>1678090</text:p>
          </table:table-cell>
          <table:table-cell table:formula="of:=([.A134]-[.B134])*100/[.A134]" office:value-type="float" office:value="2.62797525792338" calcext:value-type="float">
            <text:p>2.6279752579</text:p>
          </table:table-cell>
          <table:table-cell table:formula="of:=IF([.A134]&gt;[.B134]; 1; 0)" office:value-type="float" office:value="1" calcext:value-type="float">
            <text:p>1</text:p>
          </table:table-cell>
          <table:table-cell office:value-type="float" office:value="308345" calcext:value-type="float">
            <text:p>308345</text:p>
          </table:table-cell>
          <table:table-cell office:value-type="float" office:value="264377" calcext:value-type="float">
            <text:p>264377</text:p>
          </table:table-cell>
          <table:table-cell table:formula="of:=([.E134]-[.F134])*100/[.E134]" office:value-type="float" office:value="14.25935234883" calcext:value-type="float">
            <text:p>14.2593523488</text:p>
          </table:table-cell>
          <table:table-cell table:formula="of:=IF([.E134]&gt;[.F134]; 1; 0)" office:value-type="float" office:value="1" calcext:value-type="float">
            <text:p>1</text:p>
          </table:table-cell>
          <table:table-cell office:value-type="float" office:value="29459" calcext:value-type="float">
            <text:p>29459</text:p>
          </table:table-cell>
          <table:table-cell office:value-type="float" office:value="14906" calcext:value-type="float">
            <text:p>14906</text:p>
          </table:table-cell>
          <table:table-cell table:formula="of:=([.I134]-[.J134])*100/[.I134]" office:value-type="float" office:value="49.4008622152823" calcext:value-type="float">
            <text:p>49.4008622153</text:p>
          </table:table-cell>
          <table:table-cell table:formula="of:=IF([.I134]&gt;[.J134]; 1; 0)" office:value-type="float" office:value="1" calcext:value-type="float">
            <text:p>1</text:p>
          </table:table-cell>
          <table:table-cell office:value-type="float" office:value="104786" calcext:value-type="float">
            <text:p>104786</text:p>
          </table:table-cell>
          <table:table-cell office:value-type="float" office:value="83910" calcext:value-type="float">
            <text:p>83910</text:p>
          </table:table-cell>
          <table:table-cell table:formula="of:=([.M134]-[.N134])*100/[.M134]" office:value-type="float" office:value="19.9225087320825" calcext:value-type="float">
            <text:p>19.9225087321</text:p>
          </table:table-cell>
          <table:table-cell table:formula="of:=IF([.M134]&gt;[.N13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3234" calcext:value-type="float">
            <text:p>1093234</text:p>
          </table:table-cell>
          <table:table-cell office:value-type="float" office:value="1192236" calcext:value-type="float">
            <text:p>1192236</text:p>
          </table:table-cell>
          <table:table-cell table:formula="of:=([.A135]-[.B135])*100/[.A135]" office:value-type="float" office:value="-9.05588373577843" calcext:value-type="float">
            <text:p>-9.0558837358</text:p>
          </table:table-cell>
          <table:table-cell table:formula="of:=IF([.A135]&gt;[.B135]; 1; 0)" office:value-type="float" office:value="0" calcext:value-type="float">
            <text:p>0</text:p>
          </table:table-cell>
          <table:table-cell office:value-type="float" office:value="163174" calcext:value-type="float">
            <text:p>163174</text:p>
          </table:table-cell>
          <table:table-cell office:value-type="float" office:value="166165" calcext:value-type="float">
            <text:p>166165</text:p>
          </table:table-cell>
          <table:table-cell table:formula="of:=([.E135]-[.F135])*100/[.E135]" office:value-type="float" office:value="-1.83301261230343" calcext:value-type="float">
            <text:p>-1.8330126123</text:p>
          </table:table-cell>
          <table:table-cell table:formula="of:=IF([.E135]&gt;[.F135]; 1; 0)" office:value-type="float" office:value="0" calcext:value-type="float">
            <text:p>0</text:p>
          </table:table-cell>
          <table:table-cell office:value-type="float" office:value="6336" calcext:value-type="float">
            <text:p>6336</text:p>
          </table:table-cell>
          <table:table-cell office:value-type="float" office:value="5968" calcext:value-type="float">
            <text:p>5968</text:p>
          </table:table-cell>
          <table:table-cell table:formula="of:=([.I135]-[.J135])*100/[.I135]" office:value-type="float" office:value="5.80808080808081" calcext:value-type="float">
            <text:p>5.8080808081</text:p>
          </table:table-cell>
          <table:table-cell table:formula="of:=IF([.I135]&gt;[.J135]; 1; 0)" office:value-type="float" office:value="1" calcext:value-type="float">
            <text:p>1</text:p>
          </table:table-cell>
          <table:table-cell office:value-type="float" office:value="51718" calcext:value-type="float">
            <text:p>51718</text:p>
          </table:table-cell>
          <table:table-cell office:value-type="float" office:value="50082" calcext:value-type="float">
            <text:p>50082</text:p>
          </table:table-cell>
          <table:table-cell table:formula="of:=([.M135]-[.N135])*100/[.M135]" office:value-type="float" office:value="3.1633087126339" calcext:value-type="float">
            <text:p>3.1633087126</text:p>
          </table:table-cell>
          <table:table-cell table:formula="of:=IF([.M135]&gt;[.N13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2124" calcext:value-type="float">
            <text:p>1692124</text:p>
          </table:table-cell>
          <table:table-cell office:value-type="float" office:value="1666228" calcext:value-type="float">
            <text:p>1666228</text:p>
          </table:table-cell>
          <table:table-cell table:formula="of:=([.A136]-[.B136])*100/[.A136]" office:value-type="float" office:value="1.53038429807745" calcext:value-type="float">
            <text:p>1.5303842981</text:p>
          </table:table-cell>
          <table:table-cell table:formula="of:=IF([.A136]&gt;[.B136]; 1; 0)" office:value-type="float" office:value="1" calcext:value-type="float">
            <text:p>1</text:p>
          </table:table-cell>
          <table:table-cell office:value-type="float" office:value="308150" calcext:value-type="float">
            <text:p>308150</text:p>
          </table:table-cell>
          <table:table-cell office:value-type="float" office:value="264756" calcext:value-type="float">
            <text:p>264756</text:p>
          </table:table-cell>
          <table:table-cell table:formula="of:=([.E136]-[.F136])*100/[.E136]" office:value-type="float" office:value="14.0821028719779" calcext:value-type="float">
            <text:p>14.082102872</text:p>
          </table:table-cell>
          <table:table-cell table:formula="of:=IF([.E136]&gt;[.F136]; 1; 0)" office:value-type="float" office:value="1" calcext:value-type="float">
            <text:p>1</text:p>
          </table:table-cell>
          <table:table-cell office:value-type="float" office:value="29293" calcext:value-type="float">
            <text:p>29293</text:p>
          </table:table-cell>
          <table:table-cell office:value-type="float" office:value="14477" calcext:value-type="float">
            <text:p>14477</text:p>
          </table:table-cell>
          <table:table-cell table:formula="of:=([.I136]-[.J136])*100/[.I136]" office:value-type="float" office:value="50.5786365343256" calcext:value-type="float">
            <text:p>50.5786365343</text:p>
          </table:table-cell>
          <table:table-cell table:formula="of:=IF([.I136]&gt;[.J136]; 1; 0)" office:value-type="float" office:value="1" calcext:value-type="float">
            <text:p>1</text:p>
          </table:table-cell>
          <table:table-cell office:value-type="float" office:value="105990" calcext:value-type="float">
            <text:p>105990</text:p>
          </table:table-cell>
          <table:table-cell office:value-type="float" office:value="84038" calcext:value-type="float">
            <text:p>84038</text:p>
          </table:table-cell>
          <table:table-cell table:formula="of:=([.M136]-[.N136])*100/[.M136]" office:value-type="float" office:value="20.7113878667799" calcext:value-type="float">
            <text:p>20.7113878668</text:p>
          </table:table-cell>
          <table:table-cell table:formula="of:=IF([.M136]&gt;[.N13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4735" calcext:value-type="float">
            <text:p>1114735</text:p>
          </table:table-cell>
          <table:table-cell office:value-type="float" office:value="1156459" calcext:value-type="float">
            <text:p>1156459</text:p>
          </table:table-cell>
          <table:table-cell table:formula="of:=([.A137]-[.B137])*100/[.A137]" office:value-type="float" office:value="-3.74295236087501" calcext:value-type="float">
            <text:p>-3.7429523609</text:p>
          </table:table-cell>
          <table:table-cell table:formula="of:=IF([.A137]&gt;[.B137]; 1; 0)" office:value-type="float" office:value="0" calcext:value-type="float">
            <text:p>0</text:p>
          </table:table-cell>
          <table:table-cell office:value-type="float" office:value="164869" calcext:value-type="float">
            <text:p>164869</text:p>
          </table:table-cell>
          <table:table-cell office:value-type="float" office:value="164119" calcext:value-type="float">
            <text:p>164119</text:p>
          </table:table-cell>
          <table:table-cell table:formula="of:=([.E137]-[.F137])*100/[.E137]" office:value-type="float" office:value="0.454906622833886" calcext:value-type="float">
            <text:p>0.4549066228</text:p>
          </table:table-cell>
          <table:table-cell table:formula="of:=IF([.E137]&gt;[.F137]; 1; 0)" office:value-type="float" office:value="1" calcext:value-type="float">
            <text:p>1</text:p>
          </table:table-cell>
          <table:table-cell office:value-type="float" office:value="6348" calcext:value-type="float">
            <text:p>6348</text:p>
          </table:table-cell>
          <table:table-cell office:value-type="float" office:value="5600" calcext:value-type="float">
            <text:p>5600</text:p>
          </table:table-cell>
          <table:table-cell table:formula="of:=([.I137]-[.J137])*100/[.I137]" office:value-type="float" office:value="11.7832388153749" calcext:value-type="float">
            <text:p>11.7832388154</text:p>
          </table:table-cell>
          <table:table-cell table:formula="of:=IF([.I137]&gt;[.J137]; 1; 0)" office:value-type="float" office:value="1" calcext:value-type="float">
            <text:p>1</text:p>
          </table:table-cell>
          <table:table-cell office:value-type="float" office:value="51955" calcext:value-type="float">
            <text:p>51955</text:p>
          </table:table-cell>
          <table:table-cell office:value-type="float" office:value="51652" calcext:value-type="float">
            <text:p>51652</text:p>
          </table:table-cell>
          <table:table-cell table:formula="of:=([.M137]-[.N137])*100/[.M137]" office:value-type="float" office:value="0.583196997401598" calcext:value-type="float">
            <text:p>0.5831969974</text:p>
          </table:table-cell>
          <table:table-cell table:formula="of:=IF([.M137]&gt;[.N13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6092" calcext:value-type="float">
            <text:p>1766092</text:p>
          </table:table-cell>
          <table:table-cell office:value-type="float" office:value="1746799" calcext:value-type="float">
            <text:p>1746799</text:p>
          </table:table-cell>
          <table:table-cell table:formula="of:=([.A138]-[.B138])*100/[.A138]" office:value-type="float" office:value="1.0924119468295" calcext:value-type="float">
            <text:p>1.0924119468</text:p>
          </table:table-cell>
          <table:table-cell table:formula="of:=IF([.A138]&gt;[.B138]; 1; 0)" office:value-type="float" office:value="1" calcext:value-type="float">
            <text:p>1</text:p>
          </table:table-cell>
          <table:table-cell office:value-type="float" office:value="308108" calcext:value-type="float">
            <text:p>308108</text:p>
          </table:table-cell>
          <table:table-cell office:value-type="float" office:value="264433" calcext:value-type="float">
            <text:p>264433</text:p>
          </table:table-cell>
          <table:table-cell table:formula="of:=([.E138]-[.F138])*100/[.E138]" office:value-type="float" office:value="14.1752242720085" calcext:value-type="float">
            <text:p>14.175224272</text:p>
          </table:table-cell>
          <table:table-cell table:formula="of:=IF([.E138]&gt;[.F138]; 1; 0)" office:value-type="float" office:value="1" calcext:value-type="float">
            <text:p>1</text:p>
          </table:table-cell>
          <table:table-cell office:value-type="float" office:value="29970" calcext:value-type="float">
            <text:p>29970</text:p>
          </table:table-cell>
          <table:table-cell office:value-type="float" office:value="14347" calcext:value-type="float">
            <text:p>14347</text:p>
          </table:table-cell>
          <table:table-cell table:formula="of:=([.I138]-[.J138])*100/[.I138]" office:value-type="float" office:value="52.1287954621288" calcext:value-type="float">
            <text:p>52.1287954621</text:p>
          </table:table-cell>
          <table:table-cell table:formula="of:=IF([.I138]&gt;[.J138]; 1; 0)" office:value-type="float" office:value="1" calcext:value-type="float">
            <text:p>1</text:p>
          </table:table-cell>
          <table:table-cell office:value-type="float" office:value="106583" calcext:value-type="float">
            <text:p>106583</text:p>
          </table:table-cell>
          <table:table-cell office:value-type="float" office:value="83081" calcext:value-type="float">
            <text:p>83081</text:p>
          </table:table-cell>
          <table:table-cell table:formula="of:=([.M138]-[.N138])*100/[.M138]" office:value-type="float" office:value="22.0504207988141" calcext:value-type="float">
            <text:p>22.0504207988</text:p>
          </table:table-cell>
          <table:table-cell table:formula="of:=IF([.M138]&gt;[.N13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9128" calcext:value-type="float">
            <text:p>1209128</text:p>
          </table:table-cell>
          <table:table-cell office:value-type="float" office:value="1152208" calcext:value-type="float">
            <text:p>1152208</text:p>
          </table:table-cell>
          <table:table-cell table:formula="of:=([.A139]-[.B139])*100/[.A139]" office:value-type="float" office:value="4.70752476164641" calcext:value-type="float">
            <text:p>4.7075247616</text:p>
          </table:table-cell>
          <table:table-cell table:formula="of:=IF([.A139]&gt;[.B139]; 1; 0)" office:value-type="float" office:value="1" calcext:value-type="float">
            <text:p>1</text:p>
          </table:table-cell>
          <table:table-cell office:value-type="float" office:value="167357" calcext:value-type="float">
            <text:p>167357</text:p>
          </table:table-cell>
          <table:table-cell office:value-type="float" office:value="166663" calcext:value-type="float">
            <text:p>166663</text:p>
          </table:table-cell>
          <table:table-cell table:formula="of:=([.E139]-[.F139])*100/[.E139]" office:value-type="float" office:value="0.414682385559015" calcext:value-type="float">
            <text:p>0.4146823856</text:p>
          </table:table-cell>
          <table:table-cell table:formula="of:=IF([.E139]&gt;[.F139]; 1; 0)" office:value-type="float" office:value="1" calcext:value-type="float">
            <text:p>1</text:p>
          </table:table-cell>
          <table:table-cell office:value-type="float" office:value="6966" calcext:value-type="float">
            <text:p>6966</text:p>
          </table:table-cell>
          <table:table-cell office:value-type="float" office:value="6048" calcext:value-type="float">
            <text:p>6048</text:p>
          </table:table-cell>
          <table:table-cell table:formula="of:=([.I139]-[.J139])*100/[.I139]" office:value-type="float" office:value="13.1782945736434" calcext:value-type="float">
            <text:p>13.1782945736</text:p>
          </table:table-cell>
          <table:table-cell table:formula="of:=IF([.I139]&gt;[.J139]; 1; 0)" office:value-type="float" office:value="1" calcext:value-type="float">
            <text:p>1</text:p>
          </table:table-cell>
          <table:table-cell office:value-type="float" office:value="52781" calcext:value-type="float">
            <text:p>52781</text:p>
          </table:table-cell>
          <table:table-cell office:value-type="float" office:value="51725" calcext:value-type="float">
            <text:p>51725</text:p>
          </table:table-cell>
          <table:table-cell table:formula="of:=([.M139]-[.N139])*100/[.M139]" office:value-type="float" office:value="2.00071995604479" calcext:value-type="float">
            <text:p>2.000719956</text:p>
          </table:table-cell>
          <table:table-cell table:formula="of:=IF([.M139]&gt;[.N13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0240" calcext:value-type="float">
            <text:p>1720240</text:p>
          </table:table-cell>
          <table:table-cell office:value-type="float" office:value="1701997" calcext:value-type="float">
            <text:p>1701997</text:p>
          </table:table-cell>
          <table:table-cell table:formula="of:=([.A140]-[.B140])*100/[.A140]" office:value-type="float" office:value="1.0604915593173" calcext:value-type="float">
            <text:p>1.0604915593</text:p>
          </table:table-cell>
          <table:table-cell table:formula="of:=IF([.A140]&gt;[.B140]; 1; 0)" office:value-type="float" office:value="1" calcext:value-type="float">
            <text:p>1</text:p>
          </table:table-cell>
          <table:table-cell office:value-type="float" office:value="308574" calcext:value-type="float">
            <text:p>308574</text:p>
          </table:table-cell>
          <table:table-cell office:value-type="float" office:value="261929" calcext:value-type="float">
            <text:p>261929</text:p>
          </table:table-cell>
          <table:table-cell table:formula="of:=([.E140]-[.F140])*100/[.E140]" office:value-type="float" office:value="15.1163092159417" calcext:value-type="float">
            <text:p>15.1163092159</text:p>
          </table:table-cell>
          <table:table-cell table:formula="of:=IF([.E140]&gt;[.F140]; 1; 0)" office:value-type="float" office:value="1" calcext:value-type="float">
            <text:p>1</text:p>
          </table:table-cell>
          <table:table-cell office:value-type="float" office:value="29839" calcext:value-type="float">
            <text:p>29839</text:p>
          </table:table-cell>
          <table:table-cell office:value-type="float" office:value="14306" calcext:value-type="float">
            <text:p>14306</text:p>
          </table:table-cell>
          <table:table-cell table:formula="of:=([.I140]-[.J140])*100/[.I140]" office:value-type="float" office:value="52.0560340493984" calcext:value-type="float">
            <text:p>52.0560340494</text:p>
          </table:table-cell>
          <table:table-cell table:formula="of:=IF([.I140]&gt;[.J140]; 1; 0)" office:value-type="float" office:value="1" calcext:value-type="float">
            <text:p>1</text:p>
          </table:table-cell>
          <table:table-cell office:value-type="float" office:value="104956" calcext:value-type="float">
            <text:p>104956</text:p>
          </table:table-cell>
          <table:table-cell office:value-type="float" office:value="83683" calcext:value-type="float">
            <text:p>83683</text:p>
          </table:table-cell>
          <table:table-cell table:formula="of:=([.M140]-[.N140])*100/[.M140]" office:value-type="float" office:value="20.2684934639277" calcext:value-type="float">
            <text:p>20.2684934639</text:p>
          </table:table-cell>
          <table:table-cell table:formula="of:=IF([.M140]&gt;[.N14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2797" calcext:value-type="float">
            <text:p>1242797</text:p>
          </table:table-cell>
          <table:table-cell office:value-type="float" office:value="1141239" calcext:value-type="float">
            <text:p>1141239</text:p>
          </table:table-cell>
          <table:table-cell table:formula="of:=([.A141]-[.B141])*100/[.A141]" office:value-type="float" office:value="8.17172876986346" calcext:value-type="float">
            <text:p>8.1717287699</text:p>
          </table:table-cell>
          <table:table-cell table:formula="of:=IF([.A141]&gt;[.B141]; 1; 0)" office:value-type="float" office:value="1" calcext:value-type="float">
            <text:p>1</text:p>
          </table:table-cell>
          <table:table-cell office:value-type="float" office:value="170695" calcext:value-type="float">
            <text:p>170695</text:p>
          </table:table-cell>
          <table:table-cell office:value-type="float" office:value="172253" calcext:value-type="float">
            <text:p>172253</text:p>
          </table:table-cell>
          <table:table-cell table:formula="of:=([.E141]-[.F141])*100/[.E141]" office:value-type="float" office:value="-0.912739096048508" calcext:value-type="float">
            <text:p>-0.912739096</text:p>
          </table:table-cell>
          <table:table-cell table:formula="of:=IF([.E141]&gt;[.F141]; 1; 0)" office:value-type="float" office:value="0" calcext:value-type="float">
            <text:p>0</text:p>
          </table:table-cell>
          <table:table-cell office:value-type="float" office:value="6475" calcext:value-type="float">
            <text:p>6475</text:p>
          </table:table-cell>
          <table:table-cell office:value-type="float" office:value="6560" calcext:value-type="float">
            <text:p>6560</text:p>
          </table:table-cell>
          <table:table-cell table:formula="of:=([.I141]-[.J141])*100/[.I141]" office:value-type="float" office:value="-1.31274131274131" calcext:value-type="float">
            <text:p>-1.3127413127</text:p>
          </table:table-cell>
          <table:table-cell table:formula="of:=IF([.I141]&gt;[.J141]; 1; 0)" office:value-type="float" office:value="0" calcext:value-type="float">
            <text:p>0</text:p>
          </table:table-cell>
          <table:table-cell office:value-type="float" office:value="54407" calcext:value-type="float">
            <text:p>54407</text:p>
          </table:table-cell>
          <table:table-cell office:value-type="float" office:value="53430" calcext:value-type="float">
            <text:p>53430</text:p>
          </table:table-cell>
          <table:table-cell table:formula="of:=([.M141]-[.N141])*100/[.M141]" office:value-type="float" office:value="1.79572481482162" calcext:value-type="float">
            <text:p>1.7957248148</text:p>
          </table:table-cell>
          <table:table-cell table:formula="of:=IF([.M141]&gt;[.N14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8873" calcext:value-type="float">
            <text:p>1738873</text:p>
          </table:table-cell>
          <table:table-cell office:value-type="float" office:value="1686832" calcext:value-type="float">
            <text:p>1686832</text:p>
          </table:table-cell>
          <table:table-cell table:formula="of:=([.A142]-[.B142])*100/[.A142]" office:value-type="float" office:value="2.99280050929539" calcext:value-type="float">
            <text:p>2.9928005093</text:p>
          </table:table-cell>
          <table:table-cell table:formula="of:=IF([.A142]&gt;[.B142]; 1; 0)" office:value-type="float" office:value="1" calcext:value-type="float">
            <text:p>1</text:p>
          </table:table-cell>
          <table:table-cell office:value-type="float" office:value="307511" calcext:value-type="float">
            <text:p>307511</text:p>
          </table:table-cell>
          <table:table-cell office:value-type="float" office:value="263076" calcext:value-type="float">
            <text:p>263076</text:p>
          </table:table-cell>
          <table:table-cell table:formula="of:=([.E142]-[.F142])*100/[.E142]" office:value-type="float" office:value="14.4498895974453" calcext:value-type="float">
            <text:p>14.4498895974</text:p>
          </table:table-cell>
          <table:table-cell table:formula="of:=IF([.E142]&gt;[.F142]; 1; 0)" office:value-type="float" office:value="1" calcext:value-type="float">
            <text:p>1</text:p>
          </table:table-cell>
          <table:table-cell office:value-type="float" office:value="29760" calcext:value-type="float">
            <text:p>29760</text:p>
          </table:table-cell>
          <table:table-cell office:value-type="float" office:value="14398" calcext:value-type="float">
            <text:p>14398</text:p>
          </table:table-cell>
          <table:table-cell table:formula="of:=([.I142]-[.J142])*100/[.I142]" office:value-type="float" office:value="51.619623655914" calcext:value-type="float">
            <text:p>51.6196236559</text:p>
          </table:table-cell>
          <table:table-cell table:formula="of:=IF([.I142]&gt;[.J142]; 1; 0)" office:value-type="float" office:value="1" calcext:value-type="float">
            <text:p>1</text:p>
          </table:table-cell>
          <table:table-cell office:value-type="float" office:value="106913" calcext:value-type="float">
            <text:p>106913</text:p>
          </table:table-cell>
          <table:table-cell office:value-type="float" office:value="83157" calcext:value-type="float">
            <text:p>83157</text:p>
          </table:table-cell>
          <table:table-cell table:formula="of:=([.M142]-[.N142])*100/[.M142]" office:value-type="float" office:value="22.2199358356795" calcext:value-type="float">
            <text:p>22.2199358357</text:p>
          </table:table-cell>
          <table:table-cell table:formula="of:=IF([.M142]&gt;[.N14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2819" calcext:value-type="float">
            <text:p>1152819</text:p>
          </table:table-cell>
          <table:table-cell office:value-type="float" office:value="1163501" calcext:value-type="float">
            <text:p>1163501</text:p>
          </table:table-cell>
          <table:table-cell table:formula="of:=([.A143]-[.B143])*100/[.A143]" office:value-type="float" office:value="-0.926598191043" calcext:value-type="float">
            <text:p>-0.926598191</text:p>
          </table:table-cell>
          <table:table-cell table:formula="of:=IF([.A143]&gt;[.B143]; 1; 0)" office:value-type="float" office:value="0" calcext:value-type="float">
            <text:p>0</text:p>
          </table:table-cell>
          <table:table-cell office:value-type="float" office:value="172344" calcext:value-type="float">
            <text:p>172344</text:p>
          </table:table-cell>
          <table:table-cell office:value-type="float" office:value="178257" calcext:value-type="float">
            <text:p>178257</text:p>
          </table:table-cell>
          <table:table-cell table:formula="of:=([.E143]-[.F143])*100/[.E143]" office:value-type="float" office:value="-3.43092883999443" calcext:value-type="float">
            <text:p>-3.43092884</text:p>
          </table:table-cell>
          <table:table-cell table:formula="of:=IF([.E143]&gt;[.F143]; 1; 0)" office:value-type="float" office:value="0" calcext:value-type="float">
            <text:p>0</text:p>
          </table:table-cell>
          <table:table-cell office:value-type="float" office:value="6674" calcext:value-type="float">
            <text:p>6674</text:p>
          </table:table-cell>
          <table:table-cell office:value-type="float" office:value="6072" calcext:value-type="float">
            <text:p>6072</text:p>
          </table:table-cell>
          <table:table-cell table:formula="of:=([.I143]-[.J143])*100/[.I143]" office:value-type="float" office:value="9.02007791429428" calcext:value-type="float">
            <text:p>9.0200779143</text:p>
          </table:table-cell>
          <table:table-cell table:formula="of:=IF([.I143]&gt;[.J143]; 1; 0)" office:value-type="float" office:value="1" calcext:value-type="float">
            <text:p>1</text:p>
          </table:table-cell>
          <table:table-cell office:value-type="float" office:value="54671" calcext:value-type="float">
            <text:p>54671</text:p>
          </table:table-cell>
          <table:table-cell office:value-type="float" office:value="54465" calcext:value-type="float">
            <text:p>54465</text:p>
          </table:table-cell>
          <table:table-cell table:formula="of:=([.M143]-[.N143])*100/[.M143]" office:value-type="float" office:value="0.376799400047557" calcext:value-type="float">
            <text:p>0.3767994</text:p>
          </table:table-cell>
          <table:table-cell table:formula="of:=IF([.M143]&gt;[.N14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4139" calcext:value-type="float">
            <text:p>1704139</text:p>
          </table:table-cell>
          <table:table-cell office:value-type="float" office:value="1698892" calcext:value-type="float">
            <text:p>1698892</text:p>
          </table:table-cell>
          <table:table-cell table:formula="of:=([.A144]-[.B144])*100/[.A144]" office:value-type="float" office:value="0.307897419165925" calcext:value-type="float">
            <text:p>0.3078974192</text:p>
          </table:table-cell>
          <table:table-cell table:formula="of:=IF([.A144]&gt;[.B144]; 1; 0)" office:value-type="float" office:value="1" calcext:value-type="float">
            <text:p>1</text:p>
          </table:table-cell>
          <table:table-cell office:value-type="float" office:value="306406" calcext:value-type="float">
            <text:p>306406</text:p>
          </table:table-cell>
          <table:table-cell office:value-type="float" office:value="262764" calcext:value-type="float">
            <text:p>262764</text:p>
          </table:table-cell>
          <table:table-cell table:formula="of:=([.E144]-[.F144])*100/[.E144]" office:value-type="float" office:value="14.2431936711422" calcext:value-type="float">
            <text:p>14.2431936711</text:p>
          </table:table-cell>
          <table:table-cell table:formula="of:=IF([.E144]&gt;[.F144]; 1; 0)" office:value-type="float" office:value="1" calcext:value-type="float">
            <text:p>1</text:p>
          </table:table-cell>
          <table:table-cell office:value-type="float" office:value="30033" calcext:value-type="float">
            <text:p>30033</text:p>
          </table:table-cell>
          <table:table-cell office:value-type="float" office:value="13803" calcext:value-type="float">
            <text:p>13803</text:p>
          </table:table-cell>
          <table:table-cell table:formula="of:=([.I144]-[.J144])*100/[.I144]" office:value-type="float" office:value="54.040555389072" calcext:value-type="float">
            <text:p>54.0405553891</text:p>
          </table:table-cell>
          <table:table-cell table:formula="of:=IF([.I144]&gt;[.J144]; 1; 0)" office:value-type="float" office:value="1" calcext:value-type="float">
            <text:p>1</text:p>
          </table:table-cell>
          <table:table-cell office:value-type="float" office:value="105898" calcext:value-type="float">
            <text:p>105898</text:p>
          </table:table-cell>
          <table:table-cell office:value-type="float" office:value="83127" calcext:value-type="float">
            <text:p>83127</text:p>
          </table:table-cell>
          <table:table-cell table:formula="of:=([.M144]-[.N144])*100/[.M144]" office:value-type="float" office:value="21.5027668133487" calcext:value-type="float">
            <text:p>21.5027668133</text:p>
          </table:table-cell>
          <table:table-cell table:formula="of:=IF([.M144]&gt;[.N14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8065" calcext:value-type="float">
            <text:p>1198065</text:p>
          </table:table-cell>
          <table:table-cell office:value-type="float" office:value="1176731" calcext:value-type="float">
            <text:p>1176731</text:p>
          </table:table-cell>
          <table:table-cell table:formula="of:=([.A145]-[.B145])*100/[.A145]" office:value-type="float" office:value="1.78070471969384" calcext:value-type="float">
            <text:p>1.7807047197</text:p>
          </table:table-cell>
          <table:table-cell table:formula="of:=IF([.A145]&gt;[.B145]; 1; 0)" office:value-type="float" office:value="1" calcext:value-type="float">
            <text:p>1</text:p>
          </table:table-cell>
          <table:table-cell office:value-type="float" office:value="175599" calcext:value-type="float">
            <text:p>175599</text:p>
          </table:table-cell>
          <table:table-cell office:value-type="float" office:value="172962" calcext:value-type="float">
            <text:p>172962</text:p>
          </table:table-cell>
          <table:table-cell table:formula="of:=([.E145]-[.F145])*100/[.E145]" office:value-type="float" office:value="1.50171698016504" calcext:value-type="float">
            <text:p>1.5017169802</text:p>
          </table:table-cell>
          <table:table-cell table:formula="of:=IF([.E145]&gt;[.F145]; 1; 0)" office:value-type="float" office:value="1" calcext:value-type="float">
            <text:p>1</text:p>
          </table:table-cell>
          <table:table-cell office:value-type="float" office:value="6871" calcext:value-type="float">
            <text:p>6871</text:p>
          </table:table-cell>
          <table:table-cell office:value-type="float" office:value="6243" calcext:value-type="float">
            <text:p>6243</text:p>
          </table:table-cell>
          <table:table-cell table:formula="of:=([.I145]-[.J145])*100/[.I145]" office:value-type="float" office:value="9.13986319313055" calcext:value-type="float">
            <text:p>9.1398631931</text:p>
          </table:table-cell>
          <table:table-cell table:formula="of:=IF([.I145]&gt;[.J145]; 1; 0)" office:value-type="float" office:value="1" calcext:value-type="float">
            <text:p>1</text:p>
          </table:table-cell>
          <table:table-cell office:value-type="float" office:value="56044" calcext:value-type="float">
            <text:p>56044</text:p>
          </table:table-cell>
          <table:table-cell office:value-type="float" office:value="55739" calcext:value-type="float">
            <text:p>55739</text:p>
          </table:table-cell>
          <table:table-cell table:formula="of:=([.M145]-[.N145])*100/[.M145]" office:value-type="float" office:value="0.544215259439012" calcext:value-type="float">
            <text:p>0.5442152594</text:p>
          </table:table-cell>
          <table:table-cell table:formula="of:=IF([.M145]&gt;[.N14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5381" calcext:value-type="float">
            <text:p>1705381</text:p>
          </table:table-cell>
          <table:table-cell office:value-type="float" office:value="1668917" calcext:value-type="float">
            <text:p>1668917</text:p>
          </table:table-cell>
          <table:table-cell table:formula="of:=([.A146]-[.B146])*100/[.A146]" office:value-type="float" office:value="2.13817322932529" calcext:value-type="float">
            <text:p>2.1381732293</text:p>
          </table:table-cell>
          <table:table-cell table:formula="of:=IF([.A146]&gt;[.B146]; 1; 0)" office:value-type="float" office:value="1" calcext:value-type="float">
            <text:p>1</text:p>
          </table:table-cell>
          <table:table-cell office:value-type="float" office:value="309157" calcext:value-type="float">
            <text:p>309157</text:p>
          </table:table-cell>
          <table:table-cell office:value-type="float" office:value="264298" calcext:value-type="float">
            <text:p>264298</text:p>
          </table:table-cell>
          <table:table-cell table:formula="of:=([.E146]-[.F146])*100/[.E146]" office:value-type="float" office:value="14.5101032808573" calcext:value-type="float">
            <text:p>14.5101032809</text:p>
          </table:table-cell>
          <table:table-cell table:formula="of:=IF([.E146]&gt;[.F146]; 1; 0)" office:value-type="float" office:value="1" calcext:value-type="float">
            <text:p>1</text:p>
          </table:table-cell>
          <table:table-cell office:value-type="float" office:value="29754" calcext:value-type="float">
            <text:p>29754</text:p>
          </table:table-cell>
          <table:table-cell office:value-type="float" office:value="13858" calcext:value-type="float">
            <text:p>13858</text:p>
          </table:table-cell>
          <table:table-cell table:formula="of:=([.I146]-[.J146])*100/[.I146]" office:value-type="float" office:value="53.4247496134974" calcext:value-type="float">
            <text:p>53.4247496135</text:p>
          </table:table-cell>
          <table:table-cell table:formula="of:=IF([.I146]&gt;[.J146]; 1; 0)" office:value-type="float" office:value="1" calcext:value-type="float">
            <text:p>1</text:p>
          </table:table-cell>
          <table:table-cell office:value-type="float" office:value="104693" calcext:value-type="float">
            <text:p>104693</text:p>
          </table:table-cell>
          <table:table-cell office:value-type="float" office:value="82202" calcext:value-type="float">
            <text:p>82202</text:p>
          </table:table-cell>
          <table:table-cell table:formula="of:=([.M146]-[.N146])*100/[.M146]" office:value-type="float" office:value="21.4828116492984" calcext:value-type="float">
            <text:p>21.4828116493</text:p>
          </table:table-cell>
          <table:table-cell table:formula="of:=IF([.M146]&gt;[.N14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2942" calcext:value-type="float">
            <text:p>1242942</text:p>
          </table:table-cell>
          <table:table-cell office:value-type="float" office:value="1202537" calcext:value-type="float">
            <text:p>1202537</text:p>
          </table:table-cell>
          <table:table-cell table:formula="of:=([.A147]-[.B147])*100/[.A147]" office:value-type="float" office:value="3.25075506338992" calcext:value-type="float">
            <text:p>3.2507550634</text:p>
          </table:table-cell>
          <table:table-cell table:formula="of:=IF([.A147]&gt;[.B147]; 1; 0)" office:value-type="float" office:value="1" calcext:value-type="float">
            <text:p>1</text:p>
          </table:table-cell>
          <table:table-cell office:value-type="float" office:value="181854" calcext:value-type="float">
            <text:p>181854</text:p>
          </table:table-cell>
          <table:table-cell office:value-type="float" office:value="177794" calcext:value-type="float">
            <text:p>177794</text:p>
          </table:table-cell>
          <table:table-cell table:formula="of:=([.E147]-[.F147])*100/[.E147]" office:value-type="float" office:value="2.23256018564343" calcext:value-type="float">
            <text:p>2.2325601856</text:p>
          </table:table-cell>
          <table:table-cell table:formula="of:=IF([.E147]&gt;[.F147]; 1; 0)" office:value-type="float" office:value="1" calcext:value-type="float">
            <text:p>1</text:p>
          </table:table-cell>
          <table:table-cell office:value-type="float" office:value="7111" calcext:value-type="float">
            <text:p>7111</text:p>
          </table:table-cell>
          <table:table-cell office:value-type="float" office:value="6501" calcext:value-type="float">
            <text:p>6501</text:p>
          </table:table-cell>
          <table:table-cell table:formula="of:=([.I147]-[.J147])*100/[.I147]" office:value-type="float" office:value="8.57825903529743" calcext:value-type="float">
            <text:p>8.5782590353</text:p>
          </table:table-cell>
          <table:table-cell table:formula="of:=IF([.I147]&gt;[.J147]; 1; 0)" office:value-type="float" office:value="1" calcext:value-type="float">
            <text:p>1</text:p>
          </table:table-cell>
          <table:table-cell office:value-type="float" office:value="56236" calcext:value-type="float">
            <text:p>56236</text:p>
          </table:table-cell>
          <table:table-cell office:value-type="float" office:value="55475" calcext:value-type="float">
            <text:p>55475</text:p>
          </table:table-cell>
          <table:table-cell table:formula="of:=([.M147]-[.N147])*100/[.M147]" office:value-type="float" office:value="1.35322569172772" calcext:value-type="float">
            <text:p>1.3532256917</text:p>
          </table:table-cell>
          <table:table-cell table:formula="of:=IF([.M147]&gt;[.N14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8504" calcext:value-type="float">
            <text:p>1728504</text:p>
          </table:table-cell>
          <table:table-cell office:value-type="float" office:value="1671713" calcext:value-type="float">
            <text:p>1671713</text:p>
          </table:table-cell>
          <table:table-cell table:formula="of:=([.A148]-[.B148])*100/[.A148]" office:value-type="float" office:value="3.28555791597821" calcext:value-type="float">
            <text:p>3.285557916</text:p>
          </table:table-cell>
          <table:table-cell table:formula="of:=IF([.A148]&gt;[.B148]; 1; 0)" office:value-type="float" office:value="1" calcext:value-type="float">
            <text:p>1</text:p>
          </table:table-cell>
          <table:table-cell office:value-type="float" office:value="309695" calcext:value-type="float">
            <text:p>309695</text:p>
          </table:table-cell>
          <table:table-cell office:value-type="float" office:value="261646" calcext:value-type="float">
            <text:p>261646</text:p>
          </table:table-cell>
          <table:table-cell table:formula="of:=([.E148]-[.F148])*100/[.E148]" office:value-type="float" office:value="15.5149421204734" calcext:value-type="float">
            <text:p>15.5149421205</text:p>
          </table:table-cell>
          <table:table-cell table:formula="of:=IF([.E148]&gt;[.F148]; 1; 0)" office:value-type="float" office:value="1" calcext:value-type="float">
            <text:p>1</text:p>
          </table:table-cell>
          <table:table-cell office:value-type="float" office:value="29279" calcext:value-type="float">
            <text:p>29279</text:p>
          </table:table-cell>
          <table:table-cell office:value-type="float" office:value="13749" calcext:value-type="float">
            <text:p>13749</text:p>
          </table:table-cell>
          <table:table-cell table:formula="of:=([.I148]-[.J148])*100/[.I148]" office:value-type="float" office:value="53.0414290105536" calcext:value-type="float">
            <text:p>53.0414290106</text:p>
          </table:table-cell>
          <table:table-cell table:formula="of:=IF([.I148]&gt;[.J148]; 1; 0)" office:value-type="float" office:value="1" calcext:value-type="float">
            <text:p>1</text:p>
          </table:table-cell>
          <table:table-cell office:value-type="float" office:value="105051" calcext:value-type="float">
            <text:p>105051</text:p>
          </table:table-cell>
          <table:table-cell office:value-type="float" office:value="82690" calcext:value-type="float">
            <text:p>82690</text:p>
          </table:table-cell>
          <table:table-cell table:formula="of:=([.M148]-[.N148])*100/[.M148]" office:value-type="float" office:value="21.2858516339683" calcext:value-type="float">
            <text:p>21.285851634</text:p>
          </table:table-cell>
          <table:table-cell table:formula="of:=IF([.M148]&gt;[.N14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6550" calcext:value-type="float">
            <text:p>1226550</text:p>
          </table:table-cell>
          <table:table-cell office:value-type="float" office:value="1252354" calcext:value-type="float">
            <text:p>1252354</text:p>
          </table:table-cell>
          <table:table-cell table:formula="of:=([.A149]-[.B149])*100/[.A149]" office:value-type="float" office:value="-2.10378704496352" calcext:value-type="float">
            <text:p>-2.103787045</text:p>
          </table:table-cell>
          <table:table-cell table:formula="of:=IF([.A149]&gt;[.B149]; 1; 0)" office:value-type="float" office:value="0" calcext:value-type="float">
            <text:p>0</text:p>
          </table:table-cell>
          <table:table-cell office:value-type="float" office:value="179347" calcext:value-type="float">
            <text:p>179347</text:p>
          </table:table-cell>
          <table:table-cell office:value-type="float" office:value="181824" calcext:value-type="float">
            <text:p>181824</text:p>
          </table:table-cell>
          <table:table-cell table:formula="of:=([.E149]-[.F149])*100/[.E149]" office:value-type="float" office:value="-1.38112151304455" calcext:value-type="float">
            <text:p>-1.381121513</text:p>
          </table:table-cell>
          <table:table-cell table:formula="of:=IF([.E149]&gt;[.F149]; 1; 0)" office:value-type="float" office:value="0" calcext:value-type="float">
            <text:p>0</text:p>
          </table:table-cell>
          <table:table-cell office:value-type="float" office:value="6952" calcext:value-type="float">
            <text:p>6952</text:p>
          </table:table-cell>
          <table:table-cell office:value-type="float" office:value="6644" calcext:value-type="float">
            <text:p>6644</text:p>
          </table:table-cell>
          <table:table-cell table:formula="of:=([.I149]-[.J149])*100/[.I149]" office:value-type="float" office:value="4.43037974683544" calcext:value-type="float">
            <text:p>4.4303797468</text:p>
          </table:table-cell>
          <table:table-cell table:formula="of:=IF([.I149]&gt;[.J149]; 1; 0)" office:value-type="float" office:value="1" calcext:value-type="float">
            <text:p>1</text:p>
          </table:table-cell>
          <table:table-cell office:value-type="float" office:value="57523" calcext:value-type="float">
            <text:p>57523</text:p>
          </table:table-cell>
          <table:table-cell office:value-type="float" office:value="55689" calcext:value-type="float">
            <text:p>55689</text:p>
          </table:table-cell>
          <table:table-cell table:formula="of:=([.M149]-[.N149])*100/[.M149]" office:value-type="float" office:value="3.18828990143073" calcext:value-type="float">
            <text:p>3.1882899014</text:p>
          </table:table-cell>
          <table:table-cell table:formula="of:=IF([.M149]&gt;[.N14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2230" calcext:value-type="float">
            <text:p>1692230</text:p>
          </table:table-cell>
          <table:table-cell office:value-type="float" office:value="1655527" calcext:value-type="float">
            <text:p>1655527</text:p>
          </table:table-cell>
          <table:table-cell table:formula="of:=([.A150]-[.B150])*100/[.A150]" office:value-type="float" office:value="2.16891320919733" calcext:value-type="float">
            <text:p>2.1689132092</text:p>
          </table:table-cell>
          <table:table-cell table:formula="of:=IF([.A150]&gt;[.B150]; 1; 0)" office:value-type="float" office:value="1" calcext:value-type="float">
            <text:p>1</text:p>
          </table:table-cell>
          <table:table-cell office:value-type="float" office:value="308064" calcext:value-type="float">
            <text:p>308064</text:p>
          </table:table-cell>
          <table:table-cell office:value-type="float" office:value="261499" calcext:value-type="float">
            <text:p>261499</text:p>
          </table:table-cell>
          <table:table-cell table:formula="of:=([.E150]-[.F150])*100/[.E150]" office:value-type="float" office:value="15.1153656383089" calcext:value-type="float">
            <text:p>15.1153656383</text:p>
          </table:table-cell>
          <table:table-cell table:formula="of:=IF([.E150]&gt;[.F150]; 1; 0)" office:value-type="float" office:value="1" calcext:value-type="float">
            <text:p>1</text:p>
          </table:table-cell>
          <table:table-cell office:value-type="float" office:value="29297" calcext:value-type="float">
            <text:p>29297</text:p>
          </table:table-cell>
          <table:table-cell office:value-type="float" office:value="13477" calcext:value-type="float">
            <text:p>13477</text:p>
          </table:table-cell>
          <table:table-cell table:formula="of:=([.I150]-[.J150])*100/[.I150]" office:value-type="float" office:value="53.9987029388675" calcext:value-type="float">
            <text:p>53.9987029389</text:p>
          </table:table-cell>
          <table:table-cell table:formula="of:=IF([.I150]&gt;[.J150]; 1; 0)" office:value-type="float" office:value="1" calcext:value-type="float">
            <text:p>1</text:p>
          </table:table-cell>
          <table:table-cell office:value-type="float" office:value="105206" calcext:value-type="float">
            <text:p>105206</text:p>
          </table:table-cell>
          <table:table-cell office:value-type="float" office:value="81415" calcext:value-type="float">
            <text:p>81415</text:p>
          </table:table-cell>
          <table:table-cell table:formula="of:=([.M150]-[.N150])*100/[.M150]" office:value-type="float" office:value="22.6137292549855" calcext:value-type="float">
            <text:p>22.613729255</text:p>
          </table:table-cell>
          <table:table-cell table:formula="of:=IF([.M150]&gt;[.N15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158" calcext:value-type="float">
            <text:p>1228158</text:p>
          </table:table-cell>
          <table:table-cell office:value-type="float" office:value="1241332" calcext:value-type="float">
            <text:p>1241332</text:p>
          </table:table-cell>
          <table:table-cell table:formula="of:=([.A151]-[.B151])*100/[.A151]" office:value-type="float" office:value="-1.07266328925106" calcext:value-type="float">
            <text:p>-1.0726632893</text:p>
          </table:table-cell>
          <table:table-cell table:formula="of:=IF([.A151]&gt;[.B151]; 1; 0)" office:value-type="float" office:value="0" calcext:value-type="float">
            <text:p>0</text:p>
          </table:table-cell>
          <table:table-cell office:value-type="float" office:value="182918" calcext:value-type="float">
            <text:p>182918</text:p>
          </table:table-cell>
          <table:table-cell office:value-type="float" office:value="180869" calcext:value-type="float">
            <text:p>180869</text:p>
          </table:table-cell>
          <table:table-cell table:formula="of:=([.E151]-[.F151])*100/[.E151]" office:value-type="float" office:value="1.1201740670683" calcext:value-type="float">
            <text:p>1.1201740671</text:p>
          </table:table-cell>
          <table:table-cell table:formula="of:=IF([.E151]&gt;[.F151]; 1; 0)" office:value-type="float" office:value="1" calcext:value-type="float">
            <text:p>1</text:p>
          </table:table-cell>
          <table:table-cell office:value-type="float" office:value="7040" calcext:value-type="float">
            <text:p>7040</text:p>
          </table:table-cell>
          <table:table-cell office:value-type="float" office:value="6661" calcext:value-type="float">
            <text:p>6661</text:p>
          </table:table-cell>
          <table:table-cell table:formula="of:=([.I151]-[.J151])*100/[.I151]" office:value-type="float" office:value="5.38352272727273" calcext:value-type="float">
            <text:p>5.3835227273</text:p>
          </table:table-cell>
          <table:table-cell table:formula="of:=IF([.I151]&gt;[.J151]; 1; 0)" office:value-type="float" office:value="1" calcext:value-type="float">
            <text:p>1</text:p>
          </table:table-cell>
          <table:table-cell office:value-type="float" office:value="57935" calcext:value-type="float">
            <text:p>57935</text:p>
          </table:table-cell>
          <table:table-cell office:value-type="float" office:value="56521" calcext:value-type="float">
            <text:p>56521</text:p>
          </table:table-cell>
          <table:table-cell table:formula="of:=([.M151]-[.N151])*100/[.M151]" office:value-type="float" office:value="2.44066626391646" calcext:value-type="float">
            <text:p>2.4406662639</text:p>
          </table:table-cell>
          <table:table-cell table:formula="of:=IF([.M151]&gt;[.N15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5123" calcext:value-type="float">
            <text:p>1715123</text:p>
          </table:table-cell>
          <table:table-cell office:value-type="float" office:value="1675199" calcext:value-type="float">
            <text:p>1675199</text:p>
          </table:table-cell>
          <table:table-cell table:formula="of:=([.A152]-[.B152])*100/[.A152]" office:value-type="float" office:value="2.32776308171484" calcext:value-type="float">
            <text:p>2.3277630817</text:p>
          </table:table-cell>
          <table:table-cell table:formula="of:=IF([.A152]&gt;[.B152]; 1; 0)" office:value-type="float" office:value="1" calcext:value-type="float">
            <text:p>1</text:p>
          </table:table-cell>
          <table:table-cell office:value-type="float" office:value="308910" calcext:value-type="float">
            <text:p>308910</text:p>
          </table:table-cell>
          <table:table-cell office:value-type="float" office:value="261942" calcext:value-type="float">
            <text:p>261942</text:p>
          </table:table-cell>
          <table:table-cell table:formula="of:=([.E152]-[.F152])*100/[.E152]" office:value-type="float" office:value="15.2044284743129" calcext:value-type="float">
            <text:p>15.2044284743</text:p>
          </table:table-cell>
          <table:table-cell table:formula="of:=IF([.E152]&gt;[.F152]; 1; 0)" office:value-type="float" office:value="1" calcext:value-type="float">
            <text:p>1</text:p>
          </table:table-cell>
          <table:table-cell office:value-type="float" office:value="29958" calcext:value-type="float">
            <text:p>29958</text:p>
          </table:table-cell>
          <table:table-cell office:value-type="float" office:value="13343" calcext:value-type="float">
            <text:p>13343</text:p>
          </table:table-cell>
          <table:table-cell table:formula="of:=([.I152]-[.J152])*100/[.I152]" office:value-type="float" office:value="55.4609787035183" calcext:value-type="float">
            <text:p>55.4609787035</text:p>
          </table:table-cell>
          <table:table-cell table:formula="of:=IF([.I152]&gt;[.J152]; 1; 0)" office:value-type="float" office:value="1" calcext:value-type="float">
            <text:p>1</text:p>
          </table:table-cell>
          <table:table-cell office:value-type="float" office:value="106412" calcext:value-type="float">
            <text:p>106412</text:p>
          </table:table-cell>
          <table:table-cell office:value-type="float" office:value="82221" calcext:value-type="float">
            <text:p>82221</text:p>
          </table:table-cell>
          <table:table-cell table:formula="of:=([.M152]-[.N152])*100/[.M152]" office:value-type="float" office:value="22.7333383452994" calcext:value-type="float">
            <text:p>22.7333383453</text:p>
          </table:table-cell>
          <table:table-cell table:formula="of:=IF([.M152]&gt;[.N15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4779" calcext:value-type="float">
            <text:p>1244779</text:p>
          </table:table-cell>
          <table:table-cell office:value-type="float" office:value="1249881" calcext:value-type="float">
            <text:p>1249881</text:p>
          </table:table-cell>
          <table:table-cell table:formula="of:=([.A153]-[.B153])*100/[.A153]" office:value-type="float" office:value="-0.409871953174017" calcext:value-type="float">
            <text:p>-0.4098719532</text:p>
          </table:table-cell>
          <table:table-cell table:formula="of:=IF([.A153]&gt;[.B153]; 1; 0)" office:value-type="float" office:value="0" calcext:value-type="float">
            <text:p>0</text:p>
          </table:table-cell>
          <table:table-cell office:value-type="float" office:value="185778" calcext:value-type="float">
            <text:p>185778</text:p>
          </table:table-cell>
          <table:table-cell office:value-type="float" office:value="182827" calcext:value-type="float">
            <text:p>182827</text:p>
          </table:table-cell>
          <table:table-cell table:formula="of:=([.E153]-[.F153])*100/[.E153]" office:value-type="float" office:value="1.58845503773321" calcext:value-type="float">
            <text:p>1.5884550377</text:p>
          </table:table-cell>
          <table:table-cell table:formula="of:=IF([.E153]&gt;[.F153]; 1; 0)" office:value-type="float" office:value="1" calcext:value-type="float">
            <text:p>1</text:p>
          </table:table-cell>
          <table:table-cell office:value-type="float" office:value="7405" calcext:value-type="float">
            <text:p>7405</text:p>
          </table:table-cell>
          <table:table-cell office:value-type="float" office:value="6681" calcext:value-type="float">
            <text:p>6681</text:p>
          </table:table-cell>
          <table:table-cell table:formula="of:=([.I153]-[.J153])*100/[.I153]" office:value-type="float" office:value="9.77717758271438" calcext:value-type="float">
            <text:p>9.7771775827</text:p>
          </table:table-cell>
          <table:table-cell table:formula="of:=IF([.I153]&gt;[.J153]; 1; 0)" office:value-type="float" office:value="1" calcext:value-type="float">
            <text:p>1</text:p>
          </table:table-cell>
          <table:table-cell office:value-type="float" office:value="57886" calcext:value-type="float">
            <text:p>57886</text:p>
          </table:table-cell>
          <table:table-cell office:value-type="float" office:value="58353" calcext:value-type="float">
            <text:p>58353</text:p>
          </table:table-cell>
          <table:table-cell table:formula="of:=([.M153]-[.N153])*100/[.M153]" office:value-type="float" office:value="-0.806758110769443" calcext:value-type="float">
            <text:p>-0.8067581108</text:p>
          </table:table-cell>
          <table:table-cell table:formula="of:=IF([.M153]&gt;[.N15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9412" calcext:value-type="float">
            <text:p>1729412</text:p>
          </table:table-cell>
          <table:table-cell office:value-type="float" office:value="1764146" calcext:value-type="float">
            <text:p>1764146</text:p>
          </table:table-cell>
          <table:table-cell table:formula="of:=([.A154]-[.B154])*100/[.A154]" office:value-type="float" office:value="-2.00842829817302" calcext:value-type="float">
            <text:p>-2.0084282982</text:p>
          </table:table-cell>
          <table:table-cell table:formula="of:=IF([.A154]&gt;[.B154]; 1; 0)" office:value-type="float" office:value="0" calcext:value-type="float">
            <text:p>0</text:p>
          </table:table-cell>
          <table:table-cell office:value-type="float" office:value="309832" calcext:value-type="float">
            <text:p>309832</text:p>
          </table:table-cell>
          <table:table-cell office:value-type="float" office:value="259436" calcext:value-type="float">
            <text:p>259436</text:p>
          </table:table-cell>
          <table:table-cell table:formula="of:=([.E154]-[.F154])*100/[.E154]" office:value-type="float" office:value="16.2655890934442" calcext:value-type="float">
            <text:p>16.2655890934</text:p>
          </table:table-cell>
          <table:table-cell table:formula="of:=IF([.E154]&gt;[.F154]; 1; 0)" office:value-type="float" office:value="1" calcext:value-type="float">
            <text:p>1</text:p>
          </table:table-cell>
          <table:table-cell office:value-type="float" office:value="29704" calcext:value-type="float">
            <text:p>29704</text:p>
          </table:table-cell>
          <table:table-cell office:value-type="float" office:value="13631" calcext:value-type="float">
            <text:p>13631</text:p>
          </table:table-cell>
          <table:table-cell table:formula="of:=([.I154]-[.J154])*100/[.I154]" office:value-type="float" office:value="54.1105575006733" calcext:value-type="float">
            <text:p>54.1105575007</text:p>
          </table:table-cell>
          <table:table-cell table:formula="of:=IF([.I154]&gt;[.J154]; 1; 0)" office:value-type="float" office:value="1" calcext:value-type="float">
            <text:p>1</text:p>
          </table:table-cell>
          <table:table-cell office:value-type="float" office:value="104623" calcext:value-type="float">
            <text:p>104623</text:p>
          </table:table-cell>
          <table:table-cell office:value-type="float" office:value="81862" calcext:value-type="float">
            <text:p>81862</text:p>
          </table:table-cell>
          <table:table-cell table:formula="of:=([.M154]-[.N154])*100/[.M154]" office:value-type="float" office:value="21.7552545807327" calcext:value-type="float">
            <text:p>21.7552545807</text:p>
          </table:table-cell>
          <table:table-cell table:formula="of:=IF([.M154]&gt;[.N15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258" calcext:value-type="float">
            <text:p>1258258</text:p>
          </table:table-cell>
          <table:table-cell office:value-type="float" office:value="1272060" calcext:value-type="float">
            <text:p>1272060</text:p>
          </table:table-cell>
          <table:table-cell table:formula="of:=([.A155]-[.B155])*100/[.A155]" office:value-type="float" office:value="-1.09691335163377" calcext:value-type="float">
            <text:p>-1.0969133516</text:p>
          </table:table-cell>
          <table:table-cell table:formula="of:=IF([.A155]&gt;[.B155]; 1; 0)" office:value-type="float" office:value="0" calcext:value-type="float">
            <text:p>0</text:p>
          </table:table-cell>
          <table:table-cell office:value-type="float" office:value="189474" calcext:value-type="float">
            <text:p>189474</text:p>
          </table:table-cell>
          <table:table-cell office:value-type="float" office:value="186838" calcext:value-type="float">
            <text:p>186838</text:p>
          </table:table-cell>
          <table:table-cell table:formula="of:=([.E155]-[.F155])*100/[.E155]" office:value-type="float" office:value="1.39121990352238" calcext:value-type="float">
            <text:p>1.3912199035</text:p>
          </table:table-cell>
          <table:table-cell table:formula="of:=IF([.E155]&gt;[.F155]; 1; 0)" office:value-type="float" office:value="1" calcext:value-type="float">
            <text:p>1</text:p>
          </table:table-cell>
          <table:table-cell office:value-type="float" office:value="7243" calcext:value-type="float">
            <text:p>7243</text:p>
          </table:table-cell>
          <table:table-cell office:value-type="float" office:value="7192" calcext:value-type="float">
            <text:p>7192</text:p>
          </table:table-cell>
          <table:table-cell table:formula="of:=([.I155]-[.J155])*100/[.I155]" office:value-type="float" office:value="0.704128123705647" calcext:value-type="float">
            <text:p>0.7041281237</text:p>
          </table:table-cell>
          <table:table-cell table:formula="of:=IF([.I155]&gt;[.J155]; 1; 0)" office:value-type="float" office:value="1" calcext:value-type="float">
            <text:p>1</text:p>
          </table:table-cell>
          <table:table-cell office:value-type="float" office:value="59340" calcext:value-type="float">
            <text:p>59340</text:p>
          </table:table-cell>
          <table:table-cell office:value-type="float" office:value="57899" calcext:value-type="float">
            <text:p>57899</text:p>
          </table:table-cell>
          <table:table-cell table:formula="of:=([.M155]-[.N155])*100/[.M155]" office:value-type="float" office:value="2.42837883383889" calcext:value-type="float">
            <text:p>2.4283788338</text:p>
          </table:table-cell>
          <table:table-cell table:formula="of:=IF([.M155]&gt;[.N15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1348" calcext:value-type="float">
            <text:p>1711348</text:p>
          </table:table-cell>
          <table:table-cell office:value-type="float" office:value="1691439" calcext:value-type="float">
            <text:p>1691439</text:p>
          </table:table-cell>
          <table:table-cell table:formula="of:=([.A156]-[.B156])*100/[.A156]" office:value-type="float" office:value="1.16335193075868" calcext:value-type="float">
            <text:p>1.1633519308</text:p>
          </table:table-cell>
          <table:table-cell table:formula="of:=IF([.A156]&gt;[.B156]; 1; 0)" office:value-type="float" office:value="1" calcext:value-type="float">
            <text:p>1</text:p>
          </table:table-cell>
          <table:table-cell office:value-type="float" office:value="308512" calcext:value-type="float">
            <text:p>308512</text:p>
          </table:table-cell>
          <table:table-cell office:value-type="float" office:value="260469" calcext:value-type="float">
            <text:p>260469</text:p>
          </table:table-cell>
          <table:table-cell table:formula="of:=([.E156]-[.F156])*100/[.E156]" office:value-type="float" office:value="15.5724898869412" calcext:value-type="float">
            <text:p>15.5724898869</text:p>
          </table:table-cell>
          <table:table-cell table:formula="of:=IF([.E156]&gt;[.F156]; 1; 0)" office:value-type="float" office:value="1" calcext:value-type="float">
            <text:p>1</text:p>
          </table:table-cell>
          <table:table-cell office:value-type="float" office:value="29737" calcext:value-type="float">
            <text:p>29737</text:p>
          </table:table-cell>
          <table:table-cell office:value-type="float" office:value="12655" calcext:value-type="float">
            <text:p>12655</text:p>
          </table:table-cell>
          <table:table-cell table:formula="of:=([.I156]-[.J156])*100/[.I156]" office:value-type="float" office:value="57.4435887951037" calcext:value-type="float">
            <text:p>57.4435887951</text:p>
          </table:table-cell>
          <table:table-cell table:formula="of:=IF([.I156]&gt;[.J156]; 1; 0)" office:value-type="float" office:value="1" calcext:value-type="float">
            <text:p>1</text:p>
          </table:table-cell>
          <table:table-cell office:value-type="float" office:value="104122" calcext:value-type="float">
            <text:p>104122</text:p>
          </table:table-cell>
          <table:table-cell office:value-type="float" office:value="80534" calcext:value-type="float">
            <text:p>80534</text:p>
          </table:table-cell>
          <table:table-cell table:formula="of:=([.M156]-[.N156])*100/[.M156]" office:value-type="float" office:value="22.654194118438" calcext:value-type="float">
            <text:p>22.6541941184</text:p>
          </table:table-cell>
          <table:table-cell table:formula="of:=IF([.M156]&gt;[.N15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6460" calcext:value-type="float">
            <text:p>1286460</text:p>
          </table:table-cell>
          <table:table-cell office:value-type="float" office:value="1297589" calcext:value-type="float">
            <text:p>1297589</text:p>
          </table:table-cell>
          <table:table-cell table:formula="of:=([.A157]-[.B157])*100/[.A157]" office:value-type="float" office:value="-0.865087138348647" calcext:value-type="float">
            <text:p>-0.8650871383</text:p>
          </table:table-cell>
          <table:table-cell table:formula="of:=IF([.A157]&gt;[.B157]; 1; 0)" office:value-type="float" office:value="0" calcext:value-type="float">
            <text:p>0</text:p>
          </table:table-cell>
          <table:table-cell office:value-type="float" office:value="201548" calcext:value-type="float">
            <text:p>201548</text:p>
          </table:table-cell>
          <table:table-cell office:value-type="float" office:value="191017" calcext:value-type="float">
            <text:p>191017</text:p>
          </table:table-cell>
          <table:table-cell table:formula="of:=([.E157]-[.F157])*100/[.E157]" office:value-type="float" office:value="5.22505805068768" calcext:value-type="float">
            <text:p>5.2250580507</text:p>
          </table:table-cell>
          <table:table-cell table:formula="of:=IF([.E157]&gt;[.F157]; 1; 0)" office:value-type="float" office:value="1" calcext:value-type="float">
            <text:p>1</text:p>
          </table:table-cell>
          <table:table-cell office:value-type="float" office:value="7319" calcext:value-type="float">
            <text:p>7319</text:p>
          </table:table-cell>
          <table:table-cell office:value-type="float" office:value="6831" calcext:value-type="float">
            <text:p>6831</text:p>
          </table:table-cell>
          <table:table-cell table:formula="of:=([.I157]-[.J157])*100/[.I157]" office:value-type="float" office:value="6.66757753791502" calcext:value-type="float">
            <text:p>6.6675775379</text:p>
          </table:table-cell>
          <table:table-cell table:formula="of:=IF([.I157]&gt;[.J157]; 1; 0)" office:value-type="float" office:value="1" calcext:value-type="float">
            <text:p>1</text:p>
          </table:table-cell>
          <table:table-cell office:value-type="float" office:value="58815" calcext:value-type="float">
            <text:p>58815</text:p>
          </table:table-cell>
          <table:table-cell office:value-type="float" office:value="60429" calcext:value-type="float">
            <text:p>60429</text:p>
          </table:table-cell>
          <table:table-cell table:formula="of:=([.M157]-[.N157])*100/[.M157]" office:value-type="float" office:value="-2.74419790869676" calcext:value-type="float">
            <text:p>-2.7441979087</text:p>
          </table:table-cell>
          <table:table-cell table:formula="of:=IF([.M157]&gt;[.N15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2165" calcext:value-type="float">
            <text:p>1702165</text:p>
          </table:table-cell>
          <table:table-cell office:value-type="float" office:value="1682728" calcext:value-type="float">
            <text:p>1682728</text:p>
          </table:table-cell>
          <table:table-cell table:formula="of:=([.A158]-[.B158])*100/[.A158]" office:value-type="float" office:value="1.14189869959728" calcext:value-type="float">
            <text:p>1.1418986996</text:p>
          </table:table-cell>
          <table:table-cell table:formula="of:=IF([.A158]&gt;[.B158]; 1; 0)" office:value-type="float" office:value="1" calcext:value-type="float">
            <text:p>1</text:p>
          </table:table-cell>
          <table:table-cell office:value-type="float" office:value="319218" calcext:value-type="float">
            <text:p>319218</text:p>
          </table:table-cell>
          <table:table-cell office:value-type="float" office:value="268523" calcext:value-type="float">
            <text:p>268523</text:p>
          </table:table-cell>
          <table:table-cell table:formula="of:=([.E158]-[.F158])*100/[.E158]" office:value-type="float" office:value="15.8809966856506" calcext:value-type="float">
            <text:p>15.8809966857</text:p>
          </table:table-cell>
          <table:table-cell table:formula="of:=IF([.E158]&gt;[.F158]; 1; 0)" office:value-type="float" office:value="1" calcext:value-type="float">
            <text:p>1</text:p>
          </table:table-cell>
          <table:table-cell office:value-type="float" office:value="29722" calcext:value-type="float">
            <text:p>29722</text:p>
          </table:table-cell>
          <table:table-cell office:value-type="float" office:value="12335" calcext:value-type="float">
            <text:p>12335</text:p>
          </table:table-cell>
          <table:table-cell table:formula="of:=([.I158]-[.J158])*100/[.I158]" office:value-type="float" office:value="58.4987551308795" calcext:value-type="float">
            <text:p>58.4987551309</text:p>
          </table:table-cell>
          <table:table-cell table:formula="of:=IF([.I158]&gt;[.J158]; 1; 0)" office:value-type="float" office:value="1" calcext:value-type="float">
            <text:p>1</text:p>
          </table:table-cell>
          <table:table-cell office:value-type="float" office:value="105530" calcext:value-type="float">
            <text:p>105530</text:p>
          </table:table-cell>
          <table:table-cell office:value-type="float" office:value="83106" calcext:value-type="float">
            <text:p>83106</text:p>
          </table:table-cell>
          <table:table-cell table:formula="of:=([.M158]-[.N158])*100/[.M158]" office:value-type="float" office:value="21.2489339524306" calcext:value-type="float">
            <text:p>21.2489339524</text:p>
          </table:table-cell>
          <table:table-cell table:formula="of:=IF([.M158]&gt;[.N15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5594" calcext:value-type="float">
            <text:p>1315594</text:p>
          </table:table-cell>
          <table:table-cell office:value-type="float" office:value="1340410" calcext:value-type="float">
            <text:p>1340410</text:p>
          </table:table-cell>
          <table:table-cell table:formula="of:=([.A159]-[.B159])*100/[.A159]" office:value-type="float" office:value="-1.88629622816766" calcext:value-type="float">
            <text:p>-1.8862962282</text:p>
          </table:table-cell>
          <table:table-cell table:formula="of:=IF([.A159]&gt;[.B159]; 1; 0)" office:value-type="float" office:value="0" calcext:value-type="float">
            <text:p>0</text:p>
          </table:table-cell>
          <table:table-cell office:value-type="float" office:value="194637" calcext:value-type="float">
            <text:p>194637</text:p>
          </table:table-cell>
          <table:table-cell office:value-type="float" office:value="191031" calcext:value-type="float">
            <text:p>191031</text:p>
          </table:table-cell>
          <table:table-cell table:formula="of:=([.E159]-[.F159])*100/[.E159]" office:value-type="float" office:value="1.85267960356972" calcext:value-type="float">
            <text:p>1.8526796036</text:p>
          </table:table-cell>
          <table:table-cell table:formula="of:=IF([.E159]&gt;[.F159]; 1; 0)" office:value-type="float" office:value="1" calcext:value-type="float">
            <text:p>1</text:p>
          </table:table-cell>
          <table:table-cell office:value-type="float" office:value="7433" calcext:value-type="float">
            <text:p>7433</text:p>
          </table:table-cell>
          <table:table-cell office:value-type="float" office:value="7096" calcext:value-type="float">
            <text:p>7096</text:p>
          </table:table-cell>
          <table:table-cell table:formula="of:=([.I159]-[.J159])*100/[.I159]" office:value-type="float" office:value="4.53383559800888" calcext:value-type="float">
            <text:p>4.533835598</text:p>
          </table:table-cell>
          <table:table-cell table:formula="of:=IF([.I159]&gt;[.J159]; 1; 0)" office:value-type="float" office:value="1" calcext:value-type="float">
            <text:p>1</text:p>
          </table:table-cell>
          <table:table-cell office:value-type="float" office:value="59679" calcext:value-type="float">
            <text:p>59679</text:p>
          </table:table-cell>
          <table:table-cell office:value-type="float" office:value="59300" calcext:value-type="float">
            <text:p>59300</text:p>
          </table:table-cell>
          <table:table-cell table:formula="of:=([.M159]-[.N159])*100/[.M159]" office:value-type="float" office:value="0.635064260460128" calcext:value-type="float">
            <text:p>0.6350642605</text:p>
          </table:table-cell>
          <table:table-cell table:formula="of:=IF([.M159]&gt;[.N15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2743" calcext:value-type="float">
            <text:p>1732743</text:p>
          </table:table-cell>
          <table:table-cell office:value-type="float" office:value="1664429" calcext:value-type="float">
            <text:p>1664429</text:p>
          </table:table-cell>
          <table:table-cell table:formula="of:=([.A160]-[.B160])*100/[.A160]" office:value-type="float" office:value="3.94253504414677" calcext:value-type="float">
            <text:p>3.9425350441</text:p>
          </table:table-cell>
          <table:table-cell table:formula="of:=IF([.A160]&gt;[.B160]; 1; 0)" office:value-type="float" office:value="1" calcext:value-type="float">
            <text:p>1</text:p>
          </table:table-cell>
          <table:table-cell office:value-type="float" office:value="307046" calcext:value-type="float">
            <text:p>307046</text:p>
          </table:table-cell>
          <table:table-cell office:value-type="float" office:value="260109" calcext:value-type="float">
            <text:p>260109</text:p>
          </table:table-cell>
          <table:table-cell table:formula="of:=([.E160]-[.F160])*100/[.E160]" office:value-type="float" office:value="15.2866345759267" calcext:value-type="float">
            <text:p>15.2866345759</text:p>
          </table:table-cell>
          <table:table-cell table:formula="of:=IF([.E160]&gt;[.F160]; 1; 0)" office:value-type="float" office:value="1" calcext:value-type="float">
            <text:p>1</text:p>
          </table:table-cell>
          <table:table-cell office:value-type="float" office:value="31873" calcext:value-type="float">
            <text:p>31873</text:p>
          </table:table-cell>
          <table:table-cell office:value-type="float" office:value="12586" calcext:value-type="float">
            <text:p>12586</text:p>
          </table:table-cell>
          <table:table-cell table:formula="of:=([.I160]-[.J160])*100/[.I160]" office:value-type="float" office:value="60.512032127506" calcext:value-type="float">
            <text:p>60.5120321275</text:p>
          </table:table-cell>
          <table:table-cell table:formula="of:=IF([.I160]&gt;[.J160]; 1; 0)" office:value-type="float" office:value="1" calcext:value-type="float">
            <text:p>1</text:p>
          </table:table-cell>
          <table:table-cell office:value-type="float" office:value="105041" calcext:value-type="float">
            <text:p>105041</text:p>
          </table:table-cell>
          <table:table-cell office:value-type="float" office:value="80976" calcext:value-type="float">
            <text:p>80976</text:p>
          </table:table-cell>
          <table:table-cell table:formula="of:=([.M160]-[.N160])*100/[.M160]" office:value-type="float" office:value="22.9101017697851" calcext:value-type="float">
            <text:p>22.9101017698</text:p>
          </table:table-cell>
          <table:table-cell table:formula="of:=IF([.M160]&gt;[.N16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5805" calcext:value-type="float">
            <text:p>1315805</text:p>
          </table:table-cell>
          <table:table-cell office:value-type="float" office:value="1340543" calcext:value-type="float">
            <text:p>1340543</text:p>
          </table:table-cell>
          <table:table-cell table:formula="of:=([.A161]-[.B161])*100/[.A161]" office:value-type="float" office:value="-1.88006581522338" calcext:value-type="float">
            <text:p>-1.8800658152</text:p>
          </table:table-cell>
          <table:table-cell table:formula="of:=IF([.A161]&gt;[.B161]; 1; 0)" office:value-type="float" office:value="0" calcext:value-type="float">
            <text:p>0</text:p>
          </table:table-cell>
          <table:table-cell office:value-type="float" office:value="194985" calcext:value-type="float">
            <text:p>194985</text:p>
          </table:table-cell>
          <table:table-cell office:value-type="float" office:value="196090" calcext:value-type="float">
            <text:p>196090</text:p>
          </table:table-cell>
          <table:table-cell table:formula="of:=([.E161]-[.F161])*100/[.E161]" office:value-type="float" office:value="-0.566710259763572" calcext:value-type="float">
            <text:p>-0.5667102598</text:p>
          </table:table-cell>
          <table:table-cell table:formula="of:=IF([.E161]&gt;[.F161]; 1; 0)" office:value-type="float" office:value="0" calcext:value-type="float">
            <text:p>0</text:p>
          </table:table-cell>
          <table:table-cell office:value-type="float" office:value="7503" calcext:value-type="float">
            <text:p>7503</text:p>
          </table:table-cell>
          <table:table-cell office:value-type="float" office:value="7132" calcext:value-type="float">
            <text:p>7132</text:p>
          </table:table-cell>
          <table:table-cell table:formula="of:=([.I161]-[.J161])*100/[.I161]" office:value-type="float" office:value="4.94468879115021" calcext:value-type="float">
            <text:p>4.9446887912</text:p>
          </table:table-cell>
          <table:table-cell table:formula="of:=IF([.I161]&gt;[.J161]; 1; 0)" office:value-type="float" office:value="1" calcext:value-type="float">
            <text:p>1</text:p>
          </table:table-cell>
          <table:table-cell office:value-type="float" office:value="61757" calcext:value-type="float">
            <text:p>61757</text:p>
          </table:table-cell>
          <table:table-cell office:value-type="float" office:value="62802" calcext:value-type="float">
            <text:p>62802</text:p>
          </table:table-cell>
          <table:table-cell table:formula="of:=([.M161]-[.N161])*100/[.M161]" office:value-type="float" office:value="-1.69211587350422" calcext:value-type="float">
            <text:p>-1.6921158735</text:p>
          </table:table-cell>
          <table:table-cell table:formula="of:=IF([.M161]&gt;[.N16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0413" calcext:value-type="float">
            <text:p>1710413</text:p>
          </table:table-cell>
          <table:table-cell office:value-type="float" office:value="1695293" calcext:value-type="float">
            <text:p>1695293</text:p>
          </table:table-cell>
          <table:table-cell table:formula="of:=([.A162]-[.B162])*100/[.A162]" office:value-type="float" office:value="0.883997022941243" calcext:value-type="float">
            <text:p>0.8839970229</text:p>
          </table:table-cell>
          <table:table-cell table:formula="of:=IF([.A162]&gt;[.B162]; 1; 0)" office:value-type="float" office:value="1" calcext:value-type="float">
            <text:p>1</text:p>
          </table:table-cell>
          <table:table-cell office:value-type="float" office:value="308635" calcext:value-type="float">
            <text:p>308635</text:p>
          </table:table-cell>
          <table:table-cell office:value-type="float" office:value="258611" calcext:value-type="float">
            <text:p>258611</text:p>
          </table:table-cell>
          <table:table-cell table:formula="of:=([.E162]-[.F162])*100/[.E162]" office:value-type="float" office:value="16.2081423040161" calcext:value-type="float">
            <text:p>16.208142304</text:p>
          </table:table-cell>
          <table:table-cell table:formula="of:=IF([.E162]&gt;[.F162]; 1; 0)" office:value-type="float" office:value="1" calcext:value-type="float">
            <text:p>1</text:p>
          </table:table-cell>
          <table:table-cell office:value-type="float" office:value="29430" calcext:value-type="float">
            <text:p>29430</text:p>
          </table:table-cell>
          <table:table-cell office:value-type="float" office:value="12379" calcext:value-type="float">
            <text:p>12379</text:p>
          </table:table-cell>
          <table:table-cell table:formula="of:=([.I162]-[.J162])*100/[.I162]" office:value-type="float" office:value="57.9374787631668" calcext:value-type="float">
            <text:p>57.9374787632</text:p>
          </table:table-cell>
          <table:table-cell table:formula="of:=IF([.I162]&gt;[.J162]; 1; 0)" office:value-type="float" office:value="1" calcext:value-type="float">
            <text:p>1</text:p>
          </table:table-cell>
          <table:table-cell office:value-type="float" office:value="115561" calcext:value-type="float">
            <text:p>115561</text:p>
          </table:table-cell>
          <table:table-cell office:value-type="float" office:value="83433" calcext:value-type="float">
            <text:p>83433</text:p>
          </table:table-cell>
          <table:table-cell table:formula="of:=([.M162]-[.N162])*100/[.M162]" office:value-type="float" office:value="27.8017670321302" calcext:value-type="float">
            <text:p>27.8017670321</text:p>
          </table:table-cell>
          <table:table-cell table:formula="of:=IF([.M162]&gt;[.N16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1096" calcext:value-type="float">
            <text:p>1351096</text:p>
          </table:table-cell>
          <table:table-cell office:value-type="float" office:value="1328150" calcext:value-type="float">
            <text:p>1328150</text:p>
          </table:table-cell>
          <table:table-cell table:formula="of:=([.A163]-[.B163])*100/[.A163]" office:value-type="float" office:value="1.69832491547603" calcext:value-type="float">
            <text:p>1.6983249155</text:p>
          </table:table-cell>
          <table:table-cell table:formula="of:=IF([.A163]&gt;[.B163]; 1; 0)" office:value-type="float" office:value="1" calcext:value-type="float">
            <text:p>1</text:p>
          </table:table-cell>
          <table:table-cell office:value-type="float" office:value="198277" calcext:value-type="float">
            <text:p>198277</text:p>
          </table:table-cell>
          <table:table-cell office:value-type="float" office:value="201076" calcext:value-type="float">
            <text:p>201076</text:p>
          </table:table-cell>
          <table:table-cell table:formula="of:=([.E163]-[.F163])*100/[.E163]" office:value-type="float" office:value="-1.41166146350812" calcext:value-type="float">
            <text:p>-1.4116614635</text:p>
          </table:table-cell>
          <table:table-cell table:formula="of:=IF([.E163]&gt;[.F163]; 1; 0)" office:value-type="float" office:value="0" calcext:value-type="float">
            <text:p>0</text:p>
          </table:table-cell>
          <table:table-cell office:value-type="float" office:value="7562" calcext:value-type="float">
            <text:p>7562</text:p>
          </table:table-cell>
          <table:table-cell office:value-type="float" office:value="6919" calcext:value-type="float">
            <text:p>6919</text:p>
          </table:table-cell>
          <table:table-cell table:formula="of:=([.I163]-[.J163])*100/[.I163]" office:value-type="float" office:value="8.50304152340651" calcext:value-type="float">
            <text:p>8.5030415234</text:p>
          </table:table-cell>
          <table:table-cell table:formula="of:=IF([.I163]&gt;[.J163]; 1; 0)" office:value-type="float" office:value="1" calcext:value-type="float">
            <text:p>1</text:p>
          </table:table-cell>
          <table:table-cell office:value-type="float" office:value="64154" calcext:value-type="float">
            <text:p>64154</text:p>
          </table:table-cell>
          <table:table-cell office:value-type="float" office:value="63300" calcext:value-type="float">
            <text:p>63300</text:p>
          </table:table-cell>
          <table:table-cell table:formula="of:=([.M163]-[.N163])*100/[.M163]" office:value-type="float" office:value="1.33117186769336" calcext:value-type="float">
            <text:p>1.3311718677</text:p>
          </table:table-cell>
          <table:table-cell table:formula="of:=IF([.M163]&gt;[.N16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7900" calcext:value-type="float">
            <text:p>1697900</text:p>
          </table:table-cell>
          <table:table-cell office:value-type="float" office:value="1668082" calcext:value-type="float">
            <text:p>1668082</text:p>
          </table:table-cell>
          <table:table-cell table:formula="of:=([.A164]-[.B164])*100/[.A164]" office:value-type="float" office:value="1.75616938571176" calcext:value-type="float">
            <text:p>1.7561693857</text:p>
          </table:table-cell>
          <table:table-cell table:formula="of:=IF([.A164]&gt;[.B164]; 1; 0)" office:value-type="float" office:value="1" calcext:value-type="float">
            <text:p>1</text:p>
          </table:table-cell>
          <table:table-cell office:value-type="float" office:value="308306" calcext:value-type="float">
            <text:p>308306</text:p>
          </table:table-cell>
          <table:table-cell office:value-type="float" office:value="259145" calcext:value-type="float">
            <text:p>259145</text:p>
          </table:table-cell>
          <table:table-cell table:formula="of:=([.E164]-[.F164])*100/[.E164]" office:value-type="float" office:value="15.945521657055" calcext:value-type="float">
            <text:p>15.9455216571</text:p>
          </table:table-cell>
          <table:table-cell table:formula="of:=IF([.E164]&gt;[.F164]; 1; 0)" office:value-type="float" office:value="1" calcext:value-type="float">
            <text:p>1</text:p>
          </table:table-cell>
          <table:table-cell office:value-type="float" office:value="29830" calcext:value-type="float">
            <text:p>29830</text:p>
          </table:table-cell>
          <table:table-cell office:value-type="float" office:value="12542" calcext:value-type="float">
            <text:p>12542</text:p>
          </table:table-cell>
          <table:table-cell table:formula="of:=([.I164]-[.J164])*100/[.I164]" office:value-type="float" office:value="57.9550787797519" calcext:value-type="float">
            <text:p>57.9550787798</text:p>
          </table:table-cell>
          <table:table-cell table:formula="of:=IF([.I164]&gt;[.J164]; 1; 0)" office:value-type="float" office:value="1" calcext:value-type="float">
            <text:p>1</text:p>
          </table:table-cell>
          <table:table-cell office:value-type="float" office:value="108355" calcext:value-type="float">
            <text:p>108355</text:p>
          </table:table-cell>
          <table:table-cell office:value-type="float" office:value="83906" calcext:value-type="float">
            <text:p>83906</text:p>
          </table:table-cell>
          <table:table-cell table:formula="of:=([.M164]-[.N164])*100/[.M164]" office:value-type="float" office:value="22.563794933321" calcext:value-type="float">
            <text:p>22.5637949333</text:p>
          </table:table-cell>
          <table:table-cell table:formula="of:=IF([.M164]&gt;[.N16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0507" calcext:value-type="float">
            <text:p>1330507</text:p>
          </table:table-cell>
          <table:table-cell office:value-type="float" office:value="1339740" calcext:value-type="float">
            <text:p>1339740</text:p>
          </table:table-cell>
          <table:table-cell table:formula="of:=([.A165]-[.B165])*100/[.A165]" office:value-type="float" office:value="-0.693945992016577" calcext:value-type="float">
            <text:p>-0.693945992</text:p>
          </table:table-cell>
          <table:table-cell table:formula="of:=IF([.A165]&gt;[.B165]; 1; 0)" office:value-type="float" office:value="0" calcext:value-type="float">
            <text:p>0</text:p>
          </table:table-cell>
          <table:table-cell office:value-type="float" office:value="229426" calcext:value-type="float">
            <text:p>229426</text:p>
          </table:table-cell>
          <table:table-cell office:value-type="float" office:value="258721" calcext:value-type="float">
            <text:p>258721</text:p>
          </table:table-cell>
          <table:table-cell table:formula="of:=([.E165]-[.F165])*100/[.E165]" office:value-type="float" office:value="-12.7688230627741" calcext:value-type="float">
            <text:p>-12.7688230628</text:p>
          </table:table-cell>
          <table:table-cell table:formula="of:=IF([.E165]&gt;[.F165]; 1; 0)" office:value-type="float" office:value="0" calcext:value-type="float">
            <text:p>0</text:p>
          </table:table-cell>
          <table:table-cell office:value-type="float" office:value="7686" calcext:value-type="float">
            <text:p>7686</text:p>
          </table:table-cell>
          <table:table-cell office:value-type="float" office:value="7245" calcext:value-type="float">
            <text:p>7245</text:p>
          </table:table-cell>
          <table:table-cell table:formula="of:=([.I165]-[.J165])*100/[.I165]" office:value-type="float" office:value="5.73770491803279" calcext:value-type="float">
            <text:p>5.737704918</text:p>
          </table:table-cell>
          <table:table-cell table:formula="of:=IF([.I165]&gt;[.J165]; 1; 0)" office:value-type="float" office:value="1" calcext:value-type="float">
            <text:p>1</text:p>
          </table:table-cell>
          <table:table-cell office:value-type="float" office:value="63312" calcext:value-type="float">
            <text:p>63312</text:p>
          </table:table-cell>
          <table:table-cell office:value-type="float" office:value="63038" calcext:value-type="float">
            <text:p>63038</text:p>
          </table:table-cell>
          <table:table-cell table:formula="of:=([.M165]-[.N165])*100/[.M165]" office:value-type="float" office:value="0.43277735658327" calcext:value-type="float">
            <text:p>0.4327773566</text:p>
          </table:table-cell>
          <table:table-cell table:formula="of:=IF([.M165]&gt;[.N16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9117" calcext:value-type="float">
            <text:p>1769117</text:p>
          </table:table-cell>
          <table:table-cell office:value-type="float" office:value="1667095" calcext:value-type="float">
            <text:p>1667095</text:p>
          </table:table-cell>
          <table:table-cell table:formula="of:=([.A166]-[.B166])*100/[.A166]" office:value-type="float" office:value="5.76683170191683" calcext:value-type="float">
            <text:p>5.7668317019</text:p>
          </table:table-cell>
          <table:table-cell table:formula="of:=IF([.A166]&gt;[.B166]; 1; 0)" office:value-type="float" office:value="1" calcext:value-type="float">
            <text:p>1</text:p>
          </table:table-cell>
          <table:table-cell office:value-type="float" office:value="347214" calcext:value-type="float">
            <text:p>347214</text:p>
          </table:table-cell>
          <table:table-cell office:value-type="float" office:value="259808" calcext:value-type="float">
            <text:p>259808</text:p>
          </table:table-cell>
          <table:table-cell table:formula="of:=([.E166]-[.F166])*100/[.E166]" office:value-type="float" office:value="25.1735241090509" calcext:value-type="float">
            <text:p>25.1735241091</text:p>
          </table:table-cell>
          <table:table-cell table:formula="of:=IF([.E166]&gt;[.F166]; 1; 0)" office:value-type="float" office:value="1" calcext:value-type="float">
            <text:p>1</text:p>
          </table:table-cell>
          <table:table-cell office:value-type="float" office:value="29715" calcext:value-type="float">
            <text:p>29715</text:p>
          </table:table-cell>
          <table:table-cell office:value-type="float" office:value="12006" calcext:value-type="float">
            <text:p>12006</text:p>
          </table:table-cell>
          <table:table-cell table:formula="of:=([.I166]-[.J166])*100/[.I166]" office:value-type="float" office:value="59.5961635537607" calcext:value-type="float">
            <text:p>59.5961635538</text:p>
          </table:table-cell>
          <table:table-cell table:formula="of:=IF([.I166]&gt;[.J166]; 1; 0)" office:value-type="float" office:value="1" calcext:value-type="float">
            <text:p>1</text:p>
          </table:table-cell>
          <table:table-cell office:value-type="float" office:value="107352" calcext:value-type="float">
            <text:p>107352</text:p>
          </table:table-cell>
          <table:table-cell office:value-type="float" office:value="80957" calcext:value-type="float">
            <text:p>80957</text:p>
          </table:table-cell>
          <table:table-cell table:formula="of:=([.M166]-[.N166])*100/[.M166]" office:value-type="float" office:value="24.5873388479022" calcext:value-type="float">
            <text:p>24.5873388479</text:p>
          </table:table-cell>
          <table:table-cell table:formula="of:=IF([.M166]&gt;[.N16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2553" calcext:value-type="float">
            <text:p>1532553</text:p>
          </table:table-cell>
          <table:table-cell office:value-type="float" office:value="1388108" calcext:value-type="float">
            <text:p>1388108</text:p>
          </table:table-cell>
          <table:table-cell table:formula="of:=([.A167]-[.B167])*100/[.A167]" office:value-type="float" office:value="9.42512265481194" calcext:value-type="float">
            <text:p>9.4251226548</text:p>
          </table:table-cell>
          <table:table-cell table:formula="of:=IF([.A167]&gt;[.B167]; 1; 0)" office:value-type="float" office:value="1" calcext:value-type="float">
            <text:p>1</text:p>
          </table:table-cell>
          <table:table-cell office:value-type="float" office:value="205702" calcext:value-type="float">
            <text:p>205702</text:p>
          </table:table-cell>
          <table:table-cell office:value-type="float" office:value="203833" calcext:value-type="float">
            <text:p>203833</text:p>
          </table:table-cell>
          <table:table-cell table:formula="of:=([.E167]-[.F167])*100/[.E167]" office:value-type="float" office:value="0.90859593003471" calcext:value-type="float">
            <text:p>0.90859593</text:p>
          </table:table-cell>
          <table:table-cell table:formula="of:=IF([.E167]&gt;[.F167]; 1; 0)" office:value-type="float" office:value="1" calcext:value-type="float">
            <text:p>1</text:p>
          </table:table-cell>
          <table:table-cell office:value-type="float" office:value="8114" calcext:value-type="float">
            <text:p>8114</text:p>
          </table:table-cell>
          <table:table-cell office:value-type="float" office:value="7365" calcext:value-type="float">
            <text:p>7365</text:p>
          </table:table-cell>
          <table:table-cell table:formula="of:=([.I167]-[.J167])*100/[.I167]" office:value-type="float" office:value="9.23095883657875" calcext:value-type="float">
            <text:p>9.2309588366</text:p>
          </table:table-cell>
          <table:table-cell table:formula="of:=IF([.I167]&gt;[.J167]; 1; 0)" office:value-type="float" office:value="1" calcext:value-type="float">
            <text:p>1</text:p>
          </table:table-cell>
          <table:table-cell office:value-type="float" office:value="63704" calcext:value-type="float">
            <text:p>63704</text:p>
          </table:table-cell>
          <table:table-cell office:value-type="float" office:value="62239" calcext:value-type="float">
            <text:p>62239</text:p>
          </table:table-cell>
          <table:table-cell table:formula="of:=([.M167]-[.N167])*100/[.M167]" office:value-type="float" office:value="2.299698606053" calcext:value-type="float">
            <text:p>2.2996986061</text:p>
          </table:table-cell>
          <table:table-cell table:formula="of:=IF([.M167]&gt;[.N16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3726" calcext:value-type="float">
            <text:p>1713726</text:p>
          </table:table-cell>
          <table:table-cell office:value-type="float" office:value="1714102" calcext:value-type="float">
            <text:p>1714102</text:p>
          </table:table-cell>
          <table:table-cell table:formula="of:=([.A168]-[.B168])*100/[.A168]" office:value-type="float" office:value="-0.021940496905573" calcext:value-type="float">
            <text:p>-0.0219404969</text:p>
          </table:table-cell>
          <table:table-cell table:formula="of:=IF([.A168]&gt;[.B168]; 1; 0)" office:value-type="float" office:value="0" calcext:value-type="float">
            <text:p>0</text:p>
          </table:table-cell>
          <table:table-cell office:value-type="float" office:value="311196" calcext:value-type="float">
            <text:p>311196</text:p>
          </table:table-cell>
          <table:table-cell office:value-type="float" office:value="257381" calcext:value-type="float">
            <text:p>257381</text:p>
          </table:table-cell>
          <table:table-cell table:formula="of:=([.E168]-[.F168])*100/[.E168]" office:value-type="float" office:value="17.292960063754" calcext:value-type="float">
            <text:p>17.2929600638</text:p>
          </table:table-cell>
          <table:table-cell table:formula="of:=IF([.E168]&gt;[.F168]; 1; 0)" office:value-type="float" office:value="1" calcext:value-type="float">
            <text:p>1</text:p>
          </table:table-cell>
          <table:table-cell office:value-type="float" office:value="29626" calcext:value-type="float">
            <text:p>29626</text:p>
          </table:table-cell>
          <table:table-cell office:value-type="float" office:value="12216" calcext:value-type="float">
            <text:p>12216</text:p>
          </table:table-cell>
          <table:table-cell table:formula="of:=([.I168]-[.J168])*100/[.I168]" office:value-type="float" office:value="58.7659488287315" calcext:value-type="float">
            <text:p>58.7659488287</text:p>
          </table:table-cell>
          <table:table-cell table:formula="of:=IF([.I168]&gt;[.J168]; 1; 0)" office:value-type="float" office:value="1" calcext:value-type="float">
            <text:p>1</text:p>
          </table:table-cell>
          <table:table-cell office:value-type="float" office:value="104961" calcext:value-type="float">
            <text:p>104961</text:p>
          </table:table-cell>
          <table:table-cell office:value-type="float" office:value="79344" calcext:value-type="float">
            <text:p>79344</text:p>
          </table:table-cell>
          <table:table-cell table:formula="of:=([.M168]-[.N168])*100/[.M168]" office:value-type="float" office:value="24.4062080201218" calcext:value-type="float">
            <text:p>24.4062080201</text:p>
          </table:table-cell>
          <table:table-cell table:formula="of:=IF([.M168]&gt;[.N16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8547" calcext:value-type="float">
            <text:p>1388547</text:p>
          </table:table-cell>
          <table:table-cell office:value-type="float" office:value="1390346" calcext:value-type="float">
            <text:p>1390346</text:p>
          </table:table-cell>
          <table:table-cell table:formula="of:=([.A169]-[.B169])*100/[.A169]" office:value-type="float" office:value="-0.129559892463129" calcext:value-type="float">
            <text:p>-0.1295598925</text:p>
          </table:table-cell>
          <table:table-cell table:formula="of:=IF([.A169]&gt;[.B169]; 1; 0)" office:value-type="float" office:value="0" calcext:value-type="float">
            <text:p>0</text:p>
          </table:table-cell>
          <table:table-cell office:value-type="float" office:value="207136" calcext:value-type="float">
            <text:p>207136</text:p>
          </table:table-cell>
          <table:table-cell office:value-type="float" office:value="204826" calcext:value-type="float">
            <text:p>204826</text:p>
          </table:table-cell>
          <table:table-cell table:formula="of:=([.E169]-[.F169])*100/[.E169]" office:value-type="float" office:value="1.11520933106751" calcext:value-type="float">
            <text:p>1.1152093311</text:p>
          </table:table-cell>
          <table:table-cell table:formula="of:=IF([.E169]&gt;[.F169]; 1; 0)" office:value-type="float" office:value="1" calcext:value-type="float">
            <text:p>1</text:p>
          </table:table-cell>
          <table:table-cell office:value-type="float" office:value="7910" calcext:value-type="float">
            <text:p>7910</text:p>
          </table:table-cell>
          <table:table-cell office:value-type="float" office:value="7710" calcext:value-type="float">
            <text:p>7710</text:p>
          </table:table-cell>
          <table:table-cell table:formula="of:=([.I169]-[.J169])*100/[.I169]" office:value-type="float" office:value="2.52844500632111" calcext:value-type="float">
            <text:p>2.5284450063</text:p>
          </table:table-cell>
          <table:table-cell table:formula="of:=IF([.I169]&gt;[.J169]; 1; 0)" office:value-type="float" office:value="1" calcext:value-type="float">
            <text:p>1</text:p>
          </table:table-cell>
          <table:table-cell office:value-type="float" office:value="64907" calcext:value-type="float">
            <text:p>64907</text:p>
          </table:table-cell>
          <table:table-cell office:value-type="float" office:value="63289" calcext:value-type="float">
            <text:p>63289</text:p>
          </table:table-cell>
          <table:table-cell table:formula="of:=([.M169]-[.N169])*100/[.M169]" office:value-type="float" office:value="2.49279738703067" calcext:value-type="float">
            <text:p>2.492797387</text:p>
          </table:table-cell>
          <table:table-cell table:formula="of:=IF([.M169]&gt;[.N16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7634" calcext:value-type="float">
            <text:p>1807634</text:p>
          </table:table-cell>
          <table:table-cell office:value-type="float" office:value="1703327" calcext:value-type="float">
            <text:p>1703327</text:p>
          </table:table-cell>
          <table:table-cell table:formula="of:=([.A170]-[.B170])*100/[.A170]" office:value-type="float" office:value="5.77036059290764" calcext:value-type="float">
            <text:p>5.7703605929</text:p>
          </table:table-cell>
          <table:table-cell table:formula="of:=IF([.A170]&gt;[.B170]; 1; 0)" office:value-type="float" office:value="1" calcext:value-type="float">
            <text:p>1</text:p>
          </table:table-cell>
          <table:table-cell office:value-type="float" office:value="312698" calcext:value-type="float">
            <text:p>312698</text:p>
          </table:table-cell>
          <table:table-cell office:value-type="float" office:value="261347" calcext:value-type="float">
            <text:p>261347</text:p>
          </table:table-cell>
          <table:table-cell table:formula="of:=([.E170]-[.F170])*100/[.E170]" office:value-type="float" office:value="16.4219150746087" calcext:value-type="float">
            <text:p>16.4219150746</text:p>
          </table:table-cell>
          <table:table-cell table:formula="of:=IF([.E170]&gt;[.F170]; 1; 0)" office:value-type="float" office:value="1" calcext:value-type="float">
            <text:p>1</text:p>
          </table:table-cell>
          <table:table-cell office:value-type="float" office:value="29370" calcext:value-type="float">
            <text:p>29370</text:p>
          </table:table-cell>
          <table:table-cell office:value-type="float" office:value="11666" calcext:value-type="float">
            <text:p>11666</text:p>
          </table:table-cell>
          <table:table-cell table:formula="of:=([.I170]-[.J170])*100/[.I170]" office:value-type="float" office:value="60.2791964589717" calcext:value-type="float">
            <text:p>60.279196459</text:p>
          </table:table-cell>
          <table:table-cell table:formula="of:=IF([.I170]&gt;[.J170]; 1; 0)" office:value-type="float" office:value="1" calcext:value-type="float">
            <text:p>1</text:p>
          </table:table-cell>
          <table:table-cell office:value-type="float" office:value="104761" calcext:value-type="float">
            <text:p>104761</text:p>
          </table:table-cell>
          <table:table-cell office:value-type="float" office:value="80262" calcext:value-type="float">
            <text:p>80262</text:p>
          </table:table-cell>
          <table:table-cell table:formula="of:=([.M170]-[.N170])*100/[.M170]" office:value-type="float" office:value="23.38561105755" calcext:value-type="float">
            <text:p>23.3856110576</text:p>
          </table:table-cell>
          <table:table-cell table:formula="of:=IF([.M170]&gt;[.N17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8376" calcext:value-type="float">
            <text:p>1408376</text:p>
          </table:table-cell>
          <table:table-cell office:value-type="float" office:value="1697328" calcext:value-type="float">
            <text:p>1697328</text:p>
          </table:table-cell>
          <table:table-cell table:formula="of:=([.A171]-[.B171])*100/[.A171]" office:value-type="float" office:value="-20.5166802047181" calcext:value-type="float">
            <text:p>-20.5166802047</text:p>
          </table:table-cell>
          <table:table-cell table:formula="of:=IF([.A171]&gt;[.B171]; 1; 0)" office:value-type="float" office:value="0" calcext:value-type="float">
            <text:p>0</text:p>
          </table:table-cell>
          <table:table-cell office:value-type="float" office:value="211180" calcext:value-type="float">
            <text:p>211180</text:p>
          </table:table-cell>
          <table:table-cell office:value-type="float" office:value="217571" calcext:value-type="float">
            <text:p>217571</text:p>
          </table:table-cell>
          <table:table-cell table:formula="of:=([.E171]-[.F171])*100/[.E171]" office:value-type="float" office:value="-3.02632825078132" calcext:value-type="float">
            <text:p>-3.0263282508</text:p>
          </table:table-cell>
          <table:table-cell table:formula="of:=IF([.E171]&gt;[.F171]; 1; 0)" office:value-type="float" office:value="0" calcext:value-type="float">
            <text:p>0</text:p>
          </table:table-cell>
          <table:table-cell office:value-type="float" office:value="7859" calcext:value-type="float">
            <text:p>7859</text:p>
          </table:table-cell>
          <table:table-cell office:value-type="float" office:value="7005" calcext:value-type="float">
            <text:p>7005</text:p>
          </table:table-cell>
          <table:table-cell table:formula="of:=([.I171]-[.J171])*100/[.I171]" office:value-type="float" office:value="10.866522458328" calcext:value-type="float">
            <text:p>10.8665224583</text:p>
          </table:table-cell>
          <table:table-cell table:formula="of:=IF([.I171]&gt;[.J171]; 1; 0)" office:value-type="float" office:value="1" calcext:value-type="float">
            <text:p>1</text:p>
          </table:table-cell>
          <table:table-cell office:value-type="float" office:value="65880" calcext:value-type="float">
            <text:p>65880</text:p>
          </table:table-cell>
          <table:table-cell office:value-type="float" office:value="64268" calcext:value-type="float">
            <text:p>64268</text:p>
          </table:table-cell>
          <table:table-cell table:formula="of:=([.M171]-[.N171])*100/[.M171]" office:value-type="float" office:value="2.44687310261081" calcext:value-type="float">
            <text:p>2.4468731026</text:p>
          </table:table-cell>
          <table:table-cell table:formula="of:=IF([.M171]&gt;[.N17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5647" calcext:value-type="float">
            <text:p>1695647</text:p>
          </table:table-cell>
          <table:table-cell office:value-type="float" office:value="1674188" calcext:value-type="float">
            <text:p>1674188</text:p>
          </table:table-cell>
          <table:table-cell table:formula="of:=([.A172]-[.B172])*100/[.A172]" office:value-type="float" office:value="1.26553463073387" calcext:value-type="float">
            <text:p>1.2655346307</text:p>
          </table:table-cell>
          <table:table-cell table:formula="of:=IF([.A172]&gt;[.B172]; 1; 0)" office:value-type="float" office:value="1" calcext:value-type="float">
            <text:p>1</text:p>
          </table:table-cell>
          <table:table-cell office:value-type="float" office:value="307763" calcext:value-type="float">
            <text:p>307763</text:p>
          </table:table-cell>
          <table:table-cell office:value-type="float" office:value="254624" calcext:value-type="float">
            <text:p>254624</text:p>
          </table:table-cell>
          <table:table-cell table:formula="of:=([.E172]-[.F172])*100/[.E172]" office:value-type="float" office:value="17.2662080886916" calcext:value-type="float">
            <text:p>17.2662080887</text:p>
          </table:table-cell>
          <table:table-cell table:formula="of:=IF([.E172]&gt;[.F172]; 1; 0)" office:value-type="float" office:value="1" calcext:value-type="float">
            <text:p>1</text:p>
          </table:table-cell>
          <table:table-cell office:value-type="float" office:value="29776" calcext:value-type="float">
            <text:p>29776</text:p>
          </table:table-cell>
          <table:table-cell office:value-type="float" office:value="11402" calcext:value-type="float">
            <text:p>11402</text:p>
          </table:table-cell>
          <table:table-cell table:formula="of:=([.I172]-[.J172])*100/[.I172]" office:value-type="float" office:value="61.7074153680817" calcext:value-type="float">
            <text:p>61.7074153681</text:p>
          </table:table-cell>
          <table:table-cell table:formula="of:=IF([.I172]&gt;[.J172]; 1; 0)" office:value-type="float" office:value="1" calcext:value-type="float">
            <text:p>1</text:p>
          </table:table-cell>
          <table:table-cell office:value-type="float" office:value="104018" calcext:value-type="float">
            <text:p>104018</text:p>
          </table:table-cell>
          <table:table-cell office:value-type="float" office:value="78894" calcext:value-type="float">
            <text:p>78894</text:p>
          </table:table-cell>
          <table:table-cell table:formula="of:=([.M172]-[.N172])*100/[.M172]" office:value-type="float" office:value="24.1535118921725" calcext:value-type="float">
            <text:p>24.1535118922</text:p>
          </table:table-cell>
          <table:table-cell table:formula="of:=IF([.M172]&gt;[.N17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3052" calcext:value-type="float">
            <text:p>1423052</text:p>
          </table:table-cell>
          <table:table-cell office:value-type="float" office:value="1412389" calcext:value-type="float">
            <text:p>1412389</text:p>
          </table:table-cell>
          <table:table-cell table:formula="of:=([.A173]-[.B173])*100/[.A173]" office:value-type="float" office:value="0.749305014855395" calcext:value-type="float">
            <text:p>0.7493050149</text:p>
          </table:table-cell>
          <table:table-cell table:formula="of:=IF([.A173]&gt;[.B173]; 1; 0)" office:value-type="float" office:value="1" calcext:value-type="float">
            <text:p>1</text:p>
          </table:table-cell>
          <table:table-cell office:value-type="float" office:value="208859" calcext:value-type="float">
            <text:p>208859</text:p>
          </table:table-cell>
          <table:table-cell office:value-type="float" office:value="209982" calcext:value-type="float">
            <text:p>209982</text:p>
          </table:table-cell>
          <table:table-cell table:formula="of:=([.E173]-[.F173])*100/[.E173]" office:value-type="float" office:value="-0.537683317453402" calcext:value-type="float">
            <text:p>-0.5376833175</text:p>
          </table:table-cell>
          <table:table-cell table:formula="of:=IF([.E173]&gt;[.F173]; 1; 0)" office:value-type="float" office:value="0" calcext:value-type="float">
            <text:p>0</text:p>
          </table:table-cell>
          <table:table-cell office:value-type="float" office:value="8056" calcext:value-type="float">
            <text:p>8056</text:p>
          </table:table-cell>
          <table:table-cell office:value-type="float" office:value="7391" calcext:value-type="float">
            <text:p>7391</text:p>
          </table:table-cell>
          <table:table-cell table:formula="of:=([.I173]-[.J173])*100/[.I173]" office:value-type="float" office:value="8.25471698113208" calcext:value-type="float">
            <text:p>8.2547169811</text:p>
          </table:table-cell>
          <table:table-cell table:formula="of:=IF([.I173]&gt;[.J173]; 1; 0)" office:value-type="float" office:value="1" calcext:value-type="float">
            <text:p>1</text:p>
          </table:table-cell>
          <table:table-cell office:value-type="float" office:value="65177" calcext:value-type="float">
            <text:p>65177</text:p>
          </table:table-cell>
          <table:table-cell office:value-type="float" office:value="64420" calcext:value-type="float">
            <text:p>64420</text:p>
          </table:table-cell>
          <table:table-cell table:formula="of:=([.M173]-[.N173])*100/[.M173]" office:value-type="float" office:value="1.16145265968056" calcext:value-type="float">
            <text:p>1.1614526597</text:p>
          </table:table-cell>
          <table:table-cell table:formula="of:=IF([.M173]&gt;[.N17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3704" calcext:value-type="float">
            <text:p>1713704</text:p>
          </table:table-cell>
          <table:table-cell office:value-type="float" office:value="1647603" calcext:value-type="float">
            <text:p>1647603</text:p>
          </table:table-cell>
          <table:table-cell table:formula="of:=([.A174]-[.B174])*100/[.A174]" office:value-type="float" office:value="3.85720054338439" calcext:value-type="float">
            <text:p>3.8572005434</text:p>
          </table:table-cell>
          <table:table-cell table:formula="of:=IF([.A174]&gt;[.B174]; 1; 0)" office:value-type="float" office:value="1" calcext:value-type="float">
            <text:p>1</text:p>
          </table:table-cell>
          <table:table-cell office:value-type="float" office:value="309847" calcext:value-type="float">
            <text:p>309847</text:p>
          </table:table-cell>
          <table:table-cell office:value-type="float" office:value="278323" calcext:value-type="float">
            <text:p>278323</text:p>
          </table:table-cell>
          <table:table-cell table:formula="of:=([.E174]-[.F174])*100/[.E174]" office:value-type="float" office:value="10.1740536458317" calcext:value-type="float">
            <text:p>10.1740536458</text:p>
          </table:table-cell>
          <table:table-cell table:formula="of:=IF([.E174]&gt;[.F174]; 1; 0)" office:value-type="float" office:value="1" calcext:value-type="float">
            <text:p>1</text:p>
          </table:table-cell>
          <table:table-cell office:value-type="float" office:value="29352" calcext:value-type="float">
            <text:p>29352</text:p>
          </table:table-cell>
          <table:table-cell office:value-type="float" office:value="11295" calcext:value-type="float">
            <text:p>11295</text:p>
          </table:table-cell>
          <table:table-cell table:formula="of:=([.I174]-[.J174])*100/[.I174]" office:value-type="float" office:value="61.5188062142273" calcext:value-type="float">
            <text:p>61.5188062142</text:p>
          </table:table-cell>
          <table:table-cell table:formula="of:=IF([.I174]&gt;[.J174]; 1; 0)" office:value-type="float" office:value="1" calcext:value-type="float">
            <text:p>1</text:p>
          </table:table-cell>
          <table:table-cell office:value-type="float" office:value="104898" calcext:value-type="float">
            <text:p>104898</text:p>
          </table:table-cell>
          <table:table-cell office:value-type="float" office:value="79981" calcext:value-type="float">
            <text:p>79981</text:p>
          </table:table-cell>
          <table:table-cell table:formula="of:=([.M174]-[.N174])*100/[.M174]" office:value-type="float" office:value="23.7535510686572" calcext:value-type="float">
            <text:p>23.7535510687</text:p>
          </table:table-cell>
          <table:table-cell table:formula="of:=IF([.M174]&gt;[.N17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4982" calcext:value-type="float">
            <text:p>1424982</text:p>
          </table:table-cell>
          <table:table-cell office:value-type="float" office:value="1423973" calcext:value-type="float">
            <text:p>1423973</text:p>
          </table:table-cell>
          <table:table-cell table:formula="of:=([.A175]-[.B175])*100/[.A175]" office:value-type="float" office:value="0.0708079119595897" calcext:value-type="float">
            <text:p>0.070807912</text:p>
          </table:table-cell>
          <table:table-cell table:formula="of:=IF([.A175]&gt;[.B175]; 1; 0)" office:value-type="float" office:value="1" calcext:value-type="float">
            <text:p>1</text:p>
          </table:table-cell>
          <table:table-cell office:value-type="float" office:value="231520" calcext:value-type="float">
            <text:p>231520</text:p>
          </table:table-cell>
          <table:table-cell office:value-type="float" office:value="225402" calcext:value-type="float">
            <text:p>225402</text:p>
          </table:table-cell>
          <table:table-cell table:formula="of:=([.E175]-[.F175])*100/[.E175]" office:value-type="float" office:value="2.64253628196268" calcext:value-type="float">
            <text:p>2.642536282</text:p>
          </table:table-cell>
          <table:table-cell table:formula="of:=IF([.E175]&gt;[.F175]; 1; 0)" office:value-type="float" office:value="1" calcext:value-type="float">
            <text:p>1</text:p>
          </table:table-cell>
          <table:table-cell office:value-type="float" office:value="8109" calcext:value-type="float">
            <text:p>8109</text:p>
          </table:table-cell>
          <table:table-cell office:value-type="float" office:value="7966" calcext:value-type="float">
            <text:p>7966</text:p>
          </table:table-cell>
          <table:table-cell table:formula="of:=([.I175]-[.J175])*100/[.I175]" office:value-type="float" office:value="1.76347268467135" calcext:value-type="float">
            <text:p>1.7634726847</text:p>
          </table:table-cell>
          <table:table-cell table:formula="of:=IF([.I175]&gt;[.J175]; 1; 0)" office:value-type="float" office:value="1" calcext:value-type="float">
            <text:p>1</text:p>
          </table:table-cell>
          <table:table-cell office:value-type="float" office:value="67518" calcext:value-type="float">
            <text:p>67518</text:p>
          </table:table-cell>
          <table:table-cell office:value-type="float" office:value="65399" calcext:value-type="float">
            <text:p>65399</text:p>
          </table:table-cell>
          <table:table-cell table:formula="of:=([.M175]-[.N175])*100/[.M175]" office:value-type="float" office:value="3.13842234663349" calcext:value-type="float">
            <text:p>3.1384223466</text:p>
          </table:table-cell>
          <table:table-cell table:formula="of:=IF([.M175]&gt;[.N17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0388" calcext:value-type="float">
            <text:p>1700388</text:p>
          </table:table-cell>
          <table:table-cell office:value-type="float" office:value="1671048" calcext:value-type="float">
            <text:p>1671048</text:p>
          </table:table-cell>
          <table:table-cell table:formula="of:=([.A176]-[.B176])*100/[.A176]" office:value-type="float" office:value="1.72548853555777" calcext:value-type="float">
            <text:p>1.7254885356</text:p>
          </table:table-cell>
          <table:table-cell table:formula="of:=IF([.A176]&gt;[.B176]; 1; 0)" office:value-type="float" office:value="1" calcext:value-type="float">
            <text:p>1</text:p>
          </table:table-cell>
          <table:table-cell office:value-type="float" office:value="314055" calcext:value-type="float">
            <text:p>314055</text:p>
          </table:table-cell>
          <table:table-cell office:value-type="float" office:value="254990" calcext:value-type="float">
            <text:p>254990</text:p>
          </table:table-cell>
          <table:table-cell table:formula="of:=([.E176]-[.F176])*100/[.E176]" office:value-type="float" office:value="18.8072152966837" calcext:value-type="float">
            <text:p>18.8072152967</text:p>
          </table:table-cell>
          <table:table-cell table:formula="of:=IF([.E176]&gt;[.F176]; 1; 0)" office:value-type="float" office:value="1" calcext:value-type="float">
            <text:p>1</text:p>
          </table:table-cell>
          <table:table-cell office:value-type="float" office:value="29547" calcext:value-type="float">
            <text:p>29547</text:p>
          </table:table-cell>
          <table:table-cell office:value-type="float" office:value="11248" calcext:value-type="float">
            <text:p>11248</text:p>
          </table:table-cell>
          <table:table-cell table:formula="of:=([.I176]-[.J176])*100/[.I176]" office:value-type="float" office:value="61.9318374115816" calcext:value-type="float">
            <text:p>61.9318374116</text:p>
          </table:table-cell>
          <table:table-cell table:formula="of:=IF([.I176]&gt;[.J176]; 1; 0)" office:value-type="float" office:value="1" calcext:value-type="float">
            <text:p>1</text:p>
          </table:table-cell>
          <table:table-cell office:value-type="float" office:value="105570" calcext:value-type="float">
            <text:p>105570</text:p>
          </table:table-cell>
          <table:table-cell office:value-type="float" office:value="79537" calcext:value-type="float">
            <text:p>79537</text:p>
          </table:table-cell>
          <table:table-cell table:formula="of:=([.M176]-[.N176])*100/[.M176]" office:value-type="float" office:value="24.659467651795" calcext:value-type="float">
            <text:p>24.6594676518</text:p>
          </table:table-cell>
          <table:table-cell table:formula="of:=IF([.M176]&gt;[.N17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4610" calcext:value-type="float">
            <text:p>1444610</text:p>
          </table:table-cell>
          <table:table-cell office:value-type="float" office:value="1456001" calcext:value-type="float">
            <text:p>1456001</text:p>
          </table:table-cell>
          <table:table-cell table:formula="of:=([.A177]-[.B177])*100/[.A177]" office:value-type="float" office:value="-0.788517316092233" calcext:value-type="float">
            <text:p>-0.7885173161</text:p>
          </table:table-cell>
          <table:table-cell table:formula="of:=IF([.A177]&gt;[.B177]; 1; 0)" office:value-type="float" office:value="0" calcext:value-type="float">
            <text:p>0</text:p>
          </table:table-cell>
          <table:table-cell office:value-type="float" office:value="215232" calcext:value-type="float">
            <text:p>215232</text:p>
          </table:table-cell>
          <table:table-cell office:value-type="float" office:value="215089" calcext:value-type="float">
            <text:p>215089</text:p>
          </table:table-cell>
          <table:table-cell table:formula="of:=([.E177]-[.F177])*100/[.E177]" office:value-type="float" office:value="0.0664399345822183" calcext:value-type="float">
            <text:p>0.0664399346</text:p>
          </table:table-cell>
          <table:table-cell table:formula="of:=IF([.E177]&gt;[.F177]; 1; 0)" office:value-type="float" office:value="1" calcext:value-type="float">
            <text:p>1</text:p>
          </table:table-cell>
          <table:table-cell office:value-type="float" office:value="8184" calcext:value-type="float">
            <text:p>8184</text:p>
          </table:table-cell>
          <table:table-cell office:value-type="float" office:value="8061" calcext:value-type="float">
            <text:p>8061</text:p>
          </table:table-cell>
          <table:table-cell table:formula="of:=([.I177]-[.J177])*100/[.I177]" office:value-type="float" office:value="1.50293255131965" calcext:value-type="float">
            <text:p>1.5029325513</text:p>
          </table:table-cell>
          <table:table-cell table:formula="of:=IF([.I177]&gt;[.J177]; 1; 0)" office:value-type="float" office:value="1" calcext:value-type="float">
            <text:p>1</text:p>
          </table:table-cell>
          <table:table-cell office:value-type="float" office:value="68322" calcext:value-type="float">
            <text:p>68322</text:p>
          </table:table-cell>
          <table:table-cell office:value-type="float" office:value="66489" calcext:value-type="float">
            <text:p>66489</text:p>
          </table:table-cell>
          <table:table-cell table:formula="of:=([.M177]-[.N177])*100/[.M177]" office:value-type="float" office:value="2.6828839905155" calcext:value-type="float">
            <text:p>2.6828839905</text:p>
          </table:table-cell>
          <table:table-cell table:formula="of:=IF([.M177]&gt;[.N17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8039" calcext:value-type="float">
            <text:p>1728039</text:p>
          </table:table-cell>
          <table:table-cell office:value-type="float" office:value="1676757" calcext:value-type="float">
            <text:p>1676757</text:p>
          </table:table-cell>
          <table:table-cell table:formula="of:=([.A178]-[.B178])*100/[.A178]" office:value-type="float" office:value="2.96764135531663" calcext:value-type="float">
            <text:p>2.9676413553</text:p>
          </table:table-cell>
          <table:table-cell table:formula="of:=IF([.A178]&gt;[.B178]; 1; 0)" office:value-type="float" office:value="1" calcext:value-type="float">
            <text:p>1</text:p>
          </table:table-cell>
          <table:table-cell office:value-type="float" office:value="312546" calcext:value-type="float">
            <text:p>312546</text:p>
          </table:table-cell>
          <table:table-cell office:value-type="float" office:value="256113" calcext:value-type="float">
            <text:p>256113</text:p>
          </table:table-cell>
          <table:table-cell table:formula="of:=([.E178]-[.F178])*100/[.E178]" office:value-type="float" office:value="18.0559021712004" calcext:value-type="float">
            <text:p>18.0559021712</text:p>
          </table:table-cell>
          <table:table-cell table:formula="of:=IF([.E178]&gt;[.F178]; 1; 0)" office:value-type="float" office:value="1" calcext:value-type="float">
            <text:p>1</text:p>
          </table:table-cell>
          <table:table-cell office:value-type="float" office:value="30116" calcext:value-type="float">
            <text:p>30116</text:p>
          </table:table-cell>
          <table:table-cell office:value-type="float" office:value="10444" calcext:value-type="float">
            <text:p>10444</text:p>
          </table:table-cell>
          <table:table-cell table:formula="of:=([.I178]-[.J178])*100/[.I178]" office:value-type="float" office:value="65.3207597290477" calcext:value-type="float">
            <text:p>65.320759729</text:p>
          </table:table-cell>
          <table:table-cell table:formula="of:=IF([.I178]&gt;[.J178]; 1; 0)" office:value-type="float" office:value="1" calcext:value-type="float">
            <text:p>1</text:p>
          </table:table-cell>
          <table:table-cell office:value-type="float" office:value="105806" calcext:value-type="float">
            <text:p>105806</text:p>
          </table:table-cell>
          <table:table-cell office:value-type="float" office:value="79858" calcext:value-type="float">
            <text:p>79858</text:p>
          </table:table-cell>
          <table:table-cell table:formula="of:=([.M178]-[.N178])*100/[.M178]" office:value-type="float" office:value="24.5241290664045" calcext:value-type="float">
            <text:p>24.5241290664</text:p>
          </table:table-cell>
          <table:table-cell table:formula="of:=IF([.M178]&gt;[.N17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9884" calcext:value-type="float">
            <text:p>1449884</text:p>
          </table:table-cell>
          <table:table-cell office:value-type="float" office:value="1456767" calcext:value-type="float">
            <text:p>1456767</text:p>
          </table:table-cell>
          <table:table-cell table:formula="of:=([.A179]-[.B179])*100/[.A179]" office:value-type="float" office:value="-0.474727633383084" calcext:value-type="float">
            <text:p>-0.4747276334</text:p>
          </table:table-cell>
          <table:table-cell table:formula="of:=IF([.A179]&gt;[.B179]; 1; 0)" office:value-type="float" office:value="0" calcext:value-type="float">
            <text:p>0</text:p>
          </table:table-cell>
          <table:table-cell office:value-type="float" office:value="219294" calcext:value-type="float">
            <text:p>219294</text:p>
          </table:table-cell>
          <table:table-cell office:value-type="float" office:value="218303" calcext:value-type="float">
            <text:p>218303</text:p>
          </table:table-cell>
          <table:table-cell table:formula="of:=([.E179]-[.F179])*100/[.E179]" office:value-type="float" office:value="0.451904748875938" calcext:value-type="float">
            <text:p>0.4519047489</text:p>
          </table:table-cell>
          <table:table-cell table:formula="of:=IF([.E179]&gt;[.F179]; 1; 0)" office:value-type="float" office:value="1" calcext:value-type="float">
            <text:p>1</text:p>
          </table:table-cell>
          <table:table-cell office:value-type="float" office:value="8778" calcext:value-type="float">
            <text:p>8778</text:p>
          </table:table-cell>
          <table:table-cell office:value-type="float" office:value="7558" calcext:value-type="float">
            <text:p>7558</text:p>
          </table:table-cell>
          <table:table-cell table:formula="of:=([.I179]-[.J179])*100/[.I179]" office:value-type="float" office:value="13.898382319435" calcext:value-type="float">
            <text:p>13.8983823194</text:p>
          </table:table-cell>
          <table:table-cell table:formula="of:=IF([.I179]&gt;[.J179]; 1; 0)" office:value-type="float" office:value="1" calcext:value-type="float">
            <text:p>1</text:p>
          </table:table-cell>
          <table:table-cell office:value-type="float" office:value="69110" calcext:value-type="float">
            <text:p>69110</text:p>
          </table:table-cell>
          <table:table-cell office:value-type="float" office:value="72712" calcext:value-type="float">
            <text:p>72712</text:p>
          </table:table-cell>
          <table:table-cell table:formula="of:=([.M179]-[.N179])*100/[.M179]" office:value-type="float" office:value="-5.21198090001447" calcext:value-type="float">
            <text:p>-5.2119809</text:p>
          </table:table-cell>
          <table:table-cell table:formula="of:=IF([.M179]&gt;[.N17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4173" calcext:value-type="float">
            <text:p>1714173</text:p>
          </table:table-cell>
          <table:table-cell office:value-type="float" office:value="1658124" calcext:value-type="float">
            <text:p>1658124</text:p>
          </table:table-cell>
          <table:table-cell table:formula="of:=([.A180]-[.B180])*100/[.A180]" office:value-type="float" office:value="3.26973998540404" calcext:value-type="float">
            <text:p>3.2697399854</text:p>
          </table:table-cell>
          <table:table-cell table:formula="of:=IF([.A180]&gt;[.B180]; 1; 0)" office:value-type="float" office:value="1" calcext:value-type="float">
            <text:p>1</text:p>
          </table:table-cell>
          <table:table-cell office:value-type="float" office:value="331705" calcext:value-type="float">
            <text:p>331705</text:p>
          </table:table-cell>
          <table:table-cell office:value-type="float" office:value="251540" calcext:value-type="float">
            <text:p>251540</text:p>
          </table:table-cell>
          <table:table-cell table:formula="of:=([.E180]-[.F180])*100/[.E180]" office:value-type="float" office:value="24.1675585233867" calcext:value-type="float">
            <text:p>24.1675585234</text:p>
          </table:table-cell>
          <table:table-cell table:formula="of:=IF([.E180]&gt;[.F180]; 1; 0)" office:value-type="float" office:value="1" calcext:value-type="float">
            <text:p>1</text:p>
          </table:table-cell>
          <table:table-cell office:value-type="float" office:value="30103" calcext:value-type="float">
            <text:p>30103</text:p>
          </table:table-cell>
          <table:table-cell office:value-type="float" office:value="10662" calcext:value-type="float">
            <text:p>10662</text:p>
          </table:table-cell>
          <table:table-cell table:formula="of:=([.I180]-[.J180])*100/[.I180]" office:value-type="float" office:value="64.5816031624755" calcext:value-type="float">
            <text:p>64.5816031625</text:p>
          </table:table-cell>
          <table:table-cell table:formula="of:=IF([.I180]&gt;[.J180]; 1; 0)" office:value-type="float" office:value="1" calcext:value-type="float">
            <text:p>1</text:p>
          </table:table-cell>
          <table:table-cell office:value-type="float" office:value="105200" calcext:value-type="float">
            <text:p>105200</text:p>
          </table:table-cell>
          <table:table-cell office:value-type="float" office:value="79085" calcext:value-type="float">
            <text:p>79085</text:p>
          </table:table-cell>
          <table:table-cell table:formula="of:=([.M180]-[.N180])*100/[.M180]" office:value-type="float" office:value="24.824144486692" calcext:value-type="float">
            <text:p>24.8241444867</text:p>
          </table:table-cell>
          <table:table-cell table:formula="of:=IF([.M180]&gt;[.N18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3836" calcext:value-type="float">
            <text:p>1763836</text:p>
          </table:table-cell>
          <table:table-cell office:value-type="float" office:value="1618975" calcext:value-type="float">
            <text:p>1618975</text:p>
          </table:table-cell>
          <table:table-cell table:formula="of:=([.A181]-[.B181])*100/[.A181]" office:value-type="float" office:value="8.21283838179967" calcext:value-type="float">
            <text:p>8.2128383818</text:p>
          </table:table-cell>
          <table:table-cell table:formula="of:=IF([.A181]&gt;[.B181]; 1; 0)" office:value-type="float" office:value="1" calcext:value-type="float">
            <text:p>1</text:p>
          </table:table-cell>
          <table:table-cell office:value-type="float" office:value="225348" calcext:value-type="float">
            <text:p>225348</text:p>
          </table:table-cell>
          <table:table-cell office:value-type="float" office:value="233800" calcext:value-type="float">
            <text:p>233800</text:p>
          </table:table-cell>
          <table:table-cell table:formula="of:=([.E181]-[.F181])*100/[.E181]" office:value-type="float" office:value="-3.75064344924295" calcext:value-type="float">
            <text:p>-3.7506434492</text:p>
          </table:table-cell>
          <table:table-cell table:formula="of:=IF([.E181]&gt;[.F181]; 1; 0)" office:value-type="float" office:value="0" calcext:value-type="float">
            <text:p>0</text:p>
          </table:table-cell>
          <table:table-cell office:value-type="float" office:value="8385" calcext:value-type="float">
            <text:p>8385</text:p>
          </table:table-cell>
          <table:table-cell office:value-type="float" office:value="7941" calcext:value-type="float">
            <text:p>7941</text:p>
          </table:table-cell>
          <table:table-cell table:formula="of:=([.I181]-[.J181])*100/[.I181]" office:value-type="float" office:value="5.29516994633274" calcext:value-type="float">
            <text:p>5.2951699463</text:p>
          </table:table-cell>
          <table:table-cell table:formula="of:=IF([.I181]&gt;[.J181]; 1; 0)" office:value-type="float" office:value="1" calcext:value-type="float">
            <text:p>1</text:p>
          </table:table-cell>
          <table:table-cell office:value-type="float" office:value="68965" calcext:value-type="float">
            <text:p>68965</text:p>
          </table:table-cell>
          <table:table-cell office:value-type="float" office:value="68515" calcext:value-type="float">
            <text:p>68515</text:p>
          </table:table-cell>
          <table:table-cell table:formula="of:=([.M181]-[.N181])*100/[.M181]" office:value-type="float" office:value="0.652504893786703" calcext:value-type="float">
            <text:p>0.6525048938</text:p>
          </table:table-cell>
          <table:table-cell table:formula="of:=IF([.M181]&gt;[.N18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5188" calcext:value-type="float">
            <text:p>1765188</text:p>
          </table:table-cell>
          <table:table-cell office:value-type="float" office:value="1693734" calcext:value-type="float">
            <text:p>1693734</text:p>
          </table:table-cell>
          <table:table-cell table:formula="of:=([.A182]-[.B182])*100/[.A182]" office:value-type="float" office:value="4.04795409894017" calcext:value-type="float">
            <text:p>4.0479540989</text:p>
          </table:table-cell>
          <table:table-cell table:formula="of:=IF([.A182]&gt;[.B182]; 1; 0)" office:value-type="float" office:value="1" calcext:value-type="float">
            <text:p>1</text:p>
          </table:table-cell>
          <table:table-cell office:value-type="float" office:value="311994" calcext:value-type="float">
            <text:p>311994</text:p>
          </table:table-cell>
          <table:table-cell office:value-type="float" office:value="269249" calcext:value-type="float">
            <text:p>269249</text:p>
          </table:table-cell>
          <table:table-cell table:formula="of:=([.E182]-[.F182])*100/[.E182]" office:value-type="float" office:value="13.7005839855895" calcext:value-type="float">
            <text:p>13.7005839856</text:p>
          </table:table-cell>
          <table:table-cell table:formula="of:=IF([.E182]&gt;[.F182]; 1; 0)" office:value-type="float" office:value="1" calcext:value-type="float">
            <text:p>1</text:p>
          </table:table-cell>
          <table:table-cell office:value-type="float" office:value="28743" calcext:value-type="float">
            <text:p>28743</text:p>
          </table:table-cell>
          <table:table-cell office:value-type="float" office:value="10983" calcext:value-type="float">
            <text:p>10983</text:p>
          </table:table-cell>
          <table:table-cell table:formula="of:=([.I182]-[.J182])*100/[.I182]" office:value-type="float" office:value="61.7889573113454" calcext:value-type="float">
            <text:p>61.7889573113</text:p>
          </table:table-cell>
          <table:table-cell table:formula="of:=IF([.I182]&gt;[.J182]; 1; 0)" office:value-type="float" office:value="1" calcext:value-type="float">
            <text:p>1</text:p>
          </table:table-cell>
          <table:table-cell office:value-type="float" office:value="104770" calcext:value-type="float">
            <text:p>104770</text:p>
          </table:table-cell>
          <table:table-cell office:value-type="float" office:value="82512" calcext:value-type="float">
            <text:p>82512</text:p>
          </table:table-cell>
          <table:table-cell table:formula="of:=([.M182]-[.N182])*100/[.M182]" office:value-type="float" office:value="21.244631096688" calcext:value-type="float">
            <text:p>21.2446310967</text:p>
          </table:table-cell>
          <table:table-cell table:formula="of:=IF([.M182]&gt;[.N18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1274" calcext:value-type="float">
            <text:p>1591274</text:p>
          </table:table-cell>
          <table:table-cell office:value-type="float" office:value="1488246" calcext:value-type="float">
            <text:p>1488246</text:p>
          </table:table-cell>
          <table:table-cell table:formula="of:=([.A183]-[.B183])*100/[.A183]" office:value-type="float" office:value="6.47456063506348" calcext:value-type="float">
            <text:p>6.4745606351</text:p>
          </table:table-cell>
          <table:table-cell table:formula="of:=IF([.A183]&gt;[.B183]; 1; 0)" office:value-type="float" office:value="1" calcext:value-type="float">
            <text:p>1</text:p>
          </table:table-cell>
          <table:table-cell office:value-type="float" office:value="252194" calcext:value-type="float">
            <text:p>252194</text:p>
          </table:table-cell>
          <table:table-cell office:value-type="float" office:value="222775" calcext:value-type="float">
            <text:p>222775</text:p>
          </table:table-cell>
          <table:table-cell table:formula="of:=([.E183]-[.F183])*100/[.E183]" office:value-type="float" office:value="11.6652259768274" calcext:value-type="float">
            <text:p>11.6652259768</text:p>
          </table:table-cell>
          <table:table-cell table:formula="of:=IF([.E183]&gt;[.F183]; 1; 0)" office:value-type="float" office:value="1" calcext:value-type="float">
            <text:p>1</text:p>
          </table:table-cell>
          <table:table-cell office:value-type="float" office:value="8471" calcext:value-type="float">
            <text:p>8471</text:p>
          </table:table-cell>
          <table:table-cell office:value-type="float" office:value="8575" calcext:value-type="float">
            <text:p>8575</text:p>
          </table:table-cell>
          <table:table-cell table:formula="of:=([.I183]-[.J183])*100/[.I183]" office:value-type="float" office:value="-1.22771809703695" calcext:value-type="float">
            <text:p>-1.227718097</text:p>
          </table:table-cell>
          <table:table-cell table:formula="of:=IF([.I183]&gt;[.J183]; 1; 0)" office:value-type="float" office:value="0" calcext:value-type="float">
            <text:p>0</text:p>
          </table:table-cell>
          <table:table-cell office:value-type="float" office:value="71828" calcext:value-type="float">
            <text:p>71828</text:p>
          </table:table-cell>
          <table:table-cell office:value-type="float" office:value="69748" calcext:value-type="float">
            <text:p>69748</text:p>
          </table:table-cell>
          <table:table-cell table:formula="of:=([.M183]-[.N183])*100/[.M183]" office:value-type="float" office:value="2.89580664921757" calcext:value-type="float">
            <text:p>2.8958066492</text:p>
          </table:table-cell>
          <table:table-cell table:formula="of:=IF([.M183]&gt;[.N18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1329" calcext:value-type="float">
            <text:p>1701329</text:p>
          </table:table-cell>
          <table:table-cell office:value-type="float" office:value="1657341" calcext:value-type="float">
            <text:p>1657341</text:p>
          </table:table-cell>
          <table:table-cell table:formula="of:=([.A184]-[.B184])*100/[.A184]" office:value-type="float" office:value="2.58550815274412" calcext:value-type="float">
            <text:p>2.5855081527</text:p>
          </table:table-cell>
          <table:table-cell table:formula="of:=IF([.A184]&gt;[.B184]; 1; 0)" office:value-type="float" office:value="1" calcext:value-type="float">
            <text:p>1</text:p>
          </table:table-cell>
          <table:table-cell office:value-type="float" office:value="309671" calcext:value-type="float">
            <text:p>309671</text:p>
          </table:table-cell>
          <table:table-cell office:value-type="float" office:value="253452" calcext:value-type="float">
            <text:p>253452</text:p>
          </table:table-cell>
          <table:table-cell table:formula="of:=([.E184]-[.F184])*100/[.E184]" office:value-type="float" office:value="18.1544284095056" calcext:value-type="float">
            <text:p>18.1544284095</text:p>
          </table:table-cell>
          <table:table-cell table:formula="of:=IF([.E184]&gt;[.F184]; 1; 0)" office:value-type="float" office:value="1" calcext:value-type="float">
            <text:p>1</text:p>
          </table:table-cell>
          <table:table-cell office:value-type="float" office:value="29589" calcext:value-type="float">
            <text:p>29589</text:p>
          </table:table-cell>
          <table:table-cell office:value-type="float" office:value="10515" calcext:value-type="float">
            <text:p>10515</text:p>
          </table:table-cell>
          <table:table-cell table:formula="of:=([.I184]-[.J184])*100/[.I184]" office:value-type="float" office:value="64.4631450877015" calcext:value-type="float">
            <text:p>64.4631450877</text:p>
          </table:table-cell>
          <table:table-cell table:formula="of:=IF([.I184]&gt;[.J184]; 1; 0)" office:value-type="float" office:value="1" calcext:value-type="float">
            <text:p>1</text:p>
          </table:table-cell>
          <table:table-cell office:value-type="float" office:value="107510" calcext:value-type="float">
            <text:p>107510</text:p>
          </table:table-cell>
          <table:table-cell office:value-type="float" office:value="80275" calcext:value-type="float">
            <text:p>80275</text:p>
          </table:table-cell>
          <table:table-cell table:formula="of:=([.M184]-[.N184])*100/[.M184]" office:value-type="float" office:value="25.3325272067715" calcext:value-type="float">
            <text:p>25.3325272068</text:p>
          </table:table-cell>
          <table:table-cell table:formula="of:=IF([.M184]&gt;[.N18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2670" calcext:value-type="float">
            <text:p>1532670</text:p>
          </table:table-cell>
          <table:table-cell office:value-type="float" office:value="1520180" calcext:value-type="float">
            <text:p>1520180</text:p>
          </table:table-cell>
          <table:table-cell table:formula="of:=([.A185]-[.B185])*100/[.A185]" office:value-type="float" office:value="0.814917757899613" calcext:value-type="float">
            <text:p>0.8149177579</text:p>
          </table:table-cell>
          <table:table-cell table:formula="of:=IF([.A185]&gt;[.B185]; 1; 0)" office:value-type="float" office:value="1" calcext:value-type="float">
            <text:p>1</text:p>
          </table:table-cell>
          <table:table-cell office:value-type="float" office:value="247864" calcext:value-type="float">
            <text:p>247864</text:p>
          </table:table-cell>
          <table:table-cell office:value-type="float" office:value="226357" calcext:value-type="float">
            <text:p>226357</text:p>
          </table:table-cell>
          <table:table-cell table:formula="of:=([.E185]-[.F185])*100/[.E185]" office:value-type="float" office:value="8.67693573895362" calcext:value-type="float">
            <text:p>8.676935739</text:p>
          </table:table-cell>
          <table:table-cell table:formula="of:=IF([.E185]&gt;[.F185]; 1; 0)" office:value-type="float" office:value="1" calcext:value-type="float">
            <text:p>1</text:p>
          </table:table-cell>
          <table:table-cell office:value-type="float" office:value="8618" calcext:value-type="float">
            <text:p>8618</text:p>
          </table:table-cell>
          <table:table-cell office:value-type="float" office:value="8014" calcext:value-type="float">
            <text:p>8014</text:p>
          </table:table-cell>
          <table:table-cell table:formula="of:=([.I185]-[.J185])*100/[.I185]" office:value-type="float" office:value="7.00858667904386" calcext:value-type="float">
            <text:p>7.008586679</text:p>
          </table:table-cell>
          <table:table-cell table:formula="of:=IF([.I185]&gt;[.J185]; 1; 0)" office:value-type="float" office:value="1" calcext:value-type="float">
            <text:p>1</text:p>
          </table:table-cell>
          <table:table-cell office:value-type="float" office:value="72041" calcext:value-type="float">
            <text:p>72041</text:p>
          </table:table-cell>
          <table:table-cell office:value-type="float" office:value="70425" calcext:value-type="float">
            <text:p>70425</text:p>
          </table:table-cell>
          <table:table-cell table:formula="of:=([.M185]-[.N185])*100/[.M185]" office:value-type="float" office:value="2.2431670854097" calcext:value-type="float">
            <text:p>2.2431670854</text:p>
          </table:table-cell>
          <table:table-cell table:formula="of:=IF([.M185]&gt;[.N18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1118" calcext:value-type="float">
            <text:p>1891118</text:p>
          </table:table-cell>
          <table:table-cell office:value-type="float" office:value="1657002" calcext:value-type="float">
            <text:p>1657002</text:p>
          </table:table-cell>
          <table:table-cell table:formula="of:=([.A186]-[.B186])*100/[.A186]" office:value-type="float" office:value="12.3797668892158" calcext:value-type="float">
            <text:p>12.3797668892</text:p>
          </table:table-cell>
          <table:table-cell table:formula="of:=IF([.A186]&gt;[.B186]; 1; 0)" office:value-type="float" office:value="1" calcext:value-type="float">
            <text:p>1</text:p>
          </table:table-cell>
          <table:table-cell office:value-type="float" office:value="309147" calcext:value-type="float">
            <text:p>309147</text:p>
          </table:table-cell>
          <table:table-cell office:value-type="float" office:value="261601" calcext:value-type="float">
            <text:p>261601</text:p>
          </table:table-cell>
          <table:table-cell table:formula="of:=([.E186]-[.F186])*100/[.E186]" office:value-type="float" office:value="15.3797384415828" calcext:value-type="float">
            <text:p>15.3797384416</text:p>
          </table:table-cell>
          <table:table-cell table:formula="of:=IF([.E186]&gt;[.F186]; 1; 0)" office:value-type="float" office:value="1" calcext:value-type="float">
            <text:p>1</text:p>
          </table:table-cell>
          <table:table-cell office:value-type="float" office:value="29966" calcext:value-type="float">
            <text:p>29966</text:p>
          </table:table-cell>
          <table:table-cell office:value-type="float" office:value="10048" calcext:value-type="float">
            <text:p>10048</text:p>
          </table:table-cell>
          <table:table-cell table:formula="of:=([.I186]-[.J186])*100/[.I186]" office:value-type="float" office:value="66.4686644864179" calcext:value-type="float">
            <text:p>66.4686644864</text:p>
          </table:table-cell>
          <table:table-cell table:formula="of:=IF([.I186]&gt;[.J186]; 1; 0)" office:value-type="float" office:value="1" calcext:value-type="float">
            <text:p>1</text:p>
          </table:table-cell>
          <table:table-cell office:value-type="float" office:value="106039" calcext:value-type="float">
            <text:p>106039</text:p>
          </table:table-cell>
          <table:table-cell office:value-type="float" office:value="77503" calcext:value-type="float">
            <text:p>77503</text:p>
          </table:table-cell>
          <table:table-cell table:formula="of:=([.M186]-[.N186])*100/[.M186]" office:value-type="float" office:value="26.9108535538811" calcext:value-type="float">
            <text:p>26.9108535539</text:p>
          </table:table-cell>
          <table:table-cell table:formula="of:=IF([.M186]&gt;[.N18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9180" calcext:value-type="float">
            <text:p>1509180</text:p>
          </table:table-cell>
          <table:table-cell office:value-type="float" office:value="1585137" calcext:value-type="float">
            <text:p>1585137</text:p>
          </table:table-cell>
          <table:table-cell table:formula="of:=([.A187]-[.B187])*100/[.A187]" office:value-type="float" office:value="-5.03299805192224" calcext:value-type="float">
            <text:p>-5.0329980519</text:p>
          </table:table-cell>
          <table:table-cell table:formula="of:=IF([.A187]&gt;[.B187]; 1; 0)" office:value-type="float" office:value="0" calcext:value-type="float">
            <text:p>0</text:p>
          </table:table-cell>
          <table:table-cell office:value-type="float" office:value="231886" calcext:value-type="float">
            <text:p>231886</text:p>
          </table:table-cell>
          <table:table-cell office:value-type="float" office:value="230040" calcext:value-type="float">
            <text:p>230040</text:p>
          </table:table-cell>
          <table:table-cell table:formula="of:=([.E187]-[.F187])*100/[.E187]" office:value-type="float" office:value="0.796080832823025" calcext:value-type="float">
            <text:p>0.7960808328</text:p>
          </table:table-cell>
          <table:table-cell table:formula="of:=IF([.E187]&gt;[.F187]; 1; 0)" office:value-type="float" office:value="1" calcext:value-type="float">
            <text:p>1</text:p>
          </table:table-cell>
          <table:table-cell office:value-type="float" office:value="9065" calcext:value-type="float">
            <text:p>9065</text:p>
          </table:table-cell>
          <table:table-cell office:value-type="float" office:value="8183" calcext:value-type="float">
            <text:p>8183</text:p>
          </table:table-cell>
          <table:table-cell table:formula="of:=([.I187]-[.J187])*100/[.I187]" office:value-type="float" office:value="9.72972972972973" calcext:value-type="float">
            <text:p>9.7297297297</text:p>
          </table:table-cell>
          <table:table-cell table:formula="of:=IF([.I187]&gt;[.J187]; 1; 0)" office:value-type="float" office:value="1" calcext:value-type="float">
            <text:p>1</text:p>
          </table:table-cell>
          <table:table-cell office:value-type="float" office:value="72251" calcext:value-type="float">
            <text:p>72251</text:p>
          </table:table-cell>
          <table:table-cell office:value-type="float" office:value="70326" calcext:value-type="float">
            <text:p>70326</text:p>
          </table:table-cell>
          <table:table-cell table:formula="of:=([.M187]-[.N187])*100/[.M187]" office:value-type="float" office:value="2.66432298514899" calcext:value-type="float">
            <text:p>2.6643229851</text:p>
          </table:table-cell>
          <table:table-cell table:formula="of:=IF([.M187]&gt;[.N18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8452" calcext:value-type="float">
            <text:p>1718452</text:p>
          </table:table-cell>
          <table:table-cell office:value-type="float" office:value="1831253" calcext:value-type="float">
            <text:p>1831253</text:p>
          </table:table-cell>
          <table:table-cell table:formula="of:=([.A188]-[.B188])*100/[.A188]" office:value-type="float" office:value="-6.56410536925093" calcext:value-type="float">
            <text:p>-6.5641053693</text:p>
          </table:table-cell>
          <table:table-cell table:formula="of:=IF([.A188]&gt;[.B188]; 1; 0)" office:value-type="float" office:value="0" calcext:value-type="float">
            <text:p>0</text:p>
          </table:table-cell>
          <table:table-cell office:value-type="float" office:value="316435" calcext:value-type="float">
            <text:p>316435</text:p>
          </table:table-cell>
          <table:table-cell office:value-type="float" office:value="255000" calcext:value-type="float">
            <text:p>255000</text:p>
          </table:table-cell>
          <table:table-cell table:formula="of:=([.E188]-[.F188])*100/[.E188]" office:value-type="float" office:value="19.4147297233239" calcext:value-type="float">
            <text:p>19.4147297233</text:p>
          </table:table-cell>
          <table:table-cell table:formula="of:=IF([.E188]&gt;[.F188]; 1; 0)" office:value-type="float" office:value="1" calcext:value-type="float">
            <text:p>1</text:p>
          </table:table-cell>
          <table:table-cell office:value-type="float" office:value="29693" calcext:value-type="float">
            <text:p>29693</text:p>
          </table:table-cell>
          <table:table-cell office:value-type="float" office:value="10184" calcext:value-type="float">
            <text:p>10184</text:p>
          </table:table-cell>
          <table:table-cell table:formula="of:=([.I188]-[.J188])*100/[.I188]" office:value-type="float" office:value="65.7023540901896" calcext:value-type="float">
            <text:p>65.7023540902</text:p>
          </table:table-cell>
          <table:table-cell table:formula="of:=IF([.I188]&gt;[.J188]; 1; 0)" office:value-type="float" office:value="1" calcext:value-type="float">
            <text:p>1</text:p>
          </table:table-cell>
          <table:table-cell office:value-type="float" office:value="107609" calcext:value-type="float">
            <text:p>107609</text:p>
          </table:table-cell>
          <table:table-cell office:value-type="float" office:value="77985" calcext:value-type="float">
            <text:p>77985</text:p>
          </table:table-cell>
          <table:table-cell table:formula="of:=([.M188]-[.N188])*100/[.M188]" office:value-type="float" office:value="27.5292958767389" calcext:value-type="float">
            <text:p>27.5292958767</text:p>
          </table:table-cell>
          <table:table-cell table:formula="of:=IF([.M188]&gt;[.N18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2728" calcext:value-type="float">
            <text:p>1602728</text:p>
          </table:table-cell>
          <table:table-cell office:value-type="float" office:value="1900240" calcext:value-type="float">
            <text:p>1900240</text:p>
          </table:table-cell>
          <table:table-cell table:formula="of:=([.A189]-[.B189])*100/[.A189]" office:value-type="float" office:value="-18.56285034017" calcext:value-type="float">
            <text:p>-18.5628503402</text:p>
          </table:table-cell>
          <table:table-cell table:formula="of:=IF([.A189]&gt;[.B189]; 1; 0)" office:value-type="float" office:value="0" calcext:value-type="float">
            <text:p>0</text:p>
          </table:table-cell>
          <table:table-cell office:value-type="float" office:value="233060" calcext:value-type="float">
            <text:p>233060</text:p>
          </table:table-cell>
          <table:table-cell office:value-type="float" office:value="233596" calcext:value-type="float">
            <text:p>233596</text:p>
          </table:table-cell>
          <table:table-cell table:formula="of:=([.E189]-[.F189])*100/[.E189]" office:value-type="float" office:value="-0.229983695185789" calcext:value-type="float">
            <text:p>-0.2299836952</text:p>
          </table:table-cell>
          <table:table-cell table:formula="of:=IF([.E189]&gt;[.F189]; 1; 0)" office:value-type="float" office:value="0" calcext:value-type="float">
            <text:p>0</text:p>
          </table:table-cell>
          <table:table-cell office:value-type="float" office:value="8711" calcext:value-type="float">
            <text:p>8711</text:p>
          </table:table-cell>
          <table:table-cell office:value-type="float" office:value="8322" calcext:value-type="float">
            <text:p>8322</text:p>
          </table:table-cell>
          <table:table-cell table:formula="of:=([.I189]-[.J189])*100/[.I189]" office:value-type="float" office:value="4.46561818390541" calcext:value-type="float">
            <text:p>4.4656181839</text:p>
          </table:table-cell>
          <table:table-cell table:formula="of:=IF([.I189]&gt;[.J189]; 1; 0)" office:value-type="float" office:value="1" calcext:value-type="float">
            <text:p>1</text:p>
          </table:table-cell>
          <table:table-cell office:value-type="float" office:value="72168" calcext:value-type="float">
            <text:p>72168</text:p>
          </table:table-cell>
          <table:table-cell office:value-type="float" office:value="71345" calcext:value-type="float">
            <text:p>71345</text:p>
          </table:table-cell>
          <table:table-cell table:formula="of:=([.M189]-[.N189])*100/[.M189]" office:value-type="float" office:value="1.14039463474116" calcext:value-type="float">
            <text:p>1.1403946347</text:p>
          </table:table-cell>
          <table:table-cell table:formula="of:=IF([.M189]&gt;[.N18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8383" calcext:value-type="float">
            <text:p>1948383</text:p>
          </table:table-cell>
          <table:table-cell office:value-type="float" office:value="1883126" calcext:value-type="float">
            <text:p>1883126</text:p>
          </table:table-cell>
          <table:table-cell table:formula="of:=([.A190]-[.B190])*100/[.A190]" office:value-type="float" office:value="3.3492901549644" calcext:value-type="float">
            <text:p>3.349290155</text:p>
          </table:table-cell>
          <table:table-cell table:formula="of:=IF([.A190]&gt;[.B190]; 1; 0)" office:value-type="float" office:value="1" calcext:value-type="float">
            <text:p>1</text:p>
          </table:table-cell>
          <table:table-cell office:value-type="float" office:value="338806" calcext:value-type="float">
            <text:p>338806</text:p>
          </table:table-cell>
          <table:table-cell office:value-type="float" office:value="253921" calcext:value-type="float">
            <text:p>253921</text:p>
          </table:table-cell>
          <table:table-cell table:formula="of:=([.E190]-[.F190])*100/[.E190]" office:value-type="float" office:value="25.0541607881797" calcext:value-type="float">
            <text:p>25.0541607882</text:p>
          </table:table-cell>
          <table:table-cell table:formula="of:=IF([.E190]&gt;[.F190]; 1; 0)" office:value-type="float" office:value="1" calcext:value-type="float">
            <text:p>1</text:p>
          </table:table-cell>
          <table:table-cell office:value-type="float" office:value="29628" calcext:value-type="float">
            <text:p>29628</text:p>
          </table:table-cell>
          <table:table-cell office:value-type="float" office:value="10029" calcext:value-type="float">
            <text:p>10029</text:p>
          </table:table-cell>
          <table:table-cell table:formula="of:=([.I190]-[.J190])*100/[.I190]" office:value-type="float" office:value="66.1502632644796" calcext:value-type="float">
            <text:p>66.1502632645</text:p>
          </table:table-cell>
          <table:table-cell table:formula="of:=IF([.I190]&gt;[.J190]; 1; 0)" office:value-type="float" office:value="1" calcext:value-type="float">
            <text:p>1</text:p>
          </table:table-cell>
          <table:table-cell office:value-type="float" office:value="105772" calcext:value-type="float">
            <text:p>105772</text:p>
          </table:table-cell>
          <table:table-cell office:value-type="float" office:value="78730" calcext:value-type="float">
            <text:p>78730</text:p>
          </table:table-cell>
          <table:table-cell table:formula="of:=([.M190]-[.N190])*100/[.M190]" office:value-type="float" office:value="25.5663124456378" calcext:value-type="float">
            <text:p>25.5663124456</text:p>
          </table:table-cell>
          <table:table-cell table:formula="of:=IF([.M190]&gt;[.N19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8462" calcext:value-type="float">
            <text:p>1598462</text:p>
          </table:table-cell>
          <table:table-cell office:value-type="float" office:value="1542003" calcext:value-type="float">
            <text:p>1542003</text:p>
          </table:table-cell>
          <table:table-cell table:formula="of:=([.A191]-[.B191])*100/[.A191]" office:value-type="float" office:value="3.53208271450932" calcext:value-type="float">
            <text:p>3.5320827145</text:p>
          </table:table-cell>
          <table:table-cell table:formula="of:=IF([.A191]&gt;[.B191]; 1; 0)" office:value-type="float" office:value="1" calcext:value-type="float">
            <text:p>1</text:p>
          </table:table-cell>
          <table:table-cell office:value-type="float" office:value="243966" calcext:value-type="float">
            <text:p>243966</text:p>
          </table:table-cell>
          <table:table-cell office:value-type="float" office:value="251156" calcext:value-type="float">
            <text:p>251156</text:p>
          </table:table-cell>
          <table:table-cell table:formula="of:=([.E191]-[.F191])*100/[.E191]" office:value-type="float" office:value="-2.94713197740669" calcext:value-type="float">
            <text:p>-2.9471319774</text:p>
          </table:table-cell>
          <table:table-cell table:formula="of:=IF([.E191]&gt;[.F191]; 1; 0)" office:value-type="float" office:value="0" calcext:value-type="float">
            <text:p>0</text:p>
          </table:table-cell>
          <table:table-cell office:value-type="float" office:value="8847" calcext:value-type="float">
            <text:p>8847</text:p>
          </table:table-cell>
          <table:table-cell office:value-type="float" office:value="8239" calcext:value-type="float">
            <text:p>8239</text:p>
          </table:table-cell>
          <table:table-cell table:formula="of:=([.I191]-[.J191])*100/[.I191]" office:value-type="float" office:value="6.87238611958856" calcext:value-type="float">
            <text:p>6.8723861196</text:p>
          </table:table-cell>
          <table:table-cell table:formula="of:=IF([.I191]&gt;[.J191]; 1; 0)" office:value-type="float" office:value="1" calcext:value-type="float">
            <text:p>1</text:p>
          </table:table-cell>
          <table:table-cell office:value-type="float" office:value="72935" calcext:value-type="float">
            <text:p>72935</text:p>
          </table:table-cell>
          <table:table-cell office:value-type="float" office:value="72841" calcext:value-type="float">
            <text:p>72841</text:p>
          </table:table-cell>
          <table:table-cell table:formula="of:=([.M191]-[.N191])*100/[.M191]" office:value-type="float" office:value="0.128881881127031" calcext:value-type="float">
            <text:p>0.1288818811</text:p>
          </table:table-cell>
          <table:table-cell table:formula="of:=IF([.M191]&gt;[.N19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4295" calcext:value-type="float">
            <text:p>1694295</text:p>
          </table:table-cell>
          <table:table-cell office:value-type="float" office:value="1643153" calcext:value-type="float">
            <text:p>1643153</text:p>
          </table:table-cell>
          <table:table-cell table:formula="of:=([.A192]-[.B192])*100/[.A192]" office:value-type="float" office:value="3.01848261371249" calcext:value-type="float">
            <text:p>3.0184826137</text:p>
          </table:table-cell>
          <table:table-cell table:formula="of:=IF([.A192]&gt;[.B192]; 1; 0)" office:value-type="float" office:value="1" calcext:value-type="float">
            <text:p>1</text:p>
          </table:table-cell>
          <table:table-cell office:value-type="float" office:value="313151" calcext:value-type="float">
            <text:p>313151</text:p>
          </table:table-cell>
          <table:table-cell office:value-type="float" office:value="249878" calcext:value-type="float">
            <text:p>249878</text:p>
          </table:table-cell>
          <table:table-cell table:formula="of:=([.E192]-[.F192])*100/[.E192]" office:value-type="float" office:value="20.2052683849006" calcext:value-type="float">
            <text:p>20.2052683849</text:p>
          </table:table-cell>
          <table:table-cell table:formula="of:=IF([.E192]&gt;[.F192]; 1; 0)" office:value-type="float" office:value="1" calcext:value-type="float">
            <text:p>1</text:p>
          </table:table-cell>
          <table:table-cell office:value-type="float" office:value="29662" calcext:value-type="float">
            <text:p>29662</text:p>
          </table:table-cell>
          <table:table-cell office:value-type="float" office:value="9539" calcext:value-type="float">
            <text:p>9539</text:p>
          </table:table-cell>
          <table:table-cell table:formula="of:=([.I192]-[.J192])*100/[.I192]" office:value-type="float" office:value="67.8410086979974" calcext:value-type="float">
            <text:p>67.841008698</text:p>
          </table:table-cell>
          <table:table-cell table:formula="of:=IF([.I192]&gt;[.J192]; 1; 0)" office:value-type="float" office:value="1" calcext:value-type="float">
            <text:p>1</text:p>
          </table:table-cell>
          <table:table-cell office:value-type="float" office:value="105870" calcext:value-type="float">
            <text:p>105870</text:p>
          </table:table-cell>
          <table:table-cell office:value-type="float" office:value="78252" calcext:value-type="float">
            <text:p>78252</text:p>
          </table:table-cell>
          <table:table-cell table:formula="of:=([.M192]-[.N192])*100/[.M192]" office:value-type="float" office:value="26.0867101161802" calcext:value-type="float">
            <text:p>26.0867101162</text:p>
          </table:table-cell>
          <table:table-cell table:formula="of:=IF([.M192]&gt;[.N19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8585" calcext:value-type="float">
            <text:p>1568585</text:p>
          </table:table-cell>
          <table:table-cell office:value-type="float" office:value="1585830" calcext:value-type="float">
            <text:p>1585830</text:p>
          </table:table-cell>
          <table:table-cell table:formula="of:=([.A193]-[.B193])*100/[.A193]" office:value-type="float" office:value="-1.09939850247197" calcext:value-type="float">
            <text:p>-1.0993985025</text:p>
          </table:table-cell>
          <table:table-cell table:formula="of:=IF([.A193]&gt;[.B193]; 1; 0)" office:value-type="float" office:value="0" calcext:value-type="float">
            <text:p>0</text:p>
          </table:table-cell>
          <table:table-cell office:value-type="float" office:value="290571" calcext:value-type="float">
            <text:p>290571</text:p>
          </table:table-cell>
          <table:table-cell office:value-type="float" office:value="290562" calcext:value-type="float">
            <text:p>290562</text:p>
          </table:table-cell>
          <table:table-cell table:formula="of:=([.E193]-[.F193])*100/[.E193]" office:value-type="float" office:value="0.00309734970110575" calcext:value-type="float">
            <text:p>0.0030973497</text:p>
          </table:table-cell>
          <table:table-cell table:formula="of:=IF([.E193]&gt;[.F193]; 1; 0)" office:value-type="float" office:value="1" calcext:value-type="float">
            <text:p>1</text:p>
          </table:table-cell>
          <table:table-cell office:value-type="float" office:value="8929" calcext:value-type="float">
            <text:p>8929</text:p>
          </table:table-cell>
          <table:table-cell office:value-type="float" office:value="8325" calcext:value-type="float">
            <text:p>8325</text:p>
          </table:table-cell>
          <table:table-cell table:formula="of:=([.I193]-[.J193])*100/[.I193]" office:value-type="float" office:value="6.76447530518535" calcext:value-type="float">
            <text:p>6.7644753052</text:p>
          </table:table-cell>
          <table:table-cell table:formula="of:=IF([.I193]&gt;[.J193]; 1; 0)" office:value-type="float" office:value="1" calcext:value-type="float">
            <text:p>1</text:p>
          </table:table-cell>
          <table:table-cell office:value-type="float" office:value="74212" calcext:value-type="float">
            <text:p>74212</text:p>
          </table:table-cell>
          <table:table-cell office:value-type="float" office:value="71538" calcext:value-type="float">
            <text:p>71538</text:p>
          </table:table-cell>
          <table:table-cell table:formula="of:=([.M193]-[.N193])*100/[.M193]" office:value-type="float" office:value="3.60319085862125" calcext:value-type="float">
            <text:p>3.6031908586</text:p>
          </table:table-cell>
          <table:table-cell table:formula="of:=IF([.M193]&gt;[.N19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2369" calcext:value-type="float">
            <text:p>1692369</text:p>
          </table:table-cell>
          <table:table-cell office:value-type="float" office:value="1678693" calcext:value-type="float">
            <text:p>1678693</text:p>
          </table:table-cell>
          <table:table-cell table:formula="of:=([.A194]-[.B194])*100/[.A194]" office:value-type="float" office:value="0.808097997540725" calcext:value-type="float">
            <text:p>0.8080979975</text:p>
          </table:table-cell>
          <table:table-cell table:formula="of:=IF([.A194]&gt;[.B194]; 1; 0)" office:value-type="float" office:value="1" calcext:value-type="float">
            <text:p>1</text:p>
          </table:table-cell>
          <table:table-cell office:value-type="float" office:value="308246" calcext:value-type="float">
            <text:p>308246</text:p>
          </table:table-cell>
          <table:table-cell office:value-type="float" office:value="253089" calcext:value-type="float">
            <text:p>253089</text:p>
          </table:table-cell>
          <table:table-cell table:formula="of:=([.E194]-[.F194])*100/[.E194]" office:value-type="float" office:value="17.8938250618013" calcext:value-type="float">
            <text:p>17.8938250618</text:p>
          </table:table-cell>
          <table:table-cell table:formula="of:=IF([.E194]&gt;[.F194]; 1; 0)" office:value-type="float" office:value="1" calcext:value-type="float">
            <text:p>1</text:p>
          </table:table-cell>
          <table:table-cell office:value-type="float" office:value="29491" calcext:value-type="float">
            <text:p>29491</text:p>
          </table:table-cell>
          <table:table-cell office:value-type="float" office:value="9691" calcext:value-type="float">
            <text:p>9691</text:p>
          </table:table-cell>
          <table:table-cell table:formula="of:=([.I194]-[.J194])*100/[.I194]" office:value-type="float" office:value="67.1391271913465" calcext:value-type="float">
            <text:p>67.1391271913</text:p>
          </table:table-cell>
          <table:table-cell table:formula="of:=IF([.I194]&gt;[.J194]; 1; 0)" office:value-type="float" office:value="1" calcext:value-type="float">
            <text:p>1</text:p>
          </table:table-cell>
          <table:table-cell office:value-type="float" office:value="104271" calcext:value-type="float">
            <text:p>104271</text:p>
          </table:table-cell>
          <table:table-cell office:value-type="float" office:value="78270" calcext:value-type="float">
            <text:p>78270</text:p>
          </table:table-cell>
          <table:table-cell table:formula="of:=([.M194]-[.N194])*100/[.M194]" office:value-type="float" office:value="24.9359841183071" calcext:value-type="float">
            <text:p>24.9359841183</text:p>
          </table:table-cell>
          <table:table-cell table:formula="of:=IF([.M194]&gt;[.N19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8000" calcext:value-type="float">
            <text:p>1578000</text:p>
          </table:table-cell>
          <table:table-cell office:value-type="float" office:value="1594920" calcext:value-type="float">
            <text:p>1594920</text:p>
          </table:table-cell>
          <table:table-cell table:formula="of:=([.A195]-[.B195])*100/[.A195]" office:value-type="float" office:value="-1.0722433460076" calcext:value-type="float">
            <text:p>-1.072243346</text:p>
          </table:table-cell>
          <table:table-cell table:formula="of:=IF([.A195]&gt;[.B195]; 1; 0)" office:value-type="float" office:value="0" calcext:value-type="float">
            <text:p>0</text:p>
          </table:table-cell>
          <table:table-cell office:value-type="float" office:value="236819" calcext:value-type="float">
            <text:p>236819</text:p>
          </table:table-cell>
          <table:table-cell office:value-type="float" office:value="293705" calcext:value-type="float">
            <text:p>293705</text:p>
          </table:table-cell>
          <table:table-cell table:formula="of:=([.E195]-[.F195])*100/[.E195]" office:value-type="float" office:value="-24.0208767033051" calcext:value-type="float">
            <text:p>-24.0208767033</text:p>
          </table:table-cell>
          <table:table-cell table:formula="of:=IF([.E195]&gt;[.F195]; 1; 0)" office:value-type="float" office:value="0" calcext:value-type="float">
            <text:p>0</text:p>
          </table:table-cell>
          <table:table-cell office:value-type="float" office:value="9072" calcext:value-type="float">
            <text:p>9072</text:p>
          </table:table-cell>
          <table:table-cell office:value-type="float" office:value="8761" calcext:value-type="float">
            <text:p>8761</text:p>
          </table:table-cell>
          <table:table-cell table:formula="of:=([.I195]-[.J195])*100/[.I195]" office:value-type="float" office:value="3.42813051146384" calcext:value-type="float">
            <text:p>3.4281305115</text:p>
          </table:table-cell>
          <table:table-cell table:formula="of:=IF([.I195]&gt;[.J195]; 1; 0)" office:value-type="float" office:value="1" calcext:value-type="float">
            <text:p>1</text:p>
          </table:table-cell>
          <table:table-cell office:value-type="float" office:value="74067" calcext:value-type="float">
            <text:p>74067</text:p>
          </table:table-cell>
          <table:table-cell office:value-type="float" office:value="73765" calcext:value-type="float">
            <text:p>73765</text:p>
          </table:table-cell>
          <table:table-cell table:formula="of:=([.M195]-[.N195])*100/[.M195]" office:value-type="float" office:value="0.407738939068681" calcext:value-type="float">
            <text:p>0.4077389391</text:p>
          </table:table-cell>
          <table:table-cell table:formula="of:=IF([.M195]&gt;[.N19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5107" calcext:value-type="float">
            <text:p>1685107</text:p>
          </table:table-cell>
          <table:table-cell office:value-type="float" office:value="1637296" calcext:value-type="float">
            <text:p>1637296</text:p>
          </table:table-cell>
          <table:table-cell table:formula="of:=([.A196]-[.B196])*100/[.A196]" office:value-type="float" office:value="2.83726790049534" calcext:value-type="float">
            <text:p>2.8372679005</text:p>
          </table:table-cell>
          <table:table-cell table:formula="of:=IF([.A196]&gt;[.B196]; 1; 0)" office:value-type="float" office:value="1" calcext:value-type="float">
            <text:p>1</text:p>
          </table:table-cell>
          <table:table-cell office:value-type="float" office:value="306888" calcext:value-type="float">
            <text:p>306888</text:p>
          </table:table-cell>
          <table:table-cell office:value-type="float" office:value="251040" calcext:value-type="float">
            <text:p>251040</text:p>
          </table:table-cell>
          <table:table-cell table:formula="of:=([.E196]-[.F196])*100/[.E196]" office:value-type="float" office:value="18.1981700164229" calcext:value-type="float">
            <text:p>18.1981700164</text:p>
          </table:table-cell>
          <table:table-cell table:formula="of:=IF([.E196]&gt;[.F196]; 1; 0)" office:value-type="float" office:value="1" calcext:value-type="float">
            <text:p>1</text:p>
          </table:table-cell>
          <table:table-cell office:value-type="float" office:value="29377" calcext:value-type="float">
            <text:p>29377</text:p>
          </table:table-cell>
          <table:table-cell office:value-type="float" office:value="9163" calcext:value-type="float">
            <text:p>9163</text:p>
          </table:table-cell>
          <table:table-cell table:formula="of:=([.I196]-[.J196])*100/[.I196]" office:value-type="float" office:value="68.8089321578105" calcext:value-type="float">
            <text:p>68.8089321578</text:p>
          </table:table-cell>
          <table:table-cell table:formula="of:=IF([.I196]&gt;[.J196]; 1; 0)" office:value-type="float" office:value="1" calcext:value-type="float">
            <text:p>1</text:p>
          </table:table-cell>
          <table:table-cell office:value-type="float" office:value="106494" calcext:value-type="float">
            <text:p>106494</text:p>
          </table:table-cell>
          <table:table-cell office:value-type="float" office:value="76831" calcext:value-type="float">
            <text:p>76831</text:p>
          </table:table-cell>
          <table:table-cell table:formula="of:=([.M196]-[.N196])*100/[.M196]" office:value-type="float" office:value="27.854151407591" calcext:value-type="float">
            <text:p>27.8541514076</text:p>
          </table:table-cell>
          <table:table-cell table:formula="of:=IF([.M196]&gt;[.N19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7647" calcext:value-type="float">
            <text:p>1597647</text:p>
          </table:table-cell>
          <table:table-cell office:value-type="float" office:value="1638676" calcext:value-type="float">
            <text:p>1638676</text:p>
          </table:table-cell>
          <table:table-cell table:formula="of:=([.A197]-[.B197])*100/[.A197]" office:value-type="float" office:value="-2.56808919617412" calcext:value-type="float">
            <text:p>-2.5680891962</text:p>
          </table:table-cell>
          <table:table-cell table:formula="of:=IF([.A197]&gt;[.B197]; 1; 0)" office:value-type="float" office:value="0" calcext:value-type="float">
            <text:p>0</text:p>
          </table:table-cell>
          <table:table-cell office:value-type="float" office:value="239050" calcext:value-type="float">
            <text:p>239050</text:p>
          </table:table-cell>
          <table:table-cell office:value-type="float" office:value="278101" calcext:value-type="float">
            <text:p>278101</text:p>
          </table:table-cell>
          <table:table-cell table:formula="of:=([.E197]-[.F197])*100/[.E197]" office:value-type="float" office:value="-16.3359129889145" calcext:value-type="float">
            <text:p>-16.3359129889</text:p>
          </table:table-cell>
          <table:table-cell table:formula="of:=IF([.E197]&gt;[.F197]; 1; 0)" office:value-type="float" office:value="0" calcext:value-type="float">
            <text:p>0</text:p>
          </table:table-cell>
          <table:table-cell office:value-type="float" office:value="9055" calcext:value-type="float">
            <text:p>9055</text:p>
          </table:table-cell>
          <table:table-cell office:value-type="float" office:value="8314" calcext:value-type="float">
            <text:p>8314</text:p>
          </table:table-cell>
          <table:table-cell table:formula="of:=([.I197]-[.J197])*100/[.I197]" office:value-type="float" office:value="8.18332413031474" calcext:value-type="float">
            <text:p>8.1833241303</text:p>
          </table:table-cell>
          <table:table-cell table:formula="of:=IF([.I197]&gt;[.J197]; 1; 0)" office:value-type="float" office:value="1" calcext:value-type="float">
            <text:p>1</text:p>
          </table:table-cell>
          <table:table-cell office:value-type="float" office:value="74157" calcext:value-type="float">
            <text:p>74157</text:p>
          </table:table-cell>
          <table:table-cell office:value-type="float" office:value="79934" calcext:value-type="float">
            <text:p>79934</text:p>
          </table:table-cell>
          <table:table-cell table:formula="of:=([.M197]-[.N197])*100/[.M197]" office:value-type="float" office:value="-7.79022883881495" calcext:value-type="float">
            <text:p>-7.7902288388</text:p>
          </table:table-cell>
          <table:table-cell table:formula="of:=IF([.M197]&gt;[.N19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0490" calcext:value-type="float">
            <text:p>1710490</text:p>
          </table:table-cell>
          <table:table-cell office:value-type="float" office:value="1658290" calcext:value-type="float">
            <text:p>1658290</text:p>
          </table:table-cell>
          <table:table-cell table:formula="of:=([.A198]-[.B198])*100/[.A198]" office:value-type="float" office:value="3.05175709884302" calcext:value-type="float">
            <text:p>3.0517570988</text:p>
          </table:table-cell>
          <table:table-cell table:formula="of:=IF([.A198]&gt;[.B198]; 1; 0)" office:value-type="float" office:value="1" calcext:value-type="float">
            <text:p>1</text:p>
          </table:table-cell>
          <table:table-cell office:value-type="float" office:value="312521" calcext:value-type="float">
            <text:p>312521</text:p>
          </table:table-cell>
          <table:table-cell office:value-type="float" office:value="269503" calcext:value-type="float">
            <text:p>269503</text:p>
          </table:table-cell>
          <table:table-cell table:formula="of:=([.E198]-[.F198])*100/[.E198]" office:value-type="float" office:value="13.7648350030878" calcext:value-type="float">
            <text:p>13.7648350031</text:p>
          </table:table-cell>
          <table:table-cell table:formula="of:=IF([.E198]&gt;[.F198]; 1; 0)" office:value-type="float" office:value="1" calcext:value-type="float">
            <text:p>1</text:p>
          </table:table-cell>
          <table:table-cell office:value-type="float" office:value="29648" calcext:value-type="float">
            <text:p>29648</text:p>
          </table:table-cell>
          <table:table-cell office:value-type="float" office:value="8829" calcext:value-type="float">
            <text:p>8829</text:p>
          </table:table-cell>
          <table:table-cell table:formula="of:=([.I198]-[.J198])*100/[.I198]" office:value-type="float" office:value="70.2205882352941" calcext:value-type="float">
            <text:p>70.2205882353</text:p>
          </table:table-cell>
          <table:table-cell table:formula="of:=IF([.I198]&gt;[.J198]; 1; 0)" office:value-type="float" office:value="1" calcext:value-type="float">
            <text:p>1</text:p>
          </table:table-cell>
          <table:table-cell office:value-type="float" office:value="109746" calcext:value-type="float">
            <text:p>109746</text:p>
          </table:table-cell>
          <table:table-cell office:value-type="float" office:value="77701" calcext:value-type="float">
            <text:p>77701</text:p>
          </table:table-cell>
          <table:table-cell table:formula="of:=([.M198]-[.N198])*100/[.M198]" office:value-type="float" office:value="29.199241885809" calcext:value-type="float">
            <text:p>29.1992418858</text:p>
          </table:table-cell>
          <table:table-cell table:formula="of:=IF([.M198]&gt;[.N19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6700" calcext:value-type="float">
            <text:p>1766700</text:p>
          </table:table-cell>
          <table:table-cell office:value-type="float" office:value="1610470" calcext:value-type="float">
            <text:p>1610470</text:p>
          </table:table-cell>
          <table:table-cell table:formula="of:=([.A199]-[.B199])*100/[.A199]" office:value-type="float" office:value="8.84304069734533" calcext:value-type="float">
            <text:p>8.8430406973</text:p>
          </table:table-cell>
          <table:table-cell table:formula="of:=IF([.A199]&gt;[.B199]; 1; 0)" office:value-type="float" office:value="1" calcext:value-type="float">
            <text:p>1</text:p>
          </table:table-cell>
          <table:table-cell office:value-type="float" office:value="242451" calcext:value-type="float">
            <text:p>242451</text:p>
          </table:table-cell>
          <table:table-cell office:value-type="float" office:value="244356" calcext:value-type="float">
            <text:p>244356</text:p>
          </table:table-cell>
          <table:table-cell table:formula="of:=([.E199]-[.F199])*100/[.E199]" office:value-type="float" office:value="-0.785725775517527" calcext:value-type="float">
            <text:p>-0.7857257755</text:p>
          </table:table-cell>
          <table:table-cell table:formula="of:=IF([.E199]&gt;[.F199]; 1; 0)" office:value-type="float" office:value="0" calcext:value-type="float">
            <text:p>0</text:p>
          </table:table-cell>
          <table:table-cell office:value-type="float" office:value="9323" calcext:value-type="float">
            <text:p>9323</text:p>
          </table:table-cell>
          <table:table-cell office:value-type="float" office:value="8686" calcext:value-type="float">
            <text:p>8686</text:p>
          </table:table-cell>
          <table:table-cell table:formula="of:=([.I199]-[.J199])*100/[.I199]" office:value-type="float" office:value="6.83256462512067" calcext:value-type="float">
            <text:p>6.8325646251</text:p>
          </table:table-cell>
          <table:table-cell table:formula="of:=IF([.I199]&gt;[.J199]; 1; 0)" office:value-type="float" office:value="1" calcext:value-type="float">
            <text:p>1</text:p>
          </table:table-cell>
          <table:table-cell office:value-type="float" office:value="77082" calcext:value-type="float">
            <text:p>77082</text:p>
          </table:table-cell>
          <table:table-cell office:value-type="float" office:value="75631" calcext:value-type="float">
            <text:p>75631</text:p>
          </table:table-cell>
          <table:table-cell table:formula="of:=([.M199]-[.N199])*100/[.M199]" office:value-type="float" office:value="1.88241093900003" calcext:value-type="float">
            <text:p>1.882410939</text:p>
          </table:table-cell>
          <table:table-cell table:formula="of:=IF([.M199]&gt;[.N19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7735" calcext:value-type="float">
            <text:p>1697735</text:p>
          </table:table-cell>
          <table:table-cell office:value-type="float" office:value="1654729" calcext:value-type="float">
            <text:p>1654729</text:p>
          </table:table-cell>
          <table:table-cell table:formula="of:=([.A200]-[.B200])*100/[.A200]" office:value-type="float" office:value="2.53313974206811" calcext:value-type="float">
            <text:p>2.5331397421</text:p>
          </table:table-cell>
          <table:table-cell table:formula="of:=IF([.A200]&gt;[.B200]; 1; 0)" office:value-type="float" office:value="1" calcext:value-type="float">
            <text:p>1</text:p>
          </table:table-cell>
          <table:table-cell office:value-type="float" office:value="366232" calcext:value-type="float">
            <text:p>366232</text:p>
          </table:table-cell>
          <table:table-cell office:value-type="float" office:value="244722" calcext:value-type="float">
            <text:p>244722</text:p>
          </table:table-cell>
          <table:table-cell table:formula="of:=([.E200]-[.F200])*100/[.E200]" office:value-type="float" office:value="33.1784224207606" calcext:value-type="float">
            <text:p>33.1784224208</text:p>
          </table:table-cell>
          <table:table-cell table:formula="of:=IF([.E200]&gt;[.F200]; 1; 0)" office:value-type="float" office:value="1" calcext:value-type="float">
            <text:p>1</text:p>
          </table:table-cell>
          <table:table-cell office:value-type="float" office:value="29011" calcext:value-type="float">
            <text:p>29011</text:p>
          </table:table-cell>
          <table:table-cell office:value-type="float" office:value="9072" calcext:value-type="float">
            <text:p>9072</text:p>
          </table:table-cell>
          <table:table-cell table:formula="of:=([.I200]-[.J200])*100/[.I200]" office:value-type="float" office:value="68.7291027541278" calcext:value-type="float">
            <text:p>68.7291027541</text:p>
          </table:table-cell>
          <table:table-cell table:formula="of:=IF([.I200]&gt;[.J200]; 1; 0)" office:value-type="float" office:value="1" calcext:value-type="float">
            <text:p>1</text:p>
          </table:table-cell>
          <table:table-cell office:value-type="float" office:value="111814" calcext:value-type="float">
            <text:p>111814</text:p>
          </table:table-cell>
          <table:table-cell office:value-type="float" office:value="76654" calcext:value-type="float">
            <text:p>76654</text:p>
          </table:table-cell>
          <table:table-cell table:formula="of:=([.M200]-[.N200])*100/[.M200]" office:value-type="float" office:value="31.4450784338276" calcext:value-type="float">
            <text:p>31.4450784338</text:p>
          </table:table-cell>
          <table:table-cell table:formula="of:=IF([.M200]&gt;[.N20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0269" calcext:value-type="float">
            <text:p>1750269</text:p>
          </table:table-cell>
          <table:table-cell office:value-type="float" office:value="1628426" calcext:value-type="float">
            <text:p>1628426</text:p>
          </table:table-cell>
          <table:table-cell table:formula="of:=([.A201]-[.B201])*100/[.A201]" office:value-type="float" office:value="6.96138707821484" calcext:value-type="float">
            <text:p>6.9613870782</text:p>
          </table:table-cell>
          <table:table-cell table:formula="of:=IF([.A201]&gt;[.B201]; 1; 0)" office:value-type="float" office:value="1" calcext:value-type="float">
            <text:p>1</text:p>
          </table:table-cell>
          <table:table-cell office:value-type="float" office:value="244979" calcext:value-type="float">
            <text:p>244979</text:p>
          </table:table-cell>
          <table:table-cell office:value-type="float" office:value="243852" calcext:value-type="float">
            <text:p>243852</text:p>
          </table:table-cell>
          <table:table-cell table:formula="of:=([.E201]-[.F201])*100/[.E201]" office:value-type="float" office:value="0.46003943195131" calcext:value-type="float">
            <text:p>0.460039432</text:p>
          </table:table-cell>
          <table:table-cell table:formula="of:=IF([.E201]&gt;[.F201]; 1; 0)" office:value-type="float" office:value="1" calcext:value-type="float">
            <text:p>1</text:p>
          </table:table-cell>
          <table:table-cell office:value-type="float" office:value="9340" calcext:value-type="float">
            <text:p>9340</text:p>
          </table:table-cell>
          <table:table-cell office:value-type="float" office:value="8871" calcext:value-type="float">
            <text:p>8871</text:p>
          </table:table-cell>
          <table:table-cell table:formula="of:=([.I201]-[.J201])*100/[.I201]" office:value-type="float" office:value="5.02141327623126" calcext:value-type="float">
            <text:p>5.0214132762</text:p>
          </table:table-cell>
          <table:table-cell table:formula="of:=IF([.I201]&gt;[.J201]; 1; 0)" office:value-type="float" office:value="1" calcext:value-type="float">
            <text:p>1</text:p>
          </table:table-cell>
          <table:table-cell office:value-type="float" office:value="77311" calcext:value-type="float">
            <text:p>77311</text:p>
          </table:table-cell>
          <table:table-cell office:value-type="float" office:value="75675" calcext:value-type="float">
            <text:p>75675</text:p>
          </table:table-cell>
          <table:table-cell table:formula="of:=([.M201]-[.N201])*100/[.M201]" office:value-type="float" office:value="2.11612836465703" calcext:value-type="float">
            <text:p>2.1161283647</text:p>
          </table:table-cell>
          <table:table-cell table:formula="of:=IF([.M201]&gt;[.N20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0144" calcext:value-type="float">
            <text:p>1690144</text:p>
          </table:table-cell>
          <table:table-cell office:value-type="float" office:value="1742017" calcext:value-type="float">
            <text:p>1742017</text:p>
          </table:table-cell>
          <table:table-cell table:formula="of:=([.A202]-[.B202])*100/[.A202]" office:value-type="float" office:value="-3.06914677092603" calcext:value-type="float">
            <text:p>-3.0691467709</text:p>
          </table:table-cell>
          <table:table-cell table:formula="of:=IF([.A202]&gt;[.B202]; 1; 0)" office:value-type="float" office:value="0" calcext:value-type="float">
            <text:p>0</text:p>
          </table:table-cell>
          <table:table-cell office:value-type="float" office:value="314841" calcext:value-type="float">
            <text:p>314841</text:p>
          </table:table-cell>
          <table:table-cell office:value-type="float" office:value="267819" calcext:value-type="float">
            <text:p>267819</text:p>
          </table:table-cell>
          <table:table-cell table:formula="of:=([.E202]-[.F202])*100/[.E202]" office:value-type="float" office:value="14.935157746291" calcext:value-type="float">
            <text:p>14.9351577463</text:p>
          </table:table-cell>
          <table:table-cell table:formula="of:=IF([.E202]&gt;[.F202]; 1; 0)" office:value-type="float" office:value="1" calcext:value-type="float">
            <text:p>1</text:p>
          </table:table-cell>
          <table:table-cell office:value-type="float" office:value="29818" calcext:value-type="float">
            <text:p>29818</text:p>
          </table:table-cell>
          <table:table-cell office:value-type="float" office:value="8965" calcext:value-type="float">
            <text:p>8965</text:p>
          </table:table-cell>
          <table:table-cell table:formula="of:=([.I202]-[.J202])*100/[.I202]" office:value-type="float" office:value="69.9342678918774" calcext:value-type="float">
            <text:p>69.9342678919</text:p>
          </table:table-cell>
          <table:table-cell table:formula="of:=IF([.I202]&gt;[.J202]; 1; 0)" office:value-type="float" office:value="1" calcext:value-type="float">
            <text:p>1</text:p>
          </table:table-cell>
          <table:table-cell office:value-type="float" office:value="104739" calcext:value-type="float">
            <text:p>104739</text:p>
          </table:table-cell>
          <table:table-cell office:value-type="float" office:value="75612" calcext:value-type="float">
            <text:p>75612</text:p>
          </table:table-cell>
          <table:table-cell table:formula="of:=([.M202]-[.N202])*100/[.M202]" office:value-type="float" office:value="27.8091255406296" calcext:value-type="float">
            <text:p>27.8091255406</text:p>
          </table:table-cell>
          <table:table-cell table:formula="of:=IF([.M202]&gt;[.N20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2824" calcext:value-type="float">
            <text:p>1962824</text:p>
          </table:table-cell>
          <table:table-cell office:value-type="float" office:value="1747003" calcext:value-type="float">
            <text:p>1747003</text:p>
          </table:table-cell>
          <table:table-cell table:formula="of:=([.A203]-[.B203])*100/[.A203]" office:value-type="float" office:value="10.995433110661" calcext:value-type="float">
            <text:p>10.9954331107</text:p>
          </table:table-cell>
          <table:table-cell table:formula="of:=IF([.A203]&gt;[.B203]; 1; 0)" office:value-type="float" office:value="1" calcext:value-type="float">
            <text:p>1</text:p>
          </table:table-cell>
          <table:table-cell office:value-type="float" office:value="248977" calcext:value-type="float">
            <text:p>248977</text:p>
          </table:table-cell>
          <table:table-cell office:value-type="float" office:value="247101" calcext:value-type="float">
            <text:p>247101</text:p>
          </table:table-cell>
          <table:table-cell table:formula="of:=([.E203]-[.F203])*100/[.E203]" office:value-type="float" office:value="0.753483253473212" calcext:value-type="float">
            <text:p>0.7534832535</text:p>
          </table:table-cell>
          <table:table-cell table:formula="of:=IF([.E203]&gt;[.F203]; 1; 0)" office:value-type="float" office:value="1" calcext:value-type="float">
            <text:p>1</text:p>
          </table:table-cell>
          <table:table-cell office:value-type="float" office:value="9261" calcext:value-type="float">
            <text:p>9261</text:p>
          </table:table-cell>
          <table:table-cell office:value-type="float" office:value="8814" calcext:value-type="float">
            <text:p>8814</text:p>
          </table:table-cell>
          <table:table-cell table:formula="of:=([.I203]-[.J203])*100/[.I203]" office:value-type="float" office:value="4.82669258179462" calcext:value-type="float">
            <text:p>4.8266925818</text:p>
          </table:table-cell>
          <table:table-cell table:formula="of:=IF([.I203]&gt;[.J203]; 1; 0)" office:value-type="float" office:value="1" calcext:value-type="float">
            <text:p>1</text:p>
          </table:table-cell>
          <table:table-cell office:value-type="float" office:value="78895" calcext:value-type="float">
            <text:p>78895</text:p>
          </table:table-cell>
          <table:table-cell office:value-type="float" office:value="76025" calcext:value-type="float">
            <text:p>76025</text:p>
          </table:table-cell>
          <table:table-cell table:formula="of:=([.M203]-[.N203])*100/[.M203]" office:value-type="float" office:value="3.63774637175993" calcext:value-type="float">
            <text:p>3.6377463718</text:p>
          </table:table-cell>
          <table:table-cell table:formula="of:=IF([.M203]&gt;[.N20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428" calcext:value-type="float">
            <text:p>75428</text:p>
          </table:table-cell>
          <table:table-cell office:value-type="float" office:value="69632" calcext:value-type="float">
            <text:p>69632</text:p>
          </table:table-cell>
          <table:table-cell table:formula="of:=([.A204]-[.B204])*100/[.A204]" office:value-type="float" office:value="7.68414912234184" calcext:value-type="float">
            <text:p>7.6841491223</text:p>
          </table:table-cell>
          <table:table-cell table:formula="of:=IF([.A204]&gt;[.B204]; 1; 0)" office:value-type="float" office:value="1" calcext:value-type="float">
            <text:p>1</text:p>
          </table:table-cell>
          <table:table-cell office:value-type="float" office:value="81286" calcext:value-type="float">
            <text:p>81286</text:p>
          </table:table-cell>
          <table:table-cell office:value-type="float" office:value="72817" calcext:value-type="float">
            <text:p>72817</text:p>
          </table:table-cell>
          <table:table-cell table:formula="of:=([.E204]-[.F204])*100/[.E204]" office:value-type="float" office:value="10.4187682995842" calcext:value-type="float">
            <text:p>10.4187682996</text:p>
          </table:table-cell>
          <table:table-cell table:formula="of:=IF([.E204]&gt;[.F204]; 1; 0)" office:value-type="float" office:value="1" calcext:value-type="float">
            <text:p>1</text:p>
          </table:table-cell>
          <table:table-cell office:value-type="float" office:value="38233" calcext:value-type="float">
            <text:p>38233</text:p>
          </table:table-cell>
          <table:table-cell office:value-type="float" office:value="33994" calcext:value-type="float">
            <text:p>33994</text:p>
          </table:table-cell>
          <table:table-cell table:formula="of:=([.I204]-[.J204])*100/[.I204]" office:value-type="float" office:value="11.0872806214527" calcext:value-type="float">
            <text:p>11.0872806215</text:p>
          </table:table-cell>
          <table:table-cell table:formula="of:=IF([.I204]&gt;[.J204]; 1; 0)" office:value-type="float" office:value="1" calcext:value-type="float">
            <text:p>1</text:p>
          </table:table-cell>
          <table:table-cell office:value-type="float" office:value="52608" calcext:value-type="float">
            <text:p>52608</text:p>
          </table:table-cell>
          <table:table-cell office:value-type="float" office:value="47854" calcext:value-type="float">
            <text:p>47854</text:p>
          </table:table-cell>
          <table:table-cell table:formula="of:=([.M204]-[.N204])*100/[.M204]" office:value-type="float" office:value="9.03664841849148" calcext:value-type="float">
            <text:p>9.0366484185</text:p>
          </table:table-cell>
          <table:table-cell table:formula="of:=IF([.M204]&gt;[.N20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82" calcext:value-type="float">
            <text:p>282</text:p>
          </table:table-cell>
          <table:table-cell table:formula="of:=([.A205]-[.B205])*100/[.A205]" office:value-type="float" office:value="9.32475884244373" calcext:value-type="float">
            <text:p>9.3247588424</text:p>
          </table:table-cell>
          <table:table-cell table:formula="of:=IF([.A205]&gt;[.B205]; 1; 0)"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266" calcext:value-type="float">
            <text:p>266</text:p>
          </table:table-cell>
          <table:table-cell table:formula="of:=([.E205]-[.F205])*100/[.E205]" office:value-type="float" office:value="36.3636363636364" calcext:value-type="float">
            <text:p>36.3636363636</text:p>
          </table:table-cell>
          <table:table-cell table:formula="of:=IF([.E205]&gt;[.F205]; 1; 0)"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215" calcext:value-type="float">
            <text:p>215</text:p>
          </table:table-cell>
          <table:table-cell table:formula="of:=([.I205]-[.J205])*100/[.I205]" office:value-type="float" office:value="-3.86473429951691" calcext:value-type="float">
            <text:p>-3.8647342995</text:p>
          </table:table-cell>
          <table:table-cell table:formula="of:=IF([.I205]&gt;[.J205]; 1; 0)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234" calcext:value-type="float">
            <text:p>234</text:p>
          </table:table-cell>
          <table:table-cell table:formula="of:=([.M205]-[.N205])*100/[.M205]" office:value-type="float" office:value="9.30232558139535" calcext:value-type="float">
            <text:p>9.3023255814</text:p>
          </table:table-cell>
          <table:table-cell table:formula="of:=IF([.M205]&gt;[.N20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766" calcext:value-type="float">
            <text:p>73766</text:p>
          </table:table-cell>
          <table:table-cell office:value-type="float" office:value="68943" calcext:value-type="float">
            <text:p>68943</text:p>
          </table:table-cell>
          <table:table-cell table:formula="of:=([.A206]-[.B206])*100/[.A206]" office:value-type="float" office:value="6.53824255076865" calcext:value-type="float">
            <text:p>6.5382425508</text:p>
          </table:table-cell>
          <table:table-cell table:formula="of:=IF([.A206]&gt;[.B206]; 1; 0)" office:value-type="float" office:value="1" calcext:value-type="float">
            <text:p>1</text:p>
          </table:table-cell>
          <table:table-cell office:value-type="float" office:value="80480" calcext:value-type="float">
            <text:p>80480</text:p>
          </table:table-cell>
          <table:table-cell office:value-type="float" office:value="72542" calcext:value-type="float">
            <text:p>72542</text:p>
          </table:table-cell>
          <table:table-cell table:formula="of:=([.E206]-[.F206])*100/[.E206]" office:value-type="float" office:value="9.86332007952286" calcext:value-type="float">
            <text:p>9.8633200795</text:p>
          </table:table-cell>
          <table:table-cell table:formula="of:=IF([.E206]&gt;[.F206]; 1; 0)" office:value-type="float" office:value="1" calcext:value-type="float">
            <text:p>1</text:p>
          </table:table-cell>
          <table:table-cell office:value-type="float" office:value="37538" calcext:value-type="float">
            <text:p>37538</text:p>
          </table:table-cell>
          <table:table-cell office:value-type="float" office:value="33417" calcext:value-type="float">
            <text:p>33417</text:p>
          </table:table-cell>
          <table:table-cell table:formula="of:=([.I206]-[.J206])*100/[.I206]" office:value-type="float" office:value="10.9782087484682" calcext:value-type="float">
            <text:p>10.9782087485</text:p>
          </table:table-cell>
          <table:table-cell table:formula="of:=IF([.I206]&gt;[.J206]; 1; 0)" office:value-type="float" office:value="1" calcext:value-type="float">
            <text:p>1</text:p>
          </table:table-cell>
          <table:table-cell office:value-type="float" office:value="52299" calcext:value-type="float">
            <text:p>52299</text:p>
          </table:table-cell>
          <table:table-cell office:value-type="float" office:value="48157" calcext:value-type="float">
            <text:p>48157</text:p>
          </table:table-cell>
          <table:table-cell table:formula="of:=([.M206]-[.N206])*100/[.M206]" office:value-type="float" office:value="7.91984550373812" calcext:value-type="float">
            <text:p>7.9198455037</text:p>
          </table:table-cell>
          <table:table-cell table:formula="of:=IF([.M206]&gt;[.N20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73" calcext:value-type="float">
            <text:p>473</text:p>
          </table:table-cell>
          <table:table-cell table:formula="of:=([.A207]-[.B207])*100/[.A207]" office:value-type="float" office:value="11.588785046729" calcext:value-type="float">
            <text:p>11.5887850467</text:p>
          </table:table-cell>
          <table:table-cell table:formula="of:=IF([.A207]&gt;[.B207]; 1; 0)"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473" calcext:value-type="float">
            <text:p>473</text:p>
          </table:table-cell>
          <table:table-cell table:formula="of:=([.E207]-[.F207])*100/[.E207]" office:value-type="float" office:value="9.90476190476191" calcext:value-type="float">
            <text:p>9.9047619048</text:p>
          </table:table-cell>
          <table:table-cell table:formula="of:=IF([.E207]&gt;[.F207]; 1; 0)"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312" calcext:value-type="float">
            <text:p>312</text:p>
          </table:table-cell>
          <table:table-cell table:formula="of:=([.I207]-[.J207])*100/[.I207]" office:value-type="float" office:value="8.23529411764706" calcext:value-type="float">
            <text:p>8.2352941176</text:p>
          </table:table-cell>
          <table:table-cell table:formula="of:=IF([.I207]&gt;[.J207]; 1; 0)" office:value-type="float" office:value="1" calcext:value-type="float">
            <text:p>1</text:p>
          </table:table-cell>
          <table:table-cell office:value-type="float" office:value="484" calcext:value-type="float">
            <text:p>484</text:p>
          </table:table-cell>
          <table:table-cell office:value-type="float" office:value="477" calcext:value-type="float">
            <text:p>477</text:p>
          </table:table-cell>
          <table:table-cell table:formula="of:=([.M207]-[.N207])*100/[.M207]" office:value-type="float" office:value="1.44628099173554" calcext:value-type="float">
            <text:p>1.4462809917</text:p>
          </table:table-cell>
          <table:table-cell table:formula="of:=IF([.M207]&gt;[.N20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float" office:value="67886" calcext:value-type="float">
            <text:p>67886</text:p>
          </table:table-cell>
          <table:table-cell table:formula="of:=([.A208]-[.B208])*100/[.A208]" office:value-type="float" office:value="10.3933474128828" calcext:value-type="float">
            <text:p>10.3933474129</text:p>
          </table:table-cell>
          <table:table-cell table:formula="of:=IF([.A208]&gt;[.B208]; 1; 0)" office:value-type="float" office:value="1" calcext:value-type="float">
            <text:p>1</text:p>
          </table:table-cell>
          <table:table-cell office:value-type="float" office:value="80881" calcext:value-type="float">
            <text:p>80881</text:p>
          </table:table-cell>
          <table:table-cell office:value-type="float" office:value="74456" calcext:value-type="float">
            <text:p>74456</text:p>
          </table:table-cell>
          <table:table-cell table:formula="of:=([.E208]-[.F208])*100/[.E208]" office:value-type="float" office:value="7.94376924123094" calcext:value-type="float">
            <text:p>7.9437692412</text:p>
          </table:table-cell>
          <table:table-cell table:formula="of:=IF([.E208]&gt;[.F208]; 1; 0)" office:value-type="float" office:value="1" calcext:value-type="float">
            <text:p>1</text:p>
          </table:table-cell>
          <table:table-cell office:value-type="float" office:value="38021" calcext:value-type="float">
            <text:p>38021</text:p>
          </table:table-cell>
          <table:table-cell office:value-type="float" office:value="33417" calcext:value-type="float">
            <text:p>33417</text:p>
          </table:table-cell>
          <table:table-cell table:formula="of:=([.I208]-[.J208])*100/[.I208]" office:value-type="float" office:value="12.1090976039557" calcext:value-type="float">
            <text:p>12.109097604</text:p>
          </table:table-cell>
          <table:table-cell table:formula="of:=IF([.I208]&gt;[.J208]; 1; 0)" office:value-type="float" office:value="1" calcext:value-type="float">
            <text:p>1</text:p>
          </table:table-cell>
          <table:table-cell office:value-type="float" office:value="53066" calcext:value-type="float">
            <text:p>53066</text:p>
          </table:table-cell>
          <table:table-cell office:value-type="float" office:value="47151" calcext:value-type="float">
            <text:p>47151</text:p>
          </table:table-cell>
          <table:table-cell table:formula="of:=([.M208]-[.N208])*100/[.M208]" office:value-type="float" office:value="11.1464968152866" calcext:value-type="float">
            <text:p>11.1464968153</text:p>
          </table:table-cell>
          <table:table-cell table:formula="of:=IF([.M208]&gt;[.N20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48" calcext:value-type="float">
            <text:p>648</text:p>
          </table:table-cell>
          <table:table-cell table:formula="of:=([.A209]-[.B209])*100/[.A209]" office:value-type="float" office:value="7.42857142857143" calcext:value-type="float">
            <text:p>7.4285714286</text:p>
          </table:table-cell>
          <table:table-cell table:formula="of:=IF([.A209]&gt;[.B209]; 1; 0)" office:value-type="float" office:value="1" calcext:value-type="float">
            <text:p>1</text:p>
          </table:table-cell>
          <table:table-cell office:value-type="float" office:value="704" calcext:value-type="float">
            <text:p>704</text:p>
          </table:table-cell>
          <table:table-cell office:value-type="float" office:value="644" calcext:value-type="float">
            <text:p>644</text:p>
          </table:table-cell>
          <table:table-cell table:formula="of:=([.E209]-[.F209])*100/[.E209]" office:value-type="float" office:value="8.52272727272727" calcext:value-type="float">
            <text:p>8.5227272727</text:p>
          </table:table-cell>
          <table:table-cell table:formula="of:=IF([.E209]&gt;[.F209]; 1; 0)"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office:value-type="float" office:value="477" calcext:value-type="float">
            <text:p>477</text:p>
          </table:table-cell>
          <table:table-cell table:formula="of:=([.I209]-[.J209])*100/[.I209]" office:value-type="float" office:value="10" calcext:value-type="float">
            <text:p>10</text:p>
          </table:table-cell>
          <table:table-cell table:formula="of:=IF([.I209]&gt;[.J209]; 1; 0)" office:value-type="float" office:value="1" calcext:value-type="float">
            <text:p>1</text:p>
          </table:table-cell>
          <table:table-cell office:value-type="float" office:value="728" calcext:value-type="float">
            <text:p>728</text:p>
          </table:table-cell>
          <table:table-cell office:value-type="float" office:value="678" calcext:value-type="float">
            <text:p>678</text:p>
          </table:table-cell>
          <table:table-cell table:formula="of:=([.M209]-[.N209])*100/[.M209]" office:value-type="float" office:value="6.86813186813187" calcext:value-type="float">
            <text:p>6.8681318681</text:p>
          </table:table-cell>
          <table:table-cell table:formula="of:=IF([.M209]&gt;[.N20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497" calcext:value-type="float">
            <text:p>74497</text:p>
          </table:table-cell>
          <table:table-cell office:value-type="float" office:value="67710" calcext:value-type="float">
            <text:p>67710</text:p>
          </table:table-cell>
          <table:table-cell table:formula="of:=([.A210]-[.B210])*100/[.A210]" office:value-type="float" office:value="9.11043397720714" calcext:value-type="float">
            <text:p>9.1104339772</text:p>
          </table:table-cell>
          <table:table-cell table:formula="of:=IF([.A210]&gt;[.B210]; 1; 0)" office:value-type="float" office:value="1" calcext:value-type="float">
            <text:p>1</text:p>
          </table:table-cell>
          <table:table-cell office:value-type="float" office:value="79852" calcext:value-type="float">
            <text:p>79852</text:p>
          </table:table-cell>
          <table:table-cell office:value-type="float" office:value="72107" calcext:value-type="float">
            <text:p>72107</text:p>
          </table:table-cell>
          <table:table-cell table:formula="of:=([.E210]-[.F210])*100/[.E210]" office:value-type="float" office:value="9.69919350798978" calcext:value-type="float">
            <text:p>9.699193508</text:p>
          </table:table-cell>
          <table:table-cell table:formula="of:=IF([.E210]&gt;[.F210]; 1; 0)" office:value-type="float" office:value="1" calcext:value-type="float">
            <text:p>1</text:p>
          </table:table-cell>
          <table:table-cell office:value-type="float" office:value="37802" calcext:value-type="float">
            <text:p>37802</text:p>
          </table:table-cell>
          <table:table-cell office:value-type="float" office:value="33310" calcext:value-type="float">
            <text:p>33310</text:p>
          </table:table-cell>
          <table:table-cell table:formula="of:=([.I210]-[.J210])*100/[.I210]" office:value-type="float" office:value="11.8829691550712" calcext:value-type="float">
            <text:p>11.8829691551</text:p>
          </table:table-cell>
          <table:table-cell table:formula="of:=IF([.I210]&gt;[.J210]; 1; 0)" office:value-type="float" office:value="1" calcext:value-type="float">
            <text:p>1</text:p>
          </table:table-cell>
          <table:table-cell office:value-type="float" office:value="52235" calcext:value-type="float">
            <text:p>52235</text:p>
          </table:table-cell>
          <table:table-cell office:value-type="float" office:value="46972" calcext:value-type="float">
            <text:p>46972</text:p>
          </table:table-cell>
          <table:table-cell table:formula="of:=([.M210]-[.N210])*100/[.M210]" office:value-type="float" office:value="10.0756197951565" calcext:value-type="float">
            <text:p>10.0756197952</text:p>
          </table:table-cell>
          <table:table-cell table:formula="of:=IF([.M210]&gt;[.N21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830" calcext:value-type="float">
            <text:p>830</text:p>
          </table:table-cell>
          <table:table-cell table:formula="of:=([.A211]-[.B211])*100/[.A211]" office:value-type="float" office:value="6.63667041619798" calcext:value-type="float">
            <text:p>6.6366704162</text:p>
          </table:table-cell>
          <table:table-cell table:formula="of:=IF([.A211]&gt;[.B211]; 1; 0)" office:value-type="float" office:value="1" calcext:value-type="float">
            <text:p>1</text:p>
          </table:table-cell>
          <table:table-cell office:value-type="float" office:value="961" calcext:value-type="float">
            <text:p>961</text:p>
          </table:table-cell>
          <table:table-cell office:value-type="float" office:value="887" calcext:value-type="float">
            <text:p>887</text:p>
          </table:table-cell>
          <table:table-cell table:formula="of:=([.E211]-[.F211])*100/[.E211]" office:value-type="float" office:value="7.7003121748179" calcext:value-type="float">
            <text:p>7.7003121748</text:p>
          </table:table-cell>
          <table:table-cell table:formula="of:=IF([.E211]&gt;[.F211]; 1; 0)"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float" office:value="565" calcext:value-type="float">
            <text:p>565</text:p>
          </table:table-cell>
          <table:table-cell table:formula="of:=([.I211]-[.J211])*100/[.I211]" office:value-type="float" office:value="10.3174603174603" calcext:value-type="float">
            <text:p>10.3174603175</text:p>
          </table:table-cell>
          <table:table-cell table:formula="of:=IF([.I211]&gt;[.J211]; 1; 0)" office:value-type="float" office:value="1" calcext:value-type="float">
            <text:p>1</text:p>
          </table:table-cell>
          <table:table-cell office:value-type="float" office:value="1110" calcext:value-type="float">
            <text:p>1110</text:p>
          </table:table-cell>
          <table:table-cell office:value-type="float" office:value="891" calcext:value-type="float">
            <text:p>891</text:p>
          </table:table-cell>
          <table:table-cell table:formula="of:=([.M211]-[.N211])*100/[.M211]" office:value-type="float" office:value="19.7297297297297" calcext:value-type="float">
            <text:p>19.7297297297</text:p>
          </table:table-cell>
          <table:table-cell table:formula="of:=IF([.M211]&gt;[.N21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744" calcext:value-type="float">
            <text:p>74744</text:p>
          </table:table-cell>
          <table:table-cell office:value-type="float" office:value="66820" calcext:value-type="float">
            <text:p>66820</text:p>
          </table:table-cell>
          <table:table-cell table:formula="of:=([.A212]-[.B212])*100/[.A212]" office:value-type="float" office:value="10.6015198544365" calcext:value-type="float">
            <text:p>10.6015198544</text:p>
          </table:table-cell>
          <table:table-cell table:formula="of:=IF([.A212]&gt;[.B212]; 1; 0)" office:value-type="float" office:value="1" calcext:value-type="float">
            <text:p>1</text:p>
          </table:table-cell>
          <table:table-cell office:value-type="float" office:value="80139" calcext:value-type="float">
            <text:p>80139</text:p>
          </table:table-cell>
          <table:table-cell office:value-type="float" office:value="72371" calcext:value-type="float">
            <text:p>72371</text:p>
          </table:table-cell>
          <table:table-cell table:formula="of:=([.E212]-[.F212])*100/[.E212]" office:value-type="float" office:value="9.69315813773568" calcext:value-type="float">
            <text:p>9.6931581377</text:p>
          </table:table-cell>
          <table:table-cell table:formula="of:=IF([.E212]&gt;[.F212]; 1; 0)" office:value-type="float" office:value="1" calcext:value-type="float">
            <text:p>1</text:p>
          </table:table-cell>
          <table:table-cell office:value-type="float" office:value="38039" calcext:value-type="float">
            <text:p>38039</text:p>
          </table:table-cell>
          <table:table-cell office:value-type="float" office:value="33650" calcext:value-type="float">
            <text:p>33650</text:p>
          </table:table-cell>
          <table:table-cell table:formula="of:=([.I212]-[.J212])*100/[.I212]" office:value-type="float" office:value="11.5381582060517" calcext:value-type="float">
            <text:p>11.5381582061</text:p>
          </table:table-cell>
          <table:table-cell table:formula="of:=IF([.I212]&gt;[.J212]; 1; 0)" office:value-type="float" office:value="1" calcext:value-type="float">
            <text:p>1</text:p>
          </table:table-cell>
          <table:table-cell office:value-type="float" office:value="52746" calcext:value-type="float">
            <text:p>52746</text:p>
          </table:table-cell>
          <table:table-cell office:value-type="float" office:value="47002" calcext:value-type="float">
            <text:p>47002</text:p>
          </table:table-cell>
          <table:table-cell table:formula="of:=([.M212]-[.N212])*100/[.M212]" office:value-type="float" office:value="10.8899253023926" calcext:value-type="float">
            <text:p>10.8899253024</text:p>
          </table:table-cell>
          <table:table-cell table:formula="of:=IF([.M212]&gt;[.N21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084" calcext:value-type="float">
            <text:p>1084</text:p>
          </table:table-cell>
          <table:table-cell table:formula="of:=([.A213]-[.B213])*100/[.A213]" office:value-type="float" office:value="9.13663034367142" calcext:value-type="float">
            <text:p>9.1366303437</text:p>
          </table:table-cell>
          <table:table-cell table:formula="of:=IF([.A213]&gt;[.B213]; 1; 0)" office:value-type="float" office:value="1" calcext:value-type="float">
            <text:p>1</text:p>
          </table:table-cell>
          <table:table-cell office:value-type="float" office:value="1519" calcext:value-type="float">
            <text:p>1519</text:p>
          </table:table-cell>
          <table:table-cell office:value-type="float" office:value="1083" calcext:value-type="float">
            <text:p>1083</text:p>
          </table:table-cell>
          <table:table-cell table:formula="of:=([.E213]-[.F213])*100/[.E213]" office:value-type="float" office:value="28.7030941408822" calcext:value-type="float">
            <text:p>28.7030941409</text:p>
          </table:table-cell>
          <table:table-cell table:formula="of:=IF([.E213]&gt;[.F213]; 1; 0)" office:value-type="float" office:value="1" calcext:value-type="float">
            <text:p>1</text:p>
          </table:table-cell>
          <table:table-cell office:value-type="float" office:value="831" calcext:value-type="float">
            <text:p>831</text:p>
          </table:table-cell>
          <table:table-cell office:value-type="float" office:value="740" calcext:value-type="float">
            <text:p>740</text:p>
          </table:table-cell>
          <table:table-cell table:formula="of:=([.I213]-[.J213])*100/[.I213]" office:value-type="float" office:value="10.9506618531889" calcext:value-type="float">
            <text:p>10.9506618532</text:p>
          </table:table-cell>
          <table:table-cell table:formula="of:=IF([.I213]&gt;[.J213]; 1; 0)" office:value-type="float" office:value="1" calcext:value-type="float">
            <text:p>1</text:p>
          </table:table-cell>
          <table:table-cell office:value-type="float" office:value="1121" calcext:value-type="float">
            <text:p>1121</text:p>
          </table:table-cell>
          <table:table-cell office:value-type="float" office:value="1036" calcext:value-type="float">
            <text:p>1036</text:p>
          </table:table-cell>
          <table:table-cell table:formula="of:=([.M213]-[.N213])*100/[.M213]" office:value-type="float" office:value="7.58251561106155" calcext:value-type="float">
            <text:p>7.5825156111</text:p>
          </table:table-cell>
          <table:table-cell table:formula="of:=IF([.M213]&gt;[.N21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667" calcext:value-type="float">
            <text:p>81667</text:p>
          </table:table-cell>
          <table:table-cell office:value-type="float" office:value="67388" calcext:value-type="float">
            <text:p>67388</text:p>
          </table:table-cell>
          <table:table-cell table:formula="of:=([.A214]-[.B214])*100/[.A214]" office:value-type="float" office:value="17.4844184309452" calcext:value-type="float">
            <text:p>17.4844184309</text:p>
          </table:table-cell>
          <table:table-cell table:formula="of:=IF([.A214]&gt;[.B214]; 1; 0)" office:value-type="float" office:value="1" calcext:value-type="float">
            <text:p>1</text:p>
          </table:table-cell>
          <table:table-cell office:value-type="float" office:value="79841" calcext:value-type="float">
            <text:p>79841</text:p>
          </table:table-cell>
          <table:table-cell office:value-type="float" office:value="72218" calcext:value-type="float">
            <text:p>72218</text:p>
          </table:table-cell>
          <table:table-cell table:formula="of:=([.E214]-[.F214])*100/[.E214]" office:value-type="float" office:value="9.54772610563495" calcext:value-type="float">
            <text:p>9.5477261056</text:p>
          </table:table-cell>
          <table:table-cell table:formula="of:=IF([.E214]&gt;[.F214]; 1; 0)" office:value-type="float" office:value="1" calcext:value-type="float">
            <text:p>1</text:p>
          </table:table-cell>
          <table:table-cell office:value-type="float" office:value="38001" calcext:value-type="float">
            <text:p>38001</text:p>
          </table:table-cell>
          <table:table-cell office:value-type="float" office:value="32719" calcext:value-type="float">
            <text:p>32719</text:p>
          </table:table-cell>
          <table:table-cell table:formula="of:=([.I214]-[.J214])*100/[.I214]" office:value-type="float" office:value="13.8996342201521" calcext:value-type="float">
            <text:p>13.8996342202</text:p>
          </table:table-cell>
          <table:table-cell table:formula="of:=IF([.I214]&gt;[.J214]; 1; 0)" office:value-type="float" office:value="1" calcext:value-type="float">
            <text:p>1</text:p>
          </table:table-cell>
          <table:table-cell office:value-type="float" office:value="52906" calcext:value-type="float">
            <text:p>52906</text:p>
          </table:table-cell>
          <table:table-cell office:value-type="float" office:value="46102" calcext:value-type="float">
            <text:p>46102</text:p>
          </table:table-cell>
          <table:table-cell table:formula="of:=([.M214]-[.N214])*100/[.M214]" office:value-type="float" office:value="12.860545117756" calcext:value-type="float">
            <text:p>12.8605451178</text:p>
          </table:table-cell>
          <table:table-cell table:formula="of:=IF([.M214]&gt;[.N21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283" calcext:value-type="float">
            <text:p>1283</text:p>
          </table:table-cell>
          <table:table-cell table:formula="of:=([.A215]-[.B215])*100/[.A215]" office:value-type="float" office:value="6.69090909090909" calcext:value-type="float">
            <text:p>6.6909090909</text:p>
          </table:table-cell>
          <table:table-cell table:formula="of:=IF([.A215]&gt;[.B215]; 1; 0)" office:value-type="float" office:value="1" calcext:value-type="float">
            <text:p>1</text:p>
          </table:table-cell>
          <table:table-cell office:value-type="float" office:value="1374" calcext:value-type="float">
            <text:p>1374</text:p>
          </table:table-cell>
          <table:table-cell office:value-type="float" office:value="1279" calcext:value-type="float">
            <text:p>1279</text:p>
          </table:table-cell>
          <table:table-cell table:formula="of:=([.E215]-[.F215])*100/[.E215]" office:value-type="float" office:value="6.91411935953421" calcext:value-type="float">
            <text:p>6.9141193595</text:p>
          </table:table-cell>
          <table:table-cell table:formula="of:=IF([.E215]&gt;[.F215]; 1; 0)" office:value-type="float" office:value="1" calcext:value-type="float">
            <text:p>1</text:p>
          </table:table-cell>
          <table:table-cell office:value-type="float" office:value="983" calcext:value-type="float">
            <text:p>983</text:p>
          </table:table-cell>
          <table:table-cell office:value-type="float" office:value="867" calcext:value-type="float">
            <text:p>867</text:p>
          </table:table-cell>
          <table:table-cell table:formula="of:=([.I215]-[.J215])*100/[.I215]" office:value-type="float" office:value="11.8006103763988" calcext:value-type="float">
            <text:p>11.8006103764</text:p>
          </table:table-cell>
          <table:table-cell table:formula="of:=IF([.I215]&gt;[.J215]; 1; 0)"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office:value-type="float" office:value="1323" calcext:value-type="float">
            <text:p>1323</text:p>
          </table:table-cell>
          <table:table-cell table:formula="of:=([.M215]-[.N215])*100/[.M215]" office:value-type="float" office:value="5.5" calcext:value-type="float">
            <text:p>5.5</text:p>
          </table:table-cell>
          <table:table-cell table:formula="of:=IF([.M215]&gt;[.N21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197" calcext:value-type="float">
            <text:p>79197</text:p>
          </table:table-cell>
          <table:table-cell office:value-type="float" office:value="66874" calcext:value-type="float">
            <text:p>66874</text:p>
          </table:table-cell>
          <table:table-cell table:formula="of:=([.A216]-[.B216])*100/[.A216]" office:value-type="float" office:value="15.5599328257384" calcext:value-type="float">
            <text:p>15.5599328257</text:p>
          </table:table-cell>
          <table:table-cell table:formula="of:=IF([.A216]&gt;[.B216]; 1; 0)" office:value-type="float" office:value="1" calcext:value-type="float">
            <text:p>1</text:p>
          </table:table-cell>
          <table:table-cell office:value-type="float" office:value="80480" calcext:value-type="float">
            <text:p>80480</text:p>
          </table:table-cell>
          <table:table-cell office:value-type="float" office:value="70752" calcext:value-type="float">
            <text:p>70752</text:p>
          </table:table-cell>
          <table:table-cell table:formula="of:=([.E216]-[.F216])*100/[.E216]" office:value-type="float" office:value="12.0874751491054" calcext:value-type="float">
            <text:p>12.0874751491</text:p>
          </table:table-cell>
          <table:table-cell table:formula="of:=IF([.E216]&gt;[.F216]; 1; 0)" office:value-type="float" office:value="1" calcext:value-type="float">
            <text:p>1</text:p>
          </table:table-cell>
          <table:table-cell office:value-type="float" office:value="38106" calcext:value-type="float">
            <text:p>38106</text:p>
          </table:table-cell>
          <table:table-cell office:value-type="float" office:value="33200" calcext:value-type="float">
            <text:p>33200</text:p>
          </table:table-cell>
          <table:table-cell table:formula="of:=([.I216]-[.J216])*100/[.I216]" office:value-type="float" office:value="12.8746129218496" calcext:value-type="float">
            <text:p>12.8746129218</text:p>
          </table:table-cell>
          <table:table-cell table:formula="of:=IF([.I216]&gt;[.J216]; 1; 0)" office:value-type="float" office:value="1" calcext:value-type="float">
            <text:p>1</text:p>
          </table:table-cell>
          <table:table-cell office:value-type="float" office:value="52261" calcext:value-type="float">
            <text:p>52261</text:p>
          </table:table-cell>
          <table:table-cell office:value-type="float" office:value="46140" calcext:value-type="float">
            <text:p>46140</text:p>
          </table:table-cell>
          <table:table-cell table:formula="of:=([.M216]-[.N216])*100/[.M216]" office:value-type="float" office:value="11.712366774459" calcext:value-type="float">
            <text:p>11.7123667745</text:p>
          </table:table-cell>
          <table:table-cell table:formula="of:=IF([.M216]&gt;[.N21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483" calcext:value-type="float">
            <text:p>1483</text:p>
          </table:table-cell>
          <table:table-cell table:formula="of:=([.A217]-[.B217])*100/[.A217]" office:value-type="float" office:value="8.23019801980198" calcext:value-type="float">
            <text:p>8.2301980198</text:p>
          </table:table-cell>
          <table:table-cell table:formula="of:=IF([.A217]&gt;[.B217]; 1; 0)" office:value-type="float" office:value="1" calcext:value-type="float">
            <text:p>1</text:p>
          </table:table-cell>
          <table:table-cell office:value-type="float" office:value="1525" calcext:value-type="float">
            <text:p>1525</text:p>
          </table:table-cell>
          <table:table-cell office:value-type="float" office:value="1378" calcext:value-type="float">
            <text:p>1378</text:p>
          </table:table-cell>
          <table:table-cell table:formula="of:=([.E217]-[.F217])*100/[.E217]" office:value-type="float" office:value="9.63934426229508" calcext:value-type="float">
            <text:p>9.6393442623</text:p>
          </table:table-cell>
          <table:table-cell table:formula="of:=IF([.E217]&gt;[.F217]; 1; 0)" office:value-type="float" office:value="1" calcext:value-type="float">
            <text:p>1</text:p>
          </table:table-cell>
          <table:table-cell office:value-type="float" office:value="1131" calcext:value-type="float">
            <text:p>1131</text:p>
          </table:table-cell>
          <table:table-cell office:value-type="float" office:value="999" calcext:value-type="float">
            <text:p>999</text:p>
          </table:table-cell>
          <table:table-cell table:formula="of:=([.I217]-[.J217])*100/[.I217]" office:value-type="float" office:value="11.6710875331565" calcext:value-type="float">
            <text:p>11.6710875332</text:p>
          </table:table-cell>
          <table:table-cell table:formula="of:=IF([.I217]&gt;[.J217]; 1; 0)" office:value-type="float" office:value="1" calcext:value-type="float">
            <text:p>1</text:p>
          </table:table-cell>
          <table:table-cell office:value-type="float" office:value="1619" calcext:value-type="float">
            <text:p>1619</text:p>
          </table:table-cell>
          <table:table-cell office:value-type="float" office:value="1538" calcext:value-type="float">
            <text:p>1538</text:p>
          </table:table-cell>
          <table:table-cell table:formula="of:=([.M217]-[.N217])*100/[.M217]" office:value-type="float" office:value="5.00308832612724" calcext:value-type="float">
            <text:p>5.0030883261</text:p>
          </table:table-cell>
          <table:table-cell table:formula="of:=IF([.M217]&gt;[.N21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321" calcext:value-type="float">
            <text:p>75321</text:p>
          </table:table-cell>
          <table:table-cell office:value-type="float" office:value="66566" calcext:value-type="float">
            <text:p>66566</text:p>
          </table:table-cell>
          <table:table-cell table:formula="of:=([.A218]-[.B218])*100/[.A218]" office:value-type="float" office:value="11.623584392135" calcext:value-type="float">
            <text:p>11.6235843921</text:p>
          </table:table-cell>
          <table:table-cell table:formula="of:=IF([.A218]&gt;[.B218]; 1; 0)" office:value-type="float" office:value="1" calcext:value-type="float">
            <text:p>1</text:p>
          </table:table-cell>
          <table:table-cell office:value-type="float" office:value="79372" calcext:value-type="float">
            <text:p>79372</text:p>
          </table:table-cell>
          <table:table-cell office:value-type="float" office:value="69300" calcext:value-type="float">
            <text:p>69300</text:p>
          </table:table-cell>
          <table:table-cell table:formula="of:=([.E218]-[.F218])*100/[.E218]" office:value-type="float" office:value="12.6896134657058" calcext:value-type="float">
            <text:p>12.6896134657</text:p>
          </table:table-cell>
          <table:table-cell table:formula="of:=IF([.E218]&gt;[.F218]; 1; 0)" office:value-type="float" office:value="1" calcext:value-type="float">
            <text:p>1</text:p>
          </table:table-cell>
          <table:table-cell office:value-type="float" office:value="37502" calcext:value-type="float">
            <text:p>37502</text:p>
          </table:table-cell>
          <table:table-cell office:value-type="float" office:value="33168" calcext:value-type="float">
            <text:p>33168</text:p>
          </table:table-cell>
          <table:table-cell table:formula="of:=([.I218]-[.J218])*100/[.I218]" office:value-type="float" office:value="11.5567169750947" calcext:value-type="float">
            <text:p>11.5567169751</text:p>
          </table:table-cell>
          <table:table-cell table:formula="of:=IF([.I218]&gt;[.J218]; 1; 0)" office:value-type="float" office:value="1" calcext:value-type="float">
            <text:p>1</text:p>
          </table:table-cell>
          <table:table-cell office:value-type="float" office:value="53076" calcext:value-type="float">
            <text:p>53076</text:p>
          </table:table-cell>
          <table:table-cell office:value-type="float" office:value="45936" calcext:value-type="float">
            <text:p>45936</text:p>
          </table:table-cell>
          <table:table-cell table:formula="of:=([.M218]-[.N218])*100/[.M218]" office:value-type="float" office:value="13.4524078679629" calcext:value-type="float">
            <text:p>13.452407868</text:p>
          </table:table-cell>
          <table:table-cell table:formula="of:=IF([.M218]&gt;[.N21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1677" calcext:value-type="float">
            <text:p>1677</text:p>
          </table:table-cell>
          <table:table-cell table:formula="of:=([.A219]-[.B219])*100/[.A219]" office:value-type="float" office:value="6.93673695893452" calcext:value-type="float">
            <text:p>6.9367369589</text:p>
          </table:table-cell>
          <table:table-cell table:formula="of:=IF([.A219]&gt;[.B219]; 1; 0)" office:value-type="float" office:value="1" calcext:value-type="float">
            <text:p>1</text:p>
          </table:table-cell>
          <table:table-cell office:value-type="float" office:value="1783" calcext:value-type="float">
            <text:p>1783</text:p>
          </table:table-cell>
          <table:table-cell office:value-type="float" office:value="1600" calcext:value-type="float">
            <text:p>1600</text:p>
          </table:table-cell>
          <table:table-cell table:formula="of:=([.E219]-[.F219])*100/[.E219]" office:value-type="float" office:value="10.263600673023" calcext:value-type="float">
            <text:p>10.263600673</text:p>
          </table:table-cell>
          <table:table-cell table:formula="of:=IF([.E219]&gt;[.F219]; 1; 0)" office:value-type="float" office:value="1" calcext:value-type="float">
            <text:p>1</text:p>
          </table:table-cell>
          <table:table-cell office:value-type="float" office:value="1270" calcext:value-type="float">
            <text:p>1270</text:p>
          </table:table-cell>
          <table:table-cell office:value-type="float" office:value="1056" calcext:value-type="float">
            <text:p>1056</text:p>
          </table:table-cell>
          <table:table-cell table:formula="of:=([.I219]-[.J219])*100/[.I219]" office:value-type="float" office:value="16.8503937007874" calcext:value-type="float">
            <text:p>16.8503937008</text:p>
          </table:table-cell>
          <table:table-cell table:formula="of:=IF([.I219]&gt;[.J219]; 1; 0)" office:value-type="float" office:value="1" calcext:value-type="float">
            <text:p>1</text:p>
          </table:table-cell>
          <table:table-cell office:value-type="float" office:value="1860" calcext:value-type="float">
            <text:p>1860</text:p>
          </table:table-cell>
          <table:table-cell office:value-type="float" office:value="1755" calcext:value-type="float">
            <text:p>1755</text:p>
          </table:table-cell>
          <table:table-cell table:formula="of:=([.M219]-[.N219])*100/[.M219]" office:value-type="float" office:value="5.64516129032258" calcext:value-type="float">
            <text:p>5.6451612903</text:p>
          </table:table-cell>
          <table:table-cell table:formula="of:=IF([.M219]&gt;[.N21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961" calcext:value-type="float">
            <text:p>75961</text:p>
          </table:table-cell>
          <table:table-cell office:value-type="float" office:value="66119" calcext:value-type="float">
            <text:p>66119</text:p>
          </table:table-cell>
          <table:table-cell table:formula="of:=([.A220]-[.B220])*100/[.A220]" office:value-type="float" office:value="12.9566488066245" calcext:value-type="float">
            <text:p>12.9566488066</text:p>
          </table:table-cell>
          <table:table-cell table:formula="of:=IF([.A220]&gt;[.B220]; 1; 0)" office:value-type="float" office:value="1" calcext:value-type="float">
            <text:p>1</text:p>
          </table:table-cell>
          <table:table-cell office:value-type="float" office:value="80092" calcext:value-type="float">
            <text:p>80092</text:p>
          </table:table-cell>
          <table:table-cell office:value-type="float" office:value="69832" calcext:value-type="float">
            <text:p>69832</text:p>
          </table:table-cell>
          <table:table-cell table:formula="of:=([.E220]-[.F220])*100/[.E220]" office:value-type="float" office:value="12.8102681915797" calcext:value-type="float">
            <text:p>12.8102681916</text:p>
          </table:table-cell>
          <table:table-cell table:formula="of:=IF([.E220]&gt;[.F220]; 1; 0)" office:value-type="float" office:value="1" calcext:value-type="float">
            <text:p>1</text:p>
          </table:table-cell>
          <table:table-cell office:value-type="float" office:value="37871" calcext:value-type="float">
            <text:p>37871</text:p>
          </table:table-cell>
          <table:table-cell office:value-type="float" office:value="32191" calcext:value-type="float">
            <text:p>32191</text:p>
          </table:table-cell>
          <table:table-cell table:formula="of:=([.I220]-[.J220])*100/[.I220]" office:value-type="float" office:value="14.9982836471178" calcext:value-type="float">
            <text:p>14.9982836471</text:p>
          </table:table-cell>
          <table:table-cell table:formula="of:=IF([.I220]&gt;[.J220]; 1; 0)" office:value-type="float" office:value="1" calcext:value-type="float">
            <text:p>1</text:p>
          </table:table-cell>
          <table:table-cell office:value-type="float" office:value="52651" calcext:value-type="float">
            <text:p>52651</text:p>
          </table:table-cell>
          <table:table-cell office:value-type="float" office:value="45140" calcext:value-type="float">
            <text:p>45140</text:p>
          </table:table-cell>
          <table:table-cell table:formula="of:=([.M220]-[.N220])*100/[.M220]" office:value-type="float" office:value="14.2656359803233" calcext:value-type="float">
            <text:p>14.2656359803</text:p>
          </table:table-cell>
          <table:table-cell table:formula="of:=IF([.M220]&gt;[.N22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826" calcext:value-type="float">
            <text:p>1826</text:p>
          </table:table-cell>
          <table:table-cell table:formula="of:=([.A221]-[.B221])*100/[.A221]" office:value-type="float" office:value="3.99579390115668" calcext:value-type="float">
            <text:p>3.9957939012</text:p>
          </table:table-cell>
          <table:table-cell table:formula="of:=IF([.A221]&gt;[.B221]; 1; 0)" office:value-type="float" office:value="1" calcext:value-type="float">
            <text:p>1</text:p>
          </table:table-cell>
          <table:table-cell office:value-type="float" office:value="1998" calcext:value-type="float">
            <text:p>1998</text:p>
          </table:table-cell>
          <table:table-cell office:value-type="float" office:value="1871" calcext:value-type="float">
            <text:p>1871</text:p>
          </table:table-cell>
          <table:table-cell table:formula="of:=([.E221]-[.F221])*100/[.E221]" office:value-type="float" office:value="6.35635635635636" calcext:value-type="float">
            <text:p>6.3563563564</text:p>
          </table:table-cell>
          <table:table-cell table:formula="of:=IF([.E221]&gt;[.F221]; 1; 0)" office:value-type="float" office:value="1" calcext:value-type="float">
            <text:p>1</text:p>
          </table:table-cell>
          <table:table-cell office:value-type="float" office:value="1399" calcext:value-type="float">
            <text:p>1399</text:p>
          </table:table-cell>
          <table:table-cell office:value-type="float" office:value="1260" calcext:value-type="float">
            <text:p>1260</text:p>
          </table:table-cell>
          <table:table-cell table:formula="of:=([.I221]-[.J221])*100/[.I221]" office:value-type="float" office:value="9.93566833452466" calcext:value-type="float">
            <text:p>9.9356683345</text:p>
          </table:table-cell>
          <table:table-cell table:formula="of:=IF([.I221]&gt;[.J221]; 1; 0)" office:value-type="float" office:value="1" calcext:value-type="float">
            <text:p>1</text:p>
          </table:table-cell>
          <table:table-cell office:value-type="float" office:value="1980" calcext:value-type="float">
            <text:p>1980</text:p>
          </table:table-cell>
          <table:table-cell office:value-type="float" office:value="1970" calcext:value-type="float">
            <text:p>1970</text:p>
          </table:table-cell>
          <table:table-cell table:formula="of:=([.M221]-[.N221])*100/[.M221]" office:value-type="float" office:value="0.505050505050505" calcext:value-type="float">
            <text:p>0.5050505051</text:p>
          </table:table-cell>
          <table:table-cell table:formula="of:=IF([.M221]&gt;[.N22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039" calcext:value-type="float">
            <text:p>76039</text:p>
          </table:table-cell>
          <table:table-cell office:value-type="float" office:value="65829" calcext:value-type="float">
            <text:p>65829</text:p>
          </table:table-cell>
          <table:table-cell table:formula="of:=([.A222]-[.B222])*100/[.A222]" office:value-type="float" office:value="13.4273201909546" calcext:value-type="float">
            <text:p>13.427320191</text:p>
          </table:table-cell>
          <table:table-cell table:formula="of:=IF([.A222]&gt;[.B222]; 1; 0)" office:value-type="float" office:value="1" calcext:value-type="float">
            <text:p>1</text:p>
          </table:table-cell>
          <table:table-cell office:value-type="float" office:value="81645" calcext:value-type="float">
            <text:p>81645</text:p>
          </table:table-cell>
          <table:table-cell office:value-type="float" office:value="69323" calcext:value-type="float">
            <text:p>69323</text:p>
          </table:table-cell>
          <table:table-cell table:formula="of:=([.E222]-[.F222])*100/[.E222]" office:value-type="float" office:value="15.0921673096944" calcext:value-type="float">
            <text:p>15.0921673097</text:p>
          </table:table-cell>
          <table:table-cell table:formula="of:=IF([.E222]&gt;[.F222]; 1; 0)" office:value-type="float" office:value="1" calcext:value-type="float">
            <text:p>1</text:p>
          </table:table-cell>
          <table:table-cell office:value-type="float" office:value="37572" calcext:value-type="float">
            <text:p>37572</text:p>
          </table:table-cell>
          <table:table-cell office:value-type="float" office:value="32445" calcext:value-type="float">
            <text:p>32445</text:p>
          </table:table-cell>
          <table:table-cell table:formula="of:=([.I222]-[.J222])*100/[.I222]" office:value-type="float" office:value="13.6458000638774" calcext:value-type="float">
            <text:p>13.6458000639</text:p>
          </table:table-cell>
          <table:table-cell table:formula="of:=IF([.I222]&gt;[.J222]; 1; 0)" office:value-type="float" office:value="1" calcext:value-type="float">
            <text:p>1</text:p>
          </table:table-cell>
          <table:table-cell office:value-type="float" office:value="52877" calcext:value-type="float">
            <text:p>52877</text:p>
          </table:table-cell>
          <table:table-cell office:value-type="float" office:value="45172" calcext:value-type="float">
            <text:p>45172</text:p>
          </table:table-cell>
          <table:table-cell table:formula="of:=([.M222]-[.N222])*100/[.M222]" office:value-type="float" office:value="14.5715528490648" calcext:value-type="float">
            <text:p>14.5715528491</text:p>
          </table:table-cell>
          <table:table-cell table:formula="of:=IF([.M222]&gt;[.N22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2074" calcext:value-type="float">
            <text:p>2074</text:p>
          </table:table-cell>
          <table:table-cell table:formula="of:=([.A223]-[.B223])*100/[.A223]" office:value-type="float" office:value="5.85565138447572" calcext:value-type="float">
            <text:p>5.8556513845</text:p>
          </table:table-cell>
          <table:table-cell table:formula="of:=IF([.A223]&gt;[.B223]; 1; 0)" office:value-type="float" office:value="1" calcext:value-type="float">
            <text:p>1</text:p>
          </table:table-cell>
          <table:table-cell office:value-type="float" office:value="2201" calcext:value-type="float">
            <text:p>2201</text:p>
          </table:table-cell>
          <table:table-cell office:value-type="float" office:value="2068" calcext:value-type="float">
            <text:p>2068</text:p>
          </table:table-cell>
          <table:table-cell table:formula="of:=([.E223]-[.F223])*100/[.E223]" office:value-type="float" office:value="6.04270786006361" calcext:value-type="float">
            <text:p>6.0427078601</text:p>
          </table:table-cell>
          <table:table-cell table:formula="of:=IF([.E223]&gt;[.F223]; 1; 0)" office:value-type="float" office:value="1" calcext:value-type="float">
            <text:p>1</text:p>
          </table:table-cell>
          <table:table-cell office:value-type="float" office:value="1545" calcext:value-type="float">
            <text:p>1545</text:p>
          </table:table-cell>
          <table:table-cell office:value-type="float" office:value="1391" calcext:value-type="float">
            <text:p>1391</text:p>
          </table:table-cell>
          <table:table-cell table:formula="of:=([.I223]-[.J223])*100/[.I223]" office:value-type="float" office:value="9.96763754045307" calcext:value-type="float">
            <text:p>9.9676375405</text:p>
          </table:table-cell>
          <table:table-cell table:formula="of:=IF([.I223]&gt;[.J223]; 1; 0)" office:value-type="float" office:value="1" calcext:value-type="float">
            <text:p>1</text:p>
          </table:table-cell>
          <table:table-cell office:value-type="float" office:value="2207" calcext:value-type="float">
            <text:p>2207</text:p>
          </table:table-cell>
          <table:table-cell office:value-type="float" office:value="2024" calcext:value-type="float">
            <text:p>2024</text:p>
          </table:table-cell>
          <table:table-cell table:formula="of:=([.M223]-[.N223])*100/[.M223]" office:value-type="float" office:value="8.29179882193022" calcext:value-type="float">
            <text:p>8.2917988219</text:p>
          </table:table-cell>
          <table:table-cell table:formula="of:=IF([.M223]&gt;[.N22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021" calcext:value-type="float">
            <text:p>76021</text:p>
          </table:table-cell>
          <table:table-cell office:value-type="float" office:value="64681" calcext:value-type="float">
            <text:p>64681</text:p>
          </table:table-cell>
          <table:table-cell table:formula="of:=([.A224]-[.B224])*100/[.A224]" office:value-type="float" office:value="14.9169308480551" calcext:value-type="float">
            <text:p>14.9169308481</text:p>
          </table:table-cell>
          <table:table-cell table:formula="of:=IF([.A224]&gt;[.B224]; 1; 0)" office:value-type="float" office:value="1" calcext:value-type="float">
            <text:p>1</text:p>
          </table:table-cell>
          <table:table-cell office:value-type="float" office:value="79335" calcext:value-type="float">
            <text:p>79335</text:p>
          </table:table-cell>
          <table:table-cell office:value-type="float" office:value="68883" calcext:value-type="float">
            <text:p>68883</text:p>
          </table:table-cell>
          <table:table-cell table:formula="of:=([.E224]-[.F224])*100/[.E224]" office:value-type="float" office:value="13.1745131404802" calcext:value-type="float">
            <text:p>13.1745131405</text:p>
          </table:table-cell>
          <table:table-cell table:formula="of:=IF([.E224]&gt;[.F224]; 1; 0)" office:value-type="float" office:value="1" calcext:value-type="float">
            <text:p>1</text:p>
          </table:table-cell>
          <table:table-cell office:value-type="float" office:value="38308" calcext:value-type="float">
            <text:p>38308</text:p>
          </table:table-cell>
          <table:table-cell office:value-type="float" office:value="31582" calcext:value-type="float">
            <text:p>31582</text:p>
          </table:table-cell>
          <table:table-cell table:formula="of:=([.I224]-[.J224])*100/[.I224]" office:value-type="float" office:value="17.5576902996763" calcext:value-type="float">
            <text:p>17.5576902997</text:p>
          </table:table-cell>
          <table:table-cell table:formula="of:=IF([.I224]&gt;[.J224]; 1; 0)" office:value-type="float" office:value="1" calcext:value-type="float">
            <text:p>1</text:p>
          </table:table-cell>
          <table:table-cell office:value-type="float" office:value="53129" calcext:value-type="float">
            <text:p>53129</text:p>
          </table:table-cell>
          <table:table-cell office:value-type="float" office:value="44669" calcext:value-type="float">
            <text:p>44669</text:p>
          </table:table-cell>
          <table:table-cell table:formula="of:=([.M224]-[.N224])*100/[.M224]" office:value-type="float" office:value="15.9235069359484" calcext:value-type="float">
            <text:p>15.9235069359</text:p>
          </table:table-cell>
          <table:table-cell table:formula="of:=IF([.M224]&gt;[.N22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2270" calcext:value-type="float">
            <text:p>2270</text:p>
          </table:table-cell>
          <table:table-cell table:formula="of:=([.A225]-[.B225])*100/[.A225]" office:value-type="float" office:value="4.58175704077343" calcext:value-type="float">
            <text:p>4.5817570408</text:p>
          </table:table-cell>
          <table:table-cell table:formula="of:=IF([.A225]&gt;[.B225]; 1; 0)" office:value-type="float" office:value="1" calcext:value-type="float">
            <text:p>1</text:p>
          </table:table-cell>
          <table:table-cell office:value-type="float" office:value="2409" calcext:value-type="float">
            <text:p>2409</text:p>
          </table:table-cell>
          <table:table-cell office:value-type="float" office:value="2280" calcext:value-type="float">
            <text:p>2280</text:p>
          </table:table-cell>
          <table:table-cell table:formula="of:=([.E225]-[.F225])*100/[.E225]" office:value-type="float" office:value="5.35491905354919" calcext:value-type="float">
            <text:p>5.3549190535</text:p>
          </table:table-cell>
          <table:table-cell table:formula="of:=IF([.E225]&gt;[.F225]; 1; 0)" office:value-type="float" office:value="1" calcext:value-type="float">
            <text:p>1</text:p>
          </table:table-cell>
          <table:table-cell office:value-type="float" office:value="1599" calcext:value-type="float">
            <text:p>1599</text:p>
          </table:table-cell>
          <table:table-cell office:value-type="float" office:value="1642" calcext:value-type="float">
            <text:p>1642</text:p>
          </table:table-cell>
          <table:table-cell table:formula="of:=([.I225]-[.J225])*100/[.I225]" office:value-type="float" office:value="-2.68918073796123" calcext:value-type="float">
            <text:p>-2.689180738</text:p>
          </table:table-cell>
          <table:table-cell table:formula="of:=IF([.I225]&gt;[.J225]; 1; 0)" office:value-type="float" office:value="0" calcext:value-type="float">
            <text:p>0</text:p>
          </table:table-cell>
          <table:table-cell office:value-type="float" office:value="2512" calcext:value-type="float">
            <text:p>2512</text:p>
          </table:table-cell>
          <table:table-cell office:value-type="float" office:value="2398" calcext:value-type="float">
            <text:p>2398</text:p>
          </table:table-cell>
          <table:table-cell table:formula="of:=([.M225]-[.N225])*100/[.M225]" office:value-type="float" office:value="4.53821656050955" calcext:value-type="float">
            <text:p>4.5382165605</text:p>
          </table:table-cell>
          <table:table-cell table:formula="of:=IF([.M225]&gt;[.N22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040" calcext:value-type="float">
            <text:p>86040</text:p>
          </table:table-cell>
          <table:table-cell office:value-type="float" office:value="64212" calcext:value-type="float">
            <text:p>64212</text:p>
          </table:table-cell>
          <table:table-cell table:formula="of:=([.A226]-[.B226])*100/[.A226]" office:value-type="float" office:value="25.3695955369596" calcext:value-type="float">
            <text:p>25.369595537</text:p>
          </table:table-cell>
          <table:table-cell table:formula="of:=IF([.A226]&gt;[.B226]; 1; 0)" office:value-type="float" office:value="1" calcext:value-type="float">
            <text:p>1</text:p>
          </table:table-cell>
          <table:table-cell office:value-type="float" office:value="79817" calcext:value-type="float">
            <text:p>79817</text:p>
          </table:table-cell>
          <table:table-cell office:value-type="float" office:value="67493" calcext:value-type="float">
            <text:p>67493</text:p>
          </table:table-cell>
          <table:table-cell table:formula="of:=([.E226]-[.F226])*100/[.E226]" office:value-type="float" office:value="15.4403197313855" calcext:value-type="float">
            <text:p>15.4403197314</text:p>
          </table:table-cell>
          <table:table-cell table:formula="of:=IF([.E226]&gt;[.F226]; 1; 0)" office:value-type="float" office:value="1" calcext:value-type="float">
            <text:p>1</text:p>
          </table:table-cell>
          <table:table-cell office:value-type="float" office:value="37527" calcext:value-type="float">
            <text:p>37527</text:p>
          </table:table-cell>
          <table:table-cell office:value-type="float" office:value="32030" calcext:value-type="float">
            <text:p>32030</text:p>
          </table:table-cell>
          <table:table-cell table:formula="of:=([.I226]-[.J226])*100/[.I226]" office:value-type="float" office:value="14.6481200202521" calcext:value-type="float">
            <text:p>14.6481200203</text:p>
          </table:table-cell>
          <table:table-cell table:formula="of:=IF([.I226]&gt;[.J226]; 1; 0)" office:value-type="float" office:value="1" calcext:value-type="float">
            <text:p>1</text:p>
          </table:table-cell>
          <table:table-cell office:value-type="float" office:value="51983" calcext:value-type="float">
            <text:p>51983</text:p>
          </table:table-cell>
          <table:table-cell office:value-type="float" office:value="44352" calcext:value-type="float">
            <text:p>44352</text:p>
          </table:table-cell>
          <table:table-cell table:formula="of:=([.M226]-[.N226])*100/[.M226]" office:value-type="float" office:value="14.6797991651117" calcext:value-type="float">
            <text:p>14.6797991651</text:p>
          </table:table-cell>
          <table:table-cell table:formula="of:=IF([.M226]&gt;[.N22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2473" calcext:value-type="float">
            <text:p>2473</text:p>
          </table:table-cell>
          <table:table-cell table:formula="of:=([.A227]-[.B227])*100/[.A227]" office:value-type="float" office:value="5.10360706062932" calcext:value-type="float">
            <text:p>5.1036070606</text:p>
          </table:table-cell>
          <table:table-cell table:formula="of:=IF([.A227]&gt;[.B227]; 1; 0)" office:value-type="float" office:value="1" calcext:value-type="float">
            <text:p>1</text:p>
          </table:table-cell>
          <table:table-cell office:value-type="float" office:value="2605" calcext:value-type="float">
            <text:p>2605</text:p>
          </table:table-cell>
          <table:table-cell office:value-type="float" office:value="2485" calcext:value-type="float">
            <text:p>2485</text:p>
          </table:table-cell>
          <table:table-cell table:formula="of:=([.E227]-[.F227])*100/[.E227]" office:value-type="float" office:value="4.60652591170825" calcext:value-type="float">
            <text:p>4.6065259117</text:p>
          </table:table-cell>
          <table:table-cell table:formula="of:=IF([.E227]&gt;[.F227]; 1; 0)" office:value-type="float" office:value="1" calcext:value-type="float">
            <text:p>1</text:p>
          </table:table-cell>
          <table:table-cell office:value-type="float" office:value="1892" calcext:value-type="float">
            <text:p>1892</text:p>
          </table:table-cell>
          <table:table-cell office:value-type="float" office:value="1590" calcext:value-type="float">
            <text:p>1590</text:p>
          </table:table-cell>
          <table:table-cell table:formula="of:=([.I227]-[.J227])*100/[.I227]" office:value-type="float" office:value="15.9619450317125" calcext:value-type="float">
            <text:p>15.9619450317</text:p>
          </table:table-cell>
          <table:table-cell table:formula="of:=IF([.I227]&gt;[.J227]; 1; 0)" office:value-type="float" office:value="1" calcext:value-type="float">
            <text:p>1</text:p>
          </table:table-cell>
          <table:table-cell office:value-type="float" office:value="2886" calcext:value-type="float">
            <text:p>2886</text:p>
          </table:table-cell>
          <table:table-cell office:value-type="float" office:value="2612" calcext:value-type="float">
            <text:p>2612</text:p>
          </table:table-cell>
          <table:table-cell table:formula="of:=([.M227]-[.N227])*100/[.M227]" office:value-type="float" office:value="9.49410949410949" calcext:value-type="float">
            <text:p>9.4941094941</text:p>
          </table:table-cell>
          <table:table-cell table:formula="of:=IF([.M227]&gt;[.N22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625" calcext:value-type="float">
            <text:p>79625</text:p>
          </table:table-cell>
          <table:table-cell office:value-type="float" office:value="71869" calcext:value-type="float">
            <text:p>71869</text:p>
          </table:table-cell>
          <table:table-cell table:formula="of:=([.A228]-[.B228])*100/[.A228]" office:value-type="float" office:value="9.74065934065934" calcext:value-type="float">
            <text:p>9.7406593407</text:p>
          </table:table-cell>
          <table:table-cell table:formula="of:=IF([.A228]&gt;[.B228]; 1; 0)" office:value-type="float" office:value="1" calcext:value-type="float">
            <text:p>1</text:p>
          </table:table-cell>
          <table:table-cell office:value-type="float" office:value="78877" calcext:value-type="float">
            <text:p>78877</text:p>
          </table:table-cell>
          <table:table-cell office:value-type="float" office:value="67217" calcext:value-type="float">
            <text:p>67217</text:p>
          </table:table-cell>
          <table:table-cell table:formula="of:=([.E228]-[.F228])*100/[.E228]" office:value-type="float" office:value="14.7825094767803" calcext:value-type="float">
            <text:p>14.7825094768</text:p>
          </table:table-cell>
          <table:table-cell table:formula="of:=IF([.E228]&gt;[.F228]; 1; 0)" office:value-type="float" office:value="1" calcext:value-type="float">
            <text:p>1</text:p>
          </table:table-cell>
          <table:table-cell office:value-type="float" office:value="38627" calcext:value-type="float">
            <text:p>38627</text:p>
          </table:table-cell>
          <table:table-cell office:value-type="float" office:value="31901" calcext:value-type="float">
            <text:p>31901</text:p>
          </table:table-cell>
          <table:table-cell table:formula="of:=([.I228]-[.J228])*100/[.I228]" office:value-type="float" office:value="17.4126906050172" calcext:value-type="float">
            <text:p>17.412690605</text:p>
          </table:table-cell>
          <table:table-cell table:formula="of:=IF([.I228]&gt;[.J228]; 1; 0)" office:value-type="float" office:value="1" calcext:value-type="float">
            <text:p>1</text:p>
          </table:table-cell>
          <table:table-cell office:value-type="float" office:value="52941" calcext:value-type="float">
            <text:p>52941</text:p>
          </table:table-cell>
          <table:table-cell office:value-type="float" office:value="44273" calcext:value-type="float">
            <text:p>44273</text:p>
          </table:table-cell>
          <table:table-cell table:formula="of:=([.M228]-[.N228])*100/[.M228]" office:value-type="float" office:value="16.3729434653671" calcext:value-type="float">
            <text:p>16.3729434654</text:p>
          </table:table-cell>
          <table:table-cell table:formula="of:=IF([.M228]&gt;[.N22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15" calcext:value-type="float">
            <text:p>4515</text:p>
          </table:table-cell>
          <table:table-cell office:value-type="float" office:value="2805" calcext:value-type="float">
            <text:p>2805</text:p>
          </table:table-cell>
          <table:table-cell table:formula="of:=([.A229]-[.B229])*100/[.A229]" office:value-type="float" office:value="37.8737541528239" calcext:value-type="float">
            <text:p>37.8737541528</text:p>
          </table:table-cell>
          <table:table-cell table:formula="of:=IF([.A229]&gt;[.B229]; 1; 0)" office:value-type="float" office:value="1" calcext:value-type="float">
            <text:p>1</text:p>
          </table:table-cell>
          <table:table-cell office:value-type="float" office:value="2814" calcext:value-type="float">
            <text:p>2814</text:p>
          </table:table-cell>
          <table:table-cell office:value-type="float" office:value="2580" calcext:value-type="float">
            <text:p>2580</text:p>
          </table:table-cell>
          <table:table-cell table:formula="of:=([.E229]-[.F229])*100/[.E229]" office:value-type="float" office:value="8.31556503198294" calcext:value-type="float">
            <text:p>8.315565032</text:p>
          </table:table-cell>
          <table:table-cell table:formula="of:=IF([.E229]&gt;[.F229]; 1; 0)" office:value-type="float" office:value="1" calcext:value-type="float">
            <text:p>1</text:p>
          </table:table-cell>
          <table:table-cell office:value-type="float" office:value="1911" calcext:value-type="float">
            <text:p>1911</text:p>
          </table:table-cell>
          <table:table-cell office:value-type="float" office:value="1780" calcext:value-type="float">
            <text:p>1780</text:p>
          </table:table-cell>
          <table:table-cell table:formula="of:=([.I229]-[.J229])*100/[.I229]" office:value-type="float" office:value="6.85504971219257" calcext:value-type="float">
            <text:p>6.8550497122</text:p>
          </table:table-cell>
          <table:table-cell table:formula="of:=IF([.I229]&gt;[.J229]; 1; 0)" office:value-type="float" office:value="1" calcext:value-type="float">
            <text:p>1</text:p>
          </table:table-cell>
          <table:table-cell office:value-type="float" office:value="2815" calcext:value-type="float">
            <text:p>2815</text:p>
          </table:table-cell>
          <table:table-cell office:value-type="float" office:value="2965" calcext:value-type="float">
            <text:p>2965</text:p>
          </table:table-cell>
          <table:table-cell table:formula="of:=([.M229]-[.N229])*100/[.M229]" office:value-type="float" office:value="-5.32859680284192" calcext:value-type="float">
            <text:p>-5.3285968028</text:p>
          </table:table-cell>
          <table:table-cell table:formula="of:=IF([.M229]&gt;[.N22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28" calcext:value-type="float">
            <text:p>77428</text:p>
          </table:table-cell>
          <table:table-cell office:value-type="float" office:value="68824" calcext:value-type="float">
            <text:p>68824</text:p>
          </table:table-cell>
          <table:table-cell table:formula="of:=([.A230]-[.B230])*100/[.A230]" office:value-type="float" office:value="11.1122591310637" calcext:value-type="float">
            <text:p>11.1122591311</text:p>
          </table:table-cell>
          <table:table-cell table:formula="of:=IF([.A230]&gt;[.B230]; 1; 0)" office:value-type="float" office:value="1" calcext:value-type="float">
            <text:p>1</text:p>
          </table:table-cell>
          <table:table-cell office:value-type="float" office:value="80756" calcext:value-type="float">
            <text:p>80756</text:p>
          </table:table-cell>
          <table:table-cell office:value-type="float" office:value="67342" calcext:value-type="float">
            <text:p>67342</text:p>
          </table:table-cell>
          <table:table-cell table:formula="of:=([.E230]-[.F230])*100/[.E230]" office:value-type="float" office:value="16.6105304868988" calcext:value-type="float">
            <text:p>16.6105304869</text:p>
          </table:table-cell>
          <table:table-cell table:formula="of:=IF([.E230]&gt;[.F230]; 1; 0)" office:value-type="float" office:value="1" calcext:value-type="float">
            <text:p>1</text:p>
          </table:table-cell>
          <table:table-cell office:value-type="float" office:value="37847" calcext:value-type="float">
            <text:p>37847</text:p>
          </table:table-cell>
          <table:table-cell office:value-type="float" office:value="31821" calcext:value-type="float">
            <text:p>31821</text:p>
          </table:table-cell>
          <table:table-cell table:formula="of:=([.I230]-[.J230])*100/[.I230]" office:value-type="float" office:value="15.9220017438635" calcext:value-type="float">
            <text:p>15.9220017439</text:p>
          </table:table-cell>
          <table:table-cell table:formula="of:=IF([.I230]&gt;[.J230]; 1; 0)" office:value-type="float" office:value="1" calcext:value-type="float">
            <text:p>1</text:p>
          </table:table-cell>
          <table:table-cell office:value-type="float" office:value="52888" calcext:value-type="float">
            <text:p>52888</text:p>
          </table:table-cell>
          <table:table-cell office:value-type="float" office:value="44253" calcext:value-type="float">
            <text:p>44253</text:p>
          </table:table-cell>
          <table:table-cell table:formula="of:=([.M230]-[.N230])*100/[.M230]" office:value-type="float" office:value="16.3269550748752" calcext:value-type="float">
            <text:p>16.3269550749</text:p>
          </table:table-cell>
          <table:table-cell table:formula="of:=IF([.M230]&gt;[.N23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2857" calcext:value-type="float">
            <text:p>2857</text:p>
          </table:table-cell>
          <table:table-cell table:formula="of:=([.A231]-[.B231])*100/[.A231]" office:value-type="float" office:value="5.49123387363546" calcext:value-type="float">
            <text:p>5.4912338736</text:p>
          </table:table-cell>
          <table:table-cell table:formula="of:=IF([.A231]&gt;[.B231]; 1; 0)" office:value-type="float" office:value="1" calcext:value-type="float">
            <text:p>1</text:p>
          </table:table-cell>
          <table:table-cell office:value-type="float" office:value="3027" calcext:value-type="float">
            <text:p>3027</text:p>
          </table:table-cell>
          <table:table-cell office:value-type="float" office:value="2858" calcext:value-type="float">
            <text:p>2858</text:p>
          </table:table-cell>
          <table:table-cell table:formula="of:=([.E231]-[.F231])*100/[.E231]" office:value-type="float" office:value="5.58308556326396" calcext:value-type="float">
            <text:p>5.5830855633</text:p>
          </table:table-cell>
          <table:table-cell table:formula="of:=IF([.E231]&gt;[.F231]; 1; 0)" office:value-type="float" office:value="1" calcext:value-type="float">
            <text:p>1</text:p>
          </table:table-cell>
          <table:table-cell office:value-type="float" office:value="2169" calcext:value-type="float">
            <text:p>2169</text:p>
          </table:table-cell>
          <table:table-cell office:value-type="float" office:value="1913" calcext:value-type="float">
            <text:p>1913</text:p>
          </table:table-cell>
          <table:table-cell table:formula="of:=([.I231]-[.J231])*100/[.I231]" office:value-type="float" office:value="11.8026740433379" calcext:value-type="float">
            <text:p>11.8026740433</text:p>
          </table:table-cell>
          <table:table-cell table:formula="of:=IF([.I231]&gt;[.J231]; 1; 0)" office:value-type="float" office:value="1" calcext:value-type="float">
            <text:p>1</text:p>
          </table:table-cell>
          <table:table-cell office:value-type="float" office:value="3049" calcext:value-type="float">
            <text:p>3049</text:p>
          </table:table-cell>
          <table:table-cell office:value-type="float" office:value="2889" calcext:value-type="float">
            <text:p>2889</text:p>
          </table:table-cell>
          <table:table-cell table:formula="of:=([.M231]-[.N231])*100/[.M231]" office:value-type="float" office:value="5.24762217120367" calcext:value-type="float">
            <text:p>5.2476221712</text:p>
          </table:table-cell>
          <table:table-cell table:formula="of:=IF([.M231]&gt;[.N23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255" calcext:value-type="float">
            <text:p>76255</text:p>
          </table:table-cell>
          <table:table-cell office:value-type="float" office:value="62510" calcext:value-type="float">
            <text:p>62510</text:p>
          </table:table-cell>
          <table:table-cell table:formula="of:=([.A232]-[.B232])*100/[.A232]" office:value-type="float" office:value="18.0250475378664" calcext:value-type="float">
            <text:p>18.0250475379</text:p>
          </table:table-cell>
          <table:table-cell table:formula="of:=IF([.A232]&gt;[.B232]; 1; 0)" office:value-type="float" office:value="1" calcext:value-type="float">
            <text:p>1</text:p>
          </table:table-cell>
          <table:table-cell office:value-type="float" office:value="80110" calcext:value-type="float">
            <text:p>80110</text:p>
          </table:table-cell>
          <table:table-cell office:value-type="float" office:value="65183" calcext:value-type="float">
            <text:p>65183</text:p>
          </table:table-cell>
          <table:table-cell table:formula="of:=([.E232]-[.F232])*100/[.E232]" office:value-type="float" office:value="18.6331294470104" calcext:value-type="float">
            <text:p>18.633129447</text:p>
          </table:table-cell>
          <table:table-cell table:formula="of:=IF([.E232]&gt;[.F232]; 1; 0)" office:value-type="float" office:value="1" calcext:value-type="float">
            <text:p>1</text:p>
          </table:table-cell>
          <table:table-cell office:value-type="float" office:value="37678" calcext:value-type="float">
            <text:p>37678</text:p>
          </table:table-cell>
          <table:table-cell office:value-type="float" office:value="31088" calcext:value-type="float">
            <text:p>31088</text:p>
          </table:table-cell>
          <table:table-cell table:formula="of:=([.I232]-[.J232])*100/[.I232]" office:value-type="float" office:value="17.4903126492914" calcext:value-type="float">
            <text:p>17.4903126493</text:p>
          </table:table-cell>
          <table:table-cell table:formula="of:=IF([.I232]&gt;[.J232]; 1; 0)" office:value-type="float" office:value="1" calcext:value-type="float">
            <text:p>1</text:p>
          </table:table-cell>
          <table:table-cell office:value-type="float" office:value="53468" calcext:value-type="float">
            <text:p>53468</text:p>
          </table:table-cell>
          <table:table-cell office:value-type="float" office:value="43932" calcext:value-type="float">
            <text:p>43932</text:p>
          </table:table-cell>
          <table:table-cell table:formula="of:=([.M232]-[.N232])*100/[.M232]" office:value-type="float" office:value="17.8349667090596" calcext:value-type="float">
            <text:p>17.8349667091</text:p>
          </table:table-cell>
          <table:table-cell table:formula="of:=IF([.M232]&gt;[.N23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float" office:value="3091" calcext:value-type="float">
            <text:p>3091</text:p>
          </table:table-cell>
          <table:table-cell table:formula="of:=([.A233]-[.B233])*100/[.A233]" office:value-type="float" office:value="3.58702432938241" calcext:value-type="float">
            <text:p>3.5870243294</text:p>
          </table:table-cell>
          <table:table-cell table:formula="of:=IF([.A233]&gt;[.B233]; 1; 0)" office:value-type="float" office:value="1" calcext:value-type="float">
            <text:p>1</text:p>
          </table:table-cell>
          <table:table-cell office:value-type="float" office:value="3273" calcext:value-type="float">
            <text:p>3273</text:p>
          </table:table-cell>
          <table:table-cell office:value-type="float" office:value="2921" calcext:value-type="float">
            <text:p>2921</text:p>
          </table:table-cell>
          <table:table-cell table:formula="of:=([.E233]-[.F233])*100/[.E233]" office:value-type="float" office:value="10.7546593339444" calcext:value-type="float">
            <text:p>10.7546593339</text:p>
          </table:table-cell>
          <table:table-cell table:formula="of:=IF([.E233]&gt;[.F233]; 1; 0)" office:value-type="float" office:value="1" calcext:value-type="float">
            <text:p>1</text:p>
          </table:table-cell>
          <table:table-cell office:value-type="float" office:value="2222" calcext:value-type="float">
            <text:p>2222</text:p>
          </table:table-cell>
          <table:table-cell office:value-type="float" office:value="2240" calcext:value-type="float">
            <text:p>2240</text:p>
          </table:table-cell>
          <table:table-cell table:formula="of:=([.I233]-[.J233])*100/[.I233]" office:value-type="float" office:value="-0.81008100810081" calcext:value-type="float">
            <text:p>-0.8100810081</text:p>
          </table:table-cell>
          <table:table-cell table:formula="of:=IF([.I233]&gt;[.J233]; 1; 0)" office:value-type="float" office:value="0" calcext:value-type="float">
            <text:p>0</text:p>
          </table:table-cell>
          <table:table-cell office:value-type="float" office:value="3197" calcext:value-type="float">
            <text:p>3197</text:p>
          </table:table-cell>
          <table:table-cell office:value-type="float" office:value="3178" calcext:value-type="float">
            <text:p>3178</text:p>
          </table:table-cell>
          <table:table-cell table:formula="of:=([.M233]-[.N233])*100/[.M233]" office:value-type="float" office:value="0.59430716296528" calcext:value-type="float">
            <text:p>0.594307163</text:p>
          </table:table-cell>
          <table:table-cell table:formula="of:=IF([.M233]&gt;[.N23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253" calcext:value-type="float">
            <text:p>78253</text:p>
          </table:table-cell>
          <table:table-cell office:value-type="float" office:value="64292" calcext:value-type="float">
            <text:p>64292</text:p>
          </table:table-cell>
          <table:table-cell table:formula="of:=([.A234]-[.B234])*100/[.A234]" office:value-type="float" office:value="17.8408495520938" calcext:value-type="float">
            <text:p>17.8408495521</text:p>
          </table:table-cell>
          <table:table-cell table:formula="of:=IF([.A234]&gt;[.B234]; 1; 0)" office:value-type="float" office:value="1" calcext:value-type="float">
            <text:p>1</text:p>
          </table:table-cell>
          <table:table-cell office:value-type="float" office:value="79259" calcext:value-type="float">
            <text:p>79259</text:p>
          </table:table-cell>
          <table:table-cell office:value-type="float" office:value="65842" calcext:value-type="float">
            <text:p>65842</text:p>
          </table:table-cell>
          <table:table-cell table:formula="of:=([.E234]-[.F234])*100/[.E234]" office:value-type="float" office:value="16.9280460263188" calcext:value-type="float">
            <text:p>16.9280460263</text:p>
          </table:table-cell>
          <table:table-cell table:formula="of:=IF([.E234]&gt;[.F234]; 1; 0)" office:value-type="float" office:value="1" calcext:value-type="float">
            <text:p>1</text:p>
          </table:table-cell>
          <table:table-cell office:value-type="float" office:value="36982" calcext:value-type="float">
            <text:p>36982</text:p>
          </table:table-cell>
          <table:table-cell office:value-type="float" office:value="31962" calcext:value-type="float">
            <text:p>31962</text:p>
          </table:table-cell>
          <table:table-cell table:formula="of:=([.I234]-[.J234])*100/[.I234]" office:value-type="float" office:value="13.5741712184306" calcext:value-type="float">
            <text:p>13.5741712184</text:p>
          </table:table-cell>
          <table:table-cell table:formula="of:=IF([.I234]&gt;[.J234]; 1; 0)" office:value-type="float" office:value="1" calcext:value-type="float">
            <text:p>1</text:p>
          </table:table-cell>
          <table:table-cell office:value-type="float" office:value="52111" calcext:value-type="float">
            <text:p>52111</text:p>
          </table:table-cell>
          <table:table-cell office:value-type="float" office:value="43769" calcext:value-type="float">
            <text:p>43769</text:p>
          </table:table-cell>
          <table:table-cell table:formula="of:=([.M234]-[.N234])*100/[.M234]" office:value-type="float" office:value="16.0081364779029" calcext:value-type="float">
            <text:p>16.0081364779</text:p>
          </table:table-cell>
          <table:table-cell table:formula="of:=IF([.M234]&gt;[.N23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float" office:value="3258" calcext:value-type="float">
            <text:p>3258</text:p>
          </table:table-cell>
          <table:table-cell table:formula="of:=([.A235]-[.B235])*100/[.A235]" office:value-type="float" office:value="5.18044237485448" calcext:value-type="float">
            <text:p>5.1804423749</text:p>
          </table:table-cell>
          <table:table-cell table:formula="of:=IF([.A235]&gt;[.B235]; 1; 0)" office:value-type="float" office:value="1" calcext:value-type="float">
            <text:p>1</text:p>
          </table:table-cell>
          <table:table-cell office:value-type="float" office:value="3707" calcext:value-type="float">
            <text:p>3707</text:p>
          </table:table-cell>
          <table:table-cell office:value-type="float" office:value="3248" calcext:value-type="float">
            <text:p>3248</text:p>
          </table:table-cell>
          <table:table-cell table:formula="of:=([.E235]-[.F235])*100/[.E235]" office:value-type="float" office:value="12.3819800377664" calcext:value-type="float">
            <text:p>12.3819800378</text:p>
          </table:table-cell>
          <table:table-cell table:formula="of:=IF([.E235]&gt;[.F235]; 1; 0)" office:value-type="float" office:value="1" calcext:value-type="float">
            <text:p>1</text:p>
          </table:table-cell>
          <table:table-cell office:value-type="float" office:value="2472" calcext:value-type="float">
            <text:p>2472</text:p>
          </table:table-cell>
          <table:table-cell office:value-type="float" office:value="2173" calcext:value-type="float">
            <text:p>2173</text:p>
          </table:table-cell>
          <table:table-cell table:formula="of:=([.I235]-[.J235])*100/[.I235]" office:value-type="float" office:value="12.0954692556634" calcext:value-type="float">
            <text:p>12.0954692557</text:p>
          </table:table-cell>
          <table:table-cell table:formula="of:=IF([.I235]&gt;[.J235]; 1; 0)" office:value-type="float" office:value="1" calcext:value-type="float">
            <text:p>1</text:p>
          </table:table-cell>
          <table:table-cell office:value-type="float" office:value="3698" calcext:value-type="float">
            <text:p>3698</text:p>
          </table:table-cell>
          <table:table-cell office:value-type="float" office:value="3484" calcext:value-type="float">
            <text:p>3484</text:p>
          </table:table-cell>
          <table:table-cell table:formula="of:=([.M235]-[.N235])*100/[.M235]" office:value-type="float" office:value="5.78691184424013" calcext:value-type="float">
            <text:p>5.7869118442</text:p>
          </table:table-cell>
          <table:table-cell table:formula="of:=IF([.M235]&gt;[.N23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013" calcext:value-type="float">
            <text:p>79013</text:p>
          </table:table-cell>
          <table:table-cell office:value-type="float" office:value="65730" calcext:value-type="float">
            <text:p>65730</text:p>
          </table:table-cell>
          <table:table-cell table:formula="of:=([.A236]-[.B236])*100/[.A236]" office:value-type="float" office:value="16.8111576576006" calcext:value-type="float">
            <text:p>16.8111576576</text:p>
          </table:table-cell>
          <table:table-cell table:formula="of:=IF([.A236]&gt;[.B236]; 1; 0)" office:value-type="float" office:value="1" calcext:value-type="float">
            <text:p>1</text:p>
          </table:table-cell>
          <table:table-cell office:value-type="float" office:value="80081" calcext:value-type="float">
            <text:p>80081</text:p>
          </table:table-cell>
          <table:table-cell office:value-type="float" office:value="65780" calcext:value-type="float">
            <text:p>65780</text:p>
          </table:table-cell>
          <table:table-cell table:formula="of:=([.E236]-[.F236])*100/[.E236]" office:value-type="float" office:value="17.8581686042882" calcext:value-type="float">
            <text:p>17.8581686043</text:p>
          </table:table-cell>
          <table:table-cell table:formula="of:=IF([.E236]&gt;[.F236]; 1; 0)" office:value-type="float" office:value="1" calcext:value-type="float">
            <text:p>1</text:p>
          </table:table-cell>
          <table:table-cell office:value-type="float" office:value="38841" calcext:value-type="float">
            <text:p>38841</text:p>
          </table:table-cell>
          <table:table-cell office:value-type="float" office:value="30021" calcext:value-type="float">
            <text:p>30021</text:p>
          </table:table-cell>
          <table:table-cell table:formula="of:=([.I236]-[.J236])*100/[.I236]" office:value-type="float" office:value="22.7079632347262" calcext:value-type="float">
            <text:p>22.7079632347</text:p>
          </table:table-cell>
          <table:table-cell table:formula="of:=IF([.I236]&gt;[.J236]; 1; 0)" office:value-type="float" office:value="1" calcext:value-type="float">
            <text:p>1</text:p>
          </table:table-cell>
          <table:table-cell office:value-type="float" office:value="52750" calcext:value-type="float">
            <text:p>52750</text:p>
          </table:table-cell>
          <table:table-cell office:value-type="float" office:value="42742" calcext:value-type="float">
            <text:p>42742</text:p>
          </table:table-cell>
          <table:table-cell table:formula="of:=([.M236]-[.N236])*100/[.M236]" office:value-type="float" office:value="18.9725118483412" calcext:value-type="float">
            <text:p>18.9725118483</text:p>
          </table:table-cell>
          <table:table-cell table:formula="of:=IF([.M236]&gt;[.N23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float" office:value="3450" calcext:value-type="float">
            <text:p>3450</text:p>
          </table:table-cell>
          <table:table-cell table:formula="of:=([.A237]-[.B237])*100/[.A237]" office:value-type="float" office:value="5.34979423868313" calcext:value-type="float">
            <text:p>5.3497942387</text:p>
          </table:table-cell>
          <table:table-cell table:formula="of:=IF([.A237]&gt;[.B237]; 1; 0)" office:value-type="float" office:value="1" calcext:value-type="float">
            <text:p>1</text:p>
          </table:table-cell>
          <table:table-cell office:value-type="float" office:value="3641" calcext:value-type="float">
            <text:p>3641</text:p>
          </table:table-cell>
          <table:table-cell office:value-type="float" office:value="3504" calcext:value-type="float">
            <text:p>3504</text:p>
          </table:table-cell>
          <table:table-cell table:formula="of:=([.E237]-[.F237])*100/[.E237]" office:value-type="float" office:value="3.76270255424334" calcext:value-type="float">
            <text:p>3.7627025542</text:p>
          </table:table-cell>
          <table:table-cell table:formula="of:=IF([.E237]&gt;[.F237]; 1; 0)" office:value-type="float" office:value="1" calcext:value-type="float">
            <text:p>1</text:p>
          </table:table-cell>
          <table:table-cell office:value-type="float" office:value="2621" calcext:value-type="float">
            <text:p>2621</text:p>
          </table:table-cell>
          <table:table-cell office:value-type="float" office:value="2304" calcext:value-type="float">
            <text:p>2304</text:p>
          </table:table-cell>
          <table:table-cell table:formula="of:=([.I237]-[.J237])*100/[.I237]" office:value-type="float" office:value="12.0946203739031" calcext:value-type="float">
            <text:p>12.0946203739</text:p>
          </table:table-cell>
          <table:table-cell table:formula="of:=IF([.I237]&gt;[.J237]; 1; 0)" office:value-type="float" office:value="1" calcext:value-type="float">
            <text:p>1</text:p>
          </table:table-cell>
          <table:table-cell office:value-type="float" office:value="3859" calcext:value-type="float">
            <text:p>3859</text:p>
          </table:table-cell>
          <table:table-cell office:value-type="float" office:value="3689" calcext:value-type="float">
            <text:p>3689</text:p>
          </table:table-cell>
          <table:table-cell table:formula="of:=([.M237]-[.N237])*100/[.M237]" office:value-type="float" office:value="4.40528634361233" calcext:value-type="float">
            <text:p>4.4052863436</text:p>
          </table:table-cell>
          <table:table-cell table:formula="of:=IF([.M237]&gt;[.N23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733" calcext:value-type="float">
            <text:p>75733</text:p>
          </table:table-cell>
          <table:table-cell office:value-type="float" office:value="62152" calcext:value-type="float">
            <text:p>62152</text:p>
          </table:table-cell>
          <table:table-cell table:formula="of:=([.A238]-[.B238])*100/[.A238]" office:value-type="float" office:value="17.9327373800061" calcext:value-type="float">
            <text:p>17.93273738</text:p>
          </table:table-cell>
          <table:table-cell table:formula="of:=IF([.A238]&gt;[.B238]; 1; 0)" office:value-type="float" office:value="1" calcext:value-type="float">
            <text:p>1</text:p>
          </table:table-cell>
          <table:table-cell office:value-type="float" office:value="79440" calcext:value-type="float">
            <text:p>79440</text:p>
          </table:table-cell>
          <table:table-cell office:value-type="float" office:value="64421" calcext:value-type="float">
            <text:p>64421</text:p>
          </table:table-cell>
          <table:table-cell table:formula="of:=([.E238]-[.F238])*100/[.E238]" office:value-type="float" office:value="18.9060926485398" calcext:value-type="float">
            <text:p>18.9060926485</text:p>
          </table:table-cell>
          <table:table-cell table:formula="of:=IF([.E238]&gt;[.F238]; 1; 0)" office:value-type="float" office:value="1" calcext:value-type="float">
            <text:p>1</text:p>
          </table:table-cell>
          <table:table-cell office:value-type="float" office:value="36904" calcext:value-type="float">
            <text:p>36904</text:p>
          </table:table-cell>
          <table:table-cell office:value-type="float" office:value="29905" calcext:value-type="float">
            <text:p>29905</text:p>
          </table:table-cell>
          <table:table-cell table:formula="of:=([.I238]-[.J238])*100/[.I238]" office:value-type="float" office:value="18.9654238022979" calcext:value-type="float">
            <text:p>18.9654238023</text:p>
          </table:table-cell>
          <table:table-cell table:formula="of:=IF([.I238]&gt;[.J238]; 1; 0)" office:value-type="float" office:value="1" calcext:value-type="float">
            <text:p>1</text:p>
          </table:table-cell>
          <table:table-cell office:value-type="float" office:value="51997" calcext:value-type="float">
            <text:p>51997</text:p>
          </table:table-cell>
          <table:table-cell office:value-type="float" office:value="42801" calcext:value-type="float">
            <text:p>42801</text:p>
          </table:table-cell>
          <table:table-cell table:formula="of:=([.M238]-[.N238])*100/[.M238]" office:value-type="float" office:value="17.6856357097525" calcext:value-type="float">
            <text:p>17.6856357098</text:p>
          </table:table-cell>
          <table:table-cell table:formula="of:=IF([.M238]&gt;[.N23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float" office:value="3647" calcext:value-type="float">
            <text:p>3647</text:p>
          </table:table-cell>
          <table:table-cell table:formula="of:=([.A239]-[.B239])*100/[.A239]" office:value-type="float" office:value="5.4201244813278" calcext:value-type="float">
            <text:p>5.4201244813</text:p>
          </table:table-cell>
          <table:table-cell table:formula="of:=IF([.A239]&gt;[.B239]; 1; 0)" office:value-type="float" office:value="1" calcext:value-type="float">
            <text:p>1</text:p>
          </table:table-cell>
          <table:table-cell office:value-type="float" office:value="3850" calcext:value-type="float">
            <text:p>3850</text:p>
          </table:table-cell>
          <table:table-cell office:value-type="float" office:value="3645" calcext:value-type="float">
            <text:p>3645</text:p>
          </table:table-cell>
          <table:table-cell table:formula="of:=([.E239]-[.F239])*100/[.E239]" office:value-type="float" office:value="5.32467532467533" calcext:value-type="float">
            <text:p>5.3246753247</text:p>
          </table:table-cell>
          <table:table-cell table:formula="of:=IF([.E239]&gt;[.F239]; 1; 0)" office:value-type="float" office:value="1" calcext:value-type="float">
            <text:p>1</text:p>
          </table:table-cell>
          <table:table-cell office:value-type="float" office:value="2773" calcext:value-type="float">
            <text:p>2773</text:p>
          </table:table-cell>
          <table:table-cell office:value-type="float" office:value="2436" calcext:value-type="float">
            <text:p>2436</text:p>
          </table:table-cell>
          <table:table-cell table:formula="of:=([.I239]-[.J239])*100/[.I239]" office:value-type="float" office:value="12.1529029931482" calcext:value-type="float">
            <text:p>12.1529029931</text:p>
          </table:table-cell>
          <table:table-cell table:formula="of:=IF([.I239]&gt;[.J239]; 1; 0)" office:value-type="float" office:value="1" calcext:value-type="float">
            <text:p>1</text:p>
          </table:table-cell>
          <table:table-cell office:value-type="float" office:value="4145" calcext:value-type="float">
            <text:p>4145</text:p>
          </table:table-cell>
          <table:table-cell office:value-type="float" office:value="3902" calcext:value-type="float">
            <text:p>3902</text:p>
          </table:table-cell>
          <table:table-cell table:formula="of:=([.M239]-[.N239])*100/[.M239]" office:value-type="float" office:value="5.86248492159228" calcext:value-type="float">
            <text:p>5.8624849216</text:p>
          </table:table-cell>
          <table:table-cell table:formula="of:=IF([.M239]&gt;[.N23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466" calcext:value-type="float">
            <text:p>77466</text:p>
          </table:table-cell>
          <table:table-cell office:value-type="float" office:value="60971" calcext:value-type="float">
            <text:p>60971</text:p>
          </table:table-cell>
          <table:table-cell table:formula="of:=([.A240]-[.B240])*100/[.A240]" office:value-type="float" office:value="21.2932125061317" calcext:value-type="float">
            <text:p>21.2932125061</text:p>
          </table:table-cell>
          <table:table-cell table:formula="of:=IF([.A240]&gt;[.B240]; 1; 0)" office:value-type="float" office:value="1" calcext:value-type="float">
            <text:p>1</text:p>
          </table:table-cell>
          <table:table-cell office:value-type="float" office:value="79586" calcext:value-type="float">
            <text:p>79586</text:p>
          </table:table-cell>
          <table:table-cell office:value-type="float" office:value="63880" calcext:value-type="float">
            <text:p>63880</text:p>
          </table:table-cell>
          <table:table-cell table:formula="of:=([.E240]-[.F240])*100/[.E240]" office:value-type="float" office:value="19.734626693137" calcext:value-type="float">
            <text:p>19.7346266931</text:p>
          </table:table-cell>
          <table:table-cell table:formula="of:=IF([.E240]&gt;[.F240]; 1; 0)" office:value-type="float" office:value="1" calcext:value-type="float">
            <text:p>1</text:p>
          </table:table-cell>
          <table:table-cell office:value-type="float" office:value="37483" calcext:value-type="float">
            <text:p>37483</text:p>
          </table:table-cell>
          <table:table-cell office:value-type="float" office:value="30427" calcext:value-type="float">
            <text:p>30427</text:p>
          </table:table-cell>
          <table:table-cell table:formula="of:=([.I240]-[.J240])*100/[.I240]" office:value-type="float" office:value="18.8245337886509" calcext:value-type="float">
            <text:p>18.8245337887</text:p>
          </table:table-cell>
          <table:table-cell table:formula="of:=IF([.I240]&gt;[.J240]; 1; 0)" office:value-type="float" office:value="1" calcext:value-type="float">
            <text:p>1</text:p>
          </table:table-cell>
          <table:table-cell office:value-type="float" office:value="52167" calcext:value-type="float">
            <text:p>52167</text:p>
          </table:table-cell>
          <table:table-cell office:value-type="float" office:value="42994" calcext:value-type="float">
            <text:p>42994</text:p>
          </table:table-cell>
          <table:table-cell table:formula="of:=([.M240]-[.N240])*100/[.M240]" office:value-type="float" office:value="17.5839132018326" calcext:value-type="float">
            <text:p>17.5839132018</text:p>
          </table:table-cell>
          <table:table-cell table:formula="of:=IF([.M240]&gt;[.N24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float" office:value="3861" calcext:value-type="float">
            <text:p>3861</text:p>
          </table:table-cell>
          <table:table-cell table:formula="of:=([.A241]-[.B241])*100/[.A241]" office:value-type="float" office:value="4.78421701602959" calcext:value-type="float">
            <text:p>4.784217016</text:p>
          </table:table-cell>
          <table:table-cell table:formula="of:=IF([.A241]&gt;[.B241]; 1; 0)" office:value-type="float" office:value="1" calcext:value-type="float">
            <text:p>1</text:p>
          </table:table-cell>
          <table:table-cell office:value-type="float" office:value="4005" calcext:value-type="float">
            <text:p>4005</text:p>
          </table:table-cell>
          <table:table-cell office:value-type="float" office:value="3841" calcext:value-type="float">
            <text:p>3841</text:p>
          </table:table-cell>
          <table:table-cell table:formula="of:=([.E241]-[.F241])*100/[.E241]" office:value-type="float" office:value="4.09488139825219" calcext:value-type="float">
            <text:p>4.0948813983</text:p>
          </table:table-cell>
          <table:table-cell table:formula="of:=IF([.E241]&gt;[.F241]; 1; 0)" office:value-type="float" office:value="1" calcext:value-type="float">
            <text:p>1</text:p>
          </table:table-cell>
          <table:table-cell office:value-type="float" office:value="2727" calcext:value-type="float">
            <text:p>2727</text:p>
          </table:table-cell>
          <table:table-cell office:value-type="float" office:value="2399" calcext:value-type="float">
            <text:p>2399</text:p>
          </table:table-cell>
          <table:table-cell table:formula="of:=([.I241]-[.J241])*100/[.I241]" office:value-type="float" office:value="12.027869453612" calcext:value-type="float">
            <text:p>12.0278694536</text:p>
          </table:table-cell>
          <table:table-cell table:formula="of:=IF([.I241]&gt;[.J241]; 1; 0)" office:value-type="float" office:value="1" calcext:value-type="float">
            <text:p>1</text:p>
          </table:table-cell>
          <table:table-cell office:value-type="float" office:value="4315" calcext:value-type="float">
            <text:p>4315</text:p>
          </table:table-cell>
          <table:table-cell office:value-type="float" office:value="4359" calcext:value-type="float">
            <text:p>4359</text:p>
          </table:table-cell>
          <table:table-cell table:formula="of:=([.M241]-[.N241])*100/[.M241]" office:value-type="float" office:value="-1.01969872537659" calcext:value-type="float">
            <text:p>-1.0196987254</text:p>
          </table:table-cell>
          <table:table-cell table:formula="of:=IF([.M241]&gt;[.N24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99" calcext:value-type="float">
            <text:p>85999</text:p>
          </table:table-cell>
          <table:table-cell office:value-type="float" office:value="60677" calcext:value-type="float">
            <text:p>60677</text:p>
          </table:table-cell>
          <table:table-cell table:formula="of:=([.A242]-[.B242])*100/[.A242]" office:value-type="float" office:value="29.4445284247491" calcext:value-type="float">
            <text:p>29.4445284247</text:p>
          </table:table-cell>
          <table:table-cell table:formula="of:=IF([.A242]&gt;[.B242]; 1; 0)" office:value-type="float" office:value="1" calcext:value-type="float">
            <text:p>1</text:p>
          </table:table-cell>
          <table:table-cell office:value-type="float" office:value="80901" calcext:value-type="float">
            <text:p>80901</text:p>
          </table:table-cell>
          <table:table-cell office:value-type="float" office:value="63589" calcext:value-type="float">
            <text:p>63589</text:p>
          </table:table-cell>
          <table:table-cell table:formula="of:=([.E242]-[.F242])*100/[.E242]" office:value-type="float" office:value="21.3989938319675" calcext:value-type="float">
            <text:p>21.398993832</text:p>
          </table:table-cell>
          <table:table-cell table:formula="of:=IF([.E242]&gt;[.F242]; 1; 0)" office:value-type="float" office:value="1" calcext:value-type="float">
            <text:p>1</text:p>
          </table:table-cell>
          <table:table-cell office:value-type="float" office:value="37921" calcext:value-type="float">
            <text:p>37921</text:p>
          </table:table-cell>
          <table:table-cell office:value-type="float" office:value="30137" calcext:value-type="float">
            <text:p>30137</text:p>
          </table:table-cell>
          <table:table-cell table:formula="of:=([.I242]-[.J242])*100/[.I242]" office:value-type="float" office:value="20.5268848395348" calcext:value-type="float">
            <text:p>20.5268848395</text:p>
          </table:table-cell>
          <table:table-cell table:formula="of:=IF([.I242]&gt;[.J242]; 1; 0)" office:value-type="float" office:value="1" calcext:value-type="float">
            <text:p>1</text:p>
          </table:table-cell>
          <table:table-cell office:value-type="float" office:value="52767" calcext:value-type="float">
            <text:p>52767</text:p>
          </table:table-cell>
          <table:table-cell office:value-type="float" office:value="42711" calcext:value-type="float">
            <text:p>42711</text:p>
          </table:table-cell>
          <table:table-cell table:formula="of:=([.M242]-[.N242])*100/[.M242]" office:value-type="float" office:value="19.0573653988288" calcext:value-type="float">
            <text:p>19.0573653988</text:p>
          </table:table-cell>
          <table:table-cell table:formula="of:=IF([.M242]&gt;[.N24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28" calcext:value-type="float">
            <text:p>4328</text:p>
          </table:table-cell>
          <table:table-cell office:value-type="float" office:value="4051" calcext:value-type="float">
            <text:p>4051</text:p>
          </table:table-cell>
          <table:table-cell table:formula="of:=([.A243]-[.B243])*100/[.A243]" office:value-type="float" office:value="6.40018484288355" calcext:value-type="float">
            <text:p>6.4001848429</text:p>
          </table:table-cell>
          <table:table-cell table:formula="of:=IF([.A243]&gt;[.B243]; 1; 0)" office:value-type="float" office:value="1" calcext:value-type="float">
            <text:p>1</text:p>
          </table:table-cell>
          <table:table-cell office:value-type="float" office:value="4306" calcext:value-type="float">
            <text:p>4306</text:p>
          </table:table-cell>
          <table:table-cell office:value-type="float" office:value="4035" calcext:value-type="float">
            <text:p>4035</text:p>
          </table:table-cell>
          <table:table-cell table:formula="of:=([.E243]-[.F243])*100/[.E243]" office:value-type="float" office:value="6.29354389224338" calcext:value-type="float">
            <text:p>6.2935438922</text:p>
          </table:table-cell>
          <table:table-cell table:formula="of:=IF([.E243]&gt;[.F243]; 1; 0)" office:value-type="float" office:value="1" calcext:value-type="float">
            <text:p>1</text:p>
          </table:table-cell>
          <table:table-cell office:value-type="float" office:value="3071" calcext:value-type="float">
            <text:p>3071</text:p>
          </table:table-cell>
          <table:table-cell office:value-type="float" office:value="2698" calcext:value-type="float">
            <text:p>2698</text:p>
          </table:table-cell>
          <table:table-cell table:formula="of:=([.I243]-[.J243])*100/[.I243]" office:value-type="float" office:value="12.1458808205796" calcext:value-type="float">
            <text:p>12.1458808206</text:p>
          </table:table-cell>
          <table:table-cell table:formula="of:=IF([.I243]&gt;[.J243]; 1; 0)" office:value-type="float" office:value="1" calcext:value-type="float">
            <text:p>1</text:p>
          </table:table-cell>
          <table:table-cell office:value-type="float" office:value="4340" calcext:value-type="float">
            <text:p>4340</text:p>
          </table:table-cell>
          <table:table-cell office:value-type="float" office:value="4087" calcext:value-type="float">
            <text:p>4087</text:p>
          </table:table-cell>
          <table:table-cell table:formula="of:=([.M243]-[.N243])*100/[.M243]" office:value-type="float" office:value="5.8294930875576" calcext:value-type="float">
            <text:p>5.8294930876</text:p>
          </table:table-cell>
          <table:table-cell table:formula="of:=IF([.M243]&gt;[.N24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794" calcext:value-type="float">
            <text:p>83794</text:p>
          </table:table-cell>
          <table:table-cell office:value-type="float" office:value="59958" calcext:value-type="float">
            <text:p>59958</text:p>
          </table:table-cell>
          <table:table-cell table:formula="of:=([.A244]-[.B244])*100/[.A244]" office:value-type="float" office:value="28.4459507840657" calcext:value-type="float">
            <text:p>28.4459507841</text:p>
          </table:table-cell>
          <table:table-cell table:formula="of:=IF([.A244]&gt;[.B244]; 1; 0)" office:value-type="float" office:value="1" calcext:value-type="float">
            <text:p>1</text:p>
          </table:table-cell>
          <table:table-cell office:value-type="float" office:value="80556" calcext:value-type="float">
            <text:p>80556</text:p>
          </table:table-cell>
          <table:table-cell office:value-type="float" office:value="63013" calcext:value-type="float">
            <text:p>63013</text:p>
          </table:table-cell>
          <table:table-cell table:formula="of:=([.E244]-[.F244])*100/[.E244]" office:value-type="float" office:value="21.7773970902229" calcext:value-type="float">
            <text:p>21.7773970902</text:p>
          </table:table-cell>
          <table:table-cell table:formula="of:=IF([.E244]&gt;[.F244]; 1; 0)" office:value-type="float" office:value="1" calcext:value-type="float">
            <text:p>1</text:p>
          </table:table-cell>
          <table:table-cell office:value-type="float" office:value="37794" calcext:value-type="float">
            <text:p>37794</text:p>
          </table:table-cell>
          <table:table-cell office:value-type="float" office:value="29795" calcext:value-type="float">
            <text:p>29795</text:p>
          </table:table-cell>
          <table:table-cell table:formula="of:=([.I244]-[.J244])*100/[.I244]" office:value-type="float" office:value="21.1647351431444" calcext:value-type="float">
            <text:p>21.1647351431</text:p>
          </table:table-cell>
          <table:table-cell table:formula="of:=IF([.I244]&gt;[.J244]; 1; 0)" office:value-type="float" office:value="1" calcext:value-type="float">
            <text:p>1</text:p>
          </table:table-cell>
          <table:table-cell office:value-type="float" office:value="52493" calcext:value-type="float">
            <text:p>52493</text:p>
          </table:table-cell>
          <table:table-cell office:value-type="float" office:value="42405" calcext:value-type="float">
            <text:p>42405</text:p>
          </table:table-cell>
          <table:table-cell table:formula="of:=([.M244]-[.N244])*100/[.M244]" office:value-type="float" office:value="19.2178004686339" calcext:value-type="float">
            <text:p>19.2178004686</text:p>
          </table:table-cell>
          <table:table-cell table:formula="of:=IF([.M244]&gt;[.N24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52" calcext:value-type="float">
            <text:p>4552</text:p>
          </table:table-cell>
          <table:table-cell office:value-type="float" office:value="4239" calcext:value-type="float">
            <text:p>4239</text:p>
          </table:table-cell>
          <table:table-cell table:formula="of:=([.A245]-[.B245])*100/[.A245]" office:value-type="float" office:value="6.87609841827768" calcext:value-type="float">
            <text:p>6.8760984183</text:p>
          </table:table-cell>
          <table:table-cell table:formula="of:=IF([.A245]&gt;[.B245]; 1; 0)" office:value-type="float" office:value="1" calcext:value-type="float">
            <text:p>1</text:p>
          </table:table-cell>
          <table:table-cell office:value-type="float" office:value="4472" calcext:value-type="float">
            <text:p>4472</text:p>
          </table:table-cell>
          <table:table-cell office:value-type="float" office:value="4233" calcext:value-type="float">
            <text:p>4233</text:p>
          </table:table-cell>
          <table:table-cell table:formula="of:=([.E245]-[.F245])*100/[.E245]" office:value-type="float" office:value="5.34436493738819" calcext:value-type="float">
            <text:p>5.3443649374</text:p>
          </table:table-cell>
          <table:table-cell table:formula="of:=IF([.E245]&gt;[.F245]; 1; 0)" office:value-type="float" office:value="1" calcext:value-type="float">
            <text:p>1</text:p>
          </table:table-cell>
          <table:table-cell office:value-type="float" office:value="3115" calcext:value-type="float">
            <text:p>3115</text:p>
          </table:table-cell>
          <table:table-cell office:value-type="float" office:value="2663" calcext:value-type="float">
            <text:p>2663</text:p>
          </table:table-cell>
          <table:table-cell table:formula="of:=([.I245]-[.J245])*100/[.I245]" office:value-type="float" office:value="14.5104333868379" calcext:value-type="float">
            <text:p>14.5104333868</text:p>
          </table:table-cell>
          <table:table-cell table:formula="of:=IF([.I245]&gt;[.J245]; 1; 0)" office:value-type="float" office:value="1" calcext:value-type="float">
            <text:p>1</text:p>
          </table:table-cell>
          <table:table-cell office:value-type="float" office:value="4426" calcext:value-type="float">
            <text:p>4426</text:p>
          </table:table-cell>
          <table:table-cell office:value-type="float" office:value="4288" calcext:value-type="float">
            <text:p>4288</text:p>
          </table:table-cell>
          <table:table-cell table:formula="of:=([.M245]-[.N245])*100/[.M245]" office:value-type="float" office:value="3.11793944871216" calcext:value-type="float">
            <text:p>3.1179394487</text:p>
          </table:table-cell>
          <table:table-cell table:formula="of:=IF([.M245]&gt;[.N24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034" calcext:value-type="float">
            <text:p>78034</text:p>
          </table:table-cell>
          <table:table-cell office:value-type="float" office:value="59439" calcext:value-type="float">
            <text:p>59439</text:p>
          </table:table-cell>
          <table:table-cell table:formula="of:=([.A246]-[.B246])*100/[.A246]" office:value-type="float" office:value="23.8293564343748" calcext:value-type="float">
            <text:p>23.8293564344</text:p>
          </table:table-cell>
          <table:table-cell table:formula="of:=IF([.A246]&gt;[.B246]; 1; 0)" office:value-type="float" office:value="1" calcext:value-type="float">
            <text:p>1</text:p>
          </table:table-cell>
          <table:table-cell office:value-type="float" office:value="78937" calcext:value-type="float">
            <text:p>78937</text:p>
          </table:table-cell>
          <table:table-cell office:value-type="float" office:value="62638" calcext:value-type="float">
            <text:p>62638</text:p>
          </table:table-cell>
          <table:table-cell table:formula="of:=([.E246]-[.F246])*100/[.E246]" office:value-type="float" office:value="20.6481117853478" calcext:value-type="float">
            <text:p>20.6481117853</text:p>
          </table:table-cell>
          <table:table-cell table:formula="of:=IF([.E246]&gt;[.F246]; 1; 0)" office:value-type="float" office:value="1" calcext:value-type="float">
            <text:p>1</text:p>
          </table:table-cell>
          <table:table-cell office:value-type="float" office:value="37642" calcext:value-type="float">
            <text:p>37642</text:p>
          </table:table-cell>
          <table:table-cell office:value-type="float" office:value="29418" calcext:value-type="float">
            <text:p>29418</text:p>
          </table:table-cell>
          <table:table-cell table:formula="of:=([.I246]-[.J246])*100/[.I246]" office:value-type="float" office:value="21.8479358163753" calcext:value-type="float">
            <text:p>21.8479358164</text:p>
          </table:table-cell>
          <table:table-cell table:formula="of:=IF([.I246]&gt;[.J246]; 1; 0)" office:value-type="float" office:value="1" calcext:value-type="float">
            <text:p>1</text:p>
          </table:table-cell>
          <table:table-cell office:value-type="float" office:value="52955" calcext:value-type="float">
            <text:p>52955</text:p>
          </table:table-cell>
          <table:table-cell office:value-type="float" office:value="42729" calcext:value-type="float">
            <text:p>42729</text:p>
          </table:table-cell>
          <table:table-cell table:formula="of:=([.M246]-[.N246])*100/[.M246]" office:value-type="float" office:value="19.3107355301671" calcext:value-type="float">
            <text:p>19.3107355302</text:p>
          </table:table-cell>
          <table:table-cell table:formula="of:=IF([.M246]&gt;[.N24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74" calcext:value-type="float">
            <text:p>4674</text:p>
          </table:table-cell>
          <table:table-cell office:value-type="float" office:value="4431" calcext:value-type="float">
            <text:p>4431</text:p>
          </table:table-cell>
          <table:table-cell table:formula="of:=([.A247]-[.B247])*100/[.A247]" office:value-type="float" office:value="5.198973042362" calcext:value-type="float">
            <text:p>5.1989730424</text:p>
          </table:table-cell>
          <table:table-cell table:formula="of:=IF([.A247]&gt;[.B247]; 1; 0)" office:value-type="float" office:value="1" calcext:value-type="float">
            <text:p>1</text:p>
          </table:table-cell>
          <table:table-cell office:value-type="float" office:value="4404" calcext:value-type="float">
            <text:p>4404</text:p>
          </table:table-cell>
          <table:table-cell office:value-type="float" office:value="4808" calcext:value-type="float">
            <text:p>4808</text:p>
          </table:table-cell>
          <table:table-cell table:formula="of:=([.E247]-[.F247])*100/[.E247]" office:value-type="float" office:value="-9.17347865576748" calcext:value-type="float">
            <text:p>-9.1734786558</text:p>
          </table:table-cell>
          <table:table-cell table:formula="of:=IF([.E247]&gt;[.F247]; 1; 0)" office:value-type="float" office:value="0" calcext:value-type="float">
            <text:p>0</text:p>
          </table:table-cell>
          <table:table-cell office:value-type="float" office:value="3733" calcext:value-type="float">
            <text:p>3733</text:p>
          </table:table-cell>
          <table:table-cell office:value-type="float" office:value="2961" calcext:value-type="float">
            <text:p>2961</text:p>
          </table:table-cell>
          <table:table-cell table:formula="of:=([.I247]-[.J247])*100/[.I247]" office:value-type="float" office:value="20.6804178944549" calcext:value-type="float">
            <text:p>20.6804178945</text:p>
          </table:table-cell>
          <table:table-cell table:formula="of:=IF([.I247]&gt;[.J247]; 1; 0)" office:value-type="float" office:value="1" calcext:value-type="float">
            <text:p>1</text:p>
          </table:table-cell>
          <table:table-cell office:value-type="float" office:value="4749" calcext:value-type="float">
            <text:p>4749</text:p>
          </table:table-cell>
          <table:table-cell office:value-type="float" office:value="4455" calcext:value-type="float">
            <text:p>4455</text:p>
          </table:table-cell>
          <table:table-cell table:formula="of:=([.M247]-[.N247])*100/[.M247]" office:value-type="float" office:value="6.19077700568541" calcext:value-type="float">
            <text:p>6.1907770057</text:p>
          </table:table-cell>
          <table:table-cell table:formula="of:=IF([.M247]&gt;[.N24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915" calcext:value-type="float">
            <text:p>75915</text:p>
          </table:table-cell>
          <table:table-cell office:value-type="float" office:value="59078" calcext:value-type="float">
            <text:p>59078</text:p>
          </table:table-cell>
          <table:table-cell table:formula="of:=([.A248]-[.B248])*100/[.A248]" office:value-type="float" office:value="22.1787525521965" calcext:value-type="float">
            <text:p>22.1787525522</text:p>
          </table:table-cell>
          <table:table-cell table:formula="of:=IF([.A248]&gt;[.B248]; 1; 0)" office:value-type="float" office:value="1" calcext:value-type="float">
            <text:p>1</text:p>
          </table:table-cell>
          <table:table-cell office:value-type="float" office:value="79456" calcext:value-type="float">
            <text:p>79456</text:p>
          </table:table-cell>
          <table:table-cell office:value-type="float" office:value="62206" calcext:value-type="float">
            <text:p>62206</text:p>
          </table:table-cell>
          <table:table-cell table:formula="of:=([.E248]-[.F248])*100/[.E248]" office:value-type="float" office:value="21.7101288763592" calcext:value-type="float">
            <text:p>21.7101288764</text:p>
          </table:table-cell>
          <table:table-cell table:formula="of:=IF([.E248]&gt;[.F248]; 1; 0)" office:value-type="float" office:value="1" calcext:value-type="float">
            <text:p>1</text:p>
          </table:table-cell>
          <table:table-cell office:value-type="float" office:value="38097" calcext:value-type="float">
            <text:p>38097</text:p>
          </table:table-cell>
          <table:table-cell office:value-type="float" office:value="29449" calcext:value-type="float">
            <text:p>29449</text:p>
          </table:table-cell>
          <table:table-cell table:formula="of:=([.I248]-[.J248])*100/[.I248]" office:value-type="float" office:value="22.6999501273066" calcext:value-type="float">
            <text:p>22.6999501273</text:p>
          </table:table-cell>
          <table:table-cell table:formula="of:=IF([.I248]&gt;[.J248]; 1; 0)" office:value-type="float" office:value="1" calcext:value-type="float">
            <text:p>1</text:p>
          </table:table-cell>
          <table:table-cell office:value-type="float" office:value="52821" calcext:value-type="float">
            <text:p>52821</text:p>
          </table:table-cell>
          <table:table-cell office:value-type="float" office:value="41968" calcext:value-type="float">
            <text:p>41968</text:p>
          </table:table-cell>
          <table:table-cell table:formula="of:=([.M248]-[.N248])*100/[.M248]" office:value-type="float" office:value="20.5467522386929" calcext:value-type="float">
            <text:p>20.5467522387</text:p>
          </table:table-cell>
          <table:table-cell table:formula="of:=IF([.M248]&gt;[.N24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27" calcext:value-type="float">
            <text:p>4927</text:p>
          </table:table-cell>
          <table:table-cell office:value-type="float" office:value="4674" calcext:value-type="float">
            <text:p>4674</text:p>
          </table:table-cell>
          <table:table-cell table:formula="of:=([.A249]-[.B249])*100/[.A249]" office:value-type="float" office:value="5.13497057032677" calcext:value-type="float">
            <text:p>5.1349705703</text:p>
          </table:table-cell>
          <table:table-cell table:formula="of:=IF([.A249]&gt;[.B249]; 1; 0)" office:value-type="float" office:value="1" calcext:value-type="float">
            <text:p>1</text:p>
          </table:table-cell>
          <table:table-cell office:value-type="float" office:value="5081" calcext:value-type="float">
            <text:p>5081</text:p>
          </table:table-cell>
          <table:table-cell office:value-type="float" office:value="4628" calcext:value-type="float">
            <text:p>4628</text:p>
          </table:table-cell>
          <table:table-cell table:formula="of:=([.E249]-[.F249])*100/[.E249]" office:value-type="float" office:value="8.91556780161386" calcext:value-type="float">
            <text:p>8.9155678016</text:p>
          </table:table-cell>
          <table:table-cell table:formula="of:=IF([.E249]&gt;[.F249]; 1; 0)" office:value-type="float" office:value="1" calcext:value-type="float">
            <text:p>1</text:p>
          </table:table-cell>
          <table:table-cell office:value-type="float" office:value="3341" calcext:value-type="float">
            <text:p>3341</text:p>
          </table:table-cell>
          <table:table-cell office:value-type="float" office:value="3087" calcext:value-type="float">
            <text:p>3087</text:p>
          </table:table-cell>
          <table:table-cell table:formula="of:=([.I249]-[.J249])*100/[.I249]" office:value-type="float" office:value="7.60251421730021" calcext:value-type="float">
            <text:p>7.6025142173</text:p>
          </table:table-cell>
          <table:table-cell table:formula="of:=IF([.I249]&gt;[.J249]; 1; 0)" office:value-type="float" office:value="1" calcext:value-type="float">
            <text:p>1</text:p>
          </table:table-cell>
          <table:table-cell office:value-type="float" office:value="5390" calcext:value-type="float">
            <text:p>5390</text:p>
          </table:table-cell>
          <table:table-cell office:value-type="float" office:value="5146" calcext:value-type="float">
            <text:p>5146</text:p>
          </table:table-cell>
          <table:table-cell table:formula="of:=([.M249]-[.N249])*100/[.M249]" office:value-type="float" office:value="4.52690166975881" calcext:value-type="float">
            <text:p>4.5269016698</text:p>
          </table:table-cell>
          <table:table-cell table:formula="of:=IF([.M249]&gt;[.N24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72" calcext:value-type="float">
            <text:p>78772</text:p>
          </table:table-cell>
          <table:table-cell office:value-type="float" office:value="61035" calcext:value-type="float">
            <text:p>61035</text:p>
          </table:table-cell>
          <table:table-cell table:formula="of:=([.A250]-[.B250])*100/[.A250]" office:value-type="float" office:value="22.5168841720408" calcext:value-type="float">
            <text:p>22.516884172</text:p>
          </table:table-cell>
          <table:table-cell table:formula="of:=IF([.A250]&gt;[.B250]; 1; 0)" office:value-type="float" office:value="1" calcext:value-type="float">
            <text:p>1</text:p>
          </table:table-cell>
          <table:table-cell office:value-type="float" office:value="81204" calcext:value-type="float">
            <text:p>81204</text:p>
          </table:table-cell>
          <table:table-cell office:value-type="float" office:value="60921" calcext:value-type="float">
            <text:p>60921</text:p>
          </table:table-cell>
          <table:table-cell table:formula="of:=([.E250]-[.F250])*100/[.E250]" office:value-type="float" office:value="24.9778336042559" calcext:value-type="float">
            <text:p>24.9778336043</text:p>
          </table:table-cell>
          <table:table-cell table:formula="of:=IF([.E250]&gt;[.F250]; 1; 0)" office:value-type="float" office:value="1" calcext:value-type="float">
            <text:p>1</text:p>
          </table:table-cell>
          <table:table-cell office:value-type="float" office:value="37962" calcext:value-type="float">
            <text:p>37962</text:p>
          </table:table-cell>
          <table:table-cell office:value-type="float" office:value="28853" calcext:value-type="float">
            <text:p>28853</text:p>
          </table:table-cell>
          <table:table-cell table:formula="of:=([.I250]-[.J250])*100/[.I250]" office:value-type="float" office:value="23.9950476792582" calcext:value-type="float">
            <text:p>23.9950476793</text:p>
          </table:table-cell>
          <table:table-cell table:formula="of:=IF([.I250]&gt;[.J250]; 1; 0)" office:value-type="float" office:value="1" calcext:value-type="float">
            <text:p>1</text:p>
          </table:table-cell>
          <table:table-cell office:value-type="float" office:value="52556" calcext:value-type="float">
            <text:p>52556</text:p>
          </table:table-cell>
          <table:table-cell office:value-type="float" office:value="41611" calcext:value-type="float">
            <text:p>41611</text:p>
          </table:table-cell>
          <table:table-cell table:formula="of:=([.M250]-[.N250])*100/[.M250]" office:value-type="float" office:value="20.8254052819849" calcext:value-type="float">
            <text:p>20.825405282</text:p>
          </table:table-cell>
          <table:table-cell table:formula="of:=IF([.M250]&gt;[.N25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48" calcext:value-type="float">
            <text:p>5048</text:p>
          </table:table-cell>
          <table:table-cell office:value-type="float" office:value="4930" calcext:value-type="float">
            <text:p>4930</text:p>
          </table:table-cell>
          <table:table-cell table:formula="of:=([.A251]-[.B251])*100/[.A251]" office:value-type="float" office:value="2.33755942947702" calcext:value-type="float">
            <text:p>2.3375594295</text:p>
          </table:table-cell>
          <table:table-cell table:formula="of:=IF([.A251]&gt;[.B251]; 1; 0)" office:value-type="float" office:value="1" calcext:value-type="float">
            <text:p>1</text:p>
          </table:table-cell>
          <table:table-cell office:value-type="float" office:value="5203" calcext:value-type="float">
            <text:p>5203</text:p>
          </table:table-cell>
          <table:table-cell office:value-type="float" office:value="4827" calcext:value-type="float">
            <text:p>4827</text:p>
          </table:table-cell>
          <table:table-cell table:formula="of:=([.E251]-[.F251])*100/[.E251]" office:value-type="float" office:value="7.22660003843936" calcext:value-type="float">
            <text:p>7.2266000384</text:p>
          </table:table-cell>
          <table:table-cell table:formula="of:=IF([.E251]&gt;[.F251]; 1; 0)" office:value-type="float" office:value="1" calcext:value-type="float">
            <text:p>1</text:p>
          </table:table-cell>
          <table:table-cell office:value-type="float" office:value="3670" calcext:value-type="float">
            <text:p>3670</text:p>
          </table:table-cell>
          <table:table-cell office:value-type="float" office:value="3218" calcext:value-type="float">
            <text:p>3218</text:p>
          </table:table-cell>
          <table:table-cell table:formula="of:=([.I251]-[.J251])*100/[.I251]" office:value-type="float" office:value="12.3160762942779" calcext:value-type="float">
            <text:p>12.3160762943</text:p>
          </table:table-cell>
          <table:table-cell table:formula="of:=IF([.I251]&gt;[.J251]; 1; 0)" office:value-type="float" office:value="1" calcext:value-type="float">
            <text:p>1</text:p>
          </table:table-cell>
          <table:table-cell office:value-type="float" office:value="5419" calcext:value-type="float">
            <text:p>5419</text:p>
          </table:table-cell>
          <table:table-cell office:value-type="float" office:value="4782" calcext:value-type="float">
            <text:p>4782</text:p>
          </table:table-cell>
          <table:table-cell table:formula="of:=([.M251]-[.N251])*100/[.M251]" office:value-type="float" office:value="11.7549363351172" calcext:value-type="float">
            <text:p>11.7549363351</text:p>
          </table:table-cell>
          <table:table-cell table:formula="of:=IF([.M251]&gt;[.N25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666" calcext:value-type="float">
            <text:p>75666</text:p>
          </table:table-cell>
          <table:table-cell office:value-type="float" office:value="58304" calcext:value-type="float">
            <text:p>58304</text:p>
          </table:table-cell>
          <table:table-cell table:formula="of:=([.A252]-[.B252])*100/[.A252]" office:value-type="float" office:value="22.9455766130098" calcext:value-type="float">
            <text:p>22.945576613</text:p>
          </table:table-cell>
          <table:table-cell table:formula="of:=IF([.A252]&gt;[.B252]; 1; 0)" office:value-type="float" office:value="1" calcext:value-type="float">
            <text:p>1</text:p>
          </table:table-cell>
          <table:table-cell office:value-type="float" office:value="78836" calcext:value-type="float">
            <text:p>78836</text:p>
          </table:table-cell>
          <table:table-cell office:value-type="float" office:value="60400" calcext:value-type="float">
            <text:p>60400</text:p>
          </table:table-cell>
          <table:table-cell table:formula="of:=([.E252]-[.F252])*100/[.E252]" office:value-type="float" office:value="23.3852554670455" calcext:value-type="float">
            <text:p>23.385255467</text:p>
          </table:table-cell>
          <table:table-cell table:formula="of:=IF([.E252]&gt;[.F252]; 1; 0)" office:value-type="float" office:value="1" calcext:value-type="float">
            <text:p>1</text:p>
          </table:table-cell>
          <table:table-cell office:value-type="float" office:value="38430" calcext:value-type="float">
            <text:p>38430</text:p>
          </table:table-cell>
          <table:table-cell office:value-type="float" office:value="29135" calcext:value-type="float">
            <text:p>29135</text:p>
          </table:table-cell>
          <table:table-cell table:formula="of:=([.I252]-[.J252])*100/[.I252]" office:value-type="float" office:value="24.1868332032266" calcext:value-type="float">
            <text:p>24.1868332032</text:p>
          </table:table-cell>
          <table:table-cell table:formula="of:=IF([.I252]&gt;[.J252]; 1; 0)" office:value-type="float" office:value="1" calcext:value-type="float">
            <text:p>1</text:p>
          </table:table-cell>
          <table:table-cell office:value-type="float" office:value="52797" calcext:value-type="float">
            <text:p>52797</text:p>
          </table:table-cell>
          <table:table-cell office:value-type="float" office:value="41281" calcext:value-type="float">
            <text:p>41281</text:p>
          </table:table-cell>
          <table:table-cell table:formula="of:=([.M252]-[.N252])*100/[.M252]" office:value-type="float" office:value="21.8118453700021" calcext:value-type="float">
            <text:p>21.81184537</text:p>
          </table:table-cell>
          <table:table-cell table:formula="of:=IF([.M252]&gt;[.N25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02" calcext:value-type="float">
            <text:p>5302</text:p>
          </table:table-cell>
          <table:table-cell office:value-type="float" office:value="4920" calcext:value-type="float">
            <text:p>4920</text:p>
          </table:table-cell>
          <table:table-cell table:formula="of:=([.A253]-[.B253])*100/[.A253]" office:value-type="float" office:value="7.20482836665409" calcext:value-type="float">
            <text:p>7.2048283667</text:p>
          </table:table-cell>
          <table:table-cell table:formula="of:=IF([.A253]&gt;[.B253]; 1; 0)" office:value-type="float" office:value="1" calcext:value-type="float">
            <text:p>1</text:p>
          </table:table-cell>
          <table:table-cell office:value-type="float" office:value="5450" calcext:value-type="float">
            <text:p>5450</text:p>
          </table:table-cell>
          <table:table-cell office:value-type="float" office:value="5023" calcext:value-type="float">
            <text:p>5023</text:p>
          </table:table-cell>
          <table:table-cell table:formula="of:=([.E253]-[.F253])*100/[.E253]" office:value-type="float" office:value="7.8348623853211" calcext:value-type="float">
            <text:p>7.8348623853</text:p>
          </table:table-cell>
          <table:table-cell table:formula="of:=IF([.E253]&gt;[.F253]; 1; 0)" office:value-type="float" office:value="1" calcext:value-type="float">
            <text:p>1</text:p>
          </table:table-cell>
          <table:table-cell office:value-type="float" office:value="3911" calcext:value-type="float">
            <text:p>3911</text:p>
          </table:table-cell>
          <table:table-cell office:value-type="float" office:value="3353" calcext:value-type="float">
            <text:p>3353</text:p>
          </table:table-cell>
          <table:table-cell table:formula="of:=([.I253]-[.J253])*100/[.I253]" office:value-type="float" office:value="14.2674507798517" calcext:value-type="float">
            <text:p>14.2674507799</text:p>
          </table:table-cell>
          <table:table-cell table:formula="of:=IF([.I253]&gt;[.J253]; 1; 0)" office:value-type="float" office:value="1" calcext:value-type="float">
            <text:p>1</text:p>
          </table:table-cell>
          <table:table-cell office:value-type="float" office:value="5643" calcext:value-type="float">
            <text:p>5643</text:p>
          </table:table-cell>
          <table:table-cell office:value-type="float" office:value="5208" calcext:value-type="float">
            <text:p>5208</text:p>
          </table:table-cell>
          <table:table-cell table:formula="of:=([.M253]-[.N253])*100/[.M253]" office:value-type="float" office:value="7.70866560340245" calcext:value-type="float">
            <text:p>7.7086656034</text:p>
          </table:table-cell>
          <table:table-cell table:formula="of:=IF([.M253]&gt;[.N25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433" calcext:value-type="float">
            <text:p>75433</text:p>
          </table:table-cell>
          <table:table-cell office:value-type="float" office:value="56898" calcext:value-type="float">
            <text:p>56898</text:p>
          </table:table-cell>
          <table:table-cell table:formula="of:=([.A254]-[.B254])*100/[.A254]" office:value-type="float" office:value="24.5714740233054" calcext:value-type="float">
            <text:p>24.5714740233</text:p>
          </table:table-cell>
          <table:table-cell table:formula="of:=IF([.A254]&gt;[.B254]; 1; 0)" office:value-type="float" office:value="1" calcext:value-type="float">
            <text:p>1</text:p>
          </table:table-cell>
          <table:table-cell office:value-type="float" office:value="80289" calcext:value-type="float">
            <text:p>80289</text:p>
          </table:table-cell>
          <table:table-cell office:value-type="float" office:value="60851" calcext:value-type="float">
            <text:p>60851</text:p>
          </table:table-cell>
          <table:table-cell table:formula="of:=([.E254]-[.F254])*100/[.E254]" office:value-type="float" office:value="24.2100412260708" calcext:value-type="float">
            <text:p>24.2100412261</text:p>
          </table:table-cell>
          <table:table-cell table:formula="of:=IF([.E254]&gt;[.F254]; 1; 0)" office:value-type="float" office:value="1" calcext:value-type="float">
            <text:p>1</text:p>
          </table:table-cell>
          <table:table-cell office:value-type="float" office:value="38258" calcext:value-type="float">
            <text:p>38258</text:p>
          </table:table-cell>
          <table:table-cell office:value-type="float" office:value="29061" calcext:value-type="float">
            <text:p>29061</text:p>
          </table:table-cell>
          <table:table-cell table:formula="of:=([.I254]-[.J254])*100/[.I254]" office:value-type="float" office:value="24.0394165926081" calcext:value-type="float">
            <text:p>24.0394165926</text:p>
          </table:table-cell>
          <table:table-cell table:formula="of:=IF([.I254]&gt;[.J254]; 1; 0)" office:value-type="float" office:value="1" calcext:value-type="float">
            <text:p>1</text:p>
          </table:table-cell>
          <table:table-cell office:value-type="float" office:value="52840" calcext:value-type="float">
            <text:p>52840</text:p>
          </table:table-cell>
          <table:table-cell office:value-type="float" office:value="41042" calcext:value-type="float">
            <text:p>41042</text:p>
          </table:table-cell>
          <table:table-cell table:formula="of:=([.M254]-[.N254])*100/[.M254]" office:value-type="float" office:value="22.327781983346" calcext:value-type="float">
            <text:p>22.3277819833</text:p>
          </table:table-cell>
          <table:table-cell table:formula="of:=IF([.M254]&gt;[.N25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67" calcext:value-type="float">
            <text:p>5267</text:p>
          </table:table-cell>
          <table:table-cell office:value-type="float" office:value="5248" calcext:value-type="float">
            <text:p>5248</text:p>
          </table:table-cell>
          <table:table-cell table:formula="of:=([.A255]-[.B255])*100/[.A255]" office:value-type="float" office:value="0.360736662236567" calcext:value-type="float">
            <text:p>0.3607366622</text:p>
          </table:table-cell>
          <table:table-cell table:formula="of:=IF([.A255]&gt;[.B255]; 1; 0)" office:value-type="float" office:value="1" calcext:value-type="float">
            <text:p>1</text:p>
          </table:table-cell>
          <table:table-cell office:value-type="float" office:value="5513" calcext:value-type="float">
            <text:p>5513</text:p>
          </table:table-cell>
          <table:table-cell office:value-type="float" office:value="5262" calcext:value-type="float">
            <text:p>5262</text:p>
          </table:table-cell>
          <table:table-cell table:formula="of:=([.E255]-[.F255])*100/[.E255]" office:value-type="float" office:value="4.55287502267368" calcext:value-type="float">
            <text:p>4.5528750227</text:p>
          </table:table-cell>
          <table:table-cell table:formula="of:=IF([.E255]&gt;[.F255]; 1; 0)" office:value-type="float" office:value="1" calcext:value-type="float">
            <text:p>1</text:p>
          </table:table-cell>
          <table:table-cell office:value-type="float" office:value="3935" calcext:value-type="float">
            <text:p>3935</text:p>
          </table:table-cell>
          <table:table-cell office:value-type="float" office:value="3479" calcext:value-type="float">
            <text:p>3479</text:p>
          </table:table-cell>
          <table:table-cell table:formula="of:=([.I255]-[.J255])*100/[.I255]" office:value-type="float" office:value="11.5883100381194" calcext:value-type="float">
            <text:p>11.5883100381</text:p>
          </table:table-cell>
          <table:table-cell table:formula="of:=IF([.I255]&gt;[.J255]; 1; 0)" office:value-type="float" office:value="1" calcext:value-type="float">
            <text:p>1</text:p>
          </table:table-cell>
          <table:table-cell office:value-type="float" office:value="5864" calcext:value-type="float">
            <text:p>5864</text:p>
          </table:table-cell>
          <table:table-cell office:value-type="float" office:value="5491" calcext:value-type="float">
            <text:p>5491</text:p>
          </table:table-cell>
          <table:table-cell table:formula="of:=([.M255]-[.N255])*100/[.M255]" office:value-type="float" office:value="6.36084583901774" calcext:value-type="float">
            <text:p>6.360845839</text:p>
          </table:table-cell>
          <table:table-cell table:formula="of:=IF([.M255]&gt;[.N25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328" calcext:value-type="float">
            <text:p>76328</text:p>
          </table:table-cell>
          <table:table-cell office:value-type="float" office:value="56026" calcext:value-type="float">
            <text:p>56026</text:p>
          </table:table-cell>
          <table:table-cell table:formula="of:=([.A256]-[.B256])*100/[.A256]" office:value-type="float" office:value="26.598364951263" calcext:value-type="float">
            <text:p>26.5983649513</text:p>
          </table:table-cell>
          <table:table-cell table:formula="of:=IF([.A256]&gt;[.B256]; 1; 0)" office:value-type="float" office:value="1" calcext:value-type="float">
            <text:p>1</text:p>
          </table:table-cell>
          <table:table-cell office:value-type="float" office:value="80672" calcext:value-type="float">
            <text:p>80672</text:p>
          </table:table-cell>
          <table:table-cell office:value-type="float" office:value="59399" calcext:value-type="float">
            <text:p>59399</text:p>
          </table:table-cell>
          <table:table-cell table:formula="of:=([.E256]-[.F256])*100/[.E256]" office:value-type="float" office:value="26.3697441491472" calcext:value-type="float">
            <text:p>26.3697441491</text:p>
          </table:table-cell>
          <table:table-cell table:formula="of:=IF([.E256]&gt;[.F256]; 1; 0)" office:value-type="float" office:value="1" calcext:value-type="float">
            <text:p>1</text:p>
          </table:table-cell>
          <table:table-cell office:value-type="float" office:value="37802" calcext:value-type="float">
            <text:p>37802</text:p>
          </table:table-cell>
          <table:table-cell office:value-type="float" office:value="28720" calcext:value-type="float">
            <text:p>28720</text:p>
          </table:table-cell>
          <table:table-cell table:formula="of:=([.I256]-[.J256])*100/[.I256]" office:value-type="float" office:value="24.0251838527062" calcext:value-type="float">
            <text:p>24.0251838527</text:p>
          </table:table-cell>
          <table:table-cell table:formula="of:=IF([.I256]&gt;[.J256]; 1; 0)" office:value-type="float" office:value="1" calcext:value-type="float">
            <text:p>1</text:p>
          </table:table-cell>
          <table:table-cell office:value-type="float" office:value="51861" calcext:value-type="float">
            <text:p>51861</text:p>
          </table:table-cell>
          <table:table-cell office:value-type="float" office:value="42094" calcext:value-type="float">
            <text:p>42094</text:p>
          </table:table-cell>
          <table:table-cell table:formula="of:=([.M256]-[.N256])*100/[.M256]" office:value-type="float" office:value="18.8330344574921" calcext:value-type="float">
            <text:p>18.8330344575</text:p>
          </table:table-cell>
          <table:table-cell table:formula="of:=IF([.M256]&gt;[.N25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28" calcext:value-type="float">
            <text:p>5728</text:p>
          </table:table-cell>
          <table:table-cell office:value-type="float" office:value="5253" calcext:value-type="float">
            <text:p>5253</text:p>
          </table:table-cell>
          <table:table-cell table:formula="of:=([.A257]-[.B257])*100/[.A257]" office:value-type="float" office:value="8.29259776536313" calcext:value-type="float">
            <text:p>8.2925977654</text:p>
          </table:table-cell>
          <table:table-cell table:formula="of:=IF([.A257]&gt;[.B257]; 1; 0)" office:value-type="float" office:value="1" calcext:value-type="float">
            <text:p>1</text:p>
          </table:table-cell>
          <table:table-cell office:value-type="float" office:value="5698" calcext:value-type="float">
            <text:p>5698</text:p>
          </table:table-cell>
          <table:table-cell office:value-type="float" office:value="5114" calcext:value-type="float">
            <text:p>5114</text:p>
          </table:table-cell>
          <table:table-cell table:formula="of:=([.E257]-[.F257])*100/[.E257]" office:value-type="float" office:value="10.2492102492102" calcext:value-type="float">
            <text:p>10.2492102492</text:p>
          </table:table-cell>
          <table:table-cell table:formula="of:=IF([.E257]&gt;[.F257]; 1; 0)"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office:value-type="float" office:value="3611" calcext:value-type="float">
            <text:p>3611</text:p>
          </table:table-cell>
          <table:table-cell table:formula="of:=([.I257]-[.J257])*100/[.I257]" office:value-type="float" office:value="11.8192918192918" calcext:value-type="float">
            <text:p>11.8192918193</text:p>
          </table:table-cell>
          <table:table-cell table:formula="of:=IF([.I257]&gt;[.J257]; 1; 0)" office:value-type="float" office:value="1" calcext:value-type="float">
            <text:p>1</text:p>
          </table:table-cell>
          <table:table-cell office:value-type="float" office:value="6095" calcext:value-type="float">
            <text:p>6095</text:p>
          </table:table-cell>
          <table:table-cell office:value-type="float" office:value="5744" calcext:value-type="float">
            <text:p>5744</text:p>
          </table:table-cell>
          <table:table-cell table:formula="of:=([.M257]-[.N257])*100/[.M257]" office:value-type="float" office:value="5.75881870385562" calcext:value-type="float">
            <text:p>5.7588187039</text:p>
          </table:table-cell>
          <table:table-cell table:formula="of:=IF([.M257]&gt;[.N25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039" calcext:value-type="float">
            <text:p>76039</text:p>
          </table:table-cell>
          <table:table-cell office:value-type="float" office:value="56816" calcext:value-type="float">
            <text:p>56816</text:p>
          </table:table-cell>
          <table:table-cell table:formula="of:=([.A258]-[.B258])*100/[.A258]" office:value-type="float" office:value="25.2804481910599" calcext:value-type="float">
            <text:p>25.2804481911</text:p>
          </table:table-cell>
          <table:table-cell table:formula="of:=IF([.A258]&gt;[.B258]; 1; 0)" office:value-type="float" office:value="1" calcext:value-type="float">
            <text:p>1</text:p>
          </table:table-cell>
          <table:table-cell office:value-type="float" office:value="80402" calcext:value-type="float">
            <text:p>80402</text:p>
          </table:table-cell>
          <table:table-cell office:value-type="float" office:value="59769" calcext:value-type="float">
            <text:p>59769</text:p>
          </table:table-cell>
          <table:table-cell table:formula="of:=([.E258]-[.F258])*100/[.E258]" office:value-type="float" office:value="25.6622969577871" calcext:value-type="float">
            <text:p>25.6622969578</text:p>
          </table:table-cell>
          <table:table-cell table:formula="of:=IF([.E258]&gt;[.F258]; 1; 0)" office:value-type="float" office:value="1" calcext:value-type="float">
            <text:p>1</text:p>
          </table:table-cell>
          <table:table-cell office:value-type="float" office:value="38401" calcext:value-type="float">
            <text:p>38401</text:p>
          </table:table-cell>
          <table:table-cell office:value-type="float" office:value="28658" calcext:value-type="float">
            <text:p>28658</text:p>
          </table:table-cell>
          <table:table-cell table:formula="of:=([.I258]-[.J258])*100/[.I258]" office:value-type="float" office:value="25.3717351110648" calcext:value-type="float">
            <text:p>25.3717351111</text:p>
          </table:table-cell>
          <table:table-cell table:formula="of:=IF([.I258]&gt;[.J258]; 1; 0)" office:value-type="float" office:value="1" calcext:value-type="float">
            <text:p>1</text:p>
          </table:table-cell>
          <table:table-cell office:value-type="float" office:value="52392" calcext:value-type="float">
            <text:p>52392</text:p>
          </table:table-cell>
          <table:table-cell office:value-type="float" office:value="40713" calcext:value-type="float">
            <text:p>40713</text:p>
          </table:table-cell>
          <table:table-cell table:formula="of:=([.M258]-[.N258])*100/[.M258]" office:value-type="float" office:value="22.2915712322492" calcext:value-type="float">
            <text:p>22.2915712322</text:p>
          </table:table-cell>
          <table:table-cell table:formula="of:=IF([.M258]&gt;[.N25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90" calcext:value-type="float">
            <text:p>5890</text:p>
          </table:table-cell>
          <table:table-cell office:value-type="float" office:value="5259" calcext:value-type="float">
            <text:p>5259</text:p>
          </table:table-cell>
          <table:table-cell table:formula="of:=([.A259]-[.B259])*100/[.A259]" office:value-type="float" office:value="10.7130730050934" calcext:value-type="float">
            <text:p>10.7130730051</text:p>
          </table:table-cell>
          <table:table-cell table:formula="of:=IF([.A259]&gt;[.B259]; 1; 0)" office:value-type="float" office:value="1" calcext:value-type="float">
            <text:p>1</text:p>
          </table:table-cell>
          <table:table-cell office:value-type="float" office:value="5878" calcext:value-type="float">
            <text:p>5878</text:p>
          </table:table-cell>
          <table:table-cell office:value-type="float" office:value="5609" calcext:value-type="float">
            <text:p>5609</text:p>
          </table:table-cell>
          <table:table-cell table:formula="of:=([.E259]-[.F259])*100/[.E259]" office:value-type="float" office:value="4.57638652602926" calcext:value-type="float">
            <text:p>4.576386526</text:p>
          </table:table-cell>
          <table:table-cell table:formula="of:=IF([.E259]&gt;[.F259]; 1; 0)" office:value-type="float" office:value="1" calcext:value-type="float">
            <text:p>1</text:p>
          </table:table-cell>
          <table:table-cell office:value-type="float" office:value="4492" calcext:value-type="float">
            <text:p>4492</text:p>
          </table:table-cell>
          <table:table-cell office:value-type="float" office:value="3744" calcext:value-type="float">
            <text:p>3744</text:p>
          </table:table-cell>
          <table:table-cell table:formula="of:=([.I259]-[.J259])*100/[.I259]" office:value-type="float" office:value="16.6518254674978" calcext:value-type="float">
            <text:p>16.6518254675</text:p>
          </table:table-cell>
          <table:table-cell table:formula="of:=IF([.I259]&gt;[.J259]; 1; 0)" office:value-type="float" office:value="1" calcext:value-type="float">
            <text:p>1</text:p>
          </table:table-cell>
          <table:table-cell office:value-type="float" office:value="6893" calcext:value-type="float">
            <text:p>6893</text:p>
          </table:table-cell>
          <table:table-cell office:value-type="float" office:value="6073" calcext:value-type="float">
            <text:p>6073</text:p>
          </table:table-cell>
          <table:table-cell table:formula="of:=([.M259]-[.N259])*100/[.M259]" office:value-type="float" office:value="11.8961265051502" calcext:value-type="float">
            <text:p>11.8961265052</text:p>
          </table:table-cell>
          <table:table-cell table:formula="of:=IF([.M259]&gt;[.N25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693" calcext:value-type="float">
            <text:p>75693</text:p>
          </table:table-cell>
          <table:table-cell office:value-type="float" office:value="55872" calcext:value-type="float">
            <text:p>55872</text:p>
          </table:table-cell>
          <table:table-cell table:formula="of:=([.A260]-[.B260])*100/[.A260]" office:value-type="float" office:value="26.1860409813325" calcext:value-type="float">
            <text:p>26.1860409813</text:p>
          </table:table-cell>
          <table:table-cell table:formula="of:=IF([.A260]&gt;[.B260]; 1; 0)" office:value-type="float" office:value="1" calcext:value-type="float">
            <text:p>1</text:p>
          </table:table-cell>
          <table:table-cell office:value-type="float" office:value="80707" calcext:value-type="float">
            <text:p>80707</text:p>
          </table:table-cell>
          <table:table-cell office:value-type="float" office:value="59179" calcext:value-type="float">
            <text:p>59179</text:p>
          </table:table-cell>
          <table:table-cell table:formula="of:=([.E260]-[.F260])*100/[.E260]" office:value-type="float" office:value="26.6742661726988" calcext:value-type="float">
            <text:p>26.6742661727</text:p>
          </table:table-cell>
          <table:table-cell table:formula="of:=IF([.E260]&gt;[.F260]; 1; 0)" office:value-type="float" office:value="1" calcext:value-type="float">
            <text:p>1</text:p>
          </table:table-cell>
          <table:table-cell office:value-type="float" office:value="37990" calcext:value-type="float">
            <text:p>37990</text:p>
          </table:table-cell>
          <table:table-cell office:value-type="float" office:value="28276" calcext:value-type="float">
            <text:p>28276</text:p>
          </table:table-cell>
          <table:table-cell table:formula="of:=([.I260]-[.J260])*100/[.I260]" office:value-type="float" office:value="25.569886812319" calcext:value-type="float">
            <text:p>25.5698868123</text:p>
          </table:table-cell>
          <table:table-cell table:formula="of:=IF([.I260]&gt;[.J260]; 1; 0)" office:value-type="float" office:value="1" calcext:value-type="float">
            <text:p>1</text:p>
          </table:table-cell>
          <table:table-cell office:value-type="float" office:value="51837" calcext:value-type="float">
            <text:p>51837</text:p>
          </table:table-cell>
          <table:table-cell office:value-type="float" office:value="40837" calcext:value-type="float">
            <text:p>40837</text:p>
          </table:table-cell>
          <table:table-cell table:formula="of:=([.M260]-[.N260])*100/[.M260]" office:value-type="float" office:value="21.2203638327835" calcext:value-type="float">
            <text:p>21.2203638328</text:p>
          </table:table-cell>
          <table:table-cell table:formula="of:=IF([.M260]&gt;[.N26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27" calcext:value-type="float">
            <text:p>5927</text:p>
          </table:table-cell>
          <table:table-cell office:value-type="float" office:value="5837" calcext:value-type="float">
            <text:p>5837</text:p>
          </table:table-cell>
          <table:table-cell table:formula="of:=([.A261]-[.B261])*100/[.A261]" office:value-type="float" office:value="1.51847477644677" calcext:value-type="float">
            <text:p>1.5184747764</text:p>
          </table:table-cell>
          <table:table-cell table:formula="of:=IF([.A261]&gt;[.B261]; 1; 0)" office:value-type="float" office:value="1" calcext:value-type="float">
            <text:p>1</text:p>
          </table:table-cell>
          <table:table-cell office:value-type="float" office:value="5951" calcext:value-type="float">
            <text:p>5951</text:p>
          </table:table-cell>
          <table:table-cell office:value-type="float" office:value="5750" calcext:value-type="float">
            <text:p>5750</text:p>
          </table:table-cell>
          <table:table-cell table:formula="of:=([.E261]-[.F261])*100/[.E261]" office:value-type="float" office:value="3.37758359939506" calcext:value-type="float">
            <text:p>3.3775835994</text:p>
          </table:table-cell>
          <table:table-cell table:formula="of:=IF([.E261]&gt;[.F261]; 1; 0)" office:value-type="float" office:value="1" calcext:value-type="float">
            <text:p>1</text:p>
          </table:table-cell>
          <table:table-cell office:value-type="float" office:value="4414" calcext:value-type="float">
            <text:p>4414</text:p>
          </table:table-cell>
          <table:table-cell office:value-type="float" office:value="3871" calcext:value-type="float">
            <text:p>3871</text:p>
          </table:table-cell>
          <table:table-cell table:formula="of:=([.I261]-[.J261])*100/[.I261]" office:value-type="float" office:value="12.301767104667" calcext:value-type="float">
            <text:p>12.3017671047</text:p>
          </table:table-cell>
          <table:table-cell table:formula="of:=IF([.I261]&gt;[.J261]; 1; 0)" office:value-type="float" office:value="1" calcext:value-type="float">
            <text:p>1</text:p>
          </table:table-cell>
          <table:table-cell office:value-type="float" office:value="6903" calcext:value-type="float">
            <text:p>6903</text:p>
          </table:table-cell>
          <table:table-cell office:value-type="float" office:value="6265" calcext:value-type="float">
            <text:p>6265</text:p>
          </table:table-cell>
          <table:table-cell table:formula="of:=([.M261]-[.N261])*100/[.M261]" office:value-type="float" office:value="9.24235839490077" calcext:value-type="float">
            <text:p>9.2423583949</text:p>
          </table:table-cell>
          <table:table-cell table:formula="of:=IF([.M261]&gt;[.N26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464" calcext:value-type="float">
            <text:p>75464</text:p>
          </table:table-cell>
          <table:table-cell office:value-type="float" office:value="55394" calcext:value-type="float">
            <text:p>55394</text:p>
          </table:table-cell>
          <table:table-cell table:formula="of:=([.A262]-[.B262])*100/[.A262]" office:value-type="float" office:value="26.5954627371992" calcext:value-type="float">
            <text:p>26.5954627372</text:p>
          </table:table-cell>
          <table:table-cell table:formula="of:=IF([.A262]&gt;[.B262]; 1; 0)" office:value-type="float" office:value="1" calcext:value-type="float">
            <text:p>1</text:p>
          </table:table-cell>
          <table:table-cell office:value-type="float" office:value="80212" calcext:value-type="float">
            <text:p>80212</text:p>
          </table:table-cell>
          <table:table-cell office:value-type="float" office:value="58537" calcext:value-type="float">
            <text:p>58537</text:p>
          </table:table-cell>
          <table:table-cell table:formula="of:=([.E262]-[.F262])*100/[.E262]" office:value-type="float" office:value="27.0221413254875" calcext:value-type="float">
            <text:p>27.0221413255</text:p>
          </table:table-cell>
          <table:table-cell table:formula="of:=IF([.E262]&gt;[.F262]; 1; 0)" office:value-type="float" office:value="1" calcext:value-type="float">
            <text:p>1</text:p>
          </table:table-cell>
          <table:table-cell office:value-type="float" office:value="38315" calcext:value-type="float">
            <text:p>38315</text:p>
          </table:table-cell>
          <table:table-cell office:value-type="float" office:value="27805" calcext:value-type="float">
            <text:p>27805</text:p>
          </table:table-cell>
          <table:table-cell table:formula="of:=([.I262]-[.J262])*100/[.I262]" office:value-type="float" office:value="27.4305102440298" calcext:value-type="float">
            <text:p>27.430510244</text:p>
          </table:table-cell>
          <table:table-cell table:formula="of:=IF([.I262]&gt;[.J262]; 1; 0)" office:value-type="float" office:value="1" calcext:value-type="float">
            <text:p>1</text:p>
          </table:table-cell>
          <table:table-cell office:value-type="float" office:value="52732" calcext:value-type="float">
            <text:p>52732</text:p>
          </table:table-cell>
          <table:table-cell office:value-type="float" office:value="40036" calcext:value-type="float">
            <text:p>40036</text:p>
          </table:table-cell>
          <table:table-cell table:formula="of:=([.M262]-[.N262])*100/[.M262]" office:value-type="float" office:value="24.0764621102936" calcext:value-type="float">
            <text:p>24.0764621103</text:p>
          </table:table-cell>
          <table:table-cell table:formula="of:=IF([.M262]&gt;[.N26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64" calcext:value-type="float">
            <text:p>6364</text:p>
          </table:table-cell>
          <table:table-cell office:value-type="float" office:value="6075" calcext:value-type="float">
            <text:p>6075</text:p>
          </table:table-cell>
          <table:table-cell table:formula="of:=([.A263]-[.B263])*100/[.A263]" office:value-type="float" office:value="4.5411690760528" calcext:value-type="float">
            <text:p>4.5411690761</text:p>
          </table:table-cell>
          <table:table-cell table:formula="of:=IF([.A263]&gt;[.B263]; 1; 0)" office:value-type="float" office:value="1" calcext:value-type="float">
            <text:p>1</text:p>
          </table:table-cell>
          <table:table-cell office:value-type="float" office:value="6293" calcext:value-type="float">
            <text:p>6293</text:p>
          </table:table-cell>
          <table:table-cell office:value-type="float" office:value="6006" calcext:value-type="float">
            <text:p>6006</text:p>
          </table:table-cell>
          <table:table-cell table:formula="of:=([.E263]-[.F263])*100/[.E263]" office:value-type="float" office:value="4.56062291434928" calcext:value-type="float">
            <text:p>4.5606229143</text:p>
          </table:table-cell>
          <table:table-cell table:formula="of:=IF([.E263]&gt;[.F263]; 1; 0)" office:value-type="float" office:value="1" calcext:value-type="float">
            <text:p>1</text:p>
          </table:table-cell>
          <table:table-cell office:value-type="float" office:value="4782" calcext:value-type="float">
            <text:p>4782</text:p>
          </table:table-cell>
          <table:table-cell office:value-type="float" office:value="4002" calcext:value-type="float">
            <text:p>4002</text:p>
          </table:table-cell>
          <table:table-cell table:formula="of:=([.I263]-[.J263])*100/[.I263]" office:value-type="float" office:value="16.3111668757842" calcext:value-type="float">
            <text:p>16.3111668758</text:p>
          </table:table-cell>
          <table:table-cell table:formula="of:=IF([.I263]&gt;[.J263]; 1; 0)" office:value-type="float" office:value="1" calcext:value-type="float">
            <text:p>1</text:p>
          </table:table-cell>
          <table:table-cell office:value-type="float" office:value="7176" calcext:value-type="float">
            <text:p>7176</text:p>
          </table:table-cell>
          <table:table-cell office:value-type="float" office:value="6395" calcext:value-type="float">
            <text:p>6395</text:p>
          </table:table-cell>
          <table:table-cell table:formula="of:=([.M263]-[.N263])*100/[.M263]" office:value-type="float" office:value="10.8835005574136" calcext:value-type="float">
            <text:p>10.8835005574</text:p>
          </table:table-cell>
          <table:table-cell table:formula="of:=IF([.M263]&gt;[.N26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062" calcext:value-type="float">
            <text:p>76062</text:p>
          </table:table-cell>
          <table:table-cell office:value-type="float" office:value="54765" calcext:value-type="float">
            <text:p>54765</text:p>
          </table:table-cell>
          <table:table-cell table:formula="of:=([.A264]-[.B264])*100/[.A264]" office:value-type="float" office:value="27.9995267019011" calcext:value-type="float">
            <text:p>27.9995267019</text:p>
          </table:table-cell>
          <table:table-cell table:formula="of:=IF([.A264]&gt;[.B264]; 1; 0)" office:value-type="float" office:value="1" calcext:value-type="float">
            <text:p>1</text:p>
          </table:table-cell>
          <table:table-cell office:value-type="float" office:value="78880" calcext:value-type="float">
            <text:p>78880</text:p>
          </table:table-cell>
          <table:table-cell office:value-type="float" office:value="56957" calcext:value-type="float">
            <text:p>56957</text:p>
          </table:table-cell>
          <table:table-cell table:formula="of:=([.E264]-[.F264])*100/[.E264]" office:value-type="float" office:value="27.7928498985801" calcext:value-type="float">
            <text:p>27.7928498986</text:p>
          </table:table-cell>
          <table:table-cell table:formula="of:=IF([.E264]&gt;[.F264]; 1; 0)" office:value-type="float" office:value="1" calcext:value-type="float">
            <text:p>1</text:p>
          </table:table-cell>
          <table:table-cell office:value-type="float" office:value="37651" calcext:value-type="float">
            <text:p>37651</text:p>
          </table:table-cell>
          <table:table-cell office:value-type="float" office:value="27481" calcext:value-type="float">
            <text:p>27481</text:p>
          </table:table-cell>
          <table:table-cell table:formula="of:=([.I264]-[.J264])*100/[.I264]" office:value-type="float" office:value="27.0112347613609" calcext:value-type="float">
            <text:p>27.0112347614</text:p>
          </table:table-cell>
          <table:table-cell table:formula="of:=IF([.I264]&gt;[.J264]; 1; 0)" office:value-type="float" office:value="1" calcext:value-type="float">
            <text:p>1</text:p>
          </table:table-cell>
          <table:table-cell office:value-type="float" office:value="52215" calcext:value-type="float">
            <text:p>52215</text:p>
          </table:table-cell>
          <table:table-cell office:value-type="float" office:value="40109" calcext:value-type="float">
            <text:p>40109</text:p>
          </table:table-cell>
          <table:table-cell table:formula="of:=([.M264]-[.N264])*100/[.M264]" office:value-type="float" office:value="23.1849085511826" calcext:value-type="float">
            <text:p>23.1849085512</text:p>
          </table:table-cell>
          <table:table-cell table:formula="of:=IF([.M264]&gt;[.N26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20" calcext:value-type="float">
            <text:p>6520</text:p>
          </table:table-cell>
          <table:table-cell office:value-type="float" office:value="6089" calcext:value-type="float">
            <text:p>6089</text:p>
          </table:table-cell>
          <table:table-cell table:formula="of:=([.A265]-[.B265])*100/[.A265]" office:value-type="float" office:value="6.61042944785276" calcext:value-type="float">
            <text:p>6.6104294479</text:p>
          </table:table-cell>
          <table:table-cell table:formula="of:=IF([.A265]&gt;[.B265]; 1; 0)" office:value-type="float" office:value="1" calcext:value-type="float">
            <text:p>1</text:p>
          </table:table-cell>
          <table:table-cell office:value-type="float" office:value="6178" calcext:value-type="float">
            <text:p>6178</text:p>
          </table:table-cell>
          <table:table-cell office:value-type="float" office:value="6789" calcext:value-type="float">
            <text:p>6789</text:p>
          </table:table-cell>
          <table:table-cell table:formula="of:=([.E265]-[.F265])*100/[.E265]" office:value-type="float" office:value="-9.88993201683393" calcext:value-type="float">
            <text:p>-9.8899320168</text:p>
          </table:table-cell>
          <table:table-cell table:formula="of:=IF([.E265]&gt;[.F265]; 1; 0)" office:value-type="float" office:value="0" calcext:value-type="float">
            <text:p>0</text:p>
          </table:table-cell>
          <table:table-cell office:value-type="float" office:value="4479" calcext:value-type="float">
            <text:p>4479</text:p>
          </table:table-cell>
          <table:table-cell office:value-type="float" office:value="3850" calcext:value-type="float">
            <text:p>3850</text:p>
          </table:table-cell>
          <table:table-cell table:formula="of:=([.I265]-[.J265])*100/[.I265]" office:value-type="float" office:value="14.0433132395624" calcext:value-type="float">
            <text:p>14.0433132396</text:p>
          </table:table-cell>
          <table:table-cell table:formula="of:=IF([.I265]&gt;[.J265]; 1; 0)" office:value-type="float" office:value="1" calcext:value-type="float">
            <text:p>1</text:p>
          </table:table-cell>
          <table:table-cell office:value-type="float" office:value="6980" calcext:value-type="float">
            <text:p>6980</text:p>
          </table:table-cell>
          <table:table-cell office:value-type="float" office:value="6580" calcext:value-type="float">
            <text:p>6580</text:p>
          </table:table-cell>
          <table:table-cell table:formula="of:=([.M265]-[.N265])*100/[.M265]" office:value-type="float" office:value="5.73065902578797" calcext:value-type="float">
            <text:p>5.7306590258</text:p>
          </table:table-cell>
          <table:table-cell table:formula="of:=IF([.M265]&gt;[.N26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946" calcext:value-type="float">
            <text:p>75946</text:p>
          </table:table-cell>
          <table:table-cell office:value-type="float" office:value="54495" calcext:value-type="float">
            <text:p>54495</text:p>
          </table:table-cell>
          <table:table-cell table:formula="of:=([.A266]-[.B266])*100/[.A266]" office:value-type="float" office:value="28.2450688647197" calcext:value-type="float">
            <text:p>28.2450688647</text:p>
          </table:table-cell>
          <table:table-cell table:formula="of:=IF([.A266]&gt;[.B266]; 1; 0)" office:value-type="float" office:value="1" calcext:value-type="float">
            <text:p>1</text:p>
          </table:table-cell>
          <table:table-cell office:value-type="float" office:value="79513" calcext:value-type="float">
            <text:p>79513</text:p>
          </table:table-cell>
          <table:table-cell office:value-type="float" office:value="57317" calcext:value-type="float">
            <text:p>57317</text:p>
          </table:table-cell>
          <table:table-cell table:formula="of:=([.E266]-[.F266])*100/[.E266]" office:value-type="float" office:value="27.9149321494598" calcext:value-type="float">
            <text:p>27.9149321495</text:p>
          </table:table-cell>
          <table:table-cell table:formula="of:=IF([.E266]&gt;[.F266]; 1; 0)" office:value-type="float" office:value="1" calcext:value-type="float">
            <text:p>1</text:p>
          </table:table-cell>
          <table:table-cell office:value-type="float" office:value="37469" calcext:value-type="float">
            <text:p>37469</text:p>
          </table:table-cell>
          <table:table-cell office:value-type="float" office:value="27739" calcext:value-type="float">
            <text:p>27739</text:p>
          </table:table-cell>
          <table:table-cell table:formula="of:=([.I266]-[.J266])*100/[.I266]" office:value-type="float" office:value="25.9681336571566" calcext:value-type="float">
            <text:p>25.9681336572</text:p>
          </table:table-cell>
          <table:table-cell table:formula="of:=IF([.I266]&gt;[.J266]; 1; 0)" office:value-type="float" office:value="1" calcext:value-type="float">
            <text:p>1</text:p>
          </table:table-cell>
          <table:table-cell office:value-type="float" office:value="52240" calcext:value-type="float">
            <text:p>52240</text:p>
          </table:table-cell>
          <table:table-cell office:value-type="float" office:value="39322" calcext:value-type="float">
            <text:p>39322</text:p>
          </table:table-cell>
          <table:table-cell table:formula="of:=([.M266]-[.N266])*100/[.M266]" office:value-type="float" office:value="24.7281776416539" calcext:value-type="float">
            <text:p>24.7281776417</text:p>
          </table:table-cell>
          <table:table-cell table:formula="of:=IF([.M266]&gt;[.N26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47" calcext:value-type="float">
            <text:p>6747</text:p>
          </table:table-cell>
          <table:table-cell office:value-type="float" office:value="6525" calcext:value-type="float">
            <text:p>6525</text:p>
          </table:table-cell>
          <table:table-cell table:formula="of:=([.A267]-[.B267])*100/[.A267]" office:value-type="float" office:value="3.29035126722988" calcext:value-type="float">
            <text:p>3.2903512672</text:p>
          </table:table-cell>
          <table:table-cell table:formula="of:=IF([.A267]&gt;[.B267]; 1; 0)" office:value-type="float" office:value="1" calcext:value-type="float">
            <text:p>1</text:p>
          </table:table-cell>
          <table:table-cell office:value-type="float" office:value="6795" calcext:value-type="float">
            <text:p>6795</text:p>
          </table:table-cell>
          <table:table-cell office:value-type="float" office:value="6404" calcext:value-type="float">
            <text:p>6404</text:p>
          </table:table-cell>
          <table:table-cell table:formula="of:=([.E267]-[.F267])*100/[.E267]" office:value-type="float" office:value="5.7542310522443" calcext:value-type="float">
            <text:p>5.7542310522</text:p>
          </table:table-cell>
          <table:table-cell table:formula="of:=IF([.E267]&gt;[.F267]; 1; 0)" office:value-type="float" office:value="1" calcext:value-type="float">
            <text:p>1</text:p>
          </table:table-cell>
          <table:table-cell office:value-type="float" office:value="5279" calcext:value-type="float">
            <text:p>5279</text:p>
          </table:table-cell>
          <table:table-cell office:value-type="float" office:value="4223" calcext:value-type="float">
            <text:p>4223</text:p>
          </table:table-cell>
          <table:table-cell table:formula="of:=([.I267]-[.J267])*100/[.I267]" office:value-type="float" office:value="20.0037885963251" calcext:value-type="float">
            <text:p>20.0037885963</text:p>
          </table:table-cell>
          <table:table-cell table:formula="of:=IF([.I267]&gt;[.J267]; 1; 0)" office:value-type="float" office:value="1" calcext:value-type="float">
            <text:p>1</text:p>
          </table:table-cell>
          <table:table-cell office:value-type="float" office:value="7236" calcext:value-type="float">
            <text:p>7236</text:p>
          </table:table-cell>
          <table:table-cell office:value-type="float" office:value="6928" calcext:value-type="float">
            <text:p>6928</text:p>
          </table:table-cell>
          <table:table-cell table:formula="of:=([.M267]-[.N267])*100/[.M267]" office:value-type="float" office:value="4.25649530127142" calcext:value-type="float">
            <text:p>4.2564953013</text:p>
          </table:table-cell>
          <table:table-cell table:formula="of:=IF([.M267]&gt;[.N26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579" calcext:value-type="float">
            <text:p>76579</text:p>
          </table:table-cell>
          <table:table-cell office:value-type="float" office:value="54242" calcext:value-type="float">
            <text:p>54242</text:p>
          </table:table-cell>
          <table:table-cell table:formula="of:=([.A268]-[.B268])*100/[.A268]" office:value-type="float" office:value="29.1685710181642" calcext:value-type="float">
            <text:p>29.1685710182</text:p>
          </table:table-cell>
          <table:table-cell table:formula="of:=IF([.A268]&gt;[.B268]; 1; 0)" office:value-type="float" office:value="1" calcext:value-type="float">
            <text:p>1</text:p>
          </table:table-cell>
          <table:table-cell office:value-type="float" office:value="80236" calcext:value-type="float">
            <text:p>80236</text:p>
          </table:table-cell>
          <table:table-cell office:value-type="float" office:value="56752" calcext:value-type="float">
            <text:p>56752</text:p>
          </table:table-cell>
          <table:table-cell table:formula="of:=([.E268]-[.F268])*100/[.E268]" office:value-type="float" office:value="29.2686574604915" calcext:value-type="float">
            <text:p>29.2686574605</text:p>
          </table:table-cell>
          <table:table-cell table:formula="of:=IF([.E268]&gt;[.F268]; 1; 0)" office:value-type="float" office:value="1" calcext:value-type="float">
            <text:p>1</text:p>
          </table:table-cell>
          <table:table-cell office:value-type="float" office:value="37151" calcext:value-type="float">
            <text:p>37151</text:p>
          </table:table-cell>
          <table:table-cell office:value-type="float" office:value="27864" calcext:value-type="float">
            <text:p>27864</text:p>
          </table:table-cell>
          <table:table-cell table:formula="of:=([.I268]-[.J268])*100/[.I268]" office:value-type="float" office:value="24.9979812118113" calcext:value-type="float">
            <text:p>24.9979812118</text:p>
          </table:table-cell>
          <table:table-cell table:formula="of:=IF([.I268]&gt;[.J268]; 1; 0)" office:value-type="float" office:value="1" calcext:value-type="float">
            <text:p>1</text:p>
          </table:table-cell>
          <table:table-cell office:value-type="float" office:value="51922" calcext:value-type="float">
            <text:p>51922</text:p>
          </table:table-cell>
          <table:table-cell office:value-type="float" office:value="39202" calcext:value-type="float">
            <text:p>39202</text:p>
          </table:table-cell>
          <table:table-cell table:formula="of:=([.M268]-[.N268])*100/[.M268]" office:value-type="float" office:value="24.498285890374" calcext:value-type="float">
            <text:p>24.4982858904</text:p>
          </table:table-cell>
          <table:table-cell table:formula="of:=IF([.M268]&gt;[.N26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10" calcext:value-type="float">
            <text:p>7010</text:p>
          </table:table-cell>
          <table:table-cell office:value-type="float" office:value="6926" calcext:value-type="float">
            <text:p>6926</text:p>
          </table:table-cell>
          <table:table-cell table:formula="of:=([.A269]-[.B269])*100/[.A269]" office:value-type="float" office:value="1.19828815977175" calcext:value-type="float">
            <text:p>1.1982881598</text:p>
          </table:table-cell>
          <table:table-cell table:formula="of:=IF([.A269]&gt;[.B269]; 1; 0)" office:value-type="float" office:value="1" calcext:value-type="float">
            <text:p>1</text:p>
          </table:table-cell>
          <table:table-cell office:value-type="float" office:value="7125" calcext:value-type="float">
            <text:p>7125</text:p>
          </table:table-cell>
          <table:table-cell office:value-type="float" office:value="6611" calcext:value-type="float">
            <text:p>6611</text:p>
          </table:table-cell>
          <table:table-cell table:formula="of:=([.E269]-[.F269])*100/[.E269]" office:value-type="float" office:value="7.2140350877193" calcext:value-type="float">
            <text:p>7.2140350877</text:p>
          </table:table-cell>
          <table:table-cell table:formula="of:=IF([.E269]&gt;[.F269]; 1; 0)" office:value-type="float" office:value="1" calcext:value-type="float">
            <text:p>1</text:p>
          </table:table-cell>
          <table:table-cell office:value-type="float" office:value="4915" calcext:value-type="float">
            <text:p>4915</text:p>
          </table:table-cell>
          <table:table-cell office:value-type="float" office:value="4126" calcext:value-type="float">
            <text:p>4126</text:p>
          </table:table-cell>
          <table:table-cell table:formula="of:=([.I269]-[.J269])*100/[.I269]" office:value-type="float" office:value="16.0528992878942" calcext:value-type="float">
            <text:p>16.0528992879</text:p>
          </table:table-cell>
          <table:table-cell table:formula="of:=IF([.I269]&gt;[.J269]; 1; 0)" office:value-type="float" office:value="1" calcext:value-type="float">
            <text:p>1</text:p>
          </table:table-cell>
          <table:table-cell office:value-type="float" office:value="6989" calcext:value-type="float">
            <text:p>6989</text:p>
          </table:table-cell>
          <table:table-cell office:value-type="float" office:value="7579" calcext:value-type="float">
            <text:p>7579</text:p>
          </table:table-cell>
          <table:table-cell table:formula="of:=([.M269]-[.N269])*100/[.M269]" office:value-type="float" office:value="-8.44183717269996" calcext:value-type="float">
            <text:p>-8.4418371727</text:p>
          </table:table-cell>
          <table:table-cell table:formula="of:=IF([.M269]&gt;[.N26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94" calcext:value-type="float">
            <text:p>95994</text:p>
          </table:table-cell>
          <table:table-cell office:value-type="float" office:value="53678" calcext:value-type="float">
            <text:p>53678</text:p>
          </table:table-cell>
          <table:table-cell table:formula="of:=([.A270]-[.B270])*100/[.A270]" office:value-type="float" office:value="44.0819217867783" calcext:value-type="float">
            <text:p>44.0819217868</text:p>
          </table:table-cell>
          <table:table-cell table:formula="of:=IF([.A270]&gt;[.B270]; 1; 0)" office:value-type="float" office:value="1" calcext:value-type="float">
            <text:p>1</text:p>
          </table:table-cell>
          <table:table-cell office:value-type="float" office:value="79907" calcext:value-type="float">
            <text:p>79907</text:p>
          </table:table-cell>
          <table:table-cell office:value-type="float" office:value="55406" calcext:value-type="float">
            <text:p>55406</text:p>
          </table:table-cell>
          <table:table-cell table:formula="of:=([.E270]-[.F270])*100/[.E270]" office:value-type="float" office:value="30.6618944523008" calcext:value-type="float">
            <text:p>30.6618944523</text:p>
          </table:table-cell>
          <table:table-cell table:formula="of:=IF([.E270]&gt;[.F270]; 1; 0)" office:value-type="float" office:value="1" calcext:value-type="float">
            <text:p>1</text:p>
          </table:table-cell>
          <table:table-cell office:value-type="float" office:value="38516" calcext:value-type="float">
            <text:p>38516</text:p>
          </table:table-cell>
          <table:table-cell office:value-type="float" office:value="27526" calcext:value-type="float">
            <text:p>27526</text:p>
          </table:table-cell>
          <table:table-cell table:formula="of:=([.I270]-[.J270])*100/[.I270]" office:value-type="float" office:value="28.5335964274587" calcext:value-type="float">
            <text:p>28.5335964275</text:p>
          </table:table-cell>
          <table:table-cell table:formula="of:=IF([.I270]&gt;[.J270]; 1; 0)" office:value-type="float" office:value="1" calcext:value-type="float">
            <text:p>1</text:p>
          </table:table-cell>
          <table:table-cell office:value-type="float" office:value="52598" calcext:value-type="float">
            <text:p>52598</text:p>
          </table:table-cell>
          <table:table-cell office:value-type="float" office:value="38708" calcext:value-type="float">
            <text:p>38708</text:p>
          </table:table-cell>
          <table:table-cell table:formula="of:=([.M270]-[.N270])*100/[.M270]" office:value-type="float" office:value="26.4078482071562" calcext:value-type="float">
            <text:p>26.4078482072</text:p>
          </table:table-cell>
          <table:table-cell table:formula="of:=IF([.M270]&gt;[.N27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66" calcext:value-type="float">
            <text:p>7166</text:p>
          </table:table-cell>
          <table:table-cell office:value-type="float" office:value="6980" calcext:value-type="float">
            <text:p>6980</text:p>
          </table:table-cell>
          <table:table-cell table:formula="of:=([.A271]-[.B271])*100/[.A271]" office:value-type="float" office:value="2.5955902874686" calcext:value-type="float">
            <text:p>2.5955902875</text:p>
          </table:table-cell>
          <table:table-cell table:formula="of:=IF([.A271]&gt;[.B271]; 1; 0)" office:value-type="float" office:value="1" calcext:value-type="float">
            <text:p>1</text:p>
          </table:table-cell>
          <table:table-cell office:value-type="float" office:value="7034" calcext:value-type="float">
            <text:p>7034</text:p>
          </table:table-cell>
          <table:table-cell office:value-type="float" office:value="6820" calcext:value-type="float">
            <text:p>6820</text:p>
          </table:table-cell>
          <table:table-cell table:formula="of:=([.E271]-[.F271])*100/[.E271]" office:value-type="float" office:value="3.04236565254478" calcext:value-type="float">
            <text:p>3.0423656525</text:p>
          </table:table-cell>
          <table:table-cell table:formula="of:=IF([.E271]&gt;[.F271]; 1; 0)" office:value-type="float" office:value="1" calcext:value-type="float">
            <text:p>1</text:p>
          </table:table-cell>
          <table:table-cell office:value-type="float" office:value="5173" calcext:value-type="float">
            <text:p>5173</text:p>
          </table:table-cell>
          <table:table-cell office:value-type="float" office:value="4527" calcext:value-type="float">
            <text:p>4527</text:p>
          </table:table-cell>
          <table:table-cell table:formula="of:=([.I271]-[.J271])*100/[.I271]" office:value-type="float" office:value="12.4879180359559" calcext:value-type="float">
            <text:p>12.487918036</text:p>
          </table:table-cell>
          <table:table-cell table:formula="of:=IF([.I271]&gt;[.J271]; 1; 0)" office:value-type="float" office:value="1" calcext:value-type="float">
            <text:p>1</text:p>
          </table:table-cell>
          <table:table-cell office:value-type="float" office:value="7097" calcext:value-type="float">
            <text:p>7097</text:p>
          </table:table-cell>
          <table:table-cell office:value-type="float" office:value="7820" calcext:value-type="float">
            <text:p>7820</text:p>
          </table:table-cell>
          <table:table-cell table:formula="of:=([.M271]-[.N271])*100/[.M271]" office:value-type="float" office:value="-10.1874031280823" calcext:value-type="float">
            <text:p>-10.1874031281</text:p>
          </table:table-cell>
          <table:table-cell table:formula="of:=IF([.M271]&gt;[.N27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38" calcext:value-type="float">
            <text:p>75338</text:p>
          </table:table-cell>
          <table:table-cell office:value-type="float" office:value="52523" calcext:value-type="float">
            <text:p>52523</text:p>
          </table:table-cell>
          <table:table-cell table:formula="of:=([.A272]-[.B272])*100/[.A272]" office:value-type="float" office:value="30.283522259683" calcext:value-type="float">
            <text:p>30.2835222597</text:p>
          </table:table-cell>
          <table:table-cell table:formula="of:=IF([.A272]&gt;[.B272]; 1; 0)" office:value-type="float" office:value="1" calcext:value-type="float">
            <text:p>1</text:p>
          </table:table-cell>
          <table:table-cell office:value-type="float" office:value="79321" calcext:value-type="float">
            <text:p>79321</text:p>
          </table:table-cell>
          <table:table-cell office:value-type="float" office:value="55251" calcext:value-type="float">
            <text:p>55251</text:p>
          </table:table-cell>
          <table:table-cell table:formula="of:=([.E272]-[.F272])*100/[.E272]" office:value-type="float" office:value="30.3450536427932" calcext:value-type="float">
            <text:p>30.3450536428</text:p>
          </table:table-cell>
          <table:table-cell table:formula="of:=IF([.E272]&gt;[.F272]; 1; 0)" office:value-type="float" office:value="1" calcext:value-type="float">
            <text:p>1</text:p>
          </table:table-cell>
          <table:table-cell office:value-type="float" office:value="37146" calcext:value-type="float">
            <text:p>37146</text:p>
          </table:table-cell>
          <table:table-cell office:value-type="float" office:value="27153" calcext:value-type="float">
            <text:p>27153</text:p>
          </table:table-cell>
          <table:table-cell table:formula="of:=([.I272]-[.J272])*100/[.I272]" office:value-type="float" office:value="26.9019544500081" calcext:value-type="float">
            <text:p>26.90195445</text:p>
          </table:table-cell>
          <table:table-cell table:formula="of:=IF([.I272]&gt;[.J272]; 1; 0)" office:value-type="float" office:value="1" calcext:value-type="float">
            <text:p>1</text:p>
          </table:table-cell>
          <table:table-cell office:value-type="float" office:value="52413" calcext:value-type="float">
            <text:p>52413</text:p>
          </table:table-cell>
          <table:table-cell office:value-type="float" office:value="38891" calcext:value-type="float">
            <text:p>38891</text:p>
          </table:table-cell>
          <table:table-cell table:formula="of:=([.M272]-[.N272])*100/[.M272]" office:value-type="float" office:value="25.7989430103219" calcext:value-type="float">
            <text:p>25.7989430103</text:p>
          </table:table-cell>
          <table:table-cell table:formula="of:=IF([.M272]&gt;[.N27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73" calcext:value-type="float">
            <text:p>7373</text:p>
          </table:table-cell>
          <table:table-cell office:value-type="float" office:value="6984" calcext:value-type="float">
            <text:p>6984</text:p>
          </table:table-cell>
          <table:table-cell table:formula="of:=([.A273]-[.B273])*100/[.A273]" office:value-type="float" office:value="5.27600705276007" calcext:value-type="float">
            <text:p>5.2760070528</text:p>
          </table:table-cell>
          <table:table-cell table:formula="of:=IF([.A273]&gt;[.B273]; 1; 0)" office:value-type="float" office:value="1" calcext:value-type="float">
            <text:p>1</text:p>
          </table:table-cell>
          <table:table-cell office:value-type="float" office:value="7413" calcext:value-type="float">
            <text:p>7413</text:p>
          </table:table-cell>
          <table:table-cell office:value-type="float" office:value="6989" calcext:value-type="float">
            <text:p>6989</text:p>
          </table:table-cell>
          <table:table-cell table:formula="of:=([.E273]-[.F273])*100/[.E273]" office:value-type="float" office:value="5.71968164036153" calcext:value-type="float">
            <text:p>5.7196816404</text:p>
          </table:table-cell>
          <table:table-cell table:formula="of:=IF([.E273]&gt;[.F273]; 1; 0)" office:value-type="float" office:value="1" calcext:value-type="float">
            <text:p>1</text:p>
          </table:table-cell>
          <table:table-cell office:value-type="float" office:value="5308" calcext:value-type="float">
            <text:p>5308</text:p>
          </table:table-cell>
          <table:table-cell office:value-type="float" office:value="4405" calcext:value-type="float">
            <text:p>4405</text:p>
          </table:table-cell>
          <table:table-cell table:formula="of:=([.I273]-[.J273])*100/[.I273]" office:value-type="float" office:value="17.0120572720422" calcext:value-type="float">
            <text:p>17.012057272</text:p>
          </table:table-cell>
          <table:table-cell table:formula="of:=IF([.I273]&gt;[.J273]; 1; 0)" office:value-type="float" office:value="1" calcext:value-type="float">
            <text:p>1</text:p>
          </table:table-cell>
          <table:table-cell office:value-type="float" office:value="7436" calcext:value-type="float">
            <text:p>7436</text:p>
          </table:table-cell>
          <table:table-cell office:value-type="float" office:value="7470" calcext:value-type="float">
            <text:p>7470</text:p>
          </table:table-cell>
          <table:table-cell table:formula="of:=([.M273]-[.N273])*100/[.M273]" office:value-type="float" office:value="-0.457235072619688" calcext:value-type="float">
            <text:p>-0.4572350726</text:p>
          </table:table-cell>
          <table:table-cell table:formula="of:=IF([.M273]&gt;[.N27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83" calcext:value-type="float">
            <text:p>75683</text:p>
          </table:table-cell>
          <table:table-cell office:value-type="float" office:value="53772" calcext:value-type="float">
            <text:p>53772</text:p>
          </table:table-cell>
          <table:table-cell table:formula="of:=([.A274]-[.B274])*100/[.A274]" office:value-type="float" office:value="28.9510193834811" calcext:value-type="float">
            <text:p>28.9510193835</text:p>
          </table:table-cell>
          <table:table-cell table:formula="of:=IF([.A274]&gt;[.B274]; 1; 0)" office:value-type="float" office:value="1" calcext:value-type="float">
            <text:p>1</text:p>
          </table:table-cell>
          <table:table-cell office:value-type="float" office:value="79167" calcext:value-type="float">
            <text:p>79167</text:p>
          </table:table-cell>
          <table:table-cell office:value-type="float" office:value="54465" calcext:value-type="float">
            <text:p>54465</text:p>
          </table:table-cell>
          <table:table-cell table:formula="of:=([.E274]-[.F274])*100/[.E274]" office:value-type="float" office:value="31.2023949372845" calcext:value-type="float">
            <text:p>31.2023949373</text:p>
          </table:table-cell>
          <table:table-cell table:formula="of:=IF([.E274]&gt;[.F274]; 1; 0)" office:value-type="float" office:value="1" calcext:value-type="float">
            <text:p>1</text:p>
          </table:table-cell>
          <table:table-cell office:value-type="float" office:value="38178" calcext:value-type="float">
            <text:p>38178</text:p>
          </table:table-cell>
          <table:table-cell office:value-type="float" office:value="26726" calcext:value-type="float">
            <text:p>26726</text:p>
          </table:table-cell>
          <table:table-cell table:formula="of:=([.I274]-[.J274])*100/[.I274]" office:value-type="float" office:value="29.99633296663" calcext:value-type="float">
            <text:p>29.9963329666</text:p>
          </table:table-cell>
          <table:table-cell table:formula="of:=IF([.I274]&gt;[.J274]; 1; 0)" office:value-type="float" office:value="1" calcext:value-type="float">
            <text:p>1</text:p>
          </table:table-cell>
          <table:table-cell office:value-type="float" office:value="52357" calcext:value-type="float">
            <text:p>52357</text:p>
          </table:table-cell>
          <table:table-cell office:value-type="float" office:value="38068" calcext:value-type="float">
            <text:p>38068</text:p>
          </table:table-cell>
          <table:table-cell table:formula="of:=([.M274]-[.N274])*100/[.M274]" office:value-type="float" office:value="27.2914796493306" calcext:value-type="float">
            <text:p>27.2914796493</text:p>
          </table:table-cell>
          <table:table-cell table:formula="of:=IF([.M274]&gt;[.N27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49" calcext:value-type="float">
            <text:p>7249</text:p>
          </table:table-cell>
          <table:table-cell office:value-type="float" office:value="7175" calcext:value-type="float">
            <text:p>7175</text:p>
          </table:table-cell>
          <table:table-cell table:formula="of:=([.A275]-[.B275])*100/[.A275]" office:value-type="float" office:value="1.02083045937371" calcext:value-type="float">
            <text:p>1.0208304594</text:p>
          </table:table-cell>
          <table:table-cell table:formula="of:=IF([.A275]&gt;[.B275]; 1; 0)" office:value-type="float" office:value="1" calcext:value-type="float">
            <text:p>1</text:p>
          </table:table-cell>
          <table:table-cell office:value-type="float" office:value="7925" calcext:value-type="float">
            <text:p>7925</text:p>
          </table:table-cell>
          <table:table-cell office:value-type="float" office:value="7350" calcext:value-type="float">
            <text:p>7350</text:p>
          </table:table-cell>
          <table:table-cell table:formula="of:=([.E275]-[.F275])*100/[.E275]" office:value-type="float" office:value="7.25552050473186" calcext:value-type="float">
            <text:p>7.2555205047</text:p>
          </table:table-cell>
          <table:table-cell table:formula="of:=IF([.E275]&gt;[.F275]; 1; 0)" office:value-type="float" office:value="1" calcext:value-type="float">
            <text:p>1</text:p>
          </table:table-cell>
          <table:table-cell office:value-type="float" office:value="5978" calcext:value-type="float">
            <text:p>5978</text:p>
          </table:table-cell>
          <table:table-cell office:value-type="float" office:value="4787" calcext:value-type="float">
            <text:p>4787</text:p>
          </table:table-cell>
          <table:table-cell table:formula="of:=([.I275]-[.J275])*100/[.I275]" office:value-type="float" office:value="19.9230511876882" calcext:value-type="float">
            <text:p>19.9230511877</text:p>
          </table:table-cell>
          <table:table-cell table:formula="of:=IF([.I275]&gt;[.J275]; 1; 0)" office:value-type="float" office:value="1" calcext:value-type="float">
            <text:p>1</text:p>
          </table:table-cell>
          <table:table-cell office:value-type="float" office:value="7998" calcext:value-type="float">
            <text:p>7998</text:p>
          </table:table-cell>
          <table:table-cell office:value-type="float" office:value="8176" calcext:value-type="float">
            <text:p>8176</text:p>
          </table:table-cell>
          <table:table-cell table:formula="of:=([.M275]-[.N275])*100/[.M275]" office:value-type="float" office:value="-2.22555638909727" calcext:value-type="float">
            <text:p>-2.2255563891</text:p>
          </table:table-cell>
          <table:table-cell table:formula="of:=IF([.M275]&gt;[.N27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09" calcext:value-type="float">
            <text:p>83809</text:p>
          </table:table-cell>
          <table:table-cell office:value-type="float" office:value="60788" calcext:value-type="float">
            <text:p>60788</text:p>
          </table:table-cell>
          <table:table-cell table:formula="of:=([.A276]-[.B276])*100/[.A276]" office:value-type="float" office:value="27.4684103139281" calcext:value-type="float">
            <text:p>27.4684103139</text:p>
          </table:table-cell>
          <table:table-cell table:formula="of:=IF([.A276]&gt;[.B276]; 1; 0)" office:value-type="float" office:value="1" calcext:value-type="float">
            <text:p>1</text:p>
          </table:table-cell>
          <table:table-cell office:value-type="float" office:value="78938" calcext:value-type="float">
            <text:p>78938</text:p>
          </table:table-cell>
          <table:table-cell office:value-type="float" office:value="54859" calcext:value-type="float">
            <text:p>54859</text:p>
          </table:table-cell>
          <table:table-cell table:formula="of:=([.E276]-[.F276])*100/[.E276]" office:value-type="float" office:value="30.5036864374572" calcext:value-type="float">
            <text:p>30.5036864375</text:p>
          </table:table-cell>
          <table:table-cell table:formula="of:=IF([.E276]&gt;[.F276]; 1; 0)" office:value-type="float" office:value="1" calcext:value-type="float">
            <text:p>1</text:p>
          </table:table-cell>
          <table:table-cell office:value-type="float" office:value="37240" calcext:value-type="float">
            <text:p>37240</text:p>
          </table:table-cell>
          <table:table-cell office:value-type="float" office:value="26561" calcext:value-type="float">
            <text:p>26561</text:p>
          </table:table-cell>
          <table:table-cell table:formula="of:=([.I276]-[.J276])*100/[.I276]" office:value-type="float" office:value="28.6761546723953" calcext:value-type="float">
            <text:p>28.6761546724</text:p>
          </table:table-cell>
          <table:table-cell table:formula="of:=IF([.I276]&gt;[.J276]; 1; 0)" office:value-type="float" office:value="1" calcext:value-type="float">
            <text:p>1</text:p>
          </table:table-cell>
          <table:table-cell office:value-type="float" office:value="53026" calcext:value-type="float">
            <text:p>53026</text:p>
          </table:table-cell>
          <table:table-cell office:value-type="float" office:value="38210" calcext:value-type="float">
            <text:p>38210</text:p>
          </table:table-cell>
          <table:table-cell table:formula="of:=([.M276]-[.N276])*100/[.M276]" office:value-type="float" office:value="27.9410100705314" calcext:value-type="float">
            <text:p>27.9410100705</text:p>
          </table:table-cell>
          <table:table-cell table:formula="of:=IF([.M276]&gt;[.N27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43" calcext:value-type="float">
            <text:p>9843</text:p>
          </table:table-cell>
          <table:table-cell office:value-type="float" office:value="9450" calcext:value-type="float">
            <text:p>9450</text:p>
          </table:table-cell>
          <table:table-cell table:formula="of:=([.A277]-[.B277])*100/[.A277]" office:value-type="float" office:value="3.99268515696434" calcext:value-type="float">
            <text:p>3.992685157</text:p>
          </table:table-cell>
          <table:table-cell table:formula="of:=IF([.A277]&gt;[.B277]; 1; 0)" office:value-type="float" office:value="1" calcext:value-type="float">
            <text:p>1</text:p>
          </table:table-cell>
          <table:table-cell office:value-type="float" office:value="7689" calcext:value-type="float">
            <text:p>7689</text:p>
          </table:table-cell>
          <table:table-cell office:value-type="float" office:value="14652" calcext:value-type="float">
            <text:p>14652</text:p>
          </table:table-cell>
          <table:table-cell table:formula="of:=([.E277]-[.F277])*100/[.E277]" office:value-type="float" office:value="-90.5579399141631" calcext:value-type="float">
            <text:p>-90.5579399142</text:p>
          </table:table-cell>
          <table:table-cell table:formula="of:=IF([.E277]&gt;[.F277]; 1; 0)" office:value-type="float" office:value="0" calcext:value-type="float">
            <text:p>0</text:p>
          </table:table-cell>
          <table:table-cell office:value-type="float" office:value="5592" calcext:value-type="float">
            <text:p>5592</text:p>
          </table:table-cell>
          <table:table-cell office:value-type="float" office:value="4611" calcext:value-type="float">
            <text:p>4611</text:p>
          </table:table-cell>
          <table:table-cell table:formula="of:=([.I277]-[.J277])*100/[.I277]" office:value-type="float" office:value="17.5429184549356" calcext:value-type="float">
            <text:p>17.5429184549</text:p>
          </table:table-cell>
          <table:table-cell table:formula="of:=IF([.I277]&gt;[.J277]; 1; 0)" office:value-type="float" office:value="1" calcext:value-type="float">
            <text:p>1</text:p>
          </table:table-cell>
          <table:table-cell office:value-type="float" office:value="7719" calcext:value-type="float">
            <text:p>7719</text:p>
          </table:table-cell>
          <table:table-cell office:value-type="float" office:value="8375" calcext:value-type="float">
            <text:p>8375</text:p>
          </table:table-cell>
          <table:table-cell table:formula="of:=([.M277]-[.N277])*100/[.M277]" office:value-type="float" office:value="-8.4985101697111" calcext:value-type="float">
            <text:p>-8.4985101697</text:p>
          </table:table-cell>
          <table:table-cell table:formula="of:=IF([.M277]&gt;[.N27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53" calcext:value-type="float">
            <text:p>101853</text:p>
          </table:table-cell>
          <table:table-cell office:value-type="float" office:value="62296" calcext:value-type="float">
            <text:p>62296</text:p>
          </table:table-cell>
          <table:table-cell table:formula="of:=([.A278]-[.B278])*100/[.A278]" office:value-type="float" office:value="38.8373440153947" calcext:value-type="float">
            <text:p>38.8373440154</text:p>
          </table:table-cell>
          <table:table-cell table:formula="of:=IF([.A278]&gt;[.B278]; 1; 0)" office:value-type="float" office:value="1" calcext:value-type="float">
            <text:p>1</text:p>
          </table:table-cell>
          <table:table-cell office:value-type="float" office:value="82807" calcext:value-type="float">
            <text:p>82807</text:p>
          </table:table-cell>
          <table:table-cell office:value-type="float" office:value="53120" calcext:value-type="float">
            <text:p>53120</text:p>
          </table:table-cell>
          <table:table-cell table:formula="of:=([.E278]-[.F278])*100/[.E278]" office:value-type="float" office:value="35.8508338667021" calcext:value-type="float">
            <text:p>35.8508338667</text:p>
          </table:table-cell>
          <table:table-cell table:formula="of:=IF([.E278]&gt;[.F278]; 1; 0)" office:value-type="float" office:value="1" calcext:value-type="float">
            <text:p>1</text:p>
          </table:table-cell>
          <table:table-cell office:value-type="float" office:value="37302" calcext:value-type="float">
            <text:p>37302</text:p>
          </table:table-cell>
          <table:table-cell office:value-type="float" office:value="25816" calcext:value-type="float">
            <text:p>25816</text:p>
          </table:table-cell>
          <table:table-cell table:formula="of:=([.I278]-[.J278])*100/[.I278]" office:value-type="float" office:value="30.7919146426465" calcext:value-type="float">
            <text:p>30.7919146426</text:p>
          </table:table-cell>
          <table:table-cell table:formula="of:=IF([.I278]&gt;[.J278]; 1; 0)" office:value-type="float" office:value="1" calcext:value-type="float">
            <text:p>1</text:p>
          </table:table-cell>
          <table:table-cell office:value-type="float" office:value="52356" calcext:value-type="float">
            <text:p>52356</text:p>
          </table:table-cell>
          <table:table-cell office:value-type="float" office:value="39452" calcext:value-type="float">
            <text:p>39452</text:p>
          </table:table-cell>
          <table:table-cell table:formula="of:=([.M278]-[.N278])*100/[.M278]" office:value-type="float" office:value="24.6466498586599" calcext:value-type="float">
            <text:p>24.6466498587</text:p>
          </table:table-cell>
          <table:table-cell table:formula="of:=IF([.M278]&gt;[.N27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72" calcext:value-type="float">
            <text:p>7972</text:p>
          </table:table-cell>
          <table:table-cell office:value-type="float" office:value="7923" calcext:value-type="float">
            <text:p>7923</text:p>
          </table:table-cell>
          <table:table-cell table:formula="of:=([.A279]-[.B279])*100/[.A279]" office:value-type="float" office:value="0.614651279478174" calcext:value-type="float">
            <text:p>0.6146512795</text:p>
          </table:table-cell>
          <table:table-cell table:formula="of:=IF([.A279]&gt;[.B279]; 1; 0)" office:value-type="float" office:value="1" calcext:value-type="float">
            <text:p>1</text:p>
          </table:table-cell>
          <table:table-cell office:value-type="float" office:value="8323" calcext:value-type="float">
            <text:p>8323</text:p>
          </table:table-cell>
          <table:table-cell office:value-type="float" office:value="7811" calcext:value-type="float">
            <text:p>7811</text:p>
          </table:table-cell>
          <table:table-cell table:formula="of:=([.E279]-[.F279])*100/[.E279]" office:value-type="float" office:value="6.15162801874324" calcext:value-type="float">
            <text:p>6.1516280187</text:p>
          </table:table-cell>
          <table:table-cell table:formula="of:=IF([.E279]&gt;[.F279]; 1; 0)" office:value-type="float" office:value="1" calcext:value-type="float">
            <text:p>1</text:p>
          </table:table-cell>
          <table:table-cell office:value-type="float" office:value="5839" calcext:value-type="float">
            <text:p>5839</text:p>
          </table:table-cell>
          <table:table-cell office:value-type="float" office:value="5045" calcext:value-type="float">
            <text:p>5045</text:p>
          </table:table-cell>
          <table:table-cell table:formula="of:=([.I279]-[.J279])*100/[.I279]" office:value-type="float" office:value="13.5982188730947" calcext:value-type="float">
            <text:p>13.5982188731</text:p>
          </table:table-cell>
          <table:table-cell table:formula="of:=IF([.I279]&gt;[.J279]; 1; 0)" office:value-type="float" office:value="1" calcext:value-type="float">
            <text:p>1</text:p>
          </table:table-cell>
          <table:table-cell office:value-type="float" office:value="8791" calcext:value-type="float">
            <text:p>8791</text:p>
          </table:table-cell>
          <table:table-cell office:value-type="float" office:value="8204" calcext:value-type="float">
            <text:p>8204</text:p>
          </table:table-cell>
          <table:table-cell table:formula="of:=([.M279]-[.N279])*100/[.M279]" office:value-type="float" office:value="6.67728358548516" calcext:value-type="float">
            <text:p>6.6772835855</text:p>
          </table:table-cell>
          <table:table-cell table:formula="of:=IF([.M279]&gt;[.N27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041" calcext:value-type="float">
            <text:p>80041</text:p>
          </table:table-cell>
          <table:table-cell office:value-type="float" office:value="52351" calcext:value-type="float">
            <text:p>52351</text:p>
          </table:table-cell>
          <table:table-cell table:formula="of:=([.A280]-[.B280])*100/[.A280]" office:value-type="float" office:value="34.5947701802826" calcext:value-type="float">
            <text:p>34.5947701803</text:p>
          </table:table-cell>
          <table:table-cell table:formula="of:=IF([.A280]&gt;[.B280]; 1; 0)" office:value-type="float" office:value="1" calcext:value-type="float">
            <text:p>1</text:p>
          </table:table-cell>
          <table:table-cell office:value-type="float" office:value="85266" calcext:value-type="float">
            <text:p>85266</text:p>
          </table:table-cell>
          <table:table-cell office:value-type="float" office:value="53348" calcext:value-type="float">
            <text:p>53348</text:p>
          </table:table-cell>
          <table:table-cell table:formula="of:=([.E280]-[.F280])*100/[.E280]" office:value-type="float" office:value="37.4334435765721" calcext:value-type="float">
            <text:p>37.4334435766</text:p>
          </table:table-cell>
          <table:table-cell table:formula="of:=IF([.E280]&gt;[.F280]; 1; 0)" office:value-type="float" office:value="1" calcext:value-type="float">
            <text:p>1</text:p>
          </table:table-cell>
          <table:table-cell office:value-type="float" office:value="37535" calcext:value-type="float">
            <text:p>37535</text:p>
          </table:table-cell>
          <table:table-cell office:value-type="float" office:value="25565" calcext:value-type="float">
            <text:p>25565</text:p>
          </table:table-cell>
          <table:table-cell table:formula="of:=([.I280]-[.J280])*100/[.I280]" office:value-type="float" office:value="31.8902357799387" calcext:value-type="float">
            <text:p>31.8902357799</text:p>
          </table:table-cell>
          <table:table-cell table:formula="of:=IF([.I280]&gt;[.J280]; 1; 0)" office:value-type="float" office:value="1" calcext:value-type="float">
            <text:p>1</text:p>
          </table:table-cell>
          <table:table-cell office:value-type="float" office:value="52040" calcext:value-type="float">
            <text:p>52040</text:p>
          </table:table-cell>
          <table:table-cell office:value-type="float" office:value="38211" calcext:value-type="float">
            <text:p>38211</text:p>
          </table:table-cell>
          <table:table-cell table:formula="of:=([.M280]-[.N280])*100/[.M280]" office:value-type="float" office:value="26.5737893927748" calcext:value-type="float">
            <text:p>26.5737893928</text:p>
          </table:table-cell>
          <table:table-cell table:formula="of:=IF([.M280]&gt;[.N28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91" calcext:value-type="float">
            <text:p>13891</text:p>
          </table:table-cell>
          <table:table-cell office:value-type="float" office:value="7838" calcext:value-type="float">
            <text:p>7838</text:p>
          </table:table-cell>
          <table:table-cell table:formula="of:=([.A281]-[.B281])*100/[.A281]" office:value-type="float" office:value="43.5749766035563" calcext:value-type="float">
            <text:p>43.5749766036</text:p>
          </table:table-cell>
          <table:table-cell table:formula="of:=IF([.A281]&gt;[.B281]; 1; 0)" office:value-type="float" office:value="1" calcext:value-type="float">
            <text:p>1</text:p>
          </table:table-cell>
          <table:table-cell office:value-type="float" office:value="8155" calcext:value-type="float">
            <text:p>8155</text:p>
          </table:table-cell>
          <table:table-cell office:value-type="float" office:value="7793" calcext:value-type="float">
            <text:p>7793</text:p>
          </table:table-cell>
          <table:table-cell table:formula="of:=([.E281]-[.F281])*100/[.E281]" office:value-type="float" office:value="4.43899448191294" calcext:value-type="float">
            <text:p>4.4389944819</text:p>
          </table:table-cell>
          <table:table-cell table:formula="of:=IF([.E281]&gt;[.F281]; 1; 0)" office:value-type="float" office:value="1" calcext:value-type="float">
            <text:p>1</text:p>
          </table:table-cell>
          <table:table-cell office:value-type="float" office:value="5932" calcext:value-type="float">
            <text:p>5932</text:p>
          </table:table-cell>
          <table:table-cell office:value-type="float" office:value="4944" calcext:value-type="float">
            <text:p>4944</text:p>
          </table:table-cell>
          <table:table-cell table:formula="of:=([.I281]-[.J281])*100/[.I281]" office:value-type="float" office:value="16.6554281861092" calcext:value-type="float">
            <text:p>16.6554281861</text:p>
          </table:table-cell>
          <table:table-cell table:formula="of:=IF([.I281]&gt;[.J281]; 1; 0)" office:value-type="float" office:value="1" calcext:value-type="float">
            <text:p>1</text:p>
          </table:table-cell>
          <table:table-cell office:value-type="float" office:value="8589" calcext:value-type="float">
            <text:p>8589</text:p>
          </table:table-cell>
          <table:table-cell office:value-type="float" office:value="8486" calcext:value-type="float">
            <text:p>8486</text:p>
          </table:table-cell>
          <table:table-cell table:formula="of:=([.M281]-[.N281])*100/[.M281]" office:value-type="float" office:value="1.19920828967284" calcext:value-type="float">
            <text:p>1.1992082897</text:p>
          </table:table-cell>
          <table:table-cell table:formula="of:=IF([.M281]&gt;[.N28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672" calcext:value-type="float">
            <text:p>93672</text:p>
          </table:table-cell>
          <table:table-cell office:value-type="float" office:value="52380" calcext:value-type="float">
            <text:p>52380</text:p>
          </table:table-cell>
          <table:table-cell table:formula="of:=([.A282]-[.B282])*100/[.A282]" office:value-type="float" office:value="44.0814757878555" calcext:value-type="float">
            <text:p>44.0814757879</text:p>
          </table:table-cell>
          <table:table-cell table:formula="of:=IF([.A282]&gt;[.B282]; 1; 0)" office:value-type="float" office:value="1" calcext:value-type="float">
            <text:p>1</text:p>
          </table:table-cell>
          <table:table-cell office:value-type="float" office:value="80310" calcext:value-type="float">
            <text:p>80310</text:p>
          </table:table-cell>
          <table:table-cell office:value-type="float" office:value="73461" calcext:value-type="float">
            <text:p>73461</text:p>
          </table:table-cell>
          <table:table-cell table:formula="of:=([.E282]-[.F282])*100/[.E282]" office:value-type="float" office:value="8.52820321255136" calcext:value-type="float">
            <text:p>8.5282032126</text:p>
          </table:table-cell>
          <table:table-cell table:formula="of:=IF([.E282]&gt;[.F282]; 1; 0)" office:value-type="float" office:value="1" calcext:value-type="float">
            <text:p>1</text:p>
          </table:table-cell>
          <table:table-cell office:value-type="float" office:value="39588" calcext:value-type="float">
            <text:p>39588</text:p>
          </table:table-cell>
          <table:table-cell office:value-type="float" office:value="25397" calcext:value-type="float">
            <text:p>25397</text:p>
          </table:table-cell>
          <table:table-cell table:formula="of:=([.I282]-[.J282])*100/[.I282]" office:value-type="float" office:value="35.8467212286551" calcext:value-type="float">
            <text:p>35.8467212287</text:p>
          </table:table-cell>
          <table:table-cell table:formula="of:=IF([.I282]&gt;[.J282]; 1; 0)" office:value-type="float" office:value="1" calcext:value-type="float">
            <text:p>1</text:p>
          </table:table-cell>
          <table:table-cell office:value-type="float" office:value="52218" calcext:value-type="float">
            <text:p>52218</text:p>
          </table:table-cell>
          <table:table-cell office:value-type="float" office:value="37060" calcext:value-type="float">
            <text:p>37060</text:p>
          </table:table-cell>
          <table:table-cell table:formula="of:=([.M282]-[.N282])*100/[.M282]" office:value-type="float" office:value="29.0283044161017" calcext:value-type="float">
            <text:p>29.0283044161</text:p>
          </table:table-cell>
          <table:table-cell table:formula="of:=IF([.M282]&gt;[.N28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99" calcext:value-type="float">
            <text:p>8399</text:p>
          </table:table-cell>
          <table:table-cell office:value-type="float" office:value="8364" calcext:value-type="float">
            <text:p>8364</text:p>
          </table:table-cell>
          <table:table-cell table:formula="of:=([.A283]-[.B283])*100/[.A283]" office:value-type="float" office:value="0.416716275747113" calcext:value-type="float">
            <text:p>0.4167162757</text:p>
          </table:table-cell>
          <table:table-cell table:formula="of:=IF([.A283]&gt;[.B283]; 1; 0)" office:value-type="float" office:value="1" calcext:value-type="float">
            <text:p>1</text:p>
          </table:table-cell>
          <table:table-cell office:value-type="float" office:value="8371" calcext:value-type="float">
            <text:p>8371</text:p>
          </table:table-cell>
          <table:table-cell office:value-type="float" office:value="7849" calcext:value-type="float">
            <text:p>7849</text:p>
          </table:table-cell>
          <table:table-cell table:formula="of:=([.E283]-[.F283])*100/[.E283]" office:value-type="float" office:value="6.2358141201768" calcext:value-type="float">
            <text:p>6.2358141202</text:p>
          </table:table-cell>
          <table:table-cell table:formula="of:=IF([.E283]&gt;[.F283]; 1; 0)" office:value-type="float" office:value="1" calcext:value-type="float">
            <text:p>1</text:p>
          </table:table-cell>
          <table:table-cell office:value-type="float" office:value="5974" calcext:value-type="float">
            <text:p>5974</text:p>
          </table:table-cell>
          <table:table-cell office:value-type="float" office:value="5339" calcext:value-type="float">
            <text:p>5339</text:p>
          </table:table-cell>
          <table:table-cell table:formula="of:=([.I283]-[.J283])*100/[.I283]" office:value-type="float" office:value="10.6293940408437" calcext:value-type="float">
            <text:p>10.6293940408</text:p>
          </table:table-cell>
          <table:table-cell table:formula="of:=IF([.I283]&gt;[.J283]; 1; 0)" office:value-type="float" office:value="1" calcext:value-type="float">
            <text:p>1</text:p>
          </table:table-cell>
          <table:table-cell office:value-type="float" office:value="9054" calcext:value-type="float">
            <text:p>9054</text:p>
          </table:table-cell>
          <table:table-cell office:value-type="float" office:value="8670" calcext:value-type="float">
            <text:p>8670</text:p>
          </table:table-cell>
          <table:table-cell table:formula="of:=([.M283]-[.N283])*100/[.M283]" office:value-type="float" office:value="4.24121935056329" calcext:value-type="float">
            <text:p>4.2412193506</text:p>
          </table:table-cell>
          <table:table-cell table:formula="of:=IF([.M283]&gt;[.N28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533" calcext:value-type="float">
            <text:p>83533</text:p>
          </table:table-cell>
          <table:table-cell office:value-type="float" office:value="60828" calcext:value-type="float">
            <text:p>60828</text:p>
          </table:table-cell>
          <table:table-cell table:formula="of:=([.A284]-[.B284])*100/[.A284]" office:value-type="float" office:value="27.1808746243999" calcext:value-type="float">
            <text:p>27.1808746244</text:p>
          </table:table-cell>
          <table:table-cell table:formula="of:=IF([.A284]&gt;[.B284]; 1; 0)" office:value-type="float" office:value="1" calcext:value-type="float">
            <text:p>1</text:p>
          </table:table-cell>
          <table:table-cell office:value-type="float" office:value="79235" calcext:value-type="float">
            <text:p>79235</text:p>
          </table:table-cell>
          <table:table-cell office:value-type="float" office:value="52271" calcext:value-type="float">
            <text:p>52271</text:p>
          </table:table-cell>
          <table:table-cell table:formula="of:=([.E284]-[.F284])*100/[.E284]" office:value-type="float" office:value="34.0304158515807" calcext:value-type="float">
            <text:p>34.0304158516</text:p>
          </table:table-cell>
          <table:table-cell table:formula="of:=IF([.E284]&gt;[.F284]; 1; 0)" office:value-type="float" office:value="1" calcext:value-type="float">
            <text:p>1</text:p>
          </table:table-cell>
          <table:table-cell office:value-type="float" office:value="37265" calcext:value-type="float">
            <text:p>37265</text:p>
          </table:table-cell>
          <table:table-cell office:value-type="float" office:value="25613" calcext:value-type="float">
            <text:p>25613</text:p>
          </table:table-cell>
          <table:table-cell table:formula="of:=([.I284]-[.J284])*100/[.I284]" office:value-type="float" office:value="31.2679457936401" calcext:value-type="float">
            <text:p>31.2679457936</text:p>
          </table:table-cell>
          <table:table-cell table:formula="of:=IF([.I284]&gt;[.J284]; 1; 0)" office:value-type="float" office:value="1" calcext:value-type="float">
            <text:p>1</text:p>
          </table:table-cell>
          <table:table-cell office:value-type="float" office:value="52458" calcext:value-type="float">
            <text:p>52458</text:p>
          </table:table-cell>
          <table:table-cell office:value-type="float" office:value="37916" calcext:value-type="float">
            <text:p>37916</text:p>
          </table:table-cell>
          <table:table-cell table:formula="of:=([.M284]-[.N284])*100/[.M284]" office:value-type="float" office:value="27.7212245987266" calcext:value-type="float">
            <text:p>27.7212245987</text:p>
          </table:table-cell>
          <table:table-cell table:formula="of:=IF([.M284]&gt;[.N28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35" calcext:value-type="float">
            <text:p>9535</text:p>
          </table:table-cell>
          <table:table-cell office:value-type="float" office:value="8168" calcext:value-type="float">
            <text:p>8168</text:p>
          </table:table-cell>
          <table:table-cell table:formula="of:=([.A285]-[.B285])*100/[.A285]" office:value-type="float" office:value="14.3366544310435" calcext:value-type="float">
            <text:p>14.336654431</text:p>
          </table:table-cell>
          <table:table-cell table:formula="of:=IF([.A285]&gt;[.B285]; 1; 0)" office:value-type="float" office:value="1" calcext:value-type="float">
            <text:p>1</text:p>
          </table:table-cell>
          <table:table-cell office:value-type="float" office:value="8161" calcext:value-type="float">
            <text:p>8161</text:p>
          </table:table-cell>
          <table:table-cell office:value-type="float" office:value="8478" calcext:value-type="float">
            <text:p>8478</text:p>
          </table:table-cell>
          <table:table-cell table:formula="of:=([.E285]-[.F285])*100/[.E285]" office:value-type="float" office:value="-3.88432790099253" calcext:value-type="float">
            <text:p>-3.884327901</text:p>
          </table:table-cell>
          <table:table-cell table:formula="of:=IF([.E285]&gt;[.F285]; 1; 0)" office:value-type="float" office:value="0" calcext:value-type="float">
            <text:p>0</text:p>
          </table:table-cell>
          <table:table-cell office:value-type="float" office:value="6202" calcext:value-type="float">
            <text:p>6202</text:p>
          </table:table-cell>
          <table:table-cell office:value-type="float" office:value="5260" calcext:value-type="float">
            <text:p>5260</text:p>
          </table:table-cell>
          <table:table-cell table:formula="of:=([.I285]-[.J285])*100/[.I285]" office:value-type="float" office:value="15.1886488229603" calcext:value-type="float">
            <text:p>15.188648823</text:p>
          </table:table-cell>
          <table:table-cell table:formula="of:=IF([.I285]&gt;[.J285]; 1; 0)" office:value-type="float" office:value="1" calcext:value-type="float">
            <text:p>1</text:p>
          </table:table-cell>
          <table:table-cell office:value-type="float" office:value="9348" calcext:value-type="float">
            <text:p>9348</text:p>
          </table:table-cell>
          <table:table-cell office:value-type="float" office:value="8851" calcext:value-type="float">
            <text:p>8851</text:p>
          </table:table-cell>
          <table:table-cell table:formula="of:=([.M285]-[.N285])*100/[.M285]" office:value-type="float" office:value="5.31664527171588" calcext:value-type="float">
            <text:p>5.3166452717</text:p>
          </table:table-cell>
          <table:table-cell table:formula="of:=IF([.M285]&gt;[.N28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483" calcext:value-type="float">
            <text:p>75483</text:p>
          </table:table-cell>
          <table:table-cell office:value-type="float" office:value="49581" calcext:value-type="float">
            <text:p>49581</text:p>
          </table:table-cell>
          <table:table-cell table:formula="of:=([.A286]-[.B286])*100/[.A286]" office:value-type="float" office:value="34.3150113270538" calcext:value-type="float">
            <text:p>34.3150113271</text:p>
          </table:table-cell>
          <table:table-cell table:formula="of:=IF([.A286]&gt;[.B286]; 1; 0)" office:value-type="float" office:value="1" calcext:value-type="float">
            <text:p>1</text:p>
          </table:table-cell>
          <table:table-cell office:value-type="float" office:value="79918" calcext:value-type="float">
            <text:p>79918</text:p>
          </table:table-cell>
          <table:table-cell office:value-type="float" office:value="61261" calcext:value-type="float">
            <text:p>61261</text:p>
          </table:table-cell>
          <table:table-cell table:formula="of:=([.E286]-[.F286])*100/[.E286]" office:value-type="float" office:value="23.3451788082785" calcext:value-type="float">
            <text:p>23.3451788083</text:p>
          </table:table-cell>
          <table:table-cell table:formula="of:=IF([.E286]&gt;[.F286]; 1; 0)" office:value-type="float" office:value="1" calcext:value-type="float">
            <text:p>1</text:p>
          </table:table-cell>
          <table:table-cell office:value-type="float" office:value="37615" calcext:value-type="float">
            <text:p>37615</text:p>
          </table:table-cell>
          <table:table-cell office:value-type="float" office:value="25493" calcext:value-type="float">
            <text:p>25493</text:p>
          </table:table-cell>
          <table:table-cell table:formula="of:=([.I286]-[.J286])*100/[.I286]" office:value-type="float" office:value="32.2265053834906" calcext:value-type="float">
            <text:p>32.2265053835</text:p>
          </table:table-cell>
          <table:table-cell table:formula="of:=IF([.I286]&gt;[.J286]; 1; 0)" office:value-type="float" office:value="1" calcext:value-type="float">
            <text:p>1</text:p>
          </table:table-cell>
          <table:table-cell office:value-type="float" office:value="52395" calcext:value-type="float">
            <text:p>52395</text:p>
          </table:table-cell>
          <table:table-cell office:value-type="float" office:value="37272" calcext:value-type="float">
            <text:p>37272</text:p>
          </table:table-cell>
          <table:table-cell table:formula="of:=([.M286]-[.N286])*100/[.M286]" office:value-type="float" office:value="28.8634411680504" calcext:value-type="float">
            <text:p>28.8634411681</text:p>
          </table:table-cell>
          <table:table-cell table:formula="of:=IF([.M286]&gt;[.N28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46" calcext:value-type="float">
            <text:p>8746</text:p>
          </table:table-cell>
          <table:table-cell office:value-type="float" office:value="8396" calcext:value-type="float">
            <text:p>8396</text:p>
          </table:table-cell>
          <table:table-cell table:formula="of:=([.A287]-[.B287])*100/[.A287]" office:value-type="float" office:value="4.00182940772925" calcext:value-type="float">
            <text:p>4.0018294077</text:p>
          </table:table-cell>
          <table:table-cell table:formula="of:=IF([.A287]&gt;[.B287]; 1; 0)" office:value-type="float" office:value="1" calcext:value-type="float">
            <text:p>1</text:p>
          </table:table-cell>
          <table:table-cell office:value-type="float" office:value="8693" calcext:value-type="float">
            <text:p>8693</text:p>
          </table:table-cell>
          <table:table-cell office:value-type="float" office:value="8195" calcext:value-type="float">
            <text:p>8195</text:p>
          </table:table-cell>
          <table:table-cell table:formula="of:=([.E287]-[.F287])*100/[.E287]" office:value-type="float" office:value="5.72874726791672" calcext:value-type="float">
            <text:p>5.7287472679</text:p>
          </table:table-cell>
          <table:table-cell table:formula="of:=IF([.E287]&gt;[.F287]; 1; 0)" office:value-type="float" office:value="1" calcext:value-type="float">
            <text:p>1</text:p>
          </table:table-cell>
          <table:table-cell office:value-type="float" office:value="6950" calcext:value-type="float">
            <text:p>6950</text:p>
          </table:table-cell>
          <table:table-cell office:value-type="float" office:value="5570" calcext:value-type="float">
            <text:p>5570</text:p>
          </table:table-cell>
          <table:table-cell table:formula="of:=([.I287]-[.J287])*100/[.I287]" office:value-type="float" office:value="19.8561151079137" calcext:value-type="float">
            <text:p>19.8561151079</text:p>
          </table:table-cell>
          <table:table-cell table:formula="of:=IF([.I287]&gt;[.J287]; 1; 0)" office:value-type="float" office:value="1" calcext:value-type="float">
            <text:p>1</text:p>
          </table:table-cell>
          <table:table-cell office:value-type="float" office:value="9145" calcext:value-type="float">
            <text:p>9145</text:p>
          </table:table-cell>
          <table:table-cell office:value-type="float" office:value="9068" calcext:value-type="float">
            <text:p>9068</text:p>
          </table:table-cell>
          <table:table-cell table:formula="of:=([.M287]-[.N287])*100/[.M287]" office:value-type="float" office:value="0.841990158556588" calcext:value-type="float">
            <text:p>0.8419901586</text:p>
          </table:table-cell>
          <table:table-cell table:formula="of:=IF([.M287]&gt;[.N28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811" calcext:value-type="float">
            <text:p>92811</text:p>
          </table:table-cell>
          <table:table-cell office:value-type="float" office:value="48906" calcext:value-type="float">
            <text:p>48906</text:p>
          </table:table-cell>
          <table:table-cell table:formula="of:=([.A288]-[.B288])*100/[.A288]" office:value-type="float" office:value="47.3058150434755" calcext:value-type="float">
            <text:p>47.3058150435</text:p>
          </table:table-cell>
          <table:table-cell table:formula="of:=IF([.A288]&gt;[.B288]; 1; 0)" office:value-type="float" office:value="1" calcext:value-type="float">
            <text:p>1</text:p>
          </table:table-cell>
          <table:table-cell office:value-type="float" office:value="79070" calcext:value-type="float">
            <text:p>79070</text:p>
          </table:table-cell>
          <table:table-cell office:value-type="float" office:value="50979" calcext:value-type="float">
            <text:p>50979</text:p>
          </table:table-cell>
          <table:table-cell table:formula="of:=([.E288]-[.F288])*100/[.E288]" office:value-type="float" office:value="35.5267484507399" calcext:value-type="float">
            <text:p>35.5267484507</text:p>
          </table:table-cell>
          <table:table-cell table:formula="of:=IF([.E288]&gt;[.F288]; 1; 0)" office:value-type="float" office:value="1" calcext:value-type="float">
            <text:p>1</text:p>
          </table:table-cell>
          <table:table-cell office:value-type="float" office:value="37682" calcext:value-type="float">
            <text:p>37682</text:p>
          </table:table-cell>
          <table:table-cell office:value-type="float" office:value="25054" calcext:value-type="float">
            <text:p>25054</text:p>
          </table:table-cell>
          <table:table-cell table:formula="of:=([.I288]-[.J288])*100/[.I288]" office:value-type="float" office:value="33.5120216549015" calcext:value-type="float">
            <text:p>33.5120216549</text:p>
          </table:table-cell>
          <table:table-cell table:formula="of:=IF([.I288]&gt;[.J288]; 1; 0)" office:value-type="float" office:value="1" calcext:value-type="float">
            <text:p>1</text:p>
          </table:table-cell>
          <table:table-cell office:value-type="float" office:value="52669" calcext:value-type="float">
            <text:p>52669</text:p>
          </table:table-cell>
          <table:table-cell office:value-type="float" office:value="37049" calcext:value-type="float">
            <text:p>37049</text:p>
          </table:table-cell>
          <table:table-cell table:formula="of:=([.M288]-[.N288])*100/[.M288]" office:value-type="float" office:value="29.6569139341928" calcext:value-type="float">
            <text:p>29.6569139342</text:p>
          </table:table-cell>
          <table:table-cell table:formula="of:=IF([.M288]&gt;[.N28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57" calcext:value-type="float">
            <text:p>8957</text:p>
          </table:table-cell>
          <table:table-cell office:value-type="float" office:value="8585" calcext:value-type="float">
            <text:p>8585</text:p>
          </table:table-cell>
          <table:table-cell table:formula="of:=([.A289]-[.B289])*100/[.A289]" office:value-type="float" office:value="4.15317628670314" calcext:value-type="float">
            <text:p>4.1531762867</text:p>
          </table:table-cell>
          <table:table-cell table:formula="of:=IF([.A289]&gt;[.B289]; 1; 0)" office:value-type="float" office:value="1" calcext:value-type="float">
            <text:p>1</text:p>
          </table:table-cell>
          <table:table-cell office:value-type="float" office:value="8660" calcext:value-type="float">
            <text:p>8660</text:p>
          </table:table-cell>
          <table:table-cell office:value-type="float" office:value="8465" calcext:value-type="float">
            <text:p>8465</text:p>
          </table:table-cell>
          <table:table-cell table:formula="of:=([.E289]-[.F289])*100/[.E289]" office:value-type="float" office:value="2.25173210161663" calcext:value-type="float">
            <text:p>2.2517321016</text:p>
          </table:table-cell>
          <table:table-cell table:formula="of:=IF([.E289]&gt;[.F289]; 1; 0)" office:value-type="float" office:value="1" calcext:value-type="float">
            <text:p>1</text:p>
          </table:table-cell>
          <table:table-cell office:value-type="float" office:value="6288" calcext:value-type="float">
            <text:p>6288</text:p>
          </table:table-cell>
          <table:table-cell office:value-type="float" office:value="5389" calcext:value-type="float">
            <text:p>5389</text:p>
          </table:table-cell>
          <table:table-cell table:formula="of:=([.I289]-[.J289])*100/[.I289]" office:value-type="float" office:value="14.2970737913486" calcext:value-type="float">
            <text:p>14.2970737913</text:p>
          </table:table-cell>
          <table:table-cell table:formula="of:=IF([.I289]&gt;[.J289]; 1; 0)" office:value-type="float" office:value="1" calcext:value-type="float">
            <text:p>1</text:p>
          </table:table-cell>
          <table:table-cell office:value-type="float" office:value="10567" calcext:value-type="float">
            <text:p>10567</text:p>
          </table:table-cell>
          <table:table-cell office:value-type="float" office:value="9283" calcext:value-type="float">
            <text:p>9283</text:p>
          </table:table-cell>
          <table:table-cell table:formula="of:=([.M289]-[.N289])*100/[.M289]" office:value-type="float" office:value="12.1510362449134" calcext:value-type="float">
            <text:p>12.1510362449</text:p>
          </table:table-cell>
          <table:table-cell table:formula="of:=IF([.M289]&gt;[.N28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546" calcext:value-type="float">
            <text:p>82546</text:p>
          </table:table-cell>
          <table:table-cell office:value-type="float" office:value="57531" calcext:value-type="float">
            <text:p>57531</text:p>
          </table:table-cell>
          <table:table-cell table:formula="of:=([.A290]-[.B290])*100/[.A290]" office:value-type="float" office:value="30.3043151697235" calcext:value-type="float">
            <text:p>30.3043151697</text:p>
          </table:table-cell>
          <table:table-cell table:formula="of:=IF([.A290]&gt;[.B290]; 1; 0)" office:value-type="float" office:value="1" calcext:value-type="float">
            <text:p>1</text:p>
          </table:table-cell>
          <table:table-cell office:value-type="float" office:value="77353" calcext:value-type="float">
            <text:p>77353</text:p>
          </table:table-cell>
          <table:table-cell office:value-type="float" office:value="49989" calcext:value-type="float">
            <text:p>49989</text:p>
          </table:table-cell>
          <table:table-cell table:formula="of:=([.E290]-[.F290])*100/[.E290]" office:value-type="float" office:value="35.3754864064742" calcext:value-type="float">
            <text:p>35.3754864065</text:p>
          </table:table-cell>
          <table:table-cell table:formula="of:=IF([.E290]&gt;[.F290]; 1; 0)" office:value-type="float" office:value="1" calcext:value-type="float">
            <text:p>1</text:p>
          </table:table-cell>
          <table:table-cell office:value-type="float" office:value="37533" calcext:value-type="float">
            <text:p>37533</text:p>
          </table:table-cell>
          <table:table-cell office:value-type="float" office:value="25482" calcext:value-type="float">
            <text:p>25482</text:p>
          </table:table-cell>
          <table:table-cell table:formula="of:=([.I290]-[.J290])*100/[.I290]" office:value-type="float" office:value="32.1077451842379" calcext:value-type="float">
            <text:p>32.1077451842</text:p>
          </table:table-cell>
          <table:table-cell table:formula="of:=IF([.I290]&gt;[.J290]; 1; 0)" office:value-type="float" office:value="1" calcext:value-type="float">
            <text:p>1</text:p>
          </table:table-cell>
          <table:table-cell office:value-type="float" office:value="52667" calcext:value-type="float">
            <text:p>52667</text:p>
          </table:table-cell>
          <table:table-cell office:value-type="float" office:value="36584" calcext:value-type="float">
            <text:p>36584</text:p>
          </table:table-cell>
          <table:table-cell table:formula="of:=([.M290]-[.N290])*100/[.M290]" office:value-type="float" office:value="30.5371484990601" calcext:value-type="float">
            <text:p>30.5371484991</text:p>
          </table:table-cell>
          <table:table-cell table:formula="of:=IF([.M290]&gt;[.N29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float" office:value="9786" calcext:value-type="float">
            <text:p>9786</text:p>
          </table:table-cell>
          <table:table-cell table:formula="of:=([.A291]-[.B291])*100/[.A291]" office:value-type="float" office:value="2.29632587859425" calcext:value-type="float">
            <text:p>2.2963258786</text:p>
          </table:table-cell>
          <table:table-cell table:formula="of:=IF([.A291]&gt;[.B291]; 1; 0)" office:value-type="float" office:value="1" calcext:value-type="float">
            <text:p>1</text:p>
          </table:table-cell>
          <table:table-cell office:value-type="float" office:value="8841" calcext:value-type="float">
            <text:p>8841</text:p>
          </table:table-cell>
          <table:table-cell office:value-type="float" office:value="9233" calcext:value-type="float">
            <text:p>9233</text:p>
          </table:table-cell>
          <table:table-cell table:formula="of:=([.E291]-[.F291])*100/[.E291]" office:value-type="float" office:value="-4.43388756927949" calcext:value-type="float">
            <text:p>-4.4338875693</text:p>
          </table:table-cell>
          <table:table-cell table:formula="of:=IF([.E291]&gt;[.F291]; 1; 0)" office:value-type="float" office:value="0" calcext:value-type="float">
            <text:p>0</text:p>
          </table:table-cell>
          <table:table-cell office:value-type="float" office:value="6856" calcext:value-type="float">
            <text:p>6856</text:p>
          </table:table-cell>
          <table:table-cell office:value-type="float" office:value="5810" calcext:value-type="float">
            <text:p>5810</text:p>
          </table:table-cell>
          <table:table-cell table:formula="of:=([.I291]-[.J291])*100/[.I291]" office:value-type="float" office:value="15.2567094515753" calcext:value-type="float">
            <text:p>15.2567094516</text:p>
          </table:table-cell>
          <table:table-cell table:formula="of:=IF([.I291]&gt;[.J291]; 1; 0)" office:value-type="float" office:value="1" calcext:value-type="float">
            <text:p>1</text:p>
          </table:table-cell>
          <table:table-cell office:value-type="float" office:value="9823" calcext:value-type="float">
            <text:p>9823</text:p>
          </table:table-cell>
          <table:table-cell office:value-type="float" office:value="9475" calcext:value-type="float">
            <text:p>9475</text:p>
          </table:table-cell>
          <table:table-cell table:formula="of:=([.M291]-[.N291])*100/[.M291]" office:value-type="float" office:value="3.54270589432963" calcext:value-type="float">
            <text:p>3.5427058943</text:p>
          </table:table-cell>
          <table:table-cell table:formula="of:=IF([.M291]&gt;[.N29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927" calcext:value-type="float">
            <text:p>79927</text:p>
          </table:table-cell>
          <table:table-cell office:value-type="float" office:value="48075" calcext:value-type="float">
            <text:p>48075</text:p>
          </table:table-cell>
          <table:table-cell table:formula="of:=([.A292]-[.B292])*100/[.A292]" office:value-type="float" office:value="39.8513643699876" calcext:value-type="float">
            <text:p>39.85136437</text:p>
          </table:table-cell>
          <table:table-cell table:formula="of:=IF([.A292]&gt;[.B292]; 1; 0)" office:value-type="float" office:value="1" calcext:value-type="float">
            <text:p>1</text:p>
          </table:table-cell>
          <table:table-cell office:value-type="float" office:value="79421" calcext:value-type="float">
            <text:p>79421</text:p>
          </table:table-cell>
          <table:table-cell office:value-type="float" office:value="50177" calcext:value-type="float">
            <text:p>50177</text:p>
          </table:table-cell>
          <table:table-cell table:formula="of:=([.E292]-[.F292])*100/[.E292]" office:value-type="float" office:value="36.8214955742184" calcext:value-type="float">
            <text:p>36.8214955742</text:p>
          </table:table-cell>
          <table:table-cell table:formula="of:=IF([.E292]&gt;[.F292]; 1; 0)" office:value-type="float" office:value="1" calcext:value-type="float">
            <text:p>1</text:p>
          </table:table-cell>
          <table:table-cell office:value-type="float" office:value="37405" calcext:value-type="float">
            <text:p>37405</text:p>
          </table:table-cell>
          <table:table-cell office:value-type="float" office:value="24720" calcext:value-type="float">
            <text:p>24720</text:p>
          </table:table-cell>
          <table:table-cell table:formula="of:=([.I292]-[.J292])*100/[.I292]" office:value-type="float" office:value="33.9125785322818" calcext:value-type="float">
            <text:p>33.9125785323</text:p>
          </table:table-cell>
          <table:table-cell table:formula="of:=IF([.I292]&gt;[.J292]; 1; 0)" office:value-type="float" office:value="1" calcext:value-type="float">
            <text:p>1</text:p>
          </table:table-cell>
          <table:table-cell office:value-type="float" office:value="52862" calcext:value-type="float">
            <text:p>52862</text:p>
          </table:table-cell>
          <table:table-cell office:value-type="float" office:value="36527" calcext:value-type="float">
            <text:p>36527</text:p>
          </table:table-cell>
          <table:table-cell table:formula="of:=([.M292]-[.N292])*100/[.M292]" office:value-type="float" office:value="30.9012144829935" calcext:value-type="float">
            <text:p>30.901214483</text:p>
          </table:table-cell>
          <table:table-cell table:formula="of:=IF([.M292]&gt;[.N29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55" calcext:value-type="float">
            <text:p>9455</text:p>
          </table:table-cell>
          <table:table-cell office:value-type="float" office:value="8966" calcext:value-type="float">
            <text:p>8966</text:p>
          </table:table-cell>
          <table:table-cell table:formula="of:=([.A293]-[.B293])*100/[.A293]" office:value-type="float" office:value="5.1718667371761" calcext:value-type="float">
            <text:p>5.1718667372</text:p>
          </table:table-cell>
          <table:table-cell table:formula="of:=IF([.A293]&gt;[.B293]; 1; 0)" office:value-type="float" office:value="1" calcext:value-type="float">
            <text:p>1</text:p>
          </table:table-cell>
          <table:table-cell office:value-type="float" office:value="9019" calcext:value-type="float">
            <text:p>9019</text:p>
          </table:table-cell>
          <table:table-cell office:value-type="float" office:value="9070" calcext:value-type="float">
            <text:p>9070</text:p>
          </table:table-cell>
          <table:table-cell table:formula="of:=([.E293]-[.F293])*100/[.E293]" office:value-type="float" office:value="-0.565472890564364" calcext:value-type="float">
            <text:p>-0.5654728906</text:p>
          </table:table-cell>
          <table:table-cell table:formula="of:=IF([.E293]&gt;[.F293]; 1; 0)" office:value-type="float" office:value="0" calcext:value-type="float">
            <text:p>0</text:p>
          </table:table-cell>
          <table:table-cell office:value-type="float" office:value="6720" calcext:value-type="float">
            <text:p>6720</text:p>
          </table:table-cell>
          <table:table-cell office:value-type="float" office:value="5551" calcext:value-type="float">
            <text:p>5551</text:p>
          </table:table-cell>
          <table:table-cell table:formula="of:=([.I293]-[.J293])*100/[.I293]" office:value-type="float" office:value="17.3958333333333" calcext:value-type="float">
            <text:p>17.3958333333</text:p>
          </table:table-cell>
          <table:table-cell table:formula="of:=IF([.I293]&gt;[.J293]; 1; 0)" office:value-type="float" office:value="1" calcext:value-type="float">
            <text:p>1</text:p>
          </table:table-cell>
          <table:table-cell office:value-type="float" office:value="10118" calcext:value-type="float">
            <text:p>10118</text:p>
          </table:table-cell>
          <table:table-cell office:value-type="float" office:value="9758" calcext:value-type="float">
            <text:p>9758</text:p>
          </table:table-cell>
          <table:table-cell table:formula="of:=([.M293]-[.N293])*100/[.M293]" office:value-type="float" office:value="3.55801541806681" calcext:value-type="float">
            <text:p>3.5580154181</text:p>
          </table:table-cell>
          <table:table-cell table:formula="of:=IF([.M293]&gt;[.N29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644" calcext:value-type="float">
            <text:p>75644</text:p>
          </table:table-cell>
          <table:table-cell office:value-type="float" office:value="58438" calcext:value-type="float">
            <text:p>58438</text:p>
          </table:table-cell>
          <table:table-cell table:formula="of:=([.A294]-[.B294])*100/[.A294]" office:value-type="float" office:value="22.746020834435" calcext:value-type="float">
            <text:p>22.7460208344</text:p>
          </table:table-cell>
          <table:table-cell table:formula="of:=IF([.A294]&gt;[.B294]; 1; 0)" office:value-type="float" office:value="1" calcext:value-type="float">
            <text:p>1</text:p>
          </table:table-cell>
          <table:table-cell office:value-type="float" office:value="78599" calcext:value-type="float">
            <text:p>78599</text:p>
          </table:table-cell>
          <table:table-cell office:value-type="float" office:value="49826" calcext:value-type="float">
            <text:p>49826</text:p>
          </table:table-cell>
          <table:table-cell table:formula="of:=([.E294]-[.F294])*100/[.E294]" office:value-type="float" office:value="36.6073359711956" calcext:value-type="float">
            <text:p>36.6073359712</text:p>
          </table:table-cell>
          <table:table-cell table:formula="of:=IF([.E294]&gt;[.F294]; 1; 0)" office:value-type="float" office:value="1" calcext:value-type="float">
            <text:p>1</text:p>
          </table:table-cell>
          <table:table-cell office:value-type="float" office:value="38613" calcext:value-type="float">
            <text:p>38613</text:p>
          </table:table-cell>
          <table:table-cell office:value-type="float" office:value="24242" calcext:value-type="float">
            <text:p>24242</text:p>
          </table:table-cell>
          <table:table-cell table:formula="of:=([.I294]-[.J294])*100/[.I294]" office:value-type="float" office:value="37.2180353766866" calcext:value-type="float">
            <text:p>37.2180353767</text:p>
          </table:table-cell>
          <table:table-cell table:formula="of:=IF([.I294]&gt;[.J294]; 1; 0)" office:value-type="float" office:value="1" calcext:value-type="float">
            <text:p>1</text:p>
          </table:table-cell>
          <table:table-cell office:value-type="float" office:value="51745" calcext:value-type="float">
            <text:p>51745</text:p>
          </table:table-cell>
          <table:table-cell office:value-type="float" office:value="36294" calcext:value-type="float">
            <text:p>36294</text:p>
          </table:table-cell>
          <table:table-cell table:formula="of:=([.M294]-[.N294])*100/[.M294]" office:value-type="float" office:value="29.8598898444294" calcext:value-type="float">
            <text:p>29.8598898444</text:p>
          </table:table-cell>
          <table:table-cell table:formula="of:=IF([.M294]&gt;[.N29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89" calcext:value-type="float">
            <text:p>10289</text:p>
          </table:table-cell>
          <table:table-cell office:value-type="float" office:value="9746" calcext:value-type="float">
            <text:p>9746</text:p>
          </table:table-cell>
          <table:table-cell table:formula="of:=([.A295]-[.B295])*100/[.A295]" office:value-type="float" office:value="5.27748080474293" calcext:value-type="float">
            <text:p>5.2774808047</text:p>
          </table:table-cell>
          <table:table-cell table:formula="of:=IF([.A295]&gt;[.B295]; 1; 0)" office:value-type="float" office:value="1" calcext:value-type="float">
            <text:p>1</text:p>
          </table:table-cell>
          <table:table-cell office:value-type="float" office:value="9270" calcext:value-type="float">
            <text:p>9270</text:p>
          </table:table-cell>
          <table:table-cell office:value-type="float" office:value="9355" calcext:value-type="float">
            <text:p>9355</text:p>
          </table:table-cell>
          <table:table-cell table:formula="of:=([.E295]-[.F295])*100/[.E295]" office:value-type="float" office:value="-0.916936353829558" calcext:value-type="float">
            <text:p>-0.9169363538</text:p>
          </table:table-cell>
          <table:table-cell table:formula="of:=IF([.E295]&gt;[.F295]; 1; 0)" office:value-type="float" office:value="0" calcext:value-type="float">
            <text:p>0</text:p>
          </table:table-cell>
          <table:table-cell office:value-type="float" office:value="6781" calcext:value-type="float">
            <text:p>6781</text:p>
          </table:table-cell>
          <table:table-cell office:value-type="float" office:value="6161" calcext:value-type="float">
            <text:p>6161</text:p>
          </table:table-cell>
          <table:table-cell table:formula="of:=([.I295]-[.J295])*100/[.I295]" office:value-type="float" office:value="9.14319421914172" calcext:value-type="float">
            <text:p>9.1431942191</text:p>
          </table:table-cell>
          <table:table-cell table:formula="of:=IF([.I295]&gt;[.J295]; 1; 0)" office:value-type="float" office:value="1" calcext:value-type="float">
            <text:p>1</text:p>
          </table:table-cell>
          <table:table-cell office:value-type="float" office:value="10385" calcext:value-type="float">
            <text:p>10385</text:p>
          </table:table-cell>
          <table:table-cell office:value-type="float" office:value="9761" calcext:value-type="float">
            <text:p>9761</text:p>
          </table:table-cell>
          <table:table-cell table:formula="of:=([.M295]-[.N295])*100/[.M295]" office:value-type="float" office:value="6.0086663456909" calcext:value-type="float">
            <text:p>6.0086663457</text:p>
          </table:table-cell>
          <table:table-cell table:formula="of:=IF([.M295]&gt;[.N29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855" calcext:value-type="float">
            <text:p>77855</text:p>
          </table:table-cell>
          <table:table-cell office:value-type="float" office:value="47342" calcext:value-type="float">
            <text:p>47342</text:p>
          </table:table-cell>
          <table:table-cell table:formula="of:=([.A296]-[.B296])*100/[.A296]" office:value-type="float" office:value="39.1920878556291" calcext:value-type="float">
            <text:p>39.1920878556</text:p>
          </table:table-cell>
          <table:table-cell table:formula="of:=IF([.A296]&gt;[.B296]; 1; 0)" office:value-type="float" office:value="1" calcext:value-type="float">
            <text:p>1</text:p>
          </table:table-cell>
          <table:table-cell office:value-type="float" office:value="78766" calcext:value-type="float">
            <text:p>78766</text:p>
          </table:table-cell>
          <table:table-cell office:value-type="float" office:value="48532" calcext:value-type="float">
            <text:p>48532</text:p>
          </table:table-cell>
          <table:table-cell table:formula="of:=([.E296]-[.F296])*100/[.E296]" office:value-type="float" office:value="38.3845821801285" calcext:value-type="float">
            <text:p>38.3845821801</text:p>
          </table:table-cell>
          <table:table-cell table:formula="of:=IF([.E296]&gt;[.F296]; 1; 0)" office:value-type="float" office:value="1" calcext:value-type="float">
            <text:p>1</text:p>
          </table:table-cell>
          <table:table-cell office:value-type="float" office:value="37165" calcext:value-type="float">
            <text:p>37165</text:p>
          </table:table-cell>
          <table:table-cell office:value-type="float" office:value="24121" calcext:value-type="float">
            <text:p>24121</text:p>
          </table:table-cell>
          <table:table-cell table:formula="of:=([.I296]-[.J296])*100/[.I296]" office:value-type="float" office:value="35.0975380061886" calcext:value-type="float">
            <text:p>35.0975380062</text:p>
          </table:table-cell>
          <table:table-cell table:formula="of:=IF([.I296]&gt;[.J296]; 1; 0)" office:value-type="float" office:value="1" calcext:value-type="float">
            <text:p>1</text:p>
          </table:table-cell>
          <table:table-cell office:value-type="float" office:value="52102" calcext:value-type="float">
            <text:p>52102</text:p>
          </table:table-cell>
          <table:table-cell office:value-type="float" office:value="35370" calcext:value-type="float">
            <text:p>35370</text:p>
          </table:table-cell>
          <table:table-cell table:formula="of:=([.M296]-[.N296])*100/[.M296]" office:value-type="float" office:value="32.1139303673563" calcext:value-type="float">
            <text:p>32.1139303674</text:p>
          </table:table-cell>
          <table:table-cell table:formula="of:=IF([.M296]&gt;[.N29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84" calcext:value-type="float">
            <text:p>9784</text:p>
          </table:table-cell>
          <table:table-cell office:value-type="float" office:value="9372" calcext:value-type="float">
            <text:p>9372</text:p>
          </table:table-cell>
          <table:table-cell table:formula="of:=([.A297]-[.B297])*100/[.A297]" office:value-type="float" office:value="4.21095666394113" calcext:value-type="float">
            <text:p>4.2109566639</text:p>
          </table:table-cell>
          <table:table-cell table:formula="of:=IF([.A297]&gt;[.B297]; 1; 0)" office:value-type="float" office:value="1" calcext:value-type="float">
            <text:p>1</text:p>
          </table:table-cell>
          <table:table-cell office:value-type="float" office:value="10049" calcext:value-type="float">
            <text:p>10049</text:p>
          </table:table-cell>
          <table:table-cell office:value-type="float" office:value="9118" calcext:value-type="float">
            <text:p>9118</text:p>
          </table:table-cell>
          <table:table-cell table:formula="of:=([.E297]-[.F297])*100/[.E297]" office:value-type="float" office:value="9.26460344312867" calcext:value-type="float">
            <text:p>9.2646034431</text:p>
          </table:table-cell>
          <table:table-cell table:formula="of:=IF([.E297]&gt;[.F297]; 1; 0)" office:value-type="float" office:value="1" calcext:value-type="float">
            <text:p>1</text:p>
          </table:table-cell>
          <table:table-cell office:value-type="float" office:value="7109" calcext:value-type="float">
            <text:p>7109</text:p>
          </table:table-cell>
          <table:table-cell office:value-type="float" office:value="5928" calcext:value-type="float">
            <text:p>5928</text:p>
          </table:table-cell>
          <table:table-cell table:formula="of:=([.I297]-[.J297])*100/[.I297]" office:value-type="float" office:value="16.6127444084963" calcext:value-type="float">
            <text:p>16.6127444085</text:p>
          </table:table-cell>
          <table:table-cell table:formula="of:=IF([.I297]&gt;[.J297]; 1; 0)" office:value-type="float" office:value="1" calcext:value-type="float">
            <text:p>1</text:p>
          </table:table-cell>
          <table:table-cell office:value-type="float" office:value="10527" calcext:value-type="float">
            <text:p>10527</text:p>
          </table:table-cell>
          <table:table-cell office:value-type="float" office:value="10140" calcext:value-type="float">
            <text:p>10140</text:p>
          </table:table-cell>
          <table:table-cell table:formula="of:=([.M297]-[.N297])*100/[.M297]" office:value-type="float" office:value="3.6762610430322" calcext:value-type="float">
            <text:p>3.676261043</text:p>
          </table:table-cell>
          <table:table-cell table:formula="of:=IF([.M297]&gt;[.N29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318" calcext:value-type="float">
            <text:p>77318</text:p>
          </table:table-cell>
          <table:table-cell office:value-type="float" office:value="51011" calcext:value-type="float">
            <text:p>51011</text:p>
          </table:table-cell>
          <table:table-cell table:formula="of:=([.A298]-[.B298])*100/[.A298]" office:value-type="float" office:value="34.0244186347293" calcext:value-type="float">
            <text:p>34.0244186347</text:p>
          </table:table-cell>
          <table:table-cell table:formula="of:=IF([.A298]&gt;[.B298]; 1; 0)" office:value-type="float" office:value="1" calcext:value-type="float">
            <text:p>1</text:p>
          </table:table-cell>
          <table:table-cell office:value-type="float" office:value="79710" calcext:value-type="float">
            <text:p>79710</text:p>
          </table:table-cell>
          <table:table-cell office:value-type="float" office:value="47777" calcext:value-type="float">
            <text:p>47777</text:p>
          </table:table-cell>
          <table:table-cell table:formula="of:=([.E298]-[.F298])*100/[.E298]" office:value-type="float" office:value="40.0614728390415" calcext:value-type="float">
            <text:p>40.061472839</text:p>
          </table:table-cell>
          <table:table-cell table:formula="of:=IF([.E298]&gt;[.F298]; 1; 0)" office:value-type="float" office:value="1" calcext:value-type="float">
            <text:p>1</text:p>
          </table:table-cell>
          <table:table-cell office:value-type="float" office:value="37628" calcext:value-type="float">
            <text:p>37628</text:p>
          </table:table-cell>
          <table:table-cell office:value-type="float" office:value="24038" calcext:value-type="float">
            <text:p>24038</text:p>
          </table:table-cell>
          <table:table-cell table:formula="of:=([.I298]-[.J298])*100/[.I298]" office:value-type="float" office:value="36.1167215903051" calcext:value-type="float">
            <text:p>36.1167215903</text:p>
          </table:table-cell>
          <table:table-cell table:formula="of:=IF([.I298]&gt;[.J298]; 1; 0)" office:value-type="float" office:value="1" calcext:value-type="float">
            <text:p>1</text:p>
          </table:table-cell>
          <table:table-cell office:value-type="float" office:value="52257" calcext:value-type="float">
            <text:p>52257</text:p>
          </table:table-cell>
          <table:table-cell office:value-type="float" office:value="35158" calcext:value-type="float">
            <text:p>35158</text:p>
          </table:table-cell>
          <table:table-cell table:formula="of:=([.M298]-[.N298])*100/[.M298]" office:value-type="float" office:value="32.7209751803586" calcext:value-type="float">
            <text:p>32.7209751804</text:p>
          </table:table-cell>
          <table:table-cell table:formula="of:=IF([.M298]&gt;[.N29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99" calcext:value-type="float">
            <text:p>9699</text:p>
          </table:table-cell>
          <table:table-cell office:value-type="float" office:value="9747" calcext:value-type="float">
            <text:p>9747</text:p>
          </table:table-cell>
          <table:table-cell table:formula="of:=([.A299]-[.B299])*100/[.A299]" office:value-type="float" office:value="-0.494896381070213" calcext:value-type="float">
            <text:p>-0.4948963811</text:p>
          </table:table-cell>
          <table:table-cell table:formula="of:=IF([.A299]&gt;[.B299]; 1; 0)" office:value-type="float" office:value="0" calcext:value-type="float">
            <text:p>0</text:p>
          </table:table-cell>
          <table:table-cell office:value-type="float" office:value="10438" calcext:value-type="float">
            <text:p>10438</text:p>
          </table:table-cell>
          <table:table-cell office:value-type="float" office:value="9135" calcext:value-type="float">
            <text:p>9135</text:p>
          </table:table-cell>
          <table:table-cell table:formula="of:=([.E299]-[.F299])*100/[.E299]" office:value-type="float" office:value="12.4832343360797" calcext:value-type="float">
            <text:p>12.4832343361</text:p>
          </table:table-cell>
          <table:table-cell table:formula="of:=IF([.E299]&gt;[.F299]; 1; 0)" office:value-type="float" office:value="1" calcext:value-type="float">
            <text:p>1</text:p>
          </table:table-cell>
          <table:table-cell office:value-type="float" office:value="7272" calcext:value-type="float">
            <text:p>7272</text:p>
          </table:table-cell>
          <table:table-cell office:value-type="float" office:value="6361" calcext:value-type="float">
            <text:p>6361</text:p>
          </table:table-cell>
          <table:table-cell table:formula="of:=([.I299]-[.J299])*100/[.I299]" office:value-type="float" office:value="12.527502750275" calcext:value-type="float">
            <text:p>12.5275027503</text:p>
          </table:table-cell>
          <table:table-cell table:formula="of:=IF([.I299]&gt;[.J299]; 1; 0)" office:value-type="float" office:value="1" calcext:value-type="float">
            <text:p>1</text:p>
          </table:table-cell>
          <table:table-cell office:value-type="float" office:value="12881" calcext:value-type="float">
            <text:p>12881</text:p>
          </table:table-cell>
          <table:table-cell office:value-type="float" office:value="14416" calcext:value-type="float">
            <text:p>14416</text:p>
          </table:table-cell>
          <table:table-cell table:formula="of:=([.M299]-[.N299])*100/[.M299]" office:value-type="float" office:value="-11.9167766477758" calcext:value-type="float">
            <text:p>-11.9167766478</text:p>
          </table:table-cell>
          <table:table-cell table:formula="of:=IF([.M299]&gt;[.N29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06" calcext:value-type="float">
            <text:p>76906</text:p>
          </table:table-cell>
          <table:table-cell office:value-type="float" office:value="47235" calcext:value-type="float">
            <text:p>47235</text:p>
          </table:table-cell>
          <table:table-cell table:formula="of:=([.A300]-[.B300])*100/[.A300]" office:value-type="float" office:value="38.5808649520193" calcext:value-type="float">
            <text:p>38.580864952</text:p>
          </table:table-cell>
          <table:table-cell table:formula="of:=IF([.A300]&gt;[.B300]; 1; 0)" office:value-type="float" office:value="1" calcext:value-type="float">
            <text:p>1</text:p>
          </table:table-cell>
          <table:table-cell office:value-type="float" office:value="80530" calcext:value-type="float">
            <text:p>80530</text:p>
          </table:table-cell>
          <table:table-cell office:value-type="float" office:value="47824" calcext:value-type="float">
            <text:p>47824</text:p>
          </table:table-cell>
          <table:table-cell table:formula="of:=([.E300]-[.F300])*100/[.E300]" office:value-type="float" office:value="40.6134359865889" calcext:value-type="float">
            <text:p>40.6134359866</text:p>
          </table:table-cell>
          <table:table-cell table:formula="of:=IF([.E300]&gt;[.F300]; 1; 0)" office:value-type="float" office:value="1" calcext:value-type="float">
            <text:p>1</text:p>
          </table:table-cell>
          <table:table-cell office:value-type="float" office:value="37690" calcext:value-type="float">
            <text:p>37690</text:p>
          </table:table-cell>
          <table:table-cell office:value-type="float" office:value="23599" calcext:value-type="float">
            <text:p>23599</text:p>
          </table:table-cell>
          <table:table-cell table:formula="of:=([.I300]-[.J300])*100/[.I300]" office:value-type="float" office:value="37.3865746882462" calcext:value-type="float">
            <text:p>37.3865746882</text:p>
          </table:table-cell>
          <table:table-cell table:formula="of:=IF([.I300]&gt;[.J300]; 1; 0)" office:value-type="float" office:value="1" calcext:value-type="float">
            <text:p>1</text:p>
          </table:table-cell>
          <table:table-cell office:value-type="float" office:value="64588" calcext:value-type="float">
            <text:p>64588</text:p>
          </table:table-cell>
          <table:table-cell office:value-type="float" office:value="44310" calcext:value-type="float">
            <text:p>44310</text:p>
          </table:table-cell>
          <table:table-cell table:formula="of:=([.M300]-[.N300])*100/[.M300]" office:value-type="float" office:value="31.3959249396173" calcext:value-type="float">
            <text:p>31.3959249396</text:p>
          </table:table-cell>
          <table:table-cell table:formula="of:=IF([.M300]&gt;[.N30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43" calcext:value-type="float">
            <text:p>10443</text:p>
          </table:table-cell>
          <table:table-cell office:value-type="float" office:value="9837" calcext:value-type="float">
            <text:p>9837</text:p>
          </table:table-cell>
          <table:table-cell table:formula="of:=([.A301]-[.B301])*100/[.A301]" office:value-type="float" office:value="5.80293019247343" calcext:value-type="float">
            <text:p>5.8029301925</text:p>
          </table:table-cell>
          <table:table-cell table:formula="of:=IF([.A301]&gt;[.B301]; 1; 0)" office:value-type="float" office:value="1" calcext:value-type="float">
            <text:p>1</text:p>
          </table:table-cell>
          <table:table-cell office:value-type="float" office:value="10535" calcext:value-type="float">
            <text:p>10535</text:p>
          </table:table-cell>
          <table:table-cell office:value-type="float" office:value="9130" calcext:value-type="float">
            <text:p>9130</text:p>
          </table:table-cell>
          <table:table-cell table:formula="of:=([.E301]-[.F301])*100/[.E301]" office:value-type="float" office:value="13.3364973896535" calcext:value-type="float">
            <text:p>13.3364973897</text:p>
          </table:table-cell>
          <table:table-cell table:formula="of:=IF([.E301]&gt;[.F301]; 1; 0)" office:value-type="float" office:value="1" calcext:value-type="float">
            <text:p>1</text:p>
          </table:table-cell>
          <table:table-cell office:value-type="float" office:value="7230" calcext:value-type="float">
            <text:p>7230</text:p>
          </table:table-cell>
          <table:table-cell office:value-type="float" office:value="6171" calcext:value-type="float">
            <text:p>6171</text:p>
          </table:table-cell>
          <table:table-cell table:formula="of:=([.I301]-[.J301])*100/[.I301]" office:value-type="float" office:value="14.6473029045643" calcext:value-type="float">
            <text:p>14.6473029046</text:p>
          </table:table-cell>
          <table:table-cell table:formula="of:=IF([.I301]&gt;[.J301]; 1; 0)" office:value-type="float" office:value="1" calcext:value-type="float">
            <text:p>1</text:p>
          </table:table-cell>
          <table:table-cell office:value-type="float" office:value="10852" calcext:value-type="float">
            <text:p>10852</text:p>
          </table:table-cell>
          <table:table-cell office:value-type="float" office:value="10559" calcext:value-type="float">
            <text:p>10559</text:p>
          </table:table-cell>
          <table:table-cell table:formula="of:=([.M301]-[.N301])*100/[.M301]" office:value-type="float" office:value="2.69996314043494" calcext:value-type="float">
            <text:p>2.6999631404</text:p>
          </table:table-cell>
          <table:table-cell table:formula="of:=IF([.M301]&gt;[.N30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923" calcext:value-type="float">
            <text:p>75923</text:p>
          </table:table-cell>
          <table:table-cell office:value-type="float" office:value="46482" calcext:value-type="float">
            <text:p>46482</text:p>
          </table:table-cell>
          <table:table-cell table:formula="of:=([.A302]-[.B302])*100/[.A302]" office:value-type="float" office:value="38.7774455698537" calcext:value-type="float">
            <text:p>38.7774455699</text:p>
          </table:table-cell>
          <table:table-cell table:formula="of:=IF([.A302]&gt;[.B302]; 1; 0)" office:value-type="float" office:value="1" calcext:value-type="float">
            <text:p>1</text:p>
          </table:table-cell>
          <table:table-cell office:value-type="float" office:value="80141" calcext:value-type="float">
            <text:p>80141</text:p>
          </table:table-cell>
          <table:table-cell office:value-type="float" office:value="46761" calcext:value-type="float">
            <text:p>46761</text:p>
          </table:table-cell>
          <table:table-cell table:formula="of:=([.E302]-[.F302])*100/[.E302]" office:value-type="float" office:value="41.6515890742566" calcext:value-type="float">
            <text:p>41.6515890743</text:p>
          </table:table-cell>
          <table:table-cell table:formula="of:=IF([.E302]&gt;[.F302]; 1; 0)" office:value-type="float" office:value="1" calcext:value-type="float">
            <text:p>1</text:p>
          </table:table-cell>
          <table:table-cell office:value-type="float" office:value="37956" calcext:value-type="float">
            <text:p>37956</text:p>
          </table:table-cell>
          <table:table-cell office:value-type="float" office:value="23436" calcext:value-type="float">
            <text:p>23436</text:p>
          </table:table-cell>
          <table:table-cell table:formula="of:=([.I302]-[.J302])*100/[.I302]" office:value-type="float" office:value="38.2548213721151" calcext:value-type="float">
            <text:p>38.2548213721</text:p>
          </table:table-cell>
          <table:table-cell table:formula="of:=IF([.I302]&gt;[.J302]; 1; 0)" office:value-type="float" office:value="1" calcext:value-type="float">
            <text:p>1</text:p>
          </table:table-cell>
          <table:table-cell office:value-type="float" office:value="51851" calcext:value-type="float">
            <text:p>51851</text:p>
          </table:table-cell>
          <table:table-cell office:value-type="float" office:value="34407" calcext:value-type="float">
            <text:p>34407</text:p>
          </table:table-cell>
          <table:table-cell table:formula="of:=([.M302]-[.N302])*100/[.M302]" office:value-type="float" office:value="33.6425526990801" calcext:value-type="float">
            <text:p>33.6425526991</text:p>
          </table:table-cell>
          <table:table-cell table:formula="of:=IF([.M302]&gt;[.N30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5" calcext:value-type="float">
            <text:p>10775</text:p>
          </table:table-cell>
          <table:table-cell office:value-type="float" office:value="10860" calcext:value-type="float">
            <text:p>10860</text:p>
          </table:table-cell>
          <table:table-cell table:formula="of:=([.A303]-[.B303])*100/[.A303]" office:value-type="float" office:value="-0.788863109048724" calcext:value-type="float">
            <text:p>-0.788863109</text:p>
          </table:table-cell>
          <table:table-cell table:formula="of:=IF([.A303]&gt;[.B303]; 1; 0)" office:value-type="float" office:value="0" calcext:value-type="float">
            <text:p>0</text:p>
          </table:table-cell>
          <table:table-cell office:value-type="float" office:value="10143" calcext:value-type="float">
            <text:p>10143</text:p>
          </table:table-cell>
          <table:table-cell office:value-type="float" office:value="9947" calcext:value-type="float">
            <text:p>9947</text:p>
          </table:table-cell>
          <table:table-cell table:formula="of:=([.E303]-[.F303])*100/[.E303]" office:value-type="float" office:value="1.93236714975845" calcext:value-type="float">
            <text:p>1.9323671498</text:p>
          </table:table-cell>
          <table:table-cell table:formula="of:=IF([.E303]&gt;[.F303]; 1; 0)" office:value-type="float" office:value="1" calcext:value-type="float">
            <text:p>1</text:p>
          </table:table-cell>
          <table:table-cell office:value-type="float" office:value="8023" calcext:value-type="float">
            <text:p>8023</text:p>
          </table:table-cell>
          <table:table-cell office:value-type="float" office:value="6482" calcext:value-type="float">
            <text:p>6482</text:p>
          </table:table-cell>
          <table:table-cell table:formula="of:=([.I303]-[.J303])*100/[.I303]" office:value-type="float" office:value="19.2072790726661" calcext:value-type="float">
            <text:p>19.2072790727</text:p>
          </table:table-cell>
          <table:table-cell table:formula="of:=IF([.I303]&gt;[.J303]; 1; 0)" office:value-type="float" office:value="1" calcext:value-type="float">
            <text:p>1</text:p>
          </table:table-cell>
          <table:table-cell office:value-type="float" office:value="10919" calcext:value-type="float">
            <text:p>10919</text:p>
          </table:table-cell>
          <table:table-cell office:value-type="float" office:value="10567" calcext:value-type="float">
            <text:p>10567</text:p>
          </table:table-cell>
          <table:table-cell table:formula="of:=([.M303]-[.N303])*100/[.M303]" office:value-type="float" office:value="3.22373843758586" calcext:value-type="float">
            <text:p>3.2237384376</text:p>
          </table:table-cell>
          <table:table-cell table:formula="of:=IF([.M303]&gt;[.N30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108" calcext:value-type="float">
            <text:p>77108</text:p>
          </table:table-cell>
          <table:table-cell office:value-type="float" office:value="45027" calcext:value-type="float">
            <text:p>45027</text:p>
          </table:table-cell>
          <table:table-cell table:formula="of:=([.A304]-[.B304])*100/[.A304]" office:value-type="float" office:value="41.6052809047051" calcext:value-type="float">
            <text:p>41.6052809047</text:p>
          </table:table-cell>
          <table:table-cell table:formula="of:=IF([.A304]&gt;[.B304]; 1; 0)" office:value-type="float" office:value="1" calcext:value-type="float">
            <text:p>1</text:p>
          </table:table-cell>
          <table:table-cell office:value-type="float" office:value="79335" calcext:value-type="float">
            <text:p>79335</text:p>
          </table:table-cell>
          <table:table-cell office:value-type="float" office:value="46379" calcext:value-type="float">
            <text:p>46379</text:p>
          </table:table-cell>
          <table:table-cell table:formula="of:=([.E304]-[.F304])*100/[.E304]" office:value-type="float" office:value="41.5403037751308" calcext:value-type="float">
            <text:p>41.5403037751</text:p>
          </table:table-cell>
          <table:table-cell table:formula="of:=IF([.E304]&gt;[.F304]; 1; 0)" office:value-type="float" office:value="1" calcext:value-type="float">
            <text:p>1</text:p>
          </table:table-cell>
          <table:table-cell office:value-type="float" office:value="38282" calcext:value-type="float">
            <text:p>38282</text:p>
          </table:table-cell>
          <table:table-cell office:value-type="float" office:value="23506" calcext:value-type="float">
            <text:p>23506</text:p>
          </table:table-cell>
          <table:table-cell table:formula="of:=([.I304]-[.J304])*100/[.I304]" office:value-type="float" office:value="38.5977744109503" calcext:value-type="float">
            <text:p>38.597774411</text:p>
          </table:table-cell>
          <table:table-cell table:formula="of:=IF([.I304]&gt;[.J304]; 1; 0)" office:value-type="float" office:value="1" calcext:value-type="float">
            <text:p>1</text:p>
          </table:table-cell>
          <table:table-cell office:value-type="float" office:value="52486" calcext:value-type="float">
            <text:p>52486</text:p>
          </table:table-cell>
          <table:table-cell office:value-type="float" office:value="34984" calcext:value-type="float">
            <text:p>34984</text:p>
          </table:table-cell>
          <table:table-cell table:formula="of:=([.M304]-[.N304])*100/[.M304]" office:value-type="float" office:value="33.3460351331784" calcext:value-type="float">
            <text:p>33.3460351332</text:p>
          </table:table-cell>
          <table:table-cell table:formula="of:=IF([.M304]&gt;[.N30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71" calcext:value-type="float">
            <text:p>10671</text:p>
          </table:table-cell>
          <table:table-cell office:value-type="float" office:value="10276" calcext:value-type="float">
            <text:p>10276</text:p>
          </table:table-cell>
          <table:table-cell table:formula="of:=([.A305]-[.B305])*100/[.A305]" office:value-type="float" office:value="3.70162121638084" calcext:value-type="float">
            <text:p>3.7016212164</text:p>
          </table:table-cell>
          <table:table-cell table:formula="of:=IF([.A305]&gt;[.B305]; 1; 0)" office:value-type="float" office:value="1" calcext:value-type="float">
            <text:p>1</text:p>
          </table:table-cell>
          <table:table-cell office:value-type="float" office:value="10267" calcext:value-type="float">
            <text:p>10267</text:p>
          </table:table-cell>
          <table:table-cell office:value-type="float" office:value="10081" calcext:value-type="float">
            <text:p>10081</text:p>
          </table:table-cell>
          <table:table-cell table:formula="of:=([.E305]-[.F305])*100/[.E305]" office:value-type="float" office:value="1.81162949254894" calcext:value-type="float">
            <text:p>1.8116294925</text:p>
          </table:table-cell>
          <table:table-cell table:formula="of:=IF([.E305]&gt;[.F305]; 1; 0)" office:value-type="float" office:value="1" calcext:value-type="float">
            <text:p>1</text:p>
          </table:table-cell>
          <table:table-cell office:value-type="float" office:value="7696" calcext:value-type="float">
            <text:p>7696</text:p>
          </table:table-cell>
          <table:table-cell office:value-type="float" office:value="6876" calcext:value-type="float">
            <text:p>6876</text:p>
          </table:table-cell>
          <table:table-cell table:formula="of:=([.I305]-[.J305])*100/[.I305]" office:value-type="float" office:value="10.6548856548857" calcext:value-type="float">
            <text:p>10.6548856549</text:p>
          </table:table-cell>
          <table:table-cell table:formula="of:=IF([.I305]&gt;[.J305]; 1; 0)" office:value-type="float" office:value="1" calcext:value-type="float">
            <text:p>1</text:p>
          </table:table-cell>
          <table:table-cell office:value-type="float" office:value="11283" calcext:value-type="float">
            <text:p>11283</text:p>
          </table:table-cell>
          <table:table-cell office:value-type="float" office:value="11000" calcext:value-type="float">
            <text:p>11000</text:p>
          </table:table-cell>
          <table:table-cell table:formula="of:=([.M305]-[.N305])*100/[.M305]" office:value-type="float" office:value="2.50819817424444" calcext:value-type="float">
            <text:p>2.5081981742</text:p>
          </table:table-cell>
          <table:table-cell table:formula="of:=IF([.M305]&gt;[.N30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115" calcext:value-type="float">
            <text:p>76115</text:p>
          </table:table-cell>
          <table:table-cell office:value-type="float" office:value="44738" calcext:value-type="float">
            <text:p>44738</text:p>
          </table:table-cell>
          <table:table-cell table:formula="of:=([.A306]-[.B306])*100/[.A306]" office:value-type="float" office:value="41.2231491821586" calcext:value-type="float">
            <text:p>41.2231491822</text:p>
          </table:table-cell>
          <table:table-cell table:formula="of:=IF([.A306]&gt;[.B306]; 1; 0)" office:value-type="float" office:value="1" calcext:value-type="float">
            <text:p>1</text:p>
          </table:table-cell>
          <table:table-cell office:value-type="float" office:value="80666" calcext:value-type="float">
            <text:p>80666</text:p>
          </table:table-cell>
          <table:table-cell office:value-type="float" office:value="46383" calcext:value-type="float">
            <text:p>46383</text:p>
          </table:table-cell>
          <table:table-cell table:formula="of:=([.E306]-[.F306])*100/[.E306]" office:value-type="float" office:value="42.4999380160167" calcext:value-type="float">
            <text:p>42.499938016</text:p>
          </table:table-cell>
          <table:table-cell table:formula="of:=IF([.E306]&gt;[.F306]; 1; 0)" office:value-type="float" office:value="1" calcext:value-type="float">
            <text:p>1</text:p>
          </table:table-cell>
          <table:table-cell office:value-type="float" office:value="37425" calcext:value-type="float">
            <text:p>37425</text:p>
          </table:table-cell>
          <table:table-cell office:value-type="float" office:value="22831" calcext:value-type="float">
            <text:p>22831</text:p>
          </table:table-cell>
          <table:table-cell table:formula="of:=([.I306]-[.J306])*100/[.I306]" office:value-type="float" office:value="38.9953239812959" calcext:value-type="float">
            <text:p>38.9953239813</text:p>
          </table:table-cell>
          <table:table-cell table:formula="of:=IF([.I306]&gt;[.J306]; 1; 0)" office:value-type="float" office:value="1" calcext:value-type="float">
            <text:p>1</text:p>
          </table:table-cell>
          <table:table-cell office:value-type="float" office:value="54773" calcext:value-type="float">
            <text:p>54773</text:p>
          </table:table-cell>
          <table:table-cell office:value-type="float" office:value="34545" calcext:value-type="float">
            <text:p>34545</text:p>
          </table:table-cell>
          <table:table-cell table:formula="of:=([.M306]-[.N306])*100/[.M306]" office:value-type="float" office:value="36.9306044949154" calcext:value-type="float">
            <text:p>36.9306044949</text:p>
          </table:table-cell>
          <table:table-cell table:formula="of:=IF([.M306]&gt;[.N30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70" calcext:value-type="float">
            <text:p>10870</text:p>
          </table:table-cell>
          <table:table-cell office:value-type="float" office:value="10332" calcext:value-type="float">
            <text:p>10332</text:p>
          </table:table-cell>
          <table:table-cell table:formula="of:=([.A307]-[.B307])*100/[.A307]" office:value-type="float" office:value="4.94940202391904" calcext:value-type="float">
            <text:p>4.9494020239</text:p>
          </table:table-cell>
          <table:table-cell table:formula="of:=IF([.A307]&gt;[.B307]; 1; 0)" office:value-type="float" office:value="1" calcext:value-type="float">
            <text:p>1</text:p>
          </table:table-cell>
          <table:table-cell office:value-type="float" office:value="10938" calcext:value-type="float">
            <text:p>10938</text:p>
          </table:table-cell>
          <table:table-cell office:value-type="float" office:value="10160" calcext:value-type="float">
            <text:p>10160</text:p>
          </table:table-cell>
          <table:table-cell table:formula="of:=([.E307]-[.F307])*100/[.E307]" office:value-type="float" office:value="7.1128176997623" calcext:value-type="float">
            <text:p>7.1128176998</text:p>
          </table:table-cell>
          <table:table-cell table:formula="of:=IF([.E307]&gt;[.F307]; 1; 0)" office:value-type="float" office:value="1" calcext:value-type="float">
            <text:p>1</text:p>
          </table:table-cell>
          <table:table-cell office:value-type="float" office:value="8017" calcext:value-type="float">
            <text:p>8017</text:p>
          </table:table-cell>
          <table:table-cell office:value-type="float" office:value="6749" calcext:value-type="float">
            <text:p>6749</text:p>
          </table:table-cell>
          <table:table-cell table:formula="of:=([.I307]-[.J307])*100/[.I307]" office:value-type="float" office:value="15.8163901708869" calcext:value-type="float">
            <text:p>15.8163901709</text:p>
          </table:table-cell>
          <table:table-cell table:formula="of:=IF([.I307]&gt;[.J307]; 1; 0)" office:value-type="float" office:value="1" calcext:value-type="float">
            <text:p>1</text:p>
          </table:table-cell>
          <table:table-cell office:value-type="float" office:value="11644" calcext:value-type="float">
            <text:p>11644</text:p>
          </table:table-cell>
          <table:table-cell office:value-type="float" office:value="11217" calcext:value-type="float">
            <text:p>11217</text:p>
          </table:table-cell>
          <table:table-cell table:formula="of:=([.M307]-[.N307])*100/[.M307]" office:value-type="float" office:value="3.66712469941601" calcext:value-type="float">
            <text:p>3.6671246994</text:p>
          </table:table-cell>
          <table:table-cell table:formula="of:=IF([.M307]&gt;[.N30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033" calcext:value-type="float">
            <text:p>79033</text:p>
          </table:table-cell>
          <table:table-cell office:value-type="float" office:value="45616" calcext:value-type="float">
            <text:p>45616</text:p>
          </table:table-cell>
          <table:table-cell table:formula="of:=([.A308]-[.B308])*100/[.A308]" office:value-type="float" office:value="42.2823377576455" calcext:value-type="float">
            <text:p>42.2823377576</text:p>
          </table:table-cell>
          <table:table-cell table:formula="of:=IF([.A308]&gt;[.B308]; 1; 0)" office:value-type="float" office:value="1" calcext:value-type="float">
            <text:p>1</text:p>
          </table:table-cell>
          <table:table-cell office:value-type="float" office:value="78635" calcext:value-type="float">
            <text:p>78635</text:p>
          </table:table-cell>
          <table:table-cell office:value-type="float" office:value="44624" calcext:value-type="float">
            <text:p>44624</text:p>
          </table:table-cell>
          <table:table-cell table:formula="of:=([.E308]-[.F308])*100/[.E308]" office:value-type="float" office:value="43.2517326890062" calcext:value-type="float">
            <text:p>43.251732689</text:p>
          </table:table-cell>
          <table:table-cell table:formula="of:=IF([.E308]&gt;[.F308]; 1; 0)" office:value-type="float" office:value="1" calcext:value-type="float">
            <text:p>1</text:p>
          </table:table-cell>
          <table:table-cell office:value-type="float" office:value="37807" calcext:value-type="float">
            <text:p>37807</text:p>
          </table:table-cell>
          <table:table-cell office:value-type="float" office:value="23192" calcext:value-type="float">
            <text:p>23192</text:p>
          </table:table-cell>
          <table:table-cell table:formula="of:=([.I308]-[.J308])*100/[.I308]" office:value-type="float" office:value="38.6568624857831" calcext:value-type="float">
            <text:p>38.6568624858</text:p>
          </table:table-cell>
          <table:table-cell table:formula="of:=IF([.I308]&gt;[.J308]; 1; 0)" office:value-type="float" office:value="1" calcext:value-type="float">
            <text:p>1</text:p>
          </table:table-cell>
          <table:table-cell office:value-type="float" office:value="52532" calcext:value-type="float">
            <text:p>52532</text:p>
          </table:table-cell>
          <table:table-cell office:value-type="float" office:value="33907" calcext:value-type="float">
            <text:p>33907</text:p>
          </table:table-cell>
          <table:table-cell table:formula="of:=([.M308]-[.N308])*100/[.M308]" office:value-type="float" office:value="35.4545800654839" calcext:value-type="float">
            <text:p>35.4545800655</text:p>
          </table:table-cell>
          <table:table-cell table:formula="of:=IF([.M308]&gt;[.N30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57" calcext:value-type="float">
            <text:p>11257</text:p>
          </table:table-cell>
          <table:table-cell office:value-type="float" office:value="10640" calcext:value-type="float">
            <text:p>10640</text:p>
          </table:table-cell>
          <table:table-cell table:formula="of:=([.A309]-[.B309])*100/[.A309]" office:value-type="float" office:value="5.48103402327441" calcext:value-type="float">
            <text:p>5.4810340233</text:p>
          </table:table-cell>
          <table:table-cell table:formula="of:=IF([.A309]&gt;[.B309]; 1; 0)" office:value-type="float" office:value="1" calcext:value-type="float">
            <text:p>1</text:p>
          </table:table-cell>
          <table:table-cell office:value-type="float" office:value="11060" calcext:value-type="float">
            <text:p>11060</text:p>
          </table:table-cell>
          <table:table-cell office:value-type="float" office:value="10659" calcext:value-type="float">
            <text:p>10659</text:p>
          </table:table-cell>
          <table:table-cell table:formula="of:=([.E309]-[.F309])*100/[.E309]" office:value-type="float" office:value="3.62567811934901" calcext:value-type="float">
            <text:p>3.6256781193</text:p>
          </table:table-cell>
          <table:table-cell table:formula="of:=IF([.E309]&gt;[.F309]; 1; 0)" office:value-type="float" office:value="1" calcext:value-type="float">
            <text:p>1</text:p>
          </table:table-cell>
          <table:table-cell office:value-type="float" office:value="8129" calcext:value-type="float">
            <text:p>8129</text:p>
          </table:table-cell>
          <table:table-cell office:value-type="float" office:value="7003" calcext:value-type="float">
            <text:p>7003</text:p>
          </table:table-cell>
          <table:table-cell table:formula="of:=([.I309]-[.J309])*100/[.I309]" office:value-type="float" office:value="13.8516422684217" calcext:value-type="float">
            <text:p>13.8516422684</text:p>
          </table:table-cell>
          <table:table-cell table:formula="of:=IF([.I309]&gt;[.J309]; 1; 0)" office:value-type="float" office:value="1" calcext:value-type="float">
            <text:p>1</text:p>
          </table:table-cell>
          <table:table-cell office:value-type="float" office:value="11837" calcext:value-type="float">
            <text:p>11837</text:p>
          </table:table-cell>
          <table:table-cell office:value-type="float" office:value="11520" calcext:value-type="float">
            <text:p>11520</text:p>
          </table:table-cell>
          <table:table-cell table:formula="of:=([.M309]-[.N309])*100/[.M309]" office:value-type="float" office:value="2.67804342316465" calcext:value-type="float">
            <text:p>2.6780434232</text:p>
          </table:table-cell>
          <table:table-cell table:formula="of:=IF([.M309]&gt;[.N30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085" calcext:value-type="float">
            <text:p>77085</text:p>
          </table:table-cell>
          <table:table-cell office:value-type="float" office:value="45362" calcext:value-type="float">
            <text:p>45362</text:p>
          </table:table-cell>
          <table:table-cell table:formula="of:=([.A310]-[.B310])*100/[.A310]" office:value-type="float" office:value="41.1532723616787" calcext:value-type="float">
            <text:p>41.1532723617</text:p>
          </table:table-cell>
          <table:table-cell table:formula="of:=IF([.A310]&gt;[.B310]; 1; 0)" office:value-type="float" office:value="1" calcext:value-type="float">
            <text:p>1</text:p>
          </table:table-cell>
          <table:table-cell office:value-type="float" office:value="79631" calcext:value-type="float">
            <text:p>79631</text:p>
          </table:table-cell>
          <table:table-cell office:value-type="float" office:value="45137" calcext:value-type="float">
            <text:p>45137</text:p>
          </table:table-cell>
          <table:table-cell table:formula="of:=([.E310]-[.F310])*100/[.E310]" office:value-type="float" office:value="43.3173010510982" calcext:value-type="float">
            <text:p>43.3173010511</text:p>
          </table:table-cell>
          <table:table-cell table:formula="of:=IF([.E310]&gt;[.F310]; 1; 0)" office:value-type="float" office:value="1" calcext:value-type="float">
            <text:p>1</text:p>
          </table:table-cell>
          <table:table-cell office:value-type="float" office:value="37656" calcext:value-type="float">
            <text:p>37656</text:p>
          </table:table-cell>
          <table:table-cell office:value-type="float" office:value="22977" calcext:value-type="float">
            <text:p>22977</text:p>
          </table:table-cell>
          <table:table-cell table:formula="of:=([.I310]-[.J310])*100/[.I310]" office:value-type="float" office:value="38.9818355640535" calcext:value-type="float">
            <text:p>38.9818355641</text:p>
          </table:table-cell>
          <table:table-cell table:formula="of:=IF([.I310]&gt;[.J310]; 1; 0)" office:value-type="float" office:value="1" calcext:value-type="float">
            <text:p>1</text:p>
          </table:table-cell>
          <table:table-cell office:value-type="float" office:value="52318" calcext:value-type="float">
            <text:p>52318</text:p>
          </table:table-cell>
          <table:table-cell office:value-type="float" office:value="33972" calcext:value-type="float">
            <text:p>33972</text:p>
          </table:table-cell>
          <table:table-cell table:formula="of:=([.M310]-[.N310])*100/[.M310]" office:value-type="float" office:value="35.0663251653351" calcext:value-type="float">
            <text:p>35.0663251653</text:p>
          </table:table-cell>
          <table:table-cell table:formula="of:=IF([.M310]&gt;[.N31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22" calcext:value-type="float">
            <text:p>11422</text:p>
          </table:table-cell>
          <table:table-cell office:value-type="float" office:value="10975" calcext:value-type="float">
            <text:p>10975</text:p>
          </table:table-cell>
          <table:table-cell table:formula="of:=([.A311]-[.B311])*100/[.A311]" office:value-type="float" office:value="3.91350026265102" calcext:value-type="float">
            <text:p>3.9135002627</text:p>
          </table:table-cell>
          <table:table-cell table:formula="of:=IF([.A311]&gt;[.B311]; 1; 0)" office:value-type="float" office:value="1" calcext:value-type="float">
            <text:p>1</text:p>
          </table:table-cell>
          <table:table-cell office:value-type="float" office:value="11013" calcext:value-type="float">
            <text:p>11013</text:p>
          </table:table-cell>
          <table:table-cell office:value-type="float" office:value="11054" calcext:value-type="float">
            <text:p>11054</text:p>
          </table:table-cell>
          <table:table-cell table:formula="of:=([.E311]-[.F311])*100/[.E311]" office:value-type="float" office:value="-0.372287296831018" calcext:value-type="float">
            <text:p>-0.3722872968</text:p>
          </table:table-cell>
          <table:table-cell table:formula="of:=IF([.E311]&gt;[.F311]; 1; 0)" office:value-type="float" office:value="0" calcext:value-type="float">
            <text:p>0</text:p>
          </table:table-cell>
          <table:table-cell office:value-type="float" office:value="8187" calcext:value-type="float">
            <text:p>8187</text:p>
          </table:table-cell>
          <table:table-cell office:value-type="float" office:value="6762" calcext:value-type="float">
            <text:p>6762</text:p>
          </table:table-cell>
          <table:table-cell table:formula="of:=([.I311]-[.J311])*100/[.I311]" office:value-type="float" office:value="17.405643092708" calcext:value-type="float">
            <text:p>17.4056430927</text:p>
          </table:table-cell>
          <table:table-cell table:formula="of:=IF([.I311]&gt;[.J311]; 1; 0)" office:value-type="float" office:value="1" calcext:value-type="float">
            <text:p>1</text:p>
          </table:table-cell>
          <table:table-cell office:value-type="float" office:value="12087" calcext:value-type="float">
            <text:p>12087</text:p>
          </table:table-cell>
          <table:table-cell office:value-type="float" office:value="11440" calcext:value-type="float">
            <text:p>11440</text:p>
          </table:table-cell>
          <table:table-cell table:formula="of:=([.M311]-[.N311])*100/[.M311]" office:value-type="float" office:value="5.35285844295524" calcext:value-type="float">
            <text:p>5.352858443</text:p>
          </table:table-cell>
          <table:table-cell table:formula="of:=IF([.M311]&gt;[.N31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673" calcext:value-type="float">
            <text:p>93673</text:p>
          </table:table-cell>
          <table:table-cell office:value-type="float" office:value="46322" calcext:value-type="float">
            <text:p>46322</text:p>
          </table:table-cell>
          <table:table-cell table:formula="of:=([.A312]-[.B312])*100/[.A312]" office:value-type="float" office:value="50.5492511182518" calcext:value-type="float">
            <text:p>50.5492511183</text:p>
          </table:table-cell>
          <table:table-cell table:formula="of:=IF([.A312]&gt;[.B312]; 1; 0)" office:value-type="float" office:value="1" calcext:value-type="float">
            <text:p>1</text:p>
          </table:table-cell>
          <table:table-cell office:value-type="float" office:value="78358" calcext:value-type="float">
            <text:p>78358</text:p>
          </table:table-cell>
          <table:table-cell office:value-type="float" office:value="45291" calcext:value-type="float">
            <text:p>45291</text:p>
          </table:table-cell>
          <table:table-cell table:formula="of:=([.E312]-[.F312])*100/[.E312]" office:value-type="float" office:value="42.1999030092652" calcext:value-type="float">
            <text:p>42.1999030093</text:p>
          </table:table-cell>
          <table:table-cell table:formula="of:=IF([.E312]&gt;[.F312]; 1; 0)" office:value-type="float" office:value="1" calcext:value-type="float">
            <text:p>1</text:p>
          </table:table-cell>
          <table:table-cell office:value-type="float" office:value="37529" calcext:value-type="float">
            <text:p>37529</text:p>
          </table:table-cell>
          <table:table-cell office:value-type="float" office:value="22731" calcext:value-type="float">
            <text:p>22731</text:p>
          </table:table-cell>
          <table:table-cell table:formula="of:=([.I312]-[.J312])*100/[.I312]" office:value-type="float" office:value="39.4308401502838" calcext:value-type="float">
            <text:p>39.4308401503</text:p>
          </table:table-cell>
          <table:table-cell table:formula="of:=IF([.I312]&gt;[.J312]; 1; 0)" office:value-type="float" office:value="1" calcext:value-type="float">
            <text:p>1</text:p>
          </table:table-cell>
          <table:table-cell office:value-type="float" office:value="52915" calcext:value-type="float">
            <text:p>52915</text:p>
          </table:table-cell>
          <table:table-cell office:value-type="float" office:value="34022" calcext:value-type="float">
            <text:p>34022</text:p>
          </table:table-cell>
          <table:table-cell table:formula="of:=([.M312]-[.N312])*100/[.M312]" office:value-type="float" office:value="35.7044316356421" calcext:value-type="float">
            <text:p>35.7044316356</text:p>
          </table:table-cell>
          <table:table-cell table:formula="of:=IF([.M312]&gt;[.N31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08" calcext:value-type="float">
            <text:p>11408</text:p>
          </table:table-cell>
          <table:table-cell office:value-type="float" office:value="11239" calcext:value-type="float">
            <text:p>11239</text:p>
          </table:table-cell>
          <table:table-cell table:formula="of:=([.A313]-[.B313])*100/[.A313]" office:value-type="float" office:value="1.48141654978962" calcext:value-type="float">
            <text:p>1.4814165498</text:p>
          </table:table-cell>
          <table:table-cell table:formula="of:=IF([.A313]&gt;[.B313]; 1; 0)" office:value-type="float" office:value="1" calcext:value-type="float">
            <text:p>1</text:p>
          </table:table-cell>
          <table:table-cell office:value-type="float" office:value="11299" calcext:value-type="float">
            <text:p>11299</text:p>
          </table:table-cell>
          <table:table-cell office:value-type="float" office:value="11013" calcext:value-type="float">
            <text:p>11013</text:p>
          </table:table-cell>
          <table:table-cell table:formula="of:=([.E313]-[.F313])*100/[.E313]" office:value-type="float" office:value="2.53119745110187" calcext:value-type="float">
            <text:p>2.5311974511</text:p>
          </table:table-cell>
          <table:table-cell table:formula="of:=IF([.E313]&gt;[.F313]; 1; 0)" office:value-type="float" office:value="1" calcext:value-type="float">
            <text:p>1</text:p>
          </table:table-cell>
          <table:table-cell office:value-type="float" office:value="8624" calcext:value-type="float">
            <text:p>8624</text:p>
          </table:table-cell>
          <table:table-cell office:value-type="float" office:value="7270" calcext:value-type="float">
            <text:p>7270</text:p>
          </table:table-cell>
          <table:table-cell table:formula="of:=([.I313]-[.J313])*100/[.I313]" office:value-type="float" office:value="15.7003710575139" calcext:value-type="float">
            <text:p>15.7003710575</text:p>
          </table:table-cell>
          <table:table-cell table:formula="of:=IF([.I313]&gt;[.J313]; 1; 0)" office:value-type="float" office:value="1" calcext:value-type="float">
            <text:p>1</text:p>
          </table:table-cell>
          <table:table-cell office:value-type="float" office:value="12609" calcext:value-type="float">
            <text:p>12609</text:p>
          </table:table-cell>
          <table:table-cell office:value-type="float" office:value="11933" calcext:value-type="float">
            <text:p>11933</text:p>
          </table:table-cell>
          <table:table-cell table:formula="of:=([.M313]-[.N313])*100/[.M313]" office:value-type="float" office:value="5.36124990086446" calcext:value-type="float">
            <text:p>5.3612499009</text:p>
          </table:table-cell>
          <table:table-cell table:formula="of:=IF([.M313]&gt;[.N31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529" calcext:value-type="float">
            <text:p>76529</text:p>
          </table:table-cell>
          <table:table-cell office:value-type="float" office:value="43126" calcext:value-type="float">
            <text:p>43126</text:p>
          </table:table-cell>
          <table:table-cell table:formula="of:=([.A314]-[.B314])*100/[.A314]" office:value-type="float" office:value="43.6475061741301" calcext:value-type="float">
            <text:p>43.6475061741</text:p>
          </table:table-cell>
          <table:table-cell table:formula="of:=IF([.A314]&gt;[.B314]; 1; 0)" office:value-type="float" office:value="1" calcext:value-type="float">
            <text:p>1</text:p>
          </table:table-cell>
          <table:table-cell office:value-type="float" office:value="79430" calcext:value-type="float">
            <text:p>79430</text:p>
          </table:table-cell>
          <table:table-cell office:value-type="float" office:value="43751" calcext:value-type="float">
            <text:p>43751</text:p>
          </table:table-cell>
          <table:table-cell table:formula="of:=([.E314]-[.F314])*100/[.E314]" office:value-type="float" office:value="44.9187964245247" calcext:value-type="float">
            <text:p>44.9187964245</text:p>
          </table:table-cell>
          <table:table-cell table:formula="of:=IF([.E314]&gt;[.F314]; 1; 0)" office:value-type="float" office:value="1" calcext:value-type="float">
            <text:p>1</text:p>
          </table:table-cell>
          <table:table-cell office:value-type="float" office:value="37267" calcext:value-type="float">
            <text:p>37267</text:p>
          </table:table-cell>
          <table:table-cell office:value-type="float" office:value="22907" calcext:value-type="float">
            <text:p>22907</text:p>
          </table:table-cell>
          <table:table-cell table:formula="of:=([.I314]-[.J314])*100/[.I314]" office:value-type="float" office:value="38.532750154292" calcext:value-type="float">
            <text:p>38.5327501543</text:p>
          </table:table-cell>
          <table:table-cell table:formula="of:=IF([.I314]&gt;[.J314]; 1; 0)" office:value-type="float" office:value="1" calcext:value-type="float">
            <text:p>1</text:p>
          </table:table-cell>
          <table:table-cell office:value-type="float" office:value="53823" calcext:value-type="float">
            <text:p>53823</text:p>
          </table:table-cell>
          <table:table-cell office:value-type="float" office:value="33659" calcext:value-type="float">
            <text:p>33659</text:p>
          </table:table-cell>
          <table:table-cell table:formula="of:=([.M314]-[.N314])*100/[.M314]" office:value-type="float" office:value="37.4635378927224" calcext:value-type="float">
            <text:p>37.4635378927</text:p>
          </table:table-cell>
          <table:table-cell table:formula="of:=IF([.M314]&gt;[.N31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53" calcext:value-type="float">
            <text:p>11753</text:p>
          </table:table-cell>
          <table:table-cell office:value-type="float" office:value="11152" calcext:value-type="float">
            <text:p>11152</text:p>
          </table:table-cell>
          <table:table-cell table:formula="of:=([.A315]-[.B315])*100/[.A315]" office:value-type="float" office:value="5.11358802007998" calcext:value-type="float">
            <text:p>5.1135880201</text:p>
          </table:table-cell>
          <table:table-cell table:formula="of:=IF([.A315]&gt;[.B315]; 1; 0)" office:value-type="float" office:value="1" calcext:value-type="float">
            <text:p>1</text:p>
          </table:table-cell>
          <table:table-cell office:value-type="float" office:value="13560" calcext:value-type="float">
            <text:p>13560</text:p>
          </table:table-cell>
          <table:table-cell office:value-type="float" office:value="11013" calcext:value-type="float">
            <text:p>11013</text:p>
          </table:table-cell>
          <table:table-cell table:formula="of:=([.E315]-[.F315])*100/[.E315]" office:value-type="float" office:value="18.783185840708" calcext:value-type="float">
            <text:p>18.7831858407</text:p>
          </table:table-cell>
          <table:table-cell table:formula="of:=IF([.E315]&gt;[.F315]; 1; 0)" office:value-type="float" office:value="1" calcext:value-type="float">
            <text:p>1</text:p>
          </table:table-cell>
          <table:table-cell office:value-type="float" office:value="8042" calcext:value-type="float">
            <text:p>8042</text:p>
          </table:table-cell>
          <table:table-cell office:value-type="float" office:value="7797" calcext:value-type="float">
            <text:p>7797</text:p>
          </table:table-cell>
          <table:table-cell table:formula="of:=([.I315]-[.J315])*100/[.I315]" office:value-type="float" office:value="3.04650584431733" calcext:value-type="float">
            <text:p>3.0465058443</text:p>
          </table:table-cell>
          <table:table-cell table:formula="of:=IF([.I315]&gt;[.J315]; 1; 0)" office:value-type="float" office:value="1" calcext:value-type="float">
            <text:p>1</text:p>
          </table:table-cell>
          <table:table-cell office:value-type="float" office:value="12436" calcext:value-type="float">
            <text:p>12436</text:p>
          </table:table-cell>
          <table:table-cell office:value-type="float" office:value="12288" calcext:value-type="float">
            <text:p>12288</text:p>
          </table:table-cell>
          <table:table-cell table:formula="of:=([.M315]-[.N315])*100/[.M315]" office:value-type="float" office:value="1.19009327758122" calcext:value-type="float">
            <text:p>1.1900932776</text:p>
          </table:table-cell>
          <table:table-cell table:formula="of:=IF([.M315]&gt;[.N31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991" calcext:value-type="float">
            <text:p>75991</text:p>
          </table:table-cell>
          <table:table-cell office:value-type="float" office:value="41806" calcext:value-type="float">
            <text:p>41806</text:p>
          </table:table-cell>
          <table:table-cell table:formula="of:=([.A316]-[.B316])*100/[.A316]" office:value-type="float" office:value="44.985590398863" calcext:value-type="float">
            <text:p>44.9855903989</text:p>
          </table:table-cell>
          <table:table-cell table:formula="of:=IF([.A316]&gt;[.B316]; 1; 0)" office:value-type="float" office:value="1" calcext:value-type="float">
            <text:p>1</text:p>
          </table:table-cell>
          <table:table-cell office:value-type="float" office:value="78816" calcext:value-type="float">
            <text:p>78816</text:p>
          </table:table-cell>
          <table:table-cell office:value-type="float" office:value="43016" calcext:value-type="float">
            <text:p>43016</text:p>
          </table:table-cell>
          <table:table-cell table:formula="of:=([.E316]-[.F316])*100/[.E316]" office:value-type="float" office:value="45.4222492894844" calcext:value-type="float">
            <text:p>45.4222492895</text:p>
          </table:table-cell>
          <table:table-cell table:formula="of:=IF([.E316]&gt;[.F316]; 1; 0)" office:value-type="float" office:value="1" calcext:value-type="float">
            <text:p>1</text:p>
          </table:table-cell>
          <table:table-cell office:value-type="float" office:value="37879" calcext:value-type="float">
            <text:p>37879</text:p>
          </table:table-cell>
          <table:table-cell office:value-type="float" office:value="22348" calcext:value-type="float">
            <text:p>22348</text:p>
          </table:table-cell>
          <table:table-cell table:formula="of:=([.I316]-[.J316])*100/[.I316]" office:value-type="float" office:value="41.0016103909818" calcext:value-type="float">
            <text:p>41.001610391</text:p>
          </table:table-cell>
          <table:table-cell table:formula="of:=IF([.I316]&gt;[.J316]; 1; 0)" office:value-type="float" office:value="1" calcext:value-type="float">
            <text:p>1</text:p>
          </table:table-cell>
          <table:table-cell office:value-type="float" office:value="53026" calcext:value-type="float">
            <text:p>53026</text:p>
          </table:table-cell>
          <table:table-cell office:value-type="float" office:value="33115" calcext:value-type="float">
            <text:p>33115</text:p>
          </table:table-cell>
          <table:table-cell table:formula="of:=([.M316]-[.N316])*100/[.M316]" office:value-type="float" office:value="37.5495040168974" calcext:value-type="float">
            <text:p>37.5495040169</text:p>
          </table:table-cell>
          <table:table-cell table:formula="of:=IF([.M316]&gt;[.N31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21" calcext:value-type="float">
            <text:p>11921</text:p>
          </table:table-cell>
          <table:table-cell office:value-type="float" office:value="10895" calcext:value-type="float">
            <text:p>10895</text:p>
          </table:table-cell>
          <table:table-cell table:formula="of:=([.A317]-[.B317])*100/[.A317]" office:value-type="float" office:value="8.60666051505746" calcext:value-type="float">
            <text:p>8.6066605151</text:p>
          </table:table-cell>
          <table:table-cell table:formula="of:=IF([.A317]&gt;[.B317]; 1; 0)" office:value-type="float" office:value="1" calcext:value-type="float">
            <text:p>1</text:p>
          </table:table-cell>
          <table:table-cell office:value-type="float" office:value="11836" calcext:value-type="float">
            <text:p>11836</text:p>
          </table:table-cell>
          <table:table-cell office:value-type="float" office:value="10880" calcext:value-type="float">
            <text:p>10880</text:p>
          </table:table-cell>
          <table:table-cell table:formula="of:=([.E317]-[.F317])*100/[.E317]" office:value-type="float" office:value="8.0770530584657" calcext:value-type="float">
            <text:p>8.0770530585</text:p>
          </table:table-cell>
          <table:table-cell table:formula="of:=IF([.E317]&gt;[.F317]; 1; 0)" office:value-type="float" office:value="1" calcext:value-type="float">
            <text:p>1</text:p>
          </table:table-cell>
          <table:table-cell office:value-type="float" office:value="9140" calcext:value-type="float">
            <text:p>9140</text:p>
          </table:table-cell>
          <table:table-cell office:value-type="float" office:value="7157" calcext:value-type="float">
            <text:p>7157</text:p>
          </table:table-cell>
          <table:table-cell table:formula="of:=([.I317]-[.J317])*100/[.I317]" office:value-type="float" office:value="21.6958424507659" calcext:value-type="float">
            <text:p>21.6958424508</text:p>
          </table:table-cell>
          <table:table-cell table:formula="of:=IF([.I317]&gt;[.J317]; 1; 0)" office:value-type="float" office:value="1" calcext:value-type="float">
            <text:p>1</text:p>
          </table:table-cell>
          <table:table-cell office:value-type="float" office:value="12394" calcext:value-type="float">
            <text:p>12394</text:p>
          </table:table-cell>
          <table:table-cell office:value-type="float" office:value="12084" calcext:value-type="float">
            <text:p>12084</text:p>
          </table:table-cell>
          <table:table-cell table:formula="of:=([.M317]-[.N317])*100/[.M317]" office:value-type="float" office:value="2.5012102630305" calcext:value-type="float">
            <text:p>2.501210263</text:p>
          </table:table-cell>
          <table:table-cell table:formula="of:=IF([.M317]&gt;[.N31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306" calcext:value-type="float">
            <text:p>79306</text:p>
          </table:table-cell>
          <table:table-cell office:value-type="float" office:value="41078" calcext:value-type="float">
            <text:p>41078</text:p>
          </table:table-cell>
          <table:table-cell table:formula="of:=([.A318]-[.B318])*100/[.A318]" office:value-type="float" office:value="48.203162434116" calcext:value-type="float">
            <text:p>48.2031624341</text:p>
          </table:table-cell>
          <table:table-cell table:formula="of:=IF([.A318]&gt;[.B318]; 1; 0)" office:value-type="float" office:value="1" calcext:value-type="float">
            <text:p>1</text:p>
          </table:table-cell>
          <table:table-cell office:value-type="float" office:value="78425" calcext:value-type="float">
            <text:p>78425</text:p>
          </table:table-cell>
          <table:table-cell office:value-type="float" office:value="42044" calcext:value-type="float">
            <text:p>42044</text:p>
          </table:table-cell>
          <table:table-cell table:formula="of:=([.E318]-[.F318])*100/[.E318]" office:value-type="float" office:value="46.3895441504622" calcext:value-type="float">
            <text:p>46.3895441505</text:p>
          </table:table-cell>
          <table:table-cell table:formula="of:=IF([.E318]&gt;[.F318]; 1; 0)" office:value-type="float" office:value="1" calcext:value-type="float">
            <text:p>1</text:p>
          </table:table-cell>
          <table:table-cell office:value-type="float" office:value="38684" calcext:value-type="float">
            <text:p>38684</text:p>
          </table:table-cell>
          <table:table-cell office:value-type="float" office:value="22409" calcext:value-type="float">
            <text:p>22409</text:p>
          </table:table-cell>
          <table:table-cell table:formula="of:=([.I318]-[.J318])*100/[.I318]" office:value-type="float" office:value="42.0716575328301" calcext:value-type="float">
            <text:p>42.0716575328</text:p>
          </table:table-cell>
          <table:table-cell table:formula="of:=IF([.I318]&gt;[.J318]; 1; 0)" office:value-type="float" office:value="1" calcext:value-type="float">
            <text:p>1</text:p>
          </table:table-cell>
          <table:table-cell office:value-type="float" office:value="52868" calcext:value-type="float">
            <text:p>52868</text:p>
          </table:table-cell>
          <table:table-cell office:value-type="float" office:value="33207" calcext:value-type="float">
            <text:p>33207</text:p>
          </table:table-cell>
          <table:table-cell table:formula="of:=([.M318]-[.N318])*100/[.M318]" office:value-type="float" office:value="37.1888476961489" calcext:value-type="float">
            <text:p>37.1888476961</text:p>
          </table:table-cell>
          <table:table-cell table:formula="of:=IF([.M318]&gt;[.N31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30" calcext:value-type="float">
            <text:p>12730</text:p>
          </table:table-cell>
          <table:table-cell office:value-type="float" office:value="12291" calcext:value-type="float">
            <text:p>12291</text:p>
          </table:table-cell>
          <table:table-cell table:formula="of:=([.A319]-[.B319])*100/[.A319]" office:value-type="float" office:value="3.44854673998429" calcext:value-type="float">
            <text:p>3.44854674</text:p>
          </table:table-cell>
          <table:table-cell table:formula="of:=IF([.A319]&gt;[.B319]; 1; 0)" office:value-type="float" office:value="1" calcext:value-type="float">
            <text:p>1</text:p>
          </table:table-cell>
          <table:table-cell office:value-type="float" office:value="12038" calcext:value-type="float">
            <text:p>12038</text:p>
          </table:table-cell>
          <table:table-cell office:value-type="float" office:value="11109" calcext:value-type="float">
            <text:p>11109</text:p>
          </table:table-cell>
          <table:table-cell table:formula="of:=([.E319]-[.F319])*100/[.E319]" office:value-type="float" office:value="7.71722877554411" calcext:value-type="float">
            <text:p>7.7172287755</text:p>
          </table:table-cell>
          <table:table-cell table:formula="of:=IF([.E319]&gt;[.F319]; 1; 0)" office:value-type="float" office:value="1" calcext:value-type="float">
            <text:p>1</text:p>
          </table:table-cell>
          <table:table-cell office:value-type="float" office:value="8872" calcext:value-type="float">
            <text:p>8872</text:p>
          </table:table-cell>
          <table:table-cell office:value-type="float" office:value="7647" calcext:value-type="float">
            <text:p>7647</text:p>
          </table:table-cell>
          <table:table-cell table:formula="of:=([.I319]-[.J319])*100/[.I319]" office:value-type="float" office:value="13.807484220018" calcext:value-type="float">
            <text:p>13.80748422</text:p>
          </table:table-cell>
          <table:table-cell table:formula="of:=IF([.I319]&gt;[.J319]; 1; 0)" office:value-type="float" office:value="1" calcext:value-type="float">
            <text:p>1</text:p>
          </table:table-cell>
          <table:table-cell office:value-type="float" office:value="13071" calcext:value-type="float">
            <text:p>13071</text:p>
          </table:table-cell>
          <table:table-cell office:value-type="float" office:value="12610" calcext:value-type="float">
            <text:p>12610</text:p>
          </table:table-cell>
          <table:table-cell table:formula="of:=([.M319]-[.N319])*100/[.M319]" office:value-type="float" office:value="3.52689159207406" calcext:value-type="float">
            <text:p>3.5268915921</text:p>
          </table:table-cell>
          <table:table-cell table:formula="of:=IF([.M319]&gt;[.N31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138" calcext:value-type="float">
            <text:p>82138</text:p>
          </table:table-cell>
          <table:table-cell office:value-type="float" office:value="57132" calcext:value-type="float">
            <text:p>57132</text:p>
          </table:table-cell>
          <table:table-cell table:formula="of:=([.A320]-[.B320])*100/[.A320]" office:value-type="float" office:value="30.4438871168034" calcext:value-type="float">
            <text:p>30.4438871168</text:p>
          </table:table-cell>
          <table:table-cell table:formula="of:=IF([.A320]&gt;[.B320]; 1; 0)" office:value-type="float" office:value="1" calcext:value-type="float">
            <text:p>1</text:p>
          </table:table-cell>
          <table:table-cell office:value-type="float" office:value="79982" calcext:value-type="float">
            <text:p>79982</text:p>
          </table:table-cell>
          <table:table-cell office:value-type="float" office:value="42354" calcext:value-type="float">
            <text:p>42354</text:p>
          </table:table-cell>
          <table:table-cell table:formula="of:=([.E320]-[.F320])*100/[.E320]" office:value-type="float" office:value="47.0455852566828" calcext:value-type="float">
            <text:p>47.0455852567</text:p>
          </table:table-cell>
          <table:table-cell table:formula="of:=IF([.E320]&gt;[.F320]; 1; 0)" office:value-type="float" office:value="1" calcext:value-type="float">
            <text:p>1</text:p>
          </table:table-cell>
          <table:table-cell office:value-type="float" office:value="38144" calcext:value-type="float">
            <text:p>38144</text:p>
          </table:table-cell>
          <table:table-cell office:value-type="float" office:value="22112" calcext:value-type="float">
            <text:p>22112</text:p>
          </table:table-cell>
          <table:table-cell table:formula="of:=([.I320]-[.J320])*100/[.I320]" office:value-type="float" office:value="42.0302013422819" calcext:value-type="float">
            <text:p>42.0302013423</text:p>
          </table:table-cell>
          <table:table-cell table:formula="of:=IF([.I320]&gt;[.J320]; 1; 0)" office:value-type="float" office:value="1" calcext:value-type="float">
            <text:p>1</text:p>
          </table:table-cell>
          <table:table-cell office:value-type="float" office:value="52687" calcext:value-type="float">
            <text:p>52687</text:p>
          </table:table-cell>
          <table:table-cell office:value-type="float" office:value="32663" calcext:value-type="float">
            <text:p>32663</text:p>
          </table:table-cell>
          <table:table-cell table:formula="of:=([.M320]-[.N320])*100/[.M320]" office:value-type="float" office:value="38.0055801241293" calcext:value-type="float">
            <text:p>38.0055801241</text:p>
          </table:table-cell>
          <table:table-cell table:formula="of:=IF([.M320]&gt;[.N32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68" calcext:value-type="float">
            <text:p>18068</text:p>
          </table:table-cell>
          <table:table-cell office:value-type="float" office:value="11978" calcext:value-type="float">
            <text:p>11978</text:p>
          </table:table-cell>
          <table:table-cell table:formula="of:=([.A321]-[.B321])*100/[.A321]" office:value-type="float" office:value="33.7059995572282" calcext:value-type="float">
            <text:p>33.7059995572</text:p>
          </table:table-cell>
          <table:table-cell table:formula="of:=IF([.A321]&gt;[.B321]; 1; 0)" office:value-type="float" office:value="1" calcext:value-type="float">
            <text:p>1</text:p>
          </table:table-cell>
          <table:table-cell office:value-type="float" office:value="11708" calcext:value-type="float">
            <text:p>11708</text:p>
          </table:table-cell>
          <table:table-cell office:value-type="float" office:value="11956" calcext:value-type="float">
            <text:p>11956</text:p>
          </table:table-cell>
          <table:table-cell table:formula="of:=([.E321]-[.F321])*100/[.E321]" office:value-type="float" office:value="-2.11820977109669" calcext:value-type="float">
            <text:p>-2.1182097711</text:p>
          </table:table-cell>
          <table:table-cell table:formula="of:=IF([.E321]&gt;[.F321]; 1; 0)" office:value-type="float" office:value="0" calcext:value-type="float">
            <text:p>0</text:p>
          </table:table-cell>
          <table:table-cell office:value-type="float" office:value="8899" calcext:value-type="float">
            <text:p>8899</text:p>
          </table:table-cell>
          <table:table-cell office:value-type="float" office:value="7756" calcext:value-type="float">
            <text:p>7756</text:p>
          </table:table-cell>
          <table:table-cell table:formula="of:=([.I321]-[.J321])*100/[.I321]" office:value-type="float" office:value="12.8441397909878" calcext:value-type="float">
            <text:p>12.844139791</text:p>
          </table:table-cell>
          <table:table-cell table:formula="of:=IF([.I321]&gt;[.J321]; 1; 0)" office:value-type="float" office:value="1" calcext:value-type="float">
            <text:p>1</text:p>
          </table:table-cell>
          <table:table-cell office:value-type="float" office:value="13545" calcext:value-type="float">
            <text:p>13545</text:p>
          </table:table-cell>
          <table:table-cell office:value-type="float" office:value="13035" calcext:value-type="float">
            <text:p>13035</text:p>
          </table:table-cell>
          <table:table-cell table:formula="of:=([.M321]-[.N321])*100/[.M321]" office:value-type="float" office:value="3.76522702104097" calcext:value-type="float">
            <text:p>3.765227021</text:p>
          </table:table-cell>
          <table:table-cell table:formula="of:=IF([.M321]&gt;[.N32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880" calcext:value-type="float">
            <text:p>78880</text:p>
          </table:table-cell>
          <table:table-cell office:value-type="float" office:value="43940" calcext:value-type="float">
            <text:p>43940</text:p>
          </table:table-cell>
          <table:table-cell table:formula="of:=([.A322]-[.B322])*100/[.A322]" office:value-type="float" office:value="44.2951318458418" calcext:value-type="float">
            <text:p>44.2951318458</text:p>
          </table:table-cell>
          <table:table-cell table:formula="of:=IF([.A322]&gt;[.B322]; 1; 0)" office:value-type="float" office:value="1" calcext:value-type="float">
            <text:p>1</text:p>
          </table:table-cell>
          <table:table-cell office:value-type="float" office:value="79904" calcext:value-type="float">
            <text:p>79904</text:p>
          </table:table-cell>
          <table:table-cell office:value-type="float" office:value="41820" calcext:value-type="float">
            <text:p>41820</text:p>
          </table:table-cell>
          <table:table-cell table:formula="of:=([.E322]-[.F322])*100/[.E322]" office:value-type="float" office:value="47.6621946335603" calcext:value-type="float">
            <text:p>47.6621946336</text:p>
          </table:table-cell>
          <table:table-cell table:formula="of:=IF([.E322]&gt;[.F322]; 1; 0)" office:value-type="float" office:value="1" calcext:value-type="float">
            <text:p>1</text:p>
          </table:table-cell>
          <table:table-cell office:value-type="float" office:value="37510" calcext:value-type="float">
            <text:p>37510</text:p>
          </table:table-cell>
          <table:table-cell office:value-type="float" office:value="22011" calcext:value-type="float">
            <text:p>22011</text:p>
          </table:table-cell>
          <table:table-cell table:formula="of:=([.I322]-[.J322])*100/[.I322]" office:value-type="float" office:value="41.3196480938416" calcext:value-type="float">
            <text:p>41.3196480938</text:p>
          </table:table-cell>
          <table:table-cell table:formula="of:=IF([.I322]&gt;[.J322]; 1; 0)" office:value-type="float" office:value="1" calcext:value-type="float">
            <text:p>1</text:p>
          </table:table-cell>
          <table:table-cell office:value-type="float" office:value="54342" calcext:value-type="float">
            <text:p>54342</text:p>
          </table:table-cell>
          <table:table-cell office:value-type="float" office:value="33059" calcext:value-type="float">
            <text:p>33059</text:p>
          </table:table-cell>
          <table:table-cell table:formula="of:=([.M322]-[.N322])*100/[.M322]" office:value-type="float" office:value="39.164918479261" calcext:value-type="float">
            <text:p>39.1649184793</text:p>
          </table:table-cell>
          <table:table-cell table:formula="of:=IF([.M322]&gt;[.N32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85" calcext:value-type="float">
            <text:p>14885</text:p>
          </table:table-cell>
          <table:table-cell office:value-type="float" office:value="12076" calcext:value-type="float">
            <text:p>12076</text:p>
          </table:table-cell>
          <table:table-cell table:formula="of:=([.A323]-[.B323])*100/[.A323]" office:value-type="float" office:value="18.8713469936177" calcext:value-type="float">
            <text:p>18.8713469936</text:p>
          </table:table-cell>
          <table:table-cell table:formula="of:=IF([.A323]&gt;[.B323]; 1; 0)" office:value-type="float" office:value="1" calcext:value-type="float">
            <text:p>1</text:p>
          </table:table-cell>
          <table:table-cell office:value-type="float" office:value="12141" calcext:value-type="float">
            <text:p>12141</text:p>
          </table:table-cell>
          <table:table-cell office:value-type="float" office:value="12262" calcext:value-type="float">
            <text:p>12262</text:p>
          </table:table-cell>
          <table:table-cell table:formula="of:=([.E323]-[.F323])*100/[.E323]" office:value-type="float" office:value="-0.996623012931389" calcext:value-type="float">
            <text:p>-0.9966230129</text:p>
          </table:table-cell>
          <table:table-cell table:formula="of:=IF([.E323]&gt;[.F323]; 1; 0)" office:value-type="float" office:value="0" calcext:value-type="float">
            <text:p>0</text:p>
          </table:table-cell>
          <table:table-cell office:value-type="float" office:value="9618" calcext:value-type="float">
            <text:p>9618</text:p>
          </table:table-cell>
          <table:table-cell office:value-type="float" office:value="7888" calcext:value-type="float">
            <text:p>7888</text:p>
          </table:table-cell>
          <table:table-cell table:formula="of:=([.I323]-[.J323])*100/[.I323]" office:value-type="float" office:value="17.9871075067582" calcext:value-type="float">
            <text:p>17.9871075068</text:p>
          </table:table-cell>
          <table:table-cell table:formula="of:=IF([.I323]&gt;[.J323]; 1; 0)" office:value-type="float" office:value="1" calcext:value-type="float">
            <text:p>1</text:p>
          </table:table-cell>
          <table:table-cell office:value-type="float" office:value="13304" calcext:value-type="float">
            <text:p>13304</text:p>
          </table:table-cell>
          <table:table-cell office:value-type="float" office:value="13030" calcext:value-type="float">
            <text:p>13030</text:p>
          </table:table-cell>
          <table:table-cell table:formula="of:=([.M323]-[.N323])*100/[.M323]" office:value-type="float" office:value="2.05953096812989" calcext:value-type="float">
            <text:p>2.0595309681</text:p>
          </table:table-cell>
          <table:table-cell table:formula="of:=IF([.M323]&gt;[.N32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386" calcext:value-type="float">
            <text:p>79386</text:p>
          </table:table-cell>
          <table:table-cell office:value-type="float" office:value="41631" calcext:value-type="float">
            <text:p>41631</text:p>
          </table:table-cell>
          <table:table-cell table:formula="of:=([.A324]-[.B324])*100/[.A324]" office:value-type="float" office:value="47.5587635099388" calcext:value-type="float">
            <text:p>47.5587635099</text:p>
          </table:table-cell>
          <table:table-cell table:formula="of:=IF([.A324]&gt;[.B324]; 1; 0)" office:value-type="float" office:value="1" calcext:value-type="float">
            <text:p>1</text:p>
          </table:table-cell>
          <table:table-cell office:value-type="float" office:value="80248" calcext:value-type="float">
            <text:p>80248</text:p>
          </table:table-cell>
          <table:table-cell office:value-type="float" office:value="41283" calcext:value-type="float">
            <text:p>41283</text:p>
          </table:table-cell>
          <table:table-cell table:formula="of:=([.E324]-[.F324])*100/[.E324]" office:value-type="float" office:value="48.5557272455388" calcext:value-type="float">
            <text:p>48.5557272455</text:p>
          </table:table-cell>
          <table:table-cell table:formula="of:=IF([.E324]&gt;[.F324]; 1; 0)" office:value-type="float" office:value="1" calcext:value-type="float">
            <text:p>1</text:p>
          </table:table-cell>
          <table:table-cell office:value-type="float" office:value="38291" calcext:value-type="float">
            <text:p>38291</text:p>
          </table:table-cell>
          <table:table-cell office:value-type="float" office:value="21396" calcext:value-type="float">
            <text:p>21396</text:p>
          </table:table-cell>
          <table:table-cell table:formula="of:=([.I324]-[.J324])*100/[.I324]" office:value-type="float" office:value="44.1226397848058" calcext:value-type="float">
            <text:p>44.1226397848</text:p>
          </table:table-cell>
          <table:table-cell table:formula="of:=IF([.I324]&gt;[.J324]; 1; 0)" office:value-type="float" office:value="1" calcext:value-type="float">
            <text:p>1</text:p>
          </table:table-cell>
          <table:table-cell office:value-type="float" office:value="52868" calcext:value-type="float">
            <text:p>52868</text:p>
          </table:table-cell>
          <table:table-cell office:value-type="float" office:value="32325" calcext:value-type="float">
            <text:p>32325</text:p>
          </table:table-cell>
          <table:table-cell table:formula="of:=([.M324]-[.N324])*100/[.M324]" office:value-type="float" office:value="38.8571536657335" calcext:value-type="float">
            <text:p>38.8571536657</text:p>
          </table:table-cell>
          <table:table-cell table:formula="of:=IF([.M324]&gt;[.N32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33" calcext:value-type="float">
            <text:p>12733</text:p>
          </table:table-cell>
          <table:table-cell office:value-type="float" office:value="12113" calcext:value-type="float">
            <text:p>12113</text:p>
          </table:table-cell>
          <table:table-cell table:formula="of:=([.A325]-[.B325])*100/[.A325]" office:value-type="float" office:value="4.86923741459201" calcext:value-type="float">
            <text:p>4.8692374146</text:p>
          </table:table-cell>
          <table:table-cell table:formula="of:=IF([.A325]&gt;[.B325]; 1; 0)" office:value-type="float" office:value="1" calcext:value-type="float">
            <text:p>1</text:p>
          </table:table-cell>
          <table:table-cell office:value-type="float" office:value="12161" calcext:value-type="float">
            <text:p>12161</text:p>
          </table:table-cell>
          <table:table-cell office:value-type="float" office:value="11997" calcext:value-type="float">
            <text:p>11997</text:p>
          </table:table-cell>
          <table:table-cell table:formula="of:=([.E325]-[.F325])*100/[.E325]" office:value-type="float" office:value="1.34857330811611" calcext:value-type="float">
            <text:p>1.3485733081</text:p>
          </table:table-cell>
          <table:table-cell table:formula="of:=IF([.E325]&gt;[.F325]; 1; 0)" office:value-type="float" office:value="1" calcext:value-type="float">
            <text:p>1</text:p>
          </table:table-cell>
          <table:table-cell office:value-type="float" office:value="8779" calcext:value-type="float">
            <text:p>8779</text:p>
          </table:table-cell>
          <table:table-cell office:value-type="float" office:value="8575" calcext:value-type="float">
            <text:p>8575</text:p>
          </table:table-cell>
          <table:table-cell table:formula="of:=([.I325]-[.J325])*100/[.I325]" office:value-type="float" office:value="2.32372707597676" calcext:value-type="float">
            <text:p>2.323727076</text:p>
          </table:table-cell>
          <table:table-cell table:formula="of:=IF([.I325]&gt;[.J325]; 1; 0)" office:value-type="float" office:value="1" calcext:value-type="float">
            <text:p>1</text:p>
          </table:table-cell>
          <table:table-cell office:value-type="float" office:value="13370" calcext:value-type="float">
            <text:p>13370</text:p>
          </table:table-cell>
          <table:table-cell office:value-type="float" office:value="13112" calcext:value-type="float">
            <text:p>13112</text:p>
          </table:table-cell>
          <table:table-cell table:formula="of:=([.M325]-[.N325])*100/[.M325]" office:value-type="float" office:value="1.92969334330591" calcext:value-type="float">
            <text:p>1.9296933433</text:p>
          </table:table-cell>
          <table:table-cell table:formula="of:=IF([.M325]&gt;[.N32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608" calcext:value-type="float">
            <text:p>103608</text:p>
          </table:table-cell>
          <table:table-cell office:value-type="float" office:value="48116" calcext:value-type="float">
            <text:p>48116</text:p>
          </table:table-cell>
          <table:table-cell table:formula="of:=([.A326]-[.B326])*100/[.A326]" office:value-type="float" office:value="53.5595706895221" calcext:value-type="float">
            <text:p>53.5595706895</text:p>
          </table:table-cell>
          <table:table-cell table:formula="of:=IF([.A326]&gt;[.B326]; 1; 0)" office:value-type="float" office:value="1" calcext:value-type="float">
            <text:p>1</text:p>
          </table:table-cell>
          <table:table-cell office:value-type="float" office:value="78859" calcext:value-type="float">
            <text:p>78859</text:p>
          </table:table-cell>
          <table:table-cell office:value-type="float" office:value="40295" calcext:value-type="float">
            <text:p>40295</text:p>
          </table:table-cell>
          <table:table-cell table:formula="of:=([.E326]-[.F326])*100/[.E326]" office:value-type="float" office:value="48.9024714997654" calcext:value-type="float">
            <text:p>48.9024714998</text:p>
          </table:table-cell>
          <table:table-cell table:formula="of:=IF([.E326]&gt;[.F326]; 1; 0)" office:value-type="float" office:value="1" calcext:value-type="float">
            <text:p>1</text:p>
          </table:table-cell>
          <table:table-cell office:value-type="float" office:value="37929" calcext:value-type="float">
            <text:p>37929</text:p>
          </table:table-cell>
          <table:table-cell office:value-type="float" office:value="21382" calcext:value-type="float">
            <text:p>21382</text:p>
          </table:table-cell>
          <table:table-cell table:formula="of:=([.I326]-[.J326])*100/[.I326]" office:value-type="float" office:value="43.6262490442669" calcext:value-type="float">
            <text:p>43.6262490443</text:p>
          </table:table-cell>
          <table:table-cell table:formula="of:=IF([.I326]&gt;[.J326]; 1; 0)" office:value-type="float" office:value="1" calcext:value-type="float">
            <text:p>1</text:p>
          </table:table-cell>
          <table:table-cell office:value-type="float" office:value="52562" calcext:value-type="float">
            <text:p>52562</text:p>
          </table:table-cell>
          <table:table-cell office:value-type="float" office:value="31685" calcext:value-type="float">
            <text:p>31685</text:p>
          </table:table-cell>
          <table:table-cell table:formula="of:=([.M326]-[.N326])*100/[.M326]" office:value-type="float" office:value="39.7188082645257" calcext:value-type="float">
            <text:p>39.7188082645</text:p>
          </table:table-cell>
          <table:table-cell table:formula="of:=IF([.M326]&gt;[.N32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32" calcext:value-type="float">
            <text:p>16832</text:p>
          </table:table-cell>
          <table:table-cell office:value-type="float" office:value="14618" calcext:value-type="float">
            <text:p>14618</text:p>
          </table:table-cell>
          <table:table-cell table:formula="of:=([.A327]-[.B327])*100/[.A327]" office:value-type="float" office:value="13.1535171102662" calcext:value-type="float">
            <text:p>13.1535171103</text:p>
          </table:table-cell>
          <table:table-cell table:formula="of:=IF([.A327]&gt;[.B327]; 1; 0)" office:value-type="float" office:value="1" calcext:value-type="float">
            <text:p>1</text:p>
          </table:table-cell>
          <table:table-cell office:value-type="float" office:value="12687" calcext:value-type="float">
            <text:p>12687</text:p>
          </table:table-cell>
          <table:table-cell office:value-type="float" office:value="12445" calcext:value-type="float">
            <text:p>12445</text:p>
          </table:table-cell>
          <table:table-cell table:formula="of:=([.E327]-[.F327])*100/[.E327]" office:value-type="float" office:value="1.9074643335698" calcext:value-type="float">
            <text:p>1.9074643336</text:p>
          </table:table-cell>
          <table:table-cell table:formula="of:=IF([.E327]&gt;[.F327]; 1; 0)" office:value-type="float" office:value="1" calcext:value-type="float">
            <text:p>1</text:p>
          </table:table-cell>
          <table:table-cell office:value-type="float" office:value="9361" calcext:value-type="float">
            <text:p>9361</text:p>
          </table:table-cell>
          <table:table-cell office:value-type="float" office:value="8090" calcext:value-type="float">
            <text:p>8090</text:p>
          </table:table-cell>
          <table:table-cell table:formula="of:=([.I327]-[.J327])*100/[.I327]" office:value-type="float" office:value="13.5776092297831" calcext:value-type="float">
            <text:p>13.5776092298</text:p>
          </table:table-cell>
          <table:table-cell table:formula="of:=IF([.I327]&gt;[.J327]; 1; 0)" office:value-type="float" office:value="1" calcext:value-type="float">
            <text:p>1</text:p>
          </table:table-cell>
          <table:table-cell office:value-type="float" office:value="14788" calcext:value-type="float">
            <text:p>14788</text:p>
          </table:table-cell>
          <table:table-cell office:value-type="float" office:value="13180" calcext:value-type="float">
            <text:p>13180</text:p>
          </table:table-cell>
          <table:table-cell table:formula="of:=([.M327]-[.N327])*100/[.M327]" office:value-type="float" office:value="10.8736813632675" calcext:value-type="float">
            <text:p>10.8736813633</text:p>
          </table:table-cell>
          <table:table-cell table:formula="of:=IF([.M327]&gt;[.N32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210" calcext:value-type="float">
            <text:p>99210</text:p>
          </table:table-cell>
          <table:table-cell office:value-type="float" office:value="39550" calcext:value-type="float">
            <text:p>39550</text:p>
          </table:table-cell>
          <table:table-cell table:formula="of:=([.A328]-[.B328])*100/[.A328]" office:value-type="float" office:value="60.1350670295333" calcext:value-type="float">
            <text:p>60.1350670295</text:p>
          </table:table-cell>
          <table:table-cell table:formula="of:=IF([.A328]&gt;[.B328]; 1; 0)" office:value-type="float" office:value="1" calcext:value-type="float">
            <text:p>1</text:p>
          </table:table-cell>
          <table:table-cell office:value-type="float" office:value="79427" calcext:value-type="float">
            <text:p>79427</text:p>
          </table:table-cell>
          <table:table-cell office:value-type="float" office:value="40261" calcext:value-type="float">
            <text:p>40261</text:p>
          </table:table-cell>
          <table:table-cell table:formula="of:=([.E328]-[.F328])*100/[.E328]" office:value-type="float" office:value="49.3106878013774" calcext:value-type="float">
            <text:p>49.3106878014</text:p>
          </table:table-cell>
          <table:table-cell table:formula="of:=IF([.E328]&gt;[.F328]; 1; 0)" office:value-type="float" office:value="1" calcext:value-type="float">
            <text:p>1</text:p>
          </table:table-cell>
          <table:table-cell office:value-type="float" office:value="37445" calcext:value-type="float">
            <text:p>37445</text:p>
          </table:table-cell>
          <table:table-cell office:value-type="float" office:value="21189" calcext:value-type="float">
            <text:p>21189</text:p>
          </table:table-cell>
          <table:table-cell table:formula="of:=([.I328]-[.J328])*100/[.I328]" office:value-type="float" office:value="43.4130057417546" calcext:value-type="float">
            <text:p>43.4130057418</text:p>
          </table:table-cell>
          <table:table-cell table:formula="of:=IF([.I328]&gt;[.J328]; 1; 0)" office:value-type="float" office:value="1" calcext:value-type="float">
            <text:p>1</text:p>
          </table:table-cell>
          <table:table-cell office:value-type="float" office:value="52898" calcext:value-type="float">
            <text:p>52898</text:p>
          </table:table-cell>
          <table:table-cell office:value-type="float" office:value="31055" calcext:value-type="float">
            <text:p>31055</text:p>
          </table:table-cell>
          <table:table-cell table:formula="of:=([.M328]-[.N328])*100/[.M328]" office:value-type="float" office:value="41.2926764717003" calcext:value-type="float">
            <text:p>41.2926764717</text:p>
          </table:table-cell>
          <table:table-cell table:formula="of:=IF([.M328]&gt;[.N32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90" calcext:value-type="float">
            <text:p>13390</text:p>
          </table:table-cell>
          <table:table-cell office:value-type="float" office:value="15425" calcext:value-type="float">
            <text:p>15425</text:p>
          </table:table-cell>
          <table:table-cell table:formula="of:=([.A329]-[.B329])*100/[.A329]" office:value-type="float" office:value="-15.1979088872293" calcext:value-type="float">
            <text:p>-15.1979088872</text:p>
          </table:table-cell>
          <table:table-cell table:formula="of:=IF([.A329]&gt;[.B329]; 1; 0)" office:value-type="float" office:value="0" calcext:value-type="float">
            <text:p>0</text:p>
          </table:table-cell>
          <table:table-cell office:value-type="float" office:value="13222" calcext:value-type="float">
            <text:p>13222</text:p>
          </table:table-cell>
          <table:table-cell office:value-type="float" office:value="12847" calcext:value-type="float">
            <text:p>12847</text:p>
          </table:table-cell>
          <table:table-cell table:formula="of:=([.E329]-[.F329])*100/[.E329]" office:value-type="float" office:value="2.83618212070791" calcext:value-type="float">
            <text:p>2.8361821207</text:p>
          </table:table-cell>
          <table:table-cell table:formula="of:=IF([.E329]&gt;[.F329]; 1; 0)" office:value-type="float" office:value="1" calcext:value-type="float">
            <text:p>1</text:p>
          </table:table-cell>
          <table:table-cell office:value-type="float" office:value="9019" calcext:value-type="float">
            <text:p>9019</text:p>
          </table:table-cell>
          <table:table-cell office:value-type="float" office:value="8719" calcext:value-type="float">
            <text:p>8719</text:p>
          </table:table-cell>
          <table:table-cell table:formula="of:=([.I329]-[.J329])*100/[.I329]" office:value-type="float" office:value="3.32631112096685" calcext:value-type="float">
            <text:p>3.326311121</text:p>
          </table:table-cell>
          <table:table-cell table:formula="of:=IF([.I329]&gt;[.J329]; 1; 0)" office:value-type="float" office:value="1" calcext:value-type="float">
            <text:p>1</text:p>
          </table:table-cell>
          <table:table-cell office:value-type="float" office:value="14199" calcext:value-type="float">
            <text:p>14199</text:p>
          </table:table-cell>
          <table:table-cell office:value-type="float" office:value="13246" calcext:value-type="float">
            <text:p>13246</text:p>
          </table:table-cell>
          <table:table-cell table:formula="of:=([.M329]-[.N329])*100/[.M329]" office:value-type="float" office:value="6.71174026339883" calcext:value-type="float">
            <text:p>6.7117402634</text:p>
          </table:table-cell>
          <table:table-cell table:formula="of:=IF([.M329]&gt;[.N32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106" calcext:value-type="float">
            <text:p>82106</text:p>
          </table:table-cell>
          <table:table-cell office:value-type="float" office:value="42105" calcext:value-type="float">
            <text:p>42105</text:p>
          </table:table-cell>
          <table:table-cell table:formula="of:=([.A330]-[.B330])*100/[.A330]" office:value-type="float" office:value="48.7187294472998" calcext:value-type="float">
            <text:p>48.7187294473</text:p>
          </table:table-cell>
          <table:table-cell table:formula="of:=IF([.A330]&gt;[.B330]; 1; 0)" office:value-type="float" office:value="1" calcext:value-type="float">
            <text:p>1</text:p>
          </table:table-cell>
          <table:table-cell office:value-type="float" office:value="80238" calcext:value-type="float">
            <text:p>80238</text:p>
          </table:table-cell>
          <table:table-cell office:value-type="float" office:value="39413" calcext:value-type="float">
            <text:p>39413</text:p>
          </table:table-cell>
          <table:table-cell table:formula="of:=([.E330]-[.F330])*100/[.E330]" office:value-type="float" office:value="50.8798823500087" calcext:value-type="float">
            <text:p>50.87988235</text:p>
          </table:table-cell>
          <table:table-cell table:formula="of:=IF([.E330]&gt;[.F330]; 1; 0)" office:value-type="float" office:value="1" calcext:value-type="float">
            <text:p>1</text:p>
          </table:table-cell>
          <table:table-cell office:value-type="float" office:value="37471" calcext:value-type="float">
            <text:p>37471</text:p>
          </table:table-cell>
          <table:table-cell office:value-type="float" office:value="21057" calcext:value-type="float">
            <text:p>21057</text:p>
          </table:table-cell>
          <table:table-cell table:formula="of:=([.I330]-[.J330])*100/[.I330]" office:value-type="float" office:value="43.8045421792853" calcext:value-type="float">
            <text:p>43.8045421793</text:p>
          </table:table-cell>
          <table:table-cell table:formula="of:=IF([.I330]&gt;[.J330]; 1; 0)" office:value-type="float" office:value="1" calcext:value-type="float">
            <text:p>1</text:p>
          </table:table-cell>
          <table:table-cell office:value-type="float" office:value="52714" calcext:value-type="float">
            <text:p>52714</text:p>
          </table:table-cell>
          <table:table-cell office:value-type="float" office:value="31332" calcext:value-type="float">
            <text:p>31332</text:p>
          </table:table-cell>
          <table:table-cell table:formula="of:=([.M330]-[.N330])*100/[.M330]" office:value-type="float" office:value="40.5622794703494" calcext:value-type="float">
            <text:p>40.5622794703</text:p>
          </table:table-cell>
          <table:table-cell table:formula="of:=IF([.M330]&gt;[.N33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98" calcext:value-type="float">
            <text:p>13398</text:p>
          </table:table-cell>
          <table:table-cell office:value-type="float" office:value="12940" calcext:value-type="float">
            <text:p>12940</text:p>
          </table:table-cell>
          <table:table-cell table:formula="of:=([.A331]-[.B331])*100/[.A331]" office:value-type="float" office:value="3.41842065979997" calcext:value-type="float">
            <text:p>3.4184206598</text:p>
          </table:table-cell>
          <table:table-cell table:formula="of:=IF([.A331]&gt;[.B331]; 1; 0)" office:value-type="float" office:value="1" calcext:value-type="float">
            <text:p>1</text:p>
          </table:table-cell>
          <table:table-cell office:value-type="float" office:value="13507" calcext:value-type="float">
            <text:p>13507</text:p>
          </table:table-cell>
          <table:table-cell office:value-type="float" office:value="12671" calcext:value-type="float">
            <text:p>12671</text:p>
          </table:table-cell>
          <table:table-cell table:formula="of:=([.E331]-[.F331])*100/[.E331]" office:value-type="float" office:value="6.18938328274228" calcext:value-type="float">
            <text:p>6.1893832827</text:p>
          </table:table-cell>
          <table:table-cell table:formula="of:=IF([.E331]&gt;[.F331]; 1; 0)" office:value-type="float" office:value="1" calcext:value-type="float">
            <text:p>1</text:p>
          </table:table-cell>
          <table:table-cell office:value-type="float" office:value="9647" calcext:value-type="float">
            <text:p>9647</text:p>
          </table:table-cell>
          <table:table-cell office:value-type="float" office:value="8542" calcext:value-type="float">
            <text:p>8542</text:p>
          </table:table-cell>
          <table:table-cell table:formula="of:=([.I331]-[.J331])*100/[.I331]" office:value-type="float" office:value="11.4543381362081" calcext:value-type="float">
            <text:p>11.4543381362</text:p>
          </table:table-cell>
          <table:table-cell table:formula="of:=IF([.I331]&gt;[.J331]; 1; 0)" office:value-type="float" office:value="1" calcext:value-type="float">
            <text:p>1</text:p>
          </table:table-cell>
          <table:table-cell office:value-type="float" office:value="14091" calcext:value-type="float">
            <text:p>14091</text:p>
          </table:table-cell>
          <table:table-cell office:value-type="float" office:value="13715" calcext:value-type="float">
            <text:p>13715</text:p>
          </table:table-cell>
          <table:table-cell table:formula="of:=([.M331]-[.N331])*100/[.M331]" office:value-type="float" office:value="2.66836988148464" calcext:value-type="float">
            <text:p>2.6683698815</text:p>
          </table:table-cell>
          <table:table-cell table:formula="of:=IF([.M331]&gt;[.N33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024" calcext:value-type="float">
            <text:p>81024</text:p>
          </table:table-cell>
          <table:table-cell office:value-type="float" office:value="39022" calcext:value-type="float">
            <text:p>39022</text:p>
          </table:table-cell>
          <table:table-cell table:formula="of:=([.A332]-[.B332])*100/[.A332]" office:value-type="float" office:value="51.8389612954186" calcext:value-type="float">
            <text:p>51.8389612954</text:p>
          </table:table-cell>
          <table:table-cell table:formula="of:=IF([.A332]&gt;[.B332]; 1; 0)" office:value-type="float" office:value="1" calcext:value-type="float">
            <text:p>1</text:p>
          </table:table-cell>
          <table:table-cell office:value-type="float" office:value="79905" calcext:value-type="float">
            <text:p>79905</text:p>
          </table:table-cell>
          <table:table-cell office:value-type="float" office:value="39281" calcext:value-type="float">
            <text:p>39281</text:p>
          </table:table-cell>
          <table:table-cell table:formula="of:=([.E332]-[.F332])*100/[.E332]" office:value-type="float" office:value="50.8403729428697" calcext:value-type="float">
            <text:p>50.8403729429</text:p>
          </table:table-cell>
          <table:table-cell table:formula="of:=IF([.E332]&gt;[.F332]; 1; 0)" office:value-type="float" office:value="1" calcext:value-type="float">
            <text:p>1</text:p>
          </table:table-cell>
          <table:table-cell office:value-type="float" office:value="37280" calcext:value-type="float">
            <text:p>37280</text:p>
          </table:table-cell>
          <table:table-cell office:value-type="float" office:value="21043" calcext:value-type="float">
            <text:p>21043</text:p>
          </table:table-cell>
          <table:table-cell table:formula="of:=([.I332]-[.J332])*100/[.I332]" office:value-type="float" office:value="43.5541845493562" calcext:value-type="float">
            <text:p>43.5541845494</text:p>
          </table:table-cell>
          <table:table-cell table:formula="of:=IF([.I332]&gt;[.J332]; 1; 0)" office:value-type="float" office:value="1" calcext:value-type="float">
            <text:p>1</text:p>
          </table:table-cell>
          <table:table-cell office:value-type="float" office:value="51632" calcext:value-type="float">
            <text:p>51632</text:p>
          </table:table-cell>
          <table:table-cell office:value-type="float" office:value="31151" calcext:value-type="float">
            <text:p>31151</text:p>
          </table:table-cell>
          <table:table-cell table:formula="of:=([.M332]-[.N332])*100/[.M332]" office:value-type="float" office:value="39.667260613573" calcext:value-type="float">
            <text:p>39.6672606136</text:p>
          </table:table-cell>
          <table:table-cell table:formula="of:=IF([.M332]&gt;[.N33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11" calcext:value-type="float">
            <text:p>14311</text:p>
          </table:table-cell>
          <table:table-cell office:value-type="float" office:value="13306" calcext:value-type="float">
            <text:p>13306</text:p>
          </table:table-cell>
          <table:table-cell table:formula="of:=([.A333]-[.B333])*100/[.A333]" office:value-type="float" office:value="7.02257005100971" calcext:value-type="float">
            <text:p>7.022570051</text:p>
          </table:table-cell>
          <table:table-cell table:formula="of:=IF([.A333]&gt;[.B333]; 1; 0)" office:value-type="float" office:value="1" calcext:value-type="float">
            <text:p>1</text:p>
          </table:table-cell>
          <table:table-cell office:value-type="float" office:value="13630" calcext:value-type="float">
            <text:p>13630</text:p>
          </table:table-cell>
          <table:table-cell office:value-type="float" office:value="12517" calcext:value-type="float">
            <text:p>12517</text:p>
          </table:table-cell>
          <table:table-cell table:formula="of:=([.E333]-[.F333])*100/[.E333]" office:value-type="float" office:value="8.16581071166544" calcext:value-type="float">
            <text:p>8.1658107117</text:p>
          </table:table-cell>
          <table:table-cell table:formula="of:=IF([.E333]&gt;[.F333]; 1; 0)" office:value-type="float" office:value="1" calcext:value-type="float">
            <text:p>1</text:p>
          </table:table-cell>
          <table:table-cell office:value-type="float" office:value="9786" calcext:value-type="float">
            <text:p>9786</text:p>
          </table:table-cell>
          <table:table-cell office:value-type="float" office:value="8364" calcext:value-type="float">
            <text:p>8364</text:p>
          </table:table-cell>
          <table:table-cell table:formula="of:=([.I333]-[.J333])*100/[.I333]" office:value-type="float" office:value="14.5309625996321" calcext:value-type="float">
            <text:p>14.5309625996</text:p>
          </table:table-cell>
          <table:table-cell table:formula="of:=IF([.I333]&gt;[.J333]; 1; 0)" office:value-type="float" office:value="1" calcext:value-type="float">
            <text:p>1</text:p>
          </table:table-cell>
          <table:table-cell office:value-type="float" office:value="14626" calcext:value-type="float">
            <text:p>14626</text:p>
          </table:table-cell>
          <table:table-cell office:value-type="float" office:value="14020" calcext:value-type="float">
            <text:p>14020</text:p>
          </table:table-cell>
          <table:table-cell table:formula="of:=([.M333]-[.N333])*100/[.M333]" office:value-type="float" office:value="4.14330644058526" calcext:value-type="float">
            <text:p>4.1433064406</text:p>
          </table:table-cell>
          <table:table-cell table:formula="of:=IF([.M333]&gt;[.N33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810" calcext:value-type="float">
            <text:p>75810</text:p>
          </table:table-cell>
          <table:table-cell office:value-type="float" office:value="41096" calcext:value-type="float">
            <text:p>41096</text:p>
          </table:table-cell>
          <table:table-cell table:formula="of:=([.A334]-[.B334])*100/[.A334]" office:value-type="float" office:value="45.7907927714022" calcext:value-type="float">
            <text:p>45.7907927714</text:p>
          </table:table-cell>
          <table:table-cell table:formula="of:=IF([.A334]&gt;[.B334]; 1; 0)" office:value-type="float" office:value="1" calcext:value-type="float">
            <text:p>1</text:p>
          </table:table-cell>
          <table:table-cell office:value-type="float" office:value="80039" calcext:value-type="float">
            <text:p>80039</text:p>
          </table:table-cell>
          <table:table-cell office:value-type="float" office:value="38544" calcext:value-type="float">
            <text:p>38544</text:p>
          </table:table-cell>
          <table:table-cell table:formula="of:=([.E334]-[.F334])*100/[.E334]" office:value-type="float" office:value="51.8434763053012" calcext:value-type="float">
            <text:p>51.8434763053</text:p>
          </table:table-cell>
          <table:table-cell table:formula="of:=IF([.E334]&gt;[.F334]; 1; 0)" office:value-type="float" office:value="1" calcext:value-type="float">
            <text:p>1</text:p>
          </table:table-cell>
          <table:table-cell office:value-type="float" office:value="37620" calcext:value-type="float">
            <text:p>37620</text:p>
          </table:table-cell>
          <table:table-cell office:value-type="float" office:value="20434" calcext:value-type="float">
            <text:p>20434</text:p>
          </table:table-cell>
          <table:table-cell table:formula="of:=([.I334]-[.J334])*100/[.I334]" office:value-type="float" office:value="45.6831472620946" calcext:value-type="float">
            <text:p>45.6831472621</text:p>
          </table:table-cell>
          <table:table-cell table:formula="of:=IF([.I334]&gt;[.J334]; 1; 0)" office:value-type="float" office:value="1" calcext:value-type="float">
            <text:p>1</text:p>
          </table:table-cell>
          <table:table-cell office:value-type="float" office:value="53190" calcext:value-type="float">
            <text:p>53190</text:p>
          </table:table-cell>
          <table:table-cell office:value-type="float" office:value="31073" calcext:value-type="float">
            <text:p>31073</text:p>
          </table:table-cell>
          <table:table-cell table:formula="of:=([.M334]-[.N334])*100/[.M334]" office:value-type="float" office:value="41.5811242714796" calcext:value-type="float">
            <text:p>41.5811242715</text:p>
          </table:table-cell>
          <table:table-cell table:formula="of:=IF([.M334]&gt;[.N33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55" calcext:value-type="float">
            <text:p>19755</text:p>
          </table:table-cell>
          <table:table-cell office:value-type="float" office:value="17196" calcext:value-type="float">
            <text:p>17196</text:p>
          </table:table-cell>
          <table:table-cell table:formula="of:=([.A335]-[.B335])*100/[.A335]" office:value-type="float" office:value="12.953682611997" calcext:value-type="float">
            <text:p>12.953682612</text:p>
          </table:table-cell>
          <table:table-cell table:formula="of:=IF([.A335]&gt;[.B335]; 1; 0)" office:value-type="float" office:value="1" calcext:value-type="float">
            <text:p>1</text:p>
          </table:table-cell>
          <table:table-cell office:value-type="float" office:value="13719" calcext:value-type="float">
            <text:p>13719</text:p>
          </table:table-cell>
          <table:table-cell office:value-type="float" office:value="13417" calcext:value-type="float">
            <text:p>13417</text:p>
          </table:table-cell>
          <table:table-cell table:formula="of:=([.E335]-[.F335])*100/[.E335]" office:value-type="float" office:value="2.2013266273052" calcext:value-type="float">
            <text:p>2.2013266273</text:p>
          </table:table-cell>
          <table:table-cell table:formula="of:=IF([.E335]&gt;[.F335]; 1; 0)" office:value-type="float" office:value="1" calcext:value-type="float">
            <text:p>1</text:p>
          </table:table-cell>
          <table:table-cell office:value-type="float" office:value="9442" calcext:value-type="float">
            <text:p>9442</text:p>
          </table:table-cell>
          <table:table-cell office:value-type="float" office:value="8618" calcext:value-type="float">
            <text:p>8618</text:p>
          </table:table-cell>
          <table:table-cell table:formula="of:=([.I335]-[.J335])*100/[.I335]" office:value-type="float" office:value="8.72696462613853" calcext:value-type="float">
            <text:p>8.7269646261</text:p>
          </table:table-cell>
          <table:table-cell table:formula="of:=IF([.I335]&gt;[.J335]; 1; 0)" office:value-type="float" office:value="1" calcext:value-type="float">
            <text:p>1</text:p>
          </table:table-cell>
          <table:table-cell office:value-type="float" office:value="14960" calcext:value-type="float">
            <text:p>14960</text:p>
          </table:table-cell>
          <table:table-cell office:value-type="float" office:value="14086" calcext:value-type="float">
            <text:p>14086</text:p>
          </table:table-cell>
          <table:table-cell table:formula="of:=([.M335]-[.N335])*100/[.M335]" office:value-type="float" office:value="5.84224598930481" calcext:value-type="float">
            <text:p>5.8422459893</text:p>
          </table:table-cell>
          <table:table-cell table:formula="of:=IF([.M335]&gt;[.N33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927" calcext:value-type="float">
            <text:p>94927</text:p>
          </table:table-cell>
          <table:table-cell office:value-type="float" office:value="50724" calcext:value-type="float">
            <text:p>50724</text:p>
          </table:table-cell>
          <table:table-cell table:formula="of:=([.A336]-[.B336])*100/[.A336]" office:value-type="float" office:value="46.5652554067863" calcext:value-type="float">
            <text:p>46.5652554068</text:p>
          </table:table-cell>
          <table:table-cell table:formula="of:=IF([.A336]&gt;[.B336]; 1; 0)" office:value-type="float" office:value="1" calcext:value-type="float">
            <text:p>1</text:p>
          </table:table-cell>
          <table:table-cell office:value-type="float" office:value="79986" calcext:value-type="float">
            <text:p>79986</text:p>
          </table:table-cell>
          <table:table-cell office:value-type="float" office:value="37947" calcext:value-type="float">
            <text:p>37947</text:p>
          </table:table-cell>
          <table:table-cell table:formula="of:=([.E336]-[.F336])*100/[.E336]" office:value-type="float" office:value="52.5579476408372" calcext:value-type="float">
            <text:p>52.5579476408</text:p>
          </table:table-cell>
          <table:table-cell table:formula="of:=IF([.E336]&gt;[.F336]; 1; 0)" office:value-type="float" office:value="1" calcext:value-type="float">
            <text:p>1</text:p>
          </table:table-cell>
          <table:table-cell office:value-type="float" office:value="37602" calcext:value-type="float">
            <text:p>37602</text:p>
          </table:table-cell>
          <table:table-cell office:value-type="float" office:value="20279" calcext:value-type="float">
            <text:p>20279</text:p>
          </table:table-cell>
          <table:table-cell table:formula="of:=([.I336]-[.J336])*100/[.I336]" office:value-type="float" office:value="46.0693580128717" calcext:value-type="float">
            <text:p>46.0693580129</text:p>
          </table:table-cell>
          <table:table-cell table:formula="of:=IF([.I336]&gt;[.J336]; 1; 0)" office:value-type="float" office:value="1" calcext:value-type="float">
            <text:p>1</text:p>
          </table:table-cell>
          <table:table-cell office:value-type="float" office:value="52750" calcext:value-type="float">
            <text:p>52750</text:p>
          </table:table-cell>
          <table:table-cell office:value-type="float" office:value="30629" calcext:value-type="float">
            <text:p>30629</text:p>
          </table:table-cell>
          <table:table-cell table:formula="of:=([.M336]-[.N336])*100/[.M336]" office:value-type="float" office:value="41.9355450236967" calcext:value-type="float">
            <text:p>41.9355450237</text:p>
          </table:table-cell>
          <table:table-cell table:formula="of:=IF([.M336]&gt;[.N33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91" calcext:value-type="float">
            <text:p>17991</text:p>
          </table:table-cell>
          <table:table-cell office:value-type="float" office:value="15415" calcext:value-type="float">
            <text:p>15415</text:p>
          </table:table-cell>
          <table:table-cell table:formula="of:=([.A337]-[.B337])*100/[.A337]" office:value-type="float" office:value="14.3182702462342" calcext:value-type="float">
            <text:p>14.3182702462</text:p>
          </table:table-cell>
          <table:table-cell table:formula="of:=IF([.A337]&gt;[.B337]; 1; 0)" office:value-type="float" office:value="1" calcext:value-type="float">
            <text:p>1</text:p>
          </table:table-cell>
          <table:table-cell office:value-type="float" office:value="13404" calcext:value-type="float">
            <text:p>13404</text:p>
          </table:table-cell>
          <table:table-cell office:value-type="float" office:value="13672" calcext:value-type="float">
            <text:p>13672</text:p>
          </table:table-cell>
          <table:table-cell table:formula="of:=([.E337]-[.F337])*100/[.E337]" office:value-type="float" office:value="-1.99940316323486" calcext:value-type="float">
            <text:p>-1.9994031632</text:p>
          </table:table-cell>
          <table:table-cell table:formula="of:=IF([.E337]&gt;[.F337]; 1; 0)" office:value-type="float" office:value="0" calcext:value-type="float">
            <text:p>0</text:p>
          </table:table-cell>
          <table:table-cell office:value-type="float" office:value="10098" calcext:value-type="float">
            <text:p>10098</text:p>
          </table:table-cell>
          <table:table-cell office:value-type="float" office:value="9325" calcext:value-type="float">
            <text:p>9325</text:p>
          </table:table-cell>
          <table:table-cell table:formula="of:=([.I337]-[.J337])*100/[.I337]" office:value-type="float" office:value="7.65498118439295" calcext:value-type="float">
            <text:p>7.6549811844</text:p>
          </table:table-cell>
          <table:table-cell table:formula="of:=IF([.I337]&gt;[.J337]; 1; 0)" office:value-type="float" office:value="1" calcext:value-type="float">
            <text:p>1</text:p>
          </table:table-cell>
          <table:table-cell office:value-type="float" office:value="15154" calcext:value-type="float">
            <text:p>15154</text:p>
          </table:table-cell>
          <table:table-cell office:value-type="float" office:value="14426" calcext:value-type="float">
            <text:p>14426</text:p>
          </table:table-cell>
          <table:table-cell table:formula="of:=([.M337]-[.N337])*100/[.M337]" office:value-type="float" office:value="4.80401214200871" calcext:value-type="float">
            <text:p>4.804012142</text:p>
          </table:table-cell>
          <table:table-cell table:formula="of:=IF([.M337]&gt;[.N33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736" calcext:value-type="float">
            <text:p>109736</text:p>
          </table:table-cell>
          <table:table-cell office:value-type="float" office:value="36851" calcext:value-type="float">
            <text:p>36851</text:p>
          </table:table-cell>
          <table:table-cell table:formula="of:=([.A338]-[.B338])*100/[.A338]" office:value-type="float" office:value="66.4184952978057" calcext:value-type="float">
            <text:p>66.4184952978</text:p>
          </table:table-cell>
          <table:table-cell table:formula="of:=IF([.A338]&gt;[.B338]; 1; 0)" office:value-type="float" office:value="1" calcext:value-type="float">
            <text:p>1</text:p>
          </table:table-cell>
          <table:table-cell office:value-type="float" office:value="79434" calcext:value-type="float">
            <text:p>79434</text:p>
          </table:table-cell>
          <table:table-cell office:value-type="float" office:value="36513" calcext:value-type="float">
            <text:p>36513</text:p>
          </table:table-cell>
          <table:table-cell table:formula="of:=([.E338]-[.F338])*100/[.E338]" office:value-type="float" office:value="54.0335372762293" calcext:value-type="float">
            <text:p>54.0335372762</text:p>
          </table:table-cell>
          <table:table-cell table:formula="of:=IF([.E338]&gt;[.F338]; 1; 0)" office:value-type="float" office:value="1" calcext:value-type="float">
            <text:p>1</text:p>
          </table:table-cell>
          <table:table-cell office:value-type="float" office:value="37902" calcext:value-type="float">
            <text:p>37902</text:p>
          </table:table-cell>
          <table:table-cell office:value-type="float" office:value="20335" calcext:value-type="float">
            <text:p>20335</text:p>
          </table:table-cell>
          <table:table-cell table:formula="of:=([.I338]-[.J338])*100/[.I338]" office:value-type="float" office:value="46.3484776528943" calcext:value-type="float">
            <text:p>46.3484776529</text:p>
          </table:table-cell>
          <table:table-cell table:formula="of:=IF([.I338]&gt;[.J338]; 1; 0)" office:value-type="float" office:value="1" calcext:value-type="float">
            <text:p>1</text:p>
          </table:table-cell>
          <table:table-cell office:value-type="float" office:value="53058" calcext:value-type="float">
            <text:p>53058</text:p>
          </table:table-cell>
          <table:table-cell office:value-type="float" office:value="30481" calcext:value-type="float">
            <text:p>30481</text:p>
          </table:table-cell>
          <table:table-cell table:formula="of:=([.M338]-[.N338])*100/[.M338]" office:value-type="float" office:value="42.5515473632628" calcext:value-type="float">
            <text:p>42.5515473633</text:p>
          </table:table-cell>
          <table:table-cell table:formula="of:=IF([.M338]&gt;[.N33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88" calcext:value-type="float">
            <text:p>14388</text:p>
          </table:table-cell>
          <table:table-cell office:value-type="float" office:value="13409" calcext:value-type="float">
            <text:p>13409</text:p>
          </table:table-cell>
          <table:table-cell table:formula="of:=([.A339]-[.B339])*100/[.A339]" office:value-type="float" office:value="6.80428134556575" calcext:value-type="float">
            <text:p>6.8042813456</text:p>
          </table:table-cell>
          <table:table-cell table:formula="of:=IF([.A339]&gt;[.B339]; 1; 0)" office:value-type="float" office:value="1" calcext:value-type="float">
            <text:p>1</text:p>
          </table:table-cell>
          <table:table-cell office:value-type="float" office:value="14418" calcext:value-type="float">
            <text:p>14418</text:p>
          </table:table-cell>
          <table:table-cell office:value-type="float" office:value="13515" calcext:value-type="float">
            <text:p>13515</text:p>
          </table:table-cell>
          <table:table-cell table:formula="of:=([.E339]-[.F339])*100/[.E339]" office:value-type="float" office:value="6.26300457761132" calcext:value-type="float">
            <text:p>6.2630045776</text:p>
          </table:table-cell>
          <table:table-cell table:formula="of:=IF([.E339]&gt;[.F339]; 1; 0)" office:value-type="float" office:value="1" calcext:value-type="float">
            <text:p>1</text:p>
          </table:table-cell>
          <table:table-cell office:value-type="float" office:value="10556" calcext:value-type="float">
            <text:p>10556</text:p>
          </table:table-cell>
          <table:table-cell office:value-type="float" office:value="8902" calcext:value-type="float">
            <text:p>8902</text:p>
          </table:table-cell>
          <table:table-cell table:formula="of:=([.I339]-[.J339])*100/[.I339]" office:value-type="float" office:value="15.668813944676" calcext:value-type="float">
            <text:p>15.6688139447</text:p>
          </table:table-cell>
          <table:table-cell table:formula="of:=IF([.I339]&gt;[.J339]; 1; 0)" office:value-type="float" office:value="1" calcext:value-type="float">
            <text:p>1</text:p>
          </table:table-cell>
          <table:table-cell office:value-type="float" office:value="15020" calcext:value-type="float">
            <text:p>15020</text:p>
          </table:table-cell>
          <table:table-cell office:value-type="float" office:value="14614" calcext:value-type="float">
            <text:p>14614</text:p>
          </table:table-cell>
          <table:table-cell table:formula="of:=([.M339]-[.N339])*100/[.M339]" office:value-type="float" office:value="2.70306258322237" calcext:value-type="float">
            <text:p>2.7030625832</text:p>
          </table:table-cell>
          <table:table-cell table:formula="of:=IF([.M339]&gt;[.N33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507" calcext:value-type="float">
            <text:p>76507</text:p>
          </table:table-cell>
          <table:table-cell office:value-type="float" office:value="44986" calcext:value-type="float">
            <text:p>44986</text:p>
          </table:table-cell>
          <table:table-cell table:formula="of:=([.A340]-[.B340])*100/[.A340]" office:value-type="float" office:value="41.2001516201132" calcext:value-type="float">
            <text:p>41.2001516201</text:p>
          </table:table-cell>
          <table:table-cell table:formula="of:=IF([.A340]&gt;[.B340]; 1; 0)" office:value-type="float" office:value="1" calcext:value-type="float">
            <text:p>1</text:p>
          </table:table-cell>
          <table:table-cell office:value-type="float" office:value="80182" calcext:value-type="float">
            <text:p>80182</text:p>
          </table:table-cell>
          <table:table-cell office:value-type="float" office:value="37093" calcext:value-type="float">
            <text:p>37093</text:p>
          </table:table-cell>
          <table:table-cell table:formula="of:=([.E340]-[.F340])*100/[.E340]" office:value-type="float" office:value="53.7389937891297" calcext:value-type="float">
            <text:p>53.7389937891</text:p>
          </table:table-cell>
          <table:table-cell table:formula="of:=IF([.E340]&gt;[.F340]; 1; 0)" office:value-type="float" office:value="1" calcext:value-type="float">
            <text:p>1</text:p>
          </table:table-cell>
          <table:table-cell office:value-type="float" office:value="37977" calcext:value-type="float">
            <text:p>37977</text:p>
          </table:table-cell>
          <table:table-cell office:value-type="float" office:value="19932" calcext:value-type="float">
            <text:p>19932</text:p>
          </table:table-cell>
          <table:table-cell table:formula="of:=([.I340]-[.J340])*100/[.I340]" office:value-type="float" office:value="47.5156015483056" calcext:value-type="float">
            <text:p>47.5156015483</text:p>
          </table:table-cell>
          <table:table-cell table:formula="of:=IF([.I340]&gt;[.J340]; 1; 0)" office:value-type="float" office:value="1" calcext:value-type="float">
            <text:p>1</text:p>
          </table:table-cell>
          <table:table-cell office:value-type="float" office:value="52266" calcext:value-type="float">
            <text:p>52266</text:p>
          </table:table-cell>
          <table:table-cell office:value-type="float" office:value="30086" calcext:value-type="float">
            <text:p>30086</text:p>
          </table:table-cell>
          <table:table-cell table:formula="of:=([.M340]-[.N340])*100/[.M340]" office:value-type="float" office:value="42.4367657750737" calcext:value-type="float">
            <text:p>42.4367657751</text:p>
          </table:table-cell>
          <table:table-cell table:formula="of:=IF([.M340]&gt;[.N34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07" calcext:value-type="float">
            <text:p>14407</text:p>
          </table:table-cell>
          <table:table-cell office:value-type="float" office:value="13853" calcext:value-type="float">
            <text:p>13853</text:p>
          </table:table-cell>
          <table:table-cell table:formula="of:=([.A341]-[.B341])*100/[.A341]" office:value-type="float" office:value="3.84535295342542" calcext:value-type="float">
            <text:p>3.8453529534</text:p>
          </table:table-cell>
          <table:table-cell table:formula="of:=IF([.A341]&gt;[.B341]; 1; 0)" office:value-type="float" office:value="1" calcext:value-type="float">
            <text:p>1</text:p>
          </table:table-cell>
          <table:table-cell office:value-type="float" office:value="14364" calcext:value-type="float">
            <text:p>14364</text:p>
          </table:table-cell>
          <table:table-cell office:value-type="float" office:value="13541" calcext:value-type="float">
            <text:p>13541</text:p>
          </table:table-cell>
          <table:table-cell table:formula="of:=([.E341]-[.F341])*100/[.E341]" office:value-type="float" office:value="5.72960178223336" calcext:value-type="float">
            <text:p>5.7296017822</text:p>
          </table:table-cell>
          <table:table-cell table:formula="of:=IF([.E341]&gt;[.F341]; 1; 0)" office:value-type="float" office:value="1" calcext:value-type="float">
            <text:p>1</text:p>
          </table:table-cell>
          <table:table-cell office:value-type="float" office:value="10086" calcext:value-type="float">
            <text:p>10086</text:p>
          </table:table-cell>
          <table:table-cell office:value-type="float" office:value="9580" calcext:value-type="float">
            <text:p>9580</text:p>
          </table:table-cell>
          <table:table-cell table:formula="of:=([.I341]-[.J341])*100/[.I341]" office:value-type="float" office:value="5.01685504659925" calcext:value-type="float">
            <text:p>5.0168550466</text:p>
          </table:table-cell>
          <table:table-cell table:formula="of:=IF([.I341]&gt;[.J341]; 1; 0)" office:value-type="float" office:value="1" calcext:value-type="float">
            <text:p>1</text:p>
          </table:table-cell>
          <table:table-cell office:value-type="float" office:value="15071" calcext:value-type="float">
            <text:p>15071</text:p>
          </table:table-cell>
          <table:table-cell office:value-type="float" office:value="14825" calcext:value-type="float">
            <text:p>14825</text:p>
          </table:table-cell>
          <table:table-cell table:formula="of:=([.M341]-[.N341])*100/[.M341]" office:value-type="float" office:value="1.63227390352332" calcext:value-type="float">
            <text:p>1.6322739035</text:p>
          </table:table-cell>
          <table:table-cell table:formula="of:=IF([.M341]&gt;[.N34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720" calcext:value-type="float">
            <text:p>75720</text:p>
          </table:table-cell>
          <table:table-cell office:value-type="float" office:value="35945" calcext:value-type="float">
            <text:p>35945</text:p>
          </table:table-cell>
          <table:table-cell table:formula="of:=([.A342]-[.B342])*100/[.A342]" office:value-type="float" office:value="52.5290544109878" calcext:value-type="float">
            <text:p>52.529054411</text:p>
          </table:table-cell>
          <table:table-cell table:formula="of:=IF([.A342]&gt;[.B342]; 1; 0)" office:value-type="float" office:value="1" calcext:value-type="float">
            <text:p>1</text:p>
          </table:table-cell>
          <table:table-cell office:value-type="float" office:value="78672" calcext:value-type="float">
            <text:p>78672</text:p>
          </table:table-cell>
          <table:table-cell office:value-type="float" office:value="36279" calcext:value-type="float">
            <text:p>36279</text:p>
          </table:table-cell>
          <table:table-cell table:formula="of:=([.E342]-[.F342])*100/[.E342]" office:value-type="float" office:value="53.8857535082367" calcext:value-type="float">
            <text:p>53.8857535082</text:p>
          </table:table-cell>
          <table:table-cell table:formula="of:=IF([.E342]&gt;[.F342]; 1; 0)" office:value-type="float" office:value="1" calcext:value-type="float">
            <text:p>1</text:p>
          </table:table-cell>
          <table:table-cell office:value-type="float" office:value="37292" calcext:value-type="float">
            <text:p>37292</text:p>
          </table:table-cell>
          <table:table-cell office:value-type="float" office:value="19126" calcext:value-type="float">
            <text:p>19126</text:p>
          </table:table-cell>
          <table:table-cell table:formula="of:=([.I342]-[.J342])*100/[.I342]" office:value-type="float" office:value="48.7128606671672" calcext:value-type="float">
            <text:p>48.7128606672</text:p>
          </table:table-cell>
          <table:table-cell table:formula="of:=IF([.I342]&gt;[.J342]; 1; 0)" office:value-type="float" office:value="1" calcext:value-type="float">
            <text:p>1</text:p>
          </table:table-cell>
          <table:table-cell office:value-type="float" office:value="52582" calcext:value-type="float">
            <text:p>52582</text:p>
          </table:table-cell>
          <table:table-cell office:value-type="float" office:value="29428" calcext:value-type="float">
            <text:p>29428</text:p>
          </table:table-cell>
          <table:table-cell table:formula="of:=([.M342]-[.N342])*100/[.M342]" office:value-type="float" office:value="44.0340801034575" calcext:value-type="float">
            <text:p>44.0340801035</text:p>
          </table:table-cell>
          <table:table-cell table:formula="of:=IF([.M342]&gt;[.N34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09" calcext:value-type="float">
            <text:p>14609</text:p>
          </table:table-cell>
          <table:table-cell office:value-type="float" office:value="14044" calcext:value-type="float">
            <text:p>14044</text:p>
          </table:table-cell>
          <table:table-cell table:formula="of:=([.A343]-[.B343])*100/[.A343]" office:value-type="float" office:value="3.86747895133137" calcext:value-type="float">
            <text:p>3.8674789513</text:p>
          </table:table-cell>
          <table:table-cell table:formula="of:=IF([.A343]&gt;[.B343]; 1; 0)" office:value-type="float" office:value="1" calcext:value-type="float">
            <text:p>1</text:p>
          </table:table-cell>
          <table:table-cell office:value-type="float" office:value="14190" calcext:value-type="float">
            <text:p>14190</text:p>
          </table:table-cell>
          <table:table-cell office:value-type="float" office:value="13935" calcext:value-type="float">
            <text:p>13935</text:p>
          </table:table-cell>
          <table:table-cell table:formula="of:=([.E343]-[.F343])*100/[.E343]" office:value-type="float" office:value="1.79704016913319" calcext:value-type="float">
            <text:p>1.7970401691</text:p>
          </table:table-cell>
          <table:table-cell table:formula="of:=IF([.E343]&gt;[.F343]; 1; 0)" office:value-type="float" office:value="1" calcext:value-type="float">
            <text:p>1</text:p>
          </table:table-cell>
          <table:table-cell office:value-type="float" office:value="10954" calcext:value-type="float">
            <text:p>10954</text:p>
          </table:table-cell>
          <table:table-cell office:value-type="float" office:value="8695" calcext:value-type="float">
            <text:p>8695</text:p>
          </table:table-cell>
          <table:table-cell table:formula="of:=([.I343]-[.J343])*100/[.I343]" office:value-type="float" office:value="20.6226036151178" calcext:value-type="float">
            <text:p>20.6226036151</text:p>
          </table:table-cell>
          <table:table-cell table:formula="of:=IF([.I343]&gt;[.J343]; 1; 0)" office:value-type="float" office:value="1" calcext:value-type="float">
            <text:p>1</text:p>
          </table:table-cell>
          <table:table-cell office:value-type="float" office:value="15513" calcext:value-type="float">
            <text:p>15513</text:p>
          </table:table-cell>
          <table:table-cell office:value-type="float" office:value="15361" calcext:value-type="float">
            <text:p>15361</text:p>
          </table:table-cell>
          <table:table-cell table:formula="of:=([.M343]-[.N343])*100/[.M343]" office:value-type="float" office:value="0.979823373944434" calcext:value-type="float">
            <text:p>0.9798233739</text:p>
          </table:table-cell>
          <table:table-cell table:formula="of:=IF([.M343]&gt;[.N34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431" calcext:value-type="float">
            <text:p>76431</text:p>
          </table:table-cell>
          <table:table-cell office:value-type="float" office:value="34911" calcext:value-type="float">
            <text:p>34911</text:p>
          </table:table-cell>
          <table:table-cell table:formula="of:=([.A344]-[.B344])*100/[.A344]" office:value-type="float" office:value="54.3235074773325" calcext:value-type="float">
            <text:p>54.3235074773</text:p>
          </table:table-cell>
          <table:table-cell table:formula="of:=IF([.A344]&gt;[.B344]; 1; 0)" office:value-type="float" office:value="1" calcext:value-type="float">
            <text:p>1</text:p>
          </table:table-cell>
          <table:table-cell office:value-type="float" office:value="79658" calcext:value-type="float">
            <text:p>79658</text:p>
          </table:table-cell>
          <table:table-cell office:value-type="float" office:value="36739" calcext:value-type="float">
            <text:p>36739</text:p>
          </table:table-cell>
          <table:table-cell table:formula="of:=([.E344]-[.F344])*100/[.E344]" office:value-type="float" office:value="53.8790830801677" calcext:value-type="float">
            <text:p>53.8790830802</text:p>
          </table:table-cell>
          <table:table-cell table:formula="of:=IF([.E344]&gt;[.F344]; 1; 0)" office:value-type="float" office:value="1" calcext:value-type="float">
            <text:p>1</text:p>
          </table:table-cell>
          <table:table-cell office:value-type="float" office:value="38155" calcext:value-type="float">
            <text:p>38155</text:p>
          </table:table-cell>
          <table:table-cell office:value-type="float" office:value="19504" calcext:value-type="float">
            <text:p>19504</text:p>
          </table:table-cell>
          <table:table-cell table:formula="of:=([.I344]-[.J344])*100/[.I344]" office:value-type="float" office:value="48.8821910627703" calcext:value-type="float">
            <text:p>48.8821910628</text:p>
          </table:table-cell>
          <table:table-cell table:formula="of:=IF([.I344]&gt;[.J344]; 1; 0)" office:value-type="float" office:value="1" calcext:value-type="float">
            <text:p>1</text:p>
          </table:table-cell>
          <table:table-cell office:value-type="float" office:value="78209" calcext:value-type="float">
            <text:p>78209</text:p>
          </table:table-cell>
          <table:table-cell office:value-type="float" office:value="29607" calcext:value-type="float">
            <text:p>29607</text:p>
          </table:table-cell>
          <table:table-cell table:formula="of:=([.M344]-[.N344])*100/[.M344]" office:value-type="float" office:value="62.1437430474754" calcext:value-type="float">
            <text:p>62.1437430475</text:p>
          </table:table-cell>
          <table:table-cell table:formula="of:=IF([.M344]&gt;[.N34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07" calcext:value-type="float">
            <text:p>14807</text:p>
          </table:table-cell>
          <table:table-cell office:value-type="float" office:value="14100" calcext:value-type="float">
            <text:p>14100</text:p>
          </table:table-cell>
          <table:table-cell table:formula="of:=([.A345]-[.B345])*100/[.A345]" office:value-type="float" office:value="4.77476869048423" calcext:value-type="float">
            <text:p>4.7747686905</text:p>
          </table:table-cell>
          <table:table-cell table:formula="of:=IF([.A345]&gt;[.B345]; 1; 0)" office:value-type="float" office:value="1" calcext:value-type="float">
            <text:p>1</text:p>
          </table:table-cell>
          <table:table-cell office:value-type="float" office:value="14727" calcext:value-type="float">
            <text:p>14727</text:p>
          </table:table-cell>
          <table:table-cell office:value-type="float" office:value="14082" calcext:value-type="float">
            <text:p>14082</text:p>
          </table:table-cell>
          <table:table-cell table:formula="of:=([.E345]-[.F345])*100/[.E345]" office:value-type="float" office:value="4.37971073538399" calcext:value-type="float">
            <text:p>4.3797107354</text:p>
          </table:table-cell>
          <table:table-cell table:formula="of:=IF([.E345]&gt;[.F345]; 1; 0)" office:value-type="float" office:value="1" calcext:value-type="float">
            <text:p>1</text:p>
          </table:table-cell>
          <table:table-cell office:value-type="float" office:value="10138" calcext:value-type="float">
            <text:p>10138</text:p>
          </table:table-cell>
          <table:table-cell office:value-type="float" office:value="9364" calcext:value-type="float">
            <text:p>9364</text:p>
          </table:table-cell>
          <table:table-cell table:formula="of:=([.I345]-[.J345])*100/[.I345]" office:value-type="float" office:value="7.63464194121128" calcext:value-type="float">
            <text:p>7.6346419412</text:p>
          </table:table-cell>
          <table:table-cell table:formula="of:=IF([.I345]&gt;[.J345]; 1; 0)" office:value-type="float" office:value="1" calcext:value-type="float">
            <text:p>1</text:p>
          </table:table-cell>
          <table:table-cell office:value-type="float" office:value="15758" calcext:value-type="float">
            <text:p>15758</text:p>
          </table:table-cell>
          <table:table-cell office:value-type="float" office:value="15346" calcext:value-type="float">
            <text:p>15346</text:p>
          </table:table-cell>
          <table:table-cell table:formula="of:=([.M345]-[.N345])*100/[.M345]" office:value-type="float" office:value="2.61454499301942" calcext:value-type="float">
            <text:p>2.614544993</text:p>
          </table:table-cell>
          <table:table-cell table:formula="of:=IF([.M345]&gt;[.N34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520" calcext:value-type="float">
            <text:p>87520</text:p>
          </table:table-cell>
          <table:table-cell office:value-type="float" office:value="41008" calcext:value-type="float">
            <text:p>41008</text:p>
          </table:table-cell>
          <table:table-cell table:formula="of:=([.A346]-[.B346])*100/[.A346]" office:value-type="float" office:value="53.1444241316271" calcext:value-type="float">
            <text:p>53.1444241316</text:p>
          </table:table-cell>
          <table:table-cell table:formula="of:=IF([.A346]&gt;[.B346]; 1; 0)" office:value-type="float" office:value="1" calcext:value-type="float">
            <text:p>1</text:p>
          </table:table-cell>
          <table:table-cell office:value-type="float" office:value="80629" calcext:value-type="float">
            <text:p>80629</text:p>
          </table:table-cell>
          <table:table-cell office:value-type="float" office:value="37787" calcext:value-type="float">
            <text:p>37787</text:p>
          </table:table-cell>
          <table:table-cell table:formula="of:=([.E346]-[.F346])*100/[.E346]" office:value-type="float" office:value="53.1347281995312" calcext:value-type="float">
            <text:p>53.1347281995</text:p>
          </table:table-cell>
          <table:table-cell table:formula="of:=IF([.E346]&gt;[.F346]; 1; 0)" office:value-type="float" office:value="1" calcext:value-type="float">
            <text:p>1</text:p>
          </table:table-cell>
          <table:table-cell office:value-type="float" office:value="37487" calcext:value-type="float">
            <text:p>37487</text:p>
          </table:table-cell>
          <table:table-cell office:value-type="float" office:value="22735" calcext:value-type="float">
            <text:p>22735</text:p>
          </table:table-cell>
          <table:table-cell table:formula="of:=([.I346]-[.J346])*100/[.I346]" office:value-type="float" office:value="39.3523088003841" calcext:value-type="float">
            <text:p>39.3523088004</text:p>
          </table:table-cell>
          <table:table-cell table:formula="of:=IF([.I346]&gt;[.J346]; 1; 0)" office:value-type="float" office:value="1" calcext:value-type="float">
            <text:p>1</text:p>
          </table:table-cell>
          <table:table-cell office:value-type="float" office:value="52951" calcext:value-type="float">
            <text:p>52951</text:p>
          </table:table-cell>
          <table:table-cell office:value-type="float" office:value="29403" calcext:value-type="float">
            <text:p>29403</text:p>
          </table:table-cell>
          <table:table-cell table:formula="of:=([.M346]-[.N346])*100/[.M346]" office:value-type="float" office:value="44.471303658099" calcext:value-type="float">
            <text:p>44.4713036581</text:p>
          </table:table-cell>
          <table:table-cell table:formula="of:=IF([.M346]&gt;[.N34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68" calcext:value-type="float">
            <text:p>15068</text:p>
          </table:table-cell>
          <table:table-cell office:value-type="float" office:value="14359" calcext:value-type="float">
            <text:p>14359</text:p>
          </table:table-cell>
          <table:table-cell table:formula="of:=([.A347]-[.B347])*100/[.A347]" office:value-type="float" office:value="4.70533581099018" calcext:value-type="float">
            <text:p>4.705335811</text:p>
          </table:table-cell>
          <table:table-cell table:formula="of:=IF([.A347]&gt;[.B347]; 1; 0)" office:value-type="float" office:value="1" calcext:value-type="float">
            <text:p>1</text:p>
          </table:table-cell>
          <table:table-cell office:value-type="float" office:value="14363" calcext:value-type="float">
            <text:p>14363</text:p>
          </table:table-cell>
          <table:table-cell office:value-type="float" office:value="14385" calcext:value-type="float">
            <text:p>14385</text:p>
          </table:table-cell>
          <table:table-cell table:formula="of:=([.E347]-[.F347])*100/[.E347]" office:value-type="float" office:value="-0.153171343034185" calcext:value-type="float">
            <text:p>-0.153171343</text:p>
          </table:table-cell>
          <table:table-cell table:formula="of:=IF([.E347]&gt;[.F347]; 1; 0)" office:value-type="float" office:value="0" calcext:value-type="float">
            <text:p>0</text:p>
          </table:table-cell>
          <table:table-cell office:value-type="float" office:value="10596" calcext:value-type="float">
            <text:p>10596</text:p>
          </table:table-cell>
          <table:table-cell office:value-type="float" office:value="9931" calcext:value-type="float">
            <text:p>9931</text:p>
          </table:table-cell>
          <table:table-cell table:formula="of:=([.I347]-[.J347])*100/[.I347]" office:value-type="float" office:value="6.27595318988297" calcext:value-type="float">
            <text:p>6.2759531899</text:p>
          </table:table-cell>
          <table:table-cell table:formula="of:=IF([.I347]&gt;[.J347]; 1; 0)" office:value-type="float" office:value="1" calcext:value-type="float">
            <text:p>1</text:p>
          </table:table-cell>
          <table:table-cell office:value-type="float" office:value="25009" calcext:value-type="float">
            <text:p>25009</text:p>
          </table:table-cell>
          <table:table-cell office:value-type="float" office:value="19729" calcext:value-type="float">
            <text:p>19729</text:p>
          </table:table-cell>
          <table:table-cell table:formula="of:=([.M347]-[.N347])*100/[.M347]" office:value-type="float" office:value="21.112399536167" calcext:value-type="float">
            <text:p>21.1123995362</text:p>
          </table:table-cell>
          <table:table-cell table:formula="of:=IF([.M347]&gt;[.N34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378" calcext:value-type="float">
            <text:p>76378</text:p>
          </table:table-cell>
          <table:table-cell office:value-type="float" office:value="34012" calcext:value-type="float">
            <text:p>34012</text:p>
          </table:table-cell>
          <table:table-cell table:formula="of:=([.A348]-[.B348])*100/[.A348]" office:value-type="float" office:value="55.4688522873079" calcext:value-type="float">
            <text:p>55.4688522873</text:p>
          </table:table-cell>
          <table:table-cell table:formula="of:=IF([.A348]&gt;[.B348]; 1; 0)" office:value-type="float" office:value="1" calcext:value-type="float">
            <text:p>1</text:p>
          </table:table-cell>
          <table:table-cell office:value-type="float" office:value="81133" calcext:value-type="float">
            <text:p>81133</text:p>
          </table:table-cell>
          <table:table-cell office:value-type="float" office:value="34778" calcext:value-type="float">
            <text:p>34778</text:p>
          </table:table-cell>
          <table:table-cell table:formula="of:=([.E348]-[.F348])*100/[.E348]" office:value-type="float" office:value="57.1345814896528" calcext:value-type="float">
            <text:p>57.1345814897</text:p>
          </table:table-cell>
          <table:table-cell table:formula="of:=IF([.E348]&gt;[.F348]; 1; 0)" office:value-type="float" office:value="1" calcext:value-type="float">
            <text:p>1</text:p>
          </table:table-cell>
          <table:table-cell office:value-type="float" office:value="37873" calcext:value-type="float">
            <text:p>37873</text:p>
          </table:table-cell>
          <table:table-cell office:value-type="float" office:value="18286" calcext:value-type="float">
            <text:p>18286</text:p>
          </table:table-cell>
          <table:table-cell table:formula="of:=([.I348]-[.J348])*100/[.I348]" office:value-type="float" office:value="51.7175824465978" calcext:value-type="float">
            <text:p>51.7175824466</text:p>
          </table:table-cell>
          <table:table-cell table:formula="of:=IF([.I348]&gt;[.J348]; 1; 0)" office:value-type="float" office:value="1" calcext:value-type="float">
            <text:p>1</text:p>
          </table:table-cell>
          <table:table-cell office:value-type="float" office:value="52812" calcext:value-type="float">
            <text:p>52812</text:p>
          </table:table-cell>
          <table:table-cell office:value-type="float" office:value="29123" calcext:value-type="float">
            <text:p>29123</text:p>
          </table:table-cell>
          <table:table-cell table:formula="of:=([.M348]-[.N348])*100/[.M348]" office:value-type="float" office:value="44.8553359085056" calcext:value-type="float">
            <text:p>44.8553359085</text:p>
          </table:table-cell>
          <table:table-cell table:formula="of:=IF([.M348]&gt;[.N34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office:value-type="float" office:value="15189" calcext:value-type="float">
            <text:p>15189</text:p>
          </table:table-cell>
          <table:table-cell table:formula="of:=([.A349]-[.B349])*100/[.A349]" office:value-type="float" office:value="3.61698077289168" calcext:value-type="float">
            <text:p>3.6169807729</text:p>
          </table:table-cell>
          <table:table-cell table:formula="of:=IF([.A349]&gt;[.B349]; 1; 0)" office:value-type="float" office:value="1" calcext:value-type="float">
            <text:p>1</text:p>
          </table:table-cell>
          <table:table-cell office:value-type="float" office:value="15279" calcext:value-type="float">
            <text:p>15279</text:p>
          </table:table-cell>
          <table:table-cell office:value-type="float" office:value="14613" calcext:value-type="float">
            <text:p>14613</text:p>
          </table:table-cell>
          <table:table-cell table:formula="of:=([.E349]-[.F349])*100/[.E349]" office:value-type="float" office:value="4.35892401335166" calcext:value-type="float">
            <text:p>4.3589240134</text:p>
          </table:table-cell>
          <table:table-cell table:formula="of:=IF([.E349]&gt;[.F349]; 1; 0)" office:value-type="float" office:value="1" calcext:value-type="float">
            <text:p>1</text:p>
          </table:table-cell>
          <table:table-cell office:value-type="float" office:value="11121" calcext:value-type="float">
            <text:p>11121</text:p>
          </table:table-cell>
          <table:table-cell office:value-type="float" office:value="9282" calcext:value-type="float">
            <text:p>9282</text:p>
          </table:table-cell>
          <table:table-cell table:formula="of:=([.I349]-[.J349])*100/[.I349]" office:value-type="float" office:value="16.5362827083895" calcext:value-type="float">
            <text:p>16.5362827084</text:p>
          </table:table-cell>
          <table:table-cell table:formula="of:=IF([.I349]&gt;[.J349]; 1; 0)" office:value-type="float" office:value="1" calcext:value-type="float">
            <text:p>1</text:p>
          </table:table-cell>
          <table:table-cell office:value-type="float" office:value="16620" calcext:value-type="float">
            <text:p>16620</text:p>
          </table:table-cell>
          <table:table-cell office:value-type="float" office:value="16082" calcext:value-type="float">
            <text:p>16082</text:p>
          </table:table-cell>
          <table:table-cell table:formula="of:=([.M349]-[.N349])*100/[.M349]" office:value-type="float" office:value="3.23706377858002" calcext:value-type="float">
            <text:p>3.2370637786</text:p>
          </table:table-cell>
          <table:table-cell table:formula="of:=IF([.M349]&gt;[.N34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15" calcext:value-type="float">
            <text:p>78715</text:p>
          </table:table-cell>
          <table:table-cell office:value-type="float" office:value="33382" calcext:value-type="float">
            <text:p>33382</text:p>
          </table:table-cell>
          <table:table-cell table:formula="of:=([.A350]-[.B350])*100/[.A350]" office:value-type="float" office:value="57.5913104236804" calcext:value-type="float">
            <text:p>57.5913104237</text:p>
          </table:table-cell>
          <table:table-cell table:formula="of:=IF([.A350]&gt;[.B350]; 1; 0)" office:value-type="float" office:value="1" calcext:value-type="float">
            <text:p>1</text:p>
          </table:table-cell>
          <table:table-cell office:value-type="float" office:value="81601" calcext:value-type="float">
            <text:p>81601</text:p>
          </table:table-cell>
          <table:table-cell office:value-type="float" office:value="34854" calcext:value-type="float">
            <text:p>34854</text:p>
          </table:table-cell>
          <table:table-cell table:formula="of:=([.E350]-[.F350])*100/[.E350]" office:value-type="float" office:value="57.2872881459786" calcext:value-type="float">
            <text:p>57.287288146</text:p>
          </table:table-cell>
          <table:table-cell table:formula="of:=IF([.E350]&gt;[.F350]; 1; 0)" office:value-type="float" office:value="1" calcext:value-type="float">
            <text:p>1</text:p>
          </table:table-cell>
          <table:table-cell office:value-type="float" office:value="37527" calcext:value-type="float">
            <text:p>37527</text:p>
          </table:table-cell>
          <table:table-cell office:value-type="float" office:value="18461" calcext:value-type="float">
            <text:p>18461</text:p>
          </table:table-cell>
          <table:table-cell table:formula="of:=([.I350]-[.J350])*100/[.I350]" office:value-type="float" office:value="50.8060862845418" calcext:value-type="float">
            <text:p>50.8060862845</text:p>
          </table:table-cell>
          <table:table-cell table:formula="of:=IF([.I350]&gt;[.J350]; 1; 0)" office:value-type="float" office:value="1" calcext:value-type="float">
            <text:p>1</text:p>
          </table:table-cell>
          <table:table-cell office:value-type="float" office:value="52500" calcext:value-type="float">
            <text:p>52500</text:p>
          </table:table-cell>
          <table:table-cell office:value-type="float" office:value="28821" calcext:value-type="float">
            <text:p>28821</text:p>
          </table:table-cell>
          <table:table-cell table:formula="of:=([.M350]-[.N350])*100/[.M350]" office:value-type="float" office:value="45.1028571428571" calcext:value-type="float">
            <text:p>45.1028571429</text:p>
          </table:table-cell>
          <table:table-cell table:formula="of:=IF([.M350]&gt;[.N35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23" calcext:value-type="float">
            <text:p>15423</text:p>
          </table:table-cell>
          <table:table-cell office:value-type="float" office:value="16840" calcext:value-type="float">
            <text:p>16840</text:p>
          </table:table-cell>
          <table:table-cell table:formula="of:=([.A351]-[.B351])*100/[.A351]" office:value-type="float" office:value="-9.18757699539649" calcext:value-type="float">
            <text:p>-9.1875769954</text:p>
          </table:table-cell>
          <table:table-cell table:formula="of:=IF([.A351]&gt;[.B351]; 1; 0)" office:value-type="float" office:value="0" calcext:value-type="float">
            <text:p>0</text:p>
          </table:table-cell>
          <table:table-cell office:value-type="float" office:value="15716" calcext:value-type="float">
            <text:p>15716</text:p>
          </table:table-cell>
          <table:table-cell office:value-type="float" office:value="14857" calcext:value-type="float">
            <text:p>14857</text:p>
          </table:table-cell>
          <table:table-cell table:formula="of:=([.E351]-[.F351])*100/[.E351]" office:value-type="float" office:value="5.46576737083227" calcext:value-type="float">
            <text:p>5.4657673708</text:p>
          </table:table-cell>
          <table:table-cell table:formula="of:=IF([.E351]&gt;[.F351]; 1; 0)" office:value-type="float" office:value="1" calcext:value-type="float">
            <text:p>1</text:p>
          </table:table-cell>
          <table:table-cell office:value-type="float" office:value="10674" calcext:value-type="float">
            <text:p>10674</text:p>
          </table:table-cell>
          <table:table-cell office:value-type="float" office:value="9904" calcext:value-type="float">
            <text:p>9904</text:p>
          </table:table-cell>
          <table:table-cell table:formula="of:=([.I351]-[.J351])*100/[.I351]" office:value-type="float" office:value="7.21379051901817" calcext:value-type="float">
            <text:p>7.213790519</text:p>
          </table:table-cell>
          <table:table-cell table:formula="of:=IF([.I351]&gt;[.J351]; 1; 0)" office:value-type="float" office:value="1" calcext:value-type="float">
            <text:p>1</text:p>
          </table:table-cell>
          <table:table-cell office:value-type="float" office:value="16764" calcext:value-type="float">
            <text:p>16764</text:p>
          </table:table-cell>
          <table:table-cell office:value-type="float" office:value="16095" calcext:value-type="float">
            <text:p>16095</text:p>
          </table:table-cell>
          <table:table-cell table:formula="of:=([.M351]-[.N351])*100/[.M351]" office:value-type="float" office:value="3.99069434502505" calcext:value-type="float">
            <text:p>3.990694345</text:p>
          </table:table-cell>
          <table:table-cell table:formula="of:=IF([.M351]&gt;[.N35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710" calcext:value-type="float">
            <text:p>80710</text:p>
          </table:table-cell>
          <table:table-cell office:value-type="float" office:value="35353" calcext:value-type="float">
            <text:p>35353</text:p>
          </table:table-cell>
          <table:table-cell table:formula="of:=([.A352]-[.B352])*100/[.A352]" office:value-type="float" office:value="56.1974972122414" calcext:value-type="float">
            <text:p>56.1974972122</text:p>
          </table:table-cell>
          <table:table-cell table:formula="of:=IF([.A352]&gt;[.B352]; 1; 0)" office:value-type="float" office:value="1" calcext:value-type="float">
            <text:p>1</text:p>
          </table:table-cell>
          <table:table-cell office:value-type="float" office:value="80761" calcext:value-type="float">
            <text:p>80761</text:p>
          </table:table-cell>
          <table:table-cell office:value-type="float" office:value="35015" calcext:value-type="float">
            <text:p>35015</text:p>
          </table:table-cell>
          <table:table-cell table:formula="of:=([.E352]-[.F352])*100/[.E352]" office:value-type="float" office:value="56.6436770223251" calcext:value-type="float">
            <text:p>56.6436770223</text:p>
          </table:table-cell>
          <table:table-cell table:formula="of:=IF([.E352]&gt;[.F352]; 1; 0)" office:value-type="float" office:value="1" calcext:value-type="float">
            <text:p>1</text:p>
          </table:table-cell>
          <table:table-cell office:value-type="float" office:value="37315" calcext:value-type="float">
            <text:p>37315</text:p>
          </table:table-cell>
          <table:table-cell office:value-type="float" office:value="18365" calcext:value-type="float">
            <text:p>18365</text:p>
          </table:table-cell>
          <table:table-cell table:formula="of:=([.I352]-[.J352])*100/[.I352]" office:value-type="float" office:value="50.7838670775827" calcext:value-type="float">
            <text:p>50.7838670776</text:p>
          </table:table-cell>
          <table:table-cell table:formula="of:=IF([.I352]&gt;[.J352]; 1; 0)" office:value-type="float" office:value="1" calcext:value-type="float">
            <text:p>1</text:p>
          </table:table-cell>
          <table:table-cell office:value-type="float" office:value="53353" calcext:value-type="float">
            <text:p>53353</text:p>
          </table:table-cell>
          <table:table-cell office:value-type="float" office:value="28819" calcext:value-type="float">
            <text:p>28819</text:p>
          </table:table-cell>
          <table:table-cell table:formula="of:=([.M352]-[.N352])*100/[.M352]" office:value-type="float" office:value="45.9842932918486" calcext:value-type="float">
            <text:p>45.9842932918</text:p>
          </table:table-cell>
          <table:table-cell table:formula="of:=IF([.M352]&gt;[.N35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71" calcext:value-type="float">
            <text:p>15971</text:p>
          </table:table-cell>
          <table:table-cell office:value-type="float" office:value="16542" calcext:value-type="float">
            <text:p>16542</text:p>
          </table:table-cell>
          <table:table-cell table:formula="of:=([.A353]-[.B353])*100/[.A353]" office:value-type="float" office:value="-3.57523010456452" calcext:value-type="float">
            <text:p>-3.5752301046</text:p>
          </table:table-cell>
          <table:table-cell table:formula="of:=IF([.A353]&gt;[.B353]; 1; 0)" office:value-type="float" office:value="0" calcext:value-type="float">
            <text:p>0</text:p>
          </table:table-cell>
          <table:table-cell office:value-type="float" office:value="16210" calcext:value-type="float">
            <text:p>16210</text:p>
          </table:table-cell>
          <table:table-cell office:value-type="float" office:value="15042" calcext:value-type="float">
            <text:p>15042</text:p>
          </table:table-cell>
          <table:table-cell table:formula="of:=([.E353]-[.F353])*100/[.E353]" office:value-type="float" office:value="7.20542874768661" calcext:value-type="float">
            <text:p>7.2054287477</text:p>
          </table:table-cell>
          <table:table-cell table:formula="of:=IF([.E353]&gt;[.F353]; 1; 0)" office:value-type="float" office:value="1" calcext:value-type="float">
            <text:p>1</text:p>
          </table:table-cell>
          <table:table-cell office:value-type="float" office:value="11281" calcext:value-type="float">
            <text:p>11281</text:p>
          </table:table-cell>
          <table:table-cell office:value-type="float" office:value="9685" calcext:value-type="float">
            <text:p>9685</text:p>
          </table:table-cell>
          <table:table-cell table:formula="of:=([.I353]-[.J353])*100/[.I353]" office:value-type="float" office:value="14.1476819430902" calcext:value-type="float">
            <text:p>14.1476819431</text:p>
          </table:table-cell>
          <table:table-cell table:formula="of:=IF([.I353]&gt;[.J353]; 1; 0)" office:value-type="float" office:value="1" calcext:value-type="float">
            <text:p>1</text:p>
          </table:table-cell>
          <table:table-cell office:value-type="float" office:value="16798" calcext:value-type="float">
            <text:p>16798</text:p>
          </table:table-cell>
          <table:table-cell office:value-type="float" office:value="16324" calcext:value-type="float">
            <text:p>16324</text:p>
          </table:table-cell>
          <table:table-cell table:formula="of:=([.M353]-[.N353])*100/[.M353]" office:value-type="float" office:value="2.82176449577331" calcext:value-type="float">
            <text:p>2.8217644958</text:p>
          </table:table-cell>
          <table:table-cell table:formula="of:=IF([.M353]&gt;[.N35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129" calcext:value-type="float">
            <text:p>76129</text:p>
          </table:table-cell>
          <table:table-cell office:value-type="float" office:value="32552" calcext:value-type="float">
            <text:p>32552</text:p>
          </table:table-cell>
          <table:table-cell table:formula="of:=([.A354]-[.B354])*100/[.A354]" office:value-type="float" office:value="57.2409988309317" calcext:value-type="float">
            <text:p>57.2409988309</text:p>
          </table:table-cell>
          <table:table-cell table:formula="of:=IF([.A354]&gt;[.B354]; 1; 0)" office:value-type="float" office:value="1" calcext:value-type="float">
            <text:p>1</text:p>
          </table:table-cell>
          <table:table-cell office:value-type="float" office:value="82511" calcext:value-type="float">
            <text:p>82511</text:p>
          </table:table-cell>
          <table:table-cell office:value-type="float" office:value="33321" calcext:value-type="float">
            <text:p>33321</text:p>
          </table:table-cell>
          <table:table-cell table:formula="of:=([.E354]-[.F354])*100/[.E354]" office:value-type="float" office:value="59.6162935850977" calcext:value-type="float">
            <text:p>59.6162935851</text:p>
          </table:table-cell>
          <table:table-cell table:formula="of:=IF([.E354]&gt;[.F354]; 1; 0)" office:value-type="float" office:value="1" calcext:value-type="float">
            <text:p>1</text:p>
          </table:table-cell>
          <table:table-cell office:value-type="float" office:value="37360" calcext:value-type="float">
            <text:p>37360</text:p>
          </table:table-cell>
          <table:table-cell office:value-type="float" office:value="18288" calcext:value-type="float">
            <text:p>18288</text:p>
          </table:table-cell>
          <table:table-cell table:formula="of:=([.I354]-[.J354])*100/[.I354]" office:value-type="float" office:value="51.0492505353319" calcext:value-type="float">
            <text:p>51.0492505353</text:p>
          </table:table-cell>
          <table:table-cell table:formula="of:=IF([.I354]&gt;[.J354]; 1; 0)" office:value-type="float" office:value="1" calcext:value-type="float">
            <text:p>1</text:p>
          </table:table-cell>
          <table:table-cell office:value-type="float" office:value="52323" calcext:value-type="float">
            <text:p>52323</text:p>
          </table:table-cell>
          <table:table-cell office:value-type="float" office:value="27908" calcext:value-type="float">
            <text:p>27908</text:p>
          </table:table-cell>
          <table:table-cell table:formula="of:=([.M354]-[.N354])*100/[.M354]" office:value-type="float" office:value="46.6620797737133" calcext:value-type="float">
            <text:p>46.6620797737</text:p>
          </table:table-cell>
          <table:table-cell table:formula="of:=IF([.M354]&gt;[.N35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07" calcext:value-type="float">
            <text:p>15807</text:p>
          </table:table-cell>
          <table:table-cell office:value-type="float" office:value="15291" calcext:value-type="float">
            <text:p>15291</text:p>
          </table:table-cell>
          <table:table-cell table:formula="of:=([.A355]-[.B355])*100/[.A355]" office:value-type="float" office:value="3.26437654203834" calcext:value-type="float">
            <text:p>3.264376542</text:p>
          </table:table-cell>
          <table:table-cell table:formula="of:=IF([.A355]&gt;[.B355]; 1; 0)" office:value-type="float" office:value="1" calcext:value-type="float">
            <text:p>1</text:p>
          </table:table-cell>
          <table:table-cell office:value-type="float" office:value="15833" calcext:value-type="float">
            <text:p>15833</text:p>
          </table:table-cell>
          <table:table-cell office:value-type="float" office:value="15212" calcext:value-type="float">
            <text:p>15212</text:p>
          </table:table-cell>
          <table:table-cell table:formula="of:=([.E355]-[.F355])*100/[.E355]" office:value-type="float" office:value="3.92218783553338" calcext:value-type="float">
            <text:p>3.9221878355</text:p>
          </table:table-cell>
          <table:table-cell table:formula="of:=IF([.E355]&gt;[.F355]; 1; 0)" office:value-type="float" office:value="1" calcext:value-type="float">
            <text:p>1</text:p>
          </table:table-cell>
          <table:table-cell office:value-type="float" office:value="11337" calcext:value-type="float">
            <text:p>11337</text:p>
          </table:table-cell>
          <table:table-cell office:value-type="float" office:value="10091" calcext:value-type="float">
            <text:p>10091</text:p>
          </table:table-cell>
          <table:table-cell table:formula="of:=([.I355]-[.J355])*100/[.I355]" office:value-type="float" office:value="10.9905618770398" calcext:value-type="float">
            <text:p>10.990561877</text:p>
          </table:table-cell>
          <table:table-cell table:formula="of:=IF([.I355]&gt;[.J355]; 1; 0)" office:value-type="float" office:value="1" calcext:value-type="float">
            <text:p>1</text:p>
          </table:table-cell>
          <table:table-cell office:value-type="float" office:value="17017" calcext:value-type="float">
            <text:p>17017</text:p>
          </table:table-cell>
          <table:table-cell office:value-type="float" office:value="15937" calcext:value-type="float">
            <text:p>15937</text:p>
          </table:table-cell>
          <table:table-cell table:formula="of:=([.M355]-[.N355])*100/[.M355]" office:value-type="float" office:value="6.3465945818887" calcext:value-type="float">
            <text:p>6.3465945819</text:p>
          </table:table-cell>
          <table:table-cell table:formula="of:=IF([.M355]&gt;[.N35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519" calcext:value-type="float">
            <text:p>77519</text:p>
          </table:table-cell>
          <table:table-cell office:value-type="float" office:value="47654" calcext:value-type="float">
            <text:p>47654</text:p>
          </table:table-cell>
          <table:table-cell table:formula="of:=([.A356]-[.B356])*100/[.A356]" office:value-type="float" office:value="38.52603877759" calcext:value-type="float">
            <text:p>38.5260387776</text:p>
          </table:table-cell>
          <table:table-cell table:formula="of:=IF([.A356]&gt;[.B356]; 1; 0)" office:value-type="float" office:value="1" calcext:value-type="float">
            <text:p>1</text:p>
          </table:table-cell>
          <table:table-cell office:value-type="float" office:value="80342" calcext:value-type="float">
            <text:p>80342</text:p>
          </table:table-cell>
          <table:table-cell office:value-type="float" office:value="32864" calcext:value-type="float">
            <text:p>32864</text:p>
          </table:table-cell>
          <table:table-cell table:formula="of:=([.E356]-[.F356])*100/[.E356]" office:value-type="float" office:value="59.0948694331732" calcext:value-type="float">
            <text:p>59.0948694332</text:p>
          </table:table-cell>
          <table:table-cell table:formula="of:=IF([.E356]&gt;[.F356]; 1; 0)" office:value-type="float" office:value="1" calcext:value-type="float">
            <text:p>1</text:p>
          </table:table-cell>
          <table:table-cell office:value-type="float" office:value="36986" calcext:value-type="float">
            <text:p>36986</text:p>
          </table:table-cell>
          <table:table-cell office:value-type="float" office:value="18083" calcext:value-type="float">
            <text:p>18083</text:p>
          </table:table-cell>
          <table:table-cell table:formula="of:=([.I356]-[.J356])*100/[.I356]" office:value-type="float" office:value="51.1085275509652" calcext:value-type="float">
            <text:p>51.108527551</text:p>
          </table:table-cell>
          <table:table-cell table:formula="of:=IF([.I356]&gt;[.J356]; 1; 0)" office:value-type="float" office:value="1" calcext:value-type="float">
            <text:p>1</text:p>
          </table:table-cell>
          <table:table-cell office:value-type="float" office:value="52261" calcext:value-type="float">
            <text:p>52261</text:p>
          </table:table-cell>
          <table:table-cell office:value-type="float" office:value="29073" calcext:value-type="float">
            <text:p>29073</text:p>
          </table:table-cell>
          <table:table-cell table:formula="of:=([.M356]-[.N356])*100/[.M356]" office:value-type="float" office:value="44.3696063986529" calcext:value-type="float">
            <text:p>44.3696063987</text:p>
          </table:table-cell>
          <table:table-cell table:formula="of:=IF([.M356]&gt;[.N35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83" calcext:value-type="float">
            <text:p>19983</text:p>
          </table:table-cell>
          <table:table-cell office:value-type="float" office:value="27556" calcext:value-type="float">
            <text:p>27556</text:p>
          </table:table-cell>
          <table:table-cell table:formula="of:=([.A357]-[.B357])*100/[.A357]" office:value-type="float" office:value="-37.8972126307361" calcext:value-type="float">
            <text:p>-37.8972126307</text:p>
          </table:table-cell>
          <table:table-cell table:formula="of:=IF([.A357]&gt;[.B357]; 1; 0)" office:value-type="float" office:value="0" calcext:value-type="float">
            <text:p>0</text:p>
          </table:table-cell>
          <table:table-cell office:value-type="float" office:value="16003" calcext:value-type="float">
            <text:p>16003</text:p>
          </table:table-cell>
          <table:table-cell office:value-type="float" office:value="15301" calcext:value-type="float">
            <text:p>15301</text:p>
          </table:table-cell>
          <table:table-cell table:formula="of:=([.E357]-[.F357])*100/[.E357]" office:value-type="float" office:value="4.38667749796913" calcext:value-type="float">
            <text:p>4.386677498</text:p>
          </table:table-cell>
          <table:table-cell table:formula="of:=IF([.E357]&gt;[.F357]; 1; 0)" office:value-type="float" office:value="1" calcext:value-type="float">
            <text:p>1</text:p>
          </table:table-cell>
          <table:table-cell office:value-type="float" office:value="11154" calcext:value-type="float">
            <text:p>11154</text:p>
          </table:table-cell>
          <table:table-cell office:value-type="float" office:value="10396" calcext:value-type="float">
            <text:p>10396</text:p>
          </table:table-cell>
          <table:table-cell table:formula="of:=([.I357]-[.J357])*100/[.I357]" office:value-type="float" office:value="6.79576833422987" calcext:value-type="float">
            <text:p>6.7957683342</text:p>
          </table:table-cell>
          <table:table-cell table:formula="of:=IF([.I357]&gt;[.J357]; 1; 0)" office:value-type="float" office:value="1" calcext:value-type="float">
            <text:p>1</text:p>
          </table:table-cell>
          <table:table-cell office:value-type="float" office:value="17267" calcext:value-type="float">
            <text:p>17267</text:p>
          </table:table-cell>
          <table:table-cell office:value-type="float" office:value="16761" calcext:value-type="float">
            <text:p>16761</text:p>
          </table:table-cell>
          <table:table-cell table:formula="of:=([.M357]-[.N357])*100/[.M357]" office:value-type="float" office:value="2.93044535819772" calcext:value-type="float">
            <text:p>2.9304453582</text:p>
          </table:table-cell>
          <table:table-cell table:formula="of:=IF([.M357]&gt;[.N35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069" calcext:value-type="float">
            <text:p>82069</text:p>
          </table:table-cell>
          <table:table-cell office:value-type="float" office:value="34695" calcext:value-type="float">
            <text:p>34695</text:p>
          </table:table-cell>
          <table:table-cell table:formula="of:=([.A358]-[.B358])*100/[.A358]" office:value-type="float" office:value="57.7245975947069" calcext:value-type="float">
            <text:p>57.7245975947</text:p>
          </table:table-cell>
          <table:table-cell table:formula="of:=IF([.A358]&gt;[.B358]; 1; 0)" office:value-type="float" office:value="1" calcext:value-type="float">
            <text:p>1</text:p>
          </table:table-cell>
          <table:table-cell office:value-type="float" office:value="80588" calcext:value-type="float">
            <text:p>80588</text:p>
          </table:table-cell>
          <table:table-cell office:value-type="float" office:value="33038" calcext:value-type="float">
            <text:p>33038</text:p>
          </table:table-cell>
          <table:table-cell table:formula="of:=([.E358]-[.F358])*100/[.E358]" office:value-type="float" office:value="59.0038219089691" calcext:value-type="float">
            <text:p>59.003821909</text:p>
          </table:table-cell>
          <table:table-cell table:formula="of:=IF([.E358]&gt;[.F358]; 1; 0)" office:value-type="float" office:value="1" calcext:value-type="float">
            <text:p>1</text:p>
          </table:table-cell>
          <table:table-cell office:value-type="float" office:value="37702" calcext:value-type="float">
            <text:p>37702</text:p>
          </table:table-cell>
          <table:table-cell office:value-type="float" office:value="17484" calcext:value-type="float">
            <text:p>17484</text:p>
          </table:table-cell>
          <table:table-cell table:formula="of:=([.I358]-[.J358])*100/[.I358]" office:value-type="float" office:value="53.6258023447032" calcext:value-type="float">
            <text:p>53.6258023447</text:p>
          </table:table-cell>
          <table:table-cell table:formula="of:=IF([.I358]&gt;[.J358]; 1; 0)" office:value-type="float" office:value="1" calcext:value-type="float">
            <text:p>1</text:p>
          </table:table-cell>
          <table:table-cell office:value-type="float" office:value="52966" calcext:value-type="float">
            <text:p>52966</text:p>
          </table:table-cell>
          <table:table-cell office:value-type="float" office:value="27372" calcext:value-type="float">
            <text:p>27372</text:p>
          </table:table-cell>
          <table:table-cell table:formula="of:=([.M358]-[.N358])*100/[.M358]" office:value-type="float" office:value="48.3215647774044" calcext:value-type="float">
            <text:p>48.3215647774</text:p>
          </table:table-cell>
          <table:table-cell table:formula="of:=IF([.M358]&gt;[.N35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14" calcext:value-type="float">
            <text:p>16314</text:p>
          </table:table-cell>
          <table:table-cell office:value-type="float" office:value="15773" calcext:value-type="float">
            <text:p>15773</text:p>
          </table:table-cell>
          <table:table-cell table:formula="of:=([.A359]-[.B359])*100/[.A359]" office:value-type="float" office:value="3.31617016059826" calcext:value-type="float">
            <text:p>3.3161701606</text:p>
          </table:table-cell>
          <table:table-cell table:formula="of:=IF([.A359]&gt;[.B359]; 1; 0)" office:value-type="float" office:value="1" calcext:value-type="float">
            <text:p>1</text:p>
          </table:table-cell>
          <table:table-cell office:value-type="float" office:value="16401" calcext:value-type="float">
            <text:p>16401</text:p>
          </table:table-cell>
          <table:table-cell office:value-type="float" office:value="15751" calcext:value-type="float">
            <text:p>15751</text:p>
          </table:table-cell>
          <table:table-cell table:formula="of:=([.E359]-[.F359])*100/[.E359]" office:value-type="float" office:value="3.96317297725748" calcext:value-type="float">
            <text:p>3.9631729773</text:p>
          </table:table-cell>
          <table:table-cell table:formula="of:=IF([.E359]&gt;[.F359]; 1; 0)" office:value-type="float" office:value="1" calcext:value-type="float">
            <text:p>1</text:p>
          </table:table-cell>
          <table:table-cell office:value-type="float" office:value="12137" calcext:value-type="float">
            <text:p>12137</text:p>
          </table:table-cell>
          <table:table-cell office:value-type="float" office:value="9718" calcext:value-type="float">
            <text:p>9718</text:p>
          </table:table-cell>
          <table:table-cell table:formula="of:=([.I359]-[.J359])*100/[.I359]" office:value-type="float" office:value="19.9307901458351" calcext:value-type="float">
            <text:p>19.9307901458</text:p>
          </table:table-cell>
          <table:table-cell table:formula="of:=IF([.I359]&gt;[.J359]; 1; 0)" office:value-type="float" office:value="1" calcext:value-type="float">
            <text:p>1</text:p>
          </table:table-cell>
          <table:table-cell office:value-type="float" office:value="17115" calcext:value-type="float">
            <text:p>17115</text:p>
          </table:table-cell>
          <table:table-cell office:value-type="float" office:value="16583" calcext:value-type="float">
            <text:p>16583</text:p>
          </table:table-cell>
          <table:table-cell table:formula="of:=([.M359]-[.N359])*100/[.M359]" office:value-type="float" office:value="3.10838445807771" calcext:value-type="float">
            <text:p>3.1083844581</text:p>
          </table:table-cell>
          <table:table-cell table:formula="of:=IF([.M359]&gt;[.N35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565" calcext:value-type="float">
            <text:p>77565</text:p>
          </table:table-cell>
          <table:table-cell office:value-type="float" office:value="31831" calcext:value-type="float">
            <text:p>31831</text:p>
          </table:table-cell>
          <table:table-cell table:formula="of:=([.A360]-[.B360])*100/[.A360]" office:value-type="float" office:value="58.9621607683878" calcext:value-type="float">
            <text:p>58.9621607684</text:p>
          </table:table-cell>
          <table:table-cell table:formula="of:=IF([.A360]&gt;[.B360]; 1; 0)" office:value-type="float" office:value="1" calcext:value-type="float">
            <text:p>1</text:p>
          </table:table-cell>
          <table:table-cell office:value-type="float" office:value="80455" calcext:value-type="float">
            <text:p>80455</text:p>
          </table:table-cell>
          <table:table-cell office:value-type="float" office:value="31661" calcext:value-type="float">
            <text:p>31661</text:p>
          </table:table-cell>
          <table:table-cell table:formula="of:=([.E360]-[.F360])*100/[.E360]" office:value-type="float" office:value="60.6475669628985" calcext:value-type="float">
            <text:p>60.6475669629</text:p>
          </table:table-cell>
          <table:table-cell table:formula="of:=IF([.E360]&gt;[.F360]; 1; 0)" office:value-type="float" office:value="1" calcext:value-type="float">
            <text:p>1</text:p>
          </table:table-cell>
          <table:table-cell office:value-type="float" office:value="37663" calcext:value-type="float">
            <text:p>37663</text:p>
          </table:table-cell>
          <table:table-cell office:value-type="float" office:value="17975" calcext:value-type="float">
            <text:p>17975</text:p>
          </table:table-cell>
          <table:table-cell table:formula="of:=([.I360]-[.J360])*100/[.I360]" office:value-type="float" office:value="52.2741151793537" calcext:value-type="float">
            <text:p>52.2741151794</text:p>
          </table:table-cell>
          <table:table-cell table:formula="of:=IF([.I360]&gt;[.J360]; 1; 0)" office:value-type="float" office:value="1" calcext:value-type="float">
            <text:p>1</text:p>
          </table:table-cell>
          <table:table-cell office:value-type="float" office:value="52175" calcext:value-type="float">
            <text:p>52175</text:p>
          </table:table-cell>
          <table:table-cell office:value-type="float" office:value="27333" calcext:value-type="float">
            <text:p>27333</text:p>
          </table:table-cell>
          <table:table-cell table:formula="of:=([.M360]-[.N360])*100/[.M360]" office:value-type="float" office:value="47.6128413991375" calcext:value-type="float">
            <text:p>47.6128413991</text:p>
          </table:table-cell>
          <table:table-cell table:formula="of:=IF([.M360]&gt;[.N36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52" calcext:value-type="float">
            <text:p>18252</text:p>
          </table:table-cell>
          <table:table-cell office:value-type="float" office:value="16044" calcext:value-type="float">
            <text:p>16044</text:p>
          </table:table-cell>
          <table:table-cell table:formula="of:=([.A361]-[.B361])*100/[.A361]" office:value-type="float" office:value="12.0973044049967" calcext:value-type="float">
            <text:p>12.097304405</text:p>
          </table:table-cell>
          <table:table-cell table:formula="of:=IF([.A361]&gt;[.B361]; 1; 0)" office:value-type="float" office:value="1" calcext:value-type="float">
            <text:p>1</text:p>
          </table:table-cell>
          <table:table-cell office:value-type="float" office:value="16517" calcext:value-type="float">
            <text:p>16517</text:p>
          </table:table-cell>
          <table:table-cell office:value-type="float" office:value="15817" calcext:value-type="float">
            <text:p>15817</text:p>
          </table:table-cell>
          <table:table-cell table:formula="of:=([.E361]-[.F361])*100/[.E361]" office:value-type="float" office:value="4.23805775867288" calcext:value-type="float">
            <text:p>4.2380577587</text:p>
          </table:table-cell>
          <table:table-cell table:formula="of:=IF([.E361]&gt;[.F361]; 1; 0)" office:value-type="float" office:value="1" calcext:value-type="float">
            <text:p>1</text:p>
          </table:table-cell>
          <table:table-cell office:value-type="float" office:value="11786" calcext:value-type="float">
            <text:p>11786</text:p>
          </table:table-cell>
          <table:table-cell office:value-type="float" office:value="10400" calcext:value-type="float">
            <text:p>10400</text:p>
          </table:table-cell>
          <table:table-cell table:formula="of:=([.I361]-[.J361])*100/[.I361]" office:value-type="float" office:value="11.759714916002" calcext:value-type="float">
            <text:p>11.759714916</text:p>
          </table:table-cell>
          <table:table-cell table:formula="of:=IF([.I361]&gt;[.J361]; 1; 0)" office:value-type="float" office:value="1" calcext:value-type="float">
            <text:p>1</text:p>
          </table:table-cell>
          <table:table-cell office:value-type="float" office:value="17460" calcext:value-type="float">
            <text:p>17460</text:p>
          </table:table-cell>
          <table:table-cell office:value-type="float" office:value="17112" calcext:value-type="float">
            <text:p>17112</text:p>
          </table:table-cell>
          <table:table-cell table:formula="of:=([.M361]-[.N361])*100/[.M361]" office:value-type="float" office:value="1.99312714776632" calcext:value-type="float">
            <text:p>1.9931271478</text:p>
          </table:table-cell>
          <table:table-cell table:formula="of:=IF([.M361]&gt;[.N36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207" calcext:value-type="float">
            <text:p>79207</text:p>
          </table:table-cell>
          <table:table-cell office:value-type="float" office:value="38535" calcext:value-type="float">
            <text:p>38535</text:p>
          </table:table-cell>
          <table:table-cell table:formula="of:=([.A362]-[.B362])*100/[.A362]" office:value-type="float" office:value="51.3489969320893" calcext:value-type="float">
            <text:p>51.3489969321</text:p>
          </table:table-cell>
          <table:table-cell table:formula="of:=IF([.A362]&gt;[.B362]; 1; 0)" office:value-type="float" office:value="1" calcext:value-type="float">
            <text:p>1</text:p>
          </table:table-cell>
          <table:table-cell office:value-type="float" office:value="80376" calcext:value-type="float">
            <text:p>80376</text:p>
          </table:table-cell>
          <table:table-cell office:value-type="float" office:value="31018" calcext:value-type="float">
            <text:p>31018</text:p>
          </table:table-cell>
          <table:table-cell table:formula="of:=([.E362]-[.F362])*100/[.E362]" office:value-type="float" office:value="61.408878272121" calcext:value-type="float">
            <text:p>61.4088782721</text:p>
          </table:table-cell>
          <table:table-cell table:formula="of:=IF([.E362]&gt;[.F362]; 1; 0)" office:value-type="float" office:value="1" calcext:value-type="float">
            <text:p>1</text:p>
          </table:table-cell>
          <table:table-cell office:value-type="float" office:value="37939" calcext:value-type="float">
            <text:p>37939</text:p>
          </table:table-cell>
          <table:table-cell office:value-type="float" office:value="17561" calcext:value-type="float">
            <text:p>17561</text:p>
          </table:table-cell>
          <table:table-cell table:formula="of:=([.I362]-[.J362])*100/[.I362]" office:value-type="float" office:value="53.712538548723" calcext:value-type="float">
            <text:p>53.7125385487</text:p>
          </table:table-cell>
          <table:table-cell table:formula="of:=IF([.I362]&gt;[.J362]; 1; 0)" office:value-type="float" office:value="1" calcext:value-type="float">
            <text:p>1</text:p>
          </table:table-cell>
          <table:table-cell office:value-type="float" office:value="52573" calcext:value-type="float">
            <text:p>52573</text:p>
          </table:table-cell>
          <table:table-cell office:value-type="float" office:value="27159" calcext:value-type="float">
            <text:p>27159</text:p>
          </table:table-cell>
          <table:table-cell table:formula="of:=([.M362]-[.N362])*100/[.M362]" office:value-type="float" office:value="48.3404028683925" calcext:value-type="float">
            <text:p>48.3404028684</text:p>
          </table:table-cell>
          <table:table-cell table:formula="of:=IF([.M362]&gt;[.N36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27" calcext:value-type="float">
            <text:p>20827</text:p>
          </table:table-cell>
          <table:table-cell office:value-type="float" office:value="20842" calcext:value-type="float">
            <text:p>20842</text:p>
          </table:table-cell>
          <table:table-cell table:formula="of:=([.A363]-[.B363])*100/[.A363]" office:value-type="float" office:value="-0.0720218946559754" calcext:value-type="float">
            <text:p>-0.0720218947</text:p>
          </table:table-cell>
          <table:table-cell table:formula="of:=IF([.A363]&gt;[.B363]; 1; 0)" office:value-type="float" office:value="0" calcext:value-type="float">
            <text:p>0</text:p>
          </table:table-cell>
          <table:table-cell office:value-type="float" office:value="16745" calcext:value-type="float">
            <text:p>16745</text:p>
          </table:table-cell>
          <table:table-cell office:value-type="float" office:value="15951" calcext:value-type="float">
            <text:p>15951</text:p>
          </table:table-cell>
          <table:table-cell table:formula="of:=([.E363]-[.F363])*100/[.E363]" office:value-type="float" office:value="4.74171394446103" calcext:value-type="float">
            <text:p>4.7417139445</text:p>
          </table:table-cell>
          <table:table-cell table:formula="of:=IF([.E363]&gt;[.F363]; 1; 0)" office:value-type="float" office:value="1" calcext:value-type="float">
            <text:p>1</text:p>
          </table:table-cell>
          <table:table-cell office:value-type="float" office:value="11675" calcext:value-type="float">
            <text:p>11675</text:p>
          </table:table-cell>
          <table:table-cell office:value-type="float" office:value="10802" calcext:value-type="float">
            <text:p>10802</text:p>
          </table:table-cell>
          <table:table-cell table:formula="of:=([.I363]-[.J363])*100/[.I363]" office:value-type="float" office:value="7.47751605995717" calcext:value-type="float">
            <text:p>7.47751606</text:p>
          </table:table-cell>
          <table:table-cell table:formula="of:=IF([.I363]&gt;[.J363]; 1; 0)" office:value-type="float" office:value="1" calcext:value-type="float">
            <text:p>1</text:p>
          </table:table-cell>
          <table:table-cell office:value-type="float" office:value="17828" calcext:value-type="float">
            <text:p>17828</text:p>
          </table:table-cell>
          <table:table-cell office:value-type="float" office:value="16988" calcext:value-type="float">
            <text:p>16988</text:p>
          </table:table-cell>
          <table:table-cell table:formula="of:=([.M363]-[.N363])*100/[.M363]" office:value-type="float" office:value="4.71168947722683" calcext:value-type="float">
            <text:p>4.7116894772</text:p>
          </table:table-cell>
          <table:table-cell table:formula="of:=IF([.M363]&gt;[.N36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966" calcext:value-type="float">
            <text:p>91966</text:p>
          </table:table-cell>
          <table:table-cell office:value-type="float" office:value="32169" calcext:value-type="float">
            <text:p>32169</text:p>
          </table:table-cell>
          <table:table-cell table:formula="of:=([.A364]-[.B364])*100/[.A364]" office:value-type="float" office:value="65.020768544897" calcext:value-type="float">
            <text:p>65.0207685449</text:p>
          </table:table-cell>
          <table:table-cell table:formula="of:=IF([.A364]&gt;[.B364]; 1; 0)" office:value-type="float" office:value="1" calcext:value-type="float">
            <text:p>1</text:p>
          </table:table-cell>
          <table:table-cell office:value-type="float" office:value="80239" calcext:value-type="float">
            <text:p>80239</text:p>
          </table:table-cell>
          <table:table-cell office:value-type="float" office:value="30840" calcext:value-type="float">
            <text:p>30840</text:p>
          </table:table-cell>
          <table:table-cell table:formula="of:=([.E364]-[.F364])*100/[.E364]" office:value-type="float" office:value="61.5648250850584" calcext:value-type="float">
            <text:p>61.5648250851</text:p>
          </table:table-cell>
          <table:table-cell table:formula="of:=IF([.E364]&gt;[.F364]; 1; 0)" office:value-type="float" office:value="1" calcext:value-type="float">
            <text:p>1</text:p>
          </table:table-cell>
          <table:table-cell office:value-type="float" office:value="37246" calcext:value-type="float">
            <text:p>37246</text:p>
          </table:table-cell>
          <table:table-cell office:value-type="float" office:value="17734" calcext:value-type="float">
            <text:p>17734</text:p>
          </table:table-cell>
          <table:table-cell table:formula="of:=([.I364]-[.J364])*100/[.I364]" office:value-type="float" office:value="52.386833485475" calcext:value-type="float">
            <text:p>52.3868334855</text:p>
          </table:table-cell>
          <table:table-cell table:formula="of:=IF([.I364]&gt;[.J364]; 1; 0)" office:value-type="float" office:value="1" calcext:value-type="float">
            <text:p>1</text:p>
          </table:table-cell>
          <table:table-cell office:value-type="float" office:value="52712" calcext:value-type="float">
            <text:p>52712</text:p>
          </table:table-cell>
          <table:table-cell office:value-type="float" office:value="26721" calcext:value-type="float">
            <text:p>26721</text:p>
          </table:table-cell>
          <table:table-cell table:formula="of:=([.M364]-[.N364])*100/[.M364]" office:value-type="float" office:value="49.3075580512976" calcext:value-type="float">
            <text:p>49.3075580513</text:p>
          </table:table-cell>
          <table:table-cell table:formula="of:=IF([.M364]&gt;[.N36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29" calcext:value-type="float">
            <text:p>16929</text:p>
          </table:table-cell>
          <table:table-cell office:value-type="float" office:value="16186" calcext:value-type="float">
            <text:p>16186</text:p>
          </table:table-cell>
          <table:table-cell table:formula="of:=([.A365]-[.B365])*100/[.A365]" office:value-type="float" office:value="4.38891842400614" calcext:value-type="float">
            <text:p>4.388918424</text:p>
          </table:table-cell>
          <table:table-cell table:formula="of:=IF([.A365]&gt;[.B365]; 1; 0)" office:value-type="float" office:value="1" calcext:value-type="float">
            <text:p>1</text:p>
          </table:table-cell>
          <table:table-cell office:value-type="float" office:value="16715" calcext:value-type="float">
            <text:p>16715</text:p>
          </table:table-cell>
          <table:table-cell office:value-type="float" office:value="16293" calcext:value-type="float">
            <text:p>16293</text:p>
          </table:table-cell>
          <table:table-cell table:formula="of:=([.E365]-[.F365])*100/[.E365]" office:value-type="float" office:value="2.52467843254562" calcext:value-type="float">
            <text:p>2.5246784325</text:p>
          </table:table-cell>
          <table:table-cell table:formula="of:=IF([.E365]&gt;[.F365]; 1; 0)" office:value-type="float" office:value="1" calcext:value-type="float">
            <text:p>1</text:p>
          </table:table-cell>
          <table:table-cell office:value-type="float" office:value="12242" calcext:value-type="float">
            <text:p>12242</text:p>
          </table:table-cell>
          <table:table-cell office:value-type="float" office:value="10810" calcext:value-type="float">
            <text:p>10810</text:p>
          </table:table-cell>
          <table:table-cell table:formula="of:=([.I365]-[.J365])*100/[.I365]" office:value-type="float" office:value="11.6974350596308" calcext:value-type="float">
            <text:p>11.6974350596</text:p>
          </table:table-cell>
          <table:table-cell table:formula="of:=IF([.I365]&gt;[.J365]; 1; 0)" office:value-type="float" office:value="1" calcext:value-type="float">
            <text:p>1</text:p>
          </table:table-cell>
          <table:table-cell office:value-type="float" office:value="18135" calcext:value-type="float">
            <text:p>18135</text:p>
          </table:table-cell>
          <table:table-cell office:value-type="float" office:value="17227" calcext:value-type="float">
            <text:p>17227</text:p>
          </table:table-cell>
          <table:table-cell table:formula="of:=([.M365]-[.N365])*100/[.M365]" office:value-type="float" office:value="5.00689274882823" calcext:value-type="float">
            <text:p>5.0068927488</text:p>
          </table:table-cell>
          <table:table-cell table:formula="of:=IF([.M365]&gt;[.N36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540" calcext:value-type="float">
            <text:p>76540</text:p>
          </table:table-cell>
          <table:table-cell office:value-type="float" office:value="35024" calcext:value-type="float">
            <text:p>35024</text:p>
          </table:table-cell>
          <table:table-cell table:formula="of:=([.A366]-[.B366])*100/[.A366]" office:value-type="float" office:value="54.2409197805069" calcext:value-type="float">
            <text:p>54.2409197805</text:p>
          </table:table-cell>
          <table:table-cell table:formula="of:=IF([.A366]&gt;[.B366]; 1; 0)" office:value-type="float" office:value="1" calcext:value-type="float">
            <text:p>1</text:p>
          </table:table-cell>
          <table:table-cell office:value-type="float" office:value="79550" calcext:value-type="float">
            <text:p>79550</text:p>
          </table:table-cell>
          <table:table-cell office:value-type="float" office:value="29557" calcext:value-type="float">
            <text:p>29557</text:p>
          </table:table-cell>
          <table:table-cell table:formula="of:=([.E366]-[.F366])*100/[.E366]" office:value-type="float" office:value="62.8447517284727" calcext:value-type="float">
            <text:p>62.8447517285</text:p>
          </table:table-cell>
          <table:table-cell table:formula="of:=IF([.E366]&gt;[.F366]; 1; 0)" office:value-type="float" office:value="1" calcext:value-type="float">
            <text:p>1</text:p>
          </table:table-cell>
          <table:table-cell office:value-type="float" office:value="37690" calcext:value-type="float">
            <text:p>37690</text:p>
          </table:table-cell>
          <table:table-cell office:value-type="float" office:value="17434" calcext:value-type="float">
            <text:p>17434</text:p>
          </table:table-cell>
          <table:table-cell table:formula="of:=([.I366]-[.J366])*100/[.I366]" office:value-type="float" office:value="53.7436985937915" calcext:value-type="float">
            <text:p>53.7436985938</text:p>
          </table:table-cell>
          <table:table-cell table:formula="of:=IF([.I366]&gt;[.J366]; 1; 0)" office:value-type="float" office:value="1" calcext:value-type="float">
            <text:p>1</text:p>
          </table:table-cell>
          <table:table-cell office:value-type="float" office:value="51856" calcext:value-type="float">
            <text:p>51856</text:p>
          </table:table-cell>
          <table:table-cell office:value-type="float" office:value="26490" calcext:value-type="float">
            <text:p>26490</text:p>
          </table:table-cell>
          <table:table-cell table:formula="of:=([.M366]-[.N366])*100/[.M366]" office:value-type="float" office:value="48.9162295587782" calcext:value-type="float">
            <text:p>48.9162295588</text:p>
          </table:table-cell>
          <table:table-cell table:formula="of:=IF([.M366]&gt;[.N36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08" calcext:value-type="float">
            <text:p>18208</text:p>
          </table:table-cell>
          <table:table-cell office:value-type="float" office:value="16425" calcext:value-type="float">
            <text:p>16425</text:p>
          </table:table-cell>
          <table:table-cell table:formula="of:=([.A367]-[.B367])*100/[.A367]" office:value-type="float" office:value="9.79239894551845" calcext:value-type="float">
            <text:p>9.7923989455</text:p>
          </table:table-cell>
          <table:table-cell table:formula="of:=IF([.A367]&gt;[.B367]; 1; 0)" office:value-type="float" office:value="1" calcext:value-type="float">
            <text:p>1</text:p>
          </table:table-cell>
          <table:table-cell office:value-type="float" office:value="16671" calcext:value-type="float">
            <text:p>16671</text:p>
          </table:table-cell>
          <table:table-cell office:value-type="float" office:value="16216" calcext:value-type="float">
            <text:p>16216</text:p>
          </table:table-cell>
          <table:table-cell table:formula="of:=([.E367]-[.F367])*100/[.E367]" office:value-type="float" office:value="2.72929038450003" calcext:value-type="float">
            <text:p>2.7292903845</text:p>
          </table:table-cell>
          <table:table-cell table:formula="of:=IF([.E367]&gt;[.F367]; 1; 0)" office:value-type="float" office:value="1" calcext:value-type="float">
            <text:p>1</text:p>
          </table:table-cell>
          <table:table-cell office:value-type="float" office:value="12127" calcext:value-type="float">
            <text:p>12127</text:p>
          </table:table-cell>
          <table:table-cell office:value-type="float" office:value="10583" calcext:value-type="float">
            <text:p>10583</text:p>
          </table:table-cell>
          <table:table-cell table:formula="of:=([.I367]-[.J367])*100/[.I367]" office:value-type="float" office:value="12.7319205079575" calcext:value-type="float">
            <text:p>12.731920508</text:p>
          </table:table-cell>
          <table:table-cell table:formula="of:=IF([.I367]&gt;[.J367]; 1; 0)" office:value-type="float" office:value="1" calcext:value-type="float">
            <text:p>1</text:p>
          </table:table-cell>
          <table:table-cell office:value-type="float" office:value="18379" calcext:value-type="float">
            <text:p>18379</text:p>
          </table:table-cell>
          <table:table-cell office:value-type="float" office:value="17366" calcext:value-type="float">
            <text:p>17366</text:p>
          </table:table-cell>
          <table:table-cell table:formula="of:=([.M367]-[.N367])*100/[.M367]" office:value-type="float" office:value="5.51172533870178" calcext:value-type="float">
            <text:p>5.5117253387</text:p>
          </table:table-cell>
          <table:table-cell table:formula="of:=IF([.M367]&gt;[.N36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798" calcext:value-type="float">
            <text:p>77798</text:p>
          </table:table-cell>
          <table:table-cell office:value-type="float" office:value="37152" calcext:value-type="float">
            <text:p>37152</text:p>
          </table:table-cell>
          <table:table-cell table:formula="of:=([.A368]-[.B368])*100/[.A368]" office:value-type="float" office:value="52.2455590117998" calcext:value-type="float">
            <text:p>52.2455590118</text:p>
          </table:table-cell>
          <table:table-cell table:formula="of:=IF([.A368]&gt;[.B368]; 1; 0)" office:value-type="float" office:value="1" calcext:value-type="float">
            <text:p>1</text:p>
          </table:table-cell>
          <table:table-cell office:value-type="float" office:value="80055" calcext:value-type="float">
            <text:p>80055</text:p>
          </table:table-cell>
          <table:table-cell office:value-type="float" office:value="29463" calcext:value-type="float">
            <text:p>29463</text:p>
          </table:table-cell>
          <table:table-cell table:formula="of:=([.E368]-[.F368])*100/[.E368]" office:value-type="float" office:value="63.1965523702455" calcext:value-type="float">
            <text:p>63.1965523702</text:p>
          </table:table-cell>
          <table:table-cell table:formula="of:=IF([.E368]&gt;[.F368]; 1; 0)" office:value-type="float" office:value="1" calcext:value-type="float">
            <text:p>1</text:p>
          </table:table-cell>
          <table:table-cell office:value-type="float" office:value="38037" calcext:value-type="float">
            <text:p>38037</text:p>
          </table:table-cell>
          <table:table-cell office:value-type="float" office:value="16849" calcext:value-type="float">
            <text:p>16849</text:p>
          </table:table-cell>
          <table:table-cell table:formula="of:=([.I368]-[.J368])*100/[.I368]" office:value-type="float" office:value="55.7036569655861" calcext:value-type="float">
            <text:p>55.7036569656</text:p>
          </table:table-cell>
          <table:table-cell table:formula="of:=IF([.I368]&gt;[.J368]; 1; 0)" office:value-type="float" office:value="1" calcext:value-type="float">
            <text:p>1</text:p>
          </table:table-cell>
          <table:table-cell office:value-type="float" office:value="52036" calcext:value-type="float">
            <text:p>52036</text:p>
          </table:table-cell>
          <table:table-cell office:value-type="float" office:value="26119" calcext:value-type="float">
            <text:p>26119</text:p>
          </table:table-cell>
          <table:table-cell table:formula="of:=([.M368]-[.N368])*100/[.M368]" office:value-type="float" office:value="49.8059036051964" calcext:value-type="float">
            <text:p>49.8059036052</text:p>
          </table:table-cell>
          <table:table-cell table:formula="of:=IF([.M368]&gt;[.N36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66" calcext:value-type="float">
            <text:p>19766</text:p>
          </table:table-cell>
          <table:table-cell office:value-type="float" office:value="16542" calcext:value-type="float">
            <text:p>16542</text:p>
          </table:table-cell>
          <table:table-cell table:formula="of:=([.A369]-[.B369])*100/[.A369]" office:value-type="float" office:value="16.3108367904482" calcext:value-type="float">
            <text:p>16.3108367904</text:p>
          </table:table-cell>
          <table:table-cell table:formula="of:=IF([.A369]&gt;[.B369]; 1; 0)" office:value-type="float" office:value="1" calcext:value-type="float">
            <text:p>1</text:p>
          </table:table-cell>
          <table:table-cell office:value-type="float" office:value="17577" calcext:value-type="float">
            <text:p>17577</text:p>
          </table:table-cell>
          <table:table-cell office:value-type="float" office:value="16463" calcext:value-type="float">
            <text:p>16463</text:p>
          </table:table-cell>
          <table:table-cell table:formula="of:=([.E369]-[.F369])*100/[.E369]" office:value-type="float" office:value="6.33782784320419" calcext:value-type="float">
            <text:p>6.3378278432</text:p>
          </table:table-cell>
          <table:table-cell table:formula="of:=IF([.E369]&gt;[.F369]; 1; 0)" office:value-type="float" office:value="1" calcext:value-type="float">
            <text:p>1</text:p>
          </table:table-cell>
          <table:table-cell office:value-type="float" office:value="12096" calcext:value-type="float">
            <text:p>12096</text:p>
          </table:table-cell>
          <table:table-cell office:value-type="float" office:value="11286" calcext:value-type="float">
            <text:p>11286</text:p>
          </table:table-cell>
          <table:table-cell table:formula="of:=([.I369]-[.J369])*100/[.I369]" office:value-type="float" office:value="6.69642857142857" calcext:value-type="float">
            <text:p>6.6964285714</text:p>
          </table:table-cell>
          <table:table-cell table:formula="of:=IF([.I369]&gt;[.J369]; 1; 0)" office:value-type="float" office:value="1" calcext:value-type="float">
            <text:p>1</text:p>
          </table:table-cell>
          <table:table-cell office:value-type="float" office:value="18279" calcext:value-type="float">
            <text:p>18279</text:p>
          </table:table-cell>
          <table:table-cell office:value-type="float" office:value="17733" calcext:value-type="float">
            <text:p>17733</text:p>
          </table:table-cell>
          <table:table-cell table:formula="of:=([.M369]-[.N369])*100/[.M369]" office:value-type="float" office:value="2.98703430165764" calcext:value-type="float">
            <text:p>2.9870343017</text:p>
          </table:table-cell>
          <table:table-cell table:formula="of:=IF([.M369]&gt;[.N36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520" calcext:value-type="float">
            <text:p>80520</text:p>
          </table:table-cell>
          <table:table-cell office:value-type="float" office:value="37327" calcext:value-type="float">
            <text:p>37327</text:p>
          </table:table-cell>
          <table:table-cell table:formula="of:=([.A370]-[.B370])*100/[.A370]" office:value-type="float" office:value="53.6425732737208" calcext:value-type="float">
            <text:p>53.6425732737</text:p>
          </table:table-cell>
          <table:table-cell table:formula="of:=IF([.A370]&gt;[.B370]; 1; 0)" office:value-type="float" office:value="1" calcext:value-type="float">
            <text:p>1</text:p>
          </table:table-cell>
          <table:table-cell office:value-type="float" office:value="80178" calcext:value-type="float">
            <text:p>80178</text:p>
          </table:table-cell>
          <table:table-cell office:value-type="float" office:value="29129" calcext:value-type="float">
            <text:p>29129</text:p>
          </table:table-cell>
          <table:table-cell table:formula="of:=([.E370]-[.F370])*100/[.E370]" office:value-type="float" office:value="63.6695851729901" calcext:value-type="float">
            <text:p>63.669585173</text:p>
          </table:table-cell>
          <table:table-cell table:formula="of:=IF([.E370]&gt;[.F370]; 1; 0)" office:value-type="float" office:value="1" calcext:value-type="float">
            <text:p>1</text:p>
          </table:table-cell>
          <table:table-cell office:value-type="float" office:value="37478" calcext:value-type="float">
            <text:p>37478</text:p>
          </table:table-cell>
          <table:table-cell office:value-type="float" office:value="16326" calcext:value-type="float">
            <text:p>16326</text:p>
          </table:table-cell>
          <table:table-cell table:formula="of:=([.I370]-[.J370])*100/[.I370]" office:value-type="float" office:value="56.4384438870804" calcext:value-type="float">
            <text:p>56.4384438871</text:p>
          </table:table-cell>
          <table:table-cell table:formula="of:=IF([.I370]&gt;[.J370]; 1; 0)" office:value-type="float" office:value="1" calcext:value-type="float">
            <text:p>1</text:p>
          </table:table-cell>
          <table:table-cell office:value-type="float" office:value="52798" calcext:value-type="float">
            <text:p>52798</text:p>
          </table:table-cell>
          <table:table-cell office:value-type="float" office:value="26151" calcext:value-type="float">
            <text:p>26151</text:p>
          </table:table-cell>
          <table:table-cell table:formula="of:=([.M370]-[.N370])*100/[.M370]" office:value-type="float" office:value="50.4697147619228" calcext:value-type="float">
            <text:p>50.4697147619</text:p>
          </table:table-cell>
          <table:table-cell table:formula="of:=IF([.M370]&gt;[.N37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15" calcext:value-type="float">
            <text:p>22315</text:p>
          </table:table-cell>
          <table:table-cell office:value-type="float" office:value="29946" calcext:value-type="float">
            <text:p>29946</text:p>
          </table:table-cell>
          <table:table-cell table:formula="of:=([.A371]-[.B371])*100/[.A371]" office:value-type="float" office:value="-34.1967286578535" calcext:value-type="float">
            <text:p>-34.1967286579</text:p>
          </table:table-cell>
          <table:table-cell table:formula="of:=IF([.A371]&gt;[.B371]; 1; 0)" office:value-type="float" office:value="0" calcext:value-type="float">
            <text:p>0</text:p>
          </table:table-cell>
          <table:table-cell office:value-type="float" office:value="17326" calcext:value-type="float">
            <text:p>17326</text:p>
          </table:table-cell>
          <table:table-cell office:value-type="float" office:value="16843" calcext:value-type="float">
            <text:p>16843</text:p>
          </table:table-cell>
          <table:table-cell table:formula="of:=([.E371]-[.F371])*100/[.E371]" office:value-type="float" office:value="2.78771788064181" calcext:value-type="float">
            <text:p>2.7877178806</text:p>
          </table:table-cell>
          <table:table-cell table:formula="of:=IF([.E371]&gt;[.F371]; 1; 0)" office:value-type="float" office:value="1" calcext:value-type="float">
            <text:p>1</text:p>
          </table:table-cell>
          <table:table-cell office:value-type="float" office:value="12590" calcext:value-type="float">
            <text:p>12590</text:p>
          </table:table-cell>
          <table:table-cell office:value-type="float" office:value="10720" calcext:value-type="float">
            <text:p>10720</text:p>
          </table:table-cell>
          <table:table-cell table:formula="of:=([.I371]-[.J371])*100/[.I371]" office:value-type="float" office:value="14.8530579825258" calcext:value-type="float">
            <text:p>14.8530579825</text:p>
          </table:table-cell>
          <table:table-cell table:formula="of:=IF([.I371]&gt;[.J371]; 1; 0)" office:value-type="float" office:value="1" calcext:value-type="float">
            <text:p>1</text:p>
          </table:table-cell>
          <table:table-cell office:value-type="float" office:value="18400" calcext:value-type="float">
            <text:p>18400</text:p>
          </table:table-cell>
          <table:table-cell office:value-type="float" office:value="17725" calcext:value-type="float">
            <text:p>17725</text:p>
          </table:table-cell>
          <table:table-cell table:formula="of:=([.M371]-[.N371])*100/[.M371]" office:value-type="float" office:value="3.66847826086957" calcext:value-type="float">
            <text:p>3.6684782609</text:p>
          </table:table-cell>
          <table:table-cell table:formula="of:=IF([.M371]&gt;[.N37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102" calcext:value-type="float">
            <text:p>78102</text:p>
          </table:table-cell>
          <table:table-cell office:value-type="float" office:value="28792" calcext:value-type="float">
            <text:p>28792</text:p>
          </table:table-cell>
          <table:table-cell table:formula="of:=([.A372]-[.B372])*100/[.A372]" office:value-type="float" office:value="63.1353870579499" calcext:value-type="float">
            <text:p>63.1353870579</text:p>
          </table:table-cell>
          <table:table-cell table:formula="of:=IF([.A372]&gt;[.B372]; 1; 0)" office:value-type="float" office:value="1" calcext:value-type="float">
            <text:p>1</text:p>
          </table:table-cell>
          <table:table-cell office:value-type="float" office:value="80241" calcext:value-type="float">
            <text:p>80241</text:p>
          </table:table-cell>
          <table:table-cell office:value-type="float" office:value="34635" calcext:value-type="float">
            <text:p>34635</text:p>
          </table:table-cell>
          <table:table-cell table:formula="of:=([.E372]-[.F372])*100/[.E372]" office:value-type="float" office:value="56.8362807043781" calcext:value-type="float">
            <text:p>56.8362807044</text:p>
          </table:table-cell>
          <table:table-cell table:formula="of:=IF([.E372]&gt;[.F372]; 1; 0)" office:value-type="float" office:value="1" calcext:value-type="float">
            <text:p>1</text:p>
          </table:table-cell>
          <table:table-cell office:value-type="float" office:value="37287" calcext:value-type="float">
            <text:p>37287</text:p>
          </table:table-cell>
          <table:table-cell office:value-type="float" office:value="16430" calcext:value-type="float">
            <text:p>16430</text:p>
          </table:table-cell>
          <table:table-cell table:formula="of:=([.I372]-[.J372])*100/[.I372]" office:value-type="float" office:value="55.9363853353716" calcext:value-type="float">
            <text:p>55.9363853354</text:p>
          </table:table-cell>
          <table:table-cell table:formula="of:=IF([.I372]&gt;[.J372]; 1; 0)" office:value-type="float" office:value="1" calcext:value-type="float">
            <text:p>1</text:p>
          </table:table-cell>
          <table:table-cell office:value-type="float" office:value="52100" calcext:value-type="float">
            <text:p>52100</text:p>
          </table:table-cell>
          <table:table-cell office:value-type="float" office:value="25699" calcext:value-type="float">
            <text:p>25699</text:p>
          </table:table-cell>
          <table:table-cell table:formula="of:=([.M372]-[.N372])*100/[.M372]" office:value-type="float" office:value="50.6737044145873" calcext:value-type="float">
            <text:p>50.6737044146</text:p>
          </table:table-cell>
          <table:table-cell table:formula="of:=IF([.M372]&gt;[.N37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16" calcext:value-type="float">
            <text:p>17716</text:p>
          </table:table-cell>
          <table:table-cell office:value-type="float" office:value="16959" calcext:value-type="float">
            <text:p>16959</text:p>
          </table:table-cell>
          <table:table-cell table:formula="of:=([.A373]-[.B373])*100/[.A373]" office:value-type="float" office:value="4.27297358320163" calcext:value-type="float">
            <text:p>4.2729735832</text:p>
          </table:table-cell>
          <table:table-cell table:formula="of:=IF([.A373]&gt;[.B373]; 1; 0)" office:value-type="float" office:value="1" calcext:value-type="float">
            <text:p>1</text:p>
          </table:table-cell>
          <table:table-cell office:value-type="float" office:value="17559" calcext:value-type="float">
            <text:p>17559</text:p>
          </table:table-cell>
          <table:table-cell office:value-type="float" office:value="16871" calcext:value-type="float">
            <text:p>16871</text:p>
          </table:table-cell>
          <table:table-cell table:formula="of:=([.E373]-[.F373])*100/[.E373]" office:value-type="float" office:value="3.91821857736773" calcext:value-type="float">
            <text:p>3.9182185774</text:p>
          </table:table-cell>
          <table:table-cell table:formula="of:=IF([.E373]&gt;[.F373]; 1; 0)" office:value-type="float" office:value="1" calcext:value-type="float">
            <text:p>1</text:p>
          </table:table-cell>
          <table:table-cell office:value-type="float" office:value="12776" calcext:value-type="float">
            <text:p>12776</text:p>
          </table:table-cell>
          <table:table-cell office:value-type="float" office:value="11069" calcext:value-type="float">
            <text:p>11069</text:p>
          </table:table-cell>
          <table:table-cell table:formula="of:=([.I373]-[.J373])*100/[.I373]" office:value-type="float" office:value="13.3609893550407" calcext:value-type="float">
            <text:p>13.360989355</text:p>
          </table:table-cell>
          <table:table-cell table:formula="of:=IF([.I373]&gt;[.J373]; 1; 0)" office:value-type="float" office:value="1" calcext:value-type="float">
            <text:p>1</text:p>
          </table:table-cell>
          <table:table-cell office:value-type="float" office:value="18455" calcext:value-type="float">
            <text:p>18455</text:p>
          </table:table-cell>
          <table:table-cell office:value-type="float" office:value="18433" calcext:value-type="float">
            <text:p>18433</text:p>
          </table:table-cell>
          <table:table-cell table:formula="of:=([.M373]-[.N373])*100/[.M373]" office:value-type="float" office:value="0.119208886480629" calcext:value-type="float">
            <text:p>0.1192088865</text:p>
          </table:table-cell>
          <table:table-cell table:formula="of:=IF([.M373]&gt;[.N37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463" calcext:value-type="float">
            <text:p>76463</text:p>
          </table:table-cell>
          <table:table-cell office:value-type="float" office:value="31097" calcext:value-type="float">
            <text:p>31097</text:p>
          </table:table-cell>
          <table:table-cell table:formula="of:=([.A374]-[.B374])*100/[.A374]" office:value-type="float" office:value="59.3306566574683" calcext:value-type="float">
            <text:p>59.3306566575</text:p>
          </table:table-cell>
          <table:table-cell table:formula="of:=IF([.A374]&gt;[.B374]; 1; 0)" office:value-type="float" office:value="1" calcext:value-type="float">
            <text:p>1</text:p>
          </table:table-cell>
          <table:table-cell office:value-type="float" office:value="80848" calcext:value-type="float">
            <text:p>80848</text:p>
          </table:table-cell>
          <table:table-cell office:value-type="float" office:value="34137" calcext:value-type="float">
            <text:p>34137</text:p>
          </table:table-cell>
          <table:table-cell table:formula="of:=([.E374]-[.F374])*100/[.E374]" office:value-type="float" office:value="57.7763209974273" calcext:value-type="float">
            <text:p>57.7763209974</text:p>
          </table:table-cell>
          <table:table-cell table:formula="of:=IF([.E374]&gt;[.F374]; 1; 0)" office:value-type="float" office:value="1" calcext:value-type="float">
            <text:p>1</text:p>
          </table:table-cell>
          <table:table-cell office:value-type="float" office:value="37697" calcext:value-type="float">
            <text:p>37697</text:p>
          </table:table-cell>
          <table:table-cell office:value-type="float" office:value="16062" calcext:value-type="float">
            <text:p>16062</text:p>
          </table:table-cell>
          <table:table-cell table:formula="of:=([.I374]-[.J374])*100/[.I374]" office:value-type="float" office:value="57.3918348940234" calcext:value-type="float">
            <text:p>57.391834894</text:p>
          </table:table-cell>
          <table:table-cell table:formula="of:=IF([.I374]&gt;[.J374]; 1; 0)" office:value-type="float" office:value="1" calcext:value-type="float">
            <text:p>1</text:p>
          </table:table-cell>
          <table:table-cell office:value-type="float" office:value="53152" calcext:value-type="float">
            <text:p>53152</text:p>
          </table:table-cell>
          <table:table-cell office:value-type="float" office:value="25956" calcext:value-type="float">
            <text:p>25956</text:p>
          </table:table-cell>
          <table:table-cell table:formula="of:=([.M374]-[.N374])*100/[.M374]" office:value-type="float" office:value="51.1664659843468" calcext:value-type="float">
            <text:p>51.1664659843</text:p>
          </table:table-cell>
          <table:table-cell table:formula="of:=IF([.M374]&gt;[.N37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45" calcext:value-type="float">
            <text:p>20045</text:p>
          </table:table-cell>
          <table:table-cell office:value-type="float" office:value="18089" calcext:value-type="float">
            <text:p>18089</text:p>
          </table:table-cell>
          <table:table-cell table:formula="of:=([.A375]-[.B375])*100/[.A375]" office:value-type="float" office:value="9.75804440009978" calcext:value-type="float">
            <text:p>9.7580444001</text:p>
          </table:table-cell>
          <table:table-cell table:formula="of:=IF([.A375]&gt;[.B375]; 1; 0)" office:value-type="float" office:value="1" calcext:value-type="float">
            <text:p>1</text:p>
          </table:table-cell>
          <table:table-cell office:value-type="float" office:value="17825" calcext:value-type="float">
            <text:p>17825</text:p>
          </table:table-cell>
          <table:table-cell office:value-type="float" office:value="16788" calcext:value-type="float">
            <text:p>16788</text:p>
          </table:table-cell>
          <table:table-cell table:formula="of:=([.E375]-[.F375])*100/[.E375]" office:value-type="float" office:value="5.81767180925666" calcext:value-type="float">
            <text:p>5.8176718093</text:p>
          </table:table-cell>
          <table:table-cell table:formula="of:=IF([.E375]&gt;[.F375]; 1; 0)" office:value-type="float" office:value="1" calcext:value-type="float">
            <text:p>1</text:p>
          </table:table-cell>
          <table:table-cell office:value-type="float" office:value="12527" calcext:value-type="float">
            <text:p>12527</text:p>
          </table:table-cell>
          <table:table-cell office:value-type="float" office:value="11247" calcext:value-type="float">
            <text:p>11247</text:p>
          </table:table-cell>
          <table:table-cell table:formula="of:=([.I375]-[.J375])*100/[.I375]" office:value-type="float" office:value="10.2179292727708" calcext:value-type="float">
            <text:p>10.2179292728</text:p>
          </table:table-cell>
          <table:table-cell table:formula="of:=IF([.I375]&gt;[.J375]; 1; 0)" office:value-type="float" office:value="1" calcext:value-type="float">
            <text:p>1</text:p>
          </table:table-cell>
          <table:table-cell office:value-type="float" office:value="19236" calcext:value-type="float">
            <text:p>19236</text:p>
          </table:table-cell>
          <table:table-cell office:value-type="float" office:value="18539" calcext:value-type="float">
            <text:p>18539</text:p>
          </table:table-cell>
          <table:table-cell table:formula="of:=([.M375]-[.N375])*100/[.M375]" office:value-type="float" office:value="3.62341443127469" calcext:value-type="float">
            <text:p>3.6234144313</text:p>
          </table:table-cell>
          <table:table-cell table:formula="of:=IF([.M375]&gt;[.N37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956" calcext:value-type="float">
            <text:p>82956</text:p>
          </table:table-cell>
          <table:table-cell office:value-type="float" office:value="28949" calcext:value-type="float">
            <text:p>28949</text:p>
          </table:table-cell>
          <table:table-cell table:formula="of:=([.A376]-[.B376])*100/[.A376]" office:value-type="float" office:value="65.1031872317855" calcext:value-type="float">
            <text:p>65.1031872318</text:p>
          </table:table-cell>
          <table:table-cell table:formula="of:=IF([.A376]&gt;[.B376]; 1; 0)" office:value-type="float" office:value="1" calcext:value-type="float">
            <text:p>1</text:p>
          </table:table-cell>
          <table:table-cell office:value-type="float" office:value="79621" calcext:value-type="float">
            <text:p>79621</text:p>
          </table:table-cell>
          <table:table-cell office:value-type="float" office:value="31690" calcext:value-type="float">
            <text:p>31690</text:p>
          </table:table-cell>
          <table:table-cell table:formula="of:=([.E376]-[.F376])*100/[.E376]" office:value-type="float" office:value="60.1989424900466" calcext:value-type="float">
            <text:p>60.19894249</text:p>
          </table:table-cell>
          <table:table-cell table:formula="of:=IF([.E376]&gt;[.F376]; 1; 0)" office:value-type="float" office:value="1" calcext:value-type="float">
            <text:p>1</text:p>
          </table:table-cell>
          <table:table-cell office:value-type="float" office:value="37425" calcext:value-type="float">
            <text:p>37425</text:p>
          </table:table-cell>
          <table:table-cell office:value-type="float" office:value="15665" calcext:value-type="float">
            <text:p>15665</text:p>
          </table:table-cell>
          <table:table-cell table:formula="of:=([.I376]-[.J376])*100/[.I376]" office:value-type="float" office:value="58.1429525718103" calcext:value-type="float">
            <text:p>58.1429525718</text:p>
          </table:table-cell>
          <table:table-cell table:formula="of:=IF([.I376]&gt;[.J376]; 1; 0)" office:value-type="float" office:value="1" calcext:value-type="float">
            <text:p>1</text:p>
          </table:table-cell>
          <table:table-cell office:value-type="float" office:value="52368" calcext:value-type="float">
            <text:p>52368</text:p>
          </table:table-cell>
          <table:table-cell office:value-type="float" office:value="25193" calcext:value-type="float">
            <text:p>25193</text:p>
          </table:table-cell>
          <table:table-cell table:formula="of:=([.M376]-[.N376])*100/[.M376]" office:value-type="float" office:value="51.8923770241369" calcext:value-type="float">
            <text:p>51.8923770241</text:p>
          </table:table-cell>
          <table:table-cell table:formula="of:=IF([.M376]&gt;[.N37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36" calcext:value-type="float">
            <text:p>19336</text:p>
          </table:table-cell>
          <table:table-cell office:value-type="float" office:value="35461" calcext:value-type="float">
            <text:p>35461</text:p>
          </table:table-cell>
          <table:table-cell table:formula="of:=([.A377]-[.B377])*100/[.A377]" office:value-type="float" office:value="-83.393669838643" calcext:value-type="float">
            <text:p>-83.3936698386</text:p>
          </table:table-cell>
          <table:table-cell table:formula="of:=IF([.A377]&gt;[.B377]; 1; 0)" office:value-type="float" office:value="0" calcext:value-type="float">
            <text:p>0</text:p>
          </table:table-cell>
          <table:table-cell office:value-type="float" office:value="17935" calcext:value-type="float">
            <text:p>17935</text:p>
          </table:table-cell>
          <table:table-cell office:value-type="float" office:value="16834" calcext:value-type="float">
            <text:p>16834</text:p>
          </table:table-cell>
          <table:table-cell table:formula="of:=([.E377]-[.F377])*100/[.E377]" office:value-type="float" office:value="6.13883468079175" calcext:value-type="float">
            <text:p>6.1388346808</text:p>
          </table:table-cell>
          <table:table-cell table:formula="of:=IF([.E377]&gt;[.F377]; 1; 0)" office:value-type="float" office:value="1" calcext:value-type="float">
            <text:p>1</text:p>
          </table:table-cell>
          <table:table-cell office:value-type="float" office:value="15160" calcext:value-type="float">
            <text:p>15160</text:p>
          </table:table-cell>
          <table:table-cell office:value-type="float" office:value="11045" calcext:value-type="float">
            <text:p>11045</text:p>
          </table:table-cell>
          <table:table-cell table:formula="of:=([.I377]-[.J377])*100/[.I377]" office:value-type="float" office:value="27.1437994722955" calcext:value-type="float">
            <text:p>27.1437994723</text:p>
          </table:table-cell>
          <table:table-cell table:formula="of:=IF([.I377]&gt;[.J377]; 1; 0)" office:value-type="float" office:value="1" calcext:value-type="float">
            <text:p>1</text:p>
          </table:table-cell>
          <table:table-cell office:value-type="float" office:value="19078" calcext:value-type="float">
            <text:p>19078</text:p>
          </table:table-cell>
          <table:table-cell office:value-type="float" office:value="18328" calcext:value-type="float">
            <text:p>18328</text:p>
          </table:table-cell>
          <table:table-cell table:formula="of:=([.M377]-[.N377])*100/[.M377]" office:value-type="float" office:value="3.93122968864661" calcext:value-type="float">
            <text:p>3.9312296886</text:p>
          </table:table-cell>
          <table:table-cell table:formula="of:=IF([.M377]&gt;[.N37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412" calcext:value-type="float">
            <text:p>76412</text:p>
          </table:table-cell>
          <table:table-cell office:value-type="float" office:value="26591" calcext:value-type="float">
            <text:p>26591</text:p>
          </table:table-cell>
          <table:table-cell table:formula="of:=([.A378]-[.B378])*100/[.A378]" office:value-type="float" office:value="65.2004920693085" calcext:value-type="float">
            <text:p>65.2004920693</text:p>
          </table:table-cell>
          <table:table-cell table:formula="of:=IF([.A378]&gt;[.B378]; 1; 0)" office:value-type="float" office:value="1" calcext:value-type="float">
            <text:p>1</text:p>
          </table:table-cell>
          <table:table-cell office:value-type="float" office:value="79447" calcext:value-type="float">
            <text:p>79447</text:p>
          </table:table-cell>
          <table:table-cell office:value-type="float" office:value="26665" calcext:value-type="float">
            <text:p>26665</text:p>
          </table:table-cell>
          <table:table-cell table:formula="of:=([.E378]-[.F378])*100/[.E378]" office:value-type="float" office:value="66.4367439928506" calcext:value-type="float">
            <text:p>66.4367439929</text:p>
          </table:table-cell>
          <table:table-cell table:formula="of:=IF([.E378]&gt;[.F378]; 1; 0)" office:value-type="float" office:value="1" calcext:value-type="float">
            <text:p>1</text:p>
          </table:table-cell>
          <table:table-cell office:value-type="float" office:value="36926" calcext:value-type="float">
            <text:p>36926</text:p>
          </table:table-cell>
          <table:table-cell office:value-type="float" office:value="16387" calcext:value-type="float">
            <text:p>16387</text:p>
          </table:table-cell>
          <table:table-cell table:formula="of:=([.I378]-[.J378])*100/[.I378]" office:value-type="float" office:value="55.6220549206521" calcext:value-type="float">
            <text:p>55.6220549207</text:p>
          </table:table-cell>
          <table:table-cell table:formula="of:=IF([.I378]&gt;[.J378]; 1; 0)" office:value-type="float" office:value="1" calcext:value-type="float">
            <text:p>1</text:p>
          </table:table-cell>
          <table:table-cell office:value-type="float" office:value="51581" calcext:value-type="float">
            <text:p>51581</text:p>
          </table:table-cell>
          <table:table-cell office:value-type="float" office:value="24813" calcext:value-type="float">
            <text:p>24813</text:p>
          </table:table-cell>
          <table:table-cell table:formula="of:=([.M378]-[.N378])*100/[.M378]" office:value-type="float" office:value="51.8950776448692" calcext:value-type="float">
            <text:p>51.8950776449</text:p>
          </table:table-cell>
          <table:table-cell table:formula="of:=IF([.M378]&gt;[.N37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85" calcext:value-type="float">
            <text:p>18285</text:p>
          </table:table-cell>
          <table:table-cell office:value-type="float" office:value="17486" calcext:value-type="float">
            <text:p>17486</text:p>
          </table:table-cell>
          <table:table-cell table:formula="of:=([.A379]-[.B379])*100/[.A379]" office:value-type="float" office:value="4.36970194148209" calcext:value-type="float">
            <text:p>4.3697019415</text:p>
          </table:table-cell>
          <table:table-cell table:formula="of:=IF([.A379]&gt;[.B379]; 1; 0)" office:value-type="float" office:value="1" calcext:value-type="float">
            <text:p>1</text:p>
          </table:table-cell>
          <table:table-cell office:value-type="float" office:value="18218" calcext:value-type="float">
            <text:p>18218</text:p>
          </table:table-cell>
          <table:table-cell office:value-type="float" office:value="17545" calcext:value-type="float">
            <text:p>17545</text:p>
          </table:table-cell>
          <table:table-cell table:formula="of:=([.E379]-[.F379])*100/[.E379]" office:value-type="float" office:value="3.69414864419805" calcext:value-type="float">
            <text:p>3.6941486442</text:p>
          </table:table-cell>
          <table:table-cell table:formula="of:=IF([.E379]&gt;[.F379]; 1; 0)" office:value-type="float" office:value="1" calcext:value-type="float">
            <text:p>1</text:p>
          </table:table-cell>
          <table:table-cell office:value-type="float" office:value="13400" calcext:value-type="float">
            <text:p>13400</text:p>
          </table:table-cell>
          <table:table-cell office:value-type="float" office:value="11130" calcext:value-type="float">
            <text:p>11130</text:p>
          </table:table-cell>
          <table:table-cell table:formula="of:=([.I379]-[.J379])*100/[.I379]" office:value-type="float" office:value="16.9402985074627" calcext:value-type="float">
            <text:p>16.9402985075</text:p>
          </table:table-cell>
          <table:table-cell table:formula="of:=IF([.I379]&gt;[.J379]; 1; 0)" office:value-type="float" office:value="1" calcext:value-type="float">
            <text:p>1</text:p>
          </table:table-cell>
          <table:table-cell office:value-type="float" office:value="19310" calcext:value-type="float">
            <text:p>19310</text:p>
          </table:table-cell>
          <table:table-cell office:value-type="float" office:value="18470" calcext:value-type="float">
            <text:p>18470</text:p>
          </table:table-cell>
          <table:table-cell table:formula="of:=([.M379]-[.N379])*100/[.M379]" office:value-type="float" office:value="4.35007767995857" calcext:value-type="float">
            <text:p>4.35007768</text:p>
          </table:table-cell>
          <table:table-cell table:formula="of:=IF([.M379]&gt;[.N37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779" calcext:value-type="float">
            <text:p>85779</text:p>
          </table:table-cell>
          <table:table-cell office:value-type="float" office:value="27217" calcext:value-type="float">
            <text:p>27217</text:p>
          </table:table-cell>
          <table:table-cell table:formula="of:=([.A380]-[.B380])*100/[.A380]" office:value-type="float" office:value="68.2707888877231" calcext:value-type="float">
            <text:p>68.2707888877</text:p>
          </table:table-cell>
          <table:table-cell table:formula="of:=IF([.A380]&gt;[.B380]; 1; 0)" office:value-type="float" office:value="1" calcext:value-type="float">
            <text:p>1</text:p>
          </table:table-cell>
          <table:table-cell office:value-type="float" office:value="80312" calcext:value-type="float">
            <text:p>80312</text:p>
          </table:table-cell>
          <table:table-cell office:value-type="float" office:value="26478" calcext:value-type="float">
            <text:p>26478</text:p>
          </table:table-cell>
          <table:table-cell table:formula="of:=([.E380]-[.F380])*100/[.E380]" office:value-type="float" office:value="67.0310787927084" calcext:value-type="float">
            <text:p>67.0310787927</text:p>
          </table:table-cell>
          <table:table-cell table:formula="of:=IF([.E380]&gt;[.F380]; 1; 0)" office:value-type="float" office:value="1" calcext:value-type="float">
            <text:p>1</text:p>
          </table:table-cell>
          <table:table-cell office:value-type="float" office:value="37118" calcext:value-type="float">
            <text:p>37118</text:p>
          </table:table-cell>
          <table:table-cell office:value-type="float" office:value="15438" calcext:value-type="float">
            <text:p>15438</text:p>
          </table:table-cell>
          <table:table-cell table:formula="of:=([.I380]-[.J380])*100/[.I380]" office:value-type="float" office:value="58.4083194137615" calcext:value-type="float">
            <text:p>58.4083194138</text:p>
          </table:table-cell>
          <table:table-cell table:formula="of:=IF([.I380]&gt;[.J380]; 1; 0)" office:value-type="float" office:value="1" calcext:value-type="float">
            <text:p>1</text:p>
          </table:table-cell>
          <table:table-cell office:value-type="float" office:value="52337" calcext:value-type="float">
            <text:p>52337</text:p>
          </table:table-cell>
          <table:table-cell office:value-type="float" office:value="24421" calcext:value-type="float">
            <text:p>24421</text:p>
          </table:table-cell>
          <table:table-cell table:formula="of:=([.M380]-[.N380])*100/[.M380]" office:value-type="float" office:value="53.3389380361886" calcext:value-type="float">
            <text:p>53.3389380362</text:p>
          </table:table-cell>
          <table:table-cell table:formula="of:=IF([.M380]&gt;[.N38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45" calcext:value-type="float">
            <text:p>19045</text:p>
          </table:table-cell>
          <table:table-cell office:value-type="float" office:value="17722" calcext:value-type="float">
            <text:p>17722</text:p>
          </table:table-cell>
          <table:table-cell table:formula="of:=([.A381]-[.B381])*100/[.A381]" office:value-type="float" office:value="6.94670517196114" calcext:value-type="float">
            <text:p>6.946705172</text:p>
          </table:table-cell>
          <table:table-cell table:formula="of:=IF([.A381]&gt;[.B381]; 1; 0)" office:value-type="float" office:value="1" calcext:value-type="float">
            <text:p>1</text:p>
          </table:table-cell>
          <table:table-cell office:value-type="float" office:value="18570" calcext:value-type="float">
            <text:p>18570</text:p>
          </table:table-cell>
          <table:table-cell office:value-type="float" office:value="17843" calcext:value-type="float">
            <text:p>17843</text:p>
          </table:table-cell>
          <table:table-cell table:formula="of:=([.E381]-[.F381])*100/[.E381]" office:value-type="float" office:value="3.91491653204093" calcext:value-type="float">
            <text:p>3.914916532</text:p>
          </table:table-cell>
          <table:table-cell table:formula="of:=IF([.E381]&gt;[.F381]; 1; 0)" office:value-type="float" office:value="1" calcext:value-type="float">
            <text:p>1</text:p>
          </table:table-cell>
          <table:table-cell office:value-type="float" office:value="14121" calcext:value-type="float">
            <text:p>14121</text:p>
          </table:table-cell>
          <table:table-cell office:value-type="float" office:value="11680" calcext:value-type="float">
            <text:p>11680</text:p>
          </table:table-cell>
          <table:table-cell table:formula="of:=([.I381]-[.J381])*100/[.I381]" office:value-type="float" office:value="17.2863111677643" calcext:value-type="float">
            <text:p>17.2863111678</text:p>
          </table:table-cell>
          <table:table-cell table:formula="of:=IF([.I381]&gt;[.J381]; 1; 0)" office:value-type="float" office:value="1" calcext:value-type="float">
            <text:p>1</text:p>
          </table:table-cell>
          <table:table-cell office:value-type="float" office:value="19735" calcext:value-type="float">
            <text:p>19735</text:p>
          </table:table-cell>
          <table:table-cell office:value-type="float" office:value="18967" calcext:value-type="float">
            <text:p>18967</text:p>
          </table:table-cell>
          <table:table-cell table:formula="of:=([.M381]-[.N381])*100/[.M381]" office:value-type="float" office:value="3.89156321256651" calcext:value-type="float">
            <text:p>3.8915632126</text:p>
          </table:table-cell>
          <table:table-cell table:formula="of:=IF([.M381]&gt;[.N38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17" calcext:value-type="float">
            <text:p>78617</text:p>
          </table:table-cell>
          <table:table-cell office:value-type="float" office:value="25810" calcext:value-type="float">
            <text:p>25810</text:p>
          </table:table-cell>
          <table:table-cell table:formula="of:=([.A382]-[.B382])*100/[.A382]" office:value-type="float" office:value="67.1699505196077" calcext:value-type="float">
            <text:p>67.1699505196</text:p>
          </table:table-cell>
          <table:table-cell table:formula="of:=IF([.A382]&gt;[.B382]; 1; 0)" office:value-type="float" office:value="1" calcext:value-type="float">
            <text:p>1</text:p>
          </table:table-cell>
          <table:table-cell office:value-type="float" office:value="81311" calcext:value-type="float">
            <text:p>81311</text:p>
          </table:table-cell>
          <table:table-cell office:value-type="float" office:value="25946" calcext:value-type="float">
            <text:p>25946</text:p>
          </table:table-cell>
          <table:table-cell table:formula="of:=([.E382]-[.F382])*100/[.E382]" office:value-type="float" office:value="68.0904182705907" calcext:value-type="float">
            <text:p>68.0904182706</text:p>
          </table:table-cell>
          <table:table-cell table:formula="of:=IF([.E382]&gt;[.F382]; 1; 0)" office:value-type="float" office:value="1" calcext:value-type="float">
            <text:p>1</text:p>
          </table:table-cell>
          <table:table-cell office:value-type="float" office:value="37248" calcext:value-type="float">
            <text:p>37248</text:p>
          </table:table-cell>
          <table:table-cell office:value-type="float" office:value="14904" calcext:value-type="float">
            <text:p>14904</text:p>
          </table:table-cell>
          <table:table-cell table:formula="of:=([.I382]-[.J382])*100/[.I382]" office:value-type="float" office:value="59.9871134020619" calcext:value-type="float">
            <text:p>59.9871134021</text:p>
          </table:table-cell>
          <table:table-cell table:formula="of:=IF([.I382]&gt;[.J382]; 1; 0)" office:value-type="float" office:value="1" calcext:value-type="float">
            <text:p>1</text:p>
          </table:table-cell>
          <table:table-cell office:value-type="float" office:value="51653" calcext:value-type="float">
            <text:p>51653</text:p>
          </table:table-cell>
          <table:table-cell office:value-type="float" office:value="25217" calcext:value-type="float">
            <text:p>25217</text:p>
          </table:table-cell>
          <table:table-cell table:formula="of:=([.M382]-[.N382])*100/[.M382]" office:value-type="float" office:value="51.1799895456217" calcext:value-type="float">
            <text:p>51.1799895456</text:p>
          </table:table-cell>
          <table:table-cell table:formula="of:=IF([.M382]&gt;[.N38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30678" calcext:value-type="float">
            <text:p>30678</text:p>
          </table:table-cell>
          <table:table-cell table:formula="of:=([.A383]-[.B383])*100/[.A383]" office:value-type="float" office:value="-60.6178010471204" calcext:value-type="float">
            <text:p>-60.6178010471</text:p>
          </table:table-cell>
          <table:table-cell table:formula="of:=IF([.A383]&gt;[.B383]; 1; 0)" office:value-type="float" office:value="0" calcext:value-type="float">
            <text:p>0</text:p>
          </table:table-cell>
          <table:table-cell office:value-type="float" office:value="21313" calcext:value-type="float">
            <text:p>21313</text:p>
          </table:table-cell>
          <table:table-cell office:value-type="float" office:value="17852" calcext:value-type="float">
            <text:p>17852</text:p>
          </table:table-cell>
          <table:table-cell table:formula="of:=([.E383]-[.F383])*100/[.E383]" office:value-type="float" office:value="16.2389152160653" calcext:value-type="float">
            <text:p>16.2389152161</text:p>
          </table:table-cell>
          <table:table-cell table:formula="of:=IF([.E383]&gt;[.F383]; 1; 0)" office:value-type="float" office:value="1" calcext:value-type="float">
            <text:p>1</text:p>
          </table:table-cell>
          <table:table-cell office:value-type="float" office:value="13657" calcext:value-type="float">
            <text:p>13657</text:p>
          </table:table-cell>
          <table:table-cell office:value-type="float" office:value="11570" calcext:value-type="float">
            <text:p>11570</text:p>
          </table:table-cell>
          <table:table-cell table:formula="of:=([.I383]-[.J383])*100/[.I383]" office:value-type="float" office:value="15.2815406018891" calcext:value-type="float">
            <text:p>15.2815406019</text:p>
          </table:table-cell>
          <table:table-cell table:formula="of:=IF([.I383]&gt;[.J383]; 1; 0)" office:value-type="float" office:value="1" calcext:value-type="float">
            <text:p>1</text:p>
          </table:table-cell>
          <table:table-cell office:value-type="float" office:value="19921" calcext:value-type="float">
            <text:p>19921</text:p>
          </table:table-cell>
          <table:table-cell office:value-type="float" office:value="19202" calcext:value-type="float">
            <text:p>19202</text:p>
          </table:table-cell>
          <table:table-cell table:formula="of:=([.M383]-[.N383])*100/[.M383]" office:value-type="float" office:value="3.60925656342553" calcext:value-type="float">
            <text:p>3.6092565634</text:p>
          </table:table-cell>
          <table:table-cell table:formula="of:=IF([.M383]&gt;[.N38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182" calcext:value-type="float">
            <text:p>78182</text:p>
          </table:table-cell>
          <table:table-cell office:value-type="float" office:value="25632" calcext:value-type="float">
            <text:p>25632</text:p>
          </table:table-cell>
          <table:table-cell table:formula="of:=([.A384]-[.B384])*100/[.A384]" office:value-type="float" office:value="67.2149599652094" calcext:value-type="float">
            <text:p>67.2149599652</text:p>
          </table:table-cell>
          <table:table-cell table:formula="of:=IF([.A384]&gt;[.B384]; 1; 0)" office:value-type="float" office:value="1" calcext:value-type="float">
            <text:p>1</text:p>
          </table:table-cell>
          <table:table-cell office:value-type="float" office:value="80436" calcext:value-type="float">
            <text:p>80436</text:p>
          </table:table-cell>
          <table:table-cell office:value-type="float" office:value="25477" calcext:value-type="float">
            <text:p>25477</text:p>
          </table:table-cell>
          <table:table-cell table:formula="of:=([.E384]-[.F384])*100/[.E384]" office:value-type="float" office:value="68.3263712765428" calcext:value-type="float">
            <text:p>68.3263712765</text:p>
          </table:table-cell>
          <table:table-cell table:formula="of:=IF([.E384]&gt;[.F384]; 1; 0)" office:value-type="float" office:value="1" calcext:value-type="float">
            <text:p>1</text:p>
          </table:table-cell>
          <table:table-cell office:value-type="float" office:value="38046" calcext:value-type="float">
            <text:p>38046</text:p>
          </table:table-cell>
          <table:table-cell office:value-type="float" office:value="15497" calcext:value-type="float">
            <text:p>15497</text:p>
          </table:table-cell>
          <table:table-cell table:formula="of:=([.I384]-[.J384])*100/[.I384]" office:value-type="float" office:value="59.2677285391368" calcext:value-type="float">
            <text:p>59.2677285391</text:p>
          </table:table-cell>
          <table:table-cell table:formula="of:=IF([.I384]&gt;[.J384]; 1; 0)" office:value-type="float" office:value="1" calcext:value-type="float">
            <text:p>1</text:p>
          </table:table-cell>
          <table:table-cell office:value-type="float" office:value="52651" calcext:value-type="float">
            <text:p>52651</text:p>
          </table:table-cell>
          <table:table-cell office:value-type="float" office:value="24067" calcext:value-type="float">
            <text:p>24067</text:p>
          </table:table-cell>
          <table:table-cell table:formula="of:=([.M384]-[.N384])*100/[.M384]" office:value-type="float" office:value="54.2895671497218" calcext:value-type="float">
            <text:p>54.2895671497</text:p>
          </table:table-cell>
          <table:table-cell table:formula="of:=IF([.M384]&gt;[.N38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83" calcext:value-type="float">
            <text:p>19683</text:p>
          </table:table-cell>
          <table:table-cell office:value-type="float" office:value="27543" calcext:value-type="float">
            <text:p>27543</text:p>
          </table:table-cell>
          <table:table-cell table:formula="of:=([.A385]-[.B385])*100/[.A385]" office:value-type="float" office:value="-39.9329370522786" calcext:value-type="float">
            <text:p>-39.9329370523</text:p>
          </table:table-cell>
          <table:table-cell table:formula="of:=IF([.A385]&gt;[.B385]; 1; 0)" office:value-type="float" office:value="0" calcext:value-type="float">
            <text:p>0</text:p>
          </table:table-cell>
          <table:table-cell office:value-type="float" office:value="18791" calcext:value-type="float">
            <text:p>18791</text:p>
          </table:table-cell>
          <table:table-cell office:value-type="float" office:value="20607" calcext:value-type="float">
            <text:p>20607</text:p>
          </table:table-cell>
          <table:table-cell table:formula="of:=([.E385]-[.F385])*100/[.E385]" office:value-type="float" office:value="-9.66420094726199" calcext:value-type="float">
            <text:p>-9.6642009473</text:p>
          </table:table-cell>
          <table:table-cell table:formula="of:=IF([.E385]&gt;[.F385]; 1; 0)" office:value-type="float" office:value="0" calcext:value-type="float">
            <text:p>0</text:p>
          </table:table-cell>
          <table:table-cell office:value-type="float" office:value="13752" calcext:value-type="float">
            <text:p>13752</text:p>
          </table:table-cell>
          <table:table-cell office:value-type="float" office:value="11501" calcext:value-type="float">
            <text:p>11501</text:p>
          </table:table-cell>
          <table:table-cell table:formula="of:=([.I385]-[.J385])*100/[.I385]" office:value-type="float" office:value="16.368528214078" calcext:value-type="float">
            <text:p>16.3685282141</text:p>
          </table:table-cell>
          <table:table-cell table:formula="of:=IF([.I385]&gt;[.J385]; 1; 0)" office:value-type="float" office:value="1" calcext:value-type="float">
            <text:p>1</text:p>
          </table:table-cell>
          <table:table-cell office:value-type="float" office:value="20356" calcext:value-type="float">
            <text:p>20356</text:p>
          </table:table-cell>
          <table:table-cell office:value-type="float" office:value="19916" calcext:value-type="float">
            <text:p>19916</text:p>
          </table:table-cell>
          <table:table-cell table:formula="of:=([.M385]-[.N385])*100/[.M385]" office:value-type="float" office:value="2.16152485753586" calcext:value-type="float">
            <text:p>2.1615248575</text:p>
          </table:table-cell>
          <table:table-cell table:formula="of:=IF([.M385]&gt;[.N38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167" calcext:value-type="float">
            <text:p>84167</text:p>
          </table:table-cell>
          <table:table-cell office:value-type="float" office:value="24706" calcext:value-type="float">
            <text:p>24706</text:p>
          </table:table-cell>
          <table:table-cell table:formula="of:=([.A386]-[.B386])*100/[.A386]" office:value-type="float" office:value="70.6464528853351" calcext:value-type="float">
            <text:p>70.6464528853</text:p>
          </table:table-cell>
          <table:table-cell table:formula="of:=IF([.A386]&gt;[.B386]; 1; 0)" office:value-type="float" office:value="1" calcext:value-type="float">
            <text:p>1</text:p>
          </table:table-cell>
          <table:table-cell office:value-type="float" office:value="79379" calcext:value-type="float">
            <text:p>79379</text:p>
          </table:table-cell>
          <table:table-cell office:value-type="float" office:value="24860" calcext:value-type="float">
            <text:p>24860</text:p>
          </table:table-cell>
          <table:table-cell table:formula="of:=([.E386]-[.F386])*100/[.E386]" office:value-type="float" office:value="68.6818931959334" calcext:value-type="float">
            <text:p>68.6818931959</text:p>
          </table:table-cell>
          <table:table-cell table:formula="of:=IF([.E386]&gt;[.F386]; 1; 0)" office:value-type="float" office:value="1" calcext:value-type="float">
            <text:p>1</text:p>
          </table:table-cell>
          <table:table-cell office:value-type="float" office:value="37605" calcext:value-type="float">
            <text:p>37605</text:p>
          </table:table-cell>
          <table:table-cell office:value-type="float" office:value="15004" calcext:value-type="float">
            <text:p>15004</text:p>
          </table:table-cell>
          <table:table-cell table:formula="of:=([.I386]-[.J386])*100/[.I386]" office:value-type="float" office:value="60.1010503922351" calcext:value-type="float">
            <text:p>60.1010503922</text:p>
          </table:table-cell>
          <table:table-cell table:formula="of:=IF([.I386]&gt;[.J386]; 1; 0)" office:value-type="float" office:value="1" calcext:value-type="float">
            <text:p>1</text:p>
          </table:table-cell>
          <table:table-cell office:value-type="float" office:value="52765" calcext:value-type="float">
            <text:p>52765</text:p>
          </table:table-cell>
          <table:table-cell office:value-type="float" office:value="24133" calcext:value-type="float">
            <text:p>24133</text:p>
          </table:table-cell>
          <table:table-cell table:formula="of:=([.M386]-[.N386])*100/[.M386]" office:value-type="float" office:value="54.2632426798067" calcext:value-type="float">
            <text:p>54.2632426798</text:p>
          </table:table-cell>
          <table:table-cell table:formula="of:=IF([.M386]&gt;[.N38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66" calcext:value-type="float">
            <text:p>19166</text:p>
          </table:table-cell>
          <table:table-cell office:value-type="float" office:value="18566" calcext:value-type="float">
            <text:p>18566</text:p>
          </table:table-cell>
          <table:table-cell table:formula="of:=([.A387]-[.B387])*100/[.A387]" office:value-type="float" office:value="3.13054367108421" calcext:value-type="float">
            <text:p>3.1305436711</text:p>
          </table:table-cell>
          <table:table-cell table:formula="of:=IF([.A387]&gt;[.B387]; 1; 0)" office:value-type="float" office:value="1" calcext:value-type="float">
            <text:p>1</text:p>
          </table:table-cell>
          <table:table-cell office:value-type="float" office:value="19218" calcext:value-type="float">
            <text:p>19218</text:p>
          </table:table-cell>
          <table:table-cell office:value-type="float" office:value="18853" calcext:value-type="float">
            <text:p>18853</text:p>
          </table:table-cell>
          <table:table-cell table:formula="of:=([.E387]-[.F387])*100/[.E387]" office:value-type="float" office:value="1.89926110937663" calcext:value-type="float">
            <text:p>1.8992611094</text:p>
          </table:table-cell>
          <table:table-cell table:formula="of:=IF([.E387]&gt;[.F387]; 1; 0)" office:value-type="float" office:value="1" calcext:value-type="float">
            <text:p>1</text:p>
          </table:table-cell>
          <table:table-cell office:value-type="float" office:value="13789" calcext:value-type="float">
            <text:p>13789</text:p>
          </table:table-cell>
          <table:table-cell office:value-type="float" office:value="12025" calcext:value-type="float">
            <text:p>12025</text:p>
          </table:table-cell>
          <table:table-cell table:formula="of:=([.I387]-[.J387])*100/[.I387]" office:value-type="float" office:value="12.7928058597433" calcext:value-type="float">
            <text:p>12.7928058597</text:p>
          </table:table-cell>
          <table:table-cell table:formula="of:=IF([.I387]&gt;[.J387]; 1; 0)" office:value-type="float" office:value="1" calcext:value-type="float">
            <text:p>1</text:p>
          </table:table-cell>
          <table:table-cell office:value-type="float" office:value="20579" calcext:value-type="float">
            <text:p>20579</text:p>
          </table:table-cell>
          <table:table-cell office:value-type="float" office:value="19738" calcext:value-type="float">
            <text:p>19738</text:p>
          </table:table-cell>
          <table:table-cell table:formula="of:=([.M387]-[.N387])*100/[.M387]" office:value-type="float" office:value="4.08669031537004" calcext:value-type="float">
            <text:p>4.0866903154</text:p>
          </table:table-cell>
          <table:table-cell table:formula="of:=IF([.M387]&gt;[.N38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891" calcext:value-type="float">
            <text:p>77891</text:p>
          </table:table-cell>
          <table:table-cell office:value-type="float" office:value="24353" calcext:value-type="float">
            <text:p>24353</text:p>
          </table:table-cell>
          <table:table-cell table:formula="of:=([.A388]-[.B388])*100/[.A388]" office:value-type="float" office:value="68.7345136151802" calcext:value-type="float">
            <text:p>68.7345136152</text:p>
          </table:table-cell>
          <table:table-cell table:formula="of:=IF([.A388]&gt;[.B388]; 1; 0)" office:value-type="float" office:value="1" calcext:value-type="float">
            <text:p>1</text:p>
          </table:table-cell>
          <table:table-cell office:value-type="float" office:value="85068" calcext:value-type="float">
            <text:p>85068</text:p>
          </table:table-cell>
          <table:table-cell office:value-type="float" office:value="24764" calcext:value-type="float">
            <text:p>24764</text:p>
          </table:table-cell>
          <table:table-cell table:formula="of:=([.E388]-[.F388])*100/[.E388]" office:value-type="float" office:value="70.8891710161283" calcext:value-type="float">
            <text:p>70.8891710161</text:p>
          </table:table-cell>
          <table:table-cell table:formula="of:=IF([.E388]&gt;[.F388]; 1; 0)" office:value-type="float" office:value="1" calcext:value-type="float">
            <text:p>1</text:p>
          </table:table-cell>
          <table:table-cell office:value-type="float" office:value="37577" calcext:value-type="float">
            <text:p>37577</text:p>
          </table:table-cell>
          <table:table-cell office:value-type="float" office:value="14725" calcext:value-type="float">
            <text:p>14725</text:p>
          </table:table-cell>
          <table:table-cell table:formula="of:=([.I388]-[.J388])*100/[.I388]" office:value-type="float" office:value="60.813795672885" calcext:value-type="float">
            <text:p>60.8137956729</text:p>
          </table:table-cell>
          <table:table-cell table:formula="of:=IF([.I388]&gt;[.J388]; 1; 0)" office:value-type="float" office:value="1" calcext:value-type="float">
            <text:p>1</text:p>
          </table:table-cell>
          <table:table-cell office:value-type="float" office:value="53634" calcext:value-type="float">
            <text:p>53634</text:p>
          </table:table-cell>
          <table:table-cell office:value-type="float" office:value="23655" calcext:value-type="float">
            <text:p>23655</text:p>
          </table:table-cell>
          <table:table-cell table:formula="of:=([.M388]-[.N388])*100/[.M388]" office:value-type="float" office:value="55.8955140396017" calcext:value-type="float">
            <text:p>55.8955140396</text:p>
          </table:table-cell>
          <table:table-cell table:formula="of:=IF([.M388]&gt;[.N38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01" calcext:value-type="float">
            <text:p>22101</text:p>
          </table:table-cell>
          <table:table-cell office:value-type="float" office:value="19668" calcext:value-type="float">
            <text:p>19668</text:p>
          </table:table-cell>
          <table:table-cell table:formula="of:=([.A389]-[.B389])*100/[.A389]" office:value-type="float" office:value="11.0085516492466" calcext:value-type="float">
            <text:p>11.0085516492</text:p>
          </table:table-cell>
          <table:table-cell table:formula="of:=IF([.A389]&gt;[.B389]; 1; 0)" office:value-type="float" office:value="1" calcext:value-type="float">
            <text:p>1</text:p>
          </table:table-cell>
          <table:table-cell office:value-type="float" office:value="19304" calcext:value-type="float">
            <text:p>19304</text:p>
          </table:table-cell>
          <table:table-cell office:value-type="float" office:value="18463" calcext:value-type="float">
            <text:p>18463</text:p>
          </table:table-cell>
          <table:table-cell table:formula="of:=([.E389]-[.F389])*100/[.E389]" office:value-type="float" office:value="4.35661002900953" calcext:value-type="float">
            <text:p>4.356610029</text:p>
          </table:table-cell>
          <table:table-cell table:formula="of:=IF([.E389]&gt;[.F389]; 1; 0)" office:value-type="float" office:value="1" calcext:value-type="float">
            <text:p>1</text:p>
          </table:table-cell>
          <table:table-cell office:value-type="float" office:value="13741" calcext:value-type="float">
            <text:p>13741</text:p>
          </table:table-cell>
          <table:table-cell office:value-type="float" office:value="12381" calcext:value-type="float">
            <text:p>12381</text:p>
          </table:table-cell>
          <table:table-cell table:formula="of:=([.I389]-[.J389])*100/[.I389]" office:value-type="float" office:value="9.89738738083109" calcext:value-type="float">
            <text:p>9.8973873808</text:p>
          </table:table-cell>
          <table:table-cell table:formula="of:=IF([.I389]&gt;[.J389]; 1; 0)" office:value-type="float" office:value="1" calcext:value-type="float">
            <text:p>1</text:p>
          </table:table-cell>
          <table:table-cell office:value-type="float" office:value="21106" calcext:value-type="float">
            <text:p>21106</text:p>
          </table:table-cell>
          <table:table-cell office:value-type="float" office:value="19984" calcext:value-type="float">
            <text:p>19984</text:p>
          </table:table-cell>
          <table:table-cell table:formula="of:=([.M389]-[.N389])*100/[.M389]" office:value-type="float" office:value="5.31602387946556" calcext:value-type="float">
            <text:p>5.3160238795</text:p>
          </table:table-cell>
          <table:table-cell table:formula="of:=IF([.M389]&gt;[.N38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485" calcext:value-type="float">
            <text:p>77485</text:p>
          </table:table-cell>
          <table:table-cell office:value-type="float" office:value="23503" calcext:value-type="float">
            <text:p>23503</text:p>
          </table:table-cell>
          <table:table-cell table:formula="of:=([.A390]-[.B390])*100/[.A390]" office:value-type="float" office:value="69.6676776150223" calcext:value-type="float">
            <text:p>69.667677615</text:p>
          </table:table-cell>
          <table:table-cell table:formula="of:=IF([.A390]&gt;[.B390]; 1; 0)" office:value-type="float" office:value="1" calcext:value-type="float">
            <text:p>1</text:p>
          </table:table-cell>
          <table:table-cell office:value-type="float" office:value="80843" calcext:value-type="float">
            <text:p>80843</text:p>
          </table:table-cell>
          <table:table-cell office:value-type="float" office:value="24033" calcext:value-type="float">
            <text:p>24033</text:p>
          </table:table-cell>
          <table:table-cell table:formula="of:=([.E390]-[.F390])*100/[.E390]" office:value-type="float" office:value="70.272008708237" calcext:value-type="float">
            <text:p>70.2720087082</text:p>
          </table:table-cell>
          <table:table-cell table:formula="of:=IF([.E390]&gt;[.F390]; 1; 0)" office:value-type="float" office:value="1" calcext:value-type="float">
            <text:p>1</text:p>
          </table:table-cell>
          <table:table-cell office:value-type="float" office:value="37455" calcext:value-type="float">
            <text:p>37455</text:p>
          </table:table-cell>
          <table:table-cell office:value-type="float" office:value="14710" calcext:value-type="float">
            <text:p>14710</text:p>
          </table:table-cell>
          <table:table-cell table:formula="of:=([.I390]-[.J390])*100/[.I390]" office:value-type="float" office:value="60.7262047790682" calcext:value-type="float">
            <text:p>60.7262047791</text:p>
          </table:table-cell>
          <table:table-cell table:formula="of:=IF([.I390]&gt;[.J390]; 1; 0)" office:value-type="float" office:value="1" calcext:value-type="float">
            <text:p>1</text:p>
          </table:table-cell>
          <table:table-cell office:value-type="float" office:value="52122" calcext:value-type="float">
            <text:p>52122</text:p>
          </table:table-cell>
          <table:table-cell office:value-type="float" office:value="24575" calcext:value-type="float">
            <text:p>24575</text:p>
          </table:table-cell>
          <table:table-cell table:formula="of:=([.M390]-[.N390])*100/[.M390]" office:value-type="float" office:value="52.8510034150647" calcext:value-type="float">
            <text:p>52.8510034151</text:p>
          </table:table-cell>
          <table:table-cell table:formula="of:=IF([.M390]&gt;[.N39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63" calcext:value-type="float">
            <text:p>22663</text:p>
          </table:table-cell>
          <table:table-cell office:value-type="float" office:value="19670" calcext:value-type="float">
            <text:p>19670</text:p>
          </table:table-cell>
          <table:table-cell table:formula="of:=([.A391]-[.B391])*100/[.A391]" office:value-type="float" office:value="13.2065481180779" calcext:value-type="float">
            <text:p>13.2065481181</text:p>
          </table:table-cell>
          <table:table-cell table:formula="of:=IF([.A391]&gt;[.B391]; 1; 0)" office:value-type="float" office:value="1" calcext:value-type="float">
            <text:p>1</text:p>
          </table:table-cell>
          <table:table-cell office:value-type="float" office:value="18894" calcext:value-type="float">
            <text:p>18894</text:p>
          </table:table-cell>
          <table:table-cell office:value-type="float" office:value="18928" calcext:value-type="float">
            <text:p>18928</text:p>
          </table:table-cell>
          <table:table-cell table:formula="of:=([.E391]-[.F391])*100/[.E391]" office:value-type="float" office:value="-0.179951307293321" calcext:value-type="float">
            <text:p>-0.1799513073</text:p>
          </table:table-cell>
          <table:table-cell table:formula="of:=IF([.E391]&gt;[.F391]; 1; 0)" office:value-type="float" office:value="0" calcext:value-type="float">
            <text:p>0</text:p>
          </table:table-cell>
          <table:table-cell office:value-type="float" office:value="14130" calcext:value-type="float">
            <text:p>14130</text:p>
          </table:table-cell>
          <table:table-cell office:value-type="float" office:value="12407" calcext:value-type="float">
            <text:p>12407</text:p>
          </table:table-cell>
          <table:table-cell table:formula="of:=([.I391]-[.J391])*100/[.I391]" office:value-type="float" office:value="12.1939136588818" calcext:value-type="float">
            <text:p>12.1939136589</text:p>
          </table:table-cell>
          <table:table-cell table:formula="of:=IF([.I391]&gt;[.J391]; 1; 0)" office:value-type="float" office:value="1" calcext:value-type="float">
            <text:p>1</text:p>
          </table:table-cell>
          <table:table-cell office:value-type="float" office:value="20934" calcext:value-type="float">
            <text:p>20934</text:p>
          </table:table-cell>
          <table:table-cell office:value-type="float" office:value="20098" calcext:value-type="float">
            <text:p>20098</text:p>
          </table:table-cell>
          <table:table-cell table:formula="of:=([.M391]-[.N391])*100/[.M391]" office:value-type="float" office:value="3.99350339161173" calcext:value-type="float">
            <text:p>3.9935033916</text:p>
          </table:table-cell>
          <table:table-cell table:formula="of:=IF([.M391]&gt;[.N39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745" calcext:value-type="float">
            <text:p>75745</text:p>
          </table:table-cell>
          <table:table-cell office:value-type="float" office:value="23134" calcext:value-type="float">
            <text:p>23134</text:p>
          </table:table-cell>
          <table:table-cell table:formula="of:=([.A392]-[.B392])*100/[.A392]" office:value-type="float" office:value="69.458050036306" calcext:value-type="float">
            <text:p>69.4580500363</text:p>
          </table:table-cell>
          <table:table-cell table:formula="of:=IF([.A392]&gt;[.B392]; 1; 0)" office:value-type="float" office:value="1" calcext:value-type="float">
            <text:p>1</text:p>
          </table:table-cell>
          <table:table-cell office:value-type="float" office:value="80044" calcext:value-type="float">
            <text:p>80044</text:p>
          </table:table-cell>
          <table:table-cell office:value-type="float" office:value="23259" calcext:value-type="float">
            <text:p>23259</text:p>
          </table:table-cell>
          <table:table-cell table:formula="of:=([.E392]-[.F392])*100/[.E392]" office:value-type="float" office:value="70.9422317725251" calcext:value-type="float">
            <text:p>70.9422317725</text:p>
          </table:table-cell>
          <table:table-cell table:formula="of:=IF([.E392]&gt;[.F392]; 1; 0)" office:value-type="float" office:value="1" calcext:value-type="float">
            <text:p>1</text:p>
          </table:table-cell>
          <table:table-cell office:value-type="float" office:value="37306" calcext:value-type="float">
            <text:p>37306</text:p>
          </table:table-cell>
          <table:table-cell office:value-type="float" office:value="14526" calcext:value-type="float">
            <text:p>14526</text:p>
          </table:table-cell>
          <table:table-cell table:formula="of:=([.I392]-[.J392])*100/[.I392]" office:value-type="float" office:value="61.0625636626816" calcext:value-type="float">
            <text:p>61.0625636627</text:p>
          </table:table-cell>
          <table:table-cell table:formula="of:=IF([.I392]&gt;[.J392]; 1; 0)" office:value-type="float" office:value="1" calcext:value-type="float">
            <text:p>1</text:p>
          </table:table-cell>
          <table:table-cell office:value-type="float" office:value="52483" calcext:value-type="float">
            <text:p>52483</text:p>
          </table:table-cell>
          <table:table-cell office:value-type="float" office:value="23227" calcext:value-type="float">
            <text:p>23227</text:p>
          </table:table-cell>
          <table:table-cell table:formula="of:=([.M392]-[.N392])*100/[.M392]" office:value-type="float" office:value="55.7437646476002" calcext:value-type="float">
            <text:p>55.7437646476</text:p>
          </table:table-cell>
          <table:table-cell table:formula="of:=IF([.M392]&gt;[.N39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68" calcext:value-type="float">
            <text:p>19868</text:p>
          </table:table-cell>
          <table:table-cell office:value-type="float" office:value="31831" calcext:value-type="float">
            <text:p>31831</text:p>
          </table:table-cell>
          <table:table-cell table:formula="of:=([.A393]-[.B393])*100/[.A393]" office:value-type="float" office:value="-60.2124018522247" calcext:value-type="float">
            <text:p>-60.2124018522</text:p>
          </table:table-cell>
          <table:table-cell table:formula="of:=IF([.A393]&gt;[.B393]; 1; 0)" office:value-type="float" office:value="0" calcext:value-type="float">
            <text:p>0</text:p>
          </table:table-cell>
          <table:table-cell office:value-type="float" office:value="19470" calcext:value-type="float">
            <text:p>19470</text:p>
          </table:table-cell>
          <table:table-cell office:value-type="float" office:value="18506" calcext:value-type="float">
            <text:p>18506</text:p>
          </table:table-cell>
          <table:table-cell table:formula="of:=([.E393]-[.F393])*100/[.E393]" office:value-type="float" office:value="4.95120698510529" calcext:value-type="float">
            <text:p>4.9512069851</text:p>
          </table:table-cell>
          <table:table-cell table:formula="of:=IF([.E393]&gt;[.F393]; 1; 0)" office:value-type="float" office:value="1" calcext:value-type="float">
            <text:p>1</text:p>
          </table:table-cell>
          <table:table-cell office:value-type="float" office:value="13819" calcext:value-type="float">
            <text:p>13819</text:p>
          </table:table-cell>
          <table:table-cell office:value-type="float" office:value="12494" calcext:value-type="float">
            <text:p>12494</text:p>
          </table:table-cell>
          <table:table-cell table:formula="of:=([.I393]-[.J393])*100/[.I393]" office:value-type="float" office:value="9.58824806425935" calcext:value-type="float">
            <text:p>9.5882480643</text:p>
          </table:table-cell>
          <table:table-cell table:formula="of:=IF([.I393]&gt;[.J393]; 1; 0)" office:value-type="float" office:value="1" calcext:value-type="float">
            <text:p>1</text:p>
          </table:table-cell>
          <table:table-cell office:value-type="float" office:value="21337" calcext:value-type="float">
            <text:p>21337</text:p>
          </table:table-cell>
          <table:table-cell office:value-type="float" office:value="20419" calcext:value-type="float">
            <text:p>20419</text:p>
          </table:table-cell>
          <table:table-cell table:formula="of:=([.M393]-[.N393])*100/[.M393]" office:value-type="float" office:value="4.30238552748746" calcext:value-type="float">
            <text:p>4.3023855275</text:p>
          </table:table-cell>
          <table:table-cell table:formula="of:=IF([.M393]&gt;[.N39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054" calcext:value-type="float">
            <text:p>83054</text:p>
          </table:table-cell>
          <table:table-cell office:value-type="float" office:value="22565" calcext:value-type="float">
            <text:p>22565</text:p>
          </table:table-cell>
          <table:table-cell table:formula="of:=([.A394]-[.B394])*100/[.A394]" office:value-type="float" office:value="72.8309292749296" calcext:value-type="float">
            <text:p>72.8309292749</text:p>
          </table:table-cell>
          <table:table-cell table:formula="of:=IF([.A394]&gt;[.B394]; 1; 0)" office:value-type="float" office:value="1" calcext:value-type="float">
            <text:p>1</text:p>
          </table:table-cell>
          <table:table-cell office:value-type="float" office:value="81134" calcext:value-type="float">
            <text:p>81134</text:p>
          </table:table-cell>
          <table:table-cell office:value-type="float" office:value="22633" calcext:value-type="float">
            <text:p>22633</text:p>
          </table:table-cell>
          <table:table-cell table:formula="of:=([.E394]-[.F394])*100/[.E394]" office:value-type="float" office:value="72.1041733428649" calcext:value-type="float">
            <text:p>72.1041733429</text:p>
          </table:table-cell>
          <table:table-cell table:formula="of:=IF([.E394]&gt;[.F394]; 1; 0)" office:value-type="float" office:value="1" calcext:value-type="float">
            <text:p>1</text:p>
          </table:table-cell>
          <table:table-cell office:value-type="float" office:value="37892" calcext:value-type="float">
            <text:p>37892</text:p>
          </table:table-cell>
          <table:table-cell office:value-type="float" office:value="14300" calcext:value-type="float">
            <text:p>14300</text:p>
          </table:table-cell>
          <table:table-cell table:formula="of:=([.I394]-[.J394])*100/[.I394]" office:value-type="float" office:value="62.2611633062388" calcext:value-type="float">
            <text:p>62.2611633062</text:p>
          </table:table-cell>
          <table:table-cell table:formula="of:=IF([.I394]&gt;[.J394]; 1; 0)" office:value-type="float" office:value="1" calcext:value-type="float">
            <text:p>1</text:p>
          </table:table-cell>
          <table:table-cell office:value-type="float" office:value="52107" calcext:value-type="float">
            <text:p>52107</text:p>
          </table:table-cell>
          <table:table-cell office:value-type="float" office:value="22741" calcext:value-type="float">
            <text:p>22741</text:p>
          </table:table-cell>
          <table:table-cell table:formula="of:=([.M394]-[.N394])*100/[.M394]" office:value-type="float" office:value="56.3571113286123" calcext:value-type="float">
            <text:p>56.3571113286</text:p>
          </table:table-cell>
          <table:table-cell table:formula="of:=IF([.M394]&gt;[.N39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1" calcext:value-type="float">
            <text:p>20051</text:p>
          </table:table-cell>
          <table:table-cell office:value-type="float" office:value="21807" calcext:value-type="float">
            <text:p>21807</text:p>
          </table:table-cell>
          <table:table-cell table:formula="of:=([.A395]-[.B395])*100/[.A395]" office:value-type="float" office:value="-8.75766794673582" calcext:value-type="float">
            <text:p>-8.7576679467</text:p>
          </table:table-cell>
          <table:table-cell table:formula="of:=IF([.A395]&gt;[.B395]; 1; 0)" office:value-type="float" office:value="0" calcext:value-type="float">
            <text:p>0</text:p>
          </table:table-cell>
          <table:table-cell office:value-type="float" office:value="19891" calcext:value-type="float">
            <text:p>19891</text:p>
          </table:table-cell>
          <table:table-cell office:value-type="float" office:value="19018" calcext:value-type="float">
            <text:p>19018</text:p>
          </table:table-cell>
          <table:table-cell table:formula="of:=([.E395]-[.F395])*100/[.E395]" office:value-type="float" office:value="4.38891961188477" calcext:value-type="float">
            <text:p>4.3889196119</text:p>
          </table:table-cell>
          <table:table-cell table:formula="of:=IF([.E395]&gt;[.F395]; 1; 0)" office:value-type="float" office:value="1" calcext:value-type="float">
            <text:p>1</text:p>
          </table:table-cell>
          <table:table-cell office:value-type="float" office:value="14075" calcext:value-type="float">
            <text:p>14075</text:p>
          </table:table-cell>
          <table:table-cell office:value-type="float" office:value="12733" calcext:value-type="float">
            <text:p>12733</text:p>
          </table:table-cell>
          <table:table-cell table:formula="of:=([.I395]-[.J395])*100/[.I395]" office:value-type="float" office:value="9.53463587921847" calcext:value-type="float">
            <text:p>9.5346358792</text:p>
          </table:table-cell>
          <table:table-cell table:formula="of:=IF([.I395]&gt;[.J395]; 1; 0)" office:value-type="float" office:value="1" calcext:value-type="float">
            <text:p>1</text:p>
          </table:table-cell>
          <table:table-cell office:value-type="float" office:value="25656" calcext:value-type="float">
            <text:p>25656</text:p>
          </table:table-cell>
          <table:table-cell office:value-type="float" office:value="24956" calcext:value-type="float">
            <text:p>24956</text:p>
          </table:table-cell>
          <table:table-cell table:formula="of:=([.M395]-[.N395])*100/[.M395]" office:value-type="float" office:value="2.72840661053944" calcext:value-type="float">
            <text:p>2.7284066105</text:p>
          </table:table-cell>
          <table:table-cell table:formula="of:=IF([.M395]&gt;[.N39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773" calcext:value-type="float">
            <text:p>84773</text:p>
          </table:table-cell>
          <table:table-cell office:value-type="float" office:value="24320" calcext:value-type="float">
            <text:p>24320</text:p>
          </table:table-cell>
          <table:table-cell table:formula="of:=([.A396]-[.B396])*100/[.A396]" office:value-type="float" office:value="71.3116204451889" calcext:value-type="float">
            <text:p>71.3116204452</text:p>
          </table:table-cell>
          <table:table-cell table:formula="of:=IF([.A396]&gt;[.B396]; 1; 0)" office:value-type="float" office:value="1" calcext:value-type="float">
            <text:p>1</text:p>
          </table:table-cell>
          <table:table-cell office:value-type="float" office:value="79967" calcext:value-type="float">
            <text:p>79967</text:p>
          </table:table-cell>
          <table:table-cell office:value-type="float" office:value="22365" calcext:value-type="float">
            <text:p>22365</text:p>
          </table:table-cell>
          <table:table-cell table:formula="of:=([.E396]-[.F396])*100/[.E396]" office:value-type="float" office:value="72.0322132879813" calcext:value-type="float">
            <text:p>72.032213288</text:p>
          </table:table-cell>
          <table:table-cell table:formula="of:=IF([.E396]&gt;[.F396]; 1; 0)" office:value-type="float" office:value="1" calcext:value-type="float">
            <text:p>1</text:p>
          </table:table-cell>
          <table:table-cell office:value-type="float" office:value="37522" calcext:value-type="float">
            <text:p>37522</text:p>
          </table:table-cell>
          <table:table-cell office:value-type="float" office:value="13700" calcext:value-type="float">
            <text:p>13700</text:p>
          </table:table-cell>
          <table:table-cell table:formula="of:=([.I396]-[.J396])*100/[.I396]" office:value-type="float" office:value="63.4880869889665" calcext:value-type="float">
            <text:p>63.488086989</text:p>
          </table:table-cell>
          <table:table-cell table:formula="of:=IF([.I396]&gt;[.J396]; 1; 0)" office:value-type="float" office:value="1" calcext:value-type="float">
            <text:p>1</text:p>
          </table:table-cell>
          <table:table-cell office:value-type="float" office:value="52084" calcext:value-type="float">
            <text:p>52084</text:p>
          </table:table-cell>
          <table:table-cell office:value-type="float" office:value="22602" calcext:value-type="float">
            <text:p>22602</text:p>
          </table:table-cell>
          <table:table-cell table:formula="of:=([.M396]-[.N396])*100/[.M396]" office:value-type="float" office:value="56.6047154596421" calcext:value-type="float">
            <text:p>56.6047154596</text:p>
          </table:table-cell>
          <table:table-cell table:formula="of:=IF([.M396]&gt;[.N39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98" calcext:value-type="float">
            <text:p>22998</text:p>
          </table:table-cell>
          <table:table-cell office:value-type="float" office:value="29725" calcext:value-type="float">
            <text:p>29725</text:p>
          </table:table-cell>
          <table:table-cell table:formula="of:=([.A397]-[.B397])*100/[.A397]" office:value-type="float" office:value="-29.2503695973563" calcext:value-type="float">
            <text:p>-29.2503695974</text:p>
          </table:table-cell>
          <table:table-cell table:formula="of:=IF([.A397]&gt;[.B397]; 1; 0)" office:value-type="float" office:value="0" calcext:value-type="float">
            <text:p>0</text:p>
          </table:table-cell>
          <table:table-cell office:value-type="float" office:value="20132" calcext:value-type="float">
            <text:p>20132</text:p>
          </table:table-cell>
          <table:table-cell office:value-type="float" office:value="19324" calcext:value-type="float">
            <text:p>19324</text:p>
          </table:table-cell>
          <table:table-cell table:formula="of:=([.E397]-[.F397])*100/[.E397]" office:value-type="float" office:value="4.01351082853169" calcext:value-type="float">
            <text:p>4.0135108285</text:p>
          </table:table-cell>
          <table:table-cell table:formula="of:=IF([.E397]&gt;[.F397]; 1; 0)" office:value-type="float" office:value="1" calcext:value-type="float">
            <text:p>1</text:p>
          </table:table-cell>
          <table:table-cell office:value-type="float" office:value="14753" calcext:value-type="float">
            <text:p>14753</text:p>
          </table:table-cell>
          <table:table-cell office:value-type="float" office:value="13089" calcext:value-type="float">
            <text:p>13089</text:p>
          </table:table-cell>
          <table:table-cell table:formula="of:=([.I397]-[.J397])*100/[.I397]" office:value-type="float" office:value="11.2790618857182" calcext:value-type="float">
            <text:p>11.2790618857</text:p>
          </table:table-cell>
          <table:table-cell table:formula="of:=IF([.I397]&gt;[.J397]; 1; 0)" office:value-type="float" office:value="1" calcext:value-type="float">
            <text:p>1</text:p>
          </table:table-cell>
          <table:table-cell office:value-type="float" office:value="21712" calcext:value-type="float">
            <text:p>21712</text:p>
          </table:table-cell>
          <table:table-cell office:value-type="float" office:value="20646" calcext:value-type="float">
            <text:p>20646</text:p>
          </table:table-cell>
          <table:table-cell table:formula="of:=([.M397]-[.N397])*100/[.M397]" office:value-type="float" office:value="4.90972733971997" calcext:value-type="float">
            <text:p>4.9097273397</text:p>
          </table:table-cell>
          <table:table-cell table:formula="of:=IF([.M397]&gt;[.N39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110" calcext:value-type="float">
            <text:p>86110</text:p>
          </table:table-cell>
          <table:table-cell office:value-type="float" office:value="21576" calcext:value-type="float">
            <text:p>21576</text:p>
          </table:table-cell>
          <table:table-cell table:formula="of:=([.A398]-[.B398])*100/[.A398]" office:value-type="float" office:value="74.9436766926025" calcext:value-type="float">
            <text:p>74.9436766926</text:p>
          </table:table-cell>
          <table:table-cell table:formula="of:=IF([.A398]&gt;[.B398]; 1; 0)" office:value-type="float" office:value="1" calcext:value-type="float">
            <text:p>1</text:p>
          </table:table-cell>
          <table:table-cell office:value-type="float" office:value="80669" calcext:value-type="float">
            <text:p>80669</text:p>
          </table:table-cell>
          <table:table-cell office:value-type="float" office:value="21549" calcext:value-type="float">
            <text:p>21549</text:p>
          </table:table-cell>
          <table:table-cell table:formula="of:=([.E398]-[.F398])*100/[.E398]" office:value-type="float" office:value="73.2871363225031" calcext:value-type="float">
            <text:p>73.2871363225</text:p>
          </table:table-cell>
          <table:table-cell table:formula="of:=IF([.E398]&gt;[.F398]; 1; 0)" office:value-type="float" office:value="1" calcext:value-type="float">
            <text:p>1</text:p>
          </table:table-cell>
          <table:table-cell office:value-type="float" office:value="37646" calcext:value-type="float">
            <text:p>37646</text:p>
          </table:table-cell>
          <table:table-cell office:value-type="float" office:value="13699" calcext:value-type="float">
            <text:p>13699</text:p>
          </table:table-cell>
          <table:table-cell table:formula="of:=([.I398]-[.J398])*100/[.I398]" office:value-type="float" office:value="63.6110078095946" calcext:value-type="float">
            <text:p>63.6110078096</text:p>
          </table:table-cell>
          <table:table-cell table:formula="of:=IF([.I398]&gt;[.J398]; 1; 0)" office:value-type="float" office:value="1" calcext:value-type="float">
            <text:p>1</text:p>
          </table:table-cell>
          <table:table-cell office:value-type="float" office:value="51958" calcext:value-type="float">
            <text:p>51958</text:p>
          </table:table-cell>
          <table:table-cell office:value-type="float" office:value="21953" calcext:value-type="float">
            <text:p>21953</text:p>
          </table:table-cell>
          <table:table-cell table:formula="of:=([.M398]-[.N398])*100/[.M398]" office:value-type="float" office:value="57.7485661495824" calcext:value-type="float">
            <text:p>57.7485661496</text:p>
          </table:table-cell>
          <table:table-cell table:formula="of:=IF([.M398]&gt;[.N39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95" calcext:value-type="float">
            <text:p>20595</text:p>
          </table:table-cell>
          <table:table-cell office:value-type="float" office:value="19408" calcext:value-type="float">
            <text:p>19408</text:p>
          </table:table-cell>
          <table:table-cell table:formula="of:=([.A399]-[.B399])*100/[.A399]" office:value-type="float" office:value="5.76353483855305" calcext:value-type="float">
            <text:p>5.7635348386</text:p>
          </table:table-cell>
          <table:table-cell table:formula="of:=IF([.A399]&gt;[.B399]; 1; 0)" office:value-type="float" office:value="1" calcext:value-type="float">
            <text:p>1</text:p>
          </table:table-cell>
          <table:table-cell office:value-type="float" office:value="20066" calcext:value-type="float">
            <text:p>20066</text:p>
          </table:table-cell>
          <table:table-cell office:value-type="float" office:value="19073" calcext:value-type="float">
            <text:p>19073</text:p>
          </table:table-cell>
          <table:table-cell table:formula="of:=([.E399]-[.F399])*100/[.E399]" office:value-type="float" office:value="4.94866939100967" calcext:value-type="float">
            <text:p>4.948669391</text:p>
          </table:table-cell>
          <table:table-cell table:formula="of:=IF([.E399]&gt;[.F399]; 1; 0)" office:value-type="float" office:value="1" calcext:value-type="float">
            <text:p>1</text:p>
          </table:table-cell>
          <table:table-cell office:value-type="float" office:value="14906" calcext:value-type="float">
            <text:p>14906</text:p>
          </table:table-cell>
          <table:table-cell office:value-type="float" office:value="12859" calcext:value-type="float">
            <text:p>12859</text:p>
          </table:table-cell>
          <table:table-cell table:formula="of:=([.I399]-[.J399])*100/[.I399]" office:value-type="float" office:value="13.7327250771501" calcext:value-type="float">
            <text:p>13.7327250772</text:p>
          </table:table-cell>
          <table:table-cell table:formula="of:=IF([.I399]&gt;[.J399]; 1; 0)" office:value-type="float" office:value="1" calcext:value-type="float">
            <text:p>1</text:p>
          </table:table-cell>
          <table:table-cell office:value-type="float" office:value="21339" calcext:value-type="float">
            <text:p>21339</text:p>
          </table:table-cell>
          <table:table-cell office:value-type="float" office:value="20997" calcext:value-type="float">
            <text:p>20997</text:p>
          </table:table-cell>
          <table:table-cell table:formula="of:=([.M399]-[.N399])*100/[.M399]" office:value-type="float" office:value="1.60269928300295" calcext:value-type="float">
            <text:p>1.602699283</text:p>
          </table:table-cell>
          <table:table-cell table:formula="of:=IF([.M399]&gt;[.N39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792" calcext:value-type="float">
            <text:p>80792</text:p>
          </table:table-cell>
          <table:table-cell office:value-type="float" office:value="21368" calcext:value-type="float">
            <text:p>21368</text:p>
          </table:table-cell>
          <table:table-cell table:formula="of:=([.A400]-[.B400])*100/[.A400]" office:value-type="float" office:value="73.5518368155263" calcext:value-type="float">
            <text:p>73.5518368155</text:p>
          </table:table-cell>
          <table:table-cell table:formula="of:=IF([.A400]&gt;[.B400]; 1; 0)" office:value-type="float" office:value="1" calcext:value-type="float">
            <text:p>1</text:p>
          </table:table-cell>
          <table:table-cell office:value-type="float" office:value="79589" calcext:value-type="float">
            <text:p>79589</text:p>
          </table:table-cell>
          <table:table-cell office:value-type="float" office:value="20861" calcext:value-type="float">
            <text:p>20861</text:p>
          </table:table-cell>
          <table:table-cell table:formula="of:=([.E400]-[.F400])*100/[.E400]" office:value-type="float" office:value="73.7890914573622" calcext:value-type="float">
            <text:p>73.7890914574</text:p>
          </table:table-cell>
          <table:table-cell table:formula="of:=IF([.E400]&gt;[.F400]; 1; 0)" office:value-type="float" office:value="1" calcext:value-type="float">
            <text:p>1</text:p>
          </table:table-cell>
          <table:table-cell office:value-type="float" office:value="37096" calcext:value-type="float">
            <text:p>37096</text:p>
          </table:table-cell>
          <table:table-cell office:value-type="float" office:value="13584" calcext:value-type="float">
            <text:p>13584</text:p>
          </table:table-cell>
          <table:table-cell table:formula="of:=([.I400]-[.J400])*100/[.I400]" office:value-type="float" office:value="63.3814966573215" calcext:value-type="float">
            <text:p>63.3814966573</text:p>
          </table:table-cell>
          <table:table-cell table:formula="of:=IF([.I400]&gt;[.J400]; 1; 0)" office:value-type="float" office:value="1" calcext:value-type="float">
            <text:p>1</text:p>
          </table:table-cell>
          <table:table-cell office:value-type="float" office:value="54002" calcext:value-type="float">
            <text:p>54002</text:p>
          </table:table-cell>
          <table:table-cell office:value-type="float" office:value="22285" calcext:value-type="float">
            <text:p>22285</text:p>
          </table:table-cell>
          <table:table-cell table:formula="of:=([.M400]-[.N400])*100/[.M400]" office:value-type="float" office:value="58.7330098885226" calcext:value-type="float">
            <text:p>58.7330098885</text:p>
          </table:table-cell>
          <table:table-cell table:formula="of:=IF([.M400]&gt;[.N40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16" calcext:value-type="float">
            <text:p>20716</text:p>
          </table:table-cell>
          <table:table-cell office:value-type="float" office:value="19577" calcext:value-type="float">
            <text:p>19577</text:p>
          </table:table-cell>
          <table:table-cell table:formula="of:=([.A401]-[.B401])*100/[.A401]" office:value-type="float" office:value="5.49816566904808" calcext:value-type="float">
            <text:p>5.498165669</text:p>
          </table:table-cell>
          <table:table-cell table:formula="of:=IF([.A401]&gt;[.B401]; 1; 0)" office:value-type="float" office:value="1" calcext:value-type="float">
            <text:p>1</text:p>
          </table:table-cell>
          <table:table-cell office:value-type="float" office:value="20695" calcext:value-type="float">
            <text:p>20695</text:p>
          </table:table-cell>
          <table:table-cell office:value-type="float" office:value="19603" calcext:value-type="float">
            <text:p>19603</text:p>
          </table:table-cell>
          <table:table-cell table:formula="of:=([.E401]-[.F401])*100/[.E401]" office:value-type="float" office:value="5.27663686880889" calcext:value-type="float">
            <text:p>5.2766368688</text:p>
          </table:table-cell>
          <table:table-cell table:formula="of:=IF([.E401]&gt;[.F401]; 1; 0)" office:value-type="float" office:value="1" calcext:value-type="float">
            <text:p>1</text:p>
          </table:table-cell>
          <table:table-cell office:value-type="float" office:value="14887" calcext:value-type="float">
            <text:p>14887</text:p>
          </table:table-cell>
          <table:table-cell office:value-type="float" office:value="12527" calcext:value-type="float">
            <text:p>12527</text:p>
          </table:table-cell>
          <table:table-cell table:formula="of:=([.I401]-[.J401])*100/[.I401]" office:value-type="float" office:value="15.8527574393766" calcext:value-type="float">
            <text:p>15.8527574394</text:p>
          </table:table-cell>
          <table:table-cell table:formula="of:=IF([.I401]&gt;[.J401]; 1; 0)" office:value-type="float" office:value="1" calcext:value-type="float">
            <text:p>1</text:p>
          </table:table-cell>
          <table:table-cell office:value-type="float" office:value="22307" calcext:value-type="float">
            <text:p>22307</text:p>
          </table:table-cell>
          <table:table-cell office:value-type="float" office:value="21323" calcext:value-type="float">
            <text:p>21323</text:p>
          </table:table-cell>
          <table:table-cell table:formula="of:=([.M401]-[.N401])*100/[.M401]" office:value-type="float" office:value="4.4111713811808" calcext:value-type="float">
            <text:p>4.4111713812</text:p>
          </table:table-cell>
          <table:table-cell table:formula="of:=IF([.M401]&gt;[.N40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846" calcext:value-type="float">
            <text:p>77846</text:p>
          </table:table-cell>
          <table:table-cell office:value-type="float" office:value="23568" calcext:value-type="float">
            <text:p>23568</text:p>
          </table:table-cell>
          <table:table-cell table:formula="of:=([.A402]-[.B402])*100/[.A402]" office:value-type="float" office:value="69.7248413534414" calcext:value-type="float">
            <text:p>69.7248413534</text:p>
          </table:table-cell>
          <table:table-cell table:formula="of:=IF([.A402]&gt;[.B402]; 1; 0)" office:value-type="float" office:value="1" calcext:value-type="float">
            <text:p>1</text:p>
          </table:table-cell>
          <table:table-cell office:value-type="float" office:value="80210" calcext:value-type="float">
            <text:p>80210</text:p>
          </table:table-cell>
          <table:table-cell office:value-type="float" office:value="20414" calcext:value-type="float">
            <text:p>20414</text:p>
          </table:table-cell>
          <table:table-cell table:formula="of:=([.E402]-[.F402])*100/[.E402]" office:value-type="float" office:value="74.5493080663259" calcext:value-type="float">
            <text:p>74.5493080663</text:p>
          </table:table-cell>
          <table:table-cell table:formula="of:=IF([.E402]&gt;[.F402]; 1; 0)" office:value-type="float" office:value="1" calcext:value-type="float">
            <text:p>1</text:p>
          </table:table-cell>
          <table:table-cell office:value-type="float" office:value="37873" calcext:value-type="float">
            <text:p>37873</text:p>
          </table:table-cell>
          <table:table-cell office:value-type="float" office:value="12959" calcext:value-type="float">
            <text:p>12959</text:p>
          </table:table-cell>
          <table:table-cell table:formula="of:=([.I402]-[.J402])*100/[.I402]" office:value-type="float" office:value="65.7830116441792" calcext:value-type="float">
            <text:p>65.7830116442</text:p>
          </table:table-cell>
          <table:table-cell table:formula="of:=IF([.I402]&gt;[.J402]; 1; 0)" office:value-type="float" office:value="1" calcext:value-type="float">
            <text:p>1</text:p>
          </table:table-cell>
          <table:table-cell office:value-type="float" office:value="51980" calcext:value-type="float">
            <text:p>51980</text:p>
          </table:table-cell>
          <table:table-cell office:value-type="float" office:value="21537" calcext:value-type="float">
            <text:p>21537</text:p>
          </table:table-cell>
          <table:table-cell table:formula="of:=([.M402]-[.N402])*100/[.M402]" office:value-type="float" office:value="58.5667564447865" calcext:value-type="float">
            <text:p>58.5667564448</text:p>
          </table:table-cell>
          <table:table-cell table:formula="of:=IF([.M402]&gt;[.N40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04" calcext:value-type="float">
            <text:p>23804</text:p>
          </table:table-cell>
          <table:table-cell office:value-type="float" office:value="19876" calcext:value-type="float">
            <text:p>19876</text:p>
          </table:table-cell>
          <table:table-cell table:formula="of:=([.A403]-[.B403])*100/[.A403]" office:value-type="float" office:value="16.5014283313729" calcext:value-type="float">
            <text:p>16.5014283314</text:p>
          </table:table-cell>
          <table:table-cell table:formula="of:=IF([.A403]&gt;[.B403]; 1; 0)" office:value-type="float" office:value="1" calcext:value-type="float">
            <text:p>1</text:p>
          </table:table-cell>
          <table:table-cell office:value-type="float" office:value="20341" calcext:value-type="float">
            <text:p>20341</text:p>
          </table:table-cell>
          <table:table-cell office:value-type="float" office:value="20169" calcext:value-type="float">
            <text:p>20169</text:p>
          </table:table-cell>
          <table:table-cell table:formula="of:=([.E403]-[.F403])*100/[.E403]" office:value-type="float" office:value="0.845582813037707" calcext:value-type="float">
            <text:p>0.845582813</text:p>
          </table:table-cell>
          <table:table-cell table:formula="of:=IF([.E403]&gt;[.F403]; 1; 0)" office:value-type="float" office:value="1" calcext:value-type="float">
            <text:p>1</text:p>
          </table:table-cell>
          <table:table-cell office:value-type="float" office:value="14987" calcext:value-type="float">
            <text:p>14987</text:p>
          </table:table-cell>
          <table:table-cell office:value-type="float" office:value="13038" calcext:value-type="float">
            <text:p>13038</text:p>
          </table:table-cell>
          <table:table-cell table:formula="of:=([.I403]-[.J403])*100/[.I403]" office:value-type="float" office:value="13.0046039901248" calcext:value-type="float">
            <text:p>13.0046039901</text:p>
          </table:table-cell>
          <table:table-cell table:formula="of:=IF([.I403]&gt;[.J403]; 1; 0)" office:value-type="float" office:value="1" calcext:value-type="float">
            <text:p>1</text:p>
          </table:table-cell>
          <table:table-cell office:value-type="float" office:value="22217" calcext:value-type="float">
            <text:p>22217</text:p>
          </table:table-cell>
          <table:table-cell office:value-type="float" office:value="21391" calcext:value-type="float">
            <text:p>21391</text:p>
          </table:table-cell>
          <table:table-cell table:formula="of:=([.M403]-[.N403])*100/[.M403]" office:value-type="float" office:value="3.71787370031958" calcext:value-type="float">
            <text:p>3.7178737003</text:p>
          </table:table-cell>
          <table:table-cell table:formula="of:=IF([.M403]&gt;[.N40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455" calcext:value-type="float">
            <text:p>75455</text:p>
          </table:table-cell>
          <table:table-cell office:value-type="float" office:value="20067" calcext:value-type="float">
            <text:p>20067</text:p>
          </table:table-cell>
          <table:table-cell table:formula="of:=([.A404]-[.B404])*100/[.A404]" office:value-type="float" office:value="73.4053409316811" calcext:value-type="float">
            <text:p>73.4053409317</text:p>
          </table:table-cell>
          <table:table-cell table:formula="of:=IF([.A404]&gt;[.B404]; 1; 0)" office:value-type="float" office:value="1" calcext:value-type="float">
            <text:p>1</text:p>
          </table:table-cell>
          <table:table-cell office:value-type="float" office:value="81147" calcext:value-type="float">
            <text:p>81147</text:p>
          </table:table-cell>
          <table:table-cell office:value-type="float" office:value="19971" calcext:value-type="float">
            <text:p>19971</text:p>
          </table:table-cell>
          <table:table-cell table:formula="of:=([.E404]-[.F404])*100/[.E404]" office:value-type="float" office:value="75.3891086546638" calcext:value-type="float">
            <text:p>75.3891086547</text:p>
          </table:table-cell>
          <table:table-cell table:formula="of:=IF([.E404]&gt;[.F404]; 1; 0)" office:value-type="float" office:value="1" calcext:value-type="float">
            <text:p>1</text:p>
          </table:table-cell>
          <table:table-cell office:value-type="float" office:value="37228" calcext:value-type="float">
            <text:p>37228</text:p>
          </table:table-cell>
          <table:table-cell office:value-type="float" office:value="13154" calcext:value-type="float">
            <text:p>13154</text:p>
          </table:table-cell>
          <table:table-cell table:formula="of:=([.I404]-[.J404])*100/[.I404]" office:value-type="float" office:value="64.6663801439776" calcext:value-type="float">
            <text:p>64.666380144</text:p>
          </table:table-cell>
          <table:table-cell table:formula="of:=IF([.I404]&gt;[.J404]; 1; 0)" office:value-type="float" office:value="1" calcext:value-type="float">
            <text:p>1</text:p>
          </table:table-cell>
          <table:table-cell office:value-type="float" office:value="52688" calcext:value-type="float">
            <text:p>52688</text:p>
          </table:table-cell>
          <table:table-cell office:value-type="float" office:value="21570" calcext:value-type="float">
            <text:p>21570</text:p>
          </table:table-cell>
          <table:table-cell table:formula="of:=([.M404]-[.N404])*100/[.M404]" office:value-type="float" office:value="59.0608867294261" calcext:value-type="float">
            <text:p>59.0608867294</text:p>
          </table:table-cell>
          <table:table-cell table:formula="of:=IF([.M404]&gt;[.N40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09" calcext:value-type="float">
            <text:p>21009</text:p>
          </table:table-cell>
          <table:table-cell office:value-type="float" office:value="20076" calcext:value-type="float">
            <text:p>20076</text:p>
          </table:table-cell>
          <table:table-cell table:formula="of:=([.A405]-[.B405])*100/[.A405]" office:value-type="float" office:value="4.4409538769099" calcext:value-type="float">
            <text:p>4.4409538769</text:p>
          </table:table-cell>
          <table:table-cell table:formula="of:=IF([.A405]&gt;[.B405]; 1; 0)" office:value-type="float" office:value="1" calcext:value-type="float">
            <text:p>1</text:p>
          </table:table-cell>
          <table:table-cell office:value-type="float" office:value="20612" calcext:value-type="float">
            <text:p>20612</text:p>
          </table:table-cell>
          <table:table-cell office:value-type="float" office:value="20080" calcext:value-type="float">
            <text:p>20080</text:p>
          </table:table-cell>
          <table:table-cell table:formula="of:=([.E405]-[.F405])*100/[.E405]" office:value-type="float" office:value="2.58102076460314" calcext:value-type="float">
            <text:p>2.5810207646</text:p>
          </table:table-cell>
          <table:table-cell table:formula="of:=IF([.E405]&gt;[.F405]; 1; 0)" office:value-type="float" office:value="1" calcext:value-type="float">
            <text:p>1</text:p>
          </table:table-cell>
          <table:table-cell office:value-type="float" office:value="15384" calcext:value-type="float">
            <text:p>15384</text:p>
          </table:table-cell>
          <table:table-cell office:value-type="float" office:value="13267" calcext:value-type="float">
            <text:p>13267</text:p>
          </table:table-cell>
          <table:table-cell table:formula="of:=([.I405]-[.J405])*100/[.I405]" office:value-type="float" office:value="13.7610504420177" calcext:value-type="float">
            <text:p>13.761050442</text:p>
          </table:table-cell>
          <table:table-cell table:formula="of:=IF([.I405]&gt;[.J405]; 1; 0)" office:value-type="float" office:value="1" calcext:value-type="float">
            <text:p>1</text:p>
          </table:table-cell>
          <table:table-cell office:value-type="float" office:value="22602" calcext:value-type="float">
            <text:p>22602</text:p>
          </table:table-cell>
          <table:table-cell office:value-type="float" office:value="21767" calcext:value-type="float">
            <text:p>21767</text:p>
          </table:table-cell>
          <table:table-cell table:formula="of:=([.M405]-[.N405])*100/[.M405]" office:value-type="float" office:value="3.6943633306787" calcext:value-type="float">
            <text:p>3.6943633307</text:p>
          </table:table-cell>
          <table:table-cell table:formula="of:=IF([.M405]&gt;[.N40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086" calcext:value-type="float">
            <text:p>68086</text:p>
          </table:table-cell>
          <table:table-cell office:value-type="float" office:value="86412" calcext:value-type="float">
            <text:p>86412</text:p>
          </table:table-cell>
          <table:table-cell table:formula="of:=([.A406]-[.B406])*100/[.A406]" office:value-type="float" office:value="-26.9159592280351" calcext:value-type="float">
            <text:p>-26.915959228</text:p>
          </table:table-cell>
          <table:table-cell table:formula="of:=IF([.A406]&gt;[.B406]; 1; 0)" office:value-type="float" office:value="0" calcext:value-type="float">
            <text:p>0</text:p>
          </table:table-cell>
          <table:table-cell office:value-type="float" office:value="74374" calcext:value-type="float">
            <text:p>74374</text:p>
          </table:table-cell>
          <table:table-cell office:value-type="float" office:value="66724" calcext:value-type="float">
            <text:p>66724</text:p>
          </table:table-cell>
          <table:table-cell table:formula="of:=([.E406]-[.F406])*100/[.E406]" office:value-type="float" office:value="10.2858525828919" calcext:value-type="float">
            <text:p>10.2858525829</text:p>
          </table:table-cell>
          <table:table-cell table:formula="of:=IF([.E406]&gt;[.F406]; 1; 0)" office:value-type="float" office:value="1" calcext:value-type="float">
            <text:p>1</text:p>
          </table:table-cell>
          <table:table-cell office:value-type="float" office:value="36147" calcext:value-type="float">
            <text:p>36147</text:p>
          </table:table-cell>
          <table:table-cell office:value-type="float" office:value="32332" calcext:value-type="float">
            <text:p>32332</text:p>
          </table:table-cell>
          <table:table-cell table:formula="of:=([.I406]-[.J406])*100/[.I406]" office:value-type="float" office:value="10.5541262068775" calcext:value-type="float">
            <text:p>10.5541262069</text:p>
          </table:table-cell>
          <table:table-cell table:formula="of:=IF([.I406]&gt;[.J406]; 1; 0)" office:value-type="float" office:value="1" calcext:value-type="float">
            <text:p>1</text:p>
          </table:table-cell>
          <table:table-cell office:value-type="float" office:value="45859" calcext:value-type="float">
            <text:p>45859</text:p>
          </table:table-cell>
          <table:table-cell office:value-type="float" office:value="41150" calcext:value-type="float">
            <text:p>41150</text:p>
          </table:table-cell>
          <table:table-cell table:formula="of:=([.M406]-[.N406])*100/[.M406]" office:value-type="float" office:value="10.2684314965438" calcext:value-type="float">
            <text:p>10.2684314965</text:p>
          </table:table-cell>
          <table:table-cell table:formula="of:=IF([.M406]&gt;[.N40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45" calcext:value-type="float">
            <text:p>245</text:p>
          </table:table-cell>
          <table:table-cell table:formula="of:=([.A407]-[.B407])*100/[.A407]" office:value-type="float" office:value="11.8705035971223" calcext:value-type="float">
            <text:p>11.8705035971</text:p>
          </table:table-cell>
          <table:table-cell table:formula="of:=IF([.A407]&gt;[.B407]; 1; 0)"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249" calcext:value-type="float">
            <text:p>249</text:p>
          </table:table-cell>
          <table:table-cell table:formula="of:=([.E407]-[.F407])*100/[.E407]" office:value-type="float" office:value="4.59770114942529" calcext:value-type="float">
            <text:p>4.5977011494</text:p>
          </table:table-cell>
          <table:table-cell table:formula="of:=IF([.E407]&gt;[.F407]; 1; 0)"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170" calcext:value-type="float">
            <text:p>170</text:p>
          </table:table-cell>
          <table:table-cell table:formula="of:=([.I407]-[.J407])*100/[.I407]" office:value-type="float" office:value="23.7668161434978" calcext:value-type="float">
            <text:p>23.7668161435</text:p>
          </table:table-cell>
          <table:table-cell table:formula="of:=IF([.I407]&gt;[.J407]; 1; 0)"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180" calcext:value-type="float">
            <text:p>180</text:p>
          </table:table-cell>
          <table:table-cell table:formula="of:=([.M407]-[.N407])*100/[.M407]" office:value-type="float" office:value="12.1951219512195" calcext:value-type="float">
            <text:p>12.1951219512</text:p>
          </table:table-cell>
          <table:table-cell table:formula="of:=IF([.M407]&gt;[.N40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384" calcext:value-type="float">
            <text:p>81384</text:p>
          </table:table-cell>
          <table:table-cell office:value-type="float" office:value="84545" calcext:value-type="float">
            <text:p>84545</text:p>
          </table:table-cell>
          <table:table-cell table:formula="of:=([.A408]-[.B408])*100/[.A408]" office:value-type="float" office:value="-3.88405583407058" calcext:value-type="float">
            <text:p>-3.8840558341</text:p>
          </table:table-cell>
          <table:table-cell table:formula="of:=IF([.A408]&gt;[.B408]; 1; 0)" office:value-type="float" office:value="0" calcext:value-type="float">
            <text:p>0</text:p>
          </table:table-cell>
          <table:table-cell office:value-type="float" office:value="73845" calcext:value-type="float">
            <text:p>73845</text:p>
          </table:table-cell>
          <table:table-cell office:value-type="float" office:value="66497" calcext:value-type="float">
            <text:p>66497</text:p>
          </table:table-cell>
          <table:table-cell table:formula="of:=([.E408]-[.F408])*100/[.E408]" office:value-type="float" office:value="9.95057214435642" calcext:value-type="float">
            <text:p>9.9505721444</text:p>
          </table:table-cell>
          <table:table-cell table:formula="of:=IF([.E408]&gt;[.F408]; 1; 0)" office:value-type="float" office:value="1" calcext:value-type="float">
            <text:p>1</text:p>
          </table:table-cell>
          <table:table-cell office:value-type="float" office:value="37261" calcext:value-type="float">
            <text:p>37261</text:p>
          </table:table-cell>
          <table:table-cell office:value-type="float" office:value="31635" calcext:value-type="float">
            <text:p>31635</text:p>
          </table:table-cell>
          <table:table-cell table:formula="of:=([.I408]-[.J408])*100/[.I408]" office:value-type="float" office:value="15.0988969700223" calcext:value-type="float">
            <text:p>15.09889697</text:p>
          </table:table-cell>
          <table:table-cell table:formula="of:=IF([.I408]&gt;[.J408]; 1; 0)" office:value-type="float" office:value="1" calcext:value-type="float">
            <text:p>1</text:p>
          </table:table-cell>
          <table:table-cell office:value-type="float" office:value="44895" calcext:value-type="float">
            <text:p>44895</text:p>
          </table:table-cell>
          <table:table-cell office:value-type="float" office:value="40160" calcext:value-type="float">
            <text:p>40160</text:p>
          </table:table-cell>
          <table:table-cell table:formula="of:=([.M408]-[.N408])*100/[.M408]" office:value-type="float" office:value="10.5468314957122" calcext:value-type="float">
            <text:p>10.5468314957</text:p>
          </table:table-cell>
          <table:table-cell table:formula="of:=IF([.M408]&gt;[.N40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60" calcext:value-type="float">
            <text:p>360</text:p>
          </table:table-cell>
          <table:table-cell table:formula="of:=([.A409]-[.B409])*100/[.A409]" office:value-type="float" office:value="12.4087591240876" calcext:value-type="float">
            <text:p>12.4087591241</text:p>
          </table:table-cell>
          <table:table-cell table:formula="of:=IF([.A409]&gt;[.B409]; 1; 0)" office:value-type="float" office:value="1" calcext:value-type="float">
            <text:p>1</text:p>
          </table:table-cell>
          <table:table-cell office:value-type="float" office:value="359" calcext:value-type="float">
            <text:p>359</text:p>
          </table:table-cell>
          <table:table-cell office:value-type="float" office:value="374" calcext:value-type="float">
            <text:p>374</text:p>
          </table:table-cell>
          <table:table-cell table:formula="of:=([.E409]-[.F409])*100/[.E409]" office:value-type="float" office:value="-4.17827298050139" calcext:value-type="float">
            <text:p>-4.1782729805</text:p>
          </table:table-cell>
          <table:table-cell table:formula="of:=IF([.E409]&gt;[.F409]; 1; 0)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274" calcext:value-type="float">
            <text:p>274</text:p>
          </table:table-cell>
          <table:table-cell table:formula="of:=([.I409]-[.J409])*100/[.I409]" office:value-type="float" office:value="8.05369127516779" calcext:value-type="float">
            <text:p>8.0536912752</text:p>
          </table:table-cell>
          <table:table-cell table:formula="of:=IF([.I409]&gt;[.J409]; 1; 0)"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 office:value-type="float" office:value="282" calcext:value-type="float">
            <text:p>282</text:p>
          </table:table-cell>
          <table:table-cell table:formula="of:=([.M409]-[.N409])*100/[.M409]" office:value-type="float" office:value="10.7594936708861" calcext:value-type="float">
            <text:p>10.7594936709</text:p>
          </table:table-cell>
          <table:table-cell table:formula="of:=IF([.M409]&gt;[.N40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507" calcext:value-type="float">
            <text:p>68507</text:p>
          </table:table-cell>
          <table:table-cell office:value-type="float" office:value="67478" calcext:value-type="float">
            <text:p>67478</text:p>
          </table:table-cell>
          <table:table-cell table:formula="of:=([.A410]-[.B410])*100/[.A410]" office:value-type="float" office:value="1.50203628826251" calcext:value-type="float">
            <text:p>1.5020362883</text:p>
          </table:table-cell>
          <table:table-cell table:formula="of:=IF([.A410]&gt;[.B410]; 1; 0)" office:value-type="float" office:value="1" calcext:value-type="float">
            <text:p>1</text:p>
          </table:table-cell>
          <table:table-cell office:value-type="float" office:value="73959" calcext:value-type="float">
            <text:p>73959</text:p>
          </table:table-cell>
          <table:table-cell office:value-type="float" office:value="65625" calcext:value-type="float">
            <text:p>65625</text:p>
          </table:table-cell>
          <table:table-cell table:formula="of:=([.E410]-[.F410])*100/[.E410]" office:value-type="float" office:value="11.2684054678944" calcext:value-type="float">
            <text:p>11.2684054679</text:p>
          </table:table-cell>
          <table:table-cell table:formula="of:=IF([.E410]&gt;[.F410]; 1; 0)" office:value-type="float" office:value="1" calcext:value-type="float">
            <text:p>1</text:p>
          </table:table-cell>
          <table:table-cell office:value-type="float" office:value="36568" calcext:value-type="float">
            <text:p>36568</text:p>
          </table:table-cell>
          <table:table-cell office:value-type="float" office:value="31755" calcext:value-type="float">
            <text:p>31755</text:p>
          </table:table-cell>
          <table:table-cell table:formula="of:=([.I410]-[.J410])*100/[.I410]" office:value-type="float" office:value="13.1617807919492" calcext:value-type="float">
            <text:p>13.1617807919</text:p>
          </table:table-cell>
          <table:table-cell table:formula="of:=IF([.I410]&gt;[.J410]; 1; 0)" office:value-type="float" office:value="1" calcext:value-type="float">
            <text:p>1</text:p>
          </table:table-cell>
          <table:table-cell office:value-type="float" office:value="44927" calcext:value-type="float">
            <text:p>44927</text:p>
          </table:table-cell>
          <table:table-cell office:value-type="float" office:value="48487" calcext:value-type="float">
            <text:p>48487</text:p>
          </table:table-cell>
          <table:table-cell table:formula="of:=([.M410]-[.N410])*100/[.M410]" office:value-type="float" office:value="-7.92396554410488" calcext:value-type="float">
            <text:p>-7.9239655441</text:p>
          </table:table-cell>
          <table:table-cell table:formula="of:=IF([.M410]&gt;[.N41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54" calcext:value-type="float">
            <text:p>454</text:p>
          </table:table-cell>
          <table:table-cell table:formula="of:=([.A411]-[.B411])*100/[.A411]" office:value-type="float" office:value="9.01803607214429" calcext:value-type="float">
            <text:p>9.0180360721</text:p>
          </table:table-cell>
          <table:table-cell table:formula="of:=IF([.A411]&gt;[.B411]; 1; 0)"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float" office:value="445" calcext:value-type="float">
            <text:p>445</text:p>
          </table:table-cell>
          <table:table-cell table:formula="of:=([.E411]-[.F411])*100/[.E411]" office:value-type="float" office:value="15.719696969697" calcext:value-type="float">
            <text:p>15.7196969697</text:p>
          </table:table-cell>
          <table:table-cell table:formula="of:=IF([.E411]&gt;[.F411]; 1; 0)" office:value-type="float" office:value="1" calcext:value-type="float">
            <text:p>1</text:p>
          </table:table-cell>
          <table:table-cell office:value-type="float" office:value="523" calcext:value-type="float">
            <text:p>523</text:p>
          </table:table-cell>
          <table:table-cell office:value-type="float" office:value="397" calcext:value-type="float">
            <text:p>397</text:p>
          </table:table-cell>
          <table:table-cell table:formula="of:=([.I411]-[.J411])*100/[.I411]" office:value-type="float" office:value="24.0917782026769" calcext:value-type="float">
            <text:p>24.0917782027</text:p>
          </table:table-cell>
          <table:table-cell table:formula="of:=IF([.I411]&gt;[.J411]; 1; 0)"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office:value-type="float" office:value="383" calcext:value-type="float">
            <text:p>383</text:p>
          </table:table-cell>
          <table:table-cell table:formula="of:=([.M411]-[.N411])*100/[.M411]" office:value-type="float" office:value="11.1368909512761" calcext:value-type="float">
            <text:p>11.1368909513</text:p>
          </table:table-cell>
          <table:table-cell table:formula="of:=IF([.M411]&gt;[.N41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299" calcext:value-type="float">
            <text:p>74299</text:p>
          </table:table-cell>
          <table:table-cell office:value-type="float" office:value="66056" calcext:value-type="float">
            <text:p>66056</text:p>
          </table:table-cell>
          <table:table-cell table:formula="of:=([.A412]-[.B412])*100/[.A412]" office:value-type="float" office:value="11.0943619698785" calcext:value-type="float">
            <text:p>11.0943619699</text:p>
          </table:table-cell>
          <table:table-cell table:formula="of:=IF([.A412]&gt;[.B412]; 1; 0)" office:value-type="float" office:value="1" calcext:value-type="float">
            <text:p>1</text:p>
          </table:table-cell>
          <table:table-cell office:value-type="float" office:value="73990" calcext:value-type="float">
            <text:p>73990</text:p>
          </table:table-cell>
          <table:table-cell office:value-type="float" office:value="65317" calcext:value-type="float">
            <text:p>65317</text:p>
          </table:table-cell>
          <table:table-cell table:formula="of:=([.E412]-[.F412])*100/[.E412]" office:value-type="float" office:value="11.7218543046358" calcext:value-type="float">
            <text:p>11.7218543046</text:p>
          </table:table-cell>
          <table:table-cell table:formula="of:=IF([.E412]&gt;[.F412]; 1; 0)" office:value-type="float" office:value="1" calcext:value-type="float">
            <text:p>1</text:p>
          </table:table-cell>
          <table:table-cell office:value-type="float" office:value="36588" calcext:value-type="float">
            <text:p>36588</text:p>
          </table:table-cell>
          <table:table-cell office:value-type="float" office:value="31031" calcext:value-type="float">
            <text:p>31031</text:p>
          </table:table-cell>
          <table:table-cell table:formula="of:=([.I412]-[.J412])*100/[.I412]" office:value-type="float" office:value="15.1880397944681" calcext:value-type="float">
            <text:p>15.1880397945</text:p>
          </table:table-cell>
          <table:table-cell table:formula="of:=IF([.I412]&gt;[.J412]; 1; 0)" office:value-type="float" office:value="1" calcext:value-type="float">
            <text:p>1</text:p>
          </table:table-cell>
          <table:table-cell office:value-type="float" office:value="45127" calcext:value-type="float">
            <text:p>45127</text:p>
          </table:table-cell>
          <table:table-cell office:value-type="float" office:value="39923" calcext:value-type="float">
            <text:p>39923</text:p>
          </table:table-cell>
          <table:table-cell table:formula="of:=([.M412]-[.N412])*100/[.M412]" office:value-type="float" office:value="11.5318988632083" calcext:value-type="float">
            <text:p>11.5318988632</text:p>
          </table:table-cell>
          <table:table-cell table:formula="of:=IF([.M412]&gt;[.N41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572" calcext:value-type="float">
            <text:p>572</text:p>
          </table:table-cell>
          <table:table-cell table:formula="of:=([.A413]-[.B413])*100/[.A413]" office:value-type="float" office:value="11.1801242236025" calcext:value-type="float">
            <text:p>11.1801242236</text:p>
          </table:table-cell>
          <table:table-cell table:formula="of:=IF([.A413]&gt;[.B413]; 1; 0)" office:value-type="float" office:value="1" calcext:value-type="float">
            <text:p>1</text:p>
          </table:table-cell>
          <table:table-cell office:value-type="float" office:value="596" calcext:value-type="float">
            <text:p>596</text:p>
          </table:table-cell>
          <table:table-cell office:value-type="float" office:value="524" calcext:value-type="float">
            <text:p>524</text:p>
          </table:table-cell>
          <table:table-cell table:formula="of:=([.E413]-[.F413])*100/[.E413]" office:value-type="float" office:value="12.0805369127517" calcext:value-type="float">
            <text:p>12.0805369128</text:p>
          </table:table-cell>
          <table:table-cell table:formula="of:=IF([.E413]&gt;[.F413]; 1; 0)" office:value-type="float" office:value="1" calcext:value-type="float">
            <text:p>1</text:p>
          </table:table-cell>
          <table:table-cell office:value-type="float" office:value="545" calcext:value-type="float">
            <text:p>545</text:p>
          </table:table-cell>
          <table:table-cell office:value-type="float" office:value="486" calcext:value-type="float">
            <text:p>486</text:p>
          </table:table-cell>
          <table:table-cell table:formula="of:=([.I413]-[.J413])*100/[.I413]" office:value-type="float" office:value="10.8256880733945" calcext:value-type="float">
            <text:p>10.8256880734</text:p>
          </table:table-cell>
          <table:table-cell table:formula="of:=IF([.I413]&gt;[.J413]; 1; 0)" office:value-type="float" office:value="1" calcext:value-type="float">
            <text:p>1</text:p>
          </table:table-cell>
          <table:table-cell office:value-type="float" office:value="564" calcext:value-type="float">
            <text:p>564</text:p>
          </table:table-cell>
          <table:table-cell office:value-type="float" office:value="496" calcext:value-type="float">
            <text:p>496</text:p>
          </table:table-cell>
          <table:table-cell table:formula="of:=([.M413]-[.N413])*100/[.M413]" office:value-type="float" office:value="12.0567375886525" calcext:value-type="float">
            <text:p>12.0567375887</text:p>
          </table:table-cell>
          <table:table-cell table:formula="of:=IF([.M413]&gt;[.N41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109" calcext:value-type="float">
            <text:p>69109</text:p>
          </table:table-cell>
          <table:table-cell office:value-type="float" office:value="60996" calcext:value-type="float">
            <text:p>60996</text:p>
          </table:table-cell>
          <table:table-cell table:formula="of:=([.A414]-[.B414])*100/[.A414]" office:value-type="float" office:value="11.7394261239491" calcext:value-type="float">
            <text:p>11.7394261239</text:p>
          </table:table-cell>
          <table:table-cell table:formula="of:=IF([.A414]&gt;[.B414]; 1; 0)" office:value-type="float" office:value="1" calcext:value-type="float">
            <text:p>1</text:p>
          </table:table-cell>
          <table:table-cell office:value-type="float" office:value="74564" calcext:value-type="float">
            <text:p>74564</text:p>
          </table:table-cell>
          <table:table-cell office:value-type="float" office:value="64830" calcext:value-type="float">
            <text:p>64830</text:p>
          </table:table-cell>
          <table:table-cell table:formula="of:=([.E414]-[.F414])*100/[.E414]" office:value-type="float" office:value="13.0545571589507" calcext:value-type="float">
            <text:p>13.054557159</text:p>
          </table:table-cell>
          <table:table-cell table:formula="of:=IF([.E414]&gt;[.F414]; 1; 0)" office:value-type="float" office:value="1" calcext:value-type="float">
            <text:p>1</text:p>
          </table:table-cell>
          <table:table-cell office:value-type="float" office:value="36163" calcext:value-type="float">
            <text:p>36163</text:p>
          </table:table-cell>
          <table:table-cell office:value-type="float" office:value="31202" calcext:value-type="float">
            <text:p>31202</text:p>
          </table:table-cell>
          <table:table-cell table:formula="of:=([.I414]-[.J414])*100/[.I414]" office:value-type="float" office:value="13.7184415009817" calcext:value-type="float">
            <text:p>13.718441501</text:p>
          </table:table-cell>
          <table:table-cell table:formula="of:=IF([.I414]&gt;[.J414]; 1; 0)" office:value-type="float" office:value="1" calcext:value-type="float">
            <text:p>1</text:p>
          </table:table-cell>
          <table:table-cell office:value-type="float" office:value="44628" calcext:value-type="float">
            <text:p>44628</text:p>
          </table:table-cell>
          <table:table-cell office:value-type="float" office:value="39741" calcext:value-type="float">
            <text:p>39741</text:p>
          </table:table-cell>
          <table:table-cell table:formula="of:=([.M414]-[.N414])*100/[.M414]" office:value-type="float" office:value="10.9505243344985" calcext:value-type="float">
            <text:p>10.9505243345</text:p>
          </table:table-cell>
          <table:table-cell table:formula="of:=IF([.M414]&gt;[.N41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68" calcext:value-type="float">
            <text:p>668</text:p>
          </table:table-cell>
          <table:table-cell table:formula="of:=([.A415]-[.B415])*100/[.A415]" office:value-type="float" office:value="11.6402116402116" calcext:value-type="float">
            <text:p>11.6402116402</text:p>
          </table:table-cell>
          <table:table-cell table:formula="of:=IF([.A415]&gt;[.B415]; 1; 0)" office:value-type="float" office:value="1" calcext:value-type="float">
            <text:p>1</text:p>
          </table:table-cell>
          <table:table-cell office:value-type="float" office:value="755" calcext:value-type="float">
            <text:p>755</text:p>
          </table:table-cell>
          <table:table-cell office:value-type="float" office:value="665" calcext:value-type="float">
            <text:p>665</text:p>
          </table:table-cell>
          <table:table-cell table:formula="of:=([.E415]-[.F415])*100/[.E415]" office:value-type="float" office:value="11.9205298013245" calcext:value-type="float">
            <text:p>11.9205298013</text:p>
          </table:table-cell>
          <table:table-cell table:formula="of:=IF([.E415]&gt;[.F415]; 1; 0)" office:value-type="float" office:value="1" calcext:value-type="float">
            <text:p>1</text:p>
          </table:table-cell>
          <table:table-cell office:value-type="float" office:value="655" calcext:value-type="float">
            <text:p>655</text:p>
          </table:table-cell>
          <table:table-cell office:value-type="float" office:value="589" calcext:value-type="float">
            <text:p>589</text:p>
          </table:table-cell>
          <table:table-cell table:formula="of:=([.I415]-[.J415])*100/[.I415]" office:value-type="float" office:value="10.0763358778626" calcext:value-type="float">
            <text:p>10.0763358779</text:p>
          </table:table-cell>
          <table:table-cell table:formula="of:=IF([.I415]&gt;[.J415]; 1; 0)" office:value-type="float" office:value="1" calcext:value-type="float">
            <text:p>1</text:p>
          </table:table-cell>
          <table:table-cell office:value-type="float" office:value="678" calcext:value-type="float">
            <text:p>678</text:p>
          </table:table-cell>
          <table:table-cell office:value-type="float" office:value="598" calcext:value-type="float">
            <text:p>598</text:p>
          </table:table-cell>
          <table:table-cell table:formula="of:=([.M415]-[.N415])*100/[.M415]" office:value-type="float" office:value="11.7994100294985" calcext:value-type="float">
            <text:p>11.7994100295</text:p>
          </table:table-cell>
          <table:table-cell table:formula="of:=IF([.M415]&gt;[.N41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436" calcext:value-type="float">
            <text:p>68436</text:p>
          </table:table-cell>
          <table:table-cell office:value-type="float" office:value="63007" calcext:value-type="float">
            <text:p>63007</text:p>
          </table:table-cell>
          <table:table-cell table:formula="of:=([.A416]-[.B416])*100/[.A416]" office:value-type="float" office:value="7.93295926120755" calcext:value-type="float">
            <text:p>7.9329592612</text:p>
          </table:table-cell>
          <table:table-cell table:formula="of:=IF([.A416]&gt;[.B416]; 1; 0)" office:value-type="float" office:value="1" calcext:value-type="float">
            <text:p>1</text:p>
          </table:table-cell>
          <table:table-cell office:value-type="float" office:value="73867" calcext:value-type="float">
            <text:p>73867</text:p>
          </table:table-cell>
          <table:table-cell office:value-type="float" office:value="64737" calcext:value-type="float">
            <text:p>64737</text:p>
          </table:table-cell>
          <table:table-cell table:formula="of:=([.E416]-[.F416])*100/[.E416]" office:value-type="float" office:value="12.3600525268388" calcext:value-type="float">
            <text:p>12.3600525268</text:p>
          </table:table-cell>
          <table:table-cell table:formula="of:=IF([.E416]&gt;[.F416]; 1; 0)" office:value-type="float" office:value="1" calcext:value-type="float">
            <text:p>1</text:p>
          </table:table-cell>
          <table:table-cell office:value-type="float" office:value="36243" calcext:value-type="float">
            <text:p>36243</text:p>
          </table:table-cell>
          <table:table-cell office:value-type="float" office:value="30492" calcext:value-type="float">
            <text:p>30492</text:p>
          </table:table-cell>
          <table:table-cell table:formula="of:=([.I416]-[.J416])*100/[.I416]" office:value-type="float" office:value="15.867891730817" calcext:value-type="float">
            <text:p>15.8678917308</text:p>
          </table:table-cell>
          <table:table-cell table:formula="of:=IF([.I416]&gt;[.J416]; 1; 0)" office:value-type="float" office:value="1" calcext:value-type="float">
            <text:p>1</text:p>
          </table:table-cell>
          <table:table-cell office:value-type="float" office:value="44889" calcext:value-type="float">
            <text:p>44889</text:p>
          </table:table-cell>
          <table:table-cell office:value-type="float" office:value="39250" calcext:value-type="float">
            <text:p>39250</text:p>
          </table:table-cell>
          <table:table-cell table:formula="of:=([.M416]-[.N416])*100/[.M416]" office:value-type="float" office:value="12.5620976185703" calcext:value-type="float">
            <text:p>12.5620976186</text:p>
          </table:table-cell>
          <table:table-cell table:formula="of:=IF([.M416]&gt;[.N41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776" calcext:value-type="float">
            <text:p>776</text:p>
          </table:table-cell>
          <table:table-cell table:formula="of:=([.A417]-[.B417])*100/[.A417]" office:value-type="float" office:value="10.3926096997691" calcext:value-type="float">
            <text:p>10.3926096998</text:p>
          </table:table-cell>
          <table:table-cell table:formula="of:=IF([.A417]&gt;[.B417]; 1; 0)" office:value-type="float" office:value="1" calcext:value-type="float">
            <text:p>1</text:p>
          </table:table-cell>
          <table:table-cell office:value-type="float" office:value="924" calcext:value-type="float">
            <text:p>924</text:p>
          </table:table-cell>
          <table:table-cell office:value-type="float" office:value="771" calcext:value-type="float">
            <text:p>771</text:p>
          </table:table-cell>
          <table:table-cell table:formula="of:=([.E417]-[.F417])*100/[.E417]" office:value-type="float" office:value="16.5584415584416" calcext:value-type="float">
            <text:p>16.5584415584</text:p>
          </table:table-cell>
          <table:table-cell table:formula="of:=IF([.E417]&gt;[.F417]; 1; 0)" office:value-type="float" office:value="1" calcext:value-type="float">
            <text:p>1</text:p>
          </table:table-cell>
          <table:table-cell office:value-type="float" office:value="715" calcext:value-type="float">
            <text:p>715</text:p>
          </table:table-cell>
          <table:table-cell office:value-type="float" office:value="645" calcext:value-type="float">
            <text:p>645</text:p>
          </table:table-cell>
          <table:table-cell table:formula="of:=([.I417]-[.J417])*100/[.I417]" office:value-type="float" office:value="9.79020979020979" calcext:value-type="float">
            <text:p>9.7902097902</text:p>
          </table:table-cell>
          <table:table-cell table:formula="of:=IF([.I417]&gt;[.J417]; 1; 0)" office:value-type="float" office:value="1" calcext:value-type="float">
            <text:p>1</text:p>
          </table:table-cell>
          <table:table-cell office:value-type="float" office:value="792" calcext:value-type="float">
            <text:p>792</text:p>
          </table:table-cell>
          <table:table-cell office:value-type="float" office:value="701" calcext:value-type="float">
            <text:p>701</text:p>
          </table:table-cell>
          <table:table-cell table:formula="of:=([.M417]-[.N417])*100/[.M417]" office:value-type="float" office:value="11.489898989899" calcext:value-type="float">
            <text:p>11.4898989899</text:p>
          </table:table-cell>
          <table:table-cell table:formula="of:=IF([.M417]&gt;[.N41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340" calcext:value-type="float">
            <text:p>69340</text:p>
          </table:table-cell>
          <table:table-cell office:value-type="float" office:value="61116" calcext:value-type="float">
            <text:p>61116</text:p>
          </table:table-cell>
          <table:table-cell table:formula="of:=([.A418]-[.B418])*100/[.A418]" office:value-type="float" office:value="11.8603980386501" calcext:value-type="float">
            <text:p>11.8603980387</text:p>
          </table:table-cell>
          <table:table-cell table:formula="of:=IF([.A418]&gt;[.B418]; 1; 0)" office:value-type="float" office:value="1" calcext:value-type="float">
            <text:p>1</text:p>
          </table:table-cell>
          <table:table-cell office:value-type="float" office:value="81119" calcext:value-type="float">
            <text:p>81119</text:p>
          </table:table-cell>
          <table:table-cell office:value-type="float" office:value="70314" calcext:value-type="float">
            <text:p>70314</text:p>
          </table:table-cell>
          <table:table-cell table:formula="of:=([.E418]-[.F418])*100/[.E418]" office:value-type="float" office:value="13.3199373759538" calcext:value-type="float">
            <text:p>13.319937376</text:p>
          </table:table-cell>
          <table:table-cell table:formula="of:=IF([.E418]&gt;[.F418]; 1; 0)" office:value-type="float" office:value="1" calcext:value-type="float">
            <text:p>1</text:p>
          </table:table-cell>
          <table:table-cell office:value-type="float" office:value="36386" calcext:value-type="float">
            <text:p>36386</text:p>
          </table:table-cell>
          <table:table-cell office:value-type="float" office:value="30070" calcext:value-type="float">
            <text:p>30070</text:p>
          </table:table-cell>
          <table:table-cell table:formula="of:=([.I418]-[.J418])*100/[.I418]" office:value-type="float" office:value="17.3583246303523" calcext:value-type="float">
            <text:p>17.3583246304</text:p>
          </table:table-cell>
          <table:table-cell table:formula="of:=IF([.I418]&gt;[.J418]; 1; 0)" office:value-type="float" office:value="1" calcext:value-type="float">
            <text:p>1</text:p>
          </table:table-cell>
          <table:table-cell office:value-type="float" office:value="44746" calcext:value-type="float">
            <text:p>44746</text:p>
          </table:table-cell>
          <table:table-cell office:value-type="float" office:value="38795" calcext:value-type="float">
            <text:p>38795</text:p>
          </table:table-cell>
          <table:table-cell table:formula="of:=([.M418]-[.N418])*100/[.M418]" office:value-type="float" office:value="13.2995128056139" calcext:value-type="float">
            <text:p>13.2995128056</text:p>
          </table:table-cell>
          <table:table-cell table:formula="of:=IF([.M418]&gt;[.N41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875" calcext:value-type="float">
            <text:p>875</text:p>
          </table:table-cell>
          <table:table-cell table:formula="of:=([.A419]-[.B419])*100/[.A419]" office:value-type="float" office:value="10.8961303462322" calcext:value-type="float">
            <text:p>10.8961303462</text:p>
          </table:table-cell>
          <table:table-cell table:formula="of:=IF([.A419]&gt;[.B419]; 1; 0)" office:value-type="float" office:value="1" calcext:value-type="float">
            <text:p>1</text:p>
          </table:table-cell>
          <table:table-cell office:value-type="float" office:value="980" calcext:value-type="float">
            <text:p>980</text:p>
          </table:table-cell>
          <table:table-cell office:value-type="float" office:value="891" calcext:value-type="float">
            <text:p>891</text:p>
          </table:table-cell>
          <table:table-cell table:formula="of:=([.E419]-[.F419])*100/[.E419]" office:value-type="float" office:value="9.08163265306122" calcext:value-type="float">
            <text:p>9.0816326531</text:p>
          </table:table-cell>
          <table:table-cell table:formula="of:=IF([.E419]&gt;[.F419]; 1; 0)" office:value-type="float" office:value="1" calcext:value-type="float">
            <text:p>1</text:p>
          </table:table-cell>
          <table:table-cell office:value-type="float" office:value="836" calcext:value-type="float">
            <text:p>836</text:p>
          </table:table-cell>
          <table:table-cell office:value-type="float" office:value="715" calcext:value-type="float">
            <text:p>715</text:p>
          </table:table-cell>
          <table:table-cell table:formula="of:=([.I419]-[.J419])*100/[.I419]" office:value-type="float" office:value="14.4736842105263" calcext:value-type="float">
            <text:p>14.4736842105</text:p>
          </table:table-cell>
          <table:table-cell table:formula="of:=IF([.I419]&gt;[.J419]; 1; 0)" office:value-type="float" office:value="1" calcext:value-type="float">
            <text:p>1</text:p>
          </table:table-cell>
          <table:table-cell office:value-type="float" office:value="898" calcext:value-type="float">
            <text:p>898</text:p>
          </table:table-cell>
          <table:table-cell office:value-type="float" office:value="805" calcext:value-type="float">
            <text:p>805</text:p>
          </table:table-cell>
          <table:table-cell table:formula="of:=([.M419]-[.N419])*100/[.M419]" office:value-type="float" office:value="10.3563474387528" calcext:value-type="float">
            <text:p>10.3563474388</text:p>
          </table:table-cell>
          <table:table-cell table:formula="of:=IF([.M419]&gt;[.N41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991" calcext:value-type="float">
            <text:p>72991</text:p>
          </table:table-cell>
          <table:table-cell office:value-type="float" office:value="59383" calcext:value-type="float">
            <text:p>59383</text:p>
          </table:table-cell>
          <table:table-cell table:formula="of:=([.A420]-[.B420])*100/[.A420]" office:value-type="float" office:value="18.6433943910893" calcext:value-type="float">
            <text:p>18.6433943911</text:p>
          </table:table-cell>
          <table:table-cell table:formula="of:=IF([.A420]&gt;[.B420]; 1; 0)" office:value-type="float" office:value="1" calcext:value-type="float">
            <text:p>1</text:p>
          </table:table-cell>
          <table:table-cell office:value-type="float" office:value="83156" calcext:value-type="float">
            <text:p>83156</text:p>
          </table:table-cell>
          <table:table-cell office:value-type="float" office:value="62466" calcext:value-type="float">
            <text:p>62466</text:p>
          </table:table-cell>
          <table:table-cell table:formula="of:=([.E420]-[.F420])*100/[.E420]" office:value-type="float" office:value="24.8809466544807" calcext:value-type="float">
            <text:p>24.8809466545</text:p>
          </table:table-cell>
          <table:table-cell table:formula="of:=IF([.E420]&gt;[.F420]; 1; 0)" office:value-type="float" office:value="1" calcext:value-type="float">
            <text:p>1</text:p>
          </table:table-cell>
          <table:table-cell office:value-type="float" office:value="36571" calcext:value-type="float">
            <text:p>36571</text:p>
          </table:table-cell>
          <table:table-cell office:value-type="float" office:value="38840" calcext:value-type="float">
            <text:p>38840</text:p>
          </table:table-cell>
          <table:table-cell table:formula="of:=([.I420]-[.J420])*100/[.I420]" office:value-type="float" office:value="-6.20436958245604" calcext:value-type="float">
            <text:p>-6.2043695825</text:p>
          </table:table-cell>
          <table:table-cell table:formula="of:=IF([.I420]&gt;[.J420]; 1; 0)" office:value-type="float" office:value="0" calcext:value-type="float">
            <text:p>0</text:p>
          </table:table-cell>
          <table:table-cell office:value-type="float" office:value="44453" calcext:value-type="float">
            <text:p>44453</text:p>
          </table:table-cell>
          <table:table-cell office:value-type="float" office:value="38425" calcext:value-type="float">
            <text:p>38425</text:p>
          </table:table-cell>
          <table:table-cell table:formula="of:=([.M420]-[.N420])*100/[.M420]" office:value-type="float" office:value="13.5603896249972" calcext:value-type="float">
            <text:p>13.560389625</text:p>
          </table:table-cell>
          <table:table-cell table:formula="of:=IF([.M420]&gt;[.N42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976" calcext:value-type="float">
            <text:p>976</text:p>
          </table:table-cell>
          <table:table-cell table:formula="of:=([.A421]-[.B421])*100/[.A421]" office:value-type="float" office:value="10.0460829493088" calcext:value-type="float">
            <text:p>10.0460829493</text:p>
          </table:table-cell>
          <table:table-cell table:formula="of:=IF([.A421]&gt;[.B421]; 1; 0)" office:value-type="float" office:value="1" calcext:value-type="float">
            <text:p>1</text:p>
          </table:table-cell>
          <table:table-cell office:value-type="float" office:value="1089" calcext:value-type="float">
            <text:p>1089</text:p>
          </table:table-cell>
          <table:table-cell office:value-type="float" office:value="980" calcext:value-type="float">
            <text:p>980</text:p>
          </table:table-cell>
          <table:table-cell table:formula="of:=([.E421]-[.F421])*100/[.E421]" office:value-type="float" office:value="10.0091827364555" calcext:value-type="float">
            <text:p>10.0091827365</text:p>
          </table:table-cell>
          <table:table-cell table:formula="of:=IF([.E421]&gt;[.F421]; 1; 0)" office:value-type="float" office:value="1" calcext:value-type="float">
            <text:p>1</text:p>
          </table:table-cell>
          <table:table-cell office:value-type="float" office:value="994" calcext:value-type="float">
            <text:p>994</text:p>
          </table:table-cell>
          <table:table-cell office:value-type="float" office:value="896" calcext:value-type="float">
            <text:p>896</text:p>
          </table:table-cell>
          <table:table-cell table:formula="of:=([.I421]-[.J421])*100/[.I421]" office:value-type="float" office:value="9.85915492957746" calcext:value-type="float">
            <text:p>9.8591549296</text:p>
          </table:table-cell>
          <table:table-cell table:formula="of:=IF([.I421]&gt;[.J421]; 1; 0)"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946" calcext:value-type="float">
            <text:p>946</text:p>
          </table:table-cell>
          <table:table-cell table:formula="of:=([.M421]-[.N421])*100/[.M421]" office:value-type="float" office:value="6.52173913043478" calcext:value-type="float">
            <text:p>6.5217391304</text:p>
          </table:table-cell>
          <table:table-cell table:formula="of:=IF([.M421]&gt;[.N42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635" calcext:value-type="float">
            <text:p>68635</text:p>
          </table:table-cell>
          <table:table-cell office:value-type="float" office:value="64365" calcext:value-type="float">
            <text:p>64365</text:p>
          </table:table-cell>
          <table:table-cell table:formula="of:=([.A422]-[.B422])*100/[.A422]" office:value-type="float" office:value="6.22131565527792" calcext:value-type="float">
            <text:p>6.2213156553</text:p>
          </table:table-cell>
          <table:table-cell table:formula="of:=IF([.A422]&gt;[.B422]; 1; 0)" office:value-type="float" office:value="1" calcext:value-type="float">
            <text:p>1</text:p>
          </table:table-cell>
          <table:table-cell office:value-type="float" office:value="73867" calcext:value-type="float">
            <text:p>73867</text:p>
          </table:table-cell>
          <table:table-cell office:value-type="float" office:value="62225" calcext:value-type="float">
            <text:p>62225</text:p>
          </table:table-cell>
          <table:table-cell table:formula="of:=([.E422]-[.F422])*100/[.E422]" office:value-type="float" office:value="15.7607592023502" calcext:value-type="float">
            <text:p>15.7607592024</text:p>
          </table:table-cell>
          <table:table-cell table:formula="of:=IF([.E422]&gt;[.F422]; 1; 0)" office:value-type="float" office:value="1" calcext:value-type="float">
            <text:p>1</text:p>
          </table:table-cell>
          <table:table-cell office:value-type="float" office:value="36580" calcext:value-type="float">
            <text:p>36580</text:p>
          </table:table-cell>
          <table:table-cell office:value-type="float" office:value="29746" calcext:value-type="float">
            <text:p>29746</text:p>
          </table:table-cell>
          <table:table-cell table:formula="of:=([.I422]-[.J422])*100/[.I422]" office:value-type="float" office:value="18.6823400765446" calcext:value-type="float">
            <text:p>18.6823400765</text:p>
          </table:table-cell>
          <table:table-cell table:formula="of:=IF([.I422]&gt;[.J422]; 1; 0)" office:value-type="float" office:value="1" calcext:value-type="float">
            <text:p>1</text:p>
          </table:table-cell>
          <table:table-cell office:value-type="float" office:value="44576" calcext:value-type="float">
            <text:p>44576</text:p>
          </table:table-cell>
          <table:table-cell office:value-type="float" office:value="38123" calcext:value-type="float">
            <text:p>38123</text:p>
          </table:table-cell>
          <table:table-cell table:formula="of:=([.M422]-[.N422])*100/[.M422]" office:value-type="float" office:value="14.476399856425" calcext:value-type="float">
            <text:p>14.4763998564</text:p>
          </table:table-cell>
          <table:table-cell table:formula="of:=IF([.M422]&gt;[.N42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311" calcext:value-type="float">
            <text:p>1311</text:p>
          </table:table-cell>
          <table:table-cell table:formula="of:=([.A423]-[.B423])*100/[.A423]" office:value-type="float" office:value="-7.99011532125206" calcext:value-type="float">
            <text:p>-7.9901153213</text:p>
          </table:table-cell>
          <table:table-cell table:formula="of:=IF([.A423]&gt;[.B423]; 1; 0)" office:value-type="float" office:value="0" calcext:value-type="float">
            <text:p>0</text:p>
          </table:table-cell>
          <table:table-cell office:value-type="float" office:value="1279" calcext:value-type="float">
            <text:p>1279</text:p>
          </table:table-cell>
          <table:table-cell office:value-type="float" office:value="1262" calcext:value-type="float">
            <text:p>1262</text:p>
          </table:table-cell>
          <table:table-cell table:formula="of:=([.E423]-[.F423])*100/[.E423]" office:value-type="float" office:value="1.32916340891321" calcext:value-type="float">
            <text:p>1.3291634089</text:p>
          </table:table-cell>
          <table:table-cell table:formula="of:=IF([.E423]&gt;[.F423]; 1; 0)" office:value-type="float" office:value="1" calcext:value-type="float">
            <text:p>1</text:p>
          </table:table-cell>
          <table:table-cell office:value-type="float" office:value="1109" calcext:value-type="float">
            <text:p>1109</text:p>
          </table:table-cell>
          <table:table-cell office:value-type="float" office:value="961" calcext:value-type="float">
            <text:p>961</text:p>
          </table:table-cell>
          <table:table-cell table:formula="of:=([.I423]-[.J423])*100/[.I423]" office:value-type="float" office:value="13.3453561767358" calcext:value-type="float">
            <text:p>13.3453561767</text:p>
          </table:table-cell>
          <table:table-cell table:formula="of:=IF([.I423]&gt;[.J423]; 1; 0)" office:value-type="float" office:value="1" calcext:value-type="float">
            <text:p>1</text:p>
          </table:table-cell>
          <table:table-cell office:value-type="float" office:value="1121" calcext:value-type="float">
            <text:p>1121</text:p>
          </table:table-cell>
          <table:table-cell office:value-type="float" office:value="1008" calcext:value-type="float">
            <text:p>1008</text:p>
          </table:table-cell>
          <table:table-cell table:formula="of:=([.M423]-[.N423])*100/[.M423]" office:value-type="float" office:value="10.0802854594112" calcext:value-type="float">
            <text:p>10.0802854594</text:p>
          </table:table-cell>
          <table:table-cell table:formula="of:=IF([.M423]&gt;[.N42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346" calcext:value-type="float">
            <text:p>75346</text:p>
          </table:table-cell>
          <table:table-cell office:value-type="float" office:value="58359" calcext:value-type="float">
            <text:p>58359</text:p>
          </table:table-cell>
          <table:table-cell table:formula="of:=([.A424]-[.B424])*100/[.A424]" office:value-type="float" office:value="22.5453242375176" calcext:value-type="float">
            <text:p>22.5453242375</text:p>
          </table:table-cell>
          <table:table-cell table:formula="of:=IF([.A424]&gt;[.B424]; 1; 0)" office:value-type="float" office:value="1" calcext:value-type="float">
            <text:p>1</text:p>
          </table:table-cell>
          <table:table-cell office:value-type="float" office:value="74580" calcext:value-type="float">
            <text:p>74580</text:p>
          </table:table-cell>
          <table:table-cell office:value-type="float" office:value="61624" calcext:value-type="float">
            <text:p>61624</text:p>
          </table:table-cell>
          <table:table-cell table:formula="of:=([.E424]-[.F424])*100/[.E424]" office:value-type="float" office:value="17.371949584339" calcext:value-type="float">
            <text:p>17.3719495843</text:p>
          </table:table-cell>
          <table:table-cell table:formula="of:=IF([.E424]&gt;[.F424]; 1; 0)" office:value-type="float" office:value="1" calcext:value-type="float">
            <text:p>1</text:p>
          </table:table-cell>
          <table:table-cell office:value-type="float" office:value="36524" calcext:value-type="float">
            <text:p>36524</text:p>
          </table:table-cell>
          <table:table-cell office:value-type="float" office:value="29943" calcext:value-type="float">
            <text:p>29943</text:p>
          </table:table-cell>
          <table:table-cell table:formula="of:=([.I424]-[.J424])*100/[.I424]" office:value-type="float" office:value="18.018289343993" calcext:value-type="float">
            <text:p>18.018289344</text:p>
          </table:table-cell>
          <table:table-cell table:formula="of:=IF([.I424]&gt;[.J424]; 1; 0)" office:value-type="float" office:value="1" calcext:value-type="float">
            <text:p>1</text:p>
          </table:table-cell>
          <table:table-cell office:value-type="float" office:value="44955" calcext:value-type="float">
            <text:p>44955</text:p>
          </table:table-cell>
          <table:table-cell office:value-type="float" office:value="37980" calcext:value-type="float">
            <text:p>37980</text:p>
          </table:table-cell>
          <table:table-cell table:formula="of:=([.M424]-[.N424])*100/[.M424]" office:value-type="float" office:value="15.5155155155155" calcext:value-type="float">
            <text:p>15.5155155155</text:p>
          </table:table-cell>
          <table:table-cell table:formula="of:=IF([.M424]&gt;[.N42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184" calcext:value-type="float">
            <text:p>1184</text:p>
          </table:table-cell>
          <table:table-cell table:formula="of:=([.A425]-[.B425])*100/[.A425]" office:value-type="float" office:value="10.4387291981846" calcext:value-type="float">
            <text:p>10.4387291982</text:p>
          </table:table-cell>
          <table:table-cell table:formula="of:=IF([.A425]&gt;[.B425]; 1; 0)" office:value-type="float" office:value="1" calcext:value-type="float">
            <text:p>1</text:p>
          </table:table-cell>
          <table:table-cell office:value-type="float" office:value="1271" calcext:value-type="float">
            <text:p>1271</text:p>
          </table:table-cell>
          <table:table-cell office:value-type="float" office:value="1184" calcext:value-type="float">
            <text:p>1184</text:p>
          </table:table-cell>
          <table:table-cell table:formula="of:=([.E425]-[.F425])*100/[.E425]" office:value-type="float" office:value="6.84500393391031" calcext:value-type="float">
            <text:p>6.8450039339</text:p>
          </table:table-cell>
          <table:table-cell table:formula="of:=IF([.E425]&gt;[.F425]; 1; 0)" office:value-type="float" office:value="1" calcext:value-type="float">
            <text:p>1</text:p>
          </table:table-cell>
          <table:table-cell office:value-type="float" office:value="1295" calcext:value-type="float">
            <text:p>1295</text:p>
          </table:table-cell>
          <table:table-cell office:value-type="float" office:value="1098" calcext:value-type="float">
            <text:p>1098</text:p>
          </table:table-cell>
          <table:table-cell table:formula="of:=([.I425]-[.J425])*100/[.I425]" office:value-type="float" office:value="15.2123552123552" calcext:value-type="float">
            <text:p>15.2123552124</text:p>
          </table:table-cell>
          <table:table-cell table:formula="of:=IF([.I425]&gt;[.J425]; 1; 0)" office:value-type="float" office:value="1" calcext:value-type="float">
            <text:p>1</text:p>
          </table:table-cell>
          <table:table-cell office:value-type="float" office:value="1239" calcext:value-type="float">
            <text:p>1239</text:p>
          </table:table-cell>
          <table:table-cell office:value-type="float" office:value="1110" calcext:value-type="float">
            <text:p>1110</text:p>
          </table:table-cell>
          <table:table-cell table:formula="of:=([.M425]-[.N425])*100/[.M425]" office:value-type="float" office:value="10.4116222760291" calcext:value-type="float">
            <text:p>10.411622276</text:p>
          </table:table-cell>
          <table:table-cell table:formula="of:=IF([.M425]&gt;[.N42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605" calcext:value-type="float">
            <text:p>68605</text:p>
          </table:table-cell>
          <table:table-cell office:value-type="float" office:value="57990" calcext:value-type="float">
            <text:p>57990</text:p>
          </table:table-cell>
          <table:table-cell table:formula="of:=([.A426]-[.B426])*100/[.A426]" office:value-type="float" office:value="15.4726331900007" calcext:value-type="float">
            <text:p>15.47263319</text:p>
          </table:table-cell>
          <table:table-cell table:formula="of:=IF([.A426]&gt;[.B426]; 1; 0)" office:value-type="float" office:value="1" calcext:value-type="float">
            <text:p>1</text:p>
          </table:table-cell>
          <table:table-cell office:value-type="float" office:value="73694" calcext:value-type="float">
            <text:p>73694</text:p>
          </table:table-cell>
          <table:table-cell office:value-type="float" office:value="61167" calcext:value-type="float">
            <text:p>61167</text:p>
          </table:table-cell>
          <table:table-cell table:formula="of:=([.E426]-[.F426])*100/[.E426]" office:value-type="float" office:value="16.9986701766765" calcext:value-type="float">
            <text:p>16.9986701767</text:p>
          </table:table-cell>
          <table:table-cell table:formula="of:=IF([.E426]&gt;[.F426]; 1; 0)" office:value-type="float" office:value="1" calcext:value-type="float">
            <text:p>1</text:p>
          </table:table-cell>
          <table:table-cell office:value-type="float" office:value="36782" calcext:value-type="float">
            <text:p>36782</text:p>
          </table:table-cell>
          <table:table-cell office:value-type="float" office:value="30388" calcext:value-type="float">
            <text:p>30388</text:p>
          </table:table-cell>
          <table:table-cell table:formula="of:=([.I426]-[.J426])*100/[.I426]" office:value-type="float" office:value="17.3835028002828" calcext:value-type="float">
            <text:p>17.3835028003</text:p>
          </table:table-cell>
          <table:table-cell table:formula="of:=IF([.I426]&gt;[.J426]; 1; 0)" office:value-type="float" office:value="1" calcext:value-type="float">
            <text:p>1</text:p>
          </table:table-cell>
          <table:table-cell office:value-type="float" office:value="45097" calcext:value-type="float">
            <text:p>45097</text:p>
          </table:table-cell>
          <table:table-cell office:value-type="float" office:value="37749" calcext:value-type="float">
            <text:p>37749</text:p>
          </table:table-cell>
          <table:table-cell table:formula="of:=([.M426]-[.N426])*100/[.M426]" office:value-type="float" office:value="16.2937667694082" calcext:value-type="float">
            <text:p>16.2937667694</text:p>
          </table:table-cell>
          <table:table-cell table:formula="of:=IF([.M426]&gt;[.N42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297" calcext:value-type="float">
            <text:p>1297</text:p>
          </table:table-cell>
          <table:table-cell table:formula="of:=([.A427]-[.B427])*100/[.A427]" office:value-type="float" office:value="9.42737430167598" calcext:value-type="float">
            <text:p>9.4273743017</text:p>
          </table:table-cell>
          <table:table-cell table:formula="of:=IF([.A427]&gt;[.B427]; 1; 0)" office:value-type="float" office:value="1" calcext:value-type="float">
            <text:p>1</text:p>
          </table:table-cell>
          <table:table-cell office:value-type="float" office:value="1327" calcext:value-type="float">
            <text:p>1327</text:p>
          </table:table-cell>
          <table:table-cell office:value-type="float" office:value="1198" calcext:value-type="float">
            <text:p>1198</text:p>
          </table:table-cell>
          <table:table-cell table:formula="of:=([.E427]-[.F427])*100/[.E427]" office:value-type="float" office:value="9.72117558402412" calcext:value-type="float">
            <text:p>9.721175584</text:p>
          </table:table-cell>
          <table:table-cell table:formula="of:=IF([.E427]&gt;[.F427]; 1; 0)" office:value-type="float" office:value="1" calcext:value-type="float">
            <text:p>1</text:p>
          </table:table-cell>
          <table:table-cell office:value-type="float" office:value="1330" calcext:value-type="float">
            <text:p>1330</text:p>
          </table:table-cell>
          <table:table-cell office:value-type="float" office:value="1197" calcext:value-type="float">
            <text:p>1197</text:p>
          </table:table-cell>
          <table:table-cell table:formula="of:=([.I427]-[.J427])*100/[.I427]" office:value-type="float" office:value="10" calcext:value-type="float">
            <text:p>10</text:p>
          </table:table-cell>
          <table:table-cell table:formula="of:=IF([.I427]&gt;[.J427]; 1; 0)" office:value-type="float" office:value="1" calcext:value-type="float">
            <text:p>1</text:p>
          </table:table-cell>
          <table:table-cell office:value-type="float" office:value="1348" calcext:value-type="float">
            <text:p>1348</text:p>
          </table:table-cell>
          <table:table-cell office:value-type="float" office:value="1210" calcext:value-type="float">
            <text:p>1210</text:p>
          </table:table-cell>
          <table:table-cell table:formula="of:=([.M427]-[.N427])*100/[.M427]" office:value-type="float" office:value="10.2373887240356" calcext:value-type="float">
            <text:p>10.237388724</text:p>
          </table:table-cell>
          <table:table-cell table:formula="of:=IF([.M427]&gt;[.N42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563" calcext:value-type="float">
            <text:p>68563</text:p>
          </table:table-cell>
          <table:table-cell office:value-type="float" office:value="58187" calcext:value-type="float">
            <text:p>58187</text:p>
          </table:table-cell>
          <table:table-cell table:formula="of:=([.A428]-[.B428])*100/[.A428]" office:value-type="float" office:value="15.1335268293394" calcext:value-type="float">
            <text:p>15.1335268293</text:p>
          </table:table-cell>
          <table:table-cell table:formula="of:=IF([.A428]&gt;[.B428]; 1; 0)" office:value-type="float" office:value="1" calcext:value-type="float">
            <text:p>1</text:p>
          </table:table-cell>
          <table:table-cell office:value-type="float" office:value="73874" calcext:value-type="float">
            <text:p>73874</text:p>
          </table:table-cell>
          <table:table-cell office:value-type="float" office:value="61923" calcext:value-type="float">
            <text:p>61923</text:p>
          </table:table-cell>
          <table:table-cell table:formula="of:=([.E428]-[.F428])*100/[.E428]" office:value-type="float" office:value="16.177545550532" calcext:value-type="float">
            <text:p>16.1775455505</text:p>
          </table:table-cell>
          <table:table-cell table:formula="of:=IF([.E428]&gt;[.F428]; 1; 0)" office:value-type="float" office:value="1" calcext:value-type="float">
            <text:p>1</text:p>
          </table:table-cell>
          <table:table-cell office:value-type="float" office:value="37436" calcext:value-type="float">
            <text:p>37436</text:p>
          </table:table-cell>
          <table:table-cell office:value-type="float" office:value="29693" calcext:value-type="float">
            <text:p>29693</text:p>
          </table:table-cell>
          <table:table-cell table:formula="of:=([.I428]-[.J428])*100/[.I428]" office:value-type="float" office:value="20.6832994978096" calcext:value-type="float">
            <text:p>20.6832994978</text:p>
          </table:table-cell>
          <table:table-cell table:formula="of:=IF([.I428]&gt;[.J428]; 1; 0)" office:value-type="float" office:value="1" calcext:value-type="float">
            <text:p>1</text:p>
          </table:table-cell>
          <table:table-cell office:value-type="float" office:value="55139" calcext:value-type="float">
            <text:p>55139</text:p>
          </table:table-cell>
          <table:table-cell office:value-type="float" office:value="45897" calcext:value-type="float">
            <text:p>45897</text:p>
          </table:table-cell>
          <table:table-cell table:formula="of:=([.M428]-[.N428])*100/[.M428]" office:value-type="float" office:value="16.7612760478065" calcext:value-type="float">
            <text:p>16.7612760478</text:p>
          </table:table-cell>
          <table:table-cell table:formula="of:=IF([.M428]&gt;[.N42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1394" calcext:value-type="float">
            <text:p>1394</text:p>
          </table:table-cell>
          <table:table-cell table:formula="of:=([.A429]-[.B429])*100/[.A429]" office:value-type="float" office:value="26.2043409211223" calcext:value-type="float">
            <text:p>26.2043409211</text:p>
          </table:table-cell>
          <table:table-cell table:formula="of:=IF([.A429]&gt;[.B429]; 1; 0)" office:value-type="float" office:value="1" calcext:value-type="float">
            <text:p>1</text:p>
          </table:table-cell>
          <table:table-cell office:value-type="float" office:value="1532" calcext:value-type="float">
            <text:p>1532</text:p>
          </table:table-cell>
          <table:table-cell office:value-type="float" office:value="1380" calcext:value-type="float">
            <text:p>1380</text:p>
          </table:table-cell>
          <table:table-cell table:formula="of:=([.E429]-[.F429])*100/[.E429]" office:value-type="float" office:value="9.92167101827676" calcext:value-type="float">
            <text:p>9.9216710183</text:p>
          </table:table-cell>
          <table:table-cell table:formula="of:=IF([.E429]&gt;[.F429]; 1; 0)" office:value-type="float" office:value="1" calcext:value-type="float">
            <text:p>1</text:p>
          </table:table-cell>
          <table:table-cell office:value-type="float" office:value="1333" calcext:value-type="float">
            <text:p>1333</text:p>
          </table:table-cell>
          <table:table-cell office:value-type="float" office:value="1211" calcext:value-type="float">
            <text:p>1211</text:p>
          </table:table-cell>
          <table:table-cell table:formula="of:=([.I429]-[.J429])*100/[.I429]" office:value-type="float" office:value="9.152288072018" calcext:value-type="float">
            <text:p>9.152288072</text:p>
          </table:table-cell>
          <table:table-cell table:formula="of:=IF([.I429]&gt;[.J429]; 1; 0)" office:value-type="float" office:value="1" calcext:value-type="float">
            <text:p>1</text:p>
          </table:table-cell>
          <table:table-cell office:value-type="float" office:value="1464" calcext:value-type="float">
            <text:p>1464</text:p>
          </table:table-cell>
          <table:table-cell office:value-type="float" office:value="1347" calcext:value-type="float">
            <text:p>1347</text:p>
          </table:table-cell>
          <table:table-cell table:formula="of:=([.M429]-[.N429])*100/[.M429]" office:value-type="float" office:value="7.99180327868853" calcext:value-type="float">
            <text:p>7.9918032787</text:p>
          </table:table-cell>
          <table:table-cell table:formula="of:=IF([.M429]&gt;[.N42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586" calcext:value-type="float">
            <text:p>71586</text:p>
          </table:table-cell>
          <table:table-cell office:value-type="float" office:value="59863" calcext:value-type="float">
            <text:p>59863</text:p>
          </table:table-cell>
          <table:table-cell table:formula="of:=([.A430]-[.B430])*100/[.A430]" office:value-type="float" office:value="16.3761070600397" calcext:value-type="float">
            <text:p>16.37610706</text:p>
          </table:table-cell>
          <table:table-cell table:formula="of:=IF([.A430]&gt;[.B430]; 1; 0)" office:value-type="float" office:value="1" calcext:value-type="float">
            <text:p>1</text:p>
          </table:table-cell>
          <table:table-cell office:value-type="float" office:value="73842" calcext:value-type="float">
            <text:p>73842</text:p>
          </table:table-cell>
          <table:table-cell office:value-type="float" office:value="72768" calcext:value-type="float">
            <text:p>72768</text:p>
          </table:table-cell>
          <table:table-cell table:formula="of:=([.E430]-[.F430])*100/[.E430]" office:value-type="float" office:value="1.45445681319574" calcext:value-type="float">
            <text:p>1.4544568132</text:p>
          </table:table-cell>
          <table:table-cell table:formula="of:=IF([.E430]&gt;[.F430]; 1; 0)" office:value-type="float" office:value="1" calcext:value-type="float">
            <text:p>1</text:p>
          </table:table-cell>
          <table:table-cell office:value-type="float" office:value="36237" calcext:value-type="float">
            <text:p>36237</text:p>
          </table:table-cell>
          <table:table-cell office:value-type="float" office:value="28992" calcext:value-type="float">
            <text:p>28992</text:p>
          </table:table-cell>
          <table:table-cell table:formula="of:=([.I430]-[.J430])*100/[.I430]" office:value-type="float" office:value="19.9933769351768" calcext:value-type="float">
            <text:p>19.9933769352</text:p>
          </table:table-cell>
          <table:table-cell table:formula="of:=IF([.I430]&gt;[.J430]; 1; 0)" office:value-type="float" office:value="1" calcext:value-type="float">
            <text:p>1</text:p>
          </table:table-cell>
          <table:table-cell office:value-type="float" office:value="57371" calcext:value-type="float">
            <text:p>57371</text:p>
          </table:table-cell>
          <table:table-cell office:value-type="float" office:value="37246" calcext:value-type="float">
            <text:p>37246</text:p>
          </table:table-cell>
          <table:table-cell table:formula="of:=([.M430]-[.N430])*100/[.M430]" office:value-type="float" office:value="35.078698297049" calcext:value-type="float">
            <text:p>35.078698297</text:p>
          </table:table-cell>
          <table:table-cell table:formula="of:=IF([.M430]&gt;[.N43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497" calcext:value-type="float">
            <text:p>1497</text:p>
          </table:table-cell>
          <table:table-cell table:formula="of:=([.A431]-[.B431])*100/[.A431]" office:value-type="float" office:value="19.9465240641711" calcext:value-type="float">
            <text:p>19.9465240642</text:p>
          </table:table-cell>
          <table:table-cell table:formula="of:=IF([.A431]&gt;[.B431]; 1; 0)" office:value-type="float" office:value="1" calcext:value-type="float">
            <text:p>1</text:p>
          </table:table-cell>
          <table:table-cell office:value-type="float" office:value="1651" calcext:value-type="float">
            <text:p>1651</text:p>
          </table:table-cell>
          <table:table-cell office:value-type="float" office:value="1468" calcext:value-type="float">
            <text:p>1468</text:p>
          </table:table-cell>
          <table:table-cell table:formula="of:=([.E431]-[.F431])*100/[.E431]" office:value-type="float" office:value="11.084191399152" calcext:value-type="float">
            <text:p>11.0841913992</text:p>
          </table:table-cell>
          <table:table-cell table:formula="of:=IF([.E431]&gt;[.F431]; 1; 0)" office:value-type="float" office:value="1" calcext:value-type="float">
            <text:p>1</text:p>
          </table:table-cell>
          <table:table-cell office:value-type="float" office:value="1482" calcext:value-type="float">
            <text:p>1482</text:p>
          </table:table-cell>
          <table:table-cell office:value-type="float" office:value="1306" calcext:value-type="float">
            <text:p>1306</text:p>
          </table:table-cell>
          <table:table-cell table:formula="of:=([.I431]-[.J431])*100/[.I431]" office:value-type="float" office:value="11.8758434547908" calcext:value-type="float">
            <text:p>11.8758434548</text:p>
          </table:table-cell>
          <table:table-cell table:formula="of:=IF([.I431]&gt;[.J431]; 1; 0)" office:value-type="float" office:value="1" calcext:value-type="float">
            <text:p>1</text:p>
          </table:table-cell>
          <table:table-cell office:value-type="float" office:value="1575" calcext:value-type="float">
            <text:p>1575</text:p>
          </table:table-cell>
          <table:table-cell office:value-type="float" office:value="1413" calcext:value-type="float">
            <text:p>1413</text:p>
          </table:table-cell>
          <table:table-cell table:formula="of:=([.M431]-[.N431])*100/[.M431]" office:value-type="float" office:value="10.2857142857143" calcext:value-type="float">
            <text:p>10.2857142857</text:p>
          </table:table-cell>
          <table:table-cell table:formula="of:=IF([.M431]&gt;[.N43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771" calcext:value-type="float">
            <text:p>69771</text:p>
          </table:table-cell>
          <table:table-cell office:value-type="float" office:value="56135" calcext:value-type="float">
            <text:p>56135</text:p>
          </table:table-cell>
          <table:table-cell table:formula="of:=([.A432]-[.B432])*100/[.A432]" office:value-type="float" office:value="19.5439365925671" calcext:value-type="float">
            <text:p>19.5439365926</text:p>
          </table:table-cell>
          <table:table-cell table:formula="of:=IF([.A432]&gt;[.B432]; 1; 0)" office:value-type="float" office:value="1" calcext:value-type="float">
            <text:p>1</text:p>
          </table:table-cell>
          <table:table-cell office:value-type="float" office:value="74565" calcext:value-type="float">
            <text:p>74565</text:p>
          </table:table-cell>
          <table:table-cell office:value-type="float" office:value="60130" calcext:value-type="float">
            <text:p>60130</text:p>
          </table:table-cell>
          <table:table-cell table:formula="of:=([.E432]-[.F432])*100/[.E432]" office:value-type="float" office:value="19.3589485683632" calcext:value-type="float">
            <text:p>19.3589485684</text:p>
          </table:table-cell>
          <table:table-cell table:formula="of:=IF([.E432]&gt;[.F432]; 1; 0)" office:value-type="float" office:value="1" calcext:value-type="float">
            <text:p>1</text:p>
          </table:table-cell>
          <table:table-cell office:value-type="float" office:value="37038" calcext:value-type="float">
            <text:p>37038</text:p>
          </table:table-cell>
          <table:table-cell office:value-type="float" office:value="28796" calcext:value-type="float">
            <text:p>28796</text:p>
          </table:table-cell>
          <table:table-cell table:formula="of:=([.I432]-[.J432])*100/[.I432]" office:value-type="float" office:value="22.2528214266429" calcext:value-type="float">
            <text:p>22.2528214266</text:p>
          </table:table-cell>
          <table:table-cell table:formula="of:=IF([.I432]&gt;[.J432]; 1; 0)" office:value-type="float" office:value="1" calcext:value-type="float">
            <text:p>1</text:p>
          </table:table-cell>
          <table:table-cell office:value-type="float" office:value="45335" calcext:value-type="float">
            <text:p>45335</text:p>
          </table:table-cell>
          <table:table-cell office:value-type="float" office:value="36868" calcext:value-type="float">
            <text:p>36868</text:p>
          </table:table-cell>
          <table:table-cell table:formula="of:=([.M432]-[.N432])*100/[.M432]" office:value-type="float" office:value="18.676519245616" calcext:value-type="float">
            <text:p>18.6765192456</text:p>
          </table:table-cell>
          <table:table-cell table:formula="of:=IF([.M432]&gt;[.N43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1595" calcext:value-type="float">
            <text:p>1595</text:p>
          </table:table-cell>
          <table:table-cell table:formula="of:=([.A433]-[.B433])*100/[.A433]" office:value-type="float" office:value="9.22026180990324" calcext:value-type="float">
            <text:p>9.2202618099</text:p>
          </table:table-cell>
          <table:table-cell table:formula="of:=IF([.A433]&gt;[.B433]; 1; 0)" office:value-type="float" office:value="1" calcext:value-type="float">
            <text:p>1</text:p>
          </table:table-cell>
          <table:table-cell office:value-type="float" office:value="1770" calcext:value-type="float">
            <text:p>1770</text:p>
          </table:table-cell>
          <table:table-cell office:value-type="float" office:value="1595" calcext:value-type="float">
            <text:p>1595</text:p>
          </table:table-cell>
          <table:table-cell table:formula="of:=([.E433]-[.F433])*100/[.E433]" office:value-type="float" office:value="9.88700564971751" calcext:value-type="float">
            <text:p>9.8870056497</text:p>
          </table:table-cell>
          <table:table-cell table:formula="of:=IF([.E433]&gt;[.F433]; 1; 0)" office:value-type="float" office:value="1" calcext:value-type="float">
            <text:p>1</text:p>
          </table:table-cell>
          <table:table-cell office:value-type="float" office:value="1665" calcext:value-type="float">
            <text:p>1665</text:p>
          </table:table-cell>
          <table:table-cell office:value-type="float" office:value="1501" calcext:value-type="float">
            <text:p>1501</text:p>
          </table:table-cell>
          <table:table-cell table:formula="of:=([.I433]-[.J433])*100/[.I433]" office:value-type="float" office:value="9.84984984984985" calcext:value-type="float">
            <text:p>9.8498498498</text:p>
          </table:table-cell>
          <table:table-cell table:formula="of:=IF([.I433]&gt;[.J433]; 1; 0)" office:value-type="float" office:value="1" calcext:value-type="float">
            <text:p>1</text:p>
          </table:table-cell>
          <table:table-cell office:value-type="float" office:value="1687" calcext:value-type="float">
            <text:p>1687</text:p>
          </table:table-cell>
          <table:table-cell office:value-type="float" office:value="1564" calcext:value-type="float">
            <text:p>1564</text:p>
          </table:table-cell>
          <table:table-cell table:formula="of:=([.M433]-[.N433])*100/[.M433]" office:value-type="float" office:value="7.29104919976289" calcext:value-type="float">
            <text:p>7.2910491998</text:p>
          </table:table-cell>
          <table:table-cell table:formula="of:=IF([.M433]&gt;[.N43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902" calcext:value-type="float">
            <text:p>69902</text:p>
          </table:table-cell>
          <table:table-cell office:value-type="float" office:value="59453" calcext:value-type="float">
            <text:p>59453</text:p>
          </table:table-cell>
          <table:table-cell table:formula="of:=([.A434]-[.B434])*100/[.A434]" office:value-type="float" office:value="14.9480701553604" calcext:value-type="float">
            <text:p>14.9480701554</text:p>
          </table:table-cell>
          <table:table-cell table:formula="of:=IF([.A434]&gt;[.B434]; 1; 0)" office:value-type="float" office:value="1" calcext:value-type="float">
            <text:p>1</text:p>
          </table:table-cell>
          <table:table-cell office:value-type="float" office:value="74228" calcext:value-type="float">
            <text:p>74228</text:p>
          </table:table-cell>
          <table:table-cell office:value-type="float" office:value="59355" calcext:value-type="float">
            <text:p>59355</text:p>
          </table:table-cell>
          <table:table-cell table:formula="of:=([.E434]-[.F434])*100/[.E434]" office:value-type="float" office:value="20.0369132941747" calcext:value-type="float">
            <text:p>20.0369132942</text:p>
          </table:table-cell>
          <table:table-cell table:formula="of:=IF([.E434]&gt;[.F434]; 1; 0)" office:value-type="float" office:value="1" calcext:value-type="float">
            <text:p>1</text:p>
          </table:table-cell>
          <table:table-cell office:value-type="float" office:value="35897" calcext:value-type="float">
            <text:p>35897</text:p>
          </table:table-cell>
          <table:table-cell office:value-type="float" office:value="28882" calcext:value-type="float">
            <text:p>28882</text:p>
          </table:table-cell>
          <table:table-cell table:formula="of:=([.I434]-[.J434])*100/[.I434]" office:value-type="float" office:value="19.5420230102794" calcext:value-type="float">
            <text:p>19.5420230103</text:p>
          </table:table-cell>
          <table:table-cell table:formula="of:=IF([.I434]&gt;[.J434]; 1; 0)" office:value-type="float" office:value="1" calcext:value-type="float">
            <text:p>1</text:p>
          </table:table-cell>
          <table:table-cell office:value-type="float" office:value="45158" calcext:value-type="float">
            <text:p>45158</text:p>
          </table:table-cell>
          <table:table-cell office:value-type="float" office:value="36602" calcext:value-type="float">
            <text:p>36602</text:p>
          </table:table-cell>
          <table:table-cell table:formula="of:=([.M434]-[.N434])*100/[.M434]" office:value-type="float" office:value="18.9468089817972" calcext:value-type="float">
            <text:p>18.9468089818</text:p>
          </table:table-cell>
          <table:table-cell table:formula="of:=IF([.M434]&gt;[.N43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1748" calcext:value-type="float">
            <text:p>1748</text:p>
          </table:table-cell>
          <table:table-cell table:formula="of:=([.A435]-[.B435])*100/[.A435]" office:value-type="float" office:value="7.61099365750529" calcext:value-type="float">
            <text:p>7.6109936575</text:p>
          </table:table-cell>
          <table:table-cell table:formula="of:=IF([.A435]&gt;[.B435]; 1; 0)" office:value-type="float" office:value="1" calcext:value-type="float">
            <text:p>1</text:p>
          </table:table-cell>
          <table:table-cell office:value-type="float" office:value="1870" calcext:value-type="float">
            <text:p>1870</text:p>
          </table:table-cell>
          <table:table-cell office:value-type="float" office:value="1699" calcext:value-type="float">
            <text:p>1699</text:p>
          </table:table-cell>
          <table:table-cell table:formula="of:=([.E435]-[.F435])*100/[.E435]" office:value-type="float" office:value="9.14438502673797" calcext:value-type="float">
            <text:p>9.1443850267</text:p>
          </table:table-cell>
          <table:table-cell table:formula="of:=IF([.E435]&gt;[.F435]; 1; 0)" office:value-type="float" office:value="1" calcext:value-type="float">
            <text:p>1</text:p>
          </table:table-cell>
          <table:table-cell office:value-type="float" office:value="1776" calcext:value-type="float">
            <text:p>1776</text:p>
          </table:table-cell>
          <table:table-cell office:value-type="float" office:value="1603" calcext:value-type="float">
            <text:p>1603</text:p>
          </table:table-cell>
          <table:table-cell table:formula="of:=([.I435]-[.J435])*100/[.I435]" office:value-type="float" office:value="9.74099099099099" calcext:value-type="float">
            <text:p>9.740990991</text:p>
          </table:table-cell>
          <table:table-cell table:formula="of:=IF([.I435]&gt;[.J435]; 1; 0)" office:value-type="float" office:value="1" calcext:value-type="float">
            <text:p>1</text:p>
          </table:table-cell>
          <table:table-cell office:value-type="float" office:value="1797" calcext:value-type="float">
            <text:p>1797</text:p>
          </table:table-cell>
          <table:table-cell office:value-type="float" office:value="1616" calcext:value-type="float">
            <text:p>1616</text:p>
          </table:table-cell>
          <table:table-cell table:formula="of:=([.M435]-[.N435])*100/[.M435]" office:value-type="float" office:value="10.0723427935448" calcext:value-type="float">
            <text:p>10.0723427935</text:p>
          </table:table-cell>
          <table:table-cell table:formula="of:=IF([.M435]&gt;[.N43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281" calcext:value-type="float">
            <text:p>69281</text:p>
          </table:table-cell>
          <table:table-cell office:value-type="float" office:value="68319" calcext:value-type="float">
            <text:p>68319</text:p>
          </table:table-cell>
          <table:table-cell table:formula="of:=([.A436]-[.B436])*100/[.A436]" office:value-type="float" office:value="1.38854808677704" calcext:value-type="float">
            <text:p>1.3885480868</text:p>
          </table:table-cell>
          <table:table-cell table:formula="of:=IF([.A436]&gt;[.B436]; 1; 0)" office:value-type="float" office:value="1" calcext:value-type="float">
            <text:p>1</text:p>
          </table:table-cell>
          <table:table-cell office:value-type="float" office:value="74131" calcext:value-type="float">
            <text:p>74131</text:p>
          </table:table-cell>
          <table:table-cell office:value-type="float" office:value="59021" calcext:value-type="float">
            <text:p>59021</text:p>
          </table:table-cell>
          <table:table-cell table:formula="of:=([.E436]-[.F436])*100/[.E436]" office:value-type="float" office:value="20.3828357906948" calcext:value-type="float">
            <text:p>20.3828357907</text:p>
          </table:table-cell>
          <table:table-cell table:formula="of:=IF([.E436]&gt;[.F436]; 1; 0)" office:value-type="float" office:value="1" calcext:value-type="float">
            <text:p>1</text:p>
          </table:table-cell>
          <table:table-cell office:value-type="float" office:value="36459" calcext:value-type="float">
            <text:p>36459</text:p>
          </table:table-cell>
          <table:table-cell office:value-type="float" office:value="29214" calcext:value-type="float">
            <text:p>29214</text:p>
          </table:table-cell>
          <table:table-cell table:formula="of:=([.I436]-[.J436])*100/[.I436]" office:value-type="float" office:value="19.8716366329301" calcext:value-type="float">
            <text:p>19.8716366329</text:p>
          </table:table-cell>
          <table:table-cell table:formula="of:=IF([.I436]&gt;[.J436]; 1; 0)" office:value-type="float" office:value="1" calcext:value-type="float">
            <text:p>1</text:p>
          </table:table-cell>
          <table:table-cell office:value-type="float" office:value="45208" calcext:value-type="float">
            <text:p>45208</text:p>
          </table:table-cell>
          <table:table-cell office:value-type="float" office:value="36111" calcext:value-type="float">
            <text:p>36111</text:p>
          </table:table-cell>
          <table:table-cell table:formula="of:=([.M436]-[.N436])*100/[.M436]" office:value-type="float" office:value="20.1225446823571" calcext:value-type="float">
            <text:p>20.1225446824</text:p>
          </table:table-cell>
          <table:table-cell table:formula="of:=IF([.M436]&gt;[.N43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809" calcext:value-type="float">
            <text:p>1809</text:p>
          </table:table-cell>
          <table:table-cell table:formula="of:=([.A437]-[.B437])*100/[.A437]" office:value-type="float" office:value="10.6225296442688" calcext:value-type="float">
            <text:p>10.6225296443</text:p>
          </table:table-cell>
          <table:table-cell table:formula="of:=IF([.A437]&gt;[.B437]; 1; 0)" office:value-type="float" office:value="1" calcext:value-type="float">
            <text:p>1</text:p>
          </table:table-cell>
          <table:table-cell office:value-type="float" office:value="1985" calcext:value-type="float">
            <text:p>1985</text:p>
          </table:table-cell>
          <table:table-cell office:value-type="float" office:value="1800" calcext:value-type="float">
            <text:p>1800</text:p>
          </table:table-cell>
          <table:table-cell table:formula="of:=([.E437]-[.F437])*100/[.E437]" office:value-type="float" office:value="9.31989924433249" calcext:value-type="float">
            <text:p>9.3198992443</text:p>
          </table:table-cell>
          <table:table-cell table:formula="of:=IF([.E437]&gt;[.F437]; 1; 0)" office:value-type="float" office:value="1" calcext:value-type="float">
            <text:p>1</text:p>
          </table:table-cell>
          <table:table-cell office:value-type="float" office:value="1835" calcext:value-type="float">
            <text:p>1835</text:p>
          </table:table-cell>
          <table:table-cell office:value-type="float" office:value="1592" calcext:value-type="float">
            <text:p>1592</text:p>
          </table:table-cell>
          <table:table-cell table:formula="of:=([.I437]-[.J437])*100/[.I437]" office:value-type="float" office:value="13.2425068119891" calcext:value-type="float">
            <text:p>13.242506812</text:p>
          </table:table-cell>
          <table:table-cell table:formula="of:=IF([.I437]&gt;[.J437]; 1; 0)"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1717" calcext:value-type="float">
            <text:p>1717</text:p>
          </table:table-cell>
          <table:table-cell table:formula="of:=([.M437]-[.N437])*100/[.M437]" office:value-type="float" office:value="10.0576217915139" calcext:value-type="float">
            <text:p>10.0576217915</text:p>
          </table:table-cell>
          <table:table-cell table:formula="of:=IF([.M437]&gt;[.N43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709" calcext:value-type="float">
            <text:p>85709</text:p>
          </table:table-cell>
          <table:table-cell office:value-type="float" office:value="67270" calcext:value-type="float">
            <text:p>67270</text:p>
          </table:table-cell>
          <table:table-cell table:formula="of:=([.A438]-[.B438])*100/[.A438]" office:value-type="float" office:value="21.5134933320888" calcext:value-type="float">
            <text:p>21.5134933321</text:p>
          </table:table-cell>
          <table:table-cell table:formula="of:=IF([.A438]&gt;[.B438]; 1; 0)" office:value-type="float" office:value="1" calcext:value-type="float">
            <text:p>1</text:p>
          </table:table-cell>
          <table:table-cell office:value-type="float" office:value="74705" calcext:value-type="float">
            <text:p>74705</text:p>
          </table:table-cell>
          <table:table-cell office:value-type="float" office:value="58340" calcext:value-type="float">
            <text:p>58340</text:p>
          </table:table-cell>
          <table:table-cell table:formula="of:=([.E438]-[.F438])*100/[.E438]" office:value-type="float" office:value="21.9061642460344" calcext:value-type="float">
            <text:p>21.906164246</text:p>
          </table:table-cell>
          <table:table-cell table:formula="of:=IF([.E438]&gt;[.F438]; 1; 0)" office:value-type="float" office:value="1" calcext:value-type="float">
            <text:p>1</text:p>
          </table:table-cell>
          <table:table-cell office:value-type="float" office:value="36578" calcext:value-type="float">
            <text:p>36578</text:p>
          </table:table-cell>
          <table:table-cell office:value-type="float" office:value="29228" calcext:value-type="float">
            <text:p>29228</text:p>
          </table:table-cell>
          <table:table-cell table:formula="of:=([.I438]-[.J438])*100/[.I438]" office:value-type="float" office:value="20.094045601181" calcext:value-type="float">
            <text:p>20.0940456012</text:p>
          </table:table-cell>
          <table:table-cell table:formula="of:=IF([.I438]&gt;[.J438]; 1; 0)" office:value-type="float" office:value="1" calcext:value-type="float">
            <text:p>1</text:p>
          </table:table-cell>
          <table:table-cell office:value-type="float" office:value="44850" calcext:value-type="float">
            <text:p>44850</text:p>
          </table:table-cell>
          <table:table-cell office:value-type="float" office:value="36012" calcext:value-type="float">
            <text:p>36012</text:p>
          </table:table-cell>
          <table:table-cell table:formula="of:=([.M438]-[.N438])*100/[.M438]" office:value-type="float" office:value="19.7056856187291" calcext:value-type="float">
            <text:p>19.7056856187</text:p>
          </table:table-cell>
          <table:table-cell table:formula="of:=IF([.M438]&gt;[.N43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1923" calcext:value-type="float">
            <text:p>1923</text:p>
          </table:table-cell>
          <table:table-cell table:formula="of:=([.A439]-[.B439])*100/[.A439]" office:value-type="float" office:value="8.77609108159393" calcext:value-type="float">
            <text:p>8.7760910816</text:p>
          </table:table-cell>
          <table:table-cell table:formula="of:=IF([.A439]&gt;[.B439]; 1; 0)" office:value-type="float" office:value="1" calcext:value-type="float">
            <text:p>1</text:p>
          </table:table-cell>
          <table:table-cell office:value-type="float" office:value="2097" calcext:value-type="float">
            <text:p>2097</text:p>
          </table:table-cell>
          <table:table-cell office:value-type="float" office:value="1905" calcext:value-type="float">
            <text:p>1905</text:p>
          </table:table-cell>
          <table:table-cell table:formula="of:=([.E439]-[.F439])*100/[.E439]" office:value-type="float" office:value="9.15593705293276" calcext:value-type="float">
            <text:p>9.1559370529</text:p>
          </table:table-cell>
          <table:table-cell table:formula="of:=IF([.E439]&gt;[.F439]; 1; 0)"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1828" calcext:value-type="float">
            <text:p>1828</text:p>
          </table:table-cell>
          <table:table-cell table:formula="of:=([.I439]-[.J439])*100/[.I439]" office:value-type="float" office:value="9.00945744151319" calcext:value-type="float">
            <text:p>9.0094574415</text:p>
          </table:table-cell>
          <table:table-cell table:formula="of:=IF([.I439]&gt;[.J439]; 1; 0)" office:value-type="float" office:value="1" calcext:value-type="float">
            <text:p>1</text:p>
          </table:table-cell>
          <table:table-cell office:value-type="float" office:value="3232" calcext:value-type="float">
            <text:p>3232</text:p>
          </table:table-cell>
          <table:table-cell office:value-type="float" office:value="1822" calcext:value-type="float">
            <text:p>1822</text:p>
          </table:table-cell>
          <table:table-cell table:formula="of:=([.M439]-[.N439])*100/[.M439]" office:value-type="float" office:value="43.6262376237624" calcext:value-type="float">
            <text:p>43.6262376238</text:p>
          </table:table-cell>
          <table:table-cell table:formula="of:=IF([.M439]&gt;[.N43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855" calcext:value-type="float">
            <text:p>82855</text:p>
          </table:table-cell>
          <table:table-cell office:value-type="float" office:value="66279" calcext:value-type="float">
            <text:p>66279</text:p>
          </table:table-cell>
          <table:table-cell table:formula="of:=([.A440]-[.B440])*100/[.A440]" office:value-type="float" office:value="20.0060346388269" calcext:value-type="float">
            <text:p>20.0060346388</text:p>
          </table:table-cell>
          <table:table-cell table:formula="of:=IF([.A440]&gt;[.B440]; 1; 0)" office:value-type="float" office:value="1" calcext:value-type="float">
            <text:p>1</text:p>
          </table:table-cell>
          <table:table-cell office:value-type="float" office:value="75097" calcext:value-type="float">
            <text:p>75097</text:p>
          </table:table-cell>
          <table:table-cell office:value-type="float" office:value="57793" calcext:value-type="float">
            <text:p>57793</text:p>
          </table:table-cell>
          <table:table-cell table:formula="of:=([.E440]-[.F440])*100/[.E440]" office:value-type="float" office:value="23.0421987562752" calcext:value-type="float">
            <text:p>23.0421987563</text:p>
          </table:table-cell>
          <table:table-cell table:formula="of:=IF([.E440]&gt;[.F440]; 1; 0)" office:value-type="float" office:value="1" calcext:value-type="float">
            <text:p>1</text:p>
          </table:table-cell>
          <table:table-cell office:value-type="float" office:value="36067" calcext:value-type="float">
            <text:p>36067</text:p>
          </table:table-cell>
          <table:table-cell office:value-type="float" office:value="27893" calcext:value-type="float">
            <text:p>27893</text:p>
          </table:table-cell>
          <table:table-cell table:formula="of:=([.I440]-[.J440])*100/[.I440]" office:value-type="float" office:value="22.6633764937477" calcext:value-type="float">
            <text:p>22.6633764937</text:p>
          </table:table-cell>
          <table:table-cell table:formula="of:=IF([.I440]&gt;[.J440]; 1; 0)" office:value-type="float" office:value="1" calcext:value-type="float">
            <text:p>1</text:p>
          </table:table-cell>
          <table:table-cell office:value-type="float" office:value="44688" calcext:value-type="float">
            <text:p>44688</text:p>
          </table:table-cell>
          <table:table-cell office:value-type="float" office:value="37474" calcext:value-type="float">
            <text:p>37474</text:p>
          </table:table-cell>
          <table:table-cell table:formula="of:=([.M440]-[.N440])*100/[.M440]" office:value-type="float" office:value="16.1430361618332" calcext:value-type="float">
            <text:p>16.1430361618</text:p>
          </table:table-cell>
          <table:table-cell table:formula="of:=IF([.M440]&gt;[.N44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2018" calcext:value-type="float">
            <text:p>2018</text:p>
          </table:table-cell>
          <table:table-cell table:formula="of:=([.A441]-[.B441])*100/[.A441]" office:value-type="float" office:value="9.22177237966712" calcext:value-type="float">
            <text:p>9.2217723797</text:p>
          </table:table-cell>
          <table:table-cell table:formula="of:=IF([.A441]&gt;[.B441]; 1; 0)" office:value-type="float" office:value="1" calcext:value-type="float">
            <text:p>1</text:p>
          </table:table-cell>
          <table:table-cell office:value-type="float" office:value="2213" calcext:value-type="float">
            <text:p>2213</text:p>
          </table:table-cell>
          <table:table-cell office:value-type="float" office:value="2008" calcext:value-type="float">
            <text:p>2008</text:p>
          </table:table-cell>
          <table:table-cell table:formula="of:=([.E441]-[.F441])*100/[.E441]" office:value-type="float" office:value="9.26344328965206" calcext:value-type="float">
            <text:p>9.2634432897</text:p>
          </table:table-cell>
          <table:table-cell table:formula="of:=IF([.E441]&gt;[.F441]; 1; 0)" office:value-type="float" office:value="1" calcext:value-type="float">
            <text:p>1</text:p>
          </table:table-cell>
          <table:table-cell office:value-type="float" office:value="2226" calcext:value-type="float">
            <text:p>2226</text:p>
          </table:table-cell>
          <table:table-cell office:value-type="float" office:value="1910" calcext:value-type="float">
            <text:p>1910</text:p>
          </table:table-cell>
          <table:table-cell table:formula="of:=([.I441]-[.J441])*100/[.I441]" office:value-type="float" office:value="14.1958670260557" calcext:value-type="float">
            <text:p>14.1958670261</text:p>
          </table:table-cell>
          <table:table-cell table:formula="of:=IF([.I441]&gt;[.J441]; 1; 0)" office:value-type="float" office:value="1" calcext:value-type="float">
            <text:p>1</text:p>
          </table:table-cell>
          <table:table-cell office:value-type="float" office:value="2121" calcext:value-type="float">
            <text:p>2121</text:p>
          </table:table-cell>
          <table:table-cell office:value-type="float" office:value="1818" calcext:value-type="float">
            <text:p>1818</text:p>
          </table:table-cell>
          <table:table-cell table:formula="of:=([.M441]-[.N441])*100/[.M441]" office:value-type="float" office:value="14.2857142857143" calcext:value-type="float">
            <text:p>14.2857142857</text:p>
          </table:table-cell>
          <table:table-cell table:formula="of:=IF([.M441]&gt;[.N44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380" calcext:value-type="float">
            <text:p>84380</text:p>
          </table:table-cell>
          <table:table-cell office:value-type="float" office:value="65892" calcext:value-type="float">
            <text:p>65892</text:p>
          </table:table-cell>
          <table:table-cell table:formula="of:=([.A442]-[.B442])*100/[.A442]" office:value-type="float" office:value="21.910405309315" calcext:value-type="float">
            <text:p>21.9104053093</text:p>
          </table:table-cell>
          <table:table-cell table:formula="of:=IF([.A442]&gt;[.B442]; 1; 0)" office:value-type="float" office:value="1" calcext:value-type="float">
            <text:p>1</text:p>
          </table:table-cell>
          <table:table-cell office:value-type="float" office:value="74716" calcext:value-type="float">
            <text:p>74716</text:p>
          </table:table-cell>
          <table:table-cell office:value-type="float" office:value="58310" calcext:value-type="float">
            <text:p>58310</text:p>
          </table:table-cell>
          <table:table-cell table:formula="of:=([.E442]-[.F442])*100/[.E442]" office:value-type="float" office:value="21.9578135874511" calcext:value-type="float">
            <text:p>21.9578135875</text:p>
          </table:table-cell>
          <table:table-cell table:formula="of:=IF([.E442]&gt;[.F442]; 1; 0)" office:value-type="float" office:value="1" calcext:value-type="float">
            <text:p>1</text:p>
          </table:table-cell>
          <table:table-cell office:value-type="float" office:value="36561" calcext:value-type="float">
            <text:p>36561</text:p>
          </table:table-cell>
          <table:table-cell office:value-type="float" office:value="28575" calcext:value-type="float">
            <text:p>28575</text:p>
          </table:table-cell>
          <table:table-cell table:formula="of:=([.I442]-[.J442])*100/[.I442]" office:value-type="float" office:value="21.8429474029704" calcext:value-type="float">
            <text:p>21.842947403</text:p>
          </table:table-cell>
          <table:table-cell table:formula="of:=IF([.I442]&gt;[.J442]; 1; 0)" office:value-type="float" office:value="1" calcext:value-type="float">
            <text:p>1</text:p>
          </table:table-cell>
          <table:table-cell office:value-type="float" office:value="44907" calcext:value-type="float">
            <text:p>44907</text:p>
          </table:table-cell>
          <table:table-cell office:value-type="float" office:value="35170" calcext:value-type="float">
            <text:p>35170</text:p>
          </table:table-cell>
          <table:table-cell table:formula="of:=([.M442]-[.N442])*100/[.M442]" office:value-type="float" office:value="21.6825884605963" calcext:value-type="float">
            <text:p>21.6825884606</text:p>
          </table:table-cell>
          <table:table-cell table:formula="of:=IF([.M442]&gt;[.N44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2110" calcext:value-type="float">
            <text:p>2110</text:p>
          </table:table-cell>
          <table:table-cell table:formula="of:=([.A443]-[.B443])*100/[.A443]" office:value-type="float" office:value="9.63597430406852" calcext:value-type="float">
            <text:p>9.6359743041</text:p>
          </table:table-cell>
          <table:table-cell table:formula="of:=IF([.A443]&gt;[.B443]; 1; 0)" office:value-type="float" office:value="1" calcext:value-type="float">
            <text:p>1</text:p>
          </table:table-cell>
          <table:table-cell office:value-type="float" office:value="2285" calcext:value-type="float">
            <text:p>2285</text:p>
          </table:table-cell>
          <table:table-cell office:value-type="float" office:value="2112" calcext:value-type="float">
            <text:p>2112</text:p>
          </table:table-cell>
          <table:table-cell table:formula="of:=([.E443]-[.F443])*100/[.E443]" office:value-type="float" office:value="7.57111597374179" calcext:value-type="float">
            <text:p>7.5711159737</text:p>
          </table:table-cell>
          <table:table-cell table:formula="of:=IF([.E443]&gt;[.F443]; 1; 0)" office:value-type="float" office:value="1" calcext:value-type="float">
            <text:p>1</text:p>
          </table:table-cell>
          <table:table-cell office:value-type="float" office:value="2221" calcext:value-type="float">
            <text:p>2221</text:p>
          </table:table-cell>
          <table:table-cell office:value-type="float" office:value="2009" calcext:value-type="float">
            <text:p>2009</text:p>
          </table:table-cell>
          <table:table-cell table:formula="of:=([.I443]-[.J443])*100/[.I443]" office:value-type="float" office:value="9.54524988743809" calcext:value-type="float">
            <text:p>9.5452498874</text:p>
          </table:table-cell>
          <table:table-cell table:formula="of:=IF([.I443]&gt;[.J443]; 1; 0)" office:value-type="float" office:value="1" calcext:value-type="float">
            <text:p>1</text:p>
          </table:table-cell>
          <table:table-cell office:value-type="float" office:value="2249" calcext:value-type="float">
            <text:p>2249</text:p>
          </table:table-cell>
          <table:table-cell office:value-type="float" office:value="2023" calcext:value-type="float">
            <text:p>2023</text:p>
          </table:table-cell>
          <table:table-cell table:formula="of:=([.M443]-[.N443])*100/[.M443]" office:value-type="float" office:value="10.0489106269453" calcext:value-type="float">
            <text:p>10.0489106269</text:p>
          </table:table-cell>
          <table:table-cell table:formula="of:=IF([.M443]&gt;[.N44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588" calcext:value-type="float">
            <text:p>67588</text:p>
          </table:table-cell>
          <table:table-cell office:value-type="float" office:value="83884" calcext:value-type="float">
            <text:p>83884</text:p>
          </table:table-cell>
          <table:table-cell table:formula="of:=([.A444]-[.B444])*100/[.A444]" office:value-type="float" office:value="-24.1107888974374" calcext:value-type="float">
            <text:p>-24.1107888974</text:p>
          </table:table-cell>
          <table:table-cell table:formula="of:=IF([.A444]&gt;[.B444]; 1; 0)" office:value-type="float" office:value="0" calcext:value-type="float">
            <text:p>0</text:p>
          </table:table-cell>
          <table:table-cell office:value-type="float" office:value="75002" calcext:value-type="float">
            <text:p>75002</text:p>
          </table:table-cell>
          <table:table-cell office:value-type="float" office:value="55598" calcext:value-type="float">
            <text:p>55598</text:p>
          </table:table-cell>
          <table:table-cell table:formula="of:=([.E444]-[.F444])*100/[.E444]" office:value-type="float" office:value="25.8713100983974" calcext:value-type="float">
            <text:p>25.8713100984</text:p>
          </table:table-cell>
          <table:table-cell table:formula="of:=IF([.E444]&gt;[.F444]; 1; 0)" office:value-type="float" office:value="1" calcext:value-type="float">
            <text:p>1</text:p>
          </table:table-cell>
          <table:table-cell office:value-type="float" office:value="36326" calcext:value-type="float">
            <text:p>36326</text:p>
          </table:table-cell>
          <table:table-cell office:value-type="float" office:value="27920" calcext:value-type="float">
            <text:p>27920</text:p>
          </table:table-cell>
          <table:table-cell table:formula="of:=([.I444]-[.J444])*100/[.I444]" office:value-type="float" office:value="23.1404503661289" calcext:value-type="float">
            <text:p>23.1404503661</text:p>
          </table:table-cell>
          <table:table-cell table:formula="of:=IF([.I444]&gt;[.J444]; 1; 0)" office:value-type="float" office:value="1" calcext:value-type="float">
            <text:p>1</text:p>
          </table:table-cell>
          <table:table-cell office:value-type="float" office:value="44473" calcext:value-type="float">
            <text:p>44473</text:p>
          </table:table-cell>
          <table:table-cell office:value-type="float" office:value="35158" calcext:value-type="float">
            <text:p>35158</text:p>
          </table:table-cell>
          <table:table-cell table:formula="of:=([.M444]-[.N444])*100/[.M444]" office:value-type="float" office:value="20.9452926494727" calcext:value-type="float">
            <text:p>20.9452926495</text:p>
          </table:table-cell>
          <table:table-cell table:formula="of:=IF([.M444]&gt;[.N44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78" calcext:value-type="float">
            <text:p>4478</text:p>
          </table:table-cell>
          <table:table-cell office:value-type="float" office:value="2215" calcext:value-type="float">
            <text:p>2215</text:p>
          </table:table-cell>
          <table:table-cell table:formula="of:=([.A445]-[.B445])*100/[.A445]" office:value-type="float" office:value="50.5359535506923" calcext:value-type="float">
            <text:p>50.5359535507</text:p>
          </table:table-cell>
          <table:table-cell table:formula="of:=IF([.A445]&gt;[.B445]; 1; 0)" office:value-type="float" office:value="1" calcext:value-type="float">
            <text:p>1</text:p>
          </table:table-cell>
          <table:table-cell office:value-type="float" office:value="2429" calcext:value-type="float">
            <text:p>2429</text:p>
          </table:table-cell>
          <table:table-cell office:value-type="float" office:value="2215" calcext:value-type="float">
            <text:p>2215</text:p>
          </table:table-cell>
          <table:table-cell table:formula="of:=([.E445]-[.F445])*100/[.E445]" office:value-type="float" office:value="8.81020996294772" calcext:value-type="float">
            <text:p>8.8102099629</text:p>
          </table:table-cell>
          <table:table-cell table:formula="of:=IF([.E445]&gt;[.F445]; 1; 0)"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2113" calcext:value-type="float">
            <text:p>2113</text:p>
          </table:table-cell>
          <table:table-cell table:formula="of:=([.I445]-[.J445])*100/[.I445]" office:value-type="float" office:value="9.15735167669819" calcext:value-type="float">
            <text:p>9.1573516767</text:p>
          </table:table-cell>
          <table:table-cell table:formula="of:=IF([.I445]&gt;[.J445]; 1; 0)" office:value-type="float" office:value="1" calcext:value-type="float">
            <text:p>1</text:p>
          </table:table-cell>
          <table:table-cell office:value-type="float" office:value="2391" calcext:value-type="float">
            <text:p>2391</text:p>
          </table:table-cell>
          <table:table-cell office:value-type="float" office:value="2165" calcext:value-type="float">
            <text:p>2165</text:p>
          </table:table-cell>
          <table:table-cell table:formula="of:=([.M445]-[.N445])*100/[.M445]" office:value-type="float" office:value="9.45211208699289" calcext:value-type="float">
            <text:p>9.452112087</text:p>
          </table:table-cell>
          <table:table-cell table:formula="of:=IF([.M445]&gt;[.N44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783" calcext:value-type="float">
            <text:p>85783</text:p>
          </table:table-cell>
          <table:table-cell office:value-type="float" office:value="52417" calcext:value-type="float">
            <text:p>52417</text:p>
          </table:table-cell>
          <table:table-cell table:formula="of:=([.A446]-[.B446])*100/[.A446]" office:value-type="float" office:value="38.8958185188207" calcext:value-type="float">
            <text:p>38.8958185188</text:p>
          </table:table-cell>
          <table:table-cell table:formula="of:=IF([.A446]&gt;[.B446]; 1; 0)" office:value-type="float" office:value="1" calcext:value-type="float">
            <text:p>1</text:p>
          </table:table-cell>
          <table:table-cell office:value-type="float" office:value="74304" calcext:value-type="float">
            <text:p>74304</text:p>
          </table:table-cell>
          <table:table-cell office:value-type="float" office:value="55634" calcext:value-type="float">
            <text:p>55634</text:p>
          </table:table-cell>
          <table:table-cell table:formula="of:=([.E446]-[.F446])*100/[.E446]" office:value-type="float" office:value="25.1265073212748" calcext:value-type="float">
            <text:p>25.1265073213</text:p>
          </table:table-cell>
          <table:table-cell table:formula="of:=IF([.E446]&gt;[.F446]; 1; 0)" office:value-type="float" office:value="1" calcext:value-type="float">
            <text:p>1</text:p>
          </table:table-cell>
          <table:table-cell office:value-type="float" office:value="36713" calcext:value-type="float">
            <text:p>36713</text:p>
          </table:table-cell>
          <table:table-cell office:value-type="float" office:value="27827" calcext:value-type="float">
            <text:p>27827</text:p>
          </table:table-cell>
          <table:table-cell table:formula="of:=([.I446]-[.J446])*100/[.I446]" office:value-type="float" office:value="24.2039604499768" calcext:value-type="float">
            <text:p>24.20396045</text:p>
          </table:table-cell>
          <table:table-cell table:formula="of:=IF([.I446]&gt;[.J446]; 1; 0)" office:value-type="float" office:value="1" calcext:value-type="float">
            <text:p>1</text:p>
          </table:table-cell>
          <table:table-cell office:value-type="float" office:value="46059" calcext:value-type="float">
            <text:p>46059</text:p>
          </table:table-cell>
          <table:table-cell office:value-type="float" office:value="36326" calcext:value-type="float">
            <text:p>36326</text:p>
          </table:table-cell>
          <table:table-cell table:formula="of:=([.M446]-[.N446])*100/[.M446]" office:value-type="float" office:value="21.1315920884083" calcext:value-type="float">
            <text:p>21.1315920884</text:p>
          </table:table-cell>
          <table:table-cell table:formula="of:=IF([.M446]&gt;[.N44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2321" calcext:value-type="float">
            <text:p>2321</text:p>
          </table:table-cell>
          <table:table-cell table:formula="of:=([.A447]-[.B447])*100/[.A447]" office:value-type="float" office:value="8.65800865800866" calcext:value-type="float">
            <text:p>8.658008658</text:p>
          </table:table-cell>
          <table:table-cell table:formula="of:=IF([.A447]&gt;[.B447]; 1; 0)" office:value-type="float" office:value="1" calcext:value-type="float">
            <text:p>1</text:p>
          </table:table-cell>
          <table:table-cell office:value-type="float" office:value="2546" calcext:value-type="float">
            <text:p>2546</text:p>
          </table:table-cell>
          <table:table-cell office:value-type="float" office:value="2244" calcext:value-type="float">
            <text:p>2244</text:p>
          </table:table-cell>
          <table:table-cell table:formula="of:=([.E447]-[.F447])*100/[.E447]" office:value-type="float" office:value="11.8617439120189" calcext:value-type="float">
            <text:p>11.861743912</text:p>
          </table:table-cell>
          <table:table-cell table:formula="of:=IF([.E447]&gt;[.F447]; 1; 0)" office:value-type="float" office:value="1" calcext:value-type="float">
            <text:p>1</text:p>
          </table:table-cell>
          <table:table-cell office:value-type="float" office:value="2480" calcext:value-type="float">
            <text:p>2480</text:p>
          </table:table-cell>
          <table:table-cell office:value-type="float" office:value="2153" calcext:value-type="float">
            <text:p>2153</text:p>
          </table:table-cell>
          <table:table-cell table:formula="of:=([.I447]-[.J447])*100/[.I447]" office:value-type="float" office:value="13.1854838709677" calcext:value-type="float">
            <text:p>13.185483871</text:p>
          </table:table-cell>
          <table:table-cell table:formula="of:=IF([.I447]&gt;[.J447]; 1; 0)" office:value-type="float" office:value="1" calcext:value-type="float">
            <text:p>1</text:p>
          </table:table-cell>
          <table:table-cell office:value-type="float" office:value="2476" calcext:value-type="float">
            <text:p>2476</text:p>
          </table:table-cell>
          <table:table-cell office:value-type="float" office:value="2226" calcext:value-type="float">
            <text:p>2226</text:p>
          </table:table-cell>
          <table:table-cell table:formula="of:=([.M447]-[.N447])*100/[.M447]" office:value-type="float" office:value="10.0969305331179" calcext:value-type="float">
            <text:p>10.0969305331</text:p>
          </table:table-cell>
          <table:table-cell table:formula="of:=IF([.M447]&gt;[.N44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790" calcext:value-type="float">
            <text:p>71790</text:p>
          </table:table-cell>
          <table:table-cell office:value-type="float" office:value="51933" calcext:value-type="float">
            <text:p>51933</text:p>
          </table:table-cell>
          <table:table-cell table:formula="of:=([.A448]-[.B448])*100/[.A448]" office:value-type="float" office:value="27.6598412035102" calcext:value-type="float">
            <text:p>27.6598412035</text:p>
          </table:table-cell>
          <table:table-cell table:formula="of:=IF([.A448]&gt;[.B448]; 1; 0)" office:value-type="float" office:value="1" calcext:value-type="float">
            <text:p>1</text:p>
          </table:table-cell>
          <table:table-cell office:value-type="float" office:value="75254" calcext:value-type="float">
            <text:p>75254</text:p>
          </table:table-cell>
          <table:table-cell office:value-type="float" office:value="55050" calcext:value-type="float">
            <text:p>55050</text:p>
          </table:table-cell>
          <table:table-cell table:formula="of:=([.E448]-[.F448])*100/[.E448]" office:value-type="float" office:value="26.847742312701" calcext:value-type="float">
            <text:p>26.8477423127</text:p>
          </table:table-cell>
          <table:table-cell table:formula="of:=IF([.E448]&gt;[.F448]; 1; 0)" office:value-type="float" office:value="1" calcext:value-type="float">
            <text:p>1</text:p>
          </table:table-cell>
          <table:table-cell office:value-type="float" office:value="36873" calcext:value-type="float">
            <text:p>36873</text:p>
          </table:table-cell>
          <table:table-cell office:value-type="float" office:value="27456" calcext:value-type="float">
            <text:p>27456</text:p>
          </table:table-cell>
          <table:table-cell table:formula="of:=([.I448]-[.J448])*100/[.I448]" office:value-type="float" office:value="25.5390122854121" calcext:value-type="float">
            <text:p>25.5390122854</text:p>
          </table:table-cell>
          <table:table-cell table:formula="of:=IF([.I448]&gt;[.J448]; 1; 0)" office:value-type="float" office:value="1" calcext:value-type="float">
            <text:p>1</text:p>
          </table:table-cell>
          <table:table-cell office:value-type="float" office:value="44548" calcext:value-type="float">
            <text:p>44548</text:p>
          </table:table-cell>
          <table:table-cell office:value-type="float" office:value="34474" calcext:value-type="float">
            <text:p>34474</text:p>
          </table:table-cell>
          <table:table-cell table:formula="of:=([.M448]-[.N448])*100/[.M448]" office:value-type="float" office:value="22.6138098231121" calcext:value-type="float">
            <text:p>22.6138098231</text:p>
          </table:table-cell>
          <table:table-cell table:formula="of:=IF([.M448]&gt;[.N44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2419" calcext:value-type="float">
            <text:p>2419</text:p>
          </table:table-cell>
          <table:table-cell table:formula="of:=([.A449]-[.B449])*100/[.A449]" office:value-type="float" office:value="7.77735417460923" calcext:value-type="float">
            <text:p>7.7773541746</text:p>
          </table:table-cell>
          <table:table-cell table:formula="of:=IF([.A449]&gt;[.B449]; 1; 0)" office:value-type="float" office:value="1" calcext:value-type="float">
            <text:p>1</text:p>
          </table:table-cell>
          <table:table-cell office:value-type="float" office:value="2516" calcext:value-type="float">
            <text:p>2516</text:p>
          </table:table-cell>
          <table:table-cell office:value-type="float" office:value="2304" calcext:value-type="float">
            <text:p>2304</text:p>
          </table:table-cell>
          <table:table-cell table:formula="of:=([.E449]-[.F449])*100/[.E449]" office:value-type="float" office:value="8.42607313195549" calcext:value-type="float">
            <text:p>8.426073132</text:p>
          </table:table-cell>
          <table:table-cell table:formula="of:=IF([.E449]&gt;[.F449]; 1; 0)" office:value-type="float" office:value="1" calcext:value-type="float">
            <text:p>1</text:p>
          </table:table-cell>
          <table:table-cell office:value-type="float" office:value="2385" calcext:value-type="float">
            <text:p>2385</text:p>
          </table:table-cell>
          <table:table-cell office:value-type="float" office:value="2315" calcext:value-type="float">
            <text:p>2315</text:p>
          </table:table-cell>
          <table:table-cell table:formula="of:=([.I449]-[.J449])*100/[.I449]" office:value-type="float" office:value="2.93501048218029" calcext:value-type="float">
            <text:p>2.9350104822</text:p>
          </table:table-cell>
          <table:table-cell table:formula="of:=IF([.I449]&gt;[.J449]; 1; 0)" office:value-type="float" office:value="1" calcext:value-type="float">
            <text:p>1</text:p>
          </table:table-cell>
          <table:table-cell office:value-type="float" office:value="2584" calcext:value-type="float">
            <text:p>2584</text:p>
          </table:table-cell>
          <table:table-cell office:value-type="float" office:value="2318" calcext:value-type="float">
            <text:p>2318</text:p>
          </table:table-cell>
          <table:table-cell table:formula="of:=([.M449]-[.N449])*100/[.M449]" office:value-type="float" office:value="10.2941176470588" calcext:value-type="float">
            <text:p>10.2941176471</text:p>
          </table:table-cell>
          <table:table-cell table:formula="of:=IF([.M449]&gt;[.N44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565" calcext:value-type="float">
            <text:p>68565</text:p>
          </table:table-cell>
          <table:table-cell office:value-type="float" office:value="62687" calcext:value-type="float">
            <text:p>62687</text:p>
          </table:table-cell>
          <table:table-cell table:formula="of:=([.A450]-[.B450])*100/[.A450]" office:value-type="float" office:value="8.57288704149347" calcext:value-type="float">
            <text:p>8.5728870415</text:p>
          </table:table-cell>
          <table:table-cell table:formula="of:=IF([.A450]&gt;[.B450]; 1; 0)" office:value-type="float" office:value="1" calcext:value-type="float">
            <text:p>1</text:p>
          </table:table-cell>
          <table:table-cell office:value-type="float" office:value="73850" calcext:value-type="float">
            <text:p>73850</text:p>
          </table:table-cell>
          <table:table-cell office:value-type="float" office:value="53937" calcext:value-type="float">
            <text:p>53937</text:p>
          </table:table-cell>
          <table:table-cell table:formula="of:=([.E450]-[.F450])*100/[.E450]" office:value-type="float" office:value="26.9641164522681" calcext:value-type="float">
            <text:p>26.9641164523</text:p>
          </table:table-cell>
          <table:table-cell table:formula="of:=IF([.E450]&gt;[.F450]; 1; 0)" office:value-type="float" office:value="1" calcext:value-type="float">
            <text:p>1</text:p>
          </table:table-cell>
          <table:table-cell office:value-type="float" office:value="36753" calcext:value-type="float">
            <text:p>36753</text:p>
          </table:table-cell>
          <table:table-cell office:value-type="float" office:value="27086" calcext:value-type="float">
            <text:p>27086</text:p>
          </table:table-cell>
          <table:table-cell table:formula="of:=([.I450]-[.J450])*100/[.I450]" office:value-type="float" office:value="26.3026147525372" calcext:value-type="float">
            <text:p>26.3026147525</text:p>
          </table:table-cell>
          <table:table-cell table:formula="of:=IF([.I450]&gt;[.J450]; 1; 0)" office:value-type="float" office:value="1" calcext:value-type="float">
            <text:p>1</text:p>
          </table:table-cell>
          <table:table-cell office:value-type="float" office:value="45173" calcext:value-type="float">
            <text:p>45173</text:p>
          </table:table-cell>
          <table:table-cell office:value-type="float" office:value="34009" calcext:value-type="float">
            <text:p>34009</text:p>
          </table:table-cell>
          <table:table-cell table:formula="of:=([.M450]-[.N450])*100/[.M450]" office:value-type="float" office:value="24.7138777588382" calcext:value-type="float">
            <text:p>24.7138777588</text:p>
          </table:table-cell>
          <table:table-cell table:formula="of:=IF([.M450]&gt;[.N45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2530" calcext:value-type="float">
            <text:p>2530</text:p>
          </table:table-cell>
          <table:table-cell table:formula="of:=([.A451]-[.B451])*100/[.A451]" office:value-type="float" office:value="8.43286283025697" calcext:value-type="float">
            <text:p>8.4328628303</text:p>
          </table:table-cell>
          <table:table-cell table:formula="of:=IF([.A451]&gt;[.B451]; 1; 0)" office:value-type="float" office:value="1" calcext:value-type="float">
            <text:p>1</text:p>
          </table:table-cell>
          <table:table-cell office:value-type="float" office:value="2697" calcext:value-type="float">
            <text:p>2697</text:p>
          </table:table-cell>
          <table:table-cell office:value-type="float" office:value="2523" calcext:value-type="float">
            <text:p>2523</text:p>
          </table:table-cell>
          <table:table-cell table:formula="of:=([.E451]-[.F451])*100/[.E451]" office:value-type="float" office:value="6.45161290322581" calcext:value-type="float">
            <text:p>6.4516129032</text:p>
          </table:table-cell>
          <table:table-cell table:formula="of:=IF([.E451]&gt;[.F451]; 1; 0)" office:value-type="float" office:value="1" calcext:value-type="float">
            <text:p>1</text:p>
          </table:table-cell>
          <table:table-cell office:value-type="float" office:value="2670" calcext:value-type="float">
            <text:p>2670</text:p>
          </table:table-cell>
          <table:table-cell office:value-type="float" office:value="2416" calcext:value-type="float">
            <text:p>2416</text:p>
          </table:table-cell>
          <table:table-cell table:formula="of:=([.I451]-[.J451])*100/[.I451]" office:value-type="float" office:value="9.51310861423221" calcext:value-type="float">
            <text:p>9.5131086142</text:p>
          </table:table-cell>
          <table:table-cell table:formula="of:=IF([.I451]&gt;[.J451]; 1; 0)" office:value-type="float" office:value="1" calcext:value-type="float">
            <text:p>1</text:p>
          </table:table-cell>
          <table:table-cell office:value-type="float" office:value="2730" calcext:value-type="float">
            <text:p>2730</text:p>
          </table:table-cell>
          <table:table-cell office:value-type="float" office:value="2426" calcext:value-type="float">
            <text:p>2426</text:p>
          </table:table-cell>
          <table:table-cell table:formula="of:=([.M451]-[.N451])*100/[.M451]" office:value-type="float" office:value="11.1355311355311" calcext:value-type="float">
            <text:p>11.1355311355</text:p>
          </table:table-cell>
          <table:table-cell table:formula="of:=IF([.M451]&gt;[.N45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362" calcext:value-type="float">
            <text:p>67362</text:p>
          </table:table-cell>
          <table:table-cell office:value-type="float" office:value="50719" calcext:value-type="float">
            <text:p>50719</text:p>
          </table:table-cell>
          <table:table-cell table:formula="of:=([.A452]-[.B452])*100/[.A452]" office:value-type="float" office:value="24.7068079926368" calcext:value-type="float">
            <text:p>24.7068079926</text:p>
          </table:table-cell>
          <table:table-cell table:formula="of:=IF([.A452]&gt;[.B452]; 1; 0)" office:value-type="float" office:value="1" calcext:value-type="float">
            <text:p>1</text:p>
          </table:table-cell>
          <table:table-cell office:value-type="float" office:value="74679" calcext:value-type="float">
            <text:p>74679</text:p>
          </table:table-cell>
          <table:table-cell office:value-type="float" office:value="53957" calcext:value-type="float">
            <text:p>53957</text:p>
          </table:table-cell>
          <table:table-cell table:formula="of:=([.E452]-[.F452])*100/[.E452]" office:value-type="float" office:value="27.7480951807068" calcext:value-type="float">
            <text:p>27.7480951807</text:p>
          </table:table-cell>
          <table:table-cell table:formula="of:=IF([.E452]&gt;[.F452]; 1; 0)" office:value-type="float" office:value="1" calcext:value-type="float">
            <text:p>1</text:p>
          </table:table-cell>
          <table:table-cell office:value-type="float" office:value="36461" calcext:value-type="float">
            <text:p>36461</text:p>
          </table:table-cell>
          <table:table-cell office:value-type="float" office:value="27033" calcext:value-type="float">
            <text:p>27033</text:p>
          </table:table-cell>
          <table:table-cell table:formula="of:=([.I452]-[.J452])*100/[.I452]" office:value-type="float" office:value="25.8577658319849" calcext:value-type="float">
            <text:p>25.857765832</text:p>
          </table:table-cell>
          <table:table-cell table:formula="of:=IF([.I452]&gt;[.J452]; 1; 0)" office:value-type="float" office:value="1" calcext:value-type="float">
            <text:p>1</text:p>
          </table:table-cell>
          <table:table-cell office:value-type="float" office:value="45062" calcext:value-type="float">
            <text:p>45062</text:p>
          </table:table-cell>
          <table:table-cell office:value-type="float" office:value="33882" calcext:value-type="float">
            <text:p>33882</text:p>
          </table:table-cell>
          <table:table-cell table:formula="of:=([.M452]-[.N452])*100/[.M452]" office:value-type="float" office:value="24.8102614176024" calcext:value-type="float">
            <text:p>24.8102614176</text:p>
          </table:table-cell>
          <table:table-cell table:formula="of:=IF([.M452]&gt;[.N45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2625" calcext:value-type="float">
            <text:p>2625</text:p>
          </table:table-cell>
          <table:table-cell table:formula="of:=([.A453]-[.B453])*100/[.A453]" office:value-type="float" office:value="9.45153501207313" calcext:value-type="float">
            <text:p>9.4515350121</text:p>
          </table:table-cell>
          <table:table-cell table:formula="of:=IF([.A453]&gt;[.B453]; 1; 0)" office:value-type="float" office:value="1" calcext:value-type="float">
            <text:p>1</text:p>
          </table:table-cell>
          <table:table-cell office:value-type="float" office:value="2883" calcext:value-type="float">
            <text:p>2883</text:p>
          </table:table-cell>
          <table:table-cell office:value-type="float" office:value="2636" calcext:value-type="float">
            <text:p>2636</text:p>
          </table:table-cell>
          <table:table-cell table:formula="of:=([.E453]-[.F453])*100/[.E453]" office:value-type="float" office:value="8.56746444675685" calcext:value-type="float">
            <text:p>8.5674644468</text:p>
          </table:table-cell>
          <table:table-cell table:formula="of:=IF([.E453]&gt;[.F453]; 1; 0)" office:value-type="float" office:value="1" calcext:value-type="float">
            <text:p>1</text:p>
          </table:table-cell>
          <table:table-cell office:value-type="float" office:value="2813" calcext:value-type="float">
            <text:p>2813</text:p>
          </table:table-cell>
          <table:table-cell office:value-type="float" office:value="2443" calcext:value-type="float">
            <text:p>2443</text:p>
          </table:table-cell>
          <table:table-cell table:formula="of:=([.I453]-[.J453])*100/[.I453]" office:value-type="float" office:value="13.1532172058301" calcext:value-type="float">
            <text:p>13.1532172058</text:p>
          </table:table-cell>
          <table:table-cell table:formula="of:=IF([.I453]&gt;[.J453]; 1; 0)" office:value-type="float" office:value="1" calcext:value-type="float">
            <text:p>1</text:p>
          </table:table-cell>
          <table:table-cell office:value-type="float" office:value="2842" calcext:value-type="float">
            <text:p>2842</text:p>
          </table:table-cell>
          <table:table-cell office:value-type="float" office:value="2487" calcext:value-type="float">
            <text:p>2487</text:p>
          </table:table-cell>
          <table:table-cell table:formula="of:=([.M453]-[.N453])*100/[.M453]" office:value-type="float" office:value="12.4912033779029" calcext:value-type="float">
            <text:p>12.4912033779</text:p>
          </table:table-cell>
          <table:table-cell table:formula="of:=IF([.M453]&gt;[.N45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632" calcext:value-type="float">
            <text:p>68632</text:p>
          </table:table-cell>
          <table:table-cell office:value-type="float" office:value="50472" calcext:value-type="float">
            <text:p>50472</text:p>
          </table:table-cell>
          <table:table-cell table:formula="of:=([.A454]-[.B454])*100/[.A454]" office:value-type="float" office:value="26.4599603683413" calcext:value-type="float">
            <text:p>26.4599603683</text:p>
          </table:table-cell>
          <table:table-cell table:formula="of:=IF([.A454]&gt;[.B454]; 1; 0)" office:value-type="float" office:value="1" calcext:value-type="float">
            <text:p>1</text:p>
          </table:table-cell>
          <table:table-cell office:value-type="float" office:value="75544" calcext:value-type="float">
            <text:p>75544</text:p>
          </table:table-cell>
          <table:table-cell office:value-type="float" office:value="53850" calcext:value-type="float">
            <text:p>53850</text:p>
          </table:table-cell>
          <table:table-cell table:formula="of:=([.E454]-[.F454])*100/[.E454]" office:value-type="float" office:value="28.7170390765646" calcext:value-type="float">
            <text:p>28.7170390766</text:p>
          </table:table-cell>
          <table:table-cell table:formula="of:=IF([.E454]&gt;[.F454]; 1; 0)" office:value-type="float" office:value="1" calcext:value-type="float">
            <text:p>1</text:p>
          </table:table-cell>
          <table:table-cell office:value-type="float" office:value="36417" calcext:value-type="float">
            <text:p>36417</text:p>
          </table:table-cell>
          <table:table-cell office:value-type="float" office:value="26847" calcext:value-type="float">
            <text:p>26847</text:p>
          </table:table-cell>
          <table:table-cell table:formula="of:=([.I454]-[.J454])*100/[.I454]" office:value-type="float" office:value="26.2789356619161" calcext:value-type="float">
            <text:p>26.2789356619</text:p>
          </table:table-cell>
          <table:table-cell table:formula="of:=IF([.I454]&gt;[.J454]; 1; 0)" office:value-type="float" office:value="1" calcext:value-type="float">
            <text:p>1</text:p>
          </table:table-cell>
          <table:table-cell office:value-type="float" office:value="45555" calcext:value-type="float">
            <text:p>45555</text:p>
          </table:table-cell>
          <table:table-cell office:value-type="float" office:value="33360" calcext:value-type="float">
            <text:p>33360</text:p>
          </table:table-cell>
          <table:table-cell table:formula="of:=([.M454]-[.N454])*100/[.M454]" office:value-type="float" office:value="26.769838656569" calcext:value-type="float">
            <text:p>26.7698386566</text:p>
          </table:table-cell>
          <table:table-cell table:formula="of:=IF([.M454]&gt;[.N45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2728" calcext:value-type="float">
            <text:p>2728</text:p>
          </table:table-cell>
          <table:table-cell table:formula="of:=([.A455]-[.B455])*100/[.A455]" office:value-type="float" office:value="8.57908847184987" calcext:value-type="float">
            <text:p>8.5790884718</text:p>
          </table:table-cell>
          <table:table-cell table:formula="of:=IF([.A455]&gt;[.B455]; 1; 0)" office:value-type="float" office:value="1" calcext:value-type="float">
            <text:p>1</text:p>
          </table:table-cell>
          <table:table-cell office:value-type="float" office:value="2994" calcext:value-type="float">
            <text:p>2994</text:p>
          </table:table-cell>
          <table:table-cell office:value-type="float" office:value="2728" calcext:value-type="float">
            <text:p>2728</text:p>
          </table:table-cell>
          <table:table-cell table:formula="of:=([.E455]-[.F455])*100/[.E455]" office:value-type="float" office:value="8.88443553774215" calcext:value-type="float">
            <text:p>8.8844355377</text:p>
          </table:table-cell>
          <table:table-cell table:formula="of:=IF([.E455]&gt;[.F455]; 1; 0)" office:value-type="float" office:value="1" calcext:value-type="float">
            <text:p>1</text:p>
          </table:table-cell>
          <table:table-cell office:value-type="float" office:value="2748" calcext:value-type="float">
            <text:p>2748</text:p>
          </table:table-cell>
          <table:table-cell office:value-type="float" office:value="2444" calcext:value-type="float">
            <text:p>2444</text:p>
          </table:table-cell>
          <table:table-cell table:formula="of:=([.I455]-[.J455])*100/[.I455]" office:value-type="float" office:value="11.0625909752547" calcext:value-type="float">
            <text:p>11.0625909753</text:p>
          </table:table-cell>
          <table:table-cell table:formula="of:=IF([.I455]&gt;[.J455]; 1; 0)" office:value-type="float" office:value="1" calcext:value-type="float">
            <text:p>1</text:p>
          </table:table-cell>
          <table:table-cell office:value-type="float" office:value="2794" calcext:value-type="float">
            <text:p>2794</text:p>
          </table:table-cell>
          <table:table-cell office:value-type="float" office:value="2647" calcext:value-type="float">
            <text:p>2647</text:p>
          </table:table-cell>
          <table:table-cell table:formula="of:=([.M455]-[.N455])*100/[.M455]" office:value-type="float" office:value="5.26127415891195" calcext:value-type="float">
            <text:p>5.2612741589</text:p>
          </table:table-cell>
          <table:table-cell table:formula="of:=IF([.M455]&gt;[.N45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196" calcext:value-type="float">
            <text:p>68196</text:p>
          </table:table-cell>
          <table:table-cell office:value-type="float" office:value="49739" calcext:value-type="float">
            <text:p>49739</text:p>
          </table:table-cell>
          <table:table-cell table:formula="of:=([.A456]-[.B456])*100/[.A456]" office:value-type="float" office:value="27.0646372221245" calcext:value-type="float">
            <text:p>27.0646372221</text:p>
          </table:table-cell>
          <table:table-cell table:formula="of:=IF([.A456]&gt;[.B456]; 1; 0)" office:value-type="float" office:value="1" calcext:value-type="float">
            <text:p>1</text:p>
          </table:table-cell>
          <table:table-cell office:value-type="float" office:value="73788" calcext:value-type="float">
            <text:p>73788</text:p>
          </table:table-cell>
          <table:table-cell office:value-type="float" office:value="53254" calcext:value-type="float">
            <text:p>53254</text:p>
          </table:table-cell>
          <table:table-cell table:formula="of:=([.E456]-[.F456])*100/[.E456]" office:value-type="float" office:value="27.8283731772104" calcext:value-type="float">
            <text:p>27.8283731772</text:p>
          </table:table-cell>
          <table:table-cell table:formula="of:=IF([.E456]&gt;[.F456]; 1; 0)" office:value-type="float" office:value="1" calcext:value-type="float">
            <text:p>1</text:p>
          </table:table-cell>
          <table:table-cell office:value-type="float" office:value="36548" calcext:value-type="float">
            <text:p>36548</text:p>
          </table:table-cell>
          <table:table-cell office:value-type="float" office:value="26711" calcext:value-type="float">
            <text:p>26711</text:p>
          </table:table-cell>
          <table:table-cell table:formula="of:=([.I456]-[.J456])*100/[.I456]" office:value-type="float" office:value="26.9152894823246" calcext:value-type="float">
            <text:p>26.9152894823</text:p>
          </table:table-cell>
          <table:table-cell table:formula="of:=IF([.I456]&gt;[.J456]; 1; 0)" office:value-type="float" office:value="1" calcext:value-type="float">
            <text:p>1</text:p>
          </table:table-cell>
          <table:table-cell office:value-type="float" office:value="45133" calcext:value-type="float">
            <text:p>45133</text:p>
          </table:table-cell>
          <table:table-cell office:value-type="float" office:value="32889" calcext:value-type="float">
            <text:p>32889</text:p>
          </table:table-cell>
          <table:table-cell table:formula="of:=([.M456]-[.N456])*100/[.M456]" office:value-type="float" office:value="27.1287084838145" calcext:value-type="float">
            <text:p>27.1287084838</text:p>
          </table:table-cell>
          <table:table-cell table:formula="of:=IF([.M456]&gt;[.N45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2832" calcext:value-type="float">
            <text:p>2832</text:p>
          </table:table-cell>
          <table:table-cell table:formula="of:=([.A457]-[.B457])*100/[.A457]" office:value-type="float" office:value="11.5828910396503" calcext:value-type="float">
            <text:p>11.5828910397</text:p>
          </table:table-cell>
          <table:table-cell table:formula="of:=IF([.A457]&gt;[.B457]; 1; 0)" office:value-type="float" office:value="1" calcext:value-type="float">
            <text:p>1</text:p>
          </table:table-cell>
          <table:table-cell office:value-type="float" office:value="3036" calcext:value-type="float">
            <text:p>3036</text:p>
          </table:table-cell>
          <table:table-cell office:value-type="float" office:value="2835" calcext:value-type="float">
            <text:p>2835</text:p>
          </table:table-cell>
          <table:table-cell table:formula="of:=([.E457]-[.F457])*100/[.E457]" office:value-type="float" office:value="6.6205533596838" calcext:value-type="float">
            <text:p>6.6205533597</text:p>
          </table:table-cell>
          <table:table-cell table:formula="of:=IF([.E457]&gt;[.F457]; 1; 0)" office:value-type="float" office:value="1" calcext:value-type="float">
            <text:p>1</text:p>
          </table:table-cell>
          <table:table-cell office:value-type="float" office:value="3005" calcext:value-type="float">
            <text:p>3005</text:p>
          </table:table-cell>
          <table:table-cell office:value-type="float" office:value="2721" calcext:value-type="float">
            <text:p>2721</text:p>
          </table:table-cell>
          <table:table-cell table:formula="of:=([.I457]-[.J457])*100/[.I457]" office:value-type="float" office:value="9.45091514143095" calcext:value-type="float">
            <text:p>9.4509151414</text:p>
          </table:table-cell>
          <table:table-cell table:formula="of:=IF([.I457]&gt;[.J457]; 1; 0)" office:value-type="float" office:value="1" calcext:value-type="float">
            <text:p>1</text:p>
          </table:table-cell>
          <table:table-cell office:value-type="float" office:value="3020" calcext:value-type="float">
            <text:p>3020</text:p>
          </table:table-cell>
          <table:table-cell office:value-type="float" office:value="2738" calcext:value-type="float">
            <text:p>2738</text:p>
          </table:table-cell>
          <table:table-cell table:formula="of:=([.M457]-[.N457])*100/[.M457]" office:value-type="float" office:value="9.33774834437086" calcext:value-type="float">
            <text:p>9.3377483444</text:p>
          </table:table-cell>
          <table:table-cell table:formula="of:=IF([.M457]&gt;[.N45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922" calcext:value-type="float">
            <text:p>67922</text:p>
          </table:table-cell>
          <table:table-cell office:value-type="float" office:value="48969" calcext:value-type="float">
            <text:p>48969</text:p>
          </table:table-cell>
          <table:table-cell table:formula="of:=([.A458]-[.B458])*100/[.A458]" office:value-type="float" office:value="27.9040664291393" calcext:value-type="float">
            <text:p>27.9040664291</text:p>
          </table:table-cell>
          <table:table-cell table:formula="of:=IF([.A458]&gt;[.B458]; 1; 0)" office:value-type="float" office:value="1" calcext:value-type="float">
            <text:p>1</text:p>
          </table:table-cell>
          <table:table-cell office:value-type="float" office:value="74481" calcext:value-type="float">
            <text:p>74481</text:p>
          </table:table-cell>
          <table:table-cell office:value-type="float" office:value="52572" calcext:value-type="float">
            <text:p>52572</text:p>
          </table:table-cell>
          <table:table-cell table:formula="of:=([.E458]-[.F458])*100/[.E458]" office:value-type="float" office:value="29.4155556450638" calcext:value-type="float">
            <text:p>29.4155556451</text:p>
          </table:table-cell>
          <table:table-cell table:formula="of:=IF([.E458]&gt;[.F458]; 1; 0)" office:value-type="float" office:value="1" calcext:value-type="float">
            <text:p>1</text:p>
          </table:table-cell>
          <table:table-cell office:value-type="float" office:value="36273" calcext:value-type="float">
            <text:p>36273</text:p>
          </table:table-cell>
          <table:table-cell office:value-type="float" office:value="26462" calcext:value-type="float">
            <text:p>26462</text:p>
          </table:table-cell>
          <table:table-cell table:formula="of:=([.I458]-[.J458])*100/[.I458]" office:value-type="float" office:value="27.0476663082734" calcext:value-type="float">
            <text:p>27.0476663083</text:p>
          </table:table-cell>
          <table:table-cell table:formula="of:=IF([.I458]&gt;[.J458]; 1; 0)" office:value-type="float" office:value="1" calcext:value-type="float">
            <text:p>1</text:p>
          </table:table-cell>
          <table:table-cell office:value-type="float" office:value="45021" calcext:value-type="float">
            <text:p>45021</text:p>
          </table:table-cell>
          <table:table-cell office:value-type="float" office:value="32885" calcext:value-type="float">
            <text:p>32885</text:p>
          </table:table-cell>
          <table:table-cell table:formula="of:=([.M458]-[.N458])*100/[.M458]" office:value-type="float" office:value="26.9563092778925" calcext:value-type="float">
            <text:p>26.9563092779</text:p>
          </table:table-cell>
          <table:table-cell table:formula="of:=IF([.M458]&gt;[.N45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2999" calcext:value-type="float">
            <text:p>2999</text:p>
          </table:table-cell>
          <table:table-cell table:formula="of:=([.A459]-[.B459])*100/[.A459]" office:value-type="float" office:value="6.71850699844479" calcext:value-type="float">
            <text:p>6.7185069984</text:p>
          </table:table-cell>
          <table:table-cell table:formula="of:=IF([.A459]&gt;[.B459]; 1; 0)" office:value-type="float" office:value="1" calcext:value-type="float">
            <text:p>1</text:p>
          </table:table-cell>
          <table:table-cell office:value-type="float" office:value="3228" calcext:value-type="float">
            <text:p>3228</text:p>
          </table:table-cell>
          <table:table-cell office:value-type="float" office:value="2946" calcext:value-type="float">
            <text:p>2946</text:p>
          </table:table-cell>
          <table:table-cell table:formula="of:=([.E459]-[.F459])*100/[.E459]" office:value-type="float" office:value="8.7360594795539" calcext:value-type="float">
            <text:p>8.7360594796</text:p>
          </table:table-cell>
          <table:table-cell table:formula="of:=IF([.E459]&gt;[.F459]; 1; 0)" office:value-type="float" office:value="1" calcext:value-type="float">
            <text:p>1</text:p>
          </table:table-cell>
          <table:table-cell office:value-type="float" office:value="3118" calcext:value-type="float">
            <text:p>3118</text:p>
          </table:table-cell>
          <table:table-cell office:value-type="float" office:value="2824" calcext:value-type="float">
            <text:p>2824</text:p>
          </table:table-cell>
          <table:table-cell table:formula="of:=([.I459]-[.J459])*100/[.I459]" office:value-type="float" office:value="9.42912123155869" calcext:value-type="float">
            <text:p>9.4291212316</text:p>
          </table:table-cell>
          <table:table-cell table:formula="of:=IF([.I459]&gt;[.J459]; 1; 0)" office:value-type="float" office:value="1" calcext:value-type="float">
            <text:p>1</text:p>
          </table:table-cell>
          <table:table-cell office:value-type="float" office:value="3149" calcext:value-type="float">
            <text:p>3149</text:p>
          </table:table-cell>
          <table:table-cell office:value-type="float" office:value="2839" calcext:value-type="float">
            <text:p>2839</text:p>
          </table:table-cell>
          <table:table-cell table:formula="of:=([.M459]-[.N459])*100/[.M459]" office:value-type="float" office:value="9.84439504604636" calcext:value-type="float">
            <text:p>9.844395046</text:p>
          </table:table-cell>
          <table:table-cell table:formula="of:=IF([.M459]&gt;[.N45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815" calcext:value-type="float">
            <text:p>82815</text:p>
          </table:table-cell>
          <table:table-cell office:value-type="float" office:value="49060" calcext:value-type="float">
            <text:p>49060</text:p>
          </table:table-cell>
          <table:table-cell table:formula="of:=([.A460]-[.B460])*100/[.A460]" office:value-type="float" office:value="40.7595242407776" calcext:value-type="float">
            <text:p>40.7595242408</text:p>
          </table:table-cell>
          <table:table-cell table:formula="of:=IF([.A460]&gt;[.B460]; 1; 0)" office:value-type="float" office:value="1" calcext:value-type="float">
            <text:p>1</text:p>
          </table:table-cell>
          <table:table-cell office:value-type="float" office:value="90964" calcext:value-type="float">
            <text:p>90964</text:p>
          </table:table-cell>
          <table:table-cell office:value-type="float" office:value="52372" calcext:value-type="float">
            <text:p>52372</text:p>
          </table:table-cell>
          <table:table-cell table:formula="of:=([.E460]-[.F460])*100/[.E460]" office:value-type="float" office:value="42.4255749527286" calcext:value-type="float">
            <text:p>42.4255749527</text:p>
          </table:table-cell>
          <table:table-cell table:formula="of:=IF([.E460]&gt;[.F460]; 1; 0)" office:value-type="float" office:value="1" calcext:value-type="float">
            <text:p>1</text:p>
          </table:table-cell>
          <table:table-cell office:value-type="float" office:value="36986" calcext:value-type="float">
            <text:p>36986</text:p>
          </table:table-cell>
          <table:table-cell office:value-type="float" office:value="26366" calcext:value-type="float">
            <text:p>26366</text:p>
          </table:table-cell>
          <table:table-cell table:formula="of:=([.I460]-[.J460])*100/[.I460]" office:value-type="float" office:value="28.7135672957335" calcext:value-type="float">
            <text:p>28.7135672957</text:p>
          </table:table-cell>
          <table:table-cell table:formula="of:=IF([.I460]&gt;[.J460]; 1; 0)" office:value-type="float" office:value="1" calcext:value-type="float">
            <text:p>1</text:p>
          </table:table-cell>
          <table:table-cell office:value-type="float" office:value="45147" calcext:value-type="float">
            <text:p>45147</text:p>
          </table:table-cell>
          <table:table-cell office:value-type="float" office:value="32694" calcext:value-type="float">
            <text:p>32694</text:p>
          </table:table-cell>
          <table:table-cell table:formula="of:=([.M460]-[.N460])*100/[.M460]" office:value-type="float" office:value="27.5832281214699" calcext:value-type="float">
            <text:p>27.5832281215</text:p>
          </table:table-cell>
          <table:table-cell table:formula="of:=IF([.M460]&gt;[.N46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float" office:value="3044" calcext:value-type="float">
            <text:p>3044</text:p>
          </table:table-cell>
          <table:table-cell table:formula="of:=([.A461]-[.B461])*100/[.A461]" office:value-type="float" office:value="9.43171675096697" calcext:value-type="float">
            <text:p>9.431716751</text:p>
          </table:table-cell>
          <table:table-cell table:formula="of:=IF([.A461]&gt;[.B461]; 1; 0)" office:value-type="float" office:value="1" calcext:value-type="float">
            <text:p>1</text:p>
          </table:table-cell>
          <table:table-cell office:value-type="float" office:value="3329" calcext:value-type="float">
            <text:p>3329</text:p>
          </table:table-cell>
          <table:table-cell office:value-type="float" office:value="3076" calcext:value-type="float">
            <text:p>3076</text:p>
          </table:table-cell>
          <table:table-cell table:formula="of:=([.E461]-[.F461])*100/[.E461]" office:value-type="float" office:value="7.59987984379694" calcext:value-type="float">
            <text:p>7.5998798438</text:p>
          </table:table-cell>
          <table:table-cell table:formula="of:=IF([.E461]&gt;[.F461]; 1; 0)" office:value-type="float" office:value="1" calcext:value-type="float">
            <text:p>1</text:p>
          </table:table-cell>
          <table:table-cell office:value-type="float" office:value="3229" calcext:value-type="float">
            <text:p>3229</text:p>
          </table:table-cell>
          <table:table-cell office:value-type="float" office:value="2924" calcext:value-type="float">
            <text:p>2924</text:p>
          </table:table-cell>
          <table:table-cell table:formula="of:=([.I461]-[.J461])*100/[.I461]" office:value-type="float" office:value="9.4456488076804" calcext:value-type="float">
            <text:p>9.4456488077</text:p>
          </table:table-cell>
          <table:table-cell table:formula="of:=IF([.I461]&gt;[.J461]; 1; 0)" office:value-type="float" office:value="1" calcext:value-type="float">
            <text:p>1</text:p>
          </table:table-cell>
          <table:table-cell office:value-type="float" office:value="3255" calcext:value-type="float">
            <text:p>3255</text:p>
          </table:table-cell>
          <table:table-cell office:value-type="float" office:value="2944" calcext:value-type="float">
            <text:p>2944</text:p>
          </table:table-cell>
          <table:table-cell table:formula="of:=([.M461]-[.N461])*100/[.M461]" office:value-type="float" office:value="9.55453149001536" calcext:value-type="float">
            <text:p>9.55453149</text:p>
          </table:table-cell>
          <table:table-cell table:formula="of:=IF([.M461]&gt;[.N46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228" calcext:value-type="float">
            <text:p>69228</text:p>
          </table:table-cell>
          <table:table-cell office:value-type="float" office:value="51093" calcext:value-type="float">
            <text:p>51093</text:p>
          </table:table-cell>
          <table:table-cell table:formula="of:=([.A462]-[.B462])*100/[.A462]" office:value-type="float" office:value="26.1960478419137" calcext:value-type="float">
            <text:p>26.1960478419</text:p>
          </table:table-cell>
          <table:table-cell table:formula="of:=IF([.A462]&gt;[.B462]; 1; 0)" office:value-type="float" office:value="1" calcext:value-type="float">
            <text:p>1</text:p>
          </table:table-cell>
          <table:table-cell office:value-type="float" office:value="76373" calcext:value-type="float">
            <text:p>76373</text:p>
          </table:table-cell>
          <table:table-cell office:value-type="float" office:value="51401" calcext:value-type="float">
            <text:p>51401</text:p>
          </table:table-cell>
          <table:table-cell table:formula="of:=([.E462]-[.F462])*100/[.E462]" office:value-type="float" office:value="32.6974192450211" calcext:value-type="float">
            <text:p>32.697419245</text:p>
          </table:table-cell>
          <table:table-cell table:formula="of:=IF([.E462]&gt;[.F462]; 1; 0)" office:value-type="float" office:value="1" calcext:value-type="float">
            <text:p>1</text:p>
          </table:table-cell>
          <table:table-cell office:value-type="float" office:value="35863" calcext:value-type="float">
            <text:p>35863</text:p>
          </table:table-cell>
          <table:table-cell office:value-type="float" office:value="26257" calcext:value-type="float">
            <text:p>26257</text:p>
          </table:table-cell>
          <table:table-cell table:formula="of:=([.I462]-[.J462])*100/[.I462]" office:value-type="float" office:value="26.7852661517441" calcext:value-type="float">
            <text:p>26.7852661517</text:p>
          </table:table-cell>
          <table:table-cell table:formula="of:=IF([.I462]&gt;[.J462]; 1; 0)" office:value-type="float" office:value="1" calcext:value-type="float">
            <text:p>1</text:p>
          </table:table-cell>
          <table:table-cell office:value-type="float" office:value="44836" calcext:value-type="float">
            <text:p>44836</text:p>
          </table:table-cell>
          <table:table-cell office:value-type="float" office:value="32310" calcext:value-type="float">
            <text:p>32310</text:p>
          </table:table-cell>
          <table:table-cell table:formula="of:=([.M462]-[.N462])*100/[.M462]" office:value-type="float" office:value="27.9373717548399" calcext:value-type="float">
            <text:p>27.9373717548</text:p>
          </table:table-cell>
          <table:table-cell table:formula="of:=IF([.M462]&gt;[.N46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float" office:value="3145" calcext:value-type="float">
            <text:p>3145</text:p>
          </table:table-cell>
          <table:table-cell table:formula="of:=([.A463]-[.B463])*100/[.A463]" office:value-type="float" office:value="8.65524252105722" calcext:value-type="float">
            <text:p>8.6552425211</text:p>
          </table:table-cell>
          <table:table-cell table:formula="of:=IF([.A463]&gt;[.B463]; 1; 0)" office:value-type="float" office:value="1" calcext:value-type="float">
            <text:p>1</text:p>
          </table:table-cell>
          <table:table-cell office:value-type="float" office:value="3396" calcext:value-type="float">
            <text:p>3396</text:p>
          </table:table-cell>
          <table:table-cell office:value-type="float" office:value="3151" calcext:value-type="float">
            <text:p>3151</text:p>
          </table:table-cell>
          <table:table-cell table:formula="of:=([.E463]-[.F463])*100/[.E463]" office:value-type="float" office:value="7.21436984687868" calcext:value-type="float">
            <text:p>7.2143698469</text:p>
          </table:table-cell>
          <table:table-cell table:formula="of:=IF([.E463]&gt;[.F463]; 1; 0)" office:value-type="float" office:value="1" calcext:value-type="float">
            <text:p>1</text:p>
          </table:table-cell>
          <table:table-cell office:value-type="float" office:value="3117" calcext:value-type="float">
            <text:p>3117</text:p>
          </table:table-cell>
          <table:table-cell office:value-type="float" office:value="2873" calcext:value-type="float">
            <text:p>2873</text:p>
          </table:table-cell>
          <table:table-cell table:formula="of:=([.I463]-[.J463])*100/[.I463]" office:value-type="float" office:value="7.82803978184151" calcext:value-type="float">
            <text:p>7.8280397818</text:p>
          </table:table-cell>
          <table:table-cell table:formula="of:=IF([.I463]&gt;[.J463]; 1; 0)" office:value-type="float" office:value="1" calcext:value-type="float">
            <text:p>1</text:p>
          </table:table-cell>
          <table:table-cell office:value-type="float" office:value="3372" calcext:value-type="float">
            <text:p>3372</text:p>
          </table:table-cell>
          <table:table-cell office:value-type="float" office:value="3040" calcext:value-type="float">
            <text:p>3040</text:p>
          </table:table-cell>
          <table:table-cell table:formula="of:=([.M463]-[.N463])*100/[.M463]" office:value-type="float" office:value="9.84578884934757" calcext:value-type="float">
            <text:p>9.8457888493</text:p>
          </table:table-cell>
          <table:table-cell table:formula="of:=IF([.M463]&gt;[.N46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233" calcext:value-type="float">
            <text:p>68233</text:p>
          </table:table-cell>
          <table:table-cell office:value-type="float" office:value="48672" calcext:value-type="float">
            <text:p>48672</text:p>
          </table:table-cell>
          <table:table-cell table:formula="of:=([.A464]-[.B464])*100/[.A464]" office:value-type="float" office:value="28.6679465947562" calcext:value-type="float">
            <text:p>28.6679465948</text:p>
          </table:table-cell>
          <table:table-cell table:formula="of:=IF([.A464]&gt;[.B464]; 1; 0)" office:value-type="float" office:value="1" calcext:value-type="float">
            <text:p>1</text:p>
          </table:table-cell>
          <table:table-cell office:value-type="float" office:value="75048" calcext:value-type="float">
            <text:p>75048</text:p>
          </table:table-cell>
          <table:table-cell office:value-type="float" office:value="50726" calcext:value-type="float">
            <text:p>50726</text:p>
          </table:table-cell>
          <table:table-cell table:formula="of:=([.E464]-[.F464])*100/[.E464]" office:value-type="float" office:value="32.4085918345592" calcext:value-type="float">
            <text:p>32.4085918346</text:p>
          </table:table-cell>
          <table:table-cell table:formula="of:=IF([.E464]&gt;[.F464]; 1; 0)" office:value-type="float" office:value="1" calcext:value-type="float">
            <text:p>1</text:p>
          </table:table-cell>
          <table:table-cell office:value-type="float" office:value="36903" calcext:value-type="float">
            <text:p>36903</text:p>
          </table:table-cell>
          <table:table-cell office:value-type="float" office:value="26095" calcext:value-type="float">
            <text:p>26095</text:p>
          </table:table-cell>
          <table:table-cell table:formula="of:=([.I464]-[.J464])*100/[.I464]" office:value-type="float" office:value="29.287591794705" calcext:value-type="float">
            <text:p>29.2875917947</text:p>
          </table:table-cell>
          <table:table-cell table:formula="of:=IF([.I464]&gt;[.J464]; 1; 0)" office:value-type="float" office:value="1" calcext:value-type="float">
            <text:p>1</text:p>
          </table:table-cell>
          <table:table-cell office:value-type="float" office:value="44748" calcext:value-type="float">
            <text:p>44748</text:p>
          </table:table-cell>
          <table:table-cell office:value-type="float" office:value="32152" calcext:value-type="float">
            <text:p>32152</text:p>
          </table:table-cell>
          <table:table-cell table:formula="of:=([.M464]-[.N464])*100/[.M464]" office:value-type="float" office:value="28.1487440779476" calcext:value-type="float">
            <text:p>28.1487440779</text:p>
          </table:table-cell>
          <table:table-cell table:formula="of:=IF([.M464]&gt;[.N46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float" office:value="3287" calcext:value-type="float">
            <text:p>3287</text:p>
          </table:table-cell>
          <table:table-cell table:formula="of:=([.A465]-[.B465])*100/[.A465]" office:value-type="float" office:value="7.64259623489744" calcext:value-type="float">
            <text:p>7.6425962349</text:p>
          </table:table-cell>
          <table:table-cell table:formula="of:=IF([.A465]&gt;[.B465]; 1; 0)" office:value-type="float" office:value="1" calcext:value-type="float">
            <text:p>1</text:p>
          </table:table-cell>
          <table:table-cell office:value-type="float" office:value="3553" calcext:value-type="float">
            <text:p>3553</text:p>
          </table:table-cell>
          <table:table-cell office:value-type="float" office:value="3243" calcext:value-type="float">
            <text:p>3243</text:p>
          </table:table-cell>
          <table:table-cell table:formula="of:=([.E465]-[.F465])*100/[.E465]" office:value-type="float" office:value="8.72502110892204" calcext:value-type="float">
            <text:p>8.7250211089</text:p>
          </table:table-cell>
          <table:table-cell table:formula="of:=IF([.E465]&gt;[.F465]; 1; 0)" office:value-type="float" office:value="1" calcext:value-type="float">
            <text:p>1</text:p>
          </table:table-cell>
          <table:table-cell office:value-type="float" office:value="3893" calcext:value-type="float">
            <text:p>3893</text:p>
          </table:table-cell>
          <table:table-cell office:value-type="float" office:value="3130" calcext:value-type="float">
            <text:p>3130</text:p>
          </table:table-cell>
          <table:table-cell table:formula="of:=([.I465]-[.J465])*100/[.I465]" office:value-type="float" office:value="19.5992807603391" calcext:value-type="float">
            <text:p>19.5992807603</text:p>
          </table:table-cell>
          <table:table-cell table:formula="of:=IF([.I465]&gt;[.J465]; 1; 0)" office:value-type="float" office:value="1" calcext:value-type="float">
            <text:p>1</text:p>
          </table:table-cell>
          <table:table-cell office:value-type="float" office:value="3484" calcext:value-type="float">
            <text:p>3484</text:p>
          </table:table-cell>
          <table:table-cell office:value-type="float" office:value="3144" calcext:value-type="float">
            <text:p>3144</text:p>
          </table:table-cell>
          <table:table-cell table:formula="of:=([.M465]-[.N465])*100/[.M465]" office:value-type="float" office:value="9.75889781859931" calcext:value-type="float">
            <text:p>9.7588978186</text:p>
          </table:table-cell>
          <table:table-cell table:formula="of:=IF([.M465]&gt;[.N46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11" calcext:value-type="float">
            <text:p>71011</text:p>
          </table:table-cell>
          <table:table-cell office:value-type="float" office:value="47922" calcext:value-type="float">
            <text:p>47922</text:p>
          </table:table-cell>
          <table:table-cell table:formula="of:=([.A466]-[.B466])*100/[.A466]" office:value-type="float" office:value="32.5146808240977" calcext:value-type="float">
            <text:p>32.5146808241</text:p>
          </table:table-cell>
          <table:table-cell table:formula="of:=IF([.A466]&gt;[.B466]; 1; 0)" office:value-type="float" office:value="1" calcext:value-type="float">
            <text:p>1</text:p>
          </table:table-cell>
          <table:table-cell office:value-type="float" office:value="73606" calcext:value-type="float">
            <text:p>73606</text:p>
          </table:table-cell>
          <table:table-cell office:value-type="float" office:value="49510" calcext:value-type="float">
            <text:p>49510</text:p>
          </table:table-cell>
          <table:table-cell table:formula="of:=([.E466]-[.F466])*100/[.E466]" office:value-type="float" office:value="32.7364617014917" calcext:value-type="float">
            <text:p>32.7364617015</text:p>
          </table:table-cell>
          <table:table-cell table:formula="of:=IF([.E466]&gt;[.F466]; 1; 0)" office:value-type="float" office:value="1" calcext:value-type="float">
            <text:p>1</text:p>
          </table:table-cell>
          <table:table-cell office:value-type="float" office:value="35932" calcext:value-type="float">
            <text:p>35932</text:p>
          </table:table-cell>
          <table:table-cell office:value-type="float" office:value="26621" calcext:value-type="float">
            <text:p>26621</text:p>
          </table:table-cell>
          <table:table-cell table:formula="of:=([.I466]-[.J466])*100/[.I466]" office:value-type="float" office:value="25.9128353556718" calcext:value-type="float">
            <text:p>25.9128353557</text:p>
          </table:table-cell>
          <table:table-cell table:formula="of:=IF([.I466]&gt;[.J466]; 1; 0)" office:value-type="float" office:value="1" calcext:value-type="float">
            <text:p>1</text:p>
          </table:table-cell>
          <table:table-cell office:value-type="float" office:value="45366" calcext:value-type="float">
            <text:p>45366</text:p>
          </table:table-cell>
          <table:table-cell office:value-type="float" office:value="31567" calcext:value-type="float">
            <text:p>31567</text:p>
          </table:table-cell>
          <table:table-cell table:formula="of:=([.M466]-[.N466])*100/[.M466]" office:value-type="float" office:value="30.4170524181105" calcext:value-type="float">
            <text:p>30.4170524181</text:p>
          </table:table-cell>
          <table:table-cell table:formula="of:=IF([.M466]&gt;[.N46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float" office:value="3409" calcext:value-type="float">
            <text:p>3409</text:p>
          </table:table-cell>
          <table:table-cell table:formula="of:=([.A467]-[.B467])*100/[.A467]" office:value-type="float" office:value="7.79010008114688" calcext:value-type="float">
            <text:p>7.7901000811</text:p>
          </table:table-cell>
          <table:table-cell table:formula="of:=IF([.A467]&gt;[.B467]; 1; 0)" office:value-type="float" office:value="1" calcext:value-type="float">
            <text:p>1</text:p>
          </table:table-cell>
          <table:table-cell office:value-type="float" office:value="3663" calcext:value-type="float">
            <text:p>3663</text:p>
          </table:table-cell>
          <table:table-cell office:value-type="float" office:value="3280" calcext:value-type="float">
            <text:p>3280</text:p>
          </table:table-cell>
          <table:table-cell table:formula="of:=([.E467]-[.F467])*100/[.E467]" office:value-type="float" office:value="10.4559104559105" calcext:value-type="float">
            <text:p>10.4559104559</text:p>
          </table:table-cell>
          <table:table-cell table:formula="of:=IF([.E467]&gt;[.F467]; 1; 0)" office:value-type="float" office:value="1" calcext:value-type="float">
            <text:p>1</text:p>
          </table:table-cell>
          <table:table-cell office:value-type="float" office:value="3478" calcext:value-type="float">
            <text:p>3478</text:p>
          </table:table-cell>
          <table:table-cell office:value-type="float" office:value="3229" calcext:value-type="float">
            <text:p>3229</text:p>
          </table:table-cell>
          <table:table-cell table:formula="of:=([.I467]-[.J467])*100/[.I467]" office:value-type="float" office:value="7.15928694652099" calcext:value-type="float">
            <text:p>7.1592869465</text:p>
          </table:table-cell>
          <table:table-cell table:formula="of:=IF([.I467]&gt;[.J467]; 1; 0)" office:value-type="float" office:value="1" calcext:value-type="float">
            <text:p>1</text:p>
          </table:table-cell>
          <table:table-cell office:value-type="float" office:value="3593" calcext:value-type="float">
            <text:p>3593</text:p>
          </table:table-cell>
          <table:table-cell office:value-type="float" office:value="3248" calcext:value-type="float">
            <text:p>3248</text:p>
          </table:table-cell>
          <table:table-cell table:formula="of:=([.M467]-[.N467])*100/[.M467]" office:value-type="float" office:value="9.60200389646535" calcext:value-type="float">
            <text:p>9.6020038965</text:p>
          </table:table-cell>
          <table:table-cell table:formula="of:=IF([.M467]&gt;[.N46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872" calcext:value-type="float">
            <text:p>75872</text:p>
          </table:table-cell>
          <table:table-cell office:value-type="float" office:value="46904" calcext:value-type="float">
            <text:p>46904</text:p>
          </table:table-cell>
          <table:table-cell table:formula="of:=([.A468]-[.B468])*100/[.A468]" office:value-type="float" office:value="38.1800927878532" calcext:value-type="float">
            <text:p>38.1800927879</text:p>
          </table:table-cell>
          <table:table-cell table:formula="of:=IF([.A468]&gt;[.B468]; 1; 0)" office:value-type="float" office:value="1" calcext:value-type="float">
            <text:p>1</text:p>
          </table:table-cell>
          <table:table-cell office:value-type="float" office:value="73536" calcext:value-type="float">
            <text:p>73536</text:p>
          </table:table-cell>
          <table:table-cell office:value-type="float" office:value="49031" calcext:value-type="float">
            <text:p>49031</text:p>
          </table:table-cell>
          <table:table-cell table:formula="of:=([.E468]-[.F468])*100/[.E468]" office:value-type="float" office:value="33.3238141862489" calcext:value-type="float">
            <text:p>33.3238141862</text:p>
          </table:table-cell>
          <table:table-cell table:formula="of:=IF([.E468]&gt;[.F468]; 1; 0)" office:value-type="float" office:value="1" calcext:value-type="float">
            <text:p>1</text:p>
          </table:table-cell>
          <table:table-cell office:value-type="float" office:value="36693" calcext:value-type="float">
            <text:p>36693</text:p>
          </table:table-cell>
          <table:table-cell office:value-type="float" office:value="25281" calcext:value-type="float">
            <text:p>25281</text:p>
          </table:table-cell>
          <table:table-cell table:formula="of:=([.I468]-[.J468])*100/[.I468]" office:value-type="float" office:value="31.1012999754722" calcext:value-type="float">
            <text:p>31.1012999755</text:p>
          </table:table-cell>
          <table:table-cell table:formula="of:=IF([.I468]&gt;[.J468]; 1; 0)" office:value-type="float" office:value="1" calcext:value-type="float">
            <text:p>1</text:p>
          </table:table-cell>
          <table:table-cell office:value-type="float" office:value="45180" calcext:value-type="float">
            <text:p>45180</text:p>
          </table:table-cell>
          <table:table-cell office:value-type="float" office:value="30702" calcext:value-type="float">
            <text:p>30702</text:p>
          </table:table-cell>
          <table:table-cell table:formula="of:=([.M468]-[.N468])*100/[.M468]" office:value-type="float" office:value="32.0451527224436" calcext:value-type="float">
            <text:p>32.0451527224</text:p>
          </table:table-cell>
          <table:table-cell table:formula="of:=IF([.M468]&gt;[.N46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float" office:value="3449" calcext:value-type="float">
            <text:p>3449</text:p>
          </table:table-cell>
          <table:table-cell table:formula="of:=([.A469]-[.B469])*100/[.A469]" office:value-type="float" office:value="8.9733438902085" calcext:value-type="float">
            <text:p>8.9733438902</text:p>
          </table:table-cell>
          <table:table-cell table:formula="of:=IF([.A469]&gt;[.B469]; 1; 0)" office:value-type="float" office:value="1" calcext:value-type="float">
            <text:p>1</text:p>
          </table:table-cell>
          <table:table-cell office:value-type="float" office:value="3709" calcext:value-type="float">
            <text:p>3709</text:p>
          </table:table-cell>
          <table:table-cell office:value-type="float" office:value="3323" calcext:value-type="float">
            <text:p>3323</text:p>
          </table:table-cell>
          <table:table-cell table:formula="of:=([.E469]-[.F469])*100/[.E469]" office:value-type="float" office:value="10.4071178215152" calcext:value-type="float">
            <text:p>10.4071178215</text:p>
          </table:table-cell>
          <table:table-cell table:formula="of:=IF([.E469]&gt;[.F469]; 1; 0)" office:value-type="float" office:value="1" calcext:value-type="float">
            <text:p>1</text:p>
          </table:table-cell>
          <table:table-cell office:value-type="float" office:value="3681" calcext:value-type="float">
            <text:p>3681</text:p>
          </table:table-cell>
          <table:table-cell office:value-type="float" office:value="3346" calcext:value-type="float">
            <text:p>3346</text:p>
          </table:table-cell>
          <table:table-cell table:formula="of:=([.I469]-[.J469])*100/[.I469]" office:value-type="float" office:value="9.10078782939419" calcext:value-type="float">
            <text:p>9.1007878294</text:p>
          </table:table-cell>
          <table:table-cell table:formula="of:=IF([.I469]&gt;[.J469]; 1; 0)" office:value-type="float" office:value="1" calcext:value-type="float">
            <text:p>1</text:p>
          </table:table-cell>
          <table:table-cell office:value-type="float" office:value="3709" calcext:value-type="float">
            <text:p>3709</text:p>
          </table:table-cell>
          <table:table-cell office:value-type="float" office:value="3348" calcext:value-type="float">
            <text:p>3348</text:p>
          </table:table-cell>
          <table:table-cell table:formula="of:=([.M469]-[.N469])*100/[.M469]" office:value-type="float" office:value="9.73308169317875" calcext:value-type="float">
            <text:p>9.7330816932</text:p>
          </table:table-cell>
          <table:table-cell table:formula="of:=IF([.M469]&gt;[.N46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643" calcext:value-type="float">
            <text:p>67643</text:p>
          </table:table-cell>
          <table:table-cell office:value-type="float" office:value="51420" calcext:value-type="float">
            <text:p>51420</text:p>
          </table:table-cell>
          <table:table-cell table:formula="of:=([.A470]-[.B470])*100/[.A470]" office:value-type="float" office:value="23.9832650828615" calcext:value-type="float">
            <text:p>23.9832650829</text:p>
          </table:table-cell>
          <table:table-cell table:formula="of:=IF([.A470]&gt;[.B470]; 1; 0)" office:value-type="float" office:value="1" calcext:value-type="float">
            <text:p>1</text:p>
          </table:table-cell>
          <table:table-cell office:value-type="float" office:value="74138" calcext:value-type="float">
            <text:p>74138</text:p>
          </table:table-cell>
          <table:table-cell office:value-type="float" office:value="48570" calcext:value-type="float">
            <text:p>48570</text:p>
          </table:table-cell>
          <table:table-cell table:formula="of:=([.E470]-[.F470])*100/[.E470]" office:value-type="float" office:value="34.4870376864766" calcext:value-type="float">
            <text:p>34.4870376865</text:p>
          </table:table-cell>
          <table:table-cell table:formula="of:=IF([.E470]&gt;[.F470]; 1; 0)" office:value-type="float" office:value="1" calcext:value-type="float">
            <text:p>1</text:p>
          </table:table-cell>
          <table:table-cell office:value-type="float" office:value="37485" calcext:value-type="float">
            <text:p>37485</text:p>
          </table:table-cell>
          <table:table-cell office:value-type="float" office:value="25272" calcext:value-type="float">
            <text:p>25272</text:p>
          </table:table-cell>
          <table:table-cell table:formula="of:=([.I470]-[.J470])*100/[.I470]" office:value-type="float" office:value="32.5810324129652" calcext:value-type="float">
            <text:p>32.581032413</text:p>
          </table:table-cell>
          <table:table-cell table:formula="of:=IF([.I470]&gt;[.J470]; 1; 0)" office:value-type="float" office:value="1" calcext:value-type="float">
            <text:p>1</text:p>
          </table:table-cell>
          <table:table-cell office:value-type="float" office:value="46369" calcext:value-type="float">
            <text:p>46369</text:p>
          </table:table-cell>
          <table:table-cell office:value-type="float" office:value="31090" calcext:value-type="float">
            <text:p>31090</text:p>
          </table:table-cell>
          <table:table-cell table:formula="of:=([.M470]-[.N470])*100/[.M470]" office:value-type="float" office:value="32.950893916194" calcext:value-type="float">
            <text:p>32.9508939162</text:p>
          </table:table-cell>
          <table:table-cell table:formula="of:=IF([.M470]&gt;[.N47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3615" calcext:value-type="float">
            <text:p>3615</text:p>
          </table:table-cell>
          <table:table-cell table:formula="of:=([.A471]-[.B471])*100/[.A471]" office:value-type="float" office:value="10.2977667493797" calcext:value-type="float">
            <text:p>10.2977667494</text:p>
          </table:table-cell>
          <table:table-cell table:formula="of:=IF([.A471]&gt;[.B471]; 1; 0)" office:value-type="float" office:value="1" calcext:value-type="float">
            <text:p>1</text:p>
          </table:table-cell>
          <table:table-cell office:value-type="float" office:value="3679" calcext:value-type="float">
            <text:p>3679</text:p>
          </table:table-cell>
          <table:table-cell office:value-type="float" office:value="3535" calcext:value-type="float">
            <text:p>3535</text:p>
          </table:table-cell>
          <table:table-cell table:formula="of:=([.E471]-[.F471])*100/[.E471]" office:value-type="float" office:value="3.91410709431911" calcext:value-type="float">
            <text:p>3.9141070943</text:p>
          </table:table-cell>
          <table:table-cell table:formula="of:=IF([.E471]&gt;[.F471]; 1; 0)" office:value-type="float" office:value="1" calcext:value-type="float">
            <text:p>1</text:p>
          </table:table-cell>
          <table:table-cell office:value-type="float" office:value="3756" calcext:value-type="float">
            <text:p>3756</text:p>
          </table:table-cell>
          <table:table-cell office:value-type="float" office:value="3435" calcext:value-type="float">
            <text:p>3435</text:p>
          </table:table-cell>
          <table:table-cell table:formula="of:=([.I471]-[.J471])*100/[.I471]" office:value-type="float" office:value="8.54632587859425" calcext:value-type="float">
            <text:p>8.5463258786</text:p>
          </table:table-cell>
          <table:table-cell table:formula="of:=IF([.I471]&gt;[.J471]; 1; 0)" office:value-type="float" office:value="1" calcext:value-type="float">
            <text:p>1</text:p>
          </table:table-cell>
          <table:table-cell office:value-type="float" office:value="3817" calcext:value-type="float">
            <text:p>3817</text:p>
          </table:table-cell>
          <table:table-cell office:value-type="float" office:value="3449" calcext:value-type="float">
            <text:p>3449</text:p>
          </table:table-cell>
          <table:table-cell table:formula="of:=([.M471]-[.N471])*100/[.M471]" office:value-type="float" office:value="9.64107938171339" calcext:value-type="float">
            <text:p>9.6410793817</text:p>
          </table:table-cell>
          <table:table-cell table:formula="of:=IF([.M471]&gt;[.N47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186" calcext:value-type="float">
            <text:p>70186</text:p>
          </table:table-cell>
          <table:table-cell office:value-type="float" office:value="46618" calcext:value-type="float">
            <text:p>46618</text:p>
          </table:table-cell>
          <table:table-cell table:formula="of:=([.A472]-[.B472])*100/[.A472]" office:value-type="float" office:value="33.5793463083806" calcext:value-type="float">
            <text:p>33.5793463084</text:p>
          </table:table-cell>
          <table:table-cell table:formula="of:=IF([.A472]&gt;[.B472]; 1; 0)" office:value-type="float" office:value="1" calcext:value-type="float">
            <text:p>1</text:p>
          </table:table-cell>
          <table:table-cell office:value-type="float" office:value="73753" calcext:value-type="float">
            <text:p>73753</text:p>
          </table:table-cell>
          <table:table-cell office:value-type="float" office:value="47843" calcext:value-type="float">
            <text:p>47843</text:p>
          </table:table-cell>
          <table:table-cell table:formula="of:=([.E472]-[.F472])*100/[.E472]" office:value-type="float" office:value="35.1307743413827" calcext:value-type="float">
            <text:p>35.1307743414</text:p>
          </table:table-cell>
          <table:table-cell table:formula="of:=IF([.E472]&gt;[.F472]; 1; 0)" office:value-type="float" office:value="1" calcext:value-type="float">
            <text:p>1</text:p>
          </table:table-cell>
          <table:table-cell office:value-type="float" office:value="36504" calcext:value-type="float">
            <text:p>36504</text:p>
          </table:table-cell>
          <table:table-cell office:value-type="float" office:value="24564" calcext:value-type="float">
            <text:p>24564</text:p>
          </table:table-cell>
          <table:table-cell table:formula="of:=([.I472]-[.J472])*100/[.I472]" office:value-type="float" office:value="32.7087442472058" calcext:value-type="float">
            <text:p>32.7087442472</text:p>
          </table:table-cell>
          <table:table-cell table:formula="of:=IF([.I472]&gt;[.J472]; 1; 0)" office:value-type="float" office:value="1" calcext:value-type="float">
            <text:p>1</text:p>
          </table:table-cell>
          <table:table-cell office:value-type="float" office:value="44954" calcext:value-type="float">
            <text:p>44954</text:p>
          </table:table-cell>
          <table:table-cell office:value-type="float" office:value="31331" calcext:value-type="float">
            <text:p>31331</text:p>
          </table:table-cell>
          <table:table-cell table:formula="of:=([.M472]-[.N472])*100/[.M472]" office:value-type="float" office:value="30.3043110735418" calcext:value-type="float">
            <text:p>30.3043110735</text:p>
          </table:table-cell>
          <table:table-cell table:formula="of:=IF([.M472]&gt;[.N47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18" calcext:value-type="float">
            <text:p>4218</text:p>
          </table:table-cell>
          <table:table-cell office:value-type="float" office:value="3761" calcext:value-type="float">
            <text:p>3761</text:p>
          </table:table-cell>
          <table:table-cell table:formula="of:=([.A473]-[.B473])*100/[.A473]" office:value-type="float" office:value="10.8345187292556" calcext:value-type="float">
            <text:p>10.8345187293</text:p>
          </table:table-cell>
          <table:table-cell table:formula="of:=IF([.A473]&gt;[.B473]; 1; 0)" office:value-type="float" office:value="1" calcext:value-type="float">
            <text:p>1</text:p>
          </table:table-cell>
          <table:table-cell office:value-type="float" office:value="3805" calcext:value-type="float">
            <text:p>3805</text:p>
          </table:table-cell>
          <table:table-cell office:value-type="float" office:value="3518" calcext:value-type="float">
            <text:p>3518</text:p>
          </table:table-cell>
          <table:table-cell table:formula="of:=([.E473]-[.F473])*100/[.E473]" office:value-type="float" office:value="7.54270696452037" calcext:value-type="float">
            <text:p>7.5427069645</text:p>
          </table:table-cell>
          <table:table-cell table:formula="of:=IF([.E473]&gt;[.F473]; 1; 0)" office:value-type="float" office:value="1" calcext:value-type="float">
            <text:p>1</text:p>
          </table:table-cell>
          <table:table-cell office:value-type="float" office:value="3709" calcext:value-type="float">
            <text:p>3709</text:p>
          </table:table-cell>
          <table:table-cell office:value-type="float" office:value="3534" calcext:value-type="float">
            <text:p>3534</text:p>
          </table:table-cell>
          <table:table-cell table:formula="of:=([.I473]-[.J473])*100/[.I473]" office:value-type="float" office:value="4.71825289835535" calcext:value-type="float">
            <text:p>4.7182528984</text:p>
          </table:table-cell>
          <table:table-cell table:formula="of:=IF([.I473]&gt;[.J473]; 1; 0)" office:value-type="float" office:value="1" calcext:value-type="float">
            <text:p>1</text:p>
          </table:table-cell>
          <table:table-cell office:value-type="float" office:value="3964" calcext:value-type="float">
            <text:p>3964</text:p>
          </table:table-cell>
          <table:table-cell office:value-type="float" office:value="3552" calcext:value-type="float">
            <text:p>3552</text:p>
          </table:table-cell>
          <table:table-cell table:formula="of:=([.M473]-[.N473])*100/[.M473]" office:value-type="float" office:value="10.393541876892" calcext:value-type="float">
            <text:p>10.3935418769</text:p>
          </table:table-cell>
          <table:table-cell table:formula="of:=IF([.M473]&gt;[.N47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160" calcext:value-type="float">
            <text:p>79160</text:p>
          </table:table-cell>
          <table:table-cell office:value-type="float" office:value="50543" calcext:value-type="float">
            <text:p>50543</text:p>
          </table:table-cell>
          <table:table-cell table:formula="of:=([.A474]-[.B474])*100/[.A474]" office:value-type="float" office:value="36.1508337544214" calcext:value-type="float">
            <text:p>36.1508337544</text:p>
          </table:table-cell>
          <table:table-cell table:formula="of:=IF([.A474]&gt;[.B474]; 1; 0)" office:value-type="float" office:value="1" calcext:value-type="float">
            <text:p>1</text:p>
          </table:table-cell>
          <table:table-cell office:value-type="float" office:value="73869" calcext:value-type="float">
            <text:p>73869</text:p>
          </table:table-cell>
          <table:table-cell office:value-type="float" office:value="47029" calcext:value-type="float">
            <text:p>47029</text:p>
          </table:table-cell>
          <table:table-cell table:formula="of:=([.E474]-[.F474])*100/[.E474]" office:value-type="float" office:value="36.3345923188347" calcext:value-type="float">
            <text:p>36.3345923188</text:p>
          </table:table-cell>
          <table:table-cell table:formula="of:=IF([.E474]&gt;[.F474]; 1; 0)" office:value-type="float" office:value="1" calcext:value-type="float">
            <text:p>1</text:p>
          </table:table-cell>
          <table:table-cell office:value-type="float" office:value="35738" calcext:value-type="float">
            <text:p>35738</text:p>
          </table:table-cell>
          <table:table-cell office:value-type="float" office:value="24357" calcext:value-type="float">
            <text:p>24357</text:p>
          </table:table-cell>
          <table:table-cell table:formula="of:=([.I474]-[.J474])*100/[.I474]" office:value-type="float" office:value="31.8456544854217" calcext:value-type="float">
            <text:p>31.8456544854</text:p>
          </table:table-cell>
          <table:table-cell table:formula="of:=IF([.I474]&gt;[.J474]; 1; 0)" office:value-type="float" office:value="1" calcext:value-type="float">
            <text:p>1</text:p>
          </table:table-cell>
          <table:table-cell office:value-type="float" office:value="45455" calcext:value-type="float">
            <text:p>45455</text:p>
          </table:table-cell>
          <table:table-cell office:value-type="float" office:value="30461" calcext:value-type="float">
            <text:p>30461</text:p>
          </table:table-cell>
          <table:table-cell table:formula="of:=([.M474]-[.N474])*100/[.M474]" office:value-type="float" office:value="32.9864701352986" calcext:value-type="float">
            <text:p>32.9864701353</text:p>
          </table:table-cell>
          <table:table-cell table:formula="of:=IF([.M474]&gt;[.N47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91" calcext:value-type="float">
            <text:p>5391</text:p>
          </table:table-cell>
          <table:table-cell office:value-type="float" office:value="3817" calcext:value-type="float">
            <text:p>3817</text:p>
          </table:table-cell>
          <table:table-cell table:formula="of:=([.A475]-[.B475])*100/[.A475]" office:value-type="float" office:value="29.1968094973103" calcext:value-type="float">
            <text:p>29.1968094973</text:p>
          </table:table-cell>
          <table:table-cell table:formula="of:=IF([.A475]&gt;[.B475]; 1; 0)" office:value-type="float" office:value="1" calcext:value-type="float">
            <text:p>1</text:p>
          </table:table-cell>
          <table:table-cell office:value-type="float" office:value="4146" calcext:value-type="float">
            <text:p>4146</text:p>
          </table:table-cell>
          <table:table-cell office:value-type="float" office:value="3796" calcext:value-type="float">
            <text:p>3796</text:p>
          </table:table-cell>
          <table:table-cell table:formula="of:=([.E475]-[.F475])*100/[.E475]" office:value-type="float" office:value="8.44187168355041" calcext:value-type="float">
            <text:p>8.4418716836</text:p>
          </table:table-cell>
          <table:table-cell table:formula="of:=IF([.E475]&gt;[.F475]; 1; 0)" office:value-type="float" office:value="1" calcext:value-type="float">
            <text:p>1</text:p>
          </table:table-cell>
          <table:table-cell office:value-type="float" office:value="4350" calcext:value-type="float">
            <text:p>4350</text:p>
          </table:table-cell>
          <table:table-cell office:value-type="float" office:value="3634" calcext:value-type="float">
            <text:p>3634</text:p>
          </table:table-cell>
          <table:table-cell table:formula="of:=([.I475]-[.J475])*100/[.I475]" office:value-type="float" office:value="16.4597701149425" calcext:value-type="float">
            <text:p>16.4597701149</text:p>
          </table:table-cell>
          <table:table-cell table:formula="of:=IF([.I475]&gt;[.J475]; 1; 0)" office:value-type="float" office:value="1" calcext:value-type="float">
            <text:p>1</text:p>
          </table:table-cell>
          <table:table-cell office:value-type="float" office:value="4047" calcext:value-type="float">
            <text:p>4047</text:p>
          </table:table-cell>
          <table:table-cell office:value-type="float" office:value="3677" calcext:value-type="float">
            <text:p>3677</text:p>
          </table:table-cell>
          <table:table-cell table:formula="of:=([.M475]-[.N475])*100/[.M475]" office:value-type="float" office:value="9.14257474672597" calcext:value-type="float">
            <text:p>9.1425747467</text:p>
          </table:table-cell>
          <table:table-cell table:formula="of:=IF([.M475]&gt;[.N47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087" calcext:value-type="float">
            <text:p>74087</text:p>
          </table:table-cell>
          <table:table-cell office:value-type="float" office:value="55718" calcext:value-type="float">
            <text:p>55718</text:p>
          </table:table-cell>
          <table:table-cell table:formula="of:=([.A476]-[.B476])*100/[.A476]" office:value-type="float" office:value="24.7938234778031" calcext:value-type="float">
            <text:p>24.7938234778</text:p>
          </table:table-cell>
          <table:table-cell table:formula="of:=IF([.A476]&gt;[.B476]; 1; 0)" office:value-type="float" office:value="1" calcext:value-type="float">
            <text:p>1</text:p>
          </table:table-cell>
          <table:table-cell office:value-type="float" office:value="74436" calcext:value-type="float">
            <text:p>74436</text:p>
          </table:table-cell>
          <table:table-cell office:value-type="float" office:value="47360" calcext:value-type="float">
            <text:p>47360</text:p>
          </table:table-cell>
          <table:table-cell table:formula="of:=([.E476]-[.F476])*100/[.E476]" office:value-type="float" office:value="36.3748723735827" calcext:value-type="float">
            <text:p>36.3748723736</text:p>
          </table:table-cell>
          <table:table-cell table:formula="of:=IF([.E476]&gt;[.F476]; 1; 0)" office:value-type="float" office:value="1" calcext:value-type="float">
            <text:p>1</text:p>
          </table:table-cell>
          <table:table-cell office:value-type="float" office:value="35954" calcext:value-type="float">
            <text:p>35954</text:p>
          </table:table-cell>
          <table:table-cell office:value-type="float" office:value="24263" calcext:value-type="float">
            <text:p>24263</text:p>
          </table:table-cell>
          <table:table-cell table:formula="of:=([.I476]-[.J476])*100/[.I476]" office:value-type="float" office:value="32.5165489236246" calcext:value-type="float">
            <text:p>32.5165489236</text:p>
          </table:table-cell>
          <table:table-cell table:formula="of:=IF([.I476]&gt;[.J476]; 1; 0)" office:value-type="float" office:value="1" calcext:value-type="float">
            <text:p>1</text:p>
          </table:table-cell>
          <table:table-cell office:value-type="float" office:value="45106" calcext:value-type="float">
            <text:p>45106</text:p>
          </table:table-cell>
          <table:table-cell office:value-type="float" office:value="30237" calcext:value-type="float">
            <text:p>30237</text:p>
          </table:table-cell>
          <table:table-cell table:formula="of:=([.M476]-[.N476])*100/[.M476]" office:value-type="float" office:value="32.9645723407085" calcext:value-type="float">
            <text:p>32.9645723407</text:p>
          </table:table-cell>
          <table:table-cell table:formula="of:=IF([.M476]&gt;[.N47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float" office:value="4109" calcext:value-type="float">
            <text:p>4109</text:p>
          </table:table-cell>
          <table:table-cell table:formula="of:=([.A477]-[.B477])*100/[.A477]" office:value-type="float" office:value="2.72253787878788" calcext:value-type="float">
            <text:p>2.7225378788</text:p>
          </table:table-cell>
          <table:table-cell table:formula="of:=IF([.A477]&gt;[.B477]; 1; 0)" office:value-type="float" office:value="1" calcext:value-type="float">
            <text:p>1</text:p>
          </table:table-cell>
          <table:table-cell office:value-type="float" office:value="4238" calcext:value-type="float">
            <text:p>4238</text:p>
          </table:table-cell>
          <table:table-cell office:value-type="float" office:value="3870" calcext:value-type="float">
            <text:p>3870</text:p>
          </table:table-cell>
          <table:table-cell table:formula="of:=([.E477]-[.F477])*100/[.E477]" office:value-type="float" office:value="8.68334119867862" calcext:value-type="float">
            <text:p>8.6833411987</text:p>
          </table:table-cell>
          <table:table-cell table:formula="of:=IF([.E477]&gt;[.F477]; 1; 0)" office:value-type="float" office:value="1" calcext:value-type="float">
            <text:p>1</text:p>
          </table:table-cell>
          <table:table-cell office:value-type="float" office:value="4126" calcext:value-type="float">
            <text:p>4126</text:p>
          </table:table-cell>
          <table:table-cell office:value-type="float" office:value="3736" calcext:value-type="float">
            <text:p>3736</text:p>
          </table:table-cell>
          <table:table-cell table:formula="of:=([.I477]-[.J477])*100/[.I477]" office:value-type="float" office:value="9.45225399903054" calcext:value-type="float">
            <text:p>9.452253999</text:p>
          </table:table-cell>
          <table:table-cell table:formula="of:=IF([.I477]&gt;[.J477]; 1; 0)" office:value-type="float" office:value="1" calcext:value-type="float">
            <text:p>1</text:p>
          </table:table-cell>
          <table:table-cell office:value-type="float" office:value="4157" calcext:value-type="float">
            <text:p>4157</text:p>
          </table:table-cell>
          <table:table-cell office:value-type="float" office:value="3756" calcext:value-type="float">
            <text:p>3756</text:p>
          </table:table-cell>
          <table:table-cell table:formula="of:=([.M477]-[.N477])*100/[.M477]" office:value-type="float" office:value="9.64637960067356" calcext:value-type="float">
            <text:p>9.6463796007</text:p>
          </table:table-cell>
          <table:table-cell table:formula="of:=IF([.M477]&gt;[.N47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511" calcext:value-type="float">
            <text:p>69511</text:p>
          </table:table-cell>
          <table:table-cell office:value-type="float" office:value="45087" calcext:value-type="float">
            <text:p>45087</text:p>
          </table:table-cell>
          <table:table-cell table:formula="of:=([.A478]-[.B478])*100/[.A478]" office:value-type="float" office:value="35.1368848095985" calcext:value-type="float">
            <text:p>35.1368848096</text:p>
          </table:table-cell>
          <table:table-cell table:formula="of:=IF([.A478]&gt;[.B478]; 1; 0)" office:value-type="float" office:value="1" calcext:value-type="float">
            <text:p>1</text:p>
          </table:table-cell>
          <table:table-cell office:value-type="float" office:value="74099" calcext:value-type="float">
            <text:p>74099</text:p>
          </table:table-cell>
          <table:table-cell office:value-type="float" office:value="46681" calcext:value-type="float">
            <text:p>46681</text:p>
          </table:table-cell>
          <table:table-cell table:formula="of:=([.E478]-[.F478])*100/[.E478]" office:value-type="float" office:value="37.0018488778526" calcext:value-type="float">
            <text:p>37.0018488779</text:p>
          </table:table-cell>
          <table:table-cell table:formula="of:=IF([.E478]&gt;[.F478]; 1; 0)" office:value-type="float" office:value="1" calcext:value-type="float">
            <text:p>1</text:p>
          </table:table-cell>
          <table:table-cell office:value-type="float" office:value="36939" calcext:value-type="float">
            <text:p>36939</text:p>
          </table:table-cell>
          <table:table-cell office:value-type="float" office:value="23884" calcext:value-type="float">
            <text:p>23884</text:p>
          </table:table-cell>
          <table:table-cell table:formula="of:=([.I478]-[.J478])*100/[.I478]" office:value-type="float" office:value="35.3420504074285" calcext:value-type="float">
            <text:p>35.3420504074</text:p>
          </table:table-cell>
          <table:table-cell table:formula="of:=IF([.I478]&gt;[.J478]; 1; 0)" office:value-type="float" office:value="1" calcext:value-type="float">
            <text:p>1</text:p>
          </table:table-cell>
          <table:table-cell office:value-type="float" office:value="44768" calcext:value-type="float">
            <text:p>44768</text:p>
          </table:table-cell>
          <table:table-cell office:value-type="float" office:value="29942" calcext:value-type="float">
            <text:p>29942</text:p>
          </table:table-cell>
          <table:table-cell table:formula="of:=([.M478]-[.N478])*100/[.M478]" office:value-type="float" office:value="33.1174052894925" calcext:value-type="float">
            <text:p>33.1174052895</text:p>
          </table:table-cell>
          <table:table-cell table:formula="of:=IF([.M478]&gt;[.N47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3968" calcext:value-type="float">
            <text:p>3968</text:p>
          </table:table-cell>
          <table:table-cell table:formula="of:=([.A479]-[.B479])*100/[.A479]" office:value-type="float" office:value="8.57142857142857" calcext:value-type="float">
            <text:p>8.5714285714</text:p>
          </table:table-cell>
          <table:table-cell table:formula="of:=IF([.A479]&gt;[.B479]; 1; 0)" office:value-type="float" office:value="1" calcext:value-type="float">
            <text:p>1</text:p>
          </table:table-cell>
          <table:table-cell office:value-type="float" office:value="4636" calcext:value-type="float">
            <text:p>4636</text:p>
          </table:table-cell>
          <table:table-cell office:value-type="float" office:value="3990" calcext:value-type="float">
            <text:p>3990</text:p>
          </table:table-cell>
          <table:table-cell table:formula="of:=([.E479]-[.F479])*100/[.E479]" office:value-type="float" office:value="13.9344262295082" calcext:value-type="float">
            <text:p>13.9344262295</text:p>
          </table:table-cell>
          <table:table-cell table:formula="of:=IF([.E479]&gt;[.F479]; 1; 0)" office:value-type="float" office:value="1" calcext:value-type="float">
            <text:p>1</text:p>
          </table:table-cell>
          <table:table-cell office:value-type="float" office:value="4191" calcext:value-type="float">
            <text:p>4191</text:p>
          </table:table-cell>
          <table:table-cell office:value-type="float" office:value="3837" calcext:value-type="float">
            <text:p>3837</text:p>
          </table:table-cell>
          <table:table-cell table:formula="of:=([.I479]-[.J479])*100/[.I479]" office:value-type="float" office:value="8.44667143879742" calcext:value-type="float">
            <text:p>8.4466714388</text:p>
          </table:table-cell>
          <table:table-cell table:formula="of:=IF([.I479]&gt;[.J479]; 1; 0)" office:value-type="float" office:value="1" calcext:value-type="float">
            <text:p>1</text:p>
          </table:table-cell>
          <table:table-cell office:value-type="float" office:value="4477" calcext:value-type="float">
            <text:p>4477</text:p>
          </table:table-cell>
          <table:table-cell office:value-type="float" office:value="4189" calcext:value-type="float">
            <text:p>4189</text:p>
          </table:table-cell>
          <table:table-cell table:formula="of:=([.M479]-[.N479])*100/[.M479]" office:value-type="float" office:value="6.43287916015189" calcext:value-type="float">
            <text:p>6.4328791602</text:p>
          </table:table-cell>
          <table:table-cell table:formula="of:=IF([.M479]&gt;[.N47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208" calcext:value-type="float">
            <text:p>68208</text:p>
          </table:table-cell>
          <table:table-cell office:value-type="float" office:value="49169" calcext:value-type="float">
            <text:p>49169</text:p>
          </table:table-cell>
          <table:table-cell table:formula="of:=([.A480]-[.B480])*100/[.A480]" office:value-type="float" office:value="27.9131480178278" calcext:value-type="float">
            <text:p>27.9131480178</text:p>
          </table:table-cell>
          <table:table-cell table:formula="of:=IF([.A480]&gt;[.B480]; 1; 0)" office:value-type="float" office:value="1" calcext:value-type="float">
            <text:p>1</text:p>
          </table:table-cell>
          <table:table-cell office:value-type="float" office:value="75577" calcext:value-type="float">
            <text:p>75577</text:p>
          </table:table-cell>
          <table:table-cell office:value-type="float" office:value="46664" calcext:value-type="float">
            <text:p>46664</text:p>
          </table:table-cell>
          <table:table-cell table:formula="of:=([.E480]-[.F480])*100/[.E480]" office:value-type="float" office:value="38.2563478306892" calcext:value-type="float">
            <text:p>38.2563478307</text:p>
          </table:table-cell>
          <table:table-cell table:formula="of:=IF([.E480]&gt;[.F480]; 1; 0)" office:value-type="float" office:value="1" calcext:value-type="float">
            <text:p>1</text:p>
          </table:table-cell>
          <table:table-cell office:value-type="float" office:value="36580" calcext:value-type="float">
            <text:p>36580</text:p>
          </table:table-cell>
          <table:table-cell office:value-type="float" office:value="24042" calcext:value-type="float">
            <text:p>24042</text:p>
          </table:table-cell>
          <table:table-cell table:formula="of:=([.I480]-[.J480])*100/[.I480]" office:value-type="float" office:value="34.2755604155276" calcext:value-type="float">
            <text:p>34.2755604155</text:p>
          </table:table-cell>
          <table:table-cell table:formula="of:=IF([.I480]&gt;[.J480]; 1; 0)" office:value-type="float" office:value="1" calcext:value-type="float">
            <text:p>1</text:p>
          </table:table-cell>
          <table:table-cell office:value-type="float" office:value="45296" calcext:value-type="float">
            <text:p>45296</text:p>
          </table:table-cell>
          <table:table-cell office:value-type="float" office:value="29312" calcext:value-type="float">
            <text:p>29312</text:p>
          </table:table-cell>
          <table:table-cell table:formula="of:=([.M480]-[.N480])*100/[.M480]" office:value-type="float" office:value="35.2878841398799" calcext:value-type="float">
            <text:p>35.2878841399</text:p>
          </table:table-cell>
          <table:table-cell table:formula="of:=IF([.M480]&gt;[.N48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4072" calcext:value-type="float">
            <text:p>4072</text:p>
          </table:table-cell>
          <table:table-cell table:formula="of:=([.A481]-[.B481])*100/[.A481]" office:value-type="float" office:value="9.08684974324626" calcext:value-type="float">
            <text:p>9.0868497432</text:p>
          </table:table-cell>
          <table:table-cell table:formula="of:=IF([.A481]&gt;[.B481]; 1; 0)" office:value-type="float" office:value="1" calcext:value-type="float">
            <text:p>1</text:p>
          </table:table-cell>
          <table:table-cell office:value-type="float" office:value="4504" calcext:value-type="float">
            <text:p>4504</text:p>
          </table:table-cell>
          <table:table-cell office:value-type="float" office:value="4090" calcext:value-type="float">
            <text:p>4090</text:p>
          </table:table-cell>
          <table:table-cell table:formula="of:=([.E481]-[.F481])*100/[.E481]" office:value-type="float" office:value="9.19182948490231" calcext:value-type="float">
            <text:p>9.1918294849</text:p>
          </table:table-cell>
          <table:table-cell table:formula="of:=IF([.E481]&gt;[.F481]; 1; 0)" office:value-type="float" office:value="1" calcext:value-type="float">
            <text:p>1</text:p>
          </table:table-cell>
          <table:table-cell office:value-type="float" office:value="4443" calcext:value-type="float">
            <text:p>4443</text:p>
          </table:table-cell>
          <table:table-cell office:value-type="float" office:value="3945" calcext:value-type="float">
            <text:p>3945</text:p>
          </table:table-cell>
          <table:table-cell table:formula="of:=([.I481]-[.J481])*100/[.I481]" office:value-type="float" office:value="11.2086428089129" calcext:value-type="float">
            <text:p>11.2086428089</text:p>
          </table:table-cell>
          <table:table-cell table:formula="of:=IF([.I481]&gt;[.J481]; 1; 0)" office:value-type="float" office:value="1" calcext:value-type="float">
            <text:p>1</text:p>
          </table:table-cell>
          <table:table-cell office:value-type="float" office:value="4401" calcext:value-type="float">
            <text:p>4401</text:p>
          </table:table-cell>
          <table:table-cell office:value-type="float" office:value="3966" calcext:value-type="float">
            <text:p>3966</text:p>
          </table:table-cell>
          <table:table-cell table:formula="of:=([.M481]-[.N481])*100/[.M481]" office:value-type="float" office:value="9.88411724608044" calcext:value-type="float">
            <text:p>9.8841172461</text:p>
          </table:table-cell>
          <table:table-cell table:formula="of:=IF([.M481]&gt;[.N48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327" calcext:value-type="float">
            <text:p>91327</text:p>
          </table:table-cell>
          <table:table-cell office:value-type="float" office:value="44065" calcext:value-type="float">
            <text:p>44065</text:p>
          </table:table-cell>
          <table:table-cell table:formula="of:=([.A482]-[.B482])*100/[.A482]" office:value-type="float" office:value="51.7503038531869" calcext:value-type="float">
            <text:p>51.7503038532</text:p>
          </table:table-cell>
          <table:table-cell table:formula="of:=IF([.A482]&gt;[.B482]; 1; 0)" office:value-type="float" office:value="1" calcext:value-type="float">
            <text:p>1</text:p>
          </table:table-cell>
          <table:table-cell office:value-type="float" office:value="74571" calcext:value-type="float">
            <text:p>74571</text:p>
          </table:table-cell>
          <table:table-cell office:value-type="float" office:value="45320" calcext:value-type="float">
            <text:p>45320</text:p>
          </table:table-cell>
          <table:table-cell table:formula="of:=([.E482]-[.F482])*100/[.E482]" office:value-type="float" office:value="39.2257043622856" calcext:value-type="float">
            <text:p>39.2257043623</text:p>
          </table:table-cell>
          <table:table-cell table:formula="of:=IF([.E482]&gt;[.F482]; 1; 0)" office:value-type="float" office:value="1" calcext:value-type="float">
            <text:p>1</text:p>
          </table:table-cell>
          <table:table-cell office:value-type="float" office:value="36943" calcext:value-type="float">
            <text:p>36943</text:p>
          </table:table-cell>
          <table:table-cell office:value-type="float" office:value="23857" calcext:value-type="float">
            <text:p>23857</text:p>
          </table:table-cell>
          <table:table-cell table:formula="of:=([.I482]-[.J482])*100/[.I482]" office:value-type="float" office:value="35.4221368053488" calcext:value-type="float">
            <text:p>35.4221368053</text:p>
          </table:table-cell>
          <table:table-cell table:formula="of:=IF([.I482]&gt;[.J482]; 1; 0)" office:value-type="float" office:value="1" calcext:value-type="float">
            <text:p>1</text:p>
          </table:table-cell>
          <table:table-cell office:value-type="float" office:value="44278" calcext:value-type="float">
            <text:p>44278</text:p>
          </table:table-cell>
          <table:table-cell office:value-type="float" office:value="29233" calcext:value-type="float">
            <text:p>29233</text:p>
          </table:table-cell>
          <table:table-cell table:formula="of:=([.M482]-[.N482])*100/[.M482]" office:value-type="float" office:value="33.9784994805547" calcext:value-type="float">
            <text:p>33.9784994806</text:p>
          </table:table-cell>
          <table:table-cell table:formula="of:=IF([.M482]&gt;[.N48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74" calcext:value-type="float">
            <text:p>4574</text:p>
          </table:table-cell>
          <table:table-cell office:value-type="float" office:value="4259" calcext:value-type="float">
            <text:p>4259</text:p>
          </table:table-cell>
          <table:table-cell table:formula="of:=([.A483]-[.B483])*100/[.A483]" office:value-type="float" office:value="6.88675120244862" calcext:value-type="float">
            <text:p>6.8867512024</text:p>
          </table:table-cell>
          <table:table-cell table:formula="of:=IF([.A483]&gt;[.B483]; 1; 0)" office:value-type="float" office:value="1" calcext:value-type="float">
            <text:p>1</text:p>
          </table:table-cell>
          <table:table-cell office:value-type="float" office:value="4559" calcext:value-type="float">
            <text:p>4559</text:p>
          </table:table-cell>
          <table:table-cell office:value-type="float" office:value="4167" calcext:value-type="float">
            <text:p>4167</text:p>
          </table:table-cell>
          <table:table-cell table:formula="of:=([.E483]-[.F483])*100/[.E483]" office:value-type="float" office:value="8.59837683702566" calcext:value-type="float">
            <text:p>8.598376837</text:p>
          </table:table-cell>
          <table:table-cell table:formula="of:=IF([.E483]&gt;[.F483]; 1; 0)" office:value-type="float" office:value="1" calcext:value-type="float">
            <text:p>1</text:p>
          </table:table-cell>
          <table:table-cell office:value-type="float" office:value="4461" calcext:value-type="float">
            <text:p>4461</text:p>
          </table:table-cell>
          <table:table-cell office:value-type="float" office:value="4203" calcext:value-type="float">
            <text:p>4203</text:p>
          </table:table-cell>
          <table:table-cell table:formula="of:=([.I483]-[.J483])*100/[.I483]" office:value-type="float" office:value="5.78345662407532" calcext:value-type="float">
            <text:p>5.7834566241</text:p>
          </table:table-cell>
          <table:table-cell table:formula="of:=IF([.I483]&gt;[.J483]; 1; 0)" office:value-type="float" office:value="1" calcext:value-type="float">
            <text:p>1</text:p>
          </table:table-cell>
          <table:table-cell office:value-type="float" office:value="4493" calcext:value-type="float">
            <text:p>4493</text:p>
          </table:table-cell>
          <table:table-cell office:value-type="float" office:value="4061" calcext:value-type="float">
            <text:p>4061</text:p>
          </table:table-cell>
          <table:table-cell table:formula="of:=([.M483]-[.N483])*100/[.M483]" office:value-type="float" office:value="9.61495659915424" calcext:value-type="float">
            <text:p>9.6149565992</text:p>
          </table:table-cell>
          <table:table-cell table:formula="of:=IF([.M483]&gt;[.N48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352" calcext:value-type="float">
            <text:p>69352</text:p>
          </table:table-cell>
          <table:table-cell office:value-type="float" office:value="43706" calcext:value-type="float">
            <text:p>43706</text:p>
          </table:table-cell>
          <table:table-cell table:formula="of:=([.A484]-[.B484])*100/[.A484]" office:value-type="float" office:value="36.979467066559" calcext:value-type="float">
            <text:p>36.9794670666</text:p>
          </table:table-cell>
          <table:table-cell table:formula="of:=IF([.A484]&gt;[.B484]; 1; 0)" office:value-type="float" office:value="1" calcext:value-type="float">
            <text:p>1</text:p>
          </table:table-cell>
          <table:table-cell office:value-type="float" office:value="74448" calcext:value-type="float">
            <text:p>74448</text:p>
          </table:table-cell>
          <table:table-cell office:value-type="float" office:value="45399" calcext:value-type="float">
            <text:p>45399</text:p>
          </table:table-cell>
          <table:table-cell table:formula="of:=([.E484]-[.F484])*100/[.E484]" office:value-type="float" office:value="39.0191811734365" calcext:value-type="float">
            <text:p>39.0191811734</text:p>
          </table:table-cell>
          <table:table-cell table:formula="of:=IF([.E484]&gt;[.F484]; 1; 0)" office:value-type="float" office:value="1" calcext:value-type="float">
            <text:p>1</text:p>
          </table:table-cell>
          <table:table-cell office:value-type="float" office:value="36651" calcext:value-type="float">
            <text:p>36651</text:p>
          </table:table-cell>
          <table:table-cell office:value-type="float" office:value="23580" calcext:value-type="float">
            <text:p>23580</text:p>
          </table:table-cell>
          <table:table-cell table:formula="of:=([.I484]-[.J484])*100/[.I484]" office:value-type="float" office:value="35.6634198248342" calcext:value-type="float">
            <text:p>35.6634198248</text:p>
          </table:table-cell>
          <table:table-cell table:formula="of:=IF([.I484]&gt;[.J484]; 1; 0)" office:value-type="float" office:value="1" calcext:value-type="float">
            <text:p>1</text:p>
          </table:table-cell>
          <table:table-cell office:value-type="float" office:value="44991" calcext:value-type="float">
            <text:p>44991</text:p>
          </table:table-cell>
          <table:table-cell office:value-type="float" office:value="28742" calcext:value-type="float">
            <text:p>28742</text:p>
          </table:table-cell>
          <table:table-cell table:formula="of:=([.M484]-[.N484])*100/[.M484]" office:value-type="float" office:value="36.1161121113112" calcext:value-type="float">
            <text:p>36.1161121113</text:p>
          </table:table-cell>
          <table:table-cell table:formula="of:=IF([.M484]&gt;[.N48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33" calcext:value-type="float">
            <text:p>4733</text:p>
          </table:table-cell>
          <table:table-cell office:value-type="float" office:value="4419" calcext:value-type="float">
            <text:p>4419</text:p>
          </table:table-cell>
          <table:table-cell table:formula="of:=([.A485]-[.B485])*100/[.A485]" office:value-type="float" office:value="6.63427001901542" calcext:value-type="float">
            <text:p>6.634270019</text:p>
          </table:table-cell>
          <table:table-cell table:formula="of:=IF([.A485]&gt;[.B485]; 1; 0)" office:value-type="float" office:value="1" calcext:value-type="float">
            <text:p>1</text:p>
          </table:table-cell>
          <table:table-cell office:value-type="float" office:value="4661" calcext:value-type="float">
            <text:p>4661</text:p>
          </table:table-cell>
          <table:table-cell office:value-type="float" office:value="4268" calcext:value-type="float">
            <text:p>4268</text:p>
          </table:table-cell>
          <table:table-cell table:formula="of:=([.E485]-[.F485])*100/[.E485]" office:value-type="float" office:value="8.43166702424372" calcext:value-type="float">
            <text:p>8.4316670242</text:p>
          </table:table-cell>
          <table:table-cell table:formula="of:=IF([.E485]&gt;[.F485]; 1; 0)" office:value-type="float" office:value="1" calcext:value-type="float">
            <text:p>1</text:p>
          </table:table-cell>
          <table:table-cell office:value-type="float" office:value="4569" calcext:value-type="float">
            <text:p>4569</text:p>
          </table:table-cell>
          <table:table-cell office:value-type="float" office:value="4142" calcext:value-type="float">
            <text:p>4142</text:p>
          </table:table-cell>
          <table:table-cell table:formula="of:=([.I485]-[.J485])*100/[.I485]" office:value-type="float" office:value="9.34558984460495" calcext:value-type="float">
            <text:p>9.3455898446</text:p>
          </table:table-cell>
          <table:table-cell table:formula="of:=IF([.I485]&gt;[.J485]; 1; 0)" office:value-type="float" office:value="1" calcext:value-type="float">
            <text:p>1</text:p>
          </table:table-cell>
          <table:table-cell office:value-type="float" office:value="4607" calcext:value-type="float">
            <text:p>4607</text:p>
          </table:table-cell>
          <table:table-cell office:value-type="float" office:value="4163" calcext:value-type="float">
            <text:p>4163</text:p>
          </table:table-cell>
          <table:table-cell table:formula="of:=([.M485]-[.N485])*100/[.M485]" office:value-type="float" office:value="9.63750813978728" calcext:value-type="float">
            <text:p>9.6375081398</text:p>
          </table:table-cell>
          <table:table-cell table:formula="of:=IF([.M485]&gt;[.N48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362" calcext:value-type="float">
            <text:p>71362</text:p>
          </table:table-cell>
          <table:table-cell office:value-type="float" office:value="42783" calcext:value-type="float">
            <text:p>42783</text:p>
          </table:table-cell>
          <table:table-cell table:formula="of:=([.A486]-[.B486])*100/[.A486]" office:value-type="float" office:value="40.0479246657885" calcext:value-type="float">
            <text:p>40.0479246658</text:p>
          </table:table-cell>
          <table:table-cell table:formula="of:=IF([.A486]&gt;[.B486]; 1; 0)" office:value-type="float" office:value="1" calcext:value-type="float">
            <text:p>1</text:p>
          </table:table-cell>
          <table:table-cell office:value-type="float" office:value="83479" calcext:value-type="float">
            <text:p>83479</text:p>
          </table:table-cell>
          <table:table-cell office:value-type="float" office:value="55382" calcext:value-type="float">
            <text:p>55382</text:p>
          </table:table-cell>
          <table:table-cell table:formula="of:=([.E486]-[.F486])*100/[.E486]" office:value-type="float" office:value="33.6575665736293" calcext:value-type="float">
            <text:p>33.6575665736</text:p>
          </table:table-cell>
          <table:table-cell table:formula="of:=IF([.E486]&gt;[.F486]; 1; 0)" office:value-type="float" office:value="1" calcext:value-type="float">
            <text:p>1</text:p>
          </table:table-cell>
          <table:table-cell office:value-type="float" office:value="36659" calcext:value-type="float">
            <text:p>36659</text:p>
          </table:table-cell>
          <table:table-cell office:value-type="float" office:value="23005" calcext:value-type="float">
            <text:p>23005</text:p>
          </table:table-cell>
          <table:table-cell table:formula="of:=([.I486]-[.J486])*100/[.I486]" office:value-type="float" office:value="37.2459696118279" calcext:value-type="float">
            <text:p>37.2459696118</text:p>
          </table:table-cell>
          <table:table-cell table:formula="of:=IF([.I486]&gt;[.J486]; 1; 0)" office:value-type="float" office:value="1" calcext:value-type="float">
            <text:p>1</text:p>
          </table:table-cell>
          <table:table-cell office:value-type="float" office:value="47208" calcext:value-type="float">
            <text:p>47208</text:p>
          </table:table-cell>
          <table:table-cell office:value-type="float" office:value="28508" calcext:value-type="float">
            <text:p>28508</text:p>
          </table:table-cell>
          <table:table-cell table:formula="of:=([.M486]-[.N486])*100/[.M486]" office:value-type="float" office:value="39.6119301813252" calcext:value-type="float">
            <text:p>39.6119301813</text:p>
          </table:table-cell>
          <table:table-cell table:formula="of:=IF([.M486]&gt;[.N48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21" calcext:value-type="float">
            <text:p>4921</text:p>
          </table:table-cell>
          <table:table-cell office:value-type="float" office:value="4779" calcext:value-type="float">
            <text:p>4779</text:p>
          </table:table-cell>
          <table:table-cell table:formula="of:=([.A487]-[.B487])*100/[.A487]" office:value-type="float" office:value="2.88559235927657" calcext:value-type="float">
            <text:p>2.8855923593</text:p>
          </table:table-cell>
          <table:table-cell table:formula="of:=IF([.A487]&gt;[.B487]; 1; 0)" office:value-type="float" office:value="1" calcext:value-type="float">
            <text:p>1</text:p>
          </table:table-cell>
          <table:table-cell office:value-type="float" office:value="4937" calcext:value-type="float">
            <text:p>4937</text:p>
          </table:table-cell>
          <table:table-cell office:value-type="float" office:value="5424" calcext:value-type="float">
            <text:p>5424</text:p>
          </table:table-cell>
          <table:table-cell table:formula="of:=([.E487]-[.F487])*100/[.E487]" office:value-type="float" office:value="-9.86429005468908" calcext:value-type="float">
            <text:p>-9.8642900547</text:p>
          </table:table-cell>
          <table:table-cell table:formula="of:=IF([.E487]&gt;[.F487]; 1; 0)" office:value-type="float" office:value="0" calcext:value-type="float">
            <text:p>0</text:p>
          </table:table-cell>
          <table:table-cell office:value-type="float" office:value="4683" calcext:value-type="float">
            <text:p>4683</text:p>
          </table:table-cell>
          <table:table-cell office:value-type="float" office:value="4258" calcext:value-type="float">
            <text:p>4258</text:p>
          </table:table-cell>
          <table:table-cell table:formula="of:=([.I487]-[.J487])*100/[.I487]" office:value-type="float" office:value="9.07537903053598" calcext:value-type="float">
            <text:p>9.0753790305</text:p>
          </table:table-cell>
          <table:table-cell table:formula="of:=IF([.I487]&gt;[.J487]; 1; 0)" office:value-type="float" office:value="1" calcext:value-type="float">
            <text:p>1</text:p>
          </table:table-cell>
          <table:table-cell office:value-type="float" office:value="4693" calcext:value-type="float">
            <text:p>4693</text:p>
          </table:table-cell>
          <table:table-cell office:value-type="float" office:value="4263" calcext:value-type="float">
            <text:p>4263</text:p>
          </table:table-cell>
          <table:table-cell table:formula="of:=([.M487]-[.N487])*100/[.M487]" office:value-type="float" office:value="9.16258256978479" calcext:value-type="float">
            <text:p>9.1625825698</text:p>
          </table:table-cell>
          <table:table-cell table:formula="of:=IF([.M487]&gt;[.N48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049" calcext:value-type="float">
            <text:p>79049</text:p>
          </table:table-cell>
          <table:table-cell office:value-type="float" office:value="46348" calcext:value-type="float">
            <text:p>46348</text:p>
          </table:table-cell>
          <table:table-cell table:formula="of:=([.A488]-[.B488])*100/[.A488]" office:value-type="float" office:value="41.3680122455692" calcext:value-type="float">
            <text:p>41.3680122456</text:p>
          </table:table-cell>
          <table:table-cell table:formula="of:=IF([.A488]&gt;[.B488]; 1; 0)" office:value-type="float" office:value="1" calcext:value-type="float">
            <text:p>1</text:p>
          </table:table-cell>
          <table:table-cell office:value-type="float" office:value="80184" calcext:value-type="float">
            <text:p>80184</text:p>
          </table:table-cell>
          <table:table-cell office:value-type="float" office:value="52066" calcext:value-type="float">
            <text:p>52066</text:p>
          </table:table-cell>
          <table:table-cell table:formula="of:=([.E488]-[.F488])*100/[.E488]" office:value-type="float" office:value="35.0668462536167" calcext:value-type="float">
            <text:p>35.0668462536</text:p>
          </table:table-cell>
          <table:table-cell table:formula="of:=IF([.E488]&gt;[.F488]; 1; 0)" office:value-type="float" office:value="1" calcext:value-type="float">
            <text:p>1</text:p>
          </table:table-cell>
          <table:table-cell office:value-type="float" office:value="36515" calcext:value-type="float">
            <text:p>36515</text:p>
          </table:table-cell>
          <table:table-cell office:value-type="float" office:value="23263" calcext:value-type="float">
            <text:p>23263</text:p>
          </table:table-cell>
          <table:table-cell table:formula="of:=([.I488]-[.J488])*100/[.I488]" office:value-type="float" office:value="36.2919348213063" calcext:value-type="float">
            <text:p>36.2919348213</text:p>
          </table:table-cell>
          <table:table-cell table:formula="of:=IF([.I488]&gt;[.J488]; 1; 0)" office:value-type="float" office:value="1" calcext:value-type="float">
            <text:p>1</text:p>
          </table:table-cell>
          <table:table-cell office:value-type="float" office:value="44738" calcext:value-type="float">
            <text:p>44738</text:p>
          </table:table-cell>
          <table:table-cell office:value-type="float" office:value="28379" calcext:value-type="float">
            <text:p>28379</text:p>
          </table:table-cell>
          <table:table-cell table:formula="of:=([.M488]-[.N488])*100/[.M488]" office:value-type="float" office:value="36.5662300505163" calcext:value-type="float">
            <text:p>36.5662300505</text:p>
          </table:table-cell>
          <table:table-cell table:formula="of:=IF([.M488]&gt;[.N48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4737" calcext:value-type="float">
            <text:p>4737</text:p>
          </table:table-cell>
          <table:table-cell table:formula="of:=([.A489]-[.B489])*100/[.A489]" office:value-type="float" office:value="7.48046875" calcext:value-type="float">
            <text:p>7.48046875</text:p>
          </table:table-cell>
          <table:table-cell table:formula="of:=IF([.A489]&gt;[.B489]; 1; 0)" office:value-type="float" office:value="1" calcext:value-type="float">
            <text:p>1</text:p>
          </table:table-cell>
          <table:table-cell office:value-type="float" office:value="4895" calcext:value-type="float">
            <text:p>4895</text:p>
          </table:table-cell>
          <table:table-cell office:value-type="float" office:value="4481" calcext:value-type="float">
            <text:p>4481</text:p>
          </table:table-cell>
          <table:table-cell table:formula="of:=([.E489]-[.F489])*100/[.E489]" office:value-type="float" office:value="8.45760980592441" calcext:value-type="float">
            <text:p>8.4576098059</text:p>
          </table:table-cell>
          <table:table-cell table:formula="of:=IF([.E489]&gt;[.F489]; 1; 0)" office:value-type="float" office:value="1" calcext:value-type="float">
            <text:p>1</text:p>
          </table:table-cell>
          <table:table-cell office:value-type="float" office:value="4794" calcext:value-type="float">
            <text:p>4794</text:p>
          </table:table-cell>
          <table:table-cell office:value-type="float" office:value="4347" calcext:value-type="float">
            <text:p>4347</text:p>
          </table:table-cell>
          <table:table-cell table:formula="of:=([.I489]-[.J489])*100/[.I489]" office:value-type="float" office:value="9.32415519399249" calcext:value-type="float">
            <text:p>9.324155194</text:p>
          </table:table-cell>
          <table:table-cell table:formula="of:=IF([.I489]&gt;[.J489]; 1; 0)" office:value-type="float" office:value="1" calcext:value-type="float">
            <text:p>1</text:p>
          </table:table-cell>
          <table:table-cell office:value-type="float" office:value="4836" calcext:value-type="float">
            <text:p>4836</text:p>
          </table:table-cell>
          <table:table-cell office:value-type="float" office:value="4411" calcext:value-type="float">
            <text:p>4411</text:p>
          </table:table-cell>
          <table:table-cell table:formula="of:=([.M489]-[.N489])*100/[.M489]" office:value-type="float" office:value="8.78825475599669" calcext:value-type="float">
            <text:p>8.788254756</text:p>
          </table:table-cell>
          <table:table-cell table:formula="of:=IF([.M489]&gt;[.N48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139" calcext:value-type="float">
            <text:p>70139</text:p>
          </table:table-cell>
          <table:table-cell office:value-type="float" office:value="41253" calcext:value-type="float">
            <text:p>41253</text:p>
          </table:table-cell>
          <table:table-cell table:formula="of:=([.A490]-[.B490])*100/[.A490]" office:value-type="float" office:value="41.1839347581232" calcext:value-type="float">
            <text:p>41.1839347581</text:p>
          </table:table-cell>
          <table:table-cell table:formula="of:=IF([.A490]&gt;[.B490]; 1; 0)" office:value-type="float" office:value="1" calcext:value-type="float">
            <text:p>1</text:p>
          </table:table-cell>
          <table:table-cell office:value-type="float" office:value="75252" calcext:value-type="float">
            <text:p>75252</text:p>
          </table:table-cell>
          <table:table-cell office:value-type="float" office:value="43170" calcext:value-type="float">
            <text:p>43170</text:p>
          </table:table-cell>
          <table:table-cell table:formula="of:=([.E490]-[.F490])*100/[.E490]" office:value-type="float" office:value="42.632753946739" calcext:value-type="float">
            <text:p>42.6327539467</text:p>
          </table:table-cell>
          <table:table-cell table:formula="of:=IF([.E490]&gt;[.F490]; 1; 0)"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23084" calcext:value-type="float">
            <text:p>23084</text:p>
          </table:table-cell>
          <table:table-cell table:formula="of:=([.I490]-[.J490])*100/[.I490]" office:value-type="float" office:value="37.4078091106291" calcext:value-type="float">
            <text:p>37.4078091106</text:p>
          </table:table-cell>
          <table:table-cell table:formula="of:=IF([.I490]&gt;[.J490]; 1; 0)" office:value-type="float" office:value="1" calcext:value-type="float">
            <text:p>1</text:p>
          </table:table-cell>
          <table:table-cell office:value-type="float" office:value="45069" calcext:value-type="float">
            <text:p>45069</text:p>
          </table:table-cell>
          <table:table-cell office:value-type="float" office:value="28149" calcext:value-type="float">
            <text:p>28149</text:p>
          </table:table-cell>
          <table:table-cell table:formula="of:=([.M490]-[.N490])*100/[.M490]" office:value-type="float" office:value="37.5424349331026" calcext:value-type="float">
            <text:p>37.5424349331</text:p>
          </table:table-cell>
          <table:table-cell table:formula="of:=IF([.M490]&gt;[.N49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float" office:value="4806" calcext:value-type="float">
            <text:p>4806</text:p>
          </table:table-cell>
          <table:table-cell table:formula="of:=([.A491]-[.B491])*100/[.A491]" office:value-type="float" office:value="5.20710059171598" calcext:value-type="float">
            <text:p>5.2071005917</text:p>
          </table:table-cell>
          <table:table-cell table:formula="of:=IF([.A491]&gt;[.B491]; 1; 0)" office:value-type="float" office:value="1" calcext:value-type="float">
            <text:p>1</text:p>
          </table:table-cell>
          <table:table-cell office:value-type="float" office:value="4900" calcext:value-type="float">
            <text:p>4900</text:p>
          </table:table-cell>
          <table:table-cell office:value-type="float" office:value="4620" calcext:value-type="float">
            <text:p>4620</text:p>
          </table:table-cell>
          <table:table-cell table:formula="of:=([.E491]-[.F491])*100/[.E491]" office:value-type="float" office:value="5.71428571428571" calcext:value-type="float">
            <text:p>5.7142857143</text:p>
          </table:table-cell>
          <table:table-cell table:formula="of:=IF([.E491]&gt;[.F491]; 1; 0)" office:value-type="float" office:value="1" calcext:value-type="float">
            <text:p>1</text:p>
          </table:table-cell>
          <table:table-cell office:value-type="float" office:value="4915" calcext:value-type="float">
            <text:p>4915</text:p>
          </table:table-cell>
          <table:table-cell office:value-type="float" office:value="4257" calcext:value-type="float">
            <text:p>4257</text:p>
          </table:table-cell>
          <table:table-cell table:formula="of:=([.I491]-[.J491])*100/[.I491]" office:value-type="float" office:value="13.3875890132248" calcext:value-type="float">
            <text:p>13.3875890132</text:p>
          </table:table-cell>
          <table:table-cell table:formula="of:=IF([.I491]&gt;[.J491]; 1; 0)" office:value-type="float" office:value="1" calcext:value-type="float">
            <text:p>1</text:p>
          </table:table-cell>
          <table:table-cell office:value-type="float" office:value="4942" calcext:value-type="float">
            <text:p>4942</text:p>
          </table:table-cell>
          <table:table-cell office:value-type="float" office:value="4466" calcext:value-type="float">
            <text:p>4466</text:p>
          </table:table-cell>
          <table:table-cell table:formula="of:=([.M491]-[.N491])*100/[.M491]" office:value-type="float" office:value="9.63172804532578" calcext:value-type="float">
            <text:p>9.6317280453</text:p>
          </table:table-cell>
          <table:table-cell table:formula="of:=IF([.M491]&gt;[.N49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680" calcext:value-type="float">
            <text:p>100680</text:p>
          </table:table-cell>
          <table:table-cell office:value-type="float" office:value="50971" calcext:value-type="float">
            <text:p>50971</text:p>
          </table:table-cell>
          <table:table-cell table:formula="of:=([.A492]-[.B492])*100/[.A492]" office:value-type="float" office:value="49.3732618196265" calcext:value-type="float">
            <text:p>49.3732618196</text:p>
          </table:table-cell>
          <table:table-cell table:formula="of:=IF([.A492]&gt;[.B492]; 1; 0)" office:value-type="float" office:value="1" calcext:value-type="float">
            <text:p>1</text:p>
          </table:table-cell>
          <table:table-cell office:value-type="float" office:value="74218" calcext:value-type="float">
            <text:p>74218</text:p>
          </table:table-cell>
          <table:table-cell office:value-type="float" office:value="45225" calcext:value-type="float">
            <text:p>45225</text:p>
          </table:table-cell>
          <table:table-cell table:formula="of:=([.E492]-[.F492])*100/[.E492]" office:value-type="float" office:value="39.064647390121" calcext:value-type="float">
            <text:p>39.0646473901</text:p>
          </table:table-cell>
          <table:table-cell table:formula="of:=IF([.E492]&gt;[.F492]; 1; 0)" office:value-type="float" office:value="1" calcext:value-type="float">
            <text:p>1</text:p>
          </table:table-cell>
          <table:table-cell office:value-type="float" office:value="36667" calcext:value-type="float">
            <text:p>36667</text:p>
          </table:table-cell>
          <table:table-cell office:value-type="float" office:value="22922" calcext:value-type="float">
            <text:p>22922</text:p>
          </table:table-cell>
          <table:table-cell table:formula="of:=([.I492]-[.J492])*100/[.I492]" office:value-type="float" office:value="37.4860228543377" calcext:value-type="float">
            <text:p>37.4860228543</text:p>
          </table:table-cell>
          <table:table-cell table:formula="of:=IF([.I492]&gt;[.J492]; 1; 0)" office:value-type="float" office:value="1" calcext:value-type="float">
            <text:p>1</text:p>
          </table:table-cell>
          <table:table-cell office:value-type="float" office:value="44858" calcext:value-type="float">
            <text:p>44858</text:p>
          </table:table-cell>
          <table:table-cell office:value-type="float" office:value="27340" calcext:value-type="float">
            <text:p>27340</text:p>
          </table:table-cell>
          <table:table-cell table:formula="of:=([.M492]-[.N492])*100/[.M492]" office:value-type="float" office:value="39.0521200231843" calcext:value-type="float">
            <text:p>39.0521200232</text:p>
          </table:table-cell>
          <table:table-cell table:formula="of:=IF([.M492]&gt;[.N49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float" office:value="6764" calcext:value-type="float">
            <text:p>6764</text:p>
          </table:table-cell>
          <table:table-cell table:formula="of:=([.A493]-[.B493])*100/[.A493]" office:value-type="float" office:value="7.48187662426481" calcext:value-type="float">
            <text:p>7.4818766243</text:p>
          </table:table-cell>
          <table:table-cell table:formula="of:=IF([.A493]&gt;[.B493]; 1; 0)" office:value-type="float" office:value="1" calcext:value-type="float">
            <text:p>1</text:p>
          </table:table-cell>
          <table:table-cell office:value-type="float" office:value="5186" calcext:value-type="float">
            <text:p>5186</text:p>
          </table:table-cell>
          <table:table-cell office:value-type="float" office:value="4835" calcext:value-type="float">
            <text:p>4835</text:p>
          </table:table-cell>
          <table:table-cell table:formula="of:=([.E493]-[.F493])*100/[.E493]" office:value-type="float" office:value="6.7682221365214" calcext:value-type="float">
            <text:p>6.7682221365</text:p>
          </table:table-cell>
          <table:table-cell table:formula="of:=IF([.E493]&gt;[.F493]; 1; 0)" office:value-type="float" office:value="1" calcext:value-type="float">
            <text:p>1</text:p>
          </table:table-cell>
          <table:table-cell office:value-type="float" office:value="5018" calcext:value-type="float">
            <text:p>5018</text:p>
          </table:table-cell>
          <table:table-cell office:value-type="float" office:value="4550" calcext:value-type="float">
            <text:p>4550</text:p>
          </table:table-cell>
          <table:table-cell table:formula="of:=([.I493]-[.J493])*100/[.I493]" office:value-type="float" office:value="9.32642487046632" calcext:value-type="float">
            <text:p>9.3264248705</text:p>
          </table:table-cell>
          <table:table-cell table:formula="of:=IF([.I493]&gt;[.J493]; 1; 0)" office:value-type="float" office:value="1" calcext:value-type="float">
            <text:p>1</text:p>
          </table:table-cell>
          <table:table-cell office:value-type="float" office:value="5612" calcext:value-type="float">
            <text:p>5612</text:p>
          </table:table-cell>
          <table:table-cell office:value-type="float" office:value="4590" calcext:value-type="float">
            <text:p>4590</text:p>
          </table:table-cell>
          <table:table-cell table:formula="of:=([.M493]-[.N493])*100/[.M493]" office:value-type="float" office:value="18.2109764789736" calcext:value-type="float">
            <text:p>18.210976479</text:p>
          </table:table-cell>
          <table:table-cell table:formula="of:=IF([.M493]&gt;[.N49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200" calcext:value-type="float">
            <text:p>84200</text:p>
          </table:table-cell>
          <table:table-cell office:value-type="float" office:value="40431" calcext:value-type="float">
            <text:p>40431</text:p>
          </table:table-cell>
          <table:table-cell table:formula="of:=([.A494]-[.B494])*100/[.A494]" office:value-type="float" office:value="51.9821852731591" calcext:value-type="float">
            <text:p>51.9821852732</text:p>
          </table:table-cell>
          <table:table-cell table:formula="of:=IF([.A494]&gt;[.B494]; 1; 0)" office:value-type="float" office:value="1" calcext:value-type="float">
            <text:p>1</text:p>
          </table:table-cell>
          <table:table-cell office:value-type="float" office:value="74001" calcext:value-type="float">
            <text:p>74001</text:p>
          </table:table-cell>
          <table:table-cell office:value-type="float" office:value="42090" calcext:value-type="float">
            <text:p>42090</text:p>
          </table:table-cell>
          <table:table-cell table:formula="of:=([.E494]-[.F494])*100/[.E494]" office:value-type="float" office:value="43.1223902379698" calcext:value-type="float">
            <text:p>43.122390238</text:p>
          </table:table-cell>
          <table:table-cell table:formula="of:=IF([.E494]&gt;[.F494]; 1; 0)" office:value-type="float" office:value="1" calcext:value-type="float">
            <text:p>1</text:p>
          </table:table-cell>
          <table:table-cell office:value-type="float" office:value="36974" calcext:value-type="float">
            <text:p>36974</text:p>
          </table:table-cell>
          <table:table-cell office:value-type="float" office:value="22556" calcext:value-type="float">
            <text:p>22556</text:p>
          </table:table-cell>
          <table:table-cell table:formula="of:=([.I494]-[.J494])*100/[.I494]" office:value-type="float" office:value="38.9949694379834" calcext:value-type="float">
            <text:p>38.994969438</text:p>
          </table:table-cell>
          <table:table-cell table:formula="of:=IF([.I494]&gt;[.J494]; 1; 0)" office:value-type="float" office:value="1" calcext:value-type="float">
            <text:p>1</text:p>
          </table:table-cell>
          <table:table-cell office:value-type="float" office:value="45112" calcext:value-type="float">
            <text:p>45112</text:p>
          </table:table-cell>
          <table:table-cell office:value-type="float" office:value="27456" calcext:value-type="float">
            <text:p>27456</text:p>
          </table:table-cell>
          <table:table-cell table:formula="of:=([.M494]-[.N494])*100/[.M494]" office:value-type="float" office:value="39.1381450611811" calcext:value-type="float">
            <text:p>39.1381450612</text:p>
          </table:table-cell>
          <table:table-cell table:formula="of:=IF([.M494]&gt;[.N49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59" calcext:value-type="float">
            <text:p>5259</text:p>
          </table:table-cell>
          <table:table-cell office:value-type="float" office:value="4813" calcext:value-type="float">
            <text:p>4813</text:p>
          </table:table-cell>
          <table:table-cell table:formula="of:=([.A495]-[.B495])*100/[.A495]" office:value-type="float" office:value="8.48069975280472" calcext:value-type="float">
            <text:p>8.4806997528</text:p>
          </table:table-cell>
          <table:table-cell table:formula="of:=IF([.A495]&gt;[.B495]; 1; 0)" office:value-type="float" office:value="1" calcext:value-type="float">
            <text:p>1</text:p>
          </table:table-cell>
          <table:table-cell office:value-type="float" office:value="5237" calcext:value-type="float">
            <text:p>5237</text:p>
          </table:table-cell>
          <table:table-cell office:value-type="float" office:value="4830" calcext:value-type="float">
            <text:p>4830</text:p>
          </table:table-cell>
          <table:table-cell table:formula="of:=([.E495]-[.F495])*100/[.E495]" office:value-type="float" office:value="7.77162497613137" calcext:value-type="float">
            <text:p>7.7716249761</text:p>
          </table:table-cell>
          <table:table-cell table:formula="of:=IF([.E495]&gt;[.F495]; 1; 0)" office:value-type="float" office:value="1" calcext:value-type="float">
            <text:p>1</text:p>
          </table:table-cell>
          <table:table-cell office:value-type="float" office:value="5130" calcext:value-type="float">
            <text:p>5130</text:p>
          </table:table-cell>
          <table:table-cell office:value-type="float" office:value="4650" calcext:value-type="float">
            <text:p>4650</text:p>
          </table:table-cell>
          <table:table-cell table:formula="of:=([.I495]-[.J495])*100/[.I495]" office:value-type="float" office:value="9.35672514619883" calcext:value-type="float">
            <text:p>9.3567251462</text:p>
          </table:table-cell>
          <table:table-cell table:formula="of:=IF([.I495]&gt;[.J495]; 1; 0)" office:value-type="float" office:value="1" calcext:value-type="float">
            <text:p>1</text:p>
          </table:table-cell>
          <table:table-cell office:value-type="float" office:value="5204" calcext:value-type="float">
            <text:p>5204</text:p>
          </table:table-cell>
          <table:table-cell office:value-type="float" office:value="4753" calcext:value-type="float">
            <text:p>4753</text:p>
          </table:table-cell>
          <table:table-cell table:formula="of:=([.M495]-[.N495])*100/[.M495]" office:value-type="float" office:value="8.66641045349731" calcext:value-type="float">
            <text:p>8.6664104535</text:p>
          </table:table-cell>
          <table:table-cell table:formula="of:=IF([.M495]&gt;[.N49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248" calcext:value-type="float">
            <text:p>75248</text:p>
          </table:table-cell>
          <table:table-cell office:value-type="float" office:value="40436" calcext:value-type="float">
            <text:p>40436</text:p>
          </table:table-cell>
          <table:table-cell table:formula="of:=([.A496]-[.B496])*100/[.A496]" office:value-type="float" office:value="46.2630236019562" calcext:value-type="float">
            <text:p>46.263023602</text:p>
          </table:table-cell>
          <table:table-cell table:formula="of:=IF([.A496]&gt;[.B496]; 1; 0)" office:value-type="float" office:value="1" calcext:value-type="float">
            <text:p>1</text:p>
          </table:table-cell>
          <table:table-cell office:value-type="float" office:value="88336" calcext:value-type="float">
            <text:p>88336</text:p>
          </table:table-cell>
          <table:table-cell office:value-type="float" office:value="41595" calcext:value-type="float">
            <text:p>41595</text:p>
          </table:table-cell>
          <table:table-cell table:formula="of:=([.E496]-[.F496])*100/[.E496]" office:value-type="float" office:value="52.9127422568375" calcext:value-type="float">
            <text:p>52.9127422568</text:p>
          </table:table-cell>
          <table:table-cell table:formula="of:=IF([.E496]&gt;[.F496]; 1; 0)" office:value-type="float" office:value="1" calcext:value-type="float">
            <text:p>1</text:p>
          </table:table-cell>
          <table:table-cell office:value-type="float" office:value="36686" calcext:value-type="float">
            <text:p>36686</text:p>
          </table:table-cell>
          <table:table-cell office:value-type="float" office:value="22436" calcext:value-type="float">
            <text:p>22436</text:p>
          </table:table-cell>
          <table:table-cell table:formula="of:=([.I496]-[.J496])*100/[.I496]" office:value-type="float" office:value="38.8431554271384" calcext:value-type="float">
            <text:p>38.8431554271</text:p>
          </table:table-cell>
          <table:table-cell table:formula="of:=IF([.I496]&gt;[.J496]; 1; 0)" office:value-type="float" office:value="1" calcext:value-type="float">
            <text:p>1</text:p>
          </table:table-cell>
          <table:table-cell office:value-type="float" office:value="45325" calcext:value-type="float">
            <text:p>45325</text:p>
          </table:table-cell>
          <table:table-cell office:value-type="float" office:value="27113" calcext:value-type="float">
            <text:p>27113</text:p>
          </table:table-cell>
          <table:table-cell table:formula="of:=([.M496]-[.N496])*100/[.M496]" office:value-type="float" office:value="40.180915609487" calcext:value-type="float">
            <text:p>40.1809156095</text:p>
          </table:table-cell>
          <table:table-cell table:formula="of:=IF([.M496]&gt;[.N49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29" calcext:value-type="float">
            <text:p>5429</text:p>
          </table:table-cell>
          <table:table-cell office:value-type="float" office:value="4909" calcext:value-type="float">
            <text:p>4909</text:p>
          </table:table-cell>
          <table:table-cell table:formula="of:=([.A497]-[.B497])*100/[.A497]" office:value-type="float" office:value="9.57819119543194" calcext:value-type="float">
            <text:p>9.5781911954</text:p>
          </table:table-cell>
          <table:table-cell table:formula="of:=IF([.A497]&gt;[.B497]; 1; 0)" office:value-type="float" office:value="1" calcext:value-type="float">
            <text:p>1</text:p>
          </table:table-cell>
          <table:table-cell office:value-type="float" office:value="5350" calcext:value-type="float">
            <text:p>5350</text:p>
          </table:table-cell>
          <table:table-cell office:value-type="float" office:value="4931" calcext:value-type="float">
            <text:p>4931</text:p>
          </table:table-cell>
          <table:table-cell table:formula="of:=([.E497]-[.F497])*100/[.E497]" office:value-type="float" office:value="7.83177570093458" calcext:value-type="float">
            <text:p>7.8317757009</text:p>
          </table:table-cell>
          <table:table-cell table:formula="of:=IF([.E497]&gt;[.F497]; 1; 0)" office:value-type="float" office:value="1" calcext:value-type="float">
            <text:p>1</text:p>
          </table:table-cell>
          <table:table-cell office:value-type="float" office:value="5242" calcext:value-type="float">
            <text:p>5242</text:p>
          </table:table-cell>
          <table:table-cell office:value-type="float" office:value="4677" calcext:value-type="float">
            <text:p>4677</text:p>
          </table:table-cell>
          <table:table-cell table:formula="of:=([.I497]-[.J497])*100/[.I497]" office:value-type="float" office:value="10.7783288821061" calcext:value-type="float">
            <text:p>10.7783288821</text:p>
          </table:table-cell>
          <table:table-cell table:formula="of:=IF([.I497]&gt;[.J497]; 1; 0)" office:value-type="float" office:value="1" calcext:value-type="float">
            <text:p>1</text:p>
          </table:table-cell>
          <table:table-cell office:value-type="float" office:value="6813" calcext:value-type="float">
            <text:p>6813</text:p>
          </table:table-cell>
          <table:table-cell office:value-type="float" office:value="4772" calcext:value-type="float">
            <text:p>4772</text:p>
          </table:table-cell>
          <table:table-cell table:formula="of:=([.M497]-[.N497])*100/[.M497]" office:value-type="float" office:value="29.9574343167474" calcext:value-type="float">
            <text:p>29.9574343167</text:p>
          </table:table-cell>
          <table:table-cell table:formula="of:=IF([.M497]&gt;[.N49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373" calcext:value-type="float">
            <text:p>84373</text:p>
          </table:table-cell>
          <table:table-cell office:value-type="float" office:value="65332" calcext:value-type="float">
            <text:p>65332</text:p>
          </table:table-cell>
          <table:table-cell table:formula="of:=([.A498]-[.B498])*100/[.A498]" office:value-type="float" office:value="22.5676460479063" calcext:value-type="float">
            <text:p>22.5676460479</text:p>
          </table:table-cell>
          <table:table-cell table:formula="of:=IF([.A498]&gt;[.B498]; 1; 0)" office:value-type="float" office:value="1" calcext:value-type="float">
            <text:p>1</text:p>
          </table:table-cell>
          <table:table-cell office:value-type="float" office:value="78595" calcext:value-type="float">
            <text:p>78595</text:p>
          </table:table-cell>
          <table:table-cell office:value-type="float" office:value="57975" calcext:value-type="float">
            <text:p>57975</text:p>
          </table:table-cell>
          <table:table-cell table:formula="of:=([.E498]-[.F498])*100/[.E498]" office:value-type="float" office:value="26.2357656339462" calcext:value-type="float">
            <text:p>26.2357656339</text:p>
          </table:table-cell>
          <table:table-cell table:formula="of:=IF([.E498]&gt;[.F498]; 1; 0)" office:value-type="float" office:value="1" calcext:value-type="float">
            <text:p>1</text:p>
          </table:table-cell>
          <table:table-cell office:value-type="float" office:value="36904" calcext:value-type="float">
            <text:p>36904</text:p>
          </table:table-cell>
          <table:table-cell office:value-type="float" office:value="22430" calcext:value-type="float">
            <text:p>22430</text:p>
          </table:table-cell>
          <table:table-cell table:formula="of:=([.I498]-[.J498])*100/[.I498]" office:value-type="float" office:value="39.2206806850206" calcext:value-type="float">
            <text:p>39.220680685</text:p>
          </table:table-cell>
          <table:table-cell table:formula="of:=IF([.I498]&gt;[.J498]; 1; 0)" office:value-type="float" office:value="1" calcext:value-type="float">
            <text:p>1</text:p>
          </table:table-cell>
          <table:table-cell office:value-type="float" office:value="44803" calcext:value-type="float">
            <text:p>44803</text:p>
          </table:table-cell>
          <table:table-cell office:value-type="float" office:value="26810" calcext:value-type="float">
            <text:p>26810</text:p>
          </table:table-cell>
          <table:table-cell table:formula="of:=([.M498]-[.N498])*100/[.M498]" office:value-type="float" office:value="40.1602571256389" calcext:value-type="float">
            <text:p>40.1602571256</text:p>
          </table:table-cell>
          <table:table-cell table:formula="of:=IF([.M498]&gt;[.N49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29" calcext:value-type="float">
            <text:p>5629</text:p>
          </table:table-cell>
          <table:table-cell office:value-type="float" office:value="5257" calcext:value-type="float">
            <text:p>5257</text:p>
          </table:table-cell>
          <table:table-cell table:formula="of:=([.A499]-[.B499])*100/[.A499]" office:value-type="float" office:value="6.60863386036596" calcext:value-type="float">
            <text:p>6.6086338604</text:p>
          </table:table-cell>
          <table:table-cell table:formula="of:=IF([.A499]&gt;[.B499]; 1; 0)" office:value-type="float" office:value="1" calcext:value-type="float">
            <text:p>1</text:p>
          </table:table-cell>
          <table:table-cell office:value-type="float" office:value="5550" calcext:value-type="float">
            <text:p>5550</text:p>
          </table:table-cell>
          <table:table-cell office:value-type="float" office:value="5086" calcext:value-type="float">
            <text:p>5086</text:p>
          </table:table-cell>
          <table:table-cell table:formula="of:=([.E499]-[.F499])*100/[.E499]" office:value-type="float" office:value="8.36036036036036" calcext:value-type="float">
            <text:p>8.3603603604</text:p>
          </table:table-cell>
          <table:table-cell table:formula="of:=IF([.E499]&gt;[.F499]; 1; 0)" office:value-type="float" office:value="1" calcext:value-type="float">
            <text:p>1</text:p>
          </table:table-cell>
          <table:table-cell office:value-type="float" office:value="5370" calcext:value-type="float">
            <text:p>5370</text:p>
          </table:table-cell>
          <table:table-cell office:value-type="float" office:value="5048" calcext:value-type="float">
            <text:p>5048</text:p>
          </table:table-cell>
          <table:table-cell table:formula="of:=([.I499]-[.J499])*100/[.I499]" office:value-type="float" office:value="5.99627560521415" calcext:value-type="float">
            <text:p>5.9962756052</text:p>
          </table:table-cell>
          <table:table-cell table:formula="of:=IF([.I499]&gt;[.J499]; 1; 0)" office:value-type="float" office:value="1" calcext:value-type="float">
            <text:p>1</text:p>
          </table:table-cell>
          <table:table-cell office:value-type="float" office:value="5389" calcext:value-type="float">
            <text:p>5389</text:p>
          </table:table-cell>
          <table:table-cell office:value-type="float" office:value="4874" calcext:value-type="float">
            <text:p>4874</text:p>
          </table:table-cell>
          <table:table-cell table:formula="of:=([.M499]-[.N499])*100/[.M499]" office:value-type="float" office:value="9.55650398960846" calcext:value-type="float">
            <text:p>9.5565039896</text:p>
          </table:table-cell>
          <table:table-cell table:formula="of:=IF([.M499]&gt;[.N49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289" calcext:value-type="float">
            <text:p>79289</text:p>
          </table:table-cell>
          <table:table-cell office:value-type="float" office:value="39531" calcext:value-type="float">
            <text:p>39531</text:p>
          </table:table-cell>
          <table:table-cell table:formula="of:=([.A500]-[.B500])*100/[.A500]" office:value-type="float" office:value="50.143147220926" calcext:value-type="float">
            <text:p>50.1431472209</text:p>
          </table:table-cell>
          <table:table-cell table:formula="of:=IF([.A500]&gt;[.B500]; 1; 0)" office:value-type="float" office:value="1" calcext:value-type="float">
            <text:p>1</text:p>
          </table:table-cell>
          <table:table-cell office:value-type="float" office:value="73991" calcext:value-type="float">
            <text:p>73991</text:p>
          </table:table-cell>
          <table:table-cell office:value-type="float" office:value="39344" calcext:value-type="float">
            <text:p>39344</text:p>
          </table:table-cell>
          <table:table-cell table:formula="of:=([.E500]-[.F500])*100/[.E500]" office:value-type="float" office:value="46.8259653201065" calcext:value-type="float">
            <text:p>46.8259653201</text:p>
          </table:table-cell>
          <table:table-cell table:formula="of:=IF([.E500]&gt;[.F500]; 1; 0)" office:value-type="float" office:value="1" calcext:value-type="float">
            <text:p>1</text:p>
          </table:table-cell>
          <table:table-cell office:value-type="float" office:value="37457" calcext:value-type="float">
            <text:p>37457</text:p>
          </table:table-cell>
          <table:table-cell office:value-type="float" office:value="21821" calcext:value-type="float">
            <text:p>21821</text:p>
          </table:table-cell>
          <table:table-cell table:formula="of:=([.I500]-[.J500])*100/[.I500]" office:value-type="float" office:value="41.743866300024" calcext:value-type="float">
            <text:p>41.7438663</text:p>
          </table:table-cell>
          <table:table-cell table:formula="of:=IF([.I500]&gt;[.J500]; 1; 0)" office:value-type="float" office:value="1" calcext:value-type="float">
            <text:p>1</text:p>
          </table:table-cell>
          <table:table-cell office:value-type="float" office:value="45010" calcext:value-type="float">
            <text:p>45010</text:p>
          </table:table-cell>
          <table:table-cell office:value-type="float" office:value="26703" calcext:value-type="float">
            <text:p>26703</text:p>
          </table:table-cell>
          <table:table-cell table:formula="of:=([.M500]-[.N500])*100/[.M500]" office:value-type="float" office:value="40.6731837369473" calcext:value-type="float">
            <text:p>40.6731837369</text:p>
          </table:table-cell>
          <table:table-cell table:formula="of:=IF([.M500]&gt;[.N50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9" calcext:value-type="float">
            <text:p>5849</text:p>
          </table:table-cell>
          <table:table-cell office:value-type="float" office:value="5184" calcext:value-type="float">
            <text:p>5184</text:p>
          </table:table-cell>
          <table:table-cell table:formula="of:=([.A501]-[.B501])*100/[.A501]" office:value-type="float" office:value="11.369464865789" calcext:value-type="float">
            <text:p>11.3694648658</text:p>
          </table:table-cell>
          <table:table-cell table:formula="of:=IF([.A501]&gt;[.B501]; 1; 0)" office:value-type="float" office:value="1" calcext:value-type="float">
            <text:p>1</text:p>
          </table:table-cell>
          <table:table-cell office:value-type="float" office:value="5378" calcext:value-type="float">
            <text:p>5378</text:p>
          </table:table-cell>
          <table:table-cell office:value-type="float" office:value="5097" calcext:value-type="float">
            <text:p>5097</text:p>
          </table:table-cell>
          <table:table-cell table:formula="of:=([.E501]-[.F501])*100/[.E501]" office:value-type="float" office:value="5.22499070286352" calcext:value-type="float">
            <text:p>5.2249907029</text:p>
          </table:table-cell>
          <table:table-cell table:formula="of:=IF([.E501]&gt;[.F501]; 1; 0)" office:value-type="float" office:value="1" calcext:value-type="float">
            <text:p>1</text:p>
          </table:table-cell>
          <table:table-cell office:value-type="float" office:value="5644" calcext:value-type="float">
            <text:p>5644</text:p>
          </table:table-cell>
          <table:table-cell office:value-type="float" office:value="4974" calcext:value-type="float">
            <text:p>4974</text:p>
          </table:table-cell>
          <table:table-cell table:formula="of:=([.I501]-[.J501])*100/[.I501]" office:value-type="float" office:value="11.8710134656272" calcext:value-type="float">
            <text:p>11.8710134656</text:p>
          </table:table-cell>
          <table:table-cell table:formula="of:=IF([.I501]&gt;[.J501]; 1; 0)" office:value-type="float" office:value="1" calcext:value-type="float">
            <text:p>1</text:p>
          </table:table-cell>
          <table:table-cell office:value-type="float" office:value="5507" calcext:value-type="float">
            <text:p>5507</text:p>
          </table:table-cell>
          <table:table-cell office:value-type="float" office:value="5105" calcext:value-type="float">
            <text:p>5105</text:p>
          </table:table-cell>
          <table:table-cell table:formula="of:=([.M501]-[.N501])*100/[.M501]" office:value-type="float" office:value="7.2998002542219" calcext:value-type="float">
            <text:p>7.2998002542</text:p>
          </table:table-cell>
          <table:table-cell table:formula="of:=IF([.M501]&gt;[.N50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119" calcext:value-type="float">
            <text:p>69119</text:p>
          </table:table-cell>
          <table:table-cell office:value-type="float" office:value="37839" calcext:value-type="float">
            <text:p>37839</text:p>
          </table:table-cell>
          <table:table-cell table:formula="of:=([.A502]-[.B502])*100/[.A502]" office:value-type="float" office:value="45.2552843646465" calcext:value-type="float">
            <text:p>45.2552843646</text:p>
          </table:table-cell>
          <table:table-cell table:formula="of:=IF([.A502]&gt;[.B502]; 1; 0)" office:value-type="float" office:value="1" calcext:value-type="float">
            <text:p>1</text:p>
          </table:table-cell>
          <table:table-cell office:value-type="float" office:value="72371" calcext:value-type="float">
            <text:p>72371</text:p>
          </table:table-cell>
          <table:table-cell office:value-type="float" office:value="38898" calcext:value-type="float">
            <text:p>38898</text:p>
          </table:table-cell>
          <table:table-cell table:formula="of:=([.E502]-[.F502])*100/[.E502]" office:value-type="float" office:value="46.2519517486286" calcext:value-type="float">
            <text:p>46.2519517486</text:p>
          </table:table-cell>
          <table:table-cell table:formula="of:=IF([.E502]&gt;[.F502]; 1; 0)" office:value-type="float" office:value="1" calcext:value-type="float">
            <text:p>1</text:p>
          </table:table-cell>
          <table:table-cell office:value-type="float" office:value="36649" calcext:value-type="float">
            <text:p>36649</text:p>
          </table:table-cell>
          <table:table-cell office:value-type="float" office:value="21876" calcext:value-type="float">
            <text:p>21876</text:p>
          </table:table-cell>
          <table:table-cell table:formula="of:=([.I502]-[.J502])*100/[.I502]" office:value-type="float" office:value="40.3094218123278" calcext:value-type="float">
            <text:p>40.3094218123</text:p>
          </table:table-cell>
          <table:table-cell table:formula="of:=IF([.I502]&gt;[.J502]; 1; 0)" office:value-type="float" office:value="1" calcext:value-type="float">
            <text:p>1</text:p>
          </table:table-cell>
          <table:table-cell office:value-type="float" office:value="55266" calcext:value-type="float">
            <text:p>55266</text:p>
          </table:table-cell>
          <table:table-cell office:value-type="float" office:value="32222" calcext:value-type="float">
            <text:p>32222</text:p>
          </table:table-cell>
          <table:table-cell table:formula="of:=([.M502]-[.N502])*100/[.M502]" office:value-type="float" office:value="41.6965222740926" calcext:value-type="float">
            <text:p>41.6965222741</text:p>
          </table:table-cell>
          <table:table-cell table:formula="of:=IF([.M502]&gt;[.N50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99" calcext:value-type="float">
            <text:p>5699</text:p>
          </table:table-cell>
          <table:table-cell office:value-type="float" office:value="5254" calcext:value-type="float">
            <text:p>5254</text:p>
          </table:table-cell>
          <table:table-cell table:formula="of:=([.A503]-[.B503])*100/[.A503]" office:value-type="float" office:value="7.80838743639235" calcext:value-type="float">
            <text:p>7.8083874364</text:p>
          </table:table-cell>
          <table:table-cell table:formula="of:=IF([.A503]&gt;[.B503]; 1; 0)" office:value-type="float" office:value="1" calcext:value-type="float">
            <text:p>1</text:p>
          </table:table-cell>
          <table:table-cell office:value-type="float" office:value="5417" calcext:value-type="float">
            <text:p>5417</text:p>
          </table:table-cell>
          <table:table-cell office:value-type="float" office:value="5210" calcext:value-type="float">
            <text:p>5210</text:p>
          </table:table-cell>
          <table:table-cell table:formula="of:=([.E503]-[.F503])*100/[.E503]" office:value-type="float" office:value="3.82130330441204" calcext:value-type="float">
            <text:p>3.8213033044</text:p>
          </table:table-cell>
          <table:table-cell table:formula="of:=IF([.E503]&gt;[.F503]; 1; 0)" office:value-type="float" office:value="1" calcext:value-type="float">
            <text:p>1</text:p>
          </table:table-cell>
          <table:table-cell office:value-type="float" office:value="5578" calcext:value-type="float">
            <text:p>5578</text:p>
          </table:table-cell>
          <table:table-cell office:value-type="float" office:value="4967" calcext:value-type="float">
            <text:p>4967</text:p>
          </table:table-cell>
          <table:table-cell table:formula="of:=([.I503]-[.J503])*100/[.I503]" office:value-type="float" office:value="10.9537468626748" calcext:value-type="float">
            <text:p>10.9537468627</text:p>
          </table:table-cell>
          <table:table-cell table:formula="of:=IF([.I503]&gt;[.J503]; 1; 0)" office:value-type="float" office:value="1" calcext:value-type="float">
            <text:p>1</text:p>
          </table:table-cell>
          <table:table-cell office:value-type="float" office:value="7681" calcext:value-type="float">
            <text:p>7681</text:p>
          </table:table-cell>
          <table:table-cell office:value-type="float" office:value="5076" calcext:value-type="float">
            <text:p>5076</text:p>
          </table:table-cell>
          <table:table-cell table:formula="of:=([.M503]-[.N503])*100/[.M503]" office:value-type="float" office:value="33.9148548366098" calcext:value-type="float">
            <text:p>33.9148548366</text:p>
          </table:table-cell>
          <table:table-cell table:formula="of:=IF([.M503]&gt;[.N50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745" calcext:value-type="float">
            <text:p>68745</text:p>
          </table:table-cell>
          <table:table-cell office:value-type="float" office:value="37614" calcext:value-type="float">
            <text:p>37614</text:p>
          </table:table-cell>
          <table:table-cell table:formula="of:=([.A504]-[.B504])*100/[.A504]" office:value-type="float" office:value="45.2847479816714" calcext:value-type="float">
            <text:p>45.2847479817</text:p>
          </table:table-cell>
          <table:table-cell table:formula="of:=IF([.A504]&gt;[.B504]; 1; 0)" office:value-type="float" office:value="1" calcext:value-type="float">
            <text:p>1</text:p>
          </table:table-cell>
          <table:table-cell office:value-type="float" office:value="73689" calcext:value-type="float">
            <text:p>73689</text:p>
          </table:table-cell>
          <table:table-cell office:value-type="float" office:value="39941" calcext:value-type="float">
            <text:p>39941</text:p>
          </table:table-cell>
          <table:table-cell table:formula="of:=([.E504]-[.F504])*100/[.E504]" office:value-type="float" office:value="45.7978802806389" calcext:value-type="float">
            <text:p>45.7978802806</text:p>
          </table:table-cell>
          <table:table-cell table:formula="of:=IF([.E504]&gt;[.F504]; 1; 0)" office:value-type="float" office:value="1" calcext:value-type="float">
            <text:p>1</text:p>
          </table:table-cell>
          <table:table-cell office:value-type="float" office:value="36245" calcext:value-type="float">
            <text:p>36245</text:p>
          </table:table-cell>
          <table:table-cell office:value-type="float" office:value="21197" calcext:value-type="float">
            <text:p>21197</text:p>
          </table:table-cell>
          <table:table-cell table:formula="of:=([.I504]-[.J504])*100/[.I504]" office:value-type="float" office:value="41.5174506828528" calcext:value-type="float">
            <text:p>41.5174506829</text:p>
          </table:table-cell>
          <table:table-cell table:formula="of:=IF([.I504]&gt;[.J504]; 1; 0)" office:value-type="float" office:value="1" calcext:value-type="float">
            <text:p>1</text:p>
          </table:table-cell>
          <table:table-cell office:value-type="float" office:value="57590" calcext:value-type="float">
            <text:p>57590</text:p>
          </table:table-cell>
          <table:table-cell office:value-type="float" office:value="31931" calcext:value-type="float">
            <text:p>31931</text:p>
          </table:table-cell>
          <table:table-cell table:formula="of:=([.M504]-[.N504])*100/[.M504]" office:value-type="float" office:value="44.5546101753777" calcext:value-type="float">
            <text:p>44.5546101754</text:p>
          </table:table-cell>
          <table:table-cell table:formula="of:=IF([.M504]&gt;[.N50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90" calcext:value-type="float">
            <text:p>5790</text:p>
          </table:table-cell>
          <table:table-cell office:value-type="float" office:value="5306" calcext:value-type="float">
            <text:p>5306</text:p>
          </table:table-cell>
          <table:table-cell table:formula="of:=([.A505]-[.B505])*100/[.A505]" office:value-type="float" office:value="8.35924006908463" calcext:value-type="float">
            <text:p>8.3592400691</text:p>
          </table:table-cell>
          <table:table-cell table:formula="of:=IF([.A505]&gt;[.B505]; 1; 0)" office:value-type="float" office:value="1" calcext:value-type="float">
            <text:p>1</text:p>
          </table:table-cell>
          <table:table-cell office:value-type="float" office:value="5766" calcext:value-type="float">
            <text:p>5766</text:p>
          </table:table-cell>
          <table:table-cell office:value-type="float" office:value="5323" calcext:value-type="float">
            <text:p>5323</text:p>
          </table:table-cell>
          <table:table-cell table:formula="of:=([.E505]-[.F505])*100/[.E505]" office:value-type="float" office:value="7.68296912937912" calcext:value-type="float">
            <text:p>7.6829691294</text:p>
          </table:table-cell>
          <table:table-cell table:formula="of:=IF([.E505]&gt;[.F505]; 1; 0)" office:value-type="float" office:value="1" calcext:value-type="float">
            <text:p>1</text:p>
          </table:table-cell>
          <table:table-cell office:value-type="float" office:value="5573" calcext:value-type="float">
            <text:p>5573</text:p>
          </table:table-cell>
          <table:table-cell office:value-type="float" office:value="5159" calcext:value-type="float">
            <text:p>5159</text:p>
          </table:table-cell>
          <table:table-cell table:formula="of:=([.I505]-[.J505])*100/[.I505]" office:value-type="float" office:value="7.42867396375381" calcext:value-type="float">
            <text:p>7.4286739638</text:p>
          </table:table-cell>
          <table:table-cell table:formula="of:=IF([.I505]&gt;[.J505]; 1; 0)" office:value-type="float" office:value="1" calcext:value-type="float">
            <text:p>1</text:p>
          </table:table-cell>
          <table:table-cell office:value-type="float" office:value="5729" calcext:value-type="float">
            <text:p>5729</text:p>
          </table:table-cell>
          <table:table-cell office:value-type="float" office:value="5209" calcext:value-type="float">
            <text:p>5209</text:p>
          </table:table-cell>
          <table:table-cell table:formula="of:=([.M505]-[.N505])*100/[.M505]" office:value-type="float" office:value="9.07662768371443" calcext:value-type="float">
            <text:p>9.0766276837</text:p>
          </table:table-cell>
          <table:table-cell table:formula="of:=IF([.M505]&gt;[.N50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512" calcext:value-type="float">
            <text:p>68512</text:p>
          </table:table-cell>
          <table:table-cell office:value-type="float" office:value="37139" calcext:value-type="float">
            <text:p>37139</text:p>
          </table:table-cell>
          <table:table-cell table:formula="of:=([.A506]-[.B506])*100/[.A506]" office:value-type="float" office:value="45.7919780476413" calcext:value-type="float">
            <text:p>45.7919780476</text:p>
          </table:table-cell>
          <table:table-cell table:formula="of:=IF([.A506]&gt;[.B506]; 1; 0)" office:value-type="float" office:value="1" calcext:value-type="float">
            <text:p>1</text:p>
          </table:table-cell>
          <table:table-cell office:value-type="float" office:value="74111" calcext:value-type="float">
            <text:p>74111</text:p>
          </table:table-cell>
          <table:table-cell office:value-type="float" office:value="37850" calcext:value-type="float">
            <text:p>37850</text:p>
          </table:table-cell>
          <table:table-cell table:formula="of:=([.E506]-[.F506])*100/[.E506]" office:value-type="float" office:value="48.927959412233" calcext:value-type="float">
            <text:p>48.9279594122</text:p>
          </table:table-cell>
          <table:table-cell table:formula="of:=IF([.E506]&gt;[.F506]; 1; 0)" office:value-type="float" office:value="1" calcext:value-type="float">
            <text:p>1</text:p>
          </table:table-cell>
          <table:table-cell office:value-type="float" office:value="36377" calcext:value-type="float">
            <text:p>36377</text:p>
          </table:table-cell>
          <table:table-cell office:value-type="float" office:value="21015" calcext:value-type="float">
            <text:p>21015</text:p>
          </table:table-cell>
          <table:table-cell table:formula="of:=([.I506]-[.J506])*100/[.I506]" office:value-type="float" office:value="42.2299804821728" calcext:value-type="float">
            <text:p>42.2299804822</text:p>
          </table:table-cell>
          <table:table-cell table:formula="of:=IF([.I506]&gt;[.J506]; 1; 0)" office:value-type="float" office:value="1" calcext:value-type="float">
            <text:p>1</text:p>
          </table:table-cell>
          <table:table-cell office:value-type="float" office:value="45320" calcext:value-type="float">
            <text:p>45320</text:p>
          </table:table-cell>
          <table:table-cell office:value-type="float" office:value="25615" calcext:value-type="float">
            <text:p>25615</text:p>
          </table:table-cell>
          <table:table-cell table:formula="of:=([.M506]-[.N506])*100/[.M506]" office:value-type="float" office:value="43.4796999117387" calcext:value-type="float">
            <text:p>43.4796999117</text:p>
          </table:table-cell>
          <table:table-cell table:formula="of:=IF([.M506]&gt;[.N50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94" calcext:value-type="float">
            <text:p>5894</text:p>
          </table:table-cell>
          <table:table-cell office:value-type="float" office:value="5411" calcext:value-type="float">
            <text:p>5411</text:p>
          </table:table-cell>
          <table:table-cell table:formula="of:=([.A507]-[.B507])*100/[.A507]" office:value-type="float" office:value="8.19477434679335" calcext:value-type="float">
            <text:p>8.1947743468</text:p>
          </table:table-cell>
          <table:table-cell table:formula="of:=IF([.A507]&gt;[.B507]; 1; 0)" office:value-type="float" office:value="1" calcext:value-type="float">
            <text:p>1</text:p>
          </table:table-cell>
          <table:table-cell office:value-type="float" office:value="5721" calcext:value-type="float">
            <text:p>5721</text:p>
          </table:table-cell>
          <table:table-cell office:value-type="float" office:value="5374" calcext:value-type="float">
            <text:p>5374</text:p>
          </table:table-cell>
          <table:table-cell table:formula="of:=([.E507]-[.F507])*100/[.E507]" office:value-type="float" office:value="6.06537318650586" calcext:value-type="float">
            <text:p>6.0653731865</text:p>
          </table:table-cell>
          <table:table-cell table:formula="of:=IF([.E507]&gt;[.F507]; 1; 0)" office:value-type="float" office:value="1" calcext:value-type="float">
            <text:p>1</text:p>
          </table:table-cell>
          <table:table-cell office:value-type="float" office:value="5802" calcext:value-type="float">
            <text:p>5802</text:p>
          </table:table-cell>
          <table:table-cell office:value-type="float" office:value="5338" calcext:value-type="float">
            <text:p>5338</text:p>
          </table:table-cell>
          <table:table-cell table:formula="of:=([.I507]-[.J507])*100/[.I507]" office:value-type="float" office:value="7.99724233023095" calcext:value-type="float">
            <text:p>7.9972423302</text:p>
          </table:table-cell>
          <table:table-cell table:formula="of:=IF([.I507]&gt;[.J507]; 1; 0)" office:value-type="float" office:value="1" calcext:value-type="float">
            <text:p>1</text:p>
          </table:table-cell>
          <table:table-cell office:value-type="float" office:value="5860" calcext:value-type="float">
            <text:p>5860</text:p>
          </table:table-cell>
          <table:table-cell office:value-type="float" office:value="5277" calcext:value-type="float">
            <text:p>5277</text:p>
          </table:table-cell>
          <table:table-cell table:formula="of:=([.M507]-[.N507])*100/[.M507]" office:value-type="float" office:value="9.94880546075085" calcext:value-type="float">
            <text:p>9.9488054608</text:p>
          </table:table-cell>
          <table:table-cell table:formula="of:=IF([.M507]&gt;[.N50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036" calcext:value-type="float">
            <text:p>68036</text:p>
          </table:table-cell>
          <table:table-cell office:value-type="float" office:value="36241" calcext:value-type="float">
            <text:p>36241</text:p>
          </table:table-cell>
          <table:table-cell table:formula="of:=([.A508]-[.B508])*100/[.A508]" office:value-type="float" office:value="46.7326121465107" calcext:value-type="float">
            <text:p>46.7326121465</text:p>
          </table:table-cell>
          <table:table-cell table:formula="of:=IF([.A508]&gt;[.B508]; 1; 0)" office:value-type="float" office:value="1" calcext:value-type="float">
            <text:p>1</text:p>
          </table:table-cell>
          <table:table-cell office:value-type="float" office:value="73011" calcext:value-type="float">
            <text:p>73011</text:p>
          </table:table-cell>
          <table:table-cell office:value-type="float" office:value="36989" calcext:value-type="float">
            <text:p>36989</text:p>
          </table:table-cell>
          <table:table-cell table:formula="of:=([.E508]-[.F508])*100/[.E508]" office:value-type="float" office:value="49.3377710208051" calcext:value-type="float">
            <text:p>49.3377710208</text:p>
          </table:table-cell>
          <table:table-cell table:formula="of:=IF([.E508]&gt;[.F508]; 1; 0)" office:value-type="float" office:value="1" calcext:value-type="float">
            <text:p>1</text:p>
          </table:table-cell>
          <table:table-cell office:value-type="float" office:value="36241" calcext:value-type="float">
            <text:p>36241</text:p>
          </table:table-cell>
          <table:table-cell office:value-type="float" office:value="21046" calcext:value-type="float">
            <text:p>21046</text:p>
          </table:table-cell>
          <table:table-cell table:formula="of:=([.I508]-[.J508])*100/[.I508]" office:value-type="float" office:value="41.9276510030076" calcext:value-type="float">
            <text:p>41.927651003</text:p>
          </table:table-cell>
          <table:table-cell table:formula="of:=IF([.I508]&gt;[.J508]; 1; 0)" office:value-type="float" office:value="1" calcext:value-type="float">
            <text:p>1</text:p>
          </table:table-cell>
          <table:table-cell office:value-type="float" office:value="44391" calcext:value-type="float">
            <text:p>44391</text:p>
          </table:table-cell>
          <table:table-cell office:value-type="float" office:value="25312" calcext:value-type="float">
            <text:p>25312</text:p>
          </table:table-cell>
          <table:table-cell table:formula="of:=([.M508]-[.N508])*100/[.M508]" office:value-type="float" office:value="42.9794327679034" calcext:value-type="float">
            <text:p>42.9794327679</text:p>
          </table:table-cell>
          <table:table-cell table:formula="of:=IF([.M508]&gt;[.N50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40" calcext:value-type="float">
            <text:p>7340</text:p>
          </table:table-cell>
          <table:table-cell office:value-type="float" office:value="5512" calcext:value-type="float">
            <text:p>5512</text:p>
          </table:table-cell>
          <table:table-cell table:formula="of:=([.A509]-[.B509])*100/[.A509]" office:value-type="float" office:value="24.9046321525886" calcext:value-type="float">
            <text:p>24.9046321526</text:p>
          </table:table-cell>
          <table:table-cell table:formula="of:=IF([.A509]&gt;[.B509]; 1; 0)" office:value-type="float" office:value="1" calcext:value-type="float">
            <text:p>1</text:p>
          </table:table-cell>
          <table:table-cell office:value-type="float" office:value="5974" calcext:value-type="float">
            <text:p>5974</text:p>
          </table:table-cell>
          <table:table-cell office:value-type="float" office:value="5328" calcext:value-type="float">
            <text:p>5328</text:p>
          </table:table-cell>
          <table:table-cell table:formula="of:=([.E509]-[.F509])*100/[.E509]" office:value-type="float" office:value="10.8135252761969" calcext:value-type="float">
            <text:p>10.8135252762</text:p>
          </table:table-cell>
          <table:table-cell table:formula="of:=IF([.E509]&gt;[.F509]; 1; 0)" office:value-type="float" office:value="1" calcext:value-type="float">
            <text:p>1</text:p>
          </table:table-cell>
          <table:table-cell office:value-type="float" office:value="6331" calcext:value-type="float">
            <text:p>6331</text:p>
          </table:table-cell>
          <table:table-cell office:value-type="float" office:value="5265" calcext:value-type="float">
            <text:p>5265</text:p>
          </table:table-cell>
          <table:table-cell table:formula="of:=([.I509]-[.J509])*100/[.I509]" office:value-type="float" office:value="16.8377823408624" calcext:value-type="float">
            <text:p>16.8377823409</text:p>
          </table:table-cell>
          <table:table-cell table:formula="of:=IF([.I509]&gt;[.J509]; 1; 0)" office:value-type="float" office:value="1" calcext:value-type="float">
            <text:p>1</text:p>
          </table:table-cell>
          <table:table-cell office:value-type="float" office:value="6257" calcext:value-type="float">
            <text:p>6257</text:p>
          </table:table-cell>
          <table:table-cell office:value-type="float" office:value="5342" calcext:value-type="float">
            <text:p>5342</text:p>
          </table:table-cell>
          <table:table-cell table:formula="of:=([.M509]-[.N509])*100/[.M509]" office:value-type="float" office:value="14.6236215438709" calcext:value-type="float">
            <text:p>14.6236215439</text:p>
          </table:table-cell>
          <table:table-cell table:formula="of:=IF([.M509]&gt;[.N50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186" calcext:value-type="float">
            <text:p>83186</text:p>
          </table:table-cell>
          <table:table-cell office:value-type="float" office:value="43875" calcext:value-type="float">
            <text:p>43875</text:p>
          </table:table-cell>
          <table:table-cell table:formula="of:=([.A510]-[.B510])*100/[.A510]" office:value-type="float" office:value="47.2567499338831" calcext:value-type="float">
            <text:p>47.2567499339</text:p>
          </table:table-cell>
          <table:table-cell table:formula="of:=IF([.A510]&gt;[.B510]; 1; 0)" office:value-type="float" office:value="1" calcext:value-type="float">
            <text:p>1</text:p>
          </table:table-cell>
          <table:table-cell office:value-type="float" office:value="73286" calcext:value-type="float">
            <text:p>73286</text:p>
          </table:table-cell>
          <table:table-cell office:value-type="float" office:value="37167" calcext:value-type="float">
            <text:p>37167</text:p>
          </table:table-cell>
          <table:table-cell table:formula="of:=([.E510]-[.F510])*100/[.E510]" office:value-type="float" office:value="49.2849930409628" calcext:value-type="float">
            <text:p>49.284993041</text:p>
          </table:table-cell>
          <table:table-cell table:formula="of:=IF([.E510]&gt;[.F510]; 1; 0)" office:value-type="float" office:value="1" calcext:value-type="float">
            <text:p>1</text:p>
          </table:table-cell>
          <table:table-cell office:value-type="float" office:value="36283" calcext:value-type="float">
            <text:p>36283</text:p>
          </table:table-cell>
          <table:table-cell office:value-type="float" office:value="20493" calcext:value-type="float">
            <text:p>20493</text:p>
          </table:table-cell>
          <table:table-cell table:formula="of:=([.I510]-[.J510])*100/[.I510]" office:value-type="float" office:value="43.5190033900174" calcext:value-type="float">
            <text:p>43.51900339</text:p>
          </table:table-cell>
          <table:table-cell table:formula="of:=IF([.I510]&gt;[.J510]; 1; 0)" office:value-type="float" office:value="1" calcext:value-type="float">
            <text:p>1</text:p>
          </table:table-cell>
          <table:table-cell office:value-type="float" office:value="44906" calcext:value-type="float">
            <text:p>44906</text:p>
          </table:table-cell>
          <table:table-cell office:value-type="float" office:value="24849" calcext:value-type="float">
            <text:p>24849</text:p>
          </table:table-cell>
          <table:table-cell table:formula="of:=([.M510]-[.N510])*100/[.M510]" office:value-type="float" office:value="44.6644101011001" calcext:value-type="float">
            <text:p>44.6644101011</text:p>
          </table:table-cell>
          <table:table-cell table:formula="of:=IF([.M510]&gt;[.N51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27" calcext:value-type="float">
            <text:p>8027</text:p>
          </table:table-cell>
          <table:table-cell office:value-type="float" office:value="7409" calcext:value-type="float">
            <text:p>7409</text:p>
          </table:table-cell>
          <table:table-cell table:formula="of:=([.A511]-[.B511])*100/[.A511]" office:value-type="float" office:value="7.69901582160209" calcext:value-type="float">
            <text:p>7.6990158216</text:p>
          </table:table-cell>
          <table:table-cell table:formula="of:=IF([.A511]&gt;[.B511]; 1; 0)" office:value-type="float" office:value="1" calcext:value-type="float">
            <text:p>1</text:p>
          </table:table-cell>
          <table:table-cell office:value-type="float" office:value="6070" calcext:value-type="float">
            <text:p>6070</text:p>
          </table:table-cell>
          <table:table-cell office:value-type="float" office:value="5608" calcext:value-type="float">
            <text:p>5608</text:p>
          </table:table-cell>
          <table:table-cell table:formula="of:=([.E511]-[.F511])*100/[.E511]" office:value-type="float" office:value="7.61120263591433" calcext:value-type="float">
            <text:p>7.6112026359</text:p>
          </table:table-cell>
          <table:table-cell table:formula="of:=IF([.E511]&gt;[.F511]; 1; 0)" office:value-type="float" office:value="1" calcext:value-type="float">
            <text:p>1</text:p>
          </table:table-cell>
          <table:table-cell office:value-type="float" office:value="5996" calcext:value-type="float">
            <text:p>5996</text:p>
          </table:table-cell>
          <table:table-cell office:value-type="float" office:value="5347" calcext:value-type="float">
            <text:p>5347</text:p>
          </table:table-cell>
          <table:table-cell table:formula="of:=([.I511]-[.J511])*100/[.I511]" office:value-type="float" office:value="10.8238825883923" calcext:value-type="float">
            <text:p>10.8238825884</text:p>
          </table:table-cell>
          <table:table-cell table:formula="of:=IF([.I511]&gt;[.J511]; 1; 0)" office:value-type="float" office:value="1" calcext:value-type="float">
            <text:p>1</text:p>
          </table:table-cell>
          <table:table-cell office:value-type="float" office:value="6067" calcext:value-type="float">
            <text:p>6067</text:p>
          </table:table-cell>
          <table:table-cell office:value-type="float" office:value="5477" calcext:value-type="float">
            <text:p>5477</text:p>
          </table:table-cell>
          <table:table-cell table:formula="of:=([.M511]-[.N511])*100/[.M511]" office:value-type="float" office:value="9.72474039887918" calcext:value-type="float">
            <text:p>9.7247403989</text:p>
          </table:table-cell>
          <table:table-cell table:formula="of:=IF([.M511]&gt;[.N51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729" calcext:value-type="float">
            <text:p>84729</text:p>
          </table:table-cell>
          <table:table-cell office:value-type="float" office:value="34211" calcext:value-type="float">
            <text:p>34211</text:p>
          </table:table-cell>
          <table:table-cell table:formula="of:=([.A512]-[.B512])*100/[.A512]" office:value-type="float" office:value="59.6230334360136" calcext:value-type="float">
            <text:p>59.623033436</text:p>
          </table:table-cell>
          <table:table-cell table:formula="of:=IF([.A512]&gt;[.B512]; 1; 0)" office:value-type="float" office:value="1" calcext:value-type="float">
            <text:p>1</text:p>
          </table:table-cell>
          <table:table-cell office:value-type="float" office:value="74071" calcext:value-type="float">
            <text:p>74071</text:p>
          </table:table-cell>
          <table:table-cell office:value-type="float" office:value="36455" calcext:value-type="float">
            <text:p>36455</text:p>
          </table:table-cell>
          <table:table-cell table:formula="of:=([.E512]-[.F512])*100/[.E512]" office:value-type="float" office:value="50.7837075238622" calcext:value-type="float">
            <text:p>50.7837075239</text:p>
          </table:table-cell>
          <table:table-cell table:formula="of:=IF([.E512]&gt;[.F512]; 1; 0)" office:value-type="float" office:value="1" calcext:value-type="float">
            <text:p>1</text:p>
          </table:table-cell>
          <table:table-cell office:value-type="float" office:value="36736" calcext:value-type="float">
            <text:p>36736</text:p>
          </table:table-cell>
          <table:table-cell office:value-type="float" office:value="20599" calcext:value-type="float">
            <text:p>20599</text:p>
          </table:table-cell>
          <table:table-cell table:formula="of:=([.I512]-[.J512])*100/[.I512]" office:value-type="float" office:value="43.9269381533101" calcext:value-type="float">
            <text:p>43.9269381533</text:p>
          </table:table-cell>
          <table:table-cell table:formula="of:=IF([.I512]&gt;[.J512]; 1; 0)" office:value-type="float" office:value="1" calcext:value-type="float">
            <text:p>1</text:p>
          </table:table-cell>
          <table:table-cell office:value-type="float" office:value="44679" calcext:value-type="float">
            <text:p>44679</text:p>
          </table:table-cell>
          <table:table-cell office:value-type="float" office:value="24373" calcext:value-type="float">
            <text:p>24373</text:p>
          </table:table-cell>
          <table:table-cell table:formula="of:=([.M512]-[.N512])*100/[.M512]" office:value-type="float" office:value="45.4486447771884" calcext:value-type="float">
            <text:p>45.4486447772</text:p>
          </table:table-cell>
          <table:table-cell table:formula="of:=IF([.M512]&gt;[.N51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94" calcext:value-type="float">
            <text:p>6194</text:p>
          </table:table-cell>
          <table:table-cell office:value-type="float" office:value="5798" calcext:value-type="float">
            <text:p>5798</text:p>
          </table:table-cell>
          <table:table-cell table:formula="of:=([.A513]-[.B513])*100/[.A513]" office:value-type="float" office:value="6.39328382305457" calcext:value-type="float">
            <text:p>6.3932838231</text:p>
          </table:table-cell>
          <table:table-cell table:formula="of:=IF([.A513]&gt;[.B513]; 1; 0)" office:value-type="float" office:value="1" calcext:value-type="float">
            <text:p>1</text:p>
          </table:table-cell>
          <table:table-cell office:value-type="float" office:value="5892" calcext:value-type="float">
            <text:p>5892</text:p>
          </table:table-cell>
          <table:table-cell office:value-type="float" office:value="5722" calcext:value-type="float">
            <text:p>5722</text:p>
          </table:table-cell>
          <table:table-cell table:formula="of:=([.E513]-[.F513])*100/[.E513]" office:value-type="float" office:value="2.88526816021724" calcext:value-type="float">
            <text:p>2.8852681602</text:p>
          </table:table-cell>
          <table:table-cell table:formula="of:=IF([.E513]&gt;[.F513]; 1; 0)" office:value-type="float" office:value="1" calcext:value-type="float">
            <text:p>1</text:p>
          </table:table-cell>
          <table:table-cell office:value-type="float" office:value="6046" calcext:value-type="float">
            <text:p>6046</text:p>
          </table:table-cell>
          <table:table-cell office:value-type="float" office:value="5388" calcext:value-type="float">
            <text:p>5388</text:p>
          </table:table-cell>
          <table:table-cell table:formula="of:=([.I513]-[.J513])*100/[.I513]" office:value-type="float" office:value="10.8832285808799" calcext:value-type="float">
            <text:p>10.8832285809</text:p>
          </table:table-cell>
          <table:table-cell table:formula="of:=IF([.I513]&gt;[.J513]; 1; 0)" office:value-type="float" office:value="1" calcext:value-type="float">
            <text:p>1</text:p>
          </table:table-cell>
          <table:table-cell office:value-type="float" office:value="6175" calcext:value-type="float">
            <text:p>6175</text:p>
          </table:table-cell>
          <table:table-cell office:value-type="float" office:value="5516" calcext:value-type="float">
            <text:p>5516</text:p>
          </table:table-cell>
          <table:table-cell table:formula="of:=([.M513]-[.N513])*100/[.M513]" office:value-type="float" office:value="10.6720647773279" calcext:value-type="float">
            <text:p>10.6720647773</text:p>
          </table:table-cell>
          <table:table-cell table:formula="of:=IF([.M513]&gt;[.N51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554" calcext:value-type="float">
            <text:p>67554</text:p>
          </table:table-cell>
          <table:table-cell office:value-type="float" office:value="34669" calcext:value-type="float">
            <text:p>34669</text:p>
          </table:table-cell>
          <table:table-cell table:formula="of:=([.A514]-[.B514])*100/[.A514]" office:value-type="float" office:value="48.6795748586316" calcext:value-type="float">
            <text:p>48.6795748586</text:p>
          </table:table-cell>
          <table:table-cell table:formula="of:=IF([.A514]&gt;[.B514]; 1; 0)" office:value-type="float" office:value="1" calcext:value-type="float">
            <text:p>1</text:p>
          </table:table-cell>
          <table:table-cell office:value-type="float" office:value="73810" calcext:value-type="float">
            <text:p>73810</text:p>
          </table:table-cell>
          <table:table-cell office:value-type="float" office:value="36089" calcext:value-type="float">
            <text:p>36089</text:p>
          </table:table-cell>
          <table:table-cell table:formula="of:=([.E514]-[.F514])*100/[.E514]" office:value-type="float" office:value="51.1055412545726" calcext:value-type="float">
            <text:p>51.1055412546</text:p>
          </table:table-cell>
          <table:table-cell table:formula="of:=IF([.E514]&gt;[.F514]; 1; 0)" office:value-type="float" office:value="1" calcext:value-type="float">
            <text:p>1</text:p>
          </table:table-cell>
          <table:table-cell office:value-type="float" office:value="36612" calcext:value-type="float">
            <text:p>36612</text:p>
          </table:table-cell>
          <table:table-cell office:value-type="float" office:value="20071" calcext:value-type="float">
            <text:p>20071</text:p>
          </table:table-cell>
          <table:table-cell table:formula="of:=([.I514]-[.J514])*100/[.I514]" office:value-type="float" office:value="45.1791762263739" calcext:value-type="float">
            <text:p>45.1791762264</text:p>
          </table:table-cell>
          <table:table-cell table:formula="of:=IF([.I514]&gt;[.J514]; 1; 0)" office:value-type="float" office:value="1" calcext:value-type="float">
            <text:p>1</text:p>
          </table:table-cell>
          <table:table-cell office:value-type="float" office:value="44549" calcext:value-type="float">
            <text:p>44549</text:p>
          </table:table-cell>
          <table:table-cell office:value-type="float" office:value="23837" calcext:value-type="float">
            <text:p>23837</text:p>
          </table:table-cell>
          <table:table-cell table:formula="of:=([.M514]-[.N514])*100/[.M514]" office:value-type="float" office:value="46.4926260971066" calcext:value-type="float">
            <text:p>46.4926260971</text:p>
          </table:table-cell>
          <table:table-cell table:formula="of:=IF([.M514]&gt;[.N51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48" calcext:value-type="float">
            <text:p>6348</text:p>
          </table:table-cell>
          <table:table-cell office:value-type="float" office:value="5855" calcext:value-type="float">
            <text:p>5855</text:p>
          </table:table-cell>
          <table:table-cell table:formula="of:=([.A515]-[.B515])*100/[.A515]" office:value-type="float" office:value="7.76622558286074" calcext:value-type="float">
            <text:p>7.7662255829</text:p>
          </table:table-cell>
          <table:table-cell table:formula="of:=IF([.A515]&gt;[.B515]; 1; 0)" office:value-type="float" office:value="1" calcext:value-type="float">
            <text:p>1</text:p>
          </table:table-cell>
          <table:table-cell office:value-type="float" office:value="6350" calcext:value-type="float">
            <text:p>6350</text:p>
          </table:table-cell>
          <table:table-cell office:value-type="float" office:value="6276" calcext:value-type="float">
            <text:p>6276</text:p>
          </table:table-cell>
          <table:table-cell table:formula="of:=([.E515]-[.F515])*100/[.E515]" office:value-type="float" office:value="1.16535433070866" calcext:value-type="float">
            <text:p>1.1653543307</text:p>
          </table:table-cell>
          <table:table-cell table:formula="of:=IF([.E515]&gt;[.F515]; 1; 0)" office:value-type="float" office:value="1" calcext:value-type="float">
            <text:p>1</text:p>
          </table:table-cell>
          <table:table-cell office:value-type="float" office:value="6132" calcext:value-type="float">
            <text:p>6132</text:p>
          </table:table-cell>
          <table:table-cell office:value-type="float" office:value="5380" calcext:value-type="float">
            <text:p>5380</text:p>
          </table:table-cell>
          <table:table-cell table:formula="of:=([.I515]-[.J515])*100/[.I515]" office:value-type="float" office:value="12.2635355512068" calcext:value-type="float">
            <text:p>12.2635355512</text:p>
          </table:table-cell>
          <table:table-cell table:formula="of:=IF([.I515]&gt;[.J515]; 1; 0)" office:value-type="float" office:value="1" calcext:value-type="float">
            <text:p>1</text:p>
          </table:table-cell>
          <table:table-cell office:value-type="float" office:value="6498" calcext:value-type="float">
            <text:p>6498</text:p>
          </table:table-cell>
          <table:table-cell office:value-type="float" office:value="5689" calcext:value-type="float">
            <text:p>5689</text:p>
          </table:table-cell>
          <table:table-cell table:formula="of:=([.M515]-[.N515])*100/[.M515]" office:value-type="float" office:value="12.4499846106494" calcext:value-type="float">
            <text:p>12.4499846106</text:p>
          </table:table-cell>
          <table:table-cell table:formula="of:=IF([.M515]&gt;[.N51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666" calcext:value-type="float">
            <text:p>68666</text:p>
          </table:table-cell>
          <table:table-cell office:value-type="float" office:value="33445" calcext:value-type="float">
            <text:p>33445</text:p>
          </table:table-cell>
          <table:table-cell table:formula="of:=([.A516]-[.B516])*100/[.A516]" office:value-type="float" office:value="51.2932164389946" calcext:value-type="float">
            <text:p>51.293216439</text:p>
          </table:table-cell>
          <table:table-cell table:formula="of:=IF([.A516]&gt;[.B516]; 1; 0)" office:value-type="float" office:value="1" calcext:value-type="float">
            <text:p>1</text:p>
          </table:table-cell>
          <table:table-cell office:value-type="float" office:value="92591" calcext:value-type="float">
            <text:p>92591</text:p>
          </table:table-cell>
          <table:table-cell office:value-type="float" office:value="35710" calcext:value-type="float">
            <text:p>35710</text:p>
          </table:table-cell>
          <table:table-cell table:formula="of:=([.E516]-[.F516])*100/[.E516]" office:value-type="float" office:value="61.4325366396302" calcext:value-type="float">
            <text:p>61.4325366396</text:p>
          </table:table-cell>
          <table:table-cell table:formula="of:=IF([.E516]&gt;[.F516]; 1; 0)" office:value-type="float" office:value="1" calcext:value-type="float">
            <text:p>1</text:p>
          </table:table-cell>
          <table:table-cell office:value-type="float" office:value="36851" calcext:value-type="float">
            <text:p>36851</text:p>
          </table:table-cell>
          <table:table-cell office:value-type="float" office:value="19548" calcext:value-type="float">
            <text:p>19548</text:p>
          </table:table-cell>
          <table:table-cell table:formula="of:=([.I516]-[.J516])*100/[.I516]" office:value-type="float" office:value="46.9539496892893" calcext:value-type="float">
            <text:p>46.9539496893</text:p>
          </table:table-cell>
          <table:table-cell table:formula="of:=IF([.I516]&gt;[.J516]; 1; 0)" office:value-type="float" office:value="1" calcext:value-type="float">
            <text:p>1</text:p>
          </table:table-cell>
          <table:table-cell office:value-type="float" office:value="44800" calcext:value-type="float">
            <text:p>44800</text:p>
          </table:table-cell>
          <table:table-cell office:value-type="float" office:value="24130" calcext:value-type="float">
            <text:p>24130</text:p>
          </table:table-cell>
          <table:table-cell table:formula="of:=([.M516]-[.N516])*100/[.M516]" office:value-type="float" office:value="46.1383928571429" calcext:value-type="float">
            <text:p>46.1383928571</text:p>
          </table:table-cell>
          <table:table-cell table:formula="of:=IF([.M516]&gt;[.N51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float" office:value="5770" calcext:value-type="float">
            <text:p>5770</text:p>
          </table:table-cell>
          <table:table-cell table:formula="of:=([.A517]-[.B517])*100/[.A517]" office:value-type="float" office:value="10.4037267080745" calcext:value-type="float">
            <text:p>10.4037267081</text:p>
          </table:table-cell>
          <table:table-cell table:formula="of:=IF([.A517]&gt;[.B517]; 1; 0)" office:value-type="float" office:value="1" calcext:value-type="float">
            <text:p>1</text:p>
          </table:table-cell>
          <table:table-cell office:value-type="float" office:value="11208" calcext:value-type="float">
            <text:p>11208</text:p>
          </table:table-cell>
          <table:table-cell office:value-type="float" office:value="8033" calcext:value-type="float">
            <text:p>8033</text:p>
          </table:table-cell>
          <table:table-cell table:formula="of:=([.E517]-[.F517])*100/[.E517]" office:value-type="float" office:value="28.3279800142755" calcext:value-type="float">
            <text:p>28.3279800143</text:p>
          </table:table-cell>
          <table:table-cell table:formula="of:=IF([.E517]&gt;[.F517]; 1; 0)" office:value-type="float" office:value="1" calcext:value-type="float">
            <text:p>1</text:p>
          </table:table-cell>
          <table:table-cell office:value-type="float" office:value="6372" calcext:value-type="float">
            <text:p>6372</text:p>
          </table:table-cell>
          <table:table-cell office:value-type="float" office:value="5717" calcext:value-type="float">
            <text:p>5717</text:p>
          </table:table-cell>
          <table:table-cell table:formula="of:=([.I517]-[.J517])*100/[.I517]" office:value-type="float" office:value="10.2793471437539" calcext:value-type="float">
            <text:p>10.2793471438</text:p>
          </table:table-cell>
          <table:table-cell table:formula="of:=IF([.I517]&gt;[.J517]; 1; 0)" office:value-type="float" office:value="1" calcext:value-type="float">
            <text:p>1</text:p>
          </table:table-cell>
          <table:table-cell office:value-type="float" office:value="6314" calcext:value-type="float">
            <text:p>6314</text:p>
          </table:table-cell>
          <table:table-cell office:value-type="float" office:value="5766" calcext:value-type="float">
            <text:p>5766</text:p>
          </table:table-cell>
          <table:table-cell table:formula="of:=([.M517]-[.N517])*100/[.M517]" office:value-type="float" office:value="8.67912575229648" calcext:value-type="float">
            <text:p>8.6791257523</text:p>
          </table:table-cell>
          <table:table-cell table:formula="of:=IF([.M517]&gt;[.N51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964" calcext:value-type="float">
            <text:p>67964</text:p>
          </table:table-cell>
          <table:table-cell office:value-type="float" office:value="32925" calcext:value-type="float">
            <text:p>32925</text:p>
          </table:table-cell>
          <table:table-cell table:formula="of:=([.A518]-[.B518])*100/[.A518]" office:value-type="float" office:value="51.5552351244777" calcext:value-type="float">
            <text:p>51.5552351245</text:p>
          </table:table-cell>
          <table:table-cell table:formula="of:=IF([.A518]&gt;[.B518]; 1; 0)" office:value-type="float" office:value="1" calcext:value-type="float">
            <text:p>1</text:p>
          </table:table-cell>
          <table:table-cell office:value-type="float" office:value="91875" calcext:value-type="float">
            <text:p>91875</text:p>
          </table:table-cell>
          <table:table-cell office:value-type="float" office:value="35741" calcext:value-type="float">
            <text:p>35741</text:p>
          </table:table-cell>
          <table:table-cell table:formula="of:=([.E518]-[.F518])*100/[.E518]" office:value-type="float" office:value="61.098231292517" calcext:value-type="float">
            <text:p>61.0982312925</text:p>
          </table:table-cell>
          <table:table-cell table:formula="of:=IF([.E518]&gt;[.F518]; 1; 0)" office:value-type="float" office:value="1" calcext:value-type="float">
            <text:p>1</text:p>
          </table:table-cell>
          <table:table-cell office:value-type="float" office:value="36907" calcext:value-type="float">
            <text:p>36907</text:p>
          </table:table-cell>
          <table:table-cell office:value-type="float" office:value="20508" calcext:value-type="float">
            <text:p>20508</text:p>
          </table:table-cell>
          <table:table-cell table:formula="of:=([.I518]-[.J518])*100/[.I518]" office:value-type="float" office:value="44.4333053350313" calcext:value-type="float">
            <text:p>44.433305335</text:p>
          </table:table-cell>
          <table:table-cell table:formula="of:=IF([.I518]&gt;[.J518]; 1; 0)" office:value-type="float" office:value="1" calcext:value-type="float">
            <text:p>1</text:p>
          </table:table-cell>
          <table:table-cell office:value-type="float" office:value="44575" calcext:value-type="float">
            <text:p>44575</text:p>
          </table:table-cell>
          <table:table-cell office:value-type="float" office:value="23747" calcext:value-type="float">
            <text:p>23747</text:p>
          </table:table-cell>
          <table:table-cell table:formula="of:=([.M518]-[.N518])*100/[.M518]" office:value-type="float" office:value="46.7257431295569" calcext:value-type="float">
            <text:p>46.7257431296</text:p>
          </table:table-cell>
          <table:table-cell table:formula="of:=IF([.M518]&gt;[.N51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46" calcext:value-type="float">
            <text:p>6546</text:p>
          </table:table-cell>
          <table:table-cell office:value-type="float" office:value="5978" calcext:value-type="float">
            <text:p>5978</text:p>
          </table:table-cell>
          <table:table-cell table:formula="of:=([.A519]-[.B519])*100/[.A519]" office:value-type="float" office:value="8.67705468988696" calcext:value-type="float">
            <text:p>8.6770546899</text:p>
          </table:table-cell>
          <table:table-cell table:formula="of:=IF([.A519]&gt;[.B519]; 1; 0)" office:value-type="float" office:value="1" calcext:value-type="float">
            <text:p>1</text:p>
          </table:table-cell>
          <table:table-cell office:value-type="float" office:value="6571" calcext:value-type="float">
            <text:p>6571</text:p>
          </table:table-cell>
          <table:table-cell office:value-type="float" office:value="6058" calcext:value-type="float">
            <text:p>6058</text:p>
          </table:table-cell>
          <table:table-cell table:formula="of:=([.E519]-[.F519])*100/[.E519]" office:value-type="float" office:value="7.80703089331913" calcext:value-type="float">
            <text:p>7.8070308933</text:p>
          </table:table-cell>
          <table:table-cell table:formula="of:=IF([.E519]&gt;[.F519]; 1; 0)" office:value-type="float" office:value="1" calcext:value-type="float">
            <text:p>1</text:p>
          </table:table-cell>
          <table:table-cell office:value-type="float" office:value="6931" calcext:value-type="float">
            <text:p>6931</text:p>
          </table:table-cell>
          <table:table-cell office:value-type="float" office:value="5891" calcext:value-type="float">
            <text:p>5891</text:p>
          </table:table-cell>
          <table:table-cell table:formula="of:=([.I519]-[.J519])*100/[.I519]" office:value-type="float" office:value="15.005049776367" calcext:value-type="float">
            <text:p>15.0050497764</text:p>
          </table:table-cell>
          <table:table-cell table:formula="of:=IF([.I519]&gt;[.J519]; 1; 0)" office:value-type="float" office:value="1" calcext:value-type="float">
            <text:p>1</text:p>
          </table:table-cell>
          <table:table-cell office:value-type="float" office:value="6232" calcext:value-type="float">
            <text:p>6232</text:p>
          </table:table-cell>
          <table:table-cell office:value-type="float" office:value="5660" calcext:value-type="float">
            <text:p>5660</text:p>
          </table:table-cell>
          <table:table-cell table:formula="of:=([.M519]-[.N519])*100/[.M519]" office:value-type="float" office:value="9.17843388960205" calcext:value-type="float">
            <text:p>9.1784338896</text:p>
          </table:table-cell>
          <table:table-cell table:formula="of:=IF([.M519]&gt;[.N51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677" calcext:value-type="float">
            <text:p>68677</text:p>
          </table:table-cell>
          <table:table-cell office:value-type="float" office:value="32805" calcext:value-type="float">
            <text:p>32805</text:p>
          </table:table-cell>
          <table:table-cell table:formula="of:=([.A520]-[.B520])*100/[.A520]" office:value-type="float" office:value="52.2329164057836" calcext:value-type="float">
            <text:p>52.2329164058</text:p>
          </table:table-cell>
          <table:table-cell table:formula="of:=IF([.A520]&gt;[.B520]; 1; 0)" office:value-type="float" office:value="1" calcext:value-type="float">
            <text:p>1</text:p>
          </table:table-cell>
          <table:table-cell office:value-type="float" office:value="74319" calcext:value-type="float">
            <text:p>74319</text:p>
          </table:table-cell>
          <table:table-cell office:value-type="float" office:value="34956" calcext:value-type="float">
            <text:p>34956</text:p>
          </table:table-cell>
          <table:table-cell table:formula="of:=([.E520]-[.F520])*100/[.E520]" office:value-type="float" office:value="52.9649214871029" calcext:value-type="float">
            <text:p>52.9649214871</text:p>
          </table:table-cell>
          <table:table-cell table:formula="of:=IF([.E520]&gt;[.F520]; 1; 0)" office:value-type="float" office:value="1" calcext:value-type="float">
            <text:p>1</text:p>
          </table:table-cell>
          <table:table-cell office:value-type="float" office:value="36451" calcext:value-type="float">
            <text:p>36451</text:p>
          </table:table-cell>
          <table:table-cell office:value-type="float" office:value="19187" calcext:value-type="float">
            <text:p>19187</text:p>
          </table:table-cell>
          <table:table-cell table:formula="of:=([.I520]-[.J520])*100/[.I520]" office:value-type="float" office:value="47.3622122849853" calcext:value-type="float">
            <text:p>47.362212285</text:p>
          </table:table-cell>
          <table:table-cell table:formula="of:=IF([.I520]&gt;[.J520]; 1; 0)" office:value-type="float" office:value="1" calcext:value-type="float">
            <text:p>1</text:p>
          </table:table-cell>
          <table:table-cell office:value-type="float" office:value="44740" calcext:value-type="float">
            <text:p>44740</text:p>
          </table:table-cell>
          <table:table-cell office:value-type="float" office:value="23264" calcext:value-type="float">
            <text:p>23264</text:p>
          </table:table-cell>
          <table:table-cell table:formula="of:=([.M520]-[.N520])*100/[.M520]" office:value-type="float" office:value="48.0017881090747" calcext:value-type="float">
            <text:p>48.0017881091</text:p>
          </table:table-cell>
          <table:table-cell table:formula="of:=IF([.M520]&gt;[.N52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float" office:value="6101" calcext:value-type="float">
            <text:p>6101</text:p>
          </table:table-cell>
          <table:table-cell table:formula="of:=([.A521]-[.B521])*100/[.A521]" office:value-type="float" office:value="6.15289955391478" calcext:value-type="float">
            <text:p>6.1528995539</text:p>
          </table:table-cell>
          <table:table-cell table:formula="of:=IF([.A521]&gt;[.B521]; 1; 0)" office:value-type="float" office:value="1" calcext:value-type="float">
            <text:p>1</text:p>
          </table:table-cell>
          <table:table-cell office:value-type="float" office:value="6697" calcext:value-type="float">
            <text:p>6697</text:p>
          </table:table-cell>
          <table:table-cell office:value-type="float" office:value="6172" calcext:value-type="float">
            <text:p>6172</text:p>
          </table:table-cell>
          <table:table-cell table:formula="of:=([.E521]-[.F521])*100/[.E521]" office:value-type="float" office:value="7.83933104375093" calcext:value-type="float">
            <text:p>7.8393310438</text:p>
          </table:table-cell>
          <table:table-cell table:formula="of:=IF([.E521]&gt;[.F521]; 1; 0)" office:value-type="float" office:value="1" calcext:value-type="float">
            <text:p>1</text:p>
          </table:table-cell>
          <table:table-cell office:value-type="float" office:value="6588" calcext:value-type="float">
            <text:p>6588</text:p>
          </table:table-cell>
          <table:table-cell office:value-type="float" office:value="5972" calcext:value-type="float">
            <text:p>5972</text:p>
          </table:table-cell>
          <table:table-cell table:formula="of:=([.I521]-[.J521])*100/[.I521]" office:value-type="float" office:value="9.35033394049787" calcext:value-type="float">
            <text:p>9.3503339405</text:p>
          </table:table-cell>
          <table:table-cell table:formula="of:=IF([.I521]&gt;[.J521]; 1; 0)" office:value-type="float" office:value="1" calcext:value-type="float">
            <text:p>1</text:p>
          </table:table-cell>
          <table:table-cell office:value-type="float" office:value="6701" calcext:value-type="float">
            <text:p>6701</text:p>
          </table:table-cell>
          <table:table-cell office:value-type="float" office:value="5990" calcext:value-type="float">
            <text:p>5990</text:p>
          </table:table-cell>
          <table:table-cell table:formula="of:=([.M521]-[.N521])*100/[.M521]" office:value-type="float" office:value="10.6103566631846" calcext:value-type="float">
            <text:p>10.6103566632</text:p>
          </table:table-cell>
          <table:table-cell table:formula="of:=IF([.M521]&gt;[.N52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594" calcext:value-type="float">
            <text:p>68594</text:p>
          </table:table-cell>
          <table:table-cell office:value-type="float" office:value="32690" calcext:value-type="float">
            <text:p>32690</text:p>
          </table:table-cell>
          <table:table-cell table:formula="of:=([.A522]-[.B522])*100/[.A522]" office:value-type="float" office:value="52.3427705047089" calcext:value-type="float">
            <text:p>52.3427705047</text:p>
          </table:table-cell>
          <table:table-cell table:formula="of:=IF([.A522]&gt;[.B522]; 1; 0)" office:value-type="float" office:value="1" calcext:value-type="float">
            <text:p>1</text:p>
          </table:table-cell>
          <table:table-cell office:value-type="float" office:value="73744" calcext:value-type="float">
            <text:p>73744</text:p>
          </table:table-cell>
          <table:table-cell office:value-type="float" office:value="34364" calcext:value-type="float">
            <text:p>34364</text:p>
          </table:table-cell>
          <table:table-cell table:formula="of:=([.E522]-[.F522])*100/[.E522]" office:value-type="float" office:value="53.4009546539379" calcext:value-type="float">
            <text:p>53.4009546539</text:p>
          </table:table-cell>
          <table:table-cell table:formula="of:=IF([.E522]&gt;[.F522]; 1; 0)" office:value-type="float" office:value="1" calcext:value-type="float">
            <text:p>1</text:p>
          </table:table-cell>
          <table:table-cell office:value-type="float" office:value="37015" calcext:value-type="float">
            <text:p>37015</text:p>
          </table:table-cell>
          <table:table-cell office:value-type="float" office:value="19692" calcext:value-type="float">
            <text:p>19692</text:p>
          </table:table-cell>
          <table:table-cell table:formula="of:=([.I522]-[.J522])*100/[.I522]" office:value-type="float" office:value="46.7999459678509" calcext:value-type="float">
            <text:p>46.7999459679</text:p>
          </table:table-cell>
          <table:table-cell table:formula="of:=IF([.I522]&gt;[.J522]; 1; 0)" office:value-type="float" office:value="1" calcext:value-type="float">
            <text:p>1</text:p>
          </table:table-cell>
          <table:table-cell office:value-type="float" office:value="45336" calcext:value-type="float">
            <text:p>45336</text:p>
          </table:table-cell>
          <table:table-cell office:value-type="float" office:value="23512" calcext:value-type="float">
            <text:p>23512</text:p>
          </table:table-cell>
          <table:table-cell table:formula="of:=([.M522]-[.N522])*100/[.M522]" office:value-type="float" office:value="48.1383448032469" calcext:value-type="float">
            <text:p>48.1383448032</text:p>
          </table:table-cell>
          <table:table-cell table:formula="of:=IF([.M522]&gt;[.N52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14" calcext:value-type="float">
            <text:p>6814</text:p>
          </table:table-cell>
          <table:table-cell office:value-type="float" office:value="6188" calcext:value-type="float">
            <text:p>6188</text:p>
          </table:table-cell>
          <table:table-cell table:formula="of:=([.A523]-[.B523])*100/[.A523]" office:value-type="float" office:value="9.18696800704432" calcext:value-type="float">
            <text:p>9.186968007</text:p>
          </table:table-cell>
          <table:table-cell table:formula="of:=IF([.A523]&gt;[.B523]; 1; 0)" office:value-type="float" office:value="1" calcext:value-type="float">
            <text:p>1</text:p>
          </table:table-cell>
          <table:table-cell office:value-type="float" office:value="6794" calcext:value-type="float">
            <text:p>6794</text:p>
          </table:table-cell>
          <table:table-cell office:value-type="float" office:value="6232" calcext:value-type="float">
            <text:p>6232</text:p>
          </table:table-cell>
          <table:table-cell table:formula="of:=([.E523]-[.F523])*100/[.E523]" office:value-type="float" office:value="8.27200471003827" calcext:value-type="float">
            <text:p>8.27200471</text:p>
          </table:table-cell>
          <table:table-cell table:formula="of:=IF([.E523]&gt;[.F523]; 1; 0)" office:value-type="float" office:value="1" calcext:value-type="float">
            <text:p>1</text:p>
          </table:table-cell>
          <table:table-cell office:value-type="float" office:value="6703" calcext:value-type="float">
            <text:p>6703</text:p>
          </table:table-cell>
          <table:table-cell office:value-type="float" office:value="6052" calcext:value-type="float">
            <text:p>6052</text:p>
          </table:table-cell>
          <table:table-cell table:formula="of:=([.I523]-[.J523])*100/[.I523]" office:value-type="float" office:value="9.71206922273609" calcext:value-type="float">
            <text:p>9.7120692227</text:p>
          </table:table-cell>
          <table:table-cell table:formula="of:=IF([.I523]&gt;[.J523]; 1; 0)" office:value-type="float" office:value="1" calcext:value-type="float">
            <text:p>1</text:p>
          </table:table-cell>
          <table:table-cell office:value-type="float" office:value="6737" calcext:value-type="float">
            <text:p>6737</text:p>
          </table:table-cell>
          <table:table-cell office:value-type="float" office:value="5967" calcext:value-type="float">
            <text:p>5967</text:p>
          </table:table-cell>
          <table:table-cell table:formula="of:=([.M523]-[.N523])*100/[.M523]" office:value-type="float" office:value="11.4294196229776" calcext:value-type="float">
            <text:p>11.429419623</text:p>
          </table:table-cell>
          <table:table-cell table:formula="of:=IF([.M523]&gt;[.N52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040" calcext:value-type="float">
            <text:p>68040</text:p>
          </table:table-cell>
          <table:table-cell office:value-type="float" office:value="31901" calcext:value-type="float">
            <text:p>31901</text:p>
          </table:table-cell>
          <table:table-cell table:formula="of:=([.A524]-[.B524])*100/[.A524]" office:value-type="float" office:value="53.1143445032334" calcext:value-type="float">
            <text:p>53.1143445032</text:p>
          </table:table-cell>
          <table:table-cell table:formula="of:=IF([.A524]&gt;[.B524]; 1; 0)" office:value-type="float" office:value="1" calcext:value-type="float">
            <text:p>1</text:p>
          </table:table-cell>
          <table:table-cell office:value-type="float" office:value="74784" calcext:value-type="float">
            <text:p>74784</text:p>
          </table:table-cell>
          <table:table-cell office:value-type="float" office:value="33382" calcext:value-type="float">
            <text:p>33382</text:p>
          </table:table-cell>
          <table:table-cell table:formula="of:=([.E524]-[.F524])*100/[.E524]" office:value-type="float" office:value="55.3621095421481" calcext:value-type="float">
            <text:p>55.3621095421</text:p>
          </table:table-cell>
          <table:table-cell table:formula="of:=IF([.E524]&gt;[.F524]; 1; 0)" office:value-type="float" office:value="1" calcext:value-type="float">
            <text:p>1</text:p>
          </table:table-cell>
          <table:table-cell office:value-type="float" office:value="36577" calcext:value-type="float">
            <text:p>36577</text:p>
          </table:table-cell>
          <table:table-cell office:value-type="float" office:value="19241" calcext:value-type="float">
            <text:p>19241</text:p>
          </table:table-cell>
          <table:table-cell table:formula="of:=([.I524]-[.J524])*100/[.I524]" office:value-type="float" office:value="47.3959045301692" calcext:value-type="float">
            <text:p>47.3959045302</text:p>
          </table:table-cell>
          <table:table-cell table:formula="of:=IF([.I524]&gt;[.J524]; 1; 0)" office:value-type="float" office:value="1" calcext:value-type="float">
            <text:p>1</text:p>
          </table:table-cell>
          <table:table-cell office:value-type="float" office:value="45287" calcext:value-type="float">
            <text:p>45287</text:p>
          </table:table-cell>
          <table:table-cell office:value-type="float" office:value="23050" calcext:value-type="float">
            <text:p>23050</text:p>
          </table:table-cell>
          <table:table-cell table:formula="of:=([.M524]-[.N524])*100/[.M524]" office:value-type="float" office:value="49.1023914147548" calcext:value-type="float">
            <text:p>49.1023914148</text:p>
          </table:table-cell>
          <table:table-cell table:formula="of:=IF([.M524]&gt;[.N52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92" calcext:value-type="float">
            <text:p>6992</text:p>
          </table:table-cell>
          <table:table-cell office:value-type="float" office:value="6316" calcext:value-type="float">
            <text:p>6316</text:p>
          </table:table-cell>
          <table:table-cell table:formula="of:=([.A525]-[.B525])*100/[.A525]" office:value-type="float" office:value="9.66819221967963" calcext:value-type="float">
            <text:p>9.6681922197</text:p>
          </table:table-cell>
          <table:table-cell table:formula="of:=IF([.A525]&gt;[.B525]; 1; 0)" office:value-type="float" office:value="1" calcext:value-type="float">
            <text:p>1</text:p>
          </table:table-cell>
          <table:table-cell office:value-type="float" office:value="7339" calcext:value-type="float">
            <text:p>7339</text:p>
          </table:table-cell>
          <table:table-cell office:value-type="float" office:value="6357" calcext:value-type="float">
            <text:p>6357</text:p>
          </table:table-cell>
          <table:table-cell table:formula="of:=([.E525]-[.F525])*100/[.E525]" office:value-type="float" office:value="13.3805695598855" calcext:value-type="float">
            <text:p>13.3805695599</text:p>
          </table:table-cell>
          <table:table-cell table:formula="of:=IF([.E525]&gt;[.F525]; 1; 0)" office:value-type="float" office:value="1" calcext:value-type="float">
            <text:p>1</text:p>
          </table:table-cell>
          <table:table-cell office:value-type="float" office:value="6808" calcext:value-type="float">
            <text:p>6808</text:p>
          </table:table-cell>
          <table:table-cell office:value-type="float" office:value="6173" calcext:value-type="float">
            <text:p>6173</text:p>
          </table:table-cell>
          <table:table-cell table:formula="of:=([.I525]-[.J525])*100/[.I525]" office:value-type="float" office:value="9.32726204465335" calcext:value-type="float">
            <text:p>9.3272620447</text:p>
          </table:table-cell>
          <table:table-cell table:formula="of:=IF([.I525]&gt;[.J525]; 1; 0)" office:value-type="float" office:value="1" calcext:value-type="float">
            <text:p>1</text:p>
          </table:table-cell>
          <table:table-cell office:value-type="float" office:value="6922" calcext:value-type="float">
            <text:p>6922</text:p>
          </table:table-cell>
          <table:table-cell office:value-type="float" office:value="6252" calcext:value-type="float">
            <text:p>6252</text:p>
          </table:table-cell>
          <table:table-cell table:formula="of:=([.M525]-[.N525])*100/[.M525]" office:value-type="float" office:value="9.6792834440913" calcext:value-type="float">
            <text:p>9.6792834441</text:p>
          </table:table-cell>
          <table:table-cell table:formula="of:=IF([.M525]&gt;[.N52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379" calcext:value-type="float">
            <text:p>68379</text:p>
          </table:table-cell>
          <table:table-cell office:value-type="float" office:value="31893" calcext:value-type="float">
            <text:p>31893</text:p>
          </table:table-cell>
          <table:table-cell table:formula="of:=([.A526]-[.B526])*100/[.A526]" office:value-type="float" office:value="53.358487254859" calcext:value-type="float">
            <text:p>53.3584872549</text:p>
          </table:table-cell>
          <table:table-cell table:formula="of:=IF([.A526]&gt;[.B526]; 1; 0)" office:value-type="float" office:value="1" calcext:value-type="float">
            <text:p>1</text:p>
          </table:table-cell>
          <table:table-cell office:value-type="float" office:value="73717" calcext:value-type="float">
            <text:p>73717</text:p>
          </table:table-cell>
          <table:table-cell office:value-type="float" office:value="32883" calcext:value-type="float">
            <text:p>32883</text:p>
          </table:table-cell>
          <table:table-cell table:formula="of:=([.E526]-[.F526])*100/[.E526]" office:value-type="float" office:value="55.392921578469" calcext:value-type="float">
            <text:p>55.3929215785</text:p>
          </table:table-cell>
          <table:table-cell table:formula="of:=IF([.E526]&gt;[.F526]; 1; 0)" office:value-type="float" office:value="1" calcext:value-type="float">
            <text:p>1</text:p>
          </table:table-cell>
          <table:table-cell office:value-type="float" office:value="36709" calcext:value-type="float">
            <text:p>36709</text:p>
          </table:table-cell>
          <table:table-cell office:value-type="float" office:value="19030" calcext:value-type="float">
            <text:p>19030</text:p>
          </table:table-cell>
          <table:table-cell table:formula="of:=([.I526]-[.J526])*100/[.I526]" office:value-type="float" office:value="48.1598518074587" calcext:value-type="float">
            <text:p>48.1598518075</text:p>
          </table:table-cell>
          <table:table-cell table:formula="of:=IF([.I526]&gt;[.J526]; 1; 0)" office:value-type="float" office:value="1" calcext:value-type="float">
            <text:p>1</text:p>
          </table:table-cell>
          <table:table-cell office:value-type="float" office:value="45488" calcext:value-type="float">
            <text:p>45488</text:p>
          </table:table-cell>
          <table:table-cell office:value-type="float" office:value="22314" calcext:value-type="float">
            <text:p>22314</text:p>
          </table:table-cell>
          <table:table-cell table:formula="of:=([.M526]-[.N526])*100/[.M526]" office:value-type="float" office:value="50.9453042560675" calcext:value-type="float">
            <text:p>50.9453042561</text:p>
          </table:table-cell>
          <table:table-cell table:formula="of:=IF([.M526]&gt;[.N52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12" calcext:value-type="float">
            <text:p>6812</text:p>
          </table:table-cell>
          <table:table-cell office:value-type="float" office:value="6657" calcext:value-type="float">
            <text:p>6657</text:p>
          </table:table-cell>
          <table:table-cell table:formula="of:=([.A527]-[.B527])*100/[.A527]" office:value-type="float" office:value="2.27539635936582" calcext:value-type="float">
            <text:p>2.2753963594</text:p>
          </table:table-cell>
          <table:table-cell table:formula="of:=IF([.A527]&gt;[.B527]; 1; 0)" office:value-type="float" office:value="1" calcext:value-type="float">
            <text:p>1</text:p>
          </table:table-cell>
          <table:table-cell office:value-type="float" office:value="6582" calcext:value-type="float">
            <text:p>6582</text:p>
          </table:table-cell>
          <table:table-cell office:value-type="float" office:value="6671" calcext:value-type="float">
            <text:p>6671</text:p>
          </table:table-cell>
          <table:table-cell table:formula="of:=([.E527]-[.F527])*100/[.E527]" office:value-type="float" office:value="-1.35217259191735" calcext:value-type="float">
            <text:p>-1.3521725919</text:p>
          </table:table-cell>
          <table:table-cell table:formula="of:=IF([.E527]&gt;[.F527]; 1; 0)" office:value-type="float" office:value="0" calcext:value-type="float">
            <text:p>0</text:p>
          </table:table-cell>
          <table:table-cell office:value-type="float" office:value="7009" calcext:value-type="float">
            <text:p>7009</text:p>
          </table:table-cell>
          <table:table-cell office:value-type="float" office:value="6274" calcext:value-type="float">
            <text:p>6274</text:p>
          </table:table-cell>
          <table:table-cell table:formula="of:=([.I527]-[.J527])*100/[.I527]" office:value-type="float" office:value="10.4865173348552" calcext:value-type="float">
            <text:p>10.4865173349</text:p>
          </table:table-cell>
          <table:table-cell table:formula="of:=IF([.I527]&gt;[.J527]; 1; 0)" office:value-type="float" office:value="1" calcext:value-type="float">
            <text:p>1</text:p>
          </table:table-cell>
          <table:table-cell office:value-type="float" office:value="7209" calcext:value-type="float">
            <text:p>7209</text:p>
          </table:table-cell>
          <table:table-cell office:value-type="float" office:value="6311" calcext:value-type="float">
            <text:p>6311</text:p>
          </table:table-cell>
          <table:table-cell table:formula="of:=([.M527]-[.N527])*100/[.M527]" office:value-type="float" office:value="12.4566514079623" calcext:value-type="float">
            <text:p>12.456651408</text:p>
          </table:table-cell>
          <table:table-cell table:formula="of:=IF([.M527]&gt;[.N52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980" calcext:value-type="float">
            <text:p>67980</text:p>
          </table:table-cell>
          <table:table-cell office:value-type="float" office:value="30133" calcext:value-type="float">
            <text:p>30133</text:p>
          </table:table-cell>
          <table:table-cell table:formula="of:=([.A528]-[.B528])*100/[.A528]" office:value-type="float" office:value="55.6737275669314" calcext:value-type="float">
            <text:p>55.6737275669</text:p>
          </table:table-cell>
          <table:table-cell table:formula="of:=IF([.A528]&gt;[.B528]; 1; 0)" office:value-type="float" office:value="1" calcext:value-type="float">
            <text:p>1</text:p>
          </table:table-cell>
          <table:table-cell office:value-type="float" office:value="92976" calcext:value-type="float">
            <text:p>92976</text:p>
          </table:table-cell>
          <table:table-cell office:value-type="float" office:value="32975" calcext:value-type="float">
            <text:p>32975</text:p>
          </table:table-cell>
          <table:table-cell table:formula="of:=([.E528]-[.F528])*100/[.E528]" office:value-type="float" office:value="64.5338581999656" calcext:value-type="float">
            <text:p>64.5338582</text:p>
          </table:table-cell>
          <table:table-cell table:formula="of:=IF([.E528]&gt;[.F528]; 1; 0)" office:value-type="float" office:value="1" calcext:value-type="float">
            <text:p>1</text:p>
          </table:table-cell>
          <table:table-cell office:value-type="float" office:value="37168" calcext:value-type="float">
            <text:p>37168</text:p>
          </table:table-cell>
          <table:table-cell office:value-type="float" office:value="18939" calcext:value-type="float">
            <text:p>18939</text:p>
          </table:table-cell>
          <table:table-cell table:formula="of:=([.I528]-[.J528])*100/[.I528]" office:value-type="float" office:value="49.0448773138183" calcext:value-type="float">
            <text:p>49.0448773138</text:p>
          </table:table-cell>
          <table:table-cell table:formula="of:=IF([.I528]&gt;[.J528]; 1; 0)" office:value-type="float" office:value="1" calcext:value-type="float">
            <text:p>1</text:p>
          </table:table-cell>
          <table:table-cell office:value-type="float" office:value="44996" calcext:value-type="float">
            <text:p>44996</text:p>
          </table:table-cell>
          <table:table-cell office:value-type="float" office:value="22046" calcext:value-type="float">
            <text:p>22046</text:p>
          </table:table-cell>
          <table:table-cell table:formula="of:=([.M528]-[.N528])*100/[.M528]" office:value-type="float" office:value="51.0045337363321" calcext:value-type="float">
            <text:p>51.0045337363</text:p>
          </table:table-cell>
          <table:table-cell table:formula="of:=IF([.M528]&gt;[.N52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float" office:value="6128" calcext:value-type="float">
            <text:p>6128</text:p>
          </table:table-cell>
          <table:table-cell table:formula="of:=([.A529]-[.B529])*100/[.A529]" office:value-type="float" office:value="13.8599943772842" calcext:value-type="float">
            <text:p>13.8599943773</text:p>
          </table:table-cell>
          <table:table-cell table:formula="of:=IF([.A529]&gt;[.B529]; 1; 0)" office:value-type="float" office:value="1" calcext:value-type="float">
            <text:p>1</text:p>
          </table:table-cell>
          <table:table-cell office:value-type="float" office:value="7179" calcext:value-type="float">
            <text:p>7179</text:p>
          </table:table-cell>
          <table:table-cell office:value-type="float" office:value="6599" calcext:value-type="float">
            <text:p>6599</text:p>
          </table:table-cell>
          <table:table-cell table:formula="of:=([.E529]-[.F529])*100/[.E529]" office:value-type="float" office:value="8.07911965454799" calcext:value-type="float">
            <text:p>8.0791196545</text:p>
          </table:table-cell>
          <table:table-cell table:formula="of:=IF([.E529]&gt;[.F529]; 1; 0)" office:value-type="float" office:value="1" calcext:value-type="float">
            <text:p>1</text:p>
          </table:table-cell>
          <table:table-cell office:value-type="float" office:value="7032" calcext:value-type="float">
            <text:p>7032</text:p>
          </table:table-cell>
          <table:table-cell office:value-type="float" office:value="6360" calcext:value-type="float">
            <text:p>6360</text:p>
          </table:table-cell>
          <table:table-cell table:formula="of:=([.I529]-[.J529])*100/[.I529]" office:value-type="float" office:value="9.55631399317406" calcext:value-type="float">
            <text:p>9.5563139932</text:p>
          </table:table-cell>
          <table:table-cell table:formula="of:=IF([.I529]&gt;[.J529]; 1; 0)" office:value-type="float" office:value="1" calcext:value-type="float">
            <text:p>1</text:p>
          </table:table-cell>
          <table:table-cell office:value-type="float" office:value="7070" calcext:value-type="float">
            <text:p>7070</text:p>
          </table:table-cell>
          <table:table-cell office:value-type="float" office:value="6946" calcext:value-type="float">
            <text:p>6946</text:p>
          </table:table-cell>
          <table:table-cell table:formula="of:=([.M529]-[.N529])*100/[.M529]" office:value-type="float" office:value="1.75388967468175" calcext:value-type="float">
            <text:p>1.7538896747</text:p>
          </table:table-cell>
          <table:table-cell table:formula="of:=IF([.M529]&gt;[.N52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943" calcext:value-type="float">
            <text:p>68943</text:p>
          </table:table-cell>
          <table:table-cell office:value-type="float" office:value="30484" calcext:value-type="float">
            <text:p>30484</text:p>
          </table:table-cell>
          <table:table-cell table:formula="of:=([.A530]-[.B530])*100/[.A530]" office:value-type="float" office:value="55.7837633987497" calcext:value-type="float">
            <text:p>55.7837633987</text:p>
          </table:table-cell>
          <table:table-cell table:formula="of:=IF([.A530]&gt;[.B530]; 1; 0)" office:value-type="float" office:value="1" calcext:value-type="float">
            <text:p>1</text:p>
          </table:table-cell>
          <table:table-cell office:value-type="float" office:value="76583" calcext:value-type="float">
            <text:p>76583</text:p>
          </table:table-cell>
          <table:table-cell office:value-type="float" office:value="32117" calcext:value-type="float">
            <text:p>32117</text:p>
          </table:table-cell>
          <table:table-cell table:formula="of:=([.E530]-[.F530])*100/[.E530]" office:value-type="float" office:value="58.0624942872439" calcext:value-type="float">
            <text:p>58.0624942872</text:p>
          </table:table-cell>
          <table:table-cell table:formula="of:=IF([.E530]&gt;[.F530]; 1; 0)" office:value-type="float" office:value="1" calcext:value-type="float">
            <text:p>1</text:p>
          </table:table-cell>
          <table:table-cell office:value-type="float" office:value="37078" calcext:value-type="float">
            <text:p>37078</text:p>
          </table:table-cell>
          <table:table-cell office:value-type="float" office:value="18925" calcext:value-type="float">
            <text:p>18925</text:p>
          </table:table-cell>
          <table:table-cell table:formula="of:=([.I530]-[.J530])*100/[.I530]" office:value-type="float" office:value="48.9589513997519" calcext:value-type="float">
            <text:p>48.9589513998</text:p>
          </table:table-cell>
          <table:table-cell table:formula="of:=IF([.I530]&gt;[.J530]; 1; 0)" office:value-type="float" office:value="1" calcext:value-type="float">
            <text:p>1</text:p>
          </table:table-cell>
          <table:table-cell office:value-type="float" office:value="45912" calcext:value-type="float">
            <text:p>45912</text:p>
          </table:table-cell>
          <table:table-cell office:value-type="float" office:value="22000" calcext:value-type="float">
            <text:p>22000</text:p>
          </table:table-cell>
          <table:table-cell table:formula="of:=([.M530]-[.N530])*100/[.M530]" office:value-type="float" office:value="52.0822442934309" calcext:value-type="float">
            <text:p>52.0822442934</text:p>
          </table:table-cell>
          <table:table-cell table:formula="of:=IF([.M530]&gt;[.N53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73" calcext:value-type="float">
            <text:p>6973</text:p>
          </table:table-cell>
          <table:table-cell office:value-type="float" office:value="6650" calcext:value-type="float">
            <text:p>6650</text:p>
          </table:table-cell>
          <table:table-cell table:formula="of:=([.A531]-[.B531])*100/[.A531]" office:value-type="float" office:value="4.63215258855586" calcext:value-type="float">
            <text:p>4.6321525886</text:p>
          </table:table-cell>
          <table:table-cell table:formula="of:=IF([.A531]&gt;[.B531]; 1; 0)" office:value-type="float" office:value="1" calcext:value-type="float">
            <text:p>1</text:p>
          </table:table-cell>
          <table:table-cell office:value-type="float" office:value="7247" calcext:value-type="float">
            <text:p>7247</text:p>
          </table:table-cell>
          <table:table-cell office:value-type="float" office:value="6659" calcext:value-type="float">
            <text:p>6659</text:p>
          </table:table-cell>
          <table:table-cell table:formula="of:=([.E531]-[.F531])*100/[.E531]" office:value-type="float" office:value="8.11370222160894" calcext:value-type="float">
            <text:p>8.1137022216</text:p>
          </table:table-cell>
          <table:table-cell table:formula="of:=IF([.E531]&gt;[.F531]; 1; 0)" office:value-type="float" office:value="1" calcext:value-type="float">
            <text:p>1</text:p>
          </table:table-cell>
          <table:table-cell office:value-type="float" office:value="7134" calcext:value-type="float">
            <text:p>7134</text:p>
          </table:table-cell>
          <table:table-cell office:value-type="float" office:value="6477" calcext:value-type="float">
            <text:p>6477</text:p>
          </table:table-cell>
          <table:table-cell table:formula="of:=([.I531]-[.J531])*100/[.I531]" office:value-type="float" office:value="9.2094196804037" calcext:value-type="float">
            <text:p>9.2094196804</text:p>
          </table:table-cell>
          <table:table-cell table:formula="of:=IF([.I531]&gt;[.J531]; 1; 0)" office:value-type="float" office:value="1" calcext:value-type="float">
            <text:p>1</text:p>
          </table:table-cell>
          <table:table-cell office:value-type="float" office:value="7213" calcext:value-type="float">
            <text:p>7213</text:p>
          </table:table-cell>
          <table:table-cell office:value-type="float" office:value="6366" calcext:value-type="float">
            <text:p>6366</text:p>
          </table:table-cell>
          <table:table-cell table:formula="of:=([.M531]-[.N531])*100/[.M531]" office:value-type="float" office:value="11.7426868154721" calcext:value-type="float">
            <text:p>11.7426868155</text:p>
          </table:table-cell>
          <table:table-cell table:formula="of:=IF([.M531]&gt;[.N53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870" calcext:value-type="float">
            <text:p>67870</text:p>
          </table:table-cell>
          <table:table-cell office:value-type="float" office:value="29097" calcext:value-type="float">
            <text:p>29097</text:p>
          </table:table-cell>
          <table:table-cell table:formula="of:=([.A532]-[.B532])*100/[.A532]" office:value-type="float" office:value="57.1283335789008" calcext:value-type="float">
            <text:p>57.1283335789</text:p>
          </table:table-cell>
          <table:table-cell table:formula="of:=IF([.A532]&gt;[.B532]; 1; 0)" office:value-type="float" office:value="1" calcext:value-type="float">
            <text:p>1</text:p>
          </table:table-cell>
          <table:table-cell office:value-type="float" office:value="74660" calcext:value-type="float">
            <text:p>74660</text:p>
          </table:table-cell>
          <table:table-cell office:value-type="float" office:value="31610" calcext:value-type="float">
            <text:p>31610</text:p>
          </table:table-cell>
          <table:table-cell table:formula="of:=([.E532]-[.F532])*100/[.E532]" office:value-type="float" office:value="57.6613983391374" calcext:value-type="float">
            <text:p>57.6613983391</text:p>
          </table:table-cell>
          <table:table-cell table:formula="of:=IF([.E532]&gt;[.F532]; 1; 0)" office:value-type="float" office:value="1" calcext:value-type="float">
            <text:p>1</text:p>
          </table:table-cell>
          <table:table-cell office:value-type="float" office:value="36264" calcext:value-type="float">
            <text:p>36264</text:p>
          </table:table-cell>
          <table:table-cell office:value-type="float" office:value="18048" calcext:value-type="float">
            <text:p>18048</text:p>
          </table:table-cell>
          <table:table-cell table:formula="of:=([.I532]-[.J532])*100/[.I532]" office:value-type="float" office:value="50.2316346790205" calcext:value-type="float">
            <text:p>50.231634679</text:p>
          </table:table-cell>
          <table:table-cell table:formula="of:=IF([.I532]&gt;[.J532]; 1; 0)" office:value-type="float" office:value="1" calcext:value-type="float">
            <text:p>1</text:p>
          </table:table-cell>
          <table:table-cell office:value-type="float" office:value="45165" calcext:value-type="float">
            <text:p>45165</text:p>
          </table:table-cell>
          <table:table-cell office:value-type="float" office:value="21205" calcext:value-type="float">
            <text:p>21205</text:p>
          </table:table-cell>
          <table:table-cell table:formula="of:=([.M532]-[.N532])*100/[.M532]" office:value-type="float" office:value="53.0499280416252" calcext:value-type="float">
            <text:p>53.0499280416</text:p>
          </table:table-cell>
          <table:table-cell table:formula="of:=IF([.M532]&gt;[.N53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52" calcext:value-type="float">
            <text:p>7352</text:p>
          </table:table-cell>
          <table:table-cell office:value-type="float" office:value="6343" calcext:value-type="float">
            <text:p>6343</text:p>
          </table:table-cell>
          <table:table-cell table:formula="of:=([.A533]-[.B533])*100/[.A533]" office:value-type="float" office:value="13.7241566920566" calcext:value-type="float">
            <text:p>13.7241566921</text:p>
          </table:table-cell>
          <table:table-cell table:formula="of:=IF([.A533]&gt;[.B533]; 1; 0)" office:value-type="float" office:value="1" calcext:value-type="float">
            <text:p>1</text:p>
          </table:table-cell>
          <table:table-cell office:value-type="float" office:value="7368" calcext:value-type="float">
            <text:p>7368</text:p>
          </table:table-cell>
          <table:table-cell office:value-type="float" office:value="6798" calcext:value-type="float">
            <text:p>6798</text:p>
          </table:table-cell>
          <table:table-cell table:formula="of:=([.E533]-[.F533])*100/[.E533]" office:value-type="float" office:value="7.73615635179153" calcext:value-type="float">
            <text:p>7.7361563518</text:p>
          </table:table-cell>
          <table:table-cell table:formula="of:=IF([.E533]&gt;[.F533]; 1; 0)" office:value-type="float" office:value="1" calcext:value-type="float">
            <text:p>1</text:p>
          </table:table-cell>
          <table:table-cell office:value-type="float" office:value="7188" calcext:value-type="float">
            <text:p>7188</text:p>
          </table:table-cell>
          <table:table-cell office:value-type="float" office:value="6580" calcext:value-type="float">
            <text:p>6580</text:p>
          </table:table-cell>
          <table:table-cell table:formula="of:=([.I533]-[.J533])*100/[.I533]" office:value-type="float" office:value="8.45854201446856" calcext:value-type="float">
            <text:p>8.4585420145</text:p>
          </table:table-cell>
          <table:table-cell table:formula="of:=IF([.I533]&gt;[.J533]; 1; 0)" office:value-type="float" office:value="1" calcext:value-type="float">
            <text:p>1</text:p>
          </table:table-cell>
          <table:table-cell office:value-type="float" office:value="7325" calcext:value-type="float">
            <text:p>7325</text:p>
          </table:table-cell>
          <table:table-cell office:value-type="float" office:value="6623" calcext:value-type="float">
            <text:p>6623</text:p>
          </table:table-cell>
          <table:table-cell table:formula="of:=([.M533]-[.N533])*100/[.M533]" office:value-type="float" office:value="9.58361774744027" calcext:value-type="float">
            <text:p>9.5836177474</text:p>
          </table:table-cell>
          <table:table-cell table:formula="of:=IF([.M533]&gt;[.N53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124" calcext:value-type="float">
            <text:p>68124</text:p>
          </table:table-cell>
          <table:table-cell office:value-type="float" office:value="29035" calcext:value-type="float">
            <text:p>29035</text:p>
          </table:table-cell>
          <table:table-cell table:formula="of:=([.A534]-[.B534])*100/[.A534]" office:value-type="float" office:value="57.3791908872057" calcext:value-type="float">
            <text:p>57.3791908872</text:p>
          </table:table-cell>
          <table:table-cell table:formula="of:=IF([.A534]&gt;[.B534]; 1; 0)" office:value-type="float" office:value="1" calcext:value-type="float">
            <text:p>1</text:p>
          </table:table-cell>
          <table:table-cell office:value-type="float" office:value="74339" calcext:value-type="float">
            <text:p>74339</text:p>
          </table:table-cell>
          <table:table-cell office:value-type="float" office:value="29979" calcext:value-type="float">
            <text:p>29979</text:p>
          </table:table-cell>
          <table:table-cell table:formula="of:=([.E534]-[.F534])*100/[.E534]" office:value-type="float" office:value="59.6725810140034" calcext:value-type="float">
            <text:p>59.672581014</text:p>
          </table:table-cell>
          <table:table-cell table:formula="of:=IF([.E534]&gt;[.F534]; 1; 0)" office:value-type="float" office:value="1" calcext:value-type="float">
            <text:p>1</text:p>
          </table:table-cell>
          <table:table-cell office:value-type="float" office:value="37012" calcext:value-type="float">
            <text:p>37012</text:p>
          </table:table-cell>
          <table:table-cell office:value-type="float" office:value="18144" calcext:value-type="float">
            <text:p>18144</text:p>
          </table:table-cell>
          <table:table-cell table:formula="of:=([.I534]-[.J534])*100/[.I534]" office:value-type="float" office:value="50.9780611693505" calcext:value-type="float">
            <text:p>50.9780611694</text:p>
          </table:table-cell>
          <table:table-cell table:formula="of:=IF([.I534]&gt;[.J534]; 1; 0)" office:value-type="float" office:value="1" calcext:value-type="float">
            <text:p>1</text:p>
          </table:table-cell>
          <table:table-cell office:value-type="float" office:value="44645" calcext:value-type="float">
            <text:p>44645</text:p>
          </table:table-cell>
          <table:table-cell office:value-type="float" office:value="21355" calcext:value-type="float">
            <text:p>21355</text:p>
          </table:table-cell>
          <table:table-cell table:formula="of:=([.M534]-[.N534])*100/[.M534]" office:value-type="float" office:value="52.167095979393" calcext:value-type="float">
            <text:p>52.1670959794</text:p>
          </table:table-cell>
          <table:table-cell table:formula="of:=IF([.M534]&gt;[.N53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49" calcext:value-type="float">
            <text:p>7349</text:p>
          </table:table-cell>
          <table:table-cell office:value-type="float" office:value="6840" calcext:value-type="float">
            <text:p>6840</text:p>
          </table:table-cell>
          <table:table-cell table:formula="of:=([.A535]-[.B535])*100/[.A535]" office:value-type="float" office:value="6.92611239624439" calcext:value-type="float">
            <text:p>6.9261123962</text:p>
          </table:table-cell>
          <table:table-cell table:formula="of:=IF([.A535]&gt;[.B535]; 1; 0)" office:value-type="float" office:value="1" calcext:value-type="float">
            <text:p>1</text:p>
          </table:table-cell>
          <table:table-cell office:value-type="float" office:value="8014" calcext:value-type="float">
            <text:p>8014</text:p>
          </table:table-cell>
          <table:table-cell office:value-type="float" office:value="6858" calcext:value-type="float">
            <text:p>6858</text:p>
          </table:table-cell>
          <table:table-cell table:formula="of:=([.E535]-[.F535])*100/[.E535]" office:value-type="float" office:value="14.4247566758173" calcext:value-type="float">
            <text:p>14.4247566758</text:p>
          </table:table-cell>
          <table:table-cell table:formula="of:=IF([.E535]&gt;[.F535]; 1; 0)" office:value-type="float" office:value="1" calcext:value-type="float">
            <text:p>1</text:p>
          </table:table-cell>
          <table:table-cell office:value-type="float" office:value="7522" calcext:value-type="float">
            <text:p>7522</text:p>
          </table:table-cell>
          <table:table-cell office:value-type="float" office:value="6361" calcext:value-type="float">
            <text:p>6361</text:p>
          </table:table-cell>
          <table:table-cell table:formula="of:=([.I535]-[.J535])*100/[.I535]" office:value-type="float" office:value="15.4347248072321" calcext:value-type="float">
            <text:p>15.4347248072</text:p>
          </table:table-cell>
          <table:table-cell table:formula="of:=IF([.I535]&gt;[.J535]; 1; 0)" office:value-type="float" office:value="1" calcext:value-type="float">
            <text:p>1</text:p>
          </table:table-cell>
          <table:table-cell office:value-type="float" office:value="7372" calcext:value-type="float">
            <text:p>7372</text:p>
          </table:table-cell>
          <table:table-cell office:value-type="float" office:value="6715" calcext:value-type="float">
            <text:p>6715</text:p>
          </table:table-cell>
          <table:table-cell table:formula="of:=([.M535]-[.N535])*100/[.M535]" office:value-type="float" office:value="8.91209983722192" calcext:value-type="float">
            <text:p>8.9120998372</text:p>
          </table:table-cell>
          <table:table-cell table:formula="of:=IF([.M535]&gt;[.N53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954" calcext:value-type="float">
            <text:p>67954</text:p>
          </table:table-cell>
          <table:table-cell office:value-type="float" office:value="29450" calcext:value-type="float">
            <text:p>29450</text:p>
          </table:table-cell>
          <table:table-cell table:formula="of:=([.A536]-[.B536])*100/[.A536]" office:value-type="float" office:value="56.6618594931866" calcext:value-type="float">
            <text:p>56.6618594932</text:p>
          </table:table-cell>
          <table:table-cell table:formula="of:=IF([.A536]&gt;[.B536]; 1; 0)" office:value-type="float" office:value="1" calcext:value-type="float">
            <text:p>1</text:p>
          </table:table-cell>
          <table:table-cell office:value-type="float" office:value="73581" calcext:value-type="float">
            <text:p>73581</text:p>
          </table:table-cell>
          <table:table-cell office:value-type="float" office:value="30493" calcext:value-type="float">
            <text:p>30493</text:p>
          </table:table-cell>
          <table:table-cell table:formula="of:=([.E536]-[.F536])*100/[.E536]" office:value-type="float" office:value="58.5585952895449" calcext:value-type="float">
            <text:p>58.5585952895</text:p>
          </table:table-cell>
          <table:table-cell table:formula="of:=IF([.E536]&gt;[.F536]; 1; 0)" office:value-type="float" office:value="1" calcext:value-type="float">
            <text:p>1</text:p>
          </table:table-cell>
          <table:table-cell office:value-type="float" office:value="36710" calcext:value-type="float">
            <text:p>36710</text:p>
          </table:table-cell>
          <table:table-cell office:value-type="float" office:value="18225" calcext:value-type="float">
            <text:p>18225</text:p>
          </table:table-cell>
          <table:table-cell table:formula="of:=([.I536]-[.J536])*100/[.I536]" office:value-type="float" office:value="50.354126940888" calcext:value-type="float">
            <text:p>50.3541269409</text:p>
          </table:table-cell>
          <table:table-cell table:formula="of:=IF([.I536]&gt;[.J536]; 1; 0)" office:value-type="float" office:value="1" calcext:value-type="float">
            <text:p>1</text:p>
          </table:table-cell>
          <table:table-cell office:value-type="float" office:value="44661" calcext:value-type="float">
            <text:p>44661</text:p>
          </table:table-cell>
          <table:table-cell office:value-type="float" office:value="20771" calcext:value-type="float">
            <text:p>20771</text:p>
          </table:table-cell>
          <table:table-cell table:formula="of:=([.M536]-[.N536])*100/[.M536]" office:value-type="float" office:value="53.4918609077271" calcext:value-type="float">
            <text:p>53.4918609077</text:p>
          </table:table-cell>
          <table:table-cell table:formula="of:=IF([.M536]&gt;[.N53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78" calcext:value-type="float">
            <text:p>7578</text:p>
          </table:table-cell>
          <table:table-cell office:value-type="float" office:value="6810" calcext:value-type="float">
            <text:p>6810</text:p>
          </table:table-cell>
          <table:table-cell table:formula="of:=([.A537]-[.B537])*100/[.A537]" office:value-type="float" office:value="10.1346001583531" calcext:value-type="float">
            <text:p>10.1346001584</text:p>
          </table:table-cell>
          <table:table-cell table:formula="of:=IF([.A537]&gt;[.B537]; 1; 0)" office:value-type="float" office:value="1" calcext:value-type="float">
            <text:p>1</text:p>
          </table:table-cell>
          <table:table-cell office:value-type="float" office:value="7352" calcext:value-type="float">
            <text:p>7352</text:p>
          </table:table-cell>
          <table:table-cell office:value-type="float" office:value="6947" calcext:value-type="float">
            <text:p>6947</text:p>
          </table:table-cell>
          <table:table-cell table:formula="of:=([.E537]-[.F537])*100/[.E537]" office:value-type="float" office:value="5.50870511425462" calcext:value-type="float">
            <text:p>5.5087051143</text:p>
          </table:table-cell>
          <table:table-cell table:formula="of:=IF([.E537]&gt;[.F537]; 1; 0)" office:value-type="float" office:value="1" calcext:value-type="float">
            <text:p>1</text:p>
          </table:table-cell>
          <table:table-cell office:value-type="float" office:value="7478" calcext:value-type="float">
            <text:p>7478</text:p>
          </table:table-cell>
          <table:table-cell office:value-type="float" office:value="6756" calcext:value-type="float">
            <text:p>6756</text:p>
          </table:table-cell>
          <table:table-cell table:formula="of:=([.I537]-[.J537])*100/[.I537]" office:value-type="float" office:value="9.65498796469644" calcext:value-type="float">
            <text:p>9.6549879647</text:p>
          </table:table-cell>
          <table:table-cell table:formula="of:=IF([.I537]&gt;[.J537]; 1; 0)" office:value-type="float" office:value="1" calcext:value-type="float">
            <text:p>1</text:p>
          </table:table-cell>
          <table:table-cell office:value-type="float" office:value="7439" calcext:value-type="float">
            <text:p>7439</text:p>
          </table:table-cell>
          <table:table-cell office:value-type="float" office:value="6822" calcext:value-type="float">
            <text:p>6822</text:p>
          </table:table-cell>
          <table:table-cell table:formula="of:=([.M537]-[.N537])*100/[.M537]" office:value-type="float" office:value="8.29412555451001" calcext:value-type="float">
            <text:p>8.2941255545</text:p>
          </table:table-cell>
          <table:table-cell table:formula="of:=IF([.M537]&gt;[.N53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104" calcext:value-type="float">
            <text:p>68104</text:p>
          </table:table-cell>
          <table:table-cell office:value-type="float" office:value="28377" calcext:value-type="float">
            <text:p>28377</text:p>
          </table:table-cell>
          <table:table-cell table:formula="of:=([.A538]-[.B538])*100/[.A538]" office:value-type="float" office:value="58.3328438858217" calcext:value-type="float">
            <text:p>58.3328438858</text:p>
          </table:table-cell>
          <table:table-cell table:formula="of:=IF([.A538]&gt;[.B538]; 1; 0)" office:value-type="float" office:value="1" calcext:value-type="float">
            <text:p>1</text:p>
          </table:table-cell>
          <table:table-cell office:value-type="float" office:value="73311" calcext:value-type="float">
            <text:p>73311</text:p>
          </table:table-cell>
          <table:table-cell office:value-type="float" office:value="30061" calcext:value-type="float">
            <text:p>30061</text:p>
          </table:table-cell>
          <table:table-cell table:formula="of:=([.E538]-[.F538])*100/[.E538]" office:value-type="float" office:value="58.9952394592899" calcext:value-type="float">
            <text:p>58.9952394593</text:p>
          </table:table-cell>
          <table:table-cell table:formula="of:=IF([.E538]&gt;[.F538]; 1; 0)" office:value-type="float" office:value="1" calcext:value-type="float">
            <text:p>1</text:p>
          </table:table-cell>
          <table:table-cell office:value-type="float" office:value="37320" calcext:value-type="float">
            <text:p>37320</text:p>
          </table:table-cell>
          <table:table-cell office:value-type="float" office:value="17759" calcext:value-type="float">
            <text:p>17759</text:p>
          </table:table-cell>
          <table:table-cell table:formula="of:=([.I538]-[.J538])*100/[.I538]" office:value-type="float" office:value="52.414255091104" calcext:value-type="float">
            <text:p>52.4142550911</text:p>
          </table:table-cell>
          <table:table-cell table:formula="of:=IF([.I538]&gt;[.J538]; 1; 0)" office:value-type="float" office:value="1" calcext:value-type="float">
            <text:p>1</text:p>
          </table:table-cell>
          <table:table-cell office:value-type="float" office:value="44937" calcext:value-type="float">
            <text:p>44937</text:p>
          </table:table-cell>
          <table:table-cell office:value-type="float" office:value="20483" calcext:value-type="float">
            <text:p>20483</text:p>
          </table:table-cell>
          <table:table-cell table:formula="of:=([.M538]-[.N538])*100/[.M538]" office:value-type="float" office:value="54.418407993413" calcext:value-type="float">
            <text:p>54.4184079934</text:p>
          </table:table-cell>
          <table:table-cell table:formula="of:=IF([.M538]&gt;[.N53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05" calcext:value-type="float">
            <text:p>7705</text:p>
          </table:table-cell>
          <table:table-cell office:value-type="float" office:value="7074" calcext:value-type="float">
            <text:p>7074</text:p>
          </table:table-cell>
          <table:table-cell table:formula="of:=([.A539]-[.B539])*100/[.A539]" office:value-type="float" office:value="8.1894873458793" calcext:value-type="float">
            <text:p>8.1894873459</text:p>
          </table:table-cell>
          <table:table-cell table:formula="of:=IF([.A539]&gt;[.B539]; 1; 0)" office:value-type="float" office:value="1" calcext:value-type="float">
            <text:p>1</text:p>
          </table:table-cell>
          <table:table-cell office:value-type="float" office:value="7663" calcext:value-type="float">
            <text:p>7663</text:p>
          </table:table-cell>
          <table:table-cell office:value-type="float" office:value="7083" calcext:value-type="float">
            <text:p>7083</text:p>
          </table:table-cell>
          <table:table-cell table:formula="of:=([.E539]-[.F539])*100/[.E539]" office:value-type="float" office:value="7.5688372699987" calcext:value-type="float">
            <text:p>7.56883727</text:p>
          </table:table-cell>
          <table:table-cell table:formula="of:=IF([.E539]&gt;[.F539]; 1; 0)" office:value-type="float" office:value="1" calcext:value-type="float">
            <text:p>1</text:p>
          </table:table-cell>
          <table:table-cell office:value-type="float" office:value="7190" calcext:value-type="float">
            <text:p>7190</text:p>
          </table:table-cell>
          <table:table-cell office:value-type="float" office:value="7197" calcext:value-type="float">
            <text:p>7197</text:p>
          </table:table-cell>
          <table:table-cell table:formula="of:=([.I539]-[.J539])*100/[.I539]" office:value-type="float" office:value="-0.0973574408901252" calcext:value-type="float">
            <text:p>-0.0973574409</text:p>
          </table:table-cell>
          <table:table-cell table:formula="of:=IF([.I539]&gt;[.J539]; 1; 0)" office:value-type="float" office:value="0" calcext:value-type="float">
            <text:p>0</text:p>
          </table:table-cell>
          <table:table-cell office:value-type="float" office:value="7352" calcext:value-type="float">
            <text:p>7352</text:p>
          </table:table-cell>
          <table:table-cell office:value-type="float" office:value="6884" calcext:value-type="float">
            <text:p>6884</text:p>
          </table:table-cell>
          <table:table-cell table:formula="of:=([.M539]-[.N539])*100/[.M539]" office:value-type="float" office:value="6.36561479869423" calcext:value-type="float">
            <text:p>6.3656147987</text:p>
          </table:table-cell>
          <table:table-cell table:formula="of:=IF([.M539]&gt;[.N53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368" calcext:value-type="float">
            <text:p>67368</text:p>
          </table:table-cell>
          <table:table-cell office:value-type="float" office:value="27921" calcext:value-type="float">
            <text:p>27921</text:p>
          </table:table-cell>
          <table:table-cell table:formula="of:=([.A540]-[.B540])*100/[.A540]" office:value-type="float" office:value="58.5545065906662" calcext:value-type="float">
            <text:p>58.5545065907</text:p>
          </table:table-cell>
          <table:table-cell table:formula="of:=IF([.A540]&gt;[.B540]; 1; 0)" office:value-type="float" office:value="1" calcext:value-type="float">
            <text:p>1</text:p>
          </table:table-cell>
          <table:table-cell office:value-type="float" office:value="74325" calcext:value-type="float">
            <text:p>74325</text:p>
          </table:table-cell>
          <table:table-cell office:value-type="float" office:value="28825" calcext:value-type="float">
            <text:p>28825</text:p>
          </table:table-cell>
          <table:table-cell table:formula="of:=([.E540]-[.F540])*100/[.E540]" office:value-type="float" office:value="61.2176252943155" calcext:value-type="float">
            <text:p>61.2176252943</text:p>
          </table:table-cell>
          <table:table-cell table:formula="of:=IF([.E540]&gt;[.F540]; 1; 0)" office:value-type="float" office:value="1" calcext:value-type="float">
            <text:p>1</text:p>
          </table:table-cell>
          <table:table-cell office:value-type="float" office:value="36337" calcext:value-type="float">
            <text:p>36337</text:p>
          </table:table-cell>
          <table:table-cell office:value-type="float" office:value="17714" calcext:value-type="float">
            <text:p>17714</text:p>
          </table:table-cell>
          <table:table-cell table:formula="of:=([.I540]-[.J540])*100/[.I540]" office:value-type="float" office:value="51.2507912045573" calcext:value-type="float">
            <text:p>51.2507912046</text:p>
          </table:table-cell>
          <table:table-cell table:formula="of:=IF([.I540]&gt;[.J540]; 1; 0)" office:value-type="float" office:value="1" calcext:value-type="float">
            <text:p>1</text:p>
          </table:table-cell>
          <table:table-cell office:value-type="float" office:value="44589" calcext:value-type="float">
            <text:p>44589</text:p>
          </table:table-cell>
          <table:table-cell office:value-type="float" office:value="20292" calcext:value-type="float">
            <text:p>20292</text:p>
          </table:table-cell>
          <table:table-cell table:formula="of:=([.M540]-[.N540])*100/[.M540]" office:value-type="float" office:value="54.4910179640719" calcext:value-type="float">
            <text:p>54.4910179641</text:p>
          </table:table-cell>
          <table:table-cell table:formula="of:=IF([.M540]&gt;[.N54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57" calcext:value-type="float">
            <text:p>7657</text:p>
          </table:table-cell>
          <table:table-cell office:value-type="float" office:value="6932" calcext:value-type="float">
            <text:p>6932</text:p>
          </table:table-cell>
          <table:table-cell table:formula="of:=([.A541]-[.B541])*100/[.A541]" office:value-type="float" office:value="9.46846023246702" calcext:value-type="float">
            <text:p>9.4684602325</text:p>
          </table:table-cell>
          <table:table-cell table:formula="of:=IF([.A541]&gt;[.B541]; 1; 0)" office:value-type="float" office:value="1" calcext:value-type="float">
            <text:p>1</text:p>
          </table:table-cell>
          <table:table-cell office:value-type="float" office:value="7799" calcext:value-type="float">
            <text:p>7799</text:p>
          </table:table-cell>
          <table:table-cell office:value-type="float" office:value="7188" calcext:value-type="float">
            <text:p>7188</text:p>
          </table:table-cell>
          <table:table-cell table:formula="of:=([.E541]-[.F541])*100/[.E541]" office:value-type="float" office:value="7.83433773560713" calcext:value-type="float">
            <text:p>7.8343377356</text:p>
          </table:table-cell>
          <table:table-cell table:formula="of:=IF([.E541]&gt;[.F541]; 1; 0)" office:value-type="float" office:value="1" calcext:value-type="float">
            <text:p>1</text:p>
          </table:table-cell>
          <table:table-cell office:value-type="float" office:value="7156" calcext:value-type="float">
            <text:p>7156</text:p>
          </table:table-cell>
          <table:table-cell office:value-type="float" office:value="6966" calcext:value-type="float">
            <text:p>6966</text:p>
          </table:table-cell>
          <table:table-cell table:formula="of:=([.I541]-[.J541])*100/[.I541]" office:value-type="float" office:value="2.65511458915595" calcext:value-type="float">
            <text:p>2.6551145892</text:p>
          </table:table-cell>
          <table:table-cell table:formula="of:=IF([.I541]&gt;[.J541]; 1; 0)" office:value-type="float" office:value="1" calcext:value-type="float">
            <text:p>1</text:p>
          </table:table-cell>
          <table:table-cell office:value-type="float" office:value="7745" calcext:value-type="float">
            <text:p>7745</text:p>
          </table:table-cell>
          <table:table-cell office:value-type="float" office:value="7069" calcext:value-type="float">
            <text:p>7069</text:p>
          </table:table-cell>
          <table:table-cell table:formula="of:=([.M541]-[.N541])*100/[.M541]" office:value-type="float" office:value="8.72821174951582" calcext:value-type="float">
            <text:p>8.7282117495</text:p>
          </table:table-cell>
          <table:table-cell table:formula="of:=IF([.M541]&gt;[.N54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475" calcext:value-type="float">
            <text:p>68475</text:p>
          </table:table-cell>
          <table:table-cell office:value-type="float" office:value="26684" calcext:value-type="float">
            <text:p>26684</text:p>
          </table:table-cell>
          <table:table-cell table:formula="of:=([.A542]-[.B542])*100/[.A542]" office:value-type="float" office:value="61.0310332238043" calcext:value-type="float">
            <text:p>61.0310332238</text:p>
          </table:table-cell>
          <table:table-cell table:formula="of:=IF([.A542]&gt;[.B542]; 1; 0)" office:value-type="float" office:value="1" calcext:value-type="float">
            <text:p>1</text:p>
          </table:table-cell>
          <table:table-cell office:value-type="float" office:value="73380" calcext:value-type="float">
            <text:p>73380</text:p>
          </table:table-cell>
          <table:table-cell office:value-type="float" office:value="28521" calcext:value-type="float">
            <text:p>28521</text:p>
          </table:table-cell>
          <table:table-cell table:formula="of:=([.E542]-[.F542])*100/[.E542]" office:value-type="float" office:value="61.1324611610793" calcext:value-type="float">
            <text:p>61.1324611611</text:p>
          </table:table-cell>
          <table:table-cell table:formula="of:=IF([.E542]&gt;[.F542]; 1; 0)" office:value-type="float" office:value="1" calcext:value-type="float">
            <text:p>1</text:p>
          </table:table-cell>
          <table:table-cell office:value-type="float" office:value="37073" calcext:value-type="float">
            <text:p>37073</text:p>
          </table:table-cell>
          <table:table-cell office:value-type="float" office:value="17322" calcext:value-type="float">
            <text:p>17322</text:p>
          </table:table-cell>
          <table:table-cell table:formula="of:=([.I542]-[.J542])*100/[.I542]" office:value-type="float" office:value="53.2759690340679" calcext:value-type="float">
            <text:p>53.2759690341</text:p>
          </table:table-cell>
          <table:table-cell table:formula="of:=IF([.I542]&gt;[.J542]; 1; 0)" office:value-type="float" office:value="1" calcext:value-type="float">
            <text:p>1</text:p>
          </table:table-cell>
          <table:table-cell office:value-type="float" office:value="44754" calcext:value-type="float">
            <text:p>44754</text:p>
          </table:table-cell>
          <table:table-cell office:value-type="float" office:value="19645" calcext:value-type="float">
            <text:p>19645</text:p>
          </table:table-cell>
          <table:table-cell table:formula="of:=([.M542]-[.N542])*100/[.M542]" office:value-type="float" office:value="56.1044822809134" calcext:value-type="float">
            <text:p>56.1044822809</text:p>
          </table:table-cell>
          <table:table-cell table:formula="of:=IF([.M542]&gt;[.N54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58" calcext:value-type="float">
            <text:p>7658</text:p>
          </table:table-cell>
          <table:table-cell office:value-type="float" office:value="7211" calcext:value-type="float">
            <text:p>7211</text:p>
          </table:table-cell>
          <table:table-cell table:formula="of:=([.A543]-[.B543])*100/[.A543]" office:value-type="float" office:value="5.83703316792896" calcext:value-type="float">
            <text:p>5.8370331679</text:p>
          </table:table-cell>
          <table:table-cell table:formula="of:=IF([.A543]&gt;[.B543]; 1; 0)" office:value-type="float" office:value="1" calcext:value-type="float">
            <text:p>1</text:p>
          </table:table-cell>
          <table:table-cell office:value-type="float" office:value="7741" calcext:value-type="float">
            <text:p>7741</text:p>
          </table:table-cell>
          <table:table-cell office:value-type="float" office:value="7052" calcext:value-type="float">
            <text:p>7052</text:p>
          </table:table-cell>
          <table:table-cell table:formula="of:=([.E543]-[.F543])*100/[.E543]" office:value-type="float" office:value="8.90065882960858" calcext:value-type="float">
            <text:p>8.9006588296</text:p>
          </table:table-cell>
          <table:table-cell table:formula="of:=IF([.E543]&gt;[.F543]; 1; 0)" office:value-type="float" office:value="1" calcext:value-type="float">
            <text:p>1</text:p>
          </table:table-cell>
          <table:table-cell office:value-type="float" office:value="7769" calcext:value-type="float">
            <text:p>7769</text:p>
          </table:table-cell>
          <table:table-cell office:value-type="float" office:value="7010" calcext:value-type="float">
            <text:p>7010</text:p>
          </table:table-cell>
          <table:table-cell table:formula="of:=([.I543]-[.J543])*100/[.I543]" office:value-type="float" office:value="9.76959711674604" calcext:value-type="float">
            <text:p>9.7695971167</text:p>
          </table:table-cell>
          <table:table-cell table:formula="of:=IF([.I543]&gt;[.J543]; 1; 0)" office:value-type="float" office:value="1" calcext:value-type="float">
            <text:p>1</text:p>
          </table:table-cell>
          <table:table-cell office:value-type="float" office:value="7778" calcext:value-type="float">
            <text:p>7778</text:p>
          </table:table-cell>
          <table:table-cell office:value-type="float" office:value="7056" calcext:value-type="float">
            <text:p>7056</text:p>
          </table:table-cell>
          <table:table-cell table:formula="of:=([.M543]-[.N543])*100/[.M543]" office:value-type="float" office:value="9.28259192594497" calcext:value-type="float">
            <text:p>9.2825919259</text:p>
          </table:table-cell>
          <table:table-cell table:formula="of:=IF([.M543]&gt;[.N54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154" calcext:value-type="float">
            <text:p>69154</text:p>
          </table:table-cell>
          <table:table-cell office:value-type="float" office:value="27089" calcext:value-type="float">
            <text:p>27089</text:p>
          </table:table-cell>
          <table:table-cell table:formula="of:=([.A544]-[.B544])*100/[.A544]" office:value-type="float" office:value="60.828007056714" calcext:value-type="float">
            <text:p>60.8280070567</text:p>
          </table:table-cell>
          <table:table-cell table:formula="of:=IF([.A544]&gt;[.B544]; 1; 0)" office:value-type="float" office:value="1" calcext:value-type="float">
            <text:p>1</text:p>
          </table:table-cell>
          <table:table-cell office:value-type="float" office:value="73594" calcext:value-type="float">
            <text:p>73594</text:p>
          </table:table-cell>
          <table:table-cell office:value-type="float" office:value="27961" calcext:value-type="float">
            <text:p>27961</text:p>
          </table:table-cell>
          <table:table-cell table:formula="of:=([.E544]-[.F544])*100/[.E544]" office:value-type="float" office:value="62.0064135663233" calcext:value-type="float">
            <text:p>62.0064135663</text:p>
          </table:table-cell>
          <table:table-cell table:formula="of:=IF([.E544]&gt;[.F544]; 1; 0)" office:value-type="float" office:value="1" calcext:value-type="float">
            <text:p>1</text:p>
          </table:table-cell>
          <table:table-cell office:value-type="float" office:value="37032" calcext:value-type="float">
            <text:p>37032</text:p>
          </table:table-cell>
          <table:table-cell office:value-type="float" office:value="17341" calcext:value-type="float">
            <text:p>17341</text:p>
          </table:table-cell>
          <table:table-cell table:formula="of:=([.I544]-[.J544])*100/[.I544]" office:value-type="float" office:value="53.1729315186865" calcext:value-type="float">
            <text:p>53.1729315187</text:p>
          </table:table-cell>
          <table:table-cell table:formula="of:=IF([.I544]&gt;[.J544]; 1; 0)" office:value-type="float" office:value="1" calcext:value-type="float">
            <text:p>1</text:p>
          </table:table-cell>
          <table:table-cell office:value-type="float" office:value="44283" calcext:value-type="float">
            <text:p>44283</text:p>
          </table:table-cell>
          <table:table-cell office:value-type="float" office:value="19367" calcext:value-type="float">
            <text:p>19367</text:p>
          </table:table-cell>
          <table:table-cell table:formula="of:=([.M544]-[.N544])*100/[.M544]" office:value-type="float" office:value="56.2653840074069" calcext:value-type="float">
            <text:p>56.2653840074</text:p>
          </table:table-cell>
          <table:table-cell table:formula="of:=IF([.M544]&gt;[.N54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98" calcext:value-type="float">
            <text:p>7998</text:p>
          </table:table-cell>
          <table:table-cell office:value-type="float" office:value="7620" calcext:value-type="float">
            <text:p>7620</text:p>
          </table:table-cell>
          <table:table-cell table:formula="of:=([.A545]-[.B545])*100/[.A545]" office:value-type="float" office:value="4.72618154538635" calcext:value-type="float">
            <text:p>4.7261815454</text:p>
          </table:table-cell>
          <table:table-cell table:formula="of:=IF([.A545]&gt;[.B545]; 1; 0)" office:value-type="float" office:value="1" calcext:value-type="float">
            <text:p>1</text:p>
          </table:table-cell>
          <table:table-cell office:value-type="float" office:value="8001" calcext:value-type="float">
            <text:p>8001</text:p>
          </table:table-cell>
          <table:table-cell office:value-type="float" office:value="7375" calcext:value-type="float">
            <text:p>7375</text:p>
          </table:table-cell>
          <table:table-cell table:formula="of:=([.E545]-[.F545])*100/[.E545]" office:value-type="float" office:value="7.82402199725034" calcext:value-type="float">
            <text:p>7.8240219973</text:p>
          </table:table-cell>
          <table:table-cell table:formula="of:=IF([.E545]&gt;[.F545]; 1; 0)" office:value-type="float" office:value="1" calcext:value-type="float">
            <text:p>1</text:p>
          </table:table-cell>
          <table:table-cell office:value-type="float" office:value="7858" calcext:value-type="float">
            <text:p>7858</text:p>
          </table:table-cell>
          <table:table-cell office:value-type="float" office:value="6747" calcext:value-type="float">
            <text:p>6747</text:p>
          </table:table-cell>
          <table:table-cell table:formula="of:=([.I545]-[.J545])*100/[.I545]" office:value-type="float" office:value="14.1384576228048" calcext:value-type="float">
            <text:p>14.1384576228</text:p>
          </table:table-cell>
          <table:table-cell table:formula="of:=IF([.I545]&gt;[.J545]; 1; 0)" office:value-type="float" office:value="1" calcext:value-type="float">
            <text:p>1</text:p>
          </table:table-cell>
          <table:table-cell office:value-type="float" office:value="7919" calcext:value-type="float">
            <text:p>7919</text:p>
          </table:table-cell>
          <table:table-cell office:value-type="float" office:value="7212" calcext:value-type="float">
            <text:p>7212</text:p>
          </table:table-cell>
          <table:table-cell table:formula="of:=([.M545]-[.N545])*100/[.M545]" office:value-type="float" office:value="8.92789493622932" calcext:value-type="float">
            <text:p>8.9278949362</text:p>
          </table:table-cell>
          <table:table-cell table:formula="of:=IF([.M545]&gt;[.N54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246" calcext:value-type="float">
            <text:p>68246</text:p>
          </table:table-cell>
          <table:table-cell office:value-type="float" office:value="25687" calcext:value-type="float">
            <text:p>25687</text:p>
          </table:table-cell>
          <table:table-cell table:formula="of:=([.A546]-[.B546])*100/[.A546]" office:value-type="float" office:value="62.3611640242652" calcext:value-type="float">
            <text:p>62.3611640243</text:p>
          </table:table-cell>
          <table:table-cell table:formula="of:=IF([.A546]&gt;[.B546]; 1; 0)" office:value-type="float" office:value="1" calcext:value-type="float">
            <text:p>1</text:p>
          </table:table-cell>
          <table:table-cell office:value-type="float" office:value="74523" calcext:value-type="float">
            <text:p>74523</text:p>
          </table:table-cell>
          <table:table-cell office:value-type="float" office:value="27738" calcext:value-type="float">
            <text:p>27738</text:p>
          </table:table-cell>
          <table:table-cell table:formula="of:=([.E546]-[.F546])*100/[.E546]" office:value-type="float" office:value="62.7792761966104" calcext:value-type="float">
            <text:p>62.7792761966</text:p>
          </table:table-cell>
          <table:table-cell table:formula="of:=IF([.E546]&gt;[.F546]; 1; 0)" office:value-type="float" office:value="1" calcext:value-type="float">
            <text:p>1</text:p>
          </table:table-cell>
          <table:table-cell office:value-type="float" office:value="36562" calcext:value-type="float">
            <text:p>36562</text:p>
          </table:table-cell>
          <table:table-cell office:value-type="float" office:value="16957" calcext:value-type="float">
            <text:p>16957</text:p>
          </table:table-cell>
          <table:table-cell table:formula="of:=([.I546]-[.J546])*100/[.I546]" office:value-type="float" office:value="53.6212461025108" calcext:value-type="float">
            <text:p>53.6212461025</text:p>
          </table:table-cell>
          <table:table-cell table:formula="of:=IF([.I546]&gt;[.J546]; 1; 0)" office:value-type="float" office:value="1" calcext:value-type="float">
            <text:p>1</text:p>
          </table:table-cell>
          <table:table-cell office:value-type="float" office:value="44495" calcext:value-type="float">
            <text:p>44495</text:p>
          </table:table-cell>
          <table:table-cell office:value-type="float" office:value="19517" calcext:value-type="float">
            <text:p>19517</text:p>
          </table:table-cell>
          <table:table-cell table:formula="of:=([.M546]-[.N546])*100/[.M546]" office:value-type="float" office:value="56.1366445668053" calcext:value-type="float">
            <text:p>56.1366445668</text:p>
          </table:table-cell>
          <table:table-cell table:formula="of:=IF([.M546]&gt;[.N54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88" calcext:value-type="float">
            <text:p>8488</text:p>
          </table:table-cell>
          <table:table-cell office:value-type="float" office:value="7484" calcext:value-type="float">
            <text:p>7484</text:p>
          </table:table-cell>
          <table:table-cell table:formula="of:=([.A547]-[.B547])*100/[.A547]" office:value-type="float" office:value="11.8284637134779" calcext:value-type="float">
            <text:p>11.8284637135</text:p>
          </table:table-cell>
          <table:table-cell table:formula="of:=IF([.A547]&gt;[.B547]; 1; 0)" office:value-type="float" office:value="1" calcext:value-type="float">
            <text:p>1</text:p>
          </table:table-cell>
          <table:table-cell office:value-type="float" office:value="8186" calcext:value-type="float">
            <text:p>8186</text:p>
          </table:table-cell>
          <table:table-cell office:value-type="float" office:value="7107" calcext:value-type="float">
            <text:p>7107</text:p>
          </table:table-cell>
          <table:table-cell table:formula="of:=([.E547]-[.F547])*100/[.E547]" office:value-type="float" office:value="13.1810408013682" calcext:value-type="float">
            <text:p>13.1810408014</text:p>
          </table:table-cell>
          <table:table-cell table:formula="of:=IF([.E547]&gt;[.F547]; 1; 0)" office:value-type="float" office:value="1" calcext:value-type="float">
            <text:p>1</text:p>
          </table:table-cell>
          <table:table-cell office:value-type="float" office:value="7651" calcext:value-type="float">
            <text:p>7651</text:p>
          </table:table-cell>
          <table:table-cell office:value-type="float" office:value="7073" calcext:value-type="float">
            <text:p>7073</text:p>
          </table:table-cell>
          <table:table-cell table:formula="of:=([.I547]-[.J547])*100/[.I547]" office:value-type="float" office:value="7.55456803032283" calcext:value-type="float">
            <text:p>7.5545680303</text:p>
          </table:table-cell>
          <table:table-cell table:formula="of:=IF([.I547]&gt;[.J547]; 1; 0)" office:value-type="float" office:value="1" calcext:value-type="float">
            <text:p>1</text:p>
          </table:table-cell>
          <table:table-cell office:value-type="float" office:value="7916" calcext:value-type="float">
            <text:p>7916</text:p>
          </table:table-cell>
          <table:table-cell office:value-type="float" office:value="7335" calcext:value-type="float">
            <text:p>7335</text:p>
          </table:table-cell>
          <table:table-cell table:formula="of:=([.M547]-[.N547])*100/[.M547]" office:value-type="float" office:value="7.33956543708944" calcext:value-type="float">
            <text:p>7.3395654371</text:p>
          </table:table-cell>
          <table:table-cell table:formula="of:=IF([.M547]&gt;[.N54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270" calcext:value-type="float">
            <text:p>68270</text:p>
          </table:table-cell>
          <table:table-cell office:value-type="float" office:value="26658" calcext:value-type="float">
            <text:p>26658</text:p>
          </table:table-cell>
          <table:table-cell table:formula="of:=([.A548]-[.B548])*100/[.A548]" office:value-type="float" office:value="60.9521019481471" calcext:value-type="float">
            <text:p>60.9521019481</text:p>
          </table:table-cell>
          <table:table-cell table:formula="of:=IF([.A548]&gt;[.B548]; 1; 0)" office:value-type="float" office:value="1" calcext:value-type="float">
            <text:p>1</text:p>
          </table:table-cell>
          <table:table-cell office:value-type="float" office:value="74051" calcext:value-type="float">
            <text:p>74051</text:p>
          </table:table-cell>
          <table:table-cell office:value-type="float" office:value="26756" calcext:value-type="float">
            <text:p>26756</text:p>
          </table:table-cell>
          <table:table-cell table:formula="of:=([.E548]-[.F548])*100/[.E548]" office:value-type="float" office:value="63.8681449271448" calcext:value-type="float">
            <text:p>63.8681449271</text:p>
          </table:table-cell>
          <table:table-cell table:formula="of:=IF([.E548]&gt;[.F548]; 1; 0)" office:value-type="float" office:value="1" calcext:value-type="float">
            <text:p>1</text:p>
          </table:table-cell>
          <table:table-cell office:value-type="float" office:value="36370" calcext:value-type="float">
            <text:p>36370</text:p>
          </table:table-cell>
          <table:table-cell office:value-type="float" office:value="16882" calcext:value-type="float">
            <text:p>16882</text:p>
          </table:table-cell>
          <table:table-cell table:formula="of:=([.I548]-[.J548])*100/[.I548]" office:value-type="float" office:value="53.5826230409678" calcext:value-type="float">
            <text:p>53.582623041</text:p>
          </table:table-cell>
          <table:table-cell table:formula="of:=IF([.I548]&gt;[.J548]; 1; 0)" office:value-type="float" office:value="1" calcext:value-type="float">
            <text:p>1</text:p>
          </table:table-cell>
          <table:table-cell office:value-type="float" office:value="44528" calcext:value-type="float">
            <text:p>44528</text:p>
          </table:table-cell>
          <table:table-cell office:value-type="float" office:value="19409" calcext:value-type="float">
            <text:p>19409</text:p>
          </table:table-cell>
          <table:table-cell table:formula="of:=([.M548]-[.N548])*100/[.M548]" office:value-type="float" office:value="56.4116960114984" calcext:value-type="float">
            <text:p>56.4116960115</text:p>
          </table:table-cell>
          <table:table-cell table:formula="of:=IF([.M548]&gt;[.N54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7907" calcext:value-type="float">
            <text:p>7907</text:p>
          </table:table-cell>
          <table:table-cell table:formula="of:=([.A549]-[.B549])*100/[.A549]" office:value-type="float" office:value="-0.0886075949367089" calcext:value-type="float">
            <text:p>-0.0886075949</text:p>
          </table:table-cell>
          <table:table-cell table:formula="of:=IF([.A549]&gt;[.B549]; 1; 0)" office:value-type="float" office:value="0" calcext:value-type="float">
            <text:p>0</text:p>
          </table:table-cell>
          <table:table-cell office:value-type="float" office:value="7811" calcext:value-type="float">
            <text:p>7811</text:p>
          </table:table-cell>
          <table:table-cell office:value-type="float" office:value="7567" calcext:value-type="float">
            <text:p>7567</text:p>
          </table:table-cell>
          <table:table-cell table:formula="of:=([.E549]-[.F549])*100/[.E549]" office:value-type="float" office:value="3.12379976955575" calcext:value-type="float">
            <text:p>3.1237997696</text:p>
          </table:table-cell>
          <table:table-cell table:formula="of:=IF([.E549]&gt;[.F549]; 1; 0)" office:value-type="float" office:value="1" calcext:value-type="float">
            <text:p>1</text:p>
          </table:table-cell>
          <table:table-cell office:value-type="float" office:value="7605" calcext:value-type="float">
            <text:p>7605</text:p>
          </table:table-cell>
          <table:table-cell office:value-type="float" office:value="7865" calcext:value-type="float">
            <text:p>7865</text:p>
          </table:table-cell>
          <table:table-cell table:formula="of:=([.I549]-[.J549])*100/[.I549]" office:value-type="float" office:value="-3.41880341880342" calcext:value-type="float">
            <text:p>-3.4188034188</text:p>
          </table:table-cell>
          <table:table-cell table:formula="of:=IF([.I549]&gt;[.J549]; 1; 0)" office:value-type="float" office:value="0" calcext:value-type="float">
            <text:p>0</text:p>
          </table:table-cell>
          <table:table-cell office:value-type="float" office:value="8158" calcext:value-type="float">
            <text:p>8158</text:p>
          </table:table-cell>
          <table:table-cell office:value-type="float" office:value="7415" calcext:value-type="float">
            <text:p>7415</text:p>
          </table:table-cell>
          <table:table-cell table:formula="of:=([.M549]-[.N549])*100/[.M549]" office:value-type="float" office:value="9.10762441774945" calcext:value-type="float">
            <text:p>9.1076244177</text:p>
          </table:table-cell>
          <table:table-cell table:formula="of:=IF([.M549]&gt;[.N54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264" calcext:value-type="float">
            <text:p>68264</text:p>
          </table:table-cell>
          <table:table-cell office:value-type="float" office:value="25409" calcext:value-type="float">
            <text:p>25409</text:p>
          </table:table-cell>
          <table:table-cell table:formula="of:=([.A550]-[.B550])*100/[.A550]" office:value-type="float" office:value="62.7783311848119" calcext:value-type="float">
            <text:p>62.7783311848</text:p>
          </table:table-cell>
          <table:table-cell table:formula="of:=IF([.A550]&gt;[.B550]; 1; 0)" office:value-type="float" office:value="1" calcext:value-type="float">
            <text:p>1</text:p>
          </table:table-cell>
          <table:table-cell office:value-type="float" office:value="74088" calcext:value-type="float">
            <text:p>74088</text:p>
          </table:table-cell>
          <table:table-cell office:value-type="float" office:value="31887" calcext:value-type="float">
            <text:p>31887</text:p>
          </table:table-cell>
          <table:table-cell table:formula="of:=([.E550]-[.F550])*100/[.E550]" office:value-type="float" office:value="56.9606413994169" calcext:value-type="float">
            <text:p>56.9606413994</text:p>
          </table:table-cell>
          <table:table-cell table:formula="of:=IF([.E550]&gt;[.F550]; 1; 0)" office:value-type="float" office:value="1" calcext:value-type="float">
            <text:p>1</text:p>
          </table:table-cell>
          <table:table-cell office:value-type="float" office:value="35842" calcext:value-type="float">
            <text:p>35842</text:p>
          </table:table-cell>
          <table:table-cell office:value-type="float" office:value="16615" calcext:value-type="float">
            <text:p>16615</text:p>
          </table:table-cell>
          <table:table-cell table:formula="of:=([.I550]-[.J550])*100/[.I550]" office:value-type="float" office:value="53.643769878913" calcext:value-type="float">
            <text:p>53.6437698789</text:p>
          </table:table-cell>
          <table:table-cell table:formula="of:=IF([.I550]&gt;[.J550]; 1; 0)" office:value-type="float" office:value="1" calcext:value-type="float">
            <text:p>1</text:p>
          </table:table-cell>
          <table:table-cell office:value-type="float" office:value="44529" calcext:value-type="float">
            <text:p>44529</text:p>
          </table:table-cell>
          <table:table-cell office:value-type="float" office:value="18837" calcext:value-type="float">
            <text:p>18837</text:p>
          </table:table-cell>
          <table:table-cell table:formula="of:=([.M550]-[.N550])*100/[.M550]" office:value-type="float" office:value="57.6972310179883" calcext:value-type="float">
            <text:p>57.697231018</text:p>
          </table:table-cell>
          <table:table-cell table:formula="of:=IF([.M550]&gt;[.N55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53" calcext:value-type="float">
            <text:p>8353</text:p>
          </table:table-cell>
          <table:table-cell office:value-type="float" office:value="7489" calcext:value-type="float">
            <text:p>7489</text:p>
          </table:table-cell>
          <table:table-cell table:formula="of:=([.A551]-[.B551])*100/[.A551]" office:value-type="float" office:value="10.343589129654" calcext:value-type="float">
            <text:p>10.3435891297</text:p>
          </table:table-cell>
          <table:table-cell table:formula="of:=IF([.A551]&gt;[.B551]; 1; 0)" office:value-type="float" office:value="1" calcext:value-type="float">
            <text:p>1</text:p>
          </table:table-cell>
          <table:table-cell office:value-type="float" office:value="8361" calcext:value-type="float">
            <text:p>8361</text:p>
          </table:table-cell>
          <table:table-cell office:value-type="float" office:value="7921" calcext:value-type="float">
            <text:p>7921</text:p>
          </table:table-cell>
          <table:table-cell table:formula="of:=([.E551]-[.F551])*100/[.E551]" office:value-type="float" office:value="5.2625284056931" calcext:value-type="float">
            <text:p>5.2625284057</text:p>
          </table:table-cell>
          <table:table-cell table:formula="of:=IF([.E551]&gt;[.F551]; 1; 0)" office:value-type="float" office:value="1" calcext:value-type="float">
            <text:p>1</text:p>
          </table:table-cell>
          <table:table-cell office:value-type="float" office:value="8033" calcext:value-type="float">
            <text:p>8033</text:p>
          </table:table-cell>
          <table:table-cell office:value-type="float" office:value="7315" calcext:value-type="float">
            <text:p>7315</text:p>
          </table:table-cell>
          <table:table-cell table:formula="of:=([.I551]-[.J551])*100/[.I551]" office:value-type="float" office:value="8.9381302128719" calcext:value-type="float">
            <text:p>8.9381302129</text:p>
          </table:table-cell>
          <table:table-cell table:formula="of:=IF([.I551]&gt;[.J551]; 1; 0)" office:value-type="float" office:value="1" calcext:value-type="float">
            <text:p>1</text:p>
          </table:table-cell>
          <table:table-cell office:value-type="float" office:value="8305" calcext:value-type="float">
            <text:p>8305</text:p>
          </table:table-cell>
          <table:table-cell office:value-type="float" office:value="7146" calcext:value-type="float">
            <text:p>7146</text:p>
          </table:table-cell>
          <table:table-cell table:formula="of:=([.M551]-[.N551])*100/[.M551]" office:value-type="float" office:value="13.9554485249849" calcext:value-type="float">
            <text:p>13.955448525</text:p>
          </table:table-cell>
          <table:table-cell table:formula="of:=IF([.M551]&gt;[.N55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482" calcext:value-type="float">
            <text:p>68482</text:p>
          </table:table-cell>
          <table:table-cell office:value-type="float" office:value="24484" calcext:value-type="float">
            <text:p>24484</text:p>
          </table:table-cell>
          <table:table-cell table:formula="of:=([.A552]-[.B552])*100/[.A552]" office:value-type="float" office:value="64.2475394994305" calcext:value-type="float">
            <text:p>64.2475394994</text:p>
          </table:table-cell>
          <table:table-cell table:formula="of:=IF([.A552]&gt;[.B552]; 1; 0)" office:value-type="float" office:value="1" calcext:value-type="float">
            <text:p>1</text:p>
          </table:table-cell>
          <table:table-cell office:value-type="float" office:value="73823" calcext:value-type="float">
            <text:p>73823</text:p>
          </table:table-cell>
          <table:table-cell office:value-type="float" office:value="24957" calcext:value-type="float">
            <text:p>24957</text:p>
          </table:table-cell>
          <table:table-cell table:formula="of:=([.E552]-[.F552])*100/[.E552]" office:value-type="float" office:value="66.1934627419639" calcext:value-type="float">
            <text:p>66.193462742</text:p>
          </table:table-cell>
          <table:table-cell table:formula="of:=IF([.E552]&gt;[.F552]; 1; 0)" office:value-type="float" office:value="1" calcext:value-type="float">
            <text:p>1</text:p>
          </table:table-cell>
          <table:table-cell office:value-type="float" office:value="36627" calcext:value-type="float">
            <text:p>36627</text:p>
          </table:table-cell>
          <table:table-cell office:value-type="float" office:value="15693" calcext:value-type="float">
            <text:p>15693</text:p>
          </table:table-cell>
          <table:table-cell table:formula="of:=([.I552]-[.J552])*100/[.I552]" office:value-type="float" office:value="57.1545581128676" calcext:value-type="float">
            <text:p>57.1545581129</text:p>
          </table:table-cell>
          <table:table-cell table:formula="of:=IF([.I552]&gt;[.J552]; 1; 0)" office:value-type="float" office:value="1" calcext:value-type="float">
            <text:p>1</text:p>
          </table:table-cell>
          <table:table-cell office:value-type="float" office:value="44527" calcext:value-type="float">
            <text:p>44527</text:p>
          </table:table-cell>
          <table:table-cell office:value-type="float" office:value="18500" calcext:value-type="float">
            <text:p>18500</text:p>
          </table:table-cell>
          <table:table-cell table:formula="of:=([.M552]-[.N552])*100/[.M552]" office:value-type="float" office:value="58.45217508478" calcext:value-type="float">
            <text:p>58.4521750848</text:p>
          </table:table-cell>
          <table:table-cell table:formula="of:=IF([.M552]&gt;[.N55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71" calcext:value-type="float">
            <text:p>8471</text:p>
          </table:table-cell>
          <table:table-cell office:value-type="float" office:value="7769" calcext:value-type="float">
            <text:p>7769</text:p>
          </table:table-cell>
          <table:table-cell table:formula="of:=([.A553]-[.B553])*100/[.A553]" office:value-type="float" office:value="8.28709715499941" calcext:value-type="float">
            <text:p>8.287097155</text:p>
          </table:table-cell>
          <table:table-cell table:formula="of:=IF([.A553]&gt;[.B553]; 1; 0)" office:value-type="float" office:value="1" calcext:value-type="float">
            <text:p>1</text:p>
          </table:table-cell>
          <table:table-cell office:value-type="float" office:value="8060" calcext:value-type="float">
            <text:p>8060</text:p>
          </table:table-cell>
          <table:table-cell office:value-type="float" office:value="7906" calcext:value-type="float">
            <text:p>7906</text:p>
          </table:table-cell>
          <table:table-cell table:formula="of:=([.E553]-[.F553])*100/[.E553]" office:value-type="float" office:value="1.9106699751861" calcext:value-type="float">
            <text:p>1.9106699752</text:p>
          </table:table-cell>
          <table:table-cell table:formula="of:=IF([.E553]&gt;[.F553]; 1; 0)" office:value-type="float" office:value="1" calcext:value-type="float">
            <text:p>1</text:p>
          </table:table-cell>
          <table:table-cell office:value-type="float" office:value="8788" calcext:value-type="float">
            <text:p>8788</text:p>
          </table:table-cell>
          <table:table-cell office:value-type="float" office:value="7597" calcext:value-type="float">
            <text:p>7597</text:p>
          </table:table-cell>
          <table:table-cell table:formula="of:=([.I553]-[.J553])*100/[.I553]" office:value-type="float" office:value="13.5525716886664" calcext:value-type="float">
            <text:p>13.5525716887</text:p>
          </table:table-cell>
          <table:table-cell table:formula="of:=IF([.I553]&gt;[.J553]; 1; 0)" office:value-type="float" office:value="1" calcext:value-type="float">
            <text:p>1</text:p>
          </table:table-cell>
          <table:table-cell office:value-type="float" office:value="8543" calcext:value-type="float">
            <text:p>8543</text:p>
          </table:table-cell>
          <table:table-cell office:value-type="float" office:value="7641" calcext:value-type="float">
            <text:p>7641</text:p>
          </table:table-cell>
          <table:table-cell table:formula="of:=([.M553]-[.N553])*100/[.M553]" office:value-type="float" office:value="10.5583518670256" calcext:value-type="float">
            <text:p>10.558351867</text:p>
          </table:table-cell>
          <table:table-cell table:formula="of:=IF([.M553]&gt;[.N55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787" calcext:value-type="float">
            <text:p>68787</text:p>
          </table:table-cell>
          <table:table-cell office:value-type="float" office:value="24214" calcext:value-type="float">
            <text:p>24214</text:p>
          </table:table-cell>
          <table:table-cell table:formula="of:=([.A554]-[.B554])*100/[.A554]" office:value-type="float" office:value="64.7985811272479" calcext:value-type="float">
            <text:p>64.7985811272</text:p>
          </table:table-cell>
          <table:table-cell table:formula="of:=IF([.A554]&gt;[.B554]; 1; 0)" office:value-type="float" office:value="1" calcext:value-type="float">
            <text:p>1</text:p>
          </table:table-cell>
          <table:table-cell office:value-type="float" office:value="74554" calcext:value-type="float">
            <text:p>74554</text:p>
          </table:table-cell>
          <table:table-cell office:value-type="float" office:value="25342" calcext:value-type="float">
            <text:p>25342</text:p>
          </table:table-cell>
          <table:table-cell table:formula="of:=([.E554]-[.F554])*100/[.E554]" office:value-type="float" office:value="66.0085307294042" calcext:value-type="float">
            <text:p>66.0085307294</text:p>
          </table:table-cell>
          <table:table-cell table:formula="of:=IF([.E554]&gt;[.F554]; 1; 0)" office:value-type="float" office:value="1" calcext:value-type="float">
            <text:p>1</text:p>
          </table:table-cell>
          <table:table-cell office:value-type="float" office:value="36992" calcext:value-type="float">
            <text:p>36992</text:p>
          </table:table-cell>
          <table:table-cell office:value-type="float" office:value="15992" calcext:value-type="float">
            <text:p>15992</text:p>
          </table:table-cell>
          <table:table-cell table:formula="of:=([.I554]-[.J554])*100/[.I554]" office:value-type="float" office:value="56.7690311418685" calcext:value-type="float">
            <text:p>56.7690311419</text:p>
          </table:table-cell>
          <table:table-cell table:formula="of:=IF([.I554]&gt;[.J554]; 1; 0)" office:value-type="float" office:value="1" calcext:value-type="float">
            <text:p>1</text:p>
          </table:table-cell>
          <table:table-cell office:value-type="float" office:value="44520" calcext:value-type="float">
            <text:p>44520</text:p>
          </table:table-cell>
          <table:table-cell office:value-type="float" office:value="17771" calcext:value-type="float">
            <text:p>17771</text:p>
          </table:table-cell>
          <table:table-cell table:formula="of:=([.M554]-[.N554])*100/[.M554]" office:value-type="float" office:value="60.0831087151842" calcext:value-type="float">
            <text:p>60.0831087152</text:p>
          </table:table-cell>
          <table:table-cell table:formula="of:=IF([.M554]&gt;[.N55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19" calcext:value-type="float">
            <text:p>8719</text:p>
          </table:table-cell>
          <table:table-cell office:value-type="float" office:value="7870" calcext:value-type="float">
            <text:p>7870</text:p>
          </table:table-cell>
          <table:table-cell table:formula="of:=([.A555]-[.B555])*100/[.A555]" office:value-type="float" office:value="9.73735520128455" calcext:value-type="float">
            <text:p>9.7373552013</text:p>
          </table:table-cell>
          <table:table-cell table:formula="of:=IF([.A555]&gt;[.B555]; 1; 0)" office:value-type="float" office:value="1" calcext:value-type="float">
            <text:p>1</text:p>
          </table:table-cell>
          <table:table-cell office:value-type="float" office:value="8551" calcext:value-type="float">
            <text:p>8551</text:p>
          </table:table-cell>
          <table:table-cell office:value-type="float" office:value="7506" calcext:value-type="float">
            <text:p>7506</text:p>
          </table:table-cell>
          <table:table-cell table:formula="of:=([.E555]-[.F555])*100/[.E555]" office:value-type="float" office:value="12.2207928897205" calcext:value-type="float">
            <text:p>12.2207928897</text:p>
          </table:table-cell>
          <table:table-cell table:formula="of:=IF([.E555]&gt;[.F555]; 1; 0)" office:value-type="float" office:value="1" calcext:value-type="float">
            <text:p>1</text:p>
          </table:table-cell>
          <table:table-cell office:value-type="float" office:value="8456" calcext:value-type="float">
            <text:p>8456</text:p>
          </table:table-cell>
          <table:table-cell office:value-type="float" office:value="7259" calcext:value-type="float">
            <text:p>7259</text:p>
          </table:table-cell>
          <table:table-cell table:formula="of:=([.I555]-[.J555])*100/[.I555]" office:value-type="float" office:value="14.1556291390728" calcext:value-type="float">
            <text:p>14.1556291391</text:p>
          </table:table-cell>
          <table:table-cell table:formula="of:=IF([.I555]&gt;[.J555]; 1; 0)" office:value-type="float" office:value="1" calcext:value-type="float">
            <text:p>1</text:p>
          </table:table-cell>
          <table:table-cell office:value-type="float" office:value="8179" calcext:value-type="float">
            <text:p>8179</text:p>
          </table:table-cell>
          <table:table-cell office:value-type="float" office:value="7669" calcext:value-type="float">
            <text:p>7669</text:p>
          </table:table-cell>
          <table:table-cell table:formula="of:=([.M555]-[.N555])*100/[.M555]" office:value-type="float" office:value="6.23548111016017" calcext:value-type="float">
            <text:p>6.2354811102</text:p>
          </table:table-cell>
          <table:table-cell table:formula="of:=IF([.M555]&gt;[.N55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924" calcext:value-type="float">
            <text:p>66924</text:p>
          </table:table-cell>
          <table:table-cell office:value-type="float" office:value="23566" calcext:value-type="float">
            <text:p>23566</text:p>
          </table:table-cell>
          <table:table-cell table:formula="of:=([.A556]-[.B556])*100/[.A556]" office:value-type="float" office:value="64.7869224792302" calcext:value-type="float">
            <text:p>64.7869224792</text:p>
          </table:table-cell>
          <table:table-cell table:formula="of:=IF([.A556]&gt;[.B556]; 1; 0)" office:value-type="float" office:value="1" calcext:value-type="float">
            <text:p>1</text:p>
          </table:table-cell>
          <table:table-cell office:value-type="float" office:value="74369" calcext:value-type="float">
            <text:p>74369</text:p>
          </table:table-cell>
          <table:table-cell office:value-type="float" office:value="24513" calcext:value-type="float">
            <text:p>24513</text:p>
          </table:table-cell>
          <table:table-cell table:formula="of:=([.E556]-[.F556])*100/[.E556]" office:value-type="float" office:value="67.0386854737861" calcext:value-type="float">
            <text:p>67.0386854738</text:p>
          </table:table-cell>
          <table:table-cell table:formula="of:=IF([.E556]&gt;[.F556]; 1; 0)" office:value-type="float" office:value="1" calcext:value-type="float">
            <text:p>1</text:p>
          </table:table-cell>
          <table:table-cell office:value-type="float" office:value="37152" calcext:value-type="float">
            <text:p>37152</text:p>
          </table:table-cell>
          <table:table-cell office:value-type="float" office:value="15293" calcext:value-type="float">
            <text:p>15293</text:p>
          </table:table-cell>
          <table:table-cell table:formula="of:=([.I556]-[.J556])*100/[.I556]" office:value-type="float" office:value="58.8366709732989" calcext:value-type="float">
            <text:p>58.8366709733</text:p>
          </table:table-cell>
          <table:table-cell table:formula="of:=IF([.I556]&gt;[.J556]; 1; 0)" office:value-type="float" office:value="1" calcext:value-type="float">
            <text:p>1</text:p>
          </table:table-cell>
          <table:table-cell office:value-type="float" office:value="44897" calcext:value-type="float">
            <text:p>44897</text:p>
          </table:table-cell>
          <table:table-cell office:value-type="float" office:value="17800" calcext:value-type="float">
            <text:p>17800</text:p>
          </table:table-cell>
          <table:table-cell table:formula="of:=([.M556]-[.N556])*100/[.M556]" office:value-type="float" office:value="60.3536984653763" calcext:value-type="float">
            <text:p>60.3536984654</text:p>
          </table:table-cell>
          <table:table-cell table:formula="of:=IF([.M556]&gt;[.N55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10346" calcext:value-type="float">
            <text:p>10346</text:p>
          </table:table-cell>
          <table:table-cell table:formula="of:=([.A557]-[.B557])*100/[.A557]" office:value-type="float" office:value="-17.7823315118397" calcext:value-type="float">
            <text:p>-17.7823315118</text:p>
          </table:table-cell>
          <table:table-cell table:formula="of:=IF([.A557]&gt;[.B557]; 1; 0)" office:value-type="float" office:value="0" calcext:value-type="float">
            <text:p>0</text:p>
          </table:table-cell>
          <table:table-cell office:value-type="float" office:value="8660" calcext:value-type="float">
            <text:p>8660</text:p>
          </table:table-cell>
          <table:table-cell office:value-type="float" office:value="8324" calcext:value-type="float">
            <text:p>8324</text:p>
          </table:table-cell>
          <table:table-cell table:formula="of:=([.E557]-[.F557])*100/[.E557]" office:value-type="float" office:value="3.87990762124711" calcext:value-type="float">
            <text:p>3.8799076212</text:p>
          </table:table-cell>
          <table:table-cell table:formula="of:=IF([.E557]&gt;[.F557]; 1; 0)" office:value-type="float" office:value="1" calcext:value-type="float">
            <text:p>1</text:p>
          </table:table-cell>
          <table:table-cell office:value-type="float" office:value="8536" calcext:value-type="float">
            <text:p>8536</text:p>
          </table:table-cell>
          <table:table-cell office:value-type="float" office:value="8030" calcext:value-type="float">
            <text:p>8030</text:p>
          </table:table-cell>
          <table:table-cell table:formula="of:=([.I557]-[.J557])*100/[.I557]" office:value-type="float" office:value="5.92783505154639" calcext:value-type="float">
            <text:p>5.9278350515</text:p>
          </table:table-cell>
          <table:table-cell table:formula="of:=IF([.I557]&gt;[.J557]; 1; 0)" office:value-type="float" office:value="1" calcext:value-type="float">
            <text:p>1</text:p>
          </table:table-cell>
          <table:table-cell office:value-type="float" office:value="8647" calcext:value-type="float">
            <text:p>8647</text:p>
          </table:table-cell>
          <table:table-cell office:value-type="float" office:value="7590" calcext:value-type="float">
            <text:p>7590</text:p>
          </table:table-cell>
          <table:table-cell table:formula="of:=([.M557]-[.N557])*100/[.M557]" office:value-type="float" office:value="12.223892679542" calcext:value-type="float">
            <text:p>12.2238926795</text:p>
          </table:table-cell>
          <table:table-cell table:formula="of:=IF([.M557]&gt;[.N55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524" calcext:value-type="float">
            <text:p>68524</text:p>
          </table:table-cell>
          <table:table-cell office:value-type="float" office:value="22904" calcext:value-type="float">
            <text:p>22904</text:p>
          </table:table-cell>
          <table:table-cell table:formula="of:=([.A558]-[.B558])*100/[.A558]" office:value-type="float" office:value="66.5752145233787" calcext:value-type="float">
            <text:p>66.5752145234</text:p>
          </table:table-cell>
          <table:table-cell table:formula="of:=IF([.A558]&gt;[.B558]; 1; 0)" office:value-type="float" office:value="1" calcext:value-type="float">
            <text:p>1</text:p>
          </table:table-cell>
          <table:table-cell office:value-type="float" office:value="74043" calcext:value-type="float">
            <text:p>74043</text:p>
          </table:table-cell>
          <table:table-cell office:value-type="float" office:value="23577" calcext:value-type="float">
            <text:p>23577</text:p>
          </table:table-cell>
          <table:table-cell table:formula="of:=([.E558]-[.F558])*100/[.E558]" office:value-type="float" office:value="68.1576921518577" calcext:value-type="float">
            <text:p>68.1576921519</text:p>
          </table:table-cell>
          <table:table-cell table:formula="of:=IF([.E558]&gt;[.F558]; 1; 0)" office:value-type="float" office:value="1" calcext:value-type="float">
            <text:p>1</text:p>
          </table:table-cell>
          <table:table-cell office:value-type="float" office:value="36081" calcext:value-type="float">
            <text:p>36081</text:p>
          </table:table-cell>
          <table:table-cell office:value-type="float" office:value="15711" calcext:value-type="float">
            <text:p>15711</text:p>
          </table:table-cell>
          <table:table-cell table:formula="of:=([.I558]-[.J558])*100/[.I558]" office:value-type="float" office:value="56.4563066433857" calcext:value-type="float">
            <text:p>56.4563066434</text:p>
          </table:table-cell>
          <table:table-cell table:formula="of:=IF([.I558]&gt;[.J558]; 1; 0)" office:value-type="float" office:value="1" calcext:value-type="float">
            <text:p>1</text:p>
          </table:table-cell>
          <table:table-cell office:value-type="float" office:value="44721" calcext:value-type="float">
            <text:p>44721</text:p>
          </table:table-cell>
          <table:table-cell office:value-type="float" office:value="17472" calcext:value-type="float">
            <text:p>17472</text:p>
          </table:table-cell>
          <table:table-cell table:formula="of:=([.M558]-[.N558])*100/[.M558]" office:value-type="float" office:value="60.931106191722" calcext:value-type="float">
            <text:p>60.9311061917</text:p>
          </table:table-cell>
          <table:table-cell table:formula="of:=IF([.M558]&gt;[.N55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02" calcext:value-type="float">
            <text:p>8702</text:p>
          </table:table-cell>
          <table:table-cell office:value-type="float" office:value="8092" calcext:value-type="float">
            <text:p>8092</text:p>
          </table:table-cell>
          <table:table-cell table:formula="of:=([.A559]-[.B559])*100/[.A559]" office:value-type="float" office:value="7.00988278556654" calcext:value-type="float">
            <text:p>7.0098827856</text:p>
          </table:table-cell>
          <table:table-cell table:formula="of:=IF([.A559]&gt;[.B559]; 1; 0)" office:value-type="float" office:value="1" calcext:value-type="float">
            <text:p>1</text:p>
          </table:table-cell>
          <table:table-cell office:value-type="float" office:value="9150" calcext:value-type="float">
            <text:p>9150</text:p>
          </table:table-cell>
          <table:table-cell office:value-type="float" office:value="8099" calcext:value-type="float">
            <text:p>8099</text:p>
          </table:table-cell>
          <table:table-cell table:formula="of:=([.E559]-[.F559])*100/[.E559]" office:value-type="float" office:value="11.4863387978142" calcext:value-type="float">
            <text:p>11.4863387978</text:p>
          </table:table-cell>
          <table:table-cell table:formula="of:=IF([.E559]&gt;[.F559]; 1; 0)" office:value-type="float" office:value="1" calcext:value-type="float">
            <text:p>1</text:p>
          </table:table-cell>
          <table:table-cell office:value-type="float" office:value="8592" calcext:value-type="float">
            <text:p>8592</text:p>
          </table:table-cell>
          <table:table-cell office:value-type="float" office:value="8522" calcext:value-type="float">
            <text:p>8522</text:p>
          </table:table-cell>
          <table:table-cell table:formula="of:=([.I559]-[.J559])*100/[.I559]" office:value-type="float" office:value="0.814711359404097" calcext:value-type="float">
            <text:p>0.8147113594</text:p>
          </table:table-cell>
          <table:table-cell table:formula="of:=IF([.I559]&gt;[.J559]; 1; 0)" office:value-type="float" office:value="1" calcext:value-type="float">
            <text:p>1</text:p>
          </table:table-cell>
          <table:table-cell office:value-type="float" office:value="8759" calcext:value-type="float">
            <text:p>8759</text:p>
          </table:table-cell>
          <table:table-cell office:value-type="float" office:value="7872" calcext:value-type="float">
            <text:p>7872</text:p>
          </table:table-cell>
          <table:table-cell table:formula="of:=([.M559]-[.N559])*100/[.M559]" office:value-type="float" office:value="10.1267267952963" calcext:value-type="float">
            <text:p>10.1267267953</text:p>
          </table:table-cell>
          <table:table-cell table:formula="of:=IF([.M559]&gt;[.N55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746" calcext:value-type="float">
            <text:p>67746</text:p>
          </table:table-cell>
          <table:table-cell office:value-type="float" office:value="22117" calcext:value-type="float">
            <text:p>22117</text:p>
          </table:table-cell>
          <table:table-cell table:formula="of:=([.A560]-[.B560])*100/[.A560]" office:value-type="float" office:value="67.353054054852" calcext:value-type="float">
            <text:p>67.3530540549</text:p>
          </table:table-cell>
          <table:table-cell table:formula="of:=IF([.A560]&gt;[.B560]; 1; 0)" office:value-type="float" office:value="1" calcext:value-type="float">
            <text:p>1</text:p>
          </table:table-cell>
          <table:table-cell office:value-type="float" office:value="73951" calcext:value-type="float">
            <text:p>73951</text:p>
          </table:table-cell>
          <table:table-cell office:value-type="float" office:value="23171" calcext:value-type="float">
            <text:p>23171</text:p>
          </table:table-cell>
          <table:table-cell table:formula="of:=([.E560]-[.F560])*100/[.E560]" office:value-type="float" office:value="68.6670903706508" calcext:value-type="float">
            <text:p>68.6670903707</text:p>
          </table:table-cell>
          <table:table-cell table:formula="of:=IF([.E560]&gt;[.F560]; 1; 0)" office:value-type="float" office:value="1" calcext:value-type="float">
            <text:p>1</text:p>
          </table:table-cell>
          <table:table-cell office:value-type="float" office:value="36929" calcext:value-type="float">
            <text:p>36929</text:p>
          </table:table-cell>
          <table:table-cell office:value-type="float" office:value="15283" calcext:value-type="float">
            <text:p>15283</text:p>
          </table:table-cell>
          <table:table-cell table:formula="of:=([.I560]-[.J560])*100/[.I560]" office:value-type="float" office:value="58.6151804814644" calcext:value-type="float">
            <text:p>58.6151804815</text:p>
          </table:table-cell>
          <table:table-cell table:formula="of:=IF([.I560]&gt;[.J560]; 1; 0)" office:value-type="float" office:value="1" calcext:value-type="float">
            <text:p>1</text:p>
          </table:table-cell>
          <table:table-cell office:value-type="float" office:value="44968" calcext:value-type="float">
            <text:p>44968</text:p>
          </table:table-cell>
          <table:table-cell office:value-type="float" office:value="17230" calcext:value-type="float">
            <text:p>17230</text:p>
          </table:table-cell>
          <table:table-cell table:formula="of:=([.M560]-[.N560])*100/[.M560]" office:value-type="float" office:value="61.6838640811244" calcext:value-type="float">
            <text:p>61.6838640811</text:p>
          </table:table-cell>
          <table:table-cell table:formula="of:=IF([.M560]&gt;[.N56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24" calcext:value-type="float">
            <text:p>8924</text:p>
          </table:table-cell>
          <table:table-cell office:value-type="float" office:value="8125" calcext:value-type="float">
            <text:p>8125</text:p>
          </table:table-cell>
          <table:table-cell table:formula="of:=([.A561]-[.B561])*100/[.A561]" office:value-type="float" office:value="8.95338413267593" calcext:value-type="float">
            <text:p>8.9533841327</text:p>
          </table:table-cell>
          <table:table-cell table:formula="of:=IF([.A561]&gt;[.B561]; 1; 0)" office:value-type="float" office:value="1" calcext:value-type="float">
            <text:p>1</text:p>
          </table:table-cell>
          <table:table-cell office:value-type="float" office:value="8629" calcext:value-type="float">
            <text:p>8629</text:p>
          </table:table-cell>
          <table:table-cell office:value-type="float" office:value="8087" calcext:value-type="float">
            <text:p>8087</text:p>
          </table:table-cell>
          <table:table-cell table:formula="of:=([.E561]-[.F561])*100/[.E561]" office:value-type="float" office:value="6.2811449762429" calcext:value-type="float">
            <text:p>6.2811449762</text:p>
          </table:table-cell>
          <table:table-cell table:formula="of:=IF([.E561]&gt;[.F561]; 1; 0)" office:value-type="float" office:value="1" calcext:value-type="float">
            <text:p>1</text:p>
          </table:table-cell>
          <table:table-cell office:value-type="float" office:value="8837" calcext:value-type="float">
            <text:p>8837</text:p>
          </table:table-cell>
          <table:table-cell office:value-type="float" office:value="10374" calcext:value-type="float">
            <text:p>10374</text:p>
          </table:table-cell>
          <table:table-cell table:formula="of:=([.I561]-[.J561])*100/[.I561]" office:value-type="float" office:value="-17.3927803553242" calcext:value-type="float">
            <text:p>-17.3927803553</text:p>
          </table:table-cell>
          <table:table-cell table:formula="of:=IF([.I561]&gt;[.J561]; 1; 0)" office:value-type="float" office:value="0" calcext:value-type="float">
            <text:p>0</text:p>
          </table:table-cell>
          <table:table-cell office:value-type="float" office:value="8605" calcext:value-type="float">
            <text:p>8605</text:p>
          </table:table-cell>
          <table:table-cell office:value-type="float" office:value="7961" calcext:value-type="float">
            <text:p>7961</text:p>
          </table:table-cell>
          <table:table-cell table:formula="of:=([.M561]-[.N561])*100/[.M561]" office:value-type="float" office:value="7.48402091807089" calcext:value-type="float">
            <text:p>7.4840209181</text:p>
          </table:table-cell>
          <table:table-cell table:formula="of:=IF([.M561]&gt;[.N56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002" calcext:value-type="float">
            <text:p>67002</text:p>
          </table:table-cell>
          <table:table-cell office:value-type="float" office:value="21612" calcext:value-type="float">
            <text:p>21612</text:p>
          </table:table-cell>
          <table:table-cell table:formula="of:=([.A562]-[.B562])*100/[.A562]" office:value-type="float" office:value="67.7442464404048" calcext:value-type="float">
            <text:p>67.7442464404</text:p>
          </table:table-cell>
          <table:table-cell table:formula="of:=IF([.A562]&gt;[.B562]; 1; 0)" office:value-type="float" office:value="1" calcext:value-type="float">
            <text:p>1</text:p>
          </table:table-cell>
          <table:table-cell office:value-type="float" office:value="73307" calcext:value-type="float">
            <text:p>73307</text:p>
          </table:table-cell>
          <table:table-cell office:value-type="float" office:value="22473" calcext:value-type="float">
            <text:p>22473</text:p>
          </table:table-cell>
          <table:table-cell table:formula="of:=([.E562]-[.F562])*100/[.E562]" office:value-type="float" office:value="69.3439917061126" calcext:value-type="float">
            <text:p>69.3439917061</text:p>
          </table:table-cell>
          <table:table-cell table:formula="of:=IF([.E562]&gt;[.F562]; 1; 0)" office:value-type="float" office:value="1" calcext:value-type="float">
            <text:p>1</text:p>
          </table:table-cell>
          <table:table-cell office:value-type="float" office:value="36276" calcext:value-type="float">
            <text:p>36276</text:p>
          </table:table-cell>
          <table:table-cell office:value-type="float" office:value="15599" calcext:value-type="float">
            <text:p>15599</text:p>
          </table:table-cell>
          <table:table-cell table:formula="of:=([.I562]-[.J562])*100/[.I562]" office:value-type="float" office:value="56.9991178740765" calcext:value-type="float">
            <text:p>56.9991178741</text:p>
          </table:table-cell>
          <table:table-cell table:formula="of:=IF([.I562]&gt;[.J562]; 1; 0)" office:value-type="float" office:value="1" calcext:value-type="float">
            <text:p>1</text:p>
          </table:table-cell>
          <table:table-cell office:value-type="float" office:value="44847" calcext:value-type="float">
            <text:p>44847</text:p>
          </table:table-cell>
          <table:table-cell office:value-type="float" office:value="17252" calcext:value-type="float">
            <text:p>17252</text:p>
          </table:table-cell>
          <table:table-cell table:formula="of:=([.M562]-[.N562])*100/[.M562]" office:value-type="float" office:value="61.531429081098" calcext:value-type="float">
            <text:p>61.5314290811</text:p>
          </table:table-cell>
          <table:table-cell table:formula="of:=IF([.M562]&gt;[.N56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38" calcext:value-type="float">
            <text:p>8938</text:p>
          </table:table-cell>
          <table:table-cell office:value-type="float" office:value="8381" calcext:value-type="float">
            <text:p>8381</text:p>
          </table:table-cell>
          <table:table-cell table:formula="of:=([.A563]-[.B563])*100/[.A563]" office:value-type="float" office:value="6.23181919892593" calcext:value-type="float">
            <text:p>6.2318191989</text:p>
          </table:table-cell>
          <table:table-cell table:formula="of:=IF([.A563]&gt;[.B563]; 1; 0)" office:value-type="float" office:value="1" calcext:value-type="float">
            <text:p>1</text:p>
          </table:table-cell>
          <table:table-cell office:value-type="float" office:value="8694" calcext:value-type="float">
            <text:p>8694</text:p>
          </table:table-cell>
          <table:table-cell office:value-type="float" office:value="8337" calcext:value-type="float">
            <text:p>8337</text:p>
          </table:table-cell>
          <table:table-cell table:formula="of:=([.E563]-[.F563])*100/[.E563]" office:value-type="float" office:value="4.10628019323671" calcext:value-type="float">
            <text:p>4.1062801932</text:p>
          </table:table-cell>
          <table:table-cell table:formula="of:=IF([.E563]&gt;[.F563]; 1; 0)" office:value-type="float" office:value="1" calcext:value-type="float">
            <text:p>1</text:p>
          </table:table-cell>
          <table:table-cell office:value-type="float" office:value="8771" calcext:value-type="float">
            <text:p>8771</text:p>
          </table:table-cell>
          <table:table-cell office:value-type="float" office:value="7572" calcext:value-type="float">
            <text:p>7572</text:p>
          </table:table-cell>
          <table:table-cell table:formula="of:=([.I563]-[.J563])*100/[.I563]" office:value-type="float" office:value="13.6700490251967" calcext:value-type="float">
            <text:p>13.6700490252</text:p>
          </table:table-cell>
          <table:table-cell table:formula="of:=IF([.I563]&gt;[.J563]; 1; 0)" office:value-type="float" office:value="1" calcext:value-type="float">
            <text:p>1</text:p>
          </table:table-cell>
          <table:table-cell office:value-type="float" office:value="9057" calcext:value-type="float">
            <text:p>9057</text:p>
          </table:table-cell>
          <table:table-cell office:value-type="float" office:value="8158" calcext:value-type="float">
            <text:p>8158</text:p>
          </table:table-cell>
          <table:table-cell table:formula="of:=([.M563]-[.N563])*100/[.M563]" office:value-type="float" office:value="9.92602406978028" calcext:value-type="float">
            <text:p>9.9260240698</text:p>
          </table:table-cell>
          <table:table-cell table:formula="of:=IF([.M563]&gt;[.N56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146" calcext:value-type="float">
            <text:p>67146</text:p>
          </table:table-cell>
          <table:table-cell office:value-type="float" office:value="21014" calcext:value-type="float">
            <text:p>21014</text:p>
          </table:table-cell>
          <table:table-cell table:formula="of:=([.A564]-[.B564])*100/[.A564]" office:value-type="float" office:value="68.7040181097906" calcext:value-type="float">
            <text:p>68.7040181098</text:p>
          </table:table-cell>
          <table:table-cell table:formula="of:=IF([.A564]&gt;[.B564]; 1; 0)" office:value-type="float" office:value="1" calcext:value-type="float">
            <text:p>1</text:p>
          </table:table-cell>
          <table:table-cell office:value-type="float" office:value="74585" calcext:value-type="float">
            <text:p>74585</text:p>
          </table:table-cell>
          <table:table-cell office:value-type="float" office:value="21875" calcext:value-type="float">
            <text:p>21875</text:p>
          </table:table-cell>
          <table:table-cell table:formula="of:=([.E564]-[.F564])*100/[.E564]" office:value-type="float" office:value="70.6710464570624" calcext:value-type="float">
            <text:p>70.6710464571</text:p>
          </table:table-cell>
          <table:table-cell table:formula="of:=IF([.E564]&gt;[.F564]; 1; 0)" office:value-type="float" office:value="1" calcext:value-type="float">
            <text:p>1</text:p>
          </table:table-cell>
          <table:table-cell office:value-type="float" office:value="37207" calcext:value-type="float">
            <text:p>37207</text:p>
          </table:table-cell>
          <table:table-cell office:value-type="float" office:value="15488" calcext:value-type="float">
            <text:p>15488</text:p>
          </table:table-cell>
          <table:table-cell table:formula="of:=([.I564]-[.J564])*100/[.I564]" office:value-type="float" office:value="58.373424355632" calcext:value-type="float">
            <text:p>58.3734243556</text:p>
          </table:table-cell>
          <table:table-cell table:formula="of:=IF([.I564]&gt;[.J564]; 1; 0)" office:value-type="float" office:value="1" calcext:value-type="float">
            <text:p>1</text:p>
          </table:table-cell>
          <table:table-cell office:value-type="float" office:value="45037" calcext:value-type="float">
            <text:p>45037</text:p>
          </table:table-cell>
          <table:table-cell office:value-type="float" office:value="16678" calcext:value-type="float">
            <text:p>16678</text:p>
          </table:table-cell>
          <table:table-cell table:formula="of:=([.M564]-[.N564])*100/[.M564]" office:value-type="float" office:value="62.968226125186" calcext:value-type="float">
            <text:p>62.9682261252</text:p>
          </table:table-cell>
          <table:table-cell table:formula="of:=IF([.M564]&gt;[.N56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70" calcext:value-type="float">
            <text:p>8870</text:p>
          </table:table-cell>
          <table:table-cell office:value-type="float" office:value="8258" calcext:value-type="float">
            <text:p>8258</text:p>
          </table:table-cell>
          <table:table-cell table:formula="of:=([.A565]-[.B565])*100/[.A565]" office:value-type="float" office:value="6.89966178128523" calcext:value-type="float">
            <text:p>6.8996617813</text:p>
          </table:table-cell>
          <table:table-cell table:formula="of:=IF([.A565]&gt;[.B565]; 1; 0)" office:value-type="float" office:value="1" calcext:value-type="float">
            <text:p>1</text:p>
          </table:table-cell>
          <table:table-cell office:value-type="float" office:value="9099" calcext:value-type="float">
            <text:p>9099</text:p>
          </table:table-cell>
          <table:table-cell office:value-type="float" office:value="8386" calcext:value-type="float">
            <text:p>8386</text:p>
          </table:table-cell>
          <table:table-cell table:formula="of:=([.E565]-[.F565])*100/[.E565]" office:value-type="float" office:value="7.83602593691615" calcext:value-type="float">
            <text:p>7.8360259369</text:p>
          </table:table-cell>
          <table:table-cell table:formula="of:=IF([.E565]&gt;[.F565]; 1; 0)" office:value-type="float" office:value="1" calcext:value-type="float">
            <text:p>1</text:p>
          </table:table-cell>
          <table:table-cell office:value-type="float" office:value="8622" calcext:value-type="float">
            <text:p>8622</text:p>
          </table:table-cell>
          <table:table-cell office:value-type="float" office:value="8612" calcext:value-type="float">
            <text:p>8612</text:p>
          </table:table-cell>
          <table:table-cell table:formula="of:=([.I565]-[.J565])*100/[.I565]" office:value-type="float" office:value="0.115982370679657" calcext:value-type="float">
            <text:p>0.1159823707</text:p>
          </table:table-cell>
          <table:table-cell table:formula="of:=IF([.I565]&gt;[.J565]; 1; 0)" office:value-type="float" office:value="1" calcext:value-type="float">
            <text:p>1</text:p>
          </table:table-cell>
          <table:table-cell office:value-type="float" office:value="9087" calcext:value-type="float">
            <text:p>9087</text:p>
          </table:table-cell>
          <table:table-cell office:value-type="float" office:value="8021" calcext:value-type="float">
            <text:p>8021</text:p>
          </table:table-cell>
          <table:table-cell table:formula="of:=([.M565]-[.N565])*100/[.M565]" office:value-type="float" office:value="11.7310443490701" calcext:value-type="float">
            <text:p>11.7310443491</text:p>
          </table:table-cell>
          <table:table-cell table:formula="of:=IF([.M565]&gt;[.N56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443" calcext:value-type="float">
            <text:p>67443</text:p>
          </table:table-cell>
          <table:table-cell office:value-type="float" office:value="20992" calcext:value-type="float">
            <text:p>20992</text:p>
          </table:table-cell>
          <table:table-cell table:formula="of:=([.A566]-[.B566])*100/[.A566]" office:value-type="float" office:value="68.8744569488309" calcext:value-type="float">
            <text:p>68.8744569488</text:p>
          </table:table-cell>
          <table:table-cell table:formula="of:=IF([.A566]&gt;[.B566]; 1; 0)" office:value-type="float" office:value="1" calcext:value-type="float">
            <text:p>1</text:p>
          </table:table-cell>
          <table:table-cell office:value-type="float" office:value="74835" calcext:value-type="float">
            <text:p>74835</text:p>
          </table:table-cell>
          <table:table-cell office:value-type="float" office:value="22172" calcext:value-type="float">
            <text:p>22172</text:p>
          </table:table-cell>
          <table:table-cell table:formula="of:=([.E566]-[.F566])*100/[.E566]" office:value-type="float" office:value="70.3721520678827" calcext:value-type="float">
            <text:p>70.3721520679</text:p>
          </table:table-cell>
          <table:table-cell table:formula="of:=IF([.E566]&gt;[.F566]; 1; 0)" office:value-type="float" office:value="1" calcext:value-type="float">
            <text:p>1</text:p>
          </table:table-cell>
          <table:table-cell office:value-type="float" office:value="37537" calcext:value-type="float">
            <text:p>37537</text:p>
          </table:table-cell>
          <table:table-cell office:value-type="float" office:value="14464" calcext:value-type="float">
            <text:p>14464</text:p>
          </table:table-cell>
          <table:table-cell table:formula="of:=([.I566]-[.J566])*100/[.I566]" office:value-type="float" office:value="61.4673522124837" calcext:value-type="float">
            <text:p>61.4673522125</text:p>
          </table:table-cell>
          <table:table-cell table:formula="of:=IF([.I566]&gt;[.J566]; 1; 0)" office:value-type="float" office:value="1" calcext:value-type="float">
            <text:p>1</text:p>
          </table:table-cell>
          <table:table-cell office:value-type="float" office:value="45690" calcext:value-type="float">
            <text:p>45690</text:p>
          </table:table-cell>
          <table:table-cell office:value-type="float" office:value="16336" calcext:value-type="float">
            <text:p>16336</text:p>
          </table:table-cell>
          <table:table-cell table:formula="of:=([.M566]-[.N566])*100/[.M566]" office:value-type="float" office:value="64.2460056905231" calcext:value-type="float">
            <text:p>64.2460056905</text:p>
          </table:table-cell>
          <table:table-cell table:formula="of:=IF([.M566]&gt;[.N56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48" calcext:value-type="float">
            <text:p>9248</text:p>
          </table:table-cell>
          <table:table-cell office:value-type="float" office:value="8549" calcext:value-type="float">
            <text:p>8549</text:p>
          </table:table-cell>
          <table:table-cell table:formula="of:=([.A567]-[.B567])*100/[.A567]" office:value-type="float" office:value="7.55839100346021" calcext:value-type="float">
            <text:p>7.5583910035</text:p>
          </table:table-cell>
          <table:table-cell table:formula="of:=IF([.A567]&gt;[.B567]; 1; 0)" office:value-type="float" office:value="1" calcext:value-type="float">
            <text:p>1</text:p>
          </table:table-cell>
          <table:table-cell office:value-type="float" office:value="9067" calcext:value-type="float">
            <text:p>9067</text:p>
          </table:table-cell>
          <table:table-cell office:value-type="float" office:value="8334" calcext:value-type="float">
            <text:p>8334</text:p>
          </table:table-cell>
          <table:table-cell table:formula="of:=([.E567]-[.F567])*100/[.E567]" office:value-type="float" office:value="8.08426160802912" calcext:value-type="float">
            <text:p>8.084261608</text:p>
          </table:table-cell>
          <table:table-cell table:formula="of:=IF([.E567]&gt;[.F567]; 1; 0)" office:value-type="float" office:value="1" calcext:value-type="float">
            <text:p>1</text:p>
          </table:table-cell>
          <table:table-cell office:value-type="float" office:value="9482" calcext:value-type="float">
            <text:p>9482</text:p>
          </table:table-cell>
          <table:table-cell office:value-type="float" office:value="8225" calcext:value-type="float">
            <text:p>8225</text:p>
          </table:table-cell>
          <table:table-cell table:formula="of:=([.I567]-[.J567])*100/[.I567]" office:value-type="float" office:value="13.2566968993883" calcext:value-type="float">
            <text:p>13.2566968994</text:p>
          </table:table-cell>
          <table:table-cell table:formula="of:=IF([.I567]&gt;[.J567]; 1; 0)" office:value-type="float" office:value="1" calcext:value-type="float">
            <text:p>1</text:p>
          </table:table-cell>
          <table:table-cell office:value-type="float" office:value="9206" calcext:value-type="float">
            <text:p>9206</text:p>
          </table:table-cell>
          <table:table-cell office:value-type="float" office:value="8366" calcext:value-type="float">
            <text:p>8366</text:p>
          </table:table-cell>
          <table:table-cell table:formula="of:=([.M567]-[.N567])*100/[.M567]" office:value-type="float" office:value="9.12448403215294" calcext:value-type="float">
            <text:p>9.1244840322</text:p>
          </table:table-cell>
          <table:table-cell table:formula="of:=IF([.M567]&gt;[.N56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144" calcext:value-type="float">
            <text:p>68144</text:p>
          </table:table-cell>
          <table:table-cell office:value-type="float" office:value="20385" calcext:value-type="float">
            <text:p>20385</text:p>
          </table:table-cell>
          <table:table-cell table:formula="of:=([.A568]-[.B568])*100/[.A568]" office:value-type="float" office:value="70.0854073726227" calcext:value-type="float">
            <text:p>70.0854073726</text:p>
          </table:table-cell>
          <table:table-cell table:formula="of:=IF([.A568]&gt;[.B568]; 1; 0)" office:value-type="float" office:value="1" calcext:value-type="float">
            <text:p>1</text:p>
          </table:table-cell>
          <table:table-cell office:value-type="float" office:value="74008" calcext:value-type="float">
            <text:p>74008</text:p>
          </table:table-cell>
          <table:table-cell office:value-type="float" office:value="21182" calcext:value-type="float">
            <text:p>21182</text:p>
          </table:table-cell>
          <table:table-cell table:formula="of:=([.E568]-[.F568])*100/[.E568]" office:value-type="float" office:value="71.3787698627175" calcext:value-type="float">
            <text:p>71.3787698627</text:p>
          </table:table-cell>
          <table:table-cell table:formula="of:=IF([.E568]&gt;[.F568]; 1; 0)" office:value-type="float" office:value="1" calcext:value-type="float">
            <text:p>1</text:p>
          </table:table-cell>
          <table:table-cell office:value-type="float" office:value="36546" calcext:value-type="float">
            <text:p>36546</text:p>
          </table:table-cell>
          <table:table-cell office:value-type="float" office:value="14112" calcext:value-type="float">
            <text:p>14112</text:p>
          </table:table-cell>
          <table:table-cell table:formula="of:=([.I568]-[.J568])*100/[.I568]" office:value-type="float" office:value="61.3856509604334" calcext:value-type="float">
            <text:p>61.3856509604</text:p>
          </table:table-cell>
          <table:table-cell table:formula="of:=IF([.I568]&gt;[.J568]; 1; 0)" office:value-type="float" office:value="1" calcext:value-type="float">
            <text:p>1</text:p>
          </table:table-cell>
          <table:table-cell office:value-type="float" office:value="44916" calcext:value-type="float">
            <text:p>44916</text:p>
          </table:table-cell>
          <table:table-cell office:value-type="float" office:value="16196" calcext:value-type="float">
            <text:p>16196</text:p>
          </table:table-cell>
          <table:table-cell table:formula="of:=([.M568]-[.N568])*100/[.M568]" office:value-type="float" office:value="63.9415798379197" calcext:value-type="float">
            <text:p>63.9415798379</text:p>
          </table:table-cell>
          <table:table-cell table:formula="of:=IF([.M568]&gt;[.N56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97" calcext:value-type="float">
            <text:p>9297</text:p>
          </table:table-cell>
          <table:table-cell office:value-type="float" office:value="8527" calcext:value-type="float">
            <text:p>8527</text:p>
          </table:table-cell>
          <table:table-cell table:formula="of:=([.A569]-[.B569])*100/[.A569]" office:value-type="float" office:value="8.28224158330644" calcext:value-type="float">
            <text:p>8.2822415833</text:p>
          </table:table-cell>
          <table:table-cell table:formula="of:=IF([.A569]&gt;[.B569]; 1; 0)" office:value-type="float" office:value="1" calcext:value-type="float">
            <text:p>1</text:p>
          </table:table-cell>
          <table:table-cell office:value-type="float" office:value="9502" calcext:value-type="float">
            <text:p>9502</text:p>
          </table:table-cell>
          <table:table-cell office:value-type="float" office:value="8626" calcext:value-type="float">
            <text:p>8626</text:p>
          </table:table-cell>
          <table:table-cell table:formula="of:=([.E569]-[.F569])*100/[.E569]" office:value-type="float" office:value="9.21911176594401" calcext:value-type="float">
            <text:p>9.2191117659</text:p>
          </table:table-cell>
          <table:table-cell table:formula="of:=IF([.E569]&gt;[.F569]; 1; 0)" office:value-type="float" office:value="1" calcext:value-type="float">
            <text:p>1</text:p>
          </table:table-cell>
          <table:table-cell office:value-type="float" office:value="9270" calcext:value-type="float">
            <text:p>9270</text:p>
          </table:table-cell>
          <table:table-cell office:value-type="float" office:value="8199" calcext:value-type="float">
            <text:p>8199</text:p>
          </table:table-cell>
          <table:table-cell table:formula="of:=([.I569]-[.J569])*100/[.I569]" office:value-type="float" office:value="11.5533980582524" calcext:value-type="float">
            <text:p>11.5533980583</text:p>
          </table:table-cell>
          <table:table-cell table:formula="of:=IF([.I569]&gt;[.J569]; 1; 0)" office:value-type="float" office:value="1" calcext:value-type="float">
            <text:p>1</text:p>
          </table:table-cell>
          <table:table-cell office:value-type="float" office:value="8796" calcext:value-type="float">
            <text:p>8796</text:p>
          </table:table-cell>
          <table:table-cell office:value-type="float" office:value="8506" calcext:value-type="float">
            <text:p>8506</text:p>
          </table:table-cell>
          <table:table-cell table:formula="of:=([.M569]-[.N569])*100/[.M569]" office:value-type="float" office:value="3.29695316052751" calcext:value-type="float">
            <text:p>3.2969531605</text:p>
          </table:table-cell>
          <table:table-cell table:formula="of:=IF([.M569]&gt;[.N56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912" calcext:value-type="float">
            <text:p>66912</text:p>
          </table:table-cell>
          <table:table-cell office:value-type="float" office:value="19910" calcext:value-type="float">
            <text:p>19910</text:p>
          </table:table-cell>
          <table:table-cell table:formula="of:=([.A570]-[.B570])*100/[.A570]" office:value-type="float" office:value="70.2445002391201" calcext:value-type="float">
            <text:p>70.2445002391</text:p>
          </table:table-cell>
          <table:table-cell table:formula="of:=IF([.A570]&gt;[.B570]; 1; 0)" office:value-type="float" office:value="1" calcext:value-type="float">
            <text:p>1</text:p>
          </table:table-cell>
          <table:table-cell office:value-type="float" office:value="73180" calcext:value-type="float">
            <text:p>73180</text:p>
          </table:table-cell>
          <table:table-cell office:value-type="float" office:value="20551" calcext:value-type="float">
            <text:p>20551</text:p>
          </table:table-cell>
          <table:table-cell table:formula="of:=([.E570]-[.F570])*100/[.E570]" office:value-type="float" office:value="71.9171904892047" calcext:value-type="float">
            <text:p>71.9171904892</text:p>
          </table:table-cell>
          <table:table-cell table:formula="of:=IF([.E570]&gt;[.F570]; 1; 0)" office:value-type="float" office:value="1" calcext:value-type="float">
            <text:p>1</text:p>
          </table:table-cell>
          <table:table-cell office:value-type="float" office:value="36928" calcext:value-type="float">
            <text:p>36928</text:p>
          </table:table-cell>
          <table:table-cell office:value-type="float" office:value="14241" calcext:value-type="float">
            <text:p>14241</text:p>
          </table:table-cell>
          <table:table-cell table:formula="of:=([.I570]-[.J570])*100/[.I570]" office:value-type="float" office:value="61.435766897747" calcext:value-type="float">
            <text:p>61.4357668977</text:p>
          </table:table-cell>
          <table:table-cell table:formula="of:=IF([.I570]&gt;[.J570]; 1; 0)" office:value-type="float" office:value="1" calcext:value-type="float">
            <text:p>1</text:p>
          </table:table-cell>
          <table:table-cell office:value-type="float" office:value="45062" calcext:value-type="float">
            <text:p>45062</text:p>
          </table:table-cell>
          <table:table-cell office:value-type="float" office:value="15966" calcext:value-type="float">
            <text:p>15966</text:p>
          </table:table-cell>
          <table:table-cell table:formula="of:=([.M570]-[.N570])*100/[.M570]" office:value-type="float" office:value="64.5688162975456" calcext:value-type="float">
            <text:p>64.5688162975</text:p>
          </table:table-cell>
          <table:table-cell table:formula="of:=IF([.M570]&gt;[.N57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38" calcext:value-type="float">
            <text:p>9438</text:p>
          </table:table-cell>
          <table:table-cell office:value-type="float" office:value="8612" calcext:value-type="float">
            <text:p>8612</text:p>
          </table:table-cell>
          <table:table-cell table:formula="of:=([.A571]-[.B571])*100/[.A571]" office:value-type="float" office:value="8.75185420639966" calcext:value-type="float">
            <text:p>8.7518542064</text:p>
          </table:table-cell>
          <table:table-cell table:formula="of:=IF([.A571]&gt;[.B571]; 1; 0)" office:value-type="float" office:value="1" calcext:value-type="float">
            <text:p>1</text:p>
          </table:table-cell>
          <table:table-cell office:value-type="float" office:value="9953" calcext:value-type="float">
            <text:p>9953</text:p>
          </table:table-cell>
          <table:table-cell office:value-type="float" office:value="8370" calcext:value-type="float">
            <text:p>8370</text:p>
          </table:table-cell>
          <table:table-cell table:formula="of:=([.E571]-[.F571])*100/[.E571]" office:value-type="float" office:value="15.9047523359791" calcext:value-type="float">
            <text:p>15.904752336</text:p>
          </table:table-cell>
          <table:table-cell table:formula="of:=IF([.E571]&gt;[.F571]; 1; 0)" office:value-type="float" office:value="1" calcext:value-type="float">
            <text:p>1</text:p>
          </table:table-cell>
          <table:table-cell office:value-type="float" office:value="9397" calcext:value-type="float">
            <text:p>9397</text:p>
          </table:table-cell>
          <table:table-cell office:value-type="float" office:value="8693" calcext:value-type="float">
            <text:p>8693</text:p>
          </table:table-cell>
          <table:table-cell table:formula="of:=([.I571]-[.J571])*100/[.I571]" office:value-type="float" office:value="7.49175268702778" calcext:value-type="float">
            <text:p>7.491752687</text:p>
          </table:table-cell>
          <table:table-cell table:formula="of:=IF([.I571]&gt;[.J571]; 1; 0)" office:value-type="float" office:value="1" calcext:value-type="float">
            <text:p>1</text:p>
          </table:table-cell>
          <table:table-cell office:value-type="float" office:value="9355" calcext:value-type="float">
            <text:p>9355</text:p>
          </table:table-cell>
          <table:table-cell office:value-type="float" office:value="8633" calcext:value-type="float">
            <text:p>8633</text:p>
          </table:table-cell>
          <table:table-cell table:formula="of:=([.M571]-[.N571])*100/[.M571]" office:value-type="float" office:value="7.71779796900053" calcext:value-type="float">
            <text:p>7.717797969</text:p>
          </table:table-cell>
          <table:table-cell table:formula="of:=IF([.M571]&gt;[.N57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886" calcext:value-type="float">
            <text:p>67886</text:p>
          </table:table-cell>
          <table:table-cell office:value-type="float" office:value="19428" calcext:value-type="float">
            <text:p>19428</text:p>
          </table:table-cell>
          <table:table-cell table:formula="of:=([.A572]-[.B572])*100/[.A572]" office:value-type="float" office:value="71.381433579825" calcext:value-type="float">
            <text:p>71.3814335798</text:p>
          </table:table-cell>
          <table:table-cell table:formula="of:=IF([.A572]&gt;[.B572]; 1; 0)" office:value-type="float" office:value="1" calcext:value-type="float">
            <text:p>1</text:p>
          </table:table-cell>
          <table:table-cell office:value-type="float" office:value="76481" calcext:value-type="float">
            <text:p>76481</text:p>
          </table:table-cell>
          <table:table-cell office:value-type="float" office:value="20607" calcext:value-type="float">
            <text:p>20607</text:p>
          </table:table-cell>
          <table:table-cell table:formula="of:=([.E572]-[.F572])*100/[.E572]" office:value-type="float" office:value="73.0560531373805" calcext:value-type="float">
            <text:p>73.0560531374</text:p>
          </table:table-cell>
          <table:table-cell table:formula="of:=IF([.E572]&gt;[.F572]; 1; 0)" office:value-type="float" office:value="1" calcext:value-type="float">
            <text:p>1</text:p>
          </table:table-cell>
          <table:table-cell office:value-type="float" office:value="36381" calcext:value-type="float">
            <text:p>36381</text:p>
          </table:table-cell>
          <table:table-cell office:value-type="float" office:value="13871" calcext:value-type="float">
            <text:p>13871</text:p>
          </table:table-cell>
          <table:table-cell table:formula="of:=([.I572]-[.J572])*100/[.I572]" office:value-type="float" office:value="61.8729556636706" calcext:value-type="float">
            <text:p>61.8729556637</text:p>
          </table:table-cell>
          <table:table-cell table:formula="of:=IF([.I572]&gt;[.J572]; 1; 0)" office:value-type="float" office:value="1" calcext:value-type="float">
            <text:p>1</text:p>
          </table:table-cell>
          <table:table-cell office:value-type="float" office:value="44961" calcext:value-type="float">
            <text:p>44961</text:p>
          </table:table-cell>
          <table:table-cell office:value-type="float" office:value="15195" calcext:value-type="float">
            <text:p>15195</text:p>
          </table:table-cell>
          <table:table-cell table:formula="of:=([.M572]-[.N572])*100/[.M572]" office:value-type="float" office:value="66.2040435043705" calcext:value-type="float">
            <text:p>66.2040435044</text:p>
          </table:table-cell>
          <table:table-cell table:formula="of:=IF([.M572]&gt;[.N57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90" calcext:value-type="float">
            <text:p>9590</text:p>
          </table:table-cell>
          <table:table-cell office:value-type="float" office:value="8286" calcext:value-type="float">
            <text:p>8286</text:p>
          </table:table-cell>
          <table:table-cell table:formula="of:=([.A573]-[.B573])*100/[.A573]" office:value-type="float" office:value="13.5974973931178" calcext:value-type="float">
            <text:p>13.5974973931</text:p>
          </table:table-cell>
          <table:table-cell table:formula="of:=IF([.A573]&gt;[.B573]; 1; 0)" office:value-type="float" office:value="1" calcext:value-type="float">
            <text:p>1</text:p>
          </table:table-cell>
          <table:table-cell office:value-type="float" office:value="9142" calcext:value-type="float">
            <text:p>9142</text:p>
          </table:table-cell>
          <table:table-cell office:value-type="float" office:value="8483" calcext:value-type="float">
            <text:p>8483</text:p>
          </table:table-cell>
          <table:table-cell table:formula="of:=([.E573]-[.F573])*100/[.E573]" office:value-type="float" office:value="7.20848829577773" calcext:value-type="float">
            <text:p>7.2084882958</text:p>
          </table:table-cell>
          <table:table-cell table:formula="of:=IF([.E573]&gt;[.F573]; 1; 0)" office:value-type="float" office:value="1" calcext:value-type="float">
            <text:p>1</text:p>
          </table:table-cell>
          <table:table-cell office:value-type="float" office:value="9543" calcext:value-type="float">
            <text:p>9543</text:p>
          </table:table-cell>
          <table:table-cell office:value-type="float" office:value="8615" calcext:value-type="float">
            <text:p>8615</text:p>
          </table:table-cell>
          <table:table-cell table:formula="of:=([.I573]-[.J573])*100/[.I573]" office:value-type="float" office:value="9.7244053232736" calcext:value-type="float">
            <text:p>9.7244053233</text:p>
          </table:table-cell>
          <table:table-cell table:formula="of:=IF([.I573]&gt;[.J573]; 1; 0)" office:value-type="float" office:value="1" calcext:value-type="float">
            <text:p>1</text:p>
          </table:table-cell>
          <table:table-cell office:value-type="float" office:value="9494" calcext:value-type="float">
            <text:p>9494</text:p>
          </table:table-cell>
          <table:table-cell office:value-type="float" office:value="8267" calcext:value-type="float">
            <text:p>8267</text:p>
          </table:table-cell>
          <table:table-cell table:formula="of:=([.M573]-[.N573])*100/[.M573]" office:value-type="float" office:value="12.9239519696651" calcext:value-type="float">
            <text:p>12.9239519697</text:p>
          </table:table-cell>
          <table:table-cell table:formula="of:=IF([.M573]&gt;[.N57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478" calcext:value-type="float">
            <text:p>67478</text:p>
          </table:table-cell>
          <table:table-cell office:value-type="float" office:value="19200" calcext:value-type="float">
            <text:p>19200</text:p>
          </table:table-cell>
          <table:table-cell table:formula="of:=([.A574]-[.B574])*100/[.A574]" office:value-type="float" office:value="71.5462817510892" calcext:value-type="float">
            <text:p>71.5462817511</text:p>
          </table:table-cell>
          <table:table-cell table:formula="of:=IF([.A574]&gt;[.B574]; 1; 0)" office:value-type="float" office:value="1" calcext:value-type="float">
            <text:p>1</text:p>
          </table:table-cell>
          <table:table-cell office:value-type="float" office:value="74152" calcext:value-type="float">
            <text:p>74152</text:p>
          </table:table-cell>
          <table:table-cell office:value-type="float" office:value="19380" calcext:value-type="float">
            <text:p>19380</text:p>
          </table:table-cell>
          <table:table-cell table:formula="of:=([.E574]-[.F574])*100/[.E574]" office:value-type="float" office:value="73.8644945517316" calcext:value-type="float">
            <text:p>73.8644945517</text:p>
          </table:table-cell>
          <table:table-cell table:formula="of:=IF([.E574]&gt;[.F574]; 1; 0)" office:value-type="float" office:value="1" calcext:value-type="float">
            <text:p>1</text:p>
          </table:table-cell>
          <table:table-cell office:value-type="float" office:value="35805" calcext:value-type="float">
            <text:p>35805</text:p>
          </table:table-cell>
          <table:table-cell office:value-type="float" office:value="13819" calcext:value-type="float">
            <text:p>13819</text:p>
          </table:table-cell>
          <table:table-cell table:formula="of:=([.I574]-[.J574])*100/[.I574]" office:value-type="float" office:value="61.4048317274124" calcext:value-type="float">
            <text:p>61.4048317274</text:p>
          </table:table-cell>
          <table:table-cell table:formula="of:=IF([.I574]&gt;[.J574]; 1; 0)" office:value-type="float" office:value="1" calcext:value-type="float">
            <text:p>1</text:p>
          </table:table-cell>
          <table:table-cell office:value-type="float" office:value="44825" calcext:value-type="float">
            <text:p>44825</text:p>
          </table:table-cell>
          <table:table-cell office:value-type="float" office:value="15075" calcext:value-type="float">
            <text:p>15075</text:p>
          </table:table-cell>
          <table:table-cell table:formula="of:=([.M574]-[.N574])*100/[.M574]" office:value-type="float" office:value="66.3692136084774" calcext:value-type="float">
            <text:p>66.3692136085</text:p>
          </table:table-cell>
          <table:table-cell table:formula="of:=IF([.M574]&gt;[.N57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35" calcext:value-type="float">
            <text:p>9535</text:p>
          </table:table-cell>
          <table:table-cell office:value-type="float" office:value="8516" calcext:value-type="float">
            <text:p>8516</text:p>
          </table:table-cell>
          <table:table-cell table:formula="of:=([.A575]-[.B575])*100/[.A575]" office:value-type="float" office:value="10.6869428421605" calcext:value-type="float">
            <text:p>10.6869428422</text:p>
          </table:table-cell>
          <table:table-cell table:formula="of:=IF([.A575]&gt;[.B575]; 1; 0)" office:value-type="float" office:value="1" calcext:value-type="float">
            <text:p>1</text:p>
          </table:table-cell>
          <table:table-cell office:value-type="float" office:value="9543" calcext:value-type="float">
            <text:p>9543</text:p>
          </table:table-cell>
          <table:table-cell office:value-type="float" office:value="8969" calcext:value-type="float">
            <text:p>8969</text:p>
          </table:table-cell>
          <table:table-cell table:formula="of:=([.E575]-[.F575])*100/[.E575]" office:value-type="float" office:value="6.01488001676622" calcext:value-type="float">
            <text:p>6.0148800168</text:p>
          </table:table-cell>
          <table:table-cell table:formula="of:=IF([.E575]&gt;[.F575]; 1; 0)" office:value-type="float" office:value="1" calcext:value-type="float">
            <text:p>1</text:p>
          </table:table-cell>
          <table:table-cell office:value-type="float" office:value="9533" calcext:value-type="float">
            <text:p>9533</text:p>
          </table:table-cell>
          <table:table-cell office:value-type="float" office:value="8716" calcext:value-type="float">
            <text:p>8716</text:p>
          </table:table-cell>
          <table:table-cell table:formula="of:=([.I575]-[.J575])*100/[.I575]" office:value-type="float" office:value="8.57022972831218" calcext:value-type="float">
            <text:p>8.5702297283</text:p>
          </table:table-cell>
          <table:table-cell table:formula="of:=IF([.I575]&gt;[.J575]; 1; 0)" office:value-type="float" office:value="1" calcext:value-type="float">
            <text:p>1</text:p>
          </table:table-cell>
          <table:table-cell office:value-type="float" office:value="9712" calcext:value-type="float">
            <text:p>9712</text:p>
          </table:table-cell>
          <table:table-cell office:value-type="float" office:value="8613" calcext:value-type="float">
            <text:p>8613</text:p>
          </table:table-cell>
          <table:table-cell table:formula="of:=([.M575]-[.N575])*100/[.M575]" office:value-type="float" office:value="11.3158978583196" calcext:value-type="float">
            <text:p>11.3158978583</text:p>
          </table:table-cell>
          <table:table-cell table:formula="of:=IF([.M575]&gt;[.N57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451" calcext:value-type="float">
            <text:p>67451</text:p>
          </table:table-cell>
          <table:table-cell office:value-type="float" office:value="18167" calcext:value-type="float">
            <text:p>18167</text:p>
          </table:table-cell>
          <table:table-cell table:formula="of:=([.A576]-[.B576])*100/[.A576]" office:value-type="float" office:value="73.0663741086122" calcext:value-type="float">
            <text:p>73.0663741086</text:p>
          </table:table-cell>
          <table:table-cell table:formula="of:=IF([.A576]&gt;[.B576]; 1; 0)" office:value-type="float" office:value="1" calcext:value-type="float">
            <text:p>1</text:p>
          </table:table-cell>
          <table:table-cell office:value-type="float" office:value="74032" calcext:value-type="float">
            <text:p>74032</text:p>
          </table:table-cell>
          <table:table-cell office:value-type="float" office:value="19057" calcext:value-type="float">
            <text:p>19057</text:p>
          </table:table-cell>
          <table:table-cell table:formula="of:=([.E576]-[.F576])*100/[.E576]" office:value-type="float" office:value="74.2584287875513" calcext:value-type="float">
            <text:p>74.2584287876</text:p>
          </table:table-cell>
          <table:table-cell table:formula="of:=IF([.E576]&gt;[.F576]; 1; 0)" office:value-type="float" office:value="1" calcext:value-type="float">
            <text:p>1</text:p>
          </table:table-cell>
          <table:table-cell office:value-type="float" office:value="36488" calcext:value-type="float">
            <text:p>36488</text:p>
          </table:table-cell>
          <table:table-cell office:value-type="float" office:value="13239" calcext:value-type="float">
            <text:p>13239</text:p>
          </table:table-cell>
          <table:table-cell table:formula="of:=([.I576]-[.J576])*100/[.I576]" office:value-type="float" office:value="63.7168384126288" calcext:value-type="float">
            <text:p>63.7168384126</text:p>
          </table:table-cell>
          <table:table-cell table:formula="of:=IF([.I576]&gt;[.J576]; 1; 0)" office:value-type="float" office:value="1" calcext:value-type="float">
            <text:p>1</text:p>
          </table:table-cell>
          <table:table-cell office:value-type="float" office:value="44595" calcext:value-type="float">
            <text:p>44595</text:p>
          </table:table-cell>
          <table:table-cell office:value-type="float" office:value="14826" calcext:value-type="float">
            <text:p>14826</text:p>
          </table:table-cell>
          <table:table-cell table:formula="of:=([.M576]-[.N576])*100/[.M576]" office:value-type="float" office:value="66.7541204170871" calcext:value-type="float">
            <text:p>66.7541204171</text:p>
          </table:table-cell>
          <table:table-cell table:formula="of:=IF([.M576]&gt;[.N57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74" calcext:value-type="float">
            <text:p>9574</text:p>
          </table:table-cell>
          <table:table-cell office:value-type="float" office:value="9012" calcext:value-type="float">
            <text:p>9012</text:p>
          </table:table-cell>
          <table:table-cell table:formula="of:=([.A577]-[.B577])*100/[.A577]" office:value-type="float" office:value="5.87006475872154" calcext:value-type="float">
            <text:p>5.8700647587</text:p>
          </table:table-cell>
          <table:table-cell table:formula="of:=IF([.A577]&gt;[.B577]; 1; 0)" office:value-type="float" office:value="1" calcext:value-type="float">
            <text:p>1</text:p>
          </table:table-cell>
          <table:table-cell office:value-type="float" office:value="10050" calcext:value-type="float">
            <text:p>10050</text:p>
          </table:table-cell>
          <table:table-cell office:value-type="float" office:value="8851" calcext:value-type="float">
            <text:p>8851</text:p>
          </table:table-cell>
          <table:table-cell table:formula="of:=([.E577]-[.F577])*100/[.E577]" office:value-type="float" office:value="11.9303482587065" calcext:value-type="float">
            <text:p>11.9303482587</text:p>
          </table:table-cell>
          <table:table-cell table:formula="of:=IF([.E577]&gt;[.F577]; 1; 0)" office:value-type="float" office:value="1" calcext:value-type="float">
            <text:p>1</text:p>
          </table:table-cell>
          <table:table-cell office:value-type="float" office:value="9894" calcext:value-type="float">
            <text:p>9894</text:p>
          </table:table-cell>
          <table:table-cell office:value-type="float" office:value="8676" calcext:value-type="float">
            <text:p>8676</text:p>
          </table:table-cell>
          <table:table-cell table:formula="of:=([.I577]-[.J577])*100/[.I577]" office:value-type="float" office:value="12.310491206792" calcext:value-type="float">
            <text:p>12.3104912068</text:p>
          </table:table-cell>
          <table:table-cell table:formula="of:=IF([.I577]&gt;[.J577]; 1; 0)" office:value-type="float" office:value="1" calcext:value-type="float">
            <text:p>1</text:p>
          </table:table-cell>
          <table:table-cell office:value-type="float" office:value="9283" calcext:value-type="float">
            <text:p>9283</text:p>
          </table:table-cell>
          <table:table-cell office:value-type="float" office:value="8758" calcext:value-type="float">
            <text:p>8758</text:p>
          </table:table-cell>
          <table:table-cell table:formula="of:=([.M577]-[.N577])*100/[.M577]" office:value-type="float" office:value="5.65549929979532" calcext:value-type="float">
            <text:p>5.6554992998</text:p>
          </table:table-cell>
          <table:table-cell table:formula="of:=IF([.M577]&gt;[.N57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920" calcext:value-type="float">
            <text:p>66920</text:p>
          </table:table-cell>
          <table:table-cell office:value-type="float" office:value="17793" calcext:value-type="float">
            <text:p>17793</text:p>
          </table:table-cell>
          <table:table-cell table:formula="of:=([.A578]-[.B578])*100/[.A578]" office:value-type="float" office:value="73.4115361625822" calcext:value-type="float">
            <text:p>73.4115361626</text:p>
          </table:table-cell>
          <table:table-cell table:formula="of:=IF([.A578]&gt;[.B578]; 1; 0)" office:value-type="float" office:value="1" calcext:value-type="float">
            <text:p>1</text:p>
          </table:table-cell>
          <table:table-cell office:value-type="float" office:value="74183" calcext:value-type="float">
            <text:p>74183</text:p>
          </table:table-cell>
          <table:table-cell office:value-type="float" office:value="17748" calcext:value-type="float">
            <text:p>17748</text:p>
          </table:table-cell>
          <table:table-cell table:formula="of:=([.E578]-[.F578])*100/[.E578]" office:value-type="float" office:value="76.075381152016" calcext:value-type="float">
            <text:p>76.075381152</text:p>
          </table:table-cell>
          <table:table-cell table:formula="of:=IF([.E578]&gt;[.F578]; 1; 0)" office:value-type="float" office:value="1" calcext:value-type="float">
            <text:p>1</text:p>
          </table:table-cell>
          <table:table-cell office:value-type="float" office:value="36750" calcext:value-type="float">
            <text:p>36750</text:p>
          </table:table-cell>
          <table:table-cell office:value-type="float" office:value="13097" calcext:value-type="float">
            <text:p>13097</text:p>
          </table:table-cell>
          <table:table-cell table:formula="of:=([.I578]-[.J578])*100/[.I578]" office:value-type="float" office:value="64.3619047619048" calcext:value-type="float">
            <text:p>64.3619047619</text:p>
          </table:table-cell>
          <table:table-cell table:formula="of:=IF([.I578]&gt;[.J578]; 1; 0)" office:value-type="float" office:value="1" calcext:value-type="float">
            <text:p>1</text:p>
          </table:table-cell>
          <table:table-cell office:value-type="float" office:value="44765" calcext:value-type="float">
            <text:p>44765</text:p>
          </table:table-cell>
          <table:table-cell office:value-type="float" office:value="14759" calcext:value-type="float">
            <text:p>14759</text:p>
          </table:table-cell>
          <table:table-cell table:formula="of:=([.M578]-[.N578])*100/[.M578]" office:value-type="float" office:value="67.0300457947057" calcext:value-type="float">
            <text:p>67.0300457947</text:p>
          </table:table-cell>
          <table:table-cell table:formula="of:=IF([.M578]&gt;[.N57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92" calcext:value-type="float">
            <text:p>9792</text:p>
          </table:table-cell>
          <table:table-cell office:value-type="float" office:value="9040" calcext:value-type="float">
            <text:p>9040</text:p>
          </table:table-cell>
          <table:table-cell table:formula="of:=([.A579]-[.B579])*100/[.A579]" office:value-type="float" office:value="7.6797385620915" calcext:value-type="float">
            <text:p>7.6797385621</text:p>
          </table:table-cell>
          <table:table-cell table:formula="of:=IF([.A579]&gt;[.B579]; 1; 0)" office:value-type="float" office:value="1" calcext:value-type="float">
            <text:p>1</text:p>
          </table:table-cell>
          <table:table-cell office:value-type="float" office:value="10365" calcext:value-type="float">
            <text:p>10365</text:p>
          </table:table-cell>
          <table:table-cell office:value-type="float" office:value="8601" calcext:value-type="float">
            <text:p>8601</text:p>
          </table:table-cell>
          <table:table-cell table:formula="of:=([.E579]-[.F579])*100/[.E579]" office:value-type="float" office:value="17.0188133140376" calcext:value-type="float">
            <text:p>17.018813314</text:p>
          </table:table-cell>
          <table:table-cell table:formula="of:=IF([.E579]&gt;[.F579]; 1; 0)" office:value-type="float" office:value="1" calcext:value-type="float">
            <text:p>1</text:p>
          </table:table-cell>
          <table:table-cell office:value-type="float" office:value="9834" calcext:value-type="float">
            <text:p>9834</text:p>
          </table:table-cell>
          <table:table-cell office:value-type="float" office:value="8892" calcext:value-type="float">
            <text:p>8892</text:p>
          </table:table-cell>
          <table:table-cell table:formula="of:=([.I579]-[.J579])*100/[.I579]" office:value-type="float" office:value="9.57901159243441" calcext:value-type="float">
            <text:p>9.5790115924</text:p>
          </table:table-cell>
          <table:table-cell table:formula="of:=IF([.I579]&gt;[.J579]; 1; 0)" office:value-type="float" office:value="1" calcext:value-type="float">
            <text:p>1</text:p>
          </table:table-cell>
          <table:table-cell office:value-type="float" office:value="9851" calcext:value-type="float">
            <text:p>9851</text:p>
          </table:table-cell>
          <table:table-cell office:value-type="float" office:value="8944" calcext:value-type="float">
            <text:p>8944</text:p>
          </table:table-cell>
          <table:table-cell table:formula="of:=([.M579]-[.N579])*100/[.M579]" office:value-type="float" office:value="9.20718708760532" calcext:value-type="float">
            <text:p>9.2071870876</text:p>
          </table:table-cell>
          <table:table-cell table:formula="of:=IF([.M579]&gt;[.N57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528" calcext:value-type="float">
            <text:p>67528</text:p>
          </table:table-cell>
          <table:table-cell office:value-type="float" office:value="18998" calcext:value-type="float">
            <text:p>18998</text:p>
          </table:table-cell>
          <table:table-cell table:formula="of:=([.A580]-[.B580])*100/[.A580]" office:value-type="float" office:value="71.866485013624" calcext:value-type="float">
            <text:p>71.8664850136</text:p>
          </table:table-cell>
          <table:table-cell table:formula="of:=IF([.A580]&gt;[.B580]; 1; 0)" office:value-type="float" office:value="1" calcext:value-type="float">
            <text:p>1</text:p>
          </table:table-cell>
          <table:table-cell office:value-type="float" office:value="74669" calcext:value-type="float">
            <text:p>74669</text:p>
          </table:table-cell>
          <table:table-cell office:value-type="float" office:value="17835" calcext:value-type="float">
            <text:p>17835</text:p>
          </table:table-cell>
          <table:table-cell table:formula="of:=([.E580]-[.F580])*100/[.E580]" office:value-type="float" office:value="76.114585704911" calcext:value-type="float">
            <text:p>76.1145857049</text:p>
          </table:table-cell>
          <table:table-cell table:formula="of:=IF([.E580]&gt;[.F580]; 1; 0)" office:value-type="float" office:value="1" calcext:value-type="float">
            <text:p>1</text:p>
          </table:table-cell>
          <table:table-cell office:value-type="float" office:value="36785" calcext:value-type="float">
            <text:p>36785</text:p>
          </table:table-cell>
          <table:table-cell office:value-type="float" office:value="12628" calcext:value-type="float">
            <text:p>12628</text:p>
          </table:table-cell>
          <table:table-cell table:formula="of:=([.I580]-[.J580])*100/[.I580]" office:value-type="float" office:value="65.6707897240723" calcext:value-type="float">
            <text:p>65.6707897241</text:p>
          </table:table-cell>
          <table:table-cell table:formula="of:=IF([.I580]&gt;[.J580]; 1; 0)" office:value-type="float" office:value="1" calcext:value-type="float">
            <text:p>1</text:p>
          </table:table-cell>
          <table:table-cell office:value-type="float" office:value="44621" calcext:value-type="float">
            <text:p>44621</text:p>
          </table:table-cell>
          <table:table-cell office:value-type="float" office:value="14160" calcext:value-type="float">
            <text:p>14160</text:p>
          </table:table-cell>
          <table:table-cell table:formula="of:=([.M580]-[.N580])*100/[.M580]" office:value-type="float" office:value="68.2660630644764" calcext:value-type="float">
            <text:p>68.2660630645</text:p>
          </table:table-cell>
          <table:table-cell table:formula="of:=IF([.M580]&gt;[.N58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9" calcext:value-type="float">
            <text:p>10079</text:p>
          </table:table-cell>
          <table:table-cell office:value-type="float" office:value="9357" calcext:value-type="float">
            <text:p>9357</text:p>
          </table:table-cell>
          <table:table-cell table:formula="of:=([.A581]-[.B581])*100/[.A581]" office:value-type="float" office:value="7.16340906835996" calcext:value-type="float">
            <text:p>7.1634090684</text:p>
          </table:table-cell>
          <table:table-cell table:formula="of:=IF([.A581]&gt;[.B581]; 1; 0)" office:value-type="float" office:value="1" calcext:value-type="float">
            <text:p>1</text:p>
          </table:table-cell>
          <table:table-cell office:value-type="float" office:value="9836" calcext:value-type="float">
            <text:p>9836</text:p>
          </table:table-cell>
          <table:table-cell office:value-type="float" office:value="9306" calcext:value-type="float">
            <text:p>9306</text:p>
          </table:table-cell>
          <table:table-cell table:formula="of:=([.E581]-[.F581])*100/[.E581]" office:value-type="float" office:value="5.38836925579504" calcext:value-type="float">
            <text:p>5.3883692558</text:p>
          </table:table-cell>
          <table:table-cell table:formula="of:=IF([.E581]&gt;[.F581]; 1; 0)" office:value-type="float" office:value="1" calcext:value-type="float">
            <text:p>1</text:p>
          </table:table-cell>
          <table:table-cell office:value-type="float" office:value="9905" calcext:value-type="float">
            <text:p>9905</text:p>
          </table:table-cell>
          <table:table-cell office:value-type="float" office:value="9036" calcext:value-type="float">
            <text:p>9036</text:p>
          </table:table-cell>
          <table:table-cell table:formula="of:=([.I581]-[.J581])*100/[.I581]" office:value-type="float" office:value="8.77334679454821" calcext:value-type="float">
            <text:p>8.7733467945</text:p>
          </table:table-cell>
          <table:table-cell table:formula="of:=IF([.I581]&gt;[.J581]; 1; 0)" office:value-type="float" office:value="1" calcext:value-type="float">
            <text:p>1</text:p>
          </table:table-cell>
          <table:table-cell office:value-type="float" office:value="9887" calcext:value-type="float">
            <text:p>9887</text:p>
          </table:table-cell>
          <table:table-cell office:value-type="float" office:value="8994" calcext:value-type="float">
            <text:p>8994</text:p>
          </table:table-cell>
          <table:table-cell table:formula="of:=([.M581]-[.N581])*100/[.M581]" office:value-type="float" office:value="9.0320623040356" calcext:value-type="float">
            <text:p>9.032062304</text:p>
          </table:table-cell>
          <table:table-cell table:formula="of:=IF([.M581]&gt;[.N58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256" calcext:value-type="float">
            <text:p>68256</text:p>
          </table:table-cell>
          <table:table-cell office:value-type="float" office:value="16157" calcext:value-type="float">
            <text:p>16157</text:p>
          </table:table-cell>
          <table:table-cell table:formula="of:=([.A582]-[.B582])*100/[.A582]" office:value-type="float" office:value="76.3288209095171" calcext:value-type="float">
            <text:p>76.3288209095</text:p>
          </table:table-cell>
          <table:table-cell table:formula="of:=IF([.A582]&gt;[.B582]; 1; 0)" office:value-type="float" office:value="1" calcext:value-type="float">
            <text:p>1</text:p>
          </table:table-cell>
          <table:table-cell office:value-type="float" office:value="73995" calcext:value-type="float">
            <text:p>73995</text:p>
          </table:table-cell>
          <table:table-cell office:value-type="float" office:value="17543" calcext:value-type="float">
            <text:p>17543</text:p>
          </table:table-cell>
          <table:table-cell table:formula="of:=([.E582]-[.F582])*100/[.E582]" office:value-type="float" office:value="76.2916413271167" calcext:value-type="float">
            <text:p>76.2916413271</text:p>
          </table:table-cell>
          <table:table-cell table:formula="of:=IF([.E582]&gt;[.F582]; 1; 0)" office:value-type="float" office:value="1" calcext:value-type="float">
            <text:p>1</text:p>
          </table:table-cell>
          <table:table-cell office:value-type="float" office:value="36311" calcext:value-type="float">
            <text:p>36311</text:p>
          </table:table-cell>
          <table:table-cell office:value-type="float" office:value="12760" calcext:value-type="float">
            <text:p>12760</text:p>
          </table:table-cell>
          <table:table-cell table:formula="of:=([.I582]-[.J582])*100/[.I582]" office:value-type="float" office:value="64.85913359588" calcext:value-type="float">
            <text:p>64.8591335959</text:p>
          </table:table-cell>
          <table:table-cell table:formula="of:=IF([.I582]&gt;[.J582]; 1; 0)" office:value-type="float" office:value="1" calcext:value-type="float">
            <text:p>1</text:p>
          </table:table-cell>
          <table:table-cell office:value-type="float" office:value="44640" calcext:value-type="float">
            <text:p>44640</text:p>
          </table:table-cell>
          <table:table-cell office:value-type="float" office:value="14026" calcext:value-type="float">
            <text:p>14026</text:p>
          </table:table-cell>
          <table:table-cell table:formula="of:=([.M582]-[.N582])*100/[.M582]" office:value-type="float" office:value="68.5797491039426" calcext:value-type="float">
            <text:p>68.5797491039</text:p>
          </table:table-cell>
          <table:table-cell table:formula="of:=IF([.M582]&gt;[.N58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56" calcext:value-type="float">
            <text:p>12056</text:p>
          </table:table-cell>
          <table:table-cell office:value-type="float" office:value="9270" calcext:value-type="float">
            <text:p>9270</text:p>
          </table:table-cell>
          <table:table-cell table:formula="of:=([.A583]-[.B583])*100/[.A583]" office:value-type="float" office:value="23.1088254810883" calcext:value-type="float">
            <text:p>23.1088254811</text:p>
          </table:table-cell>
          <table:table-cell table:formula="of:=IF([.A583]&gt;[.B583]; 1; 0)" office:value-type="float" office:value="1" calcext:value-type="float">
            <text:p>1</text:p>
          </table:table-cell>
          <table:table-cell office:value-type="float" office:value="10156" calcext:value-type="float">
            <text:p>10156</text:p>
          </table:table-cell>
          <table:table-cell office:value-type="float" office:value="9308" calcext:value-type="float">
            <text:p>9308</text:p>
          </table:table-cell>
          <table:table-cell table:formula="of:=([.E583]-[.F583])*100/[.E583]" office:value-type="float" office:value="8.34974399369831" calcext:value-type="float">
            <text:p>8.3497439937</text:p>
          </table:table-cell>
          <table:table-cell table:formula="of:=IF([.E583]&gt;[.F583]; 1; 0)" office:value-type="float" office:value="1" calcext:value-type="float">
            <text:p>1</text:p>
          </table:table-cell>
          <table:table-cell office:value-type="float" office:value="9826" calcext:value-type="float">
            <text:p>9826</text:p>
          </table:table-cell>
          <table:table-cell office:value-type="float" office:value="9323" calcext:value-type="float">
            <text:p>9323</text:p>
          </table:table-cell>
          <table:table-cell table:formula="of:=([.I583]-[.J583])*100/[.I583]" office:value-type="float" office:value="5.11907185019336" calcext:value-type="float">
            <text:p>5.1190718502</text:p>
          </table:table-cell>
          <table:table-cell table:formula="of:=IF([.I583]&gt;[.J583]; 1; 0)" office:value-type="float" office:value="1" calcext:value-type="float">
            <text:p>1</text:p>
          </table:table-cell>
          <table:table-cell office:value-type="float" office:value="10191" calcext:value-type="float">
            <text:p>10191</text:p>
          </table:table-cell>
          <table:table-cell office:value-type="float" office:value="9222" calcext:value-type="float">
            <text:p>9222</text:p>
          </table:table-cell>
          <table:table-cell table:formula="of:=([.M583]-[.N583])*100/[.M583]" office:value-type="float" office:value="9.50838975566676" calcext:value-type="float">
            <text:p>9.5083897557</text:p>
          </table:table-cell>
          <table:table-cell table:formula="of:=IF([.M583]&gt;[.N58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562" calcext:value-type="float">
            <text:p>68562</text:p>
          </table:table-cell>
          <table:table-cell office:value-type="float" office:value="16659" calcext:value-type="float">
            <text:p>16659</text:p>
          </table:table-cell>
          <table:table-cell table:formula="of:=([.A584]-[.B584])*100/[.A584]" office:value-type="float" office:value="75.7022840640588" calcext:value-type="float">
            <text:p>75.7022840641</text:p>
          </table:table-cell>
          <table:table-cell table:formula="of:=IF([.A584]&gt;[.B584]; 1; 0)" office:value-type="float" office:value="1" calcext:value-type="float">
            <text:p>1</text:p>
          </table:table-cell>
          <table:table-cell office:value-type="float" office:value="73207" calcext:value-type="float">
            <text:p>73207</text:p>
          </table:table-cell>
          <table:table-cell office:value-type="float" office:value="17130" calcext:value-type="float">
            <text:p>17130</text:p>
          </table:table-cell>
          <table:table-cell table:formula="of:=([.E584]-[.F584])*100/[.E584]" office:value-type="float" office:value="76.6005983034409" calcext:value-type="float">
            <text:p>76.6005983034</text:p>
          </table:table-cell>
          <table:table-cell table:formula="of:=IF([.E584]&gt;[.F584]; 1; 0)" office:value-type="float" office:value="1" calcext:value-type="float">
            <text:p>1</text:p>
          </table:table-cell>
          <table:table-cell office:value-type="float" office:value="35352" calcext:value-type="float">
            <text:p>35352</text:p>
          </table:table-cell>
          <table:table-cell office:value-type="float" office:value="12476" calcext:value-type="float">
            <text:p>12476</text:p>
          </table:table-cell>
          <table:table-cell table:formula="of:=([.I584]-[.J584])*100/[.I584]" office:value-type="float" office:value="64.7092102285585" calcext:value-type="float">
            <text:p>64.7092102286</text:p>
          </table:table-cell>
          <table:table-cell table:formula="of:=IF([.I584]&gt;[.J584]; 1; 0)" office:value-type="float" office:value="1" calcext:value-type="float">
            <text:p>1</text:p>
          </table:table-cell>
          <table:table-cell office:value-type="float" office:value="45822" calcext:value-type="float">
            <text:p>45822</text:p>
          </table:table-cell>
          <table:table-cell office:value-type="float" office:value="13684" calcext:value-type="float">
            <text:p>13684</text:p>
          </table:table-cell>
          <table:table-cell table:formula="of:=([.M584]-[.N584])*100/[.M584]" office:value-type="float" office:value="70.1366155994937" calcext:value-type="float">
            <text:p>70.1366155995</text:p>
          </table:table-cell>
          <table:table-cell table:formula="of:=IF([.M584]&gt;[.N58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float" office:value="9728" calcext:value-type="float">
            <text:p>9728</text:p>
          </table:table-cell>
          <table:table-cell table:formula="of:=([.A585]-[.B585])*100/[.A585]" office:value-type="float" office:value="3.64500792393027" calcext:value-type="float">
            <text:p>3.6450079239</text:p>
          </table:table-cell>
          <table:table-cell table:formula="of:=IF([.A585]&gt;[.B585]; 1; 0)" office:value-type="float" office:value="1" calcext:value-type="float">
            <text:p>1</text:p>
          </table:table-cell>
          <table:table-cell office:value-type="float" office:value="10307" calcext:value-type="float">
            <text:p>10307</text:p>
          </table:table-cell>
          <table:table-cell office:value-type="float" office:value="9262" calcext:value-type="float">
            <text:p>9262</text:p>
          </table:table-cell>
          <table:table-cell table:formula="of:=([.E585]-[.F585])*100/[.E585]" office:value-type="float" office:value="10.1387406616862" calcext:value-type="float">
            <text:p>10.1387406617</text:p>
          </table:table-cell>
          <table:table-cell table:formula="of:=IF([.E585]&gt;[.F585]; 1; 0)" office:value-type="float" office:value="1" calcext:value-type="float">
            <text:p>1</text:p>
          </table:table-cell>
          <table:table-cell office:value-type="float" office:value="9951" calcext:value-type="float">
            <text:p>9951</text:p>
          </table:table-cell>
          <table:table-cell office:value-type="float" office:value="9171" calcext:value-type="float">
            <text:p>9171</text:p>
          </table:table-cell>
          <table:table-cell table:formula="of:=([.I585]-[.J585])*100/[.I585]" office:value-type="float" office:value="7.83840820018089" calcext:value-type="float">
            <text:p>7.8384082002</text:p>
          </table:table-cell>
          <table:table-cell table:formula="of:=IF([.I585]&gt;[.J585]; 1; 0)" office:value-type="float" office:value="1" calcext:value-type="float">
            <text:p>1</text:p>
          </table:table-cell>
          <table:table-cell office:value-type="float" office:value="10164" calcext:value-type="float">
            <text:p>10164</text:p>
          </table:table-cell>
          <table:table-cell office:value-type="float" office:value="9247" calcext:value-type="float">
            <text:p>9247</text:p>
          </table:table-cell>
          <table:table-cell table:formula="of:=([.M585]-[.N585])*100/[.M585]" office:value-type="float" office:value="9.02203856749311" calcext:value-type="float">
            <text:p>9.0220385675</text:p>
          </table:table-cell>
          <table:table-cell table:formula="of:=IF([.M585]&gt;[.N58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672" calcext:value-type="float">
            <text:p>67672</text:p>
          </table:table-cell>
          <table:table-cell office:value-type="float" office:value="15563" calcext:value-type="float">
            <text:p>15563</text:p>
          </table:table-cell>
          <table:table-cell table:formula="of:=([.A586]-[.B586])*100/[.A586]" office:value-type="float" office:value="77.0023052370257" calcext:value-type="float">
            <text:p>77.002305237</text:p>
          </table:table-cell>
          <table:table-cell table:formula="of:=IF([.A586]&gt;[.B586]; 1; 0)" office:value-type="float" office:value="1" calcext:value-type="float">
            <text:p>1</text:p>
          </table:table-cell>
          <table:table-cell office:value-type="float" office:value="73816" calcext:value-type="float">
            <text:p>73816</text:p>
          </table:table-cell>
          <table:table-cell office:value-type="float" office:value="15727" calcext:value-type="float">
            <text:p>15727</text:p>
          </table:table-cell>
          <table:table-cell table:formula="of:=([.E586]-[.F586])*100/[.E586]" office:value-type="float" office:value="78.6943210144142" calcext:value-type="float">
            <text:p>78.6943210144</text:p>
          </table:table-cell>
          <table:table-cell table:formula="of:=IF([.E586]&gt;[.F586]; 1; 0)" office:value-type="float" office:value="1" calcext:value-type="float">
            <text:p>1</text:p>
          </table:table-cell>
          <table:table-cell office:value-type="float" office:value="36120" calcext:value-type="float">
            <text:p>36120</text:p>
          </table:table-cell>
          <table:table-cell office:value-type="float" office:value="12183" calcext:value-type="float">
            <text:p>12183</text:p>
          </table:table-cell>
          <table:table-cell table:formula="of:=([.I586]-[.J586])*100/[.I586]" office:value-type="float" office:value="66.2707641196013" calcext:value-type="float">
            <text:p>66.2707641196</text:p>
          </table:table-cell>
          <table:table-cell table:formula="of:=IF([.I586]&gt;[.J586]; 1; 0)" office:value-type="float" office:value="1" calcext:value-type="float">
            <text:p>1</text:p>
          </table:table-cell>
          <table:table-cell office:value-type="float" office:value="44538" calcext:value-type="float">
            <text:p>44538</text:p>
          </table:table-cell>
          <table:table-cell office:value-type="float" office:value="12803" calcext:value-type="float">
            <text:p>12803</text:p>
          </table:table-cell>
          <table:table-cell table:formula="of:=([.M586]-[.N586])*100/[.M586]" office:value-type="float" office:value="71.2537608334456" calcext:value-type="float">
            <text:p>71.2537608334</text:p>
          </table:table-cell>
          <table:table-cell table:formula="of:=IF([.M586]&gt;[.N58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float" office:value="9523" calcext:value-type="float">
            <text:p>9523</text:p>
          </table:table-cell>
          <table:table-cell table:formula="of:=([.A587]-[.B587])*100/[.A587]" office:value-type="float" office:value="5.52579365079365" calcext:value-type="float">
            <text:p>5.5257936508</text:p>
          </table:table-cell>
          <table:table-cell table:formula="of:=IF([.A587]&gt;[.B587]; 1; 0)" office:value-type="float" office:value="1" calcext:value-type="float">
            <text:p>1</text:p>
          </table:table-cell>
          <table:table-cell office:value-type="float" office:value="10812" calcext:value-type="float">
            <text:p>10812</text:p>
          </table:table-cell>
          <table:table-cell office:value-type="float" office:value="9032" calcext:value-type="float">
            <text:p>9032</text:p>
          </table:table-cell>
          <table:table-cell table:formula="of:=([.E587]-[.F587])*100/[.E587]" office:value-type="float" office:value="16.4631890492046" calcext:value-type="float">
            <text:p>16.4631890492</text:p>
          </table:table-cell>
          <table:table-cell table:formula="of:=IF([.E587]&gt;[.F587]; 1; 0)" office:value-type="float" office:value="1" calcext:value-type="float">
            <text:p>1</text:p>
          </table:table-cell>
          <table:table-cell office:value-type="float" office:value="10493" calcext:value-type="float">
            <text:p>10493</text:p>
          </table:table-cell>
          <table:table-cell office:value-type="float" office:value="9149" calcext:value-type="float">
            <text:p>9149</text:p>
          </table:table-cell>
          <table:table-cell table:formula="of:=([.I587]-[.J587])*100/[.I587]" office:value-type="float" office:value="12.8085390260173" calcext:value-type="float">
            <text:p>12.808539026</text:p>
          </table:table-cell>
          <table:table-cell table:formula="of:=IF([.I587]&gt;[.J587]; 1; 0)" office:value-type="float" office:value="1" calcext:value-type="float">
            <text:p>1</text:p>
          </table:table-cell>
          <table:table-cell office:value-type="float" office:value="10579" calcext:value-type="float">
            <text:p>10579</text:p>
          </table:table-cell>
          <table:table-cell office:value-type="float" office:value="9074" calcext:value-type="float">
            <text:p>9074</text:p>
          </table:table-cell>
          <table:table-cell table:formula="of:=([.M587]-[.N587])*100/[.M587]" office:value-type="float" office:value="14.2262973816051" calcext:value-type="float">
            <text:p>14.2262973816</text:p>
          </table:table-cell>
          <table:table-cell table:formula="of:=IF([.M587]&gt;[.N58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129" calcext:value-type="float">
            <text:p>67129</text:p>
          </table:table-cell>
          <table:table-cell office:value-type="float" office:value="14873" calcext:value-type="float">
            <text:p>14873</text:p>
          </table:table-cell>
          <table:table-cell table:formula="of:=([.A588]-[.B588])*100/[.A588]" office:value-type="float" office:value="77.8441508141042" calcext:value-type="float">
            <text:p>77.8441508141</text:p>
          </table:table-cell>
          <table:table-cell table:formula="of:=IF([.A588]&gt;[.B588]; 1; 0)" office:value-type="float" office:value="1" calcext:value-type="float">
            <text:p>1</text:p>
          </table:table-cell>
          <table:table-cell office:value-type="float" office:value="73705" calcext:value-type="float">
            <text:p>73705</text:p>
          </table:table-cell>
          <table:table-cell office:value-type="float" office:value="15309" calcext:value-type="float">
            <text:p>15309</text:p>
          </table:table-cell>
          <table:table-cell table:formula="of:=([.E588]-[.F588])*100/[.E588]" office:value-type="float" office:value="79.2293602876331" calcext:value-type="float">
            <text:p>79.2293602876</text:p>
          </table:table-cell>
          <table:table-cell table:formula="of:=IF([.E588]&gt;[.F588]; 1; 0)" office:value-type="float" office:value="1" calcext:value-type="float">
            <text:p>1</text:p>
          </table:table-cell>
          <table:table-cell office:value-type="float" office:value="36576" calcext:value-type="float">
            <text:p>36576</text:p>
          </table:table-cell>
          <table:table-cell office:value-type="float" office:value="11670" calcext:value-type="float">
            <text:p>11670</text:p>
          </table:table-cell>
          <table:table-cell table:formula="of:=([.I588]-[.J588])*100/[.I588]" office:value-type="float" office:value="68.0938320209974" calcext:value-type="float">
            <text:p>68.093832021</text:p>
          </table:table-cell>
          <table:table-cell table:formula="of:=IF([.I588]&gt;[.J588]; 1; 0)" office:value-type="float" office:value="1" calcext:value-type="float">
            <text:p>1</text:p>
          </table:table-cell>
          <table:table-cell office:value-type="float" office:value="45048" calcext:value-type="float">
            <text:p>45048</text:p>
          </table:table-cell>
          <table:table-cell office:value-type="float" office:value="12938" calcext:value-type="float">
            <text:p>12938</text:p>
          </table:table-cell>
          <table:table-cell table:formula="of:=([.M588]-[.N588])*100/[.M588]" office:value-type="float" office:value="71.2795240632215" calcext:value-type="float">
            <text:p>71.2795240632</text:p>
          </table:table-cell>
          <table:table-cell table:formula="of:=IF([.M588]&gt;[.N58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47" calcext:value-type="float">
            <text:p>10547</text:p>
          </table:table-cell>
          <table:table-cell office:value-type="float" office:value="9720" calcext:value-type="float">
            <text:p>9720</text:p>
          </table:table-cell>
          <table:table-cell table:formula="of:=([.A589]-[.B589])*100/[.A589]" office:value-type="float" office:value="7.84109225372144" calcext:value-type="float">
            <text:p>7.8410922537</text:p>
          </table:table-cell>
          <table:table-cell table:formula="of:=IF([.A589]&gt;[.B589]; 1; 0)" office:value-type="float" office:value="1" calcext:value-type="float">
            <text:p>1</text:p>
          </table:table-cell>
          <table:table-cell office:value-type="float" office:value="10669" calcext:value-type="float">
            <text:p>10669</text:p>
          </table:table-cell>
          <table:table-cell office:value-type="float" office:value="9273" calcext:value-type="float">
            <text:p>9273</text:p>
          </table:table-cell>
          <table:table-cell table:formula="of:=([.E589]-[.F589])*100/[.E589]" office:value-type="float" office:value="13.0846377354954" calcext:value-type="float">
            <text:p>13.0846377355</text:p>
          </table:table-cell>
          <table:table-cell table:formula="of:=IF([.E589]&gt;[.F589]; 1; 0)" office:value-type="float" office:value="1" calcext:value-type="float">
            <text:p>1</text:p>
          </table:table-cell>
          <table:table-cell office:value-type="float" office:value="10666" calcext:value-type="float">
            <text:p>10666</text:p>
          </table:table-cell>
          <table:table-cell office:value-type="float" office:value="8958" calcext:value-type="float">
            <text:p>8958</text:p>
          </table:table-cell>
          <table:table-cell table:formula="of:=([.I589]-[.J589])*100/[.I589]" office:value-type="float" office:value="16.0135008438027" calcext:value-type="float">
            <text:p>16.0135008438</text:p>
          </table:table-cell>
          <table:table-cell table:formula="of:=IF([.I589]&gt;[.J589]; 1; 0)" office:value-type="float" office:value="1" calcext:value-type="float">
            <text:p>1</text:p>
          </table:table-cell>
          <table:table-cell office:value-type="float" office:value="10239" calcext:value-type="float">
            <text:p>10239</text:p>
          </table:table-cell>
          <table:table-cell office:value-type="float" office:value="9498" calcext:value-type="float">
            <text:p>9498</text:p>
          </table:table-cell>
          <table:table-cell table:formula="of:=([.M589]-[.N589])*100/[.M589]" office:value-type="float" office:value="7.2370348666862" calcext:value-type="float">
            <text:p>7.2370348667</text:p>
          </table:table-cell>
          <table:table-cell table:formula="of:=IF([.M589]&gt;[.N58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945" calcext:value-type="float">
            <text:p>69945</text:p>
          </table:table-cell>
          <table:table-cell office:value-type="float" office:value="14116" calcext:value-type="float">
            <text:p>14116</text:p>
          </table:table-cell>
          <table:table-cell table:formula="of:=([.A590]-[.B590])*100/[.A590]" office:value-type="float" office:value="79.8184287654586" calcext:value-type="float">
            <text:p>79.8184287655</text:p>
          </table:table-cell>
          <table:table-cell table:formula="of:=IF([.A590]&gt;[.B590]; 1; 0)" office:value-type="float" office:value="1" calcext:value-type="float">
            <text:p>1</text:p>
          </table:table-cell>
          <table:table-cell office:value-type="float" office:value="74442" calcext:value-type="float">
            <text:p>74442</text:p>
          </table:table-cell>
          <table:table-cell office:value-type="float" office:value="14418" calcext:value-type="float">
            <text:p>14418</text:p>
          </table:table-cell>
          <table:table-cell table:formula="of:=([.E590]-[.F590])*100/[.E590]" office:value-type="float" office:value="80.6319013460143" calcext:value-type="float">
            <text:p>80.631901346</text:p>
          </table:table-cell>
          <table:table-cell table:formula="of:=IF([.E590]&gt;[.F590]; 1; 0)" office:value-type="float" office:value="1" calcext:value-type="float">
            <text:p>1</text:p>
          </table:table-cell>
          <table:table-cell office:value-type="float" office:value="36687" calcext:value-type="float">
            <text:p>36687</text:p>
          </table:table-cell>
          <table:table-cell office:value-type="float" office:value="12227" calcext:value-type="float">
            <text:p>12227</text:p>
          </table:table-cell>
          <table:table-cell table:formula="of:=([.I590]-[.J590])*100/[.I590]" office:value-type="float" office:value="66.6721181890043" calcext:value-type="float">
            <text:p>66.672118189</text:p>
          </table:table-cell>
          <table:table-cell table:formula="of:=IF([.I590]&gt;[.J590]; 1; 0)" office:value-type="float" office:value="1" calcext:value-type="float">
            <text:p>1</text:p>
          </table:table-cell>
          <table:table-cell office:value-type="float" office:value="44563" calcext:value-type="float">
            <text:p>44563</text:p>
          </table:table-cell>
          <table:table-cell office:value-type="float" office:value="12849" calcext:value-type="float">
            <text:p>12849</text:p>
          </table:table-cell>
          <table:table-cell table:formula="of:=([.M590]-[.N590])*100/[.M590]" office:value-type="float" office:value="71.1666629266432" calcext:value-type="float">
            <text:p>71.1666629266</text:p>
          </table:table-cell>
          <table:table-cell table:formula="of:=IF([.M590]&gt;[.N59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70" calcext:value-type="float">
            <text:p>10970</text:p>
          </table:table-cell>
          <table:table-cell office:value-type="float" office:value="10015" calcext:value-type="float">
            <text:p>10015</text:p>
          </table:table-cell>
          <table:table-cell table:formula="of:=([.A591]-[.B591])*100/[.A591]" office:value-type="float" office:value="8.70556061987238" calcext:value-type="float">
            <text:p>8.7055606199</text:p>
          </table:table-cell>
          <table:table-cell table:formula="of:=IF([.A591]&gt;[.B591]; 1; 0)" office:value-type="float" office:value="1" calcext:value-type="float">
            <text:p>1</text:p>
          </table:table-cell>
          <table:table-cell office:value-type="float" office:value="11566" calcext:value-type="float">
            <text:p>11566</text:p>
          </table:table-cell>
          <table:table-cell office:value-type="float" office:value="9547" calcext:value-type="float">
            <text:p>9547</text:p>
          </table:table-cell>
          <table:table-cell table:formula="of:=([.E591]-[.F591])*100/[.E591]" office:value-type="float" office:value="17.4563375410687" calcext:value-type="float">
            <text:p>17.4563375411</text:p>
          </table:table-cell>
          <table:table-cell table:formula="of:=IF([.E591]&gt;[.F591]; 1; 0)" office:value-type="float" office:value="1" calcext:value-type="float">
            <text:p>1</text:p>
          </table:table-cell>
          <table:table-cell office:value-type="float" office:value="10273" calcext:value-type="float">
            <text:p>10273</text:p>
          </table:table-cell>
          <table:table-cell office:value-type="float" office:value="9581" calcext:value-type="float">
            <text:p>9581</text:p>
          </table:table-cell>
          <table:table-cell table:formula="of:=([.I591]-[.J591])*100/[.I591]" office:value-type="float" office:value="6.73610435121192" calcext:value-type="float">
            <text:p>6.7361043512</text:p>
          </table:table-cell>
          <table:table-cell table:formula="of:=IF([.I591]&gt;[.J591]; 1; 0)" office:value-type="float" office:value="1" calcext:value-type="float">
            <text:p>1</text:p>
          </table:table-cell>
          <table:table-cell office:value-type="float" office:value="10190" calcext:value-type="float">
            <text:p>10190</text:p>
          </table:table-cell>
          <table:table-cell office:value-type="float" office:value="9281" calcext:value-type="float">
            <text:p>9281</text:p>
          </table:table-cell>
          <table:table-cell table:formula="of:=([.M591]-[.N591])*100/[.M591]" office:value-type="float" office:value="8.92051030421982" calcext:value-type="float">
            <text:p>8.9205103042</text:p>
          </table:table-cell>
          <table:table-cell table:formula="of:=IF([.M591]&gt;[.N59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951" calcext:value-type="float">
            <text:p>67951</text:p>
          </table:table-cell>
          <table:table-cell office:value-type="float" office:value="13892" calcext:value-type="float">
            <text:p>13892</text:p>
          </table:table-cell>
          <table:table-cell table:formula="of:=([.A592]-[.B592])*100/[.A592]" office:value-type="float" office:value="79.555856425954" calcext:value-type="float">
            <text:p>79.555856426</text:p>
          </table:table-cell>
          <table:table-cell table:formula="of:=IF([.A592]&gt;[.B592]; 1; 0)" office:value-type="float" office:value="1" calcext:value-type="float">
            <text:p>1</text:p>
          </table:table-cell>
          <table:table-cell office:value-type="float" office:value="74049" calcext:value-type="float">
            <text:p>74049</text:p>
          </table:table-cell>
          <table:table-cell office:value-type="float" office:value="14240" calcext:value-type="float">
            <text:p>14240</text:p>
          </table:table-cell>
          <table:table-cell table:formula="of:=([.E592]-[.F592])*100/[.E592]" office:value-type="float" office:value="80.7694904725249" calcext:value-type="float">
            <text:p>80.7694904725</text:p>
          </table:table-cell>
          <table:table-cell table:formula="of:=IF([.E592]&gt;[.F592]; 1; 0)" office:value-type="float" office:value="1" calcext:value-type="float">
            <text:p>1</text:p>
          </table:table-cell>
          <table:table-cell office:value-type="float" office:value="36200" calcext:value-type="float">
            <text:p>36200</text:p>
          </table:table-cell>
          <table:table-cell office:value-type="float" office:value="11875" calcext:value-type="float">
            <text:p>11875</text:p>
          </table:table-cell>
          <table:table-cell table:formula="of:=([.I592]-[.J592])*100/[.I592]" office:value-type="float" office:value="67.1961325966851" calcext:value-type="float">
            <text:p>67.1961325967</text:p>
          </table:table-cell>
          <table:table-cell table:formula="of:=IF([.I592]&gt;[.J592]; 1; 0)" office:value-type="float" office:value="1" calcext:value-type="float">
            <text:p>1</text:p>
          </table:table-cell>
          <table:table-cell office:value-type="float" office:value="44779" calcext:value-type="float">
            <text:p>44779</text:p>
          </table:table-cell>
          <table:table-cell office:value-type="float" office:value="12247" calcext:value-type="float">
            <text:p>12247</text:p>
          </table:table-cell>
          <table:table-cell table:formula="of:=([.M592]-[.N592])*100/[.M592]" office:value-type="float" office:value="72.6501261752161" calcext:value-type="float">
            <text:p>72.6501261752</text:p>
          </table:table-cell>
          <table:table-cell table:formula="of:=IF([.M592]&gt;[.N59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30" calcext:value-type="float">
            <text:p>10730</text:p>
          </table:table-cell>
          <table:table-cell office:value-type="float" office:value="9770" calcext:value-type="float">
            <text:p>9770</text:p>
          </table:table-cell>
          <table:table-cell table:formula="of:=([.A593]-[.B593])*100/[.A593]" office:value-type="float" office:value="8.94687791239515" calcext:value-type="float">
            <text:p>8.9468779124</text:p>
          </table:table-cell>
          <table:table-cell table:formula="of:=IF([.A593]&gt;[.B593]; 1; 0)" office:value-type="float" office:value="1" calcext:value-type="float">
            <text:p>1</text:p>
          </table:table-cell>
          <table:table-cell office:value-type="float" office:value="10537" calcext:value-type="float">
            <text:p>10537</text:p>
          </table:table-cell>
          <table:table-cell office:value-type="float" office:value="9889" calcext:value-type="float">
            <text:p>9889</text:p>
          </table:table-cell>
          <table:table-cell table:formula="of:=([.E593]-[.F593])*100/[.E593]" office:value-type="float" office:value="6.14975799563443" calcext:value-type="float">
            <text:p>6.1497579956</text:p>
          </table:table-cell>
          <table:table-cell table:formula="of:=IF([.E593]&gt;[.F593]; 1; 0)" office:value-type="float" office:value="1" calcext:value-type="float">
            <text:p>1</text:p>
          </table:table-cell>
          <table:table-cell office:value-type="float" office:value="10223" calcext:value-type="float">
            <text:p>10223</text:p>
          </table:table-cell>
          <table:table-cell office:value-type="float" office:value="9379" calcext:value-type="float">
            <text:p>9379</text:p>
          </table:table-cell>
          <table:table-cell table:formula="of:=([.I593]-[.J593])*100/[.I593]" office:value-type="float" office:value="8.25589357331507" calcext:value-type="float">
            <text:p>8.2558935733</text:p>
          </table:table-cell>
          <table:table-cell table:formula="of:=IF([.I593]&gt;[.J593]; 1; 0)" office:value-type="float" office:value="1" calcext:value-type="float">
            <text:p>1</text:p>
          </table:table-cell>
          <table:table-cell office:value-type="float" office:value="10490" calcext:value-type="float">
            <text:p>10490</text:p>
          </table:table-cell>
          <table:table-cell office:value-type="float" office:value="9657" calcext:value-type="float">
            <text:p>9657</text:p>
          </table:table-cell>
          <table:table-cell table:formula="of:=([.M593]-[.N593])*100/[.M593]" office:value-type="float" office:value="7.94089609151573" calcext:value-type="float">
            <text:p>7.9408960915</text:p>
          </table:table-cell>
          <table:table-cell table:formula="of:=IF([.M593]&gt;[.N59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347" calcext:value-type="float">
            <text:p>67347</text:p>
          </table:table-cell>
          <table:table-cell office:value-type="float" office:value="13227" calcext:value-type="float">
            <text:p>13227</text:p>
          </table:table-cell>
          <table:table-cell table:formula="of:=([.A594]-[.B594])*100/[.A594]" office:value-type="float" office:value="80.359926945521" calcext:value-type="float">
            <text:p>80.3599269455</text:p>
          </table:table-cell>
          <table:table-cell table:formula="of:=IF([.A594]&gt;[.B594]; 1; 0)" office:value-type="float" office:value="1" calcext:value-type="float">
            <text:p>1</text:p>
          </table:table-cell>
          <table:table-cell office:value-type="float" office:value="74172" calcext:value-type="float">
            <text:p>74172</text:p>
          </table:table-cell>
          <table:table-cell office:value-type="float" office:value="13777" calcext:value-type="float">
            <text:p>13777</text:p>
          </table:table-cell>
          <table:table-cell table:formula="of:=([.E594]-[.F594])*100/[.E594]" office:value-type="float" office:value="81.4256053497277" calcext:value-type="float">
            <text:p>81.4256053497</text:p>
          </table:table-cell>
          <table:table-cell table:formula="of:=IF([.E594]&gt;[.F594]; 1; 0)" office:value-type="float" office:value="1" calcext:value-type="float">
            <text:p>1</text:p>
          </table:table-cell>
          <table:table-cell office:value-type="float" office:value="36601" calcext:value-type="float">
            <text:p>36601</text:p>
          </table:table-cell>
          <table:table-cell office:value-type="float" office:value="11613" calcext:value-type="float">
            <text:p>11613</text:p>
          </table:table-cell>
          <table:table-cell table:formula="of:=([.I594]-[.J594])*100/[.I594]" office:value-type="float" office:value="68.2713587060463" calcext:value-type="float">
            <text:p>68.271358706</text:p>
          </table:table-cell>
          <table:table-cell table:formula="of:=IF([.I594]&gt;[.J594]; 1; 0)" office:value-type="float" office:value="1" calcext:value-type="float">
            <text:p>1</text:p>
          </table:table-cell>
          <table:table-cell office:value-type="float" office:value="44768" calcext:value-type="float">
            <text:p>44768</text:p>
          </table:table-cell>
          <table:table-cell office:value-type="float" office:value="12141" calcext:value-type="float">
            <text:p>12141</text:p>
          </table:table-cell>
          <table:table-cell table:formula="of:=([.M594]-[.N594])*100/[.M594]" office:value-type="float" office:value="72.8801822730522" calcext:value-type="float">
            <text:p>72.8801822731</text:p>
          </table:table-cell>
          <table:table-cell table:formula="of:=IF([.M594]&gt;[.N59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43" calcext:value-type="float">
            <text:p>10943</text:p>
          </table:table-cell>
          <table:table-cell office:value-type="float" office:value="9928" calcext:value-type="float">
            <text:p>9928</text:p>
          </table:table-cell>
          <table:table-cell table:formula="of:=([.A595]-[.B595])*100/[.A595]" office:value-type="float" office:value="9.27533583112492" calcext:value-type="float">
            <text:p>9.2753358311</text:p>
          </table:table-cell>
          <table:table-cell table:formula="of:=IF([.A595]&gt;[.B595]; 1; 0)" office:value-type="float" office:value="1" calcext:value-type="float">
            <text:p>1</text:p>
          </table:table-cell>
          <table:table-cell office:value-type="float" office:value="10083" calcext:value-type="float">
            <text:p>10083</text:p>
          </table:table-cell>
          <table:table-cell office:value-type="float" office:value="10183" calcext:value-type="float">
            <text:p>10183</text:p>
          </table:table-cell>
          <table:table-cell table:formula="of:=([.E595]-[.F595])*100/[.E595]" office:value-type="float" office:value="-0.991768322919766" calcext:value-type="float">
            <text:p>-0.9917683229</text:p>
          </table:table-cell>
          <table:table-cell table:formula="of:=IF([.E595]&gt;[.F595]; 1; 0)"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9814" calcext:value-type="float">
            <text:p>9814</text:p>
          </table:table-cell>
          <table:table-cell table:formula="of:=([.I595]-[.J595])*100/[.I595]" office:value-type="float" office:value="3.6331500392773" calcext:value-type="float">
            <text:p>3.6331500393</text:p>
          </table:table-cell>
          <table:table-cell table:formula="of:=IF([.I595]&gt;[.J595]; 1; 0)" office:value-type="float" office:value="1" calcext:value-type="float">
            <text:p>1</text:p>
          </table:table-cell>
          <table:table-cell office:value-type="float" office:value="10720" calcext:value-type="float">
            <text:p>10720</text:p>
          </table:table-cell>
          <table:table-cell office:value-type="float" office:value="9773" calcext:value-type="float">
            <text:p>9773</text:p>
          </table:table-cell>
          <table:table-cell table:formula="of:=([.M595]-[.N595])*100/[.M595]" office:value-type="float" office:value="8.8339552238806" calcext:value-type="float">
            <text:p>8.8339552239</text:p>
          </table:table-cell>
          <table:table-cell table:formula="of:=IF([.M595]&gt;[.N59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106" calcext:value-type="float">
            <text:p>68106</text:p>
          </table:table-cell>
          <table:table-cell office:value-type="float" office:value="12915" calcext:value-type="float">
            <text:p>12915</text:p>
          </table:table-cell>
          <table:table-cell table:formula="of:=([.A596]-[.B596])*100/[.A596]" office:value-type="float" office:value="81.0369130473086" calcext:value-type="float">
            <text:p>81.0369130473</text:p>
          </table:table-cell>
          <table:table-cell table:formula="of:=IF([.A596]&gt;[.B596]; 1; 0)" office:value-type="float" office:value="1" calcext:value-type="float">
            <text:p>1</text:p>
          </table:table-cell>
          <table:table-cell office:value-type="float" office:value="73950" calcext:value-type="float">
            <text:p>73950</text:p>
          </table:table-cell>
          <table:table-cell office:value-type="float" office:value="13701" calcext:value-type="float">
            <text:p>13701</text:p>
          </table:table-cell>
          <table:table-cell table:formula="of:=([.E596]-[.F596])*100/[.E596]" office:value-type="float" office:value="81.47261663286" calcext:value-type="float">
            <text:p>81.4726166329</text:p>
          </table:table-cell>
          <table:table-cell table:formula="of:=IF([.E596]&gt;[.F596]; 1; 0)" office:value-type="float" office:value="1" calcext:value-type="float">
            <text:p>1</text:p>
          </table:table-cell>
          <table:table-cell office:value-type="float" office:value="36869" calcext:value-type="float">
            <text:p>36869</text:p>
          </table:table-cell>
          <table:table-cell office:value-type="float" office:value="11133" calcext:value-type="float">
            <text:p>11133</text:p>
          </table:table-cell>
          <table:table-cell table:formula="of:=([.I596]-[.J596])*100/[.I596]" office:value-type="float" office:value="69.8039002956413" calcext:value-type="float">
            <text:p>69.8039002956</text:p>
          </table:table-cell>
          <table:table-cell table:formula="of:=IF([.I596]&gt;[.J596]; 1; 0)" office:value-type="float" office:value="1" calcext:value-type="float">
            <text:p>1</text:p>
          </table:table-cell>
          <table:table-cell office:value-type="float" office:value="44659" calcext:value-type="float">
            <text:p>44659</text:p>
          </table:table-cell>
          <table:table-cell office:value-type="float" office:value="11489" calcext:value-type="float">
            <text:p>11489</text:p>
          </table:table-cell>
          <table:table-cell table:formula="of:=([.M596]-[.N596])*100/[.M596]" office:value-type="float" office:value="74.2739425423767" calcext:value-type="float">
            <text:p>74.2739425424</text:p>
          </table:table-cell>
          <table:table-cell table:formula="of:=IF([.M596]&gt;[.N59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10" calcext:value-type="float">
            <text:p>10410</text:p>
          </table:table-cell>
          <table:table-cell office:value-type="float" office:value="10076" calcext:value-type="float">
            <text:p>10076</text:p>
          </table:table-cell>
          <table:table-cell table:formula="of:=([.A597]-[.B597])*100/[.A597]" office:value-type="float" office:value="3.20845341018252" calcext:value-type="float">
            <text:p>3.2084534102</text:p>
          </table:table-cell>
          <table:table-cell table:formula="of:=IF([.A597]&gt;[.B597]; 1; 0)" office:value-type="float" office:value="1" calcext:value-type="float">
            <text:p>1</text:p>
          </table:table-cell>
          <table:table-cell office:value-type="float" office:value="10517" calcext:value-type="float">
            <text:p>10517</text:p>
          </table:table-cell>
          <table:table-cell office:value-type="float" office:value="10585" calcext:value-type="float">
            <text:p>10585</text:p>
          </table:table-cell>
          <table:table-cell table:formula="of:=([.E597]-[.F597])*100/[.E597]" office:value-type="float" office:value="-0.646572216411524" calcext:value-type="float">
            <text:p>-0.6465722164</text:p>
          </table:table-cell>
          <table:table-cell table:formula="of:=IF([.E597]&gt;[.F597]; 1; 0)" office:value-type="float" office:value="0" calcext:value-type="float">
            <text:p>0</text:p>
          </table:table-cell>
          <table:table-cell office:value-type="float" office:value="10588" calcext:value-type="float">
            <text:p>10588</text:p>
          </table:table-cell>
          <table:table-cell office:value-type="float" office:value="9647" calcext:value-type="float">
            <text:p>9647</text:p>
          </table:table-cell>
          <table:table-cell table:formula="of:=([.I597]-[.J597])*100/[.I597]" office:value-type="float" office:value="8.88741972043823" calcext:value-type="float">
            <text:p>8.8874197204</text:p>
          </table:table-cell>
          <table:table-cell table:formula="of:=IF([.I597]&gt;[.J597]; 1; 0)" office:value-type="float" office:value="1" calcext:value-type="float">
            <text:p>1</text:p>
          </table:table-cell>
          <table:table-cell office:value-type="float" office:value="10879" calcext:value-type="float">
            <text:p>10879</text:p>
          </table:table-cell>
          <table:table-cell office:value-type="float" office:value="9698" calcext:value-type="float">
            <text:p>9698</text:p>
          </table:table-cell>
          <table:table-cell table:formula="of:=([.M597]-[.N597])*100/[.M597]" office:value-type="float" office:value="10.8557771854031" calcext:value-type="float">
            <text:p>10.8557771854</text:p>
          </table:table-cell>
          <table:table-cell table:formula="of:=IF([.M597]&gt;[.N59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908" calcext:value-type="float">
            <text:p>66908</text:p>
          </table:table-cell>
          <table:table-cell office:value-type="float" office:value="12483" calcext:value-type="float">
            <text:p>12483</text:p>
          </table:table-cell>
          <table:table-cell table:formula="of:=([.A598]-[.B598])*100/[.A598]" office:value-type="float" office:value="81.3430382017098" calcext:value-type="float">
            <text:p>81.3430382017</text:p>
          </table:table-cell>
          <table:table-cell table:formula="of:=IF([.A598]&gt;[.B598]; 1; 0)" office:value-type="float" office:value="1" calcext:value-type="float">
            <text:p>1</text:p>
          </table:table-cell>
          <table:table-cell office:value-type="float" office:value="73807" calcext:value-type="float">
            <text:p>73807</text:p>
          </table:table-cell>
          <table:table-cell office:value-type="float" office:value="12887" calcext:value-type="float">
            <text:p>12887</text:p>
          </table:table-cell>
          <table:table-cell table:formula="of:=([.E598]-[.F598])*100/[.E598]" office:value-type="float" office:value="82.5395965152357" calcext:value-type="float">
            <text:p>82.5395965152</text:p>
          </table:table-cell>
          <table:table-cell table:formula="of:=IF([.E598]&gt;[.F598]; 1; 0)" office:value-type="float" office:value="1" calcext:value-type="float">
            <text:p>1</text:p>
          </table:table-cell>
          <table:table-cell office:value-type="float" office:value="37095" calcext:value-type="float">
            <text:p>37095</text:p>
          </table:table-cell>
          <table:table-cell office:value-type="float" office:value="11162" calcext:value-type="float">
            <text:p>11162</text:p>
          </table:table-cell>
          <table:table-cell table:formula="of:=([.I598]-[.J598])*100/[.I598]" office:value-type="float" office:value="69.9096913330638" calcext:value-type="float">
            <text:p>69.9096913331</text:p>
          </table:table-cell>
          <table:table-cell table:formula="of:=IF([.I598]&gt;[.J598]; 1; 0)" office:value-type="float" office:value="1" calcext:value-type="float">
            <text:p>1</text:p>
          </table:table-cell>
          <table:table-cell office:value-type="float" office:value="45261" calcext:value-type="float">
            <text:p>45261</text:p>
          </table:table-cell>
          <table:table-cell office:value-type="float" office:value="11488" calcext:value-type="float">
            <text:p>11488</text:p>
          </table:table-cell>
          <table:table-cell table:formula="of:=([.M598]-[.N598])*100/[.M598]" office:value-type="float" office:value="74.6183248271139" calcext:value-type="float">
            <text:p>74.6183248271</text:p>
          </table:table-cell>
          <table:table-cell table:formula="of:=IF([.M598]&gt;[.N59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63" calcext:value-type="float">
            <text:p>10863</text:p>
          </table:table-cell>
          <table:table-cell office:value-type="float" office:value="10161" calcext:value-type="float">
            <text:p>10161</text:p>
          </table:table-cell>
          <table:table-cell table:formula="of:=([.A599]-[.B599])*100/[.A599]" office:value-type="float" office:value="6.46230323115162" calcext:value-type="float">
            <text:p>6.4623032312</text:p>
          </table:table-cell>
          <table:table-cell table:formula="of:=IF([.A599]&gt;[.B599]; 1; 0)" office:value-type="float" office:value="1" calcext:value-type="float">
            <text:p>1</text:p>
          </table:table-cell>
          <table:table-cell office:value-type="float" office:value="10887" calcext:value-type="float">
            <text:p>10887</text:p>
          </table:table-cell>
          <table:table-cell office:value-type="float" office:value="9939" calcext:value-type="float">
            <text:p>9939</text:p>
          </table:table-cell>
          <table:table-cell table:formula="of:=([.E599]-[.F599])*100/[.E599]" office:value-type="float" office:value="8.70763295673739" calcext:value-type="float">
            <text:p>8.7076329567</text:p>
          </table:table-cell>
          <table:table-cell table:formula="of:=IF([.E599]&gt;[.F599]; 1; 0)" office:value-type="float" office:value="1" calcext:value-type="float">
            <text:p>1</text:p>
          </table:table-cell>
          <table:table-cell office:value-type="float" office:value="10968" calcext:value-type="float">
            <text:p>10968</text:p>
          </table:table-cell>
          <table:table-cell office:value-type="float" office:value="9864" calcext:value-type="float">
            <text:p>9864</text:p>
          </table:table-cell>
          <table:table-cell table:formula="of:=([.I599]-[.J599])*100/[.I599]" office:value-type="float" office:value="10.0656455142232" calcext:value-type="float">
            <text:p>10.0656455142</text:p>
          </table:table-cell>
          <table:table-cell table:formula="of:=IF([.I599]&gt;[.J599]; 1; 0)" office:value-type="float" office:value="1" calcext:value-type="float">
            <text:p>1</text:p>
          </table:table-cell>
          <table:table-cell office:value-type="float" office:value="10889" calcext:value-type="float">
            <text:p>10889</text:p>
          </table:table-cell>
          <table:table-cell office:value-type="float" office:value="9985" calcext:value-type="float">
            <text:p>9985</text:p>
          </table:table-cell>
          <table:table-cell table:formula="of:=([.M599]-[.N599])*100/[.M599]" office:value-type="float" office:value="8.30195610248875" calcext:value-type="float">
            <text:p>8.3019561025</text:p>
          </table:table-cell>
          <table:table-cell table:formula="of:=IF([.M599]&gt;[.N59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229" calcext:value-type="float">
            <text:p>67229</text:p>
          </table:table-cell>
          <table:table-cell office:value-type="float" office:value="12091" calcext:value-type="float">
            <text:p>12091</text:p>
          </table:table-cell>
          <table:table-cell table:formula="of:=([.A600]-[.B600])*100/[.A600]" office:value-type="float" office:value="82.0152017730444" calcext:value-type="float">
            <text:p>82.015201773</text:p>
          </table:table-cell>
          <table:table-cell table:formula="of:=IF([.A600]&gt;[.B600]; 1; 0)" office:value-type="float" office:value="1" calcext:value-type="float">
            <text:p>1</text:p>
          </table:table-cell>
          <table:table-cell office:value-type="float" office:value="74277" calcext:value-type="float">
            <text:p>74277</text:p>
          </table:table-cell>
          <table:table-cell office:value-type="float" office:value="12167" calcext:value-type="float">
            <text:p>12167</text:p>
          </table:table-cell>
          <table:table-cell table:formula="of:=([.E600]-[.F600])*100/[.E600]" office:value-type="float" office:value="83.6194245863457" calcext:value-type="float">
            <text:p>83.6194245863</text:p>
          </table:table-cell>
          <table:table-cell table:formula="of:=IF([.E600]&gt;[.F600]; 1; 0)" office:value-type="float" office:value="1" calcext:value-type="float">
            <text:p>1</text:p>
          </table:table-cell>
          <table:table-cell office:value-type="float" office:value="36402" calcext:value-type="float">
            <text:p>36402</text:p>
          </table:table-cell>
          <table:table-cell office:value-type="float" office:value="10649" calcext:value-type="float">
            <text:p>10649</text:p>
          </table:table-cell>
          <table:table-cell table:formula="of:=([.I600]-[.J600])*100/[.I600]" office:value-type="float" office:value="70.7461128509423" calcext:value-type="float">
            <text:p>70.7461128509</text:p>
          </table:table-cell>
          <table:table-cell table:formula="of:=IF([.I600]&gt;[.J600]; 1; 0)" office:value-type="float" office:value="1" calcext:value-type="float">
            <text:p>1</text:p>
          </table:table-cell>
          <table:table-cell office:value-type="float" office:value="44383" calcext:value-type="float">
            <text:p>44383</text:p>
          </table:table-cell>
          <table:table-cell office:value-type="float" office:value="11264" calcext:value-type="float">
            <text:p>11264</text:p>
          </table:table-cell>
          <table:table-cell table:formula="of:=([.M600]-[.N600])*100/[.M600]" office:value-type="float" office:value="74.6209134127932" calcext:value-type="float">
            <text:p>74.6209134128</text:p>
          </table:table-cell>
          <table:table-cell table:formula="of:=IF([.M600]&gt;[.N60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93" calcext:value-type="float">
            <text:p>11193</text:p>
          </table:table-cell>
          <table:table-cell office:value-type="float" office:value="10246" calcext:value-type="float">
            <text:p>10246</text:p>
          </table:table-cell>
          <table:table-cell table:formula="of:=([.A601]-[.B601])*100/[.A601]" office:value-type="float" office:value="8.4606450460109" calcext:value-type="float">
            <text:p>8.460645046</text:p>
          </table:table-cell>
          <table:table-cell table:formula="of:=IF([.A601]&gt;[.B601]; 1; 0)" office:value-type="float" office:value="1" calcext:value-type="float">
            <text:p>1</text:p>
          </table:table-cell>
          <table:table-cell office:value-type="float" office:value="11346" calcext:value-type="float">
            <text:p>11346</text:p>
          </table:table-cell>
          <table:table-cell office:value-type="float" office:value="9908" calcext:value-type="float">
            <text:p>9908</text:p>
          </table:table-cell>
          <table:table-cell table:formula="of:=([.E601]-[.F601])*100/[.E601]" office:value-type="float" office:value="12.6740701568835" calcext:value-type="float">
            <text:p>12.6740701569</text:p>
          </table:table-cell>
          <table:table-cell table:formula="of:=IF([.E601]&gt;[.F601]; 1; 0)" office:value-type="float" office:value="1" calcext:value-type="float">
            <text:p>1</text:p>
          </table:table-cell>
          <table:table-cell office:value-type="float" office:value="11080" calcext:value-type="float">
            <text:p>11080</text:p>
          </table:table-cell>
          <table:table-cell office:value-type="float" office:value="10033" calcext:value-type="float">
            <text:p>10033</text:p>
          </table:table-cell>
          <table:table-cell table:formula="of:=([.I601]-[.J601])*100/[.I601]" office:value-type="float" office:value="9.44945848375451" calcext:value-type="float">
            <text:p>9.4494584838</text:p>
          </table:table-cell>
          <table:table-cell table:formula="of:=IF([.I601]&gt;[.J601]; 1; 0)" office:value-type="float" office:value="1" calcext:value-type="float">
            <text:p>1</text:p>
          </table:table-cell>
          <table:table-cell office:value-type="float" office:value="10988" calcext:value-type="float">
            <text:p>10988</text:p>
          </table:table-cell>
          <table:table-cell office:value-type="float" office:value="9909" calcext:value-type="float">
            <text:p>9909</text:p>
          </table:table-cell>
          <table:table-cell table:formula="of:=([.M601]-[.N601])*100/[.M601]" office:value-type="float" office:value="9.81980342191482" calcext:value-type="float">
            <text:p>9.8198034219</text:p>
          </table:table-cell>
          <table:table-cell table:formula="of:=IF([.M601]&gt;[.N60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707" calcext:value-type="float">
            <text:p>67707</text:p>
          </table:table-cell>
          <table:table-cell office:value-type="float" office:value="11531" calcext:value-type="float">
            <text:p>11531</text:p>
          </table:table-cell>
          <table:table-cell table:formula="of:=([.A602]-[.B602])*100/[.A602]" office:value-type="float" office:value="82.9692646255188" calcext:value-type="float">
            <text:p>82.9692646255</text:p>
          </table:table-cell>
          <table:table-cell table:formula="of:=IF([.A602]&gt;[.B602]; 1; 0)" office:value-type="float" office:value="1" calcext:value-type="float">
            <text:p>1</text:p>
          </table:table-cell>
          <table:table-cell office:value-type="float" office:value="74175" calcext:value-type="float">
            <text:p>74175</text:p>
          </table:table-cell>
          <table:table-cell office:value-type="float" office:value="11601" calcext:value-type="float">
            <text:p>11601</text:p>
          </table:table-cell>
          <table:table-cell table:formula="of:=([.E602]-[.F602])*100/[.E602]" office:value-type="float" office:value="84.3599595551062" calcext:value-type="float">
            <text:p>84.3599595551</text:p>
          </table:table-cell>
          <table:table-cell table:formula="of:=IF([.E602]&gt;[.F602]; 1; 0)" office:value-type="float" office:value="1" calcext:value-type="float">
            <text:p>1</text:p>
          </table:table-cell>
          <table:table-cell office:value-type="float" office:value="36649" calcext:value-type="float">
            <text:p>36649</text:p>
          </table:table-cell>
          <table:table-cell office:value-type="float" office:value="10834" calcext:value-type="float">
            <text:p>10834</text:p>
          </table:table-cell>
          <table:table-cell table:formula="of:=([.I602]-[.J602])*100/[.I602]" office:value-type="float" office:value="70.4384839968348" calcext:value-type="float">
            <text:p>70.4384839968</text:p>
          </table:table-cell>
          <table:table-cell table:formula="of:=IF([.I602]&gt;[.J602]; 1; 0)" office:value-type="float" office:value="1" calcext:value-type="float">
            <text:p>1</text:p>
          </table:table-cell>
          <table:table-cell office:value-type="float" office:value="45435" calcext:value-type="float">
            <text:p>45435</text:p>
          </table:table-cell>
          <table:table-cell office:value-type="float" office:value="12987" calcext:value-type="float">
            <text:p>12987</text:p>
          </table:table-cell>
          <table:table-cell table:formula="of:=([.M602]-[.N602])*100/[.M602]" office:value-type="float" office:value="71.4163090128755" calcext:value-type="float">
            <text:p>71.4163090129</text:p>
          </table:table-cell>
          <table:table-cell table:formula="of:=IF([.M602]&gt;[.N60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23" calcext:value-type="float">
            <text:p>11323</text:p>
          </table:table-cell>
          <table:table-cell office:value-type="float" office:value="10316" calcext:value-type="float">
            <text:p>10316</text:p>
          </table:table-cell>
          <table:table-cell table:formula="of:=([.A603]-[.B603])*100/[.A603]" office:value-type="float" office:value="8.89340280844299" calcext:value-type="float">
            <text:p>8.8934028084</text:p>
          </table:table-cell>
          <table:table-cell table:formula="of:=IF([.A603]&gt;[.B603]; 1; 0)" office:value-type="float" office:value="1" calcext:value-type="float">
            <text:p>1</text:p>
          </table:table-cell>
          <table:table-cell office:value-type="float" office:value="11288" calcext:value-type="float">
            <text:p>11288</text:p>
          </table:table-cell>
          <table:table-cell office:value-type="float" office:value="10373" calcext:value-type="float">
            <text:p>10373</text:p>
          </table:table-cell>
          <table:table-cell table:formula="of:=([.E603]-[.F603])*100/[.E603]" office:value-type="float" office:value="8.10595322466336" calcext:value-type="float">
            <text:p>8.1059532247</text:p>
          </table:table-cell>
          <table:table-cell table:formula="of:=IF([.E603]&gt;[.F603]; 1; 0)" office:value-type="float" office:value="1" calcext:value-type="float">
            <text:p>1</text:p>
          </table:table-cell>
          <table:table-cell office:value-type="float" office:value="10703" calcext:value-type="float">
            <text:p>10703</text:p>
          </table:table-cell>
          <table:table-cell office:value-type="float" office:value="10101" calcext:value-type="float">
            <text:p>10101</text:p>
          </table:table-cell>
          <table:table-cell table:formula="of:=([.I603]-[.J603])*100/[.I603]" office:value-type="float" office:value="5.62459123610203" calcext:value-type="float">
            <text:p>5.6245912361</text:p>
          </table:table-cell>
          <table:table-cell table:formula="of:=IF([.I603]&gt;[.J603]; 1; 0)" office:value-type="float" office:value="1" calcext:value-type="float">
            <text:p>1</text:p>
          </table:table-cell>
          <table:table-cell office:value-type="float" office:value="11189" calcext:value-type="float">
            <text:p>11189</text:p>
          </table:table-cell>
          <table:table-cell office:value-type="float" office:value="10163" calcext:value-type="float">
            <text:p>10163</text:p>
          </table:table-cell>
          <table:table-cell table:formula="of:=([.M603]-[.N603])*100/[.M603]" office:value-type="float" office:value="9.1697202609706" calcext:value-type="float">
            <text:p>9.169720261</text:p>
          </table:table-cell>
          <table:table-cell table:formula="of:=IF([.M603]&gt;[.N60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718" calcext:value-type="float">
            <text:p>66718</text:p>
          </table:table-cell>
          <table:table-cell office:value-type="float" office:value="10977" calcext:value-type="float">
            <text:p>10977</text:p>
          </table:table-cell>
          <table:table-cell table:formula="of:=([.A604]-[.B604])*100/[.A604]" office:value-type="float" office:value="83.5471686801163" calcext:value-type="float">
            <text:p>83.5471686801</text:p>
          </table:table-cell>
          <table:table-cell table:formula="of:=IF([.A604]&gt;[.B604]; 1; 0)" office:value-type="float" office:value="1" calcext:value-type="float">
            <text:p>1</text:p>
          </table:table-cell>
          <table:table-cell office:value-type="float" office:value="73977" calcext:value-type="float">
            <text:p>73977</text:p>
          </table:table-cell>
          <table:table-cell office:value-type="float" office:value="10672" calcext:value-type="float">
            <text:p>10672</text:p>
          </table:table-cell>
          <table:table-cell table:formula="of:=([.E604]-[.F604])*100/[.E604]" office:value-type="float" office:value="85.5738945888587" calcext:value-type="float">
            <text:p>85.5738945889</text:p>
          </table:table-cell>
          <table:table-cell table:formula="of:=IF([.E604]&gt;[.F604]; 1; 0)" office:value-type="float" office:value="1" calcext:value-type="float">
            <text:p>1</text:p>
          </table:table-cell>
          <table:table-cell office:value-type="float" office:value="36816" calcext:value-type="float">
            <text:p>36816</text:p>
          </table:table-cell>
          <table:table-cell office:value-type="float" office:value="10566" calcext:value-type="float">
            <text:p>10566</text:p>
          </table:table-cell>
          <table:table-cell table:formula="of:=([.I604]-[.J604])*100/[.I604]" office:value-type="float" office:value="71.3005215123859" calcext:value-type="float">
            <text:p>71.3005215124</text:p>
          </table:table-cell>
          <table:table-cell table:formula="of:=IF([.I604]&gt;[.J604]; 1; 0)" office:value-type="float" office:value="1" calcext:value-type="float">
            <text:p>1</text:p>
          </table:table-cell>
          <table:table-cell office:value-type="float" office:value="44580" calcext:value-type="float">
            <text:p>44580</text:p>
          </table:table-cell>
          <table:table-cell office:value-type="float" office:value="10585" calcext:value-type="float">
            <text:p>10585</text:p>
          </table:table-cell>
          <table:table-cell table:formula="of:=([.M604]-[.N604])*100/[.M604]" office:value-type="float" office:value="76.2561686855092" calcext:value-type="float">
            <text:p>76.2561686855</text:p>
          </table:table-cell>
          <table:table-cell table:formula="of:=IF([.M604]&gt;[.N60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60" calcext:value-type="float">
            <text:p>10860</text:p>
          </table:table-cell>
          <table:table-cell office:value-type="float" office:value="10467" calcext:value-type="float">
            <text:p>10467</text:p>
          </table:table-cell>
          <table:table-cell table:formula="of:=([.A605]-[.B605])*100/[.A605]" office:value-type="float" office:value="3.61878453038674" calcext:value-type="float">
            <text:p>3.6187845304</text:p>
          </table:table-cell>
          <table:table-cell table:formula="of:=IF([.A605]&gt;[.B605]; 1; 0)" office:value-type="float" office:value="1" calcext:value-type="float">
            <text:p>1</text:p>
          </table:table-cell>
          <table:table-cell office:value-type="float" office:value="11612" calcext:value-type="float">
            <text:p>11612</text:p>
          </table:table-cell>
          <table:table-cell office:value-type="float" office:value="10155" calcext:value-type="float">
            <text:p>10155</text:p>
          </table:table-cell>
          <table:table-cell table:formula="of:=([.E605]-[.F605])*100/[.E605]" office:value-type="float" office:value="12.5473647950396" calcext:value-type="float">
            <text:p>12.547364795</text:p>
          </table:table-cell>
          <table:table-cell table:formula="of:=IF([.E605]&gt;[.F605]; 1; 0)" office:value-type="float" office:value="1" calcext:value-type="float">
            <text:p>1</text:p>
          </table:table-cell>
          <table:table-cell office:value-type="float" office:value="11348" calcext:value-type="float">
            <text:p>11348</text:p>
          </table:table-cell>
          <table:table-cell office:value-type="float" office:value="10100" calcext:value-type="float">
            <text:p>10100</text:p>
          </table:table-cell>
          <table:table-cell table:formula="of:=([.I605]-[.J605])*100/[.I605]" office:value-type="float" office:value="10.9975326048643" calcext:value-type="float">
            <text:p>10.9975326049</text:p>
          </table:table-cell>
          <table:table-cell table:formula="of:=IF([.I605]&gt;[.J605]; 1; 0)" office:value-type="float" office:value="1" calcext:value-type="float">
            <text:p>1</text:p>
          </table:table-cell>
          <table:table-cell office:value-type="float" office:value="11560" calcext:value-type="float">
            <text:p>11560</text:p>
          </table:table-cell>
          <table:table-cell office:value-type="float" office:value="9739" calcext:value-type="float">
            <text:p>9739</text:p>
          </table:table-cell>
          <table:table-cell table:formula="of:=([.M605]-[.N605])*100/[.M605]" office:value-type="float" office:value="15.7525951557093" calcext:value-type="float">
            <text:p>15.7525951557</text:p>
          </table:table-cell>
          <table:table-cell table:formula="of:=IF([.M605]&gt;[.N60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746" calcext:value-type="float">
            <text:p>68746</text:p>
          </table:table-cell>
          <table:table-cell office:value-type="float" office:value="10324" calcext:value-type="float">
            <text:p>10324</text:p>
          </table:table-cell>
          <table:table-cell table:formula="of:=([.A606]-[.B606])*100/[.A606]" office:value-type="float" office:value="84.9823989759404" calcext:value-type="float">
            <text:p>84.9823989759</text:p>
          </table:table-cell>
          <table:table-cell table:formula="of:=IF([.A606]&gt;[.B606]; 1; 0)" office:value-type="float" office:value="1" calcext:value-type="float">
            <text:p>1</text:p>
          </table:table-cell>
          <table:table-cell office:value-type="float" office:value="74804" calcext:value-type="float">
            <text:p>74804</text:p>
          </table:table-cell>
          <table:table-cell office:value-type="float" office:value="9941" calcext:value-type="float">
            <text:p>9941</text:p>
          </table:table-cell>
          <table:table-cell table:formula="of:=([.E606]-[.F606])*100/[.E606]" office:value-type="float" office:value="86.7106037110315" calcext:value-type="float">
            <text:p>86.710603711</text:p>
          </table:table-cell>
          <table:table-cell table:formula="of:=IF([.E606]&gt;[.F606]; 1; 0)" office:value-type="float" office:value="1" calcext:value-type="float">
            <text:p>1</text:p>
          </table:table-cell>
          <table:table-cell office:value-type="float" office:value="36098" calcext:value-type="float">
            <text:p>36098</text:p>
          </table:table-cell>
          <table:table-cell office:value-type="float" office:value="10271" calcext:value-type="float">
            <text:p>10271</text:p>
          </table:table-cell>
          <table:table-cell table:formula="of:=([.I606]-[.J606])*100/[.I606]" office:value-type="float" office:value="71.546900105269" calcext:value-type="float">
            <text:p>71.5469001053</text:p>
          </table:table-cell>
          <table:table-cell table:formula="of:=IF([.I606]&gt;[.J606]; 1; 0)" office:value-type="float" office:value="1" calcext:value-type="float">
            <text:p>1</text:p>
          </table:table-cell>
          <table:table-cell office:value-type="float" office:value="44085" calcext:value-type="float">
            <text:p>44085</text:p>
          </table:table-cell>
          <table:table-cell office:value-type="float" office:value="10455" calcext:value-type="float">
            <text:p>10455</text:p>
          </table:table-cell>
          <table:table-cell table:formula="of:=([.M606]-[.N606])*100/[.M606]" office:value-type="float" office:value="76.2844504933651" calcext:value-type="float">
            <text:p>76.2844504934</text:p>
          </table:table-cell>
          <table:table-cell table:formula="of:=IF([.M606]&gt;[.N60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18" calcext:value-type="float">
            <text:p>11618</text:p>
          </table:table-cell>
          <table:table-cell office:value-type="float" office:value="10159" calcext:value-type="float">
            <text:p>10159</text:p>
          </table:table-cell>
          <table:table-cell table:formula="of:=([.A607]-[.B607])*100/[.A607]" office:value-type="float" office:value="12.5580995007747" calcext:value-type="float">
            <text:p>12.5580995008</text:p>
          </table:table-cell>
          <table:table-cell table:formula="of:=IF([.A607]&gt;[.B607]; 1; 0)" office:value-type="float" office:value="1" calcext:value-type="float">
            <text:p>1</text:p>
          </table:table-cell>
          <table:table-cell office:value-type="float" office:value="11897" calcext:value-type="float">
            <text:p>11897</text:p>
          </table:table-cell>
          <table:table-cell office:value-type="float" office:value="9810" calcext:value-type="float">
            <text:p>9810</text:p>
          </table:table-cell>
          <table:table-cell table:formula="of:=([.E607]-[.F607])*100/[.E607]" office:value-type="float" office:value="17.5422375388753" calcext:value-type="float">
            <text:p>17.5422375389</text:p>
          </table:table-cell>
          <table:table-cell table:formula="of:=IF([.E607]&gt;[.F607]; 1; 0)" office:value-type="float" office:value="1" calcext:value-type="float">
            <text:p>1</text:p>
          </table:table-cell>
          <table:table-cell office:value-type="float" office:value="11360" calcext:value-type="float">
            <text:p>11360</text:p>
          </table:table-cell>
          <table:table-cell office:value-type="float" office:value="10343" calcext:value-type="float">
            <text:p>10343</text:p>
          </table:table-cell>
          <table:table-cell table:formula="of:=([.I607]-[.J607])*100/[.I607]" office:value-type="float" office:value="8.95246478873239" calcext:value-type="float">
            <text:p>8.9524647887</text:p>
          </table:table-cell>
          <table:table-cell table:formula="of:=IF([.I607]&gt;[.J607]; 1; 0)" office:value-type="float" office:value="1" calcext:value-type="float">
            <text:p>1</text:p>
          </table:table-cell>
          <table:table-cell office:value-type="float" office:value="11227" calcext:value-type="float">
            <text:p>11227</text:p>
          </table:table-cell>
          <table:table-cell office:value-type="float" office:value="10915" calcext:value-type="float">
            <text:p>10915</text:p>
          </table:table-cell>
          <table:table-cell table:formula="of:=([.M607]-[.N607])*100/[.M607]" office:value-type="float" office:value="2.77901487485526" calcext:value-type="float">
            <text:p>2.7790148749</text:p>
          </table:table-cell>
          <table:table-cell table:formula="of:=IF([.M607]&gt;[.N60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2163" calcext:value-type="float">
            <text:p>1732163</text:p>
          </table:table-cell>
          <table:table-cell office:value-type="float" office:value="1870679" calcext:value-type="float">
            <text:p>1870679</text:p>
          </table:table-cell>
          <table:table-cell table:formula="of:=([.A608]-[.B608])*100/[.A608]" office:value-type="float" office:value="-7.99670700736594" calcext:value-type="float">
            <text:p>-7.9967070074</text:p>
          </table:table-cell>
          <table:table-cell table:formula="of:=IF([.A608]&gt;[.B608]; 1; 0)" office:value-type="float" office:value="0" calcext:value-type="float">
            <text:p>0</text:p>
          </table:table-cell>
          <table:table-cell office:value-type="float" office:value="324553" calcext:value-type="float">
            <text:p>324553</text:p>
          </table:table-cell>
          <table:table-cell office:value-type="float" office:value="316739" calcext:value-type="float">
            <text:p>316739</text:p>
          </table:table-cell>
          <table:table-cell table:formula="of:=([.E608]-[.F608])*100/[.E608]" office:value-type="float" office:value="2.40761909457007" calcext:value-type="float">
            <text:p>2.4076190946</text:p>
          </table:table-cell>
          <table:table-cell table:formula="of:=IF([.E608]&gt;[.F608]; 1; 0)" office:value-type="float" office:value="1" calcext:value-type="float">
            <text:p>1</text:p>
          </table:table-cell>
          <table:table-cell office:value-type="float" office:value="55278" calcext:value-type="float">
            <text:p>55278</text:p>
          </table:table-cell>
          <table:table-cell office:value-type="float" office:value="51547" calcext:value-type="float">
            <text:p>51547</text:p>
          </table:table-cell>
          <table:table-cell table:formula="of:=([.I608]-[.J608])*100/[.I608]" office:value-type="float" office:value="6.74952060494229" calcext:value-type="float">
            <text:p>6.7495206049</text:p>
          </table:table-cell>
          <table:table-cell table:formula="of:=IF([.I608]&gt;[.J608]; 1; 0)" office:value-type="float" office:value="1" calcext:value-type="float">
            <text:p>1</text:p>
          </table:table-cell>
          <table:table-cell office:value-type="float" office:value="127824" calcext:value-type="float">
            <text:p>127824</text:p>
          </table:table-cell>
          <table:table-cell office:value-type="float" office:value="120569" calcext:value-type="float">
            <text:p>120569</text:p>
          </table:table-cell>
          <table:table-cell table:formula="of:=([.M608]-[.N608])*100/[.M608]" office:value-type="float" office:value="5.67577293778946" calcext:value-type="float">
            <text:p>5.6757729378</text:p>
          </table:table-cell>
          <table:table-cell table:formula="of:=IF([.M608]&gt;[.N60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959" calcext:value-type="float">
            <text:p>1959</text:p>
          </table:table-cell>
          <table:table-cell table:formula="of:=([.A609]-[.B609])*100/[.A609]" office:value-type="float" office:value="2.92368681863231" calcext:value-type="float">
            <text:p>2.9236868186</text:p>
          </table:table-cell>
          <table:table-cell table:formula="of:=IF([.A609]&gt;[.B609]; 1; 0)"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508" calcext:value-type="float">
            <text:p>508</text:p>
          </table:table-cell>
          <table:table-cell table:formula="of:=([.E609]-[.F609])*100/[.E609]" office:value-type="float" office:value="7.63636363636364" calcext:value-type="float">
            <text:p>7.6363636364</text:p>
          </table:table-cell>
          <table:table-cell table:formula="of:=IF([.E609]&gt;[.F609]; 1; 0)" office:value-type="float" office:value="1" calcext:value-type="float">
            <text:p>1</text:p>
          </table:table-cell>
          <table:table-cell table:number-columns-repeated="2" office:value-type="float" office:value="276" calcext:value-type="float">
            <text:p>276</text:p>
          </table:table-cell>
          <table:table-cell table:formula="of:=([.I609]-[.J609])*100/[.I609]" office:value-type="float" office:value="0" calcext:value-type="float">
            <text:p>0</text:p>
          </table:table-cell>
          <table:table-cell table:formula="of:=IF([.I609]&gt;[.J609]; 1; 0)"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335" calcext:value-type="float">
            <text:p>335</text:p>
          </table:table-cell>
          <table:table-cell table:formula="of:=([.M609]-[.N609])*100/[.M609]" office:value-type="float" office:value="6.42458100558659" calcext:value-type="float">
            <text:p>6.4245810056</text:p>
          </table:table-cell>
          <table:table-cell table:formula="of:=IF([.M609]&gt;[.N60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1867" calcext:value-type="float">
            <text:p>1711867</text:p>
          </table:table-cell>
          <table:table-cell office:value-type="float" office:value="1709529" calcext:value-type="float">
            <text:p>1709529</text:p>
          </table:table-cell>
          <table:table-cell table:formula="of:=([.A610]-[.B610])*100/[.A610]" office:value-type="float" office:value="0.136576030731359" calcext:value-type="float">
            <text:p>0.1365760307</text:p>
          </table:table-cell>
          <table:table-cell table:formula="of:=IF([.A610]&gt;[.B610]; 1; 0)" office:value-type="float" office:value="1" calcext:value-type="float">
            <text:p>1</text:p>
          </table:table-cell>
          <table:table-cell office:value-type="float" office:value="363623" calcext:value-type="float">
            <text:p>363623</text:p>
          </table:table-cell>
          <table:table-cell office:value-type="float" office:value="324082" calcext:value-type="float">
            <text:p>324082</text:p>
          </table:table-cell>
          <table:table-cell table:formula="of:=([.E610]-[.F610])*100/[.E610]" office:value-type="float" office:value="10.8741746259175" calcext:value-type="float">
            <text:p>10.8741746259</text:p>
          </table:table-cell>
          <table:table-cell table:formula="of:=IF([.E610]&gt;[.F610]; 1; 0)" office:value-type="float" office:value="1" calcext:value-type="float">
            <text:p>1</text:p>
          </table:table-cell>
          <table:table-cell office:value-type="float" office:value="55317" calcext:value-type="float">
            <text:p>55317</text:p>
          </table:table-cell>
          <table:table-cell office:value-type="float" office:value="50913" calcext:value-type="float">
            <text:p>50913</text:p>
          </table:table-cell>
          <table:table-cell table:formula="of:=([.I610]-[.J610])*100/[.I610]" office:value-type="float" office:value="7.96138619230978" calcext:value-type="float">
            <text:p>7.9613861923</text:p>
          </table:table-cell>
          <table:table-cell table:formula="of:=IF([.I610]&gt;[.J610]; 1; 0)" office:value-type="float" office:value="1" calcext:value-type="float">
            <text:p>1</text:p>
          </table:table-cell>
          <table:table-cell office:value-type="float" office:value="128935" calcext:value-type="float">
            <text:p>128935</text:p>
          </table:table-cell>
          <table:table-cell office:value-type="float" office:value="121049" calcext:value-type="float">
            <text:p>121049</text:p>
          </table:table-cell>
          <table:table-cell table:formula="of:=([.M610]-[.N610])*100/[.M610]" office:value-type="float" office:value="6.1162601310738" calcext:value-type="float">
            <text:p>6.1162601311</text:p>
          </table:table-cell>
          <table:table-cell table:formula="of:=IF([.M610]&gt;[.N61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60" calcext:value-type="float">
            <text:p>17960</text:p>
          </table:table-cell>
          <table:table-cell office:value-type="float" office:value="18075" calcext:value-type="float">
            <text:p>18075</text:p>
          </table:table-cell>
          <table:table-cell table:formula="of:=([.A611]-[.B611])*100/[.A611]" office:value-type="float" office:value="-0.640311804008909" calcext:value-type="float">
            <text:p>-0.640311804</text:p>
          </table:table-cell>
          <table:table-cell table:formula="of:=IF([.A611]&gt;[.B611]; 1; 0)" office:value-type="float" office:value="0" calcext:value-type="float">
            <text:p>0</text:p>
          </table:table-cell>
          <table:table-cell office:value-type="float" office:value="3115" calcext:value-type="float">
            <text:p>3115</text:p>
          </table:table-cell>
          <table:table-cell office:value-type="float" office:value="3036" calcext:value-type="float">
            <text:p>3036</text:p>
          </table:table-cell>
          <table:table-cell table:formula="of:=([.E611]-[.F611])*100/[.E611]" office:value-type="float" office:value="2.53611556982343" calcext:value-type="float">
            <text:p>2.5361155698</text:p>
          </table:table-cell>
          <table:table-cell table:formula="of:=IF([.E611]&gt;[.F611]; 1; 0)" office:value-type="float" office:value="1" calcext:value-type="float">
            <text:p>1</text:p>
          </table:table-cell>
          <table:table-cell office:value-type="float" office:value="641" calcext:value-type="float">
            <text:p>641</text:p>
          </table:table-cell>
          <table:table-cell office:value-type="float" office:value="592" calcext:value-type="float">
            <text:p>592</text:p>
          </table:table-cell>
          <table:table-cell table:formula="of:=([.I611]-[.J611])*100/[.I611]" office:value-type="float" office:value="7.64430577223089" calcext:value-type="float">
            <text:p>7.6443057722</text:p>
          </table:table-cell>
          <table:table-cell table:formula="of:=IF([.I611]&gt;[.J611]; 1; 0)" office:value-type="float" office:value="1" calcext:value-type="float">
            <text:p>1</text:p>
          </table:table-cell>
          <table:table-cell office:value-type="float" office:value="1368" calcext:value-type="float">
            <text:p>1368</text:p>
          </table:table-cell>
          <table:table-cell office:value-type="float" office:value="1344" calcext:value-type="float">
            <text:p>1344</text:p>
          </table:table-cell>
          <table:table-cell table:formula="of:=([.M611]-[.N611])*100/[.M611]" office:value-type="float" office:value="1.75438596491228" calcext:value-type="float">
            <text:p>1.7543859649</text:p>
          </table:table-cell>
          <table:table-cell table:formula="of:=IF([.M611]&gt;[.N61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4935" calcext:value-type="float">
            <text:p>1724935</text:p>
          </table:table-cell>
          <table:table-cell office:value-type="float" office:value="1717483" calcext:value-type="float">
            <text:p>1717483</text:p>
          </table:table-cell>
          <table:table-cell table:formula="of:=([.A612]-[.B612])*100/[.A612]" office:value-type="float" office:value="0.432016278874276" calcext:value-type="float">
            <text:p>0.4320162789</text:p>
          </table:table-cell>
          <table:table-cell table:formula="of:=IF([.A612]&gt;[.B612]; 1; 0)" office:value-type="float" office:value="1" calcext:value-type="float">
            <text:p>1</text:p>
          </table:table-cell>
          <table:table-cell office:value-type="float" office:value="323186" calcext:value-type="float">
            <text:p>323186</text:p>
          </table:table-cell>
          <table:table-cell office:value-type="float" office:value="313710" calcext:value-type="float">
            <text:p>313710</text:p>
          </table:table-cell>
          <table:table-cell table:formula="of:=([.E612]-[.F612])*100/[.E612]" office:value-type="float" office:value="2.93205770051921" calcext:value-type="float">
            <text:p>2.9320577005</text:p>
          </table:table-cell>
          <table:table-cell table:formula="of:=IF([.E612]&gt;[.F612]; 1; 0)" office:value-type="float" office:value="1" calcext:value-type="float">
            <text:p>1</text:p>
          </table:table-cell>
          <table:table-cell office:value-type="float" office:value="56041" calcext:value-type="float">
            <text:p>56041</text:p>
          </table:table-cell>
          <table:table-cell office:value-type="float" office:value="50919" calcext:value-type="float">
            <text:p>50919</text:p>
          </table:table-cell>
          <table:table-cell table:formula="of:=([.I612]-[.J612])*100/[.I612]" office:value-type="float" office:value="9.13973697828376" calcext:value-type="float">
            <text:p>9.1397369783</text:p>
          </table:table-cell>
          <table:table-cell table:formula="of:=IF([.I612]&gt;[.J612]; 1; 0)" office:value-type="float" office:value="1" calcext:value-type="float">
            <text:p>1</text:p>
          </table:table-cell>
          <table:table-cell office:value-type="float" office:value="129876" calcext:value-type="float">
            <text:p>129876</text:p>
          </table:table-cell>
          <table:table-cell office:value-type="float" office:value="121045" calcext:value-type="float">
            <text:p>121045</text:p>
          </table:table-cell>
          <table:table-cell table:formula="of:=([.M612]-[.N612])*100/[.M612]" office:value-type="float" office:value="6.79956265976778" calcext:value-type="float">
            <text:p>6.7995626598</text:p>
          </table:table-cell>
          <table:table-cell table:formula="of:=IF([.M612]&gt;[.N61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62" calcext:value-type="float">
            <text:p>34862</text:p>
          </table:table-cell>
          <table:table-cell office:value-type="float" office:value="34271" calcext:value-type="float">
            <text:p>34271</text:p>
          </table:table-cell>
          <table:table-cell table:formula="of:=([.A613]-[.B613])*100/[.A613]" office:value-type="float" office:value="1.69525557914061" calcext:value-type="float">
            <text:p>1.6952555791</text:p>
          </table:table-cell>
          <table:table-cell table:formula="of:=IF([.A613]&gt;[.B613]; 1; 0)" office:value-type="float" office:value="1" calcext:value-type="float">
            <text:p>1</text:p>
          </table:table-cell>
          <table:table-cell office:value-type="float" office:value="5656" calcext:value-type="float">
            <text:p>5656</text:p>
          </table:table-cell>
          <table:table-cell office:value-type="float" office:value="5591" calcext:value-type="float">
            <text:p>5591</text:p>
          </table:table-cell>
          <table:table-cell table:formula="of:=([.E613]-[.F613])*100/[.E613]" office:value-type="float" office:value="1.14922206506365" calcext:value-type="float">
            <text:p>1.1492220651</text:p>
          </table:table-cell>
          <table:table-cell table:formula="of:=IF([.E613]&gt;[.F613]; 1; 0)" office:value-type="float" office:value="1" calcext:value-type="float">
            <text:p>1</text:p>
          </table:table-cell>
          <table:table-cell office:value-type="float" office:value="937" calcext:value-type="float">
            <text:p>937</text:p>
          </table:table-cell>
          <table:table-cell office:value-type="float" office:value="878" calcext:value-type="float">
            <text:p>878</text:p>
          </table:table-cell>
          <table:table-cell table:formula="of:=([.I613]-[.J613])*100/[.I613]" office:value-type="float" office:value="6.29669156883671" calcext:value-type="float">
            <text:p>6.2966915688</text:p>
          </table:table-cell>
          <table:table-cell table:formula="of:=IF([.I613]&gt;[.J613]; 1; 0)" office:value-type="float" office:value="1" calcext:value-type="float">
            <text:p>1</text:p>
          </table:table-cell>
          <table:table-cell office:value-type="float" office:value="2389" calcext:value-type="float">
            <text:p>2389</text:p>
          </table:table-cell>
          <table:table-cell office:value-type="float" office:value="2324" calcext:value-type="float">
            <text:p>2324</text:p>
          </table:table-cell>
          <table:table-cell table:formula="of:=([.M613]-[.N613])*100/[.M613]" office:value-type="float" office:value="2.7208036835496" calcext:value-type="float">
            <text:p>2.7208036835</text:p>
          </table:table-cell>
          <table:table-cell table:formula="of:=IF([.M613]&gt;[.N61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2243" calcext:value-type="float">
            <text:p>1762243</text:p>
          </table:table-cell>
          <table:table-cell office:value-type="float" office:value="1707205" calcext:value-type="float">
            <text:p>1707205</text:p>
          </table:table-cell>
          <table:table-cell table:formula="of:=([.A614]-[.B614])*100/[.A614]" office:value-type="float" office:value="3.12317881245662" calcext:value-type="float">
            <text:p>3.1231788125</text:p>
          </table:table-cell>
          <table:table-cell table:formula="of:=IF([.A614]&gt;[.B614]; 1; 0)" office:value-type="float" office:value="1" calcext:value-type="float">
            <text:p>1</text:p>
          </table:table-cell>
          <table:table-cell office:value-type="float" office:value="323227" calcext:value-type="float">
            <text:p>323227</text:p>
          </table:table-cell>
          <table:table-cell office:value-type="float" office:value="316304" calcext:value-type="float">
            <text:p>316304</text:p>
          </table:table-cell>
          <table:table-cell table:formula="of:=([.E614]-[.F614])*100/[.E614]" office:value-type="float" office:value="2.14183839840112" calcext:value-type="float">
            <text:p>2.1418383984</text:p>
          </table:table-cell>
          <table:table-cell table:formula="of:=IF([.E614]&gt;[.F614]; 1; 0)" office:value-type="float" office:value="1" calcext:value-type="float">
            <text:p>1</text:p>
          </table:table-cell>
          <table:table-cell office:value-type="float" office:value="56082" calcext:value-type="float">
            <text:p>56082</text:p>
          </table:table-cell>
          <table:table-cell office:value-type="float" office:value="51098" calcext:value-type="float">
            <text:p>51098</text:p>
          </table:table-cell>
          <table:table-cell table:formula="of:=([.I614]-[.J614])*100/[.I614]" office:value-type="float" office:value="8.88698691202168" calcext:value-type="float">
            <text:p>8.886986912</text:p>
          </table:table-cell>
          <table:table-cell table:formula="of:=IF([.I614]&gt;[.J614]; 1; 0)" office:value-type="float" office:value="1" calcext:value-type="float">
            <text:p>1</text:p>
          </table:table-cell>
          <table:table-cell office:value-type="float" office:value="128261" calcext:value-type="float">
            <text:p>128261</text:p>
          </table:table-cell>
          <table:table-cell office:value-type="float" office:value="119563" calcext:value-type="float">
            <text:p>119563</text:p>
          </table:table-cell>
          <table:table-cell table:formula="of:=([.M614]-[.N614])*100/[.M614]" office:value-type="float" office:value="6.78148462899868" calcext:value-type="float">
            <text:p>6.781484629</text:p>
          </table:table-cell>
          <table:table-cell table:formula="of:=IF([.M614]&gt;[.N61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435" calcext:value-type="float">
            <text:p>50435</text:p>
          </table:table-cell>
          <table:table-cell office:value-type="float" office:value="50268" calcext:value-type="float">
            <text:p>50268</text:p>
          </table:table-cell>
          <table:table-cell table:formula="of:=([.A615]-[.B615])*100/[.A615]" office:value-type="float" office:value="0.331119262416972" calcext:value-type="float">
            <text:p>0.3311192624</text:p>
          </table:table-cell>
          <table:table-cell table:formula="of:=IF([.A615]&gt;[.B615]; 1; 0)" office:value-type="float" office:value="1" calcext:value-type="float">
            <text:p>1</text:p>
          </table:table-cell>
          <table:table-cell office:value-type="float" office:value="7762" calcext:value-type="float">
            <text:p>7762</text:p>
          </table:table-cell>
          <table:table-cell office:value-type="float" office:value="8767" calcext:value-type="float">
            <text:p>8767</text:p>
          </table:table-cell>
          <table:table-cell table:formula="of:=([.E615]-[.F615])*100/[.E615]" office:value-type="float" office:value="-12.9476938933265" calcext:value-type="float">
            <text:p>-12.9476938933</text:p>
          </table:table-cell>
          <table:table-cell table:formula="of:=IF([.E615]&gt;[.F615]; 1; 0)" office:value-type="float" office:value="0" calcext:value-type="float">
            <text:p>0</text:p>
          </table:table-cell>
          <table:table-cell office:value-type="float" office:value="1291" calcext:value-type="float">
            <text:p>1291</text:p>
          </table:table-cell>
          <table:table-cell office:value-type="float" office:value="1308" calcext:value-type="float">
            <text:p>1308</text:p>
          </table:table-cell>
          <table:table-cell table:formula="of:=([.I615]-[.J615])*100/[.I615]" office:value-type="float" office:value="-1.31680867544539" calcext:value-type="float">
            <text:p>-1.3168086754</text:p>
          </table:table-cell>
          <table:table-cell table:formula="of:=IF([.I615]&gt;[.J615]; 1; 0)" office:value-type="float" office:value="0" calcext:value-type="float">
            <text:p>0</text:p>
          </table:table-cell>
          <table:table-cell office:value-type="float" office:value="3414" calcext:value-type="float">
            <text:p>3414</text:p>
          </table:table-cell>
          <table:table-cell office:value-type="float" office:value="3294" calcext:value-type="float">
            <text:p>3294</text:p>
          </table:table-cell>
          <table:table-cell table:formula="of:=([.M615]-[.N615])*100/[.M615]" office:value-type="float" office:value="3.51493848857645" calcext:value-type="float">
            <text:p>3.5149384886</text:p>
          </table:table-cell>
          <table:table-cell table:formula="of:=IF([.M615]&gt;[.N61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6414" calcext:value-type="float">
            <text:p>1826414</text:p>
          </table:table-cell>
          <table:table-cell office:value-type="float" office:value="1758886" calcext:value-type="float">
            <text:p>1758886</text:p>
          </table:table-cell>
          <table:table-cell table:formula="of:=([.A616]-[.B616])*100/[.A616]" office:value-type="float" office:value="3.69729973598538" calcext:value-type="float">
            <text:p>3.697299736</text:p>
          </table:table-cell>
          <table:table-cell table:formula="of:=IF([.A616]&gt;[.B616]; 1; 0)" office:value-type="float" office:value="1" calcext:value-type="float">
            <text:p>1</text:p>
          </table:table-cell>
          <table:table-cell office:value-type="float" office:value="324693" calcext:value-type="float">
            <text:p>324693</text:p>
          </table:table-cell>
          <table:table-cell office:value-type="float" office:value="316782" calcext:value-type="float">
            <text:p>316782</text:p>
          </table:table-cell>
          <table:table-cell table:formula="of:=([.E616]-[.F616])*100/[.E616]" office:value-type="float" office:value="2.43645535937024" calcext:value-type="float">
            <text:p>2.4364553594</text:p>
          </table:table-cell>
          <table:table-cell table:formula="of:=IF([.E616]&gt;[.F616]; 1; 0)" office:value-type="float" office:value="1" calcext:value-type="float">
            <text:p>1</text:p>
          </table:table-cell>
          <table:table-cell office:value-type="float" office:value="55467" calcext:value-type="float">
            <text:p>55467</text:p>
          </table:table-cell>
          <table:table-cell office:value-type="float" office:value="51395" calcext:value-type="float">
            <text:p>51395</text:p>
          </table:table-cell>
          <table:table-cell table:formula="of:=([.I616]-[.J616])*100/[.I616]" office:value-type="float" office:value="7.3413020354445" calcext:value-type="float">
            <text:p>7.3413020354</text:p>
          </table:table-cell>
          <table:table-cell table:formula="of:=IF([.I616]&gt;[.J616]; 1; 0)" office:value-type="float" office:value="1" calcext:value-type="float">
            <text:p>1</text:p>
          </table:table-cell>
          <table:table-cell office:value-type="float" office:value="127845" calcext:value-type="float">
            <text:p>127845</text:p>
          </table:table-cell>
          <table:table-cell office:value-type="float" office:value="120089" calcext:value-type="float">
            <text:p>120089</text:p>
          </table:table-cell>
          <table:table-cell table:formula="of:=([.M616]-[.N616])*100/[.M616]" office:value-type="float" office:value="6.0667214204701" calcext:value-type="float">
            <text:p>6.0667214205</text:p>
          </table:table-cell>
          <table:table-cell table:formula="of:=IF([.M616]&gt;[.N61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787" calcext:value-type="float">
            <text:p>67787</text:p>
          </table:table-cell>
          <table:table-cell office:value-type="float" office:value="68459" calcext:value-type="float">
            <text:p>68459</text:p>
          </table:table-cell>
          <table:table-cell table:formula="of:=([.A617]-[.B617])*100/[.A617]" office:value-type="float" office:value="-0.991340522519067" calcext:value-type="float">
            <text:p>-0.9913405225</text:p>
          </table:table-cell>
          <table:table-cell table:formula="of:=IF([.A617]&gt;[.B617]; 1; 0)" office:value-type="float" office:value="0" calcext:value-type="float">
            <text:p>0</text:p>
          </table:table-cell>
          <table:table-cell office:value-type="float" office:value="10681" calcext:value-type="float">
            <text:p>10681</text:p>
          </table:table-cell>
          <table:table-cell office:value-type="float" office:value="10873" calcext:value-type="float">
            <text:p>10873</text:p>
          </table:table-cell>
          <table:table-cell table:formula="of:=([.E617]-[.F617])*100/[.E617]" office:value-type="float" office:value="-1.79758449583372" calcext:value-type="float">
            <text:p>-1.7975844958</text:p>
          </table:table-cell>
          <table:table-cell table:formula="of:=IF([.E617]&gt;[.F617]; 1; 0)" office:value-type="float" office:value="0" calcext:value-type="float">
            <text:p>0</text:p>
          </table:table-cell>
          <table:table-cell office:value-type="float" office:value="1616" calcext:value-type="float">
            <text:p>1616</text:p>
          </table:table-cell>
          <table:table-cell office:value-type="float" office:value="1651" calcext:value-type="float">
            <text:p>1651</text:p>
          </table:table-cell>
          <table:table-cell table:formula="of:=([.I617]-[.J617])*100/[.I617]" office:value-type="float" office:value="-2.16584158415842" calcext:value-type="float">
            <text:p>-2.1658415842</text:p>
          </table:table-cell>
          <table:table-cell table:formula="of:=IF([.I617]&gt;[.J617]; 1; 0)" office:value-type="float" office:value="0" calcext:value-type="float">
            <text:p>0</text:p>
          </table:table-cell>
          <table:table-cell office:value-type="float" office:value="4410" calcext:value-type="float">
            <text:p>4410</text:p>
          </table:table-cell>
          <table:table-cell office:value-type="float" office:value="4162" calcext:value-type="float">
            <text:p>4162</text:p>
          </table:table-cell>
          <table:table-cell table:formula="of:=([.M617]-[.N617])*100/[.M617]" office:value-type="float" office:value="5.62358276643991" calcext:value-type="float">
            <text:p>5.6235827664</text:p>
          </table:table-cell>
          <table:table-cell table:formula="of:=IF([.M617]&gt;[.N61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7618" calcext:value-type="float">
            <text:p>1717618</text:p>
          </table:table-cell>
          <table:table-cell office:value-type="float" office:value="1721312" calcext:value-type="float">
            <text:p>1721312</text:p>
          </table:table-cell>
          <table:table-cell table:formula="of:=([.A618]-[.B618])*100/[.A618]" office:value-type="float" office:value="-0.215065282268816" calcext:value-type="float">
            <text:p>-0.2150652823</text:p>
          </table:table-cell>
          <table:table-cell table:formula="of:=IF([.A618]&gt;[.B618]; 1; 0)" office:value-type="float" office:value="0" calcext:value-type="float">
            <text:p>0</text:p>
          </table:table-cell>
          <table:table-cell office:value-type="float" office:value="325898" calcext:value-type="float">
            <text:p>325898</text:p>
          </table:table-cell>
          <table:table-cell office:value-type="float" office:value="315191" calcext:value-type="float">
            <text:p>315191</text:p>
          </table:table-cell>
          <table:table-cell table:formula="of:=([.E618]-[.F618])*100/[.E618]" office:value-type="float" office:value="3.28538377038214" calcext:value-type="float">
            <text:p>3.2853837704</text:p>
          </table:table-cell>
          <table:table-cell table:formula="of:=IF([.E618]&gt;[.F618]; 1; 0)" office:value-type="float" office:value="1" calcext:value-type="float">
            <text:p>1</text:p>
          </table:table-cell>
          <table:table-cell office:value-type="float" office:value="54952" calcext:value-type="float">
            <text:p>54952</text:p>
          </table:table-cell>
          <table:table-cell office:value-type="float" office:value="49641" calcext:value-type="float">
            <text:p>49641</text:p>
          </table:table-cell>
          <table:table-cell table:formula="of:=([.I618]-[.J618])*100/[.I618]" office:value-type="float" office:value="9.6647983694861" calcext:value-type="float">
            <text:p>9.6647983695</text:p>
          </table:table-cell>
          <table:table-cell table:formula="of:=IF([.I618]&gt;[.J618]; 1; 0)" office:value-type="float" office:value="1" calcext:value-type="float">
            <text:p>1</text:p>
          </table:table-cell>
          <table:table-cell office:value-type="float" office:value="127370" calcext:value-type="float">
            <text:p>127370</text:p>
          </table:table-cell>
          <table:table-cell office:value-type="float" office:value="118968" calcext:value-type="float">
            <text:p>118968</text:p>
          </table:table-cell>
          <table:table-cell table:formula="of:=([.M618]-[.N618])*100/[.M618]" office:value-type="float" office:value="6.59652979508518" calcext:value-type="float">
            <text:p>6.5965297951</text:p>
          </table:table-cell>
          <table:table-cell table:formula="of:=IF([.M618]&gt;[.N61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538" calcext:value-type="float">
            <text:p>93538</text:p>
          </table:table-cell>
          <table:table-cell office:value-type="float" office:value="87383" calcext:value-type="float">
            <text:p>87383</text:p>
          </table:table-cell>
          <table:table-cell table:formula="of:=([.A619]-[.B619])*100/[.A619]" office:value-type="float" office:value="6.5802133892108" calcext:value-type="float">
            <text:p>6.5802133892</text:p>
          </table:table-cell>
          <table:table-cell table:formula="of:=IF([.A619]&gt;[.B619]; 1; 0)" office:value-type="float" office:value="1" calcext:value-type="float">
            <text:p>1</text:p>
          </table:table-cell>
          <table:table-cell office:value-type="float" office:value="13268" calcext:value-type="float">
            <text:p>13268</text:p>
          </table:table-cell>
          <table:table-cell office:value-type="float" office:value="13171" calcext:value-type="float">
            <text:p>13171</text:p>
          </table:table-cell>
          <table:table-cell table:formula="of:=([.E619]-[.F619])*100/[.E619]" office:value-type="float" office:value="0.731082303286102" calcext:value-type="float">
            <text:p>0.7310823033</text:p>
          </table:table-cell>
          <table:table-cell table:formula="of:=IF([.E619]&gt;[.F619]; 1; 0)" office:value-type="float" office:value="1" calcext:value-type="float">
            <text:p>1</text:p>
          </table:table-cell>
          <table:table-cell office:value-type="float" office:value="1959" calcext:value-type="float">
            <text:p>1959</text:p>
          </table:table-cell>
          <table:table-cell office:value-type="float" office:value="1987" calcext:value-type="float">
            <text:p>1987</text:p>
          </table:table-cell>
          <table:table-cell table:formula="of:=([.I619]-[.J619])*100/[.I619]" office:value-type="float" office:value="-1.42930066360388" calcext:value-type="float">
            <text:p>-1.4293006636</text:p>
          </table:table-cell>
          <table:table-cell table:formula="of:=IF([.I619]&gt;[.J619]; 1; 0)" office:value-type="float" office:value="0" calcext:value-type="float">
            <text:p>0</text:p>
          </table:table-cell>
          <table:table-cell office:value-type="float" office:value="5290" calcext:value-type="float">
            <text:p>5290</text:p>
          </table:table-cell>
          <table:table-cell office:value-type="float" office:value="5252" calcext:value-type="float">
            <text:p>5252</text:p>
          </table:table-cell>
          <table:table-cell table:formula="of:=([.M619]-[.N619])*100/[.M619]" office:value-type="float" office:value="0.718336483931947" calcext:value-type="float">
            <text:p>0.7183364839</text:p>
          </table:table-cell>
          <table:table-cell table:formula="of:=IF([.M619]&gt;[.N61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4542" calcext:value-type="float">
            <text:p>1764542</text:p>
          </table:table-cell>
          <table:table-cell office:value-type="float" office:value="1743435" calcext:value-type="float">
            <text:p>1743435</text:p>
          </table:table-cell>
          <table:table-cell table:formula="of:=([.A620]-[.B620])*100/[.A620]" office:value-type="float" office:value="1.19617441806429" calcext:value-type="float">
            <text:p>1.1961744181</text:p>
          </table:table-cell>
          <table:table-cell table:formula="of:=IF([.A620]&gt;[.B620]; 1; 0)" office:value-type="float" office:value="1" calcext:value-type="float">
            <text:p>1</text:p>
          </table:table-cell>
          <table:table-cell office:value-type="float" office:value="328626" calcext:value-type="float">
            <text:p>328626</text:p>
          </table:table-cell>
          <table:table-cell office:value-type="float" office:value="314464" calcext:value-type="float">
            <text:p>314464</text:p>
          </table:table-cell>
          <table:table-cell table:formula="of:=([.E620]-[.F620])*100/[.E620]" office:value-type="float" office:value="4.30945816825206" calcext:value-type="float">
            <text:p>4.3094581683</text:p>
          </table:table-cell>
          <table:table-cell table:formula="of:=IF([.E620]&gt;[.F620]; 1; 0)" office:value-type="float" office:value="1" calcext:value-type="float">
            <text:p>1</text:p>
          </table:table-cell>
          <table:table-cell office:value-type="float" office:value="54889" calcext:value-type="float">
            <text:p>54889</text:p>
          </table:table-cell>
          <table:table-cell office:value-type="float" office:value="50074" calcext:value-type="float">
            <text:p>50074</text:p>
          </table:table-cell>
          <table:table-cell table:formula="of:=([.I620]-[.J620])*100/[.I620]" office:value-type="float" office:value="8.77224944888776" calcext:value-type="float">
            <text:p>8.7722494489</text:p>
          </table:table-cell>
          <table:table-cell table:formula="of:=IF([.I620]&gt;[.J620]; 1; 0)" office:value-type="float" office:value="1" calcext:value-type="float">
            <text:p>1</text:p>
          </table:table-cell>
          <table:table-cell office:value-type="float" office:value="128849" calcext:value-type="float">
            <text:p>128849</text:p>
          </table:table-cell>
          <table:table-cell office:value-type="float" office:value="119723" calcext:value-type="float">
            <text:p>119723</text:p>
          </table:table-cell>
          <table:table-cell table:formula="of:=([.M620]-[.N620])*100/[.M620]" office:value-type="float" office:value="7.08270921776653" calcext:value-type="float">
            <text:p>7.0827092178</text:p>
          </table:table-cell>
          <table:table-cell table:formula="of:=IF([.M620]&gt;[.N62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964" calcext:value-type="float">
            <text:p>100964</text:p>
          </table:table-cell>
          <table:table-cell office:value-type="float" office:value="100790" calcext:value-type="float">
            <text:p>100790</text:p>
          </table:table-cell>
          <table:table-cell table:formula="of:=([.A621]-[.B621])*100/[.A621]" office:value-type="float" office:value="0.172338655362307" calcext:value-type="float">
            <text:p>0.1723386554</text:p>
          </table:table-cell>
          <table:table-cell table:formula="of:=IF([.A621]&gt;[.B621]; 1; 0)" office:value-type="float" office:value="1" calcext:value-type="float">
            <text:p>1</text:p>
          </table:table-cell>
          <table:table-cell office:value-type="float" office:value="15636" calcext:value-type="float">
            <text:p>15636</text:p>
          </table:table-cell>
          <table:table-cell office:value-type="float" office:value="15196" calcext:value-type="float">
            <text:p>15196</text:p>
          </table:table-cell>
          <table:table-cell table:formula="of:=([.E621]-[.F621])*100/[.E621]" office:value-type="float" office:value="2.81401893067281" calcext:value-type="float">
            <text:p>2.8140189307</text:p>
          </table:table-cell>
          <table:table-cell table:formula="of:=IF([.E621]&gt;[.F621]; 1; 0)" office:value-type="float" office:value="1" calcext:value-type="float">
            <text:p>1</text:p>
          </table:table-cell>
          <table:table-cell office:value-type="float" office:value="2807" calcext:value-type="float">
            <text:p>2807</text:p>
          </table:table-cell>
          <table:table-cell office:value-type="float" office:value="2323" calcext:value-type="float">
            <text:p>2323</text:p>
          </table:table-cell>
          <table:table-cell table:formula="of:=([.I621]-[.J621])*100/[.I621]" office:value-type="float" office:value="17.2426077662985" calcext:value-type="float">
            <text:p>17.2426077663</text:p>
          </table:table-cell>
          <table:table-cell table:formula="of:=IF([.I621]&gt;[.J621]; 1; 0)" office:value-type="float" office:value="1" calcext:value-type="float">
            <text:p>1</text:p>
          </table:table-cell>
          <table:table-cell office:value-type="float" office:value="6219" calcext:value-type="float">
            <text:p>6219</text:p>
          </table:table-cell>
          <table:table-cell office:value-type="float" office:value="6463" calcext:value-type="float">
            <text:p>6463</text:p>
          </table:table-cell>
          <table:table-cell table:formula="of:=([.M621]-[.N621])*100/[.M621]" office:value-type="float" office:value="-3.92346036340248" calcext:value-type="float">
            <text:p>-3.9234603634</text:p>
          </table:table-cell>
          <table:table-cell table:formula="of:=IF([.M621]&gt;[.N62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5213" calcext:value-type="float">
            <text:p>1715213</text:p>
          </table:table-cell>
          <table:table-cell office:value-type="float" office:value="1709195" calcext:value-type="float">
            <text:p>1709195</text:p>
          </table:table-cell>
          <table:table-cell table:formula="of:=([.A622]-[.B622])*100/[.A622]" office:value-type="float" office:value="0.350860213862651" calcext:value-type="float">
            <text:p>0.3508602139</text:p>
          </table:table-cell>
          <table:table-cell table:formula="of:=IF([.A622]&gt;[.B622]; 1; 0)" office:value-type="float" office:value="1" calcext:value-type="float">
            <text:p>1</text:p>
          </table:table-cell>
          <table:table-cell office:value-type="float" office:value="324525" calcext:value-type="float">
            <text:p>324525</text:p>
          </table:table-cell>
          <table:table-cell office:value-type="float" office:value="314750" calcext:value-type="float">
            <text:p>314750</text:p>
          </table:table-cell>
          <table:table-cell table:formula="of:=([.E622]-[.F622])*100/[.E622]" office:value-type="float" office:value="3.01209459979971" calcext:value-type="float">
            <text:p>3.0120945998</text:p>
          </table:table-cell>
          <table:table-cell table:formula="of:=IF([.E622]&gt;[.F622]; 1; 0)" office:value-type="float" office:value="1" calcext:value-type="float">
            <text:p>1</text:p>
          </table:table-cell>
          <table:table-cell office:value-type="float" office:value="55969" calcext:value-type="float">
            <text:p>55969</text:p>
          </table:table-cell>
          <table:table-cell office:value-type="float" office:value="50486" calcext:value-type="float">
            <text:p>50486</text:p>
          </table:table-cell>
          <table:table-cell table:formula="of:=([.I622]-[.J622])*100/[.I622]" office:value-type="float" office:value="9.79649448802015" calcext:value-type="float">
            <text:p>9.796494488</text:p>
          </table:table-cell>
          <table:table-cell table:formula="of:=IF([.I622]&gt;[.J622]; 1; 0)" office:value-type="float" office:value="1" calcext:value-type="float">
            <text:p>1</text:p>
          </table:table-cell>
          <table:table-cell office:value-type="float" office:value="126788" calcext:value-type="float">
            <text:p>126788</text:p>
          </table:table-cell>
          <table:table-cell office:value-type="float" office:value="119706" calcext:value-type="float">
            <text:p>119706</text:p>
          </table:table-cell>
          <table:table-cell table:formula="of:=([.M622]-[.N622])*100/[.M622]" office:value-type="float" office:value="5.58570211691958" calcext:value-type="float">
            <text:p>5.5857021169</text:p>
          </table:table-cell>
          <table:table-cell table:formula="of:=IF([.M622]&gt;[.N62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649" calcext:value-type="float">
            <text:p>115649</text:p>
          </table:table-cell>
          <table:table-cell office:value-type="float" office:value="115496" calcext:value-type="float">
            <text:p>115496</text:p>
          </table:table-cell>
          <table:table-cell table:formula="of:=([.A623]-[.B623])*100/[.A623]" office:value-type="float" office:value="0.132296863786111" calcext:value-type="float">
            <text:p>0.1322968638</text:p>
          </table:table-cell>
          <table:table-cell table:formula="of:=IF([.A623]&gt;[.B623]; 1; 0)" office:value-type="float" office:value="1" calcext:value-type="float">
            <text:p>1</text:p>
          </table:table-cell>
          <table:table-cell office:value-type="float" office:value="18665" calcext:value-type="float">
            <text:p>18665</text:p>
          </table:table-cell>
          <table:table-cell office:value-type="float" office:value="17979" calcext:value-type="float">
            <text:p>17979</text:p>
          </table:table-cell>
          <table:table-cell table:formula="of:=([.E623]-[.F623])*100/[.E623]" office:value-type="float" office:value="3.67532815429949" calcext:value-type="float">
            <text:p>3.6753281543</text:p>
          </table:table-cell>
          <table:table-cell table:formula="of:=IF([.E623]&gt;[.F623]; 1; 0)" office:value-type="float" office:value="1" calcext:value-type="float">
            <text:p>1</text:p>
          </table:table-cell>
          <table:table-cell office:value-type="float" office:value="2585" calcext:value-type="float">
            <text:p>2585</text:p>
          </table:table-cell>
          <table:table-cell office:value-type="float" office:value="2662" calcext:value-type="float">
            <text:p>2662</text:p>
          </table:table-cell>
          <table:table-cell table:formula="of:=([.I623]-[.J623])*100/[.I623]" office:value-type="float" office:value="-2.97872340425532" calcext:value-type="float">
            <text:p>-2.9787234043</text:p>
          </table:table-cell>
          <table:table-cell table:formula="of:=IF([.I623]&gt;[.J623]; 1; 0)" office:value-type="float" office:value="0" calcext:value-type="float">
            <text:p>0</text:p>
          </table:table-cell>
          <table:table-cell office:value-type="float" office:value="7056" calcext:value-type="float">
            <text:p>7056</text:p>
          </table:table-cell>
          <table:table-cell office:value-type="float" office:value="7642" calcext:value-type="float">
            <text:p>7642</text:p>
          </table:table-cell>
          <table:table-cell table:formula="of:=([.M623]-[.N623])*100/[.M623]" office:value-type="float" office:value="-8.30498866213152" calcext:value-type="float">
            <text:p>-8.3049886621</text:p>
          </table:table-cell>
          <table:table-cell table:formula="of:=IF([.M623]&gt;[.N62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3013" calcext:value-type="float">
            <text:p>1713013</text:p>
          </table:table-cell>
          <table:table-cell office:value-type="float" office:value="1702639" calcext:value-type="float">
            <text:p>1702639</text:p>
          </table:table-cell>
          <table:table-cell table:formula="of:=([.A624]-[.B624])*100/[.A624]" office:value-type="float" office:value="0.605599607241743" calcext:value-type="float">
            <text:p>0.6055996072</text:p>
          </table:table-cell>
          <table:table-cell table:formula="of:=IF([.A624]&gt;[.B624]; 1; 0)" office:value-type="float" office:value="1" calcext:value-type="float">
            <text:p>1</text:p>
          </table:table-cell>
          <table:table-cell office:value-type="float" office:value="356138" calcext:value-type="float">
            <text:p>356138</text:p>
          </table:table-cell>
          <table:table-cell office:value-type="float" office:value="310809" calcext:value-type="float">
            <text:p>310809</text:p>
          </table:table-cell>
          <table:table-cell table:formula="of:=([.E624]-[.F624])*100/[.E624]" office:value-type="float" office:value="12.7279313075269" calcext:value-type="float">
            <text:p>12.7279313075</text:p>
          </table:table-cell>
          <table:table-cell table:formula="of:=IF([.E624]&gt;[.F624]; 1; 0)" office:value-type="float" office:value="1" calcext:value-type="float">
            <text:p>1</text:p>
          </table:table-cell>
          <table:table-cell office:value-type="float" office:value="56021" calcext:value-type="float">
            <text:p>56021</text:p>
          </table:table-cell>
          <table:table-cell office:value-type="float" office:value="50458" calcext:value-type="float">
            <text:p>50458</text:p>
          </table:table-cell>
          <table:table-cell table:formula="of:=([.I624]-[.J624])*100/[.I624]" office:value-type="float" office:value="9.93020474464933" calcext:value-type="float">
            <text:p>9.9302047446</text:p>
          </table:table-cell>
          <table:table-cell table:formula="of:=IF([.I624]&gt;[.J624]; 1; 0)" office:value-type="float" office:value="1" calcext:value-type="float">
            <text:p>1</text:p>
          </table:table-cell>
          <table:table-cell office:value-type="float" office:value="128044" calcext:value-type="float">
            <text:p>128044</text:p>
          </table:table-cell>
          <table:table-cell office:value-type="float" office:value="120090" calcext:value-type="float">
            <text:p>120090</text:p>
          </table:table-cell>
          <table:table-cell table:formula="of:=([.M624]-[.N624])*100/[.M624]" office:value-type="float" office:value="6.21192715004217" calcext:value-type="float">
            <text:p>6.21192715</text:p>
          </table:table-cell>
          <table:table-cell table:formula="of:=IF([.M624]&gt;[.N62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201" calcext:value-type="float">
            <text:p>131201</text:p>
          </table:table-cell>
          <table:table-cell office:value-type="float" office:value="135110" calcext:value-type="float">
            <text:p>135110</text:p>
          </table:table-cell>
          <table:table-cell table:formula="of:=([.A625]-[.B625])*100/[.A625]" office:value-type="float" office:value="-2.97939802288092" calcext:value-type="float">
            <text:p>-2.9793980229</text:p>
          </table:table-cell>
          <table:table-cell table:formula="of:=IF([.A625]&gt;[.B625]; 1; 0)" office:value-type="float" office:value="0" calcext:value-type="float">
            <text:p>0</text:p>
          </table:table-cell>
          <table:table-cell office:value-type="float" office:value="20551" calcext:value-type="float">
            <text:p>20551</text:p>
          </table:table-cell>
          <table:table-cell office:value-type="float" office:value="21011" calcext:value-type="float">
            <text:p>21011</text:p>
          </table:table-cell>
          <table:table-cell table:formula="of:=([.E625]-[.F625])*100/[.E625]" office:value-type="float" office:value="-2.23833390102671" calcext:value-type="float">
            <text:p>-2.238333901</text:p>
          </table:table-cell>
          <table:table-cell table:formula="of:=IF([.E625]&gt;[.F625]; 1; 0)" office:value-type="float" office:value="0" calcext:value-type="float">
            <text:p>0</text:p>
          </table:table-cell>
          <table:table-cell office:value-type="float" office:value="2909" calcext:value-type="float">
            <text:p>2909</text:p>
          </table:table-cell>
          <table:table-cell office:value-type="float" office:value="3000" calcext:value-type="float">
            <text:p>3000</text:p>
          </table:table-cell>
          <table:table-cell table:formula="of:=([.I625]-[.J625])*100/[.I625]" office:value-type="float" office:value="-3.12822275696116" calcext:value-type="float">
            <text:p>-3.128222757</text:p>
          </table:table-cell>
          <table:table-cell table:formula="of:=IF([.I625]&gt;[.J625]; 1; 0)" office:value-type="float" office:value="0" calcext:value-type="float">
            <text:p>0</text:p>
          </table:table-cell>
          <table:table-cell office:value-type="float" office:value="10457" calcext:value-type="float">
            <text:p>10457</text:p>
          </table:table-cell>
          <table:table-cell office:value-type="float" office:value="8256" calcext:value-type="float">
            <text:p>8256</text:p>
          </table:table-cell>
          <table:table-cell table:formula="of:=([.M625]-[.N625])*100/[.M625]" office:value-type="float" office:value="21.0481017500239" calcext:value-type="float">
            <text:p>21.04810175</text:p>
          </table:table-cell>
          <table:table-cell table:formula="of:=IF([.M625]&gt;[.N62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0747" calcext:value-type="float">
            <text:p>1870747</text:p>
          </table:table-cell>
          <table:table-cell office:value-type="float" office:value="1714292" calcext:value-type="float">
            <text:p>1714292</text:p>
          </table:table-cell>
          <table:table-cell table:formula="of:=([.A626]-[.B626])*100/[.A626]" office:value-type="float" office:value="8.36323671773896" calcext:value-type="float">
            <text:p>8.3632367177</text:p>
          </table:table-cell>
          <table:table-cell table:formula="of:=IF([.A626]&gt;[.B626]; 1; 0)" office:value-type="float" office:value="1" calcext:value-type="float">
            <text:p>1</text:p>
          </table:table-cell>
          <table:table-cell office:value-type="float" office:value="324524" calcext:value-type="float">
            <text:p>324524</text:p>
          </table:table-cell>
          <table:table-cell office:value-type="float" office:value="311543" calcext:value-type="float">
            <text:p>311543</text:p>
          </table:table-cell>
          <table:table-cell table:formula="of:=([.E626]-[.F626])*100/[.E626]" office:value-type="float" office:value="4.00001232574478" calcext:value-type="float">
            <text:p>4.0000123257</text:p>
          </table:table-cell>
          <table:table-cell table:formula="of:=IF([.E626]&gt;[.F626]; 1; 0)" office:value-type="float" office:value="1" calcext:value-type="float">
            <text:p>1</text:p>
          </table:table-cell>
          <table:table-cell office:value-type="float" office:value="55642" calcext:value-type="float">
            <text:p>55642</text:p>
          </table:table-cell>
          <table:table-cell office:value-type="float" office:value="48833" calcext:value-type="float">
            <text:p>48833</text:p>
          </table:table-cell>
          <table:table-cell table:formula="of:=([.I626]-[.J626])*100/[.I626]" office:value-type="float" office:value="12.2371589806261" calcext:value-type="float">
            <text:p>12.2371589806</text:p>
          </table:table-cell>
          <table:table-cell table:formula="of:=IF([.I626]&gt;[.J626]; 1; 0)" office:value-type="float" office:value="1" calcext:value-type="float">
            <text:p>1</text:p>
          </table:table-cell>
          <table:table-cell office:value-type="float" office:value="128769" calcext:value-type="float">
            <text:p>128769</text:p>
          </table:table-cell>
          <table:table-cell office:value-type="float" office:value="118481" calcext:value-type="float">
            <text:p>118481</text:p>
          </table:table-cell>
          <table:table-cell table:formula="of:=([.M626]-[.N626])*100/[.M626]" office:value-type="float" office:value="7.9895005785554" calcext:value-type="float">
            <text:p>7.9895005786</text:p>
          </table:table-cell>
          <table:table-cell table:formula="of:=IF([.M626]&gt;[.N62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267" calcext:value-type="float">
            <text:p>147267</text:p>
          </table:table-cell>
          <table:table-cell office:value-type="float" office:value="150874" calcext:value-type="float">
            <text:p>150874</text:p>
          </table:table-cell>
          <table:table-cell table:formula="of:=([.A627]-[.B627])*100/[.A627]" office:value-type="float" office:value="-2.44929278113902" calcext:value-type="float">
            <text:p>-2.4492927811</text:p>
          </table:table-cell>
          <table:table-cell table:formula="of:=IF([.A627]&gt;[.B627]; 1; 0)" office:value-type="float" office:value="0" calcext:value-type="float">
            <text:p>0</text:p>
          </table:table-cell>
          <table:table-cell office:value-type="float" office:value="23438" calcext:value-type="float">
            <text:p>23438</text:p>
          </table:table-cell>
          <table:table-cell office:value-type="float" office:value="23427" calcext:value-type="float">
            <text:p>23427</text:p>
          </table:table-cell>
          <table:table-cell table:formula="of:=([.E627]-[.F627])*100/[.E627]" office:value-type="float" office:value="0.0469323321102483" calcext:value-type="float">
            <text:p>0.0469323321</text:p>
          </table:table-cell>
          <table:table-cell table:formula="of:=IF([.E627]&gt;[.F627]; 1; 0)" office:value-type="float" office:value="1" calcext:value-type="float">
            <text:p>1</text:p>
          </table:table-cell>
          <table:table-cell office:value-type="float" office:value="3031" calcext:value-type="float">
            <text:p>3031</text:p>
          </table:table-cell>
          <table:table-cell office:value-type="float" office:value="3802" calcext:value-type="float">
            <text:p>3802</text:p>
          </table:table-cell>
          <table:table-cell table:formula="of:=([.I627]-[.J627])*100/[.I627]" office:value-type="float" office:value="-25.4371494556252" calcext:value-type="float">
            <text:p>-25.4371494556</text:p>
          </table:table-cell>
          <table:table-cell table:formula="of:=IF([.I627]&gt;[.J627]; 1; 0)" office:value-type="float" office:value="0" calcext:value-type="float">
            <text:p>0</text:p>
          </table:table-cell>
          <table:table-cell office:value-type="float" office:value="9356" calcext:value-type="float">
            <text:p>9356</text:p>
          </table:table-cell>
          <table:table-cell office:value-type="float" office:value="9204" calcext:value-type="float">
            <text:p>9204</text:p>
          </table:table-cell>
          <table:table-cell table:formula="of:=([.M627]-[.N627])*100/[.M627]" office:value-type="float" office:value="1.62462590850791" calcext:value-type="float">
            <text:p>1.6246259085</text:p>
          </table:table-cell>
          <table:table-cell table:formula="of:=IF([.M627]&gt;[.N62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6253" calcext:value-type="float">
            <text:p>1756253</text:p>
          </table:table-cell>
          <table:table-cell office:value-type="float" office:value="1769303" calcext:value-type="float">
            <text:p>1769303</text:p>
          </table:table-cell>
          <table:table-cell table:formula="of:=([.A628]-[.B628])*100/[.A628]" office:value-type="float" office:value="-0.743059228937972" calcext:value-type="float">
            <text:p>-0.7430592289</text:p>
          </table:table-cell>
          <table:table-cell table:formula="of:=IF([.A628]&gt;[.B628]; 1; 0)" office:value-type="float" office:value="0" calcext:value-type="float">
            <text:p>0</text:p>
          </table:table-cell>
          <table:table-cell office:value-type="float" office:value="323149" calcext:value-type="float">
            <text:p>323149</text:p>
          </table:table-cell>
          <table:table-cell office:value-type="float" office:value="309946" calcext:value-type="float">
            <text:p>309946</text:p>
          </table:table-cell>
          <table:table-cell table:formula="of:=([.E628]-[.F628])*100/[.E628]" office:value-type="float" office:value="4.08573134993455" calcext:value-type="float">
            <text:p>4.0857313499</text:p>
          </table:table-cell>
          <table:table-cell table:formula="of:=IF([.E628]&gt;[.F628]; 1; 0)" office:value-type="float" office:value="1" calcext:value-type="float">
            <text:p>1</text:p>
          </table:table-cell>
          <table:table-cell office:value-type="float" office:value="55440" calcext:value-type="float">
            <text:p>55440</text:p>
          </table:table-cell>
          <table:table-cell office:value-type="float" office:value="50730" calcext:value-type="float">
            <text:p>50730</text:p>
          </table:table-cell>
          <table:table-cell table:formula="of:=([.I628]-[.J628])*100/[.I628]" office:value-type="float" office:value="8.495670995671" calcext:value-type="float">
            <text:p>8.4956709957</text:p>
          </table:table-cell>
          <table:table-cell table:formula="of:=IF([.I628]&gt;[.J628]; 1; 0)" office:value-type="float" office:value="1" calcext:value-type="float">
            <text:p>1</text:p>
          </table:table-cell>
          <table:table-cell office:value-type="float" office:value="127255" calcext:value-type="float">
            <text:p>127255</text:p>
          </table:table-cell>
          <table:table-cell office:value-type="float" office:value="117883" calcext:value-type="float">
            <text:p>117883</text:p>
          </table:table-cell>
          <table:table-cell table:formula="of:=([.M628]-[.N628])*100/[.M628]" office:value-type="float" office:value="7.36474008879808" calcext:value-type="float">
            <text:p>7.3647400888</text:p>
          </table:table-cell>
          <table:table-cell table:formula="of:=IF([.M628]&gt;[.N62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971" calcext:value-type="float">
            <text:p>164971</text:p>
          </table:table-cell>
          <table:table-cell office:value-type="float" office:value="166774" calcext:value-type="float">
            <text:p>166774</text:p>
          </table:table-cell>
          <table:table-cell table:formula="of:=([.A629]-[.B629])*100/[.A629]" office:value-type="float" office:value="-1.09291936158476" calcext:value-type="float">
            <text:p>-1.0929193616</text:p>
          </table:table-cell>
          <table:table-cell table:formula="of:=IF([.A629]&gt;[.B629]; 1; 0)" office:value-type="float" office:value="0" calcext:value-type="float">
            <text:p>0</text:p>
          </table:table-cell>
          <table:table-cell office:value-type="float" office:value="25526" calcext:value-type="float">
            <text:p>25526</text:p>
          </table:table-cell>
          <table:table-cell office:value-type="float" office:value="25685" calcext:value-type="float">
            <text:p>25685</text:p>
          </table:table-cell>
          <table:table-cell table:formula="of:=([.E629]-[.F629])*100/[.E629]" office:value-type="float" office:value="-0.622894303847058" calcext:value-type="float">
            <text:p>-0.6228943038</text:p>
          </table:table-cell>
          <table:table-cell table:formula="of:=IF([.E629]&gt;[.F629]; 1; 0)" office:value-type="float" office:value="0" calcext:value-type="float">
            <text:p>0</text:p>
          </table:table-cell>
          <table:table-cell office:value-type="float" office:value="3552" calcext:value-type="float">
            <text:p>3552</text:p>
          </table:table-cell>
          <table:table-cell office:value-type="float" office:value="3676" calcext:value-type="float">
            <text:p>3676</text:p>
          </table:table-cell>
          <table:table-cell table:formula="of:=([.I629]-[.J629])*100/[.I629]" office:value-type="float" office:value="-3.49099099099099" calcext:value-type="float">
            <text:p>-3.490990991</text:p>
          </table:table-cell>
          <table:table-cell table:formula="of:=IF([.I629]&gt;[.J629]; 1; 0)" office:value-type="float" office:value="0" calcext:value-type="float">
            <text:p>0</text:p>
          </table:table-cell>
          <table:table-cell office:value-type="float" office:value="9970" calcext:value-type="float">
            <text:p>9970</text:p>
          </table:table-cell>
          <table:table-cell office:value-type="float" office:value="10374" calcext:value-type="float">
            <text:p>10374</text:p>
          </table:table-cell>
          <table:table-cell table:formula="of:=([.M629]-[.N629])*100/[.M629]" office:value-type="float" office:value="-4.05215646940822" calcext:value-type="float">
            <text:p>-4.0521564694</text:p>
          </table:table-cell>
          <table:table-cell table:formula="of:=IF([.M629]&gt;[.N62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4272" calcext:value-type="float">
            <text:p>1704272</text:p>
          </table:table-cell>
          <table:table-cell office:value-type="float" office:value="1704391" calcext:value-type="float">
            <text:p>1704391</text:p>
          </table:table-cell>
          <table:table-cell table:formula="of:=([.A630]-[.B630])*100/[.A630]" office:value-type="float" office:value="-0.00698245350507431" calcext:value-type="float">
            <text:p>-0.0069824535</text:p>
          </table:table-cell>
          <table:table-cell table:formula="of:=IF([.A630]&gt;[.B630]; 1; 0)" office:value-type="float" office:value="0" calcext:value-type="float">
            <text:p>0</text:p>
          </table:table-cell>
          <table:table-cell office:value-type="float" office:value="333094" calcext:value-type="float">
            <text:p>333094</text:p>
          </table:table-cell>
          <table:table-cell office:value-type="float" office:value="310468" calcext:value-type="float">
            <text:p>310468</text:p>
          </table:table-cell>
          <table:table-cell table:formula="of:=([.E630]-[.F630])*100/[.E630]" office:value-type="float" office:value="6.79267714218809" calcext:value-type="float">
            <text:p>6.7926771422</text:p>
          </table:table-cell>
          <table:table-cell table:formula="of:=IF([.E630]&gt;[.F630]; 1; 0)" office:value-type="float" office:value="1" calcext:value-type="float">
            <text:p>1</text:p>
          </table:table-cell>
          <table:table-cell office:value-type="float" office:value="55037" calcext:value-type="float">
            <text:p>55037</text:p>
          </table:table-cell>
          <table:table-cell office:value-type="float" office:value="50083" calcext:value-type="float">
            <text:p>50083</text:p>
          </table:table-cell>
          <table:table-cell table:formula="of:=([.I630]-[.J630])*100/[.I630]" office:value-type="float" office:value="9.00121736286498" calcext:value-type="float">
            <text:p>9.0012173629</text:p>
          </table:table-cell>
          <table:table-cell table:formula="of:=IF([.I630]&gt;[.J630]; 1; 0)" office:value-type="float" office:value="1" calcext:value-type="float">
            <text:p>1</text:p>
          </table:table-cell>
          <table:table-cell office:value-type="float" office:value="127151" calcext:value-type="float">
            <text:p>127151</text:p>
          </table:table-cell>
          <table:table-cell office:value-type="float" office:value="116317" calcext:value-type="float">
            <text:p>116317</text:p>
          </table:table-cell>
          <table:table-cell table:formula="of:=([.M630]-[.N630])*100/[.M630]" office:value-type="float" office:value="8.52057789557298" calcext:value-type="float">
            <text:p>8.5205778956</text:p>
          </table:table-cell>
          <table:table-cell table:formula="of:=IF([.M630]&gt;[.N63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217" calcext:value-type="float">
            <text:p>180217</text:p>
          </table:table-cell>
          <table:table-cell office:value-type="float" office:value="181976" calcext:value-type="float">
            <text:p>181976</text:p>
          </table:table-cell>
          <table:table-cell table:formula="of:=([.A631]-[.B631])*100/[.A631]" office:value-type="float" office:value="-0.97604554509286" calcext:value-type="float">
            <text:p>-0.9760455451</text:p>
          </table:table-cell>
          <table:table-cell table:formula="of:=IF([.A631]&gt;[.B631]; 1; 0)" office:value-type="float" office:value="0" calcext:value-type="float">
            <text:p>0</text:p>
          </table:table-cell>
          <table:table-cell office:value-type="float" office:value="28143" calcext:value-type="float">
            <text:p>28143</text:p>
          </table:table-cell>
          <table:table-cell office:value-type="float" office:value="28262" calcext:value-type="float">
            <text:p>28262</text:p>
          </table:table-cell>
          <table:table-cell table:formula="of:=([.E631]-[.F631])*100/[.E631]" office:value-type="float" office:value="-0.422840493195466" calcext:value-type="float">
            <text:p>-0.4228404932</text:p>
          </table:table-cell>
          <table:table-cell table:formula="of:=IF([.E631]&gt;[.F631]; 1; 0)" office:value-type="float" office:value="0" calcext:value-type="float">
            <text:p>0</text:p>
          </table:table-cell>
          <table:table-cell office:value-type="float" office:value="3882" calcext:value-type="float">
            <text:p>3882</text:p>
          </table:table-cell>
          <table:table-cell office:value-type="float" office:value="4013" calcext:value-type="float">
            <text:p>4013</text:p>
          </table:table-cell>
          <table:table-cell table:formula="of:=([.I631]-[.J631])*100/[.I631]" office:value-type="float" office:value="-3.37454920144256" calcext:value-type="float">
            <text:p>-3.3745492014</text:p>
          </table:table-cell>
          <table:table-cell table:formula="of:=IF([.I631]&gt;[.J631]; 1; 0)" office:value-type="float" office:value="0" calcext:value-type="float">
            <text:p>0</text:p>
          </table:table-cell>
          <table:table-cell office:value-type="float" office:value="11679" calcext:value-type="float">
            <text:p>11679</text:p>
          </table:table-cell>
          <table:table-cell office:value-type="float" office:value="10717" calcext:value-type="float">
            <text:p>10717</text:p>
          </table:table-cell>
          <table:table-cell table:formula="of:=([.M631]-[.N631])*100/[.M631]" office:value-type="float" office:value="8.23700659303023" calcext:value-type="float">
            <text:p>8.237006593</text:p>
          </table:table-cell>
          <table:table-cell table:formula="of:=IF([.M631]&gt;[.N63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0312" calcext:value-type="float">
            <text:p>1760312</text:p>
          </table:table-cell>
          <table:table-cell office:value-type="float" office:value="2017752" calcext:value-type="float">
            <text:p>2017752</text:p>
          </table:table-cell>
          <table:table-cell table:formula="of:=([.A632]-[.B632])*100/[.A632]" office:value-type="float" office:value="-14.6246801703334" calcext:value-type="float">
            <text:p>-14.6246801703</text:p>
          </table:table-cell>
          <table:table-cell table:formula="of:=IF([.A632]&gt;[.B632]; 1; 0)" office:value-type="float" office:value="0" calcext:value-type="float">
            <text:p>0</text:p>
          </table:table-cell>
          <table:table-cell office:value-type="float" office:value="324825" calcext:value-type="float">
            <text:p>324825</text:p>
          </table:table-cell>
          <table:table-cell office:value-type="float" office:value="312481" calcext:value-type="float">
            <text:p>312481</text:p>
          </table:table-cell>
          <table:table-cell table:formula="of:=([.E632]-[.F632])*100/[.E632]" office:value-type="float" office:value="3.80020010775033" calcext:value-type="float">
            <text:p>3.8002001078</text:p>
          </table:table-cell>
          <table:table-cell table:formula="of:=IF([.E632]&gt;[.F632]; 1; 0)" office:value-type="float" office:value="1" calcext:value-type="float">
            <text:p>1</text:p>
          </table:table-cell>
          <table:table-cell office:value-type="float" office:value="55662" calcext:value-type="float">
            <text:p>55662</text:p>
          </table:table-cell>
          <table:table-cell office:value-type="float" office:value="49544" calcext:value-type="float">
            <text:p>49544</text:p>
          </table:table-cell>
          <table:table-cell table:formula="of:=([.I632]-[.J632])*100/[.I632]" office:value-type="float" office:value="10.9913405914268" calcext:value-type="float">
            <text:p>10.9913405914</text:p>
          </table:table-cell>
          <table:table-cell table:formula="of:=IF([.I632]&gt;[.J632]; 1; 0)" office:value-type="float" office:value="1" calcext:value-type="float">
            <text:p>1</text:p>
          </table:table-cell>
          <table:table-cell office:value-type="float" office:value="130275" calcext:value-type="float">
            <text:p>130275</text:p>
          </table:table-cell>
          <table:table-cell office:value-type="float" office:value="148205" calcext:value-type="float">
            <text:p>148205</text:p>
          </table:table-cell>
          <table:table-cell table:formula="of:=([.M632]-[.N632])*100/[.M632]" office:value-type="float" office:value="-13.7631932450585" calcext:value-type="float">
            <text:p>-13.7631932451</text:p>
          </table:table-cell>
          <table:table-cell table:formula="of:=IF([.M632]&gt;[.N63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62" calcext:value-type="float">
            <text:p>200162</text:p>
          </table:table-cell>
          <table:table-cell office:value-type="float" office:value="203479" calcext:value-type="float">
            <text:p>203479</text:p>
          </table:table-cell>
          <table:table-cell table:formula="of:=([.A633]-[.B633])*100/[.A633]" office:value-type="float" office:value="-1.65715770226117" calcext:value-type="float">
            <text:p>-1.6571577023</text:p>
          </table:table-cell>
          <table:table-cell table:formula="of:=IF([.A633]&gt;[.B633]; 1; 0)" office:value-type="float" office:value="0" calcext:value-type="float">
            <text:p>0</text:p>
          </table:table-cell>
          <table:table-cell office:value-type="float" office:value="36812" calcext:value-type="float">
            <text:p>36812</text:p>
          </table:table-cell>
          <table:table-cell office:value-type="float" office:value="30863" calcext:value-type="float">
            <text:p>30863</text:p>
          </table:table-cell>
          <table:table-cell table:formula="of:=([.E633]-[.F633])*100/[.E633]" office:value-type="float" office:value="16.1604911441921" calcext:value-type="float">
            <text:p>16.1604911442</text:p>
          </table:table-cell>
          <table:table-cell table:formula="of:=IF([.E633]&gt;[.F633]; 1; 0)" office:value-type="float" office:value="1" calcext:value-type="float">
            <text:p>1</text:p>
          </table:table-cell>
          <table:table-cell office:value-type="float" office:value="4181" calcext:value-type="float">
            <text:p>4181</text:p>
          </table:table-cell>
          <table:table-cell office:value-type="float" office:value="4631" calcext:value-type="float">
            <text:p>4631</text:p>
          </table:table-cell>
          <table:table-cell table:formula="of:=([.I633]-[.J633])*100/[.I633]" office:value-type="float" office:value="-10.7629753647453" calcext:value-type="float">
            <text:p>-10.7629753647</text:p>
          </table:table-cell>
          <table:table-cell table:formula="of:=IF([.I633]&gt;[.J633]; 1; 0)" office:value-type="float" office:value="0" calcext:value-type="float">
            <text:p>0</text:p>
          </table:table-cell>
          <table:table-cell office:value-type="float" office:value="12372" calcext:value-type="float">
            <text:p>12372</text:p>
          </table:table-cell>
          <table:table-cell office:value-type="float" office:value="11813" calcext:value-type="float">
            <text:p>11813</text:p>
          </table:table-cell>
          <table:table-cell table:formula="of:=([.M633]-[.N633])*100/[.M633]" office:value-type="float" office:value="4.51826705463951" calcext:value-type="float">
            <text:p>4.5182670546</text:p>
          </table:table-cell>
          <table:table-cell table:formula="of:=IF([.M633]&gt;[.N63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8322" calcext:value-type="float">
            <text:p>1718322</text:p>
          </table:table-cell>
          <table:table-cell office:value-type="float" office:value="1696923" calcext:value-type="float">
            <text:p>1696923</text:p>
          </table:table-cell>
          <table:table-cell table:formula="of:=([.A634]-[.B634])*100/[.A634]" office:value-type="float" office:value="1.24534284028255" calcext:value-type="float">
            <text:p>1.2453428403</text:p>
          </table:table-cell>
          <table:table-cell table:formula="of:=IF([.A634]&gt;[.B634]; 1; 0)" office:value-type="float" office:value="1" calcext:value-type="float">
            <text:p>1</text:p>
          </table:table-cell>
          <table:table-cell office:value-type="float" office:value="325047" calcext:value-type="float">
            <text:p>325047</text:p>
          </table:table-cell>
          <table:table-cell office:value-type="float" office:value="310502" calcext:value-type="float">
            <text:p>310502</text:p>
          </table:table-cell>
          <table:table-cell table:formula="of:=([.E634]-[.F634])*100/[.E634]" office:value-type="float" office:value="4.47473749950007" calcext:value-type="float">
            <text:p>4.4747374995</text:p>
          </table:table-cell>
          <table:table-cell table:formula="of:=IF([.E634]&gt;[.F634]; 1; 0)" office:value-type="float" office:value="1" calcext:value-type="float">
            <text:p>1</text:p>
          </table:table-cell>
          <table:table-cell office:value-type="float" office:value="55170" calcext:value-type="float">
            <text:p>55170</text:p>
          </table:table-cell>
          <table:table-cell office:value-type="float" office:value="48871" calcext:value-type="float">
            <text:p>48871</text:p>
          </table:table-cell>
          <table:table-cell table:formula="of:=([.I634]-[.J634])*100/[.I634]" office:value-type="float" office:value="11.4174370128693" calcext:value-type="float">
            <text:p>11.4174370129</text:p>
          </table:table-cell>
          <table:table-cell table:formula="of:=IF([.I634]&gt;[.J634]; 1; 0)" office:value-type="float" office:value="1" calcext:value-type="float">
            <text:p>1</text:p>
          </table:table-cell>
          <table:table-cell office:value-type="float" office:value="127224" calcext:value-type="float">
            <text:p>127224</text:p>
          </table:table-cell>
          <table:table-cell office:value-type="float" office:value="119078" calcext:value-type="float">
            <text:p>119078</text:p>
          </table:table-cell>
          <table:table-cell table:formula="of:=([.M634]-[.N634])*100/[.M634]" office:value-type="float" office:value="6.40287995975602" calcext:value-type="float">
            <text:p>6.4028799598</text:p>
          </table:table-cell>
          <table:table-cell table:formula="of:=IF([.M634]&gt;[.N63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962" calcext:value-type="float">
            <text:p>216962</text:p>
          </table:table-cell>
          <table:table-cell office:value-type="float" office:value="217615" calcext:value-type="float">
            <text:p>217615</text:p>
          </table:table-cell>
          <table:table-cell table:formula="of:=([.A635]-[.B635])*100/[.A635]" office:value-type="float" office:value="-0.300974364174372" calcext:value-type="float">
            <text:p>-0.3009743642</text:p>
          </table:table-cell>
          <table:table-cell table:formula="of:=IF([.A635]&gt;[.B635]; 1; 0)" office:value-type="float" office:value="0" calcext:value-type="float">
            <text:p>0</text:p>
          </table:table-cell>
          <table:table-cell office:value-type="float" office:value="33805" calcext:value-type="float">
            <text:p>33805</text:p>
          </table:table-cell>
          <table:table-cell office:value-type="float" office:value="33780" calcext:value-type="float">
            <text:p>33780</text:p>
          </table:table-cell>
          <table:table-cell table:formula="of:=([.E635]-[.F635])*100/[.E635]" office:value-type="float" office:value="0.0739535571660997" calcext:value-type="float">
            <text:p>0.0739535572</text:p>
          </table:table-cell>
          <table:table-cell table:formula="of:=IF([.E635]&gt;[.F635]; 1; 0)" office:value-type="float" office:value="1" calcext:value-type="float">
            <text:p>1</text:p>
          </table:table-cell>
          <table:table-cell office:value-type="float" office:value="4823" calcext:value-type="float">
            <text:p>4823</text:p>
          </table:table-cell>
          <table:table-cell office:value-type="float" office:value="4689" calcext:value-type="float">
            <text:p>4689</text:p>
          </table:table-cell>
          <table:table-cell table:formula="of:=([.I635]-[.J635])*100/[.I635]" office:value-type="float" office:value="2.77835372174995" calcext:value-type="float">
            <text:p>2.7783537217</text:p>
          </table:table-cell>
          <table:table-cell table:formula="of:=IF([.I635]&gt;[.J635]; 1; 0)" office:value-type="float" office:value="1" calcext:value-type="float">
            <text:p>1</text:p>
          </table:table-cell>
          <table:table-cell office:value-type="float" office:value="13705" calcext:value-type="float">
            <text:p>13705</text:p>
          </table:table-cell>
          <table:table-cell office:value-type="float" office:value="12971" calcext:value-type="float">
            <text:p>12971</text:p>
          </table:table-cell>
          <table:table-cell table:formula="of:=([.M635]-[.N635])*100/[.M635]" office:value-type="float" office:value="5.35570959503831" calcext:value-type="float">
            <text:p>5.355709595</text:p>
          </table:table-cell>
          <table:table-cell table:formula="of:=IF([.M635]&gt;[.N63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6173" calcext:value-type="float">
            <text:p>1706173</text:p>
          </table:table-cell>
          <table:table-cell office:value-type="float" office:value="1691334" calcext:value-type="float">
            <text:p>1691334</text:p>
          </table:table-cell>
          <table:table-cell table:formula="of:=([.A636]-[.B636])*100/[.A636]" office:value-type="float" office:value="0.869724230778473" calcext:value-type="float">
            <text:p>0.8697242308</text:p>
          </table:table-cell>
          <table:table-cell table:formula="of:=IF([.A636]&gt;[.B636]; 1; 0)" office:value-type="float" office:value="1" calcext:value-type="float">
            <text:p>1</text:p>
          </table:table-cell>
          <table:table-cell office:value-type="float" office:value="324395" calcext:value-type="float">
            <text:p>324395</text:p>
          </table:table-cell>
          <table:table-cell office:value-type="float" office:value="310719" calcext:value-type="float">
            <text:p>310719</text:p>
          </table:table-cell>
          <table:table-cell table:formula="of:=([.E636]-[.F636])*100/[.E636]" office:value-type="float" office:value="4.21584796313137" calcext:value-type="float">
            <text:p>4.2158479631</text:p>
          </table:table-cell>
          <table:table-cell table:formula="of:=IF([.E636]&gt;[.F636]; 1; 0)" office:value-type="float" office:value="1" calcext:value-type="float">
            <text:p>1</text:p>
          </table:table-cell>
          <table:table-cell office:value-type="float" office:value="55262" calcext:value-type="float">
            <text:p>55262</text:p>
          </table:table-cell>
          <table:table-cell office:value-type="float" office:value="49096" calcext:value-type="float">
            <text:p>49096</text:p>
          </table:table-cell>
          <table:table-cell table:formula="of:=([.I636]-[.J636])*100/[.I636]" office:value-type="float" office:value="11.1577575911114" calcext:value-type="float">
            <text:p>11.1577575911</text:p>
          </table:table-cell>
          <table:table-cell table:formula="of:=IF([.I636]&gt;[.J636]; 1; 0)" office:value-type="float" office:value="1" calcext:value-type="float">
            <text:p>1</text:p>
          </table:table-cell>
          <table:table-cell office:value-type="float" office:value="127631" calcext:value-type="float">
            <text:p>127631</text:p>
          </table:table-cell>
          <table:table-cell office:value-type="float" office:value="117547" calcext:value-type="float">
            <text:p>117547</text:p>
          </table:table-cell>
          <table:table-cell table:formula="of:=([.M636]-[.N636])*100/[.M636]" office:value-type="float" office:value="7.90090181852371" calcext:value-type="float">
            <text:p>7.9009018185</text:p>
          </table:table-cell>
          <table:table-cell table:formula="of:=IF([.M636]&gt;[.N63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519" calcext:value-type="float">
            <text:p>233519</text:p>
          </table:table-cell>
          <table:table-cell office:value-type="float" office:value="234311" calcext:value-type="float">
            <text:p>234311</text:p>
          </table:table-cell>
          <table:table-cell table:formula="of:=([.A637]-[.B637])*100/[.A637]" office:value-type="float" office:value="-0.339158698007443" calcext:value-type="float">
            <text:p>-0.339158698</text:p>
          </table:table-cell>
          <table:table-cell table:formula="of:=IF([.A637]&gt;[.B637]; 1; 0)" office:value-type="float" office:value="0" calcext:value-type="float">
            <text:p>0</text:p>
          </table:table-cell>
          <table:table-cell office:value-type="float" office:value="36349" calcext:value-type="float">
            <text:p>36349</text:p>
          </table:table-cell>
          <table:table-cell office:value-type="float" office:value="36561" calcext:value-type="float">
            <text:p>36561</text:p>
          </table:table-cell>
          <table:table-cell table:formula="of:=([.E637]-[.F637])*100/[.E637]" office:value-type="float" office:value="-0.583234751987675" calcext:value-type="float">
            <text:p>-0.583234752</text:p>
          </table:table-cell>
          <table:table-cell table:formula="of:=IF([.E637]&gt;[.F637]; 1; 0)" office:value-type="float" office:value="0" calcext:value-type="float">
            <text:p>0</text:p>
          </table:table-cell>
          <table:table-cell office:value-type="float" office:value="4848" calcext:value-type="float">
            <text:p>4848</text:p>
          </table:table-cell>
          <table:table-cell office:value-type="float" office:value="4813" calcext:value-type="float">
            <text:p>4813</text:p>
          </table:table-cell>
          <table:table-cell table:formula="of:=([.I637]-[.J637])*100/[.I637]" office:value-type="float" office:value="0.721947194719472" calcext:value-type="float">
            <text:p>0.7219471947</text:p>
          </table:table-cell>
          <table:table-cell table:formula="of:=IF([.I637]&gt;[.J637]; 1; 0)" office:value-type="float" office:value="1" calcext:value-type="float">
            <text:p>1</text:p>
          </table:table-cell>
          <table:table-cell office:value-type="float" office:value="14087" calcext:value-type="float">
            <text:p>14087</text:p>
          </table:table-cell>
          <table:table-cell office:value-type="float" office:value="14220" calcext:value-type="float">
            <text:p>14220</text:p>
          </table:table-cell>
          <table:table-cell table:formula="of:=([.M637]-[.N637])*100/[.M637]" office:value-type="float" office:value="-0.944132888478739" calcext:value-type="float">
            <text:p>-0.9441328885</text:p>
          </table:table-cell>
          <table:table-cell table:formula="of:=IF([.M637]&gt;[.N63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9243" calcext:value-type="float">
            <text:p>1849243</text:p>
          </table:table-cell>
          <table:table-cell office:value-type="float" office:value="1905343" calcext:value-type="float">
            <text:p>1905343</text:p>
          </table:table-cell>
          <table:table-cell table:formula="of:=([.A638]-[.B638])*100/[.A638]" office:value-type="float" office:value="-3.0336737789463" calcext:value-type="float">
            <text:p>-3.0336737789</text:p>
          </table:table-cell>
          <table:table-cell table:formula="of:=IF([.A638]&gt;[.B638]; 1; 0)" office:value-type="float" office:value="0" calcext:value-type="float">
            <text:p>0</text:p>
          </table:table-cell>
          <table:table-cell office:value-type="float" office:value="324456" calcext:value-type="float">
            <text:p>324456</text:p>
          </table:table-cell>
          <table:table-cell office:value-type="float" office:value="310424" calcext:value-type="float">
            <text:p>310424</text:p>
          </table:table-cell>
          <table:table-cell table:formula="of:=([.E638]-[.F638])*100/[.E638]" office:value-type="float" office:value="4.32477747367902" calcext:value-type="float">
            <text:p>4.3247774737</text:p>
          </table:table-cell>
          <table:table-cell table:formula="of:=IF([.E638]&gt;[.F638]; 1; 0)" office:value-type="float" office:value="1" calcext:value-type="float">
            <text:p>1</text:p>
          </table:table-cell>
          <table:table-cell office:value-type="float" office:value="55902" calcext:value-type="float">
            <text:p>55902</text:p>
          </table:table-cell>
          <table:table-cell office:value-type="float" office:value="48911" calcext:value-type="float">
            <text:p>48911</text:p>
          </table:table-cell>
          <table:table-cell table:formula="of:=([.I638]-[.J638])*100/[.I638]" office:value-type="float" office:value="12.5058137454832" calcext:value-type="float">
            <text:p>12.5058137455</text:p>
          </table:table-cell>
          <table:table-cell table:formula="of:=IF([.I638]&gt;[.J638]; 1; 0)" office:value-type="float" office:value="1" calcext:value-type="float">
            <text:p>1</text:p>
          </table:table-cell>
          <table:table-cell office:value-type="float" office:value="130124" calcext:value-type="float">
            <text:p>130124</text:p>
          </table:table-cell>
          <table:table-cell office:value-type="float" office:value="117227" calcext:value-type="float">
            <text:p>117227</text:p>
          </table:table-cell>
          <table:table-cell table:formula="of:=([.M638]-[.N638])*100/[.M638]" office:value-type="float" office:value="9.91131536073284" calcext:value-type="float">
            <text:p>9.9113153607</text:p>
          </table:table-cell>
          <table:table-cell table:formula="of:=IF([.M638]&gt;[.N63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253" calcext:value-type="float">
            <text:p>250253</text:p>
          </table:table-cell>
          <table:table-cell office:value-type="float" office:value="249956" calcext:value-type="float">
            <text:p>249956</text:p>
          </table:table-cell>
          <table:table-cell table:formula="of:=([.A639]-[.B639])*100/[.A639]" office:value-type="float" office:value="0.118679895945303" calcext:value-type="float">
            <text:p>0.1186798959</text:p>
          </table:table-cell>
          <table:table-cell table:formula="of:=IF([.A639]&gt;[.B639]; 1; 0)" office:value-type="float" office:value="1" calcext:value-type="float">
            <text:p>1</text:p>
          </table:table-cell>
          <table:table-cell office:value-type="float" office:value="38759" calcext:value-type="float">
            <text:p>38759</text:p>
          </table:table-cell>
          <table:table-cell office:value-type="float" office:value="39020" calcext:value-type="float">
            <text:p>39020</text:p>
          </table:table-cell>
          <table:table-cell table:formula="of:=([.E639]-[.F639])*100/[.E639]" office:value-type="float" office:value="-0.673391986377357" calcext:value-type="float">
            <text:p>-0.6733919864</text:p>
          </table:table-cell>
          <table:table-cell table:formula="of:=IF([.E639]&gt;[.F639]; 1; 0)" office:value-type="float" office:value="0" calcext:value-type="float">
            <text:p>0</text:p>
          </table:table-cell>
          <table:table-cell office:value-type="float" office:value="4958" calcext:value-type="float">
            <text:p>4958</text:p>
          </table:table-cell>
          <table:table-cell office:value-type="float" office:value="5749" calcext:value-type="float">
            <text:p>5749</text:p>
          </table:table-cell>
          <table:table-cell table:formula="of:=([.I639]-[.J639])*100/[.I639]" office:value-type="float" office:value="-15.9540137152077" calcext:value-type="float">
            <text:p>-15.9540137152</text:p>
          </table:table-cell>
          <table:table-cell table:formula="of:=IF([.I639]&gt;[.J639]; 1; 0)" office:value-type="float" office:value="0" calcext:value-type="float">
            <text:p>0</text:p>
          </table:table-cell>
          <table:table-cell office:value-type="float" office:value="15439" calcext:value-type="float">
            <text:p>15439</text:p>
          </table:table-cell>
          <table:table-cell office:value-type="float" office:value="15276" calcext:value-type="float">
            <text:p>15276</text:p>
          </table:table-cell>
          <table:table-cell table:formula="of:=([.M639]-[.N639])*100/[.M639]" office:value-type="float" office:value="1.05576786061273" calcext:value-type="float">
            <text:p>1.0557678606</text:p>
          </table:table-cell>
          <table:table-cell table:formula="of:=IF([.M639]&gt;[.N63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6144" calcext:value-type="float">
            <text:p>1736144</text:p>
          </table:table-cell>
          <table:table-cell office:value-type="float" office:value="1742680" calcext:value-type="float">
            <text:p>1742680</text:p>
          </table:table-cell>
          <table:table-cell table:formula="of:=([.A640]-[.B640])*100/[.A640]" office:value-type="float" office:value="-0.376466468219226" calcext:value-type="float">
            <text:p>-0.3764664682</text:p>
          </table:table-cell>
          <table:table-cell table:formula="of:=IF([.A640]&gt;[.B640]; 1; 0)" office:value-type="float" office:value="0" calcext:value-type="float">
            <text:p>0</text:p>
          </table:table-cell>
          <table:table-cell office:value-type="float" office:value="325976" calcext:value-type="float">
            <text:p>325976</text:p>
          </table:table-cell>
          <table:table-cell office:value-type="float" office:value="307161" calcext:value-type="float">
            <text:p>307161</text:p>
          </table:table-cell>
          <table:table-cell table:formula="of:=([.E640]-[.F640])*100/[.E640]" office:value-type="float" office:value="5.77189731759393" calcext:value-type="float">
            <text:p>5.7718973176</text:p>
          </table:table-cell>
          <table:table-cell table:formula="of:=IF([.E640]&gt;[.F640]; 1; 0)" office:value-type="float" office:value="1" calcext:value-type="float">
            <text:p>1</text:p>
          </table:table-cell>
          <table:table-cell office:value-type="float" office:value="55634" calcext:value-type="float">
            <text:p>55634</text:p>
          </table:table-cell>
          <table:table-cell office:value-type="float" office:value="48142" calcext:value-type="float">
            <text:p>48142</text:p>
          </table:table-cell>
          <table:table-cell table:formula="of:=([.I640]-[.J640])*100/[.I640]" office:value-type="float" office:value="13.4665851817234" calcext:value-type="float">
            <text:p>13.4665851817</text:p>
          </table:table-cell>
          <table:table-cell table:formula="of:=IF([.I640]&gt;[.J640]; 1; 0)" office:value-type="float" office:value="1" calcext:value-type="float">
            <text:p>1</text:p>
          </table:table-cell>
          <table:table-cell office:value-type="float" office:value="128956" calcext:value-type="float">
            <text:p>128956</text:p>
          </table:table-cell>
          <table:table-cell office:value-type="float" office:value="144797" calcext:value-type="float">
            <text:p>144797</text:p>
          </table:table-cell>
          <table:table-cell table:formula="of:=([.M640]-[.N640])*100/[.M640]" office:value-type="float" office:value="-12.284034864605" calcext:value-type="float">
            <text:p>-12.2840348646</text:p>
          </table:table-cell>
          <table:table-cell table:formula="of:=IF([.M640]&gt;[.N64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624" calcext:value-type="float">
            <text:p>268624</text:p>
          </table:table-cell>
          <table:table-cell office:value-type="float" office:value="271190" calcext:value-type="float">
            <text:p>271190</text:p>
          </table:table-cell>
          <table:table-cell table:formula="of:=([.A641]-[.B641])*100/[.A641]" office:value-type="float" office:value="-0.955238549049973" calcext:value-type="float">
            <text:p>-0.955238549</text:p>
          </table:table-cell>
          <table:table-cell table:formula="of:=IF([.A641]&gt;[.B641]; 1; 0)" office:value-type="float" office:value="0" calcext:value-type="float">
            <text:p>0</text:p>
          </table:table-cell>
          <table:table-cell office:value-type="float" office:value="41872" calcext:value-type="float">
            <text:p>41872</text:p>
          </table:table-cell>
          <table:table-cell office:value-type="float" office:value="42165" calcext:value-type="float">
            <text:p>42165</text:p>
          </table:table-cell>
          <table:table-cell table:formula="of:=([.E641]-[.F641])*100/[.E641]" office:value-type="float" office:value="-0.699751623996943" calcext:value-type="float">
            <text:p>-0.699751624</text:p>
          </table:table-cell>
          <table:table-cell table:formula="of:=IF([.E641]&gt;[.F641]; 1; 0)" office:value-type="float" office:value="0" calcext:value-type="float">
            <text:p>0</text:p>
          </table:table-cell>
          <table:table-cell office:value-type="float" office:value="6110" calcext:value-type="float">
            <text:p>6110</text:p>
          </table:table-cell>
          <table:table-cell office:value-type="float" office:value="5673" calcext:value-type="float">
            <text:p>5673</text:p>
          </table:table-cell>
          <table:table-cell table:formula="of:=([.I641]-[.J641])*100/[.I641]" office:value-type="float" office:value="7.15220949263502" calcext:value-type="float">
            <text:p>7.1522094926</text:p>
          </table:table-cell>
          <table:table-cell table:formula="of:=IF([.I641]&gt;[.J641]; 1; 0)" office:value-type="float" office:value="1" calcext:value-type="float">
            <text:p>1</text:p>
          </table:table-cell>
          <table:table-cell office:value-type="float" office:value="20313" calcext:value-type="float">
            <text:p>20313</text:p>
          </table:table-cell>
          <table:table-cell office:value-type="float" office:value="16101" calcext:value-type="float">
            <text:p>16101</text:p>
          </table:table-cell>
          <table:table-cell table:formula="of:=([.M641]-[.N641])*100/[.M641]" office:value-type="float" office:value="20.7354895879486" calcext:value-type="float">
            <text:p>20.7354895879</text:p>
          </table:table-cell>
          <table:table-cell table:formula="of:=IF([.M641]&gt;[.N64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3071" calcext:value-type="float">
            <text:p>1803071</text:p>
          </table:table-cell>
          <table:table-cell office:value-type="float" office:value="1716593" calcext:value-type="float">
            <text:p>1716593</text:p>
          </table:table-cell>
          <table:table-cell table:formula="of:=([.A642]-[.B642])*100/[.A642]" office:value-type="float" office:value="4.79615056755946" calcext:value-type="float">
            <text:p>4.7961505676</text:p>
          </table:table-cell>
          <table:table-cell table:formula="of:=IF([.A642]&gt;[.B642]; 1; 0)" office:value-type="float" office:value="1" calcext:value-type="float">
            <text:p>1</text:p>
          </table:table-cell>
          <table:table-cell office:value-type="float" office:value="327963" calcext:value-type="float">
            <text:p>327963</text:p>
          </table:table-cell>
          <table:table-cell office:value-type="float" office:value="308498" calcext:value-type="float">
            <text:p>308498</text:p>
          </table:table-cell>
          <table:table-cell table:formula="of:=([.E642]-[.F642])*100/[.E642]" office:value-type="float" office:value="5.93512073008236" calcext:value-type="float">
            <text:p>5.9351207301</text:p>
          </table:table-cell>
          <table:table-cell table:formula="of:=IF([.E642]&gt;[.F642]; 1; 0)" office:value-type="float" office:value="1" calcext:value-type="float">
            <text:p>1</text:p>
          </table:table-cell>
          <table:table-cell office:value-type="float" office:value="56102" calcext:value-type="float">
            <text:p>56102</text:p>
          </table:table-cell>
          <table:table-cell office:value-type="float" office:value="48233" calcext:value-type="float">
            <text:p>48233</text:p>
          </table:table-cell>
          <table:table-cell table:formula="of:=([.I642]-[.J642])*100/[.I642]" office:value-type="float" office:value="14.0262379237817" calcext:value-type="float">
            <text:p>14.0262379238</text:p>
          </table:table-cell>
          <table:table-cell table:formula="of:=IF([.I642]&gt;[.J642]; 1; 0)" office:value-type="float" office:value="1" calcext:value-type="float">
            <text:p>1</text:p>
          </table:table-cell>
          <table:table-cell office:value-type="float" office:value="131450" calcext:value-type="float">
            <text:p>131450</text:p>
          </table:table-cell>
          <table:table-cell office:value-type="float" office:value="117098" calcext:value-type="float">
            <text:p>117098</text:p>
          </table:table-cell>
          <table:table-cell table:formula="of:=([.M642]-[.N642])*100/[.M642]" office:value-type="float" office:value="10.9182198554584" calcext:value-type="float">
            <text:p>10.9182198555</text:p>
          </table:table-cell>
          <table:table-cell table:formula="of:=IF([.M642]&gt;[.N64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461" calcext:value-type="float">
            <text:p>282461</text:p>
          </table:table-cell>
          <table:table-cell office:value-type="float" office:value="284390" calcext:value-type="float">
            <text:p>284390</text:p>
          </table:table-cell>
          <table:table-cell table:formula="of:=([.A643]-[.B643])*100/[.A643]" office:value-type="float" office:value="-0.682926138475754" calcext:value-type="float">
            <text:p>-0.6829261385</text:p>
          </table:table-cell>
          <table:table-cell table:formula="of:=IF([.A643]&gt;[.B643]; 1; 0)" office:value-type="float" office:value="0" calcext:value-type="float">
            <text:p>0</text:p>
          </table:table-cell>
          <table:table-cell office:value-type="float" office:value="45480" calcext:value-type="float">
            <text:p>45480</text:p>
          </table:table-cell>
          <table:table-cell office:value-type="float" office:value="44652" calcext:value-type="float">
            <text:p>44652</text:p>
          </table:table-cell>
          <table:table-cell table:formula="of:=([.E643]-[.F643])*100/[.E643]" office:value-type="float" office:value="1.82058047493404" calcext:value-type="float">
            <text:p>1.8205804749</text:p>
          </table:table-cell>
          <table:table-cell table:formula="of:=IF([.E643]&gt;[.F643]; 1; 0)" office:value-type="float" office:value="1" calcext:value-type="float">
            <text:p>1</text:p>
          </table:table-cell>
          <table:table-cell office:value-type="float" office:value="5907" calcext:value-type="float">
            <text:p>5907</text:p>
          </table:table-cell>
          <table:table-cell office:value-type="float" office:value="6092" calcext:value-type="float">
            <text:p>6092</text:p>
          </table:table-cell>
          <table:table-cell table:formula="of:=([.I643]-[.J643])*100/[.I643]" office:value-type="float" office:value="-3.13187743355341" calcext:value-type="float">
            <text:p>-3.1318774336</text:p>
          </table:table-cell>
          <table:table-cell table:formula="of:=IF([.I643]&gt;[.J643]; 1; 0)" office:value-type="float" office:value="0" calcext:value-type="float">
            <text:p>0</text:p>
          </table:table-cell>
          <table:table-cell office:value-type="float" office:value="17507" calcext:value-type="float">
            <text:p>17507</text:p>
          </table:table-cell>
          <table:table-cell office:value-type="float" office:value="17212" calcext:value-type="float">
            <text:p>17212</text:p>
          </table:table-cell>
          <table:table-cell table:formula="of:=([.M643]-[.N643])*100/[.M643]" office:value-type="float" office:value="1.68504026960644" calcext:value-type="float">
            <text:p>1.6850402696</text:p>
          </table:table-cell>
          <table:table-cell table:formula="of:=IF([.M643]&gt;[.N64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3837" calcext:value-type="float">
            <text:p>1793837</text:p>
          </table:table-cell>
          <table:table-cell office:value-type="float" office:value="1714521" calcext:value-type="float">
            <text:p>1714521</text:p>
          </table:table-cell>
          <table:table-cell table:formula="of:=([.A644]-[.B644])*100/[.A644]" office:value-type="float" office:value="4.421583454907" calcext:value-type="float">
            <text:p>4.4215834549</text:p>
          </table:table-cell>
          <table:table-cell table:formula="of:=IF([.A644]&gt;[.B644]; 1; 0)" office:value-type="float" office:value="1" calcext:value-type="float">
            <text:p>1</text:p>
          </table:table-cell>
          <table:table-cell office:value-type="float" office:value="324408" calcext:value-type="float">
            <text:p>324408</text:p>
          </table:table-cell>
          <table:table-cell office:value-type="float" office:value="306437" calcext:value-type="float">
            <text:p>306437</text:p>
          </table:table-cell>
          <table:table-cell table:formula="of:=([.E644]-[.F644])*100/[.E644]" office:value-type="float" office:value="5.53962910902321" calcext:value-type="float">
            <text:p>5.539629109</text:p>
          </table:table-cell>
          <table:table-cell table:formula="of:=IF([.E644]&gt;[.F644]; 1; 0)" office:value-type="float" office:value="1" calcext:value-type="float">
            <text:p>1</text:p>
          </table:table-cell>
          <table:table-cell office:value-type="float" office:value="55885" calcext:value-type="float">
            <text:p>55885</text:p>
          </table:table-cell>
          <table:table-cell office:value-type="float" office:value="48465" calcext:value-type="float">
            <text:p>48465</text:p>
          </table:table-cell>
          <table:table-cell table:formula="of:=([.I644]-[.J644])*100/[.I644]" office:value-type="float" office:value="13.2772658137246" calcext:value-type="float">
            <text:p>13.2772658137</text:p>
          </table:table-cell>
          <table:table-cell table:formula="of:=IF([.I644]&gt;[.J644]; 1; 0)" office:value-type="float" office:value="1" calcext:value-type="float">
            <text:p>1</text:p>
          </table:table-cell>
          <table:table-cell office:value-type="float" office:value="130680" calcext:value-type="float">
            <text:p>130680</text:p>
          </table:table-cell>
          <table:table-cell office:value-type="float" office:value="117221" calcext:value-type="float">
            <text:p>117221</text:p>
          </table:table-cell>
          <table:table-cell table:formula="of:=([.M644]-[.N644])*100/[.M644]" office:value-type="float" office:value="10.2992041628405" calcext:value-type="float">
            <text:p>10.2992041628</text:p>
          </table:table-cell>
          <table:table-cell table:formula="of:=IF([.M644]&gt;[.N64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338" calcext:value-type="float">
            <text:p>301338</text:p>
          </table:table-cell>
          <table:table-cell office:value-type="float" office:value="306322" calcext:value-type="float">
            <text:p>306322</text:p>
          </table:table-cell>
          <table:table-cell table:formula="of:=([.A645]-[.B645])*100/[.A645]" office:value-type="float" office:value="-1.65395668651149" calcext:value-type="float">
            <text:p>-1.6539566865</text:p>
          </table:table-cell>
          <table:table-cell table:formula="of:=IF([.A645]&gt;[.B645]; 1; 0)" office:value-type="float" office:value="0" calcext:value-type="float">
            <text:p>0</text:p>
          </table:table-cell>
          <table:table-cell office:value-type="float" office:value="47550" calcext:value-type="float">
            <text:p>47550</text:p>
          </table:table-cell>
          <table:table-cell office:value-type="float" office:value="46751" calcext:value-type="float">
            <text:p>46751</text:p>
          </table:table-cell>
          <table:table-cell table:formula="of:=([.E645]-[.F645])*100/[.E645]" office:value-type="float" office:value="1.68033648790747" calcext:value-type="float">
            <text:p>1.6803364879</text:p>
          </table:table-cell>
          <table:table-cell table:formula="of:=IF([.E645]&gt;[.F645]; 1; 0)" office:value-type="float" office:value="1" calcext:value-type="float">
            <text:p>1</text:p>
          </table:table-cell>
          <table:table-cell office:value-type="float" office:value="6529" calcext:value-type="float">
            <text:p>6529</text:p>
          </table:table-cell>
          <table:table-cell office:value-type="float" office:value="6338" calcext:value-type="float">
            <text:p>6338</text:p>
          </table:table-cell>
          <table:table-cell table:formula="of:=([.I645]-[.J645])*100/[.I645]" office:value-type="float" office:value="2.92540971052229" calcext:value-type="float">
            <text:p>2.9254097105</text:p>
          </table:table-cell>
          <table:table-cell table:formula="of:=IF([.I645]&gt;[.J645]; 1; 0)" office:value-type="float" office:value="1" calcext:value-type="float">
            <text:p>1</text:p>
          </table:table-cell>
          <table:table-cell office:value-type="float" office:value="18294" calcext:value-type="float">
            <text:p>18294</text:p>
          </table:table-cell>
          <table:table-cell office:value-type="float" office:value="18094" calcext:value-type="float">
            <text:p>18094</text:p>
          </table:table-cell>
          <table:table-cell table:formula="of:=([.M645]-[.N645])*100/[.M645]" office:value-type="float" office:value="1.09325461900077" calcext:value-type="float">
            <text:p>1.093254619</text:p>
          </table:table-cell>
          <table:table-cell table:formula="of:=IF([.M645]&gt;[.N64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8396" calcext:value-type="float">
            <text:p>1788396</text:p>
          </table:table-cell>
          <table:table-cell office:value-type="float" office:value="1818144" calcext:value-type="float">
            <text:p>1818144</text:p>
          </table:table-cell>
          <table:table-cell table:formula="of:=([.A646]-[.B646])*100/[.A646]" office:value-type="float" office:value="-1.66338998745244" calcext:value-type="float">
            <text:p>-1.6633899875</text:p>
          </table:table-cell>
          <table:table-cell table:formula="of:=IF([.A646]&gt;[.B646]; 1; 0)" office:value-type="float" office:value="0" calcext:value-type="float">
            <text:p>0</text:p>
          </table:table-cell>
          <table:table-cell office:value-type="float" office:value="325641" calcext:value-type="float">
            <text:p>325641</text:p>
          </table:table-cell>
          <table:table-cell office:value-type="float" office:value="308889" calcext:value-type="float">
            <text:p>308889</text:p>
          </table:table-cell>
          <table:table-cell table:formula="of:=([.E646]-[.F646])*100/[.E646]" office:value-type="float" office:value="5.14431536569412" calcext:value-type="float">
            <text:p>5.1443153657</text:p>
          </table:table-cell>
          <table:table-cell table:formula="of:=IF([.E646]&gt;[.F646]; 1; 0)" office:value-type="float" office:value="1" calcext:value-type="float">
            <text:p>1</text:p>
          </table:table-cell>
          <table:table-cell office:value-type="float" office:value="55739" calcext:value-type="float">
            <text:p>55739</text:p>
          </table:table-cell>
          <table:table-cell office:value-type="float" office:value="48495" calcext:value-type="float">
            <text:p>48495</text:p>
          </table:table-cell>
          <table:table-cell table:formula="of:=([.I646]-[.J646])*100/[.I646]" office:value-type="float" office:value="12.9962862627604" calcext:value-type="float">
            <text:p>12.9962862628</text:p>
          </table:table-cell>
          <table:table-cell table:formula="of:=IF([.I646]&gt;[.J646]; 1; 0)" office:value-type="float" office:value="1" calcext:value-type="float">
            <text:p>1</text:p>
          </table:table-cell>
          <table:table-cell office:value-type="float" office:value="128037" calcext:value-type="float">
            <text:p>128037</text:p>
          </table:table-cell>
          <table:table-cell office:value-type="float" office:value="116178" calcext:value-type="float">
            <text:p>116178</text:p>
          </table:table-cell>
          <table:table-cell table:formula="of:=([.M646]-[.N646])*100/[.M646]" office:value-type="float" office:value="9.26216640502355" calcext:value-type="float">
            <text:p>9.262166405</text:p>
          </table:table-cell>
          <table:table-cell table:formula="of:=IF([.M646]&gt;[.N64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433" calcext:value-type="float">
            <text:p>320433</text:p>
          </table:table-cell>
          <table:table-cell office:value-type="float" office:value="341614" calcext:value-type="float">
            <text:p>341614</text:p>
          </table:table-cell>
          <table:table-cell table:formula="of:=([.A647]-[.B647])*100/[.A647]" office:value-type="float" office:value="-6.6101181838325" calcext:value-type="float">
            <text:p>-6.6101181838</text:p>
          </table:table-cell>
          <table:table-cell table:formula="of:=IF([.A647]&gt;[.B647]; 1; 0)" office:value-type="float" office:value="0" calcext:value-type="float">
            <text:p>0</text:p>
          </table:table-cell>
          <table:table-cell office:value-type="float" office:value="49627" calcext:value-type="float">
            <text:p>49627</text:p>
          </table:table-cell>
          <table:table-cell office:value-type="float" office:value="49615" calcext:value-type="float">
            <text:p>49615</text:p>
          </table:table-cell>
          <table:table-cell table:formula="of:=([.E647]-[.F647])*100/[.E647]" office:value-type="float" office:value="0.0241803856771515" calcext:value-type="float">
            <text:p>0.0241803857</text:p>
          </table:table-cell>
          <table:table-cell table:formula="of:=IF([.E647]&gt;[.F647]; 1; 0)" office:value-type="float" office:value="1" calcext:value-type="float">
            <text:p>1</text:p>
          </table:table-cell>
          <table:table-cell office:value-type="float" office:value="6454" calcext:value-type="float">
            <text:p>6454</text:p>
          </table:table-cell>
          <table:table-cell office:value-type="float" office:value="6829" calcext:value-type="float">
            <text:p>6829</text:p>
          </table:table-cell>
          <table:table-cell table:formula="of:=([.I647]-[.J647])*100/[.I647]" office:value-type="float" office:value="-5.81035017043694" calcext:value-type="float">
            <text:p>-5.8103501704</text:p>
          </table:table-cell>
          <table:table-cell table:formula="of:=IF([.I647]&gt;[.J647]; 1; 0)" office:value-type="float" office:value="0" calcext:value-type="float">
            <text:p>0</text:p>
          </table:table-cell>
          <table:table-cell office:value-type="float" office:value="19468" calcext:value-type="float">
            <text:p>19468</text:p>
          </table:table-cell>
          <table:table-cell office:value-type="float" office:value="19158" calcext:value-type="float">
            <text:p>19158</text:p>
          </table:table-cell>
          <table:table-cell table:formula="of:=([.M647]-[.N647])*100/[.M647]" office:value-type="float" office:value="1.59235668789809" calcext:value-type="float">
            <text:p>1.5923566879</text:p>
          </table:table-cell>
          <table:table-cell table:formula="of:=IF([.M647]&gt;[.N64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8917" calcext:value-type="float">
            <text:p>1758917</text:p>
          </table:table-cell>
          <table:table-cell office:value-type="float" office:value="1733658" calcext:value-type="float">
            <text:p>1733658</text:p>
          </table:table-cell>
          <table:table-cell table:formula="of:=([.A648]-[.B648])*100/[.A648]" office:value-type="float" office:value="1.43605411739155" calcext:value-type="float">
            <text:p>1.4360541174</text:p>
          </table:table-cell>
          <table:table-cell table:formula="of:=IF([.A648]&gt;[.B648]; 1; 0)" office:value-type="float" office:value="1" calcext:value-type="float">
            <text:p>1</text:p>
          </table:table-cell>
          <table:table-cell office:value-type="float" office:value="325132" calcext:value-type="float">
            <text:p>325132</text:p>
          </table:table-cell>
          <table:table-cell office:value-type="float" office:value="305487" calcext:value-type="float">
            <text:p>305487</text:p>
          </table:table-cell>
          <table:table-cell table:formula="of:=([.E648]-[.F648])*100/[.E648]" office:value-type="float" office:value="6.04216133754906" calcext:value-type="float">
            <text:p>6.0421613375</text:p>
          </table:table-cell>
          <table:table-cell table:formula="of:=IF([.E648]&gt;[.F648]; 1; 0)" office:value-type="float" office:value="1" calcext:value-type="float">
            <text:p>1</text:p>
          </table:table-cell>
          <table:table-cell office:value-type="float" office:value="55303" calcext:value-type="float">
            <text:p>55303</text:p>
          </table:table-cell>
          <table:table-cell office:value-type="float" office:value="47480" calcext:value-type="float">
            <text:p>47480</text:p>
          </table:table-cell>
          <table:table-cell table:formula="of:=([.I648]-[.J648])*100/[.I648]" office:value-type="float" office:value="14.145706381209" calcext:value-type="float">
            <text:p>14.1457063812</text:p>
          </table:table-cell>
          <table:table-cell table:formula="of:=IF([.I648]&gt;[.J648]; 1; 0)" office:value-type="float" office:value="1" calcext:value-type="float">
            <text:p>1</text:p>
          </table:table-cell>
          <table:table-cell office:value-type="float" office:value="129122" calcext:value-type="float">
            <text:p>129122</text:p>
          </table:table-cell>
          <table:table-cell office:value-type="float" office:value="115243" calcext:value-type="float">
            <text:p>115243</text:p>
          </table:table-cell>
          <table:table-cell table:formula="of:=([.M648]-[.N648])*100/[.M648]" office:value-type="float" office:value="10.7487492449002" calcext:value-type="float">
            <text:p>10.7487492449</text:p>
          </table:table-cell>
          <table:table-cell table:formula="of:=IF([.M648]&gt;[.N64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134" calcext:value-type="float">
            <text:p>383134</text:p>
          </table:table-cell>
          <table:table-cell office:value-type="float" office:value="335616" calcext:value-type="float">
            <text:p>335616</text:p>
          </table:table-cell>
          <table:table-cell table:formula="of:=([.A649]-[.B649])*100/[.A649]" office:value-type="float" office:value="12.4024492736223" calcext:value-type="float">
            <text:p>12.4024492736</text:p>
          </table:table-cell>
          <table:table-cell table:formula="of:=IF([.A649]&gt;[.B649]; 1; 0)" office:value-type="float" office:value="1" calcext:value-type="float">
            <text:p>1</text:p>
          </table:table-cell>
          <table:table-cell office:value-type="float" office:value="52239" calcext:value-type="float">
            <text:p>52239</text:p>
          </table:table-cell>
          <table:table-cell office:value-type="float" office:value="52340" calcext:value-type="float">
            <text:p>52340</text:p>
          </table:table-cell>
          <table:table-cell table:formula="of:=([.E649]-[.F649])*100/[.E649]" office:value-type="float" office:value="-0.193342139014912" calcext:value-type="float">
            <text:p>-0.193342139</text:p>
          </table:table-cell>
          <table:table-cell table:formula="of:=IF([.E649]&gt;[.F649]; 1; 0)" office:value-type="float" office:value="0" calcext:value-type="float">
            <text:p>0</text:p>
          </table:table-cell>
          <table:table-cell office:value-type="float" office:value="7311" calcext:value-type="float">
            <text:p>7311</text:p>
          </table:table-cell>
          <table:table-cell office:value-type="float" office:value="7227" calcext:value-type="float">
            <text:p>7227</text:p>
          </table:table-cell>
          <table:table-cell table:formula="of:=([.I649]-[.J649])*100/[.I649]" office:value-type="float" office:value="1.14895363151416" calcext:value-type="float">
            <text:p>1.1489536315</text:p>
          </table:table-cell>
          <table:table-cell table:formula="of:=IF([.I649]&gt;[.J649]; 1; 0)" office:value-type="float" office:value="1" calcext:value-type="float">
            <text:p>1</text:p>
          </table:table-cell>
          <table:table-cell office:value-type="float" office:value="20426" calcext:value-type="float">
            <text:p>20426</text:p>
          </table:table-cell>
          <table:table-cell office:value-type="float" office:value="19642" calcext:value-type="float">
            <text:p>19642</text:p>
          </table:table-cell>
          <table:table-cell table:formula="of:=([.M649]-[.N649])*100/[.M649]" office:value-type="float" office:value="3.83824537354352" calcext:value-type="float">
            <text:p>3.8382453735</text:p>
          </table:table-cell>
          <table:table-cell table:formula="of:=IF([.M649]&gt;[.N64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1019" calcext:value-type="float">
            <text:p>1831019</text:p>
          </table:table-cell>
          <table:table-cell office:value-type="float" office:value="1988451" calcext:value-type="float">
            <text:p>1988451</text:p>
          </table:table-cell>
          <table:table-cell table:formula="of:=([.A650]-[.B650])*100/[.A650]" office:value-type="float" office:value="-8.59805387054968" calcext:value-type="float">
            <text:p>-8.5980538705</text:p>
          </table:table-cell>
          <table:table-cell table:formula="of:=IF([.A650]&gt;[.B650]; 1; 0)" office:value-type="float" office:value="0" calcext:value-type="float">
            <text:p>0</text:p>
          </table:table-cell>
          <table:table-cell office:value-type="float" office:value="328285" calcext:value-type="float">
            <text:p>328285</text:p>
          </table:table-cell>
          <table:table-cell office:value-type="float" office:value="305923" calcext:value-type="float">
            <text:p>305923</text:p>
          </table:table-cell>
          <table:table-cell table:formula="of:=([.E650]-[.F650])*100/[.E650]" office:value-type="float" office:value="6.81176416832935" calcext:value-type="float">
            <text:p>6.8117641683</text:p>
          </table:table-cell>
          <table:table-cell table:formula="of:=IF([.E650]&gt;[.F650]; 1; 0)" office:value-type="float" office:value="1" calcext:value-type="float">
            <text:p>1</text:p>
          </table:table-cell>
          <table:table-cell office:value-type="float" office:value="54965" calcext:value-type="float">
            <text:p>54965</text:p>
          </table:table-cell>
          <table:table-cell office:value-type="float" office:value="47394" calcext:value-type="float">
            <text:p>47394</text:p>
          </table:table-cell>
          <table:table-cell table:formula="of:=([.I650]-[.J650])*100/[.I650]" office:value-type="float" office:value="13.7742199581552" calcext:value-type="float">
            <text:p>13.7742199582</text:p>
          </table:table-cell>
          <table:table-cell table:formula="of:=IF([.I650]&gt;[.J650]; 1; 0)" office:value-type="float" office:value="1" calcext:value-type="float">
            <text:p>1</text:p>
          </table:table-cell>
          <table:table-cell office:value-type="float" office:value="128552" calcext:value-type="float">
            <text:p>128552</text:p>
          </table:table-cell>
          <table:table-cell office:value-type="float" office:value="117594" calcext:value-type="float">
            <text:p>117594</text:p>
          </table:table-cell>
          <table:table-cell table:formula="of:=([.M650]-[.N650])*100/[.M650]" office:value-type="float" office:value="8.52417698674466" calcext:value-type="float">
            <text:p>8.5241769867</text:p>
          </table:table-cell>
          <table:table-cell table:formula="of:=IF([.M650]&gt;[.N65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216" calcext:value-type="float">
            <text:p>353216</text:p>
          </table:table-cell>
          <table:table-cell office:value-type="float" office:value="351900" calcext:value-type="float">
            <text:p>351900</text:p>
          </table:table-cell>
          <table:table-cell table:formula="of:=([.A651]-[.B651])*100/[.A651]" office:value-type="float" office:value="0.372576553723501" calcext:value-type="float">
            <text:p>0.3725765537</text:p>
          </table:table-cell>
          <table:table-cell table:formula="of:=IF([.A651]&gt;[.B651]; 1; 0)" office:value-type="float" office:value="1" calcext:value-type="float">
            <text:p>1</text:p>
          </table:table-cell>
          <table:table-cell office:value-type="float" office:value="57780" calcext:value-type="float">
            <text:p>57780</text:p>
          </table:table-cell>
          <table:table-cell office:value-type="float" office:value="55240" calcext:value-type="float">
            <text:p>55240</text:p>
          </table:table-cell>
          <table:table-cell table:formula="of:=([.E651]-[.F651])*100/[.E651]" office:value-type="float" office:value="4.39598476981655" calcext:value-type="float">
            <text:p>4.3959847698</text:p>
          </table:table-cell>
          <table:table-cell table:formula="of:=IF([.E651]&gt;[.F651]; 1; 0)" office:value-type="float" office:value="1" calcext:value-type="float">
            <text:p>1</text:p>
          </table:table-cell>
          <table:table-cell office:value-type="float" office:value="7109" calcext:value-type="float">
            <text:p>7109</text:p>
          </table:table-cell>
          <table:table-cell office:value-type="float" office:value="7276" calcext:value-type="float">
            <text:p>7276</text:p>
          </table:table-cell>
          <table:table-cell table:formula="of:=([.I651]-[.J651])*100/[.I651]" office:value-type="float" office:value="-2.34913489942327" calcext:value-type="float">
            <text:p>-2.3491348994</text:p>
          </table:table-cell>
          <table:table-cell table:formula="of:=IF([.I651]&gt;[.J651]; 1; 0)" office:value-type="float" office:value="0" calcext:value-type="float">
            <text:p>0</text:p>
          </table:table-cell>
          <table:table-cell office:value-type="float" office:value="21546" calcext:value-type="float">
            <text:p>21546</text:p>
          </table:table-cell>
          <table:table-cell office:value-type="float" office:value="20878" calcext:value-type="float">
            <text:p>20878</text:p>
          </table:table-cell>
          <table:table-cell table:formula="of:=([.M651]-[.N651])*100/[.M651]" office:value-type="float" office:value="3.10034345122064" calcext:value-type="float">
            <text:p>3.1003434512</text:p>
          </table:table-cell>
          <table:table-cell table:formula="of:=IF([.M651]&gt;[.N65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1420" calcext:value-type="float">
            <text:p>1721420</text:p>
          </table:table-cell>
          <table:table-cell office:value-type="float" office:value="1779943" calcext:value-type="float">
            <text:p>1779943</text:p>
          </table:table-cell>
          <table:table-cell table:formula="of:=([.A652]-[.B652])*100/[.A652]" office:value-type="float" office:value="-3.39969327648104" calcext:value-type="float">
            <text:p>-3.3996932765</text:p>
          </table:table-cell>
          <table:table-cell table:formula="of:=IF([.A652]&gt;[.B652]; 1; 0)" office:value-type="float" office:value="0" calcext:value-type="float">
            <text:p>0</text:p>
          </table:table-cell>
          <table:table-cell office:value-type="float" office:value="321534" calcext:value-type="float">
            <text:p>321534</text:p>
          </table:table-cell>
          <table:table-cell office:value-type="float" office:value="305451" calcext:value-type="float">
            <text:p>305451</text:p>
          </table:table-cell>
          <table:table-cell table:formula="of:=([.E652]-[.F652])*100/[.E652]" office:value-type="float" office:value="5.0019593573308" calcext:value-type="float">
            <text:p>5.0019593573</text:p>
          </table:table-cell>
          <table:table-cell table:formula="of:=IF([.E652]&gt;[.F652]; 1; 0)" office:value-type="float" office:value="1" calcext:value-type="float">
            <text:p>1</text:p>
          </table:table-cell>
          <table:table-cell office:value-type="float" office:value="55317" calcext:value-type="float">
            <text:p>55317</text:p>
          </table:table-cell>
          <table:table-cell office:value-type="float" office:value="47348" calcext:value-type="float">
            <text:p>47348</text:p>
          </table:table-cell>
          <table:table-cell table:formula="of:=([.I652]-[.J652])*100/[.I652]" office:value-type="float" office:value="14.4060596200083" calcext:value-type="float">
            <text:p>14.40605962</text:p>
          </table:table-cell>
          <table:table-cell table:formula="of:=IF([.I652]&gt;[.J652]; 1; 0)" office:value-type="float" office:value="1" calcext:value-type="float">
            <text:p>1</text:p>
          </table:table-cell>
          <table:table-cell office:value-type="float" office:value="129716" calcext:value-type="float">
            <text:p>129716</text:p>
          </table:table-cell>
          <table:table-cell office:value-type="float" office:value="117730" calcext:value-type="float">
            <text:p>117730</text:p>
          </table:table-cell>
          <table:table-cell table:formula="of:=([.M652]-[.N652])*100/[.M652]" office:value-type="float" office:value="9.24018625304511" calcext:value-type="float">
            <text:p>9.240186253</text:p>
          </table:table-cell>
          <table:table-cell table:formula="of:=IF([.M652]&gt;[.N65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7383" calcext:value-type="float">
            <text:p>367383</text:p>
          </table:table-cell>
          <table:table-cell office:value-type="float" office:value="368483" calcext:value-type="float">
            <text:p>368483</text:p>
          </table:table-cell>
          <table:table-cell table:formula="of:=([.A653]-[.B653])*100/[.A653]" office:value-type="float" office:value="-0.299415051866853" calcext:value-type="float">
            <text:p>-0.2994150519</text:p>
          </table:table-cell>
          <table:table-cell table:formula="of:=IF([.A653]&gt;[.B653]; 1; 0)" office:value-type="float" office:value="0" calcext:value-type="float">
            <text:p>0</text:p>
          </table:table-cell>
          <table:table-cell office:value-type="float" office:value="57857" calcext:value-type="float">
            <text:p>57857</text:p>
          </table:table-cell>
          <table:table-cell office:value-type="float" office:value="57279" calcext:value-type="float">
            <text:p>57279</text:p>
          </table:table-cell>
          <table:table-cell table:formula="of:=([.E653]-[.F653])*100/[.E653]" office:value-type="float" office:value="0.999014812382253" calcext:value-type="float">
            <text:p>0.9990148124</text:p>
          </table:table-cell>
          <table:table-cell table:formula="of:=IF([.E653]&gt;[.F653]; 1; 0)" office:value-type="float" office:value="1" calcext:value-type="float">
            <text:p>1</text:p>
          </table:table-cell>
          <table:table-cell office:value-type="float" office:value="7586" calcext:value-type="float">
            <text:p>7586</text:p>
          </table:table-cell>
          <table:table-cell office:value-type="float" office:value="7587" calcext:value-type="float">
            <text:p>7587</text:p>
          </table:table-cell>
          <table:table-cell table:formula="of:=([.I653]-[.J653])*100/[.I653]" office:value-type="float" office:value="-0.0131821776957553" calcext:value-type="float">
            <text:p>-0.0131821777</text:p>
          </table:table-cell>
          <table:table-cell table:formula="of:=IF([.I653]&gt;[.J653]; 1; 0)" office:value-type="float" office:value="0" calcext:value-type="float">
            <text:p>0</text:p>
          </table:table-cell>
          <table:table-cell office:value-type="float" office:value="22538" calcext:value-type="float">
            <text:p>22538</text:p>
          </table:table-cell>
          <table:table-cell office:value-type="float" office:value="22066" calcext:value-type="float">
            <text:p>22066</text:p>
          </table:table-cell>
          <table:table-cell table:formula="of:=([.M653]-[.N653])*100/[.M653]" office:value-type="float" office:value="2.09424083769633" calcext:value-type="float">
            <text:p>2.0942408377</text:p>
          </table:table-cell>
          <table:table-cell table:formula="of:=IF([.M653]&gt;[.N65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4144" calcext:value-type="float">
            <text:p>1714144</text:p>
          </table:table-cell>
          <table:table-cell office:value-type="float" office:value="1725577" calcext:value-type="float">
            <text:p>1725577</text:p>
          </table:table-cell>
          <table:table-cell table:formula="of:=([.A654]-[.B654])*100/[.A654]" office:value-type="float" office:value="-0.666980137024661" calcext:value-type="float">
            <text:p>-0.666980137</text:p>
          </table:table-cell>
          <table:table-cell table:formula="of:=IF([.A654]&gt;[.B654]; 1; 0)" office:value-type="float" office:value="0" calcext:value-type="float">
            <text:p>0</text:p>
          </table:table-cell>
          <table:table-cell office:value-type="float" office:value="327573" calcext:value-type="float">
            <text:p>327573</text:p>
          </table:table-cell>
          <table:table-cell office:value-type="float" office:value="304422" calcext:value-type="float">
            <text:p>304422</text:p>
          </table:table-cell>
          <table:table-cell table:formula="of:=([.E654]-[.F654])*100/[.E654]" office:value-type="float" office:value="7.06743229753368" calcext:value-type="float">
            <text:p>7.0674322975</text:p>
          </table:table-cell>
          <table:table-cell table:formula="of:=IF([.E654]&gt;[.F654]; 1; 0)" office:value-type="float" office:value="1" calcext:value-type="float">
            <text:p>1</text:p>
          </table:table-cell>
          <table:table-cell office:value-type="float" office:value="54968" calcext:value-type="float">
            <text:p>54968</text:p>
          </table:table-cell>
          <table:table-cell office:value-type="float" office:value="48513" calcext:value-type="float">
            <text:p>48513</text:p>
          </table:table-cell>
          <table:table-cell table:formula="of:=([.I654]-[.J654])*100/[.I654]" office:value-type="float" office:value="11.7431960413331" calcext:value-type="float">
            <text:p>11.7431960413</text:p>
          </table:table-cell>
          <table:table-cell table:formula="of:=IF([.I654]&gt;[.J654]; 1; 0)" office:value-type="float" office:value="1" calcext:value-type="float">
            <text:p>1</text:p>
          </table:table-cell>
          <table:table-cell office:value-type="float" office:value="128604" calcext:value-type="float">
            <text:p>128604</text:p>
          </table:table-cell>
          <table:table-cell office:value-type="float" office:value="115348" calcext:value-type="float">
            <text:p>115348</text:p>
          </table:table-cell>
          <table:table-cell table:formula="of:=([.M654]-[.N654])*100/[.M654]" office:value-type="float" office:value="10.3076109607788" calcext:value-type="float">
            <text:p>10.3076109608</text:p>
          </table:table-cell>
          <table:table-cell table:formula="of:=IF([.M654]&gt;[.N65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684" calcext:value-type="float">
            <text:p>384684</text:p>
          </table:table-cell>
          <table:table-cell office:value-type="float" office:value="383747" calcext:value-type="float">
            <text:p>383747</text:p>
          </table:table-cell>
          <table:table-cell table:formula="of:=([.A655]-[.B655])*100/[.A655]" office:value-type="float" office:value="0.243576545944204" calcext:value-type="float">
            <text:p>0.2435765459</text:p>
          </table:table-cell>
          <table:table-cell table:formula="of:=IF([.A655]&gt;[.B655]; 1; 0)" office:value-type="float" office:value="1" calcext:value-type="float">
            <text:p>1</text:p>
          </table:table-cell>
          <table:table-cell office:value-type="float" office:value="61216" calcext:value-type="float">
            <text:p>61216</text:p>
          </table:table-cell>
          <table:table-cell office:value-type="float" office:value="60070" calcext:value-type="float">
            <text:p>60070</text:p>
          </table:table-cell>
          <table:table-cell table:formula="of:=([.E655]-[.F655])*100/[.E655]" office:value-type="float" office:value="1.87205959226346" calcext:value-type="float">
            <text:p>1.8720595923</text:p>
          </table:table-cell>
          <table:table-cell table:formula="of:=IF([.E655]&gt;[.F655]; 1; 0)" office:value-type="float" office:value="1" calcext:value-type="float">
            <text:p>1</text:p>
          </table:table-cell>
          <table:table-cell office:value-type="float" office:value="7751" calcext:value-type="float">
            <text:p>7751</text:p>
          </table:table-cell>
          <table:table-cell office:value-type="float" office:value="8295" calcext:value-type="float">
            <text:p>8295</text:p>
          </table:table-cell>
          <table:table-cell table:formula="of:=([.I655]-[.J655])*100/[.I655]" office:value-type="float" office:value="-7.01844923235712" calcext:value-type="float">
            <text:p>-7.0184492324</text:p>
          </table:table-cell>
          <table:table-cell table:formula="of:=IF([.I655]&gt;[.J655]; 1; 0)" office:value-type="float" office:value="0" calcext:value-type="float">
            <text:p>0</text:p>
          </table:table-cell>
          <table:table-cell office:value-type="float" office:value="23807" calcext:value-type="float">
            <text:p>23807</text:p>
          </table:table-cell>
          <table:table-cell office:value-type="float" office:value="23235" calcext:value-type="float">
            <text:p>23235</text:p>
          </table:table-cell>
          <table:table-cell table:formula="of:=([.M655]-[.N655])*100/[.M655]" office:value-type="float" office:value="2.40265468139623" calcext:value-type="float">
            <text:p>2.4026546814</text:p>
          </table:table-cell>
          <table:table-cell table:formula="of:=IF([.M655]&gt;[.N65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5831" calcext:value-type="float">
            <text:p>1715831</text:p>
          </table:table-cell>
          <table:table-cell office:value-type="float" office:value="1694898" calcext:value-type="float">
            <text:p>1694898</text:p>
          </table:table-cell>
          <table:table-cell table:formula="of:=([.A656]-[.B656])*100/[.A656]" office:value-type="float" office:value="1.21999194559371" calcext:value-type="float">
            <text:p>1.2199919456</text:p>
          </table:table-cell>
          <table:table-cell table:formula="of:=IF([.A656]&gt;[.B656]; 1; 0)" office:value-type="float" office:value="1" calcext:value-type="float">
            <text:p>1</text:p>
          </table:table-cell>
          <table:table-cell office:value-type="float" office:value="325864" calcext:value-type="float">
            <text:p>325864</text:p>
          </table:table-cell>
          <table:table-cell office:value-type="float" office:value="306156" calcext:value-type="float">
            <text:p>306156</text:p>
          </table:table-cell>
          <table:table-cell table:formula="of:=([.E656]-[.F656])*100/[.E656]" office:value-type="float" office:value="6.04792183242089" calcext:value-type="float">
            <text:p>6.0479218324</text:p>
          </table:table-cell>
          <table:table-cell table:formula="of:=IF([.E656]&gt;[.F656]; 1; 0)" office:value-type="float" office:value="1" calcext:value-type="float">
            <text:p>1</text:p>
          </table:table-cell>
          <table:table-cell office:value-type="float" office:value="54620" calcext:value-type="float">
            <text:p>54620</text:p>
          </table:table-cell>
          <table:table-cell office:value-type="float" office:value="47312" calcext:value-type="float">
            <text:p>47312</text:p>
          </table:table-cell>
          <table:table-cell table:formula="of:=([.I656]-[.J656])*100/[.I656]" office:value-type="float" office:value="13.3797143903332" calcext:value-type="float">
            <text:p>13.3797143903</text:p>
          </table:table-cell>
          <table:table-cell table:formula="of:=IF([.I656]&gt;[.J656]; 1; 0)" office:value-type="float" office:value="1" calcext:value-type="float">
            <text:p>1</text:p>
          </table:table-cell>
          <table:table-cell office:value-type="float" office:value="128826" calcext:value-type="float">
            <text:p>128826</text:p>
          </table:table-cell>
          <table:table-cell office:value-type="float" office:value="115192" calcext:value-type="float">
            <text:p>115192</text:p>
          </table:table-cell>
          <table:table-cell table:formula="of:=([.M656]-[.N656])*100/[.M656]" office:value-type="float" office:value="10.5832673528636" calcext:value-type="float">
            <text:p>10.5832673529</text:p>
          </table:table-cell>
          <table:table-cell table:formula="of:=IF([.M656]&gt;[.N65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031" calcext:value-type="float">
            <text:p>400031</text:p>
          </table:table-cell>
          <table:table-cell office:value-type="float" office:value="398288" calcext:value-type="float">
            <text:p>398288</text:p>
          </table:table-cell>
          <table:table-cell table:formula="of:=([.A657]-[.B657])*100/[.A657]" office:value-type="float" office:value="0.435716231992021" calcext:value-type="float">
            <text:p>0.435716232</text:p>
          </table:table-cell>
          <table:table-cell table:formula="of:=IF([.A657]&gt;[.B657]; 1; 0)" office:value-type="float" office:value="1" calcext:value-type="float">
            <text:p>1</text:p>
          </table:table-cell>
          <table:table-cell office:value-type="float" office:value="63152" calcext:value-type="float">
            <text:p>63152</text:p>
          </table:table-cell>
          <table:table-cell office:value-type="float" office:value="63213" calcext:value-type="float">
            <text:p>63213</text:p>
          </table:table-cell>
          <table:table-cell table:formula="of:=([.E657]-[.F657])*100/[.E657]" office:value-type="float" office:value="-0.0965923486192045" calcext:value-type="float">
            <text:p>-0.0965923486</text:p>
          </table:table-cell>
          <table:table-cell table:formula="of:=IF([.E657]&gt;[.F657]; 1; 0)" office:value-type="float" office:value="0" calcext:value-type="float">
            <text:p>0</text:p>
          </table:table-cell>
          <table:table-cell office:value-type="float" office:value="8081" calcext:value-type="float">
            <text:p>8081</text:p>
          </table:table-cell>
          <table:table-cell office:value-type="float" office:value="7887" calcext:value-type="float">
            <text:p>7887</text:p>
          </table:table-cell>
          <table:table-cell table:formula="of:=([.I657]-[.J657])*100/[.I657]" office:value-type="float" office:value="2.40069298354164" calcext:value-type="float">
            <text:p>2.4006929835</text:p>
          </table:table-cell>
          <table:table-cell table:formula="of:=IF([.I657]&gt;[.J657]; 1; 0)" office:value-type="float" office:value="1" calcext:value-type="float">
            <text:p>1</text:p>
          </table:table-cell>
          <table:table-cell office:value-type="float" office:value="23822" calcext:value-type="float">
            <text:p>23822</text:p>
          </table:table-cell>
          <table:table-cell office:value-type="float" office:value="24154" calcext:value-type="float">
            <text:p>24154</text:p>
          </table:table-cell>
          <table:table-cell table:formula="of:=([.M657]-[.N657])*100/[.M657]" office:value-type="float" office:value="-1.39366971706826" calcext:value-type="float">
            <text:p>-1.3936697171</text:p>
          </table:table-cell>
          <table:table-cell table:formula="of:=IF([.M657]&gt;[.N65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5264" calcext:value-type="float">
            <text:p>1705264</text:p>
          </table:table-cell>
          <table:table-cell office:value-type="float" office:value="1693524" calcext:value-type="float">
            <text:p>1693524</text:p>
          </table:table-cell>
          <table:table-cell table:formula="of:=([.A658]-[.B658])*100/[.A658]" office:value-type="float" office:value="0.688456450144963" calcext:value-type="float">
            <text:p>0.6884564501</text:p>
          </table:table-cell>
          <table:table-cell table:formula="of:=IF([.A658]&gt;[.B658]; 1; 0)" office:value-type="float" office:value="1" calcext:value-type="float">
            <text:p>1</text:p>
          </table:table-cell>
          <table:table-cell office:value-type="float" office:value="327214" calcext:value-type="float">
            <text:p>327214</text:p>
          </table:table-cell>
          <table:table-cell office:value-type="float" office:value="300956" calcext:value-type="float">
            <text:p>300956</text:p>
          </table:table-cell>
          <table:table-cell table:formula="of:=([.E658]-[.F658])*100/[.E658]" office:value-type="float" office:value="8.02471776879962" calcext:value-type="float">
            <text:p>8.0247177688</text:p>
          </table:table-cell>
          <table:table-cell table:formula="of:=IF([.E658]&gt;[.F658]; 1; 0)" office:value-type="float" office:value="1" calcext:value-type="float">
            <text:p>1</text:p>
          </table:table-cell>
          <table:table-cell office:value-type="float" office:value="55384" calcext:value-type="float">
            <text:p>55384</text:p>
          </table:table-cell>
          <table:table-cell office:value-type="float" office:value="46798" calcext:value-type="float">
            <text:p>46798</text:p>
          </table:table-cell>
          <table:table-cell table:formula="of:=([.I658]-[.J658])*100/[.I658]" office:value-type="float" office:value="15.5026722519139" calcext:value-type="float">
            <text:p>15.5026722519</text:p>
          </table:table-cell>
          <table:table-cell table:formula="of:=IF([.I658]&gt;[.J658]; 1; 0)" office:value-type="float" office:value="1" calcext:value-type="float">
            <text:p>1</text:p>
          </table:table-cell>
          <table:table-cell office:value-type="float" office:value="127587" calcext:value-type="float">
            <text:p>127587</text:p>
          </table:table-cell>
          <table:table-cell office:value-type="float" office:value="116153" calcext:value-type="float">
            <text:p>116153</text:p>
          </table:table-cell>
          <table:table-cell table:formula="of:=([.M658]-[.N658])*100/[.M658]" office:value-type="float" office:value="8.9617280757444" calcext:value-type="float">
            <text:p>8.9617280757</text:p>
          </table:table-cell>
          <table:table-cell table:formula="of:=IF([.M658]&gt;[.N65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191" calcext:value-type="float">
            <text:p>417191</text:p>
          </table:table-cell>
          <table:table-cell office:value-type="float" office:value="416263" calcext:value-type="float">
            <text:p>416263</text:p>
          </table:table-cell>
          <table:table-cell table:formula="of:=([.A659]-[.B659])*100/[.A659]" office:value-type="float" office:value="0.222440081401564" calcext:value-type="float">
            <text:p>0.2224400814</text:p>
          </table:table-cell>
          <table:table-cell table:formula="of:=IF([.A659]&gt;[.B659]; 1; 0)" office:value-type="float" office:value="1" calcext:value-type="float">
            <text:p>1</text:p>
          </table:table-cell>
          <table:table-cell office:value-type="float" office:value="65042" calcext:value-type="float">
            <text:p>65042</text:p>
          </table:table-cell>
          <table:table-cell office:value-type="float" office:value="65990" calcext:value-type="float">
            <text:p>65990</text:p>
          </table:table-cell>
          <table:table-cell table:formula="of:=([.E659]-[.F659])*100/[.E659]" office:value-type="float" office:value="-1.45751975646505" calcext:value-type="float">
            <text:p>-1.4575197565</text:p>
          </table:table-cell>
          <table:table-cell table:formula="of:=IF([.E659]&gt;[.F659]; 1; 0)" office:value-type="float" office:value="0" calcext:value-type="float">
            <text:p>0</text:p>
          </table:table-cell>
          <table:table-cell office:value-type="float" office:value="8248" calcext:value-type="float">
            <text:p>8248</text:p>
          </table:table-cell>
          <table:table-cell office:value-type="float" office:value="8749" calcext:value-type="float">
            <text:p>8749</text:p>
          </table:table-cell>
          <table:table-cell table:formula="of:=([.I659]-[.J659])*100/[.I659]" office:value-type="float" office:value="-6.07419980601358" calcext:value-type="float">
            <text:p>-6.074199806</text:p>
          </table:table-cell>
          <table:table-cell table:formula="of:=IF([.I659]&gt;[.J659]; 1; 0)" office:value-type="float" office:value="0" calcext:value-type="float">
            <text:p>0</text:p>
          </table:table-cell>
          <table:table-cell office:value-type="float" office:value="25592" calcext:value-type="float">
            <text:p>25592</text:p>
          </table:table-cell>
          <table:table-cell office:value-type="float" office:value="25121" calcext:value-type="float">
            <text:p>25121</text:p>
          </table:table-cell>
          <table:table-cell table:formula="of:=([.M659]-[.N659])*100/[.M659]" office:value-type="float" office:value="1.84041888090028" calcext:value-type="float">
            <text:p>1.8404188809</text:p>
          </table:table-cell>
          <table:table-cell table:formula="of:=IF([.M659]&gt;[.N65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8369" calcext:value-type="float">
            <text:p>1768369</text:p>
          </table:table-cell>
          <table:table-cell office:value-type="float" office:value="1848928" calcext:value-type="float">
            <text:p>1848928</text:p>
          </table:table-cell>
          <table:table-cell table:formula="of:=([.A660]-[.B660])*100/[.A660]" office:value-type="float" office:value="-4.55555373341197" calcext:value-type="float">
            <text:p>-4.5555537334</text:p>
          </table:table-cell>
          <table:table-cell table:formula="of:=IF([.A660]&gt;[.B660]; 1; 0)" office:value-type="float" office:value="0" calcext:value-type="float">
            <text:p>0</text:p>
          </table:table-cell>
          <table:table-cell office:value-type="float" office:value="323116" calcext:value-type="float">
            <text:p>323116</text:p>
          </table:table-cell>
          <table:table-cell office:value-type="float" office:value="303209" calcext:value-type="float">
            <text:p>303209</text:p>
          </table:table-cell>
          <table:table-cell table:formula="of:=([.E660]-[.F660])*100/[.E660]" office:value-type="float" office:value="6.16094529518811" calcext:value-type="float">
            <text:p>6.1609452952</text:p>
          </table:table-cell>
          <table:table-cell table:formula="of:=IF([.E660]&gt;[.F660]; 1; 0)" office:value-type="float" office:value="1" calcext:value-type="float">
            <text:p>1</text:p>
          </table:table-cell>
          <table:table-cell office:value-type="float" office:value="55783" calcext:value-type="float">
            <text:p>55783</text:p>
          </table:table-cell>
          <table:table-cell office:value-type="float" office:value="46280" calcext:value-type="float">
            <text:p>46280</text:p>
          </table:table-cell>
          <table:table-cell table:formula="of:=([.I660]-[.J660])*100/[.I660]" office:value-type="float" office:value="17.0356560242368" calcext:value-type="float">
            <text:p>17.0356560242</text:p>
          </table:table-cell>
          <table:table-cell table:formula="of:=IF([.I660]&gt;[.J660]; 1; 0)" office:value-type="float" office:value="1" calcext:value-type="float">
            <text:p>1</text:p>
          </table:table-cell>
          <table:table-cell office:value-type="float" office:value="131691" calcext:value-type="float">
            <text:p>131691</text:p>
          </table:table-cell>
          <table:table-cell office:value-type="float" office:value="116152" calcext:value-type="float">
            <text:p>116152</text:p>
          </table:table-cell>
          <table:table-cell table:formula="of:=([.M660]-[.N660])*100/[.M660]" office:value-type="float" office:value="11.7995914679059" calcext:value-type="float">
            <text:p>11.7995914679</text:p>
          </table:table-cell>
          <table:table-cell table:formula="of:=IF([.M660]&gt;[.N66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5079" calcext:value-type="float">
            <text:p>435079</text:p>
          </table:table-cell>
          <table:table-cell office:value-type="float" office:value="438503" calcext:value-type="float">
            <text:p>438503</text:p>
          </table:table-cell>
          <table:table-cell table:formula="of:=([.A661]-[.B661])*100/[.A661]" office:value-type="float" office:value="-0.786983513338957" calcext:value-type="float">
            <text:p>-0.7869835133</text:p>
          </table:table-cell>
          <table:table-cell table:formula="of:=IF([.A661]&gt;[.B661]; 1; 0)" office:value-type="float" office:value="0" calcext:value-type="float">
            <text:p>0</text:p>
          </table:table-cell>
          <table:table-cell office:value-type="float" office:value="69505" calcext:value-type="float">
            <text:p>69505</text:p>
          </table:table-cell>
          <table:table-cell office:value-type="float" office:value="68552" calcext:value-type="float">
            <text:p>68552</text:p>
          </table:table-cell>
          <table:table-cell table:formula="of:=([.E661]-[.F661])*100/[.E661]" office:value-type="float" office:value="1.37112437954104" calcext:value-type="float">
            <text:p>1.3711243795</text:p>
          </table:table-cell>
          <table:table-cell table:formula="of:=IF([.E661]&gt;[.F661]; 1; 0)" office:value-type="float" office:value="1" calcext:value-type="float">
            <text:p>1</text:p>
          </table:table-cell>
          <table:table-cell office:value-type="float" office:value="8738" calcext:value-type="float">
            <text:p>8738</text:p>
          </table:table-cell>
          <table:table-cell office:value-type="float" office:value="9332" calcext:value-type="float">
            <text:p>9332</text:p>
          </table:table-cell>
          <table:table-cell table:formula="of:=([.I661]-[.J661])*100/[.I661]" office:value-type="float" office:value="-6.79789425497826" calcext:value-type="float">
            <text:p>-6.797894255</text:p>
          </table:table-cell>
          <table:table-cell table:formula="of:=IF([.I661]&gt;[.J661]; 1; 0)" office:value-type="float" office:value="0" calcext:value-type="float">
            <text:p>0</text:p>
          </table:table-cell>
          <table:table-cell office:value-type="float" office:value="27064" calcext:value-type="float">
            <text:p>27064</text:p>
          </table:table-cell>
          <table:table-cell office:value-type="float" office:value="28945" calcext:value-type="float">
            <text:p>28945</text:p>
          </table:table-cell>
          <table:table-cell table:formula="of:=([.M661]-[.N661])*100/[.M661]" office:value-type="float" office:value="-6.95019213715637" calcext:value-type="float">
            <text:p>-6.9501921372</text:p>
          </table:table-cell>
          <table:table-cell table:formula="of:=IF([.M661]&gt;[.N66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1969" calcext:value-type="float">
            <text:p>1751969</text:p>
          </table:table-cell>
          <table:table-cell office:value-type="float" office:value="1723533" calcext:value-type="float">
            <text:p>1723533</text:p>
          </table:table-cell>
          <table:table-cell table:formula="of:=([.A662]-[.B662])*100/[.A662]" office:value-type="float" office:value="1.62308807975484" calcext:value-type="float">
            <text:p>1.6230880798</text:p>
          </table:table-cell>
          <table:table-cell table:formula="of:=IF([.A662]&gt;[.B662]; 1; 0)" office:value-type="float" office:value="1" calcext:value-type="float">
            <text:p>1</text:p>
          </table:table-cell>
          <table:table-cell office:value-type="float" office:value="325853" calcext:value-type="float">
            <text:p>325853</text:p>
          </table:table-cell>
          <table:table-cell office:value-type="float" office:value="302369" calcext:value-type="float">
            <text:p>302369</text:p>
          </table:table-cell>
          <table:table-cell table:formula="of:=([.E662]-[.F662])*100/[.E662]" office:value-type="float" office:value="7.20693073256959" calcext:value-type="float">
            <text:p>7.2069307326</text:p>
          </table:table-cell>
          <table:table-cell table:formula="of:=IF([.E662]&gt;[.F662]; 1; 0)" office:value-type="float" office:value="1" calcext:value-type="float">
            <text:p>1</text:p>
          </table:table-cell>
          <table:table-cell office:value-type="float" office:value="54977" calcext:value-type="float">
            <text:p>54977</text:p>
          </table:table-cell>
          <table:table-cell office:value-type="float" office:value="46384" calcext:value-type="float">
            <text:p>46384</text:p>
          </table:table-cell>
          <table:table-cell table:formula="of:=([.I662]-[.J662])*100/[.I662]" office:value-type="float" office:value="15.6301726176401" calcext:value-type="float">
            <text:p>15.6301726176</text:p>
          </table:table-cell>
          <table:table-cell table:formula="of:=IF([.I662]&gt;[.J662]; 1; 0)" office:value-type="float" office:value="1" calcext:value-type="float">
            <text:p>1</text:p>
          </table:table-cell>
          <table:table-cell office:value-type="float" office:value="137601" calcext:value-type="float">
            <text:p>137601</text:p>
          </table:table-cell>
          <table:table-cell office:value-type="float" office:value="116347" calcext:value-type="float">
            <text:p>116347</text:p>
          </table:table-cell>
          <table:table-cell table:formula="of:=([.M662]-[.N662])*100/[.M662]" office:value-type="float" office:value="15.4461086765358" calcext:value-type="float">
            <text:p>15.4461086765</text:p>
          </table:table-cell>
          <table:table-cell table:formula="of:=IF([.M662]&gt;[.N66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8576" calcext:value-type="float">
            <text:p>488576</text:p>
          </table:table-cell>
          <table:table-cell office:value-type="float" office:value="453983" calcext:value-type="float">
            <text:p>453983</text:p>
          </table:table-cell>
          <table:table-cell table:formula="of:=([.A663]-[.B663])*100/[.A663]" office:value-type="float" office:value="7.08037234739324" calcext:value-type="float">
            <text:p>7.0803723474</text:p>
          </table:table-cell>
          <table:table-cell table:formula="of:=IF([.A663]&gt;[.B663]; 1; 0)" office:value-type="float" office:value="1" calcext:value-type="float">
            <text:p>1</text:p>
          </table:table-cell>
          <table:table-cell office:value-type="float" office:value="72301" calcext:value-type="float">
            <text:p>72301</text:p>
          </table:table-cell>
          <table:table-cell office:value-type="float" office:value="70641" calcext:value-type="float">
            <text:p>70641</text:p>
          </table:table-cell>
          <table:table-cell table:formula="of:=([.E663]-[.F663])*100/[.E663]" office:value-type="float" office:value="2.2959571790155" calcext:value-type="float">
            <text:p>2.295957179</text:p>
          </table:table-cell>
          <table:table-cell table:formula="of:=IF([.E663]&gt;[.F663]; 1; 0)" office:value-type="float" office:value="1" calcext:value-type="float">
            <text:p>1</text:p>
          </table:table-cell>
          <table:table-cell office:value-type="float" office:value="9467" calcext:value-type="float">
            <text:p>9467</text:p>
          </table:table-cell>
          <table:table-cell office:value-type="float" office:value="9236" calcext:value-type="float">
            <text:p>9236</text:p>
          </table:table-cell>
          <table:table-cell table:formula="of:=([.I663]-[.J663])*100/[.I663]" office:value-type="float" office:value="2.44005492764339" calcext:value-type="float">
            <text:p>2.4400549276</text:p>
          </table:table-cell>
          <table:table-cell table:formula="of:=IF([.I663]&gt;[.J663]; 1; 0)" office:value-type="float" office:value="1" calcext:value-type="float">
            <text:p>1</text:p>
          </table:table-cell>
          <table:table-cell office:value-type="float" office:value="27673" calcext:value-type="float">
            <text:p>27673</text:p>
          </table:table-cell>
          <table:table-cell office:value-type="float" office:value="27024" calcext:value-type="float">
            <text:p>27024</text:p>
          </table:table-cell>
          <table:table-cell table:formula="of:=([.M663]-[.N663])*100/[.M663]" office:value-type="float" office:value="2.34524626892639" calcext:value-type="float">
            <text:p>2.3452462689</text:p>
          </table:table-cell>
          <table:table-cell table:formula="of:=IF([.M663]&gt;[.N66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3945" calcext:value-type="float">
            <text:p>1733945</text:p>
          </table:table-cell>
          <table:table-cell office:value-type="float" office:value="1706406" calcext:value-type="float">
            <text:p>1706406</text:p>
          </table:table-cell>
          <table:table-cell table:formula="of:=([.A664]-[.B664])*100/[.A664]" office:value-type="float" office:value="1.58822800031143" calcext:value-type="float">
            <text:p>1.5882280003</text:p>
          </table:table-cell>
          <table:table-cell table:formula="of:=IF([.A664]&gt;[.B664]; 1; 0)" office:value-type="float" office:value="1" calcext:value-type="float">
            <text:p>1</text:p>
          </table:table-cell>
          <table:table-cell office:value-type="float" office:value="324837" calcext:value-type="float">
            <text:p>324837</text:p>
          </table:table-cell>
          <table:table-cell office:value-type="float" office:value="305582" calcext:value-type="float">
            <text:p>305582</text:p>
          </table:table-cell>
          <table:table-cell table:formula="of:=([.E664]-[.F664])*100/[.E664]" office:value-type="float" office:value="5.92758829813106" calcext:value-type="float">
            <text:p>5.9275882981</text:p>
          </table:table-cell>
          <table:table-cell table:formula="of:=IF([.E664]&gt;[.F664]; 1; 0)" office:value-type="float" office:value="1" calcext:value-type="float">
            <text:p>1</text:p>
          </table:table-cell>
          <table:table-cell office:value-type="float" office:value="55882" calcext:value-type="float">
            <text:p>55882</text:p>
          </table:table-cell>
          <table:table-cell office:value-type="float" office:value="47522" calcext:value-type="float">
            <text:p>47522</text:p>
          </table:table-cell>
          <table:table-cell table:formula="of:=([.I664]-[.J664])*100/[.I664]" office:value-type="float" office:value="14.9600944848073" calcext:value-type="float">
            <text:p>14.9600944848</text:p>
          </table:table-cell>
          <table:table-cell table:formula="of:=IF([.I664]&gt;[.J664]; 1; 0)" office:value-type="float" office:value="1" calcext:value-type="float">
            <text:p>1</text:p>
          </table:table-cell>
          <table:table-cell office:value-type="float" office:value="128168" calcext:value-type="float">
            <text:p>128168</text:p>
          </table:table-cell>
          <table:table-cell office:value-type="float" office:value="114463" calcext:value-type="float">
            <text:p>114463</text:p>
          </table:table-cell>
          <table:table-cell table:formula="of:=([.M664]-[.N664])*100/[.M664]" office:value-type="float" office:value="10.692996691842" calcext:value-type="float">
            <text:p>10.6929966918</text:p>
          </table:table-cell>
          <table:table-cell table:formula="of:=IF([.M664]&gt;[.N66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8976" calcext:value-type="float">
            <text:p>468976</text:p>
          </table:table-cell>
          <table:table-cell office:value-type="float" office:value="469580" calcext:value-type="float">
            <text:p>469580</text:p>
          </table:table-cell>
          <table:table-cell table:formula="of:=([.A665]-[.B665])*100/[.A665]" office:value-type="float" office:value="-0.128791238784074" calcext:value-type="float">
            <text:p>-0.1287912388</text:p>
          </table:table-cell>
          <table:table-cell table:formula="of:=IF([.A665]&gt;[.B665]; 1; 0)" office:value-type="float" office:value="0" calcext:value-type="float">
            <text:p>0</text:p>
          </table:table-cell>
          <table:table-cell office:value-type="float" office:value="73884" calcext:value-type="float">
            <text:p>73884</text:p>
          </table:table-cell>
          <table:table-cell office:value-type="float" office:value="72832" calcext:value-type="float">
            <text:p>72832</text:p>
          </table:table-cell>
          <table:table-cell table:formula="of:=([.E665]-[.F665])*100/[.E665]" office:value-type="float" office:value="1.42385360835905" calcext:value-type="float">
            <text:p>1.4238536084</text:p>
          </table:table-cell>
          <table:table-cell table:formula="of:=IF([.E665]&gt;[.F665]; 1; 0)" office:value-type="float" office:value="1" calcext:value-type="float">
            <text:p>1</text:p>
          </table:table-cell>
          <table:table-cell office:value-type="float" office:value="9396" calcext:value-type="float">
            <text:p>9396</text:p>
          </table:table-cell>
          <table:table-cell office:value-type="float" office:value="9557" calcext:value-type="float">
            <text:p>9557</text:p>
          </table:table-cell>
          <table:table-cell table:formula="of:=([.I665]-[.J665])*100/[.I665]" office:value-type="float" office:value="-1.7134951042997" calcext:value-type="float">
            <text:p>-1.7134951043</text:p>
          </table:table-cell>
          <table:table-cell table:formula="of:=IF([.I665]&gt;[.J665]; 1; 0)" office:value-type="float" office:value="0" calcext:value-type="float">
            <text:p>0</text:p>
          </table:table-cell>
          <table:table-cell office:value-type="float" office:value="28010" calcext:value-type="float">
            <text:p>28010</text:p>
          </table:table-cell>
          <table:table-cell office:value-type="float" office:value="28429" calcext:value-type="float">
            <text:p>28429</text:p>
          </table:table-cell>
          <table:table-cell table:formula="of:=([.M665]-[.N665])*100/[.M665]" office:value-type="float" office:value="-1.49589432345591" calcext:value-type="float">
            <text:p>-1.4958943235</text:p>
          </table:table-cell>
          <table:table-cell table:formula="of:=IF([.M665]&gt;[.N66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9903" calcext:value-type="float">
            <text:p>1789903</text:p>
          </table:table-cell>
          <table:table-cell office:value-type="float" office:value="1708052" calcext:value-type="float">
            <text:p>1708052</text:p>
          </table:table-cell>
          <table:table-cell table:formula="of:=([.A666]-[.B666])*100/[.A666]" office:value-type="float" office:value="4.57292937103296" calcext:value-type="float">
            <text:p>4.572929371</text:p>
          </table:table-cell>
          <table:table-cell table:formula="of:=IF([.A666]&gt;[.B666]; 1; 0)" office:value-type="float" office:value="1" calcext:value-type="float">
            <text:p>1</text:p>
          </table:table-cell>
          <table:table-cell office:value-type="float" office:value="321215" calcext:value-type="float">
            <text:p>321215</text:p>
          </table:table-cell>
          <table:table-cell office:value-type="float" office:value="301294" calcext:value-type="float">
            <text:p>301294</text:p>
          </table:table-cell>
          <table:table-cell table:formula="of:=([.E666]-[.F666])*100/[.E666]" office:value-type="float" office:value="6.2017651728593" calcext:value-type="float">
            <text:p>6.2017651729</text:p>
          </table:table-cell>
          <table:table-cell table:formula="of:=IF([.E666]&gt;[.F666]; 1; 0)" office:value-type="float" office:value="1" calcext:value-type="float">
            <text:p>1</text:p>
          </table:table-cell>
          <table:table-cell office:value-type="float" office:value="55185" calcext:value-type="float">
            <text:p>55185</text:p>
          </table:table-cell>
          <table:table-cell office:value-type="float" office:value="46370" calcext:value-type="float">
            <text:p>46370</text:p>
          </table:table-cell>
          <table:table-cell table:formula="of:=([.I666]-[.J666])*100/[.I666]" office:value-type="float" office:value="15.973543535381" calcext:value-type="float">
            <text:p>15.9735435354</text:p>
          </table:table-cell>
          <table:table-cell table:formula="of:=IF([.I666]&gt;[.J666]; 1; 0)" office:value-type="float" office:value="1" calcext:value-type="float">
            <text:p>1</text:p>
          </table:table-cell>
          <table:table-cell office:value-type="float" office:value="128092" calcext:value-type="float">
            <text:p>128092</text:p>
          </table:table-cell>
          <table:table-cell office:value-type="float" office:value="113713" calcext:value-type="float">
            <text:p>113713</text:p>
          </table:table-cell>
          <table:table-cell table:formula="of:=([.M666]-[.N666])*100/[.M666]" office:value-type="float" office:value="11.2255254036162" calcext:value-type="float">
            <text:p>11.2255254036</text:p>
          </table:table-cell>
          <table:table-cell table:formula="of:=IF([.M666]&gt;[.N66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0386" calcext:value-type="float">
            <text:p>480386</text:p>
          </table:table-cell>
          <table:table-cell office:value-type="float" office:value="485951" calcext:value-type="float">
            <text:p>485951</text:p>
          </table:table-cell>
          <table:table-cell table:formula="of:=([.A667]-[.B667])*100/[.A667]" office:value-type="float" office:value="-1.15844341841769" calcext:value-type="float">
            <text:p>-1.1584434184</text:p>
          </table:table-cell>
          <table:table-cell table:formula="of:=IF([.A667]&gt;[.B667]; 1; 0)" office:value-type="float" office:value="0" calcext:value-type="float">
            <text:p>0</text:p>
          </table:table-cell>
          <table:table-cell office:value-type="float" office:value="76123" calcext:value-type="float">
            <text:p>76123</text:p>
          </table:table-cell>
          <table:table-cell office:value-type="float" office:value="77157" calcext:value-type="float">
            <text:p>77157</text:p>
          </table:table-cell>
          <table:table-cell table:formula="of:=([.E667]-[.F667])*100/[.E667]" office:value-type="float" office:value="-1.35832796920773" calcext:value-type="float">
            <text:p>-1.3583279692</text:p>
          </table:table-cell>
          <table:table-cell table:formula="of:=IF([.E667]&gt;[.F667]; 1; 0)" office:value-type="float" office:value="0" calcext:value-type="float">
            <text:p>0</text:p>
          </table:table-cell>
          <table:table-cell office:value-type="float" office:value="9208" calcext:value-type="float">
            <text:p>9208</text:p>
          </table:table-cell>
          <table:table-cell office:value-type="float" office:value="10374" calcext:value-type="float">
            <text:p>10374</text:p>
          </table:table-cell>
          <table:table-cell table:formula="of:=([.I667]-[.J667])*100/[.I667]" office:value-type="float" office:value="-12.6629018245004" calcext:value-type="float">
            <text:p>-12.6629018245</text:p>
          </table:table-cell>
          <table:table-cell table:formula="of:=IF([.I667]&gt;[.J667]; 1; 0)" office:value-type="float" office:value="0" calcext:value-type="float">
            <text:p>0</text:p>
          </table:table-cell>
          <table:table-cell office:value-type="float" office:value="28597" calcext:value-type="float">
            <text:p>28597</text:p>
          </table:table-cell>
          <table:table-cell office:value-type="float" office:value="30686" calcext:value-type="float">
            <text:p>30686</text:p>
          </table:table-cell>
          <table:table-cell table:formula="of:=([.M667]-[.N667])*100/[.M667]" office:value-type="float" office:value="-7.30496205895723" calcext:value-type="float">
            <text:p>-7.304962059</text:p>
          </table:table-cell>
          <table:table-cell table:formula="of:=IF([.M667]&gt;[.N66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4818" calcext:value-type="float">
            <text:p>1714818</text:p>
          </table:table-cell>
          <table:table-cell office:value-type="float" office:value="1704068" calcext:value-type="float">
            <text:p>1704068</text:p>
          </table:table-cell>
          <table:table-cell table:formula="of:=([.A668]-[.B668])*100/[.A668]" office:value-type="float" office:value="0.626888684396828" calcext:value-type="float">
            <text:p>0.6268886844</text:p>
          </table:table-cell>
          <table:table-cell table:formula="of:=IF([.A668]&gt;[.B668]; 1; 0)" office:value-type="float" office:value="1" calcext:value-type="float">
            <text:p>1</text:p>
          </table:table-cell>
          <table:table-cell office:value-type="float" office:value="326276" calcext:value-type="float">
            <text:p>326276</text:p>
          </table:table-cell>
          <table:table-cell office:value-type="float" office:value="296979" calcext:value-type="float">
            <text:p>296979</text:p>
          </table:table-cell>
          <table:table-cell table:formula="of:=([.E668]-[.F668])*100/[.E668]" office:value-type="float" office:value="8.97920778727213" calcext:value-type="float">
            <text:p>8.9792077873</text:p>
          </table:table-cell>
          <table:table-cell table:formula="of:=IF([.E668]&gt;[.F668]; 1; 0)" office:value-type="float" office:value="1" calcext:value-type="float">
            <text:p>1</text:p>
          </table:table-cell>
          <table:table-cell office:value-type="float" office:value="56251" calcext:value-type="float">
            <text:p>56251</text:p>
          </table:table-cell>
          <table:table-cell office:value-type="float" office:value="46916" calcext:value-type="float">
            <text:p>46916</text:p>
          </table:table-cell>
          <table:table-cell table:formula="of:=([.I668]-[.J668])*100/[.I668]" office:value-type="float" office:value="16.5952605287017" calcext:value-type="float">
            <text:p>16.5952605287</text:p>
          </table:table-cell>
          <table:table-cell table:formula="of:=IF([.I668]&gt;[.J668]; 1; 0)" office:value-type="float" office:value="1" calcext:value-type="float">
            <text:p>1</text:p>
          </table:table-cell>
          <table:table-cell office:value-type="float" office:value="128424" calcext:value-type="float">
            <text:p>128424</text:p>
          </table:table-cell>
          <table:table-cell office:value-type="float" office:value="114909" calcext:value-type="float">
            <text:p>114909</text:p>
          </table:table-cell>
          <table:table-cell table:formula="of:=([.M668]-[.N668])*100/[.M668]" office:value-type="float" office:value="10.5237338815175" calcext:value-type="float">
            <text:p>10.5237338815</text:p>
          </table:table-cell>
          <table:table-cell table:formula="of:=IF([.M668]&gt;[.N66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9131" calcext:value-type="float">
            <text:p>499131</text:p>
          </table:table-cell>
          <table:table-cell office:value-type="float" office:value="497970" calcext:value-type="float">
            <text:p>497970</text:p>
          </table:table-cell>
          <table:table-cell table:formula="of:=([.A669]-[.B669])*100/[.A669]" office:value-type="float" office:value="0.232604266214681" calcext:value-type="float">
            <text:p>0.2326042662</text:p>
          </table:table-cell>
          <table:table-cell table:formula="of:=IF([.A669]&gt;[.B669]; 1; 0)" office:value-type="float" office:value="1" calcext:value-type="float">
            <text:p>1</text:p>
          </table:table-cell>
          <table:table-cell office:value-type="float" office:value="79483" calcext:value-type="float">
            <text:p>79483</text:p>
          </table:table-cell>
          <table:table-cell office:value-type="float" office:value="78024" calcext:value-type="float">
            <text:p>78024</text:p>
          </table:table-cell>
          <table:table-cell table:formula="of:=([.E669]-[.F669])*100/[.E669]" office:value-type="float" office:value="1.83561264672949" calcext:value-type="float">
            <text:p>1.8356126467</text:p>
          </table:table-cell>
          <table:table-cell table:formula="of:=IF([.E669]&gt;[.F669]; 1; 0)" office:value-type="float" office:value="1" calcext:value-type="float">
            <text:p>1</text:p>
          </table:table-cell>
          <table:table-cell office:value-type="float" office:value="10036" calcext:value-type="float">
            <text:p>10036</text:p>
          </table:table-cell>
          <table:table-cell office:value-type="float" office:value="10490" calcext:value-type="float">
            <text:p>10490</text:p>
          </table:table-cell>
          <table:table-cell table:formula="of:=([.I669]-[.J669])*100/[.I669]" office:value-type="float" office:value="-4.52371462734157" calcext:value-type="float">
            <text:p>-4.5237146273</text:p>
          </table:table-cell>
          <table:table-cell table:formula="of:=IF([.I669]&gt;[.J669]; 1; 0)" office:value-type="float" office:value="0" calcext:value-type="float">
            <text:p>0</text:p>
          </table:table-cell>
          <table:table-cell office:value-type="float" office:value="30840" calcext:value-type="float">
            <text:p>30840</text:p>
          </table:table-cell>
          <table:table-cell office:value-type="float" office:value="30594" calcext:value-type="float">
            <text:p>30594</text:p>
          </table:table-cell>
          <table:table-cell table:formula="of:=([.M669]-[.N669])*100/[.M669]" office:value-type="float" office:value="0.797665369649805" calcext:value-type="float">
            <text:p>0.7976653696</text:p>
          </table:table-cell>
          <table:table-cell table:formula="of:=IF([.M669]&gt;[.N66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1527" calcext:value-type="float">
            <text:p>1701527</text:p>
          </table:table-cell>
          <table:table-cell office:value-type="float" office:value="1695408" calcext:value-type="float">
            <text:p>1695408</text:p>
          </table:table-cell>
          <table:table-cell table:formula="of:=([.A670]-[.B670])*100/[.A670]" office:value-type="float" office:value="0.359618154751585" calcext:value-type="float">
            <text:p>0.3596181548</text:p>
          </table:table-cell>
          <table:table-cell table:formula="of:=IF([.A670]&gt;[.B670]; 1; 0)" office:value-type="float" office:value="1" calcext:value-type="float">
            <text:p>1</text:p>
          </table:table-cell>
          <table:table-cell office:value-type="float" office:value="322544" calcext:value-type="float">
            <text:p>322544</text:p>
          </table:table-cell>
          <table:table-cell office:value-type="float" office:value="296517" calcext:value-type="float">
            <text:p>296517</text:p>
          </table:table-cell>
          <table:table-cell table:formula="of:=([.E670]-[.F670])*100/[.E670]" office:value-type="float" office:value="8.06928667096582" calcext:value-type="float">
            <text:p>8.069286671</text:p>
          </table:table-cell>
          <table:table-cell table:formula="of:=IF([.E670]&gt;[.F670]; 1; 0)" office:value-type="float" office:value="1" calcext:value-type="float">
            <text:p>1</text:p>
          </table:table-cell>
          <table:table-cell office:value-type="float" office:value="55621" calcext:value-type="float">
            <text:p>55621</text:p>
          </table:table-cell>
          <table:table-cell office:value-type="float" office:value="46500" calcext:value-type="float">
            <text:p>46500</text:p>
          </table:table-cell>
          <table:table-cell table:formula="of:=([.I670]-[.J670])*100/[.I670]" office:value-type="float" office:value="16.3984825875119" calcext:value-type="float">
            <text:p>16.3984825875</text:p>
          </table:table-cell>
          <table:table-cell table:formula="of:=IF([.I670]&gt;[.J670]; 1; 0)" office:value-type="float" office:value="1" calcext:value-type="float">
            <text:p>1</text:p>
          </table:table-cell>
          <table:table-cell office:value-type="float" office:value="127973" calcext:value-type="float">
            <text:p>127973</text:p>
          </table:table-cell>
          <table:table-cell office:value-type="float" office:value="114459" calcext:value-type="float">
            <text:p>114459</text:p>
          </table:table-cell>
          <table:table-cell table:formula="of:=([.M670]-[.N670])*100/[.M670]" office:value-type="float" office:value="10.5600400084393" calcext:value-type="float">
            <text:p>10.5600400084</text:p>
          </table:table-cell>
          <table:table-cell table:formula="of:=IF([.M670]&gt;[.N67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9115" calcext:value-type="float">
            <text:p>519115</text:p>
          </table:table-cell>
          <table:table-cell office:value-type="float" office:value="517594" calcext:value-type="float">
            <text:p>517594</text:p>
          </table:table-cell>
          <table:table-cell table:formula="of:=([.A671]-[.B671])*100/[.A671]" office:value-type="float" office:value="0.292998661182975" calcext:value-type="float">
            <text:p>0.2929986612</text:p>
          </table:table-cell>
          <table:table-cell table:formula="of:=IF([.A671]&gt;[.B671]; 1; 0)" office:value-type="float" office:value="1" calcext:value-type="float">
            <text:p>1</text:p>
          </table:table-cell>
          <table:table-cell office:value-type="float" office:value="80724" calcext:value-type="float">
            <text:p>80724</text:p>
          </table:table-cell>
          <table:table-cell office:value-type="float" office:value="80049" calcext:value-type="float">
            <text:p>80049</text:p>
          </table:table-cell>
          <table:table-cell table:formula="of:=([.E671]-[.F671])*100/[.E671]" office:value-type="float" office:value="0.836182547941133" calcext:value-type="float">
            <text:p>0.8361825479</text:p>
          </table:table-cell>
          <table:table-cell table:formula="of:=IF([.E671]&gt;[.F671]; 1; 0)" office:value-type="float" office:value="1" calcext:value-type="float">
            <text:p>1</text:p>
          </table:table-cell>
          <table:table-cell office:value-type="float" office:value="10312" calcext:value-type="float">
            <text:p>10312</text:p>
          </table:table-cell>
          <table:table-cell office:value-type="float" office:value="10773" calcext:value-type="float">
            <text:p>10773</text:p>
          </table:table-cell>
          <table:table-cell table:formula="of:=([.I671]-[.J671])*100/[.I671]" office:value-type="float" office:value="-4.47051978277735" calcext:value-type="float">
            <text:p>-4.4705197828</text:p>
          </table:table-cell>
          <table:table-cell table:formula="of:=IF([.I671]&gt;[.J671]; 1; 0)" office:value-type="float" office:value="0" calcext:value-type="float">
            <text:p>0</text:p>
          </table:table-cell>
          <table:table-cell office:value-type="float" office:value="31712" calcext:value-type="float">
            <text:p>31712</text:p>
          </table:table-cell>
          <table:table-cell office:value-type="float" office:value="30999" calcext:value-type="float">
            <text:p>30999</text:p>
          </table:table-cell>
          <table:table-cell table:formula="of:=([.M671]-[.N671])*100/[.M671]" office:value-type="float" office:value="2.24836024217962" calcext:value-type="float">
            <text:p>2.2483602422</text:p>
          </table:table-cell>
          <table:table-cell table:formula="of:=IF([.M671]&gt;[.N67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5096" calcext:value-type="float">
            <text:p>1705096</text:p>
          </table:table-cell>
          <table:table-cell office:value-type="float" office:value="1707340" calcext:value-type="float">
            <text:p>1707340</text:p>
          </table:table-cell>
          <table:table-cell table:formula="of:=([.A672]-[.B672])*100/[.A672]" office:value-type="float" office:value="-0.131605493180443" calcext:value-type="float">
            <text:p>-0.1316054932</text:p>
          </table:table-cell>
          <table:table-cell table:formula="of:=IF([.A672]&gt;[.B672]; 1; 0)" office:value-type="float" office:value="0" calcext:value-type="float">
            <text:p>0</text:p>
          </table:table-cell>
          <table:table-cell office:value-type="float" office:value="319297" calcext:value-type="float">
            <text:p>319297</text:p>
          </table:table-cell>
          <table:table-cell office:value-type="float" office:value="297577" calcext:value-type="float">
            <text:p>297577</text:p>
          </table:table-cell>
          <table:table-cell table:formula="of:=([.E672]-[.F672])*100/[.E672]" office:value-type="float" office:value="6.80244411942486" calcext:value-type="float">
            <text:p>6.8024441194</text:p>
          </table:table-cell>
          <table:table-cell table:formula="of:=IF([.E672]&gt;[.F672]; 1; 0)" office:value-type="float" office:value="1" calcext:value-type="float">
            <text:p>1</text:p>
          </table:table-cell>
          <table:table-cell office:value-type="float" office:value="55988" calcext:value-type="float">
            <text:p>55988</text:p>
          </table:table-cell>
          <table:table-cell office:value-type="float" office:value="45871" calcext:value-type="float">
            <text:p>45871</text:p>
          </table:table-cell>
          <table:table-cell table:formula="of:=([.I672]-[.J672])*100/[.I672]" office:value-type="float" office:value="18.0699435593341" calcext:value-type="float">
            <text:p>18.0699435593</text:p>
          </table:table-cell>
          <table:table-cell table:formula="of:=IF([.I672]&gt;[.J672]; 1; 0)" office:value-type="float" office:value="1" calcext:value-type="float">
            <text:p>1</text:p>
          </table:table-cell>
          <table:table-cell office:value-type="float" office:value="128636" calcext:value-type="float">
            <text:p>128636</text:p>
          </table:table-cell>
          <table:table-cell office:value-type="float" office:value="114638" calcext:value-type="float">
            <text:p>114638</text:p>
          </table:table-cell>
          <table:table-cell table:formula="of:=([.M672]-[.N672])*100/[.M672]" office:value-type="float" office:value="10.8818682172953" calcext:value-type="float">
            <text:p>10.8818682173</text:p>
          </table:table-cell>
          <table:table-cell table:formula="of:=IF([.M672]&gt;[.N67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8362" calcext:value-type="float">
            <text:p>608362</text:p>
          </table:table-cell>
          <table:table-cell office:value-type="float" office:value="536036" calcext:value-type="float">
            <text:p>536036</text:p>
          </table:table-cell>
          <table:table-cell table:formula="of:=([.A673]-[.B673])*100/[.A673]" office:value-type="float" office:value="11.888645247402" calcext:value-type="float">
            <text:p>11.8886452474</text:p>
          </table:table-cell>
          <table:table-cell table:formula="of:=IF([.A673]&gt;[.B673]; 1; 0)" office:value-type="float" office:value="1" calcext:value-type="float">
            <text:p>1</text:p>
          </table:table-cell>
          <table:table-cell office:value-type="float" office:value="85629" calcext:value-type="float">
            <text:p>85629</text:p>
          </table:table-cell>
          <table:table-cell office:value-type="float" office:value="83537" calcext:value-type="float">
            <text:p>83537</text:p>
          </table:table-cell>
          <table:table-cell table:formula="of:=([.E673]-[.F673])*100/[.E673]" office:value-type="float" office:value="2.44309754872765" calcext:value-type="float">
            <text:p>2.4430975487</text:p>
          </table:table-cell>
          <table:table-cell table:formula="of:=IF([.E673]&gt;[.F673]; 1; 0)" office:value-type="float" office:value="1" calcext:value-type="float">
            <text:p>1</text:p>
          </table:table-cell>
          <table:table-cell office:value-type="float" office:value="10687" calcext:value-type="float">
            <text:p>10687</text:p>
          </table:table-cell>
          <table:table-cell office:value-type="float" office:value="11103" calcext:value-type="float">
            <text:p>11103</text:p>
          </table:table-cell>
          <table:table-cell table:formula="of:=([.I673]-[.J673])*100/[.I673]" office:value-type="float" office:value="-3.89257976981379" calcext:value-type="float">
            <text:p>-3.8925797698</text:p>
          </table:table-cell>
          <table:table-cell table:formula="of:=IF([.I673]&gt;[.J673]; 1; 0)" office:value-type="float" office:value="0" calcext:value-type="float">
            <text:p>0</text:p>
          </table:table-cell>
          <table:table-cell office:value-type="float" office:value="32421" calcext:value-type="float">
            <text:p>32421</text:p>
          </table:table-cell>
          <table:table-cell office:value-type="float" office:value="32178" calcext:value-type="float">
            <text:p>32178</text:p>
          </table:table-cell>
          <table:table-cell table:formula="of:=([.M673]-[.N673])*100/[.M673]" office:value-type="float" office:value="0.749514203756824" calcext:value-type="float">
            <text:p>0.7495142038</text:p>
          </table:table-cell>
          <table:table-cell table:formula="of:=IF([.M673]&gt;[.N67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7742" calcext:value-type="float">
            <text:p>1707742</text:p>
          </table:table-cell>
          <table:table-cell office:value-type="float" office:value="1689565" calcext:value-type="float">
            <text:p>1689565</text:p>
          </table:table-cell>
          <table:table-cell table:formula="of:=([.A674]-[.B674])*100/[.A674]" office:value-type="float" office:value="1.06438794618859" calcext:value-type="float">
            <text:p>1.0643879462</text:p>
          </table:table-cell>
          <table:table-cell table:formula="of:=IF([.A674]&gt;[.B674]; 1; 0)" office:value-type="float" office:value="1" calcext:value-type="float">
            <text:p>1</text:p>
          </table:table-cell>
          <table:table-cell office:value-type="float" office:value="325375" calcext:value-type="float">
            <text:p>325375</text:p>
          </table:table-cell>
          <table:table-cell office:value-type="float" office:value="298258" calcext:value-type="float">
            <text:p>298258</text:p>
          </table:table-cell>
          <table:table-cell table:formula="of:=([.E674]-[.F674])*100/[.E674]" office:value-type="float" office:value="8.3340760660776" calcext:value-type="float">
            <text:p>8.3340760661</text:p>
          </table:table-cell>
          <table:table-cell table:formula="of:=IF([.E674]&gt;[.F674]; 1; 0)" office:value-type="float" office:value="1" calcext:value-type="float">
            <text:p>1</text:p>
          </table:table-cell>
          <table:table-cell office:value-type="float" office:value="55487" calcext:value-type="float">
            <text:p>55487</text:p>
          </table:table-cell>
          <table:table-cell office:value-type="float" office:value="46006" calcext:value-type="float">
            <text:p>46006</text:p>
          </table:table-cell>
          <table:table-cell table:formula="of:=([.I674]-[.J674])*100/[.I674]" office:value-type="float" office:value="17.086885216357" calcext:value-type="float">
            <text:p>17.0868852164</text:p>
          </table:table-cell>
          <table:table-cell table:formula="of:=IF([.I674]&gt;[.J674]; 1; 0)" office:value-type="float" office:value="1" calcext:value-type="float">
            <text:p>1</text:p>
          </table:table-cell>
          <table:table-cell office:value-type="float" office:value="128974" calcext:value-type="float">
            <text:p>128974</text:p>
          </table:table-cell>
          <table:table-cell office:value-type="float" office:value="113736" calcext:value-type="float">
            <text:p>113736</text:p>
          </table:table-cell>
          <table:table-cell table:formula="of:=([.M674]-[.N674])*100/[.M674]" office:value-type="float" office:value="11.8147843751454" calcext:value-type="float">
            <text:p>11.8147843751</text:p>
          </table:table-cell>
          <table:table-cell table:formula="of:=IF([.M674]&gt;[.N67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6706" calcext:value-type="float">
            <text:p>546706</text:p>
          </table:table-cell>
          <table:table-cell office:value-type="float" office:value="553380" calcext:value-type="float">
            <text:p>553380</text:p>
          </table:table-cell>
          <table:table-cell table:formula="of:=([.A675]-[.B675])*100/[.A675]" office:value-type="float" office:value="-1.22076582294689" calcext:value-type="float">
            <text:p>-1.2207658229</text:p>
          </table:table-cell>
          <table:table-cell table:formula="of:=IF([.A675]&gt;[.B675]; 1; 0)" office:value-type="float" office:value="0" calcext:value-type="float">
            <text:p>0</text:p>
          </table:table-cell>
          <table:table-cell office:value-type="float" office:value="87298" calcext:value-type="float">
            <text:p>87298</text:p>
          </table:table-cell>
          <table:table-cell office:value-type="float" office:value="85801" calcext:value-type="float">
            <text:p>85801</text:p>
          </table:table-cell>
          <table:table-cell table:formula="of:=([.E675]-[.F675])*100/[.E675]" office:value-type="float" office:value="1.71481591789044" calcext:value-type="float">
            <text:p>1.7148159179</text:p>
          </table:table-cell>
          <table:table-cell table:formula="of:=IF([.E675]&gt;[.F675]; 1; 0)" office:value-type="float" office:value="1" calcext:value-type="float">
            <text:p>1</text:p>
          </table:table-cell>
          <table:table-cell office:value-type="float" office:value="10398" calcext:value-type="float">
            <text:p>10398</text:p>
          </table:table-cell>
          <table:table-cell office:value-type="float" office:value="11419" calcext:value-type="float">
            <text:p>11419</text:p>
          </table:table-cell>
          <table:table-cell table:formula="of:=([.I675]-[.J675])*100/[.I675]" office:value-type="float" office:value="-9.81919599923062" calcext:value-type="float">
            <text:p>-9.8191959992</text:p>
          </table:table-cell>
          <table:table-cell table:formula="of:=IF([.I675]&gt;[.J675]; 1; 0)" office:value-type="float" office:value="0" calcext:value-type="float">
            <text:p>0</text:p>
          </table:table-cell>
          <table:table-cell office:value-type="float" office:value="33551" calcext:value-type="float">
            <text:p>33551</text:p>
          </table:table-cell>
          <table:table-cell office:value-type="float" office:value="33260" calcext:value-type="float">
            <text:p>33260</text:p>
          </table:table-cell>
          <table:table-cell table:formula="of:=([.M675]-[.N675])*100/[.M675]" office:value-type="float" office:value="0.867336294000179" calcext:value-type="float">
            <text:p>0.867336294</text:p>
          </table:table-cell>
          <table:table-cell table:formula="of:=IF([.M675]&gt;[.N67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8472" calcext:value-type="float">
            <text:p>1718472</text:p>
          </table:table-cell>
          <table:table-cell office:value-type="float" office:value="1801033" calcext:value-type="float">
            <text:p>1801033</text:p>
          </table:table-cell>
          <table:table-cell table:formula="of:=([.A676]-[.B676])*100/[.A676]" office:value-type="float" office:value="-4.80432616882905" calcext:value-type="float">
            <text:p>-4.8043261688</text:p>
          </table:table-cell>
          <table:table-cell table:formula="of:=IF([.A676]&gt;[.B676]; 1; 0)" office:value-type="float" office:value="0" calcext:value-type="float">
            <text:p>0</text:p>
          </table:table-cell>
          <table:table-cell office:value-type="float" office:value="324737" calcext:value-type="float">
            <text:p>324737</text:p>
          </table:table-cell>
          <table:table-cell office:value-type="float" office:value="298009" calcext:value-type="float">
            <text:p>298009</text:p>
          </table:table-cell>
          <table:table-cell table:formula="of:=([.E676]-[.F676])*100/[.E676]" office:value-type="float" office:value="8.23066050373071" calcext:value-type="float">
            <text:p>8.2306605037</text:p>
          </table:table-cell>
          <table:table-cell table:formula="of:=IF([.E676]&gt;[.F676]; 1; 0)" office:value-type="float" office:value="1" calcext:value-type="float">
            <text:p>1</text:p>
          </table:table-cell>
          <table:table-cell office:value-type="float" office:value="55253" calcext:value-type="float">
            <text:p>55253</text:p>
          </table:table-cell>
          <table:table-cell office:value-type="float" office:value="45501" calcext:value-type="float">
            <text:p>45501</text:p>
          </table:table-cell>
          <table:table-cell table:formula="of:=([.I676]-[.J676])*100/[.I676]" office:value-type="float" office:value="17.6497203771741" calcext:value-type="float">
            <text:p>17.6497203772</text:p>
          </table:table-cell>
          <table:table-cell table:formula="of:=IF([.I676]&gt;[.J676]; 1; 0)" office:value-type="float" office:value="1" calcext:value-type="float">
            <text:p>1</text:p>
          </table:table-cell>
          <table:table-cell office:value-type="float" office:value="132584" calcext:value-type="float">
            <text:p>132584</text:p>
          </table:table-cell>
          <table:table-cell office:value-type="float" office:value="114608" calcext:value-type="float">
            <text:p>114608</text:p>
          </table:table-cell>
          <table:table-cell table:formula="of:=([.M676]-[.N676])*100/[.M676]" office:value-type="float" office:value="13.5581970675195" calcext:value-type="float">
            <text:p>13.5581970675</text:p>
          </table:table-cell>
          <table:table-cell table:formula="of:=IF([.M676]&gt;[.N67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5693" calcext:value-type="float">
            <text:p>565693</text:p>
          </table:table-cell>
          <table:table-cell office:value-type="float" office:value="569931" calcext:value-type="float">
            <text:p>569931</text:p>
          </table:table-cell>
          <table:table-cell table:formula="of:=([.A677]-[.B677])*100/[.A677]" office:value-type="float" office:value="-0.749169602593633" calcext:value-type="float">
            <text:p>-0.7491696026</text:p>
          </table:table-cell>
          <table:table-cell table:formula="of:=IF([.A677]&gt;[.B677]; 1; 0)" office:value-type="float" office:value="0" calcext:value-type="float">
            <text:p>0</text:p>
          </table:table-cell>
          <table:table-cell office:value-type="float" office:value="89046" calcext:value-type="float">
            <text:p>89046</text:p>
          </table:table-cell>
          <table:table-cell office:value-type="float" office:value="89074" calcext:value-type="float">
            <text:p>89074</text:p>
          </table:table-cell>
          <table:table-cell table:formula="of:=([.E677]-[.F677])*100/[.E677]" office:value-type="float" office:value="-0.031444421984143" calcext:value-type="float">
            <text:p>-0.031444422</text:p>
          </table:table-cell>
          <table:table-cell table:formula="of:=IF([.E677]&gt;[.F677]; 1; 0)" office:value-type="float" office:value="0" calcext:value-type="float">
            <text:p>0</text:p>
          </table:table-cell>
          <table:table-cell office:value-type="float" office:value="11325" calcext:value-type="float">
            <text:p>11325</text:p>
          </table:table-cell>
          <table:table-cell office:value-type="float" office:value="11692" calcext:value-type="float">
            <text:p>11692</text:p>
          </table:table-cell>
          <table:table-cell table:formula="of:=([.I677]-[.J677])*100/[.I677]" office:value-type="float" office:value="-3.24061810154525" calcext:value-type="float">
            <text:p>-3.2406181015</text:p>
          </table:table-cell>
          <table:table-cell table:formula="of:=IF([.I677]&gt;[.J677]; 1; 0)" office:value-type="float" office:value="0" calcext:value-type="float">
            <text:p>0</text:p>
          </table:table-cell>
          <table:table-cell office:value-type="float" office:value="34822" calcext:value-type="float">
            <text:p>34822</text:p>
          </table:table-cell>
          <table:table-cell office:value-type="float" office:value="34093" calcext:value-type="float">
            <text:p>34093</text:p>
          </table:table-cell>
          <table:table-cell table:formula="of:=([.M677]-[.N677])*100/[.M677]" office:value-type="float" office:value="2.09350410659928" calcext:value-type="float">
            <text:p>2.0935041066</text:p>
          </table:table-cell>
          <table:table-cell table:formula="of:=IF([.M677]&gt;[.N67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3408" calcext:value-type="float">
            <text:p>1713408</text:p>
          </table:table-cell>
          <table:table-cell office:value-type="float" office:value="1699205" calcext:value-type="float">
            <text:p>1699205</text:p>
          </table:table-cell>
          <table:table-cell table:formula="of:=([.A678]-[.B678])*100/[.A678]" office:value-type="float" office:value="0.828932746899746" calcext:value-type="float">
            <text:p>0.8289327469</text:p>
          </table:table-cell>
          <table:table-cell table:formula="of:=IF([.A678]&gt;[.B678]; 1; 0)" office:value-type="float" office:value="1" calcext:value-type="float">
            <text:p>1</text:p>
          </table:table-cell>
          <table:table-cell office:value-type="float" office:value="318989" calcext:value-type="float">
            <text:p>318989</text:p>
          </table:table-cell>
          <table:table-cell office:value-type="float" office:value="294911" calcext:value-type="float">
            <text:p>294911</text:p>
          </table:table-cell>
          <table:table-cell table:formula="of:=([.E678]-[.F678])*100/[.E678]" office:value-type="float" office:value="7.54822266598535" calcext:value-type="float">
            <text:p>7.548222666</text:p>
          </table:table-cell>
          <table:table-cell table:formula="of:=IF([.E678]&gt;[.F678]; 1; 0)" office:value-type="float" office:value="1" calcext:value-type="float">
            <text:p>1</text:p>
          </table:table-cell>
          <table:table-cell office:value-type="float" office:value="55500" calcext:value-type="float">
            <text:p>55500</text:p>
          </table:table-cell>
          <table:table-cell office:value-type="float" office:value="46102" calcext:value-type="float">
            <text:p>46102</text:p>
          </table:table-cell>
          <table:table-cell table:formula="of:=([.I678]-[.J678])*100/[.I678]" office:value-type="float" office:value="16.9333333333333" calcext:value-type="float">
            <text:p>16.9333333333</text:p>
          </table:table-cell>
          <table:table-cell table:formula="of:=IF([.I678]&gt;[.J678]; 1; 0)" office:value-type="float" office:value="1" calcext:value-type="float">
            <text:p>1</text:p>
          </table:table-cell>
          <table:table-cell office:value-type="float" office:value="129006" calcext:value-type="float">
            <text:p>129006</text:p>
          </table:table-cell>
          <table:table-cell office:value-type="float" office:value="114694" calcext:value-type="float">
            <text:p>114694</text:p>
          </table:table-cell>
          <table:table-cell table:formula="of:=([.M678]-[.N678])*100/[.M678]" office:value-type="float" office:value="11.0940576407299" calcext:value-type="float">
            <text:p>11.0940576407</text:p>
          </table:table-cell>
          <table:table-cell table:formula="of:=IF([.M678]&gt;[.N67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2862" calcext:value-type="float">
            <text:p>672862</text:p>
          </table:table-cell>
          <table:table-cell office:value-type="float" office:value="585063" calcext:value-type="float">
            <text:p>585063</text:p>
          </table:table-cell>
          <table:table-cell table:formula="of:=([.A679]-[.B679])*100/[.A679]" office:value-type="float" office:value="13.0485894581653" calcext:value-type="float">
            <text:p>13.0485894582</text:p>
          </table:table-cell>
          <table:table-cell table:formula="of:=IF([.A679]&gt;[.B679]; 1; 0)" office:value-type="float" office:value="1" calcext:value-type="float">
            <text:p>1</text:p>
          </table:table-cell>
          <table:table-cell office:value-type="float" office:value="91753" calcext:value-type="float">
            <text:p>91753</text:p>
          </table:table-cell>
          <table:table-cell office:value-type="float" office:value="91164" calcext:value-type="float">
            <text:p>91164</text:p>
          </table:table-cell>
          <table:table-cell table:formula="of:=([.E679]-[.F679])*100/[.E679]" office:value-type="float" office:value="0.641940862969058" calcext:value-type="float">
            <text:p>0.641940863</text:p>
          </table:table-cell>
          <table:table-cell table:formula="of:=IF([.E679]&gt;[.F679]; 1; 0)" office:value-type="float" office:value="1" calcext:value-type="float">
            <text:p>1</text:p>
          </table:table-cell>
          <table:table-cell office:value-type="float" office:value="11633" calcext:value-type="float">
            <text:p>11633</text:p>
          </table:table-cell>
          <table:table-cell office:value-type="float" office:value="12116" calcext:value-type="float">
            <text:p>12116</text:p>
          </table:table-cell>
          <table:table-cell table:formula="of:=([.I679]-[.J679])*100/[.I679]" office:value-type="float" office:value="-4.15198143213273" calcext:value-type="float">
            <text:p>-4.1519814321</text:p>
          </table:table-cell>
          <table:table-cell table:formula="of:=IF([.I679]&gt;[.J679]; 1; 0)" office:value-type="float" office:value="0" calcext:value-type="float">
            <text:p>0</text:p>
          </table:table-cell>
          <table:table-cell office:value-type="float" office:value="35967" calcext:value-type="float">
            <text:p>35967</text:p>
          </table:table-cell>
          <table:table-cell office:value-type="float" office:value="35755" calcext:value-type="float">
            <text:p>35755</text:p>
          </table:table-cell>
          <table:table-cell table:formula="of:=([.M679]-[.N679])*100/[.M679]" office:value-type="float" office:value="0.589429198987961" calcext:value-type="float">
            <text:p>0.589429199</text:p>
          </table:table-cell>
          <table:table-cell table:formula="of:=IF([.M679]&gt;[.N67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4477" calcext:value-type="float">
            <text:p>1714477</text:p>
          </table:table-cell>
          <table:table-cell office:value-type="float" office:value="1724396" calcext:value-type="float">
            <text:p>1724396</text:p>
          </table:table-cell>
          <table:table-cell table:formula="of:=([.A680]-[.B680])*100/[.A680]" office:value-type="float" office:value="-0.578543777490162" calcext:value-type="float">
            <text:p>-0.5785437775</text:p>
          </table:table-cell>
          <table:table-cell table:formula="of:=IF([.A680]&gt;[.B680]; 1; 0)" office:value-type="float" office:value="0" calcext:value-type="float">
            <text:p>0</text:p>
          </table:table-cell>
          <table:table-cell office:value-type="float" office:value="321979" calcext:value-type="float">
            <text:p>321979</text:p>
          </table:table-cell>
          <table:table-cell office:value-type="float" office:value="294358" calcext:value-type="float">
            <text:p>294358</text:p>
          </table:table-cell>
          <table:table-cell table:formula="of:=([.E680]-[.F680])*100/[.E680]" office:value-type="float" office:value="8.57850977858804" calcext:value-type="float">
            <text:p>8.5785097786</text:p>
          </table:table-cell>
          <table:table-cell table:formula="of:=IF([.E680]&gt;[.F680]; 1; 0)" office:value-type="float" office:value="1" calcext:value-type="float">
            <text:p>1</text:p>
          </table:table-cell>
          <table:table-cell office:value-type="float" office:value="55215" calcext:value-type="float">
            <text:p>55215</text:p>
          </table:table-cell>
          <table:table-cell office:value-type="float" office:value="45391" calcext:value-type="float">
            <text:p>45391</text:p>
          </table:table-cell>
          <table:table-cell table:formula="of:=([.I680]-[.J680])*100/[.I680]" office:value-type="float" office:value="17.7922665942226" calcext:value-type="float">
            <text:p>17.7922665942</text:p>
          </table:table-cell>
          <table:table-cell table:formula="of:=IF([.I680]&gt;[.J680]; 1; 0)" office:value-type="float" office:value="1" calcext:value-type="float">
            <text:p>1</text:p>
          </table:table-cell>
          <table:table-cell office:value-type="float" office:value="127867" calcext:value-type="float">
            <text:p>127867</text:p>
          </table:table-cell>
          <table:table-cell office:value-type="float" office:value="112264" calcext:value-type="float">
            <text:p>112264</text:p>
          </table:table-cell>
          <table:table-cell table:formula="of:=([.M680]-[.N680])*100/[.M680]" office:value-type="float" office:value="12.2025229339861" calcext:value-type="float">
            <text:p>12.202522934</text:p>
          </table:table-cell>
          <table:table-cell table:formula="of:=IF([.M680]&gt;[.N68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8367" calcext:value-type="float">
            <text:p>598367</text:p>
          </table:table-cell>
          <table:table-cell office:value-type="float" office:value="600026" calcext:value-type="float">
            <text:p>600026</text:p>
          </table:table-cell>
          <table:table-cell table:formula="of:=([.A681]-[.B681])*100/[.A681]" office:value-type="float" office:value="-0.277254594588271" calcext:value-type="float">
            <text:p>-0.2772545946</text:p>
          </table:table-cell>
          <table:table-cell table:formula="of:=IF([.A681]&gt;[.B681]; 1; 0)" office:value-type="float" office:value="0" calcext:value-type="float">
            <text:p>0</text:p>
          </table:table-cell>
          <table:table-cell office:value-type="float" office:value="100597" calcext:value-type="float">
            <text:p>100597</text:p>
          </table:table-cell>
          <table:table-cell office:value-type="float" office:value="94322" calcext:value-type="float">
            <text:p>94322</text:p>
          </table:table-cell>
          <table:table-cell table:formula="of:=([.E681]-[.F681])*100/[.E681]" office:value-type="float" office:value="6.23776056940068" calcext:value-type="float">
            <text:p>6.2377605694</text:p>
          </table:table-cell>
          <table:table-cell table:formula="of:=IF([.E681]&gt;[.F681]; 1; 0)" office:value-type="float" office:value="1" calcext:value-type="float">
            <text:p>1</text:p>
          </table:table-cell>
          <table:table-cell office:value-type="float" office:value="11958" calcext:value-type="float">
            <text:p>11958</text:p>
          </table:table-cell>
          <table:table-cell office:value-type="float" office:value="12295" calcext:value-type="float">
            <text:p>12295</text:p>
          </table:table-cell>
          <table:table-cell table:formula="of:=([.I681]-[.J681])*100/[.I681]" office:value-type="float" office:value="-2.81819702291353" calcext:value-type="float">
            <text:p>-2.8181970229</text:p>
          </table:table-cell>
          <table:table-cell table:formula="of:=IF([.I681]&gt;[.J681]; 1; 0)" office:value-type="float" office:value="0" calcext:value-type="float">
            <text:p>0</text:p>
          </table:table-cell>
          <table:table-cell office:value-type="float" office:value="37800" calcext:value-type="float">
            <text:p>37800</text:p>
          </table:table-cell>
          <table:table-cell office:value-type="float" office:value="36191" calcext:value-type="float">
            <text:p>36191</text:p>
          </table:table-cell>
          <table:table-cell table:formula="of:=([.M681]-[.N681])*100/[.M681]" office:value-type="float" office:value="4.25661375661376" calcext:value-type="float">
            <text:p>4.2566137566</text:p>
          </table:table-cell>
          <table:table-cell table:formula="of:=IF([.M681]&gt;[.N68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9091" calcext:value-type="float">
            <text:p>1719091</text:p>
          </table:table-cell>
          <table:table-cell office:value-type="float" office:value="1689518" calcext:value-type="float">
            <text:p>1689518</text:p>
          </table:table-cell>
          <table:table-cell table:formula="of:=([.A682]-[.B682])*100/[.A682]" office:value-type="float" office:value="1.72026960760076" calcext:value-type="float">
            <text:p>1.7202696076</text:p>
          </table:table-cell>
          <table:table-cell table:formula="of:=IF([.A682]&gt;[.B682]; 1; 0)" office:value-type="float" office:value="1" calcext:value-type="float">
            <text:p>1</text:p>
          </table:table-cell>
          <table:table-cell office:value-type="float" office:value="323387" calcext:value-type="float">
            <text:p>323387</text:p>
          </table:table-cell>
          <table:table-cell office:value-type="float" office:value="296603" calcext:value-type="float">
            <text:p>296603</text:p>
          </table:table-cell>
          <table:table-cell table:formula="of:=([.E682]-[.F682])*100/[.E682]" office:value-type="float" office:value="8.28233664309326" calcext:value-type="float">
            <text:p>8.2823366431</text:p>
          </table:table-cell>
          <table:table-cell table:formula="of:=IF([.E682]&gt;[.F682]; 1; 0)" office:value-type="float" office:value="1" calcext:value-type="float">
            <text:p>1</text:p>
          </table:table-cell>
          <table:table-cell office:value-type="float" office:value="55239" calcext:value-type="float">
            <text:p>55239</text:p>
          </table:table-cell>
          <table:table-cell office:value-type="float" office:value="44685" calcext:value-type="float">
            <text:p>44685</text:p>
          </table:table-cell>
          <table:table-cell table:formula="of:=([.I682]-[.J682])*100/[.I682]" office:value-type="float" office:value="19.1060663661543" calcext:value-type="float">
            <text:p>19.1060663662</text:p>
          </table:table-cell>
          <table:table-cell table:formula="of:=IF([.I682]&gt;[.J682]; 1; 0)" office:value-type="float" office:value="1" calcext:value-type="float">
            <text:p>1</text:p>
          </table:table-cell>
          <table:table-cell office:value-type="float" office:value="128582" calcext:value-type="float">
            <text:p>128582</text:p>
          </table:table-cell>
          <table:table-cell office:value-type="float" office:value="112729" calcext:value-type="float">
            <text:p>112729</text:p>
          </table:table-cell>
          <table:table-cell table:formula="of:=([.M682]-[.N682])*100/[.M682]" office:value-type="float" office:value="12.3290973853261" calcext:value-type="float">
            <text:p>12.3290973853</text:p>
          </table:table-cell>
          <table:table-cell table:formula="of:=IF([.M682]&gt;[.N68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992" calcext:value-type="float">
            <text:p>613992</text:p>
          </table:table-cell>
          <table:table-cell office:value-type="float" office:value="616094" calcext:value-type="float">
            <text:p>616094</text:p>
          </table:table-cell>
          <table:table-cell table:formula="of:=([.A683]-[.B683])*100/[.A683]" office:value-type="float" office:value="-0.342349737455863" calcext:value-type="float">
            <text:p>-0.3423497375</text:p>
          </table:table-cell>
          <table:table-cell table:formula="of:=IF([.A683]&gt;[.B683]; 1; 0)" office:value-type="float" office:value="0" calcext:value-type="float">
            <text:p>0</text:p>
          </table:table-cell>
          <table:table-cell office:value-type="float" office:value="97719" calcext:value-type="float">
            <text:p>97719</text:p>
          </table:table-cell>
          <table:table-cell office:value-type="float" office:value="96247" calcext:value-type="float">
            <text:p>96247</text:p>
          </table:table-cell>
          <table:table-cell table:formula="of:=([.E683]-[.F683])*100/[.E683]" office:value-type="float" office:value="1.50636007327132" calcext:value-type="float">
            <text:p>1.5063600733</text:p>
          </table:table-cell>
          <table:table-cell table:formula="of:=IF([.E683]&gt;[.F683]; 1; 0)" office:value-type="float" office:value="1" calcext:value-type="float">
            <text:p>1</text:p>
          </table:table-cell>
          <table:table-cell office:value-type="float" office:value="12403" calcext:value-type="float">
            <text:p>12403</text:p>
          </table:table-cell>
          <table:table-cell office:value-type="float" office:value="18040" calcext:value-type="float">
            <text:p>18040</text:p>
          </table:table-cell>
          <table:table-cell table:formula="of:=([.I683]-[.J683])*100/[.I683]" office:value-type="float" office:value="-45.4486817705394" calcext:value-type="float">
            <text:p>-45.4486817705</text:p>
          </table:table-cell>
          <table:table-cell table:formula="of:=IF([.I683]&gt;[.J683]; 1; 0)" office:value-type="float" office:value="0" calcext:value-type="float">
            <text:p>0</text:p>
          </table:table-cell>
          <table:table-cell office:value-type="float" office:value="37938" calcext:value-type="float">
            <text:p>37938</text:p>
          </table:table-cell>
          <table:table-cell office:value-type="float" office:value="36797" calcext:value-type="float">
            <text:p>36797</text:p>
          </table:table-cell>
          <table:table-cell table:formula="of:=([.M683]-[.N683])*100/[.M683]" office:value-type="float" office:value="3.00753861563604" calcext:value-type="float">
            <text:p>3.0075386156</text:p>
          </table:table-cell>
          <table:table-cell table:formula="of:=IF([.M683]&gt;[.N68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4526" calcext:value-type="float">
            <text:p>1704526</text:p>
          </table:table-cell>
          <table:table-cell office:value-type="float" office:value="1884865" calcext:value-type="float">
            <text:p>1884865</text:p>
          </table:table-cell>
          <table:table-cell table:formula="of:=([.A684]-[.B684])*100/[.A684]" office:value-type="float" office:value="-10.5800087531666" calcext:value-type="float">
            <text:p>-10.5800087532</text:p>
          </table:table-cell>
          <table:table-cell table:formula="of:=IF([.A684]&gt;[.B684]; 1; 0)" office:value-type="float" office:value="0" calcext:value-type="float">
            <text:p>0</text:p>
          </table:table-cell>
          <table:table-cell office:value-type="float" office:value="326812" calcext:value-type="float">
            <text:p>326812</text:p>
          </table:table-cell>
          <table:table-cell office:value-type="float" office:value="369842" calcext:value-type="float">
            <text:p>369842</text:p>
          </table:table-cell>
          <table:table-cell table:formula="of:=([.E684]-[.F684])*100/[.E684]" office:value-type="float" office:value="-13.166591190042" calcext:value-type="float">
            <text:p>-13.16659119</text:p>
          </table:table-cell>
          <table:table-cell table:formula="of:=IF([.E684]&gt;[.F684]; 1; 0)" office:value-type="float" office:value="0" calcext:value-type="float">
            <text:p>0</text:p>
          </table:table-cell>
          <table:table-cell office:value-type="float" office:value="67010" calcext:value-type="float">
            <text:p>67010</text:p>
          </table:table-cell>
          <table:table-cell office:value-type="float" office:value="44009" calcext:value-type="float">
            <text:p>44009</text:p>
          </table:table-cell>
          <table:table-cell table:formula="of:=([.I684]-[.J684])*100/[.I684]" office:value-type="float" office:value="34.3247276525892" calcext:value-type="float">
            <text:p>34.3247276526</text:p>
          </table:table-cell>
          <table:table-cell table:formula="of:=IF([.I684]&gt;[.J684]; 1; 0)" office:value-type="float" office:value="1" calcext:value-type="float">
            <text:p>1</text:p>
          </table:table-cell>
          <table:table-cell office:value-type="float" office:value="128872" calcext:value-type="float">
            <text:p>128872</text:p>
          </table:table-cell>
          <table:table-cell office:value-type="float" office:value="112491" calcext:value-type="float">
            <text:p>112491</text:p>
          </table:table-cell>
          <table:table-cell table:formula="of:=([.M684]-[.N684])*100/[.M684]" office:value-type="float" office:value="12.7110621391769" calcext:value-type="float">
            <text:p>12.7110621392</text:p>
          </table:table-cell>
          <table:table-cell table:formula="of:=IF([.M684]&gt;[.N68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2617" calcext:value-type="float">
            <text:p>632617</text:p>
          </table:table-cell>
          <table:table-cell office:value-type="float" office:value="635268" calcext:value-type="float">
            <text:p>635268</text:p>
          </table:table-cell>
          <table:table-cell table:formula="of:=([.A685]-[.B685])*100/[.A685]" office:value-type="float" office:value="-0.419052918274406" calcext:value-type="float">
            <text:p>-0.4190529183</text:p>
          </table:table-cell>
          <table:table-cell table:formula="of:=IF([.A685]&gt;[.B685]; 1; 0)" office:value-type="float" office:value="0" calcext:value-type="float">
            <text:p>0</text:p>
          </table:table-cell>
          <table:table-cell office:value-type="float" office:value="101006" calcext:value-type="float">
            <text:p>101006</text:p>
          </table:table-cell>
          <table:table-cell office:value-type="float" office:value="99780" calcext:value-type="float">
            <text:p>99780</text:p>
          </table:table-cell>
          <table:table-cell table:formula="of:=([.E685]-[.F685])*100/[.E685]" office:value-type="float" office:value="1.21378927984476" calcext:value-type="float">
            <text:p>1.2137892798</text:p>
          </table:table-cell>
          <table:table-cell table:formula="of:=IF([.E685]&gt;[.F685]; 1; 0)" office:value-type="float" office:value="1" calcext:value-type="float">
            <text:p>1</text:p>
          </table:table-cell>
          <table:table-cell office:value-type="float" office:value="12360" calcext:value-type="float">
            <text:p>12360</text:p>
          </table:table-cell>
          <table:table-cell office:value-type="float" office:value="13013" calcext:value-type="float">
            <text:p>13013</text:p>
          </table:table-cell>
          <table:table-cell table:formula="of:=([.I685]-[.J685])*100/[.I685]" office:value-type="float" office:value="-5.2831715210356" calcext:value-type="float">
            <text:p>-5.283171521</text:p>
          </table:table-cell>
          <table:table-cell table:formula="of:=IF([.I685]&gt;[.J685]; 1; 0)" office:value-type="float" office:value="0" calcext:value-type="float">
            <text:p>0</text:p>
          </table:table-cell>
          <table:table-cell office:value-type="float" office:value="38700" calcext:value-type="float">
            <text:p>38700</text:p>
          </table:table-cell>
          <table:table-cell office:value-type="float" office:value="40673" calcext:value-type="float">
            <text:p>40673</text:p>
          </table:table-cell>
          <table:table-cell table:formula="of:=([.M685]-[.N685])*100/[.M685]" office:value-type="float" office:value="-5.09819121447028" calcext:value-type="float">
            <text:p>-5.0981912145</text:p>
          </table:table-cell>
          <table:table-cell table:formula="of:=IF([.M685]&gt;[.N68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5793" calcext:value-type="float">
            <text:p>1705793</text:p>
          </table:table-cell>
          <table:table-cell office:value-type="float" office:value="1794434" calcext:value-type="float">
            <text:p>1794434</text:p>
          </table:table-cell>
          <table:table-cell table:formula="of:=([.A686]-[.B686])*100/[.A686]" office:value-type="float" office:value="-5.19646873917292" calcext:value-type="float">
            <text:p>-5.1964687392</text:p>
          </table:table-cell>
          <table:table-cell table:formula="of:=IF([.A686]&gt;[.B686]; 1; 0)" office:value-type="float" office:value="0" calcext:value-type="float">
            <text:p>0</text:p>
          </table:table-cell>
          <table:table-cell office:value-type="float" office:value="363870" calcext:value-type="float">
            <text:p>363870</text:p>
          </table:table-cell>
          <table:table-cell office:value-type="float" office:value="296477" calcext:value-type="float">
            <text:p>296477</text:p>
          </table:table-cell>
          <table:table-cell table:formula="of:=([.E686]-[.F686])*100/[.E686]" office:value-type="float" office:value="18.5211751449694" calcext:value-type="float">
            <text:p>18.521175145</text:p>
          </table:table-cell>
          <table:table-cell table:formula="of:=IF([.E686]&gt;[.F686]; 1; 0)" office:value-type="float" office:value="1" calcext:value-type="float">
            <text:p>1</text:p>
          </table:table-cell>
          <table:table-cell office:value-type="float" office:value="54602" calcext:value-type="float">
            <text:p>54602</text:p>
          </table:table-cell>
          <table:table-cell office:value-type="float" office:value="45320" calcext:value-type="float">
            <text:p>45320</text:p>
          </table:table-cell>
          <table:table-cell table:formula="of:=([.I686]-[.J686])*100/[.I686]" office:value-type="float" office:value="16.9993773121864" calcext:value-type="float">
            <text:p>16.9993773122</text:p>
          </table:table-cell>
          <table:table-cell table:formula="of:=IF([.I686]&gt;[.J686]; 1; 0)" office:value-type="float" office:value="1" calcext:value-type="float">
            <text:p>1</text:p>
          </table:table-cell>
          <table:table-cell office:value-type="float" office:value="128856" calcext:value-type="float">
            <text:p>128856</text:p>
          </table:table-cell>
          <table:table-cell office:value-type="float" office:value="111609" calcext:value-type="float">
            <text:p>111609</text:p>
          </table:table-cell>
          <table:table-cell table:formula="of:=([.M686]-[.N686])*100/[.M686]" office:value-type="float" office:value="13.3847085118272" calcext:value-type="float">
            <text:p>13.3847085118</text:p>
          </table:table-cell>
          <table:table-cell table:formula="of:=IF([.M686]&gt;[.N68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4510" calcext:value-type="float">
            <text:p>644510</text:p>
          </table:table-cell>
          <table:table-cell office:value-type="float" office:value="645485" calcext:value-type="float">
            <text:p>645485</text:p>
          </table:table-cell>
          <table:table-cell table:formula="of:=([.A687]-[.B687])*100/[.A687]" office:value-type="float" office:value="-0.151277714853144" calcext:value-type="float">
            <text:p>-0.1512777149</text:p>
          </table:table-cell>
          <table:table-cell table:formula="of:=IF([.A687]&gt;[.B687]; 1; 0)" office:value-type="float" office:value="0" calcext:value-type="float">
            <text:p>0</text:p>
          </table:table-cell>
          <table:table-cell office:value-type="float" office:value="102266" calcext:value-type="float">
            <text:p>102266</text:p>
          </table:table-cell>
          <table:table-cell office:value-type="float" office:value="103501" calcext:value-type="float">
            <text:p>103501</text:p>
          </table:table-cell>
          <table:table-cell table:formula="of:=([.E687]-[.F687])*100/[.E687]" office:value-type="float" office:value="-1.20763499110164" calcext:value-type="float">
            <text:p>-1.2076349911</text:p>
          </table:table-cell>
          <table:table-cell table:formula="of:=IF([.E687]&gt;[.F687]; 1; 0)" office:value-type="float" office:value="0" calcext:value-type="float">
            <text:p>0</text:p>
          </table:table-cell>
          <table:table-cell office:value-type="float" office:value="12521" calcext:value-type="float">
            <text:p>12521</text:p>
          </table:table-cell>
          <table:table-cell office:value-type="float" office:value="13664" calcext:value-type="float">
            <text:p>13664</text:p>
          </table:table-cell>
          <table:table-cell table:formula="of:=([.I687]-[.J687])*100/[.I687]" office:value-type="float" office:value="-9.12866384474084" calcext:value-type="float">
            <text:p>-9.1286638447</text:p>
          </table:table-cell>
          <table:table-cell table:formula="of:=IF([.I687]&gt;[.J687]; 1; 0)" office:value-type="float" office:value="0" calcext:value-type="float">
            <text:p>0</text:p>
          </table:table-cell>
          <table:table-cell office:value-type="float" office:value="39299" calcext:value-type="float">
            <text:p>39299</text:p>
          </table:table-cell>
          <table:table-cell office:value-type="float" office:value="38911" calcext:value-type="float">
            <text:p>38911</text:p>
          </table:table-cell>
          <table:table-cell table:formula="of:=([.M687]-[.N687])*100/[.M687]" office:value-type="float" office:value="0.987302475889972" calcext:value-type="float">
            <text:p>0.9873024759</text:p>
          </table:table-cell>
          <table:table-cell table:formula="of:=IF([.M687]&gt;[.N68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4128" calcext:value-type="float">
            <text:p>1704128</text:p>
          </table:table-cell>
          <table:table-cell office:value-type="float" office:value="1688847" calcext:value-type="float">
            <text:p>1688847</text:p>
          </table:table-cell>
          <table:table-cell table:formula="of:=([.A688]-[.B688])*100/[.A688]" office:value-type="float" office:value="0.896704942351748" calcext:value-type="float">
            <text:p>0.8967049424</text:p>
          </table:table-cell>
          <table:table-cell table:formula="of:=IF([.A688]&gt;[.B688]; 1; 0)" office:value-type="float" office:value="1" calcext:value-type="float">
            <text:p>1</text:p>
          </table:table-cell>
          <table:table-cell office:value-type="float" office:value="325630" calcext:value-type="float">
            <text:p>325630</text:p>
          </table:table-cell>
          <table:table-cell office:value-type="float" office:value="295322" calcext:value-type="float">
            <text:p>295322</text:p>
          </table:table-cell>
          <table:table-cell table:formula="of:=([.E688]-[.F688])*100/[.E688]" office:value-type="float" office:value="9.3074962380616" calcext:value-type="float">
            <text:p>9.3074962381</text:p>
          </table:table-cell>
          <table:table-cell table:formula="of:=IF([.E688]&gt;[.F688]; 1; 0)" office:value-type="float" office:value="1" calcext:value-type="float">
            <text:p>1</text:p>
          </table:table-cell>
          <table:table-cell office:value-type="float" office:value="56359" calcext:value-type="float">
            <text:p>56359</text:p>
          </table:table-cell>
          <table:table-cell office:value-type="float" office:value="55513" calcext:value-type="float">
            <text:p>55513</text:p>
          </table:table-cell>
          <table:table-cell table:formula="of:=([.I688]-[.J688])*100/[.I688]" office:value-type="float" office:value="1.5010912187938" calcext:value-type="float">
            <text:p>1.5010912188</text:p>
          </table:table-cell>
          <table:table-cell table:formula="of:=IF([.I688]&gt;[.J688]; 1; 0)" office:value-type="float" office:value="1" calcext:value-type="float">
            <text:p>1</text:p>
          </table:table-cell>
          <table:table-cell office:value-type="float" office:value="125837" calcext:value-type="float">
            <text:p>125837</text:p>
          </table:table-cell>
          <table:table-cell office:value-type="float" office:value="111460" calcext:value-type="float">
            <text:p>111460</text:p>
          </table:table-cell>
          <table:table-cell table:formula="of:=([.M688]-[.N688])*100/[.M688]" office:value-type="float" office:value="11.4250975468265" calcext:value-type="float">
            <text:p>11.4250975468</text:p>
          </table:table-cell>
          <table:table-cell table:formula="of:=IF([.M688]&gt;[.N68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7051" calcext:value-type="float">
            <text:p>657051</text:p>
          </table:table-cell>
          <table:table-cell office:value-type="float" office:value="664382" calcext:value-type="float">
            <text:p>664382</text:p>
          </table:table-cell>
          <table:table-cell table:formula="of:=([.A689]-[.B689])*100/[.A689]" office:value-type="float" office:value="-1.11574291797745" calcext:value-type="float">
            <text:p>-1.115742918</text:p>
          </table:table-cell>
          <table:table-cell table:formula="of:=IF([.A689]&gt;[.B689]; 1; 0)" office:value-type="float" office:value="0" calcext:value-type="float">
            <text:p>0</text:p>
          </table:table-cell>
          <table:table-cell office:value-type="float" office:value="104833" calcext:value-type="float">
            <text:p>104833</text:p>
          </table:table-cell>
          <table:table-cell office:value-type="float" office:value="103214" calcext:value-type="float">
            <text:p>103214</text:p>
          </table:table-cell>
          <table:table-cell table:formula="of:=([.E689]-[.F689])*100/[.E689]" office:value-type="float" office:value="1.54436103135463" calcext:value-type="float">
            <text:p>1.5443610314</text:p>
          </table:table-cell>
          <table:table-cell table:formula="of:=IF([.E689]&gt;[.F689]; 1; 0)" office:value-type="float" office:value="1" calcext:value-type="float">
            <text:p>1</text:p>
          </table:table-cell>
          <table:table-cell office:value-type="float" office:value="13093" calcext:value-type="float">
            <text:p>13093</text:p>
          </table:table-cell>
          <table:table-cell office:value-type="float" office:value="13131" calcext:value-type="float">
            <text:p>13131</text:p>
          </table:table-cell>
          <table:table-cell table:formula="of:=([.I689]-[.J689])*100/[.I689]" office:value-type="float" office:value="-0.290231421370198" calcext:value-type="float">
            <text:p>-0.2902314214</text:p>
          </table:table-cell>
          <table:table-cell table:formula="of:=IF([.I689]&gt;[.J689]; 1; 0)" office:value-type="float" office:value="0" calcext:value-type="float">
            <text:p>0</text:p>
          </table:table-cell>
          <table:table-cell office:value-type="float" office:value="40907" calcext:value-type="float">
            <text:p>40907</text:p>
          </table:table-cell>
          <table:table-cell office:value-type="float" office:value="40218" calcext:value-type="float">
            <text:p>40218</text:p>
          </table:table-cell>
          <table:table-cell table:formula="of:=([.M689]-[.N689])*100/[.M689]" office:value-type="float" office:value="1.68430830909135" calcext:value-type="float">
            <text:p>1.6843083091</text:p>
          </table:table-cell>
          <table:table-cell table:formula="of:=IF([.M689]&gt;[.N68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8771" calcext:value-type="float">
            <text:p>1708771</text:p>
          </table:table-cell>
          <table:table-cell office:value-type="float" office:value="1692212" calcext:value-type="float">
            <text:p>1692212</text:p>
          </table:table-cell>
          <table:table-cell table:formula="of:=([.A690]-[.B690])*100/[.A690]" office:value-type="float" office:value="0.969059048871967" calcext:value-type="float">
            <text:p>0.9690590489</text:p>
          </table:table-cell>
          <table:table-cell table:formula="of:=IF([.A690]&gt;[.B690]; 1; 0)" office:value-type="float" office:value="1" calcext:value-type="float">
            <text:p>1</text:p>
          </table:table-cell>
          <table:table-cell office:value-type="float" office:value="325797" calcext:value-type="float">
            <text:p>325797</text:p>
          </table:table-cell>
          <table:table-cell office:value-type="float" office:value="292506" calcext:value-type="float">
            <text:p>292506</text:p>
          </table:table-cell>
          <table:table-cell table:formula="of:=([.E690]-[.F690])*100/[.E690]" office:value-type="float" office:value="10.2183261355998" calcext:value-type="float">
            <text:p>10.2183261356</text:p>
          </table:table-cell>
          <table:table-cell table:formula="of:=IF([.E690]&gt;[.F690]; 1; 0)" office:value-type="float" office:value="1" calcext:value-type="float">
            <text:p>1</text:p>
          </table:table-cell>
          <table:table-cell office:value-type="float" office:value="54400" calcext:value-type="float">
            <text:p>54400</text:p>
          </table:table-cell>
          <table:table-cell office:value-type="float" office:value="43529" calcext:value-type="float">
            <text:p>43529</text:p>
          </table:table-cell>
          <table:table-cell table:formula="of:=([.I690]-[.J690])*100/[.I690]" office:value-type="float" office:value="19.9834558823529" calcext:value-type="float">
            <text:p>19.9834558824</text:p>
          </table:table-cell>
          <table:table-cell table:formula="of:=IF([.I690]&gt;[.J690]; 1; 0)" office:value-type="float" office:value="1" calcext:value-type="float">
            <text:p>1</text:p>
          </table:table-cell>
          <table:table-cell office:value-type="float" office:value="129191" calcext:value-type="float">
            <text:p>129191</text:p>
          </table:table-cell>
          <table:table-cell office:value-type="float" office:value="113188" calcext:value-type="float">
            <text:p>113188</text:p>
          </table:table-cell>
          <table:table-cell table:formula="of:=([.M690]-[.N690])*100/[.M690]" office:value-type="float" office:value="12.3870857877097" calcext:value-type="float">
            <text:p>12.3870857877</text:p>
          </table:table-cell>
          <table:table-cell table:formula="of:=IF([.M690]&gt;[.N69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0444" calcext:value-type="float">
            <text:p>680444</text:p>
          </table:table-cell>
          <table:table-cell office:value-type="float" office:value="683764" calcext:value-type="float">
            <text:p>683764</text:p>
          </table:table-cell>
          <table:table-cell table:formula="of:=([.A691]-[.B691])*100/[.A691]" office:value-type="float" office:value="-0.487916713204907" calcext:value-type="float">
            <text:p>-0.4879167132</text:p>
          </table:table-cell>
          <table:table-cell table:formula="of:=IF([.A691]&gt;[.B691]; 1; 0)" office:value-type="float" office:value="0" calcext:value-type="float">
            <text:p>0</text:p>
          </table:table-cell>
          <table:table-cell office:value-type="float" office:value="109114" calcext:value-type="float">
            <text:p>109114</text:p>
          </table:table-cell>
          <table:table-cell office:value-type="float" office:value="106434" calcext:value-type="float">
            <text:p>106434</text:p>
          </table:table-cell>
          <table:table-cell table:formula="of:=([.E691]-[.F691])*100/[.E691]" office:value-type="float" office:value="2.45614678226442" calcext:value-type="float">
            <text:p>2.4561467823</text:p>
          </table:table-cell>
          <table:table-cell table:formula="of:=IF([.E691]&gt;[.F691]; 1; 0)" office:value-type="float" office:value="1" calcext:value-type="float">
            <text:p>1</text:p>
          </table:table-cell>
          <table:table-cell office:value-type="float" office:value="13496" calcext:value-type="float">
            <text:p>13496</text:p>
          </table:table-cell>
          <table:table-cell office:value-type="float" office:value="14010" calcext:value-type="float">
            <text:p>14010</text:p>
          </table:table-cell>
          <table:table-cell table:formula="of:=([.I691]-[.J691])*100/[.I691]" office:value-type="float" office:value="-3.80853586247777" calcext:value-type="float">
            <text:p>-3.8085358625</text:p>
          </table:table-cell>
          <table:table-cell table:formula="of:=IF([.I691]&gt;[.J691]; 1; 0)" office:value-type="float" office:value="0" calcext:value-type="float">
            <text:p>0</text:p>
          </table:table-cell>
          <table:table-cell office:value-type="float" office:value="41336" calcext:value-type="float">
            <text:p>41336</text:p>
          </table:table-cell>
          <table:table-cell office:value-type="float" office:value="40577" calcext:value-type="float">
            <text:p>40577</text:p>
          </table:table-cell>
          <table:table-cell table:formula="of:=([.M691]-[.N691])*100/[.M691]" office:value-type="float" office:value="1.83617185988001" calcext:value-type="float">
            <text:p>1.8361718599</text:p>
          </table:table-cell>
          <table:table-cell table:formula="of:=IF([.M691]&gt;[.N69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6236" calcext:value-type="float">
            <text:p>1706236</text:p>
          </table:table-cell>
          <table:table-cell office:value-type="float" office:value="1682296" calcext:value-type="float">
            <text:p>1682296</text:p>
          </table:table-cell>
          <table:table-cell table:formula="of:=([.A692]-[.B692])*100/[.A692]" office:value-type="float" office:value="1.40308843559742" calcext:value-type="float">
            <text:p>1.4030884356</text:p>
          </table:table-cell>
          <table:table-cell table:formula="of:=IF([.A692]&gt;[.B692]; 1; 0)" office:value-type="float" office:value="1" calcext:value-type="float">
            <text:p>1</text:p>
          </table:table-cell>
          <table:table-cell office:value-type="float" office:value="322112" calcext:value-type="float">
            <text:p>322112</text:p>
          </table:table-cell>
          <table:table-cell office:value-type="float" office:value="294037" calcext:value-type="float">
            <text:p>294037</text:p>
          </table:table-cell>
          <table:table-cell table:formula="of:=([.E692]-[.F692])*100/[.E692]" office:value-type="float" office:value="8.71591247764753" calcext:value-type="float">
            <text:p>8.7159124776</text:p>
          </table:table-cell>
          <table:table-cell table:formula="of:=IF([.E692]&gt;[.F692]; 1; 0)" office:value-type="float" office:value="1" calcext:value-type="float">
            <text:p>1</text:p>
          </table:table-cell>
          <table:table-cell office:value-type="float" office:value="56030" calcext:value-type="float">
            <text:p>56030</text:p>
          </table:table-cell>
          <table:table-cell office:value-type="float" office:value="44151" calcext:value-type="float">
            <text:p>44151</text:p>
          </table:table-cell>
          <table:table-cell table:formula="of:=([.I692]-[.J692])*100/[.I692]" office:value-type="float" office:value="21.2011422452258" calcext:value-type="float">
            <text:p>21.2011422452</text:p>
          </table:table-cell>
          <table:table-cell table:formula="of:=IF([.I692]&gt;[.J692]; 1; 0)" office:value-type="float" office:value="1" calcext:value-type="float">
            <text:p>1</text:p>
          </table:table-cell>
          <table:table-cell office:value-type="float" office:value="128451" calcext:value-type="float">
            <text:p>128451</text:p>
          </table:table-cell>
          <table:table-cell office:value-type="float" office:value="119755" calcext:value-type="float">
            <text:p>119755</text:p>
          </table:table-cell>
          <table:table-cell table:formula="of:=([.M692]-[.N692])*100/[.M692]" office:value-type="float" office:value="6.76989669212384" calcext:value-type="float">
            <text:p>6.7698966921</text:p>
          </table:table-cell>
          <table:table-cell table:formula="of:=IF([.M692]&gt;[.N69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7511" calcext:value-type="float">
            <text:p>697511</text:p>
          </table:table-cell>
          <table:table-cell office:value-type="float" office:value="703566" calcext:value-type="float">
            <text:p>703566</text:p>
          </table:table-cell>
          <table:table-cell table:formula="of:=([.A693]-[.B693])*100/[.A693]" office:value-type="float" office:value="-0.86808666816724" calcext:value-type="float">
            <text:p>-0.8680866682</text:p>
          </table:table-cell>
          <table:table-cell table:formula="of:=IF([.A693]&gt;[.B693]; 1; 0)" office:value-type="float" office:value="0" calcext:value-type="float">
            <text:p>0</text:p>
          </table:table-cell>
          <table:table-cell office:value-type="float" office:value="109441" calcext:value-type="float">
            <text:p>109441</text:p>
          </table:table-cell>
          <table:table-cell office:value-type="float" office:value="108482" calcext:value-type="float">
            <text:p>108482</text:p>
          </table:table-cell>
          <table:table-cell table:formula="of:=([.E693]-[.F693])*100/[.E693]" office:value-type="float" office:value="0.876271232901746" calcext:value-type="float">
            <text:p>0.8762712329</text:p>
          </table:table-cell>
          <table:table-cell table:formula="of:=IF([.E693]&gt;[.F693]; 1; 0)" office:value-type="float" office:value="1" calcext:value-type="float">
            <text:p>1</text:p>
          </table:table-cell>
          <table:table-cell office:value-type="float" office:value="13727" calcext:value-type="float">
            <text:p>13727</text:p>
          </table:table-cell>
          <table:table-cell office:value-type="float" office:value="14103" calcext:value-type="float">
            <text:p>14103</text:p>
          </table:table-cell>
          <table:table-cell table:formula="of:=([.I693]-[.J693])*100/[.I693]" office:value-type="float" office:value="-2.73912726742915" calcext:value-type="float">
            <text:p>-2.7391272674</text:p>
          </table:table-cell>
          <table:table-cell table:formula="of:=IF([.I693]&gt;[.J693]; 1; 0)" office:value-type="float" office:value="0" calcext:value-type="float">
            <text:p>0</text:p>
          </table:table-cell>
          <table:table-cell office:value-type="float" office:value="43045" calcext:value-type="float">
            <text:p>43045</text:p>
          </table:table-cell>
          <table:table-cell office:value-type="float" office:value="42275" calcext:value-type="float">
            <text:p>42275</text:p>
          </table:table-cell>
          <table:table-cell table:formula="of:=([.M693]-[.N693])*100/[.M693]" office:value-type="float" office:value="1.78882564757812" calcext:value-type="float">
            <text:p>1.7888256476</text:p>
          </table:table-cell>
          <table:table-cell table:formula="of:=IF([.M693]&gt;[.N69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0760" calcext:value-type="float">
            <text:p>1720760</text:p>
          </table:table-cell>
          <table:table-cell office:value-type="float" office:value="1682904" calcext:value-type="float">
            <text:p>1682904</text:p>
          </table:table-cell>
          <table:table-cell table:formula="of:=([.A694]-[.B694])*100/[.A694]" office:value-type="float" office:value="2.1999581580232" calcext:value-type="float">
            <text:p>2.199958158</text:p>
          </table:table-cell>
          <table:table-cell table:formula="of:=IF([.A694]&gt;[.B694]; 1; 0)" office:value-type="float" office:value="1" calcext:value-type="float">
            <text:p>1</text:p>
          </table:table-cell>
          <table:table-cell office:value-type="float" office:value="321727" calcext:value-type="float">
            <text:p>321727</text:p>
          </table:table-cell>
          <table:table-cell office:value-type="float" office:value="294804" calcext:value-type="float">
            <text:p>294804</text:p>
          </table:table-cell>
          <table:table-cell table:formula="of:=([.E694]-[.F694])*100/[.E694]" office:value-type="float" office:value="8.36827496604264" calcext:value-type="float">
            <text:p>8.368274966</text:p>
          </table:table-cell>
          <table:table-cell table:formula="of:=IF([.E694]&gt;[.F694]; 1; 0)" office:value-type="float" office:value="1" calcext:value-type="float">
            <text:p>1</text:p>
          </table:table-cell>
          <table:table-cell office:value-type="float" office:value="55814" calcext:value-type="float">
            <text:p>55814</text:p>
          </table:table-cell>
          <table:table-cell office:value-type="float" office:value="44081" calcext:value-type="float">
            <text:p>44081</text:p>
          </table:table-cell>
          <table:table-cell table:formula="of:=([.I694]-[.J694])*100/[.I694]" office:value-type="float" office:value="21.0216074819938" calcext:value-type="float">
            <text:p>21.021607482</text:p>
          </table:table-cell>
          <table:table-cell table:formula="of:=IF([.I694]&gt;[.J694]; 1; 0)" office:value-type="float" office:value="1" calcext:value-type="float">
            <text:p>1</text:p>
          </table:table-cell>
          <table:table-cell office:value-type="float" office:value="129018" calcext:value-type="float">
            <text:p>129018</text:p>
          </table:table-cell>
          <table:table-cell office:value-type="float" office:value="112227" calcext:value-type="float">
            <text:p>112227</text:p>
          </table:table-cell>
          <table:table-cell table:formula="of:=([.M694]-[.N694])*100/[.M694]" office:value-type="float" office:value="13.0144630981723" calcext:value-type="float">
            <text:p>13.0144630982</text:p>
          </table:table-cell>
          <table:table-cell table:formula="of:=IF([.M694]&gt;[.N69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6962" calcext:value-type="float">
            <text:p>716962</text:p>
          </table:table-cell>
          <table:table-cell office:value-type="float" office:value="724780" calcext:value-type="float">
            <text:p>724780</text:p>
          </table:table-cell>
          <table:table-cell table:formula="of:=([.A695]-[.B695])*100/[.A695]" office:value-type="float" office:value="-1.09043436053794" calcext:value-type="float">
            <text:p>-1.0904343605</text:p>
          </table:table-cell>
          <table:table-cell table:formula="of:=IF([.A695]&gt;[.B695]; 1; 0)" office:value-type="float" office:value="0" calcext:value-type="float">
            <text:p>0</text:p>
          </table:table-cell>
          <table:table-cell office:value-type="float" office:value="113933" calcext:value-type="float">
            <text:p>113933</text:p>
          </table:table-cell>
          <table:table-cell office:value-type="float" office:value="110629" calcext:value-type="float">
            <text:p>110629</text:p>
          </table:table-cell>
          <table:table-cell table:formula="of:=([.E695]-[.F695])*100/[.E695]" office:value-type="float" office:value="2.89994997059675" calcext:value-type="float">
            <text:p>2.8999499706</text:p>
          </table:table-cell>
          <table:table-cell table:formula="of:=IF([.E695]&gt;[.F695]; 1; 0)" office:value-type="float" office:value="1" calcext:value-type="float">
            <text:p>1</text:p>
          </table:table-cell>
          <table:table-cell office:value-type="float" office:value="14267" calcext:value-type="float">
            <text:p>14267</text:p>
          </table:table-cell>
          <table:table-cell office:value-type="float" office:value="14826" calcext:value-type="float">
            <text:p>14826</text:p>
          </table:table-cell>
          <table:table-cell table:formula="of:=([.I695]-[.J695])*100/[.I695]" office:value-type="float" office:value="-3.91813275390762" calcext:value-type="float">
            <text:p>-3.9181327539</text:p>
          </table:table-cell>
          <table:table-cell table:formula="of:=IF([.I695]&gt;[.J695]; 1; 0)" office:value-type="float" office:value="0" calcext:value-type="float">
            <text:p>0</text:p>
          </table:table-cell>
          <table:table-cell office:value-type="float" office:value="43739" calcext:value-type="float">
            <text:p>43739</text:p>
          </table:table-cell>
          <table:table-cell office:value-type="float" office:value="43021" calcext:value-type="float">
            <text:p>43021</text:p>
          </table:table-cell>
          <table:table-cell table:formula="of:=([.M695]-[.N695])*100/[.M695]" office:value-type="float" office:value="1.64155559112005" calcext:value-type="float">
            <text:p>1.6415555911</text:p>
          </table:table-cell>
          <table:table-cell table:formula="of:=IF([.M695]&gt;[.N69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2131" calcext:value-type="float">
            <text:p>1712131</text:p>
          </table:table-cell>
          <table:table-cell office:value-type="float" office:value="1696976" calcext:value-type="float">
            <text:p>1696976</text:p>
          </table:table-cell>
          <table:table-cell table:formula="of:=([.A696]-[.B696])*100/[.A696]" office:value-type="float" office:value="0.885154231773153" calcext:value-type="float">
            <text:p>0.8851542318</text:p>
          </table:table-cell>
          <table:table-cell table:formula="of:=IF([.A696]&gt;[.B696]; 1; 0)" office:value-type="float" office:value="1" calcext:value-type="float">
            <text:p>1</text:p>
          </table:table-cell>
          <table:table-cell office:value-type="float" office:value="323287" calcext:value-type="float">
            <text:p>323287</text:p>
          </table:table-cell>
          <table:table-cell office:value-type="float" office:value="290233" calcext:value-type="float">
            <text:p>290233</text:p>
          </table:table-cell>
          <table:table-cell table:formula="of:=([.E696]-[.F696])*100/[.E696]" office:value-type="float" office:value="10.2243517370015" calcext:value-type="float">
            <text:p>10.224351737</text:p>
          </table:table-cell>
          <table:table-cell table:formula="of:=IF([.E696]&gt;[.F696]; 1; 0)" office:value-type="float" office:value="1" calcext:value-type="float">
            <text:p>1</text:p>
          </table:table-cell>
          <table:table-cell office:value-type="float" office:value="55459" calcext:value-type="float">
            <text:p>55459</text:p>
          </table:table-cell>
          <table:table-cell office:value-type="float" office:value="44068" calcext:value-type="float">
            <text:p>44068</text:p>
          </table:table-cell>
          <table:table-cell table:formula="of:=([.I696]-[.J696])*100/[.I696]" office:value-type="float" office:value="20.5394976469103" calcext:value-type="float">
            <text:p>20.5394976469</text:p>
          </table:table-cell>
          <table:table-cell table:formula="of:=IF([.I696]&gt;[.J696]; 1; 0)" office:value-type="float" office:value="1" calcext:value-type="float">
            <text:p>1</text:p>
          </table:table-cell>
          <table:table-cell office:value-type="float" office:value="129129" calcext:value-type="float">
            <text:p>129129</text:p>
          </table:table-cell>
          <table:table-cell office:value-type="float" office:value="112118" calcext:value-type="float">
            <text:p>112118</text:p>
          </table:table-cell>
          <table:table-cell table:formula="of:=([.M696]-[.N696])*100/[.M696]" office:value-type="float" office:value="13.173648057369" calcext:value-type="float">
            <text:p>13.1736480574</text:p>
          </table:table-cell>
          <table:table-cell table:formula="of:=IF([.M696]&gt;[.N69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2254" calcext:value-type="float">
            <text:p>732254</text:p>
          </table:table-cell>
          <table:table-cell office:value-type="float" office:value="871296" calcext:value-type="float">
            <text:p>871296</text:p>
          </table:table-cell>
          <table:table-cell table:formula="of:=([.A697]-[.B697])*100/[.A697]" office:value-type="float" office:value="-18.9882199346129" calcext:value-type="float">
            <text:p>-18.9882199346</text:p>
          </table:table-cell>
          <table:table-cell table:formula="of:=IF([.A697]&gt;[.B697]; 1; 0)" office:value-type="float" office:value="0" calcext:value-type="float">
            <text:p>0</text:p>
          </table:table-cell>
          <table:table-cell office:value-type="float" office:value="116176" calcext:value-type="float">
            <text:p>116176</text:p>
          </table:table-cell>
          <table:table-cell office:value-type="float" office:value="116373" calcext:value-type="float">
            <text:p>116373</text:p>
          </table:table-cell>
          <table:table-cell table:formula="of:=([.E697]-[.F697])*100/[.E697]" office:value-type="float" office:value="-0.169570307120231" calcext:value-type="float">
            <text:p>-0.1695703071</text:p>
          </table:table-cell>
          <table:table-cell table:formula="of:=IF([.E697]&gt;[.F697]; 1; 0)" office:value-type="float" office:value="0" calcext:value-type="float">
            <text:p>0</text:p>
          </table:table-cell>
          <table:table-cell office:value-type="float" office:value="14530" calcext:value-type="float">
            <text:p>14530</text:p>
          </table:table-cell>
          <table:table-cell office:value-type="float" office:value="14590" calcext:value-type="float">
            <text:p>14590</text:p>
          </table:table-cell>
          <table:table-cell table:formula="of:=([.I697]-[.J697])*100/[.I697]" office:value-type="float" office:value="-0.412938747419133" calcext:value-type="float">
            <text:p>-0.4129387474</text:p>
          </table:table-cell>
          <table:table-cell table:formula="of:=IF([.I697]&gt;[.J697]; 1; 0)" office:value-type="float" office:value="0" calcext:value-type="float">
            <text:p>0</text:p>
          </table:table-cell>
          <table:table-cell office:value-type="float" office:value="44729" calcext:value-type="float">
            <text:p>44729</text:p>
          </table:table-cell>
          <table:table-cell office:value-type="float" office:value="43834" calcext:value-type="float">
            <text:p>43834</text:p>
          </table:table-cell>
          <table:table-cell table:formula="of:=([.M697]-[.N697])*100/[.M697]" office:value-type="float" office:value="2.00093898812851" calcext:value-type="float">
            <text:p>2.0009389881</text:p>
          </table:table-cell>
          <table:table-cell table:formula="of:=IF([.M697]&gt;[.N69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3751" calcext:value-type="float">
            <text:p>1813751</text:p>
          </table:table-cell>
          <table:table-cell office:value-type="float" office:value="1693036" calcext:value-type="float">
            <text:p>1693036</text:p>
          </table:table-cell>
          <table:table-cell table:formula="of:=([.A698]-[.B698])*100/[.A698]" office:value-type="float" office:value="6.65554422850766" calcext:value-type="float">
            <text:p>6.6555442285</text:p>
          </table:table-cell>
          <table:table-cell table:formula="of:=IF([.A698]&gt;[.B698]; 1; 0)" office:value-type="float" office:value="1" calcext:value-type="float">
            <text:p>1</text:p>
          </table:table-cell>
          <table:table-cell office:value-type="float" office:value="325861" calcext:value-type="float">
            <text:p>325861</text:p>
          </table:table-cell>
          <table:table-cell office:value-type="float" office:value="293116" calcext:value-type="float">
            <text:p>293116</text:p>
          </table:table-cell>
          <table:table-cell table:formula="of:=([.E698]-[.F698])*100/[.E698]" office:value-type="float" office:value="10.0487631229266" calcext:value-type="float">
            <text:p>10.0487631229</text:p>
          </table:table-cell>
          <table:table-cell table:formula="of:=IF([.E698]&gt;[.F698]; 1; 0)" office:value-type="float" office:value="1" calcext:value-type="float">
            <text:p>1</text:p>
          </table:table-cell>
          <table:table-cell office:value-type="float" office:value="55960" calcext:value-type="float">
            <text:p>55960</text:p>
          </table:table-cell>
          <table:table-cell office:value-type="float" office:value="43849" calcext:value-type="float">
            <text:p>43849</text:p>
          </table:table-cell>
          <table:table-cell table:formula="of:=([.I698]-[.J698])*100/[.I698]" office:value-type="float" office:value="21.6422444603288" calcext:value-type="float">
            <text:p>21.6422444603</text:p>
          </table:table-cell>
          <table:table-cell table:formula="of:=IF([.I698]&gt;[.J698]; 1; 0)" office:value-type="float" office:value="1" calcext:value-type="float">
            <text:p>1</text:p>
          </table:table-cell>
          <table:table-cell office:value-type="float" office:value="129359" calcext:value-type="float">
            <text:p>129359</text:p>
          </table:table-cell>
          <table:table-cell office:value-type="float" office:value="110000" calcext:value-type="float">
            <text:p>110000</text:p>
          </table:table-cell>
          <table:table-cell table:formula="of:=([.M698]-[.N698])*100/[.M698]" office:value-type="float" office:value="14.9653290455245" calcext:value-type="float">
            <text:p>14.9653290455</text:p>
          </table:table-cell>
          <table:table-cell table:formula="of:=IF([.M698]&gt;[.N69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3756" calcext:value-type="float">
            <text:p>743756</text:p>
          </table:table-cell>
          <table:table-cell office:value-type="float" office:value="748822" calcext:value-type="float">
            <text:p>748822</text:p>
          </table:table-cell>
          <table:table-cell table:formula="of:=([.A699]-[.B699])*100/[.A699]" office:value-type="float" office:value="-0.681137362253212" calcext:value-type="float">
            <text:p>-0.6811373623</text:p>
          </table:table-cell>
          <table:table-cell table:formula="of:=IF([.A699]&gt;[.B699]; 1; 0)" office:value-type="float" office:value="0" calcext:value-type="float">
            <text:p>0</text:p>
          </table:table-cell>
          <table:table-cell office:value-type="float" office:value="117750" calcext:value-type="float">
            <text:p>117750</text:p>
          </table:table-cell>
          <table:table-cell office:value-type="float" office:value="117802" calcext:value-type="float">
            <text:p>117802</text:p>
          </table:table-cell>
          <table:table-cell table:formula="of:=([.E699]-[.F699])*100/[.E699]" office:value-type="float" office:value="-0.0441613588110403" calcext:value-type="float">
            <text:p>-0.0441613588</text:p>
          </table:table-cell>
          <table:table-cell table:formula="of:=IF([.E699]&gt;[.F699]; 1; 0)" office:value-type="float" office:value="0" calcext:value-type="float">
            <text:p>0</text:p>
          </table:table-cell>
          <table:table-cell office:value-type="float" office:value="15151" calcext:value-type="float">
            <text:p>15151</text:p>
          </table:table-cell>
          <table:table-cell office:value-type="float" office:value="15334" calcext:value-type="float">
            <text:p>15334</text:p>
          </table:table-cell>
          <table:table-cell table:formula="of:=([.I699]-[.J699])*100/[.I699]" office:value-type="float" office:value="-1.20784106659626" calcext:value-type="float">
            <text:p>-1.2078410666</text:p>
          </table:table-cell>
          <table:table-cell table:formula="of:=IF([.I699]&gt;[.J699]; 1; 0)" office:value-type="float" office:value="0" calcext:value-type="float">
            <text:p>0</text:p>
          </table:table-cell>
          <table:table-cell office:value-type="float" office:value="45847" calcext:value-type="float">
            <text:p>45847</text:p>
          </table:table-cell>
          <table:table-cell office:value-type="float" office:value="45386" calcext:value-type="float">
            <text:p>45386</text:p>
          </table:table-cell>
          <table:table-cell table:formula="of:=([.M699]-[.N699])*100/[.M699]" office:value-type="float" office:value="1.00551835452701" calcext:value-type="float">
            <text:p>1.0055183545</text:p>
          </table:table-cell>
          <table:table-cell table:formula="of:=IF([.M699]&gt;[.N69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2584" calcext:value-type="float">
            <text:p>1712584</text:p>
          </table:table-cell>
          <table:table-cell office:value-type="float" office:value="1695156" calcext:value-type="float">
            <text:p>1695156</text:p>
          </table:table-cell>
          <table:table-cell table:formula="of:=([.A700]-[.B700])*100/[.A700]" office:value-type="float" office:value="1.01764351412836" calcext:value-type="float">
            <text:p>1.0176435141</text:p>
          </table:table-cell>
          <table:table-cell table:formula="of:=IF([.A700]&gt;[.B700]; 1; 0)" office:value-type="float" office:value="1" calcext:value-type="float">
            <text:p>1</text:p>
          </table:table-cell>
          <table:table-cell office:value-type="float" office:value="319882" calcext:value-type="float">
            <text:p>319882</text:p>
          </table:table-cell>
          <table:table-cell office:value-type="float" office:value="291030" calcext:value-type="float">
            <text:p>291030</text:p>
          </table:table-cell>
          <table:table-cell table:formula="of:=([.E700]-[.F700])*100/[.E700]" office:value-type="float" office:value="9.01957596863844" calcext:value-type="float">
            <text:p>9.0195759686</text:p>
          </table:table-cell>
          <table:table-cell table:formula="of:=IF([.E700]&gt;[.F700]; 1; 0)" office:value-type="float" office:value="1" calcext:value-type="float">
            <text:p>1</text:p>
          </table:table-cell>
          <table:table-cell office:value-type="float" office:value="55353" calcext:value-type="float">
            <text:p>55353</text:p>
          </table:table-cell>
          <table:table-cell office:value-type="float" office:value="43732" calcext:value-type="float">
            <text:p>43732</text:p>
          </table:table-cell>
          <table:table-cell table:formula="of:=([.I700]-[.J700])*100/[.I700]" office:value-type="float" office:value="20.9943453832674" calcext:value-type="float">
            <text:p>20.9943453833</text:p>
          </table:table-cell>
          <table:table-cell table:formula="of:=IF([.I700]&gt;[.J700]; 1; 0)" office:value-type="float" office:value="1" calcext:value-type="float">
            <text:p>1</text:p>
          </table:table-cell>
          <table:table-cell office:value-type="float" office:value="127949" calcext:value-type="float">
            <text:p>127949</text:p>
          </table:table-cell>
          <table:table-cell office:value-type="float" office:value="110190" calcext:value-type="float">
            <text:p>110190</text:p>
          </table:table-cell>
          <table:table-cell table:formula="of:=([.M700]-[.N700])*100/[.M700]" office:value-type="float" office:value="13.8797489624772" calcext:value-type="float">
            <text:p>13.8797489625</text:p>
          </table:table-cell>
          <table:table-cell table:formula="of:=IF([.M700]&gt;[.N70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7614" calcext:value-type="float">
            <text:p>767614</text:p>
          </table:table-cell>
          <table:table-cell office:value-type="float" office:value="767126" calcext:value-type="float">
            <text:p>767126</text:p>
          </table:table-cell>
          <table:table-cell table:formula="of:=([.A701]-[.B701])*100/[.A701]" office:value-type="float" office:value="0.0635736190324825" calcext:value-type="float">
            <text:p>0.063573619</text:p>
          </table:table-cell>
          <table:table-cell table:formula="of:=IF([.A701]&gt;[.B701]; 1; 0)" office:value-type="float" office:value="1" calcext:value-type="float">
            <text:p>1</text:p>
          </table:table-cell>
          <table:table-cell office:value-type="float" office:value="120793" calcext:value-type="float">
            <text:p>120793</text:p>
          </table:table-cell>
          <table:table-cell office:value-type="float" office:value="121541" calcext:value-type="float">
            <text:p>121541</text:p>
          </table:table-cell>
          <table:table-cell table:formula="of:=([.E701]-[.F701])*100/[.E701]" office:value-type="float" office:value="-0.619241181194275" calcext:value-type="float">
            <text:p>-0.6192411812</text:p>
          </table:table-cell>
          <table:table-cell table:formula="of:=IF([.E701]&gt;[.F701]; 1; 0)" office:value-type="float" office:value="0" calcext:value-type="float">
            <text:p>0</text:p>
          </table:table-cell>
          <table:table-cell office:value-type="float" office:value="15156" calcext:value-type="float">
            <text:p>15156</text:p>
          </table:table-cell>
          <table:table-cell office:value-type="float" office:value="15735" calcext:value-type="float">
            <text:p>15735</text:p>
          </table:table-cell>
          <table:table-cell table:formula="of:=([.I701]-[.J701])*100/[.I701]" office:value-type="float" office:value="-3.82026920031671" calcext:value-type="float">
            <text:p>-3.8202692003</text:p>
          </table:table-cell>
          <table:table-cell table:formula="of:=IF([.I701]&gt;[.J701]; 1; 0)" office:value-type="float" office:value="0" calcext:value-type="float">
            <text:p>0</text:p>
          </table:table-cell>
          <table:table-cell office:value-type="float" office:value="46467" calcext:value-type="float">
            <text:p>46467</text:p>
          </table:table-cell>
          <table:table-cell office:value-type="float" office:value="46553" calcext:value-type="float">
            <text:p>46553</text:p>
          </table:table-cell>
          <table:table-cell table:formula="of:=([.M701]-[.N701])*100/[.M701]" office:value-type="float" office:value="-0.185077581939871" calcext:value-type="float">
            <text:p>-0.1850775819</text:p>
          </table:table-cell>
          <table:table-cell table:formula="of:=IF([.M701]&gt;[.N70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197" calcext:value-type="float">
            <text:p>1708197</text:p>
          </table:table-cell>
          <table:table-cell office:value-type="float" office:value="1695054" calcext:value-type="float">
            <text:p>1695054</text:p>
          </table:table-cell>
          <table:table-cell table:formula="of:=([.A702]-[.B702])*100/[.A702]" office:value-type="float" office:value="0.769407743954591" calcext:value-type="float">
            <text:p>0.769407744</text:p>
          </table:table-cell>
          <table:table-cell table:formula="of:=IF([.A702]&gt;[.B702]; 1; 0)" office:value-type="float" office:value="1" calcext:value-type="float">
            <text:p>1</text:p>
          </table:table-cell>
          <table:table-cell office:value-type="float" office:value="322224" calcext:value-type="float">
            <text:p>322224</text:p>
          </table:table-cell>
          <table:table-cell office:value-type="float" office:value="293577" calcext:value-type="float">
            <text:p>293577</text:p>
          </table:table-cell>
          <table:table-cell table:formula="of:=([.E702]-[.F702])*100/[.E702]" office:value-type="float" office:value="8.89039922538358" calcext:value-type="float">
            <text:p>8.8903992254</text:p>
          </table:table-cell>
          <table:table-cell table:formula="of:=IF([.E702]&gt;[.F702]; 1; 0)" office:value-type="float" office:value="1" calcext:value-type="float">
            <text:p>1</text:p>
          </table:table-cell>
          <table:table-cell office:value-type="float" office:value="55247" calcext:value-type="float">
            <text:p>55247</text:p>
          </table:table-cell>
          <table:table-cell office:value-type="float" office:value="43009" calcext:value-type="float">
            <text:p>43009</text:p>
          </table:table-cell>
          <table:table-cell table:formula="of:=([.I702]-[.J702])*100/[.I702]" office:value-type="float" office:value="22.1514290368708" calcext:value-type="float">
            <text:p>22.1514290369</text:p>
          </table:table-cell>
          <table:table-cell table:formula="of:=IF([.I702]&gt;[.J702]; 1; 0)" office:value-type="float" office:value="1" calcext:value-type="float">
            <text:p>1</text:p>
          </table:table-cell>
          <table:table-cell office:value-type="float" office:value="129343" calcext:value-type="float">
            <text:p>129343</text:p>
          </table:table-cell>
          <table:table-cell office:value-type="float" office:value="111697" calcext:value-type="float">
            <text:p>111697</text:p>
          </table:table-cell>
          <table:table-cell table:formula="of:=([.M702]-[.N702])*100/[.M702]" office:value-type="float" office:value="13.6427947395684" calcext:value-type="float">
            <text:p>13.6427947396</text:p>
          </table:table-cell>
          <table:table-cell table:formula="of:=IF([.M702]&gt;[.N70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8330" calcext:value-type="float">
            <text:p>788330</text:p>
          </table:table-cell>
          <table:table-cell office:value-type="float" office:value="783093" calcext:value-type="float">
            <text:p>783093</text:p>
          </table:table-cell>
          <table:table-cell table:formula="of:=([.A703]-[.B703])*100/[.A703]" office:value-type="float" office:value="0.66431570535182" calcext:value-type="float">
            <text:p>0.6643157054</text:p>
          </table:table-cell>
          <table:table-cell table:formula="of:=IF([.A703]&gt;[.B703]; 1; 0)" office:value-type="float" office:value="1" calcext:value-type="float">
            <text:p>1</text:p>
          </table:table-cell>
          <table:table-cell office:value-type="float" office:value="123266" calcext:value-type="float">
            <text:p>123266</text:p>
          </table:table-cell>
          <table:table-cell office:value-type="float" office:value="123093" calcext:value-type="float">
            <text:p>123093</text:p>
          </table:table-cell>
          <table:table-cell table:formula="of:=([.E703]-[.F703])*100/[.E703]" office:value-type="float" office:value="0.140346892087031" calcext:value-type="float">
            <text:p>0.1403468921</text:p>
          </table:table-cell>
          <table:table-cell table:formula="of:=IF([.E703]&gt;[.F703]; 1; 0)" office:value-type="float" office:value="1" calcext:value-type="float">
            <text:p>1</text:p>
          </table:table-cell>
          <table:table-cell office:value-type="float" office:value="15332" calcext:value-type="float">
            <text:p>15332</text:p>
          </table:table-cell>
          <table:table-cell office:value-type="float" office:value="15988" calcext:value-type="float">
            <text:p>15988</text:p>
          </table:table-cell>
          <table:table-cell table:formula="of:=([.I703]-[.J703])*100/[.I703]" office:value-type="float" office:value="-4.27863292460214" calcext:value-type="float">
            <text:p>-4.2786329246</text:p>
          </table:table-cell>
          <table:table-cell table:formula="of:=IF([.I703]&gt;[.J703]; 1; 0)" office:value-type="float" office:value="0" calcext:value-type="float">
            <text:p>0</text:p>
          </table:table-cell>
          <table:table-cell office:value-type="float" office:value="47562" calcext:value-type="float">
            <text:p>47562</text:p>
          </table:table-cell>
          <table:table-cell office:value-type="float" office:value="46433" calcext:value-type="float">
            <text:p>46433</text:p>
          </table:table-cell>
          <table:table-cell table:formula="of:=([.M703]-[.N703])*100/[.M703]" office:value-type="float" office:value="2.37374374500652" calcext:value-type="float">
            <text:p>2.373743745</text:p>
          </table:table-cell>
          <table:table-cell table:formula="of:=IF([.M703]&gt;[.N70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8446" calcext:value-type="float">
            <text:p>1718446</text:p>
          </table:table-cell>
          <table:table-cell office:value-type="float" office:value="1741487" calcext:value-type="float">
            <text:p>1741487</text:p>
          </table:table-cell>
          <table:table-cell table:formula="of:=([.A704]-[.B704])*100/[.A704]" office:value-type="float" office:value="-1.34080442446257" calcext:value-type="float">
            <text:p>-1.3408044245</text:p>
          </table:table-cell>
          <table:table-cell table:formula="of:=IF([.A704]&gt;[.B704]; 1; 0)" office:value-type="float" office:value="0" calcext:value-type="float">
            <text:p>0</text:p>
          </table:table-cell>
          <table:table-cell office:value-type="float" office:value="323420" calcext:value-type="float">
            <text:p>323420</text:p>
          </table:table-cell>
          <table:table-cell office:value-type="float" office:value="288058" calcext:value-type="float">
            <text:p>288058</text:p>
          </table:table-cell>
          <table:table-cell table:formula="of:=([.E704]-[.F704])*100/[.E704]" office:value-type="float" office:value="10.9337703296024" calcext:value-type="float">
            <text:p>10.9337703296</text:p>
          </table:table-cell>
          <table:table-cell table:formula="of:=IF([.E704]&gt;[.F704]; 1; 0)" office:value-type="float" office:value="1" calcext:value-type="float">
            <text:p>1</text:p>
          </table:table-cell>
          <table:table-cell office:value-type="float" office:value="55050" calcext:value-type="float">
            <text:p>55050</text:p>
          </table:table-cell>
          <table:table-cell office:value-type="float" office:value="43012" calcext:value-type="float">
            <text:p>43012</text:p>
          </table:table-cell>
          <table:table-cell table:formula="of:=([.I704]-[.J704])*100/[.I704]" office:value-type="float" office:value="21.8673932788374" calcext:value-type="float">
            <text:p>21.8673932788</text:p>
          </table:table-cell>
          <table:table-cell table:formula="of:=IF([.I704]&gt;[.J704]; 1; 0)" office:value-type="float" office:value="1" calcext:value-type="float">
            <text:p>1</text:p>
          </table:table-cell>
          <table:table-cell office:value-type="float" office:value="128342" calcext:value-type="float">
            <text:p>128342</text:p>
          </table:table-cell>
          <table:table-cell office:value-type="float" office:value="110599" calcext:value-type="float">
            <text:p>110599</text:p>
          </table:table-cell>
          <table:table-cell table:formula="of:=([.M704]-[.N704])*100/[.M704]" office:value-type="float" office:value="13.8247806641629" calcext:value-type="float">
            <text:p>13.8247806642</text:p>
          </table:table-cell>
          <table:table-cell table:formula="of:=IF([.M704]&gt;[.N70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1633" calcext:value-type="float">
            <text:p>851633</text:p>
          </table:table-cell>
          <table:table-cell office:value-type="float" office:value="795831" calcext:value-type="float">
            <text:p>795831</text:p>
          </table:table-cell>
          <table:table-cell table:formula="of:=([.A705]-[.B705])*100/[.A705]" office:value-type="float" office:value="6.55235295015576" calcext:value-type="float">
            <text:p>6.5523529502</text:p>
          </table:table-cell>
          <table:table-cell table:formula="of:=IF([.A705]&gt;[.B705]; 1; 0)" office:value-type="float" office:value="1" calcext:value-type="float">
            <text:p>1</text:p>
          </table:table-cell>
          <table:table-cell office:value-type="float" office:value="126492" calcext:value-type="float">
            <text:p>126492</text:p>
          </table:table-cell>
          <table:table-cell office:value-type="float" office:value="123154" calcext:value-type="float">
            <text:p>123154</text:p>
          </table:table-cell>
          <table:table-cell table:formula="of:=([.E705]-[.F705])*100/[.E705]" office:value-type="float" office:value="2.63890206495272" calcext:value-type="float">
            <text:p>2.638902065</text:p>
          </table:table-cell>
          <table:table-cell table:formula="of:=IF([.E705]&gt;[.F705]; 1; 0)" office:value-type="float" office:value="1" calcext:value-type="float">
            <text:p>1</text:p>
          </table:table-cell>
          <table:table-cell office:value-type="float" office:value="16201" calcext:value-type="float">
            <text:p>16201</text:p>
          </table:table-cell>
          <table:table-cell office:value-type="float" office:value="16421" calcext:value-type="float">
            <text:p>16421</text:p>
          </table:table-cell>
          <table:table-cell table:formula="of:=([.I705]-[.J705])*100/[.I705]" office:value-type="float" office:value="-1.35794086784766" calcext:value-type="float">
            <text:p>-1.3579408678</text:p>
          </table:table-cell>
          <table:table-cell table:formula="of:=IF([.I705]&gt;[.J705]; 1; 0)" office:value-type="float" office:value="0" calcext:value-type="float">
            <text:p>0</text:p>
          </table:table-cell>
          <table:table-cell office:value-type="float" office:value="48731" calcext:value-type="float">
            <text:p>48731</text:p>
          </table:table-cell>
          <table:table-cell office:value-type="float" office:value="48092" calcext:value-type="float">
            <text:p>48092</text:p>
          </table:table-cell>
          <table:table-cell table:formula="of:=([.M705]-[.N705])*100/[.M705]" office:value-type="float" office:value="1.31128029385812" calcext:value-type="float">
            <text:p>1.3112802939</text:p>
          </table:table-cell>
          <table:table-cell table:formula="of:=IF([.M705]&gt;[.N70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0453" calcext:value-type="float">
            <text:p>1720453</text:p>
          </table:table-cell>
          <table:table-cell office:value-type="float" office:value="1687315" calcext:value-type="float">
            <text:p>1687315</text:p>
          </table:table-cell>
          <table:table-cell table:formula="of:=([.A706]-[.B706])*100/[.A706]" office:value-type="float" office:value="1.92612062055749" calcext:value-type="float">
            <text:p>1.9261206206</text:p>
          </table:table-cell>
          <table:table-cell table:formula="of:=IF([.A706]&gt;[.B706]; 1; 0)" office:value-type="float" office:value="1" calcext:value-type="float">
            <text:p>1</text:p>
          </table:table-cell>
          <table:table-cell office:value-type="float" office:value="323421" calcext:value-type="float">
            <text:p>323421</text:p>
          </table:table-cell>
          <table:table-cell office:value-type="float" office:value="288053" calcext:value-type="float">
            <text:p>288053</text:p>
          </table:table-cell>
          <table:table-cell table:formula="of:=([.E706]-[.F706])*100/[.E706]" office:value-type="float" office:value="10.9355916900882" calcext:value-type="float">
            <text:p>10.9355916901</text:p>
          </table:table-cell>
          <table:table-cell table:formula="of:=IF([.E706]&gt;[.F706]; 1; 0)" office:value-type="float" office:value="1" calcext:value-type="float">
            <text:p>1</text:p>
          </table:table-cell>
          <table:table-cell office:value-type="float" office:value="55143" calcext:value-type="float">
            <text:p>55143</text:p>
          </table:table-cell>
          <table:table-cell office:value-type="float" office:value="43784" calcext:value-type="float">
            <text:p>43784</text:p>
          </table:table-cell>
          <table:table-cell table:formula="of:=([.I706]-[.J706])*100/[.I706]" office:value-type="float" office:value="20.5991694322035" calcext:value-type="float">
            <text:p>20.5991694322</text:p>
          </table:table-cell>
          <table:table-cell table:formula="of:=IF([.I706]&gt;[.J706]; 1; 0)" office:value-type="float" office:value="1" calcext:value-type="float">
            <text:p>1</text:p>
          </table:table-cell>
          <table:table-cell office:value-type="float" office:value="128289" calcext:value-type="float">
            <text:p>128289</text:p>
          </table:table-cell>
          <table:table-cell office:value-type="float" office:value="110846" calcext:value-type="float">
            <text:p>110846</text:p>
          </table:table-cell>
          <table:table-cell table:formula="of:=([.M706]-[.N706])*100/[.M706]" office:value-type="float" office:value="13.5966450747921" calcext:value-type="float">
            <text:p>13.5966450748</text:p>
          </table:table-cell>
          <table:table-cell table:formula="of:=IF([.M706]&gt;[.N70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7836" calcext:value-type="float">
            <text:p>817836</text:p>
          </table:table-cell>
          <table:table-cell office:value-type="float" office:value="818876" calcext:value-type="float">
            <text:p>818876</text:p>
          </table:table-cell>
          <table:table-cell table:formula="of:=([.A707]-[.B707])*100/[.A707]" office:value-type="float" office:value="-0.127164859458376" calcext:value-type="float">
            <text:p>-0.1271648595</text:p>
          </table:table-cell>
          <table:table-cell table:formula="of:=IF([.A707]&gt;[.B707]; 1; 0)" office:value-type="float" office:value="0" calcext:value-type="float">
            <text:p>0</text:p>
          </table:table-cell>
          <table:table-cell office:value-type="float" office:value="127990" calcext:value-type="float">
            <text:p>127990</text:p>
          </table:table-cell>
          <table:table-cell office:value-type="float" office:value="126934" calcext:value-type="float">
            <text:p>126934</text:p>
          </table:table-cell>
          <table:table-cell table:formula="of:=([.E707]-[.F707])*100/[.E707]" office:value-type="float" office:value="0.825064458160794" calcext:value-type="float">
            <text:p>0.8250644582</text:p>
          </table:table-cell>
          <table:table-cell table:formula="of:=IF([.E707]&gt;[.F707]; 1; 0)" office:value-type="float" office:value="1" calcext:value-type="float">
            <text:p>1</text:p>
          </table:table-cell>
          <table:table-cell office:value-type="float" office:value="15656" calcext:value-type="float">
            <text:p>15656</text:p>
          </table:table-cell>
          <table:table-cell office:value-type="float" office:value="17004" calcext:value-type="float">
            <text:p>17004</text:p>
          </table:table-cell>
          <table:table-cell table:formula="of:=([.I707]-[.J707])*100/[.I707]" office:value-type="float" office:value="-8.61011752682678" calcext:value-type="float">
            <text:p>-8.6101175268</text:p>
          </table:table-cell>
          <table:table-cell table:formula="of:=IF([.I707]&gt;[.J707]; 1; 0)" office:value-type="float" office:value="0" calcext:value-type="float">
            <text:p>0</text:p>
          </table:table-cell>
          <table:table-cell office:value-type="float" office:value="49689" calcext:value-type="float">
            <text:p>49689</text:p>
          </table:table-cell>
          <table:table-cell office:value-type="float" office:value="51439" calcext:value-type="float">
            <text:p>51439</text:p>
          </table:table-cell>
          <table:table-cell table:formula="of:=([.M707]-[.N707])*100/[.M707]" office:value-type="float" office:value="-3.52190625691803" calcext:value-type="float">
            <text:p>-3.5219062569</text:p>
          </table:table-cell>
          <table:table-cell table:formula="of:=IF([.M707]&gt;[.N70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5510" calcext:value-type="float">
            <text:p>1725510</text:p>
          </table:table-cell>
          <table:table-cell office:value-type="float" office:value="1724739" calcext:value-type="float">
            <text:p>1724739</text:p>
          </table:table-cell>
          <table:table-cell table:formula="of:=([.A708]-[.B708])*100/[.A708]" office:value-type="float" office:value="0.0446824417128849" calcext:value-type="float">
            <text:p>0.0446824417</text:p>
          </table:table-cell>
          <table:table-cell table:formula="of:=IF([.A708]&gt;[.B708]; 1; 0)" office:value-type="float" office:value="1" calcext:value-type="float">
            <text:p>1</text:p>
          </table:table-cell>
          <table:table-cell office:value-type="float" office:value="321892" calcext:value-type="float">
            <text:p>321892</text:p>
          </table:table-cell>
          <table:table-cell office:value-type="float" office:value="289404" calcext:value-type="float">
            <text:p>289404</text:p>
          </table:table-cell>
          <table:table-cell table:formula="of:=([.E708]-[.F708])*100/[.E708]" office:value-type="float" office:value="10.0928261652977" calcext:value-type="float">
            <text:p>10.0928261653</text:p>
          </table:table-cell>
          <table:table-cell table:formula="of:=IF([.E708]&gt;[.F708]; 1; 0)" office:value-type="float" office:value="1" calcext:value-type="float">
            <text:p>1</text:p>
          </table:table-cell>
          <table:table-cell office:value-type="float" office:value="55789" calcext:value-type="float">
            <text:p>55789</text:p>
          </table:table-cell>
          <table:table-cell office:value-type="float" office:value="42463" calcext:value-type="float">
            <text:p>42463</text:p>
          </table:table-cell>
          <table:table-cell table:formula="of:=([.I708]-[.J708])*100/[.I708]" office:value-type="float" office:value="23.8864292243991" calcext:value-type="float">
            <text:p>23.8864292244</text:p>
          </table:table-cell>
          <table:table-cell table:formula="of:=IF([.I708]&gt;[.J708]; 1; 0)" office:value-type="float" office:value="1" calcext:value-type="float">
            <text:p>1</text:p>
          </table:table-cell>
          <table:table-cell office:value-type="float" office:value="127853" calcext:value-type="float">
            <text:p>127853</text:p>
          </table:table-cell>
          <table:table-cell office:value-type="float" office:value="110713" calcext:value-type="float">
            <text:p>110713</text:p>
          </table:table-cell>
          <table:table-cell table:formula="of:=([.M708]-[.N708])*100/[.M708]" office:value-type="float" office:value="13.406020977216" calcext:value-type="float">
            <text:p>13.4060209772</text:p>
          </table:table-cell>
          <table:table-cell table:formula="of:=IF([.M708]&gt;[.N70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8285" calcext:value-type="float">
            <text:p>848285</text:p>
          </table:table-cell>
          <table:table-cell office:value-type="float" office:value="843006" calcext:value-type="float">
            <text:p>843006</text:p>
          </table:table-cell>
          <table:table-cell table:formula="of:=([.A709]-[.B709])*100/[.A709]" office:value-type="float" office:value="0.622314434417678" calcext:value-type="float">
            <text:p>0.6223144344</text:p>
          </table:table-cell>
          <table:table-cell table:formula="of:=IF([.A709]&gt;[.B709]; 1; 0)" office:value-type="float" office:value="1" calcext:value-type="float">
            <text:p>1</text:p>
          </table:table-cell>
          <table:table-cell office:value-type="float" office:value="131732" calcext:value-type="float">
            <text:p>131732</text:p>
          </table:table-cell>
          <table:table-cell office:value-type="float" office:value="130722" calcext:value-type="float">
            <text:p>130722</text:p>
          </table:table-cell>
          <table:table-cell table:formula="of:=([.E709]-[.F709])*100/[.E709]" office:value-type="float" office:value="0.766708165062399" calcext:value-type="float">
            <text:p>0.7667081651</text:p>
          </table:table-cell>
          <table:table-cell table:formula="of:=IF([.E709]&gt;[.F709]; 1; 0)" office:value-type="float" office:value="1" calcext:value-type="float">
            <text:p>1</text:p>
          </table:table-cell>
          <table:table-cell office:value-type="float" office:value="16195" calcext:value-type="float">
            <text:p>16195</text:p>
          </table:table-cell>
          <table:table-cell office:value-type="float" office:value="16743" calcext:value-type="float">
            <text:p>16743</text:p>
          </table:table-cell>
          <table:table-cell table:formula="of:=([.I709]-[.J709])*100/[.I709]" office:value-type="float" office:value="-3.38376041988268" calcext:value-type="float">
            <text:p>-3.3837604199</text:p>
          </table:table-cell>
          <table:table-cell table:formula="of:=IF([.I709]&gt;[.J709]; 1; 0)" office:value-type="float" office:value="0" calcext:value-type="float">
            <text:p>0</text:p>
          </table:table-cell>
          <table:table-cell office:value-type="float" office:value="52910" calcext:value-type="float">
            <text:p>52910</text:p>
          </table:table-cell>
          <table:table-cell office:value-type="float" office:value="50755" calcext:value-type="float">
            <text:p>50755</text:p>
          </table:table-cell>
          <table:table-cell table:formula="of:=([.M709]-[.N709])*100/[.M709]" office:value-type="float" office:value="4.07295407295407" calcext:value-type="float">
            <text:p>4.072954073</text:p>
          </table:table-cell>
          <table:table-cell table:formula="of:=IF([.M709]&gt;[.N70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4658" calcext:value-type="float">
            <text:p>1954658</text:p>
          </table:table-cell>
          <table:table-cell office:value-type="float" office:value="1756445" calcext:value-type="float">
            <text:p>1756445</text:p>
          </table:table-cell>
          <table:table-cell table:formula="of:=([.A710]-[.B710])*100/[.A710]" office:value-type="float" office:value="10.1405463257511" calcext:value-type="float">
            <text:p>10.1405463258</text:p>
          </table:table-cell>
          <table:table-cell table:formula="of:=IF([.A710]&gt;[.B710]; 1; 0)" office:value-type="float" office:value="1" calcext:value-type="float">
            <text:p>1</text:p>
          </table:table-cell>
          <table:table-cell office:value-type="float" office:value="324995" calcext:value-type="float">
            <text:p>324995</text:p>
          </table:table-cell>
          <table:table-cell office:value-type="float" office:value="292417" calcext:value-type="float">
            <text:p>292417</text:p>
          </table:table-cell>
          <table:table-cell table:formula="of:=([.E710]-[.F710])*100/[.E710]" office:value-type="float" office:value="10.0241542177572" calcext:value-type="float">
            <text:p>10.0241542178</text:p>
          </table:table-cell>
          <table:table-cell table:formula="of:=IF([.E710]&gt;[.F710]; 1; 0)" office:value-type="float" office:value="1" calcext:value-type="float">
            <text:p>1</text:p>
          </table:table-cell>
          <table:table-cell office:value-type="float" office:value="55316" calcext:value-type="float">
            <text:p>55316</text:p>
          </table:table-cell>
          <table:table-cell office:value-type="float" office:value="43129" calcext:value-type="float">
            <text:p>43129</text:p>
          </table:table-cell>
          <table:table-cell table:formula="of:=([.I710]-[.J710])*100/[.I710]" office:value-type="float" office:value="22.0316002603225" calcext:value-type="float">
            <text:p>22.0316002603</text:p>
          </table:table-cell>
          <table:table-cell table:formula="of:=IF([.I710]&gt;[.J710]; 1; 0)" office:value-type="float" office:value="1" calcext:value-type="float">
            <text:p>1</text:p>
          </table:table-cell>
          <table:table-cell office:value-type="float" office:value="127964" calcext:value-type="float">
            <text:p>127964</text:p>
          </table:table-cell>
          <table:table-cell office:value-type="float" office:value="109815" calcext:value-type="float">
            <text:p>109815</text:p>
          </table:table-cell>
          <table:table-cell table:formula="of:=([.M710]-[.N710])*100/[.M710]" office:value-type="float" office:value="14.182895189272" calcext:value-type="float">
            <text:p>14.1828951893</text:p>
          </table:table-cell>
          <table:table-cell table:formula="of:=IF([.M710]&gt;[.N71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2287" calcext:value-type="float">
            <text:p>922287</text:p>
          </table:table-cell>
          <table:table-cell office:value-type="float" office:value="995397" calcext:value-type="float">
            <text:p>995397</text:p>
          </table:table-cell>
          <table:table-cell table:formula="of:=([.A711]-[.B711])*100/[.A711]" office:value-type="float" office:value="-7.92703355896809" calcext:value-type="float">
            <text:p>-7.927033559</text:p>
          </table:table-cell>
          <table:table-cell table:formula="of:=IF([.A711]&gt;[.B711]; 1; 0)" office:value-type="float" office:value="0" calcext:value-type="float">
            <text:p>0</text:p>
          </table:table-cell>
          <table:table-cell office:value-type="float" office:value="136750" calcext:value-type="float">
            <text:p>136750</text:p>
          </table:table-cell>
          <table:table-cell office:value-type="float" office:value="134974" calcext:value-type="float">
            <text:p>134974</text:p>
          </table:table-cell>
          <table:table-cell table:formula="of:=([.E711]-[.F711])*100/[.E711]" office:value-type="float" office:value="1.29872029250457" calcext:value-type="float">
            <text:p>1.2987202925</text:p>
          </table:table-cell>
          <table:table-cell table:formula="of:=IF([.E711]&gt;[.F711]; 1; 0)" office:value-type="float" office:value="1" calcext:value-type="float">
            <text:p>1</text:p>
          </table:table-cell>
          <table:table-cell office:value-type="float" office:value="17175" calcext:value-type="float">
            <text:p>17175</text:p>
          </table:table-cell>
          <table:table-cell office:value-type="float" office:value="17590" calcext:value-type="float">
            <text:p>17590</text:p>
          </table:table-cell>
          <table:table-cell table:formula="of:=([.I711]-[.J711])*100/[.I711]" office:value-type="float" office:value="-2.41630276564774" calcext:value-type="float">
            <text:p>-2.4163027656</text:p>
          </table:table-cell>
          <table:table-cell table:formula="of:=IF([.I711]&gt;[.J711]; 1; 0)" office:value-type="float" office:value="0" calcext:value-type="float">
            <text:p>0</text:p>
          </table:table-cell>
          <table:table-cell office:value-type="float" office:value="51438" calcext:value-type="float">
            <text:p>51438</text:p>
          </table:table-cell>
          <table:table-cell office:value-type="float" office:value="50830" calcext:value-type="float">
            <text:p>50830</text:p>
          </table:table-cell>
          <table:table-cell table:formula="of:=([.M711]-[.N711])*100/[.M711]" office:value-type="float" office:value="1.18200552121" calcext:value-type="float">
            <text:p>1.1820055212</text:p>
          </table:table-cell>
          <table:table-cell table:formula="of:=IF([.M711]&gt;[.N71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9059" calcext:value-type="float">
            <text:p>2119059</text:p>
          </table:table-cell>
          <table:table-cell office:value-type="float" office:value="1919729" calcext:value-type="float">
            <text:p>1919729</text:p>
          </table:table-cell>
          <table:table-cell table:formula="of:=([.A712]-[.B712])*100/[.A712]" office:value-type="float" office:value="9.40653374917829" calcext:value-type="float">
            <text:p>9.4065337492</text:p>
          </table:table-cell>
          <table:table-cell table:formula="of:=IF([.A712]&gt;[.B712]; 1; 0)" office:value-type="float" office:value="1" calcext:value-type="float">
            <text:p>1</text:p>
          </table:table-cell>
          <table:table-cell office:value-type="float" office:value="325409" calcext:value-type="float">
            <text:p>325409</text:p>
          </table:table-cell>
          <table:table-cell office:value-type="float" office:value="290636" calcext:value-type="float">
            <text:p>290636</text:p>
          </table:table-cell>
          <table:table-cell table:formula="of:=([.E712]-[.F712])*100/[.E712]" office:value-type="float" office:value="10.6859367749509" calcext:value-type="float">
            <text:p>10.685936775</text:p>
          </table:table-cell>
          <table:table-cell table:formula="of:=IF([.E712]&gt;[.F712]; 1; 0)" office:value-type="float" office:value="1" calcext:value-type="float">
            <text:p>1</text:p>
          </table:table-cell>
          <table:table-cell office:value-type="float" office:value="55183" calcext:value-type="float">
            <text:p>55183</text:p>
          </table:table-cell>
          <table:table-cell office:value-type="float" office:value="42429" calcext:value-type="float">
            <text:p>42429</text:p>
          </table:table-cell>
          <table:table-cell table:formula="of:=([.I712]-[.J712])*100/[.I712]" office:value-type="float" office:value="23.1121903484769" calcext:value-type="float">
            <text:p>23.1121903485</text:p>
          </table:table-cell>
          <table:table-cell table:formula="of:=IF([.I712]&gt;[.J712]; 1; 0)" office:value-type="float" office:value="1" calcext:value-type="float">
            <text:p>1</text:p>
          </table:table-cell>
          <table:table-cell office:value-type="float" office:value="135091" calcext:value-type="float">
            <text:p>135091</text:p>
          </table:table-cell>
          <table:table-cell office:value-type="float" office:value="110882" calcext:value-type="float">
            <text:p>110882</text:p>
          </table:table-cell>
          <table:table-cell table:formula="of:=([.M712]-[.N712])*100/[.M712]" office:value-type="float" office:value="17.9205128394934" calcext:value-type="float">
            <text:p>17.9205128395</text:p>
          </table:table-cell>
          <table:table-cell table:formula="of:=IF([.M712]&gt;[.N71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3518" calcext:value-type="float">
            <text:p>993518</text:p>
          </table:table-cell>
          <table:table-cell office:value-type="float" office:value="947382" calcext:value-type="float">
            <text:p>947382</text:p>
          </table:table-cell>
          <table:table-cell table:formula="of:=([.A713]-[.B713])*100/[.A713]" office:value-type="float" office:value="4.64370046642336" calcext:value-type="float">
            <text:p>4.6437004664</text:p>
          </table:table-cell>
          <table:table-cell table:formula="of:=IF([.A713]&gt;[.B713]; 1; 0)" office:value-type="float" office:value="1" calcext:value-type="float">
            <text:p>1</text:p>
          </table:table-cell>
          <table:table-cell office:value-type="float" office:value="136586" calcext:value-type="float">
            <text:p>136586</text:p>
          </table:table-cell>
          <table:table-cell office:value-type="float" office:value="136003" calcext:value-type="float">
            <text:p>136003</text:p>
          </table:table-cell>
          <table:table-cell table:formula="of:=([.E713]-[.F713])*100/[.E713]" office:value-type="float" office:value="0.42683730396966" calcext:value-type="float">
            <text:p>0.426837304</text:p>
          </table:table-cell>
          <table:table-cell table:formula="of:=IF([.E713]&gt;[.F713]; 1; 0)" office:value-type="float" office:value="1" calcext:value-type="float">
            <text:p>1</text:p>
          </table:table-cell>
          <table:table-cell office:value-type="float" office:value="17390" calcext:value-type="float">
            <text:p>17390</text:p>
          </table:table-cell>
          <table:table-cell office:value-type="float" office:value="17516" calcext:value-type="float">
            <text:p>17516</text:p>
          </table:table-cell>
          <table:table-cell table:formula="of:=([.I713]-[.J713])*100/[.I713]" office:value-type="float" office:value="-0.724554341575618" calcext:value-type="float">
            <text:p>-0.7245543416</text:p>
          </table:table-cell>
          <table:table-cell table:formula="of:=IF([.I713]&gt;[.J713]; 1; 0)" office:value-type="float" office:value="0" calcext:value-type="float">
            <text:p>0</text:p>
          </table:table-cell>
          <table:table-cell office:value-type="float" office:value="52924" calcext:value-type="float">
            <text:p>52924</text:p>
          </table:table-cell>
          <table:table-cell office:value-type="float" office:value="52418" calcext:value-type="float">
            <text:p>52418</text:p>
          </table:table-cell>
          <table:table-cell table:formula="of:=([.M713]-[.N713])*100/[.M713]" office:value-type="float" office:value="0.956087975209735" calcext:value-type="float">
            <text:p>0.9560879752</text:p>
          </table:table-cell>
          <table:table-cell table:formula="of:=IF([.M713]&gt;[.N71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2210" calcext:value-type="float">
            <text:p>1812210</text:p>
          </table:table-cell>
          <table:table-cell office:value-type="float" office:value="1724017" calcext:value-type="float">
            <text:p>1724017</text:p>
          </table:table-cell>
          <table:table-cell table:formula="of:=([.A714]-[.B714])*100/[.A714]" office:value-type="float" office:value="4.86659934555046" calcext:value-type="float">
            <text:p>4.8665993456</text:p>
          </table:table-cell>
          <table:table-cell table:formula="of:=IF([.A714]&gt;[.B714]; 1; 0)" office:value-type="float" office:value="1" calcext:value-type="float">
            <text:p>1</text:p>
          </table:table-cell>
          <table:table-cell office:value-type="float" office:value="323702" calcext:value-type="float">
            <text:p>323702</text:p>
          </table:table-cell>
          <table:table-cell office:value-type="float" office:value="287254" calcext:value-type="float">
            <text:p>287254</text:p>
          </table:table-cell>
          <table:table-cell table:formula="of:=([.E714]-[.F714])*100/[.E714]" office:value-type="float" office:value="11.2597388956509" calcext:value-type="float">
            <text:p>11.2597388957</text:p>
          </table:table-cell>
          <table:table-cell table:formula="of:=IF([.E714]&gt;[.F714]; 1; 0)" office:value-type="float" office:value="1" calcext:value-type="float">
            <text:p>1</text:p>
          </table:table-cell>
          <table:table-cell office:value-type="float" office:value="66705" calcext:value-type="float">
            <text:p>66705</text:p>
          </table:table-cell>
          <table:table-cell office:value-type="float" office:value="41649" calcext:value-type="float">
            <text:p>41649</text:p>
          </table:table-cell>
          <table:table-cell table:formula="of:=([.I714]-[.J714])*100/[.I714]" office:value-type="float" office:value="37.562401619069" calcext:value-type="float">
            <text:p>37.5624016191</text:p>
          </table:table-cell>
          <table:table-cell table:formula="of:=IF([.I714]&gt;[.J714]; 1; 0)" office:value-type="float" office:value="1" calcext:value-type="float">
            <text:p>1</text:p>
          </table:table-cell>
          <table:table-cell office:value-type="float" office:value="128046" calcext:value-type="float">
            <text:p>128046</text:p>
          </table:table-cell>
          <table:table-cell office:value-type="float" office:value="109450" calcext:value-type="float">
            <text:p>109450</text:p>
          </table:table-cell>
          <table:table-cell table:formula="of:=([.M714]-[.N714])*100/[.M714]" office:value-type="float" office:value="14.5229058307171" calcext:value-type="float">
            <text:p>14.5229058307</text:p>
          </table:table-cell>
          <table:table-cell table:formula="of:=IF([.M714]&gt;[.N71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8105" calcext:value-type="float">
            <text:p>948105</text:p>
          </table:table-cell>
          <table:table-cell office:value-type="float" office:value="1076198" calcext:value-type="float">
            <text:p>1076198</text:p>
          </table:table-cell>
          <table:table-cell table:formula="of:=([.A715]-[.B715])*100/[.A715]" office:value-type="float" office:value="-13.510423423566" calcext:value-type="float">
            <text:p>-13.5104234236</text:p>
          </table:table-cell>
          <table:table-cell table:formula="of:=IF([.A715]&gt;[.B715]; 1; 0)" office:value-type="float" office:value="0" calcext:value-type="float">
            <text:p>0</text:p>
          </table:table-cell>
          <table:table-cell office:value-type="float" office:value="138589" calcext:value-type="float">
            <text:p>138589</text:p>
          </table:table-cell>
          <table:table-cell office:value-type="float" office:value="138817" calcext:value-type="float">
            <text:p>138817</text:p>
          </table:table-cell>
          <table:table-cell table:formula="of:=([.E715]-[.F715])*100/[.E715]" office:value-type="float" office:value="-0.164515221265757" calcext:value-type="float">
            <text:p>-0.1645152213</text:p>
          </table:table-cell>
          <table:table-cell table:formula="of:=IF([.E715]&gt;[.F715]; 1; 0)" office:value-type="float" office:value="0" calcext:value-type="float">
            <text:p>0</text:p>
          </table:table-cell>
          <table:table-cell office:value-type="float" office:value="17018" calcext:value-type="float">
            <text:p>17018</text:p>
          </table:table-cell>
          <table:table-cell office:value-type="float" office:value="17991" calcext:value-type="float">
            <text:p>17991</text:p>
          </table:table-cell>
          <table:table-cell table:formula="of:=([.I715]-[.J715])*100/[.I715]" office:value-type="float" office:value="-5.71747561405571" calcext:value-type="float">
            <text:p>-5.7174756141</text:p>
          </table:table-cell>
          <table:table-cell table:formula="of:=IF([.I715]&gt;[.J715]; 1; 0)" office:value-type="float" office:value="0" calcext:value-type="float">
            <text:p>0</text:p>
          </table:table-cell>
          <table:table-cell office:value-type="float" office:value="54648" calcext:value-type="float">
            <text:p>54648</text:p>
          </table:table-cell>
          <table:table-cell office:value-type="float" office:value="53221" calcext:value-type="float">
            <text:p>53221</text:p>
          </table:table-cell>
          <table:table-cell table:formula="of:=([.M715]-[.N715])*100/[.M715]" office:value-type="float" office:value="2.61125750256185" calcext:value-type="float">
            <text:p>2.6112575026</text:p>
          </table:table-cell>
          <table:table-cell table:formula="of:=IF([.M715]&gt;[.N71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2773" calcext:value-type="float">
            <text:p>1842773</text:p>
          </table:table-cell>
          <table:table-cell office:value-type="float" office:value="1840207" calcext:value-type="float">
            <text:p>1840207</text:p>
          </table:table-cell>
          <table:table-cell table:formula="of:=([.A716]-[.B716])*100/[.A716]" office:value-type="float" office:value="0.139246667929257" calcext:value-type="float">
            <text:p>0.1392466679</text:p>
          </table:table-cell>
          <table:table-cell table:formula="of:=IF([.A716]&gt;[.B716]; 1; 0)" office:value-type="float" office:value="1" calcext:value-type="float">
            <text:p>1</text:p>
          </table:table-cell>
          <table:table-cell office:value-type="float" office:value="324132" calcext:value-type="float">
            <text:p>324132</text:p>
          </table:table-cell>
          <table:table-cell office:value-type="float" office:value="287681" calcext:value-type="float">
            <text:p>287681</text:p>
          </table:table-cell>
          <table:table-cell table:formula="of:=([.E716]-[.F716])*100/[.E716]" office:value-type="float" office:value="11.2457270494737" calcext:value-type="float">
            <text:p>11.2457270495</text:p>
          </table:table-cell>
          <table:table-cell table:formula="of:=IF([.E716]&gt;[.F716]; 1; 0)" office:value-type="float" office:value="1" calcext:value-type="float">
            <text:p>1</text:p>
          </table:table-cell>
          <table:table-cell office:value-type="float" office:value="55193" calcext:value-type="float">
            <text:p>55193</text:p>
          </table:table-cell>
          <table:table-cell office:value-type="float" office:value="41597" calcext:value-type="float">
            <text:p>41597</text:p>
          </table:table-cell>
          <table:table-cell table:formula="of:=([.I716]-[.J716])*100/[.I716]" office:value-type="float" office:value="24.6335586034461" calcext:value-type="float">
            <text:p>24.6335586034</text:p>
          </table:table-cell>
          <table:table-cell table:formula="of:=IF([.I716]&gt;[.J716]; 1; 0)" office:value-type="float" office:value="1" calcext:value-type="float">
            <text:p>1</text:p>
          </table:table-cell>
          <table:table-cell office:value-type="float" office:value="128113" calcext:value-type="float">
            <text:p>128113</text:p>
          </table:table-cell>
          <table:table-cell office:value-type="float" office:value="109641" calcext:value-type="float">
            <text:p>109641</text:p>
          </table:table-cell>
          <table:table-cell table:formula="of:=([.M716]-[.N716])*100/[.M716]" office:value-type="float" office:value="14.4185211492979" calcext:value-type="float">
            <text:p>14.4185211493</text:p>
          </table:table-cell>
          <table:table-cell table:formula="of:=IF([.M716]&gt;[.N71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1514" calcext:value-type="float">
            <text:p>901514</text:p>
          </table:table-cell>
          <table:table-cell office:value-type="float" office:value="914104" calcext:value-type="float">
            <text:p>914104</text:p>
          </table:table-cell>
          <table:table-cell table:formula="of:=([.A717]-[.B717])*100/[.A717]" office:value-type="float" office:value="-1.39653959894134" calcext:value-type="float">
            <text:p>-1.3965395989</text:p>
          </table:table-cell>
          <table:table-cell table:formula="of:=IF([.A717]&gt;[.B717]; 1; 0)" office:value-type="float" office:value="0" calcext:value-type="float">
            <text:p>0</text:p>
          </table:table-cell>
          <table:table-cell office:value-type="float" office:value="142409" calcext:value-type="float">
            <text:p>142409</text:p>
          </table:table-cell>
          <table:table-cell office:value-type="float" office:value="141028" calcext:value-type="float">
            <text:p>141028</text:p>
          </table:table-cell>
          <table:table-cell table:formula="of:=([.E717]-[.F717])*100/[.E717]" office:value-type="float" office:value="0.969742080907808" calcext:value-type="float">
            <text:p>0.9697420809</text:p>
          </table:table-cell>
          <table:table-cell table:formula="of:=IF([.E717]&gt;[.F717]; 1; 0)" office:value-type="float" office:value="1" calcext:value-type="float">
            <text:p>1</text:p>
          </table:table-cell>
          <table:table-cell office:value-type="float" office:value="17399" calcext:value-type="float">
            <text:p>17399</text:p>
          </table:table-cell>
          <table:table-cell office:value-type="float" office:value="18624" calcext:value-type="float">
            <text:p>18624</text:p>
          </table:table-cell>
          <table:table-cell table:formula="of:=([.I717]-[.J717])*100/[.I717]" office:value-type="float" office:value="-7.04063451922524" calcext:value-type="float">
            <text:p>-7.0406345192</text:p>
          </table:table-cell>
          <table:table-cell table:formula="of:=IF([.I717]&gt;[.J717]; 1; 0)" office:value-type="float" office:value="0" calcext:value-type="float">
            <text:p>0</text:p>
          </table:table-cell>
          <table:table-cell office:value-type="float" office:value="54680" calcext:value-type="float">
            <text:p>54680</text:p>
          </table:table-cell>
          <table:table-cell office:value-type="float" office:value="54635" calcext:value-type="float">
            <text:p>54635</text:p>
          </table:table-cell>
          <table:table-cell table:formula="of:=([.M717]-[.N717])*100/[.M717]" office:value-type="float" office:value="0.0822970007315289" calcext:value-type="float">
            <text:p>0.0822970007</text:p>
          </table:table-cell>
          <table:table-cell table:formula="of:=IF([.M717]&gt;[.N71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4845" calcext:value-type="float">
            <text:p>1724845</text:p>
          </table:table-cell>
          <table:table-cell office:value-type="float" office:value="1695966" calcext:value-type="float">
            <text:p>1695966</text:p>
          </table:table-cell>
          <table:table-cell table:formula="of:=([.A718]-[.B718])*100/[.A718]" office:value-type="float" office:value="1.67429537146816" calcext:value-type="float">
            <text:p>1.6742953715</text:p>
          </table:table-cell>
          <table:table-cell table:formula="of:=IF([.A718]&gt;[.B718]; 1; 0)" office:value-type="float" office:value="1" calcext:value-type="float">
            <text:p>1</text:p>
          </table:table-cell>
          <table:table-cell office:value-type="float" office:value="322245" calcext:value-type="float">
            <text:p>322245</text:p>
          </table:table-cell>
          <table:table-cell office:value-type="float" office:value="283567" calcext:value-type="float">
            <text:p>283567</text:p>
          </table:table-cell>
          <table:table-cell table:formula="of:=([.E718]-[.F718])*100/[.E718]" office:value-type="float" office:value="12.0026687768623" calcext:value-type="float">
            <text:p>12.0026687769</text:p>
          </table:table-cell>
          <table:table-cell table:formula="of:=IF([.E718]&gt;[.F718]; 1; 0)" office:value-type="float" office:value="1" calcext:value-type="float">
            <text:p>1</text:p>
          </table:table-cell>
          <table:table-cell office:value-type="float" office:value="55687" calcext:value-type="float">
            <text:p>55687</text:p>
          </table:table-cell>
          <table:table-cell office:value-type="float" office:value="41693" calcext:value-type="float">
            <text:p>41693</text:p>
          </table:table-cell>
          <table:table-cell table:formula="of:=([.I718]-[.J718])*100/[.I718]" office:value-type="float" office:value="25.1297430279958" calcext:value-type="float">
            <text:p>25.129743028</text:p>
          </table:table-cell>
          <table:table-cell table:formula="of:=IF([.I718]&gt;[.J718]; 1; 0)" office:value-type="float" office:value="1" calcext:value-type="float">
            <text:p>1</text:p>
          </table:table-cell>
          <table:table-cell office:value-type="float" office:value="130459" calcext:value-type="float">
            <text:p>130459</text:p>
          </table:table-cell>
          <table:table-cell office:value-type="float" office:value="108809" calcext:value-type="float">
            <text:p>108809</text:p>
          </table:table-cell>
          <table:table-cell table:formula="of:=([.M718]-[.N718])*100/[.M718]" office:value-type="float" office:value="16.5952521481845" calcext:value-type="float">
            <text:p>16.5952521482</text:p>
          </table:table-cell>
          <table:table-cell table:formula="of:=IF([.M718]&gt;[.N71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8477" calcext:value-type="float">
            <text:p>928477</text:p>
          </table:table-cell>
          <table:table-cell office:value-type="float" office:value="959230" calcext:value-type="float">
            <text:p>959230</text:p>
          </table:table-cell>
          <table:table-cell table:formula="of:=([.A719]-[.B719])*100/[.A719]" office:value-type="float" office:value="-3.31219836355666" calcext:value-type="float">
            <text:p>-3.3121983636</text:p>
          </table:table-cell>
          <table:table-cell table:formula="of:=IF([.A719]&gt;[.B719]; 1; 0)" office:value-type="float" office:value="0" calcext:value-type="float">
            <text:p>0</text:p>
          </table:table-cell>
          <table:table-cell office:value-type="float" office:value="143472" calcext:value-type="float">
            <text:p>143472</text:p>
          </table:table-cell>
          <table:table-cell office:value-type="float" office:value="144643" calcext:value-type="float">
            <text:p>144643</text:p>
          </table:table-cell>
          <table:table-cell table:formula="of:=([.E719]-[.F719])*100/[.E719]" office:value-type="float" office:value="-0.816187130589941" calcext:value-type="float">
            <text:p>-0.8161871306</text:p>
          </table:table-cell>
          <table:table-cell table:formula="of:=IF([.E719]&gt;[.F719]; 1; 0)" office:value-type="float" office:value="0" calcext:value-type="float">
            <text:p>0</text:p>
          </table:table-cell>
          <table:table-cell office:value-type="float" office:value="18347" calcext:value-type="float">
            <text:p>18347</text:p>
          </table:table-cell>
          <table:table-cell office:value-type="float" office:value="19086" calcext:value-type="float">
            <text:p>19086</text:p>
          </table:table-cell>
          <table:table-cell table:formula="of:=([.I719]-[.J719])*100/[.I719]" office:value-type="float" office:value="-4.02790646972257" calcext:value-type="float">
            <text:p>-4.0279064697</text:p>
          </table:table-cell>
          <table:table-cell table:formula="of:=IF([.I719]&gt;[.J719]; 1; 0)" office:value-type="float" office:value="0" calcext:value-type="float">
            <text:p>0</text:p>
          </table:table-cell>
          <table:table-cell office:value-type="float" office:value="55081" calcext:value-type="float">
            <text:p>55081</text:p>
          </table:table-cell>
          <table:table-cell office:value-type="float" office:value="54950" calcext:value-type="float">
            <text:p>54950</text:p>
          </table:table-cell>
          <table:table-cell table:formula="of:=([.M719]-[.N719])*100/[.M719]" office:value-type="float" office:value="0.237831557161272" calcext:value-type="float">
            <text:p>0.2378315572</text:p>
          </table:table-cell>
          <table:table-cell table:formula="of:=IF([.M719]&gt;[.N71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6538" calcext:value-type="float">
            <text:p>1766538</text:p>
          </table:table-cell>
          <table:table-cell office:value-type="float" office:value="1836161" calcext:value-type="float">
            <text:p>1836161</text:p>
          </table:table-cell>
          <table:table-cell table:formula="of:=([.A720]-[.B720])*100/[.A720]" office:value-type="float" office:value="-3.94121156748397" calcext:value-type="float">
            <text:p>-3.9412115675</text:p>
          </table:table-cell>
          <table:table-cell table:formula="of:=IF([.A720]&gt;[.B720]; 1; 0)" office:value-type="float" office:value="0" calcext:value-type="float">
            <text:p>0</text:p>
          </table:table-cell>
          <table:table-cell office:value-type="float" office:value="323568" calcext:value-type="float">
            <text:p>323568</text:p>
          </table:table-cell>
          <table:table-cell office:value-type="float" office:value="286308" calcext:value-type="float">
            <text:p>286308</text:p>
          </table:table-cell>
          <table:table-cell table:formula="of:=([.E720]-[.F720])*100/[.E720]" office:value-type="float" office:value="11.5153538050734" calcext:value-type="float">
            <text:p>11.5153538051</text:p>
          </table:table-cell>
          <table:table-cell table:formula="of:=IF([.E720]&gt;[.F720]; 1; 0)" office:value-type="float" office:value="1" calcext:value-type="float">
            <text:p>1</text:p>
          </table:table-cell>
          <table:table-cell office:value-type="float" office:value="54847" calcext:value-type="float">
            <text:p>54847</text:p>
          </table:table-cell>
          <table:table-cell office:value-type="float" office:value="41693" calcext:value-type="float">
            <text:p>41693</text:p>
          </table:table-cell>
          <table:table-cell table:formula="of:=([.I720]-[.J720])*100/[.I720]" office:value-type="float" office:value="23.9830802049337" calcext:value-type="float">
            <text:p>23.9830802049</text:p>
          </table:table-cell>
          <table:table-cell table:formula="of:=IF([.I720]&gt;[.J720]; 1; 0)" office:value-type="float" office:value="1" calcext:value-type="float">
            <text:p>1</text:p>
          </table:table-cell>
          <table:table-cell office:value-type="float" office:value="137565" calcext:value-type="float">
            <text:p>137565</text:p>
          </table:table-cell>
          <table:table-cell office:value-type="float" office:value="108166" calcext:value-type="float">
            <text:p>108166</text:p>
          </table:table-cell>
          <table:table-cell table:formula="of:=([.M720]-[.N720])*100/[.M720]" office:value-type="float" office:value="21.3709882600952" calcext:value-type="float">
            <text:p>21.3709882601</text:p>
          </table:table-cell>
          <table:table-cell table:formula="of:=IF([.M720]&gt;[.N72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1709" calcext:value-type="float">
            <text:p>1131709</text:p>
          </table:table-cell>
          <table:table-cell office:value-type="float" office:value="979976" calcext:value-type="float">
            <text:p>979976</text:p>
          </table:table-cell>
          <table:table-cell table:formula="of:=([.A721]-[.B721])*100/[.A721]" office:value-type="float" office:value="13.4074218725839" calcext:value-type="float">
            <text:p>13.4074218726</text:p>
          </table:table-cell>
          <table:table-cell table:formula="of:=IF([.A721]&gt;[.B721]; 1; 0)" office:value-type="float" office:value="1" calcext:value-type="float">
            <text:p>1</text:p>
          </table:table-cell>
          <table:table-cell office:value-type="float" office:value="146100" calcext:value-type="float">
            <text:p>146100</text:p>
          </table:table-cell>
          <table:table-cell office:value-type="float" office:value="145734" calcext:value-type="float">
            <text:p>145734</text:p>
          </table:table-cell>
          <table:table-cell table:formula="of:=([.E721]-[.F721])*100/[.E721]" office:value-type="float" office:value="0.250513347022587" calcext:value-type="float">
            <text:p>0.250513347</text:p>
          </table:table-cell>
          <table:table-cell table:formula="of:=IF([.E721]&gt;[.F721]; 1; 0)" office:value-type="float" office:value="1" calcext:value-type="float">
            <text:p>1</text:p>
          </table:table-cell>
          <table:table-cell office:value-type="float" office:value="19048" calcext:value-type="float">
            <text:p>19048</text:p>
          </table:table-cell>
          <table:table-cell office:value-type="float" office:value="19163" calcext:value-type="float">
            <text:p>19163</text:p>
          </table:table-cell>
          <table:table-cell table:formula="of:=([.I721]-[.J721])*100/[.I721]" office:value-type="float" office:value="-0.603737925241495" calcext:value-type="float">
            <text:p>-0.6037379252</text:p>
          </table:table-cell>
          <table:table-cell table:formula="of:=IF([.I721]&gt;[.J721]; 1; 0)" office:value-type="float" office:value="0" calcext:value-type="float">
            <text:p>0</text:p>
          </table:table-cell>
          <table:table-cell office:value-type="float" office:value="57478" calcext:value-type="float">
            <text:p>57478</text:p>
          </table:table-cell>
          <table:table-cell office:value-type="float" office:value="55524" calcext:value-type="float">
            <text:p>55524</text:p>
          </table:table-cell>
          <table:table-cell table:formula="of:=([.M721]-[.N721])*100/[.M721]" office:value-type="float" office:value="3.39956157138383" calcext:value-type="float">
            <text:p>3.3995615714</text:p>
          </table:table-cell>
          <table:table-cell table:formula="of:=IF([.M721]&gt;[.N72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0893" calcext:value-type="float">
            <text:p>1810893</text:p>
          </table:table-cell>
          <table:table-cell office:value-type="float" office:value="1932727" calcext:value-type="float">
            <text:p>1932727</text:p>
          </table:table-cell>
          <table:table-cell table:formula="of:=([.A722]-[.B722])*100/[.A722]" office:value-type="float" office:value="-6.72784090501206" calcext:value-type="float">
            <text:p>-6.727840905</text:p>
          </table:table-cell>
          <table:table-cell table:formula="of:=IF([.A722]&gt;[.B722]; 1; 0)" office:value-type="float" office:value="0" calcext:value-type="float">
            <text:p>0</text:p>
          </table:table-cell>
          <table:table-cell office:value-type="float" office:value="324231" calcext:value-type="float">
            <text:p>324231</text:p>
          </table:table-cell>
          <table:table-cell office:value-type="float" office:value="285930" calcext:value-type="float">
            <text:p>285930</text:p>
          </table:table-cell>
          <table:table-cell table:formula="of:=([.E722]-[.F722])*100/[.E722]" office:value-type="float" office:value="11.812874154538" calcext:value-type="float">
            <text:p>11.8128741545</text:p>
          </table:table-cell>
          <table:table-cell table:formula="of:=IF([.E722]&gt;[.F722]; 1; 0)" office:value-type="float" office:value="1" calcext:value-type="float">
            <text:p>1</text:p>
          </table:table-cell>
          <table:table-cell office:value-type="float" office:value="56663" calcext:value-type="float">
            <text:p>56663</text:p>
          </table:table-cell>
          <table:table-cell office:value-type="float" office:value="42751" calcext:value-type="float">
            <text:p>42751</text:p>
          </table:table-cell>
          <table:table-cell table:formula="of:=([.I722]-[.J722])*100/[.I722]" office:value-type="float" office:value="24.5521769055645" calcext:value-type="float">
            <text:p>24.5521769056</text:p>
          </table:table-cell>
          <table:table-cell table:formula="of:=IF([.I722]&gt;[.J722]; 1; 0)" office:value-type="float" office:value="1" calcext:value-type="float">
            <text:p>1</text:p>
          </table:table-cell>
          <table:table-cell office:value-type="float" office:value="128331" calcext:value-type="float">
            <text:p>128331</text:p>
          </table:table-cell>
          <table:table-cell office:value-type="float" office:value="109188" calcext:value-type="float">
            <text:p>109188</text:p>
          </table:table-cell>
          <table:table-cell table:formula="of:=([.M722]-[.N722])*100/[.M722]" office:value-type="float" office:value="14.9168945928887" calcext:value-type="float">
            <text:p>14.9168945929</text:p>
          </table:table-cell>
          <table:table-cell table:formula="of:=IF([.M722]&gt;[.N72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0587" calcext:value-type="float">
            <text:p>1150587</text:p>
          </table:table-cell>
          <table:table-cell office:value-type="float" office:value="1109986" calcext:value-type="float">
            <text:p>1109986</text:p>
          </table:table-cell>
          <table:table-cell table:formula="of:=([.A723]-[.B723])*100/[.A723]" office:value-type="float" office:value="3.52872055741982" calcext:value-type="float">
            <text:p>3.5287205574</text:p>
          </table:table-cell>
          <table:table-cell table:formula="of:=IF([.A723]&gt;[.B723]; 1; 0)" office:value-type="float" office:value="1" calcext:value-type="float">
            <text:p>1</text:p>
          </table:table-cell>
          <table:table-cell office:value-type="float" office:value="181281" calcext:value-type="float">
            <text:p>181281</text:p>
          </table:table-cell>
          <table:table-cell office:value-type="float" office:value="146643" calcext:value-type="float">
            <text:p>146643</text:p>
          </table:table-cell>
          <table:table-cell table:formula="of:=([.E723]-[.F723])*100/[.E723]" office:value-type="float" office:value="19.1073526734738" calcext:value-type="float">
            <text:p>19.1073526735</text:p>
          </table:table-cell>
          <table:table-cell table:formula="of:=IF([.E723]&gt;[.F723]; 1; 0)" office:value-type="float" office:value="1" calcext:value-type="float">
            <text:p>1</text:p>
          </table:table-cell>
          <table:table-cell office:value-type="float" office:value="18727" calcext:value-type="float">
            <text:p>18727</text:p>
          </table:table-cell>
          <table:table-cell office:value-type="float" office:value="19409" calcext:value-type="float">
            <text:p>19409</text:p>
          </table:table-cell>
          <table:table-cell table:formula="of:=([.I723]-[.J723])*100/[.I723]" office:value-type="float" office:value="-3.64180060874673" calcext:value-type="float">
            <text:p>-3.6418006087</text:p>
          </table:table-cell>
          <table:table-cell table:formula="of:=IF([.I723]&gt;[.J723]; 1; 0)" office:value-type="float" office:value="0" calcext:value-type="float">
            <text:p>0</text:p>
          </table:table-cell>
          <table:table-cell office:value-type="float" office:value="56924" calcext:value-type="float">
            <text:p>56924</text:p>
          </table:table-cell>
          <table:table-cell office:value-type="float" office:value="57618" calcext:value-type="float">
            <text:p>57618</text:p>
          </table:table-cell>
          <table:table-cell table:formula="of:=([.M723]-[.N723])*100/[.M723]" office:value-type="float" office:value="-1.21916941887429" calcext:value-type="float">
            <text:p>-1.2191694189</text:p>
          </table:table-cell>
          <table:table-cell table:formula="of:=IF([.M723]&gt;[.N72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8071" calcext:value-type="float">
            <text:p>1868071</text:p>
          </table:table-cell>
          <table:table-cell office:value-type="float" office:value="1996242" calcext:value-type="float">
            <text:p>1996242</text:p>
          </table:table-cell>
          <table:table-cell table:formula="of:=([.A724]-[.B724])*100/[.A724]" office:value-type="float" office:value="-6.86114178743742" calcext:value-type="float">
            <text:p>-6.8611417874</text:p>
          </table:table-cell>
          <table:table-cell table:formula="of:=IF([.A724]&gt;[.B724]; 1; 0)" office:value-type="float" office:value="0" calcext:value-type="float">
            <text:p>0</text:p>
          </table:table-cell>
          <table:table-cell office:value-type="float" office:value="323080" calcext:value-type="float">
            <text:p>323080</text:p>
          </table:table-cell>
          <table:table-cell office:value-type="float" office:value="284273" calcext:value-type="float">
            <text:p>284273</text:p>
          </table:table-cell>
          <table:table-cell table:formula="of:=([.E724]-[.F724])*100/[.E724]" office:value-type="float" office:value="12.0115760802278" calcext:value-type="float">
            <text:p>12.0115760802</text:p>
          </table:table-cell>
          <table:table-cell table:formula="of:=IF([.E724]&gt;[.F724]; 1; 0)" office:value-type="float" office:value="1" calcext:value-type="float">
            <text:p>1</text:p>
          </table:table-cell>
          <table:table-cell office:value-type="float" office:value="55311" calcext:value-type="float">
            <text:p>55311</text:p>
          </table:table-cell>
          <table:table-cell office:value-type="float" office:value="41482" calcext:value-type="float">
            <text:p>41482</text:p>
          </table:table-cell>
          <table:table-cell table:formula="of:=([.I724]-[.J724])*100/[.I724]" office:value-type="float" office:value="25.0022599482924" calcext:value-type="float">
            <text:p>25.0022599483</text:p>
          </table:table-cell>
          <table:table-cell table:formula="of:=IF([.I724]&gt;[.J724]; 1; 0)" office:value-type="float" office:value="1" calcext:value-type="float">
            <text:p>1</text:p>
          </table:table-cell>
          <table:table-cell office:value-type="float" office:value="128166" calcext:value-type="float">
            <text:p>128166</text:p>
          </table:table-cell>
          <table:table-cell office:value-type="float" office:value="106607" calcext:value-type="float">
            <text:p>106607</text:p>
          </table:table-cell>
          <table:table-cell table:formula="of:=([.M724]-[.N724])*100/[.M724]" office:value-type="float" office:value="16.8211538161447" calcext:value-type="float">
            <text:p>16.8211538161</text:p>
          </table:table-cell>
          <table:table-cell table:formula="of:=IF([.M724]&gt;[.N72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5289" calcext:value-type="float">
            <text:p>1015289</text:p>
          </table:table-cell>
          <table:table-cell office:value-type="float" office:value="1032852" calcext:value-type="float">
            <text:p>1032852</text:p>
          </table:table-cell>
          <table:table-cell table:formula="of:=([.A725]-[.B725])*100/[.A725]" office:value-type="float" office:value="-1.72985228836321" calcext:value-type="float">
            <text:p>-1.7298522884</text:p>
          </table:table-cell>
          <table:table-cell table:formula="of:=IF([.A725]&gt;[.B725]; 1; 0)" office:value-type="float" office:value="0" calcext:value-type="float">
            <text:p>0</text:p>
          </table:table-cell>
          <table:table-cell office:value-type="float" office:value="152377" calcext:value-type="float">
            <text:p>152377</text:p>
          </table:table-cell>
          <table:table-cell office:value-type="float" office:value="152888" calcext:value-type="float">
            <text:p>152888</text:p>
          </table:table-cell>
          <table:table-cell table:formula="of:=([.E725]-[.F725])*100/[.E725]" office:value-type="float" office:value="-0.335352448204125" calcext:value-type="float">
            <text:p>-0.3353524482</text:p>
          </table:table-cell>
          <table:table-cell table:formula="of:=IF([.E725]&gt;[.F725]; 1; 0)" office:value-type="float" office:value="0" calcext:value-type="float">
            <text:p>0</text:p>
          </table:table-cell>
          <table:table-cell office:value-type="float" office:value="18707" calcext:value-type="float">
            <text:p>18707</text:p>
          </table:table-cell>
          <table:table-cell office:value-type="float" office:value="19696" calcext:value-type="float">
            <text:p>19696</text:p>
          </table:table-cell>
          <table:table-cell table:formula="of:=([.I725]-[.J725])*100/[.I725]" office:value-type="float" office:value="-5.28679104078687" calcext:value-type="float">
            <text:p>-5.2867910408</text:p>
          </table:table-cell>
          <table:table-cell table:formula="of:=IF([.I725]&gt;[.J725]; 1; 0)" office:value-type="float" office:value="0" calcext:value-type="float">
            <text:p>0</text:p>
          </table:table-cell>
          <table:table-cell office:value-type="float" office:value="58229" calcext:value-type="float">
            <text:p>58229</text:p>
          </table:table-cell>
          <table:table-cell office:value-type="float" office:value="57773" calcext:value-type="float">
            <text:p>57773</text:p>
          </table:table-cell>
          <table:table-cell table:formula="of:=([.M725]-[.N725])*100/[.M725]" office:value-type="float" office:value="0.783114942726133" calcext:value-type="float">
            <text:p>0.7831149427</text:p>
          </table:table-cell>
          <table:table-cell table:formula="of:=IF([.M725]&gt;[.N72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8414" calcext:value-type="float">
            <text:p>1868414</text:p>
          </table:table-cell>
          <table:table-cell office:value-type="float" office:value="1725988" calcext:value-type="float">
            <text:p>1725988</text:p>
          </table:table-cell>
          <table:table-cell table:formula="of:=([.A726]-[.B726])*100/[.A726]" office:value-type="float" office:value="7.62282877349453" calcext:value-type="float">
            <text:p>7.6228287735</text:p>
          </table:table-cell>
          <table:table-cell table:formula="of:=IF([.A726]&gt;[.B726]; 1; 0)" office:value-type="float" office:value="1" calcext:value-type="float">
            <text:p>1</text:p>
          </table:table-cell>
          <table:table-cell office:value-type="float" office:value="322811" calcext:value-type="float">
            <text:p>322811</text:p>
          </table:table-cell>
          <table:table-cell office:value-type="float" office:value="283980" calcext:value-type="float">
            <text:p>283980</text:p>
          </table:table-cell>
          <table:table-cell table:formula="of:=([.E726]-[.F726])*100/[.E726]" office:value-type="float" office:value="12.0290200767632" calcext:value-type="float">
            <text:p>12.0290200768</text:p>
          </table:table-cell>
          <table:table-cell table:formula="of:=IF([.E726]&gt;[.F726]; 1; 0)" office:value-type="float" office:value="1" calcext:value-type="float">
            <text:p>1</text:p>
          </table:table-cell>
          <table:table-cell office:value-type="float" office:value="55228" calcext:value-type="float">
            <text:p>55228</text:p>
          </table:table-cell>
          <table:table-cell office:value-type="float" office:value="41726" calcext:value-type="float">
            <text:p>41726</text:p>
          </table:table-cell>
          <table:table-cell table:formula="of:=([.I726]-[.J726])*100/[.I726]" office:value-type="float" office:value="24.4477438980227" calcext:value-type="float">
            <text:p>24.447743898</text:p>
          </table:table-cell>
          <table:table-cell table:formula="of:=IF([.I726]&gt;[.J726]; 1; 0)" office:value-type="float" office:value="1" calcext:value-type="float">
            <text:p>1</text:p>
          </table:table-cell>
          <table:table-cell office:value-type="float" office:value="126612" calcext:value-type="float">
            <text:p>126612</text:p>
          </table:table-cell>
          <table:table-cell office:value-type="float" office:value="106869" calcext:value-type="float">
            <text:p>106869</text:p>
          </table:table-cell>
          <table:table-cell table:formula="of:=([.M726]-[.N726])*100/[.M726]" office:value-type="float" office:value="15.5933086911193" calcext:value-type="float">
            <text:p>15.5933086911</text:p>
          </table:table-cell>
          <table:table-cell table:formula="of:=IF([.M726]&gt;[.N72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9429" calcext:value-type="float">
            <text:p>1099429</text:p>
          </table:table-cell>
          <table:table-cell office:value-type="float" office:value="1050506" calcext:value-type="float">
            <text:p>1050506</text:p>
          </table:table-cell>
          <table:table-cell table:formula="of:=([.A727]-[.B727])*100/[.A727]" office:value-type="float" office:value="4.4498553339961" calcext:value-type="float">
            <text:p>4.449855334</text:p>
          </table:table-cell>
          <table:table-cell table:formula="of:=IF([.A727]&gt;[.B727]; 1; 0)" office:value-type="float" office:value="1" calcext:value-type="float">
            <text:p>1</text:p>
          </table:table-cell>
          <table:table-cell office:value-type="float" office:value="153459" calcext:value-type="float">
            <text:p>153459</text:p>
          </table:table-cell>
          <table:table-cell office:value-type="float" office:value="153470" calcext:value-type="float">
            <text:p>153470</text:p>
          </table:table-cell>
          <table:table-cell table:formula="of:=([.E727]-[.F727])*100/[.E727]" office:value-type="float" office:value="-0.00716803836855447" calcext:value-type="float">
            <text:p>-0.0071680384</text:p>
          </table:table-cell>
          <table:table-cell table:formula="of:=IF([.E727]&gt;[.F727]; 1; 0)" office:value-type="float" office:value="0" calcext:value-type="float">
            <text:p>0</text:p>
          </table:table-cell>
          <table:table-cell office:value-type="float" office:value="18889" calcext:value-type="float">
            <text:p>18889</text:p>
          </table:table-cell>
          <table:table-cell office:value-type="float" office:value="20037" calcext:value-type="float">
            <text:p>20037</text:p>
          </table:table-cell>
          <table:table-cell table:formula="of:=([.I727]-[.J727])*100/[.I727]" office:value-type="float" office:value="-6.07761130816878" calcext:value-type="float">
            <text:p>-6.0776113082</text:p>
          </table:table-cell>
          <table:table-cell table:formula="of:=IF([.I727]&gt;[.J727]; 1; 0)" office:value-type="float" office:value="0" calcext:value-type="float">
            <text:p>0</text:p>
          </table:table-cell>
          <table:table-cell office:value-type="float" office:value="60658" calcext:value-type="float">
            <text:p>60658</text:p>
          </table:table-cell>
          <table:table-cell office:value-type="float" office:value="59806" calcext:value-type="float">
            <text:p>59806</text:p>
          </table:table-cell>
          <table:table-cell table:formula="of:=([.M727]-[.N727])*100/[.M727]" office:value-type="float" office:value="1.40459626100432" calcext:value-type="float">
            <text:p>1.404596261</text:p>
          </table:table-cell>
          <table:table-cell table:formula="of:=IF([.M727]&gt;[.N72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4980" calcext:value-type="float">
            <text:p>1974980</text:p>
          </table:table-cell>
          <table:table-cell office:value-type="float" office:value="1745965" calcext:value-type="float">
            <text:p>1745965</text:p>
          </table:table-cell>
          <table:table-cell table:formula="of:=([.A728]-[.B728])*100/[.A728]" office:value-type="float" office:value="11.5958136284924" calcext:value-type="float">
            <text:p>11.5958136285</text:p>
          </table:table-cell>
          <table:table-cell table:formula="of:=IF([.A728]&gt;[.B728]; 1; 0)" office:value-type="float" office:value="1" calcext:value-type="float">
            <text:p>1</text:p>
          </table:table-cell>
          <table:table-cell office:value-type="float" office:value="322156" calcext:value-type="float">
            <text:p>322156</text:p>
          </table:table-cell>
          <table:table-cell office:value-type="float" office:value="284491" calcext:value-type="float">
            <text:p>284491</text:p>
          </table:table-cell>
          <table:table-cell table:formula="of:=([.E728]-[.F728])*100/[.E728]" office:value-type="float" office:value="11.6915407442357" calcext:value-type="float">
            <text:p>11.6915407442</text:p>
          </table:table-cell>
          <table:table-cell table:formula="of:=IF([.E728]&gt;[.F728]; 1; 0)" office:value-type="float" office:value="1" calcext:value-type="float">
            <text:p>1</text:p>
          </table:table-cell>
          <table:table-cell office:value-type="float" office:value="55238" calcext:value-type="float">
            <text:p>55238</text:p>
          </table:table-cell>
          <table:table-cell office:value-type="float" office:value="41237" calcext:value-type="float">
            <text:p>41237</text:p>
          </table:table-cell>
          <table:table-cell table:formula="of:=([.I728]-[.J728])*100/[.I728]" office:value-type="float" office:value="25.3466816322097" calcext:value-type="float">
            <text:p>25.3466816322</text:p>
          </table:table-cell>
          <table:table-cell table:formula="of:=IF([.I728]&gt;[.J728]; 1; 0)" office:value-type="float" office:value="1" calcext:value-type="float">
            <text:p>1</text:p>
          </table:table-cell>
          <table:table-cell office:value-type="float" office:value="127464" calcext:value-type="float">
            <text:p>127464</text:p>
          </table:table-cell>
          <table:table-cell office:value-type="float" office:value="107654" calcext:value-type="float">
            <text:p>107654</text:p>
          </table:table-cell>
          <table:table-cell table:formula="of:=([.M728]-[.N728])*100/[.M728]" office:value-type="float" office:value="15.5416431306094" calcext:value-type="float">
            <text:p>15.5416431306</text:p>
          </table:table-cell>
          <table:table-cell table:formula="of:=IF([.M728]&gt;[.N72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5057" calcext:value-type="float">
            <text:p>1125057</text:p>
          </table:table-cell>
          <table:table-cell office:value-type="float" office:value="1076906" calcext:value-type="float">
            <text:p>1076906</text:p>
          </table:table-cell>
          <table:table-cell table:formula="of:=([.A729]-[.B729])*100/[.A729]" office:value-type="float" office:value="4.27987204203876" calcext:value-type="float">
            <text:p>4.279872042</text:p>
          </table:table-cell>
          <table:table-cell table:formula="of:=IF([.A729]&gt;[.B729]; 1; 0)" office:value-type="float" office:value="1" calcext:value-type="float">
            <text:p>1</text:p>
          </table:table-cell>
          <table:table-cell office:value-type="float" office:value="157777" calcext:value-type="float">
            <text:p>157777</text:p>
          </table:table-cell>
          <table:table-cell office:value-type="float" office:value="156889" calcext:value-type="float">
            <text:p>156889</text:p>
          </table:table-cell>
          <table:table-cell table:formula="of:=([.E729]-[.F729])*100/[.E729]" office:value-type="float" office:value="0.562819675871642" calcext:value-type="float">
            <text:p>0.5628196759</text:p>
          </table:table-cell>
          <table:table-cell table:formula="of:=IF([.E729]&gt;[.F729]; 1; 0)" office:value-type="float" office:value="1" calcext:value-type="float">
            <text:p>1</text:p>
          </table:table-cell>
          <table:table-cell office:value-type="float" office:value="19404" calcext:value-type="float">
            <text:p>19404</text:p>
          </table:table-cell>
          <table:table-cell office:value-type="float" office:value="20543" calcext:value-type="float">
            <text:p>20543</text:p>
          </table:table-cell>
          <table:table-cell table:formula="of:=([.I729]-[.J729])*100/[.I729]" office:value-type="float" office:value="-5.86992372706658" calcext:value-type="float">
            <text:p>-5.8699237271</text:p>
          </table:table-cell>
          <table:table-cell table:formula="of:=IF([.I729]&gt;[.J729]; 1; 0)" office:value-type="float" office:value="0" calcext:value-type="float">
            <text:p>0</text:p>
          </table:table-cell>
          <table:table-cell office:value-type="float" office:value="60833" calcext:value-type="float">
            <text:p>60833</text:p>
          </table:table-cell>
          <table:table-cell office:value-type="float" office:value="59766" calcext:value-type="float">
            <text:p>59766</text:p>
          </table:table-cell>
          <table:table-cell table:formula="of:=([.M729]-[.N729])*100/[.M729]" office:value-type="float" office:value="1.75398221360117" calcext:value-type="float">
            <text:p>1.7539822136</text:p>
          </table:table-cell>
          <table:table-cell table:formula="of:=IF([.M729]&gt;[.N72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0853" calcext:value-type="float">
            <text:p>1780853</text:p>
          </table:table-cell>
          <table:table-cell office:value-type="float" office:value="1709859" calcext:value-type="float">
            <text:p>1709859</text:p>
          </table:table-cell>
          <table:table-cell table:formula="of:=([.A730]-[.B730])*100/[.A730]" office:value-type="float" office:value="3.98651657379918" calcext:value-type="float">
            <text:p>3.9865165738</text:p>
          </table:table-cell>
          <table:table-cell table:formula="of:=IF([.A730]&gt;[.B730]; 1; 0)" office:value-type="float" office:value="1" calcext:value-type="float">
            <text:p>1</text:p>
          </table:table-cell>
          <table:table-cell office:value-type="float" office:value="326434" calcext:value-type="float">
            <text:p>326434</text:p>
          </table:table-cell>
          <table:table-cell office:value-type="float" office:value="283827" calcext:value-type="float">
            <text:p>283827</text:p>
          </table:table-cell>
          <table:table-cell table:formula="of:=([.E730]-[.F730])*100/[.E730]" office:value-type="float" office:value="13.0522555861215" calcext:value-type="float">
            <text:p>13.0522555861</text:p>
          </table:table-cell>
          <table:table-cell table:formula="of:=IF([.E730]&gt;[.F730]; 1; 0)" office:value-type="float" office:value="1" calcext:value-type="float">
            <text:p>1</text:p>
          </table:table-cell>
          <table:table-cell office:value-type="float" office:value="55262" calcext:value-type="float">
            <text:p>55262</text:p>
          </table:table-cell>
          <table:table-cell office:value-type="float" office:value="40712" calcext:value-type="float">
            <text:p>40712</text:p>
          </table:table-cell>
          <table:table-cell table:formula="of:=([.I730]-[.J730])*100/[.I730]" office:value-type="float" office:value="26.3291230863885" calcext:value-type="float">
            <text:p>26.3291230864</text:p>
          </table:table-cell>
          <table:table-cell table:formula="of:=IF([.I730]&gt;[.J730]; 1; 0)" office:value-type="float" office:value="1" calcext:value-type="float">
            <text:p>1</text:p>
          </table:table-cell>
          <table:table-cell office:value-type="float" office:value="129418" calcext:value-type="float">
            <text:p>129418</text:p>
          </table:table-cell>
          <table:table-cell office:value-type="float" office:value="107007" calcext:value-type="float">
            <text:p>107007</text:p>
          </table:table-cell>
          <table:table-cell table:formula="of:=([.M730]-[.N730])*100/[.M730]" office:value-type="float" office:value="17.316756556275" calcext:value-type="float">
            <text:p>17.3167565563</text:p>
          </table:table-cell>
          <table:table-cell table:formula="of:=IF([.M730]&gt;[.N73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4620" calcext:value-type="float">
            <text:p>1054620</text:p>
          </table:table-cell>
          <table:table-cell office:value-type="float" office:value="1028443" calcext:value-type="float">
            <text:p>1028443</text:p>
          </table:table-cell>
          <table:table-cell table:formula="of:=([.A731]-[.B731])*100/[.A731]" office:value-type="float" office:value="2.48212626348827" calcext:value-type="float">
            <text:p>2.4821262635</text:p>
          </table:table-cell>
          <table:table-cell table:formula="of:=IF([.A731]&gt;[.B731]; 1; 0)" office:value-type="float" office:value="1" calcext:value-type="float">
            <text:p>1</text:p>
          </table:table-cell>
          <table:table-cell office:value-type="float" office:value="161190" calcext:value-type="float">
            <text:p>161190</text:p>
          </table:table-cell>
          <table:table-cell office:value-type="float" office:value="160542" calcext:value-type="float">
            <text:p>160542</text:p>
          </table:table-cell>
          <table:table-cell table:formula="of:=([.E731]-[.F731])*100/[.E731]" office:value-type="float" office:value="0.402010050251256" calcext:value-type="float">
            <text:p>0.4020100503</text:p>
          </table:table-cell>
          <table:table-cell table:formula="of:=IF([.E731]&gt;[.F731]; 1; 0)" office:value-type="float" office:value="1" calcext:value-type="float">
            <text:p>1</text:p>
          </table:table-cell>
          <table:table-cell office:value-type="float" office:value="19553" calcext:value-type="float">
            <text:p>19553</text:p>
          </table:table-cell>
          <table:table-cell office:value-type="float" office:value="20584" calcext:value-type="float">
            <text:p>20584</text:p>
          </table:table-cell>
          <table:table-cell table:formula="of:=([.I731]-[.J731])*100/[.I731]" office:value-type="float" office:value="-5.27284815629315" calcext:value-type="float">
            <text:p>-5.2728481563</text:p>
          </table:table-cell>
          <table:table-cell table:formula="of:=IF([.I731]&gt;[.J731]; 1; 0)" office:value-type="float" office:value="0" calcext:value-type="float">
            <text:p>0</text:p>
          </table:table-cell>
          <table:table-cell office:value-type="float" office:value="62313" calcext:value-type="float">
            <text:p>62313</text:p>
          </table:table-cell>
          <table:table-cell office:value-type="float" office:value="60088" calcext:value-type="float">
            <text:p>60088</text:p>
          </table:table-cell>
          <table:table-cell table:formula="of:=([.M731]-[.N731])*100/[.M731]" office:value-type="float" office:value="3.57068348498708" calcext:value-type="float">
            <text:p>3.570683485</text:p>
          </table:table-cell>
          <table:table-cell table:formula="of:=IF([.M731]&gt;[.N73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8239" calcext:value-type="float">
            <text:p>1728239</text:p>
          </table:table-cell>
          <table:table-cell office:value-type="float" office:value="1800483" calcext:value-type="float">
            <text:p>1800483</text:p>
          </table:table-cell>
          <table:table-cell table:formula="of:=([.A732]-[.B732])*100/[.A732]" office:value-type="float" office:value="-4.1802088715739" calcext:value-type="float">
            <text:p>-4.1802088716</text:p>
          </table:table-cell>
          <table:table-cell table:formula="of:=IF([.A732]&gt;[.B732]; 1; 0)" office:value-type="float" office:value="0" calcext:value-type="float">
            <text:p>0</text:p>
          </table:table-cell>
          <table:table-cell office:value-type="float" office:value="326251" calcext:value-type="float">
            <text:p>326251</text:p>
          </table:table-cell>
          <table:table-cell office:value-type="float" office:value="282802" calcext:value-type="float">
            <text:p>282802</text:p>
          </table:table-cell>
          <table:table-cell table:formula="of:=([.E732]-[.F732])*100/[.E732]" office:value-type="float" office:value="13.3176603290105" calcext:value-type="float">
            <text:p>13.317660329</text:p>
          </table:table-cell>
          <table:table-cell table:formula="of:=IF([.E732]&gt;[.F732]; 1; 0)" office:value-type="float" office:value="1" calcext:value-type="float">
            <text:p>1</text:p>
          </table:table-cell>
          <table:table-cell office:value-type="float" office:value="54439" calcext:value-type="float">
            <text:p>54439</text:p>
          </table:table-cell>
          <table:table-cell office:value-type="float" office:value="40788" calcext:value-type="float">
            <text:p>40788</text:p>
          </table:table-cell>
          <table:table-cell table:formula="of:=([.I732]-[.J732])*100/[.I732]" office:value-type="float" office:value="25.0757728834108" calcext:value-type="float">
            <text:p>25.0757728834</text:p>
          </table:table-cell>
          <table:table-cell table:formula="of:=IF([.I732]&gt;[.J732]; 1; 0)" office:value-type="float" office:value="1" calcext:value-type="float">
            <text:p>1</text:p>
          </table:table-cell>
          <table:table-cell office:value-type="float" office:value="128585" calcext:value-type="float">
            <text:p>128585</text:p>
          </table:table-cell>
          <table:table-cell office:value-type="float" office:value="107458" calcext:value-type="float">
            <text:p>107458</text:p>
          </table:table-cell>
          <table:table-cell table:formula="of:=([.M732]-[.N732])*100/[.M732]" office:value-type="float" office:value="16.4303767935607" calcext:value-type="float">
            <text:p>16.4303767936</text:p>
          </table:table-cell>
          <table:table-cell table:formula="of:=IF([.M732]&gt;[.N73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9954" calcext:value-type="float">
            <text:p>1079954</text:p>
          </table:table-cell>
          <table:table-cell office:value-type="float" office:value="1043026" calcext:value-type="float">
            <text:p>1043026</text:p>
          </table:table-cell>
          <table:table-cell table:formula="of:=([.A733]-[.B733])*100/[.A733]" office:value-type="float" office:value="3.4194049005791" calcext:value-type="float">
            <text:p>3.4194049006</text:p>
          </table:table-cell>
          <table:table-cell table:formula="of:=IF([.A733]&gt;[.B733]; 1; 0)" office:value-type="float" office:value="1" calcext:value-type="float">
            <text:p>1</text:p>
          </table:table-cell>
          <table:table-cell office:value-type="float" office:value="163536" calcext:value-type="float">
            <text:p>163536</text:p>
          </table:table-cell>
          <table:table-cell office:value-type="float" office:value="163787" calcext:value-type="float">
            <text:p>163787</text:p>
          </table:table-cell>
          <table:table-cell table:formula="of:=([.E733]-[.F733])*100/[.E733]" office:value-type="float" office:value="-0.153483025144311" calcext:value-type="float">
            <text:p>-0.1534830251</text:p>
          </table:table-cell>
          <table:table-cell table:formula="of:=IF([.E733]&gt;[.F733]; 1; 0)" office:value-type="float" office:value="0" calcext:value-type="float">
            <text:p>0</text:p>
          </table:table-cell>
          <table:table-cell office:value-type="float" office:value="20138" calcext:value-type="float">
            <text:p>20138</text:p>
          </table:table-cell>
          <table:table-cell office:value-type="float" office:value="20918" calcext:value-type="float">
            <text:p>20918</text:p>
          </table:table-cell>
          <table:table-cell table:formula="of:=([.I733]-[.J733])*100/[.I733]" office:value-type="float" office:value="-3.8732744065945" calcext:value-type="float">
            <text:p>-3.8732744066</text:p>
          </table:table-cell>
          <table:table-cell table:formula="of:=IF([.I733]&gt;[.J733]; 1; 0)" office:value-type="float" office:value="0" calcext:value-type="float">
            <text:p>0</text:p>
          </table:table-cell>
          <table:table-cell office:value-type="float" office:value="63262" calcext:value-type="float">
            <text:p>63262</text:p>
          </table:table-cell>
          <table:table-cell office:value-type="float" office:value="62102" calcext:value-type="float">
            <text:p>62102</text:p>
          </table:table-cell>
          <table:table-cell table:formula="of:=([.M733]-[.N733])*100/[.M733]" office:value-type="float" office:value="1.83364420979419" calcext:value-type="float">
            <text:p>1.8336442098</text:p>
          </table:table-cell>
          <table:table-cell table:formula="of:=IF([.M733]&gt;[.N73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7042" calcext:value-type="float">
            <text:p>1737042</text:p>
          </table:table-cell>
          <table:table-cell office:value-type="float" office:value="1688075" calcext:value-type="float">
            <text:p>1688075</text:p>
          </table:table-cell>
          <table:table-cell table:formula="of:=([.A734]-[.B734])*100/[.A734]" office:value-type="float" office:value="2.81898768135716" calcext:value-type="float">
            <text:p>2.8189876814</text:p>
          </table:table-cell>
          <table:table-cell table:formula="of:=IF([.A734]&gt;[.B734]; 1; 0)" office:value-type="float" office:value="1" calcext:value-type="float">
            <text:p>1</text:p>
          </table:table-cell>
          <table:table-cell office:value-type="float" office:value="324627" calcext:value-type="float">
            <text:p>324627</text:p>
          </table:table-cell>
          <table:table-cell office:value-type="float" office:value="284274" calcext:value-type="float">
            <text:p>284274</text:p>
          </table:table-cell>
          <table:table-cell table:formula="of:=([.E734]-[.F734])*100/[.E734]" office:value-type="float" office:value="12.430574166659" calcext:value-type="float">
            <text:p>12.4305741667</text:p>
          </table:table-cell>
          <table:table-cell table:formula="of:=IF([.E734]&gt;[.F734]; 1; 0)" office:value-type="float" office:value="1" calcext:value-type="float">
            <text:p>1</text:p>
          </table:table-cell>
          <table:table-cell office:value-type="float" office:value="55634" calcext:value-type="float">
            <text:p>55634</text:p>
          </table:table-cell>
          <table:table-cell office:value-type="float" office:value="41090" calcext:value-type="float">
            <text:p>41090</text:p>
          </table:table-cell>
          <table:table-cell table:formula="of:=([.I734]-[.J734])*100/[.I734]" office:value-type="float" office:value="26.142287090628" calcext:value-type="float">
            <text:p>26.1422870906</text:p>
          </table:table-cell>
          <table:table-cell table:formula="of:=IF([.I734]&gt;[.J734]; 1; 0)" office:value-type="float" office:value="1" calcext:value-type="float">
            <text:p>1</text:p>
          </table:table-cell>
          <table:table-cell office:value-type="float" office:value="126749" calcext:value-type="float">
            <text:p>126749</text:p>
          </table:table-cell>
          <table:table-cell office:value-type="float" office:value="106080" calcext:value-type="float">
            <text:p>106080</text:p>
          </table:table-cell>
          <table:table-cell table:formula="of:=([.M734]-[.N734])*100/[.M734]" office:value-type="float" office:value="16.3070320081421" calcext:value-type="float">
            <text:p>16.3070320081</text:p>
          </table:table-cell>
          <table:table-cell table:formula="of:=IF([.M734]&gt;[.N73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4877" calcext:value-type="float">
            <text:p>1114877</text:p>
          </table:table-cell>
          <table:table-cell office:value-type="float" office:value="1068184" calcext:value-type="float">
            <text:p>1068184</text:p>
          </table:table-cell>
          <table:table-cell table:formula="of:=([.A735]-[.B735])*100/[.A735]" office:value-type="float" office:value="4.1881750184101" calcext:value-type="float">
            <text:p>4.1881750184</text:p>
          </table:table-cell>
          <table:table-cell table:formula="of:=IF([.A735]&gt;[.B735]; 1; 0)" office:value-type="float" office:value="1" calcext:value-type="float">
            <text:p>1</text:p>
          </table:table-cell>
          <table:table-cell office:value-type="float" office:value="165057" calcext:value-type="float">
            <text:p>165057</text:p>
          </table:table-cell>
          <table:table-cell office:value-type="float" office:value="163567" calcext:value-type="float">
            <text:p>163567</text:p>
          </table:table-cell>
          <table:table-cell table:formula="of:=([.E735]-[.F735])*100/[.E735]" office:value-type="float" office:value="0.902718454836814" calcext:value-type="float">
            <text:p>0.9027184548</text:p>
          </table:table-cell>
          <table:table-cell table:formula="of:=IF([.E735]&gt;[.F735]; 1; 0)" office:value-type="float" office:value="1" calcext:value-type="float">
            <text:p>1</text:p>
          </table:table-cell>
          <table:table-cell office:value-type="float" office:value="20717" calcext:value-type="float">
            <text:p>20717</text:p>
          </table:table-cell>
          <table:table-cell office:value-type="float" office:value="21252" calcext:value-type="float">
            <text:p>21252</text:p>
          </table:table-cell>
          <table:table-cell table:formula="of:=([.I735]-[.J735])*100/[.I735]" office:value-type="float" office:value="-2.58242023458995" calcext:value-type="float">
            <text:p>-2.5824202346</text:p>
          </table:table-cell>
          <table:table-cell table:formula="of:=IF([.I735]&gt;[.J735]; 1; 0)" office:value-type="float" office:value="0" calcext:value-type="float">
            <text:p>0</text:p>
          </table:table-cell>
          <table:table-cell office:value-type="float" office:value="64030" calcext:value-type="float">
            <text:p>64030</text:p>
          </table:table-cell>
          <table:table-cell office:value-type="float" office:value="62584" calcext:value-type="float">
            <text:p>62584</text:p>
          </table:table-cell>
          <table:table-cell table:formula="of:=([.M735]-[.N735])*100/[.M735]" office:value-type="float" office:value="2.25831641418085" calcext:value-type="float">
            <text:p>2.2583164142</text:p>
          </table:table-cell>
          <table:table-cell table:formula="of:=IF([.M735]&gt;[.N73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9071" calcext:value-type="float">
            <text:p>1719071</text:p>
          </table:table-cell>
          <table:table-cell office:value-type="float" office:value="1705834" calcext:value-type="float">
            <text:p>1705834</text:p>
          </table:table-cell>
          <table:table-cell table:formula="of:=([.A736]-[.B736])*100/[.A736]" office:value-type="float" office:value="0.770008917607243" calcext:value-type="float">
            <text:p>0.7700089176</text:p>
          </table:table-cell>
          <table:table-cell table:formula="of:=IF([.A736]&gt;[.B736]; 1; 0)" office:value-type="float" office:value="1" calcext:value-type="float">
            <text:p>1</text:p>
          </table:table-cell>
          <table:table-cell office:value-type="float" office:value="324775" calcext:value-type="float">
            <text:p>324775</text:p>
          </table:table-cell>
          <table:table-cell office:value-type="float" office:value="281636" calcext:value-type="float">
            <text:p>281636</text:p>
          </table:table-cell>
          <table:table-cell table:formula="of:=([.E736]-[.F736])*100/[.E736]" office:value-type="float" office:value="13.2827342006004" calcext:value-type="float">
            <text:p>13.2827342006</text:p>
          </table:table-cell>
          <table:table-cell table:formula="of:=IF([.E736]&gt;[.F736]; 1; 0)" office:value-type="float" office:value="1" calcext:value-type="float">
            <text:p>1</text:p>
          </table:table-cell>
          <table:table-cell office:value-type="float" office:value="55402" calcext:value-type="float">
            <text:p>55402</text:p>
          </table:table-cell>
          <table:table-cell office:value-type="float" office:value="40916" calcext:value-type="float">
            <text:p>40916</text:p>
          </table:table-cell>
          <table:table-cell table:formula="of:=([.I736]-[.J736])*100/[.I736]" office:value-type="float" office:value="26.1470705028699" calcext:value-type="float">
            <text:p>26.1470705029</text:p>
          </table:table-cell>
          <table:table-cell table:formula="of:=IF([.I736]&gt;[.J736]; 1; 0)" office:value-type="float" office:value="1" calcext:value-type="float">
            <text:p>1</text:p>
          </table:table-cell>
          <table:table-cell office:value-type="float" office:value="128594" calcext:value-type="float">
            <text:p>128594</text:p>
          </table:table-cell>
          <table:table-cell office:value-type="float" office:value="106846" calcext:value-type="float">
            <text:p>106846</text:p>
          </table:table-cell>
          <table:table-cell table:formula="of:=([.M736]-[.N736])*100/[.M736]" office:value-type="float" office:value="16.9121420906108" calcext:value-type="float">
            <text:p>16.9121420906</text:p>
          </table:table-cell>
          <table:table-cell table:formula="of:=IF([.M736]&gt;[.N73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1965" calcext:value-type="float">
            <text:p>1061965</text:p>
          </table:table-cell>
          <table:table-cell office:value-type="float" office:value="1070022" calcext:value-type="float">
            <text:p>1070022</text:p>
          </table:table-cell>
          <table:table-cell table:formula="of:=([.A737]-[.B737])*100/[.A737]" office:value-type="float" office:value="-0.758687904026969" calcext:value-type="float">
            <text:p>-0.758687904</text:p>
          </table:table-cell>
          <table:table-cell table:formula="of:=IF([.A737]&gt;[.B737]; 1; 0)" office:value-type="float" office:value="0" calcext:value-type="float">
            <text:p>0</text:p>
          </table:table-cell>
          <table:table-cell office:value-type="float" office:value="168088" calcext:value-type="float">
            <text:p>168088</text:p>
          </table:table-cell>
          <table:table-cell office:value-type="float" office:value="166768" calcext:value-type="float">
            <text:p>166768</text:p>
          </table:table-cell>
          <table:table-cell table:formula="of:=([.E737]-[.F737])*100/[.E737]" office:value-type="float" office:value="0.785302936557042" calcext:value-type="float">
            <text:p>0.7853029366</text:p>
          </table:table-cell>
          <table:table-cell table:formula="of:=IF([.E737]&gt;[.F737]; 1; 0)" office:value-type="float" office:value="1" calcext:value-type="float">
            <text:p>1</text:p>
          </table:table-cell>
          <table:table-cell office:value-type="float" office:value="21049" calcext:value-type="float">
            <text:p>21049</text:p>
          </table:table-cell>
          <table:table-cell office:value-type="float" office:value="22128" calcext:value-type="float">
            <text:p>22128</text:p>
          </table:table-cell>
          <table:table-cell table:formula="of:=([.I737]-[.J737])*100/[.I737]" office:value-type="float" office:value="-5.12613425815953" calcext:value-type="float">
            <text:p>-5.1261342582</text:p>
          </table:table-cell>
          <table:table-cell table:formula="of:=IF([.I737]&gt;[.J737]; 1; 0)" office:value-type="float" office:value="0" calcext:value-type="float">
            <text:p>0</text:p>
          </table:table-cell>
          <table:table-cell office:value-type="float" office:value="64428" calcext:value-type="float">
            <text:p>64428</text:p>
          </table:table-cell>
          <table:table-cell office:value-type="float" office:value="64125" calcext:value-type="float">
            <text:p>64125</text:p>
          </table:table-cell>
          <table:table-cell table:formula="of:=([.M737]-[.N737])*100/[.M737]" office:value-type="float" office:value="0.470292419444962" calcext:value-type="float">
            <text:p>0.4702924194</text:p>
          </table:table-cell>
          <table:table-cell table:formula="of:=IF([.M737]&gt;[.N73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5385" calcext:value-type="float">
            <text:p>1775385</text:p>
          </table:table-cell>
          <table:table-cell office:value-type="float" office:value="1925061" calcext:value-type="float">
            <text:p>1925061</text:p>
          </table:table-cell>
          <table:table-cell table:formula="of:=([.A738]-[.B738])*100/[.A738]" office:value-type="float" office:value="-8.43062209041982" calcext:value-type="float">
            <text:p>-8.4306220904</text:p>
          </table:table-cell>
          <table:table-cell table:formula="of:=IF([.A738]&gt;[.B738]; 1; 0)" office:value-type="float" office:value="0" calcext:value-type="float">
            <text:p>0</text:p>
          </table:table-cell>
          <table:table-cell office:value-type="float" office:value="326092" calcext:value-type="float">
            <text:p>326092</text:p>
          </table:table-cell>
          <table:table-cell office:value-type="float" office:value="282667" calcext:value-type="float">
            <text:p>282667</text:p>
          </table:table-cell>
          <table:table-cell table:formula="of:=([.E738]-[.F738])*100/[.E738]" office:value-type="float" office:value="13.3167940335856" calcext:value-type="float">
            <text:p>13.3167940336</text:p>
          </table:table-cell>
          <table:table-cell table:formula="of:=IF([.E738]&gt;[.F738]; 1; 0)" office:value-type="float" office:value="1" calcext:value-type="float">
            <text:p>1</text:p>
          </table:table-cell>
          <table:table-cell office:value-type="float" office:value="56160" calcext:value-type="float">
            <text:p>56160</text:p>
          </table:table-cell>
          <table:table-cell office:value-type="float" office:value="41274" calcext:value-type="float">
            <text:p>41274</text:p>
          </table:table-cell>
          <table:table-cell table:formula="of:=([.I738]-[.J738])*100/[.I738]" office:value-type="float" office:value="26.5064102564103" calcext:value-type="float">
            <text:p>26.5064102564</text:p>
          </table:table-cell>
          <table:table-cell table:formula="of:=IF([.I738]&gt;[.J738]; 1; 0)" office:value-type="float" office:value="1" calcext:value-type="float">
            <text:p>1</text:p>
          </table:table-cell>
          <table:table-cell office:value-type="float" office:value="127962" calcext:value-type="float">
            <text:p>127962</text:p>
          </table:table-cell>
          <table:table-cell office:value-type="float" office:value="107625" calcext:value-type="float">
            <text:p>107625</text:p>
          </table:table-cell>
          <table:table-cell table:formula="of:=([.M738]-[.N738])*100/[.M738]" office:value-type="float" office:value="15.8929994842219" calcext:value-type="float">
            <text:p>15.8929994842</text:p>
          </table:table-cell>
          <table:table-cell table:formula="of:=IF([.M738]&gt;[.N73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9824" calcext:value-type="float">
            <text:p>1109824</text:p>
          </table:table-cell>
          <table:table-cell office:value-type="float" office:value="1103062" calcext:value-type="float">
            <text:p>1103062</text:p>
          </table:table-cell>
          <table:table-cell table:formula="of:=([.A739]-[.B739])*100/[.A739]" office:value-type="float" office:value="0.609285796666859" calcext:value-type="float">
            <text:p>0.6092857967</text:p>
          </table:table-cell>
          <table:table-cell table:formula="of:=IF([.A739]&gt;[.B739]; 1; 0)" office:value-type="float" office:value="1" calcext:value-type="float">
            <text:p>1</text:p>
          </table:table-cell>
          <table:table-cell office:value-type="float" office:value="172262" calcext:value-type="float">
            <text:p>172262</text:p>
          </table:table-cell>
          <table:table-cell office:value-type="float" office:value="170224" calcext:value-type="float">
            <text:p>170224</text:p>
          </table:table-cell>
          <table:table-cell table:formula="of:=([.E739]-[.F739])*100/[.E739]" office:value-type="float" office:value="1.18308158502746" calcext:value-type="float">
            <text:p>1.183081585</text:p>
          </table:table-cell>
          <table:table-cell table:formula="of:=IF([.E739]&gt;[.F739]; 1; 0)" office:value-type="float" office:value="1" calcext:value-type="float">
            <text:p>1</text:p>
          </table:table-cell>
          <table:table-cell office:value-type="float" office:value="21796" calcext:value-type="float">
            <text:p>21796</text:p>
          </table:table-cell>
          <table:table-cell office:value-type="float" office:value="22788" calcext:value-type="float">
            <text:p>22788</text:p>
          </table:table-cell>
          <table:table-cell table:formula="of:=([.I739]-[.J739])*100/[.I739]" office:value-type="float" office:value="-4.55129381537897" calcext:value-type="float">
            <text:p>-4.5512938154</text:p>
          </table:table-cell>
          <table:table-cell table:formula="of:=IF([.I739]&gt;[.J739]; 1; 0)" office:value-type="float" office:value="0" calcext:value-type="float">
            <text:p>0</text:p>
          </table:table-cell>
          <table:table-cell office:value-type="float" office:value="66497" calcext:value-type="float">
            <text:p>66497</text:p>
          </table:table-cell>
          <table:table-cell office:value-type="float" office:value="65253" calcext:value-type="float">
            <text:p>65253</text:p>
          </table:table-cell>
          <table:table-cell table:formula="of:=([.M739]-[.N739])*100/[.M739]" office:value-type="float" office:value="1.87076108696633" calcext:value-type="float">
            <text:p>1.870761087</text:p>
          </table:table-cell>
          <table:table-cell table:formula="of:=IF([.M739]&gt;[.N73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2402" calcext:value-type="float">
            <text:p>1732402</text:p>
          </table:table-cell>
          <table:table-cell office:value-type="float" office:value="1678409" calcext:value-type="float">
            <text:p>1678409</text:p>
          </table:table-cell>
          <table:table-cell table:formula="of:=([.A740]-[.B740])*100/[.A740]" office:value-type="float" office:value="3.11665537213649" calcext:value-type="float">
            <text:p>3.1166553721</text:p>
          </table:table-cell>
          <table:table-cell table:formula="of:=IF([.A740]&gt;[.B740]; 1; 0)" office:value-type="float" office:value="1" calcext:value-type="float">
            <text:p>1</text:p>
          </table:table-cell>
          <table:table-cell office:value-type="float" office:value="323011" calcext:value-type="float">
            <text:p>323011</text:p>
          </table:table-cell>
          <table:table-cell office:value-type="float" office:value="281918" calcext:value-type="float">
            <text:p>281918</text:p>
          </table:table-cell>
          <table:table-cell table:formula="of:=([.E740]-[.F740])*100/[.E740]" office:value-type="float" office:value="12.7218577695496" calcext:value-type="float">
            <text:p>12.7218577695</text:p>
          </table:table-cell>
          <table:table-cell table:formula="of:=IF([.E740]&gt;[.F740]; 1; 0)" office:value-type="float" office:value="1" calcext:value-type="float">
            <text:p>1</text:p>
          </table:table-cell>
          <table:table-cell office:value-type="float" office:value="55465" calcext:value-type="float">
            <text:p>55465</text:p>
          </table:table-cell>
          <table:table-cell office:value-type="float" office:value="39920" calcext:value-type="float">
            <text:p>39920</text:p>
          </table:table-cell>
          <table:table-cell table:formula="of:=([.I740]-[.J740])*100/[.I740]" office:value-type="float" office:value="28.0266834940954" calcext:value-type="float">
            <text:p>28.0266834941</text:p>
          </table:table-cell>
          <table:table-cell table:formula="of:=IF([.I740]&gt;[.J740]; 1; 0)" office:value-type="float" office:value="1" calcext:value-type="float">
            <text:p>1</text:p>
          </table:table-cell>
          <table:table-cell office:value-type="float" office:value="126588" calcext:value-type="float">
            <text:p>126588</text:p>
          </table:table-cell>
          <table:table-cell office:value-type="float" office:value="105612" calcext:value-type="float">
            <text:p>105612</text:p>
          </table:table-cell>
          <table:table-cell table:formula="of:=([.M740]-[.N740])*100/[.M740]" office:value-type="float" office:value="16.5702910228458" calcext:value-type="float">
            <text:p>16.5702910228</text:p>
          </table:table-cell>
          <table:table-cell table:formula="of:=IF([.M740]&gt;[.N74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4642" calcext:value-type="float">
            <text:p>1094642</text:p>
          </table:table-cell>
          <table:table-cell office:value-type="float" office:value="1092908" calcext:value-type="float">
            <text:p>1092908</text:p>
          </table:table-cell>
          <table:table-cell table:formula="of:=([.A741]-[.B741])*100/[.A741]" office:value-type="float" office:value="0.158407954381432" calcext:value-type="float">
            <text:p>0.1584079544</text:p>
          </table:table-cell>
          <table:table-cell table:formula="of:=IF([.A741]&gt;[.B741]; 1; 0)" office:value-type="float" office:value="1" calcext:value-type="float">
            <text:p>1</text:p>
          </table:table-cell>
          <table:table-cell office:value-type="float" office:value="173016" calcext:value-type="float">
            <text:p>173016</text:p>
          </table:table-cell>
          <table:table-cell office:value-type="float" office:value="172837" calcext:value-type="float">
            <text:p>172837</text:p>
          </table:table-cell>
          <table:table-cell table:formula="of:=([.E741]-[.F741])*100/[.E741]" office:value-type="float" office:value="0.103458639663384" calcext:value-type="float">
            <text:p>0.1034586397</text:p>
          </table:table-cell>
          <table:table-cell table:formula="of:=IF([.E741]&gt;[.F741]; 1; 0)" office:value-type="float" office:value="1" calcext:value-type="float">
            <text:p>1</text:p>
          </table:table-cell>
          <table:table-cell office:value-type="float" office:value="21100" calcext:value-type="float">
            <text:p>21100</text:p>
          </table:table-cell>
          <table:table-cell office:value-type="float" office:value="22524" calcext:value-type="float">
            <text:p>22524</text:p>
          </table:table-cell>
          <table:table-cell table:formula="of:=([.I741]-[.J741])*100/[.I741]" office:value-type="float" office:value="-6.74881516587678" calcext:value-type="float">
            <text:p>-6.7488151659</text:p>
          </table:table-cell>
          <table:table-cell table:formula="of:=IF([.I741]&gt;[.J741]; 1; 0)" office:value-type="float" office:value="0" calcext:value-type="float">
            <text:p>0</text:p>
          </table:table-cell>
          <table:table-cell office:value-type="float" office:value="65904" calcext:value-type="float">
            <text:p>65904</text:p>
          </table:table-cell>
          <table:table-cell office:value-type="float" office:value="67825" calcext:value-type="float">
            <text:p>67825</text:p>
          </table:table-cell>
          <table:table-cell table:formula="of:=([.M741]-[.N741])*100/[.M741]" office:value-type="float" office:value="-2.91484583636805" calcext:value-type="float">
            <text:p>-2.9148458364</text:p>
          </table:table-cell>
          <table:table-cell table:formula="of:=IF([.M741]&gt;[.N74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9512" calcext:value-type="float">
            <text:p>1839512</text:p>
          </table:table-cell>
          <table:table-cell office:value-type="float" office:value="1703078" calcext:value-type="float">
            <text:p>1703078</text:p>
          </table:table-cell>
          <table:table-cell table:formula="of:=([.A742]-[.B742])*100/[.A742]" office:value-type="float" office:value="7.41685838418015" calcext:value-type="float">
            <text:p>7.4168583842</text:p>
          </table:table-cell>
          <table:table-cell table:formula="of:=IF([.A742]&gt;[.B742]; 1; 0)" office:value-type="float" office:value="1" calcext:value-type="float">
            <text:p>1</text:p>
          </table:table-cell>
          <table:table-cell office:value-type="float" office:value="322878" calcext:value-type="float">
            <text:p>322878</text:p>
          </table:table-cell>
          <table:table-cell office:value-type="float" office:value="286541" calcext:value-type="float">
            <text:p>286541</text:p>
          </table:table-cell>
          <table:table-cell table:formula="of:=([.E742]-[.F742])*100/[.E742]" office:value-type="float" office:value="11.2540959743309" calcext:value-type="float">
            <text:p>11.2540959743</text:p>
          </table:table-cell>
          <table:table-cell table:formula="of:=IF([.E742]&gt;[.F742]; 1; 0)" office:value-type="float" office:value="1" calcext:value-type="float">
            <text:p>1</text:p>
          </table:table-cell>
          <table:table-cell office:value-type="float" office:value="55362" calcext:value-type="float">
            <text:p>55362</text:p>
          </table:table-cell>
          <table:table-cell office:value-type="float" office:value="40718" calcext:value-type="float">
            <text:p>40718</text:p>
          </table:table-cell>
          <table:table-cell table:formula="of:=([.I742]-[.J742])*100/[.I742]" office:value-type="float" office:value="26.4513565261371" calcext:value-type="float">
            <text:p>26.4513565261</text:p>
          </table:table-cell>
          <table:table-cell table:formula="of:=IF([.I742]&gt;[.J742]; 1; 0)" office:value-type="float" office:value="1" calcext:value-type="float">
            <text:p>1</text:p>
          </table:table-cell>
          <table:table-cell office:value-type="float" office:value="136553" calcext:value-type="float">
            <text:p>136553</text:p>
          </table:table-cell>
          <table:table-cell office:value-type="float" office:value="108285" calcext:value-type="float">
            <text:p>108285</text:p>
          </table:table-cell>
          <table:table-cell table:formula="of:=([.M742]-[.N742])*100/[.M742]" office:value-type="float" office:value="20.7011197117603" calcext:value-type="float">
            <text:p>20.7011197118</text:p>
          </table:table-cell>
          <table:table-cell table:formula="of:=IF([.M742]&gt;[.N74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9550" calcext:value-type="float">
            <text:p>1249550</text:p>
          </table:table-cell>
          <table:table-cell office:value-type="float" office:value="1201349" calcext:value-type="float">
            <text:p>1201349</text:p>
          </table:table-cell>
          <table:table-cell table:formula="of:=([.A743]-[.B743])*100/[.A743]" office:value-type="float" office:value="3.85746868872794" calcext:value-type="float">
            <text:p>3.8574686887</text:p>
          </table:table-cell>
          <table:table-cell table:formula="of:=IF([.A743]&gt;[.B743]; 1; 0)" office:value-type="float" office:value="1" calcext:value-type="float">
            <text:p>1</text:p>
          </table:table-cell>
          <table:table-cell office:value-type="float" office:value="177841" calcext:value-type="float">
            <text:p>177841</text:p>
          </table:table-cell>
          <table:table-cell office:value-type="float" office:value="178251" calcext:value-type="float">
            <text:p>178251</text:p>
          </table:table-cell>
          <table:table-cell table:formula="of:=([.E743]-[.F743])*100/[.E743]" office:value-type="float" office:value="-0.230543013140952" calcext:value-type="float">
            <text:p>-0.2305430131</text:p>
          </table:table-cell>
          <table:table-cell table:formula="of:=IF([.E743]&gt;[.F743]; 1; 0)" office:value-type="float" office:value="0" calcext:value-type="float">
            <text:p>0</text:p>
          </table:table-cell>
          <table:table-cell office:value-type="float" office:value="22335" calcext:value-type="float">
            <text:p>22335</text:p>
          </table:table-cell>
          <table:table-cell office:value-type="float" office:value="22680" calcext:value-type="float">
            <text:p>22680</text:p>
          </table:table-cell>
          <table:table-cell table:formula="of:=([.I743]-[.J743])*100/[.I743]" office:value-type="float" office:value="-1.54466084620551" calcext:value-type="float">
            <text:p>-1.5446608462</text:p>
          </table:table-cell>
          <table:table-cell table:formula="of:=IF([.I743]&gt;[.J743]; 1; 0)" office:value-type="float" office:value="0" calcext:value-type="float">
            <text:p>0</text:p>
          </table:table-cell>
          <table:table-cell office:value-type="float" office:value="68092" calcext:value-type="float">
            <text:p>68092</text:p>
          </table:table-cell>
          <table:table-cell office:value-type="float" office:value="68609" calcext:value-type="float">
            <text:p>68609</text:p>
          </table:table-cell>
          <table:table-cell table:formula="of:=([.M743]-[.N743])*100/[.M743]" office:value-type="float" office:value="-0.759266874228984" calcext:value-type="float">
            <text:p>-0.7592668742</text:p>
          </table:table-cell>
          <table:table-cell table:formula="of:=IF([.M743]&gt;[.N74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2573" calcext:value-type="float">
            <text:p>1922573</text:p>
          </table:table-cell>
          <table:table-cell office:value-type="float" office:value="1711507" calcext:value-type="float">
            <text:p>1711507</text:p>
          </table:table-cell>
          <table:table-cell table:formula="of:=([.A744]-[.B744])*100/[.A744]" office:value-type="float" office:value="10.9783087560264" calcext:value-type="float">
            <text:p>10.978308756</text:p>
          </table:table-cell>
          <table:table-cell table:formula="of:=IF([.A744]&gt;[.B744]; 1; 0)" office:value-type="float" office:value="1" calcext:value-type="float">
            <text:p>1</text:p>
          </table:table-cell>
          <table:table-cell office:value-type="float" office:value="325928" calcext:value-type="float">
            <text:p>325928</text:p>
          </table:table-cell>
          <table:table-cell office:value-type="float" office:value="283183" calcext:value-type="float">
            <text:p>283183</text:p>
          </table:table-cell>
          <table:table-cell table:formula="of:=([.E744]-[.F744])*100/[.E744]" office:value-type="float" office:value="13.1148597236199" calcext:value-type="float">
            <text:p>13.1148597236</text:p>
          </table:table-cell>
          <table:table-cell table:formula="of:=IF([.E744]&gt;[.F744]; 1; 0)" office:value-type="float" office:value="1" calcext:value-type="float">
            <text:p>1</text:p>
          </table:table-cell>
          <table:table-cell office:value-type="float" office:value="55902" calcext:value-type="float">
            <text:p>55902</text:p>
          </table:table-cell>
          <table:table-cell office:value-type="float" office:value="39663" calcext:value-type="float">
            <text:p>39663</text:p>
          </table:table-cell>
          <table:table-cell table:formula="of:=([.I744]-[.J744])*100/[.I744]" office:value-type="float" office:value="29.0490501234303" calcext:value-type="float">
            <text:p>29.0490501234</text:p>
          </table:table-cell>
          <table:table-cell table:formula="of:=IF([.I744]&gt;[.J744]; 1; 0)" office:value-type="float" office:value="1" calcext:value-type="float">
            <text:p>1</text:p>
          </table:table-cell>
          <table:table-cell office:value-type="float" office:value="128293" calcext:value-type="float">
            <text:p>128293</text:p>
          </table:table-cell>
          <table:table-cell office:value-type="float" office:value="107354" calcext:value-type="float">
            <text:p>107354</text:p>
          </table:table-cell>
          <table:table-cell table:formula="of:=([.M744]-[.N744])*100/[.M744]" office:value-type="float" office:value="16.3212334266094" calcext:value-type="float">
            <text:p>16.3212334266</text:p>
          </table:table-cell>
          <table:table-cell table:formula="of:=IF([.M744]&gt;[.N74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4090" calcext:value-type="float">
            <text:p>1144090</text:p>
          </table:table-cell>
          <table:table-cell office:value-type="float" office:value="1140503" calcext:value-type="float">
            <text:p>1140503</text:p>
          </table:table-cell>
          <table:table-cell table:formula="of:=([.A745]-[.B745])*100/[.A745]" office:value-type="float" office:value="0.313524285676826" calcext:value-type="float">
            <text:p>0.3135242857</text:p>
          </table:table-cell>
          <table:table-cell table:formula="of:=IF([.A745]&gt;[.B745]; 1; 0)" office:value-type="float" office:value="1" calcext:value-type="float">
            <text:p>1</text:p>
          </table:table-cell>
          <table:table-cell office:value-type="float" office:value="178306" calcext:value-type="float">
            <text:p>178306</text:p>
          </table:table-cell>
          <table:table-cell office:value-type="float" office:value="178142" calcext:value-type="float">
            <text:p>178142</text:p>
          </table:table-cell>
          <table:table-cell table:formula="of:=([.E745]-[.F745])*100/[.E745]" office:value-type="float" office:value="0.091976714187969" calcext:value-type="float">
            <text:p>0.0919767142</text:p>
          </table:table-cell>
          <table:table-cell table:formula="of:=IF([.E745]&gt;[.F745]; 1; 0)" office:value-type="float" office:value="1" calcext:value-type="float">
            <text:p>1</text:p>
          </table:table-cell>
          <table:table-cell office:value-type="float" office:value="22414" calcext:value-type="float">
            <text:p>22414</text:p>
          </table:table-cell>
          <table:table-cell office:value-type="float" office:value="22900" calcext:value-type="float">
            <text:p>22900</text:p>
          </table:table-cell>
          <table:table-cell table:formula="of:=([.I745]-[.J745])*100/[.I745]" office:value-type="float" office:value="-2.16828767734452" calcext:value-type="float">
            <text:p>-2.1682876773</text:p>
          </table:table-cell>
          <table:table-cell table:formula="of:=IF([.I745]&gt;[.J745]; 1; 0)" office:value-type="float" office:value="0" calcext:value-type="float">
            <text:p>0</text:p>
          </table:table-cell>
          <table:table-cell office:value-type="float" office:value="70121" calcext:value-type="float">
            <text:p>70121</text:p>
          </table:table-cell>
          <table:table-cell office:value-type="float" office:value="67755" calcext:value-type="float">
            <text:p>67755</text:p>
          </table:table-cell>
          <table:table-cell table:formula="of:=([.M745]-[.N745])*100/[.M745]" office:value-type="float" office:value="3.37416751044623" calcext:value-type="float">
            <text:p>3.3741675104</text:p>
          </table:table-cell>
          <table:table-cell table:formula="of:=IF([.M745]&gt;[.N74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7112" calcext:value-type="float">
            <text:p>1857112</text:p>
          </table:table-cell>
          <table:table-cell office:value-type="float" office:value="1699608" calcext:value-type="float">
            <text:p>1699608</text:p>
          </table:table-cell>
          <table:table-cell table:formula="of:=([.A746]-[.B746])*100/[.A746]" office:value-type="float" office:value="8.48112553254731" calcext:value-type="float">
            <text:p>8.4811255325</text:p>
          </table:table-cell>
          <table:table-cell table:formula="of:=IF([.A746]&gt;[.B746]; 1; 0)" office:value-type="float" office:value="1" calcext:value-type="float">
            <text:p>1</text:p>
          </table:table-cell>
          <table:table-cell office:value-type="float" office:value="322239" calcext:value-type="float">
            <text:p>322239</text:p>
          </table:table-cell>
          <table:table-cell office:value-type="float" office:value="348243" calcext:value-type="float">
            <text:p>348243</text:p>
          </table:table-cell>
          <table:table-cell table:formula="of:=([.E746]-[.F746])*100/[.E746]" office:value-type="float" office:value="-8.06978671110573" calcext:value-type="float">
            <text:p>-8.0697867111</text:p>
          </table:table-cell>
          <table:table-cell table:formula="of:=IF([.E746]&gt;[.F746]; 1; 0)" office:value-type="float" office:value="0" calcext:value-type="float">
            <text:p>0</text:p>
          </table:table-cell>
          <table:table-cell office:value-type="float" office:value="55187" calcext:value-type="float">
            <text:p>55187</text:p>
          </table:table-cell>
          <table:table-cell office:value-type="float" office:value="39876" calcext:value-type="float">
            <text:p>39876</text:p>
          </table:table-cell>
          <table:table-cell table:formula="of:=([.I746]-[.J746])*100/[.I746]" office:value-type="float" office:value="27.7438527189374" calcext:value-type="float">
            <text:p>27.7438527189</text:p>
          </table:table-cell>
          <table:table-cell table:formula="of:=IF([.I746]&gt;[.J746]; 1; 0)" office:value-type="float" office:value="1" calcext:value-type="float">
            <text:p>1</text:p>
          </table:table-cell>
          <table:table-cell office:value-type="float" office:value="128160" calcext:value-type="float">
            <text:p>128160</text:p>
          </table:table-cell>
          <table:table-cell office:value-type="float" office:value="108017" calcext:value-type="float">
            <text:p>108017</text:p>
          </table:table-cell>
          <table:table-cell table:formula="of:=([.M746]-[.N746])*100/[.M746]" office:value-type="float" office:value="15.7170724094881" calcext:value-type="float">
            <text:p>15.7170724095</text:p>
          </table:table-cell>
          <table:table-cell table:formula="of:=IF([.M746]&gt;[.N74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2972" calcext:value-type="float">
            <text:p>1152972</text:p>
          </table:table-cell>
          <table:table-cell office:value-type="float" office:value="1149282" calcext:value-type="float">
            <text:p>1149282</text:p>
          </table:table-cell>
          <table:table-cell table:formula="of:=([.A747]-[.B747])*100/[.A747]" office:value-type="float" office:value="0.320042464170856" calcext:value-type="float">
            <text:p>0.3200424642</text:p>
          </table:table-cell>
          <table:table-cell table:formula="of:=IF([.A747]&gt;[.B747]; 1; 0)" office:value-type="float" office:value="1" calcext:value-type="float">
            <text:p>1</text:p>
          </table:table-cell>
          <table:table-cell office:value-type="float" office:value="180080" calcext:value-type="float">
            <text:p>180080</text:p>
          </table:table-cell>
          <table:table-cell office:value-type="float" office:value="178999" calcext:value-type="float">
            <text:p>178999</text:p>
          </table:table-cell>
          <table:table-cell table:formula="of:=([.E747]-[.F747])*100/[.E747]" office:value-type="float" office:value="0.600288760550866" calcext:value-type="float">
            <text:p>0.6002887606</text:p>
          </table:table-cell>
          <table:table-cell table:formula="of:=IF([.E747]&gt;[.F747]; 1; 0)" office:value-type="float" office:value="1" calcext:value-type="float">
            <text:p>1</text:p>
          </table:table-cell>
          <table:table-cell office:value-type="float" office:value="22213" calcext:value-type="float">
            <text:p>22213</text:p>
          </table:table-cell>
          <table:table-cell office:value-type="float" office:value="23072" calcext:value-type="float">
            <text:p>23072</text:p>
          </table:table-cell>
          <table:table-cell table:formula="of:=([.I747]-[.J747])*100/[.I747]" office:value-type="float" office:value="-3.86710484851213" calcext:value-type="float">
            <text:p>-3.8671048485</text:p>
          </table:table-cell>
          <table:table-cell table:formula="of:=IF([.I747]&gt;[.J747]; 1; 0)" office:value-type="float" office:value="0" calcext:value-type="float">
            <text:p>0</text:p>
          </table:table-cell>
          <table:table-cell office:value-type="float" office:value="70212" calcext:value-type="float">
            <text:p>70212</text:p>
          </table:table-cell>
          <table:table-cell office:value-type="float" office:value="71960" calcext:value-type="float">
            <text:p>71960</text:p>
          </table:table-cell>
          <table:table-cell table:formula="of:=([.M747]-[.N747])*100/[.M747]" office:value-type="float" office:value="-2.48960291688031" calcext:value-type="float">
            <text:p>-2.4896029169</text:p>
          </table:table-cell>
          <table:table-cell table:formula="of:=IF([.M747]&gt;[.N74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5569" calcext:value-type="float">
            <text:p>1715569</text:p>
          </table:table-cell>
          <table:table-cell office:value-type="float" office:value="1695516" calcext:value-type="float">
            <text:p>1695516</text:p>
          </table:table-cell>
          <table:table-cell table:formula="of:=([.A748]-[.B748])*100/[.A748]" office:value-type="float" office:value="1.16888332675631" calcext:value-type="float">
            <text:p>1.1688833268</text:p>
          </table:table-cell>
          <table:table-cell table:formula="of:=IF([.A748]&gt;[.B748]; 1; 0)" office:value-type="float" office:value="1" calcext:value-type="float">
            <text:p>1</text:p>
          </table:table-cell>
          <table:table-cell office:value-type="float" office:value="374769" calcext:value-type="float">
            <text:p>374769</text:p>
          </table:table-cell>
          <table:table-cell office:value-type="float" office:value="275994" calcext:value-type="float">
            <text:p>275994</text:p>
          </table:table-cell>
          <table:table-cell table:formula="of:=([.E748]-[.F748])*100/[.E748]" office:value-type="float" office:value="26.3562354410317" calcext:value-type="float">
            <text:p>26.356235441</text:p>
          </table:table-cell>
          <table:table-cell table:formula="of:=IF([.E748]&gt;[.F748]; 1; 0)" office:value-type="float" office:value="1" calcext:value-type="float">
            <text:p>1</text:p>
          </table:table-cell>
          <table:table-cell office:value-type="float" office:value="56023" calcext:value-type="float">
            <text:p>56023</text:p>
          </table:table-cell>
          <table:table-cell office:value-type="float" office:value="39464" calcext:value-type="float">
            <text:p>39464</text:p>
          </table:table-cell>
          <table:table-cell table:formula="of:=([.I748]-[.J748])*100/[.I748]" office:value-type="float" office:value="29.5575031683416" calcext:value-type="float">
            <text:p>29.5575031683</text:p>
          </table:table-cell>
          <table:table-cell table:formula="of:=IF([.I748]&gt;[.J748]; 1; 0)" office:value-type="float" office:value="1" calcext:value-type="float">
            <text:p>1</text:p>
          </table:table-cell>
          <table:table-cell office:value-type="float" office:value="129240" calcext:value-type="float">
            <text:p>129240</text:p>
          </table:table-cell>
          <table:table-cell office:value-type="float" office:value="106963" calcext:value-type="float">
            <text:p>106963</text:p>
          </table:table-cell>
          <table:table-cell table:formula="of:=([.M748]-[.N748])*100/[.M748]" office:value-type="float" office:value="17.2369235530795" calcext:value-type="float">
            <text:p>17.2369235531</text:p>
          </table:table-cell>
          <table:table-cell table:formula="of:=IF([.M748]&gt;[.N74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0368" calcext:value-type="float">
            <text:p>1180368</text:p>
          </table:table-cell>
          <table:table-cell office:value-type="float" office:value="1247910" calcext:value-type="float">
            <text:p>1247910</text:p>
          </table:table-cell>
          <table:table-cell table:formula="of:=([.A749]-[.B749])*100/[.A749]" office:value-type="float" office:value="-5.72211378146476" calcext:value-type="float">
            <text:p>-5.7221137815</text:p>
          </table:table-cell>
          <table:table-cell table:formula="of:=IF([.A749]&gt;[.B749]; 1; 0)" office:value-type="float" office:value="0" calcext:value-type="float">
            <text:p>0</text:p>
          </table:table-cell>
          <table:table-cell office:value-type="float" office:value="184390" calcext:value-type="float">
            <text:p>184390</text:p>
          </table:table-cell>
          <table:table-cell office:value-type="float" office:value="182559" calcext:value-type="float">
            <text:p>182559</text:p>
          </table:table-cell>
          <table:table-cell table:formula="of:=([.E749]-[.F749])*100/[.E749]" office:value-type="float" office:value="0.993003958999946" calcext:value-type="float">
            <text:p>0.993003959</text:p>
          </table:table-cell>
          <table:table-cell table:formula="of:=IF([.E749]&gt;[.F749]; 1; 0)" office:value-type="float" office:value="1" calcext:value-type="float">
            <text:p>1</text:p>
          </table:table-cell>
          <table:table-cell office:value-type="float" office:value="22803" calcext:value-type="float">
            <text:p>22803</text:p>
          </table:table-cell>
          <table:table-cell office:value-type="float" office:value="23647" calcext:value-type="float">
            <text:p>23647</text:p>
          </table:table-cell>
          <table:table-cell table:formula="of:=([.I749]-[.J749])*100/[.I749]" office:value-type="float" office:value="-3.7012673770995" calcext:value-type="float">
            <text:p>-3.7012673771</text:p>
          </table:table-cell>
          <table:table-cell table:formula="of:=IF([.I749]&gt;[.J749]; 1; 0)" office:value-type="float" office:value="0" calcext:value-type="float">
            <text:p>0</text:p>
          </table:table-cell>
          <table:table-cell office:value-type="float" office:value="71471" calcext:value-type="float">
            <text:p>71471</text:p>
          </table:table-cell>
          <table:table-cell office:value-type="float" office:value="72931" calcext:value-type="float">
            <text:p>72931</text:p>
          </table:table-cell>
          <table:table-cell table:formula="of:=([.M749]-[.N749])*100/[.M749]" office:value-type="float" office:value="-2.04278658476865" calcext:value-type="float">
            <text:p>-2.0427865848</text:p>
          </table:table-cell>
          <table:table-cell table:formula="of:=IF([.M749]&gt;[.N74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9094" calcext:value-type="float">
            <text:p>1819094</text:p>
          </table:table-cell>
          <table:table-cell office:value-type="float" office:value="1677227" calcext:value-type="float">
            <text:p>1677227</text:p>
          </table:table-cell>
          <table:table-cell table:formula="of:=([.A750]-[.B750])*100/[.A750]" office:value-type="float" office:value="7.79877235590904" calcext:value-type="float">
            <text:p>7.7987723559</text:p>
          </table:table-cell>
          <table:table-cell table:formula="of:=IF([.A750]&gt;[.B750]; 1; 0)" office:value-type="float" office:value="1" calcext:value-type="float">
            <text:p>1</text:p>
          </table:table-cell>
          <table:table-cell office:value-type="float" office:value="324480" calcext:value-type="float">
            <text:p>324480</text:p>
          </table:table-cell>
          <table:table-cell office:value-type="float" office:value="277843" calcext:value-type="float">
            <text:p>277843</text:p>
          </table:table-cell>
          <table:table-cell table:formula="of:=([.E750]-[.F750])*100/[.E750]" office:value-type="float" office:value="14.3728427021696" calcext:value-type="float">
            <text:p>14.3728427022</text:p>
          </table:table-cell>
          <table:table-cell table:formula="of:=IF([.E750]&gt;[.F750]; 1; 0)" office:value-type="float" office:value="1" calcext:value-type="float">
            <text:p>1</text:p>
          </table:table-cell>
          <table:table-cell office:value-type="float" office:value="55611" calcext:value-type="float">
            <text:p>55611</text:p>
          </table:table-cell>
          <table:table-cell office:value-type="float" office:value="39042" calcext:value-type="float">
            <text:p>39042</text:p>
          </table:table-cell>
          <table:table-cell table:formula="of:=([.I750]-[.J750])*100/[.I750]" office:value-type="float" office:value="29.7944651238064" calcext:value-type="float">
            <text:p>29.7944651238</text:p>
          </table:table-cell>
          <table:table-cell table:formula="of:=IF([.I750]&gt;[.J750]; 1; 0)" office:value-type="float" office:value="1" calcext:value-type="float">
            <text:p>1</text:p>
          </table:table-cell>
          <table:table-cell office:value-type="float" office:value="127163" calcext:value-type="float">
            <text:p>127163</text:p>
          </table:table-cell>
          <table:table-cell office:value-type="float" office:value="107654" calcext:value-type="float">
            <text:p>107654</text:p>
          </table:table-cell>
          <table:table-cell table:formula="of:=([.M750]-[.N750])*100/[.M750]" office:value-type="float" office:value="15.3417267601425" calcext:value-type="float">
            <text:p>15.3417267601</text:p>
          </table:table-cell>
          <table:table-cell table:formula="of:=IF([.M750]&gt;[.N75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3637" calcext:value-type="float">
            <text:p>1293637</text:p>
          </table:table-cell>
          <table:table-cell office:value-type="float" office:value="1180610" calcext:value-type="float">
            <text:p>1180610</text:p>
          </table:table-cell>
          <table:table-cell table:formula="of:=([.A751]-[.B751])*100/[.A751]" office:value-type="float" office:value="8.73714960224545" calcext:value-type="float">
            <text:p>8.7371496022</text:p>
          </table:table-cell>
          <table:table-cell table:formula="of:=IF([.A751]&gt;[.B751]; 1; 0)" office:value-type="float" office:value="1" calcext:value-type="float">
            <text:p>1</text:p>
          </table:table-cell>
          <table:table-cell office:value-type="float" office:value="186859" calcext:value-type="float">
            <text:p>186859</text:p>
          </table:table-cell>
          <table:table-cell office:value-type="float" office:value="185305" calcext:value-type="float">
            <text:p>185305</text:p>
          </table:table-cell>
          <table:table-cell table:formula="of:=([.E751]-[.F751])*100/[.E751]" office:value-type="float" office:value="0.831643110580705" calcext:value-type="float">
            <text:p>0.8316431106</text:p>
          </table:table-cell>
          <table:table-cell table:formula="of:=IF([.E751]&gt;[.F751]; 1; 0)" office:value-type="float" office:value="1" calcext:value-type="float">
            <text:p>1</text:p>
          </table:table-cell>
          <table:table-cell office:value-type="float" office:value="23215" calcext:value-type="float">
            <text:p>23215</text:p>
          </table:table-cell>
          <table:table-cell office:value-type="float" office:value="24501" calcext:value-type="float">
            <text:p>24501</text:p>
          </table:table-cell>
          <table:table-cell table:formula="of:=([.I751]-[.J751])*100/[.I751]" office:value-type="float" office:value="-5.53952186086582" calcext:value-type="float">
            <text:p>-5.5395218609</text:p>
          </table:table-cell>
          <table:table-cell table:formula="of:=IF([.I751]&gt;[.J751]; 1; 0)" office:value-type="float" office:value="0" calcext:value-type="float">
            <text:p>0</text:p>
          </table:table-cell>
          <table:table-cell office:value-type="float" office:value="72499" calcext:value-type="float">
            <text:p>72499</text:p>
          </table:table-cell>
          <table:table-cell office:value-type="float" office:value="70927" calcext:value-type="float">
            <text:p>70927</text:p>
          </table:table-cell>
          <table:table-cell table:formula="of:=([.M751]-[.N751])*100/[.M751]" office:value-type="float" office:value="2.16830576973475" calcext:value-type="float">
            <text:p>2.1683057697</text:p>
          </table:table-cell>
          <table:table-cell table:formula="of:=IF([.M751]&gt;[.N75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1665" calcext:value-type="float">
            <text:p>1711665</text:p>
          </table:table-cell>
          <table:table-cell office:value-type="float" office:value="1686278" calcext:value-type="float">
            <text:p>1686278</text:p>
          </table:table-cell>
          <table:table-cell table:formula="of:=([.A752]-[.B752])*100/[.A752]" office:value-type="float" office:value="1.48317573824317" calcext:value-type="float">
            <text:p>1.4831757382</text:p>
          </table:table-cell>
          <table:table-cell table:formula="of:=IF([.A752]&gt;[.B752]; 1; 0)" office:value-type="float" office:value="1" calcext:value-type="float">
            <text:p>1</text:p>
          </table:table-cell>
          <table:table-cell office:value-type="float" office:value="322709" calcext:value-type="float">
            <text:p>322709</text:p>
          </table:table-cell>
          <table:table-cell office:value-type="float" office:value="277292" calcext:value-type="float">
            <text:p>277292</text:p>
          </table:table-cell>
          <table:table-cell table:formula="of:=([.E752]-[.F752])*100/[.E752]" office:value-type="float" office:value="14.0736700866725" calcext:value-type="float">
            <text:p>14.0736700867</text:p>
          </table:table-cell>
          <table:table-cell table:formula="of:=IF([.E752]&gt;[.F752]; 1; 0)" office:value-type="float" office:value="1" calcext:value-type="float">
            <text:p>1</text:p>
          </table:table-cell>
          <table:table-cell office:value-type="float" office:value="56623" calcext:value-type="float">
            <text:p>56623</text:p>
          </table:table-cell>
          <table:table-cell office:value-type="float" office:value="39446" calcext:value-type="float">
            <text:p>39446</text:p>
          </table:table-cell>
          <table:table-cell table:formula="of:=([.I752]-[.J752])*100/[.I752]" office:value-type="float" office:value="30.335729297282" calcext:value-type="float">
            <text:p>30.3357292973</text:p>
          </table:table-cell>
          <table:table-cell table:formula="of:=IF([.I752]&gt;[.J752]; 1; 0)" office:value-type="float" office:value="1" calcext:value-type="float">
            <text:p>1</text:p>
          </table:table-cell>
          <table:table-cell office:value-type="float" office:value="128047" calcext:value-type="float">
            <text:p>128047</text:p>
          </table:table-cell>
          <table:table-cell office:value-type="float" office:value="108570" calcext:value-type="float">
            <text:p>108570</text:p>
          </table:table-cell>
          <table:table-cell table:formula="of:=([.M752]-[.N752])*100/[.M752]" office:value-type="float" office:value="15.2108210266543" calcext:value-type="float">
            <text:p>15.2108210267</text:p>
          </table:table-cell>
          <table:table-cell table:formula="of:=IF([.M752]&gt;[.N75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1311" calcext:value-type="float">
            <text:p>1201311</text:p>
          </table:table-cell>
          <table:table-cell office:value-type="float" office:value="1196497" calcext:value-type="float">
            <text:p>1196497</text:p>
          </table:table-cell>
          <table:table-cell table:formula="of:=([.A753]-[.B753])*100/[.A753]" office:value-type="float" office:value="0.400728870375781" calcext:value-type="float">
            <text:p>0.4007288704</text:p>
          </table:table-cell>
          <table:table-cell table:formula="of:=IF([.A753]&gt;[.B753]; 1; 0)" office:value-type="float" office:value="1" calcext:value-type="float">
            <text:p>1</text:p>
          </table:table-cell>
          <table:table-cell office:value-type="float" office:value="189229" calcext:value-type="float">
            <text:p>189229</text:p>
          </table:table-cell>
          <table:table-cell office:value-type="float" office:value="189253" calcext:value-type="float">
            <text:p>189253</text:p>
          </table:table-cell>
          <table:table-cell table:formula="of:=([.E753]-[.F753])*100/[.E753]" office:value-type="float" office:value="-0.0126830454105872" calcext:value-type="float">
            <text:p>-0.0126830454</text:p>
          </table:table-cell>
          <table:table-cell table:formula="of:=IF([.E753]&gt;[.F753]; 1; 0)" office:value-type="float" office:value="0" calcext:value-type="float">
            <text:p>0</text:p>
          </table:table-cell>
          <table:table-cell office:value-type="float" office:value="23683" calcext:value-type="float">
            <text:p>23683</text:p>
          </table:table-cell>
          <table:table-cell office:value-type="float" office:value="24404" calcext:value-type="float">
            <text:p>24404</text:p>
          </table:table-cell>
          <table:table-cell table:formula="of:=([.I753]-[.J753])*100/[.I753]" office:value-type="float" office:value="-3.04437782375544" calcext:value-type="float">
            <text:p>-3.0443778238</text:p>
          </table:table-cell>
          <table:table-cell table:formula="of:=IF([.I753]&gt;[.J753]; 1; 0)" office:value-type="float" office:value="0" calcext:value-type="float">
            <text:p>0</text:p>
          </table:table-cell>
          <table:table-cell office:value-type="float" office:value="74949" calcext:value-type="float">
            <text:p>74949</text:p>
          </table:table-cell>
          <table:table-cell office:value-type="float" office:value="71388" calcext:value-type="float">
            <text:p>71388</text:p>
          </table:table-cell>
          <table:table-cell table:formula="of:=([.M753]-[.N753])*100/[.M753]" office:value-type="float" office:value="4.75123083696914" calcext:value-type="float">
            <text:p>4.751230837</text:p>
          </table:table-cell>
          <table:table-cell table:formula="of:=IF([.M753]&gt;[.N75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6258" calcext:value-type="float">
            <text:p>1706258</text:p>
          </table:table-cell>
          <table:table-cell office:value-type="float" office:value="1680651" calcext:value-type="float">
            <text:p>1680651</text:p>
          </table:table-cell>
          <table:table-cell table:formula="of:=([.A754]-[.B754])*100/[.A754]" office:value-type="float" office:value="1.50076952020152" calcext:value-type="float">
            <text:p>1.5007695202</text:p>
          </table:table-cell>
          <table:table-cell table:formula="of:=IF([.A754]&gt;[.B754]; 1; 0)" office:value-type="float" office:value="1" calcext:value-type="float">
            <text:p>1</text:p>
          </table:table-cell>
          <table:table-cell office:value-type="float" office:value="322536" calcext:value-type="float">
            <text:p>322536</text:p>
          </table:table-cell>
          <table:table-cell office:value-type="float" office:value="278527" calcext:value-type="float">
            <text:p>278527</text:p>
          </table:table-cell>
          <table:table-cell table:formula="of:=([.E754]-[.F754])*100/[.E754]" office:value-type="float" office:value="13.6446784234938" calcext:value-type="float">
            <text:p>13.6446784235</text:p>
          </table:table-cell>
          <table:table-cell table:formula="of:=IF([.E754]&gt;[.F754]; 1; 0)" office:value-type="float" office:value="1" calcext:value-type="float">
            <text:p>1</text:p>
          </table:table-cell>
          <table:table-cell office:value-type="float" office:value="55898" calcext:value-type="float">
            <text:p>55898</text:p>
          </table:table-cell>
          <table:table-cell office:value-type="float" office:value="39251" calcext:value-type="float">
            <text:p>39251</text:p>
          </table:table-cell>
          <table:table-cell table:formula="of:=([.I754]-[.J754])*100/[.I754]" office:value-type="float" office:value="29.7810297327275" calcext:value-type="float">
            <text:p>29.7810297327</text:p>
          </table:table-cell>
          <table:table-cell table:formula="of:=IF([.I754]&gt;[.J754]; 1; 0)" office:value-type="float" office:value="1" calcext:value-type="float">
            <text:p>1</text:p>
          </table:table-cell>
          <table:table-cell office:value-type="float" office:value="127694" calcext:value-type="float">
            <text:p>127694</text:p>
          </table:table-cell>
          <table:table-cell office:value-type="float" office:value="105494" calcext:value-type="float">
            <text:p>105494</text:p>
          </table:table-cell>
          <table:table-cell table:formula="of:=([.M754]-[.N754])*100/[.M754]" office:value-type="float" office:value="17.3853117609285" calcext:value-type="float">
            <text:p>17.3853117609</text:p>
          </table:table-cell>
          <table:table-cell table:formula="of:=IF([.M754]&gt;[.N75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0759" calcext:value-type="float">
            <text:p>1210759</text:p>
          </table:table-cell>
          <table:table-cell office:value-type="float" office:value="1314342" calcext:value-type="float">
            <text:p>1314342</text:p>
          </table:table-cell>
          <table:table-cell table:formula="of:=([.A755]-[.B755])*100/[.A755]" office:value-type="float" office:value="-8.55521206119467" calcext:value-type="float">
            <text:p>-8.5552120612</text:p>
          </table:table-cell>
          <table:table-cell table:formula="of:=IF([.A755]&gt;[.B755]; 1; 0)" office:value-type="float" office:value="0" calcext:value-type="float">
            <text:p>0</text:p>
          </table:table-cell>
          <table:table-cell office:value-type="float" office:value="192695" calcext:value-type="float">
            <text:p>192695</text:p>
          </table:table-cell>
          <table:table-cell office:value-type="float" office:value="189525" calcext:value-type="float">
            <text:p>189525</text:p>
          </table:table-cell>
          <table:table-cell table:formula="of:=([.E755]-[.F755])*100/[.E755]" office:value-type="float" office:value="1.64508679519448" calcext:value-type="float">
            <text:p>1.6450867952</text:p>
          </table:table-cell>
          <table:table-cell table:formula="of:=IF([.E755]&gt;[.F755]; 1; 0)" office:value-type="float" office:value="1" calcext:value-type="float">
            <text:p>1</text:p>
          </table:table-cell>
          <table:table-cell office:value-type="float" office:value="24247" calcext:value-type="float">
            <text:p>24247</text:p>
          </table:table-cell>
          <table:table-cell office:value-type="float" office:value="25109" calcext:value-type="float">
            <text:p>25109</text:p>
          </table:table-cell>
          <table:table-cell table:formula="of:=([.I755]-[.J755])*100/[.I755]" office:value-type="float" office:value="-3.55507897884274" calcext:value-type="float">
            <text:p>-3.5550789788</text:p>
          </table:table-cell>
          <table:table-cell table:formula="of:=IF([.I755]&gt;[.J755]; 1; 0)" office:value-type="float" office:value="0" calcext:value-type="float">
            <text:p>0</text:p>
          </table:table-cell>
          <table:table-cell office:value-type="float" office:value="73149" calcext:value-type="float">
            <text:p>73149</text:p>
          </table:table-cell>
          <table:table-cell office:value-type="float" office:value="72464" calcext:value-type="float">
            <text:p>72464</text:p>
          </table:table-cell>
          <table:table-cell table:formula="of:=([.M755]-[.N755])*100/[.M755]" office:value-type="float" office:value="0.936444790769525" calcext:value-type="float">
            <text:p>0.9364447908</text:p>
          </table:table-cell>
          <table:table-cell table:formula="of:=IF([.M755]&gt;[.N75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5247" calcext:value-type="float">
            <text:p>1705247</text:p>
          </table:table-cell>
          <table:table-cell office:value-type="float" office:value="1672031" calcext:value-type="float">
            <text:p>1672031</text:p>
          </table:table-cell>
          <table:table-cell table:formula="of:=([.A756]-[.B756])*100/[.A756]" office:value-type="float" office:value="1.94787030852422" calcext:value-type="float">
            <text:p>1.9478703085</text:p>
          </table:table-cell>
          <table:table-cell table:formula="of:=IF([.A756]&gt;[.B756]; 1; 0)" office:value-type="float" office:value="1" calcext:value-type="float">
            <text:p>1</text:p>
          </table:table-cell>
          <table:table-cell office:value-type="float" office:value="322839" calcext:value-type="float">
            <text:p>322839</text:p>
          </table:table-cell>
          <table:table-cell office:value-type="float" office:value="278070" calcext:value-type="float">
            <text:p>278070</text:p>
          </table:table-cell>
          <table:table-cell table:formula="of:=([.E756]-[.F756])*100/[.E756]" office:value-type="float" office:value="13.8672836924907" calcext:value-type="float">
            <text:p>13.8672836925</text:p>
          </table:table-cell>
          <table:table-cell table:formula="of:=IF([.E756]&gt;[.F756]; 1; 0)" office:value-type="float" office:value="1" calcext:value-type="float">
            <text:p>1</text:p>
          </table:table-cell>
          <table:table-cell office:value-type="float" office:value="56447" calcext:value-type="float">
            <text:p>56447</text:p>
          </table:table-cell>
          <table:table-cell office:value-type="float" office:value="38831" calcext:value-type="float">
            <text:p>38831</text:p>
          </table:table-cell>
          <table:table-cell table:formula="of:=([.I756]-[.J756])*100/[.I756]" office:value-type="float" office:value="31.2080358566443" calcext:value-type="float">
            <text:p>31.2080358566</text:p>
          </table:table-cell>
          <table:table-cell table:formula="of:=IF([.I756]&gt;[.J756]; 1; 0)" office:value-type="float" office:value="1" calcext:value-type="float">
            <text:p>1</text:p>
          </table:table-cell>
          <table:table-cell office:value-type="float" office:value="128445" calcext:value-type="float">
            <text:p>128445</text:p>
          </table:table-cell>
          <table:table-cell office:value-type="float" office:value="104825" calcext:value-type="float">
            <text:p>104825</text:p>
          </table:table-cell>
          <table:table-cell table:formula="of:=([.M756]-[.N756])*100/[.M756]" office:value-type="float" office:value="18.3891938183658" calcext:value-type="float">
            <text:p>18.3891938184</text:p>
          </table:table-cell>
          <table:table-cell table:formula="of:=IF([.M756]&gt;[.N75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3069" calcext:value-type="float">
            <text:p>1223069</text:p>
          </table:table-cell>
          <table:table-cell office:value-type="float" office:value="1357156" calcext:value-type="float">
            <text:p>1357156</text:p>
          </table:table-cell>
          <table:table-cell table:formula="of:=([.A757]-[.B757])*100/[.A757]" office:value-type="float" office:value="-10.963159069521" calcext:value-type="float">
            <text:p>-10.9631590695</text:p>
          </table:table-cell>
          <table:table-cell table:formula="of:=IF([.A757]&gt;[.B757]; 1; 0)" office:value-type="float" office:value="0" calcext:value-type="float">
            <text:p>0</text:p>
          </table:table-cell>
          <table:table-cell office:value-type="float" office:value="193621" calcext:value-type="float">
            <text:p>193621</text:p>
          </table:table-cell>
          <table:table-cell office:value-type="float" office:value="193013" calcext:value-type="float">
            <text:p>193013</text:p>
          </table:table-cell>
          <table:table-cell table:formula="of:=([.E757]-[.F757])*100/[.E757]" office:value-type="float" office:value="0.314015525175472" calcext:value-type="float">
            <text:p>0.3140155252</text:p>
          </table:table-cell>
          <table:table-cell table:formula="of:=IF([.E757]&gt;[.F757]; 1; 0)" office:value-type="float" office:value="1" calcext:value-type="float">
            <text:p>1</text:p>
          </table:table-cell>
          <table:table-cell office:value-type="float" office:value="24530" calcext:value-type="float">
            <text:p>24530</text:p>
          </table:table-cell>
          <table:table-cell office:value-type="float" office:value="25331" calcext:value-type="float">
            <text:p>25331</text:p>
          </table:table-cell>
          <table:table-cell table:formula="of:=([.I757]-[.J757])*100/[.I757]" office:value-type="float" office:value="-3.26538931920098" calcext:value-type="float">
            <text:p>-3.2653893192</text:p>
          </table:table-cell>
          <table:table-cell table:formula="of:=IF([.I757]&gt;[.J757]; 1; 0)" office:value-type="float" office:value="0" calcext:value-type="float">
            <text:p>0</text:p>
          </table:table-cell>
          <table:table-cell office:value-type="float" office:value="74579" calcext:value-type="float">
            <text:p>74579</text:p>
          </table:table-cell>
          <table:table-cell office:value-type="float" office:value="74174" calcext:value-type="float">
            <text:p>74174</text:p>
          </table:table-cell>
          <table:table-cell table:formula="of:=([.M757]-[.N757])*100/[.M757]" office:value-type="float" office:value="0.543048311186795" calcext:value-type="float">
            <text:p>0.5430483112</text:p>
          </table:table-cell>
          <table:table-cell table:formula="of:=IF([.M757]&gt;[.N75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0033" calcext:value-type="float">
            <text:p>1720033</text:p>
          </table:table-cell>
          <table:table-cell office:value-type="float" office:value="1671027" calcext:value-type="float">
            <text:p>1671027</text:p>
          </table:table-cell>
          <table:table-cell table:formula="of:=([.A758]-[.B758])*100/[.A758]" office:value-type="float" office:value="2.8491313829444" calcext:value-type="float">
            <text:p>2.8491313829</text:p>
          </table:table-cell>
          <table:table-cell table:formula="of:=IF([.A758]&gt;[.B758]; 1; 0)" office:value-type="float" office:value="1" calcext:value-type="float">
            <text:p>1</text:p>
          </table:table-cell>
          <table:table-cell office:value-type="float" office:value="320860" calcext:value-type="float">
            <text:p>320860</text:p>
          </table:table-cell>
          <table:table-cell office:value-type="float" office:value="277127" calcext:value-type="float">
            <text:p>277127</text:p>
          </table:table-cell>
          <table:table-cell table:formula="of:=([.E758]-[.F758])*100/[.E758]" office:value-type="float" office:value="13.6299320575952" calcext:value-type="float">
            <text:p>13.6299320576</text:p>
          </table:table-cell>
          <table:table-cell table:formula="of:=IF([.E758]&gt;[.F758]; 1; 0)" office:value-type="float" office:value="1" calcext:value-type="float">
            <text:p>1</text:p>
          </table:table-cell>
          <table:table-cell office:value-type="float" office:value="56187" calcext:value-type="float">
            <text:p>56187</text:p>
          </table:table-cell>
          <table:table-cell office:value-type="float" office:value="38723" calcext:value-type="float">
            <text:p>38723</text:p>
          </table:table-cell>
          <table:table-cell table:formula="of:=([.I758]-[.J758])*100/[.I758]" office:value-type="float" office:value="31.0819228647196" calcext:value-type="float">
            <text:p>31.0819228647</text:p>
          </table:table-cell>
          <table:table-cell table:formula="of:=IF([.I758]&gt;[.J758]; 1; 0)" office:value-type="float" office:value="1" calcext:value-type="float">
            <text:p>1</text:p>
          </table:table-cell>
          <table:table-cell office:value-type="float" office:value="127995" calcext:value-type="float">
            <text:p>127995</text:p>
          </table:table-cell>
          <table:table-cell office:value-type="float" office:value="105089" calcext:value-type="float">
            <text:p>105089</text:p>
          </table:table-cell>
          <table:table-cell table:formula="of:=([.M758]-[.N758])*100/[.M758]" office:value-type="float" office:value="17.8960115629517" calcext:value-type="float">
            <text:p>17.896011563</text:p>
          </table:table-cell>
          <table:table-cell table:formula="of:=IF([.M758]&gt;[.N75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5188" calcext:value-type="float">
            <text:p>1245188</text:p>
          </table:table-cell>
          <table:table-cell office:value-type="float" office:value="1401680" calcext:value-type="float">
            <text:p>1401680</text:p>
          </table:table-cell>
          <table:table-cell table:formula="of:=([.A759]-[.B759])*100/[.A759]" office:value-type="float" office:value="-12.567740774887" calcext:value-type="float">
            <text:p>-12.5677407749</text:p>
          </table:table-cell>
          <table:table-cell table:formula="of:=IF([.A759]&gt;[.B759]; 1; 0)" office:value-type="float" office:value="0" calcext:value-type="float">
            <text:p>0</text:p>
          </table:table-cell>
          <table:table-cell office:value-type="float" office:value="197198" calcext:value-type="float">
            <text:p>197198</text:p>
          </table:table-cell>
          <table:table-cell office:value-type="float" office:value="196676" calcext:value-type="float">
            <text:p>196676</text:p>
          </table:table-cell>
          <table:table-cell table:formula="of:=([.E759]-[.F759])*100/[.E759]" office:value-type="float" office:value="0.264708567024006" calcext:value-type="float">
            <text:p>0.264708567</text:p>
          </table:table-cell>
          <table:table-cell table:formula="of:=IF([.E759]&gt;[.F759]; 1; 0)" office:value-type="float" office:value="1" calcext:value-type="float">
            <text:p>1</text:p>
          </table:table-cell>
          <table:table-cell office:value-type="float" office:value="24640" calcext:value-type="float">
            <text:p>24640</text:p>
          </table:table-cell>
          <table:table-cell office:value-type="float" office:value="25820" calcext:value-type="float">
            <text:p>25820</text:p>
          </table:table-cell>
          <table:table-cell table:formula="of:=([.I759]-[.J759])*100/[.I759]" office:value-type="float" office:value="-4.78896103896104" calcext:value-type="float">
            <text:p>-4.788961039</text:p>
          </table:table-cell>
          <table:table-cell table:formula="of:=IF([.I759]&gt;[.J759]; 1; 0)" office:value-type="float" office:value="0" calcext:value-type="float">
            <text:p>0</text:p>
          </table:table-cell>
          <table:table-cell office:value-type="float" office:value="76317" calcext:value-type="float">
            <text:p>76317</text:p>
          </table:table-cell>
          <table:table-cell office:value-type="float" office:value="74718" calcext:value-type="float">
            <text:p>74718</text:p>
          </table:table-cell>
          <table:table-cell table:formula="of:=([.M759]-[.N759])*100/[.M759]" office:value-type="float" office:value="2.09520814497425" calcext:value-type="float">
            <text:p>2.095208145</text:p>
          </table:table-cell>
          <table:table-cell table:formula="of:=IF([.M759]&gt;[.N75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2885" calcext:value-type="float">
            <text:p>1722885</text:p>
          </table:table-cell>
          <table:table-cell office:value-type="float" office:value="1717757" calcext:value-type="float">
            <text:p>1717757</text:p>
          </table:table-cell>
          <table:table-cell table:formula="of:=([.A760]-[.B760])*100/[.A760]" office:value-type="float" office:value="0.297640295202524" calcext:value-type="float">
            <text:p>0.2976402952</text:p>
          </table:table-cell>
          <table:table-cell table:formula="of:=IF([.A760]&gt;[.B760]; 1; 0)" office:value-type="float" office:value="1" calcext:value-type="float">
            <text:p>1</text:p>
          </table:table-cell>
          <table:table-cell office:value-type="float" office:value="320266" calcext:value-type="float">
            <text:p>320266</text:p>
          </table:table-cell>
          <table:table-cell office:value-type="float" office:value="274005" calcext:value-type="float">
            <text:p>274005</text:p>
          </table:table-cell>
          <table:table-cell table:formula="of:=([.E760]-[.F760])*100/[.E760]" office:value-type="float" office:value="14.4445554632712" calcext:value-type="float">
            <text:p>14.4445554633</text:p>
          </table:table-cell>
          <table:table-cell table:formula="of:=IF([.E760]&gt;[.F760]; 1; 0)" office:value-type="float" office:value="1" calcext:value-type="float">
            <text:p>1</text:p>
          </table:table-cell>
          <table:table-cell office:value-type="float" office:value="55560" calcext:value-type="float">
            <text:p>55560</text:p>
          </table:table-cell>
          <table:table-cell office:value-type="float" office:value="38301" calcext:value-type="float">
            <text:p>38301</text:p>
          </table:table-cell>
          <table:table-cell table:formula="of:=([.I760]-[.J760])*100/[.I760]" office:value-type="float" office:value="31.0637149028078" calcext:value-type="float">
            <text:p>31.0637149028</text:p>
          </table:table-cell>
          <table:table-cell table:formula="of:=IF([.I760]&gt;[.J760]; 1; 0)" office:value-type="float" office:value="1" calcext:value-type="float">
            <text:p>1</text:p>
          </table:table-cell>
          <table:table-cell office:value-type="float" office:value="128635" calcext:value-type="float">
            <text:p>128635</text:p>
          </table:table-cell>
          <table:table-cell office:value-type="float" office:value="105720" calcext:value-type="float">
            <text:p>105720</text:p>
          </table:table-cell>
          <table:table-cell table:formula="of:=([.M760]-[.N760])*100/[.M760]" office:value-type="float" office:value="17.8139697593967" calcext:value-type="float">
            <text:p>17.8139697594</text:p>
          </table:table-cell>
          <table:table-cell table:formula="of:=IF([.M760]&gt;[.N76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7994" calcext:value-type="float">
            <text:p>1277994</text:p>
          </table:table-cell>
          <table:table-cell office:value-type="float" office:value="1263495" calcext:value-type="float">
            <text:p>1263495</text:p>
          </table:table-cell>
          <table:table-cell table:formula="of:=([.A761]-[.B761])*100/[.A761]" office:value-type="float" office:value="1.13451236860267" calcext:value-type="float">
            <text:p>1.1345123686</text:p>
          </table:table-cell>
          <table:table-cell table:formula="of:=IF([.A761]&gt;[.B761]; 1; 0)" office:value-type="float" office:value="1" calcext:value-type="float">
            <text:p>1</text:p>
          </table:table-cell>
          <table:table-cell office:value-type="float" office:value="201021" calcext:value-type="float">
            <text:p>201021</text:p>
          </table:table-cell>
          <table:table-cell office:value-type="float" office:value="197318" calcext:value-type="float">
            <text:p>197318</text:p>
          </table:table-cell>
          <table:table-cell table:formula="of:=([.E761]-[.F761])*100/[.E761]" office:value-type="float" office:value="1.8420960994125" calcext:value-type="float">
            <text:p>1.8420960994</text:p>
          </table:table-cell>
          <table:table-cell table:formula="of:=IF([.E761]&gt;[.F761]; 1; 0)" office:value-type="float" office:value="1" calcext:value-type="float">
            <text:p>1</text:p>
          </table:table-cell>
          <table:table-cell office:value-type="float" office:value="24741" calcext:value-type="float">
            <text:p>24741</text:p>
          </table:table-cell>
          <table:table-cell office:value-type="float" office:value="25959" calcext:value-type="float">
            <text:p>25959</text:p>
          </table:table-cell>
          <table:table-cell table:formula="of:=([.I761]-[.J761])*100/[.I761]" office:value-type="float" office:value="-4.92300230386807" calcext:value-type="float">
            <text:p>-4.9230023039</text:p>
          </table:table-cell>
          <table:table-cell table:formula="of:=IF([.I761]&gt;[.J761]; 1; 0)" office:value-type="float" office:value="0" calcext:value-type="float">
            <text:p>0</text:p>
          </table:table-cell>
          <table:table-cell office:value-type="float" office:value="77179" calcext:value-type="float">
            <text:p>77179</text:p>
          </table:table-cell>
          <table:table-cell office:value-type="float" office:value="78403" calcext:value-type="float">
            <text:p>78403</text:p>
          </table:table-cell>
          <table:table-cell table:formula="of:=([.M761]-[.N761])*100/[.M761]" office:value-type="float" office:value="-1.58592363207608" calcext:value-type="float">
            <text:p>-1.5859236321</text:p>
          </table:table-cell>
          <table:table-cell table:formula="of:=IF([.M761]&gt;[.N76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3194" calcext:value-type="float">
            <text:p>1713194</text:p>
          </table:table-cell>
          <table:table-cell office:value-type="float" office:value="1672207" calcext:value-type="float">
            <text:p>1672207</text:p>
          </table:table-cell>
          <table:table-cell table:formula="of:=([.A762]-[.B762])*100/[.A762]" office:value-type="float" office:value="2.39243191372372" calcext:value-type="float">
            <text:p>2.3924319137</text:p>
          </table:table-cell>
          <table:table-cell table:formula="of:=IF([.A762]&gt;[.B762]; 1; 0)" office:value-type="float" office:value="1" calcext:value-type="float">
            <text:p>1</text:p>
          </table:table-cell>
          <table:table-cell office:value-type="float" office:value="322257" calcext:value-type="float">
            <text:p>322257</text:p>
          </table:table-cell>
          <table:table-cell office:value-type="float" office:value="274518" calcext:value-type="float">
            <text:p>274518</text:p>
          </table:table-cell>
          <table:table-cell table:formula="of:=([.E762]-[.F762])*100/[.E762]" office:value-type="float" office:value="14.8139528388833" calcext:value-type="float">
            <text:p>14.8139528389</text:p>
          </table:table-cell>
          <table:table-cell table:formula="of:=IF([.E762]&gt;[.F762]; 1; 0)" office:value-type="float" office:value="1" calcext:value-type="float">
            <text:p>1</text:p>
          </table:table-cell>
          <table:table-cell office:value-type="float" office:value="55609" calcext:value-type="float">
            <text:p>55609</text:p>
          </table:table-cell>
          <table:table-cell office:value-type="float" office:value="38312" calcext:value-type="float">
            <text:p>38312</text:p>
          </table:table-cell>
          <table:table-cell table:formula="of:=([.I762]-[.J762])*100/[.I762]" office:value-type="float" office:value="31.104677300437" calcext:value-type="float">
            <text:p>31.1046773004</text:p>
          </table:table-cell>
          <table:table-cell table:formula="of:=IF([.I762]&gt;[.J762]; 1; 0)" office:value-type="float" office:value="1" calcext:value-type="float">
            <text:p>1</text:p>
          </table:table-cell>
          <table:table-cell office:value-type="float" office:value="128164" calcext:value-type="float">
            <text:p>128164</text:p>
          </table:table-cell>
          <table:table-cell office:value-type="float" office:value="104200" calcext:value-type="float">
            <text:p>104200</text:p>
          </table:table-cell>
          <table:table-cell table:formula="of:=([.M762]-[.N762])*100/[.M762]" office:value-type="float" office:value="18.6979182921881" calcext:value-type="float">
            <text:p>18.6979182922</text:p>
          </table:table-cell>
          <table:table-cell table:formula="of:=IF([.M762]&gt;[.N76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3622" calcext:value-type="float">
            <text:p>1273622</text:p>
          </table:table-cell>
          <table:table-cell office:value-type="float" office:value="1273820" calcext:value-type="float">
            <text:p>1273820</text:p>
          </table:table-cell>
          <table:table-cell table:formula="of:=([.A763]-[.B763])*100/[.A763]" office:value-type="float" office:value="-0.0155462138687931" calcext:value-type="float">
            <text:p>-0.0155462139</text:p>
          </table:table-cell>
          <table:table-cell table:formula="of:=IF([.A763]&gt;[.B763]; 1; 0)" office:value-type="float" office:value="0" calcext:value-type="float">
            <text:p>0</text:p>
          </table:table-cell>
          <table:table-cell office:value-type="float" office:value="200710" calcext:value-type="float">
            <text:p>200710</text:p>
          </table:table-cell>
          <table:table-cell office:value-type="float" office:value="201412" calcext:value-type="float">
            <text:p>201412</text:p>
          </table:table-cell>
          <table:table-cell table:formula="of:=([.E763]-[.F763])*100/[.E763]" office:value-type="float" office:value="-0.349758357829705" calcext:value-type="float">
            <text:p>-0.3497583578</text:p>
          </table:table-cell>
          <table:table-cell table:formula="of:=IF([.E763]&gt;[.F763]; 1; 0)" office:value-type="float" office:value="0" calcext:value-type="float">
            <text:p>0</text:p>
          </table:table-cell>
          <table:table-cell office:value-type="float" office:value="24757" calcext:value-type="float">
            <text:p>24757</text:p>
          </table:table-cell>
          <table:table-cell office:value-type="float" office:value="26068" calcext:value-type="float">
            <text:p>26068</text:p>
          </table:table-cell>
          <table:table-cell table:formula="of:=([.I763]-[.J763])*100/[.I763]" office:value-type="float" office:value="-5.29547198772065" calcext:value-type="float">
            <text:p>-5.2954719877</text:p>
          </table:table-cell>
          <table:table-cell table:formula="of:=IF([.I763]&gt;[.J763]; 1; 0)" office:value-type="float" office:value="0" calcext:value-type="float">
            <text:p>0</text:p>
          </table:table-cell>
          <table:table-cell office:value-type="float" office:value="78467" calcext:value-type="float">
            <text:p>78467</text:p>
          </table:table-cell>
          <table:table-cell office:value-type="float" office:value="76690" calcext:value-type="float">
            <text:p>76690</text:p>
          </table:table-cell>
          <table:table-cell table:formula="of:=([.M763]-[.N763])*100/[.M763]" office:value-type="float" office:value="2.2646462844253" calcext:value-type="float">
            <text:p>2.2646462844</text:p>
          </table:table-cell>
          <table:table-cell table:formula="of:=IF([.M763]&gt;[.N76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7182" calcext:value-type="float">
            <text:p>1707182</text:p>
          </table:table-cell>
          <table:table-cell office:value-type="float" office:value="1667930" calcext:value-type="float">
            <text:p>1667930</text:p>
          </table:table-cell>
          <table:table-cell table:formula="of:=([.A764]-[.B764])*100/[.A764]" office:value-type="float" office:value="2.29922761603625" calcext:value-type="float">
            <text:p>2.299227616</text:p>
          </table:table-cell>
          <table:table-cell table:formula="of:=IF([.A764]&gt;[.B764]; 1; 0)" office:value-type="float" office:value="1" calcext:value-type="float">
            <text:p>1</text:p>
          </table:table-cell>
          <table:table-cell office:value-type="float" office:value="323200" calcext:value-type="float">
            <text:p>323200</text:p>
          </table:table-cell>
          <table:table-cell office:value-type="float" office:value="273654" calcext:value-type="float">
            <text:p>273654</text:p>
          </table:table-cell>
          <table:table-cell table:formula="of:=([.E764]-[.F764])*100/[.E764]" office:value-type="float" office:value="15.3298267326733" calcext:value-type="float">
            <text:p>15.3298267327</text:p>
          </table:table-cell>
          <table:table-cell table:formula="of:=IF([.E764]&gt;[.F764]; 1; 0)" office:value-type="float" office:value="1" calcext:value-type="float">
            <text:p>1</text:p>
          </table:table-cell>
          <table:table-cell office:value-type="float" office:value="56167" calcext:value-type="float">
            <text:p>56167</text:p>
          </table:table-cell>
          <table:table-cell office:value-type="float" office:value="38999" calcext:value-type="float">
            <text:p>38999</text:p>
          </table:table-cell>
          <table:table-cell table:formula="of:=([.I764]-[.J764])*100/[.I764]" office:value-type="float" office:value="30.5659907062866" calcext:value-type="float">
            <text:p>30.5659907063</text:p>
          </table:table-cell>
          <table:table-cell table:formula="of:=IF([.I764]&gt;[.J764]; 1; 0)" office:value-type="float" office:value="1" calcext:value-type="float">
            <text:p>1</text:p>
          </table:table-cell>
          <table:table-cell office:value-type="float" office:value="127925" calcext:value-type="float">
            <text:p>127925</text:p>
          </table:table-cell>
          <table:table-cell office:value-type="float" office:value="112577" calcext:value-type="float">
            <text:p>112577</text:p>
          </table:table-cell>
          <table:table-cell table:formula="of:=([.M764]-[.N764])*100/[.M764]" office:value-type="float" office:value="11.9976548759039" calcext:value-type="float">
            <text:p>11.9976548759</text:p>
          </table:table-cell>
          <table:table-cell table:formula="of:=IF([.M764]&gt;[.N76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8032" calcext:value-type="float">
            <text:p>1298032</text:p>
          </table:table-cell>
          <table:table-cell office:value-type="float" office:value="1299400" calcext:value-type="float">
            <text:p>1299400</text:p>
          </table:table-cell>
          <table:table-cell table:formula="of:=([.A765]-[.B765])*100/[.A765]" office:value-type="float" office:value="-0.105390313952198" calcext:value-type="float">
            <text:p>-0.105390314</text:p>
          </table:table-cell>
          <table:table-cell table:formula="of:=IF([.A765]&gt;[.B765]; 1; 0)" office:value-type="float" office:value="0" calcext:value-type="float">
            <text:p>0</text:p>
          </table:table-cell>
          <table:table-cell office:value-type="float" office:value="204200" calcext:value-type="float">
            <text:p>204200</text:p>
          </table:table-cell>
          <table:table-cell office:value-type="float" office:value="202561" calcext:value-type="float">
            <text:p>202561</text:p>
          </table:table-cell>
          <table:table-cell table:formula="of:=([.E765]-[.F765])*100/[.E765]" office:value-type="float" office:value="0.802644466209598" calcext:value-type="float">
            <text:p>0.8026444662</text:p>
          </table:table-cell>
          <table:table-cell table:formula="of:=IF([.E765]&gt;[.F765]; 1; 0)" office:value-type="float" office:value="1" calcext:value-type="float">
            <text:p>1</text:p>
          </table:table-cell>
          <table:table-cell office:value-type="float" office:value="25365" calcext:value-type="float">
            <text:p>25365</text:p>
          </table:table-cell>
          <table:table-cell office:value-type="float" office:value="26434" calcext:value-type="float">
            <text:p>26434</text:p>
          </table:table-cell>
          <table:table-cell table:formula="of:=([.I765]-[.J765])*100/[.I765]" office:value-type="float" office:value="-4.21446875616006" calcext:value-type="float">
            <text:p>-4.2144687562</text:p>
          </table:table-cell>
          <table:table-cell table:formula="of:=IF([.I765]&gt;[.J765]; 1; 0)" office:value-type="float" office:value="0" calcext:value-type="float">
            <text:p>0</text:p>
          </table:table-cell>
          <table:table-cell office:value-type="float" office:value="79883" calcext:value-type="float">
            <text:p>79883</text:p>
          </table:table-cell>
          <table:table-cell office:value-type="float" office:value="78244" calcext:value-type="float">
            <text:p>78244</text:p>
          </table:table-cell>
          <table:table-cell table:formula="of:=([.M765]-[.N765])*100/[.M765]" office:value-type="float" office:value="2.05175068537736" calcext:value-type="float">
            <text:p>2.0517506854</text:p>
          </table:table-cell>
          <table:table-cell table:formula="of:=IF([.M765]&gt;[.N76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9553" calcext:value-type="float">
            <text:p>1779553</text:p>
          </table:table-cell>
          <table:table-cell office:value-type="float" office:value="1686955" calcext:value-type="float">
            <text:p>1686955</text:p>
          </table:table-cell>
          <table:table-cell table:formula="of:=([.A766]-[.B766])*100/[.A766]" office:value-type="float" office:value="5.2034415384088" calcext:value-type="float">
            <text:p>5.2034415384</text:p>
          </table:table-cell>
          <table:table-cell table:formula="of:=IF([.A766]&gt;[.B766]; 1; 0)" office:value-type="float" office:value="1" calcext:value-type="float">
            <text:p>1</text:p>
          </table:table-cell>
          <table:table-cell office:value-type="float" office:value="322956" calcext:value-type="float">
            <text:p>322956</text:p>
          </table:table-cell>
          <table:table-cell office:value-type="float" office:value="273848" calcext:value-type="float">
            <text:p>273848</text:p>
          </table:table-cell>
          <table:table-cell table:formula="of:=([.E766]-[.F766])*100/[.E766]" office:value-type="float" office:value="15.2057865467742" calcext:value-type="float">
            <text:p>15.2057865468</text:p>
          </table:table-cell>
          <table:table-cell table:formula="of:=IF([.E766]&gt;[.F766]; 1; 0)" office:value-type="float" office:value="1" calcext:value-type="float">
            <text:p>1</text:p>
          </table:table-cell>
          <table:table-cell office:value-type="float" office:value="55179" calcext:value-type="float">
            <text:p>55179</text:p>
          </table:table-cell>
          <table:table-cell office:value-type="float" office:value="38331" calcext:value-type="float">
            <text:p>38331</text:p>
          </table:table-cell>
          <table:table-cell table:formula="of:=([.I766]-[.J766])*100/[.I766]" office:value-type="float" office:value="30.5333550807372" calcext:value-type="float">
            <text:p>30.5333550807</text:p>
          </table:table-cell>
          <table:table-cell table:formula="of:=IF([.I766]&gt;[.J766]; 1; 0)" office:value-type="float" office:value="1" calcext:value-type="float">
            <text:p>1</text:p>
          </table:table-cell>
          <table:table-cell office:value-type="float" office:value="128997" calcext:value-type="float">
            <text:p>128997</text:p>
          </table:table-cell>
          <table:table-cell office:value-type="float" office:value="105523" calcext:value-type="float">
            <text:p>105523</text:p>
          </table:table-cell>
          <table:table-cell table:formula="of:=([.M766]-[.N766])*100/[.M766]" office:value-type="float" office:value="18.1973224183508" calcext:value-type="float">
            <text:p>18.1973224184</text:p>
          </table:table-cell>
          <table:table-cell table:formula="of:=IF([.M766]&gt;[.N76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5462" calcext:value-type="float">
            <text:p>1355462</text:p>
          </table:table-cell>
          <table:table-cell office:value-type="float" office:value="1399383" calcext:value-type="float">
            <text:p>1399383</text:p>
          </table:table-cell>
          <table:table-cell table:formula="of:=([.A767]-[.B767])*100/[.A767]" office:value-type="float" office:value="-3.24029740413232" calcext:value-type="float">
            <text:p>-3.2402974041</text:p>
          </table:table-cell>
          <table:table-cell table:formula="of:=IF([.A767]&gt;[.B767]; 1; 0)" office:value-type="float" office:value="0" calcext:value-type="float">
            <text:p>0</text:p>
          </table:table-cell>
          <table:table-cell office:value-type="float" office:value="206544" calcext:value-type="float">
            <text:p>206544</text:p>
          </table:table-cell>
          <table:table-cell office:value-type="float" office:value="204785" calcext:value-type="float">
            <text:p>204785</text:p>
          </table:table-cell>
          <table:table-cell table:formula="of:=([.E767]-[.F767])*100/[.E767]" office:value-type="float" office:value="0.851634518552948" calcext:value-type="float">
            <text:p>0.8516345186</text:p>
          </table:table-cell>
          <table:table-cell table:formula="of:=IF([.E767]&gt;[.F767]; 1; 0)" office:value-type="float" office:value="1" calcext:value-type="float">
            <text:p>1</text:p>
          </table:table-cell>
          <table:table-cell office:value-type="float" office:value="25575" calcext:value-type="float">
            <text:p>25575</text:p>
          </table:table-cell>
          <table:table-cell office:value-type="float" office:value="26498" calcext:value-type="float">
            <text:p>26498</text:p>
          </table:table-cell>
          <table:table-cell table:formula="of:=([.I767]-[.J767])*100/[.I767]" office:value-type="float" office:value="-3.60899315738025" calcext:value-type="float">
            <text:p>-3.6089931574</text:p>
          </table:table-cell>
          <table:table-cell table:formula="of:=IF([.I767]&gt;[.J767]; 1; 0)" office:value-type="float" office:value="0" calcext:value-type="float">
            <text:p>0</text:p>
          </table:table-cell>
          <table:table-cell office:value-type="float" office:value="81553" calcext:value-type="float">
            <text:p>81553</text:p>
          </table:table-cell>
          <table:table-cell office:value-type="float" office:value="78803" calcext:value-type="float">
            <text:p>78803</text:p>
          </table:table-cell>
          <table:table-cell table:formula="of:=([.M767]-[.N767])*100/[.M767]" office:value-type="float" office:value="3.37204026829179" calcext:value-type="float">
            <text:p>3.3720402683</text:p>
          </table:table-cell>
          <table:table-cell table:formula="of:=IF([.M767]&gt;[.N76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6937" calcext:value-type="float">
            <text:p>1716937</text:p>
          </table:table-cell>
          <table:table-cell office:value-type="float" office:value="1678438" calcext:value-type="float">
            <text:p>1678438</text:p>
          </table:table-cell>
          <table:table-cell table:formula="of:=([.A768]-[.B768])*100/[.A768]" office:value-type="float" office:value="2.24230708523376" calcext:value-type="float">
            <text:p>2.2423070852</text:p>
          </table:table-cell>
          <table:table-cell table:formula="of:=IF([.A768]&gt;[.B768]; 1; 0)" office:value-type="float" office:value="1" calcext:value-type="float">
            <text:p>1</text:p>
          </table:table-cell>
          <table:table-cell office:value-type="float" office:value="324538" calcext:value-type="float">
            <text:p>324538</text:p>
          </table:table-cell>
          <table:table-cell office:value-type="float" office:value="271227" calcext:value-type="float">
            <text:p>271227</text:p>
          </table:table-cell>
          <table:table-cell table:formula="of:=([.E768]-[.F768])*100/[.E768]" office:value-type="float" office:value="16.426735852196" calcext:value-type="float">
            <text:p>16.4267358522</text:p>
          </table:table-cell>
          <table:table-cell table:formula="of:=IF([.E768]&gt;[.F768]; 1; 0)" office:value-type="float" office:value="1" calcext:value-type="float">
            <text:p>1</text:p>
          </table:table-cell>
          <table:table-cell office:value-type="float" office:value="54942" calcext:value-type="float">
            <text:p>54942</text:p>
          </table:table-cell>
          <table:table-cell office:value-type="float" office:value="37907" calcext:value-type="float">
            <text:p>37907</text:p>
          </table:table-cell>
          <table:table-cell table:formula="of:=([.I768]-[.J768])*100/[.I768]" office:value-type="float" office:value="31.0054239015689" calcext:value-type="float">
            <text:p>31.0054239016</text:p>
          </table:table-cell>
          <table:table-cell table:formula="of:=IF([.I768]&gt;[.J768]; 1; 0)" office:value-type="float" office:value="1" calcext:value-type="float">
            <text:p>1</text:p>
          </table:table-cell>
          <table:table-cell office:value-type="float" office:value="127645" calcext:value-type="float">
            <text:p>127645</text:p>
          </table:table-cell>
          <table:table-cell office:value-type="float" office:value="104898" calcext:value-type="float">
            <text:p>104898</text:p>
          </table:table-cell>
          <table:table-cell table:formula="of:=([.M768]-[.N768])*100/[.M768]" office:value-type="float" office:value="17.8205178424537" calcext:value-type="float">
            <text:p>17.8205178425</text:p>
          </table:table-cell>
          <table:table-cell table:formula="of:=IF([.M768]&gt;[.N76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908" calcext:value-type="float">
            <text:p>1340908</text:p>
          </table:table-cell>
          <table:table-cell office:value-type="float" office:value="1333643" calcext:value-type="float">
            <text:p>1333643</text:p>
          </table:table-cell>
          <table:table-cell table:formula="of:=([.A769]-[.B769])*100/[.A769]" office:value-type="float" office:value="0.541797050953533" calcext:value-type="float">
            <text:p>0.541797051</text:p>
          </table:table-cell>
          <table:table-cell table:formula="of:=IF([.A769]&gt;[.B769]; 1; 0)" office:value-type="float" office:value="1" calcext:value-type="float">
            <text:p>1</text:p>
          </table:table-cell>
          <table:table-cell office:value-type="float" office:value="211497" calcext:value-type="float">
            <text:p>211497</text:p>
          </table:table-cell>
          <table:table-cell office:value-type="float" office:value="209855" calcext:value-type="float">
            <text:p>209855</text:p>
          </table:table-cell>
          <table:table-cell table:formula="of:=([.E769]-[.F769])*100/[.E769]" office:value-type="float" office:value="0.776370350406862" calcext:value-type="float">
            <text:p>0.7763703504</text:p>
          </table:table-cell>
          <table:table-cell table:formula="of:=IF([.E769]&gt;[.F769]; 1; 0)" office:value-type="float" office:value="1" calcext:value-type="float">
            <text:p>1</text:p>
          </table:table-cell>
          <table:table-cell office:value-type="float" office:value="32028" calcext:value-type="float">
            <text:p>32028</text:p>
          </table:table-cell>
          <table:table-cell office:value-type="float" office:value="27334" calcext:value-type="float">
            <text:p>27334</text:p>
          </table:table-cell>
          <table:table-cell table:formula="of:=([.I769]-[.J769])*100/[.I769]" office:value-type="float" office:value="14.6559260646934" calcext:value-type="float">
            <text:p>14.6559260647</text:p>
          </table:table-cell>
          <table:table-cell table:formula="of:=IF([.I769]&gt;[.J769]; 1; 0)" office:value-type="float" office:value="1" calcext:value-type="float">
            <text:p>1</text:p>
          </table:table-cell>
          <table:table-cell office:value-type="float" office:value="81393" calcext:value-type="float">
            <text:p>81393</text:p>
          </table:table-cell>
          <table:table-cell office:value-type="float" office:value="80620" calcext:value-type="float">
            <text:p>80620</text:p>
          </table:table-cell>
          <table:table-cell table:formula="of:=([.M769]-[.N769])*100/[.M769]" office:value-type="float" office:value="0.9497131202929" calcext:value-type="float">
            <text:p>0.9497131203</text:p>
          </table:table-cell>
          <table:table-cell table:formula="of:=IF([.M769]&gt;[.N76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5959" calcext:value-type="float">
            <text:p>1705959</text:p>
          </table:table-cell>
          <table:table-cell office:value-type="float" office:value="1668847" calcext:value-type="float">
            <text:p>1668847</text:p>
          </table:table-cell>
          <table:table-cell table:formula="of:=([.A770]-[.B770])*100/[.A770]" office:value-type="float" office:value="2.17543329001459" calcext:value-type="float">
            <text:p>2.17543329</text:p>
          </table:table-cell>
          <table:table-cell table:formula="of:=IF([.A770]&gt;[.B770]; 1; 0)" office:value-type="float" office:value="1" calcext:value-type="float">
            <text:p>1</text:p>
          </table:table-cell>
          <table:table-cell office:value-type="float" office:value="322120" calcext:value-type="float">
            <text:p>322120</text:p>
          </table:table-cell>
          <table:table-cell office:value-type="float" office:value="275355" calcext:value-type="float">
            <text:p>275355</text:p>
          </table:table-cell>
          <table:table-cell table:formula="of:=([.E770]-[.F770])*100/[.E770]" office:value-type="float" office:value="14.5178815348317" calcext:value-type="float">
            <text:p>14.5178815348</text:p>
          </table:table-cell>
          <table:table-cell table:formula="of:=IF([.E770]&gt;[.F770]; 1; 0)" office:value-type="float" office:value="1" calcext:value-type="float">
            <text:p>1</text:p>
          </table:table-cell>
          <table:table-cell office:value-type="float" office:value="54682" calcext:value-type="float">
            <text:p>54682</text:p>
          </table:table-cell>
          <table:table-cell office:value-type="float" office:value="37472" calcext:value-type="float">
            <text:p>37472</text:p>
          </table:table-cell>
          <table:table-cell table:formula="of:=([.I770]-[.J770])*100/[.I770]" office:value-type="float" office:value="31.4728795581727" calcext:value-type="float">
            <text:p>31.4728795582</text:p>
          </table:table-cell>
          <table:table-cell table:formula="of:=IF([.I770]&gt;[.J770]; 1; 0)" office:value-type="float" office:value="1" calcext:value-type="float">
            <text:p>1</text:p>
          </table:table-cell>
          <table:table-cell office:value-type="float" office:value="129166" calcext:value-type="float">
            <text:p>129166</text:p>
          </table:table-cell>
          <table:table-cell office:value-type="float" office:value="104425" calcext:value-type="float">
            <text:p>104425</text:p>
          </table:table-cell>
          <table:table-cell table:formula="of:=([.M770]-[.N770])*100/[.M770]" office:value-type="float" office:value="19.1544214421752" calcext:value-type="float">
            <text:p>19.1544214422</text:p>
          </table:table-cell>
          <table:table-cell table:formula="of:=IF([.M770]&gt;[.N77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8112" calcext:value-type="float">
            <text:p>1348112</text:p>
          </table:table-cell>
          <table:table-cell office:value-type="float" office:value="1351870" calcext:value-type="float">
            <text:p>1351870</text:p>
          </table:table-cell>
          <table:table-cell table:formula="of:=([.A771]-[.B771])*100/[.A771]" office:value-type="float" office:value="-0.278760221702648" calcext:value-type="float">
            <text:p>-0.2787602217</text:p>
          </table:table-cell>
          <table:table-cell table:formula="of:=IF([.A771]&gt;[.B771]; 1; 0)" office:value-type="float" office:value="0" calcext:value-type="float">
            <text:p>0</text:p>
          </table:table-cell>
          <table:table-cell office:value-type="float" office:value="213808" calcext:value-type="float">
            <text:p>213808</text:p>
          </table:table-cell>
          <table:table-cell office:value-type="float" office:value="211584" calcext:value-type="float">
            <text:p>211584</text:p>
          </table:table-cell>
          <table:table-cell table:formula="of:=([.E771]-[.F771])*100/[.E771]" office:value-type="float" office:value="1.04018558706877" calcext:value-type="float">
            <text:p>1.0401855871</text:p>
          </table:table-cell>
          <table:table-cell table:formula="of:=IF([.E771]&gt;[.F771]; 1; 0)" office:value-type="float" office:value="1" calcext:value-type="float">
            <text:p>1</text:p>
          </table:table-cell>
          <table:table-cell office:value-type="float" office:value="26361" calcext:value-type="float">
            <text:p>26361</text:p>
          </table:table-cell>
          <table:table-cell office:value-type="float" office:value="27115" calcext:value-type="float">
            <text:p>27115</text:p>
          </table:table-cell>
          <table:table-cell table:formula="of:=([.I771]-[.J771])*100/[.I771]" office:value-type="float" office:value="-2.86028602860286" calcext:value-type="float">
            <text:p>-2.8602860286</text:p>
          </table:table-cell>
          <table:table-cell table:formula="of:=IF([.I771]&gt;[.J771]; 1; 0)" office:value-type="float" office:value="0" calcext:value-type="float">
            <text:p>0</text:p>
          </table:table-cell>
          <table:table-cell office:value-type="float" office:value="81611" calcext:value-type="float">
            <text:p>81611</text:p>
          </table:table-cell>
          <table:table-cell office:value-type="float" office:value="81022" calcext:value-type="float">
            <text:p>81022</text:p>
          </table:table-cell>
          <table:table-cell table:formula="of:=([.M771]-[.N771])*100/[.M771]" office:value-type="float" office:value="0.721716435284459" calcext:value-type="float">
            <text:p>0.7217164353</text:p>
          </table:table-cell>
          <table:table-cell table:formula="of:=IF([.M771]&gt;[.N77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9043" calcext:value-type="float">
            <text:p>1889043</text:p>
          </table:table-cell>
          <table:table-cell office:value-type="float" office:value="1672104" calcext:value-type="float">
            <text:p>1672104</text:p>
          </table:table-cell>
          <table:table-cell table:formula="of:=([.A772]-[.B772])*100/[.A772]" office:value-type="float" office:value="11.484068917436" calcext:value-type="float">
            <text:p>11.4840689174</text:p>
          </table:table-cell>
          <table:table-cell table:formula="of:=IF([.A772]&gt;[.B772]; 1; 0)" office:value-type="float" office:value="1" calcext:value-type="float">
            <text:p>1</text:p>
          </table:table-cell>
          <table:table-cell office:value-type="float" office:value="322831" calcext:value-type="float">
            <text:p>322831</text:p>
          </table:table-cell>
          <table:table-cell office:value-type="float" office:value="272153" calcext:value-type="float">
            <text:p>272153</text:p>
          </table:table-cell>
          <table:table-cell table:formula="of:=([.E772]-[.F772])*100/[.E772]" office:value-type="float" office:value="15.6979967846954" calcext:value-type="float">
            <text:p>15.6979967847</text:p>
          </table:table-cell>
          <table:table-cell table:formula="of:=IF([.E772]&gt;[.F772]; 1; 0)" office:value-type="float" office:value="1" calcext:value-type="float">
            <text:p>1</text:p>
          </table:table-cell>
          <table:table-cell office:value-type="float" office:value="55903" calcext:value-type="float">
            <text:p>55903</text:p>
          </table:table-cell>
          <table:table-cell office:value-type="float" office:value="37412" calcext:value-type="float">
            <text:p>37412</text:p>
          </table:table-cell>
          <table:table-cell table:formula="of:=([.I772]-[.J772])*100/[.I772]" office:value-type="float" office:value="33.0769368370213" calcext:value-type="float">
            <text:p>33.076936837</text:p>
          </table:table-cell>
          <table:table-cell table:formula="of:=IF([.I772]&gt;[.J772]; 1; 0)" office:value-type="float" office:value="1" calcext:value-type="float">
            <text:p>1</text:p>
          </table:table-cell>
          <table:table-cell office:value-type="float" office:value="128352" calcext:value-type="float">
            <text:p>128352</text:p>
          </table:table-cell>
          <table:table-cell office:value-type="float" office:value="104571" calcext:value-type="float">
            <text:p>104571</text:p>
          </table:table-cell>
          <table:table-cell table:formula="of:=([.M772]-[.N772])*100/[.M772]" office:value-type="float" office:value="18.5279543754675" calcext:value-type="float">
            <text:p>18.5279543755</text:p>
          </table:table-cell>
          <table:table-cell table:formula="of:=IF([.M772]&gt;[.N77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9796" calcext:value-type="float">
            <text:p>1359796</text:p>
          </table:table-cell>
          <table:table-cell office:value-type="float" office:value="1361039" calcext:value-type="float">
            <text:p>1361039</text:p>
          </table:table-cell>
          <table:table-cell table:formula="of:=([.A773]-[.B773])*100/[.A773]" office:value-type="float" office:value="-0.0914107704390953" calcext:value-type="float">
            <text:p>-0.0914107704</text:p>
          </table:table-cell>
          <table:table-cell table:formula="of:=IF([.A773]&gt;[.B773]; 1; 0)" office:value-type="float" office:value="0" calcext:value-type="float">
            <text:p>0</text:p>
          </table:table-cell>
          <table:table-cell office:value-type="float" office:value="215726" calcext:value-type="float">
            <text:p>215726</text:p>
          </table:table-cell>
          <table:table-cell office:value-type="float" office:value="214843" calcext:value-type="float">
            <text:p>214843</text:p>
          </table:table-cell>
          <table:table-cell table:formula="of:=([.E773]-[.F773])*100/[.E773]" office:value-type="float" office:value="0.409315520614112" calcext:value-type="float">
            <text:p>0.4093155206</text:p>
          </table:table-cell>
          <table:table-cell table:formula="of:=IF([.E773]&gt;[.F773]; 1; 0)" office:value-type="float" office:value="1" calcext:value-type="float">
            <text:p>1</text:p>
          </table:table-cell>
          <table:table-cell office:value-type="float" office:value="26477" calcext:value-type="float">
            <text:p>26477</text:p>
          </table:table-cell>
          <table:table-cell office:value-type="float" office:value="28122" calcext:value-type="float">
            <text:p>28122</text:p>
          </table:table-cell>
          <table:table-cell table:formula="of:=([.I773]-[.J773])*100/[.I773]" office:value-type="float" office:value="-6.21293953242437" calcext:value-type="float">
            <text:p>-6.2129395324</text:p>
          </table:table-cell>
          <table:table-cell table:formula="of:=IF([.I773]&gt;[.J773]; 1; 0)" office:value-type="float" office:value="0" calcext:value-type="float">
            <text:p>0</text:p>
          </table:table-cell>
          <table:table-cell office:value-type="float" office:value="82287" calcext:value-type="float">
            <text:p>82287</text:p>
          </table:table-cell>
          <table:table-cell office:value-type="float" office:value="81662" calcext:value-type="float">
            <text:p>81662</text:p>
          </table:table-cell>
          <table:table-cell table:formula="of:=([.M773]-[.N773])*100/[.M773]" office:value-type="float" office:value="0.759536743349496" calcext:value-type="float">
            <text:p>0.7595367433</text:p>
          </table:table-cell>
          <table:table-cell table:formula="of:=IF([.M773]&gt;[.N77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1314" calcext:value-type="float">
            <text:p>1711314</text:p>
          </table:table-cell>
          <table:table-cell office:value-type="float" office:value="1678670" calcext:value-type="float">
            <text:p>1678670</text:p>
          </table:table-cell>
          <table:table-cell table:formula="of:=([.A774]-[.B774])*100/[.A774]" office:value-type="float" office:value="1.90754005401697" calcext:value-type="float">
            <text:p>1.907540054</text:p>
          </table:table-cell>
          <table:table-cell table:formula="of:=IF([.A774]&gt;[.B774]; 1; 0)" office:value-type="float" office:value="1" calcext:value-type="float">
            <text:p>1</text:p>
          </table:table-cell>
          <table:table-cell office:value-type="float" office:value="321885" calcext:value-type="float">
            <text:p>321885</text:p>
          </table:table-cell>
          <table:table-cell office:value-type="float" office:value="271974" calcext:value-type="float">
            <text:p>271974</text:p>
          </table:table-cell>
          <table:table-cell table:formula="of:=([.E774]-[.F774])*100/[.E774]" office:value-type="float" office:value="15.5058483619926" calcext:value-type="float">
            <text:p>15.505848362</text:p>
          </table:table-cell>
          <table:table-cell table:formula="of:=IF([.E774]&gt;[.F774]; 1; 0)" office:value-type="float" office:value="1" calcext:value-type="float">
            <text:p>1</text:p>
          </table:table-cell>
          <table:table-cell office:value-type="float" office:value="55319" calcext:value-type="float">
            <text:p>55319</text:p>
          </table:table-cell>
          <table:table-cell office:value-type="float" office:value="36709" calcext:value-type="float">
            <text:p>36709</text:p>
          </table:table-cell>
          <table:table-cell table:formula="of:=([.I774]-[.J774])*100/[.I774]" office:value-type="float" office:value="33.641244418735" calcext:value-type="float">
            <text:p>33.6412444187</text:p>
          </table:table-cell>
          <table:table-cell table:formula="of:=IF([.I774]&gt;[.J774]; 1; 0)" office:value-type="float" office:value="1" calcext:value-type="float">
            <text:p>1</text:p>
          </table:table-cell>
          <table:table-cell office:value-type="float" office:value="127772" calcext:value-type="float">
            <text:p>127772</text:p>
          </table:table-cell>
          <table:table-cell office:value-type="float" office:value="103272" calcext:value-type="float">
            <text:p>103272</text:p>
          </table:table-cell>
          <table:table-cell table:formula="of:=([.M774]-[.N774])*100/[.M774]" office:value-type="float" office:value="19.1747800770122" calcext:value-type="float">
            <text:p>19.174780077</text:p>
          </table:table-cell>
          <table:table-cell table:formula="of:=IF([.M774]&gt;[.N77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0845" calcext:value-type="float">
            <text:p>1410845</text:p>
          </table:table-cell>
          <table:table-cell office:value-type="float" office:value="1430652" calcext:value-type="float">
            <text:p>1430652</text:p>
          </table:table-cell>
          <table:table-cell table:formula="of:=([.A775]-[.B775])*100/[.A775]" office:value-type="float" office:value="-1.40391042247731" calcext:value-type="float">
            <text:p>-1.4039104225</text:p>
          </table:table-cell>
          <table:table-cell table:formula="of:=IF([.A775]&gt;[.B775]; 1; 0)" office:value-type="float" office:value="0" calcext:value-type="float">
            <text:p>0</text:p>
          </table:table-cell>
          <table:table-cell office:value-type="float" office:value="219362" calcext:value-type="float">
            <text:p>219362</text:p>
          </table:table-cell>
          <table:table-cell office:value-type="float" office:value="218722" calcext:value-type="float">
            <text:p>218722</text:p>
          </table:table-cell>
          <table:table-cell table:formula="of:=([.E775]-[.F775])*100/[.E775]" office:value-type="float" office:value="0.291755180933799" calcext:value-type="float">
            <text:p>0.2917551809</text:p>
          </table:table-cell>
          <table:table-cell table:formula="of:=IF([.E775]&gt;[.F775]; 1; 0)" office:value-type="float" office:value="1" calcext:value-type="float">
            <text:p>1</text:p>
          </table:table-cell>
          <table:table-cell office:value-type="float" office:value="26986" calcext:value-type="float">
            <text:p>26986</text:p>
          </table:table-cell>
          <table:table-cell office:value-type="float" office:value="27575" calcext:value-type="float">
            <text:p>27575</text:p>
          </table:table-cell>
          <table:table-cell table:formula="of:=([.I775]-[.J775])*100/[.I775]" office:value-type="float" office:value="-2.18261320684799" calcext:value-type="float">
            <text:p>-2.1826132068</text:p>
          </table:table-cell>
          <table:table-cell table:formula="of:=IF([.I775]&gt;[.J775]; 1; 0)" office:value-type="float" office:value="0" calcext:value-type="float">
            <text:p>0</text:p>
          </table:table-cell>
          <table:table-cell office:value-type="float" office:value="84987" calcext:value-type="float">
            <text:p>84987</text:p>
          </table:table-cell>
          <table:table-cell office:value-type="float" office:value="83408" calcext:value-type="float">
            <text:p>83408</text:p>
          </table:table-cell>
          <table:table-cell table:formula="of:=([.M775]-[.N775])*100/[.M775]" office:value-type="float" office:value="1.85793121300905" calcext:value-type="float">
            <text:p>1.857931213</text:p>
          </table:table-cell>
          <table:table-cell table:formula="of:=IF([.M775]&gt;[.N77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5530" calcext:value-type="float">
            <text:p>1705530</text:p>
          </table:table-cell>
          <table:table-cell office:value-type="float" office:value="1668536" calcext:value-type="float">
            <text:p>1668536</text:p>
          </table:table-cell>
          <table:table-cell table:formula="of:=([.A776]-[.B776])*100/[.A776]" office:value-type="float" office:value="2.16906181656142" calcext:value-type="float">
            <text:p>2.1690618166</text:p>
          </table:table-cell>
          <table:table-cell table:formula="of:=IF([.A776]&gt;[.B776]; 1; 0)" office:value-type="float" office:value="1" calcext:value-type="float">
            <text:p>1</text:p>
          </table:table-cell>
          <table:table-cell office:value-type="float" office:value="321372" calcext:value-type="float">
            <text:p>321372</text:p>
          </table:table-cell>
          <table:table-cell office:value-type="float" office:value="272277" calcext:value-type="float">
            <text:p>272277</text:p>
          </table:table-cell>
          <table:table-cell table:formula="of:=([.E776]-[.F776])*100/[.E776]" office:value-type="float" office:value="15.2766886972107" calcext:value-type="float">
            <text:p>15.2766886972</text:p>
          </table:table-cell>
          <table:table-cell table:formula="of:=IF([.E776]&gt;[.F776]; 1; 0)" office:value-type="float" office:value="1" calcext:value-type="float">
            <text:p>1</text:p>
          </table:table-cell>
          <table:table-cell office:value-type="float" office:value="55505" calcext:value-type="float">
            <text:p>55505</text:p>
          </table:table-cell>
          <table:table-cell office:value-type="float" office:value="36621" calcext:value-type="float">
            <text:p>36621</text:p>
          </table:table-cell>
          <table:table-cell table:formula="of:=([.I776]-[.J776])*100/[.I776]" office:value-type="float" office:value="34.0221601657508" calcext:value-type="float">
            <text:p>34.0221601658</text:p>
          </table:table-cell>
          <table:table-cell table:formula="of:=IF([.I776]&gt;[.J776]; 1; 0)" office:value-type="float" office:value="1" calcext:value-type="float">
            <text:p>1</text:p>
          </table:table-cell>
          <table:table-cell office:value-type="float" office:value="128229" calcext:value-type="float">
            <text:p>128229</text:p>
          </table:table-cell>
          <table:table-cell office:value-type="float" office:value="104165" calcext:value-type="float">
            <text:p>104165</text:p>
          </table:table-cell>
          <table:table-cell table:formula="of:=([.M776]-[.N776])*100/[.M776]" office:value-type="float" office:value="18.7664256915362" calcext:value-type="float">
            <text:p>18.7664256915</text:p>
          </table:table-cell>
          <table:table-cell table:formula="of:=IF([.M776]&gt;[.N77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6493" calcext:value-type="float">
            <text:p>1396493</text:p>
          </table:table-cell>
          <table:table-cell office:value-type="float" office:value="1397613" calcext:value-type="float">
            <text:p>1397613</text:p>
          </table:table-cell>
          <table:table-cell table:formula="of:=([.A777]-[.B777])*100/[.A777]" office:value-type="float" office:value="-0.080200903262673" calcext:value-type="float">
            <text:p>-0.0802009033</text:p>
          </table:table-cell>
          <table:table-cell table:formula="of:=IF([.A777]&gt;[.B777]; 1; 0)" office:value-type="float" office:value="0" calcext:value-type="float">
            <text:p>0</text:p>
          </table:table-cell>
          <table:table-cell office:value-type="float" office:value="221914" calcext:value-type="float">
            <text:p>221914</text:p>
          </table:table-cell>
          <table:table-cell office:value-type="float" office:value="222479" calcext:value-type="float">
            <text:p>222479</text:p>
          </table:table-cell>
          <table:table-cell table:formula="of:=([.E777]-[.F777])*100/[.E777]" office:value-type="float" office:value="-0.254603134547618" calcext:value-type="float">
            <text:p>-0.2546031345</text:p>
          </table:table-cell>
          <table:table-cell table:formula="of:=IF([.E777]&gt;[.F777]; 1; 0)" office:value-type="float" office:value="0" calcext:value-type="float">
            <text:p>0</text:p>
          </table:table-cell>
          <table:table-cell office:value-type="float" office:value="27155" calcext:value-type="float">
            <text:p>27155</text:p>
          </table:table-cell>
          <table:table-cell office:value-type="float" office:value="27988" calcext:value-type="float">
            <text:p>27988</text:p>
          </table:table-cell>
          <table:table-cell table:formula="of:=([.I777]-[.J777])*100/[.I777]" office:value-type="float" office:value="-3.06757503222243" calcext:value-type="float">
            <text:p>-3.0675750322</text:p>
          </table:table-cell>
          <table:table-cell table:formula="of:=IF([.I777]&gt;[.J777]; 1; 0)" office:value-type="float" office:value="0" calcext:value-type="float">
            <text:p>0</text:p>
          </table:table-cell>
          <table:table-cell office:value-type="float" office:value="84404" calcext:value-type="float">
            <text:p>84404</text:p>
          </table:table-cell>
          <table:table-cell office:value-type="float" office:value="84059" calcext:value-type="float">
            <text:p>84059</text:p>
          </table:table-cell>
          <table:table-cell table:formula="of:=([.M777]-[.N777])*100/[.M777]" office:value-type="float" office:value="0.408748400549737" calcext:value-type="float">
            <text:p>0.4087484005</text:p>
          </table:table-cell>
          <table:table-cell table:formula="of:=IF([.M777]&gt;[.N77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2992" calcext:value-type="float">
            <text:p>1712992</text:p>
          </table:table-cell>
          <table:table-cell office:value-type="float" office:value="1738205" calcext:value-type="float">
            <text:p>1738205</text:p>
          </table:table-cell>
          <table:table-cell table:formula="of:=([.A778]-[.B778])*100/[.A778]" office:value-type="float" office:value="-1.47186910388373" calcext:value-type="float">
            <text:p>-1.4718691039</text:p>
          </table:table-cell>
          <table:table-cell table:formula="of:=IF([.A778]&gt;[.B778]; 1; 0)" office:value-type="float" office:value="0" calcext:value-type="float">
            <text:p>0</text:p>
          </table:table-cell>
          <table:table-cell office:value-type="float" office:value="325178" calcext:value-type="float">
            <text:p>325178</text:p>
          </table:table-cell>
          <table:table-cell office:value-type="float" office:value="290909" calcext:value-type="float">
            <text:p>290909</text:p>
          </table:table-cell>
          <table:table-cell table:formula="of:=([.E778]-[.F778])*100/[.E778]" office:value-type="float" office:value="10.5385358173062" calcext:value-type="float">
            <text:p>10.5385358173</text:p>
          </table:table-cell>
          <table:table-cell table:formula="of:=IF([.E778]&gt;[.F778]; 1; 0)" office:value-type="float" office:value="1" calcext:value-type="float">
            <text:p>1</text:p>
          </table:table-cell>
          <table:table-cell office:value-type="float" office:value="55402" calcext:value-type="float">
            <text:p>55402</text:p>
          </table:table-cell>
          <table:table-cell office:value-type="float" office:value="36924" calcext:value-type="float">
            <text:p>36924</text:p>
          </table:table-cell>
          <table:table-cell table:formula="of:=([.I778]-[.J778])*100/[.I778]" office:value-type="float" office:value="33.3525865492221" calcext:value-type="float">
            <text:p>33.3525865492</text:p>
          </table:table-cell>
          <table:table-cell table:formula="of:=IF([.I778]&gt;[.J778]; 1; 0)" office:value-type="float" office:value="1" calcext:value-type="float">
            <text:p>1</text:p>
          </table:table-cell>
          <table:table-cell office:value-type="float" office:value="129650" calcext:value-type="float">
            <text:p>129650</text:p>
          </table:table-cell>
          <table:table-cell office:value-type="float" office:value="102346" calcext:value-type="float">
            <text:p>102346</text:p>
          </table:table-cell>
          <table:table-cell table:formula="of:=([.M778]-[.N778])*100/[.M778]" office:value-type="float" office:value="21.0597763208639" calcext:value-type="float">
            <text:p>21.0597763209</text:p>
          </table:table-cell>
          <table:table-cell table:formula="of:=IF([.M778]&gt;[.N77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0131" calcext:value-type="float">
            <text:p>1410131</text:p>
          </table:table-cell>
          <table:table-cell office:value-type="float" office:value="1420392" calcext:value-type="float">
            <text:p>1420392</text:p>
          </table:table-cell>
          <table:table-cell table:formula="of:=([.A779]-[.B779])*100/[.A779]" office:value-type="float" office:value="-0.727662890894534" calcext:value-type="float">
            <text:p>-0.7276628909</text:p>
          </table:table-cell>
          <table:table-cell table:formula="of:=IF([.A779]&gt;[.B779]; 1; 0)" office:value-type="float" office:value="0" calcext:value-type="float">
            <text:p>0</text:p>
          </table:table-cell>
          <table:table-cell office:value-type="float" office:value="225242" calcext:value-type="float">
            <text:p>225242</text:p>
          </table:table-cell>
          <table:table-cell office:value-type="float" office:value="222958" calcext:value-type="float">
            <text:p>222958</text:p>
          </table:table-cell>
          <table:table-cell table:formula="of:=([.E779]-[.F779])*100/[.E779]" office:value-type="float" office:value="1.01402047575497" calcext:value-type="float">
            <text:p>1.0140204758</text:p>
          </table:table-cell>
          <table:table-cell table:formula="of:=IF([.E779]&gt;[.F779]; 1; 0)" office:value-type="float" office:value="1" calcext:value-type="float">
            <text:p>1</text:p>
          </table:table-cell>
          <table:table-cell office:value-type="float" office:value="28017" calcext:value-type="float">
            <text:p>28017</text:p>
          </table:table-cell>
          <table:table-cell office:value-type="float" office:value="28204" calcext:value-type="float">
            <text:p>28204</text:p>
          </table:table-cell>
          <table:table-cell table:formula="of:=([.I779]-[.J779])*100/[.I779]" office:value-type="float" office:value="-0.667451904201021" calcext:value-type="float">
            <text:p>-0.6674519042</text:p>
          </table:table-cell>
          <table:table-cell table:formula="of:=IF([.I779]&gt;[.J779]; 1; 0)" office:value-type="float" office:value="0" calcext:value-type="float">
            <text:p>0</text:p>
          </table:table-cell>
          <table:table-cell office:value-type="float" office:value="85856" calcext:value-type="float">
            <text:p>85856</text:p>
          </table:table-cell>
          <table:table-cell office:value-type="float" office:value="84187" calcext:value-type="float">
            <text:p>84187</text:p>
          </table:table-cell>
          <table:table-cell table:formula="of:=([.M779]-[.N779])*100/[.M779]" office:value-type="float" office:value="1.94395266492732" calcext:value-type="float">
            <text:p>1.9439526649</text:p>
          </table:table-cell>
          <table:table-cell table:formula="of:=IF([.M779]&gt;[.N77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2989" calcext:value-type="float">
            <text:p>1902989</text:p>
          </table:table-cell>
          <table:table-cell office:value-type="float" office:value="1687178" calcext:value-type="float">
            <text:p>1687178</text:p>
          </table:table-cell>
          <table:table-cell table:formula="of:=([.A780]-[.B780])*100/[.A780]" office:value-type="float" office:value="11.3406330777529" calcext:value-type="float">
            <text:p>11.3406330778</text:p>
          </table:table-cell>
          <table:table-cell table:formula="of:=IF([.A780]&gt;[.B780]; 1; 0)" office:value-type="float" office:value="1" calcext:value-type="float">
            <text:p>1</text:p>
          </table:table-cell>
          <table:table-cell office:value-type="float" office:value="325519" calcext:value-type="float">
            <text:p>325519</text:p>
          </table:table-cell>
          <table:table-cell office:value-type="float" office:value="271901" calcext:value-type="float">
            <text:p>271901</text:p>
          </table:table-cell>
          <table:table-cell table:formula="of:=([.E780]-[.F780])*100/[.E780]" office:value-type="float" office:value="16.4715423677266" calcext:value-type="float">
            <text:p>16.4715423677</text:p>
          </table:table-cell>
          <table:table-cell table:formula="of:=IF([.E780]&gt;[.F780]; 1; 0)" office:value-type="float" office:value="1" calcext:value-type="float">
            <text:p>1</text:p>
          </table:table-cell>
          <table:table-cell office:value-type="float" office:value="55242" calcext:value-type="float">
            <text:p>55242</text:p>
          </table:table-cell>
          <table:table-cell office:value-type="float" office:value="37172" calcext:value-type="float">
            <text:p>37172</text:p>
          </table:table-cell>
          <table:table-cell table:formula="of:=([.I780]-[.J780])*100/[.I780]" office:value-type="float" office:value="32.7106187321241" calcext:value-type="float">
            <text:p>32.7106187321</text:p>
          </table:table-cell>
          <table:table-cell table:formula="of:=IF([.I780]&gt;[.J780]; 1; 0)" office:value-type="float" office:value="1" calcext:value-type="float">
            <text:p>1</text:p>
          </table:table-cell>
          <table:table-cell office:value-type="float" office:value="126963" calcext:value-type="float">
            <text:p>126963</text:p>
          </table:table-cell>
          <table:table-cell office:value-type="float" office:value="106796" calcext:value-type="float">
            <text:p>106796</text:p>
          </table:table-cell>
          <table:table-cell table:formula="of:=([.M780]-[.N780])*100/[.M780]" office:value-type="float" office:value="15.8841552263258" calcext:value-type="float">
            <text:p>15.8841552263</text:p>
          </table:table-cell>
          <table:table-cell table:formula="of:=IF([.M780]&gt;[.N78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1826" calcext:value-type="float">
            <text:p>1431826</text:p>
          </table:table-cell>
          <table:table-cell office:value-type="float" office:value="1438638" calcext:value-type="float">
            <text:p>1438638</text:p>
          </table:table-cell>
          <table:table-cell table:formula="of:=([.A781]-[.B781])*100/[.A781]" office:value-type="float" office:value="-0.475756132379214" calcext:value-type="float">
            <text:p>-0.4757561324</text:p>
          </table:table-cell>
          <table:table-cell table:formula="of:=IF([.A781]&gt;[.B781]; 1; 0)" office:value-type="float" office:value="0" calcext:value-type="float">
            <text:p>0</text:p>
          </table:table-cell>
          <table:table-cell office:value-type="float" office:value="227349" calcext:value-type="float">
            <text:p>227349</text:p>
          </table:table-cell>
          <table:table-cell office:value-type="float" office:value="225501" calcext:value-type="float">
            <text:p>225501</text:p>
          </table:table-cell>
          <table:table-cell table:formula="of:=([.E781]-[.F781])*100/[.E781]" office:value-type="float" office:value="0.812847208476835" calcext:value-type="float">
            <text:p>0.8128472085</text:p>
          </table:table-cell>
          <table:table-cell table:formula="of:=IF([.E781]&gt;[.F781]; 1; 0)" office:value-type="float" office:value="1" calcext:value-type="float">
            <text:p>1</text:p>
          </table:table-cell>
          <table:table-cell office:value-type="float" office:value="27625" calcext:value-type="float">
            <text:p>27625</text:p>
          </table:table-cell>
          <table:table-cell office:value-type="float" office:value="28659" calcext:value-type="float">
            <text:p>28659</text:p>
          </table:table-cell>
          <table:table-cell table:formula="of:=([.I781]-[.J781])*100/[.I781]" office:value-type="float" office:value="-3.74298642533937" calcext:value-type="float">
            <text:p>-3.7429864253</text:p>
          </table:table-cell>
          <table:table-cell table:formula="of:=IF([.I781]&gt;[.J781]; 1; 0)" office:value-type="float" office:value="0" calcext:value-type="float">
            <text:p>0</text:p>
          </table:table-cell>
          <table:table-cell office:value-type="float" office:value="88084" calcext:value-type="float">
            <text:p>88084</text:p>
          </table:table-cell>
          <table:table-cell office:value-type="float" office:value="87176" calcext:value-type="float">
            <text:p>87176</text:p>
          </table:table-cell>
          <table:table-cell table:formula="of:=([.M781]-[.N781])*100/[.M781]" office:value-type="float" office:value="1.03083420371464" calcext:value-type="float">
            <text:p>1.0308342037</text:p>
          </table:table-cell>
          <table:table-cell table:formula="of:=IF([.M781]&gt;[.N78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2477" calcext:value-type="float">
            <text:p>1722477</text:p>
          </table:table-cell>
          <table:table-cell office:value-type="float" office:value="1684120" calcext:value-type="float">
            <text:p>1684120</text:p>
          </table:table-cell>
          <table:table-cell table:formula="of:=([.A782]-[.B782])*100/[.A782]" office:value-type="float" office:value="2.22685121484931" calcext:value-type="float">
            <text:p>2.2268512148</text:p>
          </table:table-cell>
          <table:table-cell table:formula="of:=IF([.A782]&gt;[.B782]; 1; 0)" office:value-type="float" office:value="1" calcext:value-type="float">
            <text:p>1</text:p>
          </table:table-cell>
          <table:table-cell office:value-type="float" office:value="322690" calcext:value-type="float">
            <text:p>322690</text:p>
          </table:table-cell>
          <table:table-cell office:value-type="float" office:value="268088" calcext:value-type="float">
            <text:p>268088</text:p>
          </table:table-cell>
          <table:table-cell table:formula="of:=([.E782]-[.F782])*100/[.E782]" office:value-type="float" office:value="16.9208838203849" calcext:value-type="float">
            <text:p>16.9208838204</text:p>
          </table:table-cell>
          <table:table-cell table:formula="of:=IF([.E782]&gt;[.F782]; 1; 0)" office:value-type="float" office:value="1" calcext:value-type="float">
            <text:p>1</text:p>
          </table:table-cell>
          <table:table-cell office:value-type="float" office:value="56204" calcext:value-type="float">
            <text:p>56204</text:p>
          </table:table-cell>
          <table:table-cell office:value-type="float" office:value="36053" calcext:value-type="float">
            <text:p>36053</text:p>
          </table:table-cell>
          <table:table-cell table:formula="of:=([.I782]-[.J782])*100/[.I782]" office:value-type="float" office:value="35.8533200483951" calcext:value-type="float">
            <text:p>35.8533200484</text:p>
          </table:table-cell>
          <table:table-cell table:formula="of:=IF([.I782]&gt;[.J782]; 1; 0)" office:value-type="float" office:value="1" calcext:value-type="float">
            <text:p>1</text:p>
          </table:table-cell>
          <table:table-cell office:value-type="float" office:value="130390" calcext:value-type="float">
            <text:p>130390</text:p>
          </table:table-cell>
          <table:table-cell office:value-type="float" office:value="104715" calcext:value-type="float">
            <text:p>104715</text:p>
          </table:table-cell>
          <table:table-cell table:formula="of:=([.M782]-[.N782])*100/[.M782]" office:value-type="float" office:value="19.690927218345" calcext:value-type="float">
            <text:p>19.6909272183</text:p>
          </table:table-cell>
          <table:table-cell table:formula="of:=IF([.M782]&gt;[.N78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8360" calcext:value-type="float">
            <text:p>1448360</text:p>
          </table:table-cell>
          <table:table-cell office:value-type="float" office:value="1669940" calcext:value-type="float">
            <text:p>1669940</text:p>
          </table:table-cell>
          <table:table-cell table:formula="of:=([.A783]-[.B783])*100/[.A783]" office:value-type="float" office:value="-15.2986826479605" calcext:value-type="float">
            <text:p>-15.298682648</text:p>
          </table:table-cell>
          <table:table-cell table:formula="of:=IF([.A783]&gt;[.B783]; 1; 0)" office:value-type="float" office:value="0" calcext:value-type="float">
            <text:p>0</text:p>
          </table:table-cell>
          <table:table-cell office:value-type="float" office:value="227416" calcext:value-type="float">
            <text:p>227416</text:p>
          </table:table-cell>
          <table:table-cell office:value-type="float" office:value="224246" calcext:value-type="float">
            <text:p>224246</text:p>
          </table:table-cell>
          <table:table-cell table:formula="of:=([.E783]-[.F783])*100/[.E783]" office:value-type="float" office:value="1.39392127203011" calcext:value-type="float">
            <text:p>1.393921272</text:p>
          </table:table-cell>
          <table:table-cell table:formula="of:=IF([.E783]&gt;[.F783]; 1; 0)" office:value-type="float" office:value="1" calcext:value-type="float">
            <text:p>1</text:p>
          </table:table-cell>
          <table:table-cell office:value-type="float" office:value="27888" calcext:value-type="float">
            <text:p>27888</text:p>
          </table:table-cell>
          <table:table-cell office:value-type="float" office:value="29468" calcext:value-type="float">
            <text:p>29468</text:p>
          </table:table-cell>
          <table:table-cell table:formula="of:=([.I783]-[.J783])*100/[.I783]" office:value-type="float" office:value="-5.66551921973609" calcext:value-type="float">
            <text:p>-5.6655192197</text:p>
          </table:table-cell>
          <table:table-cell table:formula="of:=IF([.I783]&gt;[.J783]; 1; 0)" office:value-type="float" office:value="0" calcext:value-type="float">
            <text:p>0</text:p>
          </table:table-cell>
          <table:table-cell office:value-type="float" office:value="93137" calcext:value-type="float">
            <text:p>93137</text:p>
          </table:table-cell>
          <table:table-cell office:value-type="float" office:value="90252" calcext:value-type="float">
            <text:p>90252</text:p>
          </table:table-cell>
          <table:table-cell table:formula="of:=([.M783]-[.N783])*100/[.M783]" office:value-type="float" office:value="3.09758742497611" calcext:value-type="float">
            <text:p>3.097587425</text:p>
          </table:table-cell>
          <table:table-cell table:formula="of:=IF([.M783]&gt;[.N78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1110" calcext:value-type="float">
            <text:p>1711110</text:p>
          </table:table-cell>
          <table:table-cell office:value-type="float" office:value="1672278" calcext:value-type="float">
            <text:p>1672278</text:p>
          </table:table-cell>
          <table:table-cell table:formula="of:=([.A784]-[.B784])*100/[.A784]" office:value-type="float" office:value="2.2694040710416" calcext:value-type="float">
            <text:p>2.269404071</text:p>
          </table:table-cell>
          <table:table-cell table:formula="of:=IF([.A784]&gt;[.B784]; 1; 0)" office:value-type="float" office:value="1" calcext:value-type="float">
            <text:p>1</text:p>
          </table:table-cell>
          <table:table-cell office:value-type="float" office:value="321065" calcext:value-type="float">
            <text:p>321065</text:p>
          </table:table-cell>
          <table:table-cell office:value-type="float" office:value="268274" calcext:value-type="float">
            <text:p>268274</text:p>
          </table:table-cell>
          <table:table-cell table:formula="of:=([.E784]-[.F784])*100/[.E784]" office:value-type="float" office:value="16.4424649214334" calcext:value-type="float">
            <text:p>16.4424649214</text:p>
          </table:table-cell>
          <table:table-cell table:formula="of:=IF([.E784]&gt;[.F784]; 1; 0)" office:value-type="float" office:value="1" calcext:value-type="float">
            <text:p>1</text:p>
          </table:table-cell>
          <table:table-cell office:value-type="float" office:value="56108" calcext:value-type="float">
            <text:p>56108</text:p>
          </table:table-cell>
          <table:table-cell office:value-type="float" office:value="35841" calcext:value-type="float">
            <text:p>35841</text:p>
          </table:table-cell>
          <table:table-cell table:formula="of:=([.I784]-[.J784])*100/[.I784]" office:value-type="float" office:value="36.1214087117702" calcext:value-type="float">
            <text:p>36.1214087118</text:p>
          </table:table-cell>
          <table:table-cell table:formula="of:=IF([.I784]&gt;[.J784]; 1; 0)" office:value-type="float" office:value="1" calcext:value-type="float">
            <text:p>1</text:p>
          </table:table-cell>
          <table:table-cell office:value-type="float" office:value="167104" calcext:value-type="float">
            <text:p>167104</text:p>
          </table:table-cell>
          <table:table-cell office:value-type="float" office:value="101879" calcext:value-type="float">
            <text:p>101879</text:p>
          </table:table-cell>
          <table:table-cell table:formula="of:=([.M784]-[.N784])*100/[.M784]" office:value-type="float" office:value="39.0325785139793" calcext:value-type="float">
            <text:p>39.032578514</text:p>
          </table:table-cell>
          <table:table-cell table:formula="of:=IF([.M784]&gt;[.N78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0000" calcext:value-type="float">
            <text:p>1460000</text:p>
          </table:table-cell>
          <table:table-cell office:value-type="float" office:value="1460378" calcext:value-type="float">
            <text:p>1460378</text:p>
          </table:table-cell>
          <table:table-cell table:formula="of:=([.A785]-[.B785])*100/[.A785]" office:value-type="float" office:value="-0.0258904109589041" calcext:value-type="float">
            <text:p>-0.025890411</text:p>
          </table:table-cell>
          <table:table-cell table:formula="of:=IF([.A785]&gt;[.B785]; 1; 0)" office:value-type="float" office:value="0" calcext:value-type="float">
            <text:p>0</text:p>
          </table:table-cell>
          <table:table-cell office:value-type="float" office:value="231722" calcext:value-type="float">
            <text:p>231722</text:p>
          </table:table-cell>
          <table:table-cell office:value-type="float" office:value="228639" calcext:value-type="float">
            <text:p>228639</text:p>
          </table:table-cell>
          <table:table-cell table:formula="of:=([.E785]-[.F785])*100/[.E785]" office:value-type="float" office:value="1.33047358472653" calcext:value-type="float">
            <text:p>1.3304735847</text:p>
          </table:table-cell>
          <table:table-cell table:formula="of:=IF([.E785]&gt;[.F785]; 1; 0)" office:value-type="float" office:value="1" calcext:value-type="float">
            <text:p>1</text:p>
          </table:table-cell>
          <table:table-cell office:value-type="float" office:value="28982" calcext:value-type="float">
            <text:p>28982</text:p>
          </table:table-cell>
          <table:table-cell office:value-type="float" office:value="29666" calcext:value-type="float">
            <text:p>29666</text:p>
          </table:table-cell>
          <table:table-cell table:formula="of:=([.I785]-[.J785])*100/[.I785]" office:value-type="float" office:value="-2.36008557035401" calcext:value-type="float">
            <text:p>-2.3600855704</text:p>
          </table:table-cell>
          <table:table-cell table:formula="of:=IF([.I785]&gt;[.J785]; 1; 0)" office:value-type="float" office:value="0" calcext:value-type="float">
            <text:p>0</text:p>
          </table:table-cell>
          <table:table-cell office:value-type="float" office:value="108437" calcext:value-type="float">
            <text:p>108437</text:p>
          </table:table-cell>
          <table:table-cell office:value-type="float" office:value="87587" calcext:value-type="float">
            <text:p>87587</text:p>
          </table:table-cell>
          <table:table-cell table:formula="of:=([.M785]-[.N785])*100/[.M785]" office:value-type="float" office:value="19.2277543642853" calcext:value-type="float">
            <text:p>19.2277543643</text:p>
          </table:table-cell>
          <table:table-cell table:formula="of:=IF([.M785]&gt;[.N78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7025" calcext:value-type="float">
            <text:p>1717025</text:p>
          </table:table-cell>
          <table:table-cell office:value-type="float" office:value="1665155" calcext:value-type="float">
            <text:p>1665155</text:p>
          </table:table-cell>
          <table:table-cell table:formula="of:=([.A786]-[.B786])*100/[.A786]" office:value-type="float" office:value="3.02092281708187" calcext:value-type="float">
            <text:p>3.0209228171</text:p>
          </table:table-cell>
          <table:table-cell table:formula="of:=IF([.A786]&gt;[.B786]; 1; 0)" office:value-type="float" office:value="1" calcext:value-type="float">
            <text:p>1</text:p>
          </table:table-cell>
          <table:table-cell office:value-type="float" office:value="323090" calcext:value-type="float">
            <text:p>323090</text:p>
          </table:table-cell>
          <table:table-cell office:value-type="float" office:value="269569" calcext:value-type="float">
            <text:p>269569</text:p>
          </table:table-cell>
          <table:table-cell table:formula="of:=([.E786]-[.F786])*100/[.E786]" office:value-type="float" office:value="16.565353307128" calcext:value-type="float">
            <text:p>16.5653533071</text:p>
          </table:table-cell>
          <table:table-cell table:formula="of:=IF([.E786]&gt;[.F786]; 1; 0)" office:value-type="float" office:value="1" calcext:value-type="float">
            <text:p>1</text:p>
          </table:table-cell>
          <table:table-cell office:value-type="float" office:value="54705" calcext:value-type="float">
            <text:p>54705</text:p>
          </table:table-cell>
          <table:table-cell office:value-type="float" office:value="35737" calcext:value-type="float">
            <text:p>35737</text:p>
          </table:table-cell>
          <table:table-cell table:formula="of:=([.I786]-[.J786])*100/[.I786]" office:value-type="float" office:value="34.6732474179691" calcext:value-type="float">
            <text:p>34.673247418</text:p>
          </table:table-cell>
          <table:table-cell table:formula="of:=IF([.I786]&gt;[.J786]; 1; 0)" office:value-type="float" office:value="1" calcext:value-type="float">
            <text:p>1</text:p>
          </table:table-cell>
          <table:table-cell office:value-type="float" office:value="126989" calcext:value-type="float">
            <text:p>126989</text:p>
          </table:table-cell>
          <table:table-cell office:value-type="float" office:value="102933" calcext:value-type="float">
            <text:p>102933</text:p>
          </table:table-cell>
          <table:table-cell table:formula="of:=([.M786]-[.N786])*100/[.M786]" office:value-type="float" office:value="18.9433730480593" calcext:value-type="float">
            <text:p>18.9433730481</text:p>
          </table:table-cell>
          <table:table-cell table:formula="of:=IF([.M786]&gt;[.N78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1552" calcext:value-type="float">
            <text:p>1491552</text:p>
          </table:table-cell>
          <table:table-cell office:value-type="float" office:value="1493365" calcext:value-type="float">
            <text:p>1493365</text:p>
          </table:table-cell>
          <table:table-cell table:formula="of:=([.A787]-[.B787])*100/[.A787]" office:value-type="float" office:value="-0.121551243268756" calcext:value-type="float">
            <text:p>-0.1215512433</text:p>
          </table:table-cell>
          <table:table-cell table:formula="of:=IF([.A787]&gt;[.B787]; 1; 0)" office:value-type="float" office:value="0" calcext:value-type="float">
            <text:p>0</text:p>
          </table:table-cell>
          <table:table-cell office:value-type="float" office:value="234518" calcext:value-type="float">
            <text:p>234518</text:p>
          </table:table-cell>
          <table:table-cell office:value-type="float" office:value="228876" calcext:value-type="float">
            <text:p>228876</text:p>
          </table:table-cell>
          <table:table-cell table:formula="of:=([.E787]-[.F787])*100/[.E787]" office:value-type="float" office:value="2.40578548341705" calcext:value-type="float">
            <text:p>2.4057854834</text:p>
          </table:table-cell>
          <table:table-cell table:formula="of:=IF([.E787]&gt;[.F787]; 1; 0)" office:value-type="float" office:value="1" calcext:value-type="float">
            <text:p>1</text:p>
          </table:table-cell>
          <table:table-cell office:value-type="float" office:value="28371" calcext:value-type="float">
            <text:p>28371</text:p>
          </table:table-cell>
          <table:table-cell office:value-type="float" office:value="29843" calcext:value-type="float">
            <text:p>29843</text:p>
          </table:table-cell>
          <table:table-cell table:formula="of:=([.I787]-[.J787])*100/[.I787]" office:value-type="float" office:value="-5.18839660216418" calcext:value-type="float">
            <text:p>-5.1883966022</text:p>
          </table:table-cell>
          <table:table-cell table:formula="of:=IF([.I787]&gt;[.J787]; 1; 0)" office:value-type="float" office:value="0" calcext:value-type="float">
            <text:p>0</text:p>
          </table:table-cell>
          <table:table-cell office:value-type="float" office:value="104163" calcext:value-type="float">
            <text:p>104163</text:p>
          </table:table-cell>
          <table:table-cell office:value-type="float" office:value="89925" calcext:value-type="float">
            <text:p>89925</text:p>
          </table:table-cell>
          <table:table-cell table:formula="of:=([.M787]-[.N787])*100/[.M787]" office:value-type="float" office:value="13.6689611474324" calcext:value-type="float">
            <text:p>13.6689611474</text:p>
          </table:table-cell>
          <table:table-cell table:formula="of:=IF([.M787]&gt;[.N78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0334" calcext:value-type="float">
            <text:p>1710334</text:p>
          </table:table-cell>
          <table:table-cell office:value-type="float" office:value="1666582" calcext:value-type="float">
            <text:p>1666582</text:p>
          </table:table-cell>
          <table:table-cell table:formula="of:=([.A788]-[.B788])*100/[.A788]" office:value-type="float" office:value="2.55809683956467" calcext:value-type="float">
            <text:p>2.5580968396</text:p>
          </table:table-cell>
          <table:table-cell table:formula="of:=IF([.A788]&gt;[.B788]; 1; 0)" office:value-type="float" office:value="1" calcext:value-type="float">
            <text:p>1</text:p>
          </table:table-cell>
          <table:table-cell office:value-type="float" office:value="326539" calcext:value-type="float">
            <text:p>326539</text:p>
          </table:table-cell>
          <table:table-cell office:value-type="float" office:value="274981" calcext:value-type="float">
            <text:p>274981</text:p>
          </table:table-cell>
          <table:table-cell table:formula="of:=([.E788]-[.F788])*100/[.E788]" office:value-type="float" office:value="15.7892319141052" calcext:value-type="float">
            <text:p>15.7892319141</text:p>
          </table:table-cell>
          <table:table-cell table:formula="of:=IF([.E788]&gt;[.F788]; 1; 0)" office:value-type="float" office:value="1" calcext:value-type="float">
            <text:p>1</text:p>
          </table:table-cell>
          <table:table-cell office:value-type="float" office:value="54998" calcext:value-type="float">
            <text:p>54998</text:p>
          </table:table-cell>
          <table:table-cell office:value-type="float" office:value="35812" calcext:value-type="float">
            <text:p>35812</text:p>
          </table:table-cell>
          <table:table-cell table:formula="of:=([.I788]-[.J788])*100/[.I788]" office:value-type="float" office:value="34.8849049056329" calcext:value-type="float">
            <text:p>34.8849049056</text:p>
          </table:table-cell>
          <table:table-cell table:formula="of:=IF([.I788]&gt;[.J788]; 1; 0)" office:value-type="float" office:value="1" calcext:value-type="float">
            <text:p>1</text:p>
          </table:table-cell>
          <table:table-cell office:value-type="float" office:value="129270" calcext:value-type="float">
            <text:p>129270</text:p>
          </table:table-cell>
          <table:table-cell office:value-type="float" office:value="101599" calcext:value-type="float">
            <text:p>101599</text:p>
          </table:table-cell>
          <table:table-cell table:formula="of:=([.M788]-[.N788])*100/[.M788]" office:value-type="float" office:value="21.405585209252" calcext:value-type="float">
            <text:p>21.4055852093</text:p>
          </table:table-cell>
          <table:table-cell table:formula="of:=IF([.M788]&gt;[.N78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1132" calcext:value-type="float">
            <text:p>1481132</text:p>
          </table:table-cell>
          <table:table-cell office:value-type="float" office:value="1501513" calcext:value-type="float">
            <text:p>1501513</text:p>
          </table:table-cell>
          <table:table-cell table:formula="of:=([.A789]-[.B789])*100/[.A789]" office:value-type="float" office:value="-1.37604210833336" calcext:value-type="float">
            <text:p>-1.3760421083</text:p>
          </table:table-cell>
          <table:table-cell table:formula="of:=IF([.A789]&gt;[.B789]; 1; 0)" office:value-type="float" office:value="0" calcext:value-type="float">
            <text:p>0</text:p>
          </table:table-cell>
          <table:table-cell office:value-type="float" office:value="236803" calcext:value-type="float">
            <text:p>236803</text:p>
          </table:table-cell>
          <table:table-cell office:value-type="float" office:value="234388" calcext:value-type="float">
            <text:p>234388</text:p>
          </table:table-cell>
          <table:table-cell table:formula="of:=([.E789]-[.F789])*100/[.E789]" office:value-type="float" office:value="1.01983505276538" calcext:value-type="float">
            <text:p>1.0198350528</text:p>
          </table:table-cell>
          <table:table-cell table:formula="of:=IF([.E789]&gt;[.F789]; 1; 0)" office:value-type="float" office:value="1" calcext:value-type="float">
            <text:p>1</text:p>
          </table:table-cell>
          <table:table-cell office:value-type="float" office:value="28819" calcext:value-type="float">
            <text:p>28819</text:p>
          </table:table-cell>
          <table:table-cell office:value-type="float" office:value="30148" calcext:value-type="float">
            <text:p>30148</text:p>
          </table:table-cell>
          <table:table-cell table:formula="of:=([.I789]-[.J789])*100/[.I789]" office:value-type="float" office:value="-4.61154099725875" calcext:value-type="float">
            <text:p>-4.6115409973</text:p>
          </table:table-cell>
          <table:table-cell table:formula="of:=IF([.I789]&gt;[.J789]; 1; 0)" office:value-type="float" office:value="0" calcext:value-type="float">
            <text:p>0</text:p>
          </table:table-cell>
          <table:table-cell office:value-type="float" office:value="93348" calcext:value-type="float">
            <text:p>93348</text:p>
          </table:table-cell>
          <table:table-cell office:value-type="float" office:value="89809" calcext:value-type="float">
            <text:p>89809</text:p>
          </table:table-cell>
          <table:table-cell table:formula="of:=([.M789]-[.N789])*100/[.M789]" office:value-type="float" office:value="3.79118995586408" calcext:value-type="float">
            <text:p>3.7911899559</text:p>
          </table:table-cell>
          <table:table-cell table:formula="of:=IF([.M789]&gt;[.N78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5864" calcext:value-type="float">
            <text:p>1705864</text:p>
          </table:table-cell>
          <table:table-cell office:value-type="float" office:value="1721781" calcext:value-type="float">
            <text:p>1721781</text:p>
          </table:table-cell>
          <table:table-cell table:formula="of:=([.A790]-[.B790])*100/[.A790]" office:value-type="float" office:value="-0.933075555847359" calcext:value-type="float">
            <text:p>-0.9330755558</text:p>
          </table:table-cell>
          <table:table-cell table:formula="of:=IF([.A790]&gt;[.B790]; 1; 0)" office:value-type="float" office:value="0" calcext:value-type="float">
            <text:p>0</text:p>
          </table:table-cell>
          <table:table-cell office:value-type="float" office:value="323693" calcext:value-type="float">
            <text:p>323693</text:p>
          </table:table-cell>
          <table:table-cell office:value-type="float" office:value="265916" calcext:value-type="float">
            <text:p>265916</text:p>
          </table:table-cell>
          <table:table-cell table:formula="of:=([.E790]-[.F790])*100/[.E790]" office:value-type="float" office:value="17.8493201891916" calcext:value-type="float">
            <text:p>17.8493201892</text:p>
          </table:table-cell>
          <table:table-cell table:formula="of:=IF([.E790]&gt;[.F790]; 1; 0)" office:value-type="float" office:value="1" calcext:value-type="float">
            <text:p>1</text:p>
          </table:table-cell>
          <table:table-cell office:value-type="float" office:value="54582" calcext:value-type="float">
            <text:p>54582</text:p>
          </table:table-cell>
          <table:table-cell office:value-type="float" office:value="35350" calcext:value-type="float">
            <text:p>35350</text:p>
          </table:table-cell>
          <table:table-cell table:formula="of:=([.I790]-[.J790])*100/[.I790]" office:value-type="float" office:value="35.2350591770181" calcext:value-type="float">
            <text:p>35.235059177</text:p>
          </table:table-cell>
          <table:table-cell table:formula="of:=IF([.I790]&gt;[.J790]; 1; 0)" office:value-type="float" office:value="1" calcext:value-type="float">
            <text:p>1</text:p>
          </table:table-cell>
          <table:table-cell office:value-type="float" office:value="127808" calcext:value-type="float">
            <text:p>127808</text:p>
          </table:table-cell>
          <table:table-cell office:value-type="float" office:value="101548" calcext:value-type="float">
            <text:p>101548</text:p>
          </table:table-cell>
          <table:table-cell table:formula="of:=([.M790]-[.N790])*100/[.M790]" office:value-type="float" office:value="20.5464446670005" calcext:value-type="float">
            <text:p>20.546444667</text:p>
          </table:table-cell>
          <table:table-cell table:formula="of:=IF([.M790]&gt;[.N79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4445" calcext:value-type="float">
            <text:p>1514445</text:p>
          </table:table-cell>
          <table:table-cell office:value-type="float" office:value="1515473" calcext:value-type="float">
            <text:p>1515473</text:p>
          </table:table-cell>
          <table:table-cell table:formula="of:=([.A791]-[.B791])*100/[.A791]" office:value-type="float" office:value="-0.067879652281859" calcext:value-type="float">
            <text:p>-0.0678796523</text:p>
          </table:table-cell>
          <table:table-cell table:formula="of:=IF([.A791]&gt;[.B791]; 1; 0)" office:value-type="float" office:value="0" calcext:value-type="float">
            <text:p>0</text:p>
          </table:table-cell>
          <table:table-cell office:value-type="float" office:value="240224" calcext:value-type="float">
            <text:p>240224</text:p>
          </table:table-cell>
          <table:table-cell office:value-type="float" office:value="235847" calcext:value-type="float">
            <text:p>235847</text:p>
          </table:table-cell>
          <table:table-cell table:formula="of:=([.E791]-[.F791])*100/[.E791]" office:value-type="float" office:value="1.82204942054083" calcext:value-type="float">
            <text:p>1.8220494205</text:p>
          </table:table-cell>
          <table:table-cell table:formula="of:=IF([.E791]&gt;[.F791]; 1; 0)" office:value-type="float" office:value="1" calcext:value-type="float">
            <text:p>1</text:p>
          </table:table-cell>
          <table:table-cell office:value-type="float" office:value="29307" calcext:value-type="float">
            <text:p>29307</text:p>
          </table:table-cell>
          <table:table-cell office:value-type="float" office:value="30356" calcext:value-type="float">
            <text:p>30356</text:p>
          </table:table-cell>
          <table:table-cell table:formula="of:=([.I791]-[.J791])*100/[.I791]" office:value-type="float" office:value="-3.5793496434299" calcext:value-type="float">
            <text:p>-3.5793496434</text:p>
          </table:table-cell>
          <table:table-cell table:formula="of:=IF([.I791]&gt;[.J791]; 1; 0)" office:value-type="float" office:value="0" calcext:value-type="float">
            <text:p>0</text:p>
          </table:table-cell>
          <table:table-cell office:value-type="float" office:value="91669" calcext:value-type="float">
            <text:p>91669</text:p>
          </table:table-cell>
          <table:table-cell office:value-type="float" office:value="90230" calcext:value-type="float">
            <text:p>90230</text:p>
          </table:table-cell>
          <table:table-cell table:formula="of:=([.M791]-[.N791])*100/[.M791]" office:value-type="float" office:value="1.56977822382703" calcext:value-type="float">
            <text:p>1.5697782238</text:p>
          </table:table-cell>
          <table:table-cell table:formula="of:=IF([.M791]&gt;[.N79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3010" calcext:value-type="float">
            <text:p>1703010</text:p>
          </table:table-cell>
          <table:table-cell office:value-type="float" office:value="1661868" calcext:value-type="float">
            <text:p>1661868</text:p>
          </table:table-cell>
          <table:table-cell table:formula="of:=([.A792]-[.B792])*100/[.A792]" office:value-type="float" office:value="2.41584018884211" calcext:value-type="float">
            <text:p>2.4158401888</text:p>
          </table:table-cell>
          <table:table-cell table:formula="of:=IF([.A792]&gt;[.B792]; 1; 0)" office:value-type="float" office:value="1" calcext:value-type="float">
            <text:p>1</text:p>
          </table:table-cell>
          <table:table-cell office:value-type="float" office:value="324277" calcext:value-type="float">
            <text:p>324277</text:p>
          </table:table-cell>
          <table:table-cell office:value-type="float" office:value="267509" calcext:value-type="float">
            <text:p>267509</text:p>
          </table:table-cell>
          <table:table-cell table:formula="of:=([.E792]-[.F792])*100/[.E792]" office:value-type="float" office:value="17.5060210869103" calcext:value-type="float">
            <text:p>17.5060210869</text:p>
          </table:table-cell>
          <table:table-cell table:formula="of:=IF([.E792]&gt;[.F792]; 1; 0)" office:value-type="float" office:value="1" calcext:value-type="float">
            <text:p>1</text:p>
          </table:table-cell>
          <table:table-cell office:value-type="float" office:value="54907" calcext:value-type="float">
            <text:p>54907</text:p>
          </table:table-cell>
          <table:table-cell office:value-type="float" office:value="35281" calcext:value-type="float">
            <text:p>35281</text:p>
          </table:table-cell>
          <table:table-cell table:formula="of:=([.I792]-[.J792])*100/[.I792]" office:value-type="float" office:value="35.7440763472781" calcext:value-type="float">
            <text:p>35.7440763473</text:p>
          </table:table-cell>
          <table:table-cell table:formula="of:=IF([.I792]&gt;[.J792]; 1; 0)" office:value-type="float" office:value="1" calcext:value-type="float">
            <text:p>1</text:p>
          </table:table-cell>
          <table:table-cell office:value-type="float" office:value="128398" calcext:value-type="float">
            <text:p>128398</text:p>
          </table:table-cell>
          <table:table-cell office:value-type="float" office:value="101644" calcext:value-type="float">
            <text:p>101644</text:p>
          </table:table-cell>
          <table:table-cell table:formula="of:=([.M792]-[.N792])*100/[.M792]" office:value-type="float" office:value="20.8367731584604" calcext:value-type="float">
            <text:p>20.8367731585</text:p>
          </table:table-cell>
          <table:table-cell table:formula="of:=IF([.M792]&gt;[.N79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7864" calcext:value-type="float">
            <text:p>1517864</text:p>
          </table:table-cell>
          <table:table-cell office:value-type="float" office:value="1527890" calcext:value-type="float">
            <text:p>1527890</text:p>
          </table:table-cell>
          <table:table-cell table:formula="of:=([.A793]-[.B793])*100/[.A793]" office:value-type="float" office:value="-0.660533486531073" calcext:value-type="float">
            <text:p>-0.6605334865</text:p>
          </table:table-cell>
          <table:table-cell table:formula="of:=IF([.A793]&gt;[.B793]; 1; 0)" office:value-type="float" office:value="0" calcext:value-type="float">
            <text:p>0</text:p>
          </table:table-cell>
          <table:table-cell office:value-type="float" office:value="241827" calcext:value-type="float">
            <text:p>241827</text:p>
          </table:table-cell>
          <table:table-cell office:value-type="float" office:value="239734" calcext:value-type="float">
            <text:p>239734</text:p>
          </table:table-cell>
          <table:table-cell table:formula="of:=([.E793]-[.F793])*100/[.E793]" office:value-type="float" office:value="0.865494754514591" calcext:value-type="float">
            <text:p>0.8654947545</text:p>
          </table:table-cell>
          <table:table-cell table:formula="of:=IF([.E793]&gt;[.F793]; 1; 0)" office:value-type="float" office:value="1" calcext:value-type="float">
            <text:p>1</text:p>
          </table:table-cell>
          <table:table-cell office:value-type="float" office:value="29287" calcext:value-type="float">
            <text:p>29287</text:p>
          </table:table-cell>
          <table:table-cell office:value-type="float" office:value="30782" calcext:value-type="float">
            <text:p>30782</text:p>
          </table:table-cell>
          <table:table-cell table:formula="of:=([.I793]-[.J793])*100/[.I793]" office:value-type="float" office:value="-5.10465394202206" calcext:value-type="float">
            <text:p>-5.104653942</text:p>
          </table:table-cell>
          <table:table-cell table:formula="of:=IF([.I793]&gt;[.J793]; 1; 0)" office:value-type="float" office:value="0" calcext:value-type="float">
            <text:p>0</text:p>
          </table:table-cell>
          <table:table-cell office:value-type="float" office:value="94012" calcext:value-type="float">
            <text:p>94012</text:p>
          </table:table-cell>
          <table:table-cell office:value-type="float" office:value="91448" calcext:value-type="float">
            <text:p>91448</text:p>
          </table:table-cell>
          <table:table-cell table:formula="of:=([.M793]-[.N793])*100/[.M793]" office:value-type="float" office:value="2.72731140705442" calcext:value-type="float">
            <text:p>2.7273114071</text:p>
          </table:table-cell>
          <table:table-cell table:formula="of:=IF([.M793]&gt;[.N79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5201" calcext:value-type="float">
            <text:p>1895201</text:p>
          </table:table-cell>
          <table:table-cell office:value-type="float" office:value="1730766" calcext:value-type="float">
            <text:p>1730766</text:p>
          </table:table-cell>
          <table:table-cell table:formula="of:=([.A794]-[.B794])*100/[.A794]" office:value-type="float" office:value="8.67638841473807" calcext:value-type="float">
            <text:p>8.6763884147</text:p>
          </table:table-cell>
          <table:table-cell table:formula="of:=IF([.A794]&gt;[.B794]; 1; 0)" office:value-type="float" office:value="1" calcext:value-type="float">
            <text:p>1</text:p>
          </table:table-cell>
          <table:table-cell office:value-type="float" office:value="323307" calcext:value-type="float">
            <text:p>323307</text:p>
          </table:table-cell>
          <table:table-cell office:value-type="float" office:value="267243" calcext:value-type="float">
            <text:p>267243</text:p>
          </table:table-cell>
          <table:table-cell table:formula="of:=([.E794]-[.F794])*100/[.E794]" office:value-type="float" office:value="17.3407937347475" calcext:value-type="float">
            <text:p>17.3407937347</text:p>
          </table:table-cell>
          <table:table-cell table:formula="of:=IF([.E794]&gt;[.F794]; 1; 0)" office:value-type="float" office:value="1" calcext:value-type="float">
            <text:p>1</text:p>
          </table:table-cell>
          <table:table-cell office:value-type="float" office:value="54973" calcext:value-type="float">
            <text:p>54973</text:p>
          </table:table-cell>
          <table:table-cell office:value-type="float" office:value="34850" calcext:value-type="float">
            <text:p>34850</text:p>
          </table:table-cell>
          <table:table-cell table:formula="of:=([.I794]-[.J794])*100/[.I794]" office:value-type="float" office:value="36.605242573627" calcext:value-type="float">
            <text:p>36.6052425736</text:p>
          </table:table-cell>
          <table:table-cell table:formula="of:=IF([.I794]&gt;[.J794]; 1; 0)" office:value-type="float" office:value="1" calcext:value-type="float">
            <text:p>1</text:p>
          </table:table-cell>
          <table:table-cell office:value-type="float" office:value="155254" calcext:value-type="float">
            <text:p>155254</text:p>
          </table:table-cell>
          <table:table-cell office:value-type="float" office:value="99506" calcext:value-type="float">
            <text:p>99506</text:p>
          </table:table-cell>
          <table:table-cell table:formula="of:=([.M794]-[.N794])*100/[.M794]" office:value-type="float" office:value="35.9076094657787" calcext:value-type="float">
            <text:p>35.9076094658</text:p>
          </table:table-cell>
          <table:table-cell table:formula="of:=IF([.M794]&gt;[.N79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8829" calcext:value-type="float">
            <text:p>1548829</text:p>
          </table:table-cell>
          <table:table-cell office:value-type="float" office:value="1555691" calcext:value-type="float">
            <text:p>1555691</text:p>
          </table:table-cell>
          <table:table-cell table:formula="of:=([.A795]-[.B795])*100/[.A795]" office:value-type="float" office:value="-0.443044390310357" calcext:value-type="float">
            <text:p>-0.4430443903</text:p>
          </table:table-cell>
          <table:table-cell table:formula="of:=IF([.A795]&gt;[.B795]; 1; 0)" office:value-type="float" office:value="0" calcext:value-type="float">
            <text:p>0</text:p>
          </table:table-cell>
          <table:table-cell office:value-type="float" office:value="246186" calcext:value-type="float">
            <text:p>246186</text:p>
          </table:table-cell>
          <table:table-cell office:value-type="float" office:value="249386" calcext:value-type="float">
            <text:p>249386</text:p>
          </table:table-cell>
          <table:table-cell table:formula="of:=([.E795]-[.F795])*100/[.E795]" office:value-type="float" office:value="-1.29983020967886" calcext:value-type="float">
            <text:p>-1.2998302097</text:p>
          </table:table-cell>
          <table:table-cell table:formula="of:=IF([.E795]&gt;[.F795]; 1; 0)" office:value-type="float" office:value="0" calcext:value-type="float">
            <text:p>0</text:p>
          </table:table-cell>
          <table:table-cell office:value-type="float" office:value="30130" calcext:value-type="float">
            <text:p>30130</text:p>
          </table:table-cell>
          <table:table-cell office:value-type="float" office:value="30834" calcext:value-type="float">
            <text:p>30834</text:p>
          </table:table-cell>
          <table:table-cell table:formula="of:=([.I795]-[.J795])*100/[.I795]" office:value-type="float" office:value="-2.3365416528377" calcext:value-type="float">
            <text:p>-2.3365416528</text:p>
          </table:table-cell>
          <table:table-cell table:formula="of:=IF([.I795]&gt;[.J795]; 1; 0)" office:value-type="float" office:value="0" calcext:value-type="float">
            <text:p>0</text:p>
          </table:table-cell>
          <table:table-cell office:value-type="float" office:value="94195" calcext:value-type="float">
            <text:p>94195</text:p>
          </table:table-cell>
          <table:table-cell office:value-type="float" office:value="92808" calcext:value-type="float">
            <text:p>92808</text:p>
          </table:table-cell>
          <table:table-cell table:formula="of:=([.M795]-[.N795])*100/[.M795]" office:value-type="float" office:value="1.47247730771272" calcext:value-type="float">
            <text:p>1.4724773077</text:p>
          </table:table-cell>
          <table:table-cell table:formula="of:=IF([.M795]&gt;[.N79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4142" calcext:value-type="float">
            <text:p>1754142</text:p>
          </table:table-cell>
          <table:table-cell office:value-type="float" office:value="1673765" calcext:value-type="float">
            <text:p>1673765</text:p>
          </table:table-cell>
          <table:table-cell table:formula="of:=([.A796]-[.B796])*100/[.A796]" office:value-type="float" office:value="4.58212619046805" calcext:value-type="float">
            <text:p>4.5821261905</text:p>
          </table:table-cell>
          <table:table-cell table:formula="of:=IF([.A796]&gt;[.B796]; 1; 0)" office:value-type="float" office:value="1" calcext:value-type="float">
            <text:p>1</text:p>
          </table:table-cell>
          <table:table-cell office:value-type="float" office:value="324919" calcext:value-type="float">
            <text:p>324919</text:p>
          </table:table-cell>
          <table:table-cell office:value-type="float" office:value="268293" calcext:value-type="float">
            <text:p>268293</text:p>
          </table:table-cell>
          <table:table-cell table:formula="of:=([.E796]-[.F796])*100/[.E796]" office:value-type="float" office:value="17.4277281414753" calcext:value-type="float">
            <text:p>17.4277281415</text:p>
          </table:table-cell>
          <table:table-cell table:formula="of:=IF([.E796]&gt;[.F796]; 1; 0)" office:value-type="float" office:value="1" calcext:value-type="float">
            <text:p>1</text:p>
          </table:table-cell>
          <table:table-cell office:value-type="float" office:value="55763" calcext:value-type="float">
            <text:p>55763</text:p>
          </table:table-cell>
          <table:table-cell office:value-type="float" office:value="34518" calcext:value-type="float">
            <text:p>34518</text:p>
          </table:table-cell>
          <table:table-cell table:formula="of:=([.I796]-[.J796])*100/[.I796]" office:value-type="float" office:value="38.0987393074261" calcext:value-type="float">
            <text:p>38.0987393074</text:p>
          </table:table-cell>
          <table:table-cell table:formula="of:=IF([.I796]&gt;[.J796]; 1; 0)" office:value-type="float" office:value="1" calcext:value-type="float">
            <text:p>1</text:p>
          </table:table-cell>
          <table:table-cell office:value-type="float" office:value="128407" calcext:value-type="float">
            <text:p>128407</text:p>
          </table:table-cell>
          <table:table-cell office:value-type="float" office:value="101456" calcext:value-type="float">
            <text:p>101456</text:p>
          </table:table-cell>
          <table:table-cell table:formula="of:=([.M796]-[.N796])*100/[.M796]" office:value-type="float" office:value="20.9887311439407" calcext:value-type="float">
            <text:p>20.9887311439</text:p>
          </table:table-cell>
          <table:table-cell table:formula="of:=IF([.M796]&gt;[.N79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6483" calcext:value-type="float">
            <text:p>1556483</text:p>
          </table:table-cell>
          <table:table-cell office:value-type="float" office:value="1582642" calcext:value-type="float">
            <text:p>1582642</text:p>
          </table:table-cell>
          <table:table-cell table:formula="of:=([.A797]-[.B797])*100/[.A797]" office:value-type="float" office:value="-1.68064797366884" calcext:value-type="float">
            <text:p>-1.6806479737</text:p>
          </table:table-cell>
          <table:table-cell table:formula="of:=IF([.A797]&gt;[.B797]; 1; 0)" office:value-type="float" office:value="0" calcext:value-type="float">
            <text:p>0</text:p>
          </table:table-cell>
          <table:table-cell office:value-type="float" office:value="250764" calcext:value-type="float">
            <text:p>250764</text:p>
          </table:table-cell>
          <table:table-cell office:value-type="float" office:value="245616" calcext:value-type="float">
            <text:p>245616</text:p>
          </table:table-cell>
          <table:table-cell table:formula="of:=([.E797]-[.F797])*100/[.E797]" office:value-type="float" office:value="2.05292625735752" calcext:value-type="float">
            <text:p>2.0529262574</text:p>
          </table:table-cell>
          <table:table-cell table:formula="of:=IF([.E797]&gt;[.F797]; 1; 0)" office:value-type="float" office:value="1" calcext:value-type="float">
            <text:p>1</text:p>
          </table:table-cell>
          <table:table-cell office:value-type="float" office:value="30835" calcext:value-type="float">
            <text:p>30835</text:p>
          </table:table-cell>
          <table:table-cell office:value-type="float" office:value="31299" calcext:value-type="float">
            <text:p>31299</text:p>
          </table:table-cell>
          <table:table-cell table:formula="of:=([.I797]-[.J797])*100/[.I797]" office:value-type="float" office:value="-1.50478352521485" calcext:value-type="float">
            <text:p>-1.5047835252</text:p>
          </table:table-cell>
          <table:table-cell table:formula="of:=IF([.I797]&gt;[.J797]; 1; 0)" office:value-type="float" office:value="0" calcext:value-type="float">
            <text:p>0</text:p>
          </table:table-cell>
          <table:table-cell office:value-type="float" office:value="96856" calcext:value-type="float">
            <text:p>96856</text:p>
          </table:table-cell>
          <table:table-cell office:value-type="float" office:value="93792" calcext:value-type="float">
            <text:p>93792</text:p>
          </table:table-cell>
          <table:table-cell table:formula="of:=([.M797]-[.N797])*100/[.M797]" office:value-type="float" office:value="3.16345915586025" calcext:value-type="float">
            <text:p>3.1634591559</text:p>
          </table:table-cell>
          <table:table-cell table:formula="of:=IF([.M797]&gt;[.N79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1367" calcext:value-type="float">
            <text:p>1731367</text:p>
          </table:table-cell>
          <table:table-cell office:value-type="float" office:value="1666608" calcext:value-type="float">
            <text:p>1666608</text:p>
          </table:table-cell>
          <table:table-cell table:formula="of:=([.A798]-[.B798])*100/[.A798]" office:value-type="float" office:value="3.74033928104209" calcext:value-type="float">
            <text:p>3.740339281</text:p>
          </table:table-cell>
          <table:table-cell table:formula="of:=IF([.A798]&gt;[.B798]; 1; 0)" office:value-type="float" office:value="1" calcext:value-type="float">
            <text:p>1</text:p>
          </table:table-cell>
          <table:table-cell office:value-type="float" office:value="324771" calcext:value-type="float">
            <text:p>324771</text:p>
          </table:table-cell>
          <table:table-cell office:value-type="float" office:value="270523" calcext:value-type="float">
            <text:p>270523</text:p>
          </table:table-cell>
          <table:table-cell table:formula="of:=([.E798]-[.F798])*100/[.E798]" office:value-type="float" office:value="16.7034618238697" calcext:value-type="float">
            <text:p>16.7034618239</text:p>
          </table:table-cell>
          <table:table-cell table:formula="of:=IF([.E798]&gt;[.F798]; 1; 0)" office:value-type="float" office:value="1" calcext:value-type="float">
            <text:p>1</text:p>
          </table:table-cell>
          <table:table-cell office:value-type="float" office:value="55781" calcext:value-type="float">
            <text:p>55781</text:p>
          </table:table-cell>
          <table:table-cell office:value-type="float" office:value="34827" calcext:value-type="float">
            <text:p>34827</text:p>
          </table:table-cell>
          <table:table-cell table:formula="of:=([.I798]-[.J798])*100/[.I798]" office:value-type="float" office:value="37.5647621950126" calcext:value-type="float">
            <text:p>37.564762195</text:p>
          </table:table-cell>
          <table:table-cell table:formula="of:=IF([.I798]&gt;[.J798]; 1; 0)" office:value-type="float" office:value="1" calcext:value-type="float">
            <text:p>1</text:p>
          </table:table-cell>
          <table:table-cell office:value-type="float" office:value="128452" calcext:value-type="float">
            <text:p>128452</text:p>
          </table:table-cell>
          <table:table-cell office:value-type="float" office:value="100267" calcext:value-type="float">
            <text:p>100267</text:p>
          </table:table-cell>
          <table:table-cell table:formula="of:=([.M798]-[.N798])*100/[.M798]" office:value-type="float" office:value="21.9420483916171" calcext:value-type="float">
            <text:p>21.9420483916</text:p>
          </table:table-cell>
          <table:table-cell table:formula="of:=IF([.M798]&gt;[.N79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8443" calcext:value-type="float">
            <text:p>1578443</text:p>
          </table:table-cell>
          <table:table-cell office:value-type="float" office:value="1698499" calcext:value-type="float">
            <text:p>1698499</text:p>
          </table:table-cell>
          <table:table-cell table:formula="of:=([.A799]-[.B799])*100/[.A799]" office:value-type="float" office:value="-7.60597626901953" calcext:value-type="float">
            <text:p>-7.605976269</text:p>
          </table:table-cell>
          <table:table-cell table:formula="of:=IF([.A799]&gt;[.B799]; 1; 0)" office:value-type="float" office:value="0" calcext:value-type="float">
            <text:p>0</text:p>
          </table:table-cell>
          <table:table-cell office:value-type="float" office:value="252839" calcext:value-type="float">
            <text:p>252839</text:p>
          </table:table-cell>
          <table:table-cell office:value-type="float" office:value="249728" calcext:value-type="float">
            <text:p>249728</text:p>
          </table:table-cell>
          <table:table-cell table:formula="of:=([.E799]-[.F799])*100/[.E799]" office:value-type="float" office:value="1.23042726794521" calcext:value-type="float">
            <text:p>1.2304272679</text:p>
          </table:table-cell>
          <table:table-cell table:formula="of:=IF([.E799]&gt;[.F799]; 1; 0)" office:value-type="float" office:value="1" calcext:value-type="float">
            <text:p>1</text:p>
          </table:table-cell>
          <table:table-cell office:value-type="float" office:value="30624" calcext:value-type="float">
            <text:p>30624</text:p>
          </table:table-cell>
          <table:table-cell office:value-type="float" office:value="31604" calcext:value-type="float">
            <text:p>31604</text:p>
          </table:table-cell>
          <table:table-cell table:formula="of:=([.I799]-[.J799])*100/[.I799]" office:value-type="float" office:value="-3.20010449320794" calcext:value-type="float">
            <text:p>-3.2001044932</text:p>
          </table:table-cell>
          <table:table-cell table:formula="of:=IF([.I799]&gt;[.J799]; 1; 0)" office:value-type="float" office:value="0" calcext:value-type="float">
            <text:p>0</text:p>
          </table:table-cell>
          <table:table-cell office:value-type="float" office:value="97159" calcext:value-type="float">
            <text:p>97159</text:p>
          </table:table-cell>
          <table:table-cell office:value-type="float" office:value="94630" calcext:value-type="float">
            <text:p>94630</text:p>
          </table:table-cell>
          <table:table-cell table:formula="of:=([.M799]-[.N799])*100/[.M799]" office:value-type="float" office:value="2.60294980392964" calcext:value-type="float">
            <text:p>2.6029498039</text:p>
          </table:table-cell>
          <table:table-cell table:formula="of:=IF([.M799]&gt;[.N79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9320" calcext:value-type="float">
            <text:p>1719320</text:p>
          </table:table-cell>
          <table:table-cell office:value-type="float" office:value="1679557" calcext:value-type="float">
            <text:p>1679557</text:p>
          </table:table-cell>
          <table:table-cell table:formula="of:=([.A800]-[.B800])*100/[.A800]" office:value-type="float" office:value="2.31271665542191" calcext:value-type="float">
            <text:p>2.3127166554</text:p>
          </table:table-cell>
          <table:table-cell table:formula="of:=IF([.A800]&gt;[.B800]; 1; 0)" office:value-type="float" office:value="1" calcext:value-type="float">
            <text:p>1</text:p>
          </table:table-cell>
          <table:table-cell office:value-type="float" office:value="323643" calcext:value-type="float">
            <text:p>323643</text:p>
          </table:table-cell>
          <table:table-cell office:value-type="float" office:value="266310" calcext:value-type="float">
            <text:p>266310</text:p>
          </table:table-cell>
          <table:table-cell table:formula="of:=([.E800]-[.F800])*100/[.E800]" office:value-type="float" office:value="17.7148895542311" calcext:value-type="float">
            <text:p>17.7148895542</text:p>
          </table:table-cell>
          <table:table-cell table:formula="of:=IF([.E800]&gt;[.F800]; 1; 0)" office:value-type="float" office:value="1" calcext:value-type="float">
            <text:p>1</text:p>
          </table:table-cell>
          <table:table-cell office:value-type="float" office:value="55683" calcext:value-type="float">
            <text:p>55683</text:p>
          </table:table-cell>
          <table:table-cell office:value-type="float" office:value="34903" calcext:value-type="float">
            <text:p>34903</text:p>
          </table:table-cell>
          <table:table-cell table:formula="of:=([.I800]-[.J800])*100/[.I800]" office:value-type="float" office:value="37.3183916096475" calcext:value-type="float">
            <text:p>37.3183916096</text:p>
          </table:table-cell>
          <table:table-cell table:formula="of:=IF([.I800]&gt;[.J800]; 1; 0)" office:value-type="float" office:value="1" calcext:value-type="float">
            <text:p>1</text:p>
          </table:table-cell>
          <table:table-cell office:value-type="float" office:value="128474" calcext:value-type="float">
            <text:p>128474</text:p>
          </table:table-cell>
          <table:table-cell office:value-type="float" office:value="100446" calcext:value-type="float">
            <text:p>100446</text:p>
          </table:table-cell>
          <table:table-cell table:formula="of:=([.M800]-[.N800])*100/[.M800]" office:value-type="float" office:value="21.8160873017109" calcext:value-type="float">
            <text:p>21.8160873017</text:p>
          </table:table-cell>
          <table:table-cell table:formula="of:=IF([.M800]&gt;[.N80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8457" calcext:value-type="float">
            <text:p>1618457</text:p>
          </table:table-cell>
          <table:table-cell office:value-type="float" office:value="1592391" calcext:value-type="float">
            <text:p>1592391</text:p>
          </table:table-cell>
          <table:table-cell table:formula="of:=([.A801]-[.B801])*100/[.A801]" office:value-type="float" office:value="1.61054634136094" calcext:value-type="float">
            <text:p>1.6105463414</text:p>
          </table:table-cell>
          <table:table-cell table:formula="of:=IF([.A801]&gt;[.B801]; 1; 0)" office:value-type="float" office:value="1" calcext:value-type="float">
            <text:p>1</text:p>
          </table:table-cell>
          <table:table-cell office:value-type="float" office:value="255353" calcext:value-type="float">
            <text:p>255353</text:p>
          </table:table-cell>
          <table:table-cell office:value-type="float" office:value="250952" calcext:value-type="float">
            <text:p>250952</text:p>
          </table:table-cell>
          <table:table-cell table:formula="of:=([.E801]-[.F801])*100/[.E801]" office:value-type="float" office:value="1.72349649308996" calcext:value-type="float">
            <text:p>1.7234964931</text:p>
          </table:table-cell>
          <table:table-cell table:formula="of:=IF([.E801]&gt;[.F801]; 1; 0)" office:value-type="float" office:value="1" calcext:value-type="float">
            <text:p>1</text:p>
          </table:table-cell>
          <table:table-cell office:value-type="float" office:value="30978" calcext:value-type="float">
            <text:p>30978</text:p>
          </table:table-cell>
          <table:table-cell office:value-type="float" office:value="32185" calcext:value-type="float">
            <text:p>32185</text:p>
          </table:table-cell>
          <table:table-cell table:formula="of:=([.I801]-[.J801])*100/[.I801]" office:value-type="float" office:value="-3.89631351281555" calcext:value-type="float">
            <text:p>-3.8963135128</text:p>
          </table:table-cell>
          <table:table-cell table:formula="of:=IF([.I801]&gt;[.J801]; 1; 0)" office:value-type="float" office:value="0" calcext:value-type="float">
            <text:p>0</text:p>
          </table:table-cell>
          <table:table-cell office:value-type="float" office:value="97440" calcext:value-type="float">
            <text:p>97440</text:p>
          </table:table-cell>
          <table:table-cell office:value-type="float" office:value="96134" calcext:value-type="float">
            <text:p>96134</text:p>
          </table:table-cell>
          <table:table-cell table:formula="of:=([.M801]-[.N801])*100/[.M801]" office:value-type="float" office:value="1.34031198686371" calcext:value-type="float">
            <text:p>1.3403119869</text:p>
          </table:table-cell>
          <table:table-cell table:formula="of:=IF([.M801]&gt;[.N80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7367" calcext:value-type="float">
            <text:p>1717367</text:p>
          </table:table-cell>
          <table:table-cell office:value-type="float" office:value="1664579" calcext:value-type="float">
            <text:p>1664579</text:p>
          </table:table-cell>
          <table:table-cell table:formula="of:=([.A802]-[.B802])*100/[.A802]" office:value-type="float" office:value="3.07377514532421" calcext:value-type="float">
            <text:p>3.0737751453</text:p>
          </table:table-cell>
          <table:table-cell table:formula="of:=IF([.A802]&gt;[.B802]; 1; 0)" office:value-type="float" office:value="1" calcext:value-type="float">
            <text:p>1</text:p>
          </table:table-cell>
          <table:table-cell office:value-type="float" office:value="333367" calcext:value-type="float">
            <text:p>333367</text:p>
          </table:table-cell>
          <table:table-cell office:value-type="float" office:value="288258" calcext:value-type="float">
            <text:p>288258</text:p>
          </table:table-cell>
          <table:table-cell table:formula="of:=([.E802]-[.F802])*100/[.E802]" office:value-type="float" office:value="13.5313333353331" calcext:value-type="float">
            <text:p>13.5313333353</text:p>
          </table:table-cell>
          <table:table-cell table:formula="of:=IF([.E802]&gt;[.F802]; 1; 0)" office:value-type="float" office:value="1" calcext:value-type="float">
            <text:p>1</text:p>
          </table:table-cell>
          <table:table-cell office:value-type="float" office:value="55229" calcext:value-type="float">
            <text:p>55229</text:p>
          </table:table-cell>
          <table:table-cell office:value-type="float" office:value="35019" calcext:value-type="float">
            <text:p>35019</text:p>
          </table:table-cell>
          <table:table-cell table:formula="of:=([.I802]-[.J802])*100/[.I802]" office:value-type="float" office:value="36.5930942077532" calcext:value-type="float">
            <text:p>36.5930942078</text:p>
          </table:table-cell>
          <table:table-cell table:formula="of:=IF([.I802]&gt;[.J802]; 1; 0)" office:value-type="float" office:value="1" calcext:value-type="float">
            <text:p>1</text:p>
          </table:table-cell>
          <table:table-cell office:value-type="float" office:value="127205" calcext:value-type="float">
            <text:p>127205</text:p>
          </table:table-cell>
          <table:table-cell office:value-type="float" office:value="100036" calcext:value-type="float">
            <text:p>100036</text:p>
          </table:table-cell>
          <table:table-cell table:formula="of:=([.M802]-[.N802])*100/[.M802]" office:value-type="float" office:value="21.3584371683503" calcext:value-type="float">
            <text:p>21.3584371684</text:p>
          </table:table-cell>
          <table:table-cell table:formula="of:=IF([.M802]&gt;[.N80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1631" calcext:value-type="float">
            <text:p>1611631</text:p>
          </table:table-cell>
          <table:table-cell office:value-type="float" office:value="1611488" calcext:value-type="float">
            <text:p>1611488</text:p>
          </table:table-cell>
          <table:table-cell table:formula="of:=([.A803]-[.B803])*100/[.A803]" office:value-type="float" office:value="0.00887299884402819" calcext:value-type="float">
            <text:p>0.0088729988</text:p>
          </table:table-cell>
          <table:table-cell table:formula="of:=IF([.A803]&gt;[.B803]; 1; 0)" office:value-type="float" office:value="1" calcext:value-type="float">
            <text:p>1</text:p>
          </table:table-cell>
          <table:table-cell office:value-type="float" office:value="255973" calcext:value-type="float">
            <text:p>255973</text:p>
          </table:table-cell>
          <table:table-cell office:value-type="float" office:value="254133" calcext:value-type="float">
            <text:p>254133</text:p>
          </table:table-cell>
          <table:table-cell table:formula="of:=([.E803]-[.F803])*100/[.E803]" office:value-type="float" office:value="0.718825813660034" calcext:value-type="float">
            <text:p>0.7188258137</text:p>
          </table:table-cell>
          <table:table-cell table:formula="of:=IF([.E803]&gt;[.F803]; 1; 0)" office:value-type="float" office:value="1" calcext:value-type="float">
            <text:p>1</text:p>
          </table:table-cell>
          <table:table-cell office:value-type="float" office:value="31720" calcext:value-type="float">
            <text:p>31720</text:p>
          </table:table-cell>
          <table:table-cell office:value-type="float" office:value="32967" calcext:value-type="float">
            <text:p>32967</text:p>
          </table:table-cell>
          <table:table-cell table:formula="of:=([.I803]-[.J803])*100/[.I803]" office:value-type="float" office:value="-3.9312736443884" calcext:value-type="float">
            <text:p>-3.9312736444</text:p>
          </table:table-cell>
          <table:table-cell table:formula="of:=IF([.I803]&gt;[.J803]; 1; 0)" office:value-type="float" office:value="0" calcext:value-type="float">
            <text:p>0</text:p>
          </table:table-cell>
          <table:table-cell office:value-type="float" office:value="97223" calcext:value-type="float">
            <text:p>97223</text:p>
          </table:table-cell>
          <table:table-cell office:value-type="float" office:value="97257" calcext:value-type="float">
            <text:p>97257</text:p>
          </table:table-cell>
          <table:table-cell table:formula="of:=([.M803]-[.N803])*100/[.M803]" office:value-type="float" office:value="-0.0349711488022381" calcext:value-type="float">
            <text:p>-0.0349711488</text:p>
          </table:table-cell>
          <table:table-cell table:formula="of:=IF([.M803]&gt;[.N80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0649" calcext:value-type="float">
            <text:p>1710649</text:p>
          </table:table-cell>
          <table:table-cell office:value-type="float" office:value="1668980" calcext:value-type="float">
            <text:p>1668980</text:p>
          </table:table-cell>
          <table:table-cell table:formula="of:=([.A804]-[.B804])*100/[.A804]" office:value-type="float" office:value="2.43585913884146" calcext:value-type="float">
            <text:p>2.4358591388</text:p>
          </table:table-cell>
          <table:table-cell table:formula="of:=IF([.A804]&gt;[.B804]; 1; 0)" office:value-type="float" office:value="1" calcext:value-type="float">
            <text:p>1</text:p>
          </table:table-cell>
          <table:table-cell office:value-type="float" office:value="323869" calcext:value-type="float">
            <text:p>323869</text:p>
          </table:table-cell>
          <table:table-cell office:value-type="float" office:value="265368" calcext:value-type="float">
            <text:p>265368</text:p>
          </table:table-cell>
          <table:table-cell table:formula="of:=([.E804]-[.F804])*100/[.E804]" office:value-type="float" office:value="18.0631675152608" calcext:value-type="float">
            <text:p>18.0631675153</text:p>
          </table:table-cell>
          <table:table-cell table:formula="of:=IF([.E804]&gt;[.F804]; 1; 0)" office:value-type="float" office:value="1" calcext:value-type="float">
            <text:p>1</text:p>
          </table:table-cell>
          <table:table-cell office:value-type="float" office:value="55554" calcext:value-type="float">
            <text:p>55554</text:p>
          </table:table-cell>
          <table:table-cell office:value-type="float" office:value="34376" calcext:value-type="float">
            <text:p>34376</text:p>
          </table:table-cell>
          <table:table-cell table:formula="of:=([.I804]-[.J804])*100/[.I804]" office:value-type="float" office:value="38.1214674010872" calcext:value-type="float">
            <text:p>38.1214674011</text:p>
          </table:table-cell>
          <table:table-cell table:formula="of:=IF([.I804]&gt;[.J804]; 1; 0)" office:value-type="float" office:value="1" calcext:value-type="float">
            <text:p>1</text:p>
          </table:table-cell>
          <table:table-cell office:value-type="float" office:value="127256" calcext:value-type="float">
            <text:p>127256</text:p>
          </table:table-cell>
          <table:table-cell office:value-type="float" office:value="100453" calcext:value-type="float">
            <text:p>100453</text:p>
          </table:table-cell>
          <table:table-cell table:formula="of:=([.M804]-[.N804])*100/[.M804]" office:value-type="float" office:value="21.0622681838184" calcext:value-type="float">
            <text:p>21.0622681838</text:p>
          </table:table-cell>
          <table:table-cell table:formula="of:=IF([.M804]&gt;[.N80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2263" calcext:value-type="float">
            <text:p>1632263</text:p>
          </table:table-cell>
          <table:table-cell office:value-type="float" office:value="1635898" calcext:value-type="float">
            <text:p>1635898</text:p>
          </table:table-cell>
          <table:table-cell table:formula="of:=([.A805]-[.B805])*100/[.A805]" office:value-type="float" office:value="-0.222696955086282" calcext:value-type="float">
            <text:p>-0.2226969551</text:p>
          </table:table-cell>
          <table:table-cell table:formula="of:=IF([.A805]&gt;[.B805]; 1; 0)" office:value-type="float" office:value="0" calcext:value-type="float">
            <text:p>0</text:p>
          </table:table-cell>
          <table:table-cell office:value-type="float" office:value="257132" calcext:value-type="float">
            <text:p>257132</text:p>
          </table:table-cell>
          <table:table-cell office:value-type="float" office:value="255293" calcext:value-type="float">
            <text:p>255293</text:p>
          </table:table-cell>
          <table:table-cell table:formula="of:=([.E805]-[.F805])*100/[.E805]" office:value-type="float" office:value="0.715196863867585" calcext:value-type="float">
            <text:p>0.7151968639</text:p>
          </table:table-cell>
          <table:table-cell table:formula="of:=IF([.E805]&gt;[.F805]; 1; 0)" office:value-type="float" office:value="1" calcext:value-type="float">
            <text:p>1</text:p>
          </table:table-cell>
          <table:table-cell office:value-type="float" office:value="32004" calcext:value-type="float">
            <text:p>32004</text:p>
          </table:table-cell>
          <table:table-cell office:value-type="float" office:value="33133" calcext:value-type="float">
            <text:p>33133</text:p>
          </table:table-cell>
          <table:table-cell table:formula="of:=([.I805]-[.J805])*100/[.I805]" office:value-type="float" office:value="-3.52768403949506" calcext:value-type="float">
            <text:p>-3.5276840395</text:p>
          </table:table-cell>
          <table:table-cell table:formula="of:=IF([.I805]&gt;[.J805]; 1; 0)" office:value-type="float" office:value="0" calcext:value-type="float">
            <text:p>0</text:p>
          </table:table-cell>
          <table:table-cell office:value-type="float" office:value="99357" calcext:value-type="float">
            <text:p>99357</text:p>
          </table:table-cell>
          <table:table-cell office:value-type="float" office:value="98124" calcext:value-type="float">
            <text:p>98124</text:p>
          </table:table-cell>
          <table:table-cell table:formula="of:=([.M805]-[.N805])*100/[.M805]" office:value-type="float" office:value="1.24097949817325" calcext:value-type="float">
            <text:p>1.2409794982</text:p>
          </table:table-cell>
          <table:table-cell table:formula="of:=IF([.M805]&gt;[.N80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5839" calcext:value-type="float">
            <text:p>1715839</text:p>
          </table:table-cell>
          <table:table-cell office:value-type="float" office:value="1649465" calcext:value-type="float">
            <text:p>1649465</text:p>
          </table:table-cell>
          <table:table-cell table:formula="of:=([.A806]-[.B806])*100/[.A806]" office:value-type="float" office:value="3.86831165394888" calcext:value-type="float">
            <text:p>3.8683116539</text:p>
          </table:table-cell>
          <table:table-cell table:formula="of:=IF([.A806]&gt;[.B806]; 1; 0)" office:value-type="float" office:value="1" calcext:value-type="float">
            <text:p>1</text:p>
          </table:table-cell>
          <table:table-cell office:value-type="float" office:value="322713" calcext:value-type="float">
            <text:p>322713</text:p>
          </table:table-cell>
          <table:table-cell office:value-type="float" office:value="263365" calcext:value-type="float">
            <text:p>263365</text:p>
          </table:table-cell>
          <table:table-cell table:formula="of:=([.E806]-[.F806])*100/[.E806]" office:value-type="float" office:value="18.3903344457769" calcext:value-type="float">
            <text:p>18.3903344458</text:p>
          </table:table-cell>
          <table:table-cell table:formula="of:=IF([.E806]&gt;[.F806]; 1; 0)" office:value-type="float" office:value="1" calcext:value-type="float">
            <text:p>1</text:p>
          </table:table-cell>
          <table:table-cell office:value-type="float" office:value="55984" calcext:value-type="float">
            <text:p>55984</text:p>
          </table:table-cell>
          <table:table-cell office:value-type="float" office:value="34060" calcext:value-type="float">
            <text:p>34060</text:p>
          </table:table-cell>
          <table:table-cell table:formula="of:=([.I806]-[.J806])*100/[.I806]" office:value-type="float" office:value="39.1611889111175" calcext:value-type="float">
            <text:p>39.1611889111</text:p>
          </table:table-cell>
          <table:table-cell table:formula="of:=IF([.I806]&gt;[.J806]; 1; 0)" office:value-type="float" office:value="1" calcext:value-type="float">
            <text:p>1</text:p>
          </table:table-cell>
          <table:table-cell office:value-type="float" office:value="128634" calcext:value-type="float">
            <text:p>128634</text:p>
          </table:table-cell>
          <table:table-cell office:value-type="float" office:value="99748" calcext:value-type="float">
            <text:p>99748</text:p>
          </table:table-cell>
          <table:table-cell table:formula="of:=([.M806]-[.N806])*100/[.M806]" office:value-type="float" office:value="22.4559603215324" calcext:value-type="float">
            <text:p>22.4559603215</text:p>
          </table:table-cell>
          <table:table-cell table:formula="of:=IF([.M806]&gt;[.N80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8250" calcext:value-type="float">
            <text:p>1648250</text:p>
          </table:table-cell>
          <table:table-cell office:value-type="float" office:value="1713063" calcext:value-type="float">
            <text:p>1713063</text:p>
          </table:table-cell>
          <table:table-cell table:formula="of:=([.A807]-[.B807])*100/[.A807]" office:value-type="float" office:value="-3.93223115425451" calcext:value-type="float">
            <text:p>-3.9322311543</text:p>
          </table:table-cell>
          <table:table-cell table:formula="of:=IF([.A807]&gt;[.B807]; 1; 0)" office:value-type="float" office:value="0" calcext:value-type="float">
            <text:p>0</text:p>
          </table:table-cell>
          <table:table-cell office:value-type="float" office:value="259278" calcext:value-type="float">
            <text:p>259278</text:p>
          </table:table-cell>
          <table:table-cell office:value-type="float" office:value="258871" calcext:value-type="float">
            <text:p>258871</text:p>
          </table:table-cell>
          <table:table-cell table:formula="of:=([.E807]-[.F807])*100/[.E807]" office:value-type="float" office:value="0.156974367281451" calcext:value-type="float">
            <text:p>0.1569743673</text:p>
          </table:table-cell>
          <table:table-cell table:formula="of:=IF([.E807]&gt;[.F807]; 1; 0)" office:value-type="float" office:value="1" calcext:value-type="float">
            <text:p>1</text:p>
          </table:table-cell>
          <table:table-cell office:value-type="float" office:value="32398" calcext:value-type="float">
            <text:p>32398</text:p>
          </table:table-cell>
          <table:table-cell office:value-type="float" office:value="33469" calcext:value-type="float">
            <text:p>33469</text:p>
          </table:table-cell>
          <table:table-cell table:formula="of:=([.I807]-[.J807])*100/[.I807]" office:value-type="float" office:value="-3.30575961479104" calcext:value-type="float">
            <text:p>-3.3057596148</text:p>
          </table:table-cell>
          <table:table-cell table:formula="of:=IF([.I807]&gt;[.J807]; 1; 0)" office:value-type="float" office:value="0" calcext:value-type="float">
            <text:p>0</text:p>
          </table:table-cell>
          <table:table-cell office:value-type="float" office:value="102109" calcext:value-type="float">
            <text:p>102109</text:p>
          </table:table-cell>
          <table:table-cell office:value-type="float" office:value="99464" calcext:value-type="float">
            <text:p>99464</text:p>
          </table:table-cell>
          <table:table-cell table:formula="of:=([.M807]-[.N807])*100/[.M807]" office:value-type="float" office:value="2.59036911535712" calcext:value-type="float">
            <text:p>2.5903691154</text:p>
          </table:table-cell>
          <table:table-cell table:formula="of:=IF([.M807]&gt;[.N80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8079" calcext:value-type="float">
            <text:p>1718079</text:p>
          </table:table-cell>
          <table:table-cell office:value-type="float" office:value="1655657" calcext:value-type="float">
            <text:p>1655657</text:p>
          </table:table-cell>
          <table:table-cell table:formula="of:=([.A808]-[.B808])*100/[.A808]" office:value-type="float" office:value="3.63324387295346" calcext:value-type="float">
            <text:p>3.633243873</text:p>
          </table:table-cell>
          <table:table-cell table:formula="of:=IF([.A808]&gt;[.B808]; 1; 0)" office:value-type="float" office:value="1" calcext:value-type="float">
            <text:p>1</text:p>
          </table:table-cell>
          <table:table-cell office:value-type="float" office:value="323247" calcext:value-type="float">
            <text:p>323247</text:p>
          </table:table-cell>
          <table:table-cell office:value-type="float" office:value="260714" calcext:value-type="float">
            <text:p>260714</text:p>
          </table:table-cell>
          <table:table-cell table:formula="of:=([.E808]-[.F808])*100/[.E808]" office:value-type="float" office:value="19.3452684789031" calcext:value-type="float">
            <text:p>19.3452684789</text:p>
          </table:table-cell>
          <table:table-cell table:formula="of:=IF([.E808]&gt;[.F808]; 1; 0)" office:value-type="float" office:value="1" calcext:value-type="float">
            <text:p>1</text:p>
          </table:table-cell>
          <table:table-cell office:value-type="float" office:value="55157" calcext:value-type="float">
            <text:p>55157</text:p>
          </table:table-cell>
          <table:table-cell office:value-type="float" office:value="34425" calcext:value-type="float">
            <text:p>34425</text:p>
          </table:table-cell>
          <table:table-cell table:formula="of:=([.I808]-[.J808])*100/[.I808]" office:value-type="float" office:value="37.5872509382309" calcext:value-type="float">
            <text:p>37.5872509382</text:p>
          </table:table-cell>
          <table:table-cell table:formula="of:=IF([.I808]&gt;[.J808]; 1; 0)" office:value-type="float" office:value="1" calcext:value-type="float">
            <text:p>1</text:p>
          </table:table-cell>
          <table:table-cell office:value-type="float" office:value="128740" calcext:value-type="float">
            <text:p>128740</text:p>
          </table:table-cell>
          <table:table-cell office:value-type="float" office:value="99398" calcext:value-type="float">
            <text:p>99398</text:p>
          </table:table-cell>
          <table:table-cell table:formula="of:=([.M808]-[.N808])*100/[.M808]" office:value-type="float" office:value="22.7916731396613" calcext:value-type="float">
            <text:p>22.7916731397</text:p>
          </table:table-cell>
          <table:table-cell table:formula="of:=IF([.M808]&gt;[.N80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6507" calcext:value-type="float">
            <text:p>1646507</text:p>
          </table:table-cell>
          <table:table-cell office:value-type="float" office:value="1832833" calcext:value-type="float">
            <text:p>1832833</text:p>
          </table:table-cell>
          <table:table-cell table:formula="of:=([.A809]-[.B809])*100/[.A809]" office:value-type="float" office:value="-11.3164414120317" calcext:value-type="float">
            <text:p>-11.316441412</text:p>
          </table:table-cell>
          <table:table-cell table:formula="of:=IF([.A809]&gt;[.B809]; 1; 0)" office:value-type="float" office:value="0" calcext:value-type="float">
            <text:p>0</text:p>
          </table:table-cell>
          <table:table-cell office:value-type="float" office:value="262628" calcext:value-type="float">
            <text:p>262628</text:p>
          </table:table-cell>
          <table:table-cell office:value-type="float" office:value="262644" calcext:value-type="float">
            <text:p>262644</text:p>
          </table:table-cell>
          <table:table-cell table:formula="of:=([.E809]-[.F809])*100/[.E809]" office:value-type="float" office:value="-0.00609226738961573" calcext:value-type="float">
            <text:p>-0.0060922674</text:p>
          </table:table-cell>
          <table:table-cell table:formula="of:=IF([.E809]&gt;[.F809]; 1; 0)" office:value-type="float" office:value="0" calcext:value-type="float">
            <text:p>0</text:p>
          </table:table-cell>
          <table:table-cell office:value-type="float" office:value="32834" calcext:value-type="float">
            <text:p>32834</text:p>
          </table:table-cell>
          <table:table-cell office:value-type="float" office:value="33808" calcext:value-type="float">
            <text:p>33808</text:p>
          </table:table-cell>
          <table:table-cell table:formula="of:=([.I809]-[.J809])*100/[.I809]" office:value-type="float" office:value="-2.96643722970092" calcext:value-type="float">
            <text:p>-2.9664372297</text:p>
          </table:table-cell>
          <table:table-cell table:formula="of:=IF([.I809]&gt;[.J809]; 1; 0)" office:value-type="float" office:value="0" calcext:value-type="float">
            <text:p>0</text:p>
          </table:table-cell>
          <table:table-cell office:value-type="float" office:value="101591" calcext:value-type="float">
            <text:p>101591</text:p>
          </table:table-cell>
          <table:table-cell office:value-type="float" office:value="99886" calcext:value-type="float">
            <text:p>99886</text:p>
          </table:table-cell>
          <table:table-cell table:formula="of:=([.M809]-[.N809])*100/[.M809]" office:value-type="float" office:value="1.67829827445345" calcext:value-type="float">
            <text:p>1.6782982745</text:p>
          </table:table-cell>
          <table:table-cell table:formula="of:=IF([.M809]&gt;[.N809]; 1; 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% of time performance was improved</text:p>
          </table:table-cell>
          <table:table-cell table:number-columns-repeated="2"/>
          <table:table-cell table:formula="of:=SUM([.D1:.D809])*100/COUNT([.D1:.D809])" office:value-type="float" office:value="77.8465346534653" calcext:value-type="float">
            <text:p>77.8465346535</text:p>
          </table:table-cell>
          <table:table-cell table:number-columns-repeated="3"/>
          <table:table-cell table:formula="of:=SUM([.H1:.H809])*100/COUNT([.H1:.H809])" office:value-type="float" office:value="89.2326732673267" calcext:value-type="float">
            <text:p>89.2326732673</text:p>
          </table:table-cell>
          <table:table-cell table:number-columns-repeated="3"/>
          <table:table-cell table:formula="of:=SUM([.L1:.L809])*100/COUNT([.L1:.L809])" office:value-type="float" office:value="87.0049504950495" calcext:value-type="float">
            <text:p>87.004950495</text:p>
          </table:table-cell>
          <table:table-cell table:number-columns-repeated="3"/>
          <table:table-cell table:formula="of:=SUM([.P1:.P809])*100/COUNT([.P1:.P809])" office:value-type="float" office:value="94.9257425742574" calcext:value-type="float">
            <text:p>94.9257425743</text:p>
          </table:table-cell>
        </table:table-row>
        <table:table-row table:style-name="ro1">
          <table:table-cell table:style-name="ce1" office:value-type="string" calcext:value-type="string">
            <text:p>Average % improvement</text:p>
          </table:table-cell>
          <table:table-cell/>
          <table:table-cell table:formula="of:=AVERAGE([.C2:.C810])" office:value-type="float" office:value="12.6368567665536" calcext:value-type="float">
            <text:p>12.6368567666</text:p>
          </table:table-cell>
          <table:table-cell table:number-columns-repeated="3"/>
          <table:table-cell table:formula="of:=AVERAGE([.G2:.G810])" office:value-type="float" office:value="15.6376043077498" calcext:value-type="float">
            <text:p>15.6376043077</text:p>
          </table:table-cell>
          <table:table-cell table:number-columns-repeated="3"/>
          <table:table-cell table:formula="of:=AVERAGE([.K2:.K810])" office:value-type="float" office:value="20.9761560505385" calcext:value-type="float">
            <text:p>20.9761560505</text:p>
          </table:table-cell>
          <table:table-cell table:number-columns-repeated="3"/>
          <table:table-cell table:formula="of:=AVERAGE([.O2:.O810])" office:value-type="float" office:value="15.9080586873002" calcext:value-type="float">
            <text:p>15.908058687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0/00/0000</text:date>, <text:time style:data-style-name="N2" text:time-value="14:51:18.6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Hanna</meta:initial-creator>
    <meta:creation-date>2015-08-12T12:46:17.787000000</meta:creation-date>
    <dc:date>2015-08-12T14:52:51.107000000</dc:date>
    <dc:creator>Jon Hanna</dc:creator>
    <meta:editing-duration>PT1H16M11S</meta:editing-duration>
    <meta:editing-cycles>2</meta:editing-cycles>
    <meta:generator>LibreOffice/5.0.0.5$Windows_X86_64 LibreOffice_project/1b1a90865e348b492231e1c451437d7a15bb262b</meta:generator>
    <meta:document-statistic meta:table-count="1" meta:cell-count="12950" meta:object-count="0"/>
  </office:meta>
</office:document-meta>
</file>